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06cm"/>
    </style:style>
    <style:style style:name="co2" style:family="table-column">
      <style:table-column-properties fo:break-before="auto" style:column-width="3.276cm"/>
    </style:style>
    <style:style style:name="co3" style:family="table-column">
      <style:table-column-properties fo:break-before="auto" style:column-width="1.452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3.385cm"/>
    </style:style>
    <style:style style:name="co6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3.249cm"/>
    </style:style>
    <style:style style:name="co8" style:family="table-column">
      <style:table-column-properties fo:break-before="auto" style:column-width="3.575cm"/>
    </style:style>
    <style:style style:name="co9" style:family="table-column">
      <style:table-column-properties fo:break-before="auto" style:column-width="1.261cm"/>
    </style:style>
    <style:style style:name="co10" style:family="table-column">
      <style:table-column-properties fo:break-before="auto" style:column-width="0.907cm"/>
    </style:style>
    <style:style style:name="co11" style:family="table-column">
      <style:table-column-properties fo:break-before="auto" style:column-width="2.432cm"/>
    </style:style>
    <style:style style:name="co12" style:family="table-column">
      <style:table-column-properties fo:break-before="auto" style:column-width="1.859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time (s)</text:p>
          </table:table-cell>
          <table:table-cell office:value-type="string" calcext:value-type="string">
            <text:p>dist (true)</text:p>
          </table:table-cell>
          <table:table-cell office:value-type="string" calcext:value-type="string">
            <text:p>RSSI 1</text:p>
          </table:table-cell>
          <table:table-cell office:value-type="string" calcext:value-type="string">
            <text:p>median 1</text:p>
          </table:table-cell>
          <table:table-cell office:value-type="string" calcext:value-type="string">
            <text:p>low pass 1</text:p>
          </table:table-cell>
          <table:table-cell office:value-type="string" calcext:value-type="string">
            <text:p>dist est 1</text:p>
          </table:table-cell>
          <table:table-cell office:value-type="string" calcext:value-type="string">
            <text:p>RSSI 2</text:p>
          </table:table-cell>
          <table:table-cell office:value-type="string" calcext:value-type="string">
            <text:p>median 2</text:p>
          </table:table-cell>
          <table:table-cell office:value-type="string" calcext:value-type="string">
            <text:p>low pass 2</text:p>
          </table:table-cell>
          <table:table-cell office:value-type="string" calcext:value-type="string">
            <text:p>dist est 2</text:p>
          </table:table-cell>
          <table:table-cell office:value-type="string" calcext:value-type="string">
            <text:p>RSSI 3</text:p>
          </table:table-cell>
          <table:table-cell office:value-type="string" calcext:value-type="string">
            <text:p>median 3</text:p>
          </table:table-cell>
          <table:table-cell office:value-type="string" calcext:value-type="string">
            <text:p>low pass 3</text:p>
          </table:table-cell>
          <table:table-cell office:value-type="string" calcext:value-type="string">
            <text:p>dist est 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: -49</text:p>
          </table:table-cell>
          <table:table-cell office:value-type="string" calcext:value-type="string">
            <text:p>n: 3</text:p>
          </table:table-cell>
          <table:table-cell office:value-type="string" calcext:value-type="string">
            <text:p>window len: 5</text:p>
          </table:table-cell>
          <table:table-cell office:value-type="string" calcext:value-type="string">
            <text:p>alpha: 0.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7.6137001319099" calcext:value-type="float">
            <text:p>17.6137001319099</text:p>
          </table:table-cell>
          <table:table-cell office:value-type="float" office:value="-92" calcext:value-type="float">
            <text:p>-92</text:p>
          </table:table-cell>
          <table:table-cell table:number-columns-repeated="2" office:value-type="float" office:value="-94" calcext:value-type="float">
            <text:p>-94</text:p>
          </table:table-cell>
          <table:table-cell office:value-type="float" office:value="31.6227766016838" calcext:value-type="float">
            <text:p>31.6227766016838</text:p>
          </table:table-cell>
          <table:table-cell office:value-type="float" office:value="-90" calcext:value-type="float">
            <text:p>-90</text:p>
          </table:table-cell>
          <table:table-cell table:number-columns-repeated="2" office:value-type="float" office:value="-89" calcext:value-type="float">
            <text:p>-89</text:p>
          </table:table-cell>
          <table:table-cell office:value-type="float" office:value="21.5443469003188" calcext:value-type="float">
            <text:p>21.5443469003188</text:p>
          </table:table-cell>
          <table:table-cell table:number-columns-repeated="3" office:value-type="float" office:value="-91" calcext:value-type="float">
            <text:p>-91</text:p>
          </table:table-cell>
          <table:table-cell office:value-type="float" office:value="25.1188643150958" calcext:value-type="float">
            <text:p>25.1188643150958</text:p>
          </table:table-cell>
          <table:table-cell office:value-type="float" office:value="-105.215314396407" calcext:value-type="float">
            <text:p>-105.215314396407</text:p>
          </table:table-cell>
          <table:table-cell office:value-type="float" office:value="-243.594143926692" calcext:value-type="float">
            <text:p>-243.594143926692</text:p>
          </table:table-cell>
          <table:table-cell office:value-type="float" office:value="-263.935555862783" calcext:value-type="float">
            <text:p>-263.935555862783</text:p>
          </table:table-cell>
          <table:table-cell table:number-columns-repeated="4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7.6137001319099" calcext:value-type="float">
            <text:p>17.6137001319099</text:p>
          </table:table-cell>
          <table:table-cell table:number-columns-repeated="3" office:value-type="float" office:value="-94" calcext:value-type="float">
            <text:p>-94</text:p>
          </table:table-cell>
          <table:table-cell office:value-type="float" office:value="31.6227766016838" calcext:value-type="float">
            <text:p>31.6227766016838</text:p>
          </table:table-cell>
          <table:table-cell office:value-type="float" office:value="-90" calcext:value-type="float">
            <text:p>-90</text:p>
          </table:table-cell>
          <table:table-cell table:number-columns-repeated="2" office:value-type="float" office:value="-89" calcext:value-type="float">
            <text:p>-89</text:p>
          </table:table-cell>
          <table:table-cell office:value-type="float" office:value="21.5443469003188" calcext:value-type="float">
            <text:p>21.5443469003188</text:p>
          </table:table-cell>
          <table:table-cell table:number-columns-repeated="3" office:value-type="float" office:value="-91" calcext:value-type="float">
            <text:p>-91</text:p>
          </table:table-cell>
          <table:table-cell office:value-type="float" office:value="25.1188643150958" calcext:value-type="float">
            <text:p>25.1188643150958</text:p>
          </table:table-cell>
          <table:table-cell office:value-type="float" office:value="-105.215314396407" calcext:value-type="float">
            <text:p>-105.215314396407</text:p>
          </table:table-cell>
          <table:table-cell office:value-type="float" office:value="-243.594143926692" calcext:value-type="float">
            <text:p>-243.594143926692</text:p>
          </table:table-cell>
          <table:table-cell office:value-type="float" office:value="-263.935555862783" calcext:value-type="float">
            <text:p>-263.935555862783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7.6136703921524" calcext:value-type="float">
            <text:p>17.6136703921524</text:p>
          </table:table-cell>
          <table:table-cell office:value-type="float" office:value="-95" calcext:value-type="float">
            <text:p>-95</text:p>
          </table:table-cell>
          <table:table-cell table:number-columns-repeated="2" office:value-type="float" office:value="-94" calcext:value-type="float">
            <text:p>-94</text:p>
          </table:table-cell>
          <table:table-cell office:value-type="float" office:value="31.6227766016838" calcext:value-type="float">
            <text:p>31.6227766016838</text:p>
          </table:table-cell>
          <table:table-cell table:number-columns-repeated="3" office:value-type="float" office:value="-89" calcext:value-type="float">
            <text:p>-89</text:p>
          </table:table-cell>
          <table:table-cell office:value-type="float" office:value="21.5443469003188" calcext:value-type="float">
            <text:p>21.5443469003188</text:p>
          </table:table-cell>
          <table:table-cell table:number-columns-repeated="2" office:value-type="float" office:value="-92" calcext:value-type="float">
            <text:p>-92</text:p>
          </table:table-cell>
          <table:table-cell office:value-type="float" office:value="-91.5" calcext:value-type="float">
            <text:p>-91.5</text:p>
          </table:table-cell>
          <table:table-cell office:value-type="float" office:value="26.1015721568254" calcext:value-type="float">
            <text:p>26.1015721568254</text:p>
          </table:table-cell>
          <table:table-cell office:value-type="float" office:value="-59.4564738711628" calcext:value-type="float">
            <text:p>-59.4564738711628</text:p>
          </table:table-cell>
          <table:table-cell office:value-type="float" office:value="-243.594143926692" calcext:value-type="float">
            <text:p>-243.594143926692</text:p>
          </table:table-cell>
          <table:table-cell office:value-type="float" office:value="-249.252457460812" calcext:value-type="float">
            <text:p>-249.252457460812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7.6137190363216" calcext:value-type="float">
            <text:p>17.6137190363216</text:p>
          </table:table-cell>
          <table:table-cell office:value-type="float" office:value="-95" calcext:value-type="float">
            <text:p>-95</text:p>
          </table:table-cell>
          <table:table-cell table:number-columns-repeated="2" office:value-type="float" office:value="-94" calcext:value-type="float">
            <text:p>-94</text:p>
          </table:table-cell>
          <table:table-cell office:value-type="float" office:value="31.6227766016838" calcext:value-type="float">
            <text:p>31.6227766016838</text:p>
          </table:table-cell>
          <table:table-cell table:number-columns-repeated="3" office:value-type="float" office:value="-89" calcext:value-type="float">
            <text:p>-89</text:p>
          </table:table-cell>
          <table:table-cell office:value-type="float" office:value="21.5443469003188" calcext:value-type="float">
            <text:p>21.5443469003188</text:p>
          </table:table-cell>
          <table:table-cell office:value-type="float" office:value="-92" calcext:value-type="float">
            <text:p>-92</text:p>
          </table:table-cell>
          <table:table-cell office:value-type="float" office:value="-91" calcext:value-type="float">
            <text:p>-91</text:p>
          </table:table-cell>
          <table:table-cell office:value-type="float" office:value="-91.25" calcext:value-type="float">
            <text:p>-91.25</text:p>
          </table:table-cell>
          <table:table-cell office:value-type="float" office:value="25.6055042797048" calcext:value-type="float">
            <text:p>25.6055042797048</text:p>
          </table:table-cell>
          <table:table-cell office:value-type="float" office:value="-82.7748553620559" calcext:value-type="float">
            <text:p>-82.7748553620559</text:p>
          </table:table-cell>
          <table:table-cell office:value-type="float" office:value="-243.594143926692" calcext:value-type="float">
            <text:p>-243.594143926692</text:p>
          </table:table-cell>
          <table:table-cell office:value-type="float" office:value="-255.819060949865" calcext:value-type="float">
            <text:p>-255.81906094986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.6136109155756" calcext:value-type="float">
            <text:p>17.6136109155756</text:p>
          </table:table-cell>
          <table:table-cell table:number-columns-repeated="3" office:value-type="float" office:value="-94" calcext:value-type="float">
            <text:p>-94</text:p>
          </table:table-cell>
          <table:table-cell office:value-type="float" office:value="31.6227766016838" calcext:value-type="float">
            <text:p>31.6227766016838</text:p>
          </table:table-cell>
          <table:table-cell office:value-type="float" office:value="-89" calcext:value-type="float">
            <text:p>-89</text:p>
          </table:table-cell>
          <table:table-cell office:value-type="float" office:value="-90" calcext:value-type="float">
            <text:p>-90</text:p>
          </table:table-cell>
          <table:table-cell office:value-type="float" office:value="-89.5" calcext:value-type="float">
            <text:p>-89.5</text:p>
          </table:table-cell>
          <table:table-cell office:value-type="float" office:value="22.3872113856834" calcext:value-type="float">
            <text:p>22.3872113856834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1.125" calcext:value-type="float">
            <text:p>-91.125</text:p>
          </table:table-cell>
          <table:table-cell office:value-type="float" office:value="25.3610170876783" calcext:value-type="float">
            <text:p>25.3610170876783</text:p>
          </table:table-cell>
          <table:table-cell office:value-type="float" office:value="-110.015739663242" calcext:value-type="float">
            <text:p>-110.015739663242</text:p>
          </table:table-cell>
          <table:table-cell office:value-type="float" office:value="-226.763075623967" calcext:value-type="float">
            <text:p>-226.763075623967</text:p>
          </table:table-cell>
          <table:table-cell office:value-type="float" office:value="-250.521574796942" calcext:value-type="float">
            <text:p>-250.521574796942</text:p>
          </table:table-cell>
          <table:table-cell table:number-columns-repeated="4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7.6135325330708" calcext:value-type="float">
            <text:p>17.6135325330708</text:p>
          </table:table-cell>
          <table:table-cell office:value-type="float" office:value="-92" calcext:value-type="float">
            <text:p>-92</text:p>
          </table:table-cell>
          <table:table-cell office:value-type="float" office:value="-93" calcext:value-type="float">
            <text:p>-93</text:p>
          </table:table-cell>
          <table:table-cell office:value-type="float" office:value="-93.5" calcext:value-type="float">
            <text:p>-93.5</text:p>
          </table:table-cell>
          <table:table-cell office:value-type="float" office:value="30.4321988710772" calcext:value-type="float">
            <text:p>30.4321988710772</text:p>
          </table:table-cell>
          <table:table-cell office:value-type="float" office:value="-89" calcext:value-type="float">
            <text:p>-89</text:p>
          </table:table-cell>
          <table:table-cell office:value-type="float" office:value="-90" calcext:value-type="float">
            <text:p>-90</text:p>
          </table:table-cell>
          <table:table-cell office:value-type="float" office:value="-89.75" calcext:value-type="float">
            <text:p>-89.75</text:p>
          </table:table-cell>
          <table:table-cell office:value-type="float" office:value="22.8209297106745" calcext:value-type="float">
            <text:p>22.8209297106745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1.0625" calcext:value-type="float">
            <text:p>-91.0625</text:p>
          </table:table-cell>
          <table:table-cell office:value-type="float" office:value="25.2396502970666" calcext:value-type="float">
            <text:p>25.2396502970666</text:p>
          </table:table-cell>
          <table:table-cell office:value-type="float" office:value="-88.6109285715925" calcext:value-type="float">
            <text:p>-88.6109285715925</text:p>
          </table:table-cell>
          <table:table-cell office:value-type="float" office:value="-184.268134213294" calcext:value-type="float">
            <text:p>-184.268134213294</text:p>
          </table:table-cell>
          <table:table-cell office:value-type="float" office:value="-202.663347648808" calcext:value-type="float">
            <text:p>-202.663347648808</text:p>
          </table:table-cell>
          <table:table-cell table:number-columns-repeated="4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7.6134541508763" calcext:value-type="float">
            <text:p>17.6134541508763</text:p>
          </table:table-cell>
          <table:table-cell office:value-type="float" office:value="-94" calcext:value-type="float">
            <text:p>-94</text:p>
          </table:table-cell>
          <table:table-cell office:value-type="float" office:value="-93" calcext:value-type="float">
            <text:p>-93</text:p>
          </table:table-cell>
          <table:table-cell office:value-type="float" office:value="-93.25" calcext:value-type="float">
            <text:p>-93.25</text:p>
          </table:table-cell>
          <table:table-cell office:value-type="float" office:value="29.8538261891796" calcext:value-type="float">
            <text:p>29.8538261891796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89.875" calcext:value-type="float">
            <text:p>-89.875</text:p>
          </table:table-cell>
          <table:table-cell office:value-type="float" office:value="23.0409297605585" calcext:value-type="float">
            <text:p>23.0409297605585</text:p>
          </table:table-cell>
          <table:table-cell office:value-type="float" office:value="-92" calcext:value-type="float">
            <text:p>-92</text:p>
          </table:table-cell>
          <table:table-cell office:value-type="float" office:value="-91" calcext:value-type="float">
            <text:p>-91</text:p>
          </table:table-cell>
          <table:table-cell office:value-type="float" office:value="-91.03125" calcext:value-type="float">
            <text:p>-91.03125</text:p>
          </table:table-cell>
          <table:table-cell office:value-type="float" office:value="25.1791848790322" calcext:value-type="float">
            <text:p>25.1791848790322</text:p>
          </table:table-cell>
          <table:table-cell office:value-type="float" office:value="-79.0049246512015" calcext:value-type="float">
            <text:p>-79.0049246512015</text:p>
          </table:table-cell>
          <table:table-cell office:value-type="float" office:value="-163.83295177398" calcext:value-type="float">
            <text:p>-163.83295177398</text:p>
          </table:table-cell>
          <table:table-cell office:value-type="float" office:value="-179.89558065119" calcext:value-type="float">
            <text:p>-179.89558065119</text:p>
          </table:table-cell>
          <table:table-cell table:number-columns-repeated="4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7.6134541508763" calcext:value-type="float">
            <text:p>17.6134541508763</text:p>
          </table:table-cell>
          <table:table-cell office:value-type="float" office:value="-94" calcext:value-type="float">
            <text:p>-94</text:p>
          </table:table-cell>
          <table:table-cell office:value-type="float" office:value="-93" calcext:value-type="float">
            <text:p>-93</text:p>
          </table:table-cell>
          <table:table-cell office:value-type="float" office:value="-93.125" calcext:value-type="float">
            <text:p>-93.125</text:p>
          </table:table-cell>
          <table:table-cell office:value-type="float" office:value="29.5687750510919" calcext:value-type="float">
            <text:p>29.5687750510919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89.9375" calcext:value-type="float">
            <text:p>-89.9375</text:p>
          </table:table-cell>
          <table:table-cell office:value-type="float" office:value="23.1517238351527" calcext:value-type="float">
            <text:p>23.1517238351527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1.015625" calcext:value-type="float">
            <text:p>-91.015625</text:p>
          </table:table-cell>
          <table:table-cell office:value-type="float" office:value="25.14900651201" calcext:value-type="float">
            <text:p>25.14900651201</text:p>
          </table:table-cell>
          <table:table-cell office:value-type="float" office:value="-74.4658172379684" calcext:value-type="float">
            <text:p>-74.4658172379684</text:p>
          </table:table-cell>
          <table:table-cell office:value-type="float" office:value="-153.807337037679" calcext:value-type="float">
            <text:p>-153.807337037679</text:p>
          </table:table-cell>
          <table:table-cell office:value-type="float" office:value="-168.783211357166" calcext:value-type="float">
            <text:p>-168.783211357166</text:p>
          </table:table-cell>
          <table:table-cell table:number-columns-repeated="4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7.6134541508763" calcext:value-type="float">
            <text:p>17.6134541508763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3.0625" calcext:value-type="float">
            <text:p>-93.0625</text:p>
          </table:table-cell>
          <table:table-cell office:value-type="float" office:value="29.4272717620928" calcext:value-type="float">
            <text:p>29.4272717620928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89.96875" calcext:value-type="float">
            <text:p>-89.96875</text:p>
          </table:table-cell>
          <table:table-cell office:value-type="float" office:value="23.2073204982948" calcext:value-type="float">
            <text:p>23.2073204982948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1.0078125" calcext:value-type="float">
            <text:p>-91.0078125</text:p>
          </table:table-cell>
          <table:table-cell office:value-type="float" office:value="25.1339308950001" calcext:value-type="float">
            <text:p>25.1339308950001</text:p>
          </table:table-cell>
          <table:table-cell office:value-type="float" office:value="-72.2610115208527" calcext:value-type="float">
            <text:p>-72.2610115208527</text:p>
          </table:table-cell>
          <table:table-cell office:value-type="float" office:value="-148.841181204315" calcext:value-type="float">
            <text:p>-148.841181204315</text:p>
          </table:table-cell>
          <table:table-cell office:value-type="float" office:value="-163.292534775491" calcext:value-type="float">
            <text:p>-163.29253477549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.6133858168349" calcext:value-type="float">
            <text:p>17.6133858168349</text:p>
          </table:table-cell>
          <table:table-cell office:value-type="float" office:value="-93" calcext:value-type="float">
            <text:p>-93</text:p>
          </table:table-cell>
          <table:table-cell office:value-type="float" office:value="-94" calcext:value-type="float">
            <text:p>-94</text:p>
          </table:table-cell>
          <table:table-cell office:value-type="float" office:value="-93.53125" calcext:value-type="float">
            <text:p>-93.53125</text:p>
          </table:table-cell>
          <table:table-cell office:value-type="float" office:value="30.5052789026703" calcext:value-type="float">
            <text:p>30.5052789026703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89.984375" calcext:value-type="float">
            <text:p>-89.984375</text:p>
          </table:table-cell>
          <table:table-cell office:value-type="float" office:value="23.2351688761329" calcext:value-type="float">
            <text:p>23.2351688761329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1.00390625" calcext:value-type="float">
            <text:p>-91.00390625</text:p>
          </table:table-cell>
          <table:table-cell office:value-type="float" office:value="25.1263964757484" calcext:value-type="float">
            <text:p>25.1263964757484</text:p>
          </table:table-cell>
          <table:table-cell office:value-type="float" office:value="-104.130075787048" calcext:value-type="float">
            <text:p>-104.130075787048</text:p>
          </table:table-cell>
          <table:table-cell office:value-type="float" office:value="-177.620440103311" calcext:value-type="float">
            <text:p>-177.620440103311</text:p>
          </table:table-cell>
          <table:table-cell office:value-type="float" office:value="-204.074782966167" calcext:value-type="float">
            <text:p>-204.074782966167</text:p>
          </table:table-cell>
          <table:table-cell table:number-columns-repeated="4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7.6133074351229" calcext:value-type="float">
            <text:p>17.6133074351229</text:p>
          </table:table-cell>
          <table:table-cell office:value-type="float" office:value="-93" calcext:value-type="float">
            <text:p>-93</text:p>
          </table:table-cell>
          <table:table-cell office:value-type="float" office:value="-94" calcext:value-type="float">
            <text:p>-94</text:p>
          </table:table-cell>
          <table:table-cell office:value-type="float" office:value="-93.765625" calcext:value-type="float">
            <text:p>-93.765625</text:p>
          </table:table-cell>
          <table:table-cell office:value-type="float" office:value="31.059002236247" calcext:value-type="float">
            <text:p>31.059002236247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89.9921875" calcext:value-type="float">
            <text:p>-89.9921875</text:p>
          </table:table-cell>
          <table:table-cell office:value-type="float" office:value="23.2491055941337" calcext:value-type="float">
            <text:p>23.2491055941337</text:p>
          </table:table-cell>
          <table:table-cell office:value-type="float" office:value="-92" calcext:value-type="float">
            <text:p>-92</text:p>
          </table:table-cell>
          <table:table-cell office:value-type="float" office:value="-91" calcext:value-type="float">
            <text:p>-91</text:p>
          </table:table-cell>
          <table:table-cell office:value-type="float" office:value="-91.001953125" calcext:value-type="float">
            <text:p>-91.001953125</text:p>
          </table:table-cell>
          <table:table-cell office:value-type="float" office:value="25.1226301131395" calcext:value-type="float">
            <text:p>25.1226301131395</text:p>
          </table:table-cell>
          <table:table-cell office:value-type="float" office:value="-120.920995908134" calcext:value-type="float">
            <text:p>-120.920995908134</text:p>
          </table:table-cell>
          <table:table-cell office:value-type="float" office:value="-192.821231356372" calcext:value-type="float">
            <text:p>-192.821231356372</text:p>
          </table:table-cell>
          <table:table-cell office:value-type="float" office:value="-225.916040541396" calcext:value-type="float">
            <text:p>-225.916040541396</text:p>
          </table:table-cell>
          <table:table-cell table:number-columns-repeated="4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7.6134344634932" calcext:value-type="float">
            <text:p>17.6134344634932</text:p>
          </table:table-cell>
          <table:table-cell office:value-type="float" office:value="-95" calcext:value-type="float">
            <text:p>-95</text:p>
          </table:table-cell>
          <table:table-cell office:value-type="float" office:value="-94" calcext:value-type="float">
            <text:p>-94</text:p>
          </table:table-cell>
          <table:table-cell office:value-type="float" office:value="-93.8828125" calcext:value-type="float">
            <text:p>-93.8828125</text:p>
          </table:table-cell>
          <table:table-cell office:value-type="float" office:value="31.3396217141822" calcext:value-type="float">
            <text:p>31.3396217141822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89.99609375" calcext:value-type="float">
            <text:p>-89.99609375</text:p>
          </table:table-cell>
          <table:table-cell office:value-type="float" office:value="23.2560770875965" calcext:value-type="float">
            <text:p>23.2560770875965</text:p>
          </table:table-cell>
          <table:table-cell office:value-type="float" office:value="-88" calcext:value-type="float">
            <text:p>-88</text:p>
          </table:table-cell>
          <table:table-cell office:value-type="float" office:value="-91" calcext:value-type="float">
            <text:p>-91</text:p>
          </table:table-cell>
          <table:table-cell office:value-type="float" office:value="-91.0009765625" calcext:value-type="float">
            <text:p>-91.0009765625</text:p>
          </table:table-cell>
          <table:table-cell office:value-type="float" office:value="25.1207471435523" calcext:value-type="float">
            <text:p>25.1207471435523</text:p>
          </table:table-cell>
          <table:table-cell office:value-type="float" office:value="-129.539684426397" calcext:value-type="float">
            <text:p>-129.539684426397</text:p>
          </table:table-cell>
          <table:table-cell office:value-type="float" office:value="-200.633076219912" calcext:value-type="float">
            <text:p>-200.633076219912</text:p>
          </table:table-cell>
          <table:table-cell office:value-type="float" office:value="-237.193840613192" calcext:value-type="float">
            <text:p>-237.193840613192</text:p>
          </table:table-cell>
          <table:table-cell table:number-columns-repeated="4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7.6135128452989" calcext:value-type="float">
            <text:p>17.6135128452989</text:p>
          </table:table-cell>
          <table:table-cell table:number-columns-repeated="2" office:value-type="float" office:value="-94" calcext:value-type="float">
            <text:p>-94</text:p>
          </table:table-cell>
          <table:table-cell office:value-type="float" office:value="-93.94140625" calcext:value-type="float">
            <text:p>-93.94140625</text:p>
          </table:table-cell>
          <table:table-cell office:value-type="float" office:value="31.480880804845" calcext:value-type="float">
            <text:p>31.480880804845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89.998046875" calcext:value-type="float">
            <text:p>-89.998046875</text:p>
          </table:table-cell>
          <table:table-cell office:value-type="float" office:value="23.2595636182176" calcext:value-type="float">
            <text:p>23.2595636182176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1.00048828125" calcext:value-type="float">
            <text:p>-91.00048828125</text:p>
          </table:table-cell>
          <table:table-cell office:value-type="float" office:value="25.1198057116834" calcext:value-type="float">
            <text:p>25.1198057116834</text:p>
          </table:table-cell>
          <table:table-cell office:value-type="float" office:value="-133.906016183058" calcext:value-type="float">
            <text:p>-133.906016183058</text:p>
          </table:table-cell>
          <table:table-cell office:value-type="float" office:value="-204.592980244977" calcext:value-type="float">
            <text:p>-204.592980244977</text:p>
          </table:table-cell>
          <table:table-cell office:value-type="float" office:value="-242.922024482641" calcext:value-type="float">
            <text:p>-242.922024482641</text:p>
          </table:table-cell>
          <table:table-cell table:number-columns-repeated="4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7.6135128452989" calcext:value-type="float">
            <text:p>17.6135128452989</text:p>
          </table:table-cell>
          <table:table-cell table:number-columns-repeated="2" office:value-type="float" office:value="-94" calcext:value-type="float">
            <text:p>-94</text:p>
          </table:table-cell>
          <table:table-cell office:value-type="float" office:value="-93.970703125" calcext:value-type="float">
            <text:p>-93.970703125</text:p>
          </table:table-cell>
          <table:table-cell office:value-type="float" office:value="31.5517489359283" calcext:value-type="float">
            <text:p>31.5517489359283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89.9990234375" calcext:value-type="float">
            <text:p>-89.9990234375</text:p>
          </table:table-cell>
          <table:table-cell office:value-type="float" office:value="23.2613070795348" calcext:value-type="float">
            <text:p>23.2613070795348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1.000244140625" calcext:value-type="float">
            <text:p>-91.000244140625</text:p>
          </table:table-cell>
          <table:table-cell office:value-type="float" office:value="25.1193350089795" calcext:value-type="float">
            <text:p>25.1193350089795</text:p>
          </table:table-cell>
          <table:table-cell office:value-type="float" office:value="-136.103578986523" calcext:value-type="float">
            <text:p>-136.103578986523</text:p>
          </table:table-cell>
          <table:table-cell office:value-type="float" office:value="-206.586569939742" calcext:value-type="float">
            <text:p>-206.586569939742</text:p>
          </table:table-cell>
          <table:table-cell office:value-type="float" office:value="-245.808467438024" calcext:value-type="float">
            <text:p>-245.80846743802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135128452989" calcext:value-type="float">
            <text:p>17.6135128452989</text:p>
          </table:table-cell>
          <table:table-cell table:number-columns-repeated="2" office:value-type="float" office:value="-94" calcext:value-type="float">
            <text:p>-94</text:p>
          </table:table-cell>
          <table:table-cell office:value-type="float" office:value="-93.9853515625" calcext:value-type="float">
            <text:p>-93.9853515625</text:p>
          </table:table-cell>
          <table:table-cell office:value-type="float" office:value="31.5872428045449" calcext:value-type="float">
            <text:p>31.5872428045449</text:p>
          </table:table-cell>
          <table:table-cell office:value-type="float" office:value="-90" calcext:value-type="float">
            <text:p>-90</text:p>
          </table:table-cell>
          <table:table-cell office:value-type="float" office:value="-89" calcext:value-type="float">
            <text:p>-89</text:p>
          </table:table-cell>
          <table:table-cell office:value-type="float" office:value="-89.49951171875" calcext:value-type="float">
            <text:p>-89.49951171875</text:p>
          </table:table-cell>
          <table:table-cell office:value-type="float" office:value="22.3863723965349" calcext:value-type="float">
            <text:p>22.3863723965349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1.0001220703125" calcext:value-type="float">
            <text:p>-91.0001220703125</text:p>
          </table:table-cell>
          <table:table-cell office:value-type="float" office:value="25.1190996609351" calcext:value-type="float">
            <text:p>25.1190996609351</text:p>
          </table:table-cell>
          <table:table-cell office:value-type="float" office:value="-120.024793390252" calcext:value-type="float">
            <text:p>-120.024793390252</text:p>
          </table:table-cell>
          <table:table-cell office:value-type="float" office:value="-225.759199507697" calcext:value-type="float">
            <text:p>-225.759199507697</text:p>
          </table:table-cell>
          <table:table-cell office:value-type="float" office:value="-254.185902933706" calcext:value-type="float">
            <text:p>-254.185902933706</text:p>
          </table:table-cell>
          <table:table-cell table:number-columns-repeated="4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17.6136298248749" calcext:value-type="float">
            <text:p>17.6136298248749</text:p>
          </table:table-cell>
          <table:table-cell office:value-type="float" office:value="-95" calcext:value-type="float">
            <text:p>-95</text:p>
          </table:table-cell>
          <table:table-cell office:value-type="float" office:value="-94" calcext:value-type="float">
            <text:p>-94</text:p>
          </table:table-cell>
          <table:table-cell office:value-type="float" office:value="-93.99267578125" calcext:value-type="float">
            <text:p>-93.99267578125</text:p>
          </table:table-cell>
          <table:table-cell office:value-type="float" office:value="31.6050047092429" calcext:value-type="float">
            <text:p>31.6050047092429</text:p>
          </table:table-cell>
          <table:table-cell office:value-type="float" office:value="-90" calcext:value-type="float">
            <text:p>-90</text:p>
          </table:table-cell>
          <table:table-cell office:value-type="float" office:value="-89" calcext:value-type="float">
            <text:p>-89</text:p>
          </table:table-cell>
          <table:table-cell office:value-type="float" office:value="-89.249755859375" calcext:value-type="float">
            <text:p>-89.249755859375</text:p>
          </table:table-cell>
          <table:table-cell office:value-type="float" office:value="21.9613244762394" calcext:value-type="float">
            <text:p>21.9613244762394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1.0000610351563" calcext:value-type="float">
            <text:p>-91.0000610351563</text:p>
          </table:table-cell>
          <table:table-cell office:value-type="float" office:value="25.1189819877399" calcext:value-type="float">
            <text:p>25.1189819877399</text:p>
          </table:table-cell>
          <table:table-cell office:value-type="float" office:value="-112.467402701855" calcext:value-type="float">
            <text:p>-112.467402701855</text:p>
          </table:table-cell>
          <table:table-cell office:value-type="float" office:value="-234.83752269118" calcext:value-type="float">
            <text:p>-234.83752269118</text:p>
          </table:table-cell>
          <table:table-cell office:value-type="float" office:value="-258.927024149971" calcext:value-type="float">
            <text:p>-258.927024149971</text:p>
          </table:table-cell>
          <table:table-cell table:number-columns-repeated="4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17.6136684233602" calcext:value-type="float">
            <text:p>17.6136684233602</text:p>
          </table:table-cell>
          <table:table-cell office:value-type="float" office:value="-95" calcext:value-type="float">
            <text:p>-95</text:p>
          </table:table-cell>
          <table:table-cell office:value-type="float" office:value="-94" calcext:value-type="float">
            <text:p>-94</text:p>
          </table:table-cell>
          <table:table-cell office:value-type="float" office:value="-93.996337890625" calcext:value-type="float">
            <text:p>-93.996337890625</text:p>
          </table:table-cell>
          <table:table-cell office:value-type="float" office:value="31.6138894066446" calcext:value-type="float">
            <text:p>31.6138894066446</text:p>
          </table:table-cell>
          <table:table-cell office:value-type="float" office:value="-89" calcext:value-type="float">
            <text:p>-89</text:p>
          </table:table-cell>
          <table:table-cell office:value-type="float" office:value="-88" calcext:value-type="float">
            <text:p>-88</text:p>
          </table:table-cell>
          <table:table-cell office:value-type="float" office:value="-88.6248779296875" calcext:value-type="float">
            <text:p>-88.6248779296875</text:p>
          </table:table-cell>
          <table:table-cell office:value-type="float" office:value="20.9328935205442" calcext:value-type="float">
            <text:p>20.9328935205442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1.0000305175781" calcext:value-type="float">
            <text:p>-91.0000305175781</text:p>
          </table:table-cell>
          <table:table-cell office:value-type="float" office:value="25.1189231513489" calcext:value-type="float">
            <text:p>25.1189231513489</text:p>
          </table:table-cell>
          <table:table-cell office:value-type="float" office:value="-93.7813536061" calcext:value-type="float">
            <text:p>-93.7813536061</text:p>
          </table:table-cell>
          <table:table-cell office:value-type="float" office:value="-255.144532851414" calcext:value-type="float">
            <text:p>-255.144532851414</text:p>
          </table:table-cell>
          <table:table-cell office:value-type="float" office:value="-270.48078977796" calcext:value-type="float">
            <text:p>-270.48078977796</text:p>
          </table:table-cell>
          <table:table-cell table:number-columns-repeated="4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17.6137568535088" calcext:value-type="float">
            <text:p>17.6137568535088</text:p>
          </table:table-cell>
          <table:table-cell table:number-columns-repeated="2" office:value-type="float" office:value="-94" calcext:value-type="float">
            <text:p>-94</text:p>
          </table:table-cell>
          <table:table-cell office:value-type="float" office:value="-93.9981689453125" calcext:value-type="float">
            <text:p>-93.9981689453125</text:p>
          </table:table-cell>
          <table:table-cell office:value-type="float" office:value="31.6183326919156" calcext:value-type="float">
            <text:p>31.6183326919156</text:p>
          </table:table-cell>
          <table:table-cell office:value-type="float" office:value="-89" calcext:value-type="float">
            <text:p>-89</text:p>
          </table:table-cell>
          <table:table-cell office:value-type="float" office:value="-88" calcext:value-type="float">
            <text:p>-88</text:p>
          </table:table-cell>
          <table:table-cell office:value-type="float" office:value="-88.3124389648438" calcext:value-type="float">
            <text:p>-88.3124389648438</text:p>
          </table:table-cell>
          <table:table-cell office:value-type="float" office:value="20.4368817545138" calcext:value-type="float">
            <text:p>20.4368817545138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1.0000152587891" calcext:value-type="float">
            <text:p>-91.0000152587891</text:p>
          </table:table-cell>
          <table:table-cell office:value-type="float" office:value="25.1188937332051" calcext:value-type="float">
            <text:p>25.1188937332051</text:p>
          </table:table-cell>
          <table:table-cell office:value-type="float" office:value="-85.0989042219461" calcext:value-type="float">
            <text:p>-85.0989042219461</text:p>
          </table:table-cell>
          <table:table-cell office:value-type="float" office:value="-264.599466531217" calcext:value-type="float">
            <text:p>-264.599466531217</text:p>
          </table:table-cell>
          <table:table-cell office:value-type="float" office:value="-276.641349171371" calcext:value-type="float">
            <text:p>-276.641349171371</text:p>
          </table:table-cell>
          <table:table-cell table:number-columns-repeated="4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17.6139224799729" calcext:value-type="float">
            <text:p>17.6139224799729</text:p>
          </table:table-cell>
          <table:table-cell office:value-type="float" office:value="-94" calcext:value-type="float">
            <text:p>-94</text:p>
          </table:table-cell>
          <table:table-cell office:value-type="float" office:value="-93" calcext:value-type="float">
            <text:p>-93</text:p>
          </table:table-cell>
          <table:table-cell office:value-type="float" office:value="-93.4990844726562" calcext:value-type="float">
            <text:p>-93.4990844726562</text:p>
          </table:table-cell>
          <table:table-cell office:value-type="float" office:value="30.4300604962742" calcext:value-type="float">
            <text:p>30.4300604962742</text:p>
          </table:table-cell>
          <table:table-cell table:number-columns-repeated="2" office:value-type="float" office:value="-88" calcext:value-type="float">
            <text:p>-88</text:p>
          </table:table-cell>
          <table:table-cell office:value-type="float" office:value="-88.1562194824219" calcext:value-type="float">
            <text:p>-88.1562194824219</text:p>
          </table:table-cell>
          <table:table-cell office:value-type="float" office:value="20.1933008694113" calcext:value-type="float">
            <text:p>20.1933008694113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1.0000076293945" calcext:value-type="float">
            <text:p>-91.0000076293945</text:p>
          </table:table-cell>
          <table:table-cell office:value-type="float" office:value="25.1188790241462" calcext:value-type="float">
            <text:p>25.1188790241462</text:p>
          </table:table-cell>
          <table:table-cell office:value-type="float" office:value="-45.5045980799035" calcext:value-type="float">
            <text:p>-45.5045980799035</text:p>
          </table:table-cell>
          <table:table-cell office:value-type="float" office:value="-235.584173547429" calcext:value-type="float">
            <text:p>-235.584173547429</text:p>
          </table:table-cell>
          <table:table-cell office:value-type="float" office:value="-238.515954667861" calcext:value-type="float">
            <text:p>-238.51595466786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.6139610780252" calcext:value-type="float">
            <text:p>17.6139610780252</text:p>
          </table:table-cell>
          <table:table-cell table:number-columns-repeated="2" office:value-type="float" office:value="-92" calcext:value-type="float">
            <text:p>-92</text:p>
          </table:table-cell>
          <table:table-cell office:value-type="float" office:value="-92.7495422363281" calcext:value-type="float">
            <text:p>-92.7495422363281</text:p>
          </table:table-cell>
          <table:table-cell office:value-type="float" office:value="28.7288389378094" calcext:value-type="float">
            <text:p>28.7288389378094</text:p>
          </table:table-cell>
          <table:table-cell table:number-columns-repeated="2" office:value-type="float" office:value="-87" calcext:value-type="float">
            <text:p>-87</text:p>
          </table:table-cell>
          <table:table-cell office:value-type="float" office:value="-87.5781097412109" calcext:value-type="float">
            <text:p>-87.5781097412109</text:p>
          </table:table-cell>
          <table:table-cell office:value-type="float" office:value="19.3168804212349" calcext:value-type="float">
            <text:p>19.3168804212349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1.0000038146973" calcext:value-type="float">
            <text:p>-91.0000038146973</text:p>
          </table:table-cell>
          <table:table-cell office:value-type="float" office:value="25.1188716696199" calcext:value-type="float">
            <text:p>25.1188716696199</text:p>
          </table:table-cell>
          <table:table-cell office:value-type="float" office:value="17.6181281549931" calcext:value-type="float">
            <text:p>17.6181281549931</text:p>
          </table:table-cell>
          <table:table-cell office:value-type="float" office:value="-205.57741704832" calcext:value-type="float">
            <text:p>-205.57741704832</text:p>
          </table:table-cell>
          <table:table-cell office:value-type="float" office:value="-204.844325200773" calcext:value-type="float">
            <text:p>-204.844325200773</text:p>
          </table:table-cell>
          <table:table-cell table:number-columns-repeated="4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17.6139224799729" calcext:value-type="float">
            <text:p>17.6139224799729</text:p>
          </table:table-cell>
          <table:table-cell office:value-type="float" office:value="-93" calcext:value-type="float">
            <text:p>-93</text:p>
          </table:table-cell>
          <table:table-cell office:value-type="float" office:value="-92" calcext:value-type="float">
            <text:p>-92</text:p>
          </table:table-cell>
          <table:table-cell office:value-type="float" office:value="-92.3747711181641" calcext:value-type="float">
            <text:p>-92.3747711181641</text:p>
          </table:table-cell>
          <table:table-cell office:value-type="float" office:value="27.9142333025764" calcext:value-type="float">
            <text:p>27.9142333025764</text:p>
          </table:table-cell>
          <table:table-cell office:value-type="float" office:value="-87" calcext:value-type="float">
            <text:p>-87</text:p>
          </table:table-cell>
          <table:table-cell office:value-type="float" office:value="-88" calcext:value-type="float">
            <text:p>-88</text:p>
          </table:table-cell>
          <table:table-cell office:value-type="float" office:value="-87.7890548706055" calcext:value-type="float">
            <text:p>-87.7890548706055</text:p>
          </table:table-cell>
          <table:table-cell office:value-type="float" office:value="19.6321785717353" calcext:value-type="float">
            <text:p>19.6321785717353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1.0000019073486" calcext:value-type="float">
            <text:p>-91.0000019073486</text:p>
          </table:table-cell>
          <table:table-cell office:value-type="float" office:value="25.1188679923576" calcext:value-type="float">
            <text:p>25.1188679923576</text:p>
          </table:table-cell>
          <table:table-cell office:value-type="float" office:value="34.4579021392942" calcext:value-type="float">
            <text:p>34.4579021392942</text:p>
          </table:table-cell>
          <table:table-cell office:value-type="float" office:value="-179.02181154462" calcext:value-type="float">
            <text:p>-179.02181154462</text:p>
          </table:table-cell>
          <table:table-cell office:value-type="float" office:value="-180.674859047114" calcext:value-type="float">
            <text:p>-180.674859047114</text:p>
          </table:table-cell>
          <table:table-cell table:number-columns-repeated="4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17.6140684221375" calcext:value-type="float">
            <text:p>17.6140684221375</text:p>
          </table:table-cell>
          <table:table-cell office:value-type="float" office:value="-94" calcext:value-type="float">
            <text:p>-94</text:p>
          </table:table-cell>
          <table:table-cell office:value-type="float" office:value="-92" calcext:value-type="float">
            <text:p>-92</text:p>
          </table:table-cell>
          <table:table-cell office:value-type="float" office:value="-92.187385559082" calcext:value-type="float">
            <text:p>-92.187385559082</text:p>
          </table:table-cell>
          <table:table-cell office:value-type="float" office:value="27.5156336579144" calcext:value-type="float">
            <text:p>27.5156336579144</text:p>
          </table:table-cell>
          <table:table-cell office:value-type="float" office:value="-91" calcext:value-type="float">
            <text:p>-91</text:p>
          </table:table-cell>
          <table:table-cell office:value-type="float" office:value="-88" calcext:value-type="float">
            <text:p>-88</text:p>
          </table:table-cell>
          <table:table-cell office:value-type="float" office:value="-87.8945274353027" calcext:value-type="float">
            <text:p>-87.8945274353027</text:p>
          </table:table-cell>
          <table:table-cell office:value-type="float" office:value="19.7917523390232" calcext:value-type="float">
            <text:p>19.7917523390232</text:p>
          </table:table-cell>
          <table:table-cell office:value-type="float" office:value="-92" calcext:value-type="float">
            <text:p>-92</text:p>
          </table:table-cell>
          <table:table-cell office:value-type="float" office:value="-91" calcext:value-type="float">
            <text:p>-91</text:p>
          </table:table-cell>
          <table:table-cell office:value-type="float" office:value="-91.0000009536743" calcext:value-type="float">
            <text:p>-91.0000009536743</text:p>
          </table:table-cell>
          <table:table-cell office:value-type="float" office:value="25.1188661537266" calcext:value-type="float">
            <text:p>25.1188661537266</text:p>
          </table:table-cell>
          <table:table-cell office:value-type="float" office:value="42.34490541332" calcext:value-type="float">
            <text:p>42.34490541332</text:p>
          </table:table-cell>
          <table:table-cell office:value-type="float" office:value="-166.119379521509" calcext:value-type="float">
            <text:p>-166.119379521509</text:p>
          </table:table-cell>
          <table:table-cell office:value-type="float" office:value="-169.719367563575" calcext:value-type="float">
            <text:p>-169.719367563575</text:p>
          </table:table-cell>
          <table:table-cell table:number-columns-repeated="4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17.6141757709135" calcext:value-type="float">
            <text:p>17.6141757709135</text:p>
          </table:table-cell>
          <table:table-cell office:value-type="float" office:value="-90" calcext:value-type="float">
            <text:p>-90</text:p>
          </table:table-cell>
          <table:table-cell office:value-type="float" office:value="-92" calcext:value-type="float">
            <text:p>-92</text:p>
          </table:table-cell>
          <table:table-cell office:value-type="float" office:value="-92.093692779541" calcext:value-type="float">
            <text:p>-92.093692779541</text:p>
          </table:table-cell>
          <table:table-cell office:value-type="float" office:value="27.3184733602203" calcext:value-type="float">
            <text:p>27.3184733602203</text:p>
          </table:table-cell>
          <table:table-cell table:number-columns-repeated="2" office:value-type="float" office:value="-88" calcext:value-type="float">
            <text:p>-88</text:p>
          </table:table-cell>
          <table:table-cell office:value-type="float" office:value="-87.9472637176514" calcext:value-type="float">
            <text:p>-87.9472637176514</text:p>
          </table:table-cell>
          <table:table-cell office:value-type="float" office:value="19.8720249570219" calcext:value-type="float">
            <text:p>19.8720249570219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1.0000004768372" calcext:value-type="float">
            <text:p>-91.0000004768372</text:p>
          </table:table-cell>
          <table:table-cell office:value-type="float" office:value="25.1188652344112" calcext:value-type="float">
            <text:p>25.1188652344112</text:p>
          </table:table-cell>
          <table:table-cell office:value-type="float" office:value="46.1587536873416" calcext:value-type="float">
            <text:p>46.1587536873416</text:p>
          </table:table-cell>
          <table:table-cell office:value-type="float" office:value="-159.758004927529" calcext:value-type="float">
            <text:p>-159.758004927529</text:p>
          </table:table-cell>
          <table:table-cell office:value-type="float" office:value="-164.539874859514" calcext:value-type="float">
            <text:p>-164.539874859514</text:p>
          </table:table-cell>
          <table:table-cell table:number-columns-repeated="4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17.6142433413802" calcext:value-type="float">
            <text:p>17.6142433413802</text:p>
          </table:table-cell>
          <table:table-cell office:value-type="float" office:value="-91" calcext:value-type="float">
            <text:p>-91</text:p>
          </table:table-cell>
          <table:table-cell office:value-type="float" office:value="-92" calcext:value-type="float">
            <text:p>-92</text:p>
          </table:table-cell>
          <table:table-cell office:value-type="float" office:value="-92.0468463897705" calcext:value-type="float">
            <text:p>-92.0468463897705</text:p>
          </table:table-cell>
          <table:table-cell office:value-type="float" office:value="27.2204236198003" calcext:value-type="float">
            <text:p>27.2204236198003</text:p>
          </table:table-cell>
          <table:table-cell office:value-type="float" office:value="-87" calcext:value-type="float">
            <text:p>-87</text:p>
          </table:table-cell>
          <table:table-cell office:value-type="float" office:value="-88" calcext:value-type="float">
            <text:p>-88</text:p>
          </table:table-cell>
          <table:table-cell office:value-type="float" office:value="-87.9736318588257" calcext:value-type="float">
            <text:p>-87.9736318588257</text:p>
          </table:table-cell>
          <table:table-cell office:value-type="float" office:value="19.9122832741167" calcext:value-type="float">
            <text:p>19.9122832741167</text:p>
          </table:table-cell>
          <table:table-cell office:value-type="float" office:value="-91" calcext:value-type="float">
            <text:p>-91</text:p>
          </table:table-cell>
          <table:table-cell office:value-type="float" office:value="-93" calcext:value-type="float">
            <text:p>-93</text:p>
          </table:table-cell>
          <table:table-cell office:value-type="float" office:value="-92.0000002384186" calcext:value-type="float">
            <text:p>-92.0000002384186</text:p>
          </table:table-cell>
          <table:table-cell office:value-type="float" office:value="27.1227262896472" calcext:value-type="float">
            <text:p>27.1227262896472</text:p>
          </table:table-cell>
          <table:table-cell office:value-type="float" office:value="143.201800363079" calcext:value-type="float">
            <text:p>143.201800363079</text:p>
          </table:table-cell>
          <table:table-cell office:value-type="float" office:value="-156.599289478505" calcext:value-type="float">
            <text:p>-156.599289478505</text:p>
          </table:table-cell>
          <table:table-cell office:value-type="float" office:value="-210.837082344202" calcext:value-type="float">
            <text:p>-210.83708234420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.6143607575834" calcext:value-type="float">
            <text:p>17.6143607575834</text:p>
          </table:table-cell>
          <table:table-cell table:number-columns-repeated="2" office:value-type="float" office:value="-92" calcext:value-type="float">
            <text:p>-92</text:p>
          </table:table-cell>
          <table:table-cell office:value-type="float" office:value="-92.0234231948853" calcext:value-type="float">
            <text:p>-92.0234231948853</text:p>
          </table:table-cell>
          <table:table-cell office:value-type="float" office:value="27.1715307963659" calcext:value-type="float">
            <text:p>27.1715307963659</text:p>
          </table:table-cell>
          <table:table-cell table:number-columns-repeated="2" office:value-type="float" office:value="-88" calcext:value-type="float">
            <text:p>-88</text:p>
          </table:table-cell>
          <table:table-cell office:value-type="float" office:value="-87.9868159294128" calcext:value-type="float">
            <text:p>-87.9868159294128</text:p>
          </table:table-cell>
          <table:table-cell office:value-type="float" office:value="19.9324430067742" calcext:value-type="float">
            <text:p>19.9324430067742</text:p>
          </table:table-cell>
          <table:table-cell office:value-type="float" office:value="-91" calcext:value-type="float">
            <text:p>-91</text:p>
          </table:table-cell>
          <table:table-cell office:value-type="float" office:value="-93" calcext:value-type="float">
            <text:p>-93</text:p>
          </table:table-cell>
          <table:table-cell office:value-type="float" office:value="-92.5000001192093" calcext:value-type="float">
            <text:p>-92.5000001192093</text:p>
          </table:table-cell>
          <table:table-cell office:value-type="float" office:value="28.1838295705167" calcext:value-type="float">
            <text:p>28.1838295705167</text:p>
          </table:table-cell>
          <table:table-cell office:value-type="float" office:value="197.482220345496" calcext:value-type="float">
            <text:p>197.482220345496</text:p>
          </table:table-cell>
          <table:table-cell office:value-type="float" office:value="-155.025364363436" calcext:value-type="float">
            <text:p>-155.025364363436</text:p>
          </table:table-cell>
          <table:table-cell office:value-type="float" office:value="-249.910575289888" calcext:value-type="float">
            <text:p>-249.910575289888</text:p>
          </table:table-cell>
          <table:table-cell table:number-columns-repeated="4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17.6143214271508" calcext:value-type="float">
            <text:p>17.6143214271508</text:p>
          </table:table-cell>
          <table:table-cell table:number-columns-repeated="2" office:value-type="float" office:value="-92" calcext:value-type="float">
            <text:p>-92</text:p>
          </table:table-cell>
          <table:table-cell office:value-type="float" office:value="-92.0117115974426" calcext:value-type="float">
            <text:p>-92.0117115974426</text:p>
          </table:table-cell>
          <table:table-cell office:value-type="float" office:value="27.14711732716" calcext:value-type="float">
            <text:p>27.14711732716</text:p>
          </table:table-cell>
          <table:table-cell office:value-type="float" office:value="-90" calcext:value-type="float">
            <text:p>-90</text:p>
          </table:table-cell>
          <table:table-cell office:value-type="float" office:value="-88" calcext:value-type="float">
            <text:p>-88</text:p>
          </table:table-cell>
          <table:table-cell office:value-type="float" office:value="-87.9934079647064" calcext:value-type="float">
            <text:p>-87.9934079647064</text:p>
          </table:table-cell>
          <table:table-cell office:value-type="float" office:value="19.9425305256584" calcext:value-type="float">
            <text:p>19.9425305256584</text:p>
          </table:table-cell>
          <table:table-cell office:value-type="float" office:value="-94" calcext:value-type="float">
            <text:p>-94</text:p>
          </table:table-cell>
          <table:table-cell office:value-type="float" office:value="-93" calcext:value-type="float">
            <text:p>-93</text:p>
          </table:table-cell>
          <table:table-cell office:value-type="float" office:value="-92.7500000596046" calcext:value-type="float">
            <text:p>-92.7500000596046</text:p>
          </table:table-cell>
          <table:table-cell office:value-type="float" office:value="28.7298484649707" calcext:value-type="float">
            <text:p>28.7298484649707</text:p>
          </table:table-cell>
          <table:table-cell office:value-type="float" office:value="226.195869274537" calcext:value-type="float">
            <text:p>226.195869274537</text:p>
          </table:table-cell>
          <table:table-cell office:value-type="float" office:value="-154.239752458079" calcext:value-type="float">
            <text:p>-154.239752458079</text:p>
          </table:table-cell>
          <table:table-cell office:value-type="float" office:value="-272.72364451689" calcext:value-type="float">
            <text:p>-272.72364451689</text:p>
          </table:table-cell>
          <table:table-cell table:number-columns-repeated="4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17.6144774584888" calcext:value-type="float">
            <text:p>17.6144774584888</text:p>
          </table:table-cell>
          <table:table-cell office:value-type="float" office:value="-93" calcext:value-type="float">
            <text:p>-93</text:p>
          </table:table-cell>
          <table:table-cell office:value-type="float" office:value="-92" calcext:value-type="float">
            <text:p>-92</text:p>
          </table:table-cell>
          <table:table-cell office:value-type="float" office:value="-92.0058557987213" calcext:value-type="float">
            <text:p>-92.0058557987213</text:p>
          </table:table-cell>
          <table:table-cell office:value-type="float" office:value="27.1349188195516" calcext:value-type="float">
            <text:p>27.1349188195516</text:p>
          </table:table-cell>
          <table:table-cell office:value-type="float" office:value="-89" calcext:value-type="float">
            <text:p>-89</text:p>
          </table:table-cell>
          <table:table-cell office:value-type="float" office:value="-87" calcext:value-type="float">
            <text:p>-87</text:p>
          </table:table-cell>
          <table:table-cell office:value-type="float" office:value="-87.4967039823532" calcext:value-type="float">
            <text:p>-87.4967039823532</text:p>
          </table:table-cell>
          <table:table-cell office:value-type="float" office:value="19.1965624505862" calcext:value-type="float">
            <text:p>19.1965624505862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8750000298023" calcext:value-type="float">
            <text:p>-92.8750000298023</text:p>
          </table:table-cell>
          <table:table-cell office:value-type="float" office:value="29.0068120532821" calcext:value-type="float">
            <text:p>29.0068120532821</text:p>
          </table:table-cell>
          <table:table-cell office:value-type="float" office:value="253.597760054992" calcext:value-type="float">
            <text:p>253.597760054992</text:p>
          </table:table-cell>
          <table:table-cell office:value-type="float" office:value="-167.209913374726" calcext:value-type="float">
            <text:p>-167.209913374726</text:p>
          </table:table-cell>
          <table:table-cell office:value-type="float" office:value="-302.834680851218" calcext:value-type="float">
            <text:p>-302.834680851218</text:p>
          </table:table-cell>
          <table:table-cell table:number-columns-repeated="4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17.6144477384606" calcext:value-type="float">
            <text:p>17.6144477384606</text:p>
          </table:table-cell>
          <table:table-cell table:number-columns-repeated="2" office:value-type="float" office:value="-92" calcext:value-type="float">
            <text:p>-92</text:p>
          </table:table-cell>
          <table:table-cell office:value-type="float" office:value="-92.0029278993607" calcext:value-type="float">
            <text:p>-92.0029278993607</text:p>
          </table:table-cell>
          <table:table-cell office:value-type="float" office:value="27.1288216214178" calcext:value-type="float">
            <text:p>27.1288216214178</text:p>
          </table:table-cell>
          <table:table-cell office:value-type="float" office:value="-88" calcext:value-type="float">
            <text:p>-88</text:p>
          </table:table-cell>
          <table:table-cell office:value-type="float" office:value="-87" calcext:value-type="float">
            <text:p>-87</text:p>
          </table:table-cell>
          <table:table-cell office:value-type="float" office:value="-87.2483519911766" calcext:value-type="float">
            <text:p>-87.2483519911766</text:p>
          </table:table-cell>
          <table:table-cell office:value-type="float" office:value="18.8341084300585" calcext:value-type="float">
            <text:p>18.8341084300585</text:p>
          </table:table-cell>
          <table:table-cell office:value-type="float" office:value="-93" calcext:value-type="float">
            <text:p>-93</text:p>
          </table:table-cell>
          <table:table-cell office:value-type="float" office:value="-94" calcext:value-type="float">
            <text:p>-94</text:p>
          </table:table-cell>
          <table:table-cell office:value-type="float" office:value="-93.4375000149012" calcext:value-type="float">
            <text:p>-93.4375000149012</text:p>
          </table:table-cell>
          <table:table-cell office:value-type="float" office:value="30.2865636460786" calcext:value-type="float">
            <text:p>30.2865636460786</text:p>
          </table:table-cell>
          <table:table-cell office:value-type="float" office:value="328.662752035844" calcext:value-type="float">
            <text:p>328.662752035844</text:p>
          </table:table-cell>
          <table:table-cell office:value-type="float" office:value="-173.325146459774" calcext:value-type="float">
            <text:p>-173.325146459774</text:p>
          </table:table-cell>
          <table:table-cell office:value-type="float" office:value="-370.817160553322" calcext:value-type="float">
            <text:p>-370.817160553322</text:p>
          </table:table-cell>
          <table:table-cell table:number-columns-repeated="4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17.6142909846153" calcext:value-type="float">
            <text:p>17.6142909846153</text:p>
          </table:table-cell>
          <table:table-cell office:value-type="float" office:value="-92" calcext:value-type="float">
            <text:p>-92</text:p>
          </table:table-cell>
          <table:table-cell office:value-type="float" office:value="-91" calcext:value-type="float">
            <text:p>-91</text:p>
          </table:table-cell>
          <table:table-cell office:value-type="float" office:value="-91.5014639496803" calcext:value-type="float">
            <text:p>-91.5014639496803</text:p>
          </table:table-cell>
          <table:table-cell office:value-type="float" office:value="26.104505154031" calcext:value-type="float">
            <text:p>26.104505154031</text:p>
          </table:table-cell>
          <table:table-cell table:number-columns-repeated="2" office:value-type="float" office:value="-87" calcext:value-type="float">
            <text:p>-87</text:p>
          </table:table-cell>
          <table:table-cell office:value-type="float" office:value="-87.1241759955883" calcext:value-type="float">
            <text:p>-87.1241759955883</text:p>
          </table:table-cell>
          <table:table-cell office:value-type="float" office:value="18.6554558901982" calcext:value-type="float">
            <text:p>18.6554558901982</text:p>
          </table:table-cell>
          <table:table-cell office:value-type="float" office:value="-93" calcext:value-type="float">
            <text:p>-93</text:p>
          </table:table-cell>
          <table:table-cell office:value-type="float" office:value="-94" calcext:value-type="float">
            <text:p>-94</text:p>
          </table:table-cell>
          <table:table-cell office:value-type="float" office:value="-93.7187500074506" calcext:value-type="float">
            <text:p>-93.7187500074506</text:p>
          </table:table-cell>
          <table:table-cell office:value-type="float" office:value="30.9474592852567" calcext:value-type="float">
            <text:p>30.9474592852567</text:p>
          </table:table-cell>
          <table:table-cell office:value-type="float" office:value="394.46861330044" calcext:value-type="float">
            <text:p>394.46861330044</text:p>
          </table:table-cell>
          <table:table-cell office:value-type="float" office:value="-151.58416130259" calcext:value-type="float">
            <text:p>-151.58416130259</text:p>
          </table:table-cell>
          <table:table-cell office:value-type="float" office:value="-421.971228373926" calcext:value-type="float">
            <text:p>-421.97122837392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.6142612666346" calcext:value-type="float">
            <text:p>17.6142612666346</text:p>
          </table:table-cell>
          <table:table-cell office:value-type="float" office:value="-92" calcext:value-type="float">
            <text:p>-92</text:p>
          </table:table-cell>
          <table:table-cell office:value-type="float" office:value="-90" calcext:value-type="float">
            <text:p>-90</text:p>
          </table:table-cell>
          <table:table-cell office:value-type="float" office:value="-90.7507319748402" calcext:value-type="float">
            <text:p>-90.7507319748402</text:p>
          </table:table-cell>
          <table:table-cell office:value-type="float" office:value="24.6428575078785" calcext:value-type="float">
            <text:p>24.6428575078785</text:p>
          </table:table-cell>
          <table:table-cell office:value-type="float" office:value="-87" calcext:value-type="float">
            <text:p>-87</text:p>
          </table:table-cell>
          <table:table-cell office:value-type="float" office:value="-89" calcext:value-type="float">
            <text:p>-89</text:p>
          </table:table-cell>
          <table:table-cell office:value-type="float" office:value="-88.0620879977942" calcext:value-type="float">
            <text:p>-88.0620879977942</text:p>
          </table:table-cell>
          <table:table-cell office:value-type="float" office:value="20.0479328929949" calcext:value-type="float">
            <text:p>20.0479328929949</text:p>
          </table:table-cell>
          <table:table-cell table:number-columns-repeated="2" office:value-type="float" office:value="-94" calcext:value-type="float">
            <text:p>-94</text:p>
          </table:table-cell>
          <table:table-cell office:value-type="float" office:value="-93.8593750037253" calcext:value-type="float">
            <text:p>-93.8593750037253</text:p>
          </table:table-cell>
          <table:table-cell office:value-type="float" office:value="31.283295724194" calcext:value-type="float">
            <text:p>31.283295724194</text:p>
          </table:table-cell>
          <table:table-cell office:value-type="float" office:value="425.861995395348" calcext:value-type="float">
            <text:p>425.861995395348</text:p>
          </table:table-cell>
          <table:table-cell office:value-type="float" office:value="-93.3712785779888" calcext:value-type="float">
            <text:p>-93.3712785779888</text:p>
          </table:table-cell>
          <table:table-cell office:value-type="float" office:value="-435.39262842745" calcext:value-type="float">
            <text:p>-435.39262842745</text:p>
          </table:table-cell>
          <table:table-cell table:number-columns-repeated="4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7.6141531741969" calcext:value-type="float">
            <text:p>17.6141531741969</text:p>
          </table:table-cell>
          <table:table-cell office:value-type="float" office:value="-91" calcext:value-type="float">
            <text:p>-91</text:p>
          </table:table-cell>
          <table:table-cell office:value-type="float" office:value="-90" calcext:value-type="float">
            <text:p>-90</text:p>
          </table:table-cell>
          <table:table-cell office:value-type="float" office:value="-90.3753659874201" calcext:value-type="float">
            <text:p>-90.3753659874201</text:p>
          </table:table-cell>
          <table:table-cell office:value-type="float" office:value="23.9430165788947" calcext:value-type="float">
            <text:p>23.9430165788947</text:p>
          </table:table-cell>
          <table:table-cell office:value-type="float" office:value="-86" calcext:value-type="float">
            <text:p>-86</text:p>
          </table:table-cell>
          <table:table-cell office:value-type="float" office:value="-90" calcext:value-type="float">
            <text:p>-90</text:p>
          </table:table-cell>
          <table:table-cell office:value-type="float" office:value="-89.0310439988971" calcext:value-type="float">
            <text:p>-89.0310439988971</text:p>
          </table:table-cell>
          <table:table-cell office:value-type="float" office:value="21.5957421439806" calcext:value-type="float">
            <text:p>21.5957421439806</text:p>
          </table:table-cell>
          <table:table-cell table:number-columns-repeated="2" office:value-type="float" office:value="-94" calcext:value-type="float">
            <text:p>-94</text:p>
          </table:table-cell>
          <table:table-cell office:value-type="float" office:value="-93.9296875018627" calcext:value-type="float">
            <text:p>-93.9296875018627</text:p>
          </table:table-cell>
          <table:table-cell office:value-type="float" office:value="31.4525781463237" calcext:value-type="float">
            <text:p>31.4525781463237</text:p>
          </table:table-cell>
          <table:table-cell office:value-type="float" office:value="424.114978037712" calcext:value-type="float">
            <text:p>424.114978037712</text:p>
          </table:table-cell>
          <table:table-cell office:value-type="float" office:value="-48.6172564308753" calcext:value-type="float">
            <text:p>-48.6172564308753</text:p>
          </table:table-cell>
          <table:table-cell office:value-type="float" office:value="-426.280091632938" calcext:value-type="float">
            <text:p>-426.280091632938</text:p>
          </table:table-cell>
          <table:table-cell table:number-columns-repeated="4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7.6140747987383" calcext:value-type="float">
            <text:p>17.6140747987383</text:p>
          </table:table-cell>
          <table:table-cell office:value-type="float" office:value="-89" calcext:value-type="float">
            <text:p>-89</text:p>
          </table:table-cell>
          <table:table-cell office:value-type="float" office:value="-90" calcext:value-type="float">
            <text:p>-90</text:p>
          </table:table-cell>
          <table:table-cell office:value-type="float" office:value="-90.18768299371" calcext:value-type="float">
            <text:p>-90.18768299371</text:p>
          </table:table-cell>
          <table:table-cell office:value-type="float" office:value="23.6005849059776" calcext:value-type="float">
            <text:p>23.6005849059776</text:p>
          </table:table-cell>
          <table:table-cell office:value-type="float" office:value="-89" calcext:value-type="float">
            <text:p>-89</text:p>
          </table:table-cell>
          <table:table-cell office:value-type="float" office:value="-91" calcext:value-type="float">
            <text:p>-91</text:p>
          </table:table-cell>
          <table:table-cell office:value-type="float" office:value="-90.0155219994485" calcext:value-type="float">
            <text:p>-90.0155219994485</text:p>
          </table:table-cell>
          <table:table-cell office:value-type="float" office:value="23.2907817966346" calcext:value-type="float">
            <text:p>23.2907817966346</text:p>
          </table:table-cell>
          <table:table-cell table:number-columns-repeated="2" office:value-type="float" office:value="-94" calcext:value-type="float">
            <text:p>-94</text:p>
          </table:table-cell>
          <table:table-cell office:value-type="float" office:value="-93.9648437509313" calcext:value-type="float">
            <text:p>-93.9648437509313</text:p>
          </table:table-cell>
          <table:table-cell office:value-type="float" office:value="31.5375625606703" calcext:value-type="float">
            <text:p>31.5375625606703</text:p>
          </table:table-cell>
          <table:table-cell office:value-type="float" office:value="404.087905973019" calcext:value-type="float">
            <text:p>404.087905973019</text:p>
          </table:table-cell>
          <table:table-cell office:value-type="float" office:value="-6.6332232753704" calcext:value-type="float">
            <text:p>-6.6332232753704</text:p>
          </table:table-cell>
          <table:table-cell office:value-type="float" office:value="-403.461543085561" calcext:value-type="float">
            <text:p>-403.461543085561</text:p>
          </table:table-cell>
          <table:table-cell table:number-columns-repeated="4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17.6142392428883" calcext:value-type="float">
            <text:p>17.6142392428883</text:p>
          </table:table-cell>
          <table:table-cell office:value-type="float" office:value="-89" calcext:value-type="float">
            <text:p>-89</text:p>
          </table:table-cell>
          <table:table-cell office:value-type="float" office:value="-90" calcext:value-type="float">
            <text:p>-90</text:p>
          </table:table-cell>
          <table:table-cell office:value-type="float" office:value="-90.093841496855" calcext:value-type="float">
            <text:p>-90.093841496855</text:p>
          </table:table-cell>
          <table:table-cell office:value-type="float" office:value="23.4312100102759" calcext:value-type="float">
            <text:p>23.4312100102759</text:p>
          </table:table-cell>
          <table:table-cell table:number-columns-repeated="2" office:value-type="float" office:value="-92" calcext:value-type="float">
            <text:p>-92</text:p>
          </table:table-cell>
          <table:table-cell office:value-type="float" office:value="-91.0077609997243" calcext:value-type="float">
            <text:p>-91.0077609997243</text:p>
          </table:table-cell>
          <table:table-cell office:value-type="float" office:value="25.1338315459895" calcext:value-type="float">
            <text:p>25.1338315459895</text:p>
          </table:table-cell>
          <table:table-cell office:value-type="float" office:value="-95" calcext:value-type="float">
            <text:p>-95</text:p>
          </table:table-cell>
          <table:table-cell office:value-type="float" office:value="-92" calcext:value-type="float">
            <text:p>-92</text:p>
          </table:table-cell>
          <table:table-cell office:value-type="float" office:value="-92.9824218754657" calcext:value-type="float">
            <text:p>-92.9824218754657</text:p>
          </table:table-cell>
          <table:table-cell office:value-type="float" office:value="29.24695986804" calcext:value-type="float">
            <text:p>29.24695986804</text:p>
          </table:table-cell>
          <table:table-cell office:value-type="float" office:value="242.975763920505" calcext:value-type="float">
            <text:p>242.975763920505</text:p>
          </table:table-cell>
          <table:table-cell office:value-type="float" office:value="37.5554025620561" calcext:value-type="float">
            <text:p>37.5554025620561</text:p>
          </table:table-cell>
          <table:table-cell office:value-type="float" office:value="-244.66266836839" calcext:value-type="float">
            <text:p>-244.66266836839</text:p>
          </table:table-cell>
          <table:table-cell table:number-columns-repeated="4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17.6143550316621" calcext:value-type="float">
            <text:p>17.6143550316621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90.0469207484275" calcext:value-type="float">
            <text:p>-90.0469207484275</text:p>
          </table:table-cell>
          <table:table-cell office:value-type="float" office:value="23.3469789429908" calcext:value-type="float">
            <text:p>23.3469789429908</text:p>
          </table:table-cell>
          <table:table-cell table:number-columns-repeated="2" office:value-type="float" office:value="-92" calcext:value-type="float">
            <text:p>-92</text:p>
          </table:table-cell>
          <table:table-cell office:value-type="float" office:value="-91.5038804998621" calcext:value-type="float">
            <text:p>-91.5038804998621</text:p>
          </table:table-cell>
          <table:table-cell office:value-type="float" office:value="26.1093473904917" calcext:value-type="float">
            <text:p>26.1093473904917</text:p>
          </table:table-cell>
          <table:table-cell office:value-type="float" office:value="-94" calcext:value-type="float">
            <text:p>-94</text:p>
          </table:table-cell>
          <table:table-cell office:value-type="float" office:value="-92" calcext:value-type="float">
            <text:p>-92</text:p>
          </table:table-cell>
          <table:table-cell office:value-type="float" office:value="-92.4912109377328" calcext:value-type="float">
            <text:p>-92.4912109377328</text:p>
          </table:table-cell>
          <table:table-cell office:value-type="float" office:value="28.1648233225258" calcext:value-type="float">
            <text:p>28.1648233225258</text:p>
          </table:table-cell>
          <table:table-cell office:value-type="float" office:value="166.902324068416" calcext:value-type="float">
            <text:p>166.902324068416</text:p>
          </table:table-cell>
          <table:table-cell office:value-type="float" office:value="62.0684524513276" calcext:value-type="float">
            <text:p>62.0684524513276</text:p>
          </table:table-cell>
          <table:table-cell office:value-type="float" office:value="-176.350549624398" calcext:value-type="float">
            <text:p>-176.350549624398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.6144411108568" calcext:value-type="float">
            <text:p>17.6144411108568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90.0234603742138" calcext:value-type="float">
            <text:p>-90.0234603742138</text:p>
          </table:table-cell>
          <table:table-cell office:value-type="float" office:value="23.3049770259077" calcext:value-type="float">
            <text:p>23.3049770259077</text:p>
          </table:table-cell>
          <table:table-cell office:value-type="float" office:value="-90" calcext:value-type="float">
            <text:p>-90</text:p>
          </table:table-cell>
          <table:table-cell office:value-type="float" office:value="-91" calcext:value-type="float">
            <text:p>-91</text:p>
          </table:table-cell>
          <table:table-cell office:value-type="float" office:value="-91.2519402499311" calcext:value-type="float">
            <text:p>-91.2519402499311</text:p>
          </table:table-cell>
          <table:table-cell office:value-type="float" office:value="25.6093177272934" calcext:value-type="float">
            <text:p>25.6093177272934</text:p>
          </table:table-cell>
          <table:table-cell office:value-type="float" office:value="-92" calcext:value-type="float">
            <text:p>-92</text:p>
          </table:table-cell>
          <table:table-cell office:value-type="float" office:value="-90" calcext:value-type="float">
            <text:p>-90</text:p>
          </table:table-cell>
          <table:table-cell office:value-type="float" office:value="-91.2456054688664" calcext:value-type="float">
            <text:p>-91.2456054688664</text:p>
          </table:table-cell>
          <table:table-cell office:value-type="float" office:value="25.5968691856403" calcext:value-type="float">
            <text:p>25.5968691856403</text:p>
          </table:table-cell>
          <table:table-cell office:value-type="float" office:value="53.448462459746" calcext:value-type="float">
            <text:p>53.448462459746</text:p>
          </table:table-cell>
          <table:table-cell office:value-type="float" office:value="51.2041819451715" calcext:value-type="float">
            <text:p>51.2041819451715</text:p>
          </table:table-cell>
          <table:table-cell office:value-type="float" office:value="-69.8749059719155" calcext:value-type="float">
            <text:p>-69.8749059719155</text:p>
          </table:table-cell>
          <table:table-cell table:number-columns-repeated="4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17.6147433685679" calcext:value-type="float">
            <text:p>17.6147433685679</text:p>
          </table:table-cell>
          <table:table-cell office:value-type="float" office:value="-90" calcext:value-type="float">
            <text:p>-90</text:p>
          </table:table-cell>
          <table:table-cell office:value-type="float" office:value="-88" calcext:value-type="float">
            <text:p>-88</text:p>
          </table:table-cell>
          <table:table-cell office:value-type="float" office:value="-89.0117301871069" calcext:value-type="float">
            <text:p>-89.0117301871069</text:p>
          </table:table-cell>
          <table:table-cell office:value-type="float" office:value="21.5637525516801" calcext:value-type="float">
            <text:p>21.5637525516801</text:p>
          </table:table-cell>
          <table:table-cell office:value-type="float" office:value="-91" calcext:value-type="float">
            <text:p>-91</text:p>
          </table:table-cell>
          <table:table-cell office:value-type="float" office:value="-94" calcext:value-type="float">
            <text:p>-94</text:p>
          </table:table-cell>
          <table:table-cell office:value-type="float" office:value="-92.6259701249655" calcext:value-type="float">
            <text:p>-92.6259701249655</text:p>
          </table:table-cell>
          <table:table-cell office:value-type="float" office:value="28.4576480653574" calcext:value-type="float">
            <text:p>28.4576480653574</text:p>
          </table:table-cell>
          <table:table-cell office:value-type="float" office:value="-92" calcext:value-type="float">
            <text:p>-92</text:p>
          </table:table-cell>
          <table:table-cell office:value-type="float" office:value="-90" calcext:value-type="float">
            <text:p>-90</text:p>
          </table:table-cell>
          <table:table-cell office:value-type="float" office:value="-90.6228027344332" calcext:value-type="float">
            <text:p>-90.6228027344332</text:p>
          </table:table-cell>
          <table:table-cell office:value-type="float" office:value="24.4020750121426" calcext:value-type="float">
            <text:p>24.4020750121426</text:p>
          </table:table-cell>
          <table:table-cell office:value-type="float" office:value="-29.5922032809061" calcext:value-type="float">
            <text:p>-29.5922032809061</text:p>
          </table:table-cell>
          <table:table-cell office:value-type="float" office:value="156.716504228021" calcext:value-type="float">
            <text:p>156.716504228021</text:p>
          </table:table-cell>
          <table:table-cell office:value-type="float" office:value="-157.505717369125" calcext:value-type="float">
            <text:p>-157.505717369125</text:p>
          </table:table-cell>
          <table:table-cell table:number-columns-repeated="4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17.6148217421872" calcext:value-type="float">
            <text:p>17.6148217421872</text:p>
          </table:table-cell>
          <table:table-cell office:value-type="float" office:value="-90" calcext:value-type="float">
            <text:p>-90</text:p>
          </table:table-cell>
          <table:table-cell office:value-type="float" office:value="-88" calcext:value-type="float">
            <text:p>-88</text:p>
          </table:table-cell>
          <table:table-cell office:value-type="float" office:value="-88.5058650935534" calcext:value-type="float">
            <text:p>-88.5058650935534</text:p>
          </table:table-cell>
          <table:table-cell office:value-type="float" office:value="20.7425511535301" calcext:value-type="float">
            <text:p>20.7425511535301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3.8129850624828" calcext:value-type="float">
            <text:p>-93.8129850624828</text:p>
          </table:table-cell>
          <table:table-cell office:value-type="float" office:value="31.1721077493196" calcext:value-type="float">
            <text:p>31.1721077493196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90.3114013672166" calcext:value-type="float">
            <text:p>-90.3114013672166</text:p>
          </table:table-cell>
          <table:table-cell office:value-type="float" office:value="23.8257572282205" calcext:value-type="float">
            <text:p>23.8257572282205</text:p>
          </table:table-cell>
          <table:table-cell office:value-type="float" office:value="-107.767567766395" calcext:value-type="float">
            <text:p>-107.767567766395</text:p>
          </table:table-cell>
          <table:table-cell office:value-type="float" office:value="246.08221508108" calcext:value-type="float">
            <text:p>246.08221508108</text:p>
          </table:table-cell>
          <table:table-cell office:value-type="float" office:value="-267.365661051404" calcext:value-type="float">
            <text:p>-267.365661051404</text:p>
          </table:table-cell>
          <table:table-cell table:number-columns-repeated="4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17.6147344849207" calcext:value-type="float">
            <text:p>17.6147344849207</text:p>
          </table:table-cell>
          <table:table-cell office:value-type="float" office:value="-100" calcext:value-type="float">
            <text:p>-100</text:p>
          </table:table-cell>
          <table:table-cell office:value-type="float" office:value="-88" calcext:value-type="float">
            <text:p>-88</text:p>
          </table:table-cell>
          <table:table-cell office:value-type="float" office:value="-88.2529325467767" calcext:value-type="float">
            <text:p>-88.2529325467767</text:p>
          </table:table-cell>
          <table:table-cell office:value-type="float" office:value="20.343753496578" calcext:value-type="float">
            <text:p>20.343753496578</text:p>
          </table:table-cell>
          <table:table-cell office:value-type="float" office:value="-95" calcext:value-type="float">
            <text:p>-95</text:p>
          </table:table-cell>
          <table:table-cell office:value-type="float" office:value="-94" calcext:value-type="float">
            <text:p>-94</text:p>
          </table:table-cell>
          <table:table-cell office:value-type="float" office:value="-93.9064925312414" calcext:value-type="float">
            <text:p>-93.9064925312414</text:p>
          </table:table-cell>
          <table:table-cell office:value-type="float" office:value="31.3966335705016" calcext:value-type="float">
            <text:p>31.3966335705016</text:p>
          </table:table-cell>
          <table:table-cell office:value-type="float" office:value="-86" calcext:value-type="float">
            <text:p>-86</text:p>
          </table:table-cell>
          <table:table-cell office:value-type="float" office:value="-88" calcext:value-type="float">
            <text:p>-88</text:p>
          </table:table-cell>
          <table:table-cell office:value-type="float" office:value="-89.1557006836083" calcext:value-type="float">
            <text:p>-89.1557006836083</text:p>
          </table:table-cell>
          <table:table-cell office:value-type="float" office:value="21.8033565129468" calcext:value-type="float">
            <text:p>21.8033565129468</text:p>
          </table:table-cell>
          <table:table-cell office:value-type="float" office:value="-189.84205676759" calcext:value-type="float">
            <text:p>-189.84205676759</text:p>
          </table:table-cell>
          <table:table-cell office:value-type="float" office:value="259.915587832191" calcext:value-type="float">
            <text:p>259.915587832191</text:p>
          </table:table-cell>
          <table:table-cell office:value-type="float" office:value="-320.799328550151" calcext:value-type="float">
            <text:p>-320.799328550151</text:p>
          </table:table-cell>
          <table:table-cell table:number-columns-repeated="4"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17.6145877965034" calcext:value-type="float">
            <text:p>17.6145877965034</text:p>
          </table:table-cell>
          <table:table-cell office:value-type="float" office:value="-87" calcext:value-type="float">
            <text:p>-87</text:p>
          </table:table-cell>
          <table:table-cell office:value-type="float" office:value="-88" calcext:value-type="float">
            <text:p>-88</text:p>
          </table:table-cell>
          <table:table-cell office:value-type="float" office:value="-88.1264662733884" calcext:value-type="float">
            <text:p>-88.1264662733884</text:p>
          </table:table-cell>
          <table:table-cell office:value-type="float" office:value="20.1472391897099" calcext:value-type="float">
            <text:p>20.1472391897099</text:p>
          </table:table-cell>
          <table:table-cell office:value-type="float" office:value="-102" calcext:value-type="float">
            <text:p>-102</text:p>
          </table:table-cell>
          <table:table-cell office:value-type="float" office:value="-92" calcext:value-type="float">
            <text:p>-92</text:p>
          </table:table-cell>
          <table:table-cell office:value-type="float" office:value="-92.9532462656207" calcext:value-type="float">
            <text:p>-92.9532462656207</text:p>
          </table:table-cell>
          <table:table-cell office:value-type="float" office:value="29.1815401095636" calcext:value-type="float">
            <text:p>29.1815401095636</text:p>
          </table:table-cell>
          <table:table-cell table:number-columns-repeated="2" office:value-type="float" office:value="-88" calcext:value-type="float">
            <text:p>-88</text:p>
          </table:table-cell>
          <table:table-cell office:value-type="float" office:value="-88.5778503418042" calcext:value-type="float">
            <text:p>-88.5778503418042</text:p>
          </table:table-cell>
          <table:table-cell office:value-type="float" office:value="20.8574724235977" calcext:value-type="float">
            <text:p>20.8574724235977</text:p>
          </table:table-cell>
          <table:table-cell office:value-type="float" office:value="-165.044899996848" calcext:value-type="float">
            <text:p>-165.044899996848</text:p>
          </table:table-cell>
          <table:table-cell office:value-type="float" office:value="202.538652817584" calcext:value-type="float">
            <text:p>202.538652817584</text:p>
          </table:table-cell>
          <table:table-cell office:value-type="float" office:value="-260.087377345064" calcext:value-type="float">
            <text:p>-260.08737734506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.6130148053502" calcext:value-type="float">
            <text:p>17.6130148053502</text:p>
          </table:table-cell>
          <table:table-cell table:number-columns-repeated="2" office:value-type="float" office:value="-88" calcext:value-type="float">
            <text:p>-88</text:p>
          </table:table-cell>
          <table:table-cell office:value-type="float" office:value="-88.0632331366942" calcext:value-type="float">
            <text:p>-88.0632331366942</text:p>
          </table:table-cell>
          <table:table-cell office:value-type="float" office:value="20.0496950365566" calcext:value-type="float">
            <text:p>20.0496950365566</text:p>
          </table:table-cell>
          <table:table-cell office:value-type="float" office:value="-94" calcext:value-type="float">
            <text:p>-94</text:p>
          </table:table-cell>
          <table:table-cell office:value-type="float" office:value="-92" calcext:value-type="float">
            <text:p>-92</text:p>
          </table:table-cell>
          <table:table-cell office:value-type="float" office:value="-92.4766231328104" calcext:value-type="float">
            <text:p>-92.4766231328104</text:p>
          </table:table-cell>
          <table:table-cell office:value-type="float" office:value="28.1333060733798" calcext:value-type="float">
            <text:p>28.1333060733798</text:p>
          </table:table-cell>
          <table:table-cell office:value-type="float" office:value="-92" calcext:value-type="float">
            <text:p>-92</text:p>
          </table:table-cell>
          <table:table-cell office:value-type="float" office:value="-86" calcext:value-type="float">
            <text:p>-86</text:p>
          </table:table-cell>
          <table:table-cell office:value-type="float" office:value="-87.2889251709021" calcext:value-type="float">
            <text:p>-87.2889251709021</text:p>
          </table:table-cell>
          <table:table-cell office:value-type="float" office:value="18.8928512701965" calcext:value-type="float">
            <text:p>18.8928512701965</text:p>
          </table:table-cell>
          <table:table-cell office:value-type="float" office:value="-208.341031988627" calcext:value-type="float">
            <text:p>-208.341031988627</text:p>
          </table:table-cell>
          <table:table-cell office:value-type="float" office:value="177.012108890704" calcext:value-type="float">
            <text:p>177.012108890704</text:p>
          </table:table-cell>
          <table:table-cell office:value-type="float" office:value="-272.311328886102" calcext:value-type="float">
            <text:p>-272.311328886102</text:p>
          </table:table-cell>
          <table:table-cell table:number-columns-repeated="4"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17.6106600743235" calcext:value-type="float">
            <text:p>17.6106600743235</text:p>
          </table:table-cell>
          <table:table-cell table:number-columns-repeated="2" office:value-type="float" office:value="-88" calcext:value-type="float">
            <text:p>-88</text:p>
          </table:table-cell>
          <table:table-cell office:value-type="float" office:value="-88.0316165683471" calcext:value-type="float">
            <text:p>-88.0316165683471</text:p>
          </table:table-cell>
          <table:table-cell office:value-type="float" office:value="20.0011002030038" calcext:value-type="float">
            <text:p>20.0011002030038</text:p>
          </table:table-cell>
          <table:table-cell office:value-type="float" office:value="-97" calcext:value-type="float">
            <text:p>-97</text:p>
          </table:table-cell>
          <table:table-cell office:value-type="float" office:value="-89" calcext:value-type="float">
            <text:p>-89</text:p>
          </table:table-cell>
          <table:table-cell office:value-type="float" office:value="-90.7383115664052" calcext:value-type="float">
            <text:p>-90.7383115664052</text:p>
          </table:table-cell>
          <table:table-cell office:value-type="float" office:value="24.619376626912" calcext:value-type="float">
            <text:p>24.619376626912</text:p>
          </table:table-cell>
          <table:table-cell office:value-type="float" office:value="-91" calcext:value-type="float">
            <text:p>-91</text:p>
          </table:table-cell>
          <table:table-cell office:value-type="float" office:value="-83" calcext:value-type="float">
            <text:p>-83</text:p>
          </table:table-cell>
          <table:table-cell office:value-type="float" office:value="-85.144462585451" calcext:value-type="float">
            <text:p>-85.144462585451</text:p>
          </table:table-cell>
          <table:table-cell office:value-type="float" office:value="16.025641365031" calcext:value-type="float">
            <text:p>16.025641365031</text:p>
          </table:table-cell>
          <table:table-cell office:value-type="float" office:value="-218.762266937127" calcext:value-type="float">
            <text:p>-218.762266937127</text:p>
          </table:table-cell>
          <table:table-cell office:value-type="float" office:value="93.6380437123373" calcext:value-type="float">
            <text:p>93.6380437123373</text:p>
          </table:table-cell>
          <table:table-cell office:value-type="float" office:value="-236.91318133644" calcext:value-type="float">
            <text:p>-236.91318133644</text:p>
          </table:table-cell>
          <table:table-cell table:number-columns-repeated="4"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7.6074854084697" calcext:value-type="float">
            <text:p>17.6074854084697</text:p>
          </table:table-cell>
          <table:table-cell office:value-type="float" office:value="-91" calcext:value-type="float">
            <text:p>-91</text:p>
          </table:table-cell>
          <table:table-cell office:value-type="float" office:value="-87" calcext:value-type="float">
            <text:p>-87</text:p>
          </table:table-cell>
          <table:table-cell office:value-type="float" office:value="-87.5158082841736" calcext:value-type="float">
            <text:p>-87.5158082841736</text:p>
          </table:table-cell>
          <table:table-cell office:value-type="float" office:value="19.2247311966497" calcext:value-type="float">
            <text:p>19.2247311966497</text:p>
          </table:table-cell>
          <table:table-cell office:value-type="float" office:value="-89" calcext:value-type="float">
            <text:p>-89</text:p>
          </table:table-cell>
          <table:table-cell office:value-type="float" office:value="-84" calcext:value-type="float">
            <text:p>-84</text:p>
          </table:table-cell>
          <table:table-cell office:value-type="float" office:value="-87.3691557832026" calcext:value-type="float">
            <text:p>-87.3691557832026</text:p>
          </table:table-cell>
          <table:table-cell office:value-type="float" office:value="19.0095510158166" calcext:value-type="float">
            <text:p>19.0095510158166</text:p>
          </table:table-cell>
          <table:table-cell office:value-type="float" office:value="-86" calcext:value-type="float">
            <text:p>-86</text:p>
          </table:table-cell>
          <table:table-cell office:value-type="float" office:value="-83" calcext:value-type="float">
            <text:p>-83</text:p>
          </table:table-cell>
          <table:table-cell office:value-type="float" office:value="-84.0722312927255" calcext:value-type="float">
            <text:p>-84.0722312927255</text:p>
          </table:table-cell>
          <table:table-cell office:value-type="float" office:value="14.7595928153463" calcext:value-type="float">
            <text:p>14.7595928153463</text:p>
          </table:table-cell>
          <table:table-cell office:value-type="float" office:value="-134.414872218195" calcext:value-type="float">
            <text:p>-134.414872218195</text:p>
          </table:table-cell>
          <table:table-cell office:value-type="float" office:value="-3.76966352750095" calcext:value-type="float">
            <text:p>-3.76966352750095</text:p>
          </table:table-cell>
          <table:table-cell office:value-type="float" office:value="-133.102099145841" calcext:value-type="float">
            <text:p>-133.102099145841</text:p>
          </table:table-cell>
          <table:table-cell table:number-columns-repeated="4"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17.6036367234204" calcext:value-type="float">
            <text:p>17.6036367234204</text:p>
          </table:table-cell>
          <table:table-cell office:value-type="float" office:value="-90" calcext:value-type="float">
            <text:p>-90</text:p>
          </table:table-cell>
          <table:table-cell office:value-type="float" office:value="-84" calcext:value-type="float">
            <text:p>-84</text:p>
          </table:table-cell>
          <table:table-cell office:value-type="float" office:value="-85.7579041420868" calcext:value-type="float">
            <text:p>-85.7579041420868</text:p>
          </table:table-cell>
          <table:table-cell office:value-type="float" office:value="16.7982279930574" calcext:value-type="float">
            <text:p>16.7982279930574</text:p>
          </table:table-cell>
          <table:table-cell office:value-type="float" office:value="-92" calcext:value-type="float">
            <text:p>-92</text:p>
          </table:table-cell>
          <table:table-cell office:value-type="float" office:value="-84" calcext:value-type="float">
            <text:p>-84</text:p>
          </table:table-cell>
          <table:table-cell office:value-type="float" office:value="-85.6845778916013" calcext:value-type="float">
            <text:p>-85.6845778916013</text:p>
          </table:table-cell>
          <table:table-cell office:value-type="float" office:value="16.7039531425468" calcext:value-type="float">
            <text:p>16.7039531425468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  <table:table-cell office:value-type="float" office:value="-83.0361156463628" calcext:value-type="float">
            <text:p>-83.0361156463628</text:p>
          </table:table-cell>
          <table:table-cell office:value-type="float" office:value="13.6312972467678" calcext:value-type="float">
            <text:p>13.6312972467678</text:p>
          </table:table-cell>
          <table:table-cell office:value-type="float" office:value="-86.2509373249261" calcext:value-type="float">
            <text:p>-86.2509373249261</text:p>
          </table:table-cell>
          <table:table-cell office:value-type="float" office:value="-1.46564232651637" calcext:value-type="float">
            <text:p>-1.46564232651637</text:p>
          </table:table-cell>
          <table:table-cell office:value-type="float" office:value="-84.6226122331995" calcext:value-type="float">
            <text:p>-84.6226122331995</text:p>
          </table:table-cell>
          <table:table-cell table:number-columns-repeated="4"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17.5994858691116" calcext:value-type="float">
            <text:p>17.5994858691116</text:p>
          </table:table-cell>
          <table:table-cell office:value-type="float" office:value="-87" calcext:value-type="float">
            <text:p>-87</text:p>
          </table:table-cell>
          <table:table-cell office:value-type="float" office:value="-83" calcext:value-type="float">
            <text:p>-83</text:p>
          </table:table-cell>
          <table:table-cell office:value-type="float" office:value="-84.3789520710434" calcext:value-type="float">
            <text:p>-84.3789520710434</text:p>
          </table:table-cell>
          <table:table-cell office:value-type="float" office:value="15.111180820107" calcext:value-type="float">
            <text:p>15.111180820107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4.8422889458007" calcext:value-type="float">
            <text:p>-84.8422889458007</text:p>
          </table:table-cell>
          <table:table-cell office:value-type="float" office:value="15.6582407022704" calcext:value-type="float">
            <text:p>15.6582407022704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5180578231814" calcext:value-type="float">
            <text:p>-82.5180578231814</text:p>
          </table:table-cell>
          <table:table-cell office:value-type="float" office:value="13.0999185110732" calcext:value-type="float">
            <text:p>13.0999185110732</text:p>
          </table:table-cell>
          <table:table-cell office:value-type="float" office:value="-58.8164588741412" calcext:value-type="float">
            <text:p>-58.8164588741412</text:p>
          </table:table-cell>
          <table:table-cell office:value-type="float" office:value="7.62123459648432" calcext:value-type="float">
            <text:p>7.62123459648432</text:p>
          </table:table-cell>
          <table:table-cell office:value-type="float" office:value="-57.2839906213759" calcext:value-type="float">
            <text:p>-57.283990621375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.5952782278149" calcext:value-type="float">
            <text:p>17.5952782278149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office:value-type="float" office:value="-83.6894760355217" calcext:value-type="float">
            <text:p>-83.6894760355217</text:p>
          </table:table-cell>
          <table:table-cell office:value-type="float" office:value="14.3322992647842" calcext:value-type="float">
            <text:p>14.3322992647842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4.4211444729003" calcext:value-type="float">
            <text:p>-84.4211444729003</text:p>
          </table:table-cell>
          <table:table-cell office:value-type="float" office:value="15.160195986544" calcext:value-type="float">
            <text:p>15.160195986544</text:p>
          </table:table-cell>
          <table:table-cell office:value-type="float" office:value="-82" calcext:value-type="float">
            <text:p>-82</text:p>
          </table:table-cell>
          <table:table-cell office:value-type="float" office:value="-84" calcext:value-type="float">
            <text:p>-84</text:p>
          </table:table-cell>
          <table:table-cell office:value-type="float" office:value="-83.2590289115907" calcext:value-type="float">
            <text:p>-83.2590289115907</text:p>
          </table:table-cell>
          <table:table-cell office:value-type="float" office:value="13.8665247255619" calcext:value-type="float">
            <text:p>13.8665247255619</text:p>
          </table:table-cell>
          <table:table-cell office:value-type="float" office:value="-22.4342302033327" calcext:value-type="float">
            <text:p>-22.4342302033327</text:p>
          </table:table-cell>
          <table:table-cell office:value-type="float" office:value="11.0685182432229" calcext:value-type="float">
            <text:p>11.0685182432229</text:p>
          </table:table-cell>
          <table:table-cell office:value-type="float" office:value="-20.2274842659288" calcext:value-type="float">
            <text:p>-20.2274842659288</text:p>
          </table:table-cell>
          <table:table-cell table:number-columns-repeated="4"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17.5892495418808" calcext:value-type="float">
            <text:p>17.5892495418808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3.3447380177608" calcext:value-type="float">
            <text:p>-83.3447380177608</text:p>
          </table:table-cell>
          <table:table-cell office:value-type="float" office:value="13.9580452075382" calcext:value-type="float">
            <text:p>13.9580452075382</text:p>
          </table:table-cell>
          <table:table-cell office:value-type="float" office:value="-82" calcext:value-type="float">
            <text:p>-82</text:p>
          </table:table-cell>
          <table:table-cell office:value-type="float" office:value="-85" calcext:value-type="float">
            <text:p>-85</text:p>
          </table:table-cell>
          <table:table-cell office:value-type="float" office:value="-84.7105722364502" calcext:value-type="float">
            <text:p>-84.7105722364502</text:p>
          </table:table-cell>
          <table:table-cell office:value-type="float" office:value="15.5007391486503" calcext:value-type="float">
            <text:p>15.5007391486503</text:p>
          </table:table-cell>
          <table:table-cell office:value-type="float" office:value="-84" calcext:value-type="float">
            <text:p>-84</text:p>
          </table:table-cell>
          <table:table-cell office:value-type="float" office:value="-85" calcext:value-type="float">
            <text:p>-85</text:p>
          </table:table-cell>
          <table:table-cell office:value-type="float" office:value="-84.1295144557953" calcext:value-type="float">
            <text:p>-84.1295144557953</text:p>
          </table:table-cell>
          <table:table-cell office:value-type="float" office:value="14.8246283732972" calcext:value-type="float">
            <text:p>14.8246283732972</text:p>
          </table:table-cell>
          <table:table-cell office:value-type="float" office:value="3.14379057650493" calcext:value-type="float">
            <text:p>3.14379057650493</text:p>
          </table:table-cell>
          <table:table-cell office:value-type="float" office:value="20.6272218812812" calcext:value-type="float">
            <text:p>20.6272218812812</text:p>
          </table:table-cell>
          <table:table-cell office:value-type="float" office:value="-14.8106976525859" calcext:value-type="float">
            <text:p>-14.8106976525859</text:p>
          </table:table-cell>
          <table:table-cell table:number-columns-repeated="4"/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17.5833014681381" calcext:value-type="float">
            <text:p>17.5833014681381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3.1723690088804" calcext:value-type="float">
            <text:p>-83.1723690088804</text:p>
          </table:table-cell>
          <table:table-cell office:value-type="float" office:value="13.7745990711303" calcext:value-type="float">
            <text:p>13.7745990711303</text:p>
          </table:table-cell>
          <table:table-cell office:value-type="float" office:value="-82" calcext:value-type="float">
            <text:p>-82</text:p>
          </table:table-cell>
          <table:table-cell office:value-type="float" office:value="-88" calcext:value-type="float">
            <text:p>-88</text:p>
          </table:table-cell>
          <table:table-cell office:value-type="float" office:value="-86.3552861182251" calcext:value-type="float">
            <text:p>-86.3552861182251</text:p>
          </table:table-cell>
          <table:table-cell office:value-type="float" office:value="17.5863699146426" calcext:value-type="float">
            <text:p>17.5863699146426</text:p>
          </table:table-cell>
          <table:table-cell office:value-type="float" office:value="-82" calcext:value-type="float">
            <text:p>-82</text:p>
          </table:table-cell>
          <table:table-cell office:value-type="float" office:value="-85" calcext:value-type="float">
            <text:p>-85</text:p>
          </table:table-cell>
          <table:table-cell office:value-type="float" office:value="-84.5647572278977" calcext:value-type="float">
            <text:p>-84.5647572278977</text:p>
          </table:table-cell>
          <table:table-cell office:value-type="float" office:value="15.3282264432662" calcext:value-type="float">
            <text:p>15.3282264432662</text:p>
          </table:table-cell>
          <table:table-cell office:value-type="float" office:value="-10.2692389983379" calcext:value-type="float">
            <text:p>-10.2692389983379</text:p>
          </table:table-cell>
          <table:table-cell office:value-type="float" office:value="54.306739638301" calcext:value-type="float">
            <text:p>54.306739638301</text:p>
          </table:table-cell>
          <table:table-cell office:value-type="float" office:value="-52.9974626841039" calcext:value-type="float">
            <text:p>-52.9974626841039</text:p>
          </table:table-cell>
          <table:table-cell table:number-columns-repeated="4"/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17.5776572777184" calcext:value-type="float">
            <text:p>17.5776572777184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3.0861845044402" calcext:value-type="float">
            <text:p>-83.0861845044402</text:p>
          </table:table-cell>
          <table:table-cell office:value-type="float" office:value="13.6837821084415" calcext:value-type="float">
            <text:p>13.6837821084415</text:p>
          </table:table-cell>
          <table:table-cell office:value-type="float" office:value="-85" calcext:value-type="float">
            <text:p>-85</text:p>
          </table:table-cell>
          <table:table-cell office:value-type="float" office:value="-90" calcext:value-type="float">
            <text:p>-90</text:p>
          </table:table-cell>
          <table:table-cell office:value-type="float" office:value="-88.1776430591125" calcext:value-type="float">
            <text:p>-88.1776430591125</text:p>
          </table:table-cell>
          <table:table-cell office:value-type="float" office:value="20.2265324376847" calcext:value-type="float">
            <text:p>20.2265324376847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office:value-type="float" office:value="-85.2823786139488" calcext:value-type="float">
            <text:p>-85.2823786139488</text:p>
          </table:table-cell>
          <table:table-cell office:value-type="float" office:value="16.1961809587824" calcext:value-type="float">
            <text:p>16.1961809587824</text:p>
          </table:table-cell>
          <table:table-cell office:value-type="float" office:value="-27.10269580147" calcext:value-type="float">
            <text:p>-27.10269580147</text:p>
          </table:table-cell>
          <table:table-cell office:value-type="float" office:value="100.818509846095" calcext:value-type="float">
            <text:p>100.818509846095</text:p>
          </table:table-cell>
          <table:table-cell office:value-type="float" office:value="-102.990782617974" calcext:value-type="float">
            <text:p>-102.990782617974</text:p>
          </table:table-cell>
          <table:table-cell table:number-columns-repeated="4"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17.571664794399" calcext:value-type="float">
            <text:p>17.571664794399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office:value-type="float" office:value="-83.0430922522201" calcext:value-type="float">
            <text:p>-83.0430922522201</text:p>
          </table:table-cell>
          <table:table-cell office:value-type="float" office:value="13.6385984105769" calcext:value-type="float">
            <text:p>13.6385984105769</text:p>
          </table:table-cell>
          <table:table-cell office:value-type="float" office:value="-88" calcext:value-type="float">
            <text:p>-88</text:p>
          </table:table-cell>
          <table:table-cell office:value-type="float" office:value="-91" calcext:value-type="float">
            <text:p>-91</text:p>
          </table:table-cell>
          <table:table-cell office:value-type="float" office:value="-89.5888215295563" calcext:value-type="float">
            <text:p>-89.5888215295563</text:p>
          </table:table-cell>
          <table:table-cell office:value-type="float" office:value="22.5403532329706" calcext:value-type="float">
            <text:p>22.5403532329706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5.6411893069744" calcext:value-type="float">
            <text:p>-85.6411893069744</text:p>
          </table:table-cell>
          <table:table-cell office:value-type="float" office:value="16.6484182113768" calcext:value-type="float">
            <text:p>16.6484182113768</text:p>
          </table:table-cell>
          <table:table-cell office:value-type="float" office:value="-55.5337877742033" calcext:value-type="float">
            <text:p>-55.5337877742033</text:p>
          </table:table-cell>
          <table:table-cell office:value-type="float" office:value="146.359162391861" calcext:value-type="float">
            <text:p>146.359162391861</text:p>
          </table:table-cell>
          <table:table-cell office:value-type="float" office:value="-155.457555316893" calcext:value-type="float">
            <text:p>-155.457555316893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.5662889503063" calcext:value-type="float">
            <text:p>17.5662889503063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office:value-type="float" office:value="-83.0215461261101" calcext:value-type="float">
            <text:p>-83.0215461261101</text:p>
          </table:table-cell>
          <table:table-cell office:value-type="float" office:value="13.6160625410004" calcext:value-type="float">
            <text:p>13.6160625410004</text:p>
          </table:table-cell>
          <table:table-cell office:value-type="float" office:value="-94" calcext:value-type="float">
            <text:p>-94</text:p>
          </table:table-cell>
          <table:table-cell office:value-type="float" office:value="-91" calcext:value-type="float">
            <text:p>-91</text:p>
          </table:table-cell>
          <table:table-cell office:value-type="float" office:value="-90.2944107647781" calcext:value-type="float">
            <text:p>-90.2944107647781</text:p>
          </table:table-cell>
          <table:table-cell office:value-type="float" office:value="23.7947068583187" calcext:value-type="float">
            <text:p>23.7947068583187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5.8205946534872" calcext:value-type="float">
            <text:p>-85.8205946534872</text:p>
          </table:table-cell>
          <table:table-cell office:value-type="float" office:value="16.8792503698036" calcext:value-type="float">
            <text:p>16.8792503698036</text:p>
          </table:table-cell>
          <table:table-cell office:value-type="float" office:value="-73.1811063345535" calcext:value-type="float">
            <text:p>-73.1811063345535</text:p>
          </table:table-cell>
          <table:table-cell office:value-type="float" office:value="173.056779705856" calcext:value-type="float">
            <text:p>173.056779705856</text:p>
          </table:table-cell>
          <table:table-cell office:value-type="float" office:value="-186.91981574059" calcext:value-type="float">
            <text:p>-186.91981574059</text:p>
          </table:table-cell>
          <table:table-cell table:number-columns-repeated="4"/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7.5610305402528" calcext:value-type="float">
            <text:p>17.5610305402528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3.010773063055" calcext:value-type="float">
            <text:p>-83.010773063055</text:p>
          </table:table-cell>
          <table:table-cell office:value-type="float" office:value="13.6048085740706" calcext:value-type="float">
            <text:p>13.6048085740706</text:p>
          </table:table-cell>
          <table:table-cell office:value-type="float" office:value="-96" calcext:value-type="float">
            <text:p>-96</text:p>
          </table:table-cell>
          <table:table-cell office:value-type="float" office:value="-90" calcext:value-type="float">
            <text:p>-90</text:p>
          </table:table-cell>
          <table:table-cell office:value-type="float" office:value="-90.1472053823891" calcext:value-type="float">
            <text:p>-90.1472053823891</text:p>
          </table:table-cell>
          <table:table-cell office:value-type="float" office:value="23.5273770607652" calcext:value-type="float">
            <text:p>23.5273770607652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office:value-type="float" office:value="-85.9102973267436" calcext:value-type="float">
            <text:p>-85.9102973267436</text:p>
          </table:table-cell>
          <table:table-cell office:value-type="float" office:value="16.9958638823916" calcext:value-type="float">
            <text:p>16.9958638823916</text:p>
          </table:table-cell>
          <table:table-cell office:value-type="float" office:value="-64.0064632750081" calcext:value-type="float">
            <text:p>-64.0064632750081</text:p>
          </table:table-cell>
          <table:table-cell office:value-type="float" office:value="167.44575228287" calcext:value-type="float">
            <text:p>167.44575228287</text:p>
          </table:table-cell>
          <table:table-cell office:value-type="float" office:value="-178.258080601806" calcext:value-type="float">
            <text:p>-178.258080601806</text:p>
          </table:table-cell>
          <table:table-cell table:number-columns-repeated="4"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17.5553255842354" calcext:value-type="float">
            <text:p>17.5553255842354</text:p>
          </table:table-cell>
          <table:table-cell office:value-type="float" office:value="-82" calcext:value-type="float">
            <text:p>-82</text:p>
          </table:table-cell>
          <table:table-cell office:value-type="float" office:value="-83" calcext:value-type="float">
            <text:p>-83</text:p>
          </table:table-cell>
          <table:table-cell office:value-type="float" office:value="-83.0053865315275" calcext:value-type="float">
            <text:p>-83.0053865315275</text:p>
          </table:table-cell>
          <table:table-cell office:value-type="float" office:value="13.599185079203" calcext:value-type="float">
            <text:p>13.599185079203</text:p>
          </table:table-cell>
          <table:table-cell office:value-type="float" office:value="-90" calcext:value-type="float">
            <text:p>-90</text:p>
          </table:table-cell>
          <table:table-cell office:value-type="float" office:value="-88" calcext:value-type="float">
            <text:p>-88</text:p>
          </table:table-cell>
          <table:table-cell office:value-type="float" office:value="-89.0736026911945" calcext:value-type="float">
            <text:p>-89.0736026911945</text:p>
          </table:table-cell>
          <table:table-cell office:value-type="float" office:value="21.6663999823247" calcext:value-type="float">
            <text:p>21.6663999823247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5.9551486633718" calcext:value-type="float">
            <text:p>-85.9551486633718</text:p>
          </table:table-cell>
          <table:table-cell office:value-type="float" office:value="17.0544724092003" calcext:value-type="float">
            <text:p>17.0544724092003</text:p>
          </table:table-cell>
          <table:table-cell office:value-type="float" office:value="-25.9747966808358" calcext:value-type="float">
            <text:p>-25.9747966808358</text:p>
          </table:table-cell>
          <table:table-cell office:value-type="float" office:value="129.285933352574" calcext:value-type="float">
            <text:p>129.285933352574</text:p>
          </table:table-cell>
          <table:table-cell office:value-type="float" office:value="-130.653809052594" calcext:value-type="float">
            <text:p>-130.653809052594</text:p>
          </table:table-cell>
          <table:table-cell table:number-columns-repeated="4"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17.555119872459" calcext:value-type="float">
            <text:p>17.555119872459</text:p>
          </table:table-cell>
          <table:table-cell office:value-type="float" office:value="-82" calcext:value-type="float">
            <text:p>-82</text:p>
          </table:table-cell>
          <table:table-cell office:value-type="float" office:value="-83" calcext:value-type="float">
            <text:p>-83</text:p>
          </table:table-cell>
          <table:table-cell office:value-type="float" office:value="-83.0026932657638" calcext:value-type="float">
            <text:p>-83.0026932657638</text:p>
          </table:table-cell>
          <table:table-cell office:value-type="float" office:value="13.596374203498" calcext:value-type="float">
            <text:p>13.596374203498</text:p>
          </table:table-cell>
          <table:table-cell office:value-type="float" office:value="-91" calcext:value-type="float">
            <text:p>-91</text:p>
          </table:table-cell>
          <table:table-cell office:value-type="float" office:value="-86" calcext:value-type="float">
            <text:p>-86</text:p>
          </table:table-cell>
          <table:table-cell office:value-type="float" office:value="-87.5368013455973" calcext:value-type="float">
            <text:p>-87.5368013455973</text:p>
          </table:table-cell>
          <table:table-cell office:value-type="float" office:value="19.2557325332075" calcext:value-type="float">
            <text:p>19.2557325332075</text:p>
          </table:table-cell>
          <table:table-cell office:value-type="float" office:value="-90" calcext:value-type="float">
            <text:p>-90</text:p>
          </table:table-cell>
          <table:table-cell office:value-type="float" office:value="-88" calcext:value-type="float">
            <text:p>-88</text:p>
          </table:table-cell>
          <table:table-cell office:value-type="float" office:value="-86.9775743316859" calcext:value-type="float">
            <text:p>-86.9775743316859</text:p>
          </table:table-cell>
          <table:table-cell office:value-type="float" office:value="18.4467195185903" calcext:value-type="float">
            <text:p>18.4467195185903</text:p>
          </table:table-cell>
          <table:table-cell office:value-type="float" office:value="61.3898575495667" calcext:value-type="float">
            <text:p>61.3898575495667</text:p>
          </table:table-cell>
          <table:table-cell office:value-type="float" office:value="84.4799290494912" calcext:value-type="float">
            <text:p>84.4799290494912</text:p>
          </table:table-cell>
          <table:table-cell office:value-type="float" office:value="-103.117034986806" calcext:value-type="float">
            <text:p>-103.117034986806</text:p>
          </table:table-cell>
          <table:table-cell table:number-columns-repeated="4"/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17.5497965576116" calcext:value-type="float">
            <text:p>17.5497965576116</text:p>
          </table:table-cell>
          <table:table-cell office:value-type="float" office:value="-83" calcext:value-type="float">
            <text:p>-83</text:p>
          </table:table-cell>
          <table:table-cell office:value-type="float" office:value="-85" calcext:value-type="float">
            <text:p>-85</text:p>
          </table:table-cell>
          <table:table-cell office:value-type="float" office:value="-84.0013466328819" calcext:value-type="float">
            <text:p>-84.0013466328819</text:p>
          </table:table-cell>
          <table:table-cell office:value-type="float" office:value="14.679509841026" calcext:value-type="float">
            <text:p>14.679509841026</text:p>
          </table:table-cell>
          <table:table-cell office:value-type="float" office:value="-88" calcext:value-type="float">
            <text:p>-88</text:p>
          </table:table-cell>
          <table:table-cell office:value-type="float" office:value="-86" calcext:value-type="float">
            <text:p>-86</text:p>
          </table:table-cell>
          <table:table-cell office:value-type="float" office:value="-86.7684006727986" calcext:value-type="float">
            <text:p>-86.7684006727986</text:p>
          </table:table-cell>
          <table:table-cell office:value-type="float" office:value="18.1529281663997" calcext:value-type="float">
            <text:p>18.1529281663997</text:p>
          </table:table-cell>
          <table:table-cell office:value-type="float" office:value="-85" calcext:value-type="float">
            <text:p>-85</text:p>
          </table:table-cell>
          <table:table-cell office:value-type="float" office:value="-88" calcext:value-type="float">
            <text:p>-88</text:p>
          </table:table-cell>
          <table:table-cell office:value-type="float" office:value="-87.488787165843" calcext:value-type="float">
            <text:p>-87.488787165843</text:p>
          </table:table-cell>
          <table:table-cell office:value-type="float" office:value="19.1849014306157" calcext:value-type="float">
            <text:p>19.1849014306157</text:p>
          </table:table-cell>
          <table:table-cell office:value-type="float" office:value="89.6921283842558" calcext:value-type="float">
            <text:p>89.6921283842558</text:p>
          </table:table-cell>
          <table:table-cell office:value-type="float" office:value="51.8067235644047" calcext:value-type="float">
            <text:p>51.8067235644047</text:p>
          </table:table-cell>
          <table:table-cell office:value-type="float" office:value="-102.271784471069" calcext:value-type="float">
            <text:p>-102.271784471069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.5448624712193" calcext:value-type="float">
            <text:p>17.5448624712193</text:p>
          </table:table-cell>
          <table:table-cell office:value-type="float" office:value="-83" calcext:value-type="float">
            <text:p>-83</text:p>
          </table:table-cell>
          <table:table-cell office:value-type="float" office:value="-85" calcext:value-type="float">
            <text:p>-85</text:p>
          </table:table-cell>
          <table:table-cell office:value-type="float" office:value="-84.5006733164409" calcext:value-type="float">
            <text:p>-84.5006733164409</text:p>
          </table:table-cell>
          <table:table-cell office:value-type="float" office:value="15.2530178049158" calcext:value-type="float">
            <text:p>15.2530178049158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5.8842003363993" calcext:value-type="float">
            <text:p>-85.8842003363993</text:p>
          </table:table-cell>
          <table:table-cell office:value-type="float" office:value="16.9618549322185" calcext:value-type="float">
            <text:p>16.9618549322185</text:p>
          </table:table-cell>
          <table:table-cell office:value-type="float" office:value="-86" calcext:value-type="float">
            <text:p>-86</text:p>
          </table:table-cell>
          <table:table-cell office:value-type="float" office:value="-88" calcext:value-type="float">
            <text:p>-88</text:p>
          </table:table-cell>
          <table:table-cell office:value-type="float" office:value="-87.7443935829215" calcext:value-type="float">
            <text:p>-87.7443935829215</text:p>
          </table:table-cell>
          <table:table-cell office:value-type="float" office:value="19.5649970204189" calcext:value-type="float">
            <text:p>19.5649970204189</text:p>
          </table:table-cell>
          <table:table-cell office:value-type="float" office:value="112.827303448884" calcext:value-type="float">
            <text:p>112.827303448884</text:p>
          </table:table-cell>
          <table:table-cell office:value-type="float" office:value="24.9927139020661" calcext:value-type="float">
            <text:p>24.9927139020661</text:p>
          </table:table-cell>
          <table:table-cell office:value-type="float" office:value="-114.438890142826" calcext:value-type="float">
            <text:p>-114.438890142826</text:p>
          </table:table-cell>
          <table:table-cell table:number-columns-repeated="4"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17.5400071495318" calcext:value-type="float">
            <text:p>17.5400071495318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4.7503366582205" calcext:value-type="float">
            <text:p>-84.7503366582205</text:p>
          </table:table-cell>
          <table:table-cell office:value-type="float" office:value="15.5481201704577" calcext:value-type="float">
            <text:p>15.5481201704577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5.4421001681997" calcext:value-type="float">
            <text:p>-85.4421001681997</text:p>
          </table:table-cell>
          <table:table-cell office:value-type="float" office:value="16.3959532853647" calcext:value-type="float">
            <text:p>16.3959532853647</text:p>
          </table:table-cell>
          <table:table-cell table:number-columns-repeated="2" office:value-type="float" office:value="-88" calcext:value-type="float">
            <text:p>-88</text:p>
          </table:table-cell>
          <table:table-cell office:value-type="float" office:value="-87.8721967914607" calcext:value-type="float">
            <text:p>-87.8721967914607</text:p>
          </table:table-cell>
          <table:table-cell office:value-type="float" office:value="19.7578595114249" calcext:value-type="float">
            <text:p>19.7578595114249</text:p>
          </table:table-cell>
          <table:table-cell office:value-type="float" office:value="123.477348996346" calcext:value-type="float">
            <text:p>123.477348996346</text:p>
          </table:table-cell>
          <table:table-cell office:value-type="float" office:value="12.2805651367581" calcext:value-type="float">
            <text:p>12.2805651367581</text:p>
          </table:table-cell>
          <table:table-cell office:value-type="float" office:value="-123.057801730189" calcext:value-type="float">
            <text:p>-123.057801730189</text:p>
          </table:table-cell>
          <table:table-cell table:number-columns-repeated="4"/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17.5354941454787" calcext:value-type="float">
            <text:p>17.5354941454787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  <table:table-cell office:value-type="float" office:value="-85.3751683291102" calcext:value-type="float">
            <text:p>-85.3751683291102</text:p>
          </table:table-cell>
          <table:table-cell office:value-type="float" office:value="16.3119398368842" calcext:value-type="float">
            <text:p>16.3119398368842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5.2210500840998" calcext:value-type="float">
            <text:p>-85.2210500840998</text:p>
          </table:table-cell>
          <table:table-cell office:value-type="float" office:value="16.1201224393256" calcext:value-type="float">
            <text:p>16.1201224393256</text:p>
          </table:table-cell>
          <table:table-cell office:value-type="float" office:value="-90" calcext:value-type="float">
            <text:p>-90</text:p>
          </table:table-cell>
          <table:table-cell office:value-type="float" office:value="-86" calcext:value-type="float">
            <text:p>-86</text:p>
          </table:table-cell>
          <table:table-cell office:value-type="float" office:value="-86.9360983957304" calcext:value-type="float">
            <text:p>-86.9360983957304</text:p>
          </table:table-cell>
          <table:table-cell office:value-type="float" office:value="18.3880896809738" calcext:value-type="float">
            <text:p>18.3880896809738</text:p>
          </table:table-cell>
          <table:table-cell office:value-type="float" office:value="68.165830188472" calcext:value-type="float">
            <text:p>68.165830188472</text:p>
          </table:table-cell>
          <table:table-cell office:value-type="float" office:value="-2.85774262876373" calcext:value-type="float">
            <text:p>-2.85774262876373</text:p>
          </table:table-cell>
          <table:table-cell office:value-type="float" office:value="-66.2714883589288" calcext:value-type="float">
            <text:p>-66.2714883589288</text:p>
          </table:table-cell>
          <table:table-cell table:number-columns-repeated="4"/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17.5313125343614" calcext:value-type="float">
            <text:p>17.5313125343614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office:value-type="float" office:value="-85.6875841645551" calcext:value-type="float">
            <text:p>-85.6875841645551</text:p>
          </table:table-cell>
          <table:table-cell office:value-type="float" office:value="16.7078078570003" calcext:value-type="float">
            <text:p>16.7078078570003</text:p>
          </table:table-cell>
          <table:table-cell office:value-type="float" office:value="-93" calcext:value-type="float">
            <text:p>-93</text:p>
          </table:table-cell>
          <table:table-cell office:value-type="float" office:value="-85" calcext:value-type="float">
            <text:p>-85</text:p>
          </table:table-cell>
          <table:table-cell office:value-type="float" office:value="-85.1105250420499" calcext:value-type="float">
            <text:p>-85.1105250420499</text:p>
          </table:table-cell>
          <table:table-cell office:value-type="float" office:value="15.9839520506434" calcext:value-type="float">
            <text:p>15.9839520506434</text:p>
          </table:table-cell>
          <table:table-cell office:value-type="float" office:value="-93" calcext:value-type="float">
            <text:p>-93</text:p>
          </table:table-cell>
          <table:table-cell office:value-type="float" office:value="-84" calcext:value-type="float">
            <text:p>-84</text:p>
          </table:table-cell>
          <table:table-cell office:value-type="float" office:value="-85.4680491978652" calcext:value-type="float">
            <text:p>-85.4680491978652</text:p>
          </table:table-cell>
          <table:table-cell office:value-type="float" office:value="16.4286410170477" calcext:value-type="float">
            <text:p>16.4286410170477</text:p>
          </table:table-cell>
          <table:table-cell office:value-type="float" office:value="1.75925208909911" calcext:value-type="float">
            <text:p>1.75925208909911</text:p>
          </table:table-cell>
          <table:table-cell office:value-type="float" office:value="-10.7864182859872" calcext:value-type="float">
            <text:p>-10.786418285987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17.530755756915" calcext:value-type="float">
            <text:p>17.530755756915</text:p>
          </table:table-cell>
          <table:table-cell table:number-columns-repeated="2" office:value-type="float" office:value="-87" calcext:value-type="float">
            <text:p>-87</text:p>
          </table:table-cell>
          <table:table-cell office:value-type="float" office:value="-86.3437920822776" calcext:value-type="float">
            <text:p>-86.3437920822776</text:p>
          </table:table-cell>
          <table:table-cell office:value-type="float" office:value="17.5708620630658" calcext:value-type="float">
            <text:p>17.5708620630658</text:p>
          </table:table-cell>
          <table:table-cell office:value-type="float" office:value="-83" calcext:value-type="float">
            <text:p>-83</text:p>
          </table:table-cell>
          <table:table-cell office:value-type="float" office:value="-84" calcext:value-type="float">
            <text:p>-84</text:p>
          </table:table-cell>
          <table:table-cell office:value-type="float" office:value="-84.555262521025" calcext:value-type="float">
            <text:p>-84.555262521025</text:p>
          </table:table-cell>
          <table:table-cell office:value-type="float" office:value="15.3170601336029" calcext:value-type="float">
            <text:p>15.3170601336029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office:value-type="float" office:value="-84.2340245989326" calcext:value-type="float">
            <text:p>-84.2340245989326</text:p>
          </table:table-cell>
          <table:table-cell office:value-type="float" office:value="14.9440216006177" calcext:value-type="float">
            <text:p>14.9440216006177</text:p>
          </table:table-cell>
          <table:table-cell office:value-type="float" office:value="-45.7931030925745" calcext:value-type="float">
            <text:p>-45.7931030925745</text:p>
          </table:table-cell>
          <table:table-cell office:value-type="float" office:value="-33.7222102285809" calcext:value-type="float">
            <text:p>-33.7222102285809</text:p>
          </table:table-cell>
          <table:table-cell office:value-type="float" office:value="-54.4132526003197" calcext:value-type="float">
            <text:p>-54.4132526003197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.5300043287858" calcext:value-type="float">
            <text:p>17.5300043287858</text:p>
          </table:table-cell>
          <table:table-cell office:value-type="float" office:value="-83" calcext:value-type="float">
            <text:p>-83</text:p>
          </table:table-cell>
          <table:table-cell office:value-type="float" office:value="-86" calcext:value-type="float">
            <text:p>-86</text:p>
          </table:table-cell>
          <table:table-cell office:value-type="float" office:value="-86.1718960411388" calcext:value-type="float">
            <text:p>-86.1718960411388</text:p>
          </table:table-cell>
          <table:table-cell office:value-type="float" office:value="17.340563306031" calcext:value-type="float">
            <text:p>17.340563306031</text:p>
          </table:table-cell>
          <table:table-cell office:value-type="float" office:value="-83" calcext:value-type="float">
            <text:p>-83</text:p>
          </table:table-cell>
          <table:table-cell office:value-type="float" office:value="-84" calcext:value-type="float">
            <text:p>-84</text:p>
          </table:table-cell>
          <table:table-cell office:value-type="float" office:value="-84.2776312605125" calcext:value-type="float">
            <text:p>-84.2776312605125</text:p>
          </table:table-cell>
          <table:table-cell office:value-type="float" office:value="14.9941220637374" calcext:value-type="float">
            <text:p>14.9941220637374</text:p>
          </table:table-cell>
          <table:table-cell office:value-type="float" office:value="-86" calcext:value-type="float">
            <text:p>-86</text:p>
          </table:table-cell>
          <table:table-cell office:value-type="float" office:value="-83" calcext:value-type="float">
            <text:p>-83</text:p>
          </table:table-cell>
          <table:table-cell office:value-type="float" office:value="-83.6170122994663" calcext:value-type="float">
            <text:p>-83.6170122994663</text:p>
          </table:table-cell>
          <table:table-cell office:value-type="float" office:value="14.2528071860341" calcext:value-type="float">
            <text:p>14.2528071860341</text:p>
          </table:table-cell>
          <table:table-cell office:value-type="float" office:value="-56.0791131874004" calcext:value-type="float">
            <text:p>-56.0791131874004</text:p>
          </table:table-cell>
          <table:table-cell office:value-type="float" office:value="-34.5170178673701" calcext:value-type="float">
            <text:p>-34.5170178673701</text:p>
          </table:table-cell>
          <table:table-cell office:value-type="float" office:value="-63.810378631953" calcext:value-type="float">
            <text:p>-63.810378631953</text:p>
          </table:table-cell>
          <table:table-cell table:number-columns-repeated="4"/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17.5289907915073" calcext:value-type="float">
            <text:p>17.5289907915073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6.0859480205694" calcext:value-type="float">
            <text:p>-86.0859480205694</text:p>
          </table:table-cell>
          <table:table-cell office:value-type="float" office:value="17.2265483471646" calcext:value-type="float">
            <text:p>17.2265483471646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office:value-type="float" office:value="-84.1388156302562" calcext:value-type="float">
            <text:p>-84.1388156302562</text:p>
          </table:table-cell>
          <table:table-cell office:value-type="float" office:value="14.8352153283293" calcext:value-type="float">
            <text:p>14.8352153283293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3.3085061497332" calcext:value-type="float">
            <text:p>-83.3085061497332</text:p>
          </table:table-cell>
          <table:table-cell office:value-type="float" office:value="13.9192832201571" calcext:value-type="float">
            <text:p>13.9192832201571</text:p>
          </table:table-cell>
          <table:table-cell office:value-type="float" office:value="-60.6947774476362" calcext:value-type="float">
            <text:p>-60.6947774476362</text:p>
          </table:table-cell>
          <table:table-cell office:value-type="float" office:value="-34.8801609633204" calcext:value-type="float">
            <text:p>-34.8801609633204</text:p>
          </table:table-cell>
          <table:table-cell office:value-type="float" office:value="-68.11955253589" calcext:value-type="float">
            <text:p>-68.11955253589</text:p>
          </table:table-cell>
          <table:table-cell table:number-columns-repeated="4"/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17.5264533575917" calcext:value-type="float">
            <text:p>17.5264533575917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  <table:table-cell office:value-type="float" office:value="-86.0429740102847" calcext:value-type="float">
            <text:p>-86.0429740102847</text:p>
          </table:table-cell>
          <table:table-cell office:value-type="float" office:value="17.1698222965511" calcext:value-type="float">
            <text:p>17.1698222965511</text:p>
          </table:table-cell>
          <table:table-cell office:value-type="float" office:value="-88" calcext:value-type="float">
            <text:p>-88</text:p>
          </table:table-cell>
          <table:table-cell office:value-type="float" office:value="-83" calcext:value-type="float">
            <text:p>-83</text:p>
          </table:table-cell>
          <table:table-cell office:value-type="float" office:value="-83.5694078151281" calcext:value-type="float">
            <text:p>-83.5694078151281</text:p>
          </table:table-cell>
          <table:table-cell office:value-type="float" office:value="14.2008255980501" calcext:value-type="float">
            <text:p>14.2008255980501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6542530748666" calcext:value-type="float">
            <text:p>-82.6542530748666</text:p>
          </table:table-cell>
          <table:table-cell office:value-type="float" office:value="13.2375750648735" calcext:value-type="float">
            <text:p>13.2375750648735</text:p>
          </table:table-cell>
          <table:table-cell office:value-type="float" office:value="-68.6734483402058" calcext:value-type="float">
            <text:p>-68.6734483402058</text:p>
          </table:table-cell>
          <table:table-cell office:value-type="float" office:value="-42.3660681949579" calcext:value-type="float">
            <text:p>-42.3660681949579</text:p>
          </table:table-cell>
          <table:table-cell office:value-type="float" office:value="-79.1230342849814" calcext:value-type="float">
            <text:p>-79.1230342849814</text:p>
          </table:table-cell>
          <table:table-cell table:number-columns-repeated="4"/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17.5251686035083" calcext:value-type="float">
            <text:p>17.5251686035083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  <table:table-cell office:value-type="float" office:value="-86.0214870051424" calcext:value-type="float">
            <text:p>-86.0214870051424</text:p>
          </table:table-cell>
          <table:table-cell office:value-type="float" office:value="17.1415293581162" calcext:value-type="float">
            <text:p>17.1415293581162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office:value-type="float" office:value="-83.284703907564" calcext:value-type="float">
            <text:p>-83.284703907564</text:p>
          </table:table-cell>
          <table:table-cell office:value-type="float" office:value="13.8938774402471" calcext:value-type="float">
            <text:p>13.8938774402471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3271265374333" calcext:value-type="float">
            <text:p>-82.3271265374333</text:p>
          </table:table-cell>
          <table:table-cell office:value-type="float" office:value="12.9093453124866" calcext:value-type="float">
            <text:p>12.9093453124866</text:p>
          </table:table-cell>
          <table:table-cell office:value-type="float" office:value="-72.3041011557567" calcext:value-type="float">
            <text:p>-72.3041011557567</text:p>
          </table:table-cell>
          <table:table-cell office:value-type="float" office:value="-45.8446356411596" calcext:value-type="float">
            <text:p>-45.8446356411596</text:p>
          </table:table-cell>
          <table:table-cell office:value-type="float" office:value="-84.1649003643694" calcext:value-type="float">
            <text:p>-84.1649003643694</text:p>
          </table:table-cell>
          <table:table-cell table:number-columns-repeated="4"/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17.5237781233073" calcext:value-type="float">
            <text:p>17.5237781233073</text:p>
          </table:table-cell>
          <table:table-cell office:value-type="float" office:value="-86" calcext:value-type="float">
            <text:p>-86</text:p>
          </table:table-cell>
          <table:table-cell office:value-type="float" office:value="-84" calcext:value-type="float">
            <text:p>-84</text:p>
          </table:table-cell>
          <table:table-cell office:value-type="float" office:value="-85.0107435025712" calcext:value-type="float">
            <text:p>-85.0107435025712</text:p>
          </table:table-cell>
          <table:table-cell office:value-type="float" office:value="15.8620062532345" calcext:value-type="float">
            <text:p>15.8620062532345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3.142351953782" calcext:value-type="float">
            <text:p>-83.142351953782</text:p>
          </table:table-cell>
          <table:table-cell office:value-type="float" office:value="13.7429003825549" calcext:value-type="float">
            <text:p>13.7429003825549</text:p>
          </table:table-cell>
          <table:table-cell office:value-type="float" office:value="-86" calcext:value-type="float">
            <text:p>-86</text:p>
          </table:table-cell>
          <table:table-cell office:value-type="float" office:value="-82" calcext:value-type="float">
            <text:p>-82</text:p>
          </table:table-cell>
          <table:table-cell office:value-type="float" office:value="-82.1635632687167" calcext:value-type="float">
            <text:p>-82.1635632687167</text:p>
          </table:table-cell>
          <table:table-cell office:value-type="float" office:value="12.7482951266102" calcext:value-type="float">
            <text:p>12.7482951266102</text:p>
          </table:table-cell>
          <table:table-cell office:value-type="float" office:value="-54.0255708770912" calcext:value-type="float">
            <text:p>-54.0255708770912</text:p>
          </table:table-cell>
          <table:table-cell office:value-type="float" office:value="-28.5463324785556" calcext:value-type="float">
            <text:p>-28.5463324785556</text:p>
          </table:table-cell>
          <table:table-cell office:value-type="float" office:value="-59.2622202585415" calcext:value-type="float">
            <text:p>-59.262220258541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.5223001971993" calcext:value-type="float">
            <text:p>17.5223001971993</text:p>
          </table:table-cell>
          <table:table-cell office:value-type="float" office:value="-86" calcext:value-type="float">
            <text:p>-86</text:p>
          </table:table-cell>
          <table:table-cell office:value-type="float" office:value="-84" calcext:value-type="float">
            <text:p>-84</text:p>
          </table:table-cell>
          <table:table-cell office:value-type="float" office:value="-84.5053717512856" calcext:value-type="float">
            <text:p>-84.5053717512856</text:p>
          </table:table-cell>
          <table:table-cell office:value-type="float" office:value="15.2585193126707" calcext:value-type="float">
            <text:p>15.2585193126707</text:p>
          </table:table-cell>
          <table:table-cell office:value-type="float" office:value="-83" calcext:value-type="float">
            <text:p>-83</text:p>
          </table:table-cell>
          <table:table-cell office:value-type="float" office:value="-84" calcext:value-type="float">
            <text:p>-84</text:p>
          </table:table-cell>
          <table:table-cell office:value-type="float" office:value="-83.571175976891" calcext:value-type="float">
            <text:p>-83.571175976891</text:p>
          </table:table-cell>
          <table:table-cell office:value-type="float" office:value="14.2027529431858" calcext:value-type="float">
            <text:p>14.2027529431858</text:p>
          </table:table-cell>
          <table:table-cell office:value-type="float" office:value="-85" calcext:value-type="float">
            <text:p>-85</text:p>
          </table:table-cell>
          <table:table-cell office:value-type="float" office:value="-82" calcext:value-type="float">
            <text:p>-82</text:p>
          </table:table-cell>
          <table:table-cell office:value-type="float" office:value="-82.0817816343583" calcext:value-type="float">
            <text:p>-82.0817816343583</text:p>
          </table:table-cell>
          <table:table-cell office:value-type="float" office:value="12.6685250490897" calcext:value-type="float">
            <text:p>12.6685250490897</text:p>
          </table:table-cell>
          <table:table-cell office:value-type="float" office:value="-52.3890649019159" calcext:value-type="float">
            <text:p>-52.3890649019159</text:p>
          </table:table-cell>
          <table:table-cell office:value-type="float" office:value="-14.1682820227142" calcext:value-type="float">
            <text:p>-14.1682820227142</text:p>
          </table:table-cell>
          <table:table-cell office:value-type="float" office:value="-52.2258301845055" calcext:value-type="float">
            <text:p>-52.2258301845055</text:p>
          </table:table-cell>
          <table:table-cell table:number-columns-repeated="4"/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17.520569918967" calcext:value-type="float">
            <text:p>17.520569918967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4.2526858756428" calcext:value-type="float">
            <text:p>-84.2526858756428</text:p>
          </table:table-cell>
          <table:table-cell office:value-type="float" office:value="14.9654413473627" calcext:value-type="float">
            <text:p>14.9654413473627</text:p>
          </table:table-cell>
          <table:table-cell office:value-type="float" office:value="-83" calcext:value-type="float">
            <text:p>-83</text:p>
          </table:table-cell>
          <table:table-cell office:value-type="float" office:value="-85" calcext:value-type="float">
            <text:p>-85</text:p>
          </table:table-cell>
          <table:table-cell office:value-type="float" office:value="-84.2855879884455" calcext:value-type="float">
            <text:p>-84.2855879884455</text:p>
          </table:table-cell>
          <table:table-cell office:value-type="float" office:value="15.003281792282" calcext:value-type="float">
            <text:p>15.003281792282</text:p>
          </table:table-cell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office:value-type="float" office:value="-81.5408908171792" calcext:value-type="float">
            <text:p>-81.5408908171792</text:p>
          </table:table-cell>
          <table:table-cell office:value-type="float" office:value="12.1533599454806" calcext:value-type="float">
            <text:p>12.1533599454806</text:p>
          </table:table-cell>
          <table:table-cell office:value-type="float" office:value="-69.8156941633184" calcext:value-type="float">
            <text:p>-69.8156941633184</text:p>
          </table:table-cell>
          <table:table-cell office:value-type="float" office:value="0.485468098759109" calcext:value-type="float">
            <text:p>0.485468098759109</text:p>
          </table:table-cell>
          <table:table-cell office:value-type="float" office:value="-68.192872862469" calcext:value-type="float">
            <text:p>-68.192872862469</text:p>
          </table:table-cell>
          <table:table-cell table:number-columns-repeated="4"/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17.5186151812152" calcext:value-type="float">
            <text:p>17.5186151812152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4.1263429378214" calcext:value-type="float">
            <text:p>-84.1263429378214</text:p>
          </table:table-cell>
          <table:table-cell office:value-type="float" office:value="14.8210201569595" calcext:value-type="float">
            <text:p>14.8210201569595</text:p>
          </table:table-cell>
          <table:table-cell office:value-type="float" office:value="-84" calcext:value-type="float">
            <text:p>-84</text:p>
          </table:table-cell>
          <table:table-cell office:value-type="float" office:value="-85" calcext:value-type="float">
            <text:p>-85</text:p>
          </table:table-cell>
          <table:table-cell office:value-type="float" office:value="-84.6427939942228" calcext:value-type="float">
            <text:p>-84.6427939942228</text:p>
          </table:table-cell>
          <table:table-cell office:value-type="float" office:value="15.420311014102" calcext:value-type="float">
            <text:p>15.420311014102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1.2704454085896" calcext:value-type="float">
            <text:p>-81.2704454085896</text:p>
          </table:table-cell>
          <table:table-cell office:value-type="float" office:value="11.9036874048162" calcext:value-type="float">
            <text:p>11.9036874048162</text:p>
          </table:table-cell>
          <table:table-cell office:value-type="float" office:value="-78.6665163904571" calcext:value-type="float">
            <text:p>-78.6665163904571</text:p>
          </table:table-cell>
          <table:table-cell office:value-type="float" office:value="8.20788785392579" calcext:value-type="float">
            <text:p>8.20788785392579</text:p>
          </table:table-cell>
          <table:table-cell office:value-type="float" office:value="-77.6393056523022" calcext:value-type="float">
            <text:p>-77.6393056523022</text:p>
          </table:table-cell>
          <table:table-cell table:number-columns-repeated="4"/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17.5167004121901" calcext:value-type="float">
            <text:p>17.5167004121901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4.0631714689107" calcext:value-type="float">
            <text:p>-84.0631714689107</text:p>
          </table:table-cell>
          <table:table-cell office:value-type="float" office:value="14.7493330465472" calcext:value-type="float">
            <text:p>14.7493330465472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4.8213969971114" calcext:value-type="float">
            <text:p>-84.8213969971114</text:p>
          </table:table-cell>
          <table:table-cell office:value-type="float" office:value="15.6331525777379" calcext:value-type="float">
            <text:p>15.6331525777379</text:p>
          </table:table-cell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office:value-type="float" office:value="-81.1352227042948" calcext:value-type="float">
            <text:p>-81.1352227042948</text:p>
          </table:table-cell>
          <table:table-cell office:value-type="float" office:value="11.7807812017787" calcext:value-type="float">
            <text:p>11.7807812017787</text:p>
          </table:table-cell>
          <table:table-cell office:value-type="float" office:value="-83.1371746591877" calcext:value-type="float">
            <text:p>-83.1371746591877</text:p>
          </table:table-cell>
          <table:table-cell office:value-type="float" office:value="12.1757428185743" calcext:value-type="float">
            <text:p>12.1757428185743</text:p>
          </table:table-cell>
          <table:table-cell office:value-type="float" office:value="-82.6444391695355" calcext:value-type="float">
            <text:p>-82.6444391695355</text:p>
          </table:table-cell>
          <table:table-cell table:number-columns-repeated="4"/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17.5148640626329" calcext:value-type="float">
            <text:p>17.5148640626329</text:p>
          </table:table-cell>
          <table:table-cell office:value-type="float" office:value="-84" calcext:value-type="float">
            <text:p>-84</text:p>
          </table:table-cell>
          <table:table-cell office:value-type="float" office:value="-87" calcext:value-type="float">
            <text:p>-87</text:p>
          </table:table-cell>
          <table:table-cell office:value-type="float" office:value="-85.5315857344553" calcext:value-type="float">
            <text:p>-85.5315857344553</text:p>
          </table:table-cell>
          <table:table-cell office:value-type="float" office:value="16.508952747578" calcext:value-type="float">
            <text:p>16.508952747578</text:p>
          </table:table-cell>
          <table:table-cell office:value-type="float" office:value="-87" calcext:value-type="float">
            <text:p>-87</text:p>
          </table:table-cell>
          <table:table-cell office:value-type="float" office:value="-85" calcext:value-type="float">
            <text:p>-85</text:p>
          </table:table-cell>
          <table:table-cell office:value-type="float" office:value="-84.9106984985557" calcext:value-type="float">
            <text:p>-84.9106984985557</text:p>
          </table:table-cell>
          <table:table-cell office:value-type="float" office:value="15.7406725069683" calcext:value-type="float">
            <text:p>15.7406725069683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1.0676113521474" calcext:value-type="float">
            <text:p>-81.0676113521474</text:p>
          </table:table-cell>
          <table:table-cell office:value-type="float" office:value="11.7198048022578" calcext:value-type="float">
            <text:p>11.7198048022578</text:p>
          </table:table-cell>
          <table:table-cell office:value-type="float" office:value="-112.254500759126" calcext:value-type="float">
            <text:p>-112.254500759126</text:p>
          </table:table-cell>
          <table:table-cell office:value-type="float" office:value="-11.2921590227883" calcext:value-type="float">
            <text:p>-11.2921590227883</text:p>
          </table:table-cell>
          <table:table-cell office:value-type="float" office:value="-111.660442953798" calcext:value-type="float">
            <text:p>-111.660442953798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.5139796736977" calcext:value-type="float">
            <text:p>17.5139796736977</text:p>
          </table:table-cell>
          <table:table-cell table:number-columns-repeated="2" office:value-type="float" office:value="-87" calcext:value-type="float">
            <text:p>-87</text:p>
          </table:table-cell>
          <table:table-cell office:value-type="float" office:value="-86.2657928672277" calcext:value-type="float">
            <text:p>-86.2657928672277</text:p>
          </table:table-cell>
          <table:table-cell office:value-type="float" office:value="17.4659855119218" calcext:value-type="float">
            <text:p>17.4659855119218</text:p>
          </table:table-cell>
          <table:table-cell office:value-type="float" office:value="-87" calcext:value-type="float">
            <text:p>-87</text:p>
          </table:table-cell>
          <table:table-cell office:value-type="float" office:value="-85" calcext:value-type="float">
            <text:p>-85</text:p>
          </table:table-cell>
          <table:table-cell office:value-type="float" office:value="-84.9553492492779" calcext:value-type="float">
            <text:p>-84.9553492492779</text:p>
          </table:table-cell>
          <table:table-cell office:value-type="float" office:value="15.7947094626821" calcext:value-type="float">
            <text:p>15.7947094626821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1.0338056760737" calcext:value-type="float">
            <text:p>-81.0338056760737</text:p>
          </table:table-cell>
          <table:table-cell office:value-type="float" office:value="11.689435058192" calcext:value-type="float">
            <text:p>11.689435058192</text:p>
          </table:table-cell>
          <table:table-cell office:value-type="float" office:value="-129.218897695344" calcext:value-type="float">
            <text:p>-129.218897695344</text:p>
          </table:table-cell>
          <table:table-cell office:value-type="float" office:value="-25.2971831327829" calcext:value-type="float">
            <text:p>-25.2971831327829</text:p>
          </table:table-cell>
          <table:table-cell office:value-type="float" office:value="-130.610067822541" calcext:value-type="float">
            <text:p>-130.610067822541</text:p>
          </table:table-cell>
          <table:table-cell table:number-columns-repeated="4"/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17.5131734333006" calcext:value-type="float">
            <text:p>17.5131734333006</text:p>
          </table:table-cell>
          <table:table-cell office:value-type="float" office:value="-90" calcext:value-type="float">
            <text:p>-90</text:p>
          </table:table-cell>
          <table:table-cell office:value-type="float" office:value="-81" calcext:value-type="float">
            <text:p>-81</text:p>
          </table:table-cell>
          <table:table-cell office:value-type="float" office:value="-83.6328964336138" calcext:value-type="float">
            <text:p>-83.6328964336138</text:p>
          </table:table-cell>
          <table:table-cell office:value-type="float" office:value="14.2701941259213" calcext:value-type="float">
            <text:p>14.2701941259213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4.9776746246389" calcext:value-type="float">
            <text:p>-84.9776746246389</text:p>
          </table:table-cell>
          <table:table-cell office:value-type="float" office:value="15.8217974656187" calcext:value-type="float">
            <text:p>15.8217974656187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1.0169028380369" calcext:value-type="float">
            <text:p>-81.0169028380369</text:p>
          </table:table-cell>
          <table:table-cell office:value-type="float" office:value="11.6742797105442" calcext:value-type="float">
            <text:p>11.6742797105442</text:p>
          </table:table-cell>
          <table:table-cell office:value-type="float" office:value="-81.2932405069597" calcext:value-type="float">
            <text:p>-81.2932405069597</text:p>
          </table:table-cell>
          <table:table-cell office:value-type="float" office:value="21.1931066598094" calcext:value-type="float">
            <text:p>21.1931066598094</text:p>
          </table:table-cell>
          <table:table-cell office:value-type="float" office:value="-82.6579085792689" calcext:value-type="float">
            <text:p>-82.6579085792689</text:p>
          </table:table-cell>
          <table:table-cell table:number-columns-repeated="4"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17.5131049833942" calcext:value-type="float">
            <text:p>17.5131049833942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81.8164482168069" calcext:value-type="float">
            <text:p>-81.8164482168069</text:p>
          </table:table-cell>
          <table:table-cell office:value-type="float" office:value="12.413138675921" calcext:value-type="float">
            <text:p>12.413138675921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office:value-type="float" office:value="-83.9888373123195" calcext:value-type="float">
            <text:p>-83.9888373123195</text:p>
          </table:table-cell>
          <table:table-cell office:value-type="float" office:value="14.6654224283089" calcext:value-type="float">
            <text:p>14.6654224283089</text:p>
          </table:table-cell>
          <table:table-cell office:value-type="float" office:value="-83" calcext:value-type="float">
            <text:p>-83</text:p>
          </table:table-cell>
          <table:table-cell office:value-type="float" office:value="-81" calcext:value-type="float">
            <text:p>-81</text:p>
          </table:table-cell>
          <table:table-cell office:value-type="float" office:value="-81.0084514190184" calcext:value-type="float">
            <text:p>-81.0084514190184</text:p>
          </table:table-cell>
          <table:table-cell office:value-type="float" office:value="11.6667094066515" calcext:value-type="float">
            <text:p>11.6667094066515</text:p>
          </table:table-cell>
          <table:table-cell office:value-type="float" office:value="-42.5507086116087" calcext:value-type="float">
            <text:p>-42.5507086116087</text:p>
          </table:table-cell>
          <table:table-cell office:value-type="float" office:value="27.6920923695904" calcext:value-type="float">
            <text:p>27.6920923695904</text:p>
          </table:table-cell>
          <table:table-cell office:value-type="float" office:value="-48.9366876208836" calcext:value-type="float">
            <text:p>-48.9366876208836</text:p>
          </table:table-cell>
          <table:table-cell table:number-columns-repeated="4"/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17.5120764845412" calcext:value-type="float">
            <text:p>17.5120764845412</text:p>
          </table:table-cell>
          <table:table-cell office:value-type="float" office:value="-87" calcext:value-type="float">
            <text:p>-87</text:p>
          </table:table-cell>
          <table:table-cell office:value-type="float" office:value="-79" calcext:value-type="float">
            <text:p>-79</text:p>
          </table:table-cell>
          <table:table-cell office:value-type="float" office:value="-80.4082241084035" calcext:value-type="float">
            <text:p>-80.4082241084035</text:p>
          </table:table-cell>
          <table:table-cell office:value-type="float" office:value="11.1414266034117" calcext:value-type="float">
            <text:p>11.1414266034117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  <table:table-cell office:value-type="float" office:value="-82.9944186561597" calcext:value-type="float">
            <text:p>-82.9944186561597</text:p>
          </table:table-cell>
          <table:table-cell office:value-type="float" office:value="13.5877418910186" calcext:value-type="float">
            <text:p>13.5877418910186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1.0042257095092" calcext:value-type="float">
            <text:p>-81.0042257095092</text:p>
          </table:table-cell>
          <table:table-cell office:value-type="float" office:value="11.662926095794" calcext:value-type="float">
            <text:p>11.662926095794</text:p>
          </table:table-cell>
          <table:table-cell office:value-type="float" office:value="-15.1874910208301" calcext:value-type="float">
            <text:p>-15.1874910208301</text:p>
          </table:table-cell>
          <table:table-cell office:value-type="float" office:value="27.4678831535143" calcext:value-type="float">
            <text:p>27.4678831535143</text:p>
          </table:table-cell>
          <table:table-cell office:value-type="float" office:value="-28.8568346012525" calcext:value-type="float">
            <text:p>-28.8568346012525</text:p>
          </table:table-cell>
          <table:table-cell table:number-columns-repeated="4"/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17.5114157705208" calcext:value-type="float">
            <text:p>17.5114157705208</text:p>
          </table:table-cell>
          <table:table-cell office:value-type="float" office:value="-81" calcext:value-type="float">
            <text:p>-81</text:p>
          </table:table-cell>
          <table:table-cell office:value-type="float" office:value="-78" calcext:value-type="float">
            <text:p>-78</text:p>
          </table:table-cell>
          <table:table-cell office:value-type="float" office:value="-79.2041120542017" calcext:value-type="float">
            <text:p>-79.2041120542017</text:p>
          </table:table-cell>
          <table:table-cell office:value-type="float" office:value="10.1578953703471" calcext:value-type="float">
            <text:p>10.1578953703471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1.9972093280799" calcext:value-type="float">
            <text:p>-81.9972093280799</text:p>
          </table:table-cell>
          <table:table-cell office:value-type="float" office:value="12.5865578893727" calcext:value-type="float">
            <text:p>12.5865578893727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1.5021128547546" calcext:value-type="float">
            <text:p>-81.5021128547546</text:p>
          </table:table-cell>
          <table:table-cell office:value-type="float" office:value="12.1172414508717" calcext:value-type="float">
            <text:p>12.1172414508717</text:p>
          </table:table-cell>
          <table:table-cell office:value-type="float" office:value="15.9372806854767" calcext:value-type="float">
            <text:p>15.9372806854767</text:p>
          </table:table-cell>
          <table:table-cell office:value-type="float" office:value="25.0784550670959" calcext:value-type="float">
            <text:p>25.0784550670959</text:p>
          </table:table-cell>
          <table:table-cell office:value-type="float" office:value="-27.4578184234531" calcext:value-type="float">
            <text:p>-27.457818423453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.5113270511296" calcext:value-type="float">
            <text:p>17.5113270511296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8.6020560271009" calcext:value-type="float">
            <text:p>-78.6020560271009</text:p>
          </table:table-cell>
          <table:table-cell office:value-type="float" office:value="9.69918405890478" calcext:value-type="float">
            <text:p>9.69918405890478</text:p>
          </table:table-cell>
          <table:table-cell office:value-type="float" office:value="-86" calcext:value-type="float">
            <text:p>-86</text:p>
          </table:table-cell>
          <table:table-cell office:value-type="float" office:value="-81" calcext:value-type="float">
            <text:p>-81</text:p>
          </table:table-cell>
          <table:table-cell office:value-type="float" office:value="-81.4986046640399" calcext:value-type="float">
            <text:p>-81.4986046640399</text:p>
          </table:table-cell>
          <table:table-cell office:value-type="float" office:value="12.1139791581888" calcext:value-type="float">
            <text:p>12.1139791581888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80.7510564273773" calcext:value-type="float">
            <text:p>-80.7510564273773</text:p>
          </table:table-cell>
          <table:table-cell office:value-type="float" office:value="11.4384860687851" calcext:value-type="float">
            <text:p>11.4384860687851</text:p>
          </table:table-cell>
          <table:table-cell office:value-type="float" office:value="10.7848224297647" calcext:value-type="float">
            <text:p>10.7848224297647</text:p>
          </table:table-cell>
          <table:table-cell office:value-type="float" office:value="23.9128725620547" calcext:value-type="float">
            <text:p>23.9128725620547</text:p>
          </table:table-cell>
          <table:table-cell office:value-type="float" office:value="-23.8634597269041" calcext:value-type="float">
            <text:p>-23.8634597269041</text:p>
          </table:table-cell>
          <table:table-cell table:number-columns-repeated="4"/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17.5117718468389" calcext:value-type="float">
            <text:p>17.5117718468389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3010280135504" calcext:value-type="float">
            <text:p>-78.3010280135504</text:p>
          </table:table-cell>
          <table:table-cell office:value-type="float" office:value="9.47765583069989" calcext:value-type="float">
            <text:p>9.47765583069989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1.24930233202" calcext:value-type="float">
            <text:p>-81.24930233202</text:p>
          </table:table-cell>
          <table:table-cell office:value-type="float" office:value="11.8843858722799" calcext:value-type="float">
            <text:p>11.8843858722799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80.3755282136887" calcext:value-type="float">
            <text:p>-80.3755282136887</text:p>
          </table:table-cell>
          <table:table-cell office:value-type="float" office:value="11.1135022165408" calcext:value-type="float">
            <text:p>11.1135022165408</text:p>
          </table:table-cell>
          <table:table-cell office:value-type="float" office:value="8.52627397578364" calcext:value-type="float">
            <text:p>8.52627397578364</text:p>
          </table:table-cell>
          <table:table-cell office:value-type="float" office:value="23.339394325476" calcext:value-type="float">
            <text:p>23.339394325476</text:p>
          </table:table-cell>
          <table:table-cell office:value-type="float" office:value="-22.4409479578402" calcext:value-type="float">
            <text:p>-22.4409479578402</text:p>
          </table:table-cell>
          <table:table-cell table:number-columns-repeated="4"/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17.5109167988858" calcext:value-type="float">
            <text:p>17.5109167988858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1505140067752" calcext:value-type="float">
            <text:p>-78.1505140067752</text:p>
          </table:table-cell>
          <table:table-cell office:value-type="float" office:value="9.36879638137697" calcext:value-type="float">
            <text:p>9.36879638137697</text:p>
          </table:table-cell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office:value-type="float" office:value="-80.62465116601" calcext:value-type="float">
            <text:p>-80.62465116601</text:p>
          </table:table-cell>
          <table:table-cell office:value-type="float" office:value="11.3280469121584" calcext:value-type="float">
            <text:p>11.3280469121584</text:p>
          </table:table-cell>
          <table:table-cell office:value-type="float" office:value="-84" calcext:value-type="float">
            <text:p>-84</text:p>
          </table:table-cell>
          <table:table-cell office:value-type="float" office:value="-80" calcext:value-type="float">
            <text:p>-80</text:p>
          </table:table-cell>
          <table:table-cell office:value-type="float" office:value="-80.1877641068443" calcext:value-type="float">
            <text:p>-80.1877641068443</text:p>
          </table:table-cell>
          <table:table-cell office:value-type="float" office:value="10.9544893353797" calcext:value-type="float">
            <text:p>10.9544893353797</text:p>
          </table:table-cell>
          <table:table-cell office:value-type="float" office:value="11.8694160588611" calcext:value-type="float">
            <text:p>11.8694160588611</text:p>
          </table:table-cell>
          <table:table-cell office:value-type="float" office:value="18.401955094709" calcext:value-type="float">
            <text:p>18.401955094709</text:p>
          </table:table-cell>
          <table:table-cell office:value-type="float" office:value="-19.3099199882298" calcext:value-type="float">
            <text:p>-19.3099199882298</text:p>
          </table:table-cell>
          <table:table-cell table:number-columns-repeated="4"/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7.5100906911614" calcext:value-type="float">
            <text:p>17.5100906911614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0752570033876" calcext:value-type="float">
            <text:p>-78.0752570033876</text:p>
          </table:table-cell>
          <table:table-cell office:value-type="float" office:value="9.31483643915366" calcext:value-type="float">
            <text:p>9.31483643915366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9.812325583005" calcext:value-type="float">
            <text:p>-79.812325583005</text:p>
          </table:table-cell>
          <table:table-cell office:value-type="float" office:value="10.6433297948332" calcext:value-type="float">
            <text:p>10.6433297948332</text:p>
          </table:table-cell>
          <table:table-cell office:value-type="float" office:value="-82" calcext:value-type="float">
            <text:p>-82</text:p>
          </table:table-cell>
          <table:table-cell office:value-type="float" office:value="-78" calcext:value-type="float">
            <text:p>-78</text:p>
          </table:table-cell>
          <table:table-cell office:value-type="float" office:value="-79.0938820534222" calcext:value-type="float">
            <text:p>-79.0938820534222</text:p>
          </table:table-cell>
          <table:table-cell office:value-type="float" office:value="10.0723173751537" calcext:value-type="float">
            <text:p>10.0723173751537</text:p>
          </table:table-cell>
          <table:table-cell office:value-type="float" office:value="1.95497348597827" calcext:value-type="float">
            <text:p>1.95497348597827</text:p>
          </table:table-cell>
          <table:table-cell office:value-type="float" office:value="12.0219505606361" calcext:value-type="float">
            <text:p>12.0219505606361</text:p>
          </table:table-cell>
          <table:table-cell office:value-type="float" office:value="-7.02499894249181" calcext:value-type="float">
            <text:p>-7.02499894249181</text:p>
          </table:table-cell>
          <table:table-cell table:number-columns-repeated="4"/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17.3607250717923" calcext:value-type="float">
            <text:p>17.3607250717923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7.5376285016938" calcext:value-type="float">
            <text:p>-77.5376285016938</text:p>
          </table:table-cell>
          <table:table-cell office:value-type="float" office:value="8.93828675413085" calcext:value-type="float">
            <text:p>8.93828675413085</text:p>
          </table:table-cell>
          <table:table-cell office:value-type="float" office:value="-81" calcext:value-type="float">
            <text:p>-81</text:p>
          </table:table-cell>
          <table:table-cell office:value-type="float" office:value="-79" calcext:value-type="float">
            <text:p>-79</text:p>
          </table:table-cell>
          <table:table-cell office:value-type="float" office:value="-79.4061627915025" calcext:value-type="float">
            <text:p>-79.4061627915025</text:p>
          </table:table-cell>
          <table:table-cell office:value-type="float" office:value="10.3166514891379" calcext:value-type="float">
            <text:p>10.3166514891379</text:p>
          </table:table-cell>
          <table:table-cell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office:value-type="float" office:value="-78.5469410267111" calcext:value-type="float">
            <text:p>-78.5469410267111</text:p>
          </table:table-cell>
          <table:table-cell office:value-type="float" office:value="9.6582409147768" calcext:value-type="float">
            <text:p>9.6582409147768</text:p>
          </table:table-cell>
          <table:table-cell office:value-type="float" office:value="0.764918788480685" calcext:value-type="float">
            <text:p>0.764918788480685</text:p>
          </table:table-cell>
          <table:table-cell office:value-type="float" office:value="12.0337853860277" calcext:value-type="float">
            <text:p>12.0337853860277</text:p>
          </table:table-cell>
          <table:table-cell office:value-type="float" office:value="-7.29790275143522" calcext:value-type="float">
            <text:p>-7.29790275143522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.5081287857961" calcext:value-type="float">
            <text:p>17.5081287857961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office:value-type="float" office:value="-77.7688142508469" calcext:value-type="float">
            <text:p>-77.7688142508469</text:p>
          </table:table-cell>
          <table:table-cell office:value-type="float" office:value="9.09830465547626" calcext:value-type="float">
            <text:p>9.09830465547626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office:value-type="float" office:value="-78.7030813957512" calcext:value-type="float">
            <text:p>-78.7030813957512</text:p>
          </table:table-cell>
          <table:table-cell office:value-type="float" office:value="9.77468370622213" calcext:value-type="float">
            <text:p>9.77468370622213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2734705133555" calcext:value-type="float">
            <text:p>-78.2734705133555</text:p>
          </table:table-cell>
          <table:table-cell office:value-type="float" office:value="9.45763067155541" calcext:value-type="float">
            <text:p>9.45763067155541</text:p>
          </table:table-cell>
          <table:table-cell office:value-type="float" office:value="0.57475247254942" calcext:value-type="float">
            <text:p>0.57475247254942</text:p>
          </table:table-cell>
          <table:table-cell office:value-type="float" office:value="5.77240634219247" calcext:value-type="float">
            <text:p>5.7724063421924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17.5071382936351" calcext:value-type="float">
            <text:p>17.5071382936351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.8844071254235" calcext:value-type="float">
            <text:p>-77.8844071254235</text:p>
          </table:table-cell>
          <table:table-cell office:value-type="float" office:value="9.17938469378964" calcext:value-type="float">
            <text:p>9.17938469378964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8.8515406978756" calcext:value-type="float">
            <text:p>-78.8515406978756</text:p>
          </table:table-cell>
          <table:table-cell office:value-type="float" office:value="9.88670000870975" calcext:value-type="float">
            <text:p>9.88670000870975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1367352566778" calcext:value-type="float">
            <text:p>-78.1367352566778</text:p>
          </table:table-cell>
          <table:table-cell office:value-type="float" office:value="9.35889357170641" calcext:value-type="float">
            <text:p>9.35889357170641</text:p>
          </table:table-cell>
          <table:table-cell office:value-type="float" office:value="-2.77108053222388" calcext:value-type="float">
            <text:p>-2.77108053222388</text:p>
          </table:table-cell>
          <table:table-cell office:value-type="float" office:value="6.09987895710988" calcext:value-type="float">
            <text:p>6.0998789571098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17.5060026188746" calcext:value-type="float">
            <text:p>17.5060026188746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.9422035627117" calcext:value-type="float">
            <text:p>-77.9422035627117</text:p>
          </table:table-cell>
          <table:table-cell office:value-type="float" office:value="9.22019526778982" calcext:value-type="float">
            <text:p>9.22019526778982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4257703489378" calcext:value-type="float">
            <text:p>-78.4257703489378</text:p>
          </table:table-cell>
          <table:table-cell office:value-type="float" office:value="9.56883380431347" calcext:value-type="float">
            <text:p>9.56883380431347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0683676283389" calcext:value-type="float">
            <text:p>-78.0683676283389</text:p>
          </table:table-cell>
          <table:table-cell office:value-type="float" office:value="9.3099122505647" calcext:value-type="float">
            <text:p>9.3099122505647</text:p>
          </table:table-cell>
          <table:table-cell office:value-type="float" office:value="-1.30461117390257" calcext:value-type="float">
            <text:p>-1.30461117390257</text:p>
          </table:table-cell>
          <table:table-cell office:value-type="float" office:value="2.94753618109016" calcext:value-type="float">
            <text:p>2.947536181090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17.5115781096478" calcext:value-type="float">
            <text:p>17.5115781096478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office:value-type="float" office:value="-77.9711017813559" calcext:value-type="float">
            <text:p>-77.9711017813559</text:p>
          </table:table-cell>
          <table:table-cell office:value-type="float" office:value="9.2406685442692" calcext:value-type="float">
            <text:p>9.2406685442692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79.2128851744689" calcext:value-type="float">
            <text:p>-79.2128851744689</text:p>
          </table:table-cell>
          <table:table-cell office:value-type="float" office:value="10.164737613111" calcext:value-type="float">
            <text:p>10.164737613111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7.5341838141694" calcext:value-type="float">
            <text:p>-77.5341838141694</text:p>
          </table:table-cell>
          <table:table-cell office:value-type="float" office:value="8.93592387699809" calcext:value-type="float">
            <text:p>8.93592387699809</text:p>
          </table:table-cell>
          <table:table-cell office:value-type="float" office:value="-12.7427587451544" calcext:value-type="float">
            <text:p>-12.7427587451544</text:p>
          </table:table-cell>
          <table:table-cell office:value-type="float" office:value="8.12087981743105" calcext:value-type="float">
            <text:p>8.12087981743105</text:p>
          </table:table-cell>
          <table:table-cell office:value-type="float" office:value="-11.6086743123922" calcext:value-type="float">
            <text:p>-11.6086743123922</text:p>
          </table:table-cell>
          <table:table-cell table:number-columns-repeated="4"/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17.5182325467346" calcext:value-type="float">
            <text:p>17.5182325467346</text:p>
          </table:table-cell>
          <table:table-cell office:value-type="float" office:value="-81" calcext:value-type="float">
            <text:p>-81</text:p>
          </table:table-cell>
          <table:table-cell office:value-type="float" office:value="-78" calcext:value-type="float">
            <text:p>-78</text:p>
          </table:table-cell>
          <table:table-cell office:value-type="float" office:value="-77.9855508906779" calcext:value-type="float">
            <text:p>-77.9855508906779</text:p>
          </table:table-cell>
          <table:table-cell office:value-type="float" office:value="9.25092222390738" calcext:value-type="float">
            <text:p>9.25092222390738</text:p>
          </table:table-cell>
          <table:table-cell office:value-type="float" office:value="-78" calcext:value-type="float">
            <text:p>-78</text:p>
          </table:table-cell>
          <table:table-cell office:value-type="float" office:value="-80" calcext:value-type="float">
            <text:p>-80</text:p>
          </table:table-cell>
          <table:table-cell office:value-type="float" office:value="-79.6064425872345" calcext:value-type="float">
            <text:p>-79.6064425872345</text:p>
          </table:table-cell>
          <table:table-cell office:value-type="float" office:value="10.476464673837" calcext:value-type="float">
            <text:p>10.476464673837</text:p>
          </table:table-cell>
          <table:table-cell office:value-type="float" office:value="-76" calcext:value-type="float">
            <text:p>-76</text:p>
          </table:table-cell>
          <table:table-cell office:value-type="float" office:value="-77" calcext:value-type="float">
            <text:p>-77</text:p>
          </table:table-cell>
          <table:table-cell office:value-type="float" office:value="-77.2670919070847" calcext:value-type="float">
            <text:p>-77.2670919070847</text:p>
          </table:table-cell>
          <table:table-cell office:value-type="float" office:value="8.75460179529698" calcext:value-type="float">
            <text:p>8.75460179529698</text:p>
          </table:table-cell>
          <table:table-cell office:value-type="float" office:value="-18.5149259293359" calcext:value-type="float">
            <text:p>-18.5149259293359</text:p>
          </table:table-cell>
          <table:table-cell office:value-type="float" office:value="10.9594318497147" calcext:value-type="float">
            <text:p>10.9594318497147</text:p>
          </table:table-cell>
          <table:table-cell office:value-type="float" office:value="-19.136474532182" calcext:value-type="float">
            <text:p>-19.136474532182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.5166788714127" calcext:value-type="float">
            <text:p>17.5166788714127</text:p>
          </table:table-cell>
          <table:table-cell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office:value-type="float" office:value="-77.992775445339" calcext:value-type="float">
            <text:p>-77.992775445339</text:p>
          </table:table-cell>
          <table:table-cell office:value-type="float" office:value="9.25605332959112" calcext:value-type="float">
            <text:p>9.25605332959112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0.8032212936172" calcext:value-type="float">
            <text:p>-80.8032212936172</text:p>
          </table:table-cell>
          <table:table-cell office:value-type="float" office:value="11.4843753002318" calcext:value-type="float">
            <text:p>11.4843753002318</text:p>
          </table:table-cell>
          <table:table-cell office:value-type="float" office:value="-76" calcext:value-type="float">
            <text:p>-76</text:p>
          </table:table-cell>
          <table:table-cell office:value-type="float" office:value="-78" calcext:value-type="float">
            <text:p>-78</text:p>
          </table:table-cell>
          <table:table-cell office:value-type="float" office:value="-77.6335459535424" calcext:value-type="float">
            <text:p>-77.6335459535424</text:p>
          </table:table-cell>
          <table:table-cell office:value-type="float" office:value="9.00433266818507" calcext:value-type="float">
            <text:p>9.00433266818507</text:p>
          </table:table-cell>
          <table:table-cell office:value-type="float" office:value="-24.041042594277" calcext:value-type="float">
            <text:p>-24.041042594277</text:p>
          </table:table-cell>
          <table:table-cell office:value-type="float" office:value="20.9774330892448" calcext:value-type="float">
            <text:p>20.9774330892448</text:p>
          </table:table-cell>
          <table:table-cell office:value-type="float" office:value="-30.1795257481051" calcext:value-type="float">
            <text:p>-30.1795257481051</text:p>
          </table:table-cell>
          <table:table-cell table:number-columns-repeated="4"/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17.5150858364627" calcext:value-type="float">
            <text:p>17.5150858364627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.9963877226695" calcext:value-type="float">
            <text:p>-77.9963877226695</text:p>
          </table:table-cell>
          <table:table-cell office:value-type="float" office:value="9.25861994958926" calcext:value-type="float">
            <text:p>9.25861994958926</text:p>
          </table:table-cell>
          <table:table-cell office:value-type="float" office:value="-78" calcext:value-type="float">
            <text:p>-78</text:p>
          </table:table-cell>
          <table:table-cell office:value-type="float" office:value="-82" calcext:value-type="float">
            <text:p>-82</text:p>
          </table:table-cell>
          <table:table-cell office:value-type="float" office:value="-81.4016106468086" calcext:value-type="float">
            <text:p>-81.4016106468086</text:p>
          </table:table-cell>
          <table:table-cell office:value-type="float" office:value="12.0241306979104" calcext:value-type="float">
            <text:p>12.0241306979104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.8167729767712" calcext:value-type="float">
            <text:p>-77.8167729767712</text:p>
          </table:table-cell>
          <table:table-cell office:value-type="float" office:value="9.13185694057244" calcext:value-type="float">
            <text:p>9.13185694057244</text:p>
          </table:table-cell>
          <table:table-cell office:value-type="float" office:value="-27.4143278965086" calcext:value-type="float">
            <text:p>-27.4143278965086</text:p>
          </table:table-cell>
          <table:table-cell office:value-type="float" office:value="26.7234889406811" calcext:value-type="float">
            <text:p>26.7234889406811</text:p>
          </table:table-cell>
          <table:table-cell office:value-type="float" office:value="-36.775619142453" calcext:value-type="float">
            <text:p>-36.775619142453</text:p>
          </table:table-cell>
          <table:table-cell table:number-columns-repeated="4"/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17.5245456958072" calcext:value-type="float">
            <text:p>17.5245456958072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7.4981938613347" calcext:value-type="float">
            <text:p>-77.4981938613347</text:p>
          </table:table-cell>
          <table:table-cell office:value-type="float" office:value="8.91127395907821" calcext:value-type="float">
            <text:p>8.91127395907821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2.2008053234043" calcext:value-type="float">
            <text:p>-82.2008053234043</text:p>
          </table:table-cell>
          <table:table-cell office:value-type="float" office:value="12.7847874088555" calcext:value-type="float">
            <text:p>12.7847874088555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office:value-type="float" office:value="-77.9083864883856" calcext:value-type="float">
            <text:p>-77.9083864883856</text:p>
          </table:table-cell>
          <table:table-cell office:value-type="float" office:value="9.19629476216212" calcext:value-type="float">
            <text:p>9.19629476216212</text:p>
          </table:table-cell>
          <table:table-cell office:value-type="float" office:value="-31.4253267037629" calcext:value-type="float">
            <text:p>-31.4253267037629</text:p>
          </table:table-cell>
          <table:table-cell office:value-type="float" office:value="38.1699934163118" calcext:value-type="float">
            <text:p>38.1699934163118</text:p>
          </table:table-cell>
          <table:table-cell office:value-type="float" office:value="-48.2251216599068" calcext:value-type="float">
            <text:p>-48.2251216599068</text:p>
          </table:table-cell>
          <table:table-cell table:number-columns-repeated="4"/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17.535031601272" calcext:value-type="float">
            <text:p>17.535031601272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7.2490969306674" calcext:value-type="float">
            <text:p>-77.2490969306674</text:p>
          </table:table-cell>
          <table:table-cell office:value-type="float" office:value="8.7425185878677" calcext:value-type="float">
            <text:p>8.7425185878677</text:p>
          </table:table-cell>
          <table:table-cell office:value-type="float" office:value="-80" calcext:value-type="float">
            <text:p>-80</text:p>
          </table:table-cell>
          <table:table-cell office:value-type="float" office:value="-82" calcext:value-type="float">
            <text:p>-82</text:p>
          </table:table-cell>
          <table:table-cell office:value-type="float" office:value="-82.1004026617022" calcext:value-type="float">
            <text:p>-82.1004026617022</text:p>
          </table:table-cell>
          <table:table-cell office:value-type="float" office:value="12.6866440611355" calcext:value-type="float">
            <text:p>12.6866440611355</text:p>
          </table:table-cell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office:value-type="float" office:value="-78.4541932441928" calcext:value-type="float">
            <text:p>-78.4541932441928</text:p>
          </table:table-cell>
          <table:table-cell office:value-type="float" office:value="9.58973136337099" calcext:value-type="float">
            <text:p>9.58973136337099</text:p>
          </table:table-cell>
          <table:table-cell office:value-type="float" office:value="-22.203786168769" calcext:value-type="float">
            <text:p>-22.203786168769</text:p>
          </table:table-cell>
          <table:table-cell office:value-type="float" office:value="38.3878664885143" calcext:value-type="float">
            <text:p>38.3878664885143</text:p>
          </table:table-cell>
          <table:table-cell office:value-type="float" office:value="-43.018040417494" calcext:value-type="float">
            <text:p>-43.018040417494</text:p>
          </table:table-cell>
          <table:table-cell table:number-columns-repeated="4"/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17.5457570023616" calcext:value-type="float">
            <text:p>17.5457570023616</text:p>
          </table:table-cell>
          <table:table-cell office:value-type="float" office:value="-76" calcext:value-type="float">
            <text:p>-76</text:p>
          </table:table-cell>
          <table:table-cell office:value-type="float" office:value="-77" calcext:value-type="float">
            <text:p>-77</text:p>
          </table:table-cell>
          <table:table-cell office:value-type="float" office:value="-77.1245484653337" calcext:value-type="float">
            <text:p>-77.1245484653337</text:p>
          </table:table-cell>
          <table:table-cell office:value-type="float" office:value="8.65934312530043" calcext:value-type="float">
            <text:p>8.65934312530043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0502013308511" calcext:value-type="float">
            <text:p>-82.0502013308511</text:p>
          </table:table-cell>
          <table:table-cell office:value-type="float" office:value="12.6378552764901" calcext:value-type="float">
            <text:p>12.6378552764901</text:p>
          </table:table-cell>
          <table:table-cell office:value-type="float" office:value="-78" calcext:value-type="float">
            <text:p>-78</text:p>
          </table:table-cell>
          <table:table-cell office:value-type="float" office:value="-82" calcext:value-type="float">
            <text:p>-82</text:p>
          </table:table-cell>
          <table:table-cell office:value-type="float" office:value="-80.2270966220964" calcext:value-type="float">
            <text:p>-80.2270966220964</text:p>
          </table:table-cell>
          <table:table-cell office:value-type="float" office:value="10.9876096152108" calcext:value-type="float">
            <text:p>10.9876096152108</text:p>
          </table:table-cell>
          <table:table-cell office:value-type="float" office:value="5.17064570047577" calcext:value-type="float">
            <text:p>5.17064570047577</text:p>
          </table:table-cell>
          <table:table-cell office:value-type="float" office:value="38.4841648308282" calcext:value-type="float">
            <text:p>38.4841648308282</text:p>
          </table:table-cell>
          <table:table-cell office:value-type="float" office:value="-37.3233059213738" calcext:value-type="float">
            <text:p>-37.323305921373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.5564887498981" calcext:value-type="float">
            <text:p>17.5564887498981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7.0622742326669" calcext:value-type="float">
            <text:p>-77.0622742326669</text:p>
          </table:table-cell>
          <table:table-cell office:value-type="float" office:value="8.61805261243017" calcext:value-type="float">
            <text:p>8.61805261243017</text:p>
          </table:table-cell>
          <table:table-cell office:value-type="float" office:value="-84" calcext:value-type="float">
            <text:p>-84</text:p>
          </table:table-cell>
          <table:table-cell office:value-type="float" office:value="-80" calcext:value-type="float">
            <text:p>-80</text:p>
          </table:table-cell>
          <table:table-cell office:value-type="float" office:value="-81.0251006654255" calcext:value-type="float">
            <text:p>-81.0251006654255</text:p>
          </table:table-cell>
          <table:table-cell office:value-type="float" office:value="11.6816275546887" calcext:value-type="float">
            <text:p>11.6816275546887</text:p>
          </table:table-cell>
          <table:table-cell office:value-type="float" office:value="-79" calcext:value-type="float">
            <text:p>-79</text:p>
          </table:table-cell>
          <table:table-cell office:value-type="float" office:value="-83" calcext:value-type="float">
            <text:p>-83</text:p>
          </table:table-cell>
          <table:table-cell office:value-type="float" office:value="-81.6135483110482" calcext:value-type="float">
            <text:p>-81.6135483110482</text:p>
          </table:table-cell>
          <table:table-cell office:value-type="float" office:value="12.2213245398832" calcext:value-type="float">
            <text:p>12.2213245398832</text:p>
          </table:table-cell>
          <table:table-cell office:value-type="float" office:value="41.5366606351647" calcext:value-type="float">
            <text:p>41.5366606351647</text:p>
          </table:table-cell>
          <table:table-cell office:value-type="float" office:value="28.2379961344764" calcext:value-type="float">
            <text:p>28.2379961344764</text:p>
          </table:table-cell>
          <table:table-cell office:value-type="float" office:value="-49.1864885471719" calcext:value-type="float">
            <text:p>-49.1864885471719</text:p>
          </table:table-cell>
          <table:table-cell table:number-columns-repeated="4"/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17.5677336508077" calcext:value-type="float">
            <text:p>17.5677336508077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7.0311371163334" calcext:value-type="float">
            <text:p>-77.0311371163334</text:p>
          </table:table-cell>
          <table:table-cell office:value-type="float" office:value="8.59748124715715" calcext:value-type="float">
            <text:p>8.59748124715715</text:p>
          </table:table-cell>
          <table:table-cell office:value-type="float" office:value="-86" calcext:value-type="float">
            <text:p>-86</text:p>
          </table:table-cell>
          <table:table-cell office:value-type="float" office:value="-80" calcext:value-type="float">
            <text:p>-80</text:p>
          </table:table-cell>
          <table:table-cell office:value-type="float" office:value="-80.5125503327128" calcext:value-type="float">
            <text:p>-80.5125503327128</text:p>
          </table:table-cell>
          <table:table-cell office:value-type="float" office:value="11.2309978582118" calcext:value-type="float">
            <text:p>11.2309978582118</text:p>
          </table:table-cell>
          <table:table-cell office:value-type="float" office:value="-82" calcext:value-type="float">
            <text:p>-82</text:p>
          </table:table-cell>
          <table:table-cell office:value-type="float" office:value="-86" calcext:value-type="float">
            <text:p>-86</text:p>
          </table:table-cell>
          <table:table-cell office:value-type="float" office:value="-83.8067741555241" calcext:value-type="float">
            <text:p>-83.8067741555241</text:p>
          </table:table-cell>
          <table:table-cell office:value-type="float" office:value="14.4619150182295" calcext:value-type="float">
            <text:p>14.4619150182295</text:p>
          </table:table-cell>
          <table:table-cell office:value-type="float" office:value="100.494756437446" calcext:value-type="float">
            <text:p>100.494756437446</text:p>
          </table:table-cell>
          <table:table-cell office:value-type="float" office:value="23.7057404981544" calcext:value-type="float">
            <text:p>23.7057404981544</text:p>
          </table:table-cell>
          <table:table-cell office:value-type="float" office:value="-102.775765383062" calcext:value-type="float">
            <text:p>-102.775765383062</text:p>
          </table:table-cell>
          <table:table-cell table:number-columns-repeated="4"/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17.5798423419873" calcext:value-type="float">
            <text:p>17.5798423419873</text:p>
          </table:table-cell>
          <table:table-cell office:value-type="float" office:value="-80" calcext:value-type="float">
            <text:p>-80</text:p>
          </table:table-cell>
          <table:table-cell office:value-type="float" office:value="-77" calcext:value-type="float">
            <text:p>-77</text:p>
          </table:table-cell>
          <table:table-cell office:value-type="float" office:value="-77.0155685581667" calcext:value-type="float">
            <text:p>-77.0155685581667</text:p>
          </table:table-cell>
          <table:table-cell office:value-type="float" office:value="8.58721398586224" calcext:value-type="float">
            <text:p>8.58721398586224</text:p>
          </table:table-cell>
          <table:table-cell office:value-type="float" office:value="-77" calcext:value-type="float">
            <text:p>-77</text:p>
          </table:table-cell>
          <table:table-cell office:value-type="float" office:value="-80" calcext:value-type="float">
            <text:p>-80</text:p>
          </table:table-cell>
          <table:table-cell office:value-type="float" office:value="-80.2562751663564" calcext:value-type="float">
            <text:p>-80.2562751663564</text:p>
          </table:table-cell>
          <table:table-cell office:value-type="float" office:value="11.0122443377601" calcext:value-type="float">
            <text:p>11.0122443377601</text:p>
          </table:table-cell>
          <table:table-cell office:value-type="float" office:value="-83" calcext:value-type="float">
            <text:p>-83</text:p>
          </table:table-cell>
          <table:table-cell office:value-type="float" office:value="-86" calcext:value-type="float">
            <text:p>-86</text:p>
          </table:table-cell>
          <table:table-cell office:value-type="float" office:value="-84.9033870777621" calcext:value-type="float">
            <text:p>-84.9033870777621</text:p>
          </table:table-cell>
          <table:table-cell office:value-type="float" office:value="15.7318417558398" calcext:value-type="float">
            <text:p>15.7318417558398</text:p>
          </table:table-cell>
          <table:table-cell office:value-type="float" office:value="137.528466782557" calcext:value-type="float">
            <text:p>137.528466782557</text:p>
          </table:table-cell>
          <table:table-cell office:value-type="float" office:value="21.574218779791" calcext:value-type="float">
            <text:p>21.574218779791</text:p>
          </table:table-cell>
          <table:table-cell office:value-type="float" office:value="-138.865471086045" calcext:value-type="float">
            <text:p>-138.865471086045</text:p>
          </table:table-cell>
          <table:table-cell table:number-columns-repeated="4"/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17.5918147160371" calcext:value-type="float">
            <text:p>17.5918147160371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7.0077842790834" calcext:value-type="float">
            <text:p>-77.0077842790834</text:p>
          </table:table-cell>
          <table:table-cell office:value-type="float" office:value="8.58208495413347" calcext:value-type="float">
            <text:p>8.58208495413347</text:p>
          </table:table-cell>
          <table:table-cell office:value-type="float" office:value="-79" calcext:value-type="float">
            <text:p>-79</text:p>
          </table:table-cell>
          <table:table-cell office:value-type="float" office:value="-82" calcext:value-type="float">
            <text:p>-82</text:p>
          </table:table-cell>
          <table:table-cell office:value-type="float" office:value="-81.1281375831782" calcext:value-type="float">
            <text:p>-81.1281375831782</text:p>
          </table:table-cell>
          <table:table-cell office:value-type="float" office:value="11.7743765175454" calcext:value-type="float">
            <text:p>11.7743765175454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  <table:table-cell office:value-type="float" office:value="-85.451693538881" calcext:value-type="float">
            <text:p>-85.451693538881</text:p>
          </table:table-cell>
          <table:table-cell office:value-type="float" office:value="16.4080303733759" calcext:value-type="float">
            <text:p>16.4080303733759</text:p>
          </table:table-cell>
          <table:table-cell office:value-type="float" office:value="149.864348031578" calcext:value-type="float">
            <text:p>149.864348031578</text:p>
          </table:table-cell>
          <table:table-cell office:value-type="float" office:value="29.5080728258915" calcext:value-type="float">
            <text:p>29.5080728258915</text:p>
          </table:table-cell>
          <table:table-cell office:value-type="float" office:value="-152.400718485607" calcext:value-type="float">
            <text:p>-152.400718485607</text:p>
          </table:table-cell>
          <table:table-cell table:number-columns-repeated="4"/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17.6033373011116" calcext:value-type="float">
            <text:p>17.6033373011116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7.0038921395417" calcext:value-type="float">
            <text:p>-77.0038921395417</text:p>
          </table:table-cell>
          <table:table-cell office:value-type="float" office:value="8.57952158719756" calcext:value-type="float">
            <text:p>8.57952158719756</text:p>
          </table:table-cell>
          <table:table-cell office:value-type="float" office:value="-80" calcext:value-type="float">
            <text:p>-80</text:p>
          </table:table-cell>
          <table:table-cell office:value-type="float" office:value="-82" calcext:value-type="float">
            <text:p>-82</text:p>
          </table:table-cell>
          <table:table-cell office:value-type="float" office:value="-81.5640687915891" calcext:value-type="float">
            <text:p>-81.5640687915891</text:p>
          </table:table-cell>
          <table:table-cell office:value-type="float" office:value="12.1749997149776" calcext:value-type="float">
            <text:p>12.1749997149776</text:p>
          </table:table-cell>
          <table:table-cell office:value-type="float" office:value="-87" calcext:value-type="float">
            <text:p>-87</text:p>
          </table:table-cell>
          <table:table-cell office:value-type="float" office:value="-81" calcext:value-type="float">
            <text:p>-81</text:p>
          </table:table-cell>
          <table:table-cell office:value-type="float" office:value="-83.2258467694405" calcext:value-type="float">
            <text:p>-83.2258467694405</text:p>
          </table:table-cell>
          <table:table-cell office:value-type="float" office:value="13.831254067262" calcext:value-type="float">
            <text:p>13.831254067262</text:p>
          </table:table-cell>
          <table:table-cell office:value-type="float" office:value="74.9258562013305" calcext:value-type="float">
            <text:p>74.9258562013305</text:p>
          </table:table-cell>
          <table:table-cell office:value-type="float" office:value="33.8892851793254" calcext:value-type="float">
            <text:p>33.8892851793254</text:p>
          </table:table-cell>
          <table:table-cell office:value-type="float" office:value="-81.5707357464453" calcext:value-type="float">
            <text:p>-81.5707357464453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.6137364847369" calcext:value-type="float">
            <text:p>17.6137364847369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office:value-type="float" office:value="-77.5019460697708" calcext:value-type="float">
            <text:p>-77.5019460697708</text:p>
          </table:table-cell>
          <table:table-cell office:value-type="float" office:value="8.91384070997959" calcext:value-type="float">
            <text:p>8.91384070997959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1.7820343957945" calcext:value-type="float">
            <text:p>-81.7820343957945</text:p>
          </table:table-cell>
          <table:table-cell office:value-type="float" office:value="12.3803943918488" calcext:value-type="float">
            <text:p>12.3803943918488</text:p>
          </table:table-cell>
          <table:table-cell office:value-type="float" office:value="-86" calcext:value-type="float">
            <text:p>-86</text:p>
          </table:table-cell>
          <table:table-cell office:value-type="float" office:value="-78" calcext:value-type="float">
            <text:p>-78</text:p>
          </table:table-cell>
          <table:table-cell office:value-type="float" office:value="-80.6129233847203" calcext:value-type="float">
            <text:p>-80.6129233847203</text:p>
          </table:table-cell>
          <table:table-cell office:value-type="float" office:value="11.3178546664988" calcext:value-type="float">
            <text:p>11.3178546664988</text:p>
          </table:table-cell>
          <table:table-cell office:value-type="float" office:value="12.4916191113201" calcext:value-type="float">
            <text:p>12.4916191113201</text:p>
          </table:table-cell>
          <table:table-cell office:value-type="float" office:value="33.5234586794686" calcext:value-type="float">
            <text:p>33.5234586794686</text:p>
          </table:table-cell>
          <table:table-cell office:value-type="float" office:value="-34.1439932730019" calcext:value-type="float">
            <text:p>-34.1439932730019</text:p>
          </table:table-cell>
          <table:table-cell table:number-columns-repeated="4"/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17.6247480644149" calcext:value-type="float">
            <text:p>17.6247480644149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office:value-type="float" office:value="-77.7509730348854" calcext:value-type="float">
            <text:p>-77.7509730348854</text:p>
          </table:table-cell>
          <table:table-cell office:value-type="float" office:value="9.08585429173776" calcext:value-type="float">
            <text:p>9.08585429173776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1.8910171978973" calcext:value-type="float">
            <text:p>-81.8910171978973</text:p>
          </table:table-cell>
          <table:table-cell office:value-type="float" office:value="12.4843874931582" calcext:value-type="float">
            <text:p>12.4843874931582</text:p>
          </table:table-cell>
          <table:table-cell office:value-type="float" office:value="-81" calcext:value-type="float">
            <text:p>-81</text:p>
          </table:table-cell>
          <table:table-cell office:value-type="float" office:value="-77" calcext:value-type="float">
            <text:p>-77</text:p>
          </table:table-cell>
          <table:table-cell office:value-type="float" office:value="-78.8064616923601" calcext:value-type="float">
            <text:p>-78.8064616923601</text:p>
          </table:table-cell>
          <table:table-cell office:value-type="float" office:value="9.85255171430419" calcext:value-type="float">
            <text:p>9.85255171430419</text:p>
          </table:table-cell>
          <table:table-cell office:value-type="float" office:value="-18.3047068695092" calcext:value-type="float">
            <text:p>-18.3047068695092</text:p>
          </table:table-cell>
          <table:table-cell office:value-type="float" office:value="33.2914467584702" calcext:value-type="float">
            <text:p>33.2914467584702</text:p>
          </table:table-cell>
          <table:table-cell office:value-type="float" office:value="-36.4208356303259" calcext:value-type="float">
            <text:p>-36.4208356303259</text:p>
          </table:table-cell>
          <table:table-cell table:number-columns-repeated="4"/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17.6360788727379" calcext:value-type="float">
            <text:p>17.6360788727379</text:p>
          </table:table-cell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office:value-type="float" office:value="-78.3754865174427" calcext:value-type="float">
            <text:p>-78.3754865174427</text:p>
          </table:table-cell>
          <table:table-cell office:value-type="float" office:value="9.53197476483114" calcext:value-type="float">
            <text:p>9.53197476483114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1.9455085989486" calcext:value-type="float">
            <text:p>-81.9455085989486</text:p>
          </table:table-cell>
          <table:table-cell office:value-type="float" office:value="12.5367111579641" calcext:value-type="float">
            <text:p>12.5367111579641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7.9032308461801" calcext:value-type="float">
            <text:p>-77.9032308461801</text:p>
          </table:table-cell>
          <table:table-cell office:value-type="float" office:value="9.19265641477663" calcext:value-type="float">
            <text:p>9.19265641477663</text:p>
          </table:table-cell>
          <table:table-cell office:value-type="float" office:value="-34.2739385109146" calcext:value-type="float">
            <text:p>-34.2739385109146</text:p>
          </table:table-cell>
          <table:table-cell office:value-type="float" office:value="30.1111744276561" calcext:value-type="float">
            <text:p>30.1111744276561</text:p>
          </table:table-cell>
          <table:table-cell office:value-type="float" office:value="-44.2660357626538" calcext:value-type="float">
            <text:p>-44.2660357626538</text:p>
          </table:table-cell>
          <table:table-cell table:number-columns-repeated="4"/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17.6474464945228" calcext:value-type="float">
            <text:p>17.6474464945228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8.6877432587214" calcext:value-type="float">
            <text:p>-78.6877432587214</text:p>
          </table:table-cell>
          <table:table-cell office:value-type="float" office:value="9.7631832743379" calcext:value-type="float">
            <text:p>9.7631832743379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1.9727542994743" calcext:value-type="float">
            <text:p>-81.9727542994743</text:p>
          </table:table-cell>
          <table:table-cell office:value-type="float" office:value="12.5629551687031" calcext:value-type="float">
            <text:p>12.5629551687031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7.45161542309" calcext:value-type="float">
            <text:p>-77.45161542309</text:p>
          </table:table-cell>
          <table:table-cell office:value-type="float" office:value="8.87947279071747" calcext:value-type="float">
            <text:p>8.87947279071747</text:p>
          </table:table-cell>
          <table:table-cell office:value-type="float" office:value="-41.8408107666601" calcext:value-type="float">
            <text:p>-41.8408107666601</text:p>
          </table:table-cell>
          <table:table-cell office:value-type="float" office:value="28.3827704193333" calcext:value-type="float">
            <text:p>28.3827704193333</text:p>
          </table:table-cell>
          <table:table-cell office:value-type="float" office:value="-49.3119425028423" calcext:value-type="float">
            <text:p>-49.3119425028423</text:p>
          </table:table-cell>
          <table:table-cell table:number-columns-repeated="4"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17.6585370205444" calcext:value-type="float">
            <text:p>17.6585370205444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3438716293607" calcext:value-type="float">
            <text:p>-78.3438716293607</text:p>
          </table:table-cell>
          <table:table-cell office:value-type="float" office:value="9.50887315959054" calcext:value-type="float">
            <text:p>9.50887315959054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1.4863771497372" calcext:value-type="float">
            <text:p>-81.4863771497372</text:p>
          </table:table-cell>
          <table:table-cell office:value-type="float" office:value="12.1026155654749" calcext:value-type="float">
            <text:p>12.1026155654749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7.225807711545" calcext:value-type="float">
            <text:p>-77.225807711545</text:p>
          </table:table-cell>
          <table:table-cell office:value-type="float" office:value="8.72690517551773" calcext:value-type="float">
            <text:p>8.72690517551773</text:p>
          </table:table-cell>
          <table:table-cell office:value-type="float" office:value="-37.0538631243229" calcext:value-type="float">
            <text:p>-37.0538631243229</text:p>
          </table:table-cell>
          <table:table-cell office:value-type="float" office:value="25.4493794365885" calcext:value-type="float">
            <text:p>25.4493794365885</text:p>
          </table:table-cell>
          <table:table-cell office:value-type="float" office:value="-43.6353533589941" calcext:value-type="float">
            <text:p>-43.6353533589941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.6691754655808" calcext:value-type="float">
            <text:p>17.6691754655808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8.1719358146803" calcext:value-type="float">
            <text:p>-78.1719358146803</text:p>
          </table:table-cell>
          <table:table-cell office:value-type="float" office:value="9.38421308181885" calcext:value-type="float">
            <text:p>9.38421308181885</text:p>
          </table:table-cell>
          <table:table-cell office:value-type="float" office:value="-83" calcext:value-type="float">
            <text:p>-83</text:p>
          </table:table-cell>
          <table:table-cell office:value-type="float" office:value="-80" calcext:value-type="float">
            <text:p>-80</text:p>
          </table:table-cell>
          <table:table-cell office:value-type="float" office:value="-80.7431885748686" calcext:value-type="float">
            <text:p>-80.7431885748686</text:p>
          </table:table-cell>
          <table:table-cell office:value-type="float" office:value="11.4315806810784" calcext:value-type="float">
            <text:p>11.4315806810784</text:p>
          </table:table-cell>
          <table:table-cell office:value-type="float" office:value="-76" calcext:value-type="float">
            <text:p>-76</text:p>
          </table:table-cell>
          <table:table-cell office:value-type="float" office:value="-77" calcext:value-type="float">
            <text:p>-77</text:p>
          </table:table-cell>
          <table:table-cell office:value-type="float" office:value="-77.1129038557725" calcext:value-type="float">
            <text:p>-77.1129038557725</text:p>
          </table:table-cell>
          <table:table-cell office:value-type="float" office:value="8.65160723590317" calcext:value-type="float">
            <text:p>8.65160723590317</text:p>
          </table:table-cell>
          <table:table-cell office:value-type="float" office:value="-30.3277641539554" calcext:value-type="float">
            <text:p>-30.3277641539554</text:p>
          </table:table-cell>
          <table:table-cell office:value-type="float" office:value="19.3416280468298" calcext:value-type="float">
            <text:p>19.3416280468298</text:p>
          </table:table-cell>
          <table:table-cell office:value-type="float" office:value="-34.4378208623334" calcext:value-type="float">
            <text:p>-34.4378208623334</text:p>
          </table:table-cell>
          <table:table-cell table:number-columns-repeated="4"/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17.6794178267881" calcext:value-type="float">
            <text:p>17.6794178267881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8.0859679073402" calcext:value-type="float">
            <text:p>-78.0859679073402</text:p>
          </table:table-cell>
          <table:table-cell office:value-type="float" office:value="9.32249724259743" calcext:value-type="float">
            <text:p>9.32249724259743</text:p>
          </table:table-cell>
          <table:table-cell office:value-type="float" office:value="-83" calcext:value-type="float">
            <text:p>-83</text:p>
          </table:table-cell>
          <table:table-cell office:value-type="float" office:value="-79" calcext:value-type="float">
            <text:p>-79</text:p>
          </table:table-cell>
          <table:table-cell office:value-type="float" office:value="-79.8715942874343" calcext:value-type="float">
            <text:p>-79.8715942874343</text:p>
          </table:table-cell>
          <table:table-cell office:value-type="float" office:value="10.6918570328444" calcext:value-type="float">
            <text:p>10.6918570328444</text:p>
          </table:table-cell>
          <table:table-cell office:value-type="float" office:value="-76" calcext:value-type="float">
            <text:p>-76</text:p>
          </table:table-cell>
          <table:table-cell office:value-type="float" office:value="-77" calcext:value-type="float">
            <text:p>-77</text:p>
          </table:table-cell>
          <table:table-cell office:value-type="float" office:value="-77.0564519278863" calcext:value-type="float">
            <text:p>-77.0564519278863</text:p>
          </table:table-cell>
          <table:table-cell office:value-type="float" office:value="8.61420225119741" calcext:value-type="float">
            <text:p>8.61420225119741</text:p>
          </table:table-cell>
          <table:table-cell office:value-type="float" office:value="-23.3284916370225" calcext:value-type="float">
            <text:p>-23.3284916370225</text:p>
          </table:table-cell>
          <table:table-cell office:value-type="float" office:value="12.4276599875217" calcext:value-type="float">
            <text:p>12.4276599875217</text:p>
          </table:table-cell>
          <table:table-cell office:value-type="float" office:value="-24.4765588594233" calcext:value-type="float">
            <text:p>-24.4765588594233</text:p>
          </table:table-cell>
          <table:table-cell table:number-columns-repeated="4"/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17.6901562633239" calcext:value-type="float">
            <text:p>17.6901562633239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0429839536701" calcext:value-type="float">
            <text:p>-78.0429839536701</text:p>
          </table:table-cell>
          <table:table-cell office:value-type="float" office:value="9.29179169444651" calcext:value-type="float">
            <text:p>9.29179169444651</text:p>
          </table:table-cell>
          <table:table-cell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office:value-type="float" office:value="-78.9357971437171" calcext:value-type="float">
            <text:p>-78.9357971437171</text:p>
          </table:table-cell>
          <table:table-cell office:value-type="float" office:value="9.95084370121084" calcext:value-type="float">
            <text:p>9.95084370121084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7.0282259639431" calcext:value-type="float">
            <text:p>-77.0282259639431</text:p>
          </table:table-cell>
          <table:table-cell office:value-type="float" office:value="8.59556044739636" calcext:value-type="float">
            <text:p>8.59556044739636</text:p>
          </table:table-cell>
          <table:table-cell office:value-type="float" office:value="-16.7724657213922" calcext:value-type="float">
            <text:p>-16.7724657213922</text:p>
          </table:table-cell>
          <table:table-cell office:value-type="float" office:value="5.73449885133741" calcext:value-type="float">
            <text:p>5.73449885133741</text:p>
          </table:table-cell>
          <table:table-cell office:value-type="float" office:value="-14.9053417187561" calcext:value-type="float">
            <text:p>-14.9053417187561</text:p>
          </table:table-cell>
          <table:table-cell table:number-columns-repeated="4"/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17.7007840934617" calcext:value-type="float">
            <text:p>17.7007840934617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office:value-type="float" office:value="-78.0214919768351" calcext:value-type="float">
            <text:p>-78.0214919768351</text:p>
          </table:table-cell>
          <table:table-cell office:value-type="float" office:value="9.27647686683824" calcext:value-type="float">
            <text:p>9.27647686683824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8.4678985718586" calcext:value-type="float">
            <text:p>-78.4678985718586</text:p>
          </table:table-cell>
          <table:table-cell office:value-type="float" office:value="9.59982432775402" calcext:value-type="float">
            <text:p>9.59982432775402</text:p>
          </table:table-cell>
          <table:table-cell office:value-type="float" office:value="-77" calcext:value-type="float">
            <text:p>-77</text:p>
          </table:table-cell>
          <table:table-cell office:value-type="float" office:value="-79" calcext:value-type="float">
            <text:p>-79</text:p>
          </table:table-cell>
          <table:table-cell office:value-type="float" office:value="-78.0141129819716" calcext:value-type="float">
            <text:p>-78.0141129819716</text:p>
          </table:table-cell>
          <table:table-cell office:value-type="float" office:value="9.27122454015453" calcext:value-type="float">
            <text:p>9.27122454015453</text:p>
          </table:table-cell>
          <table:table-cell office:value-type="float" office:value="-2.71241699037618" calcext:value-type="float">
            <text:p>-2.71241699037618</text:p>
          </table:table-cell>
          <table:table-cell office:value-type="float" office:value="2.74436548306955" calcext:value-type="float">
            <text:p>2.7443654830695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17.7113401638972" calcext:value-type="float">
            <text:p>17.7113401638972</text:p>
          </table:table-cell>
          <table:table-cell office:value-type="float" office:value="-76" calcext:value-type="float">
            <text:p>-76</text:p>
          </table:table-cell>
          <table:table-cell office:value-type="float" office:value="-78" calcext:value-type="float">
            <text:p>-78</text:p>
          </table:table-cell>
          <table:table-cell office:value-type="float" office:value="-78.0107459884175" calcext:value-type="float">
            <text:p>-78.0107459884175</text:p>
          </table:table-cell>
          <table:table-cell office:value-type="float" office:value="9.26882892140771" calcext:value-type="float">
            <text:p>9.26882892140771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2339492859293" calcext:value-type="float">
            <text:p>-78.2339492859293</text:p>
          </table:table-cell>
          <table:table-cell office:value-type="float" office:value="9.42898568069727" calcext:value-type="float">
            <text:p>9.42898568069727</text:p>
          </table:table-cell>
          <table:table-cell office:value-type="float" office:value="-77" calcext:value-type="float">
            <text:p>-77</text:p>
          </table:table-cell>
          <table:table-cell office:value-type="float" office:value="-80" calcext:value-type="float">
            <text:p>-80</text:p>
          </table:table-cell>
          <table:table-cell office:value-type="float" office:value="-79.0070564909858" calcext:value-type="float">
            <text:p>-79.0070564909858</text:p>
          </table:table-cell>
          <table:table-cell office:value-type="float" office:value="10.0054175239327" calcext:value-type="float">
            <text:p>10.0054175239327</text:p>
          </table:table-cell>
          <table:table-cell office:value-type="float" office:value="11.6187908720669" calcext:value-type="float">
            <text:p>11.6187908720669</text:p>
          </table:table-cell>
          <table:table-cell office:value-type="float" office:value="1.33117336021366" calcext:value-type="float">
            <text:p>1.33117336021366</text:p>
          </table:table-cell>
          <table:table-cell office:value-type="float" office:value="-7.0528798355581" calcext:value-type="float">
            <text:p>-7.052879835558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.7218730082963" calcext:value-type="float">
            <text:p>17.7218730082963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0053729942088" calcext:value-type="float">
            <text:p>-78.0053729942088</text:p>
          </table:table-cell>
          <table:table-cell office:value-type="float" office:value="9.26500731350897" calcext:value-type="float">
            <text:p>9.26500731350897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1169746429646" calcext:value-type="float">
            <text:p>-78.1169746429646</text:p>
          </table:table-cell>
          <table:table-cell office:value-type="float" office:value="9.34470985432504" calcext:value-type="float">
            <text:p>9.34470985432504</text:p>
          </table:table-cell>
          <table:table-cell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office:value-type="float" office:value="-79.5035282454929" calcext:value-type="float">
            <text:p>-79.5035282454929</text:p>
          </table:table-cell>
          <table:table-cell office:value-type="float" office:value="10.3940373922076" calcext:value-type="float">
            <text:p>10.3940373922076</text:p>
          </table:table-cell>
          <table:table-cell office:value-type="float" office:value="19.5396217887958" calcext:value-type="float">
            <text:p>19.5396217887958</text:p>
          </table:table-cell>
          <table:table-cell office:value-type="float" office:value="0.644200791883985" calcext:value-type="float">
            <text:p>0.644200791883985</text:p>
          </table:table-cell>
          <table:table-cell office:value-type="float" office:value="-17.2038334381182" calcext:value-type="float">
            <text:p>-17.2038334381182</text:p>
          </table:table-cell>
          <table:table-cell table:number-columns-repeated="4"/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17.7325206654172" calcext:value-type="float">
            <text:p>17.7325206654172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0026864971044" calcext:value-type="float">
            <text:p>-78.0026864971044</text:p>
          </table:table-cell>
          <table:table-cell office:value-type="float" office:value="9.26309710047935" calcext:value-type="float">
            <text:p>9.26309710047935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0584873214823" calcext:value-type="float">
            <text:p>-78.0584873214823</text:p>
          </table:table-cell>
          <table:table-cell office:value-type="float" office:value="9.3028548333402" calcext:value-type="float">
            <text:p>9.3028548333402</text:p>
          </table:table-cell>
          <table:table-cell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80.2517641227464" calcext:value-type="float">
            <text:p>-80.2517641227464</text:p>
          </table:table-cell>
          <table:table-cell office:value-type="float" office:value="11.0084321690132" calcext:value-type="float">
            <text:p>11.0084321690132</text:p>
          </table:table-cell>
          <table:table-cell office:value-type="float" office:value="31.8461563121897" calcext:value-type="float">
            <text:p>31.8461563121897</text:p>
          </table:table-cell>
          <table:table-cell office:value-type="float" office:value="0.305518253314612" calcext:value-type="float">
            <text:p>0.305518253314612</text:p>
          </table:table-cell>
          <table:table-cell office:value-type="float" office:value="-30.4699640037065" calcext:value-type="float">
            <text:p>-30.4699640037065</text:p>
          </table:table-cell>
          <table:table-cell table:number-columns-repeated="4"/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17.7318023859153" calcext:value-type="float">
            <text:p>17.7318023859153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0013432485522" calcext:value-type="float">
            <text:p>-78.0013432485522</text:p>
          </table:table-cell>
          <table:table-cell office:value-type="float" office:value="9.26214214165895" calcext:value-type="float">
            <text:p>9.26214214165895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0292436607412" calcext:value-type="float">
            <text:p>-78.0292436607412</text:p>
          </table:table-cell>
          <table:table-cell office:value-type="float" office:value="9.2819976762655" calcext:value-type="float">
            <text:p>9.2819976762655</text:p>
          </table:table-cell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office:value-type="float" office:value="-80.6258820613732" calcext:value-type="float">
            <text:p>-80.6258820613732</text:p>
          </table:table-cell>
          <table:table-cell office:value-type="float" office:value="11.3291171766664" calcext:value-type="float">
            <text:p>11.3291171766664</text:p>
          </table:table-cell>
          <table:table-cell office:value-type="float" office:value="38.5333263340728" calcext:value-type="float">
            <text:p>38.5333263340728</text:p>
          </table:table-cell>
          <table:table-cell office:value-type="float" office:value="0.137365368138066" calcext:value-type="float">
            <text:p>0.137365368138066</text:p>
          </table:table-cell>
          <table:table-cell office:value-type="float" office:value="-37.4055660373874" calcext:value-type="float">
            <text:p>-37.4055660373874</text:p>
          </table:table-cell>
          <table:table-cell table:number-columns-repeated="4"/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17.7310274990093" calcext:value-type="float">
            <text:p>17.7310274990093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0006716242761" calcext:value-type="float">
            <text:p>-78.0006716242761</text:p>
          </table:table-cell>
          <table:table-cell office:value-type="float" office:value="9.2616646991679" calcext:value-type="float">
            <text:p>9.2616646991679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8.0146218303706" calcext:value-type="float">
            <text:p>-78.0146218303706</text:p>
          </table:table-cell>
          <table:table-cell office:value-type="float" office:value="9.27158664007268" calcext:value-type="float">
            <text:p>9.27158664007268</text:p>
          </table:table-cell>
          <table:table-cell office:value-type="float" office:value="-81" calcext:value-type="float">
            <text:p>-81</text:p>
          </table:table-cell>
          <table:table-cell office:value-type="float" office:value="-80" calcext:value-type="float">
            <text:p>-80</text:p>
          </table:table-cell>
          <table:table-cell office:value-type="float" office:value="-80.3129410306866" calcext:value-type="float">
            <text:p>-80.3129410306866</text:p>
          </table:table-cell>
          <table:table-cell office:value-type="float" office:value="11.0602438212115" calcext:value-type="float">
            <text:p>11.0602438212115</text:p>
          </table:table-cell>
          <table:table-cell office:value-type="float" office:value="33.1479386731775" calcext:value-type="float">
            <text:p>33.1479386731775</text:p>
          </table:table-cell>
          <table:table-cell office:value-type="float" office:value="0.0535844657097428" calcext:value-type="float">
            <text:p>0.053584465709743</text:p>
          </table:table-cell>
          <table:table-cell office:value-type="float" office:value="-31.8311945853678" calcext:value-type="float">
            <text:p>-31.8311945853678</text:p>
          </table:table-cell>
          <table:table-cell table:number-columns-repeated="4"/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17.7305275829509" calcext:value-type="float">
            <text:p>17.7305275829509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0003358121381" calcext:value-type="float">
            <text:p>-78.0003358121381</text:p>
          </table:table-cell>
          <table:table-cell office:value-type="float" office:value="9.26142598715161" calcext:value-type="float">
            <text:p>9.26142598715161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0073109151853" calcext:value-type="float">
            <text:p>-78.0073109151853</text:p>
          </table:table-cell>
          <table:table-cell office:value-type="float" office:value="9.26638550182326" calcext:value-type="float">
            <text:p>9.26638550182326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80.1564705153433" calcext:value-type="float">
            <text:p>-80.1564705153433</text:p>
          </table:table-cell>
          <table:table-cell office:value-type="float" office:value="10.9282096280373" calcext:value-type="float">
            <text:p>10.9282096280373</text:p>
          </table:table-cell>
          <table:table-cell office:value-type="float" office:value="30.5521963133953" calcext:value-type="float">
            <text:p>30.5521963133953</text:p>
          </table:table-cell>
          <table:table-cell office:value-type="float" office:value="0.0117677058695905" calcext:value-type="float">
            <text:p>0.011767705869591</text:p>
          </table:table-cell>
          <table:table-cell office:value-type="float" office:value="-29.119082889431" calcext:value-type="float">
            <text:p>-29.11908288943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.7300404941548" calcext:value-type="float">
            <text:p>17.7300404941548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000167906069" calcext:value-type="float">
            <text:p>-78.000167906069</text:p>
          </table:table-cell>
          <table:table-cell office:value-type="float" office:value="9.2613066334507" calcext:value-type="float">
            <text:p>9.2613066334507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0036554575926" calcext:value-type="float">
            <text:p>-78.0036554575926</text:p>
          </table:table-cell>
          <table:table-cell office:value-type="float" office:value="9.26378602694365" calcext:value-type="float">
            <text:p>9.26378602694365</text:p>
          </table:table-cell>
          <table:table-cell office:value-type="float" office:value="-81" calcext:value-type="float">
            <text:p>-81</text:p>
          </table:table-cell>
          <table:table-cell office:value-type="float" office:value="-79" calcext:value-type="float">
            <text:p>-79</text:p>
          </table:table-cell>
          <table:table-cell office:value-type="float" office:value="-79.5782352576717" calcext:value-type="float">
            <text:p>-79.5782352576717</text:p>
          </table:table-cell>
          <table:table-cell office:value-type="float" office:value="10.4538077407408" calcext:value-type="float">
            <text:p>10.4538077407408</text:p>
          </table:table-cell>
          <table:table-cell office:value-type="float" office:value="21.3524389890487" calcext:value-type="float">
            <text:p>21.3524389890487</text:p>
          </table:table-cell>
          <table:table-cell office:value-type="float" office:value="-0.00912227536433742" calcext:value-type="float">
            <text:p>-0.009122275364337</text:p>
          </table:table-cell>
          <table:table-cell office:value-type="float" office:value="-19.2466833663501" calcext:value-type="float">
            <text:p>-19.2466833663501</text:p>
          </table:table-cell>
          <table:table-cell table:number-columns-repeated="4"/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17.7296319584687" calcext:value-type="float">
            <text:p>17.7296319584687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0000839530345" calcext:value-type="float">
            <text:p>-78.0000839530345</text:p>
          </table:table-cell>
          <table:table-cell office:value-type="float" office:value="9.26124695717705" calcext:value-type="float">
            <text:p>9.26124695717705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0018277287963" calcext:value-type="float">
            <text:p>-78.0018277287963</text:p>
          </table:table-cell>
          <table:table-cell office:value-type="float" office:value="9.26248656297559" calcext:value-type="float">
            <text:p>9.26248656297559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2891176288358" calcext:value-type="float">
            <text:p>-79.2891176288358</text:p>
          </table:table-cell>
          <table:table-cell office:value-type="float" office:value="10.2243864073796" calcext:value-type="float">
            <text:p>10.2243864073796</text:p>
          </table:table-cell>
          <table:table-cell office:value-type="float" office:value="17.0505703469876" calcext:value-type="float">
            <text:p>17.0505703469876</text:p>
          </table:table-cell>
          <table:table-cell office:value-type="float" office:value="-0.019562669326259" calcext:value-type="float">
            <text:p>-0.019562669326259</text:p>
          </table:table-cell>
          <table:table-cell office:value-type="float" office:value="-14.3262829034569" calcext:value-type="float">
            <text:p>-14.3262829034569</text:p>
          </table:table-cell>
          <table:table-cell table:number-columns-repeated="4"/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17.7284668918212" calcext:value-type="float">
            <text:p>17.7284668918212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0000419765173" calcext:value-type="float">
            <text:p>-78.0000419765173</text:p>
          </table:table-cell>
          <table:table-cell office:value-type="float" office:value="9.26121711918443" calcext:value-type="float">
            <text:p>9.26121711918443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0009138643982" calcext:value-type="float">
            <text:p>-78.0009138643982</text:p>
          </table:table-cell>
          <table:table-cell office:value-type="float" office:value="9.26183689934831" calcext:value-type="float">
            <text:p>9.26183689934831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1445588144179" calcext:value-type="float">
            <text:p>-79.1445588144179</text:p>
          </table:table-cell>
          <table:table-cell office:value-type="float" office:value="10.1115708015024" calcext:value-type="float">
            <text:p>10.1115708015024</text:p>
          </table:table-cell>
          <table:table-cell office:value-type="float" office:value="14.9703586648564" calcext:value-type="float">
            <text:p>14.9703586648564</text:p>
          </table:table-cell>
          <table:table-cell office:value-type="float" office:value="-0.024781717520316" calcext:value-type="float">
            <text:p>-0.024781717520316</text:p>
          </table:table-cell>
          <table:table-cell office:value-type="float" office:value="-11.7744759180828" calcext:value-type="float">
            <text:p>-11.7744759180828</text:p>
          </table:table-cell>
          <table:table-cell table:number-columns-repeated="4"/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17.727293186358" calcext:value-type="float">
            <text:p>17.727293186358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0000209882586" calcext:value-type="float">
            <text:p>-78.0000209882586</text:p>
          </table:table-cell>
          <table:table-cell office:value-type="float" office:value="9.26120220022416" calcext:value-type="float">
            <text:p>9.26120220022416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0004569321991" calcext:value-type="float">
            <text:p>-78.0004569321991</text:p>
          </table:table-cell>
          <table:table-cell office:value-type="float" office:value="9.26151208462246" calcext:value-type="float">
            <text:p>9.26151208462246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9.072279407209" calcext:value-type="float">
            <text:p>-79.072279407209</text:p>
          </table:table-cell>
          <table:table-cell office:value-type="float" office:value="10.0556306622222" calcext:value-type="float">
            <text:p>10.0556306622222</text:p>
          </table:table-cell>
          <table:table-cell office:value-type="float" office:value="13.9474803765758" calcext:value-type="float">
            <text:p>13.9474803765758</text:p>
          </table:table-cell>
          <table:table-cell office:value-type="float" office:value="-0.0273909544676804" calcext:value-type="float">
            <text:p>-0.027390954467681</text:p>
          </table:table-cell>
          <table:table-cell office:value-type="float" office:value="-10.4432743676762" calcext:value-type="float">
            <text:p>-10.4432743676762</text:p>
          </table:table-cell>
          <table:table-cell table:number-columns-repeated="4"/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17.7261199190366" calcext:value-type="float">
            <text:p>17.7261199190366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7.5000104941293" calcext:value-type="float">
            <text:p>-77.5000104941293</text:p>
          </table:table-cell>
          <table:table-cell office:value-type="float" office:value="8.91251655995838" calcext:value-type="float">
            <text:p>8.91251655995838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0002284660995" calcext:value-type="float">
            <text:p>-78.0002284660995</text:p>
          </table:table-cell>
          <table:table-cell office:value-type="float" office:value="9.26134968153131" calcext:value-type="float">
            <text:p>9.26134968153131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0361397036045" calcext:value-type="float">
            <text:p>-79.0361397036045</text:p>
          </table:table-cell>
          <table:table-cell office:value-type="float" office:value="10.0277767537088" calcext:value-type="float">
            <text:p>10.0277767537088</text:p>
          </table:table-cell>
          <table:table-cell office:value-type="float" office:value="16.477755813127" calcext:value-type="float">
            <text:p>16.477755813127</text:p>
          </table:table-cell>
          <table:table-cell office:value-type="float" office:value="2.85165749639445" calcext:value-type="float">
            <text:p>2.85165749639445</text:p>
          </table:table-cell>
          <table:table-cell office:value-type="float" office:value="-14.0541848531318" calcext:value-type="float">
            <text:p>-14.0541848531318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.7249075071526" calcext:value-type="float">
            <text:p>17.7249075071526</text:p>
          </table:table-cell>
          <table:table-cell office:value-type="float" office:value="-73" calcext:value-type="float">
            <text:p>-73</text:p>
          </table:table-cell>
          <table:table-cell office:value-type="float" office:value="-77" calcext:value-type="float">
            <text:p>-77</text:p>
          </table:table-cell>
          <table:table-cell office:value-type="float" office:value="-77.2500052470646" calcext:value-type="float">
            <text:p>-77.2500052470646</text:p>
          </table:table-cell>
          <table:table-cell office:value-type="float" office:value="8.74312810131461" calcext:value-type="float">
            <text:p>8.74312810131461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0001142330498" calcext:value-type="float">
            <text:p>-78.0001142330498</text:p>
          </table:table-cell>
          <table:table-cell office:value-type="float" office:value="9.26126848105365" calcext:value-type="float">
            <text:p>9.26126848105365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0180698518022" calcext:value-type="float">
            <text:p>-79.0180698518022</text:p>
          </table:table-cell>
          <table:table-cell office:value-type="float" office:value="10.013878745875" calcext:value-type="float">
            <text:p>10.013878745875</text:p>
          </table:table-cell>
          <table:table-cell office:value-type="float" office:value="17.65872550122" calcext:value-type="float">
            <text:p>17.65872550122</text:p>
          </table:table-cell>
          <table:table-cell office:value-type="float" office:value="4.2103658555276" calcext:value-type="float">
            <text:p>4.2103658555276</text:p>
          </table:table-cell>
          <table:table-cell office:value-type="float" office:value="-15.7799587286876" calcext:value-type="float">
            <text:p>-15.7799587286876</text:p>
          </table:table-cell>
          <table:table-cell table:number-columns-repeated="4"/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17.7236168864714" calcext:value-type="float">
            <text:p>17.7236168864714</text:p>
          </table:table-cell>
          <table:table-cell office:value-type="float" office:value="-73" calcext:value-type="float">
            <text:p>-73</text:p>
          </table:table-cell>
          <table:table-cell office:value-type="float" office:value="-78" calcext:value-type="float">
            <text:p>-78</text:p>
          </table:table-cell>
          <table:table-cell office:value-type="float" office:value="-77.6250026235323" calcext:value-type="float">
            <text:p>-77.6250026235323</text:p>
          </table:table-cell>
          <table:table-cell office:value-type="float" office:value="8.9984302392454" calcext:value-type="float">
            <text:p>8.9984302392454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0000571165249" calcext:value-type="float">
            <text:p>-78.0000571165249</text:p>
          </table:table-cell>
          <table:table-cell office:value-type="float" office:value="9.2612278810818" calcext:value-type="float">
            <text:p>9.2612278810818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0090349259011" calcext:value-type="float">
            <text:p>-79.0090349259011</text:p>
          </table:table-cell>
          <table:table-cell office:value-type="float" office:value="10.0069369668621" calcext:value-type="float">
            <text:p>10.0069369668621</text:p>
          </table:table-cell>
          <table:table-cell office:value-type="float" office:value="15.3615581055595" calcext:value-type="float">
            <text:p>15.3615581055595</text:p>
          </table:table-cell>
          <table:table-cell office:value-type="float" office:value="2.15117958852773" calcext:value-type="float">
            <text:p>2.15117958852773</text:p>
          </table:table-cell>
          <table:table-cell office:value-type="float" office:value="-12.5565308708236" calcext:value-type="float">
            <text:p>-12.5565308708236</text:p>
          </table:table-cell>
          <table:table-cell table:number-columns-repeated="4"/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17.7225134146296" calcext:value-type="float">
            <text:p>17.7225134146296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.8125013117662" calcext:value-type="float">
            <text:p>-77.8125013117662</text:p>
          </table:table-cell>
          <table:table-cell office:value-type="float" office:value="9.12886343874506" calcext:value-type="float">
            <text:p>9.12886343874506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0000285582624" calcext:value-type="float">
            <text:p>-78.0000285582624</text:p>
          </table:table-cell>
          <table:table-cell office:value-type="float" office:value="9.26120758116262" calcext:value-type="float">
            <text:p>9.26120758116262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0045174629506" calcext:value-type="float">
            <text:p>-79.0045174629506</text:p>
          </table:table-cell>
          <table:table-cell office:value-type="float" office:value="10.0034678821207" calcext:value-type="float">
            <text:p>10.0034678821207</text:p>
          </table:table-cell>
          <table:table-cell office:value-type="float" office:value="14.1652634142763" calcext:value-type="float">
            <text:p>14.1652634142763</text:p>
          </table:table-cell>
          <table:table-cell office:value-type="float" office:value="1.07628099005803" calcext:value-type="float">
            <text:p>1.07628099005803</text:p>
          </table:table-cell>
          <table:table-cell office:value-type="float" office:value="-10.8456437546361" calcext:value-type="float">
            <text:p>-10.8456437546361</text:p>
          </table:table-cell>
          <table:table-cell table:number-columns-repeated="4"/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17.7214192489595" calcext:value-type="float">
            <text:p>17.7214192489595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office:value-type="float" office:value="-77.9062506558831" calcext:value-type="float">
            <text:p>-77.9062506558831</text:p>
          </table:table-cell>
          <table:table-cell office:value-type="float" office:value="9.19478732606253" calcext:value-type="float">
            <text:p>9.19478732606253</text:p>
          </table:table-cell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office:value-type="float" office:value="-78.5000142791312" calcext:value-type="float">
            <text:p>-78.5000142791312</text:p>
          </table:table-cell>
          <table:table-cell office:value-type="float" office:value="9.62351681100138" calcext:value-type="float">
            <text:p>9.62351681100138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0022587314753" calcext:value-type="float">
            <text:p>-79.0022587314753</text:p>
          </table:table-cell>
          <table:table-cell office:value-type="float" office:value="10.0017337907588" calcext:value-type="float">
            <text:p>10.0017337907588</text:p>
          </table:table-cell>
          <table:table-cell office:value-type="float" office:value="10.6142902295871" calcext:value-type="float">
            <text:p>10.6142902295871</text:p>
          </table:table-cell>
          <table:table-cell office:value-type="float" office:value="3.6372553818664" calcext:value-type="float">
            <text:p>3.6372553818664</text:p>
          </table:table-cell>
          <table:table-cell office:value-type="float" office:value="-6.15112381782081" calcext:value-type="float">
            <text:p>-6.15112381782081</text:p>
          </table:table-cell>
          <table:table-cell table:number-columns-repeated="4"/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17.7203462226934" calcext:value-type="float">
            <text:p>17.7203462226934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.9531253279415" calcext:value-type="float">
            <text:p>-77.9531253279415</text:p>
          </table:table-cell>
          <table:table-cell office:value-type="float" office:value="9.2279275808969" calcext:value-type="float">
            <text:p>9.2279275808969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8.7500071395656" calcext:value-type="float">
            <text:p>-78.7500071395656</text:p>
          </table:table-cell>
          <table:table-cell office:value-type="float" office:value="9.80995250294382" calcext:value-type="float">
            <text:p>9.80995250294382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0011293657376" calcext:value-type="float">
            <text:p>-79.0011293657376</text:p>
          </table:table-cell>
          <table:table-cell office:value-type="float" office:value="10.0008668578073" calcext:value-type="float">
            <text:p>10.0008668578073</text:p>
          </table:table-cell>
          <table:table-cell office:value-type="float" office:value="8.74884195614783" calcext:value-type="float">
            <text:p>8.74884195614783</text:p>
          </table:table-cell>
          <table:table-cell office:value-type="float" office:value="5.00660030533458" calcext:value-type="float">
            <text:p>5.00660030533458</text:p>
          </table:table-cell>
          <table:table-cell office:value-type="float" office:value="-3.39369568983479" calcext:value-type="float">
            <text:p>-3.39369568983479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7.7193427377349" calcext:value-type="float">
            <text:p>17.7193427377349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.9765626639708" calcext:value-type="float">
            <text:p>-77.9765626639708</text:p>
          </table:table-cell>
          <table:table-cell office:value-type="float" office:value="9.24454247352721" calcext:value-type="float">
            <text:p>9.24454247352721</text:p>
          </table:table-cell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office:value-type="float" office:value="-78.8750035697828" calcext:value-type="float">
            <text:p>-78.8750035697828</text:p>
          </table:table-cell>
          <table:table-cell office:value-type="float" office:value="9.90452043409666" calcext:value-type="float">
            <text:p>9.90452043409666</text:p>
          </table:table-cell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office:value-type="float" office:value="-79.0005646828688" calcext:value-type="float">
            <text:p>-79.0005646828688</text:p>
          </table:table-cell>
          <table:table-cell office:value-type="float" office:value="10.000433419511" calcext:value-type="float">
            <text:p>10.000433419511</text:p>
          </table:table-cell>
          <table:table-cell office:value-type="float" office:value="7.79263173930598" calcext:value-type="float">
            <text:p>7.79263173930598</text:p>
          </table:table-cell>
          <table:table-cell office:value-type="float" office:value="5.7145270384499" calcext:value-type="float">
            <text:p>5.7145270384499</text:p>
          </table:table-cell>
          <table:table-cell office:value-type="float" office:value="-1.49888459621729" calcext:value-type="float">
            <text:p>-1.49888459621729</text:p>
          </table:table-cell>
          <table:table-cell table:number-columns-repeated="4"/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17.7185655033188" calcext:value-type="float">
            <text:p>17.7185655033188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office:value-type="float" office:value="-77.9882813319854" calcext:value-type="float">
            <text:p>-77.9882813319854</text:p>
          </table:table-cell>
          <table:table-cell office:value-type="float" office:value="9.25286113465215" calcext:value-type="float">
            <text:p>9.25286113465215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8.9375017848914" calcext:value-type="float">
            <text:p>-78.9375017848914</text:p>
          </table:table-cell>
          <table:table-cell office:value-type="float" office:value="9.95214571542069" calcext:value-type="float">
            <text:p>9.95214571542069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0002823414344" calcext:value-type="float">
            <text:p>-79.0002823414344</text:p>
          </table:table-cell>
          <table:table-cell office:value-type="float" office:value="10.0002167074074" calcext:value-type="float">
            <text:p>10.0002167074074</text:p>
          </table:table-cell>
          <table:table-cell office:value-type="float" office:value="7.30852614427118" calcext:value-type="float">
            <text:p>7.30852614427118</text:p>
          </table:table-cell>
          <table:table-cell office:value-type="float" office:value="6.07443871082288" calcext:value-type="float">
            <text:p>6.0744387108228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17.7177009724956" calcext:value-type="float">
            <text:p>17.7177009724956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.9941406659927" calcext:value-type="float">
            <text:p>-77.9941406659927</text:p>
          </table:table-cell>
          <table:table-cell office:value-type="float" office:value="9.25702327186034" calcext:value-type="float">
            <text:p>9.25702327186034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8.4687508924457" calcext:value-type="float">
            <text:p>-78.4687508924457</text:p>
          </table:table-cell>
          <table:table-cell office:value-type="float" office:value="9.60045234982073" calcext:value-type="float">
            <text:p>9.60045234982073</text:p>
          </table:table-cell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office:value-type="float" office:value="-79.0001411707172" calcext:value-type="float">
            <text:p>-79.0001411707172</text:p>
          </table:table-cell>
          <table:table-cell office:value-type="float" office:value="10.0001083531167" calcext:value-type="float">
            <text:p>10.0001083531167</text:p>
          </table:table-cell>
          <table:table-cell office:value-type="float" office:value="10.2248257009303" calcext:value-type="float">
            <text:p>10.2248257009303</text:p>
          </table:table-cell>
          <table:table-cell office:value-type="float" office:value="2.91372975700658" calcext:value-type="float">
            <text:p>2.91372975700658</text:p>
          </table:table-cell>
          <table:table-cell office:value-type="float" office:value="-4.95827822013033" calcext:value-type="float">
            <text:p>-4.95827822013033</text:p>
          </table:table-cell>
          <table:table-cell table:number-columns-repeated="4"/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17.7169238487315" calcext:value-type="float">
            <text:p>17.7169238487315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.9970703329964" calcext:value-type="float">
            <text:p>-77.9970703329964</text:p>
          </table:table-cell>
          <table:table-cell office:value-type="float" office:value="9.25910504249408" calcext:value-type="float">
            <text:p>9.25910504249408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2343754462229" calcext:value-type="float">
            <text:p>-78.2343754462229</text:p>
          </table:table-cell>
          <table:table-cell office:value-type="float" office:value="9.4292940985405" calcext:value-type="float">
            <text:p>9.4292940985405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0000705853586" calcext:value-type="float">
            <text:p>-79.0000705853586</text:p>
          </table:table-cell>
          <table:table-cell office:value-type="float" office:value="10.0000541764116" calcext:value-type="float">
            <text:p>10.0000541764116</text:p>
          </table:table-cell>
          <table:table-cell office:value-type="float" office:value="11.6051085561635" calcext:value-type="float">
            <text:p>11.6051085561635</text:p>
          </table:table-cell>
          <table:table-cell office:value-type="float" office:value="1.4157095494688" calcext:value-type="float">
            <text:p>1.4157095494688</text:p>
          </table:table-cell>
          <table:table-cell office:value-type="float" office:value="-7.05335480529719" calcext:value-type="float">
            <text:p>-7.05335480529719</text:p>
          </table:table-cell>
          <table:table-cell table:number-columns-repeated="4"/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17.7161375954349" calcext:value-type="float">
            <text:p>17.7161375954349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.9985351664982" calcext:value-type="float">
            <text:p>-77.9985351664982</text:p>
          </table:table-cell>
          <table:table-cell office:value-type="float" office:value="9.26014610336442" calcext:value-type="float">
            <text:p>9.26014610336442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8.1171877231114" calcext:value-type="float">
            <text:p>-78.1171877231114</text:p>
          </table:table-cell>
          <table:table-cell office:value-type="float" office:value="9.34486268368491" calcext:value-type="float">
            <text:p>9.34486268368491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8.5000352926793" calcext:value-type="float">
            <text:p>-78.5000352926793</text:p>
          </table:table-cell>
          <table:table-cell office:value-type="float" office:value="9.62353233229739" calcext:value-type="float">
            <text:p>9.62353233229739</text:p>
          </table:table-cell>
          <table:table-cell office:value-type="float" office:value="5.56007119799065" calcext:value-type="float">
            <text:p>5.56007119799065</text:p>
          </table:table-cell>
          <table:table-cell office:value-type="float" office:value="0.686433055123427" calcext:value-type="float">
            <text:p>0.68643305512342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.715351389432" calcext:value-type="float">
            <text:p>17.715351389432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.9992675832491" calcext:value-type="float">
            <text:p>-77.9992675832491</text:p>
          </table:table-cell>
          <table:table-cell office:value-type="float" office:value="9.26066667769371" calcext:value-type="float">
            <text:p>9.26066667769371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0585938615557" calcext:value-type="float">
            <text:p>-78.0585938615557</text:p>
          </table:table-cell>
          <table:table-cell office:value-type="float" office:value="9.30293090544722" calcext:value-type="float">
            <text:p>9.30293090544722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2500176463396" calcext:value-type="float">
            <text:p>-78.2500176463396</text:p>
          </table:table-cell>
          <table:table-cell office:value-type="float" office:value="9.4406215492909" calcext:value-type="float">
            <text:p>9.4406215492909</text:p>
          </table:table-cell>
          <table:table-cell office:value-type="float" office:value="2.72145217631007" calcext:value-type="float">
            <text:p>2.72145217631007</text:p>
          </table:table-cell>
          <table:table-cell office:value-type="float" office:value="0.326625507353814" calcext:value-type="float">
            <text:p>0.32662550735381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17.7146135145443" calcext:value-type="float">
            <text:p>17.7146135145443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.9996337916245" calcext:value-type="float">
            <text:p>-77.9996337916245</text:p>
          </table:table-cell>
          <table:table-cell office:value-type="float" office:value="9.2609269758326" calcext:value-type="float">
            <text:p>9.2609269758326</text:p>
          </table:table-cell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office:value-type="float" office:value="-78.5292969307779" calcext:value-type="float">
            <text:p>-78.5292969307779</text:p>
          </table:table-cell>
          <table:table-cell office:value-type="float" office:value="9.64517024497091" calcext:value-type="float">
            <text:p>9.64517024497091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8.1250088231698" calcext:value-type="float">
            <text:p>-78.1250088231698</text:p>
          </table:table-cell>
          <table:table-cell office:value-type="float" office:value="9.35047401043101" calcext:value-type="float">
            <text:p>9.35047401043101</text:p>
          </table:table-cell>
          <table:table-cell office:value-type="float" office:value="-1.60768245338316" calcext:value-type="float">
            <text:p>-1.60768245338316</text:p>
          </table:table-cell>
          <table:table-cell office:value-type="float" office:value="3.27206391034919" calcext:value-type="float">
            <text:p>3.2720639103491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17.7139057688828" calcext:value-type="float">
            <text:p>17.7139057688828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.9998168958123" calcext:value-type="float">
            <text:p>-77.9998168958123</text:p>
          </table:table-cell>
          <table:table-cell office:value-type="float" office:value="9.2610571276457" calcext:value-type="float">
            <text:p>9.2610571276457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8.7646484653889" calcext:value-type="float">
            <text:p>-78.7646484653889</text:p>
          </table:table-cell>
          <table:table-cell office:value-type="float" office:value="9.82098276394522" calcext:value-type="float">
            <text:p>9.82098276394522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0625044115849" calcext:value-type="float">
            <text:p>-78.0625044115849</text:p>
          </table:table-cell>
          <table:table-cell office:value-type="float" office:value="9.30572356022986" calcext:value-type="float">
            <text:p>9.30572356022986</text:p>
          </table:table-cell>
          <table:table-cell office:value-type="float" office:value="-3.83859428675208" calcext:value-type="float">
            <text:p>-3.83859428675208</text:p>
          </table:table-cell>
          <table:table-cell office:value-type="float" office:value="4.82660151281449" calcext:value-type="float">
            <text:p>4.8266015128144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17.7131980661917" calcext:value-type="float">
            <text:p>17.7131980661917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.9999084479061" calcext:value-type="float">
            <text:p>-77.9999084479061</text:p>
          </table:table-cell>
          <table:table-cell office:value-type="float" office:value="9.26112220423818" calcext:value-type="float">
            <text:p>9.26112220423818</text:p>
          </table:table-cell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office:value-type="float" office:value="-78.8823242326945" calcext:value-type="float">
            <text:p>-78.8823242326945</text:p>
          </table:table-cell>
          <table:table-cell office:value-type="float" office:value="9.9100871660875" calcext:value-type="float">
            <text:p>9.9100871660875</text:p>
          </table:table-cell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office:value-type="float" office:value="-78.5312522057925" calcext:value-type="float">
            <text:p>-78.5312522057925</text:p>
          </table:table-cell>
          <table:table-cell office:value-type="float" office:value="9.64661783229224" calcext:value-type="float">
            <text:p>9.64661783229224</text:p>
          </table:table-cell>
          <table:table-cell office:value-type="float" office:value="1.27867420706606" calcext:value-type="float">
            <text:p>1.27867420706606</text:p>
          </table:table-cell>
          <table:table-cell office:value-type="float" office:value="5.62520143528127" calcext:value-type="float">
            <text:p>5.6252014352812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17.7124904051159" calcext:value-type="float">
            <text:p>17.7124904051159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.9999542239531" calcext:value-type="float">
            <text:p>-77.9999542239531</text:p>
          </table:table-cell>
          <table:table-cell office:value-type="float" office:value="9.26115474270589" calcext:value-type="float">
            <text:p>9.26115474270589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8.9411621163472" calcext:value-type="float">
            <text:p>-78.9411621163472</text:p>
          </table:table-cell>
          <table:table-cell office:value-type="float" office:value="9.95494207220087" calcext:value-type="float">
            <text:p>9.95494207220087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8.7656261028962" calcext:value-type="float">
            <text:p>-78.7656261028962</text:p>
          </table:table-cell>
          <table:table-cell office:value-type="float" office:value="9.82171972329298" calcext:value-type="float">
            <text:p>9.82171972329298</text:p>
          </table:table-cell>
          <table:table-cell office:value-type="float" office:value="3.99449614373555" calcext:value-type="float">
            <text:p>3.99449614373555</text:p>
          </table:table-cell>
          <table:table-cell office:value-type="float" office:value="6.02994749660507" calcext:value-type="float">
            <text:p>6.029947496605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.711861140578" calcext:value-type="float">
            <text:p>17.711861140578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.9999771119765" calcext:value-type="float">
            <text:p>-77.9999771119765</text:p>
          </table:table-cell>
          <table:table-cell office:value-type="float" office:value="9.26117101198262" calcext:value-type="float">
            <text:p>9.26117101198262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8.9705810581736" calcext:value-type="float">
            <text:p>-78.9705810581736</text:p>
          </table:table-cell>
          <table:table-cell office:value-type="float" office:value="9.97744560105485" calcext:value-type="float">
            <text:p>9.97744560105485</text:p>
          </table:table-cell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office:value-type="float" office:value="-78.8828130514481" calcext:value-type="float">
            <text:p>-78.8828130514481</text:p>
          </table:table-cell>
          <table:table-cell office:value-type="float" office:value="9.91045898195083" calcext:value-type="float">
            <text:p>9.91045898195083</text:p>
          </table:table-cell>
          <table:table-cell office:value-type="float" office:value="5.39342218440454" calcext:value-type="float">
            <text:p>5.39342218440454</text:p>
          </table:table-cell>
          <table:table-cell office:value-type="float" office:value="6.23369645855529" calcext:value-type="float">
            <text:p>6.2336964585552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17.7112619611215" calcext:value-type="float">
            <text:p>17.7112619611215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.9999885559883" calcext:value-type="float">
            <text:p>-77.9999885559883</text:p>
          </table:table-cell>
          <table:table-cell office:value-type="float" office:value="9.26117914663171" calcext:value-type="float">
            <text:p>9.26117914663171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8.9852905290868" calcext:value-type="float">
            <text:p>-78.9852905290868</text:p>
          </table:table-cell>
          <table:table-cell office:value-type="float" office:value="9.988716434585" calcext:value-type="float">
            <text:p>9.988716434585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8.9414065257241" calcext:value-type="float">
            <text:p>-78.9414065257241</text:p>
          </table:table-cell>
          <table:table-cell office:value-type="float" office:value="9.95512881983495" calcext:value-type="float">
            <text:p>9.95512881983495</text:p>
          </table:table-cell>
          <table:table-cell office:value-type="float" office:value="6.10336111412435" calcext:value-type="float">
            <text:p>6.10336111412435</text:p>
          </table:table-cell>
          <table:table-cell office:value-type="float" office:value="6.33591673842842" calcext:value-type="float">
            <text:p>6.3359167384284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17.7106718519356" calcext:value-type="float">
            <text:p>17.7106718519356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.9999942779941" calcext:value-type="float">
            <text:p>-77.9999942779941</text:p>
          </table:table-cell>
          <table:table-cell office:value-type="float" office:value="9.26118321395893" calcext:value-type="float">
            <text:p>9.26118321395893</text:p>
          </table:table-cell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office:value-type="float" office:value="-78.9926452645434" calcext:value-type="float">
            <text:p>-78.9926452645434</text:p>
          </table:table-cell>
          <table:table-cell office:value-type="float" office:value="9.99435662490837" calcext:value-type="float">
            <text:p>9.99435662490837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8.970703262862" calcext:value-type="float">
            <text:p>-78.970703262862</text:p>
          </table:table-cell>
          <table:table-cell office:value-type="float" office:value="9.97753918550809" calcext:value-type="float">
            <text:p>9.97753918550809</text:p>
          </table:table-cell>
          <table:table-cell office:value-type="float" office:value="6.46097779775535" calcext:value-type="float">
            <text:p>6.46097779775535</text:p>
          </table:table-cell>
          <table:table-cell office:value-type="float" office:value="6.38711355606152" calcext:value-type="float">
            <text:p>6.3871135560615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17.7100727293622" calcext:value-type="float">
            <text:p>17.7100727293622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.9999971389971" calcext:value-type="float">
            <text:p>-77.9999971389971</text:p>
          </table:table-cell>
          <table:table-cell office:value-type="float" office:value="9.2611852476232" calcext:value-type="float">
            <text:p>9.2611852476232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8.9963226322717" calcext:value-type="float">
            <text:p>-78.9963226322717</text:p>
          </table:table-cell>
          <table:table-cell office:value-type="float" office:value="9.99717791424579" calcext:value-type="float">
            <text:p>9.99717791424579</text:p>
          </table:table-cell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office:value-type="float" office:value="-78.985351631431" calcext:value-type="float">
            <text:p>-78.985351631431</text:p>
          </table:table-cell>
          <table:table-cell office:value-type="float" office:value="9.98876327955973" calcext:value-type="float">
            <text:p>9.98876327955973</text:p>
          </table:table-cell>
          <table:table-cell office:value-type="float" office:value="6.64045150446701" calcext:value-type="float">
            <text:p>6.64045150446701</text:p>
          </table:table-cell>
          <table:table-cell office:value-type="float" office:value="6.41273366285916" calcext:value-type="float">
            <text:p>6.412733662859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6.8" calcext:value-type="float">
            <text:p>26.8</text:p>
          </table:table-cell>
          <table:table-cell office:value-type="float" office:value="17.709591065407" calcext:value-type="float">
            <text:p>17.709591065407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.9999985694985" calcext:value-type="float">
            <text:p>-77.9999985694985</text:p>
          </table:table-cell>
          <table:table-cell office:value-type="float" office:value="9.26118626445551" calcext:value-type="float">
            <text:p>9.26118626445551</text:p>
          </table:table-cell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office:value-type="float" office:value="-78.9981613161359" calcext:value-type="float">
            <text:p>-78.9981613161359</text:p>
          </table:table-cell>
          <table:table-cell office:value-type="float" office:value="9.99858885755674" calcext:value-type="float">
            <text:p>9.99858885755674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8.9926758157155" calcext:value-type="float">
            <text:p>-78.9926758157155</text:p>
          </table:table-cell>
          <table:table-cell office:value-type="float" office:value="9.99438006059392" calcext:value-type="float">
            <text:p>9.99438006059392</text:p>
          </table:table-cell>
          <table:table-cell office:value-type="float" office:value="6.73035514596191" calcext:value-type="float">
            <text:p>6.73035514596191</text:p>
          </table:table-cell>
          <table:table-cell office:value-type="float" office:value="6.42554914432656" calcext:value-type="float">
            <text:p>6.4255491443265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.7089919929819" calcext:value-type="float">
            <text:p>17.7089919929819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.9999992847493" calcext:value-type="float">
            <text:p>-77.9999992847493</text:p>
          </table:table-cell>
          <table:table-cell office:value-type="float" office:value="9.26118677287171" calcext:value-type="float">
            <text:p>9.26118677287171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8.9990806580679" calcext:value-type="float">
            <text:p>-78.9990806580679</text:p>
          </table:table-cell>
          <table:table-cell office:value-type="float" office:value="9.99929440388508" calcext:value-type="float">
            <text:p>9.99929440388508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8.9963379078578" calcext:value-type="float">
            <text:p>-78.9963379078578</text:p>
          </table:table-cell>
          <table:table-cell office:value-type="float" office:value="9.9971896353895" calcext:value-type="float">
            <text:p>9.9971896353895</text:p>
          </table:table-cell>
          <table:table-cell office:value-type="float" office:value="6.77534871972721" calcext:value-type="float">
            <text:p>6.77534871972721</text:p>
          </table:table-cell>
          <table:table-cell office:value-type="float" office:value="6.43195824252435" calcext:value-type="float">
            <text:p>6.4319582425243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17.708480352856" calcext:value-type="float">
            <text:p>17.708480352856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.9999996423746" calcext:value-type="float">
            <text:p>-77.9999996423746</text:p>
          </table:table-cell>
          <table:table-cell office:value-type="float" office:value="9.26118702707982" calcext:value-type="float">
            <text:p>9.26118702707982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8.999540329034" calcext:value-type="float">
            <text:p>-78.999540329034</text:p>
          </table:table-cell>
          <table:table-cell office:value-type="float" office:value="9.999647195719" calcext:value-type="float">
            <text:p>9.999647195719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8.9981689539289" calcext:value-type="float">
            <text:p>-78.9981689539289</text:p>
          </table:table-cell>
          <table:table-cell office:value-type="float" office:value="9.99859471895401" calcext:value-type="float">
            <text:p>9.99859471895401</text:p>
          </table:table-cell>
          <table:table-cell office:value-type="float" office:value="6.79785595186961" calcext:value-type="float">
            <text:p>6.79785595186961</text:p>
          </table:table-cell>
          <table:table-cell office:value-type="float" office:value="6.43516313104515" calcext:value-type="float">
            <text:p>6.4351631310451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17.7079204216753" calcext:value-type="float">
            <text:p>17.7079204216753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office:value-type="float" office:value="-77.9999998211873" calcext:value-type="float">
            <text:p>-77.9999998211873</text:p>
          </table:table-cell>
          <table:table-cell office:value-type="float" office:value="9.26118715418388" calcext:value-type="float">
            <text:p>9.26118715418388</text:p>
          </table:table-cell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office:value-type="float" office:value="-78.999770164517" calcext:value-type="float">
            <text:p>-78.999770164517</text:p>
          </table:table-cell>
          <table:table-cell office:value-type="float" office:value="9.99982359630358" calcext:value-type="float">
            <text:p>9.99982359630358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8.9990844769644" calcext:value-type="float">
            <text:p>-78.9990844769644</text:p>
          </table:table-cell>
          <table:table-cell office:value-type="float" office:value="9.99929733479009" calcext:value-type="float">
            <text:p>9.99929733479009</text:p>
          </table:table-cell>
          <table:table-cell office:value-type="float" office:value="6.80911218013181" calcext:value-type="float">
            <text:p>6.80911218013181</text:p>
          </table:table-cell>
          <table:table-cell office:value-type="float" office:value="6.43676566016795" calcext:value-type="float">
            <text:p>6.4367656601679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17.7073605160006" calcext:value-type="float">
            <text:p>17.7073605160006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.9999999105937" calcext:value-type="float">
            <text:p>-77.9999999105937</text:p>
          </table:table-cell>
          <table:table-cell office:value-type="float" office:value="9.26118721773591" calcext:value-type="float">
            <text:p>9.26118721773591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8.9998850822585" calcext:value-type="float">
            <text:p>-78.9998850822585</text:p>
          </table:table-cell>
          <table:table-cell office:value-type="float" office:value="9.99991179776281" calcext:value-type="float">
            <text:p>9.99991179776281</text:p>
          </table:table-cell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office:value-type="float" office:value="-78.9995422384822" calcext:value-type="float">
            <text:p>-78.9995422384822</text:p>
          </table:table-cell>
          <table:table-cell office:value-type="float" office:value="9.9996486612231" calcext:value-type="float">
            <text:p>9.9996486612231</text:p>
          </table:table-cell>
          <table:table-cell office:value-type="float" office:value="6.81474094742022" calcext:value-type="float">
            <text:p>6.81474094742022</text:p>
          </table:table-cell>
          <table:table-cell office:value-type="float" office:value="6.43756694594588" calcext:value-type="float">
            <text:p>6.4375669459458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17.7068489667579" calcext:value-type="float">
            <text:p>17.7068489667579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.9999999552968" calcext:value-type="float">
            <text:p>-77.9999999552968</text:p>
          </table:table-cell>
          <table:table-cell office:value-type="float" office:value="9.26118724951192" calcext:value-type="float">
            <text:p>9.26118724951192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8.9999425411292" calcext:value-type="float">
            <text:p>-78.9999425411292</text:p>
          </table:table-cell>
          <table:table-cell office:value-type="float" office:value="9.99995589878416" calcext:value-type="float">
            <text:p>9.99995589878416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8.9997711192411" calcext:value-type="float">
            <text:p>-78.9997711192411</text:p>
          </table:table-cell>
          <table:table-cell office:value-type="float" office:value="9.99982432906853" calcext:value-type="float">
            <text:p>9.99982432906853</text:p>
          </table:table-cell>
          <table:table-cell office:value-type="float" office:value="6.81755549436731" calcext:value-type="float">
            <text:p>6.81755549436731</text:p>
          </table:table-cell>
          <table:table-cell office:value-type="float" office:value="6.43796759413906" calcext:value-type="float">
            <text:p>6.437967594139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.7062891161438" calcext:value-type="float">
            <text:p>17.7062891161438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office:value-type="float" office:value="-77.9999999776484" calcext:value-type="float">
            <text:p>-77.9999999776484</text:p>
          </table:table-cell>
          <table:table-cell office:value-type="float" office:value="9.26118726539993" calcext:value-type="float">
            <text:p>9.26118726539993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8.4999712705646" calcext:value-type="float">
            <text:p>-78.4999712705646</text:p>
          </table:table-cell>
          <table:table-cell office:value-type="float" office:value="9.62348504354115" calcext:value-type="float">
            <text:p>9.62348504354115</text:p>
          </table:table-cell>
          <table:table-cell office:value-type="float" office:value="-79" calcext:value-type="float">
            <text:p>-79</text:p>
          </table:table-cell>
          <table:table-cell office:value-type="float" office:value="-81" calcext:value-type="float">
            <text:p>-81</text:p>
          </table:table-cell>
          <table:table-cell office:value-type="float" office:value="-79.9998855596206" calcext:value-type="float">
            <text:p>-79.9998855596206</text:p>
          </table:table-cell>
          <table:table-cell office:value-type="float" office:value="10.7976567803063" calcext:value-type="float">
            <text:p>10.7976567803063</text:p>
          </table:table-cell>
          <table:table-cell office:value-type="float" office:value="25.0768741429266" calcext:value-type="float">
            <text:p>25.0768741429266</text:p>
          </table:table-cell>
          <table:table-cell office:value-type="float" office:value="3.0799430992975" calcext:value-type="float">
            <text:p>3.0799430992975</text:p>
          </table:table-cell>
          <table:table-cell office:value-type="float" office:value="-23.4442601906525" calcext:value-type="float">
            <text:p>-23.4442601906525</text:p>
          </table:table-cell>
          <table:table-cell table:number-columns-repeated="4"/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17.7058076222528" calcext:value-type="float">
            <text:p>17.7058076222528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.9999999888242" calcext:value-type="float">
            <text:p>-77.9999999888242</text:p>
          </table:table-cell>
          <table:table-cell office:value-type="float" office:value="9.26118727334394" calcext:value-type="float">
            <text:p>9.26118727334394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8.2499856352823" calcext:value-type="float">
            <text:p>-78.2499856352823</text:p>
          </table:table-cell>
          <table:table-cell office:value-type="float" office:value="9.44059835428391" calcext:value-type="float">
            <text:p>9.44059835428391</text:p>
          </table:table-cell>
          <table:table-cell office:value-type="float" office:value="-79" calcext:value-type="float">
            <text:p>-79</text:p>
          </table:table-cell>
          <table:table-cell office:value-type="float" office:value="-81" calcext:value-type="float">
            <text:p>-81</text:p>
          </table:table-cell>
          <table:table-cell office:value-type="float" office:value="-80.4999427798103" calcext:value-type="float">
            <text:p>-80.4999427798103</text:p>
          </table:table-cell>
          <table:table-cell office:value-type="float" office:value="11.2201352661883" calcext:value-type="float">
            <text:p>11.2201352661883</text:p>
          </table:table-cell>
          <table:table-cell office:value-type="float" office:value="35.0316366186744" calcext:value-type="float">
            <text:p>35.0316366186744</text:p>
          </table:table-cell>
          <table:table-cell office:value-type="float" office:value="1.49513980680016" calcext:value-type="float">
            <text:p>1.49513980680016</text:p>
          </table:table-cell>
          <table:table-cell office:value-type="float" office:value="-33.7993620074952" calcext:value-type="float">
            <text:p>-33.7993620074952</text:p>
          </table:table-cell>
          <table:table-cell table:number-columns-repeated="4"/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float" office:value="17.7053261506493" calcext:value-type="float">
            <text:p>17.7053261506493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.9999999944121" calcext:value-type="float">
            <text:p>-77.9999999944121</text:p>
          </table:table-cell>
          <table:table-cell office:value-type="float" office:value="9.26118727731594" calcext:value-type="float">
            <text:p>9.26118727731594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1249928176412" calcext:value-type="float">
            <text:p>-78.1249928176412</text:p>
          </table:table-cell>
          <table:table-cell office:value-type="float" office:value="9.35046252366384" calcext:value-type="float">
            <text:p>9.35046252366384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7499713899052" calcext:value-type="float">
            <text:p>-80.7499713899052</text:p>
          </table:table-cell>
          <table:table-cell office:value-type="float" office:value="11.4375335147201" calcext:value-type="float">
            <text:p>11.4375335147201</text:p>
          </table:table-cell>
          <table:table-cell office:value-type="float" office:value="40.2374714243224" calcext:value-type="float">
            <text:p>40.2374714243224</text:p>
          </table:table-cell>
          <table:table-cell office:value-type="float" office:value="0.725254373147019" calcext:value-type="float">
            <text:p>0.725254373147019</text:p>
          </table:table-cell>
          <table:table-cell office:value-type="float" office:value="-39.1577150277609" calcext:value-type="float">
            <text:p>-39.1577150277609</text:p>
          </table:table-cell>
          <table:table-cell table:number-columns-repeated="4"/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17.7047663729537" calcext:value-type="float">
            <text:p>17.7047663729537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.9999999972061" calcext:value-type="float">
            <text:p>-77.9999999972061</text:p>
          </table:table-cell>
          <table:table-cell office:value-type="float" office:value="9.26118727930194" calcext:value-type="float">
            <text:p>9.26118727930194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0624964088206" calcext:value-type="float">
            <text:p>-78.0624964088206</text:p>
          </table:table-cell>
          <table:table-cell office:value-type="float" office:value="9.30571784433179" calcext:value-type="float">
            <text:p>9.30571784433179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8749856949526" calcext:value-type="float">
            <text:p>-80.8749856949526</text:p>
          </table:table-cell>
          <table:table-cell office:value-type="float" office:value="11.5478071679385" calcext:value-type="float">
            <text:p>11.5478071679385</text:p>
          </table:table-cell>
          <table:table-cell office:value-type="float" office:value="42.900465569108" calcext:value-type="float">
            <text:p>42.900465569108</text:p>
          </table:table-cell>
          <table:table-cell office:value-type="float" office:value="0.345815807277712" calcext:value-type="float">
            <text:p>0.345815807277712</text:p>
          </table:table-cell>
          <table:table-cell office:value-type="float" office:value="-41.8892670782972" calcext:value-type="float">
            <text:p>-41.8892670782972</text:p>
          </table:table-cell>
          <table:table-cell table:number-columns-repeated="4"/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17.7043240337824" calcext:value-type="float">
            <text:p>17.7043240337824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7.499999998603" calcext:value-type="float">
            <text:p>-77.499999998603</text:p>
          </table:table-cell>
          <table:table-cell office:value-type="float" office:value="8.91250938038184" calcext:value-type="float">
            <text:p>8.91250938038184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0312482044103" calcext:value-type="float">
            <text:p>-78.0312482044103</text:p>
          </table:table-cell>
          <table:table-cell office:value-type="float" office:value="9.28342586242707" calcext:value-type="float">
            <text:p>9.28342586242707</text:p>
          </table:table-cell>
          <table:table-cell office:value-type="float" office:value="-81" calcext:value-type="float">
            <text:p>-81</text:p>
          </table:table-cell>
          <table:table-cell office:value-type="float" office:value="-79" calcext:value-type="float">
            <text:p>-79</text:p>
          </table:table-cell>
          <table:table-cell office:value-type="float" office:value="-79.9374928474763" calcext:value-type="float">
            <text:p>-79.9374928474763</text:p>
          </table:table-cell>
          <table:table-cell office:value-type="float" office:value="10.7460723838705" calcext:value-type="float">
            <text:p>10.7460723838705</text:p>
          </table:table-cell>
          <table:table-cell office:value-type="float" office:value="29.8671185592902" calcext:value-type="float">
            <text:p>29.8671185592902</text:p>
          </table:table-cell>
          <table:table-cell office:value-type="float" office:value="3.037805585357" calcext:value-type="float">
            <text:p>3.037805585357</text:p>
          </table:table-cell>
          <table:table-cell office:value-type="float" office:value="-28.6173250417462" calcext:value-type="float">
            <text:p>-28.6173250417462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7.7038033934437" calcext:value-type="float">
            <text:p>17.7038033934437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7.2499999993015" calcext:value-type="float">
            <text:p>-77.2499999993015</text:p>
          </table:table-cell>
          <table:table-cell office:value-type="float" office:value="8.74312457975201" calcext:value-type="float">
            <text:p>8.74312457975201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0156241022052" calcext:value-type="float">
            <text:p>-78.0156241022052</text:p>
          </table:table-cell>
          <table:table-cell office:value-type="float" office:value="9.27229990476414" calcext:value-type="float">
            <text:p>9.27229990476414</text:p>
          </table:table-cell>
          <table:table-cell office:value-type="float" office:value="-82" calcext:value-type="float">
            <text:p>-82</text:p>
          </table:table-cell>
          <table:table-cell office:value-type="float" office:value="-79" calcext:value-type="float">
            <text:p>-79</text:p>
          </table:table-cell>
          <table:table-cell office:value-type="float" office:value="-79.4687464237381" calcext:value-type="float">
            <text:p>-79.4687464237381</text:p>
          </table:table-cell>
          <table:table-cell office:value-type="float" office:value="10.3663264389419" calcext:value-type="float">
            <text:p>10.3663264389419</text:p>
          </table:table-cell>
          <table:table-cell office:value-type="float" office:value="24.1008517754186" calcext:value-type="float">
            <text:p>24.1008517754186</text:p>
          </table:table-cell>
          <table:table-cell office:value-type="float" office:value="4.30332641219339" calcext:value-type="float">
            <text:p>4.30332641219339</text:p>
          </table:table-cell>
          <table:table-cell office:value-type="float" office:value="-22.7754777694088" calcext:value-type="float">
            <text:p>-22.7754777694088</text:p>
          </table:table-cell>
          <table:table-cell table:number-columns-repeated="4"/>
        </table:table-row>
        <table:table-row table:style-name="ro1">
          <table:table-cell office:value-type="float" office:value="29.2" calcext:value-type="float">
            <text:p>29.2</text:p>
          </table:table-cell>
          <table:table-cell office:value-type="float" office:value="17.7033311320933" calcext:value-type="float">
            <text:p>17.7033311320933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7.1249999996508" calcext:value-type="float">
            <text:p>-77.1249999996508</text:p>
          </table:table-cell>
          <table:table-cell office:value-type="float" office:value="8.65964323336853" calcext:value-type="float">
            <text:p>8.65964323336853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0078120511026" calcext:value-type="float">
            <text:p>-78.0078120511026</text:p>
          </table:table-cell>
          <table:table-cell office:value-type="float" office:value="9.26674192725194" calcext:value-type="float">
            <text:p>9.26674192725194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2343732118691" calcext:value-type="float">
            <text:p>-79.2343732118691</text:p>
          </table:table-cell>
          <table:table-cell office:value-type="float" office:value="10.1815158198285" calcext:value-type="float">
            <text:p>10.1815158198285</text:p>
          </table:table-cell>
          <table:table-cell office:value-type="float" office:value="21.3892839647435" calcext:value-type="float">
            <text:p>21.3892839647435</text:p>
          </table:table-cell>
          <table:table-cell office:value-type="float" office:value="4.91685682593807" calcext:value-type="float">
            <text:p>4.91685682593807</text:p>
          </table:table-cell>
          <table:table-cell office:value-type="float" office:value="-20.0460569076067" calcext:value-type="float">
            <text:p>-20.0460569076067</text:p>
          </table:table-cell>
          <table:table-cell table:number-columns-repeated="4"/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17.7027805852198" calcext:value-type="float">
            <text:p>17.7027805852198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7.0624999998254" calcext:value-type="float">
            <text:p>-77.0624999998254</text:p>
          </table:table-cell>
          <table:table-cell office:value-type="float" office:value="8.61820194966478" calcext:value-type="float">
            <text:p>8.61820194966478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0039060255513" calcext:value-type="float">
            <text:p>-78.0039060255513</text:p>
          </table:table-cell>
          <table:table-cell office:value-type="float" office:value="9.26396418795125" calcext:value-type="float">
            <text:p>9.26396418795125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8.6171866059345" calcext:value-type="float">
            <text:p>-78.6171866059345</text:p>
          </table:table-cell>
          <table:table-cell office:value-type="float" office:value="9.71045440825649" calcext:value-type="float">
            <text:p>9.71045440825649</text:p>
          </table:table-cell>
          <table:table-cell office:value-type="float" office:value="13.2361285940139" calcext:value-type="float">
            <text:p>13.2361285940139</text:p>
          </table:table-cell>
          <table:table-cell office:value-type="float" office:value="5.21892165019891" calcext:value-type="float">
            <text:p>5.21892165019891</text:p>
          </table:table-cell>
          <table:table-cell office:value-type="float" office:value="-11.0906068358216" calcext:value-type="float">
            <text:p>-11.0906068358216</text:p>
          </table:table-cell>
          <table:table-cell table:number-columns-repeated="4"/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17.7022300769007" calcext:value-type="float">
            <text:p>17.7022300769007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7.0312499999127" calcext:value-type="float">
            <text:p>-77.0312499999127</text:p>
          </table:table-cell>
          <table:table-cell office:value-type="float" office:value="8.59755573721713" calcext:value-type="float">
            <text:p>8.59755573721713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0019530127756" calcext:value-type="float">
            <text:p>-78.0019530127756</text:p>
          </table:table-cell>
          <table:table-cell office:value-type="float" office:value="9.26257563055552" calcext:value-type="float">
            <text:p>9.26257563055552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8.3085933029673" calcext:value-type="float">
            <text:p>-78.3085933029673</text:p>
          </table:table-cell>
          <table:table-cell office:value-type="float" office:value="9.48316069996029" calcext:value-type="float">
            <text:p>9.48316069996029</text:p>
          </table:table-cell>
          <table:table-cell office:value-type="float" office:value="9.45157127738902" calcext:value-type="float">
            <text:p>9.45157127738902</text:p>
          </table:table-cell>
          <table:table-cell office:value-type="float" office:value="5.36879211691175" calcext:value-type="float">
            <text:p>5.36879211691175</text:p>
          </table:table-cell>
          <table:table-cell office:value-type="float" office:value="-6.23899190174466" calcext:value-type="float">
            <text:p>-6.23899190174466</text:p>
          </table:table-cell>
          <table:table-cell table:number-columns-repeated="4"/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17.7017486465871" calcext:value-type="float">
            <text:p>17.7017486465871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7.0156249999563" calcext:value-type="float">
            <text:p>-77.0156249999563</text:p>
          </table:table-cell>
          <table:table-cell office:value-type="float" office:value="8.587251186333" calcext:value-type="float">
            <text:p>8.587251186333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7.5009765063878" calcext:value-type="float">
            <text:p>-77.5009765063878</text:p>
          </table:table-cell>
          <table:table-cell office:value-type="float" office:value="8.91317739569646" calcext:value-type="float">
            <text:p>8.91317739569646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1542966514836" calcext:value-type="float">
            <text:p>-78.1542966514836</text:p>
          </table:table-cell>
          <table:table-cell office:value-type="float" office:value="9.37151680683986" calcext:value-type="float">
            <text:p>9.37151680683986</text:p>
          </table:table-cell>
          <table:table-cell office:value-type="float" office:value="10.3519814992453" calcext:value-type="float">
            <text:p>10.3519814992453</text:p>
          </table:table-cell>
          <table:table-cell office:value-type="float" office:value="2.56265834089858" calcext:value-type="float">
            <text:p>2.56265834089858</text:p>
          </table:table-cell>
          <table:table-cell office:value-type="float" office:value="-6.13148359870453" calcext:value-type="float">
            <text:p>-6.13148359870453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7.7013548297924" calcext:value-type="float">
            <text:p>17.7013548297924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7.0078124999782" calcext:value-type="float">
            <text:p>-77.0078124999782</text:p>
          </table:table-cell>
          <table:table-cell office:value-type="float" office:value="8.58210354323903" calcext:value-type="float">
            <text:p>8.58210354323903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7.2504882531939" calcext:value-type="float">
            <text:p>-77.2504882531939</text:p>
          </table:table-cell>
          <table:table-cell office:value-type="float" office:value="8.74345223335835" calcext:value-type="float">
            <text:p>8.74345223335835</text:p>
          </table:table-cell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office:value-type="float" office:value="-78.5771483257418" calcext:value-type="float">
            <text:p>-78.5771483257418</text:p>
          </table:table-cell>
          <table:table-cell office:value-type="float" office:value="9.6806594852003" calcext:value-type="float">
            <text:p>9.6806594852003</text:p>
          </table:table-cell>
          <table:table-cell office:value-type="float" office:value="17.0366169801655" calcext:value-type="float">
            <text:p>17.0366169801655</text:p>
          </table:table-cell>
          <table:table-cell office:value-type="float" office:value="1.24066169551967" calcext:value-type="float">
            <text:p>1.24066169551967</text:p>
          </table:table-cell>
          <table:table-cell office:value-type="float" office:value="-14.7347606082141" calcext:value-type="float">
            <text:p>-14.7347606082141</text:p>
          </table:table-cell>
          <table:table-cell table:number-columns-repeated="4"/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17.7009126725857" calcext:value-type="float">
            <text:p>17.7009126725857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float" office:value="-76.5039062499891" calcext:value-type="float">
            <text:p>-76.5039062499891</text:p>
          </table:table-cell>
          <table:table-cell office:value-type="float" office:value="8.2565169155777" calcext:value-type="float">
            <text:p>8.2565169155777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7.125244126597" calcext:value-type="float">
            <text:p>-77.125244126597</text:p>
          </table:table-cell>
          <table:table-cell office:value-type="float" office:value="8.65980549439585" calcext:value-type="float">
            <text:p>8.65980549439585</text:p>
          </table:table-cell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office:value-type="float" office:value="-78.7885741628709" calcext:value-type="float">
            <text:p>-78.7885741628709</text:p>
          </table:table-cell>
          <table:table-cell office:value-type="float" office:value="9.83903424386778" calcext:value-type="float">
            <text:p>9.83903424386778</text:p>
          </table:table-cell>
          <table:table-cell office:value-type="float" office:value="23.1005476016657" calcext:value-type="float">
            <text:p>23.1005476016657</text:p>
          </table:table-cell>
          <table:table-cell office:value-type="float" office:value="3.07098164706723" calcext:value-type="float">
            <text:p>3.07098164706723</text:p>
          </table:table-cell>
          <table:table-cell office:value-type="float" office:value="-21.7249334931842" calcext:value-type="float">
            <text:p>-21.7249334931842</text:p>
          </table:table-cell>
          <table:table-cell table:number-columns-repeated="4"/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17.7004705376663" calcext:value-type="float">
            <text:p>17.7004705376663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6.2519531249945" calcext:value-type="float">
            <text:p>-76.2519531249945</text:p>
          </table:table-cell>
          <table:table-cell office:value-type="float" office:value="8.09838533691871" calcext:value-type="float">
            <text:p>8.09838533691871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7.0626220632985" calcext:value-type="float">
            <text:p>-77.0626220632985</text:p>
          </table:table-cell>
          <table:table-cell office:value-type="float" office:value="8.61828269154488" calcext:value-type="float">
            <text:p>8.61828269154488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8.8942870814355" calcext:value-type="float">
            <text:p>-78.8942870814355</text:p>
          </table:table-cell>
          <table:table-cell office:value-type="float" office:value="9.91919061409135" calcext:value-type="float">
            <text:p>9.91919061409135</text:p>
          </table:table-cell>
          <table:table-cell office:value-type="float" office:value="26.0883159818176" calcext:value-type="float">
            <text:p>26.0883159818176</text:p>
          </table:table-cell>
          <table:table-cell office:value-type="float" office:value="3.92043249371005" calcext:value-type="float">
            <text:p>3.92043249371005</text:p>
          </table:table-cell>
          <table:table-cell office:value-type="float" office:value="-25.0315666079097" calcext:value-type="float">
            <text:p>-25.0315666079097</text:p>
          </table:table-cell>
          <table:table-cell table:number-columns-repeated="4"/>
        </table:table-row>
        <table:table-row table:style-name="ro1">
          <table:table-cell office:value-type="float" office:value="30.6" calcext:value-type="float">
            <text:p>30.6</text:p>
          </table:table-cell>
          <table:table-cell office:value-type="float" office:value="17.7000192638557" calcext:value-type="float">
            <text:p>17.7000192638557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6.1259765624973" calcext:value-type="float">
            <text:p>-76.1259765624973</text:p>
          </table:table-cell>
          <table:table-cell office:value-type="float" office:value="8.02045892003173" calcext:value-type="float">
            <text:p>8.02045892003173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7.0313110316492" calcext:value-type="float">
            <text:p>-77.0313110316492</text:p>
          </table:table-cell>
          <table:table-cell office:value-type="float" office:value="8.59759601134814" calcext:value-type="float">
            <text:p>8.59759601134814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8.9471435407177" calcext:value-type="float">
            <text:p>-78.9471435407177</text:p>
          </table:table-cell>
          <table:table-cell office:value-type="float" office:value="9.95951334859858" calcext:value-type="float">
            <text:p>9.95951334859858</text:p>
          </table:table-cell>
          <table:table-cell office:value-type="float" office:value="27.5721516341747" calcext:value-type="float">
            <text:p>27.5721516341747</text:p>
          </table:table-cell>
          <table:table-cell office:value-type="float" office:value="4.3294981301968" calcext:value-type="float">
            <text:p>4.3294981301968</text:p>
          </table:table-cell>
          <table:table-cell office:value-type="float" office:value="-26.653481207039" calcext:value-type="float">
            <text:p>-26.653481207039</text:p>
          </table:table-cell>
          <table:table-cell table:number-columns-repeated="4"/>
        </table:table-row>
        <table:table-row table:style-name="ro1">
          <table:table-cell office:value-type="float" office:value="30.8" calcext:value-type="float">
            <text:p>30.8</text:p>
          </table:table-cell>
          <table:table-cell office:value-type="float" office:value="17.6995771678383" calcext:value-type="float">
            <text:p>17.6995771678383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-76.0629882812486" calcext:value-type="float">
            <text:p>-76.0629882812486</text:p>
          </table:table-cell>
          <table:table-cell office:value-type="float" office:value="7.98177735571935" calcext:value-type="float">
            <text:p>7.98177735571935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7.0156555158246" calcext:value-type="float">
            <text:p>-77.0156555158246</text:p>
          </table:table-cell>
          <table:table-cell office:value-type="float" office:value="8.58727129923978" calcext:value-type="float">
            <text:p>8.58727129923978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8.9735717703589" calcext:value-type="float">
            <text:p>-78.9735717703589</text:p>
          </table:table-cell>
          <table:table-cell office:value-type="float" office:value="9.97973614310448" calcext:value-type="float">
            <text:p>9.97973614310448</text:p>
          </table:table-cell>
          <table:table-cell office:value-type="float" office:value="28.3116790291213" calcext:value-type="float">
            <text:p>28.3116790291213</text:p>
          </table:table-cell>
          <table:table-cell office:value-type="float" office:value="4.53020845930598" calcext:value-type="float">
            <text:p>4.53020845930598</text:p>
          </table:table-cell>
          <table:table-cell office:value-type="float" office:value="-27.4576796466635" calcext:value-type="float">
            <text:p>-27.4576796466635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.6992042266899" calcext:value-type="float">
            <text:p>17.6992042266899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6.0314941406243" calcext:value-type="float">
            <text:p>-76.0314941406243</text:p>
          </table:table-cell>
          <table:table-cell office:value-type="float" office:value="7.96250658833686" calcext:value-type="float">
            <text:p>7.96250658833686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float" office:value="-76.5078277579123" calcext:value-type="float">
            <text:p>-76.5078277579123</text:p>
          </table:table-cell>
          <table:table-cell office:value-type="float" office:value="8.2590023926765" calcext:value-type="float">
            <text:p>8.2590023926765</text:p>
          </table:table-cell>
          <table:table-cell office:value-type="float" office:value="-71" calcext:value-type="float">
            <text:p>-71</text:p>
          </table:table-cell>
          <table:table-cell office:value-type="float" office:value="-79" calcext:value-type="float">
            <text:p>-79</text:p>
          </table:table-cell>
          <table:table-cell office:value-type="float" office:value="-78.9867858851794" calcext:value-type="float">
            <text:p>-78.9867858851794</text:p>
          </table:table-cell>
          <table:table-cell office:value-type="float" office:value="9.98986293354642" calcext:value-type="float">
            <text:p>9.98986293354642</text:p>
          </table:table-cell>
          <table:table-cell office:value-type="float" office:value="31.0193788631304" calcext:value-type="float">
            <text:p>31.0193788631304</text:p>
          </table:table-cell>
          <table:table-cell office:value-type="float" office:value="2.15618606951286" calcext:value-type="float">
            <text:p>2.15618606951286</text:p>
          </table:table-cell>
          <table:table-cell office:value-type="float" office:value="-30.0246142146603" calcext:value-type="float">
            <text:p>-30.0246142146603</text:p>
          </table:table-cell>
          <table:table-cell table:number-columns-repeated="4"/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17.6987230765242" calcext:value-type="float">
            <text:p>17.6987230765242</text:p>
          </table:table-cell>
          <table:table-cell office:value-type="float" office:value="-74" calcext:value-type="float">
            <text:p>-74</text:p>
          </table:table-cell>
          <table:table-cell office:value-type="float" office:value="-76" calcext:value-type="float">
            <text:p>-76</text:p>
          </table:table-cell>
          <table:table-cell office:value-type="float" office:value="-76.0157470703122" calcext:value-type="float">
            <text:p>-76.0157470703122</text:p>
          </table:table-cell>
          <table:table-cell office:value-type="float" office:value="7.95288865903081" calcext:value-type="float">
            <text:p>7.95288865903081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6.2539138789562" calcext:value-type="float">
            <text:p>-76.2539138789562</text:p>
          </table:table-cell>
          <table:table-cell office:value-type="float" office:value="8.09960418240197" calcext:value-type="float">
            <text:p>8.09960418240197</text:p>
          </table:table-cell>
          <table:table-cell office:value-type="float" office:value="-71" calcext:value-type="float">
            <text:p>-71</text:p>
          </table:table-cell>
          <table:table-cell office:value-type="float" office:value="-79" calcext:value-type="float">
            <text:p>-79</text:p>
          </table:table-cell>
          <table:table-cell office:value-type="float" office:value="-78.9933929425897" calcext:value-type="float">
            <text:p>-78.9933929425897</text:p>
          </table:table-cell>
          <table:table-cell office:value-type="float" office:value="9.99493018162029" calcext:value-type="float">
            <text:p>9.99493018162029</text:p>
          </table:table-cell>
          <table:table-cell office:value-type="float" office:value="32.305407026183" calcext:value-type="float">
            <text:p>32.305407026183</text:p>
          </table:table-cell>
          <table:table-cell office:value-type="float" office:value="1.04052267665577" calcext:value-type="float">
            <text:p>1.04052267665577</text:p>
          </table:table-cell>
          <table:table-cell office:value-type="float" office:value="-31.3155205762466" calcext:value-type="float">
            <text:p>-31.3155205762466</text:p>
          </table:table-cell>
          <table:table-cell table:number-columns-repeated="4"/>
        </table:table-row>
        <table:table-row table:style-name="ro1">
          <table:table-cell office:value-type="float" office:value="31.4" calcext:value-type="float">
            <text:p>31.4</text:p>
          </table:table-cell>
          <table:table-cell office:value-type="float" office:value="17.6983109534087" calcext:value-type="float">
            <text:p>17.6983109534087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76.0078735351561" calcext:value-type="float">
            <text:p>-76.0078735351561</text:p>
          </table:table-cell>
          <table:table-cell office:value-type="float" office:value="7.9480840518245" calcext:value-type="float">
            <text:p>7.9480840518245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6.1269569394781" calcext:value-type="float">
            <text:p>-76.1269569394781</text:p>
          </table:table-cell>
          <table:table-cell office:value-type="float" office:value="8.0210624559174" calcext:value-type="float">
            <text:p>8.0210624559174</text:p>
          </table:table-cell>
          <table:table-cell office:value-type="float" office:value="-81" calcext:value-type="float">
            <text:p>-81</text:p>
          </table:table-cell>
          <table:table-cell office:value-type="float" office:value="-79" calcext:value-type="float">
            <text:p>-79</text:p>
          </table:table-cell>
          <table:table-cell office:value-type="float" office:value="-78.9966964712949" calcext:value-type="float">
            <text:p>-78.9966964712949</text:p>
          </table:table-cell>
          <table:table-cell office:value-type="float" office:value="9.99746476944044" calcext:value-type="float">
            <text:p>9.99746476944044</text:p>
          </table:table-cell>
          <table:table-cell office:value-type="float" office:value="32.9322218376048" calcext:value-type="float">
            <text:p>32.9322218376048</text:p>
          </table:table-cell>
          <table:table-cell office:value-type="float" office:value="0.499728557663946" calcext:value-type="float">
            <text:p>0.499728557663946</text:p>
          </table:table-cell>
          <table:table-cell office:value-type="float" office:value="-31.9587172145211" calcext:value-type="float">
            <text:p>-31.9587172145211</text:p>
          </table:table-cell>
          <table:table-cell table:number-columns-repeated="4"/>
        </table:table-row>
        <table:table-row table:style-name="ro1">
          <table:table-cell office:value-type="float" office:value="31.6" calcext:value-type="float">
            <text:p>31.6</text:p>
          </table:table-cell>
          <table:table-cell office:value-type="float" office:value="17.6978298423334" calcext:value-type="float">
            <text:p>17.6978298423334</text:p>
          </table:table-cell>
          <table:table-cell office:value-type="float" office:value="-76" calcext:value-type="float">
            <text:p>-76</text:p>
          </table:table-cell>
          <table:table-cell office:value-type="float" office:value="-78" calcext:value-type="float">
            <text:p>-78</text:p>
          </table:table-cell>
          <table:table-cell office:value-type="float" office:value="-77.003936767578" calcext:value-type="float">
            <text:p>-77.003936767578</text:p>
          </table:table-cell>
          <table:table-cell office:value-type="float" office:value="8.57955097492663" calcext:value-type="float">
            <text:p>8.57955097492663</text:p>
          </table:table-cell>
          <table:table-cell office:value-type="float" office:value="-77" calcext:value-type="float">
            <text:p>-77</text:p>
          </table:table-cell>
          <table:table-cell office:value-type="float" office:value="-75" calcext:value-type="float">
            <text:p>-75</text:p>
          </table:table-cell>
          <table:table-cell office:value-type="float" office:value="-75.563478469739" calcext:value-type="float">
            <text:p>-75.563478469739</text:p>
          </table:table-cell>
          <table:table-cell office:value-type="float" office:value="7.681557438588" calcext:value-type="float">
            <text:p>7.681557438588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8.9983482356474" calcext:value-type="float">
            <text:p>-78.9983482356474</text:p>
          </table:table-cell>
          <table:table-cell office:value-type="float" office:value="9.99873230436761" calcext:value-type="float">
            <text:p>9.99873230436761</text:p>
          </table:table-cell>
          <table:table-cell office:value-type="float" office:value="30.2436285692922" calcext:value-type="float">
            <text:p>30.2436285692922</text:p>
          </table:table-cell>
          <table:table-cell office:value-type="float" office:value="-6.66744102228995" calcext:value-type="float">
            <text:p>-6.66744102228995</text:p>
          </table:table-cell>
          <table:table-cell office:value-type="float" office:value="-29.8785488696295" calcext:value-type="float">
            <text:p>-29.8785488696295</text:p>
          </table:table-cell>
          <table:table-cell table:number-columns-repeated="4"/>
        </table:table-row>
        <table:table-row table:style-name="ro1">
          <table:table-cell office:value-type="float" office:value="31.8" calcext:value-type="float">
            <text:p>31.8</text:p>
          </table:table-cell>
          <table:table-cell office:value-type="float" office:value="17.6974178629292" calcext:value-type="float">
            <text:p>17.6974178629292</text:p>
          </table:table-cell>
          <table:table-cell office:value-type="float" office:value="-76" calcext:value-type="float">
            <text:p>-76</text:p>
          </table:table-cell>
          <table:table-cell office:value-type="float" office:value="-78" calcext:value-type="float">
            <text:p>-78</text:p>
          </table:table-cell>
          <table:table-cell office:value-type="float" office:value="-77.501968383789" calcext:value-type="float">
            <text:p>-77.501968383789</text:p>
          </table:table-cell>
          <table:table-cell office:value-type="float" office:value="8.91385597640842" calcext:value-type="float">
            <text:p>8.91385597640842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5.2817392348695" calcext:value-type="float">
            <text:p>-75.2817392348695</text:p>
          </table:table-cell>
          <table:table-cell office:value-type="float" office:value="7.51723235764607" calcext:value-type="float">
            <text:p>7.51723235764607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8.9991741178237" calcext:value-type="float">
            <text:p>-78.9991741178237</text:p>
          </table:table-cell>
          <table:table-cell office:value-type="float" office:value="9.99936613209438" calcext:value-type="float">
            <text:p>9.99936613209438</text:p>
          </table:table-cell>
          <table:table-cell office:value-type="float" office:value="28.5252380898497" calcext:value-type="float">
            <text:p>28.5252380898497</text:p>
          </table:table-cell>
          <table:table-cell office:value-type="float" office:value="-10.4609300224141" calcext:value-type="float">
            <text:p>-10.4609300224141</text:p>
          </table:table-cell>
          <table:table-cell office:value-type="float" office:value="-29.2371887135479" calcext:value-type="float">
            <text:p>-29.2371887135479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.6970566371889" calcext:value-type="float">
            <text:p>17.6970566371889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.7509841918945" calcext:value-type="float">
            <text:p>-77.7509841918945</text:p>
          </table:table-cell>
          <table:table-cell office:value-type="float" office:value="9.08586207224972" calcext:value-type="float">
            <text:p>9.08586207224972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5.1408696174348" calcext:value-type="float">
            <text:p>-75.1408696174348</text:p>
          </table:table-cell>
          <table:table-cell office:value-type="float" office:value="7.43639278069396" calcext:value-type="float">
            <text:p>7.43639278069396</text:p>
          </table:table-cell>
          <table:table-cell office:value-type="float" office:value="-78" calcext:value-type="float">
            <text:p>-78</text:p>
          </table:table-cell>
          <table:table-cell office:value-type="float" office:value="-80" calcext:value-type="float">
            <text:p>-80</text:p>
          </table:table-cell>
          <table:table-cell office:value-type="float" office:value="-79.4995870589119" calcext:value-type="float">
            <text:p>-79.4995870589119</text:p>
          </table:table-cell>
          <table:table-cell office:value-type="float" office:value="10.3908936999935" calcext:value-type="float">
            <text:p>10.3908936999935</text:p>
          </table:table-cell>
          <table:table-cell office:value-type="float" office:value="34.8182690588579" calcext:value-type="float">
            <text:p>34.8182690588579</text:p>
          </table:table-cell>
          <table:table-cell office:value-type="float" office:value="-12.4177054578131" calcext:value-type="float">
            <text:p>-12.4177054578131</text:p>
          </table:table-cell>
          <table:table-cell office:value-type="float" office:value="-36.0158741830904" calcext:value-type="float">
            <text:p>-36.0158741830904</text:p>
          </table:table-cell>
          <table:table-cell table:number-columns-repeated="4"/>
        </table:table-row>
        <table:table-row table:style-name="ro1">
          <table:table-cell office:value-type="float" office:value="32.2" calcext:value-type="float">
            <text:p>32.2</text:p>
          </table:table-cell>
          <table:table-cell office:value-type="float" office:value="17.696882061324" calcext:value-type="float">
            <text:p>17.696882061324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-76.8754920959473" calcext:value-type="float">
            <text:p>-76.8754920959473</text:p>
          </table:table-cell>
          <table:table-cell office:value-type="float" office:value="8.49538508885761" calcext:value-type="float">
            <text:p>8.49538508885761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5.0704348087174" calcext:value-type="float">
            <text:p>-75.0704348087174</text:p>
          </table:table-cell>
          <table:table-cell office:value-type="float" office:value="7.3962995817078" calcext:value-type="float">
            <text:p>7.3962995817078</text:p>
          </table:table-cell>
          <table:table-cell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office:value-type="float" office:value="-79.7497935294559" calcext:value-type="float">
            <text:p>-79.7497935294559</text:p>
          </table:table-cell>
          <table:table-cell office:value-type="float" office:value="10.5923693910477" calcext:value-type="float">
            <text:p>10.5923693910477</text:p>
          </table:table-cell>
          <table:table-cell office:value-type="float" office:value="43.8932977009759" calcext:value-type="float">
            <text:p>43.8932977009759</text:p>
          </table:table-cell>
          <table:table-cell office:value-type="float" office:value="-7.96923650255143" calcext:value-type="float">
            <text:p>-7.96923650255143</text:p>
          </table:table-cell>
          <table:table-cell office:value-type="float" office:value="-43.8921080794118" calcext:value-type="float">
            <text:p>-43.8921080794118</text:p>
          </table:table-cell>
          <table:table-cell table:number-columns-repeated="4"/>
        </table:table-row>
        <table:table-row table:style-name="ro1">
          <table:table-cell office:value-type="float" office:value="32.4" calcext:value-type="float">
            <text:p>32.4</text:p>
          </table:table-cell>
          <table:table-cell office:value-type="float" office:value="17.6966501173302" calcext:value-type="float">
            <text:p>17.6966501173302</text:p>
          </table:table-cell>
          <table:table-cell office:value-type="float" office:value="-79" calcext:value-type="float">
            <text:p>-79</text:p>
          </table:table-cell>
          <table:table-cell office:value-type="float" office:value="-76" calcext:value-type="float">
            <text:p>-76</text:p>
          </table:table-cell>
          <table:table-cell office:value-type="float" office:value="-76.4377460479736" calcext:value-type="float">
            <text:p>-76.4377460479736</text:p>
          </table:table-cell>
          <table:table-cell office:value-type="float" office:value="8.21469673264647" calcext:value-type="float">
            <text:p>8.21469673264647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5.0352174043587" calcext:value-type="float">
            <text:p>-75.0352174043587</text:p>
          </table:table-cell>
          <table:table-cell office:value-type="float" office:value="7.37633411590502" calcext:value-type="float">
            <text:p>7.37633411590502</text:p>
          </table:table-cell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office:value-type="float" office:value="-79.874896764728" calcext:value-type="float">
            <text:p>-79.874896764728</text:p>
          </table:table-cell>
          <table:table-cell office:value-type="float" office:value="10.6945674894563" calcext:value-type="float">
            <text:p>10.6945674894563</text:p>
          </table:table-cell>
          <table:table-cell office:value-type="float" office:value="48.2460181597055" calcext:value-type="float">
            <text:p>48.2460181597055</text:p>
          </table:table-cell>
          <table:table-cell office:value-type="float" office:value="-5.97133519085828" calcext:value-type="float">
            <text:p>-5.97133519085828</text:p>
          </table:table-cell>
          <table:table-cell office:value-type="float" office:value="-47.9826474719492" calcext:value-type="float">
            <text:p>-47.9826474719492</text:p>
          </table:table-cell>
          <table:table-cell table:number-columns-repeated="4"/>
        </table:table-row>
        <table:table-row table:style-name="ro1">
          <table:table-cell office:value-type="float" office:value="32.6" calcext:value-type="float">
            <text:p>32.6</text:p>
          </table:table-cell>
          <table:table-cell office:value-type="float" office:value="17.6965083609609" calcext:value-type="float">
            <text:p>17.6965083609609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6.2188730239868" calcext:value-type="float">
            <text:p>-76.2188730239868</text:p>
          </table:table-cell>
          <table:table-cell office:value-type="float" office:value="8.0778496856765" calcext:value-type="float">
            <text:p>8.0778496856765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5.0176087021793" calcext:value-type="float">
            <text:p>-75.0176087021793</text:p>
          </table:table-cell>
          <table:table-cell office:value-type="float" office:value="7.36637160254079" calcext:value-type="float">
            <text:p>7.36637160254079</text:p>
          </table:table-cell>
          <table:table-cell office:value-type="float" office:value="-81" calcext:value-type="float">
            <text:p>-81</text:p>
          </table:table-cell>
          <table:table-cell office:value-type="float" office:value="-78" calcext:value-type="float">
            <text:p>-78</text:p>
          </table:table-cell>
          <table:table-cell office:value-type="float" office:value="-78.937448382364" calcext:value-type="float">
            <text:p>-78.937448382364</text:p>
          </table:table-cell>
          <table:table-cell office:value-type="float" office:value="9.9521049236947" calcext:value-type="float">
            <text:p>9.9521049236947</text:p>
          </table:table-cell>
          <table:table-cell office:value-type="float" office:value="35.4420640765408" calcext:value-type="float">
            <text:p>35.4420640765408</text:p>
          </table:table-cell>
          <table:table-cell office:value-type="float" office:value="-5.02464770802934" calcext:value-type="float">
            <text:p>-5.02464770802934</text:p>
          </table:table-cell>
          <table:table-cell office:value-type="float" office:value="-34.9518435660752" calcext:value-type="float">
            <text:p>-34.9518435660752</text:p>
          </table:table-cell>
          <table:table-cell table:number-columns-repeated="4"/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17.6964843860159" calcext:value-type="float">
            <text:p>17.6964843860159</text:p>
          </table:table-cell>
          <table:table-cell office:value-type="float" office:value="-75" calcext:value-type="float">
            <text:p>-75</text:p>
          </table:table-cell>
          <table:table-cell office:value-type="float" office:value="-78" calcext:value-type="float">
            <text:p>-78</text:p>
          </table:table-cell>
          <table:table-cell office:value-type="float" office:value="-77.1094365119934" calcext:value-type="float">
            <text:p>-77.1094365119934</text:p>
          </table:table-cell>
          <table:table-cell office:value-type="float" office:value="8.64930510325211" calcext:value-type="float">
            <text:p>8.64930510325211</text:p>
          </table:table-cell>
          <table:table-cell office:value-type="float" office:value="-78" calcext:value-type="float">
            <text:p>-78</text:p>
          </table:table-cell>
          <table:table-cell office:value-type="float" office:value="-74" calcext:value-type="float">
            <text:p>-74</text:p>
          </table:table-cell>
          <table:table-cell office:value-type="float" office:value="-74.5088043510897" calcext:value-type="float">
            <text:p>-74.5088043510897</text:p>
          </table:table-cell>
          <table:table-cell office:value-type="float" office:value="7.08424346740344" calcext:value-type="float">
            <text:p>7.08424346740344</text:p>
          </table:table-cell>
          <table:table-cell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office:value-type="float" office:value="-78.468724191182" calcext:value-type="float">
            <text:p>-78.468724191182</text:p>
          </table:table-cell>
          <table:table-cell office:value-type="float" office:value="9.60043267469568" calcext:value-type="float">
            <text:p>9.60043267469568</text:p>
          </table:table-cell>
          <table:table-cell office:value-type="float" office:value="26.3612295426155" calcext:value-type="float">
            <text:p>26.3612295426155</text:p>
          </table:table-cell>
          <table:table-cell office:value-type="float" office:value="-11.2227151198612" calcext:value-type="float">
            <text:p>-11.2227151198612</text:p>
          </table:table-cell>
          <table:table-cell office:value-type="float" office:value="-27.5317144873968" calcext:value-type="float">
            <text:p>-27.5317144873968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7.696502581311" calcext:value-type="float">
            <text:p>17.696502581311</text:p>
          </table:table-cell>
          <table:table-cell office:value-type="float" office:value="-76" calcext:value-type="float">
            <text:p>-76</text:p>
          </table:table-cell>
          <table:table-cell office:value-type="float" office:value="-78" calcext:value-type="float">
            <text:p>-78</text:p>
          </table:table-cell>
          <table:table-cell office:value-type="float" office:value="-77.5547182559967" calcext:value-type="float">
            <text:p>-77.5547182559967</text:p>
          </table:table-cell>
          <table:table-cell office:value-type="float" office:value="8.95001868233901" calcext:value-type="float">
            <text:p>8.95001868233901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4.2544021755448" calcext:value-type="float">
            <text:p>-74.2544021755448</text:p>
          </table:table-cell>
          <table:table-cell office:value-type="float" office:value="6.9472576529287" calcext:value-type="float">
            <text:p>6.9472576529287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234362095591" calcext:value-type="float">
            <text:p>-78.234362095591</text:p>
          </table:table-cell>
          <table:table-cell office:value-type="float" office:value="9.4292844363585" calcext:value-type="float">
            <text:p>9.4292844363585</text:p>
          </table:table-cell>
          <table:table-cell office:value-type="float" office:value="21.6896109865043" calcext:value-type="float">
            <text:p>21.6896109865043</text:p>
          </table:table-cell>
          <table:table-cell office:value-type="float" office:value="-14.5020206900186" calcext:value-type="float">
            <text:p>-14.5020206900186</text:p>
          </table:table-cell>
          <table:table-cell office:value-type="float" office:value="-24.8192968462649" calcext:value-type="float">
            <text:p>-24.8192968462649</text:p>
          </table:table-cell>
          <table:table-cell table:number-columns-repeated="4"/>
        </table:table-row>
        <table:table-row table:style-name="ro1">
          <table:table-cell office:value-type="float" office:value="33.2" calcext:value-type="float">
            <text:p>33.2</text:p>
          </table:table-cell>
          <table:table-cell office:value-type="float" office:value="17.6980167513038" calcext:value-type="float">
            <text:p>17.6980167513038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.7773591279984" calcext:value-type="float">
            <text:p>-77.7773591279984</text:p>
          </table:table-cell>
          <table:table-cell office:value-type="float" office:value="9.10427367713468" calcext:value-type="float">
            <text:p>9.10427367713468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4.1272010877724" calcext:value-type="float">
            <text:p>-74.1272010877724</text:p>
          </table:table-cell>
          <table:table-cell office:value-type="float" office:value="6.87976128993045" calcext:value-type="float">
            <text:p>6.87976128993045</text:p>
          </table:table-cell>
          <table:table-cell office:value-type="float" office:value="-76" calcext:value-type="float">
            <text:p>-76</text:p>
          </table:table-cell>
          <table:table-cell office:value-type="float" office:value="-78" calcext:value-type="float">
            <text:p>-78</text:p>
          </table:table-cell>
          <table:table-cell office:value-type="float" office:value="-78.1171810477955" calcext:value-type="float">
            <text:p>-78.1171810477955</text:p>
          </table:table-cell>
          <table:table-cell office:value-type="float" office:value="9.34485789585105" calcext:value-type="float">
            <text:p>9.34485789585105</text:p>
          </table:table-cell>
          <table:table-cell office:value-type="float" office:value="19.3148036880464" calcext:value-type="float">
            <text:p>19.3148036880464</text:p>
          </table:table-cell>
          <table:table-cell office:value-type="float" office:value="-16.1921289917008" calcext:value-type="float">
            <text:p>-16.1921289917008</text:p>
          </table:table-cell>
          <table:table-cell office:value-type="float" office:value="-23.8635516584362" calcext:value-type="float">
            <text:p>-23.8635516584362</text:p>
          </table:table-cell>
          <table:table-cell table:number-columns-repeated="4"/>
        </table:table-row>
        <table:table-row table:style-name="ro1">
          <table:table-cell office:value-type="float" office:value="33.4" calcext:value-type="float">
            <text:p>33.4</text:p>
          </table:table-cell>
          <table:table-cell office:value-type="float" office:value="17.6997797801536" calcext:value-type="float">
            <text:p>17.6997797801536</text:p>
          </table:table-cell>
          <table:table-cell office:value-type="float" office:value="-81" calcext:value-type="float">
            <text:p>-81</text:p>
          </table:table-cell>
          <table:table-cell office:value-type="float" office:value="-74" calcext:value-type="float">
            <text:p>-74</text:p>
          </table:table-cell>
          <table:table-cell office:value-type="float" office:value="-75.8886795639992" calcext:value-type="float">
            <text:p>-75.8886795639992</text:p>
          </table:table-cell>
          <table:table-cell office:value-type="float" office:value="7.87570279452254" calcext:value-type="float">
            <text:p>7.87570279452254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4.0636005438862" calcext:value-type="float">
            <text:p>-74.0636005438862</text:p>
          </table:table-cell>
          <table:table-cell office:value-type="float" office:value="6.84625941945058" calcext:value-type="float">
            <text:p>6.84625941945058</text:p>
          </table:table-cell>
          <table:table-cell office:value-type="float" office:value="-77" calcext:value-type="float">
            <text:p>-77</text:p>
          </table:table-cell>
          <table:table-cell office:value-type="float" office:value="-79" calcext:value-type="float">
            <text:p>-79</text:p>
          </table:table-cell>
          <table:table-cell office:value-type="float" office:value="-78.5585905238978" calcext:value-type="float">
            <text:p>-78.5585905238978</text:p>
          </table:table-cell>
          <table:table-cell office:value-type="float" office:value="9.66688051847702" calcext:value-type="float">
            <text:p>9.66688051847702</text:p>
          </table:table-cell>
          <table:table-cell office:value-type="float" office:value="35.0776071569819" calcext:value-type="float">
            <text:p>35.0776071569819</text:p>
          </table:table-cell>
          <table:table-cell office:value-type="float" office:value="-6.91883021328831" calcext:value-type="float">
            <text:p>-6.91883021328831</text:p>
          </table:table-cell>
          <table:table-cell office:value-type="float" office:value="-34.98211006063" calcext:value-type="float">
            <text:p>-34.98211006063</text:p>
          </table:table-cell>
          <table:table-cell table:number-columns-repeated="4"/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17.7017530863525" calcext:value-type="float">
            <text:p>17.7017530863525</text:p>
          </table:table-cell>
          <table:table-cell office:value-type="float" office:value="-79" calcext:value-type="float">
            <text:p>-79</text:p>
          </table:table-cell>
          <table:table-cell office:value-type="float" office:value="-74" calcext:value-type="float">
            <text:p>-74</text:p>
          </table:table-cell>
          <table:table-cell office:value-type="float" office:value="-74.9443397819996" calcext:value-type="float">
            <text:p>-74.9443397819996</text:p>
          </table:table-cell>
          <table:table-cell office:value-type="float" office:value="7.32506235616178" calcext:value-type="float">
            <text:p>7.32506235616178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0318002719431" calcext:value-type="float">
            <text:p>-74.0318002719431</text:p>
          </table:table-cell>
          <table:table-cell office:value-type="float" office:value="6.8295697120573" calcext:value-type="float">
            <text:p>6.8295697120573</text:p>
          </table:table-cell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office:value-type="float" office:value="-78.7792952619489" calcext:value-type="float">
            <text:p>-78.7792952619489</text:p>
          </table:table-cell>
          <table:table-cell office:value-type="float" office:value="9.83202955573112" calcext:value-type="float">
            <text:p>9.83202955573112</text:p>
          </table:table-cell>
          <table:table-cell office:value-type="float" office:value="42.1153154427464" calcext:value-type="float">
            <text:p>42.1153154427464</text:p>
          </table:table-cell>
          <table:table-cell office:value-type="float" office:value="-3.21796184991267" calcext:value-type="float">
            <text:p>-3.21796184991267</text:p>
          </table:table-cell>
          <table:table-cell office:value-type="float" office:value="-41.6415131222651" calcext:value-type="float">
            <text:p>-41.6415131222651</text:p>
          </table:table-cell>
          <table:table-cell table:number-columns-repeated="4"/>
        </table:table-row>
        <table:table-row table:style-name="ro1">
          <table:table-cell office:value-type="float" office:value="33.8" calcext:value-type="float">
            <text:p>33.8</text:p>
          </table:table-cell>
          <table:table-cell office:value-type="float" office:value="17.7039976922127" calcext:value-type="float">
            <text:p>17.7039976922127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4721698909998" calcext:value-type="float">
            <text:p>-74.4721698909998</text:p>
          </table:table-cell>
          <table:table-cell office:value-type="float" office:value="7.06435197920378" calcext:value-type="float">
            <text:p>7.06435197920378</text:p>
          </table:table-cell>
          <table:table-cell office:value-type="float" office:value="-77" calcext:value-type="float">
            <text:p>-77</text:p>
          </table:table-cell>
          <table:table-cell office:value-type="float" office:value="-74" calcext:value-type="float">
            <text:p>-74</text:p>
          </table:table-cell>
          <table:table-cell office:value-type="float" office:value="-74.0159001359716" calcext:value-type="float">
            <text:p>-74.0159001359716</text:p>
          </table:table-cell>
          <table:table-cell office:value-type="float" office:value="6.82124012178365" calcext:value-type="float">
            <text:p>6.82124012178365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8.8896476309744" calcext:value-type="float">
            <text:p>-78.8896476309744</text:p>
          </table:table-cell>
          <table:table-cell office:value-type="float" office:value="9.91565910856717" calcext:value-type="float">
            <text:p>9.91565910856717</text:p>
          </table:table-cell>
          <table:table-cell office:value-type="float" office:value="45.4637606806772" calcext:value-type="float">
            <text:p>45.4637606806772</text:p>
          </table:table-cell>
          <table:table-cell office:value-type="float" office:value="-1.56443276684062" calcext:value-type="float">
            <text:p>-1.56443276684062</text:p>
          </table:table-cell>
          <table:table-cell office:value-type="float" office:value="-44.9599079881542" calcext:value-type="float">
            <text:p>-44.9599079881542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.7065027005438" calcext:value-type="float">
            <text:p>17.7065027005438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4.7360849454999" calcext:value-type="float">
            <text:p>-74.7360849454999</text:p>
          </table:table-cell>
          <table:table-cell office:value-type="float" office:value="7.20890825040651" calcext:value-type="float">
            <text:p>7.20890825040651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0079500679858" calcext:value-type="float">
            <text:p>-74.0079500679858</text:p>
          </table:table-cell>
          <table:table-cell office:value-type="float" office:value="6.81707913707268" calcext:value-type="float">
            <text:p>6.81707913707268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8.4448238154872" calcext:value-type="float">
            <text:p>-78.4448238154872</text:p>
          </table:table-cell>
          <table:table-cell office:value-type="float" office:value="9.58283757672272" calcext:value-type="float">
            <text:p>9.58283757672272</text:p>
          </table:table-cell>
          <table:table-cell office:value-type="float" office:value="38.5995707023504" calcext:value-type="float">
            <text:p>38.5995707023504</text:p>
          </table:table-cell>
          <table:table-cell office:value-type="float" office:value="-2.52808645530334" calcext:value-type="float">
            <text:p>-2.52808645530334</text:p>
          </table:table-cell>
          <table:table-cell office:value-type="float" office:value="-38.0427303342173" calcext:value-type="float">
            <text:p>-38.0427303342173</text:p>
          </table:table-cell>
          <table:table-cell table:number-columns-repeated="4"/>
        </table:table-row>
        <table:table-row table:style-name="ro1">
          <table:table-cell office:value-type="float" office:value="34.2" calcext:value-type="float">
            <text:p>34.2</text:p>
          </table:table-cell>
          <table:table-cell office:value-type="float" office:value="17.7095846087321" calcext:value-type="float">
            <text:p>17.7095846087321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4.8680424727499" calcext:value-type="float">
            <text:p>-74.8680424727499</text:p>
          </table:table-cell>
          <table:table-cell office:value-type="float" office:value="7.2822918902786" calcext:value-type="float">
            <text:p>7.2822918902786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0039750339929" calcext:value-type="float">
            <text:p>-74.0039750339929</text:p>
          </table:table-cell>
          <table:table-cell office:value-type="float" office:value="6.8149995966457" calcext:value-type="float">
            <text:p>6.8149995966457</text:p>
          </table:table-cell>
          <table:table-cell office:value-type="float" office:value="-82" calcext:value-type="float">
            <text:p>-82</text:p>
          </table:table-cell>
          <table:table-cell office:value-type="float" office:value="-78" calcext:value-type="float">
            <text:p>-78</text:p>
          </table:table-cell>
          <table:table-cell office:value-type="float" office:value="-78.2224119077436" calcext:value-type="float">
            <text:p>-78.2224119077436</text:p>
          </table:table-cell>
          <table:table-cell office:value-type="float" office:value="9.42063975981422" calcext:value-type="float">
            <text:p>9.42063975981422</text:p>
          </table:table-cell>
          <table:table-cell office:value-type="float" office:value="35.2999050328921" calcext:value-type="float">
            <text:p>35.2999050328921</text:p>
          </table:table-cell>
          <table:table-cell office:value-type="float" office:value="-3.02434348769837" calcext:value-type="float">
            <text:p>-3.02434348769837</text:p>
          </table:table-cell>
          <table:table-cell office:value-type="float" office:value="-34.7219511392257" calcext:value-type="float">
            <text:p>-34.7219511392257</text:p>
          </table:table-cell>
          <table:table-cell table:number-columns-repeated="4"/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17.7098637681695" calcext:value-type="float">
            <text:p>17.7098637681695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5.934021236375" calcext:value-type="float">
            <text:p>-75.934021236375</text:p>
          </table:table-cell>
          <table:table-cell office:value-type="float" office:value="7.9031587904038" calcext:value-type="float">
            <text:p>7.9031587904038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0019875169965" calcext:value-type="float">
            <text:p>-74.0019875169965</text:p>
          </table:table-cell>
          <table:table-cell office:value-type="float" office:value="6.81396006432965" calcext:value-type="float">
            <text:p>6.81396006432965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1112059538718" calcext:value-type="float">
            <text:p>-78.1112059538718</text:p>
          </table:table-cell>
          <table:table-cell office:value-type="float" office:value="9.34057327604612" calcext:value-type="float">
            <text:p>9.34057327604612</text:p>
          </table:table-cell>
          <table:table-cell office:value-type="float" office:value="29.4211323809297" calcext:value-type="float">
            <text:p>29.4211323809297</text:p>
          </table:table-cell>
          <table:table-cell office:value-type="float" office:value="-7.31630323093525" calcext:value-type="float">
            <text:p>-7.31630323093525</text:p>
          </table:table-cell>
          <table:table-cell office:value-type="float" office:value="-29.4032440393406" calcext:value-type="float">
            <text:p>-29.4032440393406</text:p>
          </table:table-cell>
          <table:table-cell table:number-columns-repeated="4"/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17.7100336185903" calcext:value-type="float">
            <text:p>17.7100336185903</text:p>
          </table:table-cell>
          <table:table-cell office:value-type="float" office:value="-82" calcext:value-type="float">
            <text:p>-82</text:p>
          </table:table-cell>
          <table:table-cell office:value-type="float" office:value="-78" calcext:value-type="float">
            <text:p>-78</text:p>
          </table:table-cell>
          <table:table-cell office:value-type="float" office:value="-76.9670106181875" calcext:value-type="float">
            <text:p>-76.9670106181875</text:p>
          </table:table-cell>
          <table:table-cell office:value-type="float" office:value="8.55526935120611" calcext:value-type="float">
            <text:p>8.55526935120611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0009937584982" calcext:value-type="float">
            <text:p>-74.0009937584982</text:p>
          </table:table-cell>
          <table:table-cell office:value-type="float" office:value="6.81344035763539" calcext:value-type="float">
            <text:p>6.81344035763539</text:p>
          </table:table-cell>
          <table:table-cell office:value-type="float" office:value="-75" calcext:value-type="float">
            <text:p>-75</text:p>
          </table:table-cell>
          <table:table-cell office:value-type="float" office:value="-78" calcext:value-type="float">
            <text:p>-78</text:p>
          </table:table-cell>
          <table:table-cell office:value-type="float" office:value="-78.0556029769359" calcext:value-type="float">
            <text:p>-78.0556029769359</text:p>
          </table:table-cell>
          <table:table-cell office:value-type="float" office:value="9.30079558016712" calcext:value-type="float">
            <text:p>9.30079558016712</text:p>
          </table:table-cell>
          <table:table-cell office:value-type="float" office:value="23.6054682588556" calcext:value-type="float">
            <text:p>23.6054682588556</text:p>
          </table:table-cell>
          <table:table-cell office:value-type="float" office:value="-12.1980291657418" calcext:value-type="float">
            <text:p>-12.1980291657418</text:p>
          </table:table-cell>
          <table:table-cell office:value-type="float" office:value="-25.4120790945725" calcext:value-type="float">
            <text:p>-25.4120790945725</text:p>
          </table:table-cell>
          <table:table-cell table:number-columns-repeated="4"/>
        </table:table-row>
        <table:table-row table:style-name="ro1">
          <table:table-cell office:value-type="float" office:value="34.8" calcext:value-type="float">
            <text:p>34.8</text:p>
          </table:table-cell>
          <table:table-cell office:value-type="float" office:value="17.7277612556175" calcext:value-type="float">
            <text:p>17.7277612556175</text:p>
          </table:table-cell>
          <table:table-cell office:value-type="float" office:value="-75" calcext:value-type="float">
            <text:p>-75</text:p>
          </table:table-cell>
          <table:table-cell office:value-type="float" office:value="-78" calcext:value-type="float">
            <text:p>-78</text:p>
          </table:table-cell>
          <table:table-cell office:value-type="float" office:value="-77.4835053090937" calcext:value-type="float">
            <text:p>-77.4835053090937</text:p>
          </table:table-cell>
          <table:table-cell office:value-type="float" office:value="8.90123315633191" calcext:value-type="float">
            <text:p>8.90123315633191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0004968792491" calcext:value-type="float">
            <text:p>-74.0004968792491</text:p>
          </table:table-cell>
          <table:table-cell office:value-type="float" office:value="6.81318051915288" calcext:value-type="float">
            <text:p>6.81318051915288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027801488468" calcext:value-type="float">
            <text:p>-78.027801488468</text:p>
          </table:table-cell>
          <table:table-cell office:value-type="float" office:value="9.28097030126177" calcext:value-type="float">
            <text:p>9.28097030126177</text:p>
          </table:table-cell>
          <table:table-cell office:value-type="float" office:value="20.3772113629899" calcext:value-type="float">
            <text:p>20.3772113629899</text:p>
          </table:table-cell>
          <table:table-cell office:value-type="float" office:value="-14.9447831440083" calcext:value-type="float">
            <text:p>-14.9447831440083</text:p>
          </table:table-cell>
          <table:table-cell office:value-type="float" office:value="-23.9824583585542" calcext:value-type="float">
            <text:p>-23.9824583585542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.710146596942" calcext:value-type="float">
            <text:p>17.710146596942</text:p>
          </table:table-cell>
          <table:table-cell office:value-type="float" office:value="-74" calcext:value-type="float">
            <text:p>-74</text:p>
          </table:table-cell>
          <table:table-cell office:value-type="float" office:value="-78" calcext:value-type="float">
            <text:p>-78</text:p>
          </table:table-cell>
          <table:table-cell office:value-type="float" office:value="-77.7417526545469" calcext:value-type="float">
            <text:p>-77.7417526545469</text:p>
          </table:table-cell>
          <table:table-cell office:value-type="float" office:value="9.07942659506643" calcext:value-type="float">
            <text:p>9.07942659506643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0002484396246" calcext:value-type="float">
            <text:p>-74.0002484396246</text:p>
          </table:table-cell>
          <table:table-cell office:value-type="float" office:value="6.81305060362761" calcext:value-type="float">
            <text:p>6.81305060362761</text:p>
          </table:table-cell>
          <table:table-cell office:value-type="float" office:value="-81" calcext:value-type="float">
            <text:p>-81</text:p>
          </table:table-cell>
          <table:table-cell office:value-type="float" office:value="-78" calcext:value-type="float">
            <text:p>-78</text:p>
          </table:table-cell>
          <table:table-cell office:value-type="float" office:value="-78.013900744234" calcext:value-type="float">
            <text:p>-78.013900744234</text:p>
          </table:table-cell>
          <table:table-cell office:value-type="float" office:value="9.27107351454277" calcext:value-type="float">
            <text:p>9.27107351454277</text:p>
          </table:table-cell>
          <table:table-cell office:value-type="float" office:value="18.675239221239" calcext:value-type="float">
            <text:p>18.675239221239</text:p>
          </table:table-cell>
          <table:table-cell office:value-type="float" office:value="-16.4019676216404" calcext:value-type="float">
            <text:p>-16.4019676216404</text:p>
          </table:table-cell>
          <table:table-cell office:value-type="float" office:value="-23.5091803528569" calcext:value-type="float">
            <text:p>-23.5091803528569</text:p>
          </table:table-cell>
          <table:table-cell table:number-columns-repeated="4"/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17.7102077496705" calcext:value-type="float">
            <text:p>17.7102077496705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.8708763272734" calcext:value-type="float">
            <text:p>-77.8708763272734</text:p>
          </table:table-cell>
          <table:table-cell office:value-type="float" office:value="9.16985660212943" calcext:value-type="float">
            <text:p>9.16985660212943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0001242198123" calcext:value-type="float">
            <text:p>-74.0001242198123</text:p>
          </table:table-cell>
          <table:table-cell office:value-type="float" office:value="6.81298564679396" calcext:value-type="float">
            <text:p>6.81298564679396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006950372117" calcext:value-type="float">
            <text:p>-78.006950372117</text:p>
          </table:table-cell>
          <table:table-cell office:value-type="float" office:value="9.26612907943597" calcext:value-type="float">
            <text:p>9.26612907943597</text:p>
          </table:table-cell>
          <table:table-cell office:value-type="float" office:value="17.8012513125368" calcext:value-type="float">
            <text:p>17.8012513125368</text:p>
          </table:table-cell>
          <table:table-cell office:value-type="float" office:value="-17.1524984909982" calcext:value-type="float">
            <text:p>-17.1524984909982</text:p>
          </table:table-cell>
          <table:table-cell office:value-type="float" office:value="-23.3477082623287" calcext:value-type="float">
            <text:p>-23.3477082623287</text:p>
          </table:table-cell>
          <table:table-cell table:number-columns-repeated="4"/>
        </table:table-row>
        <table:table-row table:style-name="ro1">
          <table:table-cell office:value-type="float" office:value="35.4" calcext:value-type="float">
            <text:p>35.4</text:p>
          </table:table-cell>
          <table:table-cell office:value-type="float" office:value="17.7103078348923" calcext:value-type="float">
            <text:p>17.7103078348923</text:p>
          </table:table-cell>
          <table:table-cell office:value-type="float" office:value="-79" calcext:value-type="float">
            <text:p>-79</text:p>
          </table:table-cell>
          <table:table-cell office:value-type="float" office:value="-76" calcext:value-type="float">
            <text:p>-76</text:p>
          </table:table-cell>
          <table:table-cell office:value-type="float" office:value="-76.9354381636367" calcext:value-type="float">
            <text:p>-76.9354381636367</text:p>
          </table:table-cell>
          <table:table-cell office:value-type="float" office:value="8.53456267622675" calcext:value-type="float">
            <text:p>8.53456267622675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3.5000621099061" calcext:value-type="float">
            <text:p>-73.5000621099061</text:p>
          </table:table-cell>
          <table:table-cell office:value-type="float" office:value="6.55644974943207" calcext:value-type="float">
            <text:p>6.55644974943207</text:p>
          </table:table-cell>
          <table:table-cell office:value-type="float" office:value="-75" calcext:value-type="float">
            <text:p>-75</text:p>
          </table:table-cell>
          <table:table-cell office:value-type="float" office:value="-78" calcext:value-type="float">
            <text:p>-78</text:p>
          </table:table-cell>
          <table:table-cell office:value-type="float" office:value="-78.0034751860585" calcext:value-type="float">
            <text:p>-78.0034751860585</text:p>
          </table:table-cell>
          <table:table-cell office:value-type="float" office:value="9.26365785083002" calcext:value-type="float">
            <text:p>9.26365785083002</text:p>
          </table:table-cell>
          <table:table-cell office:value-type="float" office:value="24.6249291628446" calcext:value-type="float">
            <text:p>24.6249291628446</text:p>
          </table:table-cell>
          <table:table-cell office:value-type="float" office:value="-13.5989667080067" calcext:value-type="float">
            <text:p>-13.5989667080067</text:p>
          </table:table-cell>
          <table:table-cell office:value-type="float" office:value="-27.0720076296988" calcext:value-type="float">
            <text:p>-27.0720076296988</text:p>
          </table:table-cell>
          <table:table-cell table:number-columns-repeated="4"/>
        </table:table-row>
        <table:table-row table:style-name="ro1">
          <table:table-cell office:value-type="float" office:value="35.6" calcext:value-type="float">
            <text:p>35.6</text:p>
          </table:table-cell>
          <table:table-cell office:value-type="float" office:value="17.7104172241147" calcext:value-type="float">
            <text:p>17.7104172241147</text:p>
          </table:table-cell>
          <table:table-cell office:value-type="float" office:value="-81" calcext:value-type="float">
            <text:p>-81</text:p>
          </table:table-cell>
          <table:table-cell office:value-type="float" office:value="-76" calcext:value-type="float">
            <text:p>-76</text:p>
          </table:table-cell>
          <table:table-cell office:value-type="float" office:value="-76.4677190818184" calcext:value-type="float">
            <text:p>-76.4677190818184</text:p>
          </table:table-cell>
          <table:table-cell office:value-type="float" office:value="8.23361652298122" calcext:value-type="float">
            <text:p>8.23361652298122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  <table:table-cell office:value-type="float" office:value="-72.7500310549531" calcext:value-type="float">
            <text:p>-72.7500310549531</text:p>
          </table:table-cell>
          <table:table-cell office:value-type="float" office:value="6.18967294232545" calcext:value-type="float">
            <text:p>6.18967294232545</text:p>
          </table:table-cell>
          <table:table-cell office:value-type="float" office:value="-75" calcext:value-type="float">
            <text:p>-75</text:p>
          </table:table-cell>
          <table:table-cell office:value-type="float" office:value="-78" calcext:value-type="float">
            <text:p>-78</text:p>
          </table:table-cell>
          <table:table-cell office:value-type="float" office:value="-78.0017375930292" calcext:value-type="float">
            <text:p>-78.0017375930292</text:p>
          </table:table-cell>
          <table:table-cell office:value-type="float" office:value="9.26242248368698" calcext:value-type="float">
            <text:p>9.26242248368698</text:p>
          </table:table-cell>
          <table:table-cell office:value-type="float" office:value="29.0321032200402" calcext:value-type="float">
            <text:p>29.0321032200402</text:p>
          </table:table-cell>
          <table:table-cell office:value-type="float" office:value="-13.4301772338879" calcext:value-type="float">
            <text:p>-13.4301772338879</text:p>
          </table:table-cell>
          <table:table-cell office:value-type="float" office:value="-31.1396535174758" calcext:value-type="float">
            <text:p>-31.1396535174758</text:p>
          </table:table-cell>
          <table:table-cell table:number-columns-repeated="4"/>
        </table:table-row>
        <table:table-row table:style-name="ro1">
          <table:table-cell office:value-type="float" office:value="35.8" calcext:value-type="float">
            <text:p>35.8</text:p>
          </table:table-cell>
          <table:table-cell office:value-type="float" office:value="17.7103999159525" calcext:value-type="float">
            <text:p>17.7103999159525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6.2338595409092" calcext:value-type="float">
            <text:p>-76.2338595409092</text:p>
          </table:table-cell>
          <table:table-cell office:value-type="float" office:value="8.0871466402535" calcext:value-type="float">
            <text:p>8.0871466402535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  <table:table-cell office:value-type="float" office:value="-72.3750155274765" calcext:value-type="float">
            <text:p>-72.3750155274765</text:p>
          </table:table-cell>
          <table:table-cell office:value-type="float" office:value="6.0140520744655" calcext:value-type="float">
            <text:p>6.0140520744655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8.0008687965146" calcext:value-type="float">
            <text:p>-78.0008687965146</text:p>
          </table:table-cell>
          <table:table-cell office:value-type="float" office:value="9.26180486189583" calcext:value-type="float">
            <text:p>9.26180486189583</text:p>
          </table:table-cell>
          <table:table-cell office:value-type="float" office:value="31.0886189690769" calcext:value-type="float">
            <text:p>31.0886189690769</text:p>
          </table:table-cell>
          <table:table-cell office:value-type="float" office:value="-13.3177811029912" calcext:value-type="float">
            <text:p>-13.3177811029912</text:p>
          </table:table-cell>
          <table:table-cell office:value-type="float" office:value="-33.0542656018522" calcext:value-type="float">
            <text:p>-33.0542656018522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7.7104308315757" calcext:value-type="float">
            <text:p>17.7104308315757</text:p>
          </table:table-cell>
          <table:table-cell office:value-type="float" office:value="-74" calcext:value-type="float">
            <text:p>-74</text:p>
          </table:table-cell>
          <table:table-cell office:value-type="float" office:value="-76" calcext:value-type="float">
            <text:p>-76</text:p>
          </table:table-cell>
          <table:table-cell office:value-type="float" office:value="-76.1169297704546" calcext:value-type="float">
            <text:p>-76.1169297704546</text:p>
          </table:table-cell>
          <table:table-cell office:value-type="float" office:value="8.01489171150114" calcext:value-type="float">
            <text:p>8.01489171150114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2.1875077637383" calcext:value-type="float">
            <text:p>-72.1875077637383</text:p>
          </table:table-cell>
          <table:table-cell office:value-type="float" office:value="5.92811916993502" calcext:value-type="float">
            <text:p>5.92811916993502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8.0004343982573" calcext:value-type="float">
            <text:p>-78.0004343982573</text:p>
          </table:table-cell>
          <table:table-cell office:value-type="float" office:value="9.26149606644415" calcext:value-type="float">
            <text:p>9.26149606644415</text:p>
          </table:table-cell>
          <table:table-cell office:value-type="float" office:value="32.0821291223057" calcext:value-type="float">
            <text:p>32.0821291223057</text:p>
          </table:table-cell>
          <table:table-cell office:value-type="float" office:value="-13.255405570063" calcext:value-type="float">
            <text:p>-13.255405570063</text:p>
          </table:table-cell>
          <table:table-cell office:value-type="float" office:value="-33.982147055372" calcext:value-type="float">
            <text:p>-33.982147055372</text:p>
          </table:table-cell>
          <table:table-cell table:number-columns-repeated="4"/>
        </table:table-row>
        <table:table-row table:style-name="ro1">
          <table:table-cell office:value-type="float" office:value="36.2" calcext:value-type="float">
            <text:p>36.2</text:p>
          </table:table-cell>
          <table:table-cell office:value-type="float" office:value="17.7103832642358" calcext:value-type="float">
            <text:p>17.7103832642358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6.0584648852273" calcext:value-type="float">
            <text:p>-76.0584648852273</text:p>
          </table:table-cell>
          <table:table-cell office:value-type="float" office:value="7.97900669551228" calcext:value-type="float">
            <text:p>7.97900669551228</text:p>
          </table:table-cell>
          <table:table-cell office:value-type="float" office:value="-71" calcext:value-type="float">
            <text:p>-71</text:p>
          </table:table-cell>
          <table:table-cell office:value-type="float" office:value="-73" calcext:value-type="float">
            <text:p>-73</text:p>
          </table:table-cell>
          <table:table-cell office:value-type="float" office:value="-72.5937538818691" calcext:value-type="float">
            <text:p>-72.5937538818691</text:p>
          </table:table-cell>
          <table:table-cell office:value-type="float" office:value="6.11587306050765" calcext:value-type="float">
            <text:p>6.11587306050765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0002171991287" calcext:value-type="float">
            <text:p>-78.0002171991287</text:p>
          </table:table-cell>
          <table:table-cell office:value-type="float" office:value="9.26134167257913" calcext:value-type="float">
            <text:p>9.26134167257913</text:p>
          </table:table-cell>
          <table:table-cell office:value-type="float" office:value="31.3828405542414" calcext:value-type="float">
            <text:p>31.3828405542414</text:p>
          </table:table-cell>
          <table:table-cell office:value-type="float" office:value="-11.966656615812" calcext:value-type="float">
            <text:p>-11.966656615812</text:p>
          </table:table-cell>
          <table:table-cell office:value-type="float" office:value="-32.8197307552501" calcext:value-type="float">
            <text:p>-32.8197307552501</text:p>
          </table:table-cell>
          <table:table-cell table:number-columns-repeated="4"/>
        </table:table-row>
        <table:table-row table:style-name="ro1">
          <table:table-cell office:value-type="float" office:value="36.4" calcext:value-type="float">
            <text:p>36.4</text:p>
          </table:table-cell>
          <table:table-cell office:value-type="float" office:value="17.7104141895093" calcext:value-type="float">
            <text:p>17.7104141895093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6.5292324426136" calcext:value-type="float">
            <text:p>-76.5292324426136</text:p>
          </table:table-cell>
          <table:table-cell office:value-type="float" office:value="8.27258201383955" calcext:value-type="float">
            <text:p>8.27258201383955</text:p>
          </table:table-cell>
          <table:table-cell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office:value-type="float" office:value="-72.7968769409346" calcext:value-type="float">
            <text:p>-72.7968769409346</text:p>
          </table:table-cell>
          <table:table-cell office:value-type="float" office:value="6.21196830757841" calcext:value-type="float">
            <text:p>6.21196830757841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7.0001085995643" calcext:value-type="float">
            <text:p>-77.0001085995643</text:p>
          </table:table-cell>
          <table:table-cell office:value-type="float" office:value="8.5770304779441" calcext:value-type="float">
            <text:p>8.5770304779441</text:p>
          </table:table-cell>
          <table:table-cell office:value-type="float" office:value="17.4895084523692" calcext:value-type="float">
            <text:p>17.4895084523692</text:p>
          </table:table-cell>
          <table:table-cell office:value-type="float" office:value="-13.5968467824286" calcext:value-type="float">
            <text:p>-13.5968467824286</text:p>
          </table:table-cell>
          <table:table-cell office:value-type="float" office:value="-20.8981495785717" calcext:value-type="float">
            <text:p>-20.8981495785717</text:p>
          </table:table-cell>
          <table:table-cell table:number-columns-repeated="4"/>
        </table:table-row>
        <table:table-row table:style-name="ro1">
          <table:table-cell office:value-type="float" office:value="36.6" calcext:value-type="float">
            <text:p>36.6</text:p>
          </table:table-cell>
          <table:table-cell office:value-type="float" office:value="17.7103666289695" calcext:value-type="float">
            <text:p>17.7103666289695</text:p>
          </table:table-cell>
          <table:table-cell office:value-type="float" office:value="-77" calcext:value-type="float">
            <text:p>-77</text:p>
          </table:table-cell>
          <table:table-cell office:value-type="float" office:value="-74" calcext:value-type="float">
            <text:p>-74</text:p>
          </table:table-cell>
          <table:table-cell office:value-type="float" office:value="-75.2646162213068" calcext:value-type="float">
            <text:p>-75.2646162213068</text:p>
          </table:table-cell>
          <table:table-cell office:value-type="float" office:value="7.50735940038868" calcext:value-type="float">
            <text:p>7.50735940038868</text:p>
          </table:table-cell>
          <table:table-cell office:value-type="float" office:value="-75" calcext:value-type="float">
            <text:p>-75</text:p>
          </table:table-cell>
          <table:table-cell office:value-type="float" office:value="-73" calcext:value-type="float">
            <text:p>-73</text:p>
          </table:table-cell>
          <table:table-cell office:value-type="float" office:value="-72.8984384704673" calcext:value-type="float">
            <text:p>-72.8984384704673</text:p>
          </table:table-cell>
          <table:table-cell office:value-type="float" office:value="6.26058066583667" calcext:value-type="float">
            <text:p>6.26058066583667</text:p>
          </table:table-cell>
          <table:table-cell office:value-type="float" office:value="-76" calcext:value-type="float">
            <text:p>-76</text:p>
          </table:table-cell>
          <table:table-cell office:value-type="float" office:value="-77" calcext:value-type="float">
            <text:p>-77</text:p>
          </table:table-cell>
          <table:table-cell office:value-type="float" office:value="-77.0000542997822" calcext:value-type="float">
            <text:p>-77.0000542997822</text:p>
          </table:table-cell>
          <table:table-cell office:value-type="float" office:value="8.57699473185203" calcext:value-type="float">
            <text:p>8.57699473185203</text:p>
          </table:table-cell>
          <table:table-cell office:value-type="float" office:value="23.0164807887734" calcext:value-type="float">
            <text:p>23.0164807887734</text:p>
          </table:table-cell>
          <table:table-cell office:value-type="float" office:value="-7.83253404234374" calcext:value-type="float">
            <text:p>-7.83253404234374</text:p>
          </table:table-cell>
          <table:table-cell office:value-type="float" office:value="-23.3058526482488" calcext:value-type="float">
            <text:p>-23.3058526482488</text:p>
          </table:table-cell>
          <table:table-cell table:number-columns-repeated="4"/>
        </table:table-row>
        <table:table-row table:style-name="ro1">
          <table:table-cell office:value-type="float" office:value="36.8" calcext:value-type="float">
            <text:p>36.8</text:p>
          </table:table-cell>
          <table:table-cell office:value-type="float" office:value="17.7102578662002" calcext:value-type="float">
            <text:p>17.7102578662002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4.1323081106534" calcext:value-type="float">
            <text:p>-74.1323081106534</text:p>
          </table:table-cell>
          <table:table-cell office:value-type="float" office:value="6.88245853698201" calcext:value-type="float">
            <text:p>6.88245853698201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2.9492192352336" calcext:value-type="float">
            <text:p>-72.9492192352336</text:p>
          </table:table-cell>
          <table:table-cell office:value-type="float" office:value="6.28502931721114" calcext:value-type="float">
            <text:p>6.28502931721114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.5000271498911" calcext:value-type="float">
            <text:p>-77.5000271498911</text:p>
          </table:table-cell>
          <table:table-cell office:value-type="float" office:value="8.91252795352147" calcext:value-type="float">
            <text:p>8.91252795352147</text:p>
          </table:table-cell>
          <table:table-cell office:value-type="float" office:value="32.529813840798" calcext:value-type="float">
            <text:p>32.529813840798</text:p>
          </table:table-cell>
          <table:table-cell office:value-type="float" office:value="-3.60574636139684" calcext:value-type="float">
            <text:p>-3.60574636139684</text:p>
          </table:table-cell>
          <table:table-cell office:value-type="float" office:value="-32.0599802876152" calcext:value-type="float">
            <text:p>-32.0599802876152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.7101793767188" calcext:value-type="float">
            <text:p>17.7101793767188</text:p>
          </table:table-cell>
          <table:table-cell office:value-type="float" office:value="-72" calcext:value-type="float">
            <text:p>-72</text:p>
          </table:table-cell>
          <table:table-cell office:value-type="float" office:value="-74" calcext:value-type="float">
            <text:p>-74</text:p>
          </table:table-cell>
          <table:table-cell office:value-type="float" office:value="-74.0661540553267" calcext:value-type="float">
            <text:p>-74.0661540553267</text:p>
          </table:table-cell>
          <table:table-cell office:value-type="float" office:value="6.8476013441687" calcext:value-type="float">
            <text:p>6.8476013441687</text:p>
          </table:table-cell>
          <table:table-cell office:value-type="float" office:value="-73" calcext:value-type="float">
            <text:p>-73</text:p>
          </table:table-cell>
          <table:table-cell office:value-type="float" office:value="-71" calcext:value-type="float">
            <text:p>-71</text:p>
          </table:table-cell>
          <table:table-cell office:value-type="float" office:value="-71.9746096176168" calcext:value-type="float">
            <text:p>-71.9746096176168</text:p>
          </table:table-cell>
          <table:table-cell office:value-type="float" office:value="5.83203767128248" calcext:value-type="float">
            <text:p>5.83203767128248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7.7500135749455" calcext:value-type="float">
            <text:p>-77.7500135749455</text:p>
          </table:table-cell>
          <table:table-cell office:value-type="float" office:value="9.08518522250792" calcext:value-type="float">
            <text:p>9.08518522250792</text:p>
          </table:table-cell>
          <table:table-cell office:value-type="float" office:value="37.9430421442697" calcext:value-type="float">
            <text:p>37.9430421442697</text:p>
          </table:table-cell>
          <table:table-cell office:value-type="float" office:value="-5.88317307700139" calcext:value-type="float">
            <text:p>-5.88317307700139</text:p>
          </table:table-cell>
          <table:table-cell office:value-type="float" office:value="-37.8653592145539" calcext:value-type="float">
            <text:p>-37.8653592145539</text:p>
          </table:table-cell>
          <table:table-cell table:number-columns-repeated="4"/>
        </table:table-row>
        <table:table-row table:style-name="ro1">
          <table:table-cell office:value-type="float" office:value="37.2" calcext:value-type="float">
            <text:p>37.2</text:p>
          </table:table-cell>
          <table:table-cell office:value-type="float" office:value="17.7100706165275" calcext:value-type="float">
            <text:p>17.7100706165275</text:p>
          </table:table-cell>
          <table:table-cell office:value-type="float" office:value="-77" calcext:value-type="float">
            <text:p>-77</text:p>
          </table:table-cell>
          <table:table-cell office:value-type="float" office:value="-74" calcext:value-type="float">
            <text:p>-74</text:p>
          </table:table-cell>
          <table:table-cell office:value-type="float" office:value="-74.0330770276634" calcext:value-type="float">
            <text:p>-74.0330770276634</text:p>
          </table:table-cell>
          <table:table-cell office:value-type="float" office:value="6.83023900595929" calcext:value-type="float">
            <text:p>6.83023900595929</text:p>
          </table:table-cell>
          <table:table-cell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office:value-type="float" office:value="-71.4873048088084" calcext:value-type="float">
            <text:p>-71.4873048088084</text:p>
          </table:table-cell>
          <table:table-cell office:value-type="float" office:value="5.6179365120737" calcext:value-type="float">
            <text:p>5.6179365120737</text:p>
          </table:table-cell>
          <table:table-cell office:value-type="float" office:value="-76" calcext:value-type="float">
            <text:p>-76</text:p>
          </table:table-cell>
          <table:table-cell office:value-type="float" office:value="-77" calcext:value-type="float">
            <text:p>-77</text:p>
          </table:table-cell>
          <table:table-cell office:value-type="float" office:value="-77.3750067874728" calcext:value-type="float">
            <text:p>-77.3750067874728</text:p>
          </table:table-cell>
          <table:table-cell office:value-type="float" office:value="8.82741530873202" calcext:value-type="float">
            <text:p>8.82741530873202</text:p>
          </table:table-cell>
          <table:table-cell office:value-type="float" office:value="34.9128198071527" calcext:value-type="float">
            <text:p>34.9128198071527</text:p>
          </table:table-cell>
          <table:table-cell office:value-type="float" office:value="-6.88952464765315" calcext:value-type="float">
            <text:p>-6.88952464765315</text:p>
          </table:table-cell>
          <table:table-cell office:value-type="float" office:value="-35.0307561652952" calcext:value-type="float">
            <text:p>-35.0307561652952</text:p>
          </table:table-cell>
          <table:table-cell table:number-columns-repeated="4"/>
        </table:table-row>
        <table:table-row table:style-name="ro1">
          <table:table-cell office:value-type="float" office:value="37.4" calcext:value-type="float">
            <text:p>37.4</text:p>
          </table:table-cell>
          <table:table-cell office:value-type="float" office:value="17.7100792641216" calcext:value-type="float">
            <text:p>17.7100792641216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0165385138317" calcext:value-type="float">
            <text:p>-74.0165385138317</text:p>
          </table:table-cell>
          <table:table-cell office:value-type="float" office:value="6.82157435239872" calcext:value-type="float">
            <text:p>6.82157435239872</text:p>
          </table:table-cell>
          <table:table-cell office:value-type="float" office:value="-71" calcext:value-type="float">
            <text:p>-71</text:p>
          </table:table-cell>
          <table:table-cell office:value-type="float" office:value="-72" calcext:value-type="float">
            <text:p>-72</text:p>
          </table:table-cell>
          <table:table-cell office:value-type="float" office:value="-71.7436524044042" calcext:value-type="float">
            <text:p>-71.7436524044042</text:p>
          </table:table-cell>
          <table:table-cell office:value-type="float" office:value="5.7295662677971" calcext:value-type="float">
            <text:p>5.7295662677971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7.1875033937364" calcext:value-type="float">
            <text:p>-77.1875033937364</text:p>
          </table:table-cell>
          <table:table-cell office:value-type="float" office:value="8.70128605750778" calcext:value-type="float">
            <text:p>8.70128605750778</text:p>
          </table:table-cell>
          <table:table-cell office:value-type="float" office:value="32.4152521527935" calcext:value-type="float">
            <text:p>32.4152521527935</text:p>
          </table:table-cell>
          <table:table-cell office:value-type="float" office:value="-6.25997592192073" calcext:value-type="float">
            <text:p>-6.25997592192073</text:p>
          </table:table-cell>
          <table:table-cell office:value-type="float" office:value="-32.4065235560019" calcext:value-type="float">
            <text:p>-32.4065235560019</text:p>
          </table:table-cell>
          <table:table-cell table:number-columns-repeated="4"/>
        </table:table-row>
        <table:table-row table:style-name="ro1">
          <table:table-cell office:value-type="float" office:value="37.6" calcext:value-type="float">
            <text:p>37.6</text:p>
          </table:table-cell>
          <table:table-cell office:value-type="float" office:value="17.7099705080573" calcext:value-type="float">
            <text:p>17.7099705080573</text:p>
          </table:table-cell>
          <table:table-cell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office:value-type="float" office:value="-73.5082692569158" calcext:value-type="float">
            <text:p>-73.5082692569158</text:p>
          </table:table-cell>
          <table:table-cell office:value-type="float" office:value="6.56058110121633" calcext:value-type="float">
            <text:p>6.56058110121633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2.3718262022021" calcext:value-type="float">
            <text:p>-72.3718262022021</text:p>
          </table:table-cell>
          <table:table-cell office:value-type="float" office:value="6.01258007626721" calcext:value-type="float">
            <text:p>6.01258007626721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.5937516968682" calcext:value-type="float">
            <text:p>-77.5937516968682</text:p>
          </table:table-cell>
          <table:table-cell office:value-type="float" office:value="8.97687249361598" calcext:value-type="float">
            <text:p>8.97687249361598</text:p>
          </table:table-cell>
          <table:table-cell office:value-type="float" office:value="37.0902327515705" calcext:value-type="float">
            <text:p>37.0902327515705</text:p>
          </table:table-cell>
          <table:table-cell office:value-type="float" office:value="-3.16186600550518" calcext:value-type="float">
            <text:p>-3.16186600550518</text:p>
          </table:table-cell>
          <table:table-cell office:value-type="float" office:value="-36.6906020455175" calcext:value-type="float">
            <text:p>-36.6906020455175</text:p>
          </table:table-cell>
          <table:table-cell table:number-columns-repeated="4"/>
        </table:table-row>
        <table:table-row table:style-name="ro1">
          <table:table-cell office:value-type="float" office:value="37.8" calcext:value-type="float">
            <text:p>37.8</text:p>
          </table:table-cell>
          <table:table-cell office:value-type="float" office:value="17.7098920206903" calcext:value-type="float">
            <text:p>17.7098920206903</text:p>
          </table:table-cell>
          <table:table-cell office:value-type="float" office:value="-75" calcext:value-type="float">
            <text:p>-75</text:p>
          </table:table-cell>
          <table:table-cell office:value-type="float" office:value="-73" calcext:value-type="float">
            <text:p>-73</text:p>
          </table:table-cell>
          <table:table-cell office:value-type="float" office:value="-73.2541346284579" calcext:value-type="float">
            <text:p>-73.2541346284579</text:p>
          </table:table-cell>
          <table:table-cell office:value-type="float" office:value="6.43385330099342" calcext:value-type="float">
            <text:p>6.43385330099342</text:p>
          </table:table-cell>
          <table:table-cell office:value-type="float" office:value="-71" calcext:value-type="float">
            <text:p>-71</text:p>
          </table:table-cell>
          <table:table-cell office:value-type="float" office:value="-72" calcext:value-type="float">
            <text:p>-72</text:p>
          </table:table-cell>
          <table:table-cell office:value-type="float" office:value="-72.1859131011011" calcext:value-type="float">
            <text:p>-72.1859131011011</text:p>
          </table:table-cell>
          <table:table-cell office:value-type="float" office:value="5.92739364289857" calcext:value-type="float">
            <text:p>5.92739364289857</text:p>
          </table:table-cell>
          <table:table-cell office:value-type="float" office:value="-82" calcext:value-type="float">
            <text:p>-82</text:p>
          </table:table-cell>
          <table:table-cell office:value-type="float" office:value="-77" calcext:value-type="float">
            <text:p>-77</text:p>
          </table:table-cell>
          <table:table-cell office:value-type="float" office:value="-77.2968758484341" calcext:value-type="float">
            <text:p>-77.2968758484341</text:p>
          </table:table-cell>
          <table:table-cell office:value-type="float" office:value="8.77463772468575" calcext:value-type="float">
            <text:p>8.77463772468575</text:p>
          </table:table-cell>
          <table:table-cell office:value-type="float" office:value="35.0530865283332" calcext:value-type="float">
            <text:p>35.0530865283332</text:p>
          </table:table-cell>
          <table:table-cell office:value-type="float" office:value="-2.87566950037708" calcext:value-type="float">
            <text:p>-2.87566950037708</text:p>
          </table:table-cell>
          <table:table-cell office:value-type="float" office:value="-34.6244852412263" calcext:value-type="float">
            <text:p>-34.6244852412263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.7098531028355" calcext:value-type="float">
            <text:p>17.7098531028355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3.127067314229" calcext:value-type="float">
            <text:p>-73.127067314229</text:p>
          </table:table-cell>
          <table:table-cell office:value-type="float" office:value="6.37141035687542" calcext:value-type="float">
            <text:p>6.37141035687542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2.0929565505505" calcext:value-type="float">
            <text:p>-72.0929565505505</text:p>
          </table:table-cell>
          <table:table-cell office:value-type="float" office:value="5.88525409724385" calcext:value-type="float">
            <text:p>5.88525409724385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6.648437924217" calcext:value-type="float">
            <text:p>-76.648437924217</text:p>
          </table:table-cell>
          <table:table-cell office:value-type="float" office:value="8.34861814565424" calcext:value-type="float">
            <text:p>8.34861814565424</text:p>
          </table:table-cell>
          <table:table-cell office:value-type="float" office:value="29.018612118257" calcext:value-type="float">
            <text:p>29.018612118257</text:p>
          </table:table-cell>
          <table:table-cell office:value-type="float" office:value="-2.73847915753352" calcext:value-type="float">
            <text:p>-2.73847915753352</text:p>
          </table:table-cell>
          <table:table-cell office:value-type="float" office:value="-28.4974150714452" calcext:value-type="float">
            <text:p>-28.4974150714452</text:p>
          </table:table-cell>
          <table:table-cell table:number-columns-repeated="4"/>
        </table:table-row>
        <table:table-row table:style-name="ro1">
          <table:table-cell office:value-type="float" office:value="38.2" calcext:value-type="float">
            <text:p>38.2</text:p>
          </table:table-cell>
          <table:table-cell office:value-type="float" office:value="17.7097140837855" calcext:value-type="float">
            <text:p>17.7097140837855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71.5635336571145" calcext:value-type="float">
            <text:p>-71.5635336571145</text:p>
          </table:table-cell>
          <table:table-cell office:value-type="float" office:value="5.65090216785474" calcext:value-type="float">
            <text:p>5.65090216785474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  <table:table-cell office:value-type="float" office:value="-72.0464782752753" calcext:value-type="float">
            <text:p>-72.0464782752753</text:p>
          </table:table-cell>
          <table:table-cell office:value-type="float" office:value="5.86429680119088" calcext:value-type="float">
            <text:p>5.86429680119088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5.8242189621085" calcext:value-type="float">
            <text:p>-75.8242189621085</text:p>
          </table:table-cell>
          <table:table-cell office:value-type="float" office:value="7.83683371923365" calcext:value-type="float">
            <text:p>7.83683371923365</text:p>
          </table:table-cell>
          <table:table-cell office:value-type="float" office:value="25.7461303399548" calcext:value-type="float">
            <text:p>25.7461303399548</text:p>
          </table:table-cell>
          <table:table-cell office:value-type="float" office:value="1.08694620990554" calcext:value-type="float">
            <text:p>1.08694620990554</text:p>
          </table:table-cell>
          <table:table-cell office:value-type="float" office:value="-25.1247280617363" calcext:value-type="float">
            <text:p>-25.1247280617363</text:p>
          </table:table-cell>
          <table:table-cell table:number-columns-repeated="4"/>
        </table:table-row>
        <table:table-row table:style-name="ro1">
          <table:table-cell office:value-type="float" office:value="38.4" calcext:value-type="float">
            <text:p>38.4</text:p>
          </table:table-cell>
          <table:table-cell office:value-type="float" office:value="17.7096535565018" calcext:value-type="float">
            <text:p>17.7096535565018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office:value-type="float" office:value="-71.7817668285572" calcext:value-type="float">
            <text:p>-71.7817668285572</text:p>
          </table:table-cell>
          <table:table-cell office:value-type="float" office:value="5.74635202506748" calcext:value-type="float">
            <text:p>5.74635202506748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  <table:table-cell office:value-type="float" office:value="-72.0232391376376" calcext:value-type="float">
            <text:p>-72.0232391376376</text:p>
          </table:table-cell>
          <table:table-cell office:value-type="float" office:value="5.85384615552004" calcext:value-type="float">
            <text:p>5.85384615552004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6.4121094810543" calcext:value-type="float">
            <text:p>-76.4121094810543</text:p>
          </table:table-cell>
          <table:table-cell office:value-type="float" office:value="8.1985487367738" calcext:value-type="float">
            <text:p>8.1985487367738</text:p>
          </table:table-cell>
          <table:table-cell office:value-type="float" office:value="30.5502463636397" calcext:value-type="float">
            <text:p>30.5502463636397</text:p>
          </table:table-cell>
          <table:table-cell office:value-type="float" office:value="0.536796916590743" calcext:value-type="float">
            <text:p>0.536796916590743</text:p>
          </table:table-cell>
          <table:table-cell office:value-type="float" office:value="-30.0049541479318" calcext:value-type="float">
            <text:p>-30.0049541479318</text:p>
          </table:table-cell>
          <table:table-cell table:number-columns-repeated="4"/>
        </table:table-row>
        <table:table-row table:style-name="ro1">
          <table:table-cell office:value-type="float" office:value="38.6" calcext:value-type="float">
            <text:p>38.6</text:p>
          </table:table-cell>
          <table:table-cell office:value-type="float" office:value="17.7093971468619" calcext:value-type="float">
            <text:p>17.7093971468619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office:value-type="float" office:value="-71.8908834142786" calcext:value-type="float">
            <text:p>-71.8908834142786</text:p>
          </table:table-cell>
          <table:table-cell office:value-type="float" office:value="5.79467985661823" calcext:value-type="float">
            <text:p>5.79467985661823</text:p>
          </table:table-cell>
          <table:table-cell office:value-type="float" office:value="-69" calcext:value-type="float">
            <text:p>-69</text:p>
          </table:table-cell>
          <table:table-cell office:value-type="float" office:value="-71" calcext:value-type="float">
            <text:p>-71</text:p>
          </table:table-cell>
          <table:table-cell office:value-type="float" office:value="-71.5116195688188" calcext:value-type="float">
            <text:p>-71.5116195688188</text:p>
          </table:table-cell>
          <table:table-cell office:value-type="float" office:value="5.62843064491215" calcext:value-type="float">
            <text:p>5.62843064491215</text:p>
          </table:table-cell>
          <table:table-cell office:value-type="float" office:value="-77" calcext:value-type="float">
            <text:p>-77</text:p>
          </table:table-cell>
          <table:table-cell office:value-type="float" office:value="-75" calcext:value-type="float">
            <text:p>-75</text:p>
          </table:table-cell>
          <table:table-cell office:value-type="float" office:value="-75.7060547405271" calcext:value-type="float">
            <text:p>-75.7060547405271</text:p>
          </table:table-cell>
          <table:table-cell office:value-type="float" office:value="7.76607936865025" calcext:value-type="float">
            <text:p>7.76607936865025</text:p>
          </table:table-cell>
          <table:table-cell office:value-type="float" office:value="25.1186568196723" calcext:value-type="float">
            <text:p>25.1186568196723</text:p>
          </table:table-cell>
          <table:table-cell office:value-type="float" office:value="-0.893219598232222" calcext:value-type="float">
            <text:p>-0.893219598232222</text:p>
          </table:table-cell>
          <table:table-cell office:value-type="float" office:value="-24.4819483582619" calcext:value-type="float">
            <text:p>-24.4819483582619</text:p>
          </table:table-cell>
          <table:table-cell table:number-columns-repeated="4"/>
        </table:table-row>
        <table:table-row table:style-name="ro1">
          <table:table-cell office:value-type="float" office:value="38.8" calcext:value-type="float">
            <text:p>38.8</text:p>
          </table:table-cell>
          <table:table-cell office:value-type="float" office:value="17.7093186626919" calcext:value-type="float">
            <text:p>17.7093186626919</text:p>
          </table:table-cell>
          <table:table-cell office:value-type="float" office:value="-69" calcext:value-type="float">
            <text:p>-69</text:p>
          </table:table-cell>
          <table:table-cell office:value-type="float" office:value="-72" calcext:value-type="float">
            <text:p>-72</text:p>
          </table:table-cell>
          <table:table-cell office:value-type="float" office:value="-71.9454417071393" calcext:value-type="float">
            <text:p>-71.9454417071393</text:p>
          </table:table-cell>
          <table:table-cell office:value-type="float" office:value="5.81899597650948" calcext:value-type="float">
            <text:p>5.81899597650948</text:p>
          </table:table-cell>
          <table:table-cell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office:value-type="float" office:value="-71.2558097844094" calcext:value-type="float">
            <text:p>-71.2558097844094</text:p>
          </table:table-cell>
          <table:table-cell office:value-type="float" office:value="5.51899913689676" calcext:value-type="float">
            <text:p>5.51899913689676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8530273702636" calcext:value-type="float">
            <text:p>-74.8530273702636</text:p>
          </table:table-cell>
          <table:table-cell office:value-type="float" office:value="7.27390423468448" calcext:value-type="float">
            <text:p>7.27390423468448</text:p>
          </table:table-cell>
          <table:table-cell office:value-type="float" office:value="18.7781686856318" calcext:value-type="float">
            <text:p>18.7781686856318</text:p>
          </table:table-cell>
          <table:table-cell office:value-type="float" office:value="-1.57607395525742" calcext:value-type="float">
            <text:p>-1.57607395525742</text:p>
          </table:table-cell>
          <table:table-cell office:value-type="float" office:value="-17.9764410003014" calcext:value-type="float">
            <text:p>-17.9764410003014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7.7092401786474" calcext:value-type="float">
            <text:p>17.7092401786474</text:p>
          </table:table-cell>
          <table:table-cell office:value-type="float" office:value="-69" calcext:value-type="float">
            <text:p>-69</text:p>
          </table:table-cell>
          <table:table-cell office:value-type="float" office:value="-72" calcext:value-type="float">
            <text:p>-72</text:p>
          </table:table-cell>
          <table:table-cell office:value-type="float" office:value="-71.9727208535697" calcext:value-type="float">
            <text:p>-71.9727208535697</text:p>
          </table:table-cell>
          <table:table-cell office:value-type="float" office:value="5.83119227373644" calcext:value-type="float">
            <text:p>5.83119227373644</text:p>
          </table:table-cell>
          <table:table-cell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office:value-type="float" office:value="-71.1279048922047" calcext:value-type="float">
            <text:p>-71.1279048922047</text:p>
          </table:table-cell>
          <table:table-cell office:value-type="float" office:value="5.46508385107196" calcext:value-type="float">
            <text:p>5.46508385107196</text:p>
          </table:table-cell>
          <table:table-cell office:value-type="float" office:value="-75" calcext:value-type="float">
            <text:p>-75</text:p>
          </table:table-cell>
          <table:table-cell office:value-type="float" office:value="-73" calcext:value-type="float">
            <text:p>-73</text:p>
          </table:table-cell>
          <table:table-cell office:value-type="float" office:value="-73.9265136851318" calcext:value-type="float">
            <text:p>-73.9265136851318</text:p>
          </table:table-cell>
          <table:table-cell office:value-type="float" office:value="6.77460205467432" calcext:value-type="float">
            <text:p>6.77460205467432</text:p>
          </table:table-cell>
          <table:table-cell office:value-type="float" office:value="12.5877907324" calcext:value-type="float">
            <text:p>12.5877907324</text:p>
          </table:table-cell>
          <table:table-cell office:value-type="float" office:value="-1.90984628819819" calcext:value-type="float">
            <text:p>-1.90984628819819</text:p>
          </table:table-cell>
          <table:table-cell office:value-type="float" office:value="-11.4172599678593" calcext:value-type="float">
            <text:p>-11.4172599678593</text:p>
          </table:table-cell>
          <table:table-cell table:number-columns-repeated="4"/>
        </table:table-row>
        <table:table-row table:style-name="ro1">
          <table:table-cell office:value-type="float" office:value="39.2" calcext:value-type="float">
            <text:p>39.2</text:p>
          </table:table-cell>
          <table:table-cell office:value-type="float" office:value="17.709161694911" calcext:value-type="float">
            <text:p>17.709161694911</text:p>
          </table:table-cell>
          <table:table-cell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office:value-type="float" office:value="-72.4863604267848" calcext:value-type="float">
            <text:p>-72.4863604267848</text:p>
          </table:table-cell>
          <table:table-cell office:value-type="float" office:value="6.06566862941767" calcext:value-type="float">
            <text:p>6.06566862941767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1.0639524461024" calcext:value-type="float">
            <text:p>-71.0639524461024</text:p>
          </table:table-cell>
          <table:table-cell office:value-type="float" office:value="5.43832404350949" calcext:value-type="float">
            <text:p>5.43832404350949</text:p>
          </table:table-cell>
          <table:table-cell office:value-type="float" office:value="-77" calcext:value-type="float">
            <text:p>-77</text:p>
          </table:table-cell>
          <table:table-cell office:value-type="float" office:value="-73" calcext:value-type="float">
            <text:p>-73</text:p>
          </table:table-cell>
          <table:table-cell office:value-type="float" office:value="-73.4632568425659" calcext:value-type="float">
            <text:p>-73.4632568425659</text:p>
          </table:table-cell>
          <table:table-cell office:value-type="float" office:value="6.53795451370486" calcext:value-type="float">
            <text:p>6.53795451370486</text:p>
          </table:table-cell>
          <table:table-cell office:value-type="float" office:value="8.51206424937782" calcext:value-type="float">
            <text:p>8.51206424937782</text:p>
          </table:table-cell>
          <table:table-cell office:value-type="float" office:value="-3.31043978167648" calcext:value-type="float">
            <text:p>-3.31043978167648</text:p>
          </table:table-cell>
          <table:table-cell office:value-type="float" office:value="-7.09472837990885" calcext:value-type="float">
            <text:p>-7.09472837990885</text:p>
          </table:table-cell>
          <table:table-cell table:number-columns-repeated="4"/>
        </table:table-row>
        <table:table-row table:style-name="ro1">
          <table:table-cell office:value-type="float" office:value="39.4" calcext:value-type="float">
            <text:p>39.4</text:p>
          </table:table-cell>
          <table:table-cell office:value-type="float" office:value="17.7090442931598" calcext:value-type="float">
            <text:p>17.7090442931598</text:p>
          </table:table-cell>
          <table:table-cell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office:value-type="float" office:value="-72.7431802133924" calcext:value-type="float">
            <text:p>-72.7431802133924</text:p>
          </table:table-cell>
          <table:table-cell office:value-type="float" office:value="6.18641913461591" calcext:value-type="float">
            <text:p>6.18641913461591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70.5319762230512" calcext:value-type="float">
            <text:p>-70.5319762230512</text:p>
          </table:table-cell>
          <table:table-cell office:value-type="float" office:value="5.22074571582949" calcext:value-type="float">
            <text:p>5.22074571582949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3.231628421283" calcext:value-type="float">
            <text:p>-73.231628421283</text:p>
          </table:table-cell>
          <table:table-cell office:value-type="float" office:value="6.42274895842856" calcext:value-type="float">
            <text:p>6.42274895842856</text:p>
          </table:table-cell>
          <table:table-cell office:value-type="float" office:value="7.4421773377928" calcext:value-type="float">
            <text:p>7.4421773377928</text:p>
          </table:table-cell>
          <table:table-cell office:value-type="float" office:value="-5.03708903626809" calcext:value-type="float">
            <text:p>-5.03708903626809</text:p>
          </table:table-cell>
          <table:table-cell office:value-type="float" office:value="-6.92787560331635" calcext:value-type="float">
            <text:p>-6.92787560331635</text:p>
          </table:table-cell>
          <table:table-cell table:number-columns-repeated="4"/>
        </table:table-row>
        <table:table-row table:style-name="ro1">
          <table:table-cell office:value-type="float" office:value="39.6" calcext:value-type="float">
            <text:p>39.6</text:p>
          </table:table-cell>
          <table:table-cell office:value-type="float" office:value="17.7089658096847" calcext:value-type="float">
            <text:p>17.7089658096847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2.8715901066962" calcext:value-type="float">
            <text:p>-72.8715901066962</text:p>
          </table:table-cell>
          <table:table-cell office:value-type="float" office:value="6.24769284537797" calcext:value-type="float">
            <text:p>6.24769284537797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70.2659881115256" calcext:value-type="float">
            <text:p>-70.2659881115256</text:p>
          </table:table-cell>
          <table:table-cell office:value-type="float" office:value="5.11524300770552" calcext:value-type="float">
            <text:p>5.11524300770552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3.1158142106415" calcext:value-type="float">
            <text:p>-73.1158142106415</text:p>
          </table:table-cell>
          <table:table-cell office:value-type="float" office:value="6.36590969702918" calcext:value-type="float">
            <text:p>6.36590969702918</text:p>
          </table:table-cell>
          <table:table-cell office:value-type="float" office:value="6.8847941710718" calcext:value-type="float">
            <text:p>6.8847941710718</text:p>
          </table:table-cell>
          <table:table-cell office:value-type="float" office:value="-5.87907039195768" calcext:value-type="float">
            <text:p>-5.87907039195768</text:p>
          </table:table-cell>
          <table:table-cell office:value-type="float" office:value="-7.02245162098441" calcext:value-type="float">
            <text:p>-7.02245162098441</text:p>
          </table:table-cell>
          <table:table-cell table:number-columns-repeated="4"/>
        </table:table-row>
        <table:table-row table:style-name="ro1">
          <table:table-cell office:value-type="float" office:value="39.8" calcext:value-type="float">
            <text:p>39.8</text:p>
          </table:table-cell>
          <table:table-cell office:value-type="float" office:value="17.708769925115" calcext:value-type="float">
            <text:p>17.708769925115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2.9357950533481" calcext:value-type="float">
            <text:p>-72.9357950533481</text:p>
          </table:table-cell>
          <table:table-cell office:value-type="float" office:value="6.27855690971069" calcext:value-type="float">
            <text:p>6.27855690971069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0.6329940557628" calcext:value-type="float">
            <text:p>-70.6329940557628</text:p>
          </table:table-cell>
          <table:table-cell office:value-type="float" office:value="5.26138160244066" calcext:value-type="float">
            <text:p>5.26138160244066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3.0579071053207" calcext:value-type="float">
            <text:p>-73.0579071053207</text:p>
          </table:table-cell>
          <table:table-cell office:value-type="float" office:value="6.33767897391327" calcext:value-type="float">
            <text:p>6.33767897391327</text:p>
          </table:table-cell>
          <table:table-cell office:value-type="float" office:value="5.72176095844964" calcext:value-type="float">
            <text:p>5.72176095844964</text:p>
          </table:table-cell>
          <table:table-cell office:value-type="float" office:value="-5.36551840998856" calcext:value-type="float">
            <text:p>-5.36551840998856</text:p>
          </table:table-cell>
          <table:table-cell office:value-type="float" office:value="-5.28749454387207" calcext:value-type="float">
            <text:p>-5.28749454387207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.7086525242461" calcext:value-type="float">
            <text:p>17.7086525242461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2.9678975266741" calcext:value-type="float">
            <text:p>-72.9678975266741</text:p>
          </table:table-cell>
          <table:table-cell office:value-type="float" office:value="6.29404607142244" calcext:value-type="float">
            <text:p>6.29404607142244</text:p>
          </table:table-cell>
          <table:table-cell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float" office:value="-70.3164970278814" calcext:value-type="float">
            <text:p>-70.3164970278814</text:p>
          </table:table-cell>
          <table:table-cell office:value-type="float" office:value="5.13511177131001" calcext:value-type="float">
            <text:p>5.13511177131001</text:p>
          </table:table-cell>
          <table:table-cell office:value-type="float" office:value="-73" calcext:value-type="float">
            <text:p>-73</text:p>
          </table:table-cell>
          <table:table-cell office:value-type="float" office:value="-71" calcext:value-type="float">
            <text:p>-71</text:p>
          </table:table-cell>
          <table:table-cell office:value-type="float" office:value="-72.0289535526604" calcext:value-type="float">
            <text:p>-72.0289535526604</text:p>
          </table:table-cell>
          <table:table-cell office:value-type="float" office:value="5.85641420129769" calcext:value-type="float">
            <text:p>5.85641420129769</text:p>
          </table:table-cell>
          <table:table-cell office:value-type="float" office:value="0.857498236651182" calcext:value-type="float">
            <text:p>0.857498236651182</text:p>
          </table:table-cell>
          <table:table-cell office:value-type="float" office:value="-6.05074683879166" calcext:value-type="float">
            <text:p>-6.05074683879166</text:p>
          </table:table-cell>
          <table:table-cell office:value-type="float" office:value="-2.07243849032058" calcext:value-type="float">
            <text:p>-2.07243849032058</text:p>
          </table:table-cell>
          <table:table-cell table:number-columns-repeated="4"/>
        </table:table-row>
        <table:table-row table:style-name="ro1">
          <table:table-cell office:value-type="float" office:value="40.2" calcext:value-type="float">
            <text:p>40.2</text:p>
          </table:table-cell>
          <table:table-cell office:value-type="float" office:value="17.6984235649023" calcext:value-type="float">
            <text:p>17.6984235649023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2.983948763337" calcext:value-type="float">
            <text:p>-72.983948763337</text:p>
          </table:table-cell>
          <table:table-cell office:value-type="float" office:value="6.30180497576742" calcext:value-type="float">
            <text:p>6.30180497576742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70.1582485139407" calcext:value-type="float">
            <text:p>-70.1582485139407</text:p>
          </table:table-cell>
          <table:table-cell office:value-type="float" office:value="5.07311784116011" calcext:value-type="float">
            <text:p>5.07311784116011</text:p>
          </table:table-cell>
          <table:table-cell office:value-type="float" office:value="-74" calcext:value-type="float">
            <text:p>-74</text:p>
          </table:table-cell>
          <table:table-cell office:value-type="float" office:value="-71" calcext:value-type="float">
            <text:p>-71</text:p>
          </table:table-cell>
          <table:table-cell office:value-type="float" office:value="-71.5144767763302" calcext:value-type="float">
            <text:p>-71.5144767763302</text:p>
          </table:table-cell>
          <table:table-cell office:value-type="float" office:value="5.62966508824127" calcext:value-type="float">
            <text:p>5.62966508824127</text:p>
          </table:table-cell>
          <table:table-cell office:value-type="float" office:value="-1.28506905283279" calcext:value-type="float">
            <text:p>-1.28506905283279</text:p>
          </table:table-cell>
          <table:table-cell office:value-type="float" office:value="-6.38282787377723" calcext:value-type="float">
            <text:p>-6.38282787377723</text:p>
          </table:table-cell>
          <table:table-cell office:value-type="float" office:value="-3.09639938847326" calcext:value-type="float">
            <text:p>-3.09639938847326</text:p>
          </table:table-cell>
          <table:table-cell table:number-columns-repeated="4"/>
        </table:table-row>
        <table:table-row table:style-name="ro1">
          <table:table-cell office:value-type="float" office:value="40.4" calcext:value-type="float">
            <text:p>40.4</text:p>
          </table:table-cell>
          <table:table-cell office:value-type="float" office:value="17.656125303541" calcext:value-type="float">
            <text:p>17.656125303541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2.9919743816685" calcext:value-type="float">
            <text:p>-72.9919743816685</text:p>
          </table:table-cell>
          <table:table-cell office:value-type="float" office:value="6.3056880139619" calcext:value-type="float">
            <text:p>6.3056880139619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70.0791242569703" calcext:value-type="float">
            <text:p>-70.0791242569703</text:p>
          </table:table-cell>
          <table:table-cell office:value-type="float" office:value="5.04240210284364" calcext:value-type="float">
            <text:p>5.04240210284364</text:p>
          </table:table-cell>
          <table:table-cell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office:value-type="float" office:value="-71.2572383881651" calcext:value-type="float">
            <text:p>-71.2572383881651</text:p>
          </table:table-cell>
          <table:table-cell office:value-type="float" office:value="5.51960432496631" calcext:value-type="float">
            <text:p>5.51960432496631</text:p>
          </table:table-cell>
          <table:table-cell office:value-type="float" office:value="-2.29055168526936" calcext:value-type="float">
            <text:p>-2.29055168526936</text:p>
          </table:table-cell>
          <table:table-cell office:value-type="float" office:value="-6.54631016484581" calcext:value-type="float">
            <text:p>-6.54631016484581</text:p>
          </table:table-cell>
          <table:table-cell office:value-type="float" office:value="-3.92653346340902" calcext:value-type="float">
            <text:p>-3.92653346340902</text:p>
          </table:table-cell>
          <table:table-cell table:number-columns-repeated="4"/>
        </table:table-row>
        <table:table-row table:style-name="ro1">
          <table:table-cell office:value-type="float" office:value="40.6" calcext:value-type="float">
            <text:p>40.6</text:p>
          </table:table-cell>
          <table:table-cell office:value-type="float" office:value="17.708386821251" calcext:value-type="float">
            <text:p>17.708386821251</text:p>
          </table:table-cell>
          <table:table-cell office:value-type="float" office:value="-76" calcext:value-type="float">
            <text:p>-76</text:p>
          </table:table-cell>
          <table:table-cell office:value-type="float" office:value="-70" calcext:value-type="float">
            <text:p>-70</text:p>
          </table:table-cell>
          <table:table-cell office:value-type="float" office:value="-71.4959871908343" calcext:value-type="float">
            <text:p>-71.4959871908343</text:p>
          </table:table-cell>
          <table:table-cell office:value-type="float" office:value="5.62168153832482" calcext:value-type="float">
            <text:p>5.62168153832482</text:p>
          </table:table-cell>
          <table:table-cell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float" office:value="-70.0395621284852" calcext:value-type="float">
            <text:p>-70.0395621284852</text:p>
          </table:table-cell>
          <table:table-cell office:value-type="float" office:value="5.02711404362438" calcext:value-type="float">
            <text:p>5.02711404362438</text:p>
          </table:table-cell>
          <table:table-cell office:value-type="float" office:value="-71" calcext:value-type="float">
            <text:p>-71</text:p>
          </table:table-cell>
          <table:table-cell office:value-type="float" office:value="-72" calcext:value-type="float">
            <text:p>-72</text:p>
          </table:table-cell>
          <table:table-cell office:value-type="float" office:value="-71.6286191940826" calcext:value-type="float">
            <text:p>-71.6286191940826</text:p>
          </table:table-cell>
          <table:table-cell office:value-type="float" office:value="5.679201873955" calcext:value-type="float">
            <text:p>5.679201873955</text:p>
          </table:table-cell>
          <table:table-cell office:value-type="float" office:value="3.31106287359841" calcext:value-type="float">
            <text:p>3.31106287359841</text:p>
          </table:table-cell>
          <table:table-cell office:value-type="float" office:value="-2.90792168669849" calcext:value-type="float">
            <text:p>-2.9079216866984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0.8" calcext:value-type="float">
            <text:p>40.8</text:p>
          </table:table-cell>
          <table:table-cell office:value-type="float" office:value="17.7082694207766" calcext:value-type="float">
            <text:p>17.7082694207766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70.7479935954171" calcext:value-type="float">
            <text:p>-70.7479935954171</text:p>
          </table:table-cell>
          <table:table-cell office:value-type="float" office:value="5.30802695785028" calcext:value-type="float">
            <text:p>5.30802695785028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70.0197810642426" calcext:value-type="float">
            <text:p>-70.0197810642426</text:p>
          </table:table-cell>
          <table:table-cell office:value-type="float" office:value="5.01948740475849" calcext:value-type="float">
            <text:p>5.01948740475849</text:p>
          </table:table-cell>
          <table:table-cell office:value-type="float" office:value="-71" calcext:value-type="float">
            <text:p>-71</text:p>
          </table:table-cell>
          <table:table-cell office:value-type="float" office:value="-72" calcext:value-type="float">
            <text:p>-72</text:p>
          </table:table-cell>
          <table:table-cell office:value-type="float" office:value="-71.8143095970413" calcext:value-type="float">
            <text:p>-71.8143095970413</text:p>
          </table:table-cell>
          <table:table-cell office:value-type="float" office:value="5.7607229145832" calcext:value-type="float">
            <text:p>5.7607229145832</text:p>
          </table:table-cell>
          <table:table-cell office:value-type="float" office:value="5.83505145588042" calcext:value-type="float">
            <text:p>5.83505145588042</text:p>
          </table:table-cell>
          <table:table-cell office:value-type="float" office:value="-1.38449835397098" calcext:value-type="float">
            <text:p>-1.38449835397098</text:p>
          </table:table-cell>
          <table:table-cell office:value-type="float" office:value="-3.08217281926" calcext:value-type="float">
            <text:p>-3.08217281926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7.7082391678379" calcext:value-type="float">
            <text:p>17.7082391678379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70.3739967977086" calcext:value-type="float">
            <text:p>-70.3739967977086</text:p>
          </table:table-cell>
          <table:table-cell office:value-type="float" office:value="5.15782449005777" calcext:value-type="float">
            <text:p>5.15782449005777</text:p>
          </table:table-cell>
          <table:table-cell office:value-type="float" office:value="-71" calcext:value-type="float">
            <text:p>-71</text:p>
          </table:table-cell>
          <table:table-cell office:value-type="float" office:value="-69" calcext:value-type="float">
            <text:p>-69</text:p>
          </table:table-cell>
          <table:table-cell office:value-type="float" office:value="-69.5098905321213" calcext:value-type="float">
            <text:p>-69.5098905321213</text:p>
          </table:table-cell>
          <table:table-cell office:value-type="float" office:value="4.82684127441404" calcext:value-type="float">
            <text:p>4.82684127441404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1.9071547985206" calcext:value-type="float">
            <text:p>-71.9071547985206</text:p>
          </table:table-cell>
          <table:table-cell office:value-type="float" office:value="5.80192120763524" calcext:value-type="float">
            <text:p>5.80192120763524</text:p>
          </table:table-cell>
          <table:table-cell office:value-type="float" office:value="7.83680444534549" calcext:value-type="float">
            <text:p>7.83680444534549</text:p>
          </table:table-cell>
          <table:table-cell office:value-type="float" office:value="-1.5321621735694" calcext:value-type="float">
            <text:p>-1.5321621735694</text:p>
          </table:table-cell>
          <table:table-cell office:value-type="float" office:value="-6.24689683210603" calcext:value-type="float">
            <text:p>-6.24689683210603</text:p>
          </table:table-cell>
          <table:table-cell table:number-columns-repeated="4"/>
        </table:table-row>
        <table:table-row table:style-name="ro1">
          <table:table-cell office:value-type="float" office:value="41.2" calcext:value-type="float">
            <text:p>41.2</text:p>
          </table:table-cell>
          <table:table-cell office:value-type="float" office:value="17.7081217684412" calcext:value-type="float">
            <text:p>17.7081217684412</text:p>
          </table:table-cell>
          <table:table-cell office:value-type="float" office:value="-73" calcext:value-type="float">
            <text:p>-73</text:p>
          </table:table-cell>
          <table:table-cell office:value-type="float" office:value="-71" calcext:value-type="float">
            <text:p>-71</text:p>
          </table:table-cell>
          <table:table-cell office:value-type="float" office:value="-70.6869983988543" calcext:value-type="float">
            <text:p>-70.6869983988543</text:p>
          </table:table-cell>
          <table:table-cell office:value-type="float" office:value="5.2832352184001" calcext:value-type="float">
            <text:p>5.2832352184001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9.2549452660606" calcext:value-type="float">
            <text:p>-69.2549452660606</text:p>
          </table:table-cell>
          <table:table-cell office:value-type="float" office:value="4.73330883853373" calcext:value-type="float">
            <text:p>4.73330883853373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  <table:table-cell office:value-type="float" office:value="-71.9535773992603" calcext:value-type="float">
            <text:p>-71.9535773992603</text:p>
          </table:table-cell>
          <table:table-cell office:value-type="float" office:value="5.82263071021284" calcext:value-type="float">
            <text:p>5.82263071021284</text:p>
          </table:table-cell>
          <table:table-cell office:value-type="float" office:value="7.81227897377551" calcext:value-type="float">
            <text:p>7.81227897377551</text:p>
          </table:table-cell>
          <table:table-cell office:value-type="float" office:value="-2.53380082363713" calcext:value-type="float">
            <text:p>-2.53380082363713</text:p>
          </table:table-cell>
          <table:table-cell office:value-type="float" office:value="-6.51496952115653" calcext:value-type="float">
            <text:p>-6.51496952115653</text:p>
          </table:table-cell>
          <table:table-cell table:number-columns-repeated="4"/>
        </table:table-row>
        <table:table-row table:style-name="ro1">
          <table:table-cell office:value-type="float" office:value="41.4" calcext:value-type="float">
            <text:p>41.4</text:p>
          </table:table-cell>
          <table:table-cell office:value-type="float" office:value="17.7080432870893" calcext:value-type="float">
            <text:p>17.7080432870893</text:p>
          </table:table-cell>
          <table:table-cell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office:value-type="float" office:value="-70.8434991994271" calcext:value-type="float">
            <text:p>-70.8434991994271</text:p>
          </table:table-cell>
          <table:table-cell office:value-type="float" office:value="5.3470794848919" calcext:value-type="float">
            <text:p>5.3470794848919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9.1274726330303" calcext:value-type="float">
            <text:p>-69.1274726330303</text:p>
          </table:table-cell>
          <table:table-cell office:value-type="float" office:value="4.68722449334132" calcext:value-type="float">
            <text:p>4.68722449334132</text:p>
          </table:table-cell>
          <table:table-cell office:value-type="float" office:value="-73" calcext:value-type="float">
            <text:p>-73</text:p>
          </table:table-cell>
          <table:table-cell office:value-type="float" office:value="-71" calcext:value-type="float">
            <text:p>-71</text:p>
          </table:table-cell>
          <table:table-cell office:value-type="float" office:value="-71.4767886996302" calcext:value-type="float">
            <text:p>-71.4767886996302</text:p>
          </table:table-cell>
          <table:table-cell office:value-type="float" office:value="5.61340387349849" calcext:value-type="float">
            <text:p>5.61340387349849</text:p>
          </table:table-cell>
          <table:table-cell office:value-type="float" office:value="5.49832638587066" calcext:value-type="float">
            <text:p>5.49832638587066</text:p>
          </table:table-cell>
          <table:table-cell office:value-type="float" office:value="-3.03962980307866" calcext:value-type="float">
            <text:p>-3.03962980307866</text:p>
          </table:table-cell>
          <table:table-cell office:value-type="float" office:value="-3.78302767142609" calcext:value-type="float">
            <text:p>-3.78302767142609</text:p>
          </table:table-cell>
          <table:table-cell table:number-columns-repeated="4"/>
        </table:table-row>
        <table:table-row table:style-name="ro1">
          <table:table-cell office:value-type="float" office:value="41.6" calcext:value-type="float">
            <text:p>41.6</text:p>
          </table:table-cell>
          <table:table-cell office:value-type="float" office:value="17.7079648058628" calcext:value-type="float">
            <text:p>17.7079648058628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0.9217495997136" calcext:value-type="float">
            <text:p>-70.9217495997136</text:p>
          </table:table-cell>
          <table:table-cell office:value-type="float" office:value="5.3792903558418" calcext:value-type="float">
            <text:p>5.3792903558418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8.5637363165152" calcext:value-type="float">
            <text:p>-68.5637363165152</text:p>
          </table:table-cell>
          <table:table-cell office:value-type="float" office:value="4.48874096399515" calcext:value-type="float">
            <text:p>4.48874096399515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1.2383943498151" calcext:value-type="float">
            <text:p>-71.2383943498151</text:p>
          </table:table-cell>
          <table:table-cell office:value-type="float" office:value="5.51162690730719" calcext:value-type="float">
            <text:p>5.51162690730719</text:p>
          </table:table-cell>
          <table:table-cell office:value-type="float" office:value="5.08607198950771" calcext:value-type="float">
            <text:p>5.08607198950771</text:p>
          </table:table-cell>
          <table:table-cell office:value-type="float" office:value="-4.02453149572928" calcext:value-type="float">
            <text:p>-4.02453149572928</text:p>
          </table:table-cell>
          <table:table-cell office:value-type="float" office:value="-4.19334354252996" calcext:value-type="float">
            <text:p>-4.19334354252996</text:p>
          </table:table-cell>
          <table:table-cell table:number-columns-repeated="4"/>
        </table:table-row>
        <table:table-row table:style-name="ro1">
          <table:table-cell office:value-type="float" office:value="41.8" calcext:value-type="float">
            <text:p>41.8</text:p>
          </table:table-cell>
          <table:table-cell office:value-type="float" office:value="17.7078474069974" calcext:value-type="float">
            <text:p>17.7078474069974</text:p>
          </table:table-cell>
          <table:table-cell office:value-type="float" office:value="-68" calcext:value-type="float">
            <text:p>-68</text:p>
          </table:table-cell>
          <table:table-cell office:value-type="float" office:value="-71" calcext:value-type="float">
            <text:p>-71</text:p>
          </table:table-cell>
          <table:table-cell office:value-type="float" office:value="-70.9608747998568" calcext:value-type="float">
            <text:p>-70.9608747998568</text:p>
          </table:table-cell>
          <table:table-cell office:value-type="float" office:value="5.39546848292793" calcext:value-type="float">
            <text:p>5.39546848292793</text:p>
          </table:table-cell>
          <table:table-cell office:value-type="float" office:value="-69" calcext:value-type="float">
            <text:p>-69</text:p>
          </table:table-cell>
          <table:table-cell office:value-type="float" office:value="-67" calcext:value-type="float">
            <text:p>-67</text:p>
          </table:table-cell>
          <table:table-cell office:value-type="float" office:value="-67.7818681582576" calcext:value-type="float">
            <text:p>-67.7818681582576</text:p>
          </table:table-cell>
          <table:table-cell office:value-type="float" office:value="4.22729223560861" calcext:value-type="float">
            <text:p>4.22729223560861</text:p>
          </table:table-cell>
          <table:table-cell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office:value-type="float" office:value="-71.1191971749075" calcext:value-type="float">
            <text:p>-71.1191971749075</text:p>
          </table:table-cell>
          <table:table-cell office:value-type="float" office:value="5.46143252629581" calcext:value-type="float">
            <text:p>5.46143252629581</text:p>
          </table:table-cell>
          <table:table-cell office:value-type="float" office:value="5.4811185624223" calcext:value-type="float">
            <text:p>5.4811185624223</text:p>
          </table:table-cell>
          <table:table-cell office:value-type="float" office:value="-5.1395820477417" calcext:value-type="float">
            <text:p>-5.1395820477417</text:p>
          </table:table-cell>
          <table:table-cell office:value-type="float" office:value="-5.74129336475518" calcext:value-type="float">
            <text:p>-5.74129336475518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7.7076904453754" calcext:value-type="float">
            <text:p>17.7076904453754</text:p>
          </table:table-cell>
          <table:table-cell office:value-type="float" office:value="-71" calcext:value-type="float">
            <text:p>-71</text:p>
          </table:table-cell>
          <table:table-cell office:value-type="float" office:value="-72" calcext:value-type="float">
            <text:p>-72</text:p>
          </table:table-cell>
          <table:table-cell office:value-type="float" office:value="-71.4804373999284" calcext:value-type="float">
            <text:p>-71.4804373999284</text:p>
          </table:table-cell>
          <table:table-cell office:value-type="float" office:value="5.61497611671357" calcext:value-type="float">
            <text:p>5.61497611671357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7.3909340791288" calcext:value-type="float">
            <text:p>-67.3909340791288</text:p>
          </table:table-cell>
          <table:table-cell office:value-type="float" office:value="4.10233512894901" calcext:value-type="float">
            <text:p>4.10233512894901</text:p>
          </table:table-cell>
          <table:table-cell office:value-type="float" office:value="-69" calcext:value-type="float">
            <text:p>-69</text:p>
          </table:table-cell>
          <table:table-cell office:value-type="float" office:value="-71" calcext:value-type="float">
            <text:p>-71</text:p>
          </table:table-cell>
          <table:table-cell office:value-type="float" office:value="-71.0595985874538" calcext:value-type="float">
            <text:p>-71.0595985874538</text:p>
          </table:table-cell>
          <table:table-cell office:value-type="float" office:value="5.4365070169374" calcext:value-type="float">
            <text:p>5.4365070169374</text:p>
          </table:table-cell>
          <table:table-cell office:value-type="float" office:value="4.52297903759403" calcext:value-type="float">
            <text:p>4.52297903759403</text:p>
          </table:table-cell>
          <table:table-cell office:value-type="float" office:value="-6.7112742186612" calcext:value-type="float">
            <text:p>-6.7112742186612</text:p>
          </table:table-cell>
          <table:table-cell office:value-type="float" office:value="-6.42033561496012" calcext:value-type="float">
            <text:p>-6.42033561496012</text:p>
          </table:table-cell>
          <table:table-cell table:number-columns-repeated="4"/>
        </table:table-row>
        <table:table-row table:style-name="ro1">
          <table:table-cell office:value-type="float" office:value="42.2" calcext:value-type="float">
            <text:p>42.2</text:p>
          </table:table-cell>
          <table:table-cell office:value-type="float" office:value="17.7075427975882" calcext:value-type="float">
            <text:p>17.7075427975882</text:p>
          </table:table-cell>
          <table:table-cell office:value-type="float" office:value="-71" calcext:value-type="float">
            <text:p>-71</text:p>
          </table:table-cell>
          <table:table-cell office:value-type="float" office:value="-72" calcext:value-type="float">
            <text:p>-72</text:p>
          </table:table-cell>
          <table:table-cell office:value-type="float" office:value="-71.7402186999642" calcext:value-type="float">
            <text:p>-71.7402186999642</text:p>
          </table:table-cell>
          <table:table-cell office:value-type="float" office:value="5.72805645930533" calcext:value-type="float">
            <text:p>5.72805645930533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office:value-type="float" office:value="-67.1954670395644" calcext:value-type="float">
            <text:p>-67.1954670395644</text:p>
          </table:table-cell>
          <table:table-cell office:value-type="float" office:value="4.04124860760645" calcext:value-type="float">
            <text:p>4.04124860760645</text:p>
          </table:table-cell>
          <table:table-cell office:value-type="float" office:value="-69" calcext:value-type="float">
            <text:p>-69</text:p>
          </table:table-cell>
          <table:table-cell office:value-type="float" office:value="-71" calcext:value-type="float">
            <text:p>-71</text:p>
          </table:table-cell>
          <table:table-cell office:value-type="float" office:value="-71.0297992937269" calcext:value-type="float">
            <text:p>-71.0297992937269</text:p>
          </table:table-cell>
          <table:table-cell office:value-type="float" office:value="5.4240869539698" calcext:value-type="float">
            <text:p>5.4240869539698</text:p>
          </table:table-cell>
          <table:table-cell office:value-type="float" office:value="3.99930279972216" calcext:value-type="float">
            <text:p>3.99930279972216</text:p>
          </table:table-cell>
          <table:table-cell office:value-type="float" office:value="-7.52042749659474" calcext:value-type="float">
            <text:p>-7.52042749659474</text:p>
          </table:table-cell>
          <table:table-cell office:value-type="float" office:value="-6.91608750746206" calcext:value-type="float">
            <text:p>-6.91608750746206</text:p>
          </table:table-cell>
          <table:table-cell table:number-columns-repeated="4"/>
        </table:table-row>
        <table:table-row table:style-name="ro1">
          <table:table-cell office:value-type="float" office:value="42.4" calcext:value-type="float">
            <text:p>42.4</text:p>
          </table:table-cell>
          <table:table-cell office:value-type="float" office:value="17.7073073582529" calcext:value-type="float">
            <text:p>17.7073073582529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1.8701093499821" calcext:value-type="float">
            <text:p>-71.8701093499821</text:p>
          </table:table-cell>
          <table:table-cell office:value-type="float" office:value="5.78544778501525" calcext:value-type="float">
            <text:p>5.78544778501525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7.0977335197822" calcext:value-type="float">
            <text:p>-67.0977335197822</text:p>
          </table:table-cell>
          <table:table-cell office:value-type="float" office:value="4.01104730547704" calcext:value-type="float">
            <text:p>4.01104730547704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1.0148996468634" calcext:value-type="float">
            <text:p>-71.0148996468634</text:p>
          </table:table-cell>
          <table:table-cell office:value-type="float" office:value="5.41788756696435" calcext:value-type="float">
            <text:p>5.41788756696435</text:p>
          </table:table-cell>
          <table:table-cell office:value-type="float" office:value="3.72597560458741" calcext:value-type="float">
            <text:p>3.72597560458741</text:p>
          </table:table-cell>
          <table:table-cell office:value-type="float" office:value="-7.93132072107417" calcext:value-type="float">
            <text:p>-7.93132072107417</text:p>
          </table:table-cell>
          <table:table-cell office:value-type="float" office:value="-7.19974374983585" calcext:value-type="float">
            <text:p>-7.19974374983585</text:p>
          </table:table-cell>
          <table:table-cell table:number-columns-repeated="4"/>
        </table:table-row>
        <table:table-row table:style-name="ro1">
          <table:table-cell office:value-type="float" office:value="42.6" calcext:value-type="float">
            <text:p>42.6</text:p>
          </table:table-cell>
          <table:table-cell office:value-type="float" office:value="17.7071597140483" calcext:value-type="float">
            <text:p>17.7071597140483</text:p>
          </table:table-cell>
          <table:table-cell office:value-type="float" office:value="-73" calcext:value-type="float">
            <text:p>-73</text:p>
          </table:table-cell>
          <table:table-cell office:value-type="float" office:value="-70" calcext:value-type="float">
            <text:p>-70</text:p>
          </table:table-cell>
          <table:table-cell office:value-type="float" office:value="-70.9350546749911" calcext:value-type="float">
            <text:p>-70.9350546749911</text:p>
          </table:table-cell>
          <table:table-cell office:value-type="float" office:value="5.38478650520782" calcext:value-type="float">
            <text:p>5.38478650520782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7.0488667598911" calcext:value-type="float">
            <text:p>-67.0488667598911</text:p>
          </table:table-cell>
          <table:table-cell office:value-type="float" office:value="3.99603139844984" calcext:value-type="float">
            <text:p>3.99603139844984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office:value-type="float" office:value="-71.5074498234317" calcext:value-type="float">
            <text:p>-71.5074498234317</text:p>
          </table:table-cell>
          <table:table-cell office:value-type="float" office:value="5.6266296113915" calcext:value-type="float">
            <text:p>5.6266296113915</text:p>
          </table:table-cell>
          <table:table-cell office:value-type="float" office:value="8.01878607012592" calcext:value-type="float">
            <text:p>8.01878607012592</text:p>
          </table:table-cell>
          <table:table-cell office:value-type="float" office:value="-5.95166307694148" calcext:value-type="float">
            <text:p>-5.95166307694148</text:p>
          </table:table-cell>
          <table:table-cell office:value-type="float" office:value="-8.78563755872191" calcext:value-type="float">
            <text:p>-8.78563755872191</text:p>
          </table:table-cell>
          <table:table-cell table:number-columns-repeated="4"/>
        </table:table-row>
        <table:table-row table:style-name="ro1">
          <table:table-cell office:value-type="float" office:value="42.8" calcext:value-type="float">
            <text:p>42.8</text:p>
          </table:table-cell>
          <table:table-cell office:value-type="float" office:value="17.7069335938617" calcext:value-type="float">
            <text:p>17.7069335938617</text:p>
          </table:table-cell>
          <table:table-cell office:value-type="float" office:value="-72" calcext:value-type="float">
            <text:p>-72</text:p>
          </table:table-cell>
          <table:table-cell office:value-type="float" office:value="-68" calcext:value-type="float">
            <text:p>-68</text:p>
          </table:table-cell>
          <table:table-cell office:value-type="float" office:value="-69.4675273374955" calcext:value-type="float">
            <text:p>-69.4675273374955</text:p>
          </table:table-cell>
          <table:table-cell office:value-type="float" office:value="4.81117231005226" calcext:value-type="float">
            <text:p>4.81117231005226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66.5244333799456" calcext:value-type="float">
            <text:p>-66.5244333799456</text:p>
          </table:table-cell>
          <table:table-cell office:value-type="float" office:value="3.83837833494562" calcext:value-type="float">
            <text:p>3.83837833494562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  <table:table-cell office:value-type="float" office:value="-71.7537249117159" calcext:value-type="float">
            <text:p>-71.7537249117159</text:p>
          </table:table-cell>
          <table:table-cell office:value-type="float" office:value="5.73399747091834" calcext:value-type="float">
            <text:p>5.73399747091834</text:p>
          </table:table-cell>
          <table:table-cell office:value-type="float" office:value="12.4618948693771" calcext:value-type="float">
            <text:p>12.4618948693771</text:p>
          </table:table-cell>
          <table:table-cell office:value-type="float" office:value="-3.85465034310624" calcext:value-type="float">
            <text:p>-3.85465034310624</text:p>
          </table:table-cell>
          <table:table-cell office:value-type="float" office:value="-12.2999597707811" calcext:value-type="float">
            <text:p>-12.2999597707811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7.7067074763215" calcext:value-type="float">
            <text:p>17.7067074763215</text:p>
          </table:table-cell>
          <table:table-cell office:value-type="float" office:value="-70" calcext:value-type="float">
            <text:p>-70</text:p>
          </table:table-cell>
          <table:table-cell office:value-type="float" office:value="-68" calcext:value-type="float">
            <text:p>-68</text:p>
          </table:table-cell>
          <table:table-cell office:value-type="float" office:value="-68.7337636687478" calcext:value-type="float">
            <text:p>-68.7337636687478</text:p>
          </table:table-cell>
          <table:table-cell office:value-type="float" office:value="4.54770329447146" calcext:value-type="float">
            <text:p>4.54770329447146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65.7622166899728" calcext:value-type="float">
            <text:p>-65.7622166899728</text:p>
          </table:table-cell>
          <table:table-cell office:value-type="float" office:value="3.62026662290719" calcext:value-type="float">
            <text:p>3.62026662290719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1.3768624558579" calcext:value-type="float">
            <text:p>-71.3768624558579</text:p>
          </table:table-cell>
          <table:table-cell office:value-type="float" office:value="5.57051586170931" calcext:value-type="float">
            <text:p>5.57051586170931</text:p>
          </table:table-cell>
          <table:table-cell office:value-type="float" office:value="12.6628915666007" calcext:value-type="float">
            <text:p>12.6628915666007</text:p>
          </table:table-cell>
          <table:table-cell office:value-type="float" office:value="-3.47330674255031" calcext:value-type="float">
            <text:p>-3.47330674255031</text:p>
          </table:table-cell>
          <table:table-cell office:value-type="float" office:value="-12.474522688786" calcext:value-type="float">
            <text:p>-12.474522688786</text:p>
          </table:table-cell>
          <table:table-cell table:number-columns-repeated="4"/>
        </table:table-row>
        <table:table-row table:style-name="ro1">
          <table:table-cell office:value-type="float" office:value="43.2" calcext:value-type="float">
            <text:p>43.2</text:p>
          </table:table-cell>
          <table:table-cell office:value-type="float" office:value="17.7065295994933" calcext:value-type="float">
            <text:p>17.7065295994933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7.3668818343739" calcext:value-type="float">
            <text:p>-67.3668818343739</text:p>
          </table:table-cell>
          <table:table-cell office:value-type="float" office:value="4.09476888437564" calcext:value-type="float">
            <text:p>4.09476888437564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65.8811083449864" calcext:value-type="float">
            <text:p>-65.8811083449864</text:p>
          </table:table-cell>
          <table:table-cell office:value-type="float" office:value="3.65345373004403" calcext:value-type="float">
            <text:p>3.65345373004403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70.688431227929" calcext:value-type="float">
            <text:p>-70.688431227929</text:p>
          </table:table-cell>
          <table:table-cell office:value-type="float" office:value="5.28381626725128" calcext:value-type="float">
            <text:p>5.28381626725128</text:p>
          </table:table-cell>
          <table:table-cell office:value-type="float" office:value="11.6064814323941" calcext:value-type="float">
            <text:p>11.6064814323941</text:p>
          </table:table-cell>
          <table:table-cell office:value-type="float" office:value="-1.58427639039923" calcext:value-type="float">
            <text:p>-1.58427639039923</text:p>
          </table:table-cell>
          <table:table-cell office:value-type="float" office:value="-11.0621543178193" calcext:value-type="float">
            <text:p>-11.0621543178193</text:p>
          </table:table-cell>
          <table:table-cell table:number-columns-repeated="4"/>
        </table:table-row>
        <table:table-row table:style-name="ro1">
          <table:table-cell office:value-type="float" office:value="43.4" calcext:value-type="float">
            <text:p>43.4</text:p>
          </table:table-cell>
          <table:table-cell office:value-type="float" office:value="17.7064122051398" calcext:value-type="float">
            <text:p>17.7064122051398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office:value-type="float" office:value="-67.1834409171869" calcext:value-type="float">
            <text:p>-67.1834409171869</text:p>
          </table:table-cell>
          <table:table-cell office:value-type="float" office:value="4.0375200985621" calcext:value-type="float">
            <text:p>4.0375200985621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office:value-type="float" office:value="-65.4405541724932" calcext:value-type="float">
            <text:p>-65.4405541724932</text:p>
          </table:table-cell>
          <table:table-cell office:value-type="float" office:value="3.53198192514132" calcext:value-type="float">
            <text:p>3.53198192514132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1.3442156139645" calcext:value-type="float">
            <text:p>-71.3442156139645</text:p>
          </table:table-cell>
          <table:table-cell office:value-type="float" office:value="5.55657508327891" calcext:value-type="float">
            <text:p>5.55657508327891</text:p>
          </table:table-cell>
          <table:table-cell office:value-type="float" office:value="14.8927549410948" calcext:value-type="float">
            <text:p>14.8927549410948</text:p>
          </table:table-cell>
          <table:table-cell office:value-type="float" office:value="-1.76939646671266" calcext:value-type="float">
            <text:p>-1.76939646671266</text:p>
          </table:table-cell>
          <table:table-cell office:value-type="float" office:value="-14.5166772152241" calcext:value-type="float">
            <text:p>-14.5166772152241</text:p>
          </table:table-cell>
          <table:table-cell table:number-columns-repeated="4"/>
        </table:table-row>
        <table:table-row table:style-name="ro1">
          <table:table-cell office:value-type="float" office:value="43.6" calcext:value-type="float">
            <text:p>43.6</text:p>
          </table:table-cell>
          <table:table-cell office:value-type="float" office:value="17.7063430490107" calcext:value-type="float">
            <text:p>17.7063430490107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66.5917204585935" calcext:value-type="float">
            <text:p>-66.5917204585935</text:p>
          </table:table-cell>
          <table:table-cell office:value-type="float" office:value="3.85825281705231" calcext:value-type="float">
            <text:p>3.85825281705231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65.2202770862466" calcext:value-type="float">
            <text:p>-65.2202770862466</text:p>
          </table:table-cell>
          <table:table-cell office:value-type="float" office:value="3.4727690543559" calcext:value-type="float">
            <text:p>3.4727690543559</text:p>
          </table:table-cell>
          <table:table-cell office:value-type="float" office:value="-77" calcext:value-type="float">
            <text:p>-77</text:p>
          </table:table-cell>
          <table:table-cell office:value-type="float" office:value="-74" calcext:value-type="float">
            <text:p>-74</text:p>
          </table:table-cell>
          <table:table-cell office:value-type="float" office:value="-72.6721078069822" calcext:value-type="float">
            <text:p>-72.6721078069822</text:p>
          </table:table-cell>
          <table:table-cell office:value-type="float" office:value="6.15276404176448" calcext:value-type="float">
            <text:p>6.15276404176448</text:p>
          </table:table-cell>
          <table:table-cell office:value-type="float" office:value="22.0958300448593" calcext:value-type="float">
            <text:p>22.0958300448593</text:p>
          </table:table-cell>
          <table:table-cell office:value-type="float" office:value="-1.31454086154553" calcext:value-type="float">
            <text:p>-1.31454086154553</text:p>
          </table:table-cell>
          <table:table-cell office:value-type="float" office:value="-21.8335780563721" calcext:value-type="float">
            <text:p>-21.8335780563721</text:p>
          </table:table-cell>
          <table:table-cell table:number-columns-repeated="4"/>
        </table:table-row>
        <table:table-row table:style-name="ro1">
          <table:table-cell office:value-type="float" office:value="43.8" calcext:value-type="float">
            <text:p>43.8</text:p>
          </table:table-cell>
          <table:table-cell office:value-type="float" office:value="17.7062738942144" calcext:value-type="float">
            <text:p>17.7062738942144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6.2958602292967" calcext:value-type="float">
            <text:p>-66.2958602292967</text:p>
          </table:table-cell>
          <table:table-cell office:value-type="float" office:value="3.77162646367582" calcext:value-type="float">
            <text:p>3.77162646367582</text:p>
          </table:table-cell>
          <table:table-cell office:value-type="float" office:value="-64" calcext:value-type="float">
            <text:p>-64</text:p>
          </table:table-cell>
          <table:table-cell office:value-type="float" office:value="-65" calcext:value-type="float">
            <text:p>-65</text:p>
          </table:table-cell>
          <table:table-cell office:value-type="float" office:value="-65.1101385431233" calcext:value-type="float">
            <text:p>-65.1101385431233</text:p>
          </table:table-cell>
          <table:table-cell office:value-type="float" office:value="3.44353592454545" calcext:value-type="float">
            <text:p>3.44353592454545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70.8360539034911" calcext:value-type="float">
            <text:p>-70.8360539034911</text:p>
          </table:table-cell>
          <table:table-cell office:value-type="float" office:value="5.3440247821383" calcext:value-type="float">
            <text:p>5.3440247821383</text:p>
          </table:table-cell>
          <table:table-cell office:value-type="float" office:value="14.0468974784785" calcext:value-type="float">
            <text:p>14.0468974784785</text:p>
          </table:table-cell>
          <table:table-cell office:value-type="float" office:value="-1.10601205357485" calcext:value-type="float">
            <text:p>-1.10601205357485</text:p>
          </table:table-cell>
          <table:table-cell office:value-type="float" office:value="-13.6284290286062" calcext:value-type="float">
            <text:p>-13.6284290286062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7.7061565012831" calcext:value-type="float">
            <text:p>17.7061565012831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office:value-type="float" office:value="-65.6479301146484" calcext:value-type="float">
            <text:p>-65.6479301146484</text:p>
          </table:table-cell>
          <table:table-cell office:value-type="float" office:value="3.58864917400201" calcext:value-type="float">
            <text:p>3.58864917400201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office:value-type="float" office:value="-65.0550692715617" calcext:value-type="float">
            <text:p>-65.0550692715617</text:p>
          </table:table-cell>
          <table:table-cell office:value-type="float" office:value="3.42901176917814" calcext:value-type="float">
            <text:p>3.42901176917814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9.9180269517456" calcext:value-type="float">
            <text:p>-69.9180269517456</text:p>
          </table:table-cell>
          <table:table-cell office:value-type="float" office:value="4.98043830955902" calcext:value-type="float">
            <text:p>4.98043830955902</text:p>
          </table:table-cell>
          <table:table-cell office:value-type="float" office:value="11.3227730259943" calcext:value-type="float">
            <text:p>11.3227730259943</text:p>
          </table:table-cell>
          <table:table-cell office:value-type="float" office:value="-0.539218718592301" calcext:value-type="float">
            <text:p>-0.539218718592301</text:p>
          </table:table-cell>
          <table:table-cell office:value-type="float" office:value="-10.79114129265" calcext:value-type="float">
            <text:p>-10.79114129265</text:p>
          </table:table-cell>
          <table:table-cell table:number-columns-repeated="4"/>
        </table:table-row>
        <table:table-row table:style-name="ro1">
          <table:table-cell office:value-type="float" office:value="44.2" calcext:value-type="float">
            <text:p>44.2</text:p>
          </table:table-cell>
          <table:table-cell office:value-type="float" office:value="17.7060873488068" calcext:value-type="float">
            <text:p>17.7060873488068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office:value-type="float" office:value="-65.3239650573242" calcext:value-type="float">
            <text:p>-65.3239650573242</text:p>
          </table:table-cell>
          <table:table-cell office:value-type="float" office:value="3.50051681836732" calcext:value-type="float">
            <text:p>3.50051681836732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65.0275346357808" calcext:value-type="float">
            <text:p>-65.0275346357808</text:p>
          </table:table-cell>
          <table:table-cell office:value-type="float" office:value="3.42177268017754" calcext:value-type="float">
            <text:p>3.42177268017754</text:p>
          </table:table-cell>
          <table:table-cell office:value-type="float" office:value="-74" calcext:value-type="float">
            <text:p>-74</text:p>
          </table:table-cell>
          <table:table-cell office:value-type="float" office:value="-70" calcext:value-type="float">
            <text:p>-70</text:p>
          </table:table-cell>
          <table:table-cell office:value-type="float" office:value="-69.9590134758728" calcext:value-type="float">
            <text:p>-69.9590134758728</text:p>
          </table:table-cell>
          <table:table-cell office:value-type="float" office:value="4.99613060139462" calcext:value-type="float">
            <text:p>4.99613060139462</text:p>
          </table:table-cell>
          <table:table-cell office:value-type="float" office:value="11.7858925160496" calcext:value-type="float">
            <text:p>11.7858925160496</text:p>
          </table:table-cell>
          <table:table-cell office:value-type="float" office:value="-0.277768054937745" calcext:value-type="float">
            <text:p>-0.277768054937745</text:p>
          </table:table-cell>
          <table:table-cell office:value-type="float" office:value="-11.2822904710737" calcext:value-type="float">
            <text:p>-11.2822904710737</text:p>
          </table:table-cell>
          <table:table-cell table:number-columns-repeated="4"/>
        </table:table-row>
        <table:table-row table:style-name="ro1">
          <table:table-cell office:value-type="float" office:value="44.4" calcext:value-type="float">
            <text:p>44.4</text:p>
          </table:table-cell>
          <table:table-cell office:value-type="float" office:value="17.7059792823453" calcext:value-type="float">
            <text:p>17.7059792823453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65.1619825286621" calcext:value-type="float">
            <text:p>-65.1619825286621</text:p>
          </table:table-cell>
          <table:table-cell office:value-type="float" office:value="3.45726564787719" calcext:value-type="float">
            <text:p>3.45726564787719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65.0137673178904" calcext:value-type="float">
            <text:p>-65.0137673178904</text:p>
          </table:table-cell>
          <table:table-cell office:value-type="float" office:value="3.41815886869157" calcext:value-type="float">
            <text:p>3.41815886869157</text:p>
          </table:table-cell>
          <table:table-cell office:value-type="float" office:value="-74" calcext:value-type="float">
            <text:p>-74</text:p>
          </table:table-cell>
          <table:table-cell office:value-type="float" office:value="-70" calcext:value-type="float">
            <text:p>-70</text:p>
          </table:table-cell>
          <table:table-cell office:value-type="float" office:value="-69.9795067379364" calcext:value-type="float">
            <text:p>-69.9795067379364</text:p>
          </table:table-cell>
          <table:table-cell office:value-type="float" office:value="5.00399527872832" calcext:value-type="float">
            <text:p>5.00399527872832</text:p>
          </table:table-cell>
          <table:table-cell office:value-type="float" office:value="12.0122616998793" calcext:value-type="float">
            <text:p>12.0122616998793</text:p>
          </table:table-cell>
          <table:table-cell office:value-type="float" office:value="-0.152216231080402" calcext:value-type="float">
            <text:p>-0.152216231080402</text:p>
          </table:table-cell>
          <table:table-cell office:value-type="float" office:value="-11.5236114151651" calcext:value-type="float">
            <text:p>-11.5236114151651</text:p>
          </table:table-cell>
          <table:table-cell table:number-columns-repeated="4"/>
        </table:table-row>
        <table:table-row table:style-name="ro1">
          <table:table-cell office:value-type="float" office:value="44.6" calcext:value-type="float">
            <text:p>44.6</text:p>
          </table:table-cell>
          <table:table-cell office:value-type="float" office:value="17.7060095179082" calcext:value-type="float">
            <text:p>17.7060095179082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office:value-type="float" office:value="-64.5809912643311" calcext:value-type="float">
            <text:p>-64.5809912643311</text:p>
          </table:table-cell>
          <table:table-cell office:value-type="float" office:value="3.30648361912616" calcext:value-type="float">
            <text:p>3.30648361912616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65.0068836589452" calcext:value-type="float">
            <text:p>-65.0068836589452</text:p>
          </table:table-cell>
          <table:table-cell office:value-type="float" office:value="3.41635339443611" calcext:value-type="float">
            <text:p>3.41635339443611</text:p>
          </table:table-cell>
          <table:table-cell office:value-type="float" office:value="-67" calcext:value-type="float">
            <text:p>-67</text:p>
          </table:table-cell>
          <table:table-cell office:value-type="float" office:value="-70" calcext:value-type="float">
            <text:p>-70</text:p>
          </table:table-cell>
          <table:table-cell office:value-type="float" office:value="-69.9897533689682" calcext:value-type="float">
            <text:p>-69.9897533689682</text:p>
          </table:table-cell>
          <table:table-cell office:value-type="float" office:value="5.00793225875688" calcext:value-type="float">
            <text:p>5.00793225875688</text:p>
          </table:table-cell>
          <table:table-cell office:value-type="float" office:value="12.5422526572873" calcext:value-type="float">
            <text:p>12.5422526572873</text:p>
          </table:table-cell>
          <table:table-cell office:value-type="float" office:value="0.305743905511608" calcext:value-type="float">
            <text:p>0.305743905511608</text:p>
          </table:table-cell>
          <table:table-cell office:value-type="float" office:value="-12.1004617048155" calcext:value-type="float">
            <text:p>-12.1004617048155</text:p>
          </table:table-cell>
          <table:table-cell table:number-columns-repeated="4"/>
        </table:table-row>
        <table:table-row table:style-name="ro1">
          <table:table-cell office:value-type="float" office:value="44.8" calcext:value-type="float">
            <text:p>44.8</text:p>
          </table:table-cell>
          <table:table-cell office:value-type="float" office:value="17.7059223630272" calcext:value-type="float">
            <text:p>17.7059223630272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64.2904956321655" calcext:value-type="float">
            <text:p>-64.2904956321655</text:p>
          </table:table-cell>
          <table:table-cell office:value-type="float" office:value="3.233576855817" calcext:value-type="float">
            <text:p>3.233576855817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office:value-type="float" office:value="-64.5034418294726" calcext:value-type="float">
            <text:p>-64.5034418294726</text:p>
          </table:table-cell>
          <table:table-cell office:value-type="float" office:value="3.28686142367848" calcext:value-type="float">
            <text:p>3.28686142367848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69.9948766844841" calcext:value-type="float">
            <text:p>-69.9948766844841</text:p>
          </table:table-cell>
          <table:table-cell office:value-type="float" office:value="5.00990191017662" calcext:value-type="float">
            <text:p>5.00990191017662</text:p>
          </table:table-cell>
          <table:table-cell office:value-type="float" office:value="13.161776455465" calcext:value-type="float">
            <text:p>13.161776455465</text:p>
          </table:table-cell>
          <table:table-cell office:value-type="float" office:value="0.127926698177459" calcext:value-type="float">
            <text:p>0.127926698177459</text:p>
          </table:table-cell>
          <table:table-cell office:value-type="float" office:value="-12.764406043963" calcext:value-type="float">
            <text:p>-12.764406043963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7.7059136861823" calcext:value-type="float">
            <text:p>17.7059136861823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64.1452478160828" calcext:value-type="float">
            <text:p>-64.1452478160828</text:p>
          </table:table-cell>
          <table:table-cell office:value-type="float" office:value="3.19772854595064" calcext:value-type="float">
            <text:p>3.19772854595064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64.2517209147363" calcext:value-type="float">
            <text:p>-64.2517209147363</text:p>
          </table:table-cell>
          <table:table-cell office:value-type="float" office:value="3.22396781190006" calcext:value-type="float">
            <text:p>3.22396781190006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9.9974383422421" calcext:value-type="float">
            <text:p>-69.9974383422421</text:p>
          </table:table-cell>
          <table:table-cell office:value-type="float" office:value="5.01088702637109" calcext:value-type="float">
            <text:p>5.01088702637109</text:p>
          </table:table-cell>
          <table:table-cell office:value-type="float" office:value="13.4572419173153" calcext:value-type="float">
            <text:p>13.4572419173153</text:p>
          </table:table-cell>
          <table:table-cell office:value-type="float" office:value="0.0465911811727704" calcext:value-type="float">
            <text:p>0.046591181172771</text:p>
          </table:table-cell>
          <table:table-cell office:value-type="float" office:value="-13.0803672760861" calcext:value-type="float">
            <text:p>-13.0803672760861</text:p>
          </table:table-cell>
          <table:table-cell table:number-columns-repeated="4"/>
        </table:table-row>
        <table:table-row table:style-name="ro1">
          <table:table-cell office:value-type="float" office:value="45.2" calcext:value-type="float">
            <text:p>45.2</text:p>
          </table:table-cell>
          <table:table-cell office:value-type="float" office:value="17.7058840982732" calcext:value-type="float">
            <text:p>17.7058840982732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office:value-type="float" office:value="-64.5726239080414" calcext:value-type="float">
            <text:p>-64.5726239080414</text:p>
          </table:table-cell>
          <table:table-cell office:value-type="float" office:value="3.30436081646683" calcext:value-type="float">
            <text:p>3.30436081646683</text:p>
          </table:table-cell>
          <table:table-cell office:value-type="float" office:value="-64" calcext:value-type="float">
            <text:p>-64</text:p>
          </table:table-cell>
          <table:table-cell office:value-type="float" office:value="-65" calcext:value-type="float">
            <text:p>-65</text:p>
          </table:table-cell>
          <table:table-cell office:value-type="float" office:value="-64.6258604573682" calcext:value-type="float">
            <text:p>-64.6258604573682</text:p>
          </table:table-cell>
          <table:table-cell office:value-type="float" office:value="3.31789024251845" calcext:value-type="float">
            <text:p>3.31789024251845</text:p>
          </table:table-cell>
          <table:table-cell office:value-type="float" office:value="-75" calcext:value-type="float">
            <text:p>-75</text:p>
          </table:table-cell>
          <table:table-cell office:value-type="float" office:value="-70" calcext:value-type="float">
            <text:p>-70</text:p>
          </table:table-cell>
          <table:table-cell office:value-type="float" office:value="-69.998719171121" calcext:value-type="float">
            <text:p>-69.998719171121</text:p>
          </table:table-cell>
          <table:table-cell office:value-type="float" office:value="5.01137965710613" calcext:value-type="float">
            <text:p>5.01137965710613</text:p>
          </table:table-cell>
          <table:table-cell office:value-type="float" office:value="12.8653377647624" calcext:value-type="float">
            <text:p>12.8653377647624</text:p>
          </table:table-cell>
          <table:table-cell office:value-type="float" office:value="0.0107251163626519" calcext:value-type="float">
            <text:p>0.010725116362652</text:p>
          </table:table-cell>
          <table:table-cell office:value-type="float" office:value="-12.4441743921855" calcext:value-type="float">
            <text:p>-12.4441743921855</text:p>
          </table:table-cell>
          <table:table-cell table:number-columns-repeated="4"/>
        </table:table-row>
        <table:table-row table:style-name="ro1">
          <table:table-cell office:value-type="float" office:value="45.4" calcext:value-type="float">
            <text:p>45.4</text:p>
          </table:table-cell>
          <table:table-cell office:value-type="float" office:value="17.7059329912245" calcext:value-type="float">
            <text:p>17.7059329912245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64.2863119540207" calcext:value-type="float">
            <text:p>-64.2863119540207</text:p>
          </table:table-cell>
          <table:table-cell office:value-type="float" office:value="3.23253869134598" calcext:value-type="float">
            <text:p>3.23253869134598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64.8129302286841" calcext:value-type="float">
            <text:p>-64.8129302286841</text:p>
          </table:table-cell>
          <table:table-cell office:value-type="float" office:value="3.3658726047037" calcext:value-type="float">
            <text:p>3.3658726047037</text:p>
          </table:table-cell>
          <table:table-cell office:value-type="float" office:value="-73" calcext:value-type="float">
            <text:p>-73</text:p>
          </table:table-cell>
          <table:table-cell office:value-type="float" office:value="-70" calcext:value-type="float">
            <text:p>-70</text:p>
          </table:table-cell>
          <table:table-cell office:value-type="float" office:value="-69.9993595855605" calcext:value-type="float">
            <text:p>-69.9993595855605</text:p>
          </table:table-cell>
          <table:table-cell office:value-type="float" office:value="5.01162599063518" calcext:value-type="float">
            <text:p>5.01162599063518</text:p>
          </table:table-cell>
          <table:table-cell office:value-type="float" office:value="12.9548063692838" calcext:value-type="float">
            <text:p>12.9548063692838</text:p>
          </table:table-cell>
          <table:table-cell office:value-type="float" office:value="0.369905454566407" calcext:value-type="float">
            <text:p>0.369905454566407</text:p>
          </table:table-cell>
          <table:table-cell office:value-type="float" office:value="-12.5459248382555" calcext:value-type="float">
            <text:p>-12.5459248382555</text:p>
          </table:table-cell>
          <table:table-cell table:number-columns-repeated="4"/>
        </table:table-row>
        <table:table-row table:style-name="ro1">
          <table:table-cell office:value-type="float" office:value="45.6" calcext:value-type="float">
            <text:p>45.6</text:p>
          </table:table-cell>
          <table:table-cell office:value-type="float" office:value="17.7060301280519" calcext:value-type="float">
            <text:p>17.7060301280519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64.1431559770103" calcext:value-type="float">
            <text:p>-64.1431559770103</text:p>
          </table:table-cell>
          <table:table-cell office:value-type="float" office:value="3.19721517719301" calcext:value-type="float">
            <text:p>3.19721517719301</text:p>
          </table:table-cell>
          <table:table-cell office:value-type="float" office:value="-64" calcext:value-type="float">
            <text:p>-64</text:p>
          </table:table-cell>
          <table:table-cell office:value-type="float" office:value="-65" calcext:value-type="float">
            <text:p>-65</text:p>
          </table:table-cell>
          <table:table-cell office:value-type="float" office:value="-64.906465114342" calcext:value-type="float">
            <text:p>-64.906465114342</text:p>
          </table:table-cell>
          <table:table-cell office:value-type="float" office:value="3.39012337708503" calcext:value-type="float">
            <text:p>3.39012337708503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9.4996797927803" calcext:value-type="float">
            <text:p>-69.4996797927803</text:p>
          </table:table-cell>
          <table:table-cell office:value-type="float" office:value="4.8230599453434" calcext:value-type="float">
            <text:p>4.8230599453434</text:p>
          </table:table-cell>
          <table:table-cell office:value-type="float" office:value="11.3073667256765" calcext:value-type="float">
            <text:p>11.3073667256765</text:p>
          </table:table-cell>
          <table:table-cell office:value-type="float" office:value="0.547614373902313" calcext:value-type="float">
            <text:p>0.547614373902313</text:p>
          </table:table-cell>
          <table:table-cell office:value-type="float" office:value="-10.8459725213237" calcext:value-type="float">
            <text:p>-10.8459725213237</text:p>
          </table:table-cell>
          <table:table-cell table:number-columns-repeated="4"/>
        </table:table-row>
        <table:table-row table:style-name="ro1">
          <table:table-cell office:value-type="float" office:value="45.8" calcext:value-type="float">
            <text:p>45.8</text:p>
          </table:table-cell>
          <table:table-cell office:value-type="float" office:value="17.7059307465537" calcext:value-type="float">
            <text:p>17.7059307465537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64.5715779885052" calcext:value-type="float">
            <text:p>-64.5715779885052</text:p>
          </table:table-cell>
          <table:table-cell office:value-type="float" office:value="3.30409556197881" calcext:value-type="float">
            <text:p>3.30409556197881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64.953232557171" calcext:value-type="float">
            <text:p>-64.953232557171</text:p>
          </table:table-cell>
          <table:table-cell office:value-type="float" office:value="3.40231420644576" calcext:value-type="float">
            <text:p>3.40231420644576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9.2498398963901" calcext:value-type="float">
            <text:p>-69.2498398963901</text:p>
          </table:table-cell>
          <table:table-cell office:value-type="float" office:value="4.73145444722349" calcext:value-type="float">
            <text:p>4.73145444722349</text:p>
          </table:table-cell>
          <table:table-cell office:value-type="float" office:value="10.1430280544859" calcext:value-type="float">
            <text:p>10.1430280544859</text:p>
          </table:table-cell>
          <table:table-cell office:value-type="float" office:value="0.269406580315716" calcext:value-type="float">
            <text:p>0.269406580315716</text:p>
          </table:table-cell>
          <table:table-cell office:value-type="float" office:value="-9.59305830761962" calcext:value-type="float">
            <text:p>-9.59305830761962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7.7057348826258" calcext:value-type="float">
            <text:p>17.7057348826258</text:p>
          </table:table-cell>
          <table:table-cell office:value-type="float" office:value="-68" calcext:value-type="float">
            <text:p>-68</text:p>
          </table:table-cell>
          <table:table-cell office:value-type="float" office:value="-64" calcext:value-type="float">
            <text:p>-64</text:p>
          </table:table-cell>
          <table:table-cell office:value-type="float" office:value="-64.2857889942526" calcext:value-type="float">
            <text:p>-64.2857889942526</text:p>
          </table:table-cell>
          <table:table-cell office:value-type="float" office:value="3.2324089442252" calcext:value-type="float">
            <text:p>3.2324089442252</text:p>
          </table:table-cell>
          <table:table-cell office:value-type="float" office:value="-66" calcext:value-type="float">
            <text:p>-66</text:p>
          </table:table-cell>
          <table:table-cell office:value-type="float" office:value="-63" calcext:value-type="float">
            <text:p>-63</text:p>
          </table:table-cell>
          <table:table-cell office:value-type="float" office:value="-63.9766162785855" calcext:value-type="float">
            <text:p>-63.9766162785855</text:p>
          </table:table-cell>
          <table:table-cell office:value-type="float" office:value="3.15660719885364" calcext:value-type="float">
            <text:p>3.15660719885364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69.6249199481951" calcext:value-type="float">
            <text:p>-69.6249199481951</text:p>
          </table:table-cell>
          <table:table-cell office:value-type="float" office:value="4.86964533147682" calcext:value-type="float">
            <text:p>4.86964533147682</text:p>
          </table:table-cell>
          <table:table-cell office:value-type="float" office:value="12.2663811055842" calcext:value-type="float">
            <text:p>12.2663811055842</text:p>
          </table:table-cell>
          <table:table-cell office:value-type="float" office:value="-0.250135715842034" calcext:value-type="float">
            <text:p>-0.250135715842034</text:p>
          </table:table-cell>
          <table:table-cell office:value-type="float" office:value="-11.8578559135091" calcext:value-type="float">
            <text:p>-11.8578559135091</text:p>
          </table:table-cell>
          <table:table-cell table:number-columns-repeated="4"/>
        </table:table-row>
        <table:table-row table:style-name="ro1">
          <table:table-cell office:value-type="float" office:value="46.2" calcext:value-type="float">
            <text:p>46.2</text:p>
          </table:table-cell>
          <table:table-cell office:value-type="float" office:value="17.7055663670774" calcext:value-type="float">
            <text:p>17.7055663670774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64.1428944971263" calcext:value-type="float">
            <text:p>-64.1428944971263</text:p>
          </table:table-cell>
          <table:table-cell office:value-type="float" office:value="3.19715101189353" calcext:value-type="float">
            <text:p>3.19715101189353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63.4883081392928" calcext:value-type="float">
            <text:p>-63.4883081392928</text:p>
          </table:table-cell>
          <table:table-cell office:value-type="float" office:value="3.04049017685958" calcext:value-type="float">
            <text:p>3.04049017685958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9.8124599740975" calcext:value-type="float">
            <text:p>-69.8124599740975</text:p>
          </table:table-cell>
          <table:table-cell office:value-type="float" office:value="4.94024703069475" calcext:value-type="float">
            <text:p>4.94024703069475</text:p>
          </table:table-cell>
          <table:table-cell office:value-type="float" office:value="13.3139203841006" calcext:value-type="float">
            <text:p>13.3139203841006</text:p>
          </table:table-cell>
          <table:table-cell office:value-type="float" office:value="-0.474179126032823" calcext:value-type="float">
            <text:p>-0.474179126032823</text:p>
          </table:table-cell>
          <table:table-cell office:value-type="float" office:value="-12.9625265105208" calcext:value-type="float">
            <text:p>-12.9625265105208</text:p>
          </table:table-cell>
          <table:table-cell table:number-columns-repeated="4"/>
        </table:table-row>
        <table:table-row table:style-name="ro1">
          <table:table-cell office:value-type="float" office:value="46.4" calcext:value-type="float">
            <text:p>46.4</text:p>
          </table:table-cell>
          <table:table-cell office:value-type="float" office:value="17.7053280699158" calcext:value-type="float">
            <text:p>17.7053280699158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64.0714472485631" calcext:value-type="float">
            <text:p>-64.0714472485631</text:p>
          </table:table-cell>
          <table:table-cell office:value-type="float" office:value="3.17966652671245" calcext:value-type="float">
            <text:p>3.17966652671245</text:p>
          </table:table-cell>
          <table:table-cell table:number-columns-repeated="2" office:value-type="float" office:value="-61" calcext:value-type="float">
            <text:p>-61</text:p>
          </table:table-cell>
          <table:table-cell office:value-type="float" office:value="-62.2441540696464" calcext:value-type="float">
            <text:p>-62.2441540696464</text:p>
          </table:table-cell>
          <table:table-cell office:value-type="float" office:value="2.76357848095395" calcext:value-type="float">
            <text:p>2.76357848095395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9.4062299870488" calcext:value-type="float">
            <text:p>-69.4062299870488</text:p>
          </table:table-cell>
          <table:table-cell office:value-type="float" office:value="4.78859013207034" calcext:value-type="float">
            <text:p>4.78859013207034</text:p>
          </table:table-cell>
          <table:table-cell office:value-type="float" office:value="12.7167543135689" calcext:value-type="float">
            <text:p>12.7167543135689</text:p>
          </table:table-cell>
          <table:table-cell office:value-type="float" office:value="-1.1540514548654" calcext:value-type="float">
            <text:p>-1.1540514548654</text:p>
          </table:table-cell>
          <table:table-cell office:value-type="float" office:value="-12.4261019360101" calcext:value-type="float">
            <text:p>-12.4261019360101</text:p>
          </table:table-cell>
          <table:table-cell table:number-columns-repeated="4"/>
        </table:table-row>
        <table:table-row table:style-name="ro1">
          <table:table-cell office:value-type="float" office:value="46.6" calcext:value-type="float">
            <text:p>46.6</text:p>
          </table:table-cell>
          <table:table-cell office:value-type="float" office:value="17.7052106865279" calcext:value-type="float">
            <text:p>17.7052106865279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63.5357236242816" calcext:value-type="float">
            <text:p>-63.5357236242816</text:p>
          </table:table-cell>
          <table:table-cell office:value-type="float" office:value="3.05157550959783" calcext:value-type="float">
            <text:p>3.05157550959783</text:p>
          </table:table-cell>
          <table:table-cell office:value-type="float" office:value="-63" calcext:value-type="float">
            <text:p>-63</text:p>
          </table:table-cell>
          <table:table-cell office:value-type="float" office:value="-15" calcext:value-type="float">
            <text:p>-15</text:p>
          </table:table-cell>
          <table:table-cell office:value-type="float" office:value="-38.6220770348232" calcext:value-type="float">
            <text:p>-38.6220770348232</text:p>
          </table:table-cell>
          <table:table-cell office:value-type="float" office:value="0.450888578709321" calcext:value-type="float">
            <text:p>0.450888578709321</text:p>
          </table:table-cell>
          <table:table-cell office:value-type="float" office:value="-71" calcext:value-type="float">
            <text:p>-71</text:p>
          </table:table-cell>
          <table:table-cell office:value-type="float" office:value="-66" calcext:value-type="float">
            <text:p>-66</text:p>
          </table:table-cell>
          <table:table-cell office:value-type="float" office:value="-67.7031149935244" calcext:value-type="float">
            <text:p>-67.7031149935244</text:p>
          </table:table-cell>
          <table:table-cell office:value-type="float" office:value="4.20181731557238" calcext:value-type="float">
            <text:p>4.20181731557238</text:p>
          </table:table-cell>
          <table:table-cell office:value-type="float" office:value="11.4983998105157" calcext:value-type="float">
            <text:p>11.4983998105157</text:p>
          </table:table-cell>
          <table:table-cell office:value-type="float" office:value="-4.17036935471214" calcext:value-type="float">
            <text:p>-4.17036935471214</text:p>
          </table:table-cell>
          <table:table-cell office:value-type="float" office:value="-12.0374685792036" calcext:value-type="float">
            <text:p>-12.0374685792036</text:p>
          </table:table-cell>
          <table:table-cell table:number-columns-repeated="4"/>
        </table:table-row>
        <table:table-row table:style-name="ro1">
          <table:table-cell office:value-type="float" office:value="46.8" calcext:value-type="float">
            <text:p>46.8</text:p>
          </table:table-cell>
          <table:table-cell office:value-type="float" office:value="17.7049363562229" calcext:value-type="float">
            <text:p>17.7049363562229</text:p>
          </table:table-cell>
          <table:table-cell office:value-type="float" office:value="-64" calcext:value-type="float">
            <text:p>-64</text:p>
          </table:table-cell>
          <table:table-cell office:value-type="float" office:value="-59" calcext:value-type="float">
            <text:p>-59</text:p>
          </table:table-cell>
          <table:table-cell office:value-type="float" office:value="-61.2678618121408" calcext:value-type="float">
            <text:p>-61.2678618121408</text:p>
          </table:table-cell>
          <table:table-cell office:value-type="float" office:value="2.56406320848946" calcext:value-type="float">
            <text:p>2.56406320848946</text:p>
          </table:table-cell>
          <table:table-cell office:value-type="float" office:value="-63" calcext:value-type="float">
            <text:p>-63</text:p>
          </table:table-cell>
          <table:table-cell office:value-type="float" office:value="-12" calcext:value-type="float">
            <text:p>-12</text:p>
          </table:table-cell>
          <table:table-cell office:value-type="float" office:value="-25.3110385174116" calcext:value-type="float">
            <text:p>-25.3110385174116</text:p>
          </table:table-cell>
          <table:table-cell office:value-type="float" office:value="0.162318473796725" calcext:value-type="float">
            <text:p>0.162318473796725</text:p>
          </table:table-cell>
          <table:table-cell office:value-type="float" office:value="-73" calcext:value-type="float">
            <text:p>-73</text:p>
          </table:table-cell>
          <table:table-cell office:value-type="float" office:value="-66" calcext:value-type="float">
            <text:p>-66</text:p>
          </table:table-cell>
          <table:table-cell office:value-type="float" office:value="-66.8515574967622" calcext:value-type="float">
            <text:p>-66.8515574967622</text:p>
          </table:table-cell>
          <table:table-cell office:value-type="float" office:value="3.93597124146791" calcext:value-type="float">
            <text:p>3.93597124146791</text:p>
          </table:table-cell>
          <table:table-cell office:value-type="float" office:value="10.9200019060224" calcext:value-type="float">
            <text:p>10.9200019060224</text:p>
          </table:table-cell>
          <table:table-cell office:value-type="float" office:value="-3.00639675008799" calcext:value-type="float">
            <text:p>-3.00639675008799</text:p>
          </table:table-cell>
          <table:table-cell office:value-type="float" office:value="-11.1851462006286" calcext:value-type="float">
            <text:p>-11.1851462006286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7.7046707138109" calcext:value-type="float">
            <text:p>17.7046707138109</text:p>
          </table:table-cell>
          <table:table-cell office:value-type="float" office:value="-63" calcext:value-type="float">
            <text:p>-63</text:p>
          </table:table-cell>
          <table:table-cell office:value-type="float" office:value="-59" calcext:value-type="float">
            <text:p>-59</text:p>
          </table:table-cell>
          <table:table-cell office:value-type="float" office:value="-60.1339309060704" calcext:value-type="float">
            <text:p>-60.1339309060704</text:p>
          </table:table-cell>
          <table:table-cell office:value-type="float" office:value="2.35034183126714" calcext:value-type="float">
            <text:p>2.35034183126714</text:p>
          </table:table-cell>
          <table:table-cell office:value-type="float" office:value="-15" calcext:value-type="float">
            <text:p>-15</text:p>
          </table:table-cell>
          <table:table-cell office:value-type="float" office:value="-12" calcext:value-type="float">
            <text:p>-12</text:p>
          </table:table-cell>
          <table:table-cell office:value-type="float" office:value="-18.6555192587058" calcext:value-type="float">
            <text:p>-18.6555192587058</text:p>
          </table:table-cell>
          <table:table-cell office:value-type="float" office:value="0.0973906599192194" calcext:value-type="float">
            <text:p>0.09739065991922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6.4257787483811" calcext:value-type="float">
            <text:p>-66.4257787483811</text:p>
          </table:table-cell>
          <table:table-cell office:value-type="float" office:value="3.80942380719461" calcext:value-type="float">
            <text:p>3.80942380719461</text:p>
          </table:table-cell>
          <table:table-cell office:value-type="float" office:value="10.5396501224498" calcext:value-type="float">
            <text:p>10.5396501224498</text:p>
          </table:table-cell>
          <table:table-cell office:value-type="float" office:value="-2.53664626507484" calcext:value-type="float">
            <text:p>-2.53664626507484</text:p>
          </table:table-cell>
          <table:table-cell office:value-type="float" office:value="-10.7192912251533" calcext:value-type="float">
            <text:p>-10.7192912251533</text:p>
          </table:table-cell>
          <table:table-cell table:number-columns-repeated="4"/>
        </table:table-row>
        <table:table-row table:style-name="ro1">
          <table:table-cell office:value-type="float" office:value="47.2" calcext:value-type="float">
            <text:p>47.2</text:p>
          </table:table-cell>
          <table:table-cell office:value-type="float" office:value="17.7044835487374" calcext:value-type="float">
            <text:p>17.7044835487374</text:p>
          </table:table-cell>
          <table:table-cell office:value-type="float" office:value="-14" calcext:value-type="float">
            <text:p>-14</text:p>
          </table:table-cell>
          <table:table-cell office:value-type="float" office:value="-59" calcext:value-type="float">
            <text:p>-59</text:p>
          </table:table-cell>
          <table:table-cell office:value-type="float" office:value="-59.5669654530352" calcext:value-type="float">
            <text:p>-59.5669654530352</text:p>
          </table:table-cell>
          <table:table-cell office:value-type="float" office:value="2.25025731300111" calcext:value-type="float">
            <text:p>2.25025731300111</text:p>
          </table:table-cell>
          <table:table-cell office:value-type="float" office:value="-11" calcext:value-type="float">
            <text:p>-11</text:p>
          </table:table-cell>
          <table:table-cell office:value-type="float" office:value="-12" calcext:value-type="float">
            <text:p>-12</text:p>
          </table:table-cell>
          <table:table-cell office:value-type="float" office:value="-15.3277596293529" calcext:value-type="float">
            <text:p>-15.3277596293529</text:p>
          </table:table-cell>
          <table:table-cell office:value-type="float" office:value="0.075438316435732" calcext:value-type="float">
            <text:p>0.075438316435732</text:p>
          </table:table-cell>
          <table:table-cell office:value-type="float" office:value="-64" calcext:value-type="float">
            <text:p>-64</text:p>
          </table:table-cell>
          <table:table-cell office:value-type="float" office:value="-65" calcext:value-type="float">
            <text:p>-65</text:p>
          </table:table-cell>
          <table:table-cell office:value-type="float" office:value="-65.7128893741906" calcext:value-type="float">
            <text:p>-65.7128893741906</text:p>
          </table:table-cell>
          <table:table-cell office:value-type="float" office:value="3.60658616572671" calcext:value-type="float">
            <text:p>3.60658616572671</text:p>
          </table:table-cell>
          <table:table-cell office:value-type="float" office:value="9.39449523468815" calcext:value-type="float">
            <text:p>9.39449523468815</text:p>
          </table:table-cell>
          <table:table-cell office:value-type="float" office:value="-2.32907592505833" calcext:value-type="float">
            <text:p>-2.32907592505833</text:p>
          </table:table-cell>
          <table:table-cell office:value-type="float" office:value="-9.55563270362619" calcext:value-type="float">
            <text:p>-9.55563270362619</text:p>
          </table:table-cell>
          <table:table-cell table:number-columns-repeated="4"/>
        </table:table-row>
        <table:table-row table:style-name="ro1">
          <table:table-cell office:value-type="float" office:value="47.4" calcext:value-type="float">
            <text:p>47.4</text:p>
          </table:table-cell>
          <table:table-cell office:value-type="float" office:value="17.7042481348047" calcext:value-type="float">
            <text:p>17.7042481348047</text:p>
          </table:table-cell>
          <table:table-cell office:value-type="float" office:value="-13" calcext:value-type="float">
            <text:p>-13</text:p>
          </table:table-cell>
          <table:table-cell office:value-type="float" office:value="-62" calcext:value-type="float">
            <text:p>-62</text:p>
          </table:table-cell>
          <table:table-cell office:value-type="float" office:value="-60.7834827265176" calcext:value-type="float">
            <text:p>-60.7834827265176</text:p>
          </table:table-cell>
          <table:table-cell office:value-type="float" office:value="2.47048805026341" calcext:value-type="float">
            <text:p>2.47048805026341</text:p>
          </table:table-cell>
          <table:table-cell office:value-type="float" office:value="-12" calcext:value-type="float">
            <text:p>-12</text:p>
          </table:table-cell>
          <table:table-cell office:value-type="float" office:value="-14" calcext:value-type="float">
            <text:p>-14</text:p>
          </table:table-cell>
          <table:table-cell office:value-type="float" office:value="-14.6638798146764" calcext:value-type="float">
            <text:p>-14.6638798146764</text:p>
          </table:table-cell>
          <table:table-cell office:value-type="float" office:value="0.071690673515283" calcext:value-type="float">
            <text:p>0.071690673515283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5.8564446870953" calcext:value-type="float">
            <text:p>-65.8564446870953</text:p>
          </table:table-cell>
          <table:table-cell office:value-type="float" office:value="3.6465442632019" calcext:value-type="float">
            <text:p>3.6465442632019</text:p>
          </table:table-cell>
          <table:table-cell office:value-type="float" office:value="9.15985991957448" calcext:value-type="float">
            <text:p>9.15985991957448</text:p>
          </table:table-cell>
          <table:table-cell office:value-type="float" office:value="-2.80189620628418" calcext:value-type="float">
            <text:p>-2.80189620628418</text:p>
          </table:table-cell>
          <table:table-cell office:value-type="float" office:value="-9.42521707681357" calcext:value-type="float">
            <text:p>-9.42521707681357</text:p>
          </table:table-cell>
          <table:table-cell table:number-columns-repeated="4"/>
        </table:table-row>
        <table:table-row table:style-name="ro1">
          <table:table-cell office:value-type="float" office:value="47.6" calcext:value-type="float">
            <text:p>47.6</text:p>
          </table:table-cell>
          <table:table-cell office:value-type="float" office:value="17.7043179155902" calcext:value-type="float">
            <text:p>17.7043179155902</text:p>
          </table:table-cell>
          <table:table-cell office:value-type="float" office:value="-59" calcext:value-type="float">
            <text:p>-59</text:p>
          </table:table-cell>
          <table:table-cell office:value-type="float" office:value="-63" calcext:value-type="float">
            <text:p>-63</text:p>
          </table:table-cell>
          <table:table-cell office:value-type="float" office:value="-61.8917413632588" calcext:value-type="float">
            <text:p>-61.8917413632588</text:p>
          </table:table-cell>
          <table:table-cell office:value-type="float" office:value="2.6898292511562" calcext:value-type="float">
            <text:p>2.6898292511562</text:p>
          </table:table-cell>
          <table:table-cell office:value-type="float" office:value="-12" calcext:value-type="float">
            <text:p>-12</text:p>
          </table:table-cell>
          <table:table-cell office:value-type="float" office:value="-15" calcext:value-type="float">
            <text:p>-15</text:p>
          </table:table-cell>
          <table:table-cell office:value-type="float" office:value="-14.8319399073382" calcext:value-type="float">
            <text:p>-14.8319399073382</text:p>
          </table:table-cell>
          <table:table-cell office:value-type="float" office:value="0.072621407786212" calcext:value-type="float">
            <text:p>0.072621407786212</text:p>
          </table:table-cell>
          <table:table-cell office:value-type="float" office:value="-64" calcext:value-type="float">
            <text:p>-64</text:p>
          </table:table-cell>
          <table:table-cell office:value-type="float" office:value="-65" calcext:value-type="float">
            <text:p>-65</text:p>
          </table:table-cell>
          <table:table-cell office:value-type="float" office:value="-65.4282223435476" calcext:value-type="float">
            <text:p>-65.4282223435476</text:p>
          </table:table-cell>
          <table:table-cell office:value-type="float" office:value="3.52864047577823" calcext:value-type="float">
            <text:p>3.52864047577823</text:p>
          </table:table-cell>
          <table:table-cell office:value-type="float" office:value="7.84817879669493" calcext:value-type="float">
            <text:p>7.84817879669493</text:p>
          </table:table-cell>
          <table:table-cell office:value-type="float" office:value="-3.3163216052303" calcext:value-type="float">
            <text:p>-3.3163216052303</text:p>
          </table:table-cell>
          <table:table-cell office:value-type="float" office:value="-8.31120283011269" calcext:value-type="float">
            <text:p>-8.31120283011269</text:p>
          </table:table-cell>
          <table:table-cell table:number-columns-repeated="4"/>
        </table:table-row>
        <table:table-row table:style-name="ro1">
          <table:table-cell office:value-type="float" office:value="47.8" calcext:value-type="float">
            <text:p>47.8</text:p>
          </table:table-cell>
          <table:table-cell office:value-type="float" office:value="17.7043179155902" calcext:value-type="float">
            <text:p>17.7043179155902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.4458706816294" calcext:value-type="float">
            <text:p>-62.4458706816294</text:p>
          </table:table-cell>
          <table:table-cell office:value-type="float" office:value="2.80669802724992" calcext:value-type="float">
            <text:p>2.80669802724992</text:p>
          </table:table-cell>
          <table:table-cell office:value-type="float" office:value="-14" calcext:value-type="float">
            <text:p>-14</text:p>
          </table:table-cell>
          <table:table-cell office:value-type="float" office:value="-16" calcext:value-type="float">
            <text:p>-16</text:p>
          </table:table-cell>
          <table:table-cell office:value-type="float" office:value="-15.4159699536691" calcext:value-type="float">
            <text:p>-15.4159699536691</text:p>
          </table:table-cell>
          <table:table-cell office:value-type="float" office:value="0.0759507963421148" calcext:value-type="float">
            <text:p>0.075950796342115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office:value-type="float" office:value="-65.2141111717738" calcext:value-type="float">
            <text:p>-65.2141111717738</text:p>
          </table:table-cell>
          <table:table-cell office:value-type="float" office:value="3.4711259502836" calcext:value-type="float">
            <text:p>3.4711259502836</text:p>
          </table:table-cell>
          <table:table-cell office:value-type="float" office:value="7.17406285407097" calcext:value-type="float">
            <text:p>7.17406285407097</text:p>
          </table:table-cell>
          <table:table-cell office:value-type="float" office:value="-3.60808422395617" calcext:value-type="float">
            <text:p>-3.60808422395617</text:p>
          </table:table-cell>
          <table:table-cell office:value-type="float" office:value="-7.78657199145221" calcext:value-type="float">
            <text:p>-7.78657199145221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.7042005342483" calcext:value-type="float">
            <text:p>17.7042005342483</text:p>
          </table:table-cell>
          <table:table-cell office:value-type="float" office:value="-62" calcext:value-type="float">
            <text:p>-62</text:p>
          </table:table-cell>
          <table:table-cell office:value-type="float" office:value="-63" calcext:value-type="float">
            <text:p>-63</text:p>
          </table:table-cell>
          <table:table-cell office:value-type="float" office:value="-62.7229353408147" calcext:value-type="float">
            <text:p>-62.7229353408147</text:p>
          </table:table-cell>
          <table:table-cell office:value-type="float" office:value="2.86702300689231" calcext:value-type="float">
            <text:p>2.86702300689231</text:p>
          </table:table-cell>
          <table:table-cell table:number-columns-repeated="2" office:value-type="float" office:value="-16" calcext:value-type="float">
            <text:p>-16</text:p>
          </table:table-cell>
          <table:table-cell office:value-type="float" office:value="-15.7079849768346" calcext:value-type="float">
            <text:p>-15.7079849768346</text:p>
          </table:table-cell>
          <table:table-cell office:value-type="float" office:value="0.0776723000717343" calcext:value-type="float">
            <text:p>0.077672300071734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65.1070555858869" calcext:value-type="float">
            <text:p>-65.1070555858869</text:p>
          </table:table-cell>
          <table:table-cell office:value-type="float" office:value="3.44272119180097" calcext:value-type="float">
            <text:p>3.44272119180097</text:p>
          </table:table-cell>
          <table:table-cell office:value-type="float" office:value="6.83135441100075" calcext:value-type="float">
            <text:p>6.83135441100075</text:p>
          </table:table-cell>
          <table:table-cell office:value-type="float" office:value="-3.76353997084155" calcext:value-type="float">
            <text:p>-3.76353997084155</text:p>
          </table:table-cell>
          <table:table-cell office:value-type="float" office:value="-7.53633178996564" calcext:value-type="float">
            <text:p>-7.53633178996564</text:p>
          </table:table-cell>
          <table:table-cell table:number-columns-repeated="4"/>
        </table:table-row>
        <table:table-row table:style-name="ro1">
          <table:table-cell office:value-type="float" office:value="48.2" calcext:value-type="float">
            <text:p>48.2</text:p>
          </table:table-cell>
          <table:table-cell office:value-type="float" office:value="17.7041314058543" calcext:value-type="float">
            <text:p>17.7041314058543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2.8614676704074" calcext:value-type="float">
            <text:p>-62.8614676704074</text:p>
          </table:table-cell>
          <table:table-cell office:value-type="float" office:value="2.89766998565928" calcext:value-type="float">
            <text:p>2.89766998565928</text:p>
          </table:table-cell>
          <table:table-cell office:value-type="float" office:value="-16" calcext:value-type="float">
            <text:p>-16</text:p>
          </table:table-cell>
          <table:table-cell office:value-type="float" office:value="-59" calcext:value-type="float">
            <text:p>-59</text:p>
          </table:table-cell>
          <table:table-cell office:value-type="float" office:value="-37.3539924884173" calcext:value-type="float">
            <text:p>-37.3539924884173</text:p>
          </table:table-cell>
          <table:table-cell office:value-type="float" office:value="0.409071995777162" calcext:value-type="float">
            <text:p>0.409071995777162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5.0535277929435" calcext:value-type="float">
            <text:p>-65.0535277929435</text:p>
          </table:table-cell>
          <table:table-cell office:value-type="float" office:value="3.42860609700022" calcext:value-type="float">
            <text:p>3.42860609700022</text:p>
          </table:table-cell>
          <table:table-cell office:value-type="float" office:value="6.58917522136201" calcext:value-type="float">
            <text:p>6.58917522136201</text:p>
          </table:table-cell>
          <table:table-cell office:value-type="float" office:value="-3.77052338548253" calcext:value-type="float">
            <text:p>-3.77052338548253</text:p>
          </table:table-cell>
          <table:table-cell office:value-type="float" office:value="-7.30953689869563" calcext:value-type="float">
            <text:p>-7.30953689869563</text:p>
          </table:table-cell>
          <table:table-cell table:number-columns-repeated="4"/>
        </table:table-row>
        <table:table-row table:style-name="ro1">
          <table:table-cell office:value-type="float" office:value="48.4" calcext:value-type="float">
            <text:p>48.4</text:p>
          </table:table-cell>
          <table:table-cell office:value-type="float" office:value="17.7040529343992" calcext:value-type="float">
            <text:p>17.7040529343992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2.9307338352037" calcext:value-type="float">
            <text:p>-62.9307338352037</text:p>
          </table:table-cell>
          <table:table-cell office:value-type="float" office:value="2.91311610712288" calcext:value-type="float">
            <text:p>2.91311610712288</text:p>
          </table:table-cell>
          <table:table-cell office:value-type="float" office:value="-15" calcext:value-type="float">
            <text:p>-15</text:p>
          </table:table-cell>
          <table:table-cell office:value-type="float" office:value="-59" calcext:value-type="float">
            <text:p>-59</text:p>
          </table:table-cell>
          <table:table-cell office:value-type="float" office:value="-48.1769962442086" calcext:value-type="float">
            <text:p>-48.1769962442086</text:p>
          </table:table-cell>
          <table:table-cell office:value-type="float" office:value="0.938785863987573" calcext:value-type="float">
            <text:p>0.938785863987573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65.0267638964717" calcext:value-type="float">
            <text:p>-65.0267638964717</text:p>
          </table:table-cell>
          <table:table-cell office:value-type="float" office:value="3.42157026631503" calcext:value-type="float">
            <text:p>3.42157026631503</text:p>
          </table:table-cell>
          <table:table-cell office:value-type="float" office:value="6.19550347587489" calcext:value-type="float">
            <text:p>6.19550347587489</text:p>
          </table:table-cell>
          <table:table-cell office:value-type="float" office:value="-3.48678479779811" calcext:value-type="float">
            <text:p>-3.48678479779811</text:p>
          </table:table-cell>
          <table:table-cell office:value-type="float" office:value="-6.77881569906316" calcext:value-type="float">
            <text:p>-6.77881569906316</text:p>
          </table:table-cell>
          <table:table-cell table:number-columns-repeated="4"/>
        </table:table-row>
        <table:table-row table:style-name="ro1">
          <table:table-cell office:value-type="float" office:value="48.6" calcext:value-type="float">
            <text:p>48.6</text:p>
          </table:table-cell>
          <table:table-cell office:value-type="float" office:value="17.7039355538536" calcext:value-type="float">
            <text:p>17.7039355538536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.9653669176018" calcext:value-type="float">
            <text:p>-62.9653669176018</text:p>
          </table:table-cell>
          <table:table-cell office:value-type="float" office:value="2.92087001649297" calcext:value-type="float">
            <text:p>2.92087001649297</text:p>
          </table:table-cell>
          <table:table-cell table:number-columns-repeated="2" office:value-type="float" office:value="-61" calcext:value-type="float">
            <text:p>-61</text:p>
          </table:table-cell>
          <table:table-cell office:value-type="float" office:value="-54.5884981221043" calcext:value-type="float">
            <text:p>-54.5884981221043</text:p>
          </table:table-cell>
          <table:table-cell office:value-type="float" office:value="1.53561827087443" calcext:value-type="float">
            <text:p>1.53561827087443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65.0133819482359" calcext:value-type="float">
            <text:p>-65.0133819482359</text:p>
          </table:table-cell>
          <table:table-cell office:value-type="float" office:value="3.41805776715206" calcext:value-type="float">
            <text:p>3.41805776715206</text:p>
          </table:table-cell>
          <table:table-cell office:value-type="float" office:value="5.51732002005386" calcext:value-type="float">
            <text:p>5.51732002005386</text:p>
          </table:table-cell>
          <table:table-cell office:value-type="float" office:value="-2.83607189972921" calcext:value-type="float">
            <text:p>-2.83607189972921</text:p>
          </table:table-cell>
          <table:table-cell office:value-type="float" office:value="-5.75956223567308" calcext:value-type="float">
            <text:p>-5.75956223567308</text:p>
          </table:table-cell>
          <table:table-cell table:number-columns-repeated="4"/>
        </table:table-row>
        <table:table-row table:style-name="ro1">
          <table:table-cell office:value-type="float" office:value="48.8" calcext:value-type="float">
            <text:p>48.8</text:p>
          </table:table-cell>
          <table:table-cell office:value-type="float" office:value="17.7037879566543" calcext:value-type="float">
            <text:p>17.7037879566543</text:p>
          </table:table-cell>
          <table:table-cell office:value-type="float" office:value="-64" calcext:value-type="float">
            <text:p>-64</text:p>
          </table:table-cell>
          <table:table-cell office:value-type="float" office:value="-62" calcext:value-type="float">
            <text:p>-62</text:p>
          </table:table-cell>
          <table:table-cell office:value-type="float" office:value="-62.4826834588009" calcext:value-type="float">
            <text:p>-62.4826834588009</text:p>
          </table:table-cell>
          <table:table-cell office:value-type="float" office:value="2.81463952461536" calcext:value-type="float">
            <text:p>2.81463952461536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58.2942490610522" calcext:value-type="float">
            <text:p>-58.2942490610522</text:p>
          </table:table-cell>
          <table:table-cell office:value-type="float" office:value="2.04083691862284" calcext:value-type="float">
            <text:p>2.04083691862284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65.0066909741179" calcext:value-type="float">
            <text:p>-65.0066909741179</text:p>
          </table:table-cell>
          <table:table-cell office:value-type="float" office:value="3.41630286999371" calcext:value-type="float">
            <text:p>3.41630286999371</text:p>
          </table:table-cell>
          <table:table-cell office:value-type="float" office:value="5.02195568566864" calcext:value-type="float">
            <text:p>5.02195568566864</text:p>
          </table:table-cell>
          <table:table-cell office:value-type="float" office:value="-1.73780923868772" calcext:value-type="float">
            <text:p>-1.73780923868772</text:p>
          </table:table-cell>
          <table:table-cell office:value-type="float" office:value="-4.73239324376116" calcext:value-type="float">
            <text:p>-4.73239324376116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7.703592106865" calcext:value-type="float">
            <text:p>17.703592106865</text:p>
          </table:table-cell>
          <table:table-cell office:value-type="float" office:value="-59" calcext:value-type="float">
            <text:p>-59</text:p>
          </table:table-cell>
          <table:table-cell office:value-type="float" office:value="-62" calcext:value-type="float">
            <text:p>-62</text:p>
          </table:table-cell>
          <table:table-cell office:value-type="float" office:value="-62.2413417294005" calcext:value-type="float">
            <text:p>-62.2413417294005</text:p>
          </table:table-cell>
          <table:table-cell office:value-type="float" office:value="2.76298201284742" calcext:value-type="float">
            <text:p>2.76298201284742</text:p>
          </table:table-cell>
          <table:table-cell office:value-type="float" office:value="-59" calcext:value-type="float">
            <text:p>-59</text:p>
          </table:table-cell>
          <table:table-cell office:value-type="float" office:value="-62" calcext:value-type="float">
            <text:p>-62</text:p>
          </table:table-cell>
          <table:table-cell office:value-type="float" office:value="-60.1471245305261" calcext:value-type="float">
            <text:p>-60.1471245305261</text:p>
          </table:table-cell>
          <table:table-cell office:value-type="float" office:value="2.35272310594962" calcext:value-type="float">
            <text:p>2.35272310594962</text:p>
          </table:table-cell>
          <table:table-cell office:value-type="float" office:value="-57" calcext:value-type="float">
            <text:p>-57</text:p>
          </table:table-cell>
          <table:table-cell office:value-type="float" office:value="-66" calcext:value-type="float">
            <text:p>-66</text:p>
          </table:table-cell>
          <table:table-cell office:value-type="float" office:value="-65.503345487059" calcext:value-type="float">
            <text:p>-65.503345487059</text:p>
          </table:table-cell>
          <table:table-cell office:value-type="float" office:value="3.54904508360029" calcext:value-type="float">
            <text:p>3.54904508360029</text:p>
          </table:table-cell>
          <table:table-cell office:value-type="float" office:value="5.4117219910293" calcext:value-type="float">
            <text:p>5.4117219910293</text:p>
          </table:table-cell>
          <table:table-cell office:value-type="float" office:value="-0.983983450022345" calcext:value-type="float">
            <text:p>-0.983983450022345</text:p>
          </table:table-cell>
          <table:table-cell office:value-type="float" office:value="-4.89025884006285" calcext:value-type="float">
            <text:p>-4.89025884006285</text:p>
          </table:table-cell>
          <table:table-cell table:number-columns-repeated="4"/>
        </table:table-row>
        <table:table-row table:style-name="ro1">
          <table:table-cell office:value-type="float" office:value="49.2" calcext:value-type="float">
            <text:p>49.2</text:p>
          </table:table-cell>
          <table:table-cell office:value-type="float" office:value="17.7034834214368" calcext:value-type="float">
            <text:p>17.7034834214368</text:p>
          </table:table-cell>
          <table:table-cell office:value-type="float" office:value="-13" calcext:value-type="float">
            <text:p>-13</text:p>
          </table:table-cell>
          <table:table-cell office:value-type="float" office:value="-62" calcext:value-type="float">
            <text:p>-62</text:p>
          </table:table-cell>
          <table:table-cell office:value-type="float" office:value="-62.1206708647002" calcext:value-type="float">
            <text:p>-62.1206708647002</text:p>
          </table:table-cell>
          <table:table-cell office:value-type="float" office:value="2.73750988137644" calcext:value-type="float">
            <text:p>2.73750988137644</text:p>
          </table:table-cell>
          <table:table-cell office:value-type="float" office:value="-59" calcext:value-type="float">
            <text:p>-59</text:p>
          </table:table-cell>
          <table:table-cell office:value-type="float" office:value="-62" calcext:value-type="float">
            <text:p>-62</text:p>
          </table:table-cell>
          <table:table-cell office:value-type="float" office:value="-61.073562265263" calcext:value-type="float">
            <text:p>-61.073562265263</text:p>
          </table:table-cell>
          <table:table-cell office:value-type="float" office:value="2.52610893807611" calcext:value-type="float">
            <text:p>2.52610893807611</text:p>
          </table:table-cell>
          <table:table-cell office:value-type="float" office:value="-60" calcext:value-type="float">
            <text:p>-60</text:p>
          </table:table-cell>
          <table:table-cell office:value-type="float" office:value="-67" calcext:value-type="float">
            <text:p>-67</text:p>
          </table:table-cell>
          <table:table-cell office:value-type="float" office:value="-66.2516727435295" calcext:value-type="float">
            <text:p>-66.2516727435295</text:p>
          </table:table-cell>
          <table:table-cell office:value-type="float" office:value="3.75885660327567" calcext:value-type="float">
            <text:p>3.75885660327567</text:p>
          </table:table-cell>
          <table:table-cell office:value-type="float" office:value="6.50923846790571" calcext:value-type="float">
            <text:p>6.50923846790571</text:p>
          </table:table-cell>
          <table:table-cell office:value-type="float" office:value="-0.5357881743662" calcext:value-type="float">
            <text:p>-0.5357881743662</text:p>
          </table:table-cell>
          <table:table-cell office:value-type="float" office:value="-5.99924276476301" calcext:value-type="float">
            <text:p>-5.99924276476301</text:p>
          </table:table-cell>
          <table:table-cell table:number-columns-repeated="4"/>
        </table:table-row>
        <table:table-row table:style-name="ro1">
          <table:table-cell office:value-type="float" office:value="49.4" calcext:value-type="float">
            <text:p>49.4</text:p>
          </table:table-cell>
          <table:table-cell office:value-type="float" office:value="17.7032875733623" calcext:value-type="float">
            <text:p>17.7032875733623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2.5603354323501" calcext:value-type="float">
            <text:p>-62.5603354323501</text:p>
          </table:table-cell>
          <table:table-cell office:value-type="float" office:value="2.83146489201279" calcext:value-type="float">
            <text:p>2.83146489201279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2.0367811326315" calcext:value-type="float">
            <text:p>-62.0367811326315</text:p>
          </table:table-cell>
          <table:table-cell office:value-type="float" office:value="2.71994029551162" calcext:value-type="float">
            <text:p>2.71994029551162</text:p>
          </table:table-cell>
          <table:table-cell office:value-type="float" office:value="-66" calcext:value-type="float">
            <text:p>-66</text:p>
          </table:table-cell>
          <table:table-cell office:value-type="float" office:value="-69" calcext:value-type="float">
            <text:p>-69</text:p>
          </table:table-cell>
          <table:table-cell office:value-type="float" office:value="-67.6258363717647" calcext:value-type="float">
            <text:p>-67.6258363717647</text:p>
          </table:table-cell>
          <table:table-cell office:value-type="float" office:value="4.17696861813876" calcext:value-type="float">
            <text:p>4.17696861813876</text:p>
          </table:table-cell>
          <table:table-cell office:value-type="float" office:value="8.83786133775548" calcext:value-type="float">
            <text:p>8.83786133775548</text:p>
          </table:table-cell>
          <table:table-cell office:value-type="float" office:value="-0.311417374342344" calcext:value-type="float">
            <text:p>-0.311417374342344</text:p>
          </table:table-cell>
          <table:table-cell office:value-type="float" office:value="-8.41319525751367" calcext:value-type="float">
            <text:p>-8.41319525751367</text:p>
          </table:table-cell>
          <table:table-cell table:number-columns-repeated="4"/>
        </table:table-row>
        <table:table-row table:style-name="ro1">
          <table:table-cell office:value-type="float" office:value="49.6" calcext:value-type="float">
            <text:p>49.6</text:p>
          </table:table-cell>
          <table:table-cell office:value-type="float" office:value="17.7031701954477" calcext:value-type="float">
            <text:p>17.7031701954477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62.2801677161751" calcext:value-type="float">
            <text:p>-62.2801677161751</text:p>
          </table:table-cell>
          <table:table-cell office:value-type="float" office:value="2.77122799241557" calcext:value-type="float">
            <text:p>2.77122799241557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2.0183905663158" calcext:value-type="float">
            <text:p>-62.0183905663158</text:p>
          </table:table-cell>
          <table:table-cell office:value-type="float" office:value="2.71610373162301" calcext:value-type="float">
            <text:p>2.71610373162301</text:p>
          </table:table-cell>
          <table:table-cell office:value-type="float" office:value="-67" calcext:value-type="float">
            <text:p>-67</text:p>
          </table:table-cell>
          <table:table-cell office:value-type="float" office:value="-69" calcext:value-type="float">
            <text:p>-69</text:p>
          </table:table-cell>
          <table:table-cell office:value-type="float" office:value="-68.3129181858824" calcext:value-type="float">
            <text:p>-68.3129181858824</text:p>
          </table:table-cell>
          <table:table-cell office:value-type="float" office:value="4.40315465278065" calcext:value-type="float">
            <text:p>4.40315465278065</text:p>
          </table:table-cell>
          <table:table-cell office:value-type="float" office:value="10.772872062808" calcext:value-type="float">
            <text:p>10.772872062808</text:p>
          </table:table-cell>
          <table:table-cell office:value-type="float" office:value="-0.167493229550539" calcext:value-type="float">
            <text:p>-0.167493229550539</text:p>
          </table:table-cell>
          <table:table-cell office:value-type="float" office:value="-10.4330108231689" calcext:value-type="float">
            <text:p>-10.4330108231689</text:p>
          </table:table-cell>
          <table:table-cell table:number-columns-repeated="4"/>
        </table:table-row>
        <table:table-row table:style-name="ro1">
          <table:table-cell office:value-type="float" office:value="49.8" calcext:value-type="float">
            <text:p>49.8</text:p>
          </table:table-cell>
          <table:table-cell office:value-type="float" office:value="17.7030132567516" calcext:value-type="float">
            <text:p>17.7030132567516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63.1400838580875" calcext:value-type="float">
            <text:p>-63.1400838580875</text:p>
          </table:table-cell>
          <table:table-cell office:value-type="float" office:value="2.96030274999856" calcext:value-type="float">
            <text:p>2.96030274999856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62.0091952831579" calcext:value-type="float">
            <text:p>-62.0091952831579</text:p>
          </table:table-cell>
          <table:table-cell office:value-type="float" office:value="2.71418747950514" calcext:value-type="float">
            <text:p>2.71418747950514</text:p>
          </table:table-cell>
          <table:table-cell office:value-type="float" office:value="-71" calcext:value-type="float">
            <text:p>-71</text:p>
          </table:table-cell>
          <table:table-cell office:value-type="float" office:value="-69" calcext:value-type="float">
            <text:p>-69</text:p>
          </table:table-cell>
          <table:table-cell office:value-type="float" office:value="-68.6564590929412" calcext:value-type="float">
            <text:p>-68.6564590929412</text:p>
          </table:table-cell>
          <table:table-cell office:value-type="float" office:value="4.52080009168917" calcext:value-type="float">
            <text:p>4.52080009168917</text:p>
          </table:table-cell>
          <table:table-cell office:value-type="float" office:value="11.2123108511841" calcext:value-type="float">
            <text:p>11.2123108511841</text:p>
          </table:table-cell>
          <table:table-cell office:value-type="float" office:value="-0.664808498975695" calcext:value-type="float">
            <text:p>-0.664808498975695</text:p>
          </table:table-cell>
          <table:table-cell office:value-type="float" office:value="-10.8791678648313" calcext:value-type="float">
            <text:p>-10.8791678648313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.7027871990404" calcext:value-type="float">
            <text:p>17.7027871990404</text:p>
          </table:table-cell>
          <table:table-cell office:value-type="float" office:value="-60" calcext:value-type="float">
            <text:p>-60</text:p>
          </table:table-cell>
          <table:table-cell office:value-type="float" office:value="-62" calcext:value-type="float">
            <text:p>-62</text:p>
          </table:table-cell>
          <table:table-cell office:value-type="float" office:value="-62.5700419290438" calcext:value-type="float">
            <text:p>-62.5700419290438</text:p>
          </table:table-cell>
          <table:table-cell office:value-type="float" office:value="2.83357512258671" calcext:value-type="float">
            <text:p>2.83357512258671</text:p>
          </table:table-cell>
          <table:table-cell office:value-type="float" office:value="-58" calcext:value-type="float">
            <text:p>-58</text:p>
          </table:table-cell>
          <table:table-cell office:value-type="float" office:value="-62" calcext:value-type="float">
            <text:p>-62</text:p>
          </table:table-cell>
          <table:table-cell office:value-type="float" office:value="-62.0045976415789" calcext:value-type="float">
            <text:p>-62.0045976415789</text:p>
          </table:table-cell>
          <table:table-cell office:value-type="float" office:value="2.71322986048512" calcext:value-type="float">
            <text:p>2.71322986048512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7.3282295464706" calcext:value-type="float">
            <text:p>-67.3282295464706</text:p>
          </table:table-cell>
          <table:table-cell office:value-type="float" office:value="4.08263904671146" calcext:value-type="float">
            <text:p>4.08263904671146</text:p>
          </table:table-cell>
          <table:table-cell office:value-type="float" office:value="8.13950368196461" calcext:value-type="float">
            <text:p>8.13950368196461</text:p>
          </table:table-cell>
          <table:table-cell office:value-type="float" office:value="-0.333423499779168" calcext:value-type="float">
            <text:p>-0.333423499779168</text:p>
          </table:table-cell>
          <table:table-cell office:value-type="float" office:value="-7.67793617343545" calcext:value-type="float">
            <text:p>-7.67793617343545</text:p>
          </table:table-cell>
          <table:table-cell table:number-columns-repeated="4"/>
        </table:table-row>
        <table:table-row table:style-name="ro1">
          <table:table-cell office:value-type="float" office:value="50.2" calcext:value-type="float">
            <text:p>50.2</text:p>
          </table:table-cell>
          <table:table-cell office:value-type="float" office:value="17.7025215859515" calcext:value-type="float">
            <text:p>17.7025215859515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63.2850209645219" calcext:value-type="float">
            <text:p>-63.2850209645219</text:p>
          </table:table-cell>
          <table:table-cell office:value-type="float" office:value="2.99341799763495" calcext:value-type="float">
            <text:p>2.99341799763495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2.0022988207895" calcext:value-type="float">
            <text:p>-62.0022988207895</text:p>
          </table:table-cell>
          <table:table-cell office:value-type="float" office:value="2.71275117768266" calcext:value-type="float">
            <text:p>2.71275117768266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6.1641147732353" calcext:value-type="float">
            <text:p>-66.1641147732353</text:p>
          </table:table-cell>
          <table:table-cell office:value-type="float" office:value="3.73368056469989" calcext:value-type="float">
            <text:p>3.73368056469989</text:p>
          </table:table-cell>
          <table:table-cell office:value-type="float" office:value="5.2145520670431" calcext:value-type="float">
            <text:p>5.2145520670431</text:p>
          </table:table-cell>
          <table:table-cell office:value-type="float" office:value="-0.75796925297553" calcext:value-type="float">
            <text:p>-0.75796925297553</text:p>
          </table:table-cell>
          <table:table-cell office:value-type="float" office:value="-4.45692801858966" calcext:value-type="float">
            <text:p>-4.45692801858966</text:p>
          </table:table-cell>
          <table:table-cell table:number-columns-repeated="4"/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17.7022170690563" calcext:value-type="float">
            <text:p>17.7022170690563</text:p>
          </table:table-cell>
          <table:table-cell office:value-type="float" office:value="-58" calcext:value-type="float">
            <text:p>-58</text:p>
          </table:table-cell>
          <table:table-cell office:value-type="float" office:value="-63" calcext:value-type="float">
            <text:p>-63</text:p>
          </table:table-cell>
          <table:table-cell office:value-type="float" office:value="-63.142510482261" calcext:value-type="float">
            <text:p>-63.142510482261</text:p>
          </table:table-cell>
          <table:table-cell office:value-type="float" office:value="2.96085415858751" calcext:value-type="float">
            <text:p>2.96085415858751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62.0011494103947" calcext:value-type="float">
            <text:p>-62.0011494103947</text:p>
          </table:table-cell>
          <table:table-cell office:value-type="float" office:value="2.7125118679518" calcext:value-type="float">
            <text:p>2.7125118679518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office:value-type="float" office:value="-65.5820573866177" calcext:value-type="float">
            <text:p>-65.5820573866177</text:p>
          </table:table-cell>
          <table:table-cell office:value-type="float" office:value="3.57055104535006" calcext:value-type="float">
            <text:p>3.57055104535006</text:p>
          </table:table-cell>
          <table:table-cell office:value-type="float" office:value="4.22483657235018" calcext:value-type="float">
            <text:p>4.22483657235018</text:p>
          </table:table-cell>
          <table:table-cell office:value-type="float" office:value="-0.670425779384369" calcext:value-type="float">
            <text:p>-0.670425779384369</text:p>
          </table:table-cell>
          <table:table-cell office:value-type="float" office:value="-3.24032409657824" calcext:value-type="float">
            <text:p>-3.24032409657824</text:p>
          </table:table-cell>
          <table:table-cell table:number-columns-repeated="4"/>
        </table:table-row>
        <table:table-row table:style-name="ro1">
          <table:table-cell office:value-type="float" office:value="50.6" calcext:value-type="float">
            <text:p>50.6</text:p>
          </table:table-cell>
          <table:table-cell office:value-type="float" office:value="17.7019816707399" calcext:value-type="float">
            <text:p>17.7019816707399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63.5712552411305" calcext:value-type="float">
            <text:p>-63.5712552411305</text:p>
          </table:table-cell>
          <table:table-cell office:value-type="float" office:value="3.05990897915574" calcext:value-type="float">
            <text:p>3.05990897915574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2.5005747051974" calcext:value-type="float">
            <text:p>-62.5005747051974</text:p>
          </table:table-cell>
          <table:table-cell office:value-type="float" office:value="2.81850725359338" calcext:value-type="float">
            <text:p>2.81850725359338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65.2910286933088" calcext:value-type="float">
            <text:p>-65.2910286933088</text:p>
          </table:table-cell>
          <table:table-cell office:value-type="float" office:value="3.49167882985612" calcext:value-type="float">
            <text:p>3.49167882985612</text:p>
          </table:table-cell>
          <table:table-cell office:value-type="float" office:value="3.18064215428525" calcext:value-type="float">
            <text:p>3.18064215428525</text:p>
          </table:table-cell>
          <table:table-cell office:value-type="float" office:value="-0.675027191890659" calcext:value-type="float">
            <text:p>-0.675027191890659</text:p>
          </table:table-cell>
          <table:table-cell office:value-type="float" office:value="-1.47700086061467" calcext:value-type="float">
            <text:p>-1.47700086061467</text:p>
          </table:table-cell>
          <table:table-cell table:number-columns-repeated="4"/>
        </table:table-row>
        <table:table-row table:style-name="ro1">
          <table:table-cell office:value-type="float" office:value="50.8" calcext:value-type="float">
            <text:p>50.8</text:p>
          </table:table-cell>
          <table:table-cell office:value-type="float" office:value="17.701677161729" calcext:value-type="float">
            <text:p>17.701677161729</text:p>
          </table:table-cell>
          <table:table-cell office:value-type="float" office:value="-62" calcext:value-type="float">
            <text:p>-62</text:p>
          </table:table-cell>
          <table:table-cell office:value-type="float" office:value="-64" calcext:value-type="float">
            <text:p>-64</text:p>
          </table:table-cell>
          <table:table-cell office:value-type="float" office:value="-63.7856276205652" calcext:value-type="float">
            <text:p>-63.7856276205652</text:p>
          </table:table-cell>
          <table:table-cell office:value-type="float" office:value="3.11067224357257" calcext:value-type="float">
            <text:p>3.11067224357257</text:p>
          </table:table-cell>
          <table:table-cell table:number-columns-repeated="2" office:value-type="float" office:value="-59" calcext:value-type="float">
            <text:p>-59</text:p>
          </table:table-cell>
          <table:table-cell office:value-type="float" office:value="-60.7502873525987" calcext:value-type="float">
            <text:p>-60.7502873525987</text:p>
          </table:table-cell>
          <table:table-cell office:value-type="float" office:value="2.46420165596245" calcext:value-type="float">
            <text:p>2.46420165596245</text:p>
          </table:table-cell>
          <table:table-cell office:value-type="float" office:value="-63" calcext:value-type="float">
            <text:p>-63</text:p>
          </table:table-cell>
          <table:table-cell office:value-type="float" office:value="-65" calcext:value-type="float">
            <text:p>-65</text:p>
          </table:table-cell>
          <table:table-cell office:value-type="float" office:value="-65.1455143466544" calcext:value-type="float">
            <text:p>-65.1455143466544</text:p>
          </table:table-cell>
          <table:table-cell office:value-type="float" office:value="3.45289849492768" calcext:value-type="float">
            <text:p>3.45289849492768</text:p>
          </table:table-cell>
          <table:table-cell office:value-type="float" office:value="3.59002865556297" calcext:value-type="float">
            <text:p>3.59002865556297</text:p>
          </table:table-cell>
          <table:table-cell office:value-type="float" office:value="-1.66817818440217" calcext:value-type="float">
            <text:p>-1.66817818440217</text:p>
          </table:table-cell>
          <table:table-cell office:value-type="float" office:value="-2.82845323587363" calcext:value-type="float">
            <text:p>-2.82845323587363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7.7016080502808" calcext:value-type="float">
            <text:p>17.7016080502808</text:p>
          </table:table-cell>
          <table:table-cell office:value-type="float" office:value="-64" calcext:value-type="float">
            <text:p>-64</text:p>
          </table:table-cell>
          <table:table-cell office:value-type="float" office:value="-65" calcext:value-type="float">
            <text:p>-65</text:p>
          </table:table-cell>
          <table:table-cell office:value-type="float" office:value="-64.3928138102826" calcext:value-type="float">
            <text:p>-64.3928138102826</text:p>
          </table:table-cell>
          <table:table-cell office:value-type="float" office:value="3.25907078876114" calcext:value-type="float">
            <text:p>3.25907078876114</text:p>
          </table:table-cell>
          <table:table-cell office:value-type="float" office:value="-59" calcext:value-type="float">
            <text:p>-59</text:p>
          </table:table-cell>
          <table:table-cell office:value-type="float" office:value="-62" calcext:value-type="float">
            <text:p>-62</text:p>
          </table:table-cell>
          <table:table-cell office:value-type="float" office:value="-61.3751436762994" calcext:value-type="float">
            <text:p>-61.3751436762994</text:p>
          </table:table-cell>
          <table:table-cell office:value-type="float" office:value="2.58526334856075" calcext:value-type="float">
            <text:p>2.58526334856075</text:p>
          </table:table-cell>
          <table:table-cell office:value-type="float" office:value="-62" calcext:value-type="float">
            <text:p>-62</text:p>
          </table:table-cell>
          <table:table-cell office:value-type="float" office:value="-66" calcext:value-type="float">
            <text:p>-66</text:p>
          </table:table-cell>
          <table:table-cell office:value-type="float" office:value="-65.5727571733272" calcext:value-type="float">
            <text:p>-65.5727571733272</text:p>
          </table:table-cell>
          <table:table-cell office:value-type="float" office:value="3.56800323208383" calcext:value-type="float">
            <text:p>3.56800323208383</text:p>
          </table:table-cell>
          <table:table-cell office:value-type="float" office:value="3.60889434105138" calcext:value-type="float">
            <text:p>3.60889434105138</text:p>
          </table:table-cell>
          <table:table-cell office:value-type="float" office:value="-1.81997992033848" calcext:value-type="float">
            <text:p>-1.81997992033848</text:p>
          </table:table-cell>
          <table:table-cell office:value-type="float" office:value="-2.80679211668834" calcext:value-type="float">
            <text:p>-2.80679211668834</text:p>
          </table:table-cell>
          <table:table-cell table:number-columns-repeated="4"/>
        </table:table-row>
        <table:table-row table:style-name="ro1">
          <table:table-cell office:value-type="float" office:value="51.2" calcext:value-type="float">
            <text:p>51.2</text:p>
          </table:table-cell>
          <table:table-cell office:value-type="float" office:value="17.7015691411272" calcext:value-type="float">
            <text:p>17.7015691411272</text:p>
          </table:table-cell>
          <table:table-cell office:value-type="float" office:value="-63" calcext:value-type="float">
            <text:p>-63</text:p>
          </table:table-cell>
          <table:table-cell office:value-type="float" office:value="-65" calcext:value-type="float">
            <text:p>-65</text:p>
          </table:table-cell>
          <table:table-cell office:value-type="float" office:value="-64.6964069051413" calcext:value-type="float">
            <text:p>-64.6964069051413</text:p>
          </table:table-cell>
          <table:table-cell office:value-type="float" office:value="3.33590414902892" calcext:value-type="float">
            <text:p>3.33590414902892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2.1875718381497" calcext:value-type="float">
            <text:p>-62.1875718381497</text:p>
          </table:table-cell>
          <table:table-cell office:value-type="float" office:value="2.75160270640354" calcext:value-type="float">
            <text:p>2.75160270640354</text:p>
          </table:table-cell>
          <table:table-cell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office:value-type="float" office:value="-66.2863785866636" calcext:value-type="float">
            <text:p>-66.2863785866636</text:p>
          </table:table-cell>
          <table:table-cell office:value-type="float" office:value="3.76888268754896" calcext:value-type="float">
            <text:p>3.76888268754896</text:p>
          </table:table-cell>
          <table:table-cell office:value-type="float" office:value="4.32434755591792" calcext:value-type="float">
            <text:p>4.32434755591792</text:p>
          </table:table-cell>
          <table:table-cell office:value-type="float" office:value="-1.64679047164595" calcext:value-type="float">
            <text:p>-1.64679047164595</text:p>
          </table:table-cell>
          <table:table-cell office:value-type="float" office:value="-3.50238579269626" calcext:value-type="float">
            <text:p>-3.50238579269626</text:p>
          </table:table-cell>
          <table:table-cell table:number-columns-repeated="4"/>
        </table:table-row>
        <table:table-row table:style-name="ro1">
          <table:table-cell office:value-type="float" office:value="51.4" calcext:value-type="float">
            <text:p>51.4</text:p>
          </table:table-cell>
          <table:table-cell office:value-type="float" office:value="17.7014517676356" calcext:value-type="float">
            <text:p>17.7014517676356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64.8482034525707" calcext:value-type="float">
            <text:p>-64.8482034525707</text:p>
          </table:table-cell>
          <table:table-cell office:value-type="float" office:value="3.37499744522622" calcext:value-type="float">
            <text:p>3.37499744522622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2.5937859190748" calcext:value-type="float">
            <text:p>-62.5937859190748</text:p>
          </table:table-cell>
          <table:table-cell office:value-type="float" office:value="2.83874379085482" calcext:value-type="float">
            <text:p>2.83874379085482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office:value-type="float" office:value="-66.6431892933318" calcext:value-type="float">
            <text:p>-66.6431892933318</text:p>
          </table:table-cell>
          <table:table-cell office:value-type="float" office:value="3.87352452281921" calcext:value-type="float">
            <text:p>3.87352452281921</text:p>
          </table:table-cell>
          <table:table-cell office:value-type="float" office:value="4.7162532830122" calcext:value-type="float">
            <text:p>4.7162532830122</text:p>
          </table:table-cell>
          <table:table-cell office:value-type="float" office:value="-1.54460974780306" calcext:value-type="float">
            <text:p>-1.54460974780306</text:p>
          </table:table-cell>
          <table:table-cell office:value-type="float" office:value="-3.88780795371418" calcext:value-type="float">
            <text:p>-3.88780795371418</text:p>
          </table:table-cell>
          <table:table-cell table:number-columns-repeated="4"/>
        </table:table-row>
        <table:table-row table:style-name="ro1">
          <table:table-cell office:value-type="float" office:value="51.6" calcext:value-type="float">
            <text:p>51.6</text:p>
          </table:table-cell>
          <table:table-cell office:value-type="float" office:value="17.7482886466398" calcext:value-type="float">
            <text:p>17.7482886466398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office:value-type="float" office:value="-65.4241017262853" calcext:value-type="float">
            <text:p>-65.4241017262853</text:p>
          </table:table-cell>
          <table:table-cell office:value-type="float" office:value="3.52752465242172" calcext:value-type="float">
            <text:p>3.52752465242172</text:p>
          </table:table-cell>
          <table:table-cell office:value-type="float" office:value="-18" calcext:value-type="float">
            <text:p>-18</text:p>
          </table:table-cell>
          <table:table-cell office:value-type="float" office:value="-63" calcext:value-type="float">
            <text:p>-63</text:p>
          </table:table-cell>
          <table:table-cell office:value-type="float" office:value="-62.7968929595374" calcext:value-type="float">
            <text:p>-62.7968929595374</text:p>
          </table:table-cell>
          <table:table-cell office:value-type="float" office:value="2.88334381811303" calcext:value-type="float">
            <text:p>2.88334381811303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office:value-type="float" office:value="-66.8215946466659" calcext:value-type="float">
            <text:p>-66.8215946466659</text:p>
          </table:table-cell>
          <table:table-cell office:value-type="float" office:value="3.9269299558932" calcext:value-type="float">
            <text:p>3.9269299558932</text:p>
          </table:table-cell>
          <table:table-cell office:value-type="float" office:value="4.48063475004073" calcext:value-type="float">
            <text:p>4.48063475004073</text:p>
          </table:table-cell>
          <table:table-cell office:value-type="float" office:value="-1.90716299999654" calcext:value-type="float">
            <text:p>-1.90716299999654</text:p>
          </table:table-cell>
          <table:table-cell office:value-type="float" office:value="-3.67746894186501" calcext:value-type="float">
            <text:p>-3.67746894186501</text:p>
          </table:table-cell>
          <table:table-cell table:number-columns-repeated="4"/>
        </table:table-row>
        <table:table-row table:style-name="ro1">
          <table:table-cell office:value-type="float" office:value="51.8" calcext:value-type="float">
            <text:p>51.8</text:p>
          </table:table-cell>
          <table:table-cell office:value-type="float" office:value="17.7335348618226" calcext:value-type="float">
            <text:p>17.7335348618226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office:value-type="float" office:value="-65.7120508631427" calcext:value-type="float">
            <text:p>-65.7120508631427</text:p>
          </table:table-cell>
          <table:table-cell office:value-type="float" office:value="3.6063540601579" calcext:value-type="float">
            <text:p>3.6063540601579</text:p>
          </table:table-cell>
          <table:table-cell office:value-type="float" office:value="-62" calcext:value-type="float">
            <text:p>-62</text:p>
          </table:table-cell>
          <table:table-cell office:value-type="float" office:value="-63" calcext:value-type="float">
            <text:p>-63</text:p>
          </table:table-cell>
          <table:table-cell office:value-type="float" office:value="-62.8984464797687" calcext:value-type="float">
            <text:p>-62.8984464797687</text:p>
          </table:table-cell>
          <table:table-cell office:value-type="float" office:value="2.90590591741414" calcext:value-type="float">
            <text:p>2.90590591741414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6.910797323333" calcext:value-type="float">
            <text:p>-66.910797323333</text:p>
          </table:table-cell>
          <table:table-cell office:value-type="float" office:value="3.95390815991269" calcext:value-type="float">
            <text:p>3.95390815991269</text:p>
          </table:table-cell>
          <table:table-cell office:value-type="float" office:value="4.34822343313385" calcext:value-type="float">
            <text:p>4.34822343313385</text:p>
          </table:table-cell>
          <table:table-cell office:value-type="float" office:value="-2.10340927561586" calcext:value-type="float">
            <text:p>-2.10340927561586</text:p>
          </table:table-cell>
          <table:table-cell office:value-type="float" office:value="-3.57540678030127" calcext:value-type="float">
            <text:p>-3.57540678030127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7.7205172514477" calcext:value-type="float">
            <text:p>17.7205172514477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5.8560254315713" calcext:value-type="float">
            <text:p>-65.8560254315713</text:p>
          </table:table-cell>
          <table:table-cell office:value-type="float" office:value="3.64642692275731" calcext:value-type="float">
            <text:p>3.64642692275731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2.9492232398844" calcext:value-type="float">
            <text:p>-62.9492232398844</text:p>
          </table:table-cell>
          <table:table-cell office:value-type="float" office:value="2.9172530864406" calcext:value-type="float">
            <text:p>2.9172530864406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6.9553986616665" calcext:value-type="float">
            <text:p>-66.9553986616665</text:p>
          </table:table-cell>
          <table:table-cell office:value-type="float" office:value="3.96746668564618" calcext:value-type="float">
            <text:p>3.96746668564618</text:p>
          </table:table-cell>
          <table:table-cell office:value-type="float" office:value="4.27815041285744" calcext:value-type="float">
            <text:p>4.27815041285744</text:p>
          </table:table-cell>
          <table:table-cell office:value-type="float" office:value="-2.20548351484641" calcext:value-type="float">
            <text:p>-2.20548351484641</text:p>
          </table:table-cell>
          <table:table-cell office:value-type="float" office:value="-3.52624475068344" calcext:value-type="float">
            <text:p>-3.52624475068344</text:p>
          </table:table-cell>
          <table:table-cell table:number-columns-repeated="4"/>
        </table:table-row>
        <table:table-row table:style-name="ro1">
          <table:table-cell office:value-type="float" office:value="52.2" calcext:value-type="float">
            <text:p>52.2</text:p>
          </table:table-cell>
          <table:table-cell office:value-type="float" office:value="17.7072053065998" calcext:value-type="float">
            <text:p>17.7072053065998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5.9280127157857" calcext:value-type="float">
            <text:p>-65.9280127157857</text:p>
          </table:table-cell>
          <table:table-cell office:value-type="float" office:value="3.66663002578544" calcext:value-type="float">
            <text:p>3.66663002578544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2.9746116199422" calcext:value-type="float">
            <text:p>-62.9746116199422</text:p>
          </table:table-cell>
          <table:table-cell office:value-type="float" office:value="2.92294327609012" calcext:value-type="float">
            <text:p>2.92294327609012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office:value-type="float" office:value="-66.4776993308332" calcext:value-type="float">
            <text:p>-66.4776993308332</text:p>
          </table:table-cell>
          <table:table-cell office:value-type="float" office:value="3.82463484731406" calcext:value-type="float">
            <text:p>3.82463484731406</text:p>
          </table:table-cell>
          <table:table-cell office:value-type="float" office:value="3.18126637075858" calcext:value-type="float">
            <text:p>3.18126637075858</text:p>
          </table:table-cell>
          <table:table-cell office:value-type="float" office:value="-2.25753561397767" calcext:value-type="float">
            <text:p>-2.25753561397767</text:p>
          </table:table-cell>
          <table:table-cell office:value-type="float" office:value="-2.09546750455417" calcext:value-type="float">
            <text:p>-2.09546750455417</text:p>
          </table:table-cell>
          <table:table-cell table:number-columns-repeated="4"/>
        </table:table-row>
        <table:table-row table:style-name="ro1">
          <table:table-cell office:value-type="float" office:value="52.4" calcext:value-type="float">
            <text:p>52.4</text:p>
          </table:table-cell>
          <table:table-cell office:value-type="float" office:value="17.7004175108262" calcext:value-type="float">
            <text:p>17.7004175108262</text:p>
          </table:table-cell>
          <table:table-cell office:value-type="float" office:value="-66" calcext:value-type="float">
            <text:p>-66</text:p>
          </table:table-cell>
          <table:table-cell office:value-type="float" office:value="-64" calcext:value-type="float">
            <text:p>-64</text:p>
          </table:table-cell>
          <table:table-cell office:value-type="float" office:value="-64.9640063578928" calcext:value-type="float">
            <text:p>-64.9640063578928</text:p>
          </table:table-cell>
          <table:table-cell office:value-type="float" office:value="3.40512881087396" calcext:value-type="float">
            <text:p>3.40512881087396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2.9873058099711" calcext:value-type="float">
            <text:p>-62.9873058099711</text:p>
          </table:table-cell>
          <table:table-cell office:value-type="float" office:value="2.92579253164493" calcext:value-type="float">
            <text:p>2.92579253164493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office:value-type="float" office:value="-66.2388496654166" calcext:value-type="float">
            <text:p>-66.2388496654166</text:p>
          </table:table-cell>
          <table:table-cell office:value-type="float" office:value="3.75515892791426" calcext:value-type="float">
            <text:p>3.75515892791426</text:p>
          </table:table-cell>
          <table:table-cell office:value-type="float" office:value="3.58179416247181" calcext:value-type="float">
            <text:p>3.58179416247181</text:p>
          </table:table-cell>
          <table:table-cell office:value-type="float" office:value="-1.40938194564303" calcext:value-type="float">
            <text:p>-1.40938194564303</text:p>
          </table:table-cell>
          <table:table-cell office:value-type="float" office:value="-2.22640110848125" calcext:value-type="float">
            <text:p>-2.22640110848125</text:p>
          </table:table-cell>
          <table:table-cell table:number-columns-repeated="4"/>
        </table:table-row>
        <table:table-row table:style-name="ro1">
          <table:table-cell office:value-type="float" office:value="52.6" calcext:value-type="float">
            <text:p>52.6</text:p>
          </table:table-cell>
          <table:table-cell office:value-type="float" office:value="17.7001914929817" calcext:value-type="float">
            <text:p>17.7001914929817</text:p>
          </table:table-cell>
          <table:table-cell office:value-type="float" office:value="-66" calcext:value-type="float">
            <text:p>-66</text:p>
          </table:table-cell>
          <table:table-cell office:value-type="float" office:value="-15" calcext:value-type="float">
            <text:p>-15</text:p>
          </table:table-cell>
          <table:table-cell office:value-type="float" office:value="-39.9820031789464" calcext:value-type="float">
            <text:p>-39.9820031789464</text:p>
          </table:table-cell>
          <table:table-cell office:value-type="float" office:value="0.500495418076609" calcext:value-type="float">
            <text:p>0.500495418076609</text:p>
          </table:table-cell>
          <table:table-cell office:value-type="float" office:value="-58" calcext:value-type="float">
            <text:p>-58</text:p>
          </table:table-cell>
          <table:table-cell office:value-type="float" office:value="-61" calcext:value-type="float">
            <text:p>-61</text:p>
          </table:table-cell>
          <table:table-cell office:value-type="float" office:value="-61.9936529049855" calcext:value-type="float">
            <text:p>-61.9936529049855</text:p>
          </table:table-cell>
          <table:table-cell office:value-type="float" office:value="2.710951597069" calcext:value-type="float">
            <text:p>2.710951597069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4.6194248327083" calcext:value-type="float">
            <text:p>-64.6194248327083</text:p>
          </table:table-cell>
          <table:table-cell office:value-type="float" office:value="3.3162517672125" calcext:value-type="float">
            <text:p>3.3162517672125</text:p>
          </table:table-cell>
          <table:table-cell office:value-type="float" office:value="6.718501177683" calcext:value-type="float">
            <text:p>6.718501177683</text:p>
          </table:table-cell>
          <table:table-cell office:value-type="float" office:value="3.19671040824331" calcext:value-type="float">
            <text:p>3.19671040824331</text:p>
          </table:table-cell>
          <table:table-cell office:value-type="float" office:value="-7.21474469545598" calcext:value-type="float">
            <text:p>-7.21474469545598</text:p>
          </table:table-cell>
          <table:table-cell table:number-columns-repeated="4"/>
        </table:table-row>
        <table:table-row table:style-name="ro1">
          <table:table-cell office:value-type="float" office:value="52.8" calcext:value-type="float">
            <text:p>52.8</text:p>
          </table:table-cell>
          <table:table-cell office:value-type="float" office:value="17.7000043877548" calcext:value-type="float">
            <text:p>17.7000043877548</text:p>
          </table:table-cell>
          <table:table-cell office:value-type="float" office:value="-64" calcext:value-type="float">
            <text:p>-64</text:p>
          </table:table-cell>
          <table:table-cell office:value-type="float" office:value="-15" calcext:value-type="float">
            <text:p>-15</text:p>
          </table:table-cell>
          <table:table-cell office:value-type="float" office:value="-27.4910015894732" calcext:value-type="float">
            <text:p>-27.4910015894732</text:p>
          </table:table-cell>
          <table:table-cell office:value-type="float" office:value="0.191881624367889" calcext:value-type="float">
            <text:p>0.191881624367889</text:p>
          </table:table-cell>
          <table:table-cell office:value-type="float" office:value="-61" calcext:value-type="float">
            <text:p>-61</text:p>
          </table:table-cell>
          <table:table-cell office:value-type="float" office:value="-62" calcext:value-type="float">
            <text:p>-62</text:p>
          </table:table-cell>
          <table:table-cell office:value-type="float" office:value="-61.9968264524928" calcext:value-type="float">
            <text:p>-61.9968264524928</text:p>
          </table:table-cell>
          <table:table-cell office:value-type="float" office:value="2.7116120077597" calcext:value-type="float">
            <text:p>2.7116120077597</text:p>
          </table:table-cell>
          <table:table-cell office:value-type="float" office:value="-62" calcext:value-type="float">
            <text:p>-62</text:p>
          </table:table-cell>
          <table:table-cell office:value-type="float" office:value="-66" calcext:value-type="float">
            <text:p>-66</text:p>
          </table:table-cell>
          <table:table-cell office:value-type="float" office:value="-65.3097124163542" calcext:value-type="float">
            <text:p>-65.3097124163542</text:p>
          </table:table-cell>
          <table:table-cell office:value-type="float" office:value="3.49668958957304" calcext:value-type="float">
            <text:p>3.49668958957304</text:p>
          </table:table-cell>
          <table:table-cell office:value-type="float" office:value="7.93694255948662" calcext:value-type="float">
            <text:p>7.93694255948662</text:p>
          </table:table-cell>
          <table:table-cell office:value-type="float" office:value="3.29546414675298" calcext:value-type="float">
            <text:p>3.29546414675298</text:p>
          </table:table-cell>
          <table:table-cell office:value-type="float" office:value="-8.4060359185963" calcext:value-type="float">
            <text:p>-8.4060359185963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7.6997783766329" calcext:value-type="float">
            <text:p>17.6997783766329</text:p>
          </table:table-cell>
          <table:table-cell table:number-columns-repeated="2" office:value-type="float" office:value="-15" calcext:value-type="float">
            <text:p>-15</text:p>
          </table:table-cell>
          <table:table-cell office:value-type="float" office:value="-21.2455007947366" calcext:value-type="float">
            <text:p>-21.2455007947366</text:p>
          </table:table-cell>
          <table:table-cell office:value-type="float" office:value="0.118809187666347" calcext:value-type="float">
            <text:p>0.118809187666347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.9984132262464" calcext:value-type="float">
            <text:p>-61.9984132262464</text:p>
          </table:table-cell>
          <table:table-cell office:value-type="float" office:value="2.71194227343321" calcext:value-type="float">
            <text:p>2.71194227343321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5.6548562081771" calcext:value-type="float">
            <text:p>-65.6548562081771</text:p>
          </table:table-cell>
          <table:table-cell office:value-type="float" office:value="3.59055739745701" calcext:value-type="float">
            <text:p>3.59055739745701</text:p>
          </table:table-cell>
          <table:table-cell office:value-type="float" office:value="8.5518409424694" calcext:value-type="float">
            <text:p>8.5518409424694</text:p>
          </table:table-cell>
          <table:table-cell office:value-type="float" office:value="3.30659785061826" calcext:value-type="float">
            <text:p>3.30659785061826</text:p>
          </table:table-cell>
          <table:table-cell office:value-type="float" office:value="-8.99360858962032" calcext:value-type="float">
            <text:p>-8.99360858962032</text:p>
          </table:table-cell>
          <table:table-cell table:number-columns-repeated="4"/>
        </table:table-row>
        <table:table-row table:style-name="ro1">
          <table:table-cell office:value-type="float" office:value="53.2" calcext:value-type="float">
            <text:p>53.2</text:p>
          </table:table-cell>
          <table:table-cell office:value-type="float" office:value="17.6995912783386" calcext:value-type="float">
            <text:p>17.6995912783386</text:p>
          </table:table-cell>
          <table:table-cell table:number-columns-repeated="2" office:value-type="float" office:value="-15" calcext:value-type="float">
            <text:p>-15</text:p>
          </table:table-cell>
          <table:table-cell office:value-type="float" office:value="-18.1227503973683" calcext:value-type="float">
            <text:p>-18.1227503973683</text:p>
          </table:table-cell>
          <table:table-cell office:value-type="float" office:value="0.0934885333425388" calcext:value-type="float">
            <text:p>0.093488533342539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.9992066131232" calcext:value-type="float">
            <text:p>-61.9992066131232</text:p>
          </table:table-cell>
          <table:table-cell office:value-type="float" office:value="2.71210742135415" calcext:value-type="float">
            <text:p>2.71210742135415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office:value-type="float" office:value="-65.3274281040885" calcext:value-type="float">
            <text:p>-65.3274281040885</text:p>
          </table:table-cell>
          <table:table-cell office:value-type="float" office:value="3.50144737471831" calcext:value-type="float">
            <text:p>3.50144737471831</text:p>
          </table:table-cell>
          <table:table-cell office:value-type="float" office:value="7.97951567151232" calcext:value-type="float">
            <text:p>7.97951567151232</text:p>
          </table:table-cell>
          <table:table-cell office:value-type="float" office:value="3.30944843595351" calcext:value-type="float">
            <text:p>3.30944843595351</text:p>
          </table:table-cell>
          <table:table-cell office:value-type="float" office:value="-8.45251162808355" calcext:value-type="float">
            <text:p>-8.45251162808355</text:p>
          </table:table-cell>
          <table:table-cell table:number-columns-repeated="4"/>
        </table:table-row>
        <table:table-row table:style-name="ro1">
          <table:table-cell office:value-type="float" office:value="53.4" calcext:value-type="float">
            <text:p>53.4</text:p>
          </table:table-cell>
          <table:table-cell office:value-type="float" office:value="17.6994135499774" calcext:value-type="float">
            <text:p>17.6994135499774</text:p>
          </table:table-cell>
          <table:table-cell office:value-type="float" office:value="-13" calcext:value-type="float">
            <text:p>-13</text:p>
          </table:table-cell>
          <table:table-cell office:value-type="float" office:value="-16" calcext:value-type="float">
            <text:p>-16</text:p>
          </table:table-cell>
          <table:table-cell office:value-type="float" office:value="-17.0613751986842" calcext:value-type="float">
            <text:p>-17.0613751986842</text:p>
          </table:table-cell>
          <table:table-cell office:value-type="float" office:value="0.086174579579445" calcext:value-type="float">
            <text:p>0.086174579579445</text:p>
          </table:table-cell>
          <table:table-cell office:value-type="float" office:value="-59" calcext:value-type="float">
            <text:p>-59</text:p>
          </table:table-cell>
          <table:table-cell office:value-type="float" office:value="-62" calcext:value-type="float">
            <text:p>-62</text:p>
          </table:table-cell>
          <table:table-cell office:value-type="float" office:value="-61.9996033065616" calcext:value-type="float">
            <text:p>-61.9996033065616</text:p>
          </table:table-cell>
          <table:table-cell office:value-type="float" office:value="2.71218999908593" calcext:value-type="float">
            <text:p>2.71218999908593</text:p>
          </table:table-cell>
          <table:table-cell office:value-type="float" office:value="-62" calcext:value-type="float">
            <text:p>-62</text:p>
          </table:table-cell>
          <table:table-cell office:value-type="float" office:value="-65" calcext:value-type="float">
            <text:p>-65</text:p>
          </table:table-cell>
          <table:table-cell office:value-type="float" office:value="-65.1637140520443" calcext:value-type="float">
            <text:p>-65.1637140520443</text:p>
          </table:table-cell>
          <table:table-cell office:value-type="float" office:value="3.45772514670152" calcext:value-type="float">
            <text:p>3.45772514670152</text:p>
          </table:table-cell>
          <table:table-cell office:value-type="float" office:value="7.70334347769869" calcext:value-type="float">
            <text:p>7.70334347769869</text:p>
          </table:table-cell>
          <table:table-cell office:value-type="float" office:value="3.31024933317094" calcext:value-type="float">
            <text:p>3.31024933317094</text:p>
          </table:table-cell>
          <table:table-cell office:value-type="float" office:value="-8.19265317333146" calcext:value-type="float">
            <text:p>-8.19265317333146</text:p>
          </table:table-cell>
          <table:table-cell table:number-columns-repeated="4"/>
        </table:table-row>
        <table:table-row table:style-name="ro1">
          <table:table-cell office:value-type="float" office:value="53.6" calcext:value-type="float">
            <text:p>53.6</text:p>
          </table:table-cell>
          <table:table-cell office:value-type="float" office:value="17.6993049151642" calcext:value-type="float">
            <text:p>17.6993049151642</text:p>
          </table:table-cell>
          <table:table-cell office:value-type="float" office:value="-61" calcext:value-type="float">
            <text:p>-61</text:p>
          </table:table-cell>
          <table:table-cell office:value-type="float" office:value="-16" calcext:value-type="float">
            <text:p>-16</text:p>
          </table:table-cell>
          <table:table-cell office:value-type="float" office:value="-16.5306875993421" calcext:value-type="float">
            <text:p>-16.5306875993421</text:p>
          </table:table-cell>
          <table:table-cell office:value-type="float" office:value="0.0827350600866692" calcext:value-type="float">
            <text:p>0.082735060086669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61.9998016532808" calcext:value-type="float">
            <text:p>-61.9998016532808</text:p>
          </table:table-cell>
          <table:table-cell office:value-type="float" office:value="2.71223128889469" calcext:value-type="float">
            <text:p>2.71223128889469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5.5818570260221" calcext:value-type="float">
            <text:p>-65.5818570260221</text:p>
          </table:table-cell>
          <table:table-cell office:value-type="float" office:value="3.57049613696702" calcext:value-type="float">
            <text:p>3.57049613696702</text:p>
          </table:table-cell>
          <table:table-cell office:value-type="float" office:value="8.42405249974379" calcext:value-type="float">
            <text:p>8.42405249974379</text:p>
          </table:table-cell>
          <table:table-cell office:value-type="float" office:value="3.31061521558718" calcext:value-type="float">
            <text:p>3.31061521558718</text:p>
          </table:table-cell>
          <table:table-cell office:value-type="float" office:value="-8.87385760026262" calcext:value-type="float">
            <text:p>-8.87385760026262</text:p>
          </table:table-cell>
          <table:table-cell table:number-columns-repeated="4"/>
        </table:table-row>
        <table:table-row table:style-name="ro1">
          <table:table-cell office:value-type="float" office:value="53.8" calcext:value-type="float">
            <text:p>53.8</text:p>
          </table:table-cell>
          <table:table-cell office:value-type="float" office:value="17.6990789177104" calcext:value-type="float">
            <text:p>17.6990789177104</text:p>
          </table:table-cell>
          <table:table-cell office:value-type="float" office:value="-60" calcext:value-type="float">
            <text:p>-60</text:p>
          </table:table-cell>
          <table:table-cell office:value-type="float" office:value="-15" calcext:value-type="float">
            <text:p>-15</text:p>
          </table:table-cell>
          <table:table-cell office:value-type="float" office:value="-15.765343799671" calcext:value-type="float">
            <text:p>-15.765343799671</text:p>
          </table:table-cell>
          <table:table-cell office:value-type="float" office:value="0.0780150024835039" calcext:value-type="float">
            <text:p>0.078015002483504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61.9999008266404" calcext:value-type="float">
            <text:p>-61.9999008266404</text:p>
          </table:table-cell>
          <table:table-cell office:value-type="float" office:value="2.71225193403478" calcext:value-type="float">
            <text:p>2.71225193403478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65.2909285130111" calcext:value-type="float">
            <text:p>-65.2909285130111</text:p>
          </table:table-cell>
          <table:table-cell office:value-type="float" office:value="3.49165198201481" calcext:value-type="float">
            <text:p>3.49165198201481</text:p>
          </table:table-cell>
          <table:table-cell office:value-type="float" office:value="7.91817797883658" calcext:value-type="float">
            <text:p>7.91817797883658</text:p>
          </table:table-cell>
          <table:table-cell office:value-type="float" office:value="3.31101100593769" calcext:value-type="float">
            <text:p>3.31101100593769</text:p>
          </table:table-cell>
          <table:table-cell office:value-type="float" office:value="-8.39530813009179" calcext:value-type="float">
            <text:p>-8.39530813009179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7.6988918334922" calcext:value-type="float">
            <text:p>17.6988918334922</text:p>
          </table:table-cell>
          <table:table-cell table:number-columns-repeated="2" office:value-type="float" office:value="-15" calcext:value-type="float">
            <text:p>-15</text:p>
          </table:table-cell>
          <table:table-cell office:value-type="float" office:value="-15.3826718998355" calcext:value-type="float">
            <text:p>-15.3826718998355</text:p>
          </table:table-cell>
          <table:table-cell office:value-type="float" office:value="0.0757569351997817" calcext:value-type="float">
            <text:p>0.075756935199782</text:p>
          </table:table-cell>
          <table:table-cell office:value-type="float" office:value="-62" calcext:value-type="float">
            <text:p>-62</text:p>
          </table:table-cell>
          <table:table-cell office:value-type="float" office:value="-63" calcext:value-type="float">
            <text:p>-63</text:p>
          </table:table-cell>
          <table:table-cell office:value-type="float" office:value="-62.4999504133202" calcext:value-type="float">
            <text:p>-62.4999504133202</text:p>
          </table:table-cell>
          <table:table-cell office:value-type="float" office:value="2.81837220474962" calcext:value-type="float">
            <text:p>2.81837220474962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office:value-type="float" office:value="-65.6454642565055" calcext:value-type="float">
            <text:p>-65.6454642565055</text:p>
          </table:table-cell>
          <table:table-cell office:value-type="float" office:value="3.58797004476201" calcext:value-type="float">
            <text:p>3.58797004476201</text:p>
          </table:table-cell>
          <table:table-cell office:value-type="float" office:value="8.28602304190397" calcext:value-type="float">
            <text:p>8.28602304190397</text:p>
          </table:table-cell>
          <table:table-cell office:value-type="float" office:value="3.57794671421563" calcext:value-type="float">
            <text:p>3.57794671421563</text:p>
          </table:table-cell>
          <table:table-cell office:value-type="float" office:value="-8.83195770170548" calcext:value-type="float">
            <text:p>-8.83195770170548</text:p>
          </table:table-cell>
          <table:table-cell table:number-columns-repeated="4"/>
        </table:table-row>
        <table:table-row table:style-name="ro1">
          <table:table-cell office:value-type="float" office:value="54.2" calcext:value-type="float">
            <text:p>54.2</text:p>
          </table:table-cell>
          <table:table-cell office:value-type="float" office:value="17.5809374381058" calcext:value-type="float">
            <text:p>17.5809374381058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5.1913359499178" calcext:value-type="float">
            <text:p>-15.1913359499178</text:p>
          </table:table-cell>
          <table:table-cell office:value-type="float" office:value="0.0746525301656417" calcext:value-type="float">
            <text:p>0.074652530165642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2.7499752066601" calcext:value-type="float">
            <text:p>-62.7499752066601</text:p>
          </table:table-cell>
          <table:table-cell office:value-type="float" office:value="2.87297936618605" calcext:value-type="float">
            <text:p>2.87297936618605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5.8227321282528" calcext:value-type="float">
            <text:p>-65.8227321282528</text:p>
          </table:table-cell>
          <table:table-cell office:value-type="float" office:value="3.63712090095715" calcext:value-type="float">
            <text:p>3.63712090095715</text:p>
          </table:table-cell>
          <table:table-cell office:value-type="float" office:value="8.47537646678545" calcext:value-type="float">
            <text:p>8.47537646678545</text:p>
          </table:table-cell>
          <table:table-cell office:value-type="float" office:value="3.7192897446685" calcext:value-type="float">
            <text:p>3.7192897446685</text:p>
          </table:table-cell>
          <table:table-cell office:value-type="float" office:value="-9.05880169359179" calcext:value-type="float">
            <text:p>-9.058801693591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 (s)</text:p>
          </table:table-cell>
          <table:table-cell office:value-type="string" calcext:value-type="string">
            <text:p>dist (true)</text:p>
          </table:table-cell>
          <table:table-cell office:value-type="string" calcext:value-type="string">
            <text:p>RSSI 1</text:p>
          </table:table-cell>
          <table:table-cell office:value-type="string" calcext:value-type="string">
            <text:p>median 1</text:p>
          </table:table-cell>
          <table:table-cell office:value-type="string" calcext:value-type="string">
            <text:p>low pass 1</text:p>
          </table:table-cell>
          <table:table-cell office:value-type="string" calcext:value-type="string">
            <text:p>dist est 1</text:p>
          </table:table-cell>
          <table:table-cell office:value-type="string" calcext:value-type="string">
            <text:p>RSSI 2</text:p>
          </table:table-cell>
          <table:table-cell office:value-type="string" calcext:value-type="string">
            <text:p>median 2</text:p>
          </table:table-cell>
          <table:table-cell office:value-type="string" calcext:value-type="string">
            <text:p>low pass 2</text:p>
          </table:table-cell>
          <table:table-cell office:value-type="string" calcext:value-type="string">
            <text:p>dist est 2</text:p>
          </table:table-cell>
          <table:table-cell office:value-type="string" calcext:value-type="string">
            <text:p>RSSI 3</text:p>
          </table:table-cell>
          <table:table-cell office:value-type="string" calcext:value-type="string">
            <text:p>median 3</text:p>
          </table:table-cell>
          <table:table-cell office:value-type="string" calcext:value-type="string">
            <text:p>low pass 3</text:p>
          </table:table-cell>
          <table:table-cell office:value-type="string" calcext:value-type="string">
            <text:p>dist est 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: -49</text:p>
          </table:table-cell>
          <table:table-cell office:value-type="string" calcext:value-type="string">
            <text:p>n: 3</text:p>
          </table:table-cell>
          <table:table-cell office:value-type="string" calcext:value-type="string">
            <text:p>window len: 5</text:p>
          </table:table-cell>
          <table:table-cell office:value-type="string" calcext:value-type="string">
            <text:p>alpha: 0.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7.6313492235467" calcext:value-type="float">
            <text:p>17.6313492235467</text:p>
          </table:table-cell>
          <table:table-cell office:value-type="float" office:value="-81" calcext:value-type="float">
            <text:p>-81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8.57695898590894" calcext:value-type="float">
            <text:p>8.57695898590894</text:p>
          </table:table-cell>
          <table:table-cell table:number-columns-repeated="3" office:value-type="float" office:value="-74" calcext:value-type="float">
            <text:p>-74</text:p>
          </table:table-cell>
          <table:table-cell office:value-type="float" office:value="6.81292069057961" calcext:value-type="float">
            <text:p>6.81292069057961</text:p>
          </table:table-cell>
          <table:table-cell office:value-type="float" office:value="-77" calcext:value-type="float">
            <text:p>-77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7.94328234724282" calcext:value-type="float">
            <text:p>7.94328234724282</text:p>
          </table:table-cell>
          <table:table-cell office:value-type="float" office:value="2.14942578460791" calcext:value-type="float">
            <text:p>2.14942578460791</text:p>
          </table:table-cell>
          <table:table-cell office:value-type="float" office:value="-12.3701532317438" calcext:value-type="float">
            <text:p>-12.3701532317438</text:p>
          </table:table-cell>
          <table:table-cell office:value-type="float" office:value="-9.85960729924918" calcext:value-type="float">
            <text:p>-9.85960729924918</text:p>
          </table:table-cell>
          <table:table-cell table:number-columns-repeated="4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7.6312023946703" calcext:value-type="float">
            <text:p>17.6312023946703</text:p>
          </table:table-cell>
          <table:table-cell office:value-type="float" office:value="-82" calcext:value-type="float">
            <text:p>-82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8.57695898590894" calcext:value-type="float">
            <text:p>8.57695898590894</text:p>
          </table:table-cell>
          <table:table-cell table:number-columns-repeated="3" office:value-type="float" office:value="-74" calcext:value-type="float">
            <text:p>-74</text:p>
          </table:table-cell>
          <table:table-cell office:value-type="float" office:value="6.81292069057961" calcext:value-type="float">
            <text:p>6.81292069057961</text:p>
          </table:table-cell>
          <table:table-cell office:value-type="float" office:value="-77" calcext:value-type="float">
            <text:p>-77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7.94328234724282" calcext:value-type="float">
            <text:p>7.94328234724282</text:p>
          </table:table-cell>
          <table:table-cell office:value-type="float" office:value="2.14942578460791" calcext:value-type="float">
            <text:p>2.14942578460791</text:p>
          </table:table-cell>
          <table:table-cell office:value-type="float" office:value="-12.3701532317438" calcext:value-type="float">
            <text:p>-12.3701532317438</text:p>
          </table:table-cell>
          <table:table-cell office:value-type="float" office:value="-9.85960729924918" calcext:value-type="float">
            <text:p>-9.85960729924918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7.6310650583561" calcext:value-type="float">
            <text:p>17.6310650583561</text:p>
          </table:table-cell>
          <table:table-cell table:number-columns-repeated="3" office:value-type="float" office:value="-77" calcext:value-type="float">
            <text:p>-77</text:p>
          </table:table-cell>
          <table:table-cell office:value-type="float" office:value="8.57695898590894" calcext:value-type="float">
            <text:p>8.57695898590894</text:p>
          </table:table-cell>
          <table:table-cell table:number-columns-repeated="3" office:value-type="float" office:value="-74" calcext:value-type="float">
            <text:p>-74</text:p>
          </table:table-cell>
          <table:table-cell office:value-type="float" office:value="6.81292069057961" calcext:value-type="float">
            <text:p>6.81292069057961</text:p>
          </table:table-cell>
          <table:table-cell table:number-columns-repeated="3" office:value-type="float" office:value="-76" calcext:value-type="float">
            <text:p>-76</text:p>
          </table:table-cell>
          <table:table-cell office:value-type="float" office:value="7.94328234724282" calcext:value-type="float">
            <text:p>7.94328234724282</text:p>
          </table:table-cell>
          <table:table-cell office:value-type="float" office:value="2.14942578460791" calcext:value-type="float">
            <text:p>2.14942578460791</text:p>
          </table:table-cell>
          <table:table-cell office:value-type="float" office:value="-12.3701532317438" calcext:value-type="float">
            <text:p>-12.3701532317438</text:p>
          </table:table-cell>
          <table:table-cell office:value-type="float" office:value="-9.85960729924918" calcext:value-type="float">
            <text:p>-9.85960729924918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7.6308104830484" calcext:value-type="float">
            <text:p>17.6308104830484</text:p>
          </table:table-cell>
          <table:table-cell office:value-type="float" office:value="-76" calcext:value-type="float">
            <text:p>-76</text:p>
          </table:table-cell>
          <table:table-cell office:value-type="float" office:value="-78" calcext:value-type="float">
            <text:p>-78</text:p>
          </table:table-cell>
          <table:table-cell office:value-type="float" office:value="-77.5" calcext:value-type="float">
            <text:p>-77.5</text:p>
          </table:table-cell>
          <table:table-cell office:value-type="float" office:value="8.91250938133745" calcext:value-type="float">
            <text:p>8.91250938133745</text:p>
          </table:table-cell>
          <table:table-cell table:number-columns-repeated="3" office:value-type="float" office:value="-74" calcext:value-type="float">
            <text:p>-74</text:p>
          </table:table-cell>
          <table:table-cell office:value-type="float" office:value="6.81292069057961" calcext:value-type="float">
            <text:p>6.81292069057961</text:p>
          </table:table-cell>
          <table:table-cell table:number-columns-repeated="3" office:value-type="float" office:value="-76" calcext:value-type="float">
            <text:p>-76</text:p>
          </table:table-cell>
          <table:table-cell office:value-type="float" office:value="7.94328234724282" calcext:value-type="float">
            <text:p>7.94328234724282</text:p>
          </table:table-cell>
          <table:table-cell office:value-type="float" office:value="-0.663621203283917" calcext:value-type="float">
            <text:p>-0.663621203283917</text:p>
          </table:table-cell>
          <table:table-cell office:value-type="float" office:value="-15.0376977892274" calcext:value-type="float">
            <text:p>-15.0376977892274</text:p>
          </table:table-cell>
          <table:table-cell office:value-type="float" office:value="-12.7690849370639" calcext:value-type="float">
            <text:p>-12.769084937063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.6306340910267" calcext:value-type="float">
            <text:p>17.6306340910267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office:value-type="float" office:value="-77.75" calcext:value-type="float">
            <text:p>-77.75</text:p>
          </table:table-cell>
          <table:table-cell office:value-type="float" office:value="9.08517575651687" calcext:value-type="float">
            <text:p>9.08517575651687</text:p>
          </table:table-cell>
          <table:table-cell table:number-columns-repeated="3" office:value-type="float" office:value="-74" calcext:value-type="float">
            <text:p>-74</text:p>
          </table:table-cell>
          <table:table-cell office:value-type="float" office:value="6.81292069057961" calcext:value-type="float">
            <text:p>6.81292069057961</text:p>
          </table:table-cell>
          <table:table-cell table:number-columns-repeated="3" office:value-type="float" office:value="-76" calcext:value-type="float">
            <text:p>-76</text:p>
          </table:table-cell>
          <table:table-cell office:value-type="float" office:value="7.94328234724282" calcext:value-type="float">
            <text:p>7.94328234724282</text:p>
          </table:table-cell>
          <table:table-cell office:value-type="float" office:value="-2.15321222108289" calcext:value-type="float">
            <text:p>-2.15321222108289</text:p>
          </table:table-cell>
          <table:table-cell office:value-type="float" office:value="-16.4502409957609" calcext:value-type="float">
            <text:p>-16.4502409957609</text:p>
          </table:table-cell>
          <table:table-cell office:value-type="float" office:value="-14.494308669144" calcext:value-type="float">
            <text:p>-14.494308669144</text:p>
          </table:table-cell>
          <table:table-cell table:number-columns-repeated="4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7.6303699955003" calcext:value-type="float">
            <text:p>17.6303699955003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.875" calcext:value-type="float">
            <text:p>-77.875</text:p>
          </table:table-cell>
          <table:table-cell office:value-type="float" office:value="9.1727593538978" calcext:value-type="float">
            <text:p>9.1727593538978</text:p>
          </table:table-cell>
          <table:table-cell table:number-columns-repeated="3" office:value-type="float" office:value="-74" calcext:value-type="float">
            <text:p>-74</text:p>
          </table:table-cell>
          <table:table-cell office:value-type="float" office:value="6.81292069057961" calcext:value-type="float">
            <text:p>6.81292069057961</text:p>
          </table:table-cell>
          <table:table-cell office:value-type="float" office:value="-75" calcext:value-type="float">
            <text:p>-75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7.94328234724282" calcext:value-type="float">
            <text:p>7.94328234724282</text:p>
          </table:table-cell>
          <table:table-cell office:value-type="float" office:value="-2.91972087387317" calcext:value-type="float">
            <text:p>-2.91972087387317</text:p>
          </table:table-cell>
          <table:table-cell office:value-type="float" office:value="-17.1771026492689" calcext:value-type="float">
            <text:p>-17.1771026492689</text:p>
          </table:table-cell>
          <table:table-cell office:value-type="float" office:value="-15.4133934613885" calcext:value-type="float">
            <text:p>-15.4133934613885</text:p>
          </table:table-cell>
          <table:table-cell table:number-columns-repeated="4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7.6301154419198" calcext:value-type="float">
            <text:p>17.6301154419198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7.4375" calcext:value-type="float">
            <text:p>-77.4375</text:p>
          </table:table-cell>
          <table:table-cell office:value-type="float" office:value="8.86985799018192" calcext:value-type="float">
            <text:p>8.86985799018192</text:p>
          </table:table-cell>
          <table:table-cell table:number-columns-repeated="3" office:value-type="float" office:value="-74" calcext:value-type="float">
            <text:p>-74</text:p>
          </table:table-cell>
          <table:table-cell office:value-type="float" office:value="6.81292069057961" calcext:value-type="float">
            <text:p>6.81292069057961</text:p>
          </table:table-cell>
          <table:table-cell office:value-type="float" office:value="-75" calcext:value-type="float">
            <text:p>-75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7.94328234724282" calcext:value-type="float">
            <text:p>7.94328234724282</text:p>
          </table:table-cell>
          <table:table-cell office:value-type="float" office:value="-0.300070153918789" calcext:value-type="float">
            <text:p>-0.300070153918789</text:p>
          </table:table-cell>
          <table:table-cell office:value-type="float" office:value="-14.6929511044846" calcext:value-type="float">
            <text:p>-14.6929511044846</text:p>
          </table:table-cell>
          <table:table-cell office:value-type="float" office:value="-12.3632335025558" calcext:value-type="float">
            <text:p>-12.3632335025558</text:p>
          </table:table-cell>
          <table:table-cell table:number-columns-repeated="4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7.6298608958943" calcext:value-type="float">
            <text:p>17.6298608958943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7.21875" calcext:value-type="float">
            <text:p>-77.21875</text:p>
          </table:table-cell>
          <table:table-cell office:value-type="float" office:value="8.7221790965691" calcext:value-type="float">
            <text:p>8.7221790965691</text:p>
          </table:table-cell>
          <table:table-cell table:number-columns-repeated="3" office:value-type="float" office:value="-74" calcext:value-type="float">
            <text:p>-74</text:p>
          </table:table-cell>
          <table:table-cell office:value-type="float" office:value="6.81292069057961" calcext:value-type="float">
            <text:p>6.81292069057961</text:p>
          </table:table-cell>
          <table:table-cell table:number-columns-repeated="3" office:value-type="float" office:value="-76" calcext:value-type="float">
            <text:p>-76</text:p>
          </table:table-cell>
          <table:table-cell office:value-type="float" office:value="7.94328234724282" calcext:value-type="float">
            <text:p>7.94328234724282</text:p>
          </table:table-cell>
          <table:table-cell office:value-type="float" office:value="0.945239013480247" calcext:value-type="float">
            <text:p>0.945239013480247</text:p>
          </table:table-cell>
          <table:table-cell office:value-type="float" office:value="-13.5120544802269" calcext:value-type="float">
            <text:p>-13.5120544802269</text:p>
          </table:table-cell>
          <table:table-cell office:value-type="float" office:value="-11.0324802984657" calcext:value-type="float">
            <text:p>-11.0324802984657</text:p>
          </table:table-cell>
          <table:table-cell table:number-columns-repeated="4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7.6296454283748" calcext:value-type="float">
            <text:p>17.6296454283748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7.109375" calcext:value-type="float">
            <text:p>-77.109375</text:p>
          </table:table-cell>
          <table:table-cell office:value-type="float" office:value="8.64926426807653" calcext:value-type="float">
            <text:p>8.64926426807653</text:p>
          </table:table-cell>
          <table:table-cell table:number-columns-repeated="3" office:value-type="float" office:value="-74" calcext:value-type="float">
            <text:p>-74</text:p>
          </table:table-cell>
          <table:table-cell office:value-type="float" office:value="6.81292069057961" calcext:value-type="float">
            <text:p>6.81292069057961</text:p>
          </table:table-cell>
          <table:table-cell table:number-columns-repeated="3" office:value-type="float" office:value="-76" calcext:value-type="float">
            <text:p>-76</text:p>
          </table:table-cell>
          <table:table-cell office:value-type="float" office:value="7.94328234724282" calcext:value-type="float">
            <text:p>7.94328234724282</text:p>
          </table:table-cell>
          <table:table-cell office:value-type="float" office:value="1.55238675884296" calcext:value-type="float">
            <text:p>1.55238675884296</text:p>
          </table:table-cell>
          <table:table-cell office:value-type="float" office:value="-12.9363109285899" calcext:value-type="float">
            <text:p>-12.9363109285899</text:p>
          </table:table-cell>
          <table:table-cell office:value-type="float" office:value="-10.4246072384955" calcext:value-type="float">
            <text:p>-10.424607238495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.6294690690312" calcext:value-type="float">
            <text:p>17.6294690690312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float" office:value="-76.5546875" calcext:value-type="float">
            <text:p>-76.5546875</text:p>
          </table:table-cell>
          <table:table-cell office:value-type="float" office:value="8.2887603522632" calcext:value-type="float">
            <text:p>8.2887603522632</text:p>
          </table:table-cell>
          <table:table-cell table:number-columns-repeated="3" office:value-type="float" office:value="-74" calcext:value-type="float">
            <text:p>-74</text:p>
          </table:table-cell>
          <table:table-cell office:value-type="float" office:value="6.81292069057961" calcext:value-type="float">
            <text:p>6.81292069057961</text:p>
          </table:table-cell>
          <table:table-cell table:number-columns-repeated="3" office:value-type="float" office:value="-76" calcext:value-type="float">
            <text:p>-76</text:p>
          </table:table-cell>
          <table:table-cell office:value-type="float" office:value="7.94328234724282" calcext:value-type="float">
            <text:p>7.94328234724282</text:p>
          </table:table-cell>
          <table:table-cell office:value-type="float" office:value="4.47933720266906" calcext:value-type="float">
            <text:p>4.47933720266906</text:p>
          </table:table-cell>
          <table:table-cell office:value-type="float" office:value="-10.1607544732375" calcext:value-type="float">
            <text:p>-10.1607544732375</text:p>
          </table:table-cell>
          <table:table-cell office:value-type="float" office:value="-8.08946411794675" calcext:value-type="float">
            <text:p>-8.08946411794675</text:p>
          </table:table-cell>
          <table:table-cell table:number-columns-repeated="4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7.629214547163" calcext:value-type="float">
            <text:p>17.629214547163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float" office:value="-76.27734375" calcext:value-type="float">
            <text:p>-76.27734375</text:p>
          </table:table-cell>
          <table:table-cell office:value-type="float" office:value="8.11418287855644" calcext:value-type="float">
            <text:p>8.11418287855644</text:p>
          </table:table-cell>
          <table:table-cell table:number-columns-repeated="3" office:value-type="float" office:value="-74" calcext:value-type="float">
            <text:p>-74</text:p>
          </table:table-cell>
          <table:table-cell office:value-type="float" office:value="6.81292069057961" calcext:value-type="float">
            <text:p>6.81292069057961</text:p>
          </table:table-cell>
          <table:table-cell office:value-type="float" office:value="-76" calcext:value-type="float">
            <text:p>-76</text:p>
          </table:table-cell>
          <table:table-cell office:value-type="float" office:value="-77" calcext:value-type="float">
            <text:p>-77</text:p>
          </table:table-cell>
          <table:table-cell office:value-type="float" office:value="-76.5" calcext:value-type="float">
            <text:p>-76.5</text:p>
          </table:table-cell>
          <table:table-cell office:value-type="float" office:value="8.25404185268018" calcext:value-type="float">
            <text:p>8.25404185268018</text:p>
          </table:table-cell>
          <table:table-cell office:value-type="float" office:value="10.4278484837416" calcext:value-type="float">
            <text:p>10.4278484837416</text:p>
          </table:table-cell>
          <table:table-cell office:value-type="float" office:value="-8.85912520478664" calcext:value-type="float">
            <text:p>-8.85912520478664</text:p>
          </table:table-cell>
          <table:table-cell office:value-type="float" office:value="-11.439757419643" calcext:value-type="float">
            <text:p>-11.439757419643</text:p>
          </table:table-cell>
          <table:table-cell table:number-columns-repeated="4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7.6289600333059" calcext:value-type="float">
            <text:p>17.6289600333059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6.138671875" calcext:value-type="float">
            <text:p>-76.138671875</text:p>
          </table:table-cell>
          <table:table-cell office:value-type="float" office:value="8.02827787396134" calcext:value-type="float">
            <text:p>8.02827787396134</text:p>
          </table:table-cell>
          <table:table-cell table:number-columns-repeated="3" office:value-type="float" office:value="-74" calcext:value-type="float">
            <text:p>-74</text:p>
          </table:table-cell>
          <table:table-cell office:value-type="float" office:value="6.81292069057961" calcext:value-type="float">
            <text:p>6.81292069057961</text:p>
          </table:table-cell>
          <table:table-cell office:value-type="float" office:value="-71" calcext:value-type="float">
            <text:p>-71</text:p>
          </table:table-cell>
          <table:table-cell office:value-type="float" office:value="-77" calcext:value-type="float">
            <text:p>-77</text:p>
          </table:table-cell>
          <table:table-cell office:value-type="float" office:value="-76.75" calcext:value-type="float">
            <text:p>-76.75</text:p>
          </table:table-cell>
          <table:table-cell office:value-type="float" office:value="8.41395141645195" calcext:value-type="float">
            <text:p>8.41395141645195</text:p>
          </table:table-cell>
          <table:table-cell office:value-type="float" office:value="13.5156213941959" calcext:value-type="float">
            <text:p>13.5156213941959</text:p>
          </table:table-cell>
          <table:table-cell office:value-type="float" office:value="-8.22879876609518" calcext:value-type="float">
            <text:p>-8.22879876609518</text:p>
          </table:table-cell>
          <table:table-cell office:value-type="float" office:value="-13.9556531878425" calcext:value-type="float">
            <text:p>-13.9556531878425</text:p>
          </table:table-cell>
          <table:table-cell table:number-columns-repeated="4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7.6286664319512" calcext:value-type="float">
            <text:p>17.6286664319512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6.0693359375" calcext:value-type="float">
            <text:p>-76.0693359375</text:p>
          </table:table-cell>
          <table:table-cell office:value-type="float" office:value="7.98566703006062" calcext:value-type="float">
            <text:p>7.98566703006062</text:p>
          </table:table-cell>
          <table:table-cell table:number-columns-repeated="3" office:value-type="float" office:value="-74" calcext:value-type="float">
            <text:p>-74</text:p>
          </table:table-cell>
          <table:table-cell office:value-type="float" office:value="6.81292069057961" calcext:value-type="float">
            <text:p>6.81292069057961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6.875" calcext:value-type="float">
            <text:p>-76.875</text:p>
          </table:table-cell>
          <table:table-cell office:value-type="float" office:value="8.49506422626332" calcext:value-type="float">
            <text:p>8.49506422626332</text:p>
          </table:table-cell>
          <table:table-cell office:value-type="float" office:value="15.0895592592461" calcext:value-type="float">
            <text:p>15.0895592592461</text:p>
          </table:table-cell>
          <table:table-cell office:value-type="float" office:value="-7.91863162675881" calcext:value-type="float">
            <text:p>-7.91863162675881</text:p>
          </table:table-cell>
          <table:table-cell office:value-type="float" office:value="-15.3340935322385" calcext:value-type="float">
            <text:p>-15.3340935322385</text:p>
          </table:table-cell>
          <table:table-cell table:number-columns-repeated="4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7.6284901007291" calcext:value-type="float">
            <text:p>17.6284901007291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6.03466796875" calcext:value-type="float">
            <text:p>-76.03466796875</text:p>
          </table:table-cell>
          <table:table-cell office:value-type="float" office:value="7.96444649368928" calcext:value-type="float">
            <text:p>7.96444649368928</text:p>
          </table:table-cell>
          <table:table-cell table:number-columns-repeated="3" office:value-type="float" office:value="-74" calcext:value-type="float">
            <text:p>-74</text:p>
          </table:table-cell>
          <table:table-cell office:value-type="float" office:value="6.81292069057961" calcext:value-type="float">
            <text:p>6.81292069057961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6.9375" calcext:value-type="float">
            <text:p>-76.9375</text:p>
          </table:table-cell>
          <table:table-cell office:value-type="float" office:value="8.53591339291366" calcext:value-type="float">
            <text:p>8.53591339291366</text:p>
          </table:table-cell>
          <table:table-cell office:value-type="float" office:value="15.8842567356873" calcext:value-type="float">
            <text:p>15.8842567356873</text:p>
          </table:table-cell>
          <table:table-cell office:value-type="float" office:value="-7.76478164305074" calcext:value-type="float">
            <text:p>-7.76478164305074</text:p>
          </table:table-cell>
          <table:table-cell office:value-type="float" office:value="-16.0472680219226" calcext:value-type="float">
            <text:p>-16.047268021922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282356115834" calcext:value-type="float">
            <text:p>17.6282356115834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6.017333984375" calcext:value-type="float">
            <text:p>-76.017333984375</text:p>
          </table:table-cell>
          <table:table-cell office:value-type="float" office:value="7.95385738110019" calcext:value-type="float">
            <text:p>7.95385738110019</text:p>
          </table:table-cell>
          <table:table-cell office:value-type="float" office:value="-73" calcext:value-type="float">
            <text:p>-73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6.81292069057961" calcext:value-type="float">
            <text:p>6.81292069057961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6.96875" calcext:value-type="float">
            <text:p>-76.96875</text:p>
          </table:table-cell>
          <table:table-cell office:value-type="float" office:value="8.55641157719118" calcext:value-type="float">
            <text:p>8.55641157719118</text:p>
          </table:table-cell>
          <table:table-cell office:value-type="float" office:value="16.2835650022995" calcext:value-type="float">
            <text:p>16.2835650022995</text:p>
          </table:table-cell>
          <table:table-cell office:value-type="float" office:value="-7.68816313761554" calcext:value-type="float">
            <text:p>-7.68816313761554</text:p>
          </table:table-cell>
          <table:table-cell office:value-type="float" office:value="-16.4092834712226" calcext:value-type="float">
            <text:p>-16.4092834712226</text:p>
          </table:table-cell>
          <table:table-cell table:number-columns-repeated="4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17.6279811306301" calcext:value-type="float">
            <text:p>17.6279811306301</text:p>
          </table:table-cell>
          <table:table-cell office:value-type="float" office:value="-76" calcext:value-type="float">
            <text:p>-76</text:p>
          </table:table-cell>
          <table:table-cell office:value-type="float" office:value="-77" calcext:value-type="float">
            <text:p>-77</text:p>
          </table:table-cell>
          <table:table-cell office:value-type="float" office:value="-76.5086669921875" calcext:value-type="float">
            <text:p>-76.5086669921875</text:p>
          </table:table-cell>
          <table:table-cell office:value-type="float" office:value="8.25953440197845" calcext:value-type="float">
            <text:p>8.25953440197845</text:p>
          </table:table-cell>
          <table:table-cell office:value-type="float" office:value="-74" calcext:value-type="float">
            <text:p>-74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7.35642254459641" calcext:value-type="float">
            <text:p>7.35642254459641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6.984375" calcext:value-type="float">
            <text:p>-76.984375</text:p>
          </table:table-cell>
          <table:table-cell office:value-type="float" office:value="8.56667912111369" calcext:value-type="float">
            <text:p>8.56667912111369</text:p>
          </table:table-cell>
          <table:table-cell office:value-type="float" office:value="10.758213180489" calcext:value-type="float">
            <text:p>10.758213180489</text:p>
          </table:table-cell>
          <table:table-cell office:value-type="float" office:value="-6.44043449219047" calcext:value-type="float">
            <text:p>-6.44043449219047</text:p>
          </table:table-cell>
          <table:table-cell office:value-type="float" office:value="-9.79626921942511" calcext:value-type="float">
            <text:p>-9.79626921942511</text:p>
          </table:table-cell>
          <table:table-cell table:number-columns-repeated="4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17.6277657286307" calcext:value-type="float">
            <text:p>17.6277657286307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6.7543334960938" calcext:value-type="float">
            <text:p>-76.7543334960938</text:p>
          </table:table-cell>
          <table:table-cell office:value-type="float" office:value="8.41675043044957" calcext:value-type="float">
            <text:p>8.41675043044957</text:p>
          </table:table-cell>
          <table:table-cell office:value-type="float" office:value="-74" calcext:value-type="float">
            <text:p>-74</text:p>
          </table:table-cell>
          <table:table-cell office:value-type="float" office:value="-79" calcext:value-type="float">
            <text:p>-79</text:p>
          </table:table-cell>
          <table:table-cell office:value-type="float" office:value="-77" calcext:value-type="float">
            <text:p>-77</text:p>
          </table:table-cell>
          <table:table-cell office:value-type="float" office:value="8.57695898590894" calcext:value-type="float">
            <text:p>8.57695898590894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6.9921875" calcext:value-type="float">
            <text:p>-76.9921875</text:p>
          </table:table-cell>
          <table:table-cell office:value-type="float" office:value="8.57181751247859" calcext:value-type="float">
            <text:p>8.57181751247859</text:p>
          </table:table-cell>
          <table:table-cell office:value-type="float" office:value="1.22404533317541" calcext:value-type="float">
            <text:p>1.22404533317541</text:p>
          </table:table-cell>
          <table:table-cell office:value-type="float" office:value="1.20751710795051" calcext:value-type="float">
            <text:p>1.2075171079505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17.6275112644259" calcext:value-type="float">
            <text:p>17.6275112644259</text:p>
          </table:table-cell>
          <table:table-cell office:value-type="float" office:value="-75" calcext:value-type="float">
            <text:p>-75</text:p>
          </table:table-cell>
          <table:table-cell office:value-type="float" office:value="-77" calcext:value-type="float">
            <text:p>-77</text:p>
          </table:table-cell>
          <table:table-cell office:value-type="float" office:value="-76.8771667480469" calcext:value-type="float">
            <text:p>-76.8771667480469</text:p>
          </table:table-cell>
          <table:table-cell office:value-type="float" office:value="8.49647710740148" calcext:value-type="float">
            <text:p>8.49647710740148</text:p>
          </table:table-cell>
          <table:table-cell office:value-type="float" office:value="-76" calcext:value-type="float">
            <text:p>-76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9.26118728128794" calcext:value-type="float">
            <text:p>9.26118728128794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6.99609375" calcext:value-type="float">
            <text:p>-76.99609375</text:p>
          </table:table-cell>
          <table:table-cell office:value-type="float" office:value="8.57438786382007" calcext:value-type="float">
            <text:p>8.57438786382007</text:p>
          </table:table-cell>
          <table:table-cell office:value-type="float" office:value="-4.62752747174025" calcext:value-type="float">
            <text:p>-4.62752747174025</text:p>
          </table:table-cell>
          <table:table-cell office:value-type="float" office:value="6.14248482840548" calcext:value-type="float">
            <text:p>6.1424848284054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17.6272568082346" calcext:value-type="float">
            <text:p>17.6272568082346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6.9385833740234" calcext:value-type="float">
            <text:p>-76.9385833740234</text:p>
          </table:table-cell>
          <table:table-cell office:value-type="float" office:value="8.53662320094408" calcext:value-type="float">
            <text:p>8.53662320094408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8.5" calcext:value-type="float">
            <text:p>-78.5</text:p>
          </table:table-cell>
          <table:table-cell office:value-type="float" office:value="9.62350626398088" calcext:value-type="float">
            <text:p>9.62350626398088</text:p>
          </table:table-cell>
          <table:table-cell office:value-type="float" office:value="-76" calcext:value-type="float">
            <text:p>-76</text:p>
          </table:table-cell>
          <table:table-cell office:value-type="float" office:value="-77" calcext:value-type="float">
            <text:p>-77</text:p>
          </table:table-cell>
          <table:table-cell office:value-type="float" office:value="-76.998046875" calcext:value-type="float">
            <text:p>-76.998046875</text:p>
          </table:table-cell>
          <table:table-cell office:value-type="float" office:value="8.57567332850664" calcext:value-type="float">
            <text:p>8.57567332850664</text:p>
          </table:table-cell>
          <table:table-cell office:value-type="float" office:value="-7.87574893648868" calcext:value-type="float">
            <text:p>-7.87574893648868</text:p>
          </table:table-cell>
          <table:table-cell office:value-type="float" office:value="8.94178960817392" calcext:value-type="float">
            <text:p>8.94178960817392</text:p>
          </table:table-cell>
          <table:table-cell office:value-type="float" office:value="-7.75113061688758" calcext:value-type="float">
            <text:p>-7.7511306168875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.6270023605101" calcext:value-type="float">
            <text:p>17.6270023605101</text:p>
          </table:table-cell>
          <table:table-cell office:value-type="float" office:value="-84" calcext:value-type="float">
            <text:p>-84</text:p>
          </table:table-cell>
          <table:table-cell office:value-type="float" office:value="-77" calcext:value-type="float">
            <text:p>-77</text:p>
          </table:table-cell>
          <table:table-cell office:value-type="float" office:value="-76.9692916870117" calcext:value-type="float">
            <text:p>-76.9692916870117</text:p>
          </table:table-cell>
          <table:table-cell office:value-type="float" office:value="8.55676732607917" calcext:value-type="float">
            <text:p>8.55676732607917</text:p>
          </table:table-cell>
          <table:table-cell office:value-type="float" office:value="-81" calcext:value-type="float">
            <text:p>-81</text:p>
          </table:table-cell>
          <table:table-cell office:value-type="float" office:value="-77" calcext:value-type="float">
            <text:p>-77</text:p>
          </table:table-cell>
          <table:table-cell office:value-type="float" office:value="-77.75" calcext:value-type="float">
            <text:p>-77.75</text:p>
          </table:table-cell>
          <table:table-cell office:value-type="float" office:value="9.08517575651687" calcext:value-type="float">
            <text:p>9.08517575651687</text:p>
          </table:table-cell>
          <table:table-cell office:value-type="float" office:value="-76" calcext:value-type="float">
            <text:p>-76</text:p>
          </table:table-cell>
          <table:table-cell office:value-type="float" office:value="-77" calcext:value-type="float">
            <text:p>-77</text:p>
          </table:table-cell>
          <table:table-cell office:value-type="float" office:value="-76.9990234375" calcext:value-type="float">
            <text:p>-76.9990234375</text:p>
          </table:table-cell>
          <table:table-cell office:value-type="float" office:value="8.57631613311652" calcext:value-type="float">
            <text:p>8.57631613311652</text:p>
          </table:table-cell>
          <table:table-cell office:value-type="float" office:value="-3.70254899124579" calcext:value-type="float">
            <text:p>-3.70254899124579</text:p>
          </table:table-cell>
          <table:table-cell office:value-type="float" office:value="4.20734157006629" calcext:value-type="float">
            <text:p>4.2073415700662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17.6266697643905" calcext:value-type="float">
            <text:p>17.6266697643905</text:p>
          </table:table-cell>
          <table:table-cell office:value-type="float" office:value="-80" calcext:value-type="float">
            <text:p>-80</text:p>
          </table:table-cell>
          <table:table-cell office:value-type="float" office:value="-77" calcext:value-type="float">
            <text:p>-77</text:p>
          </table:table-cell>
          <table:table-cell office:value-type="float" office:value="-76.9846458435059" calcext:value-type="float">
            <text:p>-76.9846458435059</text:p>
          </table:table-cell>
          <table:table-cell office:value-type="float" office:value="8.56685720715285" calcext:value-type="float">
            <text:p>8.56685720715285</text:p>
          </table:table-cell>
          <table:table-cell office:value-type="float" office:value="-79" calcext:value-type="float">
            <text:p>-79</text:p>
          </table:table-cell>
          <table:table-cell office:value-type="float" office:value="-77" calcext:value-type="float">
            <text:p>-77</text:p>
          </table:table-cell>
          <table:table-cell office:value-type="float" office:value="-77.375" calcext:value-type="float">
            <text:p>-77.375</text:p>
          </table:table-cell>
          <table:table-cell office:value-type="float" office:value="8.82741071002247" calcext:value-type="float">
            <text:p>8.82741071002247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6.99951171875" calcext:value-type="float">
            <text:p>-76.99951171875</text:p>
          </table:table-cell>
          <table:table-cell office:value-type="float" office:value="8.57663755348969" calcext:value-type="float">
            <text:p>8.57663755348969</text:p>
          </table:table-cell>
          <table:table-cell office:value-type="float" office:value="-1.7960869576436" calcext:value-type="float">
            <text:p>-1.7960869576436</text:p>
          </table:table-cell>
          <table:table-cell office:value-type="float" office:value="2.03006247076031" calcext:value-type="float">
            <text:p>2.0300624707603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17.6263371786511" calcext:value-type="float">
            <text:p>17.6263371786511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6.9923229217529" calcext:value-type="float">
            <text:p>-76.9923229217529</text:p>
          </table:table-cell>
          <table:table-cell office:value-type="float" office:value="8.57190660844415" calcext:value-type="float">
            <text:p>8.57190660844415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76.6875" calcext:value-type="float">
            <text:p>-76.6875</text:p>
          </table:table-cell>
          <table:table-cell office:value-type="float" office:value="8.37368590674284" calcext:value-type="float">
            <text:p>8.37368590674284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6.999755859375" calcext:value-type="float">
            <text:p>-76.999755859375</text:p>
          </table:table-cell>
          <table:table-cell office:value-type="float" office:value="8.57679826819352" calcext:value-type="float">
            <text:p>8.57679826819352</text:p>
          </table:table-cell>
          <table:table-cell office:value-type="float" office:value="1.51896459229204" calcext:value-type="float">
            <text:p>1.51896459229204</text:p>
          </table:table-cell>
          <table:table-cell office:value-type="float" office:value="-1.55680329050213" calcext:value-type="float">
            <text:p>-1.5568032905021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17.6261313933761" calcext:value-type="float">
            <text:p>17.6261313933761</text:p>
          </table:table-cell>
          <table:table-cell office:value-type="float" office:value="-64" calcext:value-type="float">
            <text:p>-64</text:p>
          </table:table-cell>
          <table:table-cell office:value-type="float" office:value="-77" calcext:value-type="float">
            <text:p>-77</text:p>
          </table:table-cell>
          <table:table-cell office:value-type="float" office:value="-76.9961614608765" calcext:value-type="float">
            <text:p>-76.9961614608765</text:p>
          </table:table-cell>
          <table:table-cell office:value-type="float" office:value="8.57443242504525" calcext:value-type="float">
            <text:p>8.57443242504525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76.34375" calcext:value-type="float">
            <text:p>-76.34375</text:p>
          </table:table-cell>
          <table:table-cell office:value-type="float" office:value="8.15564537264749" calcext:value-type="float">
            <text:p>8.15564537264749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6.9998779296875" calcext:value-type="float">
            <text:p>-76.9998779296875</text:p>
          </table:table-cell>
          <table:table-cell office:value-type="float" office:value="8.57687862667478" calcext:value-type="float">
            <text:p>8.57687862667478</text:p>
          </table:table-cell>
          <table:table-cell office:value-type="float" office:value="3.04831231779649" calcext:value-type="float">
            <text:p>3.04831231779649</text:p>
          </table:table-cell>
          <table:table-cell office:value-type="float" office:value="-3.21469998512767" calcext:value-type="float">
            <text:p>-3.2146999851276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17.6257597590333" calcext:value-type="float">
            <text:p>17.6257597590333</text:p>
          </table:table-cell>
          <table:table-cell office:value-type="float" office:value="-75" calcext:value-type="float">
            <text:p>-75</text:p>
          </table:table-cell>
          <table:table-cell office:value-type="float" office:value="-79" calcext:value-type="float">
            <text:p>-79</text:p>
          </table:table-cell>
          <table:table-cell office:value-type="float" office:value="-77.9980807304382" calcext:value-type="float">
            <text:p>-77.9980807304382</text:p>
          </table:table-cell>
          <table:table-cell office:value-type="float" office:value="9.25982312198524" calcext:value-type="float">
            <text:p>9.25982312198524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float" office:value="-76.171875" calcext:value-type="float">
            <text:p>-76.171875</text:p>
          </table:table-cell>
          <table:table-cell office:value-type="float" office:value="8.0487635024843" calcext:value-type="float">
            <text:p>8.0487635024843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office:value-type="float" office:value="-77.4999389648437" calcext:value-type="float">
            <text:p>-77.4999389648437</text:p>
          </table:table-cell>
          <table:table-cell office:value-type="float" office:value="8.91246762970339" calcext:value-type="float">
            <text:p>8.91246762970339</text:p>
          </table:table-cell>
          <table:table-cell office:value-type="float" office:value="3.26912419211513" calcext:value-type="float">
            <text:p>3.26912419211513</text:p>
          </table:table-cell>
          <table:table-cell office:value-type="float" office:value="-9.55805924160411" calcext:value-type="float">
            <text:p>-9.55805924160411</text:p>
          </table:table-cell>
          <table:table-cell office:value-type="float" office:value="-5.14879857930974" calcext:value-type="float">
            <text:p>-5.1487985793097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.625553997745" calcext:value-type="float">
            <text:p>17.625553997745</text:p>
          </table:table-cell>
          <table:table-cell office:value-type="float" office:value="-77" calcext:value-type="float">
            <text:p>-77</text:p>
          </table:table-cell>
          <table:table-cell office:value-type="float" office:value="-79" calcext:value-type="float">
            <text:p>-79</text:p>
          </table:table-cell>
          <table:table-cell office:value-type="float" office:value="-78.4990403652191" calcext:value-type="float">
            <text:p>-78.4990403652191</text:p>
          </table:table-cell>
          <table:table-cell office:value-type="float" office:value="9.62279747370027" calcext:value-type="float">
            <text:p>9.62279747370027</text:p>
          </table:table-cell>
          <table:table-cell office:value-type="float" office:value="-78" calcext:value-type="float">
            <text:p>-78</text:p>
          </table:table-cell>
          <table:table-cell office:value-type="float" office:value="-74" calcext:value-type="float">
            <text:p>-74</text:p>
          </table:table-cell>
          <table:table-cell office:value-type="float" office:value="-75.0859375" calcext:value-type="float">
            <text:p>-75.0859375</text:p>
          </table:table-cell>
          <table:table-cell office:value-type="float" office:value="7.40510549551168" calcext:value-type="float">
            <text:p>7.40510549551168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.7499694824219" calcext:value-type="float">
            <text:p>-77.7499694824219</text:p>
          </table:table-cell>
          <table:table-cell office:value-type="float" office:value="9.08515447623757" calcext:value-type="float">
            <text:p>9.08515447623757</text:p>
          </table:table-cell>
          <table:table-cell office:value-type="float" office:value="7.08393841939937" calcext:value-type="float">
            <text:p>7.08393841939937</text:p>
          </table:table-cell>
          <table:table-cell office:value-type="float" office:value="-17.1948381000887" calcext:value-type="float">
            <text:p>-17.1948381000887</text:p>
          </table:table-cell>
          <table:table-cell office:value-type="float" office:value="-16.4742053290088" calcext:value-type="float">
            <text:p>-16.4742053290088</text:p>
          </table:table-cell>
          <table:table-cell table:number-columns-repeated="4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17.6253482489417" calcext:value-type="float">
            <text:p>17.6253482489417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8.7495201826096" calcext:value-type="float">
            <text:p>-78.7495201826096</text:p>
          </table:table-cell>
          <table:table-cell office:value-type="float" office:value="9.80958585960706" calcext:value-type="float">
            <text:p>9.80958585960706</text:p>
          </table:table-cell>
          <table:table-cell office:value-type="float" office:value="-76" calcext:value-type="float">
            <text:p>-76</text:p>
          </table:table-cell>
          <table:table-cell office:value-type="float" office:value="-74" calcext:value-type="float">
            <text:p>-74</text:p>
          </table:table-cell>
          <table:table-cell office:value-type="float" office:value="-74.54296875" calcext:value-type="float">
            <text:p>-74.54296875</text:p>
          </table:table-cell>
          <table:table-cell office:value-type="float" office:value="7.10284425046026" calcext:value-type="float">
            <text:p>7.10284425046026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office:value-type="float" office:value="-77.8749847412109" calcext:value-type="float">
            <text:p>-77.8749847412109</text:p>
          </table:table-cell>
          <table:table-cell office:value-type="float" office:value="9.17274861117798" calcext:value-type="float">
            <text:p>9.17274861117798</text:p>
          </table:table-cell>
          <table:table-cell office:value-type="float" office:value="8.68250189480872" calcext:value-type="float">
            <text:p>8.68250189480872</text:p>
          </table:table-cell>
          <table:table-cell office:value-type="float" office:value="-20.8379901321393" calcext:value-type="float">
            <text:p>-20.8379901321393</text:p>
          </table:table-cell>
          <table:table-cell office:value-type="float" office:value="-20.864362125426" calcext:value-type="float">
            <text:p>-20.864362125426</text:p>
          </table:table-cell>
          <table:table-cell table:number-columns-repeated="4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17.625015718515" calcext:value-type="float">
            <text:p>17.625015718515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8.8747600913048" calcext:value-type="float">
            <text:p>-78.8747600913048</text:p>
          </table:table-cell>
          <table:table-cell office:value-type="float" office:value="9.90433534347816" calcext:value-type="float">
            <text:p>9.90433534347816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3.771484375" calcext:value-type="float">
            <text:p>-73.771484375</text:p>
          </table:table-cell>
          <table:table-cell office:value-type="float" office:value="6.69446916978995" calcext:value-type="float">
            <text:p>6.69446916978995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.9374923706055" calcext:value-type="float">
            <text:p>-77.9374923706055</text:p>
          </table:table-cell>
          <table:table-cell office:value-type="float" office:value="9.21686187225853" calcext:value-type="float">
            <text:p>9.21686187225853</text:p>
          </table:table-cell>
          <table:table-cell office:value-type="float" office:value="10.9460594891421" calcext:value-type="float">
            <text:p>10.9460594891421</text:p>
          </table:table-cell>
          <table:table-cell office:value-type="float" office:value="-24.2481550594556" calcext:value-type="float">
            <text:p>-24.2481550594556</text:p>
          </table:table-cell>
          <table:table-cell office:value-type="float" office:value="-25.2028146204547" calcext:value-type="float">
            <text:p>-25.2028146204547</text:p>
          </table:table-cell>
          <table:table-cell table:number-columns-repeated="4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17.6246927758409" calcext:value-type="float">
            <text:p>17.6246927758409</text:p>
          </table:table-cell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office:value-type="float" office:value="-79.4373800456524" calcext:value-type="float">
            <text:p>-79.4373800456524</text:p>
          </table:table-cell>
          <table:table-cell office:value-type="float" office:value="10.341399955157" calcext:value-type="float">
            <text:p>10.341399955157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3.8857421875" calcext:value-type="float">
            <text:p>-73.8857421875</text:p>
          </table:table-cell>
          <table:table-cell office:value-type="float" office:value="6.75343523840343" calcext:value-type="float">
            <text:p>6.75343523840343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7.4687461853027" calcext:value-type="float">
            <text:p>-77.4687461853027</text:p>
          </table:table-cell>
          <table:table-cell office:value-type="float" office:value="8.89115550742137" calcext:value-type="float">
            <text:p>8.89115550742137</text:p>
          </table:table-cell>
          <table:table-cell office:value-type="float" office:value="1.0020319123642" calcext:value-type="float">
            <text:p>1.0020319123642</text:p>
          </table:table-cell>
          <table:table-cell office:value-type="float" office:value="-27.9098479605512" calcext:value-type="float">
            <text:p>-27.9098479605512</text:p>
          </table:table-cell>
          <table:table-cell office:value-type="float" office:value="-26.5012409139823" calcext:value-type="float">
            <text:p>-26.5012409139823</text:p>
          </table:table-cell>
          <table:table-cell table:number-columns-repeated="4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17.624487064418" calcext:value-type="float">
            <text:p>17.624487064418</text:p>
          </table:table-cell>
          <table:table-cell office:value-type="float" office:value="-73" calcext:value-type="float">
            <text:p>-73</text:p>
          </table:table-cell>
          <table:table-cell office:value-type="float" office:value="-80" calcext:value-type="float">
            <text:p>-80</text:p>
          </table:table-cell>
          <table:table-cell office:value-type="float" office:value="-79.7186900228262" calcext:value-type="float">
            <text:p>-79.7186900228262</text:p>
          </table:table-cell>
          <table:table-cell office:value-type="float" office:value="10.5671125740552" calcext:value-type="float">
            <text:p>10.5671125740552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3.94287109375" calcext:value-type="float">
            <text:p>-73.94287109375</text:p>
          </table:table-cell>
          <table:table-cell office:value-type="float" office:value="6.78311275656009" calcext:value-type="float">
            <text:p>6.78311275656009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7.2343730926514" calcext:value-type="float">
            <text:p>-77.2343730926514</text:p>
          </table:table-cell>
          <table:table-cell office:value-type="float" office:value="8.73264428019895" calcext:value-type="float">
            <text:p>8.73264428019895</text:p>
          </table:table-cell>
          <table:table-cell office:value-type="float" office:value="-3.97237313977298" calcext:value-type="float">
            <text:p>-3.97237313977298</text:p>
          </table:table-cell>
          <table:table-cell office:value-type="float" office:value="-29.8723861293392" calcext:value-type="float">
            <text:p>-29.8723861293392</text:p>
          </table:table-cell>
          <table:table-cell office:value-type="float" office:value="-28.7717398647299" calcext:value-type="float">
            <text:p>-28.7717398647299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.6242422955542" calcext:value-type="float">
            <text:p>17.6242422955542</text:p>
          </table:table-cell>
          <table:table-cell office:value-type="float" office:value="-75" calcext:value-type="float">
            <text:p>-75</text:p>
          </table:table-cell>
          <table:table-cell office:value-type="float" office:value="-80" calcext:value-type="float">
            <text:p>-80</text:p>
          </table:table-cell>
          <table:table-cell office:value-type="float" office:value="-79.8593450114131" calcext:value-type="float">
            <text:p>-79.8593450114131</text:p>
          </table:table-cell>
          <table:table-cell office:value-type="float" office:value="10.681809628984" calcext:value-type="float">
            <text:p>10.681809628984</text:p>
          </table:table-cell>
          <table:table-cell office:value-type="float" office:value="-74" calcext:value-type="float">
            <text:p>-74</text:p>
          </table:table-cell>
          <table:table-cell office:value-type="float" office:value="-76" calcext:value-type="float">
            <text:p>-76</text:p>
          </table:table-cell>
          <table:table-cell office:value-type="float" office:value="-74.971435546875" calcext:value-type="float">
            <text:p>-74.971435546875</text:p>
          </table:table-cell>
          <table:table-cell office:value-type="float" office:value="7.34031197011008" calcext:value-type="float">
            <text:p>7.34031197011008</text:p>
          </table:table-cell>
          <table:table-cell office:value-type="float" office:value="-78" calcext:value-type="float">
            <text:p>-78</text:p>
          </table:table-cell>
          <table:table-cell office:value-type="float" office:value="-75" calcext:value-type="float">
            <text:p>-75</text:p>
          </table:table-cell>
          <table:table-cell office:value-type="float" office:value="-76.1171865463257" calcext:value-type="float">
            <text:p>-76.1171865463257</text:p>
          </table:table-cell>
          <table:table-cell office:value-type="float" office:value="8.01504967275915" calcext:value-type="float">
            <text:p>8.01504967275915</text:p>
          </table:table-cell>
          <table:table-cell office:value-type="float" office:value="-19.4480769868445" calcext:value-type="float">
            <text:p>-19.4480769868445</text:p>
          </table:table-cell>
          <table:table-cell office:value-type="float" office:value="-27.4031259687793" calcext:value-type="float">
            <text:p>-27.4031259687793</text:p>
          </table:table-cell>
          <table:table-cell office:value-type="float" office:value="-32.308320993278" calcext:value-type="float">
            <text:p>-32.308320993278</text:p>
          </table:table-cell>
          <table:table-cell table:number-columns-repeated="4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7.6240366090368" calcext:value-type="float">
            <text:p>17.6240366090368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79.9296725057066" calcext:value-type="float">
            <text:p>-79.9296725057066</text:p>
          </table:table-cell>
          <table:table-cell office:value-type="float" office:value="10.7396241675814" calcext:value-type="float">
            <text:p>10.7396241675814</text:p>
          </table:table-cell>
          <table:table-cell office:value-type="float" office:value="-73" calcext:value-type="float">
            <text:p>-73</text:p>
          </table:table-cell>
          <table:table-cell office:value-type="float" office:value="-76" calcext:value-type="float">
            <text:p>-76</text:p>
          </table:table-cell>
          <table:table-cell office:value-type="float" office:value="-75.4857177734375" calcext:value-type="float">
            <text:p>-75.4857177734375</text:p>
          </table:table-cell>
          <table:table-cell office:value-type="float" office:value="7.6358477260505" calcext:value-type="float">
            <text:p>7.6358477260505</text:p>
          </table:table-cell>
          <table:table-cell office:value-type="float" office:value="-77" calcext:value-type="float">
            <text:p>-77</text:p>
          </table:table-cell>
          <table:table-cell office:value-type="float" office:value="-74" calcext:value-type="float">
            <text:p>-74</text:p>
          </table:table-cell>
          <table:table-cell office:value-type="float" office:value="-75.0585932731628" calcext:value-type="float">
            <text:p>-75.0585932731628</text:p>
          </table:table-cell>
          <table:table-cell office:value-type="float" office:value="7.38958035016632" calcext:value-type="float">
            <text:p>7.38958035016632</text:p>
          </table:table-cell>
          <table:table-cell office:value-type="float" office:value="-30.7030057373759" calcext:value-type="float">
            <text:p>-30.7030057373759</text:p>
          </table:table-cell>
          <table:table-cell office:value-type="float" office:value="-25.954253075213" calcext:value-type="float">
            <text:p>-25.954253075213</text:p>
          </table:table-cell>
          <table:table-cell office:value-type="float" office:value="-39.0924687112347" calcext:value-type="float">
            <text:p>-39.0924687112347</text:p>
          </table:table-cell>
          <table:table-cell table:number-columns-repeated="4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7.6237822785763" calcext:value-type="float">
            <text:p>17.6237822785763</text:p>
          </table:table-cell>
          <table:table-cell office:value-type="float" office:value="-82" calcext:value-type="float">
            <text:p>-82</text:p>
          </table:table-cell>
          <table:table-cell office:value-type="float" office:value="-76" calcext:value-type="float">
            <text:p>-76</text:p>
          </table:table-cell>
          <table:table-cell office:value-type="float" office:value="-77.9648362528533" calcext:value-type="float">
            <text:p>-77.9648362528533</text:p>
          </table:table-cell>
          <table:table-cell office:value-type="float" office:value="9.23622580204555" calcext:value-type="float">
            <text:p>9.23622580204555</text:p>
          </table:table-cell>
          <table:table-cell office:value-type="float" office:value="-76" calcext:value-type="float">
            <text:p>-76</text:p>
          </table:table-cell>
          <table:table-cell office:value-type="float" office:value="-77" calcext:value-type="float">
            <text:p>-77</text:p>
          </table:table-cell>
          <table:table-cell office:value-type="float" office:value="-76.2428588867188" calcext:value-type="float">
            <text:p>-76.2428588867188</text:p>
          </table:table-cell>
          <table:table-cell office:value-type="float" office:value="8.09273456681863" calcext:value-type="float">
            <text:p>8.09273456681863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4.5292966365814" calcext:value-type="float">
            <text:p>-74.5292966365814</text:p>
          </table:table-cell>
          <table:table-cell office:value-type="float" office:value="7.09539462344052" calcext:value-type="float">
            <text:p>7.09539462344052</text:p>
          </table:table-cell>
          <table:table-cell office:value-type="float" office:value="-23.2698256113904" calcext:value-type="float">
            <text:p>-23.2698256113904</text:p>
          </table:table-cell>
          <table:table-cell office:value-type="float" office:value="-9.03705195335941" calcext:value-type="float">
            <text:p>-9.03705195335941</text:p>
          </table:table-cell>
          <table:table-cell office:value-type="float" office:value="-23.3990204700402" calcext:value-type="float">
            <text:p>-23.3990204700402</text:p>
          </table:table-cell>
          <table:table-cell table:number-columns-repeated="4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17.623606097651" calcext:value-type="float">
            <text:p>17.623606097651</text:p>
          </table:table-cell>
          <table:table-cell office:value-type="float" office:value="-80" calcext:value-type="float">
            <text:p>-80</text:p>
          </table:table-cell>
          <table:table-cell office:value-type="float" office:value="-74" calcext:value-type="float">
            <text:p>-74</text:p>
          </table:table-cell>
          <table:table-cell office:value-type="float" office:value="-75.9824181264266" calcext:value-type="float">
            <text:p>-75.9824181264266</text:p>
          </table:table-cell>
          <table:table-cell office:value-type="float" office:value="7.93257044529838" calcext:value-type="float">
            <text:p>7.93257044529838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6.6214294433594" calcext:value-type="float">
            <text:p>-76.6214294433594</text:p>
          </table:table-cell>
          <table:table-cell office:value-type="float" office:value="8.33132957357053" calcext:value-type="float">
            <text:p>8.33132957357053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2646483182907" calcext:value-type="float">
            <text:p>-74.2646483182907</text:p>
          </table:table-cell>
          <table:table-cell office:value-type="float" office:value="6.95272326774662" calcext:value-type="float">
            <text:p>6.95272326774662</text:p>
          </table:table-cell>
          <table:table-cell office:value-type="float" office:value="-16.0472985154737" calcext:value-type="float">
            <text:p>-16.0472985154737</text:p>
          </table:table-cell>
          <table:table-cell office:value-type="float" office:value="2.91789936083164" calcext:value-type="float">
            <text:p>2.91789936083164</text:p>
          </table:table-cell>
          <table:table-cell office:value-type="float" office:value="-14.1541526457708" calcext:value-type="float">
            <text:p>-14.1541526457708</text:p>
          </table:table-cell>
          <table:table-cell table:number-columns-repeated="4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17.623390852217" calcext:value-type="float">
            <text:p>17.623390852217</text:p>
          </table:table-cell>
          <table:table-cell office:value-type="float" office:value="-76" calcext:value-type="float">
            <text:p>-76</text:p>
          </table:table-cell>
          <table:table-cell office:value-type="float" office:value="-74" calcext:value-type="float">
            <text:p>-74</text:p>
          </table:table-cell>
          <table:table-cell office:value-type="float" office:value="-74.9912090632133" calcext:value-type="float">
            <text:p>-74.9912090632133</text:p>
          </table:table-cell>
          <table:table-cell office:value-type="float" office:value="7.35146062468226" calcext:value-type="float">
            <text:p>7.35146062468226</text:p>
          </table:table-cell>
          <table:table-cell office:value-type="float" office:value="-76" calcext:value-type="float">
            <text:p>-76</text:p>
          </table:table-cell>
          <table:table-cell office:value-type="float" office:value="-77" calcext:value-type="float">
            <text:p>-77</text:p>
          </table:table-cell>
          <table:table-cell office:value-type="float" office:value="-76.8107147216797" calcext:value-type="float">
            <text:p>-76.8107147216797</text:p>
          </table:table-cell>
          <table:table-cell office:value-type="float" office:value="8.45325215822909" calcext:value-type="float">
            <text:p>8.45325215822909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4.6323241591454" calcext:value-type="float">
            <text:p>-74.6323241591454</text:p>
          </table:table-cell>
          <table:table-cell office:value-type="float" office:value="7.15172498025415" calcext:value-type="float">
            <text:p>7.15172498025415</text:p>
          </table:table-cell>
          <table:table-cell office:value-type="float" office:value="-10.1177626258109" calcext:value-type="float">
            <text:p>-10.1177626258109</text:p>
          </table:table-cell>
          <table:table-cell office:value-type="float" office:value="7.88522669743229" calcext:value-type="float">
            <text:p>7.88522669743229</text:p>
          </table:table-cell>
          <table:table-cell office:value-type="float" office:value="-10.1277693269827" calcext:value-type="float">
            <text:p>-10.127769326982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.623136545575" calcext:value-type="float">
            <text:p>17.623136545575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4956045316067" calcext:value-type="float">
            <text:p>-74.4956045316067</text:p>
          </table:table-cell>
          <table:table-cell office:value-type="float" office:value="7.07706988773455" calcext:value-type="float">
            <text:p>7.07706988773455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6.9053573608398" calcext:value-type="float">
            <text:p>-76.9053573608398</text:p>
          </table:table-cell>
          <table:table-cell office:value-type="float" office:value="8.51488091864338" calcext:value-type="float">
            <text:p>8.51488091864338</text:p>
          </table:table-cell>
          <table:table-cell office:value-type="float" office:value="-74" calcext:value-type="float">
            <text:p>-74</text:p>
          </table:table-cell>
          <table:table-cell office:value-type="float" office:value="-77" calcext:value-type="float">
            <text:p>-77</text:p>
          </table:table-cell>
          <table:table-cell office:value-type="float" office:value="-75.8161620795727" calcext:value-type="float">
            <text:p>-75.8161620795727</text:p>
          </table:table-cell>
          <table:table-cell office:value-type="float" office:value="7.83198900881126" calcext:value-type="float">
            <text:p>7.83198900881126</text:p>
          </table:table-cell>
          <table:table-cell office:value-type="float" office:value="0.596819829282935" calcext:value-type="float">
            <text:p>0.596819829282935</text:p>
          </table:table-cell>
          <table:table-cell office:value-type="float" office:value="10.1601267558173" calcext:value-type="float">
            <text:p>10.1601267558173</text:p>
          </table:table-cell>
          <table:table-cell office:value-type="float" office:value="-6.5729232142914" calcext:value-type="float">
            <text:p>-6.5729232142914</text:p>
          </table:table-cell>
          <table:table-cell table:number-columns-repeated="4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17.6229603846373" calcext:value-type="float">
            <text:p>17.6229603846373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3.7478022658033" calcext:value-type="float">
            <text:p>-73.7478022658033</text:p>
          </table:table-cell>
          <table:table-cell office:value-type="float" office:value="6.68231189265042" calcext:value-type="float">
            <text:p>6.68231189265042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6.9526786804199" calcext:value-type="float">
            <text:p>-76.9526786804199</text:p>
          </table:table-cell>
          <table:table-cell office:value-type="float" office:value="8.54586358474689" calcext:value-type="float">
            <text:p>8.54586358474689</text:p>
          </table:table-cell>
          <table:table-cell office:value-type="float" office:value="-75" calcext:value-type="float">
            <text:p>-75</text:p>
          </table:table-cell>
          <table:table-cell office:value-type="float" office:value="-81" calcext:value-type="float">
            <text:p>-81</text:p>
          </table:table-cell>
          <table:table-cell office:value-type="float" office:value="-78.4080810397863" calcext:value-type="float">
            <text:p>-78.4080810397863</text:p>
          </table:table-cell>
          <table:table-cell office:value-type="float" office:value="9.55585096956582" calcext:value-type="float">
            <text:p>9.55585096956582</text:p>
          </table:table-cell>
          <table:table-cell office:value-type="float" office:value="30.2225530093326" calcext:value-type="float">
            <text:p>30.2225530093326</text:p>
          </table:table-cell>
          <table:table-cell office:value-type="float" office:value="12.8693146265662" calcext:value-type="float">
            <text:p>12.8693146265662</text:p>
          </table:table-cell>
          <table:table-cell office:value-type="float" office:value="-31.9570804348142" calcext:value-type="float">
            <text:p>-31.9570804348142</text:p>
          </table:table-cell>
          <table:table-cell table:number-columns-repeated="4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17.6227060930736" calcext:value-type="float">
            <text:p>17.6227060930736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3.3739011329017" calcext:value-type="float">
            <text:p>-73.3739011329017</text:p>
          </table:table-cell>
          <table:table-cell office:value-type="float" office:value="6.49326864281398" calcext:value-type="float">
            <text:p>6.49326864281398</text:p>
          </table:table-cell>
          <table:table-cell office:value-type="float" office:value="-83" calcext:value-type="float">
            <text:p>-83</text:p>
          </table:table-cell>
          <table:table-cell office:value-type="float" office:value="-74" calcext:value-type="float">
            <text:p>-74</text:p>
          </table:table-cell>
          <table:table-cell office:value-type="float" office:value="-75.47633934021" calcext:value-type="float">
            <text:p>-75.47633934021</text:p>
          </table:table-cell>
          <table:table-cell office:value-type="float" office:value="7.63035325757549" calcext:value-type="float">
            <text:p>7.63035325757549</text:p>
          </table:table-cell>
          <table:table-cell office:value-type="float" office:value="-77" calcext:value-type="float">
            <text:p>-77</text:p>
          </table:table-cell>
          <table:table-cell office:value-type="float" office:value="-81" calcext:value-type="float">
            <text:p>-81</text:p>
          </table:table-cell>
          <table:table-cell office:value-type="float" office:value="-79.7040405198932" calcext:value-type="float">
            <text:p>-79.7040405198932</text:p>
          </table:table-cell>
          <table:table-cell office:value-type="float" office:value="10.5552376860709" calcext:value-type="float">
            <text:p>10.5552376860709</text:p>
          </table:table-cell>
          <table:table-cell office:value-type="float" office:value="56.0524742055334" calcext:value-type="float">
            <text:p>56.0524742055334</text:p>
          </table:table-cell>
          <table:table-cell office:value-type="float" office:value="7.26988780347349" calcext:value-type="float">
            <text:p>7.26988780347349</text:p>
          </table:table-cell>
          <table:table-cell office:value-type="float" office:value="-56.0827808890903" calcext:value-type="float">
            <text:p>-56.0827808890903</text:p>
          </table:table-cell>
          <table:table-cell table:number-columns-repeated="4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17.6225299456507" calcext:value-type="float">
            <text:p>17.6225299456507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3.6869505664508" calcext:value-type="float">
            <text:p>-73.6869505664508</text:p>
          </table:table-cell>
          <table:table-cell office:value-type="float" office:value="6.65117465460945" calcext:value-type="float">
            <text:p>6.65117465460945</text:p>
          </table:table-cell>
          <table:table-cell office:value-type="float" office:value="-78" calcext:value-type="float">
            <text:p>-78</text:p>
          </table:table-cell>
          <table:table-cell office:value-type="float" office:value="-74" calcext:value-type="float">
            <text:p>-74</text:p>
          </table:table-cell>
          <table:table-cell office:value-type="float" office:value="-74.738169670105" calcext:value-type="float">
            <text:p>-74.738169670105</text:p>
          </table:table-cell>
          <table:table-cell office:value-type="float" office:value="7.21006182948299" calcext:value-type="float">
            <text:p>7.21006182948299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80.8520202599466" calcext:value-type="float">
            <text:p>-80.8520202599466</text:p>
          </table:table-cell>
          <table:table-cell office:value-type="float" office:value="11.5274702127232" calcext:value-type="float">
            <text:p>11.5274702127232</text:p>
          </table:table-cell>
          <table:table-cell office:value-type="float" office:value="77.2558088806697" calcext:value-type="float">
            <text:p>77.2558088806697</text:p>
          </table:table-cell>
          <table:table-cell office:value-type="float" office:value="3.49130331765841" calcext:value-type="float">
            <text:p>3.49130331765841</text:p>
          </table:table-cell>
          <table:table-cell office:value-type="float" office:value="-77.0262976192285" calcext:value-type="float">
            <text:p>-77.0262976192285</text:p>
          </table:table-cell>
          <table:table-cell table:number-columns-repeated="4"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17.62226607142" calcext:value-type="float">
            <text:p>17.62226607142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3.8434752832254" calcext:value-type="float">
            <text:p>-73.8434752832254</text:p>
          </table:table-cell>
          <table:table-cell office:value-type="float" office:value="6.73156188570286" calcext:value-type="float">
            <text:p>6.73156188570286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3.8690848350525" calcext:value-type="float">
            <text:p>-73.8690848350525</text:p>
          </table:table-cell>
          <table:table-cell office:value-type="float" office:value="6.74480649497715" calcext:value-type="float">
            <text:p>6.74480649497715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1.4260101299733" calcext:value-type="float">
            <text:p>-81.4260101299733</text:p>
          </table:table-cell>
          <table:table-cell office:value-type="float" office:value="12.0466697408444" calcext:value-type="float">
            <text:p>12.0466697408444</text:p>
          </table:table-cell>
          <table:table-cell office:value-type="float" office:value="90.6573179048172" calcext:value-type="float">
            <text:p>90.6573179048172</text:p>
          </table:table-cell>
          <table:table-cell office:value-type="float" office:value="0.051131469835694" calcext:value-type="float">
            <text:p>0.051131469835694</text:p>
          </table:table-cell>
          <table:table-cell office:value-type="float" office:value="-90.4082695441773" calcext:value-type="float">
            <text:p>-90.408269544177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.6220118019794" calcext:value-type="float">
            <text:p>17.6220118019794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3.9217376416127" calcext:value-type="float">
            <text:p>-73.9217376416127</text:p>
          </table:table-cell>
          <table:table-cell office:value-type="float" office:value="6.77211911081178" calcext:value-type="float">
            <text:p>6.77211911081178</text:p>
          </table:table-cell>
          <table:table-cell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office:value-type="float" office:value="-73.4345424175262" calcext:value-type="float">
            <text:p>-73.4345424175262</text:p>
          </table:table-cell>
          <table:table-cell office:value-type="float" office:value="6.52356129357542" calcext:value-type="float">
            <text:p>6.52356129357542</text:p>
          </table:table-cell>
          <table:table-cell office:value-type="float" office:value="-81" calcext:value-type="float">
            <text:p>-81</text:p>
          </table:table-cell>
          <table:table-cell office:value-type="float" office:value="-84" calcext:value-type="float">
            <text:p>-84</text:p>
          </table:table-cell>
          <table:table-cell office:value-type="float" office:value="-82.7130050649867" calcext:value-type="float">
            <text:p>-82.7130050649867</text:p>
          </table:table-cell>
          <table:table-cell office:value-type="float" office:value="13.2974031385441" calcext:value-type="float">
            <text:p>13.2974031385441</text:p>
          </table:table-cell>
          <table:table-cell office:value-type="float" office:value="120.473342009693" calcext:value-type="float">
            <text:p>120.473342009693</text:p>
          </table:table-cell>
          <table:table-cell office:value-type="float" office:value="-1.53215695453941" calcext:value-type="float">
            <text:p>-1.53215695453941</text:p>
          </table:table-cell>
          <table:table-cell office:value-type="float" office:value="-120.300356964971" calcext:value-type="float">
            <text:p>-120.300356964971</text:p>
          </table:table-cell>
          <table:table-cell table:number-columns-repeated="4"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17.6217479398516" calcext:value-type="float">
            <text:p>17.6217479398516</text:p>
          </table:table-cell>
          <table:table-cell office:value-type="float" office:value="-78" calcext:value-type="float">
            <text:p>-78</text:p>
          </table:table-cell>
          <table:table-cell office:value-type="float" office:value="-74" calcext:value-type="float">
            <text:p>-74</text:p>
          </table:table-cell>
          <table:table-cell office:value-type="float" office:value="-73.9608688208064" calcext:value-type="float">
            <text:p>-73.9608688208064</text:p>
          </table:table-cell>
          <table:table-cell office:value-type="float" office:value="6.79248926455679" calcext:value-type="float">
            <text:p>6.79248926455679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3.2172712087631" calcext:value-type="float">
            <text:p>-73.2172712087631</text:p>
          </table:table-cell>
          <table:table-cell office:value-type="float" office:value="6.41567526480894" calcext:value-type="float">
            <text:p>6.41567526480894</text:p>
          </table:table-cell>
          <table:table-cell office:value-type="float" office:value="-82" calcext:value-type="float">
            <text:p>-82</text:p>
          </table:table-cell>
          <table:table-cell office:value-type="float" office:value="-85" calcext:value-type="float">
            <text:p>-85</text:p>
          </table:table-cell>
          <table:table-cell office:value-type="float" office:value="-83.8565025324933" calcext:value-type="float">
            <text:p>-83.8565025324933</text:p>
          </table:table-cell>
          <table:table-cell office:value-type="float" office:value="14.5172186425946" calcext:value-type="float">
            <text:p>14.5172186425946</text:p>
          </table:table-cell>
          <table:table-cell office:value-type="float" office:value="151.785091287179" calcext:value-type="float">
            <text:p>151.785091287179</text:p>
          </table:table-cell>
          <table:table-cell office:value-type="float" office:value="-2.29228241165362" calcext:value-type="float">
            <text:p>-2.29228241165362</text:p>
          </table:table-cell>
          <table:table-cell office:value-type="float" office:value="-151.659107735114" calcext:value-type="float">
            <text:p>-151.659107735114</text:p>
          </table:table-cell>
          <table:table-cell table:number-columns-repeated="4"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7.621415553749" calcext:value-type="float">
            <text:p>17.621415553749</text:p>
          </table:table-cell>
          <table:table-cell office:value-type="float" office:value="-76" calcext:value-type="float">
            <text:p>-76</text:p>
          </table:table-cell>
          <table:table-cell office:value-type="float" office:value="-73" calcext:value-type="float">
            <text:p>-73</text:p>
          </table:table-cell>
          <table:table-cell office:value-type="float" office:value="-73.4804344104032" calcext:value-type="float">
            <text:p>-73.4804344104032</text:p>
          </table:table-cell>
          <table:table-cell office:value-type="float" office:value="6.54658001461448" calcext:value-type="float">
            <text:p>6.54658001461448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3.1086356043816" calcext:value-type="float">
            <text:p>-73.1086356043816</text:p>
          </table:table-cell>
          <table:table-cell office:value-type="float" office:value="6.36240318443519" calcext:value-type="float">
            <text:p>6.36240318443519</text:p>
          </table:table-cell>
          <table:table-cell office:value-type="float" office:value="-84" calcext:value-type="float">
            <text:p>-84</text:p>
          </table:table-cell>
          <table:table-cell office:value-type="float" office:value="-90" calcext:value-type="float">
            <text:p>-90</text:p>
          </table:table-cell>
          <table:table-cell office:value-type="float" office:value="-86.9282512662467" calcext:value-type="float">
            <text:p>-86.9282512662467</text:p>
          </table:table-cell>
          <table:table-cell office:value-type="float" office:value="18.3770180631257" calcext:value-type="float">
            <text:p>18.3770180631257</text:p>
          </table:table-cell>
          <table:table-cell office:value-type="float" office:value="269.072826297948" calcext:value-type="float">
            <text:p>269.072826297948</text:p>
          </table:table-cell>
          <table:table-cell office:value-type="float" office:value="-1.11069800292666" calcext:value-type="float">
            <text:p>-1.11069800292666</text:p>
          </table:table-cell>
          <table:table-cell office:value-type="float" office:value="-268.998117684966" calcext:value-type="float">
            <text:p>-268.998117684966</text:p>
          </table:table-cell>
          <table:table-cell table:number-columns-repeated="4"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17.6210831784926" calcext:value-type="float">
            <text:p>17.6210831784926</text:p>
          </table:table-cell>
          <table:table-cell office:value-type="float" office:value="-74" calcext:value-type="float">
            <text:p>-74</text:p>
          </table:table-cell>
          <table:table-cell office:value-type="float" office:value="-71" calcext:value-type="float">
            <text:p>-71</text:p>
          </table:table-cell>
          <table:table-cell office:value-type="float" office:value="-72.2402172052016" calcext:value-type="float">
            <text:p>-72.2402172052016</text:p>
          </table:table-cell>
          <table:table-cell office:value-type="float" office:value="5.95215054161726" calcext:value-type="float">
            <text:p>5.95215054161726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3.0543178021908" calcext:value-type="float">
            <text:p>-73.0543178021908</text:p>
          </table:table-cell>
          <table:table-cell office:value-type="float" office:value="6.33593325230274" calcext:value-type="float">
            <text:p>6.33593325230274</text:p>
          </table:table-cell>
          <table:table-cell office:value-type="float" office:value="-85" calcext:value-type="float">
            <text:p>-85</text:p>
          </table:table-cell>
          <table:table-cell office:value-type="float" office:value="-90" calcext:value-type="float">
            <text:p>-90</text:p>
          </table:table-cell>
          <table:table-cell office:value-type="float" office:value="-88.4641256331233" calcext:value-type="float">
            <text:p>-88.4641256331233</text:p>
          </table:table-cell>
          <table:table-cell office:value-type="float" office:value="20.6762061895849" calcext:value-type="float">
            <text:p>20.6762061895849</text:p>
          </table:table-cell>
          <table:table-cell office:value-type="float" office:value="354.406496545983" calcext:value-type="float">
            <text:p>354.406496545983</text:p>
          </table:table-cell>
          <table:table-cell office:value-type="float" office:value="2.1136155034368" calcext:value-type="float">
            <text:p>2.1136155034368</text:p>
          </table:table-cell>
          <table:table-cell office:value-type="float" office:value="-354.360094125031" calcext:value-type="float">
            <text:p>-354.360094125031</text:p>
          </table:table-cell>
          <table:table-cell table:number-columns-repeated="4"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17.6207117568145" calcext:value-type="float">
            <text:p>17.6207117568145</text:p>
          </table:table-cell>
          <table:table-cell office:value-type="float" office:value="-73" calcext:value-type="float">
            <text:p>-73</text:p>
          </table:table-cell>
          <table:table-cell office:value-type="float" office:value="-71" calcext:value-type="float">
            <text:p>-71</text:p>
          </table:table-cell>
          <table:table-cell office:value-type="float" office:value="-71.6201086026008" calcext:value-type="float">
            <text:p>-71.6201086026008</text:p>
          </table:table-cell>
          <table:table-cell office:value-type="float" office:value="5.67549336229044" calcext:value-type="float">
            <text:p>5.67549336229044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  <table:table-cell office:value-type="float" office:value="-72.5271589010954" calcext:value-type="float">
            <text:p>-72.5271589010954</text:p>
          </table:table-cell>
          <table:table-cell office:value-type="float" office:value="6.08469242582635" calcext:value-type="float">
            <text:p>6.08469242582635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89.2320628165617" calcext:value-type="float">
            <text:p>-89.2320628165617</text:p>
          </table:table-cell>
          <table:table-cell office:value-type="float" office:value="21.9315214311148" calcext:value-type="float">
            <text:p>21.9315214311148</text:p>
          </table:table-cell>
          <table:table-cell office:value-type="float" office:value="405.913292950301" calcext:value-type="float">
            <text:p>405.913292950301</text:p>
          </table:table-cell>
          <table:table-cell office:value-type="float" office:value="2.15738955068437" calcext:value-type="float">
            <text:p>2.15738955068437</text:p>
          </table:table-cell>
          <table:table-cell office:value-type="float" office:value="-405.876916334733" calcext:value-type="float">
            <text:p>-405.876916334733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.6202525990336" calcext:value-type="float">
            <text:p>17.6202525990336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1.3100543013004" calcext:value-type="float">
            <text:p>-71.3100543013004</text:p>
          </table:table-cell>
          <table:table-cell office:value-type="float" office:value="5.54202495103398" calcext:value-type="float">
            <text:p>5.54202495103398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office:value-type="float" office:value="-72.2635794505477" calcext:value-type="float">
            <text:p>-72.2635794505477</text:p>
          </table:table-cell>
          <table:table-cell office:value-type="float" office:value="5.96283302805848" calcext:value-type="float">
            <text:p>5.96283302805848</text:p>
          </table:table-cell>
          <table:table-cell office:value-type="float" office:value="-90" calcext:value-type="float">
            <text:p>-90</text:p>
          </table:table-cell>
          <table:table-cell office:value-type="float" office:value="-87" calcext:value-type="float">
            <text:p>-87</text:p>
          </table:table-cell>
          <table:table-cell office:value-type="float" office:value="-88.1160314082808" calcext:value-type="float">
            <text:p>-88.1160314082808</text:p>
          </table:table-cell>
          <table:table-cell office:value-type="float" office:value="20.1311096151325" calcext:value-type="float">
            <text:p>20.1311096151325</text:p>
          </table:table-cell>
          <table:table-cell office:value-type="float" office:value="338.416365150325" calcext:value-type="float">
            <text:p>338.416365150325</text:p>
          </table:table-cell>
          <table:table-cell office:value-type="float" office:value="2.17060780119176" calcext:value-type="float">
            <text:p>2.17060780119176</text:p>
          </table:table-cell>
          <table:table-cell office:value-type="float" office:value="-338.375008928132" calcext:value-type="float">
            <text:p>-338.375008928132</text:p>
          </table:table-cell>
          <table:table-cell table:number-columns-repeated="4"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17.619968937631" calcext:value-type="float">
            <text:p>17.619968937631</text:p>
          </table:table-cell>
          <table:table-cell office:value-type="float" office:value="-71" calcext:value-type="float">
            <text:p>-71</text:p>
          </table:table-cell>
          <table:table-cell office:value-type="float" office:value="-72" calcext:value-type="float">
            <text:p>-72</text:p>
          </table:table-cell>
          <table:table-cell office:value-type="float" office:value="-71.6550271506502" calcext:value-type="float">
            <text:p>-71.6550271506502</text:p>
          </table:table-cell>
          <table:table-cell office:value-type="float" office:value="5.69072464000719" calcext:value-type="float">
            <text:p>5.69072464000719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2.1317897252739" calcext:value-type="float">
            <text:p>-72.1317897252739</text:p>
          </table:table-cell>
          <table:table-cell office:value-type="float" office:value="5.90282159592003" calcext:value-type="float">
            <text:p>5.90282159592003</text:p>
          </table:table-cell>
          <table:table-cell office:value-type="float" office:value="-91" calcext:value-type="float">
            <text:p>-91</text:p>
          </table:table-cell>
          <table:table-cell office:value-type="float" office:value="-87" calcext:value-type="float">
            <text:p>-87</text:p>
          </table:table-cell>
          <table:table-cell office:value-type="float" office:value="-87.5580157041404" calcext:value-type="float">
            <text:p>-87.5580157041404</text:p>
          </table:table-cell>
          <table:table-cell office:value-type="float" office:value="19.2871114540795" calcext:value-type="float">
            <text:p>19.2871114540795</text:p>
          </table:table-cell>
          <table:table-cell office:value-type="float" office:value="307.677278012674" calcext:value-type="float">
            <text:p>307.677278012674</text:p>
          </table:table-cell>
          <table:table-cell office:value-type="float" office:value="1.08770721130677" calcext:value-type="float">
            <text:p>1.08770721130677</text:p>
          </table:table-cell>
          <table:table-cell office:value-type="float" office:value="-307.625170215048" calcext:value-type="float">
            <text:p>-307.625170215048</text:p>
          </table:table-cell>
          <table:table-cell table:number-columns-repeated="4"/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17.6195584848202" calcext:value-type="float">
            <text:p>17.6195584848202</text:p>
          </table:table-cell>
          <table:table-cell office:value-type="float" office:value="-71" calcext:value-type="float">
            <text:p>-71</text:p>
          </table:table-cell>
          <table:table-cell office:value-type="float" office:value="-74" calcext:value-type="float">
            <text:p>-74</text:p>
          </table:table-cell>
          <table:table-cell office:value-type="float" office:value="-72.8275135753251" calcext:value-type="float">
            <text:p>-72.8275135753251</text:p>
          </table:table-cell>
          <table:table-cell office:value-type="float" office:value="6.22659261910527" calcext:value-type="float">
            <text:p>6.22659261910527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1.5658948626369" calcext:value-type="float">
            <text:p>-71.5658948626369</text:p>
          </table:table-cell>
          <table:table-cell office:value-type="float" office:value="5.65192636925879" calcext:value-type="float">
            <text:p>5.65192636925879</text:p>
          </table:table-cell>
          <table:table-cell office:value-type="float" office:value="-87" calcext:value-type="float">
            <text:p>-87</text:p>
          </table:table-cell>
          <table:table-cell office:value-type="float" office:value="-84" calcext:value-type="float">
            <text:p>-84</text:p>
          </table:table-cell>
          <table:table-cell office:value-type="float" office:value="-85.7790078520702" calcext:value-type="float">
            <text:p>-85.7790078520702</text:p>
          </table:table-cell>
          <table:table-cell office:value-type="float" office:value="16.8254593003707" calcext:value-type="float">
            <text:p>16.8254593003707</text:p>
          </table:table-cell>
          <table:table-cell office:value-type="float" office:value="225.046953046406" calcext:value-type="float">
            <text:p>225.046953046406</text:p>
          </table:table-cell>
          <table:table-cell office:value-type="float" office:value="-3.13281089126062" calcext:value-type="float">
            <text:p>-3.13281089126062</text:p>
          </table:table-cell>
          <table:table-cell office:value-type="float" office:value="-224.990452346836" calcext:value-type="float">
            <text:p>-224.990452346836</text:p>
          </table:table-cell>
          <table:table-cell table:number-columns-repeated="4"/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17.6191967314291" calcext:value-type="float">
            <text:p>17.6191967314291</text:p>
          </table:table-cell>
          <table:table-cell office:value-type="float" office:value="-72" calcext:value-type="float">
            <text:p>-72</text:p>
          </table:table-cell>
          <table:table-cell office:value-type="float" office:value="-74" calcext:value-type="float">
            <text:p>-74</text:p>
          </table:table-cell>
          <table:table-cell office:value-type="float" office:value="-73.4137567876626" calcext:value-type="float">
            <text:p>-73.4137567876626</text:p>
          </table:table-cell>
          <table:table-cell office:value-type="float" office:value="6.51316218794777" calcext:value-type="float">
            <text:p>6.51316218794777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1.2829474313185" calcext:value-type="float">
            <text:p>-71.2829474313185</text:p>
          </table:table-cell>
          <table:table-cell office:value-type="float" office:value="5.53050659282425" calcext:value-type="float">
            <text:p>5.53050659282425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office:value-type="float" office:value="-84.3895039260351" calcext:value-type="float">
            <text:p>-84.3895039260351</text:p>
          </table:table-cell>
          <table:table-cell office:value-type="float" office:value="15.1234240929181" calcext:value-type="float">
            <text:p>15.1234240929181</text:p>
          </table:table-cell>
          <table:table-cell office:value-type="float" office:value="174.445815616034" calcext:value-type="float">
            <text:p>174.445815616034</text:p>
          </table:table-cell>
          <table:table-cell office:value-type="float" office:value="-5.40944477874548" calcext:value-type="float">
            <text:p>-5.40944477874548</text:p>
          </table:table-cell>
          <table:table-cell office:value-type="float" office:value="-174.424997118076" calcext:value-type="float">
            <text:p>-174.424997118076</text:p>
          </table:table-cell>
          <table:table-cell table:number-columns-repeated="4"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17.6186691151839" calcext:value-type="float">
            <text:p>17.6186691151839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3.7068783938313" calcext:value-type="float">
            <text:p>-73.7068783938313</text:p>
          </table:table-cell>
          <table:table-cell office:value-type="float" office:value="6.66135552506921" calcext:value-type="float">
            <text:p>6.66135552506921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office:value-type="float" office:value="-71.6414737156592" calcext:value-type="float">
            <text:p>-71.6414737156592</text:p>
          </table:table-cell>
          <table:table-cell office:value-type="float" office:value="5.68480785877806" calcext:value-type="float">
            <text:p>5.68480785877806</text:p>
          </table:table-cell>
          <table:table-cell office:value-type="float" office:value="-83" calcext:value-type="float">
            <text:p>-83</text:p>
          </table:table-cell>
          <table:table-cell office:value-type="float" office:value="-76" calcext:value-type="float">
            <text:p>-76</text:p>
          </table:table-cell>
          <table:table-cell office:value-type="float" office:value="-80.1947519630176" calcext:value-type="float">
            <text:p>-80.1947519630176</text:p>
          </table:table-cell>
          <table:table-cell office:value-type="float" office:value="10.9603662177476" calcext:value-type="float">
            <text:p>10.9603662177476</text:p>
          </table:table-cell>
          <table:table-cell office:value-type="float" office:value="74.0496017158888" calcext:value-type="float">
            <text:p>74.0496017158888</text:p>
          </table:table-cell>
          <table:table-cell office:value-type="float" office:value="-5.51028047279333" calcext:value-type="float">
            <text:p>-5.51028047279333</text:p>
          </table:table-cell>
          <table:table-cell office:value-type="float" office:value="-73.9955008053256" calcext:value-type="float">
            <text:p>-73.9955008053256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.6182292797707" calcext:value-type="float">
            <text:p>17.6182292797707</text:p>
          </table:table-cell>
          <table:table-cell office:value-type="float" office:value="-77" calcext:value-type="float">
            <text:p>-77</text:p>
          </table:table-cell>
          <table:table-cell office:value-type="float" office:value="-73" calcext:value-type="float">
            <text:p>-73</text:p>
          </table:table-cell>
          <table:table-cell office:value-type="float" office:value="-73.3534391969156" calcext:value-type="float">
            <text:p>-73.3534391969156</text:p>
          </table:table-cell>
          <table:table-cell office:value-type="float" office:value="6.48307889257576" calcext:value-type="float">
            <text:p>6.48307889257576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1.8207368578296" calcext:value-type="float">
            <text:p>-71.8207368578296</text:p>
          </table:table-cell>
          <table:table-cell office:value-type="float" office:value="5.76356544072786" calcext:value-type="float">
            <text:p>5.76356544072786</text:p>
          </table:table-cell>
          <table:table-cell office:value-type="float" office:value="-88" calcext:value-type="float">
            <text:p>-88</text:p>
          </table:table-cell>
          <table:table-cell office:value-type="float" office:value="-73" calcext:value-type="float">
            <text:p>-73</text:p>
          </table:table-cell>
          <table:table-cell office:value-type="float" office:value="-76.5973759815088" calcext:value-type="float">
            <text:p>-76.5973759815088</text:p>
          </table:table-cell>
          <table:table-cell office:value-type="float" office:value="8.31596270030142" calcext:value-type="float">
            <text:p>8.31596270030142</text:p>
          </table:table-cell>
          <table:table-cell office:value-type="float" office:value="28.4450175633454" calcext:value-type="float">
            <text:p>28.4450175633454</text:p>
          </table:table-cell>
          <table:table-cell office:value-type="float" office:value="-4.03528424445857" calcext:value-type="float">
            <text:p>-4.03528424445857</text:p>
          </table:table-cell>
          <table:table-cell office:value-type="float" office:value="-28.0684756764502" calcext:value-type="float">
            <text:p>-28.0684756764502</text:p>
          </table:table-cell>
          <table:table-cell table:number-columns-repeated="4"/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7.6177503938267" calcext:value-type="float">
            <text:p>17.6177503938267</text:p>
          </table:table-cell>
          <table:table-cell office:value-type="float" office:value="-75" calcext:value-type="float">
            <text:p>-75</text:p>
          </table:table-cell>
          <table:table-cell office:value-type="float" office:value="-72" calcext:value-type="float">
            <text:p>-72</text:p>
          </table:table-cell>
          <table:table-cell office:value-type="float" office:value="-72.6767195984578" calcext:value-type="float">
            <text:p>-72.6767195984578</text:p>
          </table:table-cell>
          <table:table-cell office:value-type="float" office:value="6.15494230931513" calcext:value-type="float">
            <text:p>6.15494230931513</text:p>
          </table:table-cell>
          <table:table-cell office:value-type="float" office:value="-71" calcext:value-type="float">
            <text:p>-71</text:p>
          </table:table-cell>
          <table:table-cell office:value-type="float" office:value="-72" calcext:value-type="float">
            <text:p>-72</text:p>
          </table:table-cell>
          <table:table-cell office:value-type="float" office:value="-71.9103684289148" calcext:value-type="float">
            <text:p>-71.9103684289148</text:p>
          </table:table-cell>
          <table:table-cell office:value-type="float" office:value="5.80335245845509" calcext:value-type="float">
            <text:p>5.80335245845509</text:p>
          </table:table-cell>
          <table:table-cell office:value-type="float" office:value="-76" calcext:value-type="float">
            <text:p>-76</text:p>
          </table:table-cell>
          <table:table-cell office:value-type="float" office:value="-73" calcext:value-type="float">
            <text:p>-73</text:p>
          </table:table-cell>
          <table:table-cell office:value-type="float" office:value="-74.7986879907544" calcext:value-type="float">
            <text:p>-74.7986879907544</text:p>
          </table:table-cell>
          <table:table-cell office:value-type="float" office:value="7.24363012734535" calcext:value-type="float">
            <text:p>7.24363012734535</text:p>
          </table:table-cell>
          <table:table-cell office:value-type="float" office:value="15.0668220564592" calcext:value-type="float">
            <text:p>15.0668220564592</text:p>
          </table:table-cell>
          <table:table-cell office:value-type="float" office:value="-1.94109776088209" calcext:value-type="float">
            <text:p>-1.94109776088209</text:p>
          </table:table-cell>
          <table:table-cell office:value-type="float" office:value="-13.9707843100746" calcext:value-type="float">
            <text:p>-13.9707843100746</text:p>
          </table:table-cell>
          <table:table-cell table:number-columns-repeated="4"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17.6172619057667" calcext:value-type="float">
            <text:p>17.6172619057667</text:p>
          </table:table-cell>
          <table:table-cell office:value-type="float" office:value="-73" calcext:value-type="float">
            <text:p>-73</text:p>
          </table:table-cell>
          <table:table-cell office:value-type="float" office:value="-71" calcext:value-type="float">
            <text:p>-71</text:p>
          </table:table-cell>
          <table:table-cell office:value-type="float" office:value="-71.8383597992289" calcext:value-type="float">
            <text:p>-71.8383597992289</text:p>
          </table:table-cell>
          <table:table-cell office:value-type="float" office:value="5.77136657599642" calcext:value-type="float">
            <text:p>5.77136657599642</text:p>
          </table:table-cell>
          <table:table-cell office:value-type="float" office:value="-71" calcext:value-type="float">
            <text:p>-71</text:p>
          </table:table-cell>
          <table:table-cell office:value-type="float" office:value="-72" calcext:value-type="float">
            <text:p>-72</text:p>
          </table:table-cell>
          <table:table-cell office:value-type="float" office:value="-71.9551842144574" calcext:value-type="float">
            <text:p>-71.9551842144574</text:p>
          </table:table-cell>
          <table:table-cell office:value-type="float" office:value="5.82334884570582" calcext:value-type="float">
            <text:p>5.82334884570582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3.8993439953772" calcext:value-type="float">
            <text:p>-73.8993439953772</text:p>
          </table:table-cell>
          <table:table-cell office:value-type="float" office:value="6.76048935325435" calcext:value-type="float">
            <text:p>6.76048935325435</text:p>
          </table:table-cell>
          <table:table-cell office:value-type="float" office:value="11.0088383061306" calcext:value-type="float">
            <text:p>11.0088383061306</text:p>
          </table:table-cell>
          <table:table-cell office:value-type="float" office:value="0.243963465570302" calcext:value-type="float">
            <text:p>0.243963465570302</text:p>
          </table:table-cell>
          <table:table-cell office:value-type="float" office:value="-9.37880828593594" calcext:value-type="float">
            <text:p>-9.37880828593594</text:p>
          </table:table-cell>
          <table:table-cell table:number-columns-repeated="4"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17.6168221347849" calcext:value-type="float">
            <text:p>17.6168221347849</text:p>
          </table:table-cell>
          <table:table-cell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office:value-type="float" office:value="-71.4191798996144" calcext:value-type="float">
            <text:p>-71.4191798996144</text:p>
          </table:table-cell>
          <table:table-cell office:value-type="float" office:value="5.58863822183729" calcext:value-type="float">
            <text:p>5.58863822183729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1.9775921072287" calcext:value-type="float">
            <text:p>-71.9775921072287</text:p>
          </table:table-cell>
          <table:table-cell office:value-type="float" office:value="5.83337286230426" calcext:value-type="float">
            <text:p>5.83337286230426</text:p>
          </table:table-cell>
          <table:table-cell office:value-type="float" office:value="-72" calcext:value-type="float">
            <text:p>-72</text:p>
          </table:table-cell>
          <table:table-cell office:value-type="float" office:value="-77" calcext:value-type="float">
            <text:p>-77</text:p>
          </table:table-cell>
          <table:table-cell office:value-type="float" office:value="-75.4496719976886" calcext:value-type="float">
            <text:p>-75.4496719976886</text:p>
          </table:table-cell>
          <table:table-cell office:value-type="float" office:value="7.61475146722049" calcext:value-type="float">
            <text:p>7.61475146722049</text:p>
          </table:table-cell>
          <table:table-cell office:value-type="float" office:value="23.1174718038729" calcext:value-type="float">
            <text:p>23.1174718038729</text:p>
          </table:table-cell>
          <table:table-cell office:value-type="float" office:value="1.24061898913053" calcext:value-type="float">
            <text:p>1.24061898913053</text:p>
          </table:table-cell>
          <table:table-cell office:value-type="float" office:value="-22.4433490628243" calcext:value-type="float">
            <text:p>-22.4433490628243</text:p>
          </table:table-cell>
          <table:table-cell table:number-columns-repeated="4"/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17.6161870916542" calcext:value-type="float">
            <text:p>17.6161870916542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1.2095899498072" calcext:value-type="float">
            <text:p>-71.2095899498072</text:p>
          </table:table-cell>
          <table:table-cell office:value-type="float" office:value="5.49945515533235" calcext:value-type="float">
            <text:p>5.49945515533235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  <table:table-cell office:value-type="float" office:value="-71.9887960536144" calcext:value-type="float">
            <text:p>-71.9887960536144</text:p>
          </table:table-cell>
          <table:table-cell office:value-type="float" office:value="5.83839133931051" calcext:value-type="float">
            <text:p>5.83839133931051</text:p>
          </table:table-cell>
          <table:table-cell office:value-type="float" office:value="-73" calcext:value-type="float">
            <text:p>-73</text:p>
          </table:table-cell>
          <table:table-cell office:value-type="float" office:value="-78" calcext:value-type="float">
            <text:p>-78</text:p>
          </table:table-cell>
          <table:table-cell office:value-type="float" office:value="-76.7248359988443" calcext:value-type="float">
            <text:p>-76.7248359988443</text:p>
          </table:table-cell>
          <table:table-cell office:value-type="float" office:value="8.39771632281009" calcext:value-type="float">
            <text:p>8.39771632281009</text:p>
          </table:table-cell>
          <table:table-cell office:value-type="float" office:value="34.9637573016089" calcext:value-type="float">
            <text:p>34.9637573016089</text:p>
          </table:table-cell>
          <table:table-cell office:value-type="float" office:value="1.71673019337472" calcext:value-type="float">
            <text:p>1.71673019337472</text:p>
          </table:table-cell>
          <table:table-cell office:value-type="float" office:value="-34.5492761254998" calcext:value-type="float">
            <text:p>-34.5492761254998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.6156301868836" calcext:value-type="float">
            <text:p>17.6156301868836</text:p>
          </table:table-cell>
          <table:table-cell office:value-type="float" office:value="-71" calcext:value-type="float">
            <text:p>-71</text:p>
          </table:table-cell>
          <table:table-cell office:value-type="float" office:value="-72" calcext:value-type="float">
            <text:p>-72</text:p>
          </table:table-cell>
          <table:table-cell office:value-type="float" office:value="-71.6047949749036" calcext:value-type="float">
            <text:p>-71.6047949749036</text:p>
          </table:table-cell>
          <table:table-cell office:value-type="float" office:value="5.66882650841528" calcext:value-type="float">
            <text:p>5.66882650841528</text:p>
          </table:table-cell>
          <table:table-cell office:value-type="float" office:value="-74" calcext:value-type="float">
            <text:p>-74</text:p>
          </table:table-cell>
          <table:table-cell office:value-type="float" office:value="-71" calcext:value-type="float">
            <text:p>-71</text:p>
          </table:table-cell>
          <table:table-cell office:value-type="float" office:value="-71.4943980268072" calcext:value-type="float">
            <text:p>-71.4943980268072</text:p>
          </table:table-cell>
          <table:table-cell office:value-type="float" office:value="5.62099588764094" calcext:value-type="float">
            <text:p>5.62099588764094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office:value-type="float" office:value="-77.3624179994222" calcext:value-type="float">
            <text:p>-77.3624179994222</text:p>
          </table:table-cell>
          <table:table-cell office:value-type="float" office:value="8.81889015696833" calcext:value-type="float">
            <text:p>8.81889015696833</text:p>
          </table:table-cell>
          <table:table-cell office:value-type="float" office:value="41.7196381579071" calcext:value-type="float">
            <text:p>41.7196381579071</text:p>
          </table:table-cell>
          <table:table-cell office:value-type="float" office:value="-0.275454188016094" calcext:value-type="float">
            <text:p>-0.275454188016094</text:p>
          </table:table-cell>
          <table:table-cell office:value-type="float" office:value="-41.3403599574244" calcext:value-type="float">
            <text:p>-41.3403599574244</text:p>
          </table:table-cell>
          <table:table-cell table:number-columns-repeated="4"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17.6151123828825" calcext:value-type="float">
            <text:p>17.6151123828825</text:p>
          </table:table-cell>
          <table:table-cell office:value-type="float" office:value="-68" calcext:value-type="float">
            <text:p>-68</text:p>
          </table:table-cell>
          <table:table-cell office:value-type="float" office:value="-72" calcext:value-type="float">
            <text:p>-72</text:p>
          </table:table-cell>
          <table:table-cell office:value-type="float" office:value="-71.8023974874518" calcext:value-type="float">
            <text:p>-71.8023974874518</text:p>
          </table:table-cell>
          <table:table-cell office:value-type="float" office:value="5.7554583606318" calcext:value-type="float">
            <text:p>5.7554583606318</text:p>
          </table:table-cell>
          <table:table-cell office:value-type="float" office:value="-72" calcext:value-type="float">
            <text:p>-72</text:p>
          </table:table-cell>
          <table:table-cell office:value-type="float" office:value="-70" calcext:value-type="float">
            <text:p>-70</text:p>
          </table:table-cell>
          <table:table-cell office:value-type="float" office:value="-70.7471990134036" calcext:value-type="float">
            <text:p>-70.7471990134036</text:p>
          </table:table-cell>
          <table:table-cell office:value-type="float" office:value="5.30770325014223" calcext:value-type="float">
            <text:p>5.30770325014223</text:p>
          </table:table-cell>
          <table:table-cell office:value-type="float" office:value="-81" calcext:value-type="float">
            <text:p>-81</text:p>
          </table:table-cell>
          <table:table-cell office:value-type="float" office:value="-78" calcext:value-type="float">
            <text:p>-78</text:p>
          </table:table-cell>
          <table:table-cell office:value-type="float" office:value="-77.6812089997111" calcext:value-type="float">
            <text:p>-77.6812089997111</text:p>
          </table:table-cell>
          <table:table-cell office:value-type="float" office:value="9.03733331004177" calcext:value-type="float">
            <text:p>9.03733331004177</text:p>
          </table:table-cell>
          <table:table-cell office:value-type="float" office:value="46.2626255992498" calcext:value-type="float">
            <text:p>46.2626255992498</text:p>
          </table:table-cell>
          <table:table-cell office:value-type="float" office:value="-2.28163052245276" calcext:value-type="float">
            <text:p>-2.28163052245276</text:p>
          </table:table-cell>
          <table:table-cell office:value-type="float" office:value="-45.9886329431495" calcext:value-type="float">
            <text:p>-45.9886329431495</text:p>
          </table:table-cell>
          <table:table-cell table:number-columns-repeated="4"/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17.614526140098" calcext:value-type="float">
            <text:p>17.614526140098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1.9011987437259" calcext:value-type="float">
            <text:p>-71.9011987437259</text:p>
          </table:table-cell>
          <table:table-cell office:value-type="float" office:value="5.7992694997422" calcext:value-type="float">
            <text:p>5.7992694997422</text:p>
          </table:table-cell>
          <table:table-cell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float" office:value="-70.3735995067018" calcext:value-type="float">
            <text:p>-70.3735995067018</text:p>
          </table:table-cell>
          <table:table-cell office:value-type="float" office:value="5.15766721382183" calcext:value-type="float">
            <text:p>5.15766721382183</text:p>
          </table:table-cell>
          <table:table-cell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office:value-type="float" office:value="-77.8406044998556" calcext:value-type="float">
            <text:p>-77.8406044998556</text:p>
          </table:table-cell>
          <table:table-cell office:value-type="float" office:value="9.14857564365725" calcext:value-type="float">
            <text:p>9.14857564365725</text:p>
          </table:table-cell>
          <table:table-cell office:value-type="float" office:value="48.5338911311423" calcext:value-type="float">
            <text:p>48.5338911311423</text:p>
          </table:table-cell>
          <table:table-cell office:value-type="float" office:value="-3.2254525645943" calcext:value-type="float">
            <text:p>-3.2254525645943</text:p>
          </table:table-cell>
          <table:table-cell office:value-type="float" office:value="-48.331516389542" calcext:value-type="float">
            <text:p>-48.331516389542</text:p>
          </table:table-cell>
          <table:table-cell table:number-columns-repeated="4"/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17.6139789616227" calcext:value-type="float">
            <text:p>17.6139789616227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1.950599371863" calcext:value-type="float">
            <text:p>-71.950599371863</text:p>
          </table:table-cell>
          <table:table-cell office:value-type="float" office:value="5.82129997166723" calcext:value-type="float">
            <text:p>5.82129997166723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70.1867997533509" calcext:value-type="float">
            <text:p>-70.1867997533509</text:p>
          </table:table-cell>
          <table:table-cell office:value-type="float" office:value="5.08424720373178" calcext:value-type="float">
            <text:p>5.08424720373178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.9203022499278" calcext:value-type="float">
            <text:p>-77.9203022499278</text:p>
          </table:table-cell>
          <table:table-cell office:value-type="float" office:value="9.20470925086388" calcext:value-type="float">
            <text:p>9.20470925086388</text:p>
          </table:table-cell>
          <table:table-cell office:value-type="float" office:value="49.6709124598807" calcext:value-type="float">
            <text:p>49.6709124598807</text:p>
          </table:table-cell>
          <table:table-cell office:value-type="float" office:value="-3.68361987794474" calcext:value-type="float">
            <text:p>-3.68361987794474</text:p>
          </table:table-cell>
          <table:table-cell office:value-type="float" office:value="-49.5073977433196" calcext:value-type="float">
            <text:p>-49.5073977433196</text:p>
          </table:table-cell>
          <table:table-cell table:number-columns-repeated="4"/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17.6135489893252" calcext:value-type="float">
            <text:p>17.6135489893252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1.9752996859315" calcext:value-type="float">
            <text:p>-71.9752996859315</text:p>
          </table:table-cell>
          <table:table-cell office:value-type="float" office:value="5.83234657159127" calcext:value-type="float">
            <text:p>5.83234657159127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70.0933998766755" calcext:value-type="float">
            <text:p>-70.0933998766755</text:p>
          </table:table-cell>
          <table:table-cell office:value-type="float" office:value="5.0479300620309" calcext:value-type="float">
            <text:p>5.0479300620309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-76.9601511249639" calcext:value-type="float">
            <text:p>-76.9601511249639</text:p>
          </table:table-cell>
          <table:table-cell office:value-type="float" office:value="8.55076631091563" calcext:value-type="float">
            <text:p>8.55076631091563</text:p>
          </table:table-cell>
          <table:table-cell office:value-type="float" office:value="39.2118259937268" calcext:value-type="float">
            <text:p>39.2118259937268</text:p>
          </table:table-cell>
          <table:table-cell office:value-type="float" office:value="-3.90939482727145" calcext:value-type="float">
            <text:p>-3.90939482727145</text:p>
          </table:table-cell>
          <table:table-cell office:value-type="float" office:value="-39.0278178965596" calcext:value-type="float">
            <text:p>-39.0278178965596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.6130409495497" calcext:value-type="float">
            <text:p>17.6130409495497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1.9876498429657" calcext:value-type="float">
            <text:p>-71.9876498429657</text:p>
          </table:table-cell>
          <table:table-cell office:value-type="float" office:value="5.83787772990137" calcext:value-type="float">
            <text:p>5.83787772990137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70.0466999383377" calcext:value-type="float">
            <text:p>-70.0466999383377</text:p>
          </table:table-cell>
          <table:table-cell office:value-type="float" office:value="5.02986888828448" calcext:value-type="float">
            <text:p>5.02986888828448</text:p>
          </table:table-cell>
          <table:table-cell office:value-type="float" office:value="-78" calcext:value-type="float">
            <text:p>-78</text:p>
          </table:table-cell>
          <table:table-cell office:value-type="float" office:value="-75" calcext:value-type="float">
            <text:p>-75</text:p>
          </table:table-cell>
          <table:table-cell office:value-type="float" office:value="-75.9800755624819" calcext:value-type="float">
            <text:p>-75.9800755624819</text:p>
          </table:table-cell>
          <table:table-cell office:value-type="float" office:value="7.93114430982032" calcext:value-type="float">
            <text:p>7.93114430982032</text:p>
          </table:table-cell>
          <table:table-cell office:value-type="float" office:value="29.9749664680997" calcext:value-type="float">
            <text:p>29.9749664680997</text:p>
          </table:table-cell>
          <table:table-cell office:value-type="float" office:value="-4.02147061633919" calcext:value-type="float">
            <text:p>-4.02147061633919</text:p>
          </table:table-cell>
          <table:table-cell office:value-type="float" office:value="-29.7496681281236" calcext:value-type="float">
            <text:p>-29.7496681281236</text:p>
          </table:table-cell>
          <table:table-cell table:number-columns-repeated="4"/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17.6124938683542" calcext:value-type="float">
            <text:p>17.6124938683542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office:value-type="float" office:value="-71.9938249214829" calcext:value-type="float">
            <text:p>-71.9938249214829</text:p>
          </table:table-cell>
          <table:table-cell office:value-type="float" office:value="5.840645275817" calcext:value-type="float">
            <text:p>5.840645275817</text:p>
          </table:table-cell>
          <table:table-cell office:value-type="float" office:value="-68" calcext:value-type="float">
            <text:p>-68</text:p>
          </table:table-cell>
          <table:table-cell office:value-type="float" office:value="-70" calcext:value-type="float">
            <text:p>-70</text:p>
          </table:table-cell>
          <table:table-cell office:value-type="float" office:value="-70.0233499691689" calcext:value-type="float">
            <text:p>-70.0233499691689</text:p>
          </table:table-cell>
          <table:table-cell office:value-type="float" office:value="5.02086254903197" calcext:value-type="float">
            <text:p>5.02086254903197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5.490037781241" calcext:value-type="float">
            <text:p>-75.490037781241</text:p>
          </table:table-cell>
          <table:table-cell office:value-type="float" office:value="7.63837998565205" calcext:value-type="float">
            <text:p>7.63837998565205</text:p>
          </table:table-cell>
          <table:table-cell office:value-type="float" office:value="25.8545557891519" calcext:value-type="float">
            <text:p>25.8545557891519</text:p>
          </table:table-cell>
          <table:table-cell office:value-type="float" office:value="-4.07730750075075" calcext:value-type="float">
            <text:p>-4.07730750075075</text:p>
          </table:table-cell>
          <table:table-cell office:value-type="float" office:value="-25.6023466516822" calcext:value-type="float">
            <text:p>-25.6023466516822</text:p>
          </table:table-cell>
          <table:table-cell table:number-columns-repeated="4"/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17.6118590697956" calcext:value-type="float">
            <text:p>17.6118590697956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1.9969124607414" calcext:value-type="float">
            <text:p>-71.9969124607414</text:p>
          </table:table-cell>
          <table:table-cell office:value-type="float" office:value="5.84202954073691" calcext:value-type="float">
            <text:p>5.84202954073691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70.0116749845844" calcext:value-type="float">
            <text:p>-70.0116749845844</text:p>
          </table:table-cell>
          <table:table-cell office:value-type="float" office:value="5.01636542864663" calcext:value-type="float">
            <text:p>5.01636542864663</text:p>
          </table:table-cell>
          <table:table-cell office:value-type="float" office:value="-76" calcext:value-type="float">
            <text:p>-76</text:p>
          </table:table-cell>
          <table:table-cell office:value-type="float" office:value="-74" calcext:value-type="float">
            <text:p>-74</text:p>
          </table:table-cell>
          <table:table-cell office:value-type="float" office:value="-74.7450188906205" calcext:value-type="float">
            <text:p>-74.7450188906205</text:p>
          </table:table-cell>
          <table:table-cell office:value-type="float" office:value="7.21385313454315" calcext:value-type="float">
            <text:p>7.21385313454315</text:p>
          </table:table-cell>
          <table:table-cell office:value-type="float" office:value="20.1342280516447" calcext:value-type="float">
            <text:p>20.1342280516447</text:p>
          </table:table-cell>
          <table:table-cell office:value-type="float" office:value="-4.10517592778254" calcext:value-type="float">
            <text:p>-4.10517592778254</text:p>
          </table:table-cell>
          <table:table-cell office:value-type="float" office:value="-19.8154001333239" calcext:value-type="float">
            <text:p>-19.8154001333239</text:p>
          </table:table-cell>
          <table:table-cell table:number-columns-repeated="4"/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17.6113511276761" calcext:value-type="float">
            <text:p>17.6113511276761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1.9984562303707" calcext:value-type="float">
            <text:p>-71.9984562303707</text:p>
          </table:table-cell>
          <table:table-cell office:value-type="float" office:value="5.84272179622139" calcext:value-type="float">
            <text:p>5.84272179622139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9.5058374922922" calcext:value-type="float">
            <text:p>-69.5058374922922</text:p>
          </table:table-cell>
          <table:table-cell office:value-type="float" office:value="4.82533996304171" calcext:value-type="float">
            <text:p>4.82533996304171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4.3725094453102" calcext:value-type="float">
            <text:p>-74.3725094453102</text:p>
          </table:table-cell>
          <table:table-cell office:value-type="float" office:value="7.0105213272004" calcext:value-type="float">
            <text:p>7.0105213272004</text:p>
          </table:table-cell>
          <table:table-cell office:value-type="float" office:value="18.3089573382967" calcext:value-type="float">
            <text:p>18.3089573382967</text:p>
          </table:table-cell>
          <table:table-cell office:value-type="float" office:value="-4.96340555868776" calcext:value-type="float">
            <text:p>-4.96340555868776</text:p>
          </table:table-cell>
          <table:table-cell office:value-type="float" office:value="-18.1974794229469" calcext:value-type="float">
            <text:p>-18.1974794229469</text:p>
          </table:table-cell>
          <table:table-cell table:number-columns-repeated="4"/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17.6108432180131" calcext:value-type="float">
            <text:p>17.6108432180131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1.9992281151854" calcext:value-type="float">
            <text:p>-71.9992281151854</text:p>
          </table:table-cell>
          <table:table-cell office:value-type="float" office:value="5.84306795472401" calcext:value-type="float">
            <text:p>5.84306795472401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9.2529187461461" calcext:value-type="float">
            <text:p>-69.2529187461461</text:p>
          </table:table-cell>
          <table:table-cell office:value-type="float" office:value="4.73257267148006" calcext:value-type="float">
            <text:p>4.73257267148006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1862547226551" calcext:value-type="float">
            <text:p>-74.1862547226551</text:p>
          </table:table-cell>
          <table:table-cell office:value-type="float" office:value="6.91101481707522" calcext:value-type="float">
            <text:p>6.91101481707522</text:p>
          </table:table-cell>
          <table:table-cell office:value-type="float" office:value="17.4287144158154" calcext:value-type="float">
            <text:p>17.4287144158154</text:p>
          </table:table-cell>
          <table:table-cell office:value-type="float" office:value="-5.36827228758304" calcext:value-type="float">
            <text:p>-5.36827228758304</text:p>
          </table:table-cell>
          <table:table-cell office:value-type="float" office:value="-17.4439213939197" calcext:value-type="float">
            <text:p>-17.4439213939197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.6102572565215" calcext:value-type="float">
            <text:p>17.6102572565215</text:p>
          </table:table-cell>
          <table:table-cell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office:value-type="float" office:value="-72.4996140575927" calcext:value-type="float">
            <text:p>-72.4996140575927</text:p>
          </table:table-cell>
          <table:table-cell office:value-type="float" office:value="6.07184209308014" calcext:value-type="float">
            <text:p>6.07184209308014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9.6264593730731" calcext:value-type="float">
            <text:p>-69.6264593730731</text:p>
          </table:table-cell>
          <table:table-cell office:value-type="float" office:value="4.87022073951389" calcext:value-type="float">
            <text:p>4.87022073951389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0931273613276" calcext:value-type="float">
            <text:p>-74.0931273613276</text:p>
          </table:table-cell>
          <table:table-cell office:value-type="float" office:value="6.86179246554091" calcext:value-type="float">
            <text:p>6.86179246554091</text:p>
          </table:table-cell>
          <table:table-cell office:value-type="float" office:value="14.9377726309323" calcext:value-type="float">
            <text:p>14.9377726309323</text:p>
          </table:table-cell>
          <table:table-cell office:value-type="float" office:value="-6.00646197804932" calcext:value-type="float">
            <text:p>-6.00646197804932</text:p>
          </table:table-cell>
          <table:table-cell office:value-type="float" office:value="-15.1282679352613" calcext:value-type="float">
            <text:p>-15.1282679352613</text:p>
          </table:table-cell>
          <table:table-cell table:number-columns-repeated="4"/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17.6097103418643" calcext:value-type="float">
            <text:p>17.6097103418643</text:p>
          </table:table-cell>
          <table:table-cell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office:value-type="float" office:value="-72.7498070287963" calcext:value-type="float">
            <text:p>-72.7498070287963</text:p>
          </table:table-cell>
          <table:table-cell office:value-type="float" office:value="6.18956651402414" calcext:value-type="float">
            <text:p>6.18956651402414</text:p>
          </table:table-cell>
          <table:table-cell office:value-type="float" office:value="-68" calcext:value-type="float">
            <text:p>-68</text:p>
          </table:table-cell>
          <table:table-cell office:value-type="float" office:value="-70" calcext:value-type="float">
            <text:p>-70</text:p>
          </table:table-cell>
          <table:table-cell office:value-type="float" office:value="-69.8132296865365" calcext:value-type="float">
            <text:p>-69.8132296865365</text:p>
          </table:table-cell>
          <table:table-cell office:value-type="float" office:value="4.94053889731792" calcext:value-type="float">
            <text:p>4.94053889731792</text:p>
          </table:table-cell>
          <table:table-cell office:value-type="float" office:value="-73" calcext:value-type="float">
            <text:p>-73</text:p>
          </table:table-cell>
          <table:table-cell office:value-type="float" office:value="-75" calcext:value-type="float">
            <text:p>-75</text:p>
          </table:table-cell>
          <table:table-cell office:value-type="float" office:value="-74.5465636806638" calcext:value-type="float">
            <text:p>-74.5465636806638</text:p>
          </table:table-cell>
          <table:table-cell office:value-type="float" office:value="7.10480434564154" calcext:value-type="float">
            <text:p>7.10480434564154</text:p>
          </table:table-cell>
          <table:table-cell office:value-type="float" office:value="17.0348867542735" calcext:value-type="float">
            <text:p>17.0348867542735</text:p>
          </table:table-cell>
          <table:table-cell office:value-type="float" office:value="-6.34900410709892" calcext:value-type="float">
            <text:p>-6.34900410709892</text:p>
          </table:table-cell>
          <table:table-cell office:value-type="float" office:value="-17.2933470017442" calcext:value-type="float">
            <text:p>-17.2933470017442</text:p>
          </table:table-cell>
          <table:table-cell table:number-columns-repeated="4"/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17.6092512846681" calcext:value-type="float">
            <text:p>17.6092512846681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2.8749035143982" calcext:value-type="float">
            <text:p>-72.8749035143982</text:p>
          </table:table-cell>
          <table:table-cell office:value-type="float" office:value="6.24928191968661" calcext:value-type="float">
            <text:p>6.24928191968661</text:p>
          </table:table-cell>
          <table:table-cell office:value-type="float" office:value="-68" calcext:value-type="float">
            <text:p>-68</text:p>
          </table:table-cell>
          <table:table-cell office:value-type="float" office:value="-72" calcext:value-type="float">
            <text:p>-72</text:p>
          </table:table-cell>
          <table:table-cell office:value-type="float" office:value="-70.9066148432683" calcext:value-type="float">
            <text:p>-70.9066148432683</text:p>
          </table:table-cell>
          <table:table-cell office:value-type="float" office:value="5.37304520926969" calcext:value-type="float">
            <text:p>5.37304520926969</text:p>
          </table:table-cell>
          <table:table-cell office:value-type="float" office:value="-73" calcext:value-type="float">
            <text:p>-73</text:p>
          </table:table-cell>
          <table:table-cell office:value-type="float" office:value="-76" calcext:value-type="float">
            <text:p>-76</text:p>
          </table:table-cell>
          <table:table-cell office:value-type="float" office:value="-75.2732818403319" calcext:value-type="float">
            <text:p>-75.2732818403319</text:p>
          </table:table-cell>
          <table:table-cell office:value-type="float" office:value="7.51235428739543" calcext:value-type="float">
            <text:p>7.51235428739543</text:p>
          </table:table-cell>
          <table:table-cell office:value-type="float" office:value="20.177503892264" calcext:value-type="float">
            <text:p>20.177503892264</text:p>
          </table:table-cell>
          <table:table-cell office:value-type="float" office:value="-4.65904985948455" calcext:value-type="float">
            <text:p>-4.65904985948455</text:p>
          </table:table-cell>
          <table:table-cell office:value-type="float" office:value="-19.8721085005501" calcext:value-type="float">
            <text:p>-19.8721085005501</text:p>
          </table:table-cell>
          <table:table-cell table:number-columns-repeated="4"/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17.6086654354614" calcext:value-type="float">
            <text:p>17.6086654354614</text:p>
          </table:table-cell>
          <table:table-cell office:value-type="float" office:value="-78" calcext:value-type="float">
            <text:p>-78</text:p>
          </table:table-cell>
          <table:table-cell office:value-type="float" office:value="-75" calcext:value-type="float">
            <text:p>-75</text:p>
          </table:table-cell>
          <table:table-cell office:value-type="float" office:value="-73.9374517571991" calcext:value-type="float">
            <text:p>-73.9374517571991</text:p>
          </table:table-cell>
          <table:table-cell office:value-type="float" office:value="6.78029191123224" calcext:value-type="float">
            <text:p>6.78029191123224</text:p>
          </table:table-cell>
          <table:table-cell office:value-type="float" office:value="-70" calcext:value-type="float">
            <text:p>-70</text:p>
          </table:table-cell>
          <table:table-cell office:value-type="float" office:value="-72" calcext:value-type="float">
            <text:p>-72</text:p>
          </table:table-cell>
          <table:table-cell office:value-type="float" office:value="-71.4533074216341" calcext:value-type="float">
            <text:p>-71.4533074216341</text:p>
          </table:table-cell>
          <table:table-cell office:value-type="float" office:value="5.60329620108063" calcext:value-type="float">
            <text:p>5.60329620108063</text:p>
          </table:table-cell>
          <table:table-cell office:value-type="float" office:value="-81" calcext:value-type="float">
            <text:p>-81</text:p>
          </table:table-cell>
          <table:table-cell office:value-type="float" office:value="-77" calcext:value-type="float">
            <text:p>-77</text:p>
          </table:table-cell>
          <table:table-cell office:value-type="float" office:value="-76.1366409201659" calcext:value-type="float">
            <text:p>-76.1366409201659</text:p>
          </table:table-cell>
          <table:table-cell office:value-type="float" office:value="8.02702651114395" calcext:value-type="float">
            <text:p>8.02702651114395</text:p>
          </table:table-cell>
          <table:table-cell office:value-type="float" office:value="23.0455450197711" calcext:value-type="float">
            <text:p>23.0455450197711</text:p>
          </table:table-cell>
          <table:table-cell office:value-type="float" office:value="-6.65519549294397" calcext:value-type="float">
            <text:p>-6.65519549294397</text:p>
          </table:table-cell>
          <table:table-cell office:value-type="float" office:value="-23.1648055726513" calcext:value-type="float">
            <text:p>-23.1648055726513</text:p>
          </table:table-cell>
          <table:table-cell table:number-columns-repeated="4"/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17.6333712513998" calcext:value-type="float">
            <text:p>17.6333712513998</text:p>
          </table:table-cell>
          <table:table-cell office:value-type="float" office:value="-75" calcext:value-type="float">
            <text:p>-75</text:p>
          </table:table-cell>
          <table:table-cell office:value-type="float" office:value="-73" calcext:value-type="float">
            <text:p>-73</text:p>
          </table:table-cell>
          <table:table-cell office:value-type="float" office:value="-73.4687258785995" calcext:value-type="float">
            <text:p>-73.4687258785995</text:p>
          </table:table-cell>
          <table:table-cell office:value-type="float" office:value="6.54069948790772" calcext:value-type="float">
            <text:p>6.54069948790772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2.2266537108171" calcext:value-type="float">
            <text:p>-72.2266537108171</text:p>
          </table:table-cell>
          <table:table-cell office:value-type="float" office:value="5.94595735888661" calcext:value-type="float">
            <text:p>5.94595735888661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float" office:value="-76.068320460083" calcext:value-type="float">
            <text:p>-76.068320460083</text:p>
          </table:table-cell>
          <table:table-cell office:value-type="float" office:value="7.98504464526153" calcext:value-type="float">
            <text:p>7.98504464526153</text:p>
          </table:table-cell>
          <table:table-cell office:value-type="float" office:value="22.2635655136623" calcext:value-type="float">
            <text:p>22.2635655136623</text:p>
          </table:table-cell>
          <table:table-cell office:value-type="float" office:value="-3.40560948973565" calcext:value-type="float">
            <text:p>-3.40560948973565</text:p>
          </table:table-cell>
          <table:table-cell office:value-type="float" office:value="-21.6401480922826" calcext:value-type="float">
            <text:p>-21.6401480922826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.6351699556346" calcext:value-type="float">
            <text:p>17.6351699556346</text:p>
          </table:table-cell>
          <table:table-cell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office:value-type="float" office:value="-73.2343629392998" calcext:value-type="float">
            <text:p>-73.2343629392998</text:p>
          </table:table-cell>
          <table:table-cell office:value-type="float" office:value="6.42409711938823" calcext:value-type="float">
            <text:p>6.42409711938823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2.6133268554085" calcext:value-type="float">
            <text:p>-72.6133268554085</text:p>
          </table:table-cell>
          <table:table-cell office:value-type="float" office:value="6.12506772660969" calcext:value-type="float">
            <text:p>6.12506772660969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5.5341602300415" calcext:value-type="float">
            <text:p>-75.5341602300415</text:p>
          </table:table-cell>
          <table:table-cell office:value-type="float" office:value="7.66429138590195" calcext:value-type="float">
            <text:p>7.66429138590195</text:p>
          </table:table-cell>
          <table:table-cell office:value-type="float" office:value="17.4958003870333" calcext:value-type="float">
            <text:p>17.4958003870333</text:p>
          </table:table-cell>
          <table:table-cell office:value-type="float" office:value="-1.73571324717116" calcext:value-type="float">
            <text:p>-1.73571324717116</text:p>
          </table:table-cell>
          <table:table-cell office:value-type="float" office:value="-16.4293106866066" calcext:value-type="float">
            <text:p>-16.4293106866066</text:p>
          </table:table-cell>
          <table:table-cell table:number-columns-repeated="4"/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17.6378300448998" calcext:value-type="float">
            <text:p>17.6378300448998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3.1171814696499" calcext:value-type="float">
            <text:p>-73.1171814696499</text:p>
          </table:table-cell>
          <table:table-cell office:value-type="float" office:value="6.36657777705736" calcext:value-type="float">
            <text:p>6.36657777705736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2.3066634277043" calcext:value-type="float">
            <text:p>-72.3066634277043</text:p>
          </table:table-cell>
          <table:table-cell office:value-type="float" office:value="5.98258366625626" calcext:value-type="float">
            <text:p>5.98258366625626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5.7670801150208" calcext:value-type="float">
            <text:p>-75.7670801150208</text:p>
          </table:table-cell>
          <table:table-cell office:value-type="float" office:value="7.80254000116373" calcext:value-type="float">
            <text:p>7.80254000116373</text:p>
          </table:table-cell>
          <table:table-cell office:value-type="float" office:value="20.5337209962123" calcext:value-type="float">
            <text:p>20.5337209962123</text:p>
          </table:table-cell>
          <table:table-cell office:value-type="float" office:value="-2.18545693980197" calcext:value-type="float">
            <text:p>-2.18545693980197</text:p>
          </table:table-cell>
          <table:table-cell office:value-type="float" office:value="-19.7083708766629" calcext:value-type="float">
            <text:p>-19.7083708766629</text:p>
          </table:table-cell>
          <table:table-cell table:number-columns-repeated="4"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17.6411467896709" calcext:value-type="float">
            <text:p>17.6411467896709</text:p>
          </table:table-cell>
          <table:table-cell office:value-type="float" office:value="-78" calcext:value-type="float">
            <text:p>-78</text:p>
          </table:table-cell>
          <table:table-cell office:value-type="float" office:value="-74" calcext:value-type="float">
            <text:p>-74</text:p>
          </table:table-cell>
          <table:table-cell office:value-type="float" office:value="-73.5585907348249" calcext:value-type="float">
            <text:p>-73.5585907348249</text:p>
          </table:table-cell>
          <table:table-cell office:value-type="float" office:value="6.58596913639128" calcext:value-type="float">
            <text:p>6.58596913639128</text:p>
          </table:table-cell>
          <table:table-cell office:value-type="float" office:value="-70" calcext:value-type="float">
            <text:p>-70</text:p>
          </table:table-cell>
          <table:table-cell office:value-type="float" office:value="-72" calcext:value-type="float">
            <text:p>-72</text:p>
          </table:table-cell>
          <table:table-cell office:value-type="float" office:value="-72.1533317138521" calcext:value-type="float">
            <text:p>-72.1533317138521</text:p>
          </table:table-cell>
          <table:table-cell office:value-type="float" office:value="5.91258944555219" calcext:value-type="float">
            <text:p>5.91258944555219</text:p>
          </table:table-cell>
          <table:table-cell office:value-type="float" office:value="-87" calcext:value-type="float">
            <text:p>-87</text:p>
          </table:table-cell>
          <table:table-cell office:value-type="float" office:value="-75" calcext:value-type="float">
            <text:p>-75</text:p>
          </table:table-cell>
          <table:table-cell office:value-type="float" office:value="-75.3835400575104" calcext:value-type="float">
            <text:p>-75.3835400575104</text:p>
          </table:table-cell>
          <table:table-cell office:value-type="float" office:value="7.57619833225584" calcext:value-type="float">
            <text:p>7.57619833225584</text:p>
          </table:table-cell>
          <table:table-cell office:value-type="float" office:value="16.3649951585075" calcext:value-type="float">
            <text:p>16.3649951585075</text:p>
          </table:table-cell>
          <table:table-cell office:value-type="float" office:value="-3.85557977901968" calcext:value-type="float">
            <text:p>-3.85557977901968</text:p>
          </table:table-cell>
          <table:table-cell office:value-type="float" office:value="-15.60717064285" calcext:value-type="float">
            <text:p>-15.60717064285</text:p>
          </table:table-cell>
          <table:table-cell table:number-columns-repeated="4"/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17.6057270580597" calcext:value-type="float">
            <text:p>17.6057270580597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3.2792953674125" calcext:value-type="float">
            <text:p>-73.2792953674125</text:p>
          </table:table-cell>
          <table:table-cell office:value-type="float" office:value="6.44629009363211" calcext:value-type="float">
            <text:p>6.44629009363211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2.5766658569261" calcext:value-type="float">
            <text:p>-72.5766658569261</text:p>
          </table:table-cell>
          <table:table-cell office:value-type="float" office:value="6.10785701827345" calcext:value-type="float">
            <text:p>6.10785701827345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5.1917700287552" calcext:value-type="float">
            <text:p>-75.1917700287552</text:p>
          </table:table-cell>
          <table:table-cell office:value-type="float" office:value="7.46550173891485" calcext:value-type="float">
            <text:p>7.46550173891485</text:p>
          </table:table-cell>
          <table:table-cell office:value-type="float" office:value="14.7151407825079" calcext:value-type="float">
            <text:p>14.7151407825079</text:p>
          </table:table-cell>
          <table:table-cell office:value-type="float" office:value="-1.96124482526691" calcext:value-type="float">
            <text:p>-1.96124482526691</text:p>
          </table:table-cell>
          <table:table-cell office:value-type="float" office:value="-13.4587253542333" calcext:value-type="float">
            <text:p>-13.4587253542333</text:p>
          </table:table-cell>
          <table:table-cell table:number-columns-repeated="4"/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17.6050048905443" calcext:value-type="float">
            <text:p>17.6050048905443</text:p>
          </table:table-cell>
          <table:table-cell office:value-type="float" office:value="-71" calcext:value-type="float">
            <text:p>-71</text:p>
          </table:table-cell>
          <table:table-cell office:value-type="float" office:value="-74" calcext:value-type="float">
            <text:p>-74</text:p>
          </table:table-cell>
          <table:table-cell office:value-type="float" office:value="-73.6396476837062" calcext:value-type="float">
            <text:p>-73.6396476837062</text:p>
          </table:table-cell>
          <table:table-cell office:value-type="float" office:value="6.62707048071655" calcext:value-type="float">
            <text:p>6.62707048071655</text:p>
          </table:table-cell>
          <table:table-cell office:value-type="float" office:value="-78" calcext:value-type="float">
            <text:p>-78</text:p>
          </table:table-cell>
          <table:table-cell office:value-type="float" office:value="-75" calcext:value-type="float">
            <text:p>-75</text:p>
          </table:table-cell>
          <table:table-cell office:value-type="float" office:value="-73.788332928463" calcext:value-type="float">
            <text:p>-73.788332928463</text:p>
          </table:table-cell>
          <table:table-cell office:value-type="float" office:value="6.70313188505181" calcext:value-type="float">
            <text:p>6.70313188505181</text:p>
          </table:table-cell>
          <table:table-cell office:value-type="float" office:value="-72" calcext:value-type="float">
            <text:p>-72</text:p>
          </table:table-cell>
          <table:table-cell office:value-type="float" office:value="-74" calcext:value-type="float">
            <text:p>-74</text:p>
          </table:table-cell>
          <table:table-cell office:value-type="float" office:value="-74.5958850143776" calcext:value-type="float">
            <text:p>-74.5958850143776</text:p>
          </table:table-cell>
          <table:table-cell office:value-type="float" office:value="7.13175092544678" calcext:value-type="float">
            <text:p>7.13175092544678</text:p>
          </table:table-cell>
          <table:table-cell office:value-type="float" office:value="5.87600304347262" calcext:value-type="float">
            <text:p>5.87600304347262</text:p>
          </table:table-cell>
          <table:table-cell office:value-type="float" office:value="0.430869960006193" calcext:value-type="float">
            <text:p>0.43086996000619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.6042730507416" calcext:value-type="float">
            <text:p>17.6042730507416</text:p>
          </table:table-cell>
          <table:table-cell office:value-type="float" office:value="-78" calcext:value-type="float">
            <text:p>-78</text:p>
          </table:table-cell>
          <table:table-cell office:value-type="float" office:value="-74" calcext:value-type="float">
            <text:p>-74</text:p>
          </table:table-cell>
          <table:table-cell office:value-type="float" office:value="-73.8198238418531" calcext:value-type="float">
            <text:p>-73.8198238418531</text:p>
          </table:table-cell>
          <table:table-cell office:value-type="float" office:value="6.71935306380035" calcext:value-type="float">
            <text:p>6.71935306380035</text:p>
          </table:table-cell>
          <table:table-cell office:value-type="float" office:value="-71" calcext:value-type="float">
            <text:p>-71</text:p>
          </table:table-cell>
          <table:table-cell office:value-type="float" office:value="-75" calcext:value-type="float">
            <text:p>-75</text:p>
          </table:table-cell>
          <table:table-cell office:value-type="float" office:value="-74.3941664642315" calcext:value-type="float">
            <text:p>-74.3941664642315</text:p>
          </table:table-cell>
          <table:table-cell office:value-type="float" office:value="7.02218417008542" calcext:value-type="float">
            <text:p>7.02218417008542</text:p>
          </table:table-cell>
          <table:table-cell office:value-type="float" office:value="-82" calcext:value-type="float">
            <text:p>-82</text:p>
          </table:table-cell>
          <table:table-cell office:value-type="float" office:value="-75" calcext:value-type="float">
            <text:p>-75</text:p>
          </table:table-cell>
          <table:table-cell office:value-type="float" office:value="-74.7979425071888" calcext:value-type="float">
            <text:p>-74.7979425071888</text:p>
          </table:table-cell>
          <table:table-cell office:value-type="float" office:value="7.24321567333205" calcext:value-type="float">
            <text:p>7.24321567333205</text:p>
          </table:table-cell>
          <table:table-cell office:value-type="float" office:value="4.86034273065324" calcext:value-type="float">
            <text:p>4.86034273065324</text:p>
          </table:table-cell>
          <table:table-cell office:value-type="float" office:value="1.8615295102705" calcext:value-type="float">
            <text:p>1.86152951027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17.6035315357863" calcext:value-type="float">
            <text:p>17.6035315357863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3.4099119209266" calcext:value-type="float">
            <text:p>-73.4099119209266</text:p>
          </table:table-cell>
          <table:table-cell office:value-type="float" office:value="6.51124040852457" calcext:value-type="float">
            <text:p>6.51124040852457</text:p>
          </table:table-cell>
          <table:table-cell office:value-type="float" office:value="-72" calcext:value-type="float">
            <text:p>-72</text:p>
          </table:table-cell>
          <table:table-cell office:value-type="float" office:value="-76" calcext:value-type="float">
            <text:p>-76</text:p>
          </table:table-cell>
          <table:table-cell office:value-type="float" office:value="-75.1970832321158" calcext:value-type="float">
            <text:p>-75.1970832321158</text:p>
          </table:table-cell>
          <table:table-cell office:value-type="float" office:value="7.46854681697366" calcext:value-type="float">
            <text:p>7.46854681697366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4.3989712535944" calcext:value-type="float">
            <text:p>-74.3989712535944</text:p>
          </table:table-cell>
          <table:table-cell office:value-type="float" office:value="7.02477429724076" calcext:value-type="float">
            <text:p>7.02477429724076</text:p>
          </table:table-cell>
          <table:table-cell office:value-type="float" office:value="0.567110536092372" calcext:value-type="float">
            <text:p>0.567110536092372</text:p>
          </table:table-cell>
          <table:table-cell office:value-type="float" office:value="6.05315449987466" calcext:value-type="float">
            <text:p>6.0531544998746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17.602790047063" calcext:value-type="float">
            <text:p>17.602790047063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2.2049559604633" calcext:value-type="float">
            <text:p>-72.2049559604633</text:p>
          </table:table-cell>
          <table:table-cell office:value-type="float" office:value="5.93606341703948" calcext:value-type="float">
            <text:p>5.93606341703948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5.5985416160579" calcext:value-type="float">
            <text:p>-75.5985416160579</text:p>
          </table:table-cell>
          <table:table-cell office:value-type="float" office:value="7.70225785668224" calcext:value-type="float">
            <text:p>7.70225785668224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4.1994856267972" calcext:value-type="float">
            <text:p>-74.1994856267972</text:p>
          </table:table-cell>
          <table:table-cell office:value-type="float" office:value="6.91803658246496" calcext:value-type="float">
            <text:p>6.91803658246496</text:p>
          </table:table-cell>
          <table:table-cell office:value-type="float" office:value="1.12223739494319" calcext:value-type="float">
            <text:p>1.12223739494319</text:p>
          </table:table-cell>
          <table:table-cell office:value-type="float" office:value="10.9190578180495" calcext:value-type="float">
            <text:p>10.9190578180495</text:p>
          </table:table-cell>
          <table:table-cell office:value-type="float" office:value="-8.61179257661441" calcext:value-type="float">
            <text:p>-8.61179257661441</text:p>
          </table:table-cell>
          <table:table-cell table:number-columns-repeated="4"/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7.6019997992577" calcext:value-type="float">
            <text:p>17.6019997992577</text:p>
          </table:table-cell>
          <table:table-cell office:value-type="float" office:value="-74" calcext:value-type="float">
            <text:p>-74</text:p>
          </table:table-cell>
          <table:table-cell office:value-type="float" office:value="-70" calcext:value-type="float">
            <text:p>-70</text:p>
          </table:table-cell>
          <table:table-cell office:value-type="float" office:value="-71.1024779802316" calcext:value-type="float">
            <text:p>-71.1024779802316</text:p>
          </table:table-cell>
          <table:table-cell office:value-type="float" office:value="5.45442866175924" calcext:value-type="float">
            <text:p>5.45442866175924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5.2992708080289" calcext:value-type="float">
            <text:p>-75.2992708080289</text:p>
          </table:table-cell>
          <table:table-cell office:value-type="float" office:value="7.52735433875622" calcext:value-type="float">
            <text:p>7.52735433875622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4.5997428133986" calcext:value-type="float">
            <text:p>-74.5997428133986</text:p>
          </table:table-cell>
          <table:table-cell office:value-type="float" office:value="7.13386292828702" calcext:value-type="float">
            <text:p>7.13386292828702</text:p>
          </table:table-cell>
          <table:table-cell office:value-type="float" office:value="7.65371735117252" calcext:value-type="float">
            <text:p>7.65371735117252</text:p>
          </table:table-cell>
          <table:table-cell office:value-type="float" office:value="12.2019415068052" calcext:value-type="float">
            <text:p>12.2019415068052</text:p>
          </table:table-cell>
          <table:table-cell office:value-type="float" office:value="-12.8567629920535" calcext:value-type="float">
            <text:p>-12.8567629920535</text:p>
          </table:table-cell>
          <table:table-cell table:number-columns-repeated="4"/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17.6012486609105" calcext:value-type="float">
            <text:p>17.6012486609105</text:p>
          </table:table-cell>
          <table:table-cell office:value-type="float" office:value="-73" calcext:value-type="float">
            <text:p>-73</text:p>
          </table:table-cell>
          <table:table-cell office:value-type="float" office:value="-70" calcext:value-type="float">
            <text:p>-70</text:p>
          </table:table-cell>
          <table:table-cell office:value-type="float" office:value="-70.5512389901158" calcext:value-type="float">
            <text:p>-70.5512389901158</text:p>
          </table:table-cell>
          <table:table-cell office:value-type="float" office:value="5.22847015101398" calcext:value-type="float">
            <text:p>5.22847015101398</text:p>
          </table:table-cell>
          <table:table-cell office:value-type="float" office:value="-76" calcext:value-type="float">
            <text:p>-76</text:p>
          </table:table-cell>
          <table:table-cell office:value-type="float" office:value="-74" calcext:value-type="float">
            <text:p>-74</text:p>
          </table:table-cell>
          <table:table-cell office:value-type="float" office:value="-74.6496354040145" calcext:value-type="float">
            <text:p>-74.6496354040145</text:p>
          </table:table-cell>
          <table:table-cell office:value-type="float" office:value="7.16123370096498" calcext:value-type="float">
            <text:p>7.16123370096498</text:p>
          </table:table-cell>
          <table:table-cell office:value-type="float" office:value="-84" calcext:value-type="float">
            <text:p>-84</text:p>
          </table:table-cell>
          <table:table-cell office:value-type="float" office:value="-75" calcext:value-type="float">
            <text:p>-75</text:p>
          </table:table-cell>
          <table:table-cell office:value-type="float" office:value="-74.7998714066993" calcext:value-type="float">
            <text:p>-74.7998714066993</text:p>
          </table:table-cell>
          <table:table-cell office:value-type="float" office:value="7.24428809999376" calcext:value-type="float">
            <text:p>7.24428809999376</text:p>
          </table:table-cell>
          <table:table-cell office:value-type="float" office:value="12.5652806540014" calcext:value-type="float">
            <text:p>12.5652806540014</text:p>
          </table:table-cell>
          <table:table-cell office:value-type="float" office:value="10.8547127271783" calcext:value-type="float">
            <text:p>10.8547127271783</text:p>
          </table:table-cell>
          <table:table-cell office:value-type="float" office:value="-15.4063514482528" calcext:value-type="float">
            <text:p>-15.4063514482528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.6005268109677" calcext:value-type="float">
            <text:p>17.6005268109677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70.2756194950579" calcext:value-type="float">
            <text:p>-70.2756194950579</text:p>
          </table:table-cell>
          <table:table-cell office:value-type="float" office:value="5.11902577751809" calcext:value-type="float">
            <text:p>5.11902577751809</text:p>
          </table:table-cell>
          <table:table-cell office:value-type="float" office:value="-77" calcext:value-type="float">
            <text:p>-77</text:p>
          </table:table-cell>
          <table:table-cell office:value-type="float" office:value="-74" calcext:value-type="float">
            <text:p>-74</text:p>
          </table:table-cell>
          <table:table-cell office:value-type="float" office:value="-74.3248177020072" calcext:value-type="float">
            <text:p>-74.3248177020072</text:p>
          </table:table-cell>
          <table:table-cell office:value-type="float" office:value="6.98490638816157" calcext:value-type="float">
            <text:p>6.98490638816157</text:p>
          </table:table-cell>
          <table:table-cell office:value-type="float" office:value="-73" calcext:value-type="float">
            <text:p>-73</text:p>
          </table:table-cell>
          <table:table-cell office:value-type="float" office:value="-75" calcext:value-type="float">
            <text:p>-75</text:p>
          </table:table-cell>
          <table:table-cell office:value-type="float" office:value="-74.8999357033497" calcext:value-type="float">
            <text:p>-74.8999357033497</text:p>
          </table:table-cell>
          <table:table-cell office:value-type="float" office:value="7.3001400190918" calcext:value-type="float">
            <text:p>7.3001400190918</text:p>
          </table:table-cell>
          <table:table-cell office:value-type="float" office:value="14.9185581067302" calcext:value-type="float">
            <text:p>14.9185581067302</text:p>
          </table:table-cell>
          <table:table-cell office:value-type="float" office:value="10.2356783365844" calcext:value-type="float">
            <text:p>10.2356783365844</text:p>
          </table:table-cell>
          <table:table-cell office:value-type="float" office:value="-17.0514913310527" calcext:value-type="float">
            <text:p>-17.0514913310527</text:p>
          </table:table-cell>
          <table:table-cell table:number-columns-repeated="4"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17.5996000992254" calcext:value-type="float">
            <text:p>17.5996000992254</text:p>
          </table:table-cell>
          <table:table-cell office:value-type="float" office:value="-70" calcext:value-type="float">
            <text:p>-70</text:p>
          </table:table-cell>
          <table:table-cell office:value-type="float" office:value="-75" calcext:value-type="float">
            <text:p>-75</text:p>
          </table:table-cell>
          <table:table-cell office:value-type="float" office:value="-72.637809747529" calcext:value-type="float">
            <text:p>-72.637809747529</text:p>
          </table:table-cell>
          <table:table-cell office:value-type="float" office:value="6.13658835478674" calcext:value-type="float">
            <text:p>6.13658835478674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3.6624088510036" calcext:value-type="float">
            <text:p>-73.6624088510036</text:p>
          </table:table-cell>
          <table:table-cell office:value-type="float" office:value="6.63865798645868" calcext:value-type="float">
            <text:p>6.63865798645868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4.9499678516748" calcext:value-type="float">
            <text:p>-74.9499678516748</text:p>
          </table:table-cell>
          <table:table-cell office:value-type="float" office:value="7.32822724914815" calcext:value-type="float">
            <text:p>7.32822724914815</text:p>
          </table:table-cell>
          <table:table-cell office:value-type="float" office:value="11.8292685123334" calcext:value-type="float">
            <text:p>11.8292685123334</text:p>
          </table:table-cell>
          <table:table-cell office:value-type="float" office:value="2.88548328412153" calcext:value-type="float">
            <text:p>2.88548328412153</text:p>
          </table:table-cell>
          <table:table-cell office:value-type="float" office:value="-10.3860188748258" calcext:value-type="float">
            <text:p>-10.3860188748258</text:p>
          </table:table-cell>
          <table:table-cell table:number-columns-repeated="4"/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17.5987417673312" calcext:value-type="float">
            <text:p>17.5987417673312</text:p>
          </table:table-cell>
          <table:table-cell office:value-type="float" office:value="-69" calcext:value-type="float">
            <text:p>-69</text:p>
          </table:table-cell>
          <table:table-cell office:value-type="float" office:value="-76" calcext:value-type="float">
            <text:p>-76</text:p>
          </table:table-cell>
          <table:table-cell office:value-type="float" office:value="-74.3189048737645" calcext:value-type="float">
            <text:p>-74.3189048737645</text:p>
          </table:table-cell>
          <table:table-cell office:value-type="float" office:value="6.98173717285844" calcext:value-type="float">
            <text:p>6.98173717285844</text:p>
          </table:table-cell>
          <table:table-cell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office:value-type="float" office:value="-73.3312044255018" calcext:value-type="float">
            <text:p>-73.3312044255018</text:p>
          </table:table-cell>
          <table:table-cell office:value-type="float" office:value="6.47202442366235" calcext:value-type="float">
            <text:p>6.47202442366235</text:p>
          </table:table-cell>
          <table:table-cell office:value-type="float" office:value="-80" calcext:value-type="float">
            <text:p>-80</text:p>
          </table:table-cell>
          <table:table-cell office:value-type="float" office:value="-75" calcext:value-type="float">
            <text:p>-75</text:p>
          </table:table-cell>
          <table:table-cell office:value-type="float" office:value="-74.9749839258374" calcext:value-type="float">
            <text:p>-74.9749839258374</text:p>
          </table:table-cell>
          <table:table-cell office:value-type="float" office:value="7.34231136274942" calcext:value-type="float">
            <text:p>7.34231136274942</text:p>
          </table:table-cell>
          <table:table-cell office:value-type="float" office:value="7.64157718822973" calcext:value-type="float">
            <text:p>7.64157718822973</text:p>
          </table:table-cell>
          <table:table-cell office:value-type="float" office:value="-3.14706991381427" calcext:value-type="float">
            <text:p>-3.14706991381427</text:p>
          </table:table-cell>
          <table:table-cell office:value-type="float" office:value="-4.80587658243544" calcext:value-type="float">
            <text:p>-4.80587658243544</text:p>
          </table:table-cell>
          <table:table-cell table:number-columns-repeated="4"/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17.5978445228531" calcext:value-type="float">
            <text:p>17.5978445228531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75.1594524368822" calcext:value-type="float">
            <text:p>-75.1594524368822</text:p>
          </table:table-cell>
          <table:table-cell office:value-type="float" office:value="7.4470067569632" calcext:value-type="float">
            <text:p>7.4470067569632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3.1656022127509" calcext:value-type="float">
            <text:p>-73.1656022127509</text:p>
          </table:table-cell>
          <table:table-cell office:value-type="float" office:value="6.39028273534509" calcext:value-type="float">
            <text:p>6.39028273534509</text:p>
          </table:table-cell>
          <table:table-cell office:value-type="float" office:value="-72" calcext:value-type="float">
            <text:p>-72</text:p>
          </table:table-cell>
          <table:table-cell office:value-type="float" office:value="-74" calcext:value-type="float">
            <text:p>-74</text:p>
          </table:table-cell>
          <table:table-cell office:value-type="float" office:value="-74.4874919629187" calcext:value-type="float">
            <text:p>-74.4874919629187</text:p>
          </table:table-cell>
          <table:table-cell office:value-type="float" office:value="7.0726646322269" calcext:value-type="float">
            <text:p>7.0726646322269</text:p>
          </table:table-cell>
          <table:table-cell office:value-type="float" office:value="1.34189662990305" calcext:value-type="float">
            <text:p>1.34189662990305</text:p>
          </table:table-cell>
          <table:table-cell office:value-type="float" office:value="-6.67645281845723" calcext:value-type="float">
            <text:p>-6.6764528184572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17.5968985305006" calcext:value-type="float">
            <text:p>17.5968985305006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6.0797262184411" calcext:value-type="float">
            <text:p>-76.0797262184411</text:p>
          </table:table-cell>
          <table:table-cell office:value-type="float" office:value="7.99203800805903" calcext:value-type="float">
            <text:p>7.99203800805903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3.0828011063755" calcext:value-type="float">
            <text:p>-73.0828011063755</text:p>
          </table:table-cell>
          <table:table-cell office:value-type="float" office:value="6.3497998591853" calcext:value-type="float">
            <text:p>6.3497998591853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4.7437459814594" calcext:value-type="float">
            <text:p>-74.7437459814594</text:p>
          </table:table-cell>
          <table:table-cell office:value-type="float" office:value="7.21314837992979" calcext:value-type="float">
            <text:p>7.21314837992979</text:p>
          </table:table-cell>
          <table:table-cell office:value-type="float" office:value="-0.64550187423788" calcext:value-type="float">
            <text:p>-0.64550187423788</text:p>
          </table:table-cell>
          <table:table-cell office:value-type="float" office:value="-10.7357787593411" calcext:value-type="float">
            <text:p>-10.7357787593411</text:p>
          </table:table-cell>
          <table:table-cell office:value-type="float" office:value="-7.95214163773626" calcext:value-type="float">
            <text:p>-7.9521416377362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.5958844375904" calcext:value-type="float">
            <text:p>17.5958844375904</text:p>
          </table:table-cell>
          <table:table-cell office:value-type="float" office:value="-76" calcext:value-type="float">
            <text:p>-76</text:p>
          </table:table-cell>
          <table:table-cell office:value-type="float" office:value="-78" calcext:value-type="float">
            <text:p>-78</text:p>
          </table:table-cell>
          <table:table-cell office:value-type="float" office:value="-77.0398631092206" calcext:value-type="float">
            <text:p>-77.0398631092206</text:p>
          </table:table-cell>
          <table:table-cell office:value-type="float" office:value="8.60324129336182" calcext:value-type="float">
            <text:p>8.60324129336182</text:p>
          </table:table-cell>
          <table:table-cell office:value-type="float" office:value="-73" calcext:value-type="float">
            <text:p>-73</text:p>
          </table:table-cell>
          <table:table-cell office:value-type="float" office:value="-76" calcext:value-type="float">
            <text:p>-76</text:p>
          </table:table-cell>
          <table:table-cell office:value-type="float" office:value="-74.5414005531877" calcext:value-type="float">
            <text:p>-74.5414005531877</text:p>
          </table:table-cell>
          <table:table-cell office:value-type="float" office:value="7.10198937833559" calcext:value-type="float">
            <text:p>7.10198937833559</text:p>
          </table:table-cell>
          <table:table-cell office:value-type="float" office:value="-81" calcext:value-type="float">
            <text:p>-81</text:p>
          </table:table-cell>
          <table:table-cell office:value-type="float" office:value="-75" calcext:value-type="float">
            <text:p>-75</text:p>
          </table:table-cell>
          <table:table-cell office:value-type="float" office:value="-74.8718729907297" calcext:value-type="float">
            <text:p>-74.8718729907297</text:p>
          </table:table-cell>
          <table:table-cell office:value-type="float" office:value="7.28443322157837" calcext:value-type="float">
            <text:p>7.28443322157837</text:p>
          </table:table-cell>
          <table:table-cell office:value-type="float" office:value="-8.91632956036776" calcext:value-type="float">
            <text:p>-8.91632956036776</text:p>
          </table:table-cell>
          <table:table-cell office:value-type="float" office:value="-10.7470489190066" calcext:value-type="float">
            <text:p>-10.7470489190066</text:p>
          </table:table-cell>
          <table:table-cell office:value-type="float" office:value="-11.5078913542217" calcext:value-type="float">
            <text:p>-11.5078913542217</text:p>
          </table:table-cell>
          <table:table-cell table:number-columns-repeated="4"/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17.5947923743819" calcext:value-type="float">
            <text:p>17.5947923743819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7.5199315546103" calcext:value-type="float">
            <text:p>-77.5199315546103</text:p>
          </table:table-cell>
          <table:table-cell office:value-type="float" office:value="8.92615420233897" calcext:value-type="float">
            <text:p>8.92615420233897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float" office:value="-75.2707002765939" calcext:value-type="float">
            <text:p>-75.2707002765939</text:p>
          </table:table-cell>
          <table:table-cell office:value-type="float" office:value="7.5108659194023" calcext:value-type="float">
            <text:p>7.5108659194023</text:p>
          </table:table-cell>
          <table:table-cell office:value-type="float" office:value="-71" calcext:value-type="float">
            <text:p>-71</text:p>
          </table:table-cell>
          <table:table-cell office:value-type="float" office:value="-75" calcext:value-type="float">
            <text:p>-75</text:p>
          </table:table-cell>
          <table:table-cell office:value-type="float" office:value="-74.9359364953648" calcext:value-type="float">
            <text:p>-74.9359364953648</text:p>
          </table:table-cell>
          <table:table-cell office:value-type="float" office:value="7.32033938938805" calcext:value-type="float">
            <text:p>7.32033938938805</text:p>
          </table:table-cell>
          <table:table-cell office:value-type="float" office:value="-13.7205889610554" calcext:value-type="float">
            <text:p>-13.7205889610554</text:p>
          </table:table-cell>
          <table:table-cell office:value-type="float" office:value="-10.6041463566794" calcext:value-type="float">
            <text:p>-10.6041463566794</text:p>
          </table:table-cell>
          <table:table-cell office:value-type="float" office:value="-15.2422099696574" calcext:value-type="float">
            <text:p>-15.2422099696574</text:p>
          </table:table-cell>
          <table:table-cell table:number-columns-repeated="4"/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17.5940127350611" calcext:value-type="float">
            <text:p>17.5940127350611</text:p>
          </table:table-cell>
          <table:table-cell office:value-type="float" office:value="-76" calcext:value-type="float">
            <text:p>-76</text:p>
          </table:table-cell>
          <table:table-cell office:value-type="float" office:value="-77" calcext:value-type="float">
            <text:p>-77</text:p>
          </table:table-cell>
          <table:table-cell office:value-type="float" office:value="-77.2599657773051" calcext:value-type="float">
            <text:p>-77.2599657773051</text:p>
          </table:table-cell>
          <table:table-cell office:value-type="float" office:value="8.74981476920284" calcext:value-type="float">
            <text:p>8.74981476920284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4.1353501382969" calcext:value-type="float">
            <text:p>-74.1353501382969</text:p>
          </table:table-cell>
          <table:table-cell office:value-type="float" office:value="6.88406567026555" calcext:value-type="float">
            <text:p>6.88406567026555</text:p>
          </table:table-cell>
          <table:table-cell office:value-type="float" office:value="-74" calcext:value-type="float">
            <text:p>-74</text:p>
          </table:table-cell>
          <table:table-cell office:value-type="float" office:value="-77" calcext:value-type="float">
            <text:p>-77</text:p>
          </table:table-cell>
          <table:table-cell office:value-type="float" office:value="-75.9679682476824" calcext:value-type="float">
            <text:p>-75.9679682476824</text:p>
          </table:table-cell>
          <table:table-cell office:value-type="float" office:value="7.92377755276579" calcext:value-type="float">
            <text:p>7.92377755276579</text:p>
          </table:table-cell>
          <table:table-cell office:value-type="float" office:value="0.0136599749278759" calcext:value-type="float">
            <text:p>0.013659974927876</text:p>
          </table:table-cell>
          <table:table-cell office:value-type="float" office:value="-13.2885901558325" calcext:value-type="float">
            <text:p>-13.2885901558325</text:p>
          </table:table-cell>
          <table:table-cell office:value-type="float" office:value="-10.6826069005327" calcext:value-type="float">
            <text:p>-10.6826069005327</text:p>
          </table:table-cell>
          <table:table-cell table:number-columns-repeated="4"/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17.5929892020428" calcext:value-type="float">
            <text:p>17.5929892020428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7.1299828886526" calcext:value-type="float">
            <text:p>-77.1299828886526</text:p>
          </table:table-cell>
          <table:table-cell office:value-type="float" office:value="8.66295575480753" calcext:value-type="float">
            <text:p>8.66295575480753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5.0676750691485" calcext:value-type="float">
            <text:p>-75.0676750691485</text:p>
          </table:table-cell>
          <table:table-cell office:value-type="float" office:value="7.39473307942082" calcext:value-type="float">
            <text:p>7.39473307942082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office:value-type="float" office:value="-76.9839841238412" calcext:value-type="float">
            <text:p>-76.9839841238412</text:p>
          </table:table-cell>
          <table:table-cell office:value-type="float" office:value="8.56642211728032" calcext:value-type="float">
            <text:p>8.56642211728032</text:p>
          </table:table-cell>
          <table:table-cell office:value-type="float" office:value="7.23895130467574" calcext:value-type="float">
            <text:p>7.23895130467574</text:p>
          </table:table-cell>
          <table:table-cell office:value-type="float" office:value="-9.28669322448743" calcext:value-type="float">
            <text:p>-9.28669322448743</text:p>
          </table:table-cell>
          <table:table-cell office:value-type="float" office:value="-8.57477962287786" calcext:value-type="float">
            <text:p>-8.57477962287786</text:p>
          </table:table-cell>
          <table:table-cell table:number-columns-repeated="4"/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17.592823484123" calcext:value-type="float">
            <text:p>17.592823484123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7.0649914443263" calcext:value-type="float">
            <text:p>-77.0649914443263</text:p>
          </table:table-cell>
          <table:table-cell office:value-type="float" office:value="8.61985012663956" calcext:value-type="float">
            <text:p>8.61985012663956</text:p>
          </table:table-cell>
          <table:table-cell office:value-type="float" office:value="-77" calcext:value-type="float">
            <text:p>-77</text:p>
          </table:table-cell>
          <table:table-cell office:value-type="float" office:value="-73" calcext:value-type="float">
            <text:p>-73</text:p>
          </table:table-cell>
          <table:table-cell office:value-type="float" office:value="-74.0338375345742" calcext:value-type="float">
            <text:p>-74.0338375345742</text:p>
          </table:table-cell>
          <table:table-cell office:value-type="float" office:value="6.8306377059036" calcext:value-type="float">
            <text:p>6.8306377059036</text:p>
          </table:table-cell>
          <table:table-cell office:value-type="float" office:value="-75" calcext:value-type="float">
            <text:p>-75</text:p>
          </table:table-cell>
          <table:table-cell office:value-type="float" office:value="-78" calcext:value-type="float">
            <text:p>-78</text:p>
          </table:table-cell>
          <table:table-cell office:value-type="float" office:value="-77.4919920619206" calcext:value-type="float">
            <text:p>-77.4919920619206</text:p>
          </table:table-cell>
          <table:table-cell office:value-type="float" office:value="8.90703315131925" calcext:value-type="float">
            <text:p>8.90703315131925</text:p>
          </table:table-cell>
          <table:table-cell office:value-type="float" office:value="16.4551753315748" calcext:value-type="float">
            <text:p>16.4551753315748</text:p>
          </table:table-cell>
          <table:table-cell office:value-type="float" office:value="-12.5955476074618" calcext:value-type="float">
            <text:p>-12.5955476074618</text:p>
          </table:table-cell>
          <table:table-cell office:value-type="float" office:value="-19.1960560540632" calcext:value-type="float">
            <text:p>-19.1960560540632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.5927749327735" calcext:value-type="float">
            <text:p>17.5927749327735</text:p>
          </table:table-cell>
          <table:table-cell office:value-type="float" office:value="-74" calcext:value-type="float">
            <text:p>-74</text:p>
          </table:table-cell>
          <table:table-cell office:value-type="float" office:value="-77" calcext:value-type="float">
            <text:p>-77</text:p>
          </table:table-cell>
          <table:table-cell office:value-type="float" office:value="-77.0324957221631" calcext:value-type="float">
            <text:p>-77.0324957221631</text:p>
          </table:table-cell>
          <table:table-cell office:value-type="float" office:value="8.59837781217303" calcext:value-type="float">
            <text:p>8.59837781217303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3.5169187672871" calcext:value-type="float">
            <text:p>-73.5169187672871</text:p>
          </table:table-cell>
          <table:table-cell office:value-type="float" office:value="6.56493794945787" calcext:value-type="float">
            <text:p>6.56493794945787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.7459960309603" calcext:value-type="float">
            <text:p>-77.7459960309603</text:p>
          </table:table-cell>
          <table:table-cell office:value-type="float" office:value="9.08238416579082" calcext:value-type="float">
            <text:p>9.08238416579082</text:p>
          </table:table-cell>
          <table:table-cell office:value-type="float" office:value="21.0296615060195" calcext:value-type="float">
            <text:p>21.0296615060195</text:p>
          </table:table-cell>
          <table:table-cell office:value-type="float" office:value="-14.045313963926" calcext:value-type="float">
            <text:p>-14.045313963926</text:p>
          </table:table-cell>
          <table:table-cell office:value-type="float" office:value="-24.0927983622622" calcext:value-type="float">
            <text:p>-24.0927983622622</text:p>
          </table:table-cell>
          <table:table-cell table:number-columns-repeated="4"/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17.592638472071" calcext:value-type="float">
            <text:p>17.592638472071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7.0162478610816" calcext:value-type="float">
            <text:p>-77.0162478610816</text:p>
          </table:table-cell>
          <table:table-cell office:value-type="float" office:value="8.58766172135102" calcext:value-type="float">
            <text:p>8.58766172135102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3.7584593836436" calcext:value-type="float">
            <text:p>-73.7584593836436</text:p>
          </table:table-cell>
          <table:table-cell office:value-type="float" office:value="6.68778001942594" calcext:value-type="float">
            <text:p>6.68778001942594</text:p>
          </table:table-cell>
          <table:table-cell office:value-type="float" office:value="-84" calcext:value-type="float">
            <text:p>-84</text:p>
          </table:table-cell>
          <table:table-cell office:value-type="float" office:value="-81" calcext:value-type="float">
            <text:p>-81</text:p>
          </table:table-cell>
          <table:table-cell office:value-type="float" office:value="-79.3729980154802" calcext:value-type="float">
            <text:p>-79.3729980154802</text:p>
          </table:table-cell>
          <table:table-cell office:value-type="float" office:value="10.290423944592" calcext:value-type="float">
            <text:p>10.290423944592</text:p>
          </table:table-cell>
          <table:table-cell office:value-type="float" office:value="41.6938735554435" calcext:value-type="float">
            <text:p>41.6938735554435</text:p>
          </table:table-cell>
          <table:table-cell office:value-type="float" office:value="-13.2216055691476" calcext:value-type="float">
            <text:p>-13.2216055691476</text:p>
          </table:table-cell>
          <table:table-cell office:value-type="float" office:value="-43.0518626987843" calcext:value-type="float">
            <text:p>-43.0518626987843</text:p>
          </table:table-cell>
          <table:table-cell table:number-columns-repeated="4"/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17.5925899270552" calcext:value-type="float">
            <text:p>17.5925899270552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7.0081239305408" calcext:value-type="float">
            <text:p>-77.0081239305408</text:p>
          </table:table-cell>
          <table:table-cell office:value-type="float" office:value="8.58230868524827" calcext:value-type="float">
            <text:p>8.58230868524827</text:p>
          </table:table-cell>
          <table:table-cell office:value-type="float" office:value="-76" calcext:value-type="float">
            <text:p>-76</text:p>
          </table:table-cell>
          <table:table-cell office:value-type="float" office:value="-74" calcext:value-type="float">
            <text:p>-74</text:p>
          </table:table-cell>
          <table:table-cell office:value-type="float" office:value="-73.8792296918218" calcext:value-type="float">
            <text:p>-73.8792296918218</text:p>
          </table:table-cell>
          <table:table-cell office:value-type="float" office:value="6.75006036035174" calcext:value-type="float">
            <text:p>6.75006036035174</text:p>
          </table:table-cell>
          <table:table-cell office:value-type="float" office:value="-81" calcext:value-type="float">
            <text:p>-81</text:p>
          </table:table-cell>
          <table:table-cell office:value-type="float" office:value="-78" calcext:value-type="float">
            <text:p>-78</text:p>
          </table:table-cell>
          <table:table-cell office:value-type="float" office:value="-78.6864990077401" calcext:value-type="float">
            <text:p>-78.6864990077401</text:p>
          </table:table-cell>
          <table:table-cell office:value-type="float" office:value="9.76225093688521" calcext:value-type="float">
            <text:p>9.76225093688521</text:p>
          </table:table-cell>
          <table:table-cell office:value-type="float" office:value="31.7498272600569" calcext:value-type="float">
            <text:p>31.7498272600569</text:p>
          </table:table-cell>
          <table:table-cell office:value-type="float" office:value="-12.7994125002254" calcext:value-type="float">
            <text:p>-12.7994125002254</text:p>
          </table:table-cell>
          <table:table-cell office:value-type="float" office:value="-33.3436989253701" calcext:value-type="float">
            <text:p>-33.3436989253701</text:p>
          </table:table-cell>
          <table:table-cell table:number-columns-repeated="4"/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17.592648672193" calcext:value-type="float">
            <text:p>17.592648672193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76.5040619652704" calcext:value-type="float">
            <text:p>-76.5040619652704</text:p>
          </table:table-cell>
          <table:table-cell office:value-type="float" office:value="8.25661559466839" calcext:value-type="float">
            <text:p>8.25661559466839</text:p>
          </table:table-cell>
          <table:table-cell office:value-type="float" office:value="-72" calcext:value-type="float">
            <text:p>-72</text:p>
          </table:table-cell>
          <table:table-cell office:value-type="float" office:value="-74" calcext:value-type="float">
            <text:p>-74</text:p>
          </table:table-cell>
          <table:table-cell office:value-type="float" office:value="-73.9396148459109" calcext:value-type="float">
            <text:p>-73.9396148459109</text:p>
          </table:table-cell>
          <table:table-cell office:value-type="float" office:value="6.78141769040233" calcext:value-type="float">
            <text:p>6.78141769040233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7.84324950387" calcext:value-type="float">
            <text:p>-77.84324950387</text:p>
          </table:table-cell>
          <table:table-cell office:value-type="float" office:value="9.15043309881098" calcext:value-type="float">
            <text:p>9.15043309881098</text:p>
          </table:table-cell>
          <table:table-cell office:value-type="float" office:value="23.6771292532247" calcext:value-type="float">
            <text:p>23.6771292532247</text:p>
          </table:table-cell>
          <table:table-cell office:value-type="float" office:value="-10.1136705392817" calcext:value-type="float">
            <text:p>-10.1136705392817</text:p>
          </table:table-cell>
          <table:table-cell office:value-type="float" office:value="-24.6071066510017" calcext:value-type="float">
            <text:p>-24.6071066510017</text:p>
          </table:table-cell>
          <table:table-cell table:number-columns-repeated="4"/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17.5927854561075" calcext:value-type="float">
            <text:p>17.5927854561075</text:p>
          </table:table-cell>
          <table:table-cell office:value-type="float" office:value="-79" calcext:value-type="float">
            <text:p>-79</text:p>
          </table:table-cell>
          <table:table-cell office:value-type="float" office:value="-76" calcext:value-type="float">
            <text:p>-76</text:p>
          </table:table-cell>
          <table:table-cell office:value-type="float" office:value="-76.2520309826352" calcext:value-type="float">
            <text:p>-76.2520309826352</text:p>
          </table:table-cell>
          <table:table-cell office:value-type="float" office:value="8.09843373135196" calcext:value-type="float">
            <text:p>8.09843373135196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3.9698074229554" calcext:value-type="float">
            <text:p>-73.9698074229554</text:p>
          </table:table-cell>
          <table:table-cell office:value-type="float" office:value="6.79715093950433" calcext:value-type="float">
            <text:p>6.79715093950433</text:p>
          </table:table-cell>
          <table:table-cell office:value-type="float" office:value="-75" calcext:value-type="float">
            <text:p>-75</text:p>
          </table:table-cell>
          <table:table-cell office:value-type="float" office:value="-77" calcext:value-type="float">
            <text:p>-77</text:p>
          </table:table-cell>
          <table:table-cell office:value-type="float" office:value="-77.421624751935" calcext:value-type="float">
            <text:p>-77.421624751935</text:p>
          </table:table-cell>
          <table:table-cell office:value-type="float" office:value="8.85905691322758" calcext:value-type="float">
            <text:p>8.85905691322758</text:p>
          </table:table-cell>
          <table:table-cell office:value-type="float" office:value="20.0549156225272" calcext:value-type="float">
            <text:p>20.0549156225272</text:p>
          </table:table-cell>
          <table:table-cell office:value-type="float" office:value="-8.84062182122481" calcext:value-type="float">
            <text:p>-8.84062182122481</text:p>
          </table:table-cell>
          <table:table-cell office:value-type="float" office:value="-20.5969962034656" calcext:value-type="float">
            <text:p>-20.5969962034656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.5925419585925" calcext:value-type="float">
            <text:p>17.5925419585925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5.6260154913176" calcext:value-type="float">
            <text:p>-75.6260154913176</text:p>
          </table:table-cell>
          <table:table-cell office:value-type="float" office:value="7.71851672779412" calcext:value-type="float">
            <text:p>7.71851672779412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3.9849037114777" calcext:value-type="float">
            <text:p>-73.9849037114777</text:p>
          </table:table-cell>
          <table:table-cell office:value-type="float" office:value="6.80503124700701" calcext:value-type="float">
            <text:p>6.80503124700701</text:p>
          </table:table-cell>
          <table:table-cell office:value-type="float" office:value="-81" calcext:value-type="float">
            <text:p>-81</text:p>
          </table:table-cell>
          <table:table-cell office:value-type="float" office:value="-78" calcext:value-type="float">
            <text:p>-78</text:p>
          </table:table-cell>
          <table:table-cell office:value-type="float" office:value="-77.7108123759675" calcext:value-type="float">
            <text:p>-77.7108123759675</text:p>
          </table:table-cell>
          <table:table-cell office:value-type="float" office:value="9.05789077042714" calcext:value-type="float">
            <text:p>9.05789077042714</text:p>
          </table:table-cell>
          <table:table-cell office:value-type="float" office:value="26.1278919927806" calcext:value-type="float">
            <text:p>26.1278919927806</text:p>
          </table:table-cell>
          <table:table-cell office:value-type="float" office:value="-6.06047736567992" calcext:value-type="float">
            <text:p>-6.06047736567992</text:p>
          </table:table-cell>
          <table:table-cell office:value-type="float" office:value="-25.8146067541111" calcext:value-type="float">
            <text:p>-25.8146067541111</text:p>
          </table:table-cell>
          <table:table-cell table:number-columns-repeated="4"/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17.5921614380724" calcext:value-type="float">
            <text:p>17.5921614380724</text:p>
          </table:table-cell>
          <table:table-cell office:value-type="float" office:value="-81" calcext:value-type="float">
            <text:p>-81</text:p>
          </table:table-cell>
          <table:table-cell office:value-type="float" office:value="-74" calcext:value-type="float">
            <text:p>-74</text:p>
          </table:table-cell>
          <table:table-cell office:value-type="float" office:value="-74.8130077456588" calcext:value-type="float">
            <text:p>-74.8130077456588</text:p>
          </table:table-cell>
          <table:table-cell office:value-type="float" office:value="7.2515958461137" calcext:value-type="float">
            <text:p>7.2515958461137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3.9924518557389" calcext:value-type="float">
            <text:p>-73.9924518557389</text:p>
          </table:table-cell>
          <table:table-cell office:value-type="float" office:value="6.80897482612286" calcext:value-type="float">
            <text:p>6.80897482612286</text:p>
          </table:table-cell>
          <table:table-cell office:value-type="float" office:value="-75" calcext:value-type="float">
            <text:p>-75</text:p>
          </table:table-cell>
          <table:table-cell office:value-type="float" office:value="-78" calcext:value-type="float">
            <text:p>-78</text:p>
          </table:table-cell>
          <table:table-cell office:value-type="float" office:value="-77.8554061879838" calcext:value-type="float">
            <text:p>-77.8554061879838</text:p>
          </table:table-cell>
          <table:table-cell office:value-type="float" office:value="9.15897498622937" calcext:value-type="float">
            <text:p>9.15897498622937</text:p>
          </table:table-cell>
          <table:table-cell office:value-type="float" office:value="31.1293641985564" calcext:value-type="float">
            <text:p>31.1293641985564</text:p>
          </table:table-cell>
          <table:table-cell office:value-type="float" office:value="-2.85886551481753" calcext:value-type="float">
            <text:p>-2.85886551481753</text:p>
          </table:table-cell>
          <table:table-cell office:value-type="float" office:value="-30.4609324423632" calcext:value-type="float">
            <text:p>-30.4609324423632</text:p>
          </table:table-cell>
          <table:table-cell table:number-columns-repeated="4"/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17.5919761237416" calcext:value-type="float">
            <text:p>17.5919761237416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4065038728294" calcext:value-type="float">
            <text:p>-74.4065038728294</text:p>
          </table:table-cell>
          <table:table-cell office:value-type="float" office:value="7.02883684400977" calcext:value-type="float">
            <text:p>7.02883684400977</text:p>
          </table:table-cell>
          <table:table-cell office:value-type="float" office:value="-78" calcext:value-type="float">
            <text:p>-78</text:p>
          </table:table-cell>
          <table:table-cell office:value-type="float" office:value="-74" calcext:value-type="float">
            <text:p>-74</text:p>
          </table:table-cell>
          <table:table-cell office:value-type="float" office:value="-73.9962259278694" calcext:value-type="float">
            <text:p>-73.9962259278694</text:p>
          </table:table-cell>
          <table:table-cell office:value-type="float" office:value="6.81094747260087" calcext:value-type="float">
            <text:p>6.81094747260087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office:value-type="float" office:value="-77.9277030939919" calcext:value-type="float">
            <text:p>-77.9277030939919</text:p>
          </table:table-cell>
          <table:table-cell office:value-type="float" office:value="9.20993934030522" calcext:value-type="float">
            <text:p>9.20993934030522</text:p>
          </table:table-cell>
          <table:table-cell office:value-type="float" office:value="33.4936947027487" calcext:value-type="float">
            <text:p>33.4936947027487</text:p>
          </table:table-cell>
          <table:table-cell office:value-type="float" office:value="-1.40070086599136" calcext:value-type="float">
            <text:p>-1.40070086599136</text:p>
          </table:table-cell>
          <table:table-cell office:value-type="float" office:value="-32.8041480498709" calcext:value-type="float">
            <text:p>-32.8041480498709</text:p>
          </table:table-cell>
          <table:table-cell table:number-columns-repeated="4"/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17.5917127838097" calcext:value-type="float">
            <text:p>17.5917127838097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4.7032519364147" calcext:value-type="float">
            <text:p>-74.7032519364147</text:p>
          </table:table-cell>
          <table:table-cell office:value-type="float" office:value="7.19076448102449" calcext:value-type="float">
            <text:p>7.19076448102449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3.9981129639347" calcext:value-type="float">
            <text:p>-73.9981129639347</text:p>
          </table:table-cell>
          <table:table-cell office:value-type="float" office:value="6.8119340101423" calcext:value-type="float">
            <text:p>6.8119340101423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7.9638515469959" calcext:value-type="float">
            <text:p>-77.9638515469959</text:p>
          </table:table-cell>
          <table:table-cell office:value-type="float" office:value="9.23552776401371" calcext:value-type="float">
            <text:p>9.23552776401371</text:p>
          </table:table-cell>
          <table:table-cell office:value-type="float" office:value="32.8133013164552" calcext:value-type="float">
            <text:p>32.8133013164552</text:p>
          </table:table-cell>
          <table:table-cell office:value-type="float" office:value="-2.44120402864998" calcext:value-type="float">
            <text:p>-2.44120402864998</text:p>
          </table:table-cell>
          <table:table-cell office:value-type="float" office:value="-32.152361946865" calcext:value-type="float">
            <text:p>-32.152361946865</text:p>
          </table:table-cell>
          <table:table-cell table:number-columns-repeated="4"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17.5914395570233" calcext:value-type="float">
            <text:p>17.5914395570233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75.3516259682074" calcext:value-type="float">
            <text:p>-75.3516259682074</text:p>
          </table:table-cell>
          <table:table-cell office:value-type="float" office:value="7.55766316828836" calcext:value-type="float">
            <text:p>7.55766316828836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3.9990564819674" calcext:value-type="float">
            <text:p>-73.9990564819674</text:p>
          </table:table-cell>
          <table:table-cell office:value-type="float" office:value="6.81242733249768" calcext:value-type="float">
            <text:p>6.81242733249768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.981925773498" calcext:value-type="float">
            <text:p>-77.981925773498</text:p>
          </table:table-cell>
          <table:table-cell office:value-type="float" office:value="9.24834862362279" calcext:value-type="float">
            <text:p>9.24834862362279</text:p>
          </table:table-cell>
          <table:table-cell office:value-type="float" office:value="30.4320603298386" calcext:value-type="float">
            <text:p>30.4320603298386</text:p>
          </table:table-cell>
          <table:table-cell office:value-type="float" office:value="-4.89777563851859" calcext:value-type="float">
            <text:p>-4.89777563851859</text:p>
          </table:table-cell>
          <table:table-cell office:value-type="float" office:value="-29.9723925675439" calcext:value-type="float">
            <text:p>-29.972392567543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.5912542535968" calcext:value-type="float">
            <text:p>17.5912542535968</text:p>
          </table:table-cell>
          <table:table-cell office:value-type="float" office:value="-74" calcext:value-type="float">
            <text:p>-74</text:p>
          </table:table-cell>
          <table:table-cell office:value-type="float" office:value="-76" calcext:value-type="float">
            <text:p>-76</text:p>
          </table:table-cell>
          <table:table-cell office:value-type="float" office:value="-75.6758129841037" calcext:value-type="float">
            <text:p>-75.6758129841037</text:p>
          </table:table-cell>
          <table:table-cell office:value-type="float" office:value="7.74807411109832" calcext:value-type="float">
            <text:p>7.74807411109832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3.9995282409837" calcext:value-type="float">
            <text:p>-73.9995282409837</text:p>
          </table:table-cell>
          <table:table-cell office:value-type="float" office:value="6.81267400707267" calcext:value-type="float">
            <text:p>6.81267400707267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-76.990962886749" calcext:value-type="float">
            <text:p>-76.990962886749</text:p>
          </table:table-cell>
          <table:table-cell office:value-type="float" office:value="8.57101186343656" calcext:value-type="float">
            <text:p>8.57101186343656</text:p>
          </table:table-cell>
          <table:table-cell office:value-type="float" office:value="18.0611787467858" calcext:value-type="float">
            <text:p>18.0611787467858</text:p>
          </table:table-cell>
          <table:table-cell office:value-type="float" office:value="-6.22096604746751" calcext:value-type="float">
            <text:p>-6.22096604746751</text:p>
          </table:table-cell>
          <table:table-cell office:value-type="float" office:value="-17.6525960851481" calcext:value-type="float">
            <text:p>-17.6525960851481</text:p>
          </table:table-cell>
          <table:table-cell table:number-columns-repeated="4"/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17.5909810302157" calcext:value-type="float">
            <text:p>17.5909810302157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6.3379064920518" calcext:value-type="float">
            <text:p>-76.3379064920518</text:p>
          </table:table-cell>
          <table:table-cell office:value-type="float" office:value="8.15198833847751" calcext:value-type="float">
            <text:p>8.15198833847751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3.9997641204918" calcext:value-type="float">
            <text:p>-73.9997641204918</text:p>
          </table:table-cell>
          <table:table-cell office:value-type="float" office:value="6.81279734770963" calcext:value-type="float">
            <text:p>6.81279734770963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6.4954814433745" calcext:value-type="float">
            <text:p>-76.4954814433745</text:p>
          </table:table-cell>
          <table:table-cell office:value-type="float" office:value="8.25117974794177" calcext:value-type="float">
            <text:p>8.25117974794177</text:p>
          </table:table-cell>
          <table:table-cell office:value-type="float" office:value="10.0908561211897" calcext:value-type="float">
            <text:p>10.0908561211897</text:p>
          </table:table-cell>
          <table:table-cell office:value-type="float" office:value="-9.1394118953245" calcext:value-type="float">
            <text:p>-9.1394118953245</text:p>
          </table:table-cell>
          <table:table-cell office:value-type="float" office:value="-11.3434871865496" calcext:value-type="float">
            <text:p>-11.3434871865496</text:p>
          </table:table-cell>
          <table:table-cell table:number-columns-repeated="4"/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17.590824975684" calcext:value-type="float">
            <text:p>17.590824975684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float" office:value="-76.1689532460259" calcext:value-type="float">
            <text:p>-76.1689532460259</text:p>
          </table:table-cell>
          <table:table-cell office:value-type="float" office:value="8.04695874625673" calcext:value-type="float">
            <text:p>8.04695874625673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3.9998820602459" calcext:value-type="float">
            <text:p>-73.9998820602459</text:p>
          </table:table-cell>
          <table:table-cell office:value-type="float" office:value="6.81285901886549" calcext:value-type="float">
            <text:p>6.81285901886549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-76.2477407216873" calcext:value-type="float">
            <text:p>-76.2477407216873</text:p>
          </table:table-cell>
          <table:table-cell office:value-type="float" office:value="8.09576743957936" calcext:value-type="float">
            <text:p>8.09576743957936</text:p>
          </table:table-cell>
          <table:table-cell office:value-type="float" office:value="8.59646642689749" calcext:value-type="float">
            <text:p>8.59646642689749</text:p>
          </table:table-cell>
          <table:table-cell office:value-type="float" office:value="-8.36568047864583" calcext:value-type="float">
            <text:p>-8.36568047864583</text:p>
          </table:table-cell>
          <table:table-cell office:value-type="float" office:value="-9.386213695277" calcext:value-type="float">
            <text:p>-9.386213695277</text:p>
          </table:table-cell>
          <table:table-cell table:number-columns-repeated="4"/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17.5906689220418" calcext:value-type="float">
            <text:p>17.5906689220418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6.084476623013" calcext:value-type="float">
            <text:p>-76.084476623013</text:p>
          </table:table-cell>
          <table:table-cell office:value-type="float" office:value="7.99495249255005" calcext:value-type="float">
            <text:p>7.99495249255005</text:p>
          </table:table-cell>
          <table:table-cell office:value-type="float" office:value="-78" calcext:value-type="float">
            <text:p>-78</text:p>
          </table:table-cell>
          <table:table-cell office:value-type="float" office:value="-75" calcext:value-type="float">
            <text:p>-75</text:p>
          </table:table-cell>
          <table:table-cell office:value-type="float" office:value="-74.499941030123" calcext:value-type="float">
            <text:p>-74.499941030123</text:p>
          </table:table-cell>
          <table:table-cell office:value-type="float" office:value="7.07942580154203" calcext:value-type="float">
            <text:p>7.07942580154203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76.1238703608436" calcext:value-type="float">
            <text:p>-76.1238703608436</text:p>
          </table:table-cell>
          <table:table-cell office:value-type="float" office:value="8.01916246189051" calcext:value-type="float">
            <text:p>8.01916246189051</text:p>
          </table:table-cell>
          <table:table-cell office:value-type="float" office:value="6.28264389102166" calcext:value-type="float">
            <text:p>6.28264389102166</text:p>
          </table:table-cell>
          <table:table-cell office:value-type="float" office:value="-6.30317985390599" calcext:value-type="float">
            <text:p>-6.30317985390599</text:p>
          </table:table-cell>
          <table:table-cell office:value-type="float" office:value="-4.70192856411156" calcext:value-type="float">
            <text:p>-4.70192856411156</text:p>
          </table:table-cell>
          <table:table-cell table:number-columns-repeated="4"/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17.5905908955089" calcext:value-type="float">
            <text:p>17.5905908955089</text:p>
          </table:table-cell>
          <table:table-cell office:value-type="float" office:value="-74" calcext:value-type="float">
            <text:p>-74</text:p>
          </table:table-cell>
          <table:table-cell office:value-type="float" office:value="-77" calcext:value-type="float">
            <text:p>-77</text:p>
          </table:table-cell>
          <table:table-cell office:value-type="float" office:value="-76.5422383115065" calcext:value-type="float">
            <text:p>-76.5422383115065</text:p>
          </table:table-cell>
          <table:table-cell office:value-type="float" office:value="8.28084413709691" calcext:value-type="float">
            <text:p>8.28084413709691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2499705150615" calcext:value-type="float">
            <text:p>-74.2499705150615</text:p>
          </table:table-cell>
          <table:table-cell office:value-type="float" office:value="6.94489499710031" calcext:value-type="float">
            <text:p>6.94489499710031</text:p>
          </table:table-cell>
          <table:table-cell office:value-type="float" office:value="-74" calcext:value-type="float">
            <text:p>-74</text:p>
          </table:table-cell>
          <table:table-cell office:value-type="float" office:value="-76" calcext:value-type="float">
            <text:p>-76</text:p>
          </table:table-cell>
          <table:table-cell office:value-type="float" office:value="-76.0619351804218" calcext:value-type="float">
            <text:p>-76.0619351804218</text:p>
          </table:table-cell>
          <table:table-cell office:value-type="float" office:value="7.98113222689658" calcext:value-type="float">
            <text:p>7.98113222689658</text:p>
          </table:table-cell>
          <table:table-cell office:value-type="float" office:value="4.30986282104206" calcext:value-type="float">
            <text:p>4.30986282104206</text:p>
          </table:table-cell>
          <table:table-cell office:value-type="float" office:value="-9.27582413733788" calcext:value-type="float">
            <text:p>-9.27582413733788</text:p>
          </table:table-cell>
          <table:table-cell office:value-type="float" office:value="-6.77943275230014" calcext:value-type="float">
            <text:p>-6.77943275230014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.5903275768168" calcext:value-type="float">
            <text:p>17.5903275768168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6.7711191557532" calcext:value-type="float">
            <text:p>-76.7711191557532</text:p>
          </table:table-cell>
          <table:table-cell office:value-type="float" office:value="8.4276011137562" calcext:value-type="float">
            <text:p>8.4276011137562</text:p>
          </table:table-cell>
          <table:table-cell office:value-type="float" office:value="-77" calcext:value-type="float">
            <text:p>-77</text:p>
          </table:table-cell>
          <table:table-cell office:value-type="float" office:value="-74" calcext:value-type="float">
            <text:p>-74</text:p>
          </table:table-cell>
          <table:table-cell office:value-type="float" office:value="-74.1249852575307" calcext:value-type="float">
            <text:p>-74.1249852575307</text:p>
          </table:table-cell>
          <table:table-cell office:value-type="float" office:value="6.87859133977645" calcext:value-type="float">
            <text:p>6.87859133977645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-76.0309675902109" calcext:value-type="float">
            <text:p>-76.0309675902109</text:p>
          </table:table-cell>
          <table:table-cell office:value-type="float" office:value="7.96218479620502" calcext:value-type="float">
            <text:p>7.96218479620502</text:p>
          </table:table-cell>
          <table:table-cell office:value-type="float" office:value="3.25375083197873" calcext:value-type="float">
            <text:p>3.25375083197873</text:p>
          </table:table-cell>
          <table:table-cell office:value-type="float" office:value="-10.807018960426" calcext:value-type="float">
            <text:p>-10.807018960426</text:p>
          </table:table-cell>
          <table:table-cell office:value-type="float" office:value="-8.23794831701845" calcext:value-type="float">
            <text:p>-8.23794831701845</text:p>
          </table:table-cell>
          <table:table-cell table:number-columns-repeated="4"/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17.5901715267209" calcext:value-type="float">
            <text:p>17.5901715267209</text:p>
          </table:table-cell>
          <table:table-cell office:value-type="float" office:value="-74" calcext:value-type="float">
            <text:p>-74</text:p>
          </table:table-cell>
          <table:table-cell office:value-type="float" office:value="-77" calcext:value-type="float">
            <text:p>-77</text:p>
          </table:table-cell>
          <table:table-cell office:value-type="float" office:value="-76.8855595778766" calcext:value-type="float">
            <text:p>-76.8855595778766</text:p>
          </table:table-cell>
          <table:table-cell office:value-type="float" office:value="8.50195207598157" calcext:value-type="float">
            <text:p>8.50195207598157</text:p>
          </table:table-cell>
          <table:table-cell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office:value-type="float" office:value="-73.5624926287654" calcext:value-type="float">
            <text:p>-73.5624926287654</text:p>
          </table:table-cell>
          <table:table-cell office:value-type="float" office:value="6.58794180720337" calcext:value-type="float">
            <text:p>6.58794180720337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6.0154837951055" calcext:value-type="float">
            <text:p>-76.0154837951055</text:p>
          </table:table-cell>
          <table:table-cell office:value-type="float" office:value="7.95272795568794" calcext:value-type="float">
            <text:p>7.95272795568794</text:p>
          </table:table-cell>
          <table:table-cell office:value-type="float" office:value="4.19563824704196" calcext:value-type="float">
            <text:p>4.19563824704196</text:p>
          </table:table-cell>
          <table:table-cell office:value-type="float" office:value="-13.1582781123588" calcext:value-type="float">
            <text:p>-13.1582781123588</text:p>
          </table:table-cell>
          <table:table-cell office:value-type="float" office:value="-11.507192677486" calcext:value-type="float">
            <text:p>-11.507192677486</text:p>
          </table:table-cell>
          <table:table-cell table:number-columns-repeated="4"/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17.5899862398398" calcext:value-type="float">
            <text:p>17.5899862398398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6.9427797889383" calcext:value-type="float">
            <text:p>-76.9427797889383</text:p>
          </table:table-cell>
          <table:table-cell office:value-type="float" office:value="8.53937317698772" calcext:value-type="float">
            <text:p>8.53937317698772</text:p>
          </table:table-cell>
          <table:table-cell office:value-type="float" office:value="-75" calcext:value-type="float">
            <text:p>-75</text:p>
          </table:table-cell>
          <table:table-cell office:value-type="float" office:value="-73" calcext:value-type="float">
            <text:p>-73</text:p>
          </table:table-cell>
          <table:table-cell office:value-type="float" office:value="-73.2812463143827" calcext:value-type="float">
            <text:p>-73.2812463143827</text:p>
          </table:table-cell>
          <table:table-cell office:value-type="float" office:value="6.44725543798529" calcext:value-type="float">
            <text:p>6.44725543798529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6.0077418975527" calcext:value-type="float">
            <text:p>-76.0077418975527</text:p>
          </table:table-cell>
          <table:table-cell office:value-type="float" office:value="7.94800374829054" calcext:value-type="float">
            <text:p>7.94800374829054</text:p>
          </table:table-cell>
          <table:table-cell office:value-type="float" office:value="4.60978337004892" calcext:value-type="float">
            <text:p>4.60978337004892</text:p>
          </table:table-cell>
          <table:table-cell office:value-type="float" office:value="-14.2817234423757" calcext:value-type="float">
            <text:p>-14.2817234423757</text:p>
          </table:table-cell>
          <table:table-cell office:value-type="float" office:value="-12.9390967740216" calcext:value-type="float">
            <text:p>-12.9390967740216</text:p>
          </table:table-cell>
          <table:table-cell table:number-columns-repeated="4"/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17.5898009569192" calcext:value-type="float">
            <text:p>17.5898009569192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6.9713898944692" calcext:value-type="float">
            <text:p>-76.9713898944692</text:p>
          </table:table-cell>
          <table:table-cell office:value-type="float" office:value="8.55814544772374" calcext:value-type="float">
            <text:p>8.55814544772374</text:p>
          </table:table-cell>
          <table:table-cell office:value-type="float" office:value="-71" calcext:value-type="float">
            <text:p>-71</text:p>
          </table:table-cell>
          <table:table-cell office:value-type="float" office:value="-73" calcext:value-type="float">
            <text:p>-73</text:p>
          </table:table-cell>
          <table:table-cell office:value-type="float" office:value="-73.1406231571913" calcext:value-type="float">
            <text:p>-73.1406231571913</text:p>
          </table:table-cell>
          <table:table-cell office:value-type="float" office:value="6.37804293677667" calcext:value-type="float">
            <text:p>6.37804293677667</text:p>
          </table:table-cell>
          <table:table-cell office:value-type="float" office:value="-81" calcext:value-type="float">
            <text:p>-81</text:p>
          </table:table-cell>
          <table:table-cell office:value-type="float" office:value="-77" calcext:value-type="float">
            <text:p>-77</text:p>
          </table:table-cell>
          <table:table-cell office:value-type="float" office:value="-76.5038709487764" calcext:value-type="float">
            <text:p>-76.5038709487764</text:p>
          </table:table-cell>
          <table:table-cell office:value-type="float" office:value="8.25649454483793" calcext:value-type="float">
            <text:p>8.25649454483793</text:p>
          </table:table-cell>
          <table:table-cell office:value-type="float" office:value="9.38190319630802" calcext:value-type="float">
            <text:p>9.38190319630802</text:p>
          </table:table-cell>
          <table:table-cell office:value-type="float" office:value="-14.831100818649" calcext:value-type="float">
            <text:p>-14.831100818649</text:p>
          </table:table-cell>
          <table:table-cell office:value-type="float" office:value="-15.8251240255748" calcext:value-type="float">
            <text:p>-15.8251240255748</text:p>
          </table:table-cell>
          <table:table-cell table:number-columns-repeated="4"/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17.5896156774141" calcext:value-type="float">
            <text:p>17.5896156774141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float" office:value="-76.4856949472346" calcext:value-type="float">
            <text:p>-76.4856949472346</text:p>
          </table:table-cell>
          <table:table-cell office:value-type="float" office:value="8.24498427288012" calcext:value-type="float">
            <text:p>8.24498427288012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3.0703115785957" calcext:value-type="float">
            <text:p>-73.0703115785957</text:p>
          </table:table-cell>
          <table:table-cell office:value-type="float" office:value="6.3437158151743" calcext:value-type="float">
            <text:p>6.3437158151743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5.2519354743882" calcext:value-type="float">
            <text:p>-75.2519354743882</text:p>
          </table:table-cell>
          <table:table-cell office:value-type="float" office:value="7.50005616753528" calcext:value-type="float">
            <text:p>7.50005616753528</text:p>
          </table:table-cell>
          <table:table-cell office:value-type="float" office:value="1.25657264980058" calcext:value-type="float">
            <text:p>1.25657264980058</text:p>
          </table:table-cell>
          <table:table-cell office:value-type="float" office:value="-12.6377433256127" calcext:value-type="float">
            <text:p>-12.6377433256127</text:p>
          </table:table-cell>
          <table:table-cell office:value-type="float" office:value="-10.3307995134399" calcext:value-type="float">
            <text:p>-10.3307995134399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.5895084233172" calcext:value-type="float">
            <text:p>17.5895084233172</text:p>
          </table:table-cell>
          <table:table-cell office:value-type="float" office:value="-77" calcext:value-type="float">
            <text:p>-77</text:p>
          </table:table-cell>
          <table:table-cell office:value-type="float" office:value="-75" calcext:value-type="float">
            <text:p>-75</text:p>
          </table:table-cell>
          <table:table-cell office:value-type="float" office:value="-75.7428474736173" calcext:value-type="float">
            <text:p>-75.7428474736173</text:p>
          </table:table-cell>
          <table:table-cell office:value-type="float" office:value="7.78804135741832" calcext:value-type="float">
            <text:p>7.78804135741832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3.0351557892978" calcext:value-type="float">
            <text:p>-73.0351557892978</text:p>
          </table:table-cell>
          <table:table-cell office:value-type="float" office:value="6.32662159835673" calcext:value-type="float">
            <text:p>6.32662159835673</text:p>
          </table:table-cell>
          <table:table-cell office:value-type="float" office:value="-79" calcext:value-type="float">
            <text:p>-79</text:p>
          </table:table-cell>
          <table:table-cell office:value-type="float" office:value="-75" calcext:value-type="float">
            <text:p>-75</text:p>
          </table:table-cell>
          <table:table-cell office:value-type="float" office:value="-75.1259677371941" calcext:value-type="float">
            <text:p>-75.1259677371941</text:p>
          </table:table-cell>
          <table:table-cell office:value-type="float" office:value="7.42789218261789" calcext:value-type="float">
            <text:p>7.42789218261789</text:p>
          </table:table-cell>
          <table:table-cell office:value-type="float" office:value="3.88204637658257" calcext:value-type="float">
            <text:p>3.88204637658257</text:p>
          </table:table-cell>
          <table:table-cell office:value-type="float" office:value="-9.40611242548376" calcext:value-type="float">
            <text:p>-9.40611242548376</text:p>
          </table:table-cell>
          <table:table-cell office:value-type="float" office:value="-7.2762905225412" calcext:value-type="float">
            <text:p>-7.2762905225412</text:p>
          </table:table-cell>
          <table:table-cell table:number-columns-repeated="4"/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17.5892743598238" calcext:value-type="float">
            <text:p>17.5892743598238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5.3714237368087" calcext:value-type="float">
            <text:p>-75.3714237368087</text:p>
          </table:table-cell>
          <table:table-cell office:value-type="float" office:value="7.5691560308902" calcext:value-type="float">
            <text:p>7.5691560308902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3.0175778946489" calcext:value-type="float">
            <text:p>-73.0175778946489</text:p>
          </table:table-cell>
          <table:table-cell office:value-type="float" office:value="6.31809177143717" calcext:value-type="float">
            <text:p>6.31809177143717</text:p>
          </table:table-cell>
          <table:table-cell office:value-type="float" office:value="-73" calcext:value-type="float">
            <text:p>-73</text:p>
          </table:table-cell>
          <table:table-cell office:value-type="float" office:value="-75" calcext:value-type="float">
            <text:p>-75</text:p>
          </table:table-cell>
          <table:table-cell office:value-type="float" office:value="-75.062983868597" calcext:value-type="float">
            <text:p>-75.062983868597</text:p>
          </table:table-cell>
          <table:table-cell office:value-type="float" office:value="7.39207098931292" calcext:value-type="float">
            <text:p>7.39207098931292</text:p>
          </table:table-cell>
          <table:table-cell office:value-type="float" office:value="5.05707109237284" calcext:value-type="float">
            <text:p>5.05707109237284</text:p>
          </table:table-cell>
          <table:table-cell office:value-type="float" office:value="-7.92719972166336" calcext:value-type="float">
            <text:p>-7.92719972166336</text:p>
          </table:table-cell>
          <table:table-cell office:value-type="float" office:value="-6.29579448132014" calcext:value-type="float">
            <text:p>-6.29579448132014</text:p>
          </table:table-cell>
          <table:table-cell table:number-columns-repeated="4"/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17.650594189425" calcext:value-type="float">
            <text:p>17.650594189425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5.1857118684043" calcext:value-type="float">
            <text:p>-75.1857118684043</text:p>
          </table:table-cell>
          <table:table-cell office:value-type="float" office:value="7.46203122944474" calcext:value-type="float">
            <text:p>7.46203122944474</text:p>
          </table:table-cell>
          <table:table-cell office:value-type="float" office:value="-76" calcext:value-type="float">
            <text:p>-76</text:p>
          </table:table-cell>
          <table:table-cell office:value-type="float" office:value="-73" calcext:value-type="float">
            <text:p>-73</text:p>
          </table:table-cell>
          <table:table-cell office:value-type="float" office:value="-73.0087889473245" calcext:value-type="float">
            <text:p>-73.0087889473245</text:p>
          </table:table-cell>
          <table:table-cell office:value-type="float" office:value="6.31383117155357" calcext:value-type="float">
            <text:p>6.31383117155357</text:p>
          </table:table-cell>
          <table:table-cell office:value-type="float" office:value="-77" calcext:value-type="float">
            <text:p>-77</text:p>
          </table:table-cell>
          <table:table-cell office:value-type="float" office:value="-75" calcext:value-type="float">
            <text:p>-75</text:p>
          </table:table-cell>
          <table:table-cell office:value-type="float" office:value="-75.0314919342985" calcext:value-type="float">
            <text:p>-75.0314919342985</text:p>
          </table:table-cell>
          <table:table-cell office:value-type="float" office:value="7.37422522554326" calcext:value-type="float">
            <text:p>7.37422522554326</text:p>
          </table:table-cell>
          <table:table-cell office:value-type="float" office:value="5.61247792719264" calcext:value-type="float">
            <text:p>5.61247792719264</text:p>
          </table:table-cell>
          <table:table-cell office:value-type="float" office:value="-7.21974818469407" calcext:value-type="float">
            <text:p>-7.21974818469407</text:p>
          </table:table-cell>
          <table:table-cell office:value-type="float" office:value="-5.97676336962501" calcext:value-type="float">
            <text:p>-5.97676336962501</text:p>
          </table:table-cell>
          <table:table-cell table:number-columns-repeated="4"/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17.5889426982581" calcext:value-type="float">
            <text:p>17.5889426982581</text:p>
          </table:table-cell>
          <table:table-cell office:value-type="float" office:value="-73" calcext:value-type="float">
            <text:p>-73</text:p>
          </table:table-cell>
          <table:table-cell office:value-type="float" office:value="-75" calcext:value-type="float">
            <text:p>-75</text:p>
          </table:table-cell>
          <table:table-cell office:value-type="float" office:value="-75.0928559342022" calcext:value-type="float">
            <text:p>-75.0928559342022</text:p>
          </table:table-cell>
          <table:table-cell office:value-type="float" office:value="7.40903872069581" calcext:value-type="float">
            <text:p>7.40903872069581</text:p>
          </table:table-cell>
          <table:table-cell office:value-type="float" office:value="-71" calcext:value-type="float">
            <text:p>-71</text:p>
          </table:table-cell>
          <table:table-cell office:value-type="float" office:value="-73" calcext:value-type="float">
            <text:p>-73</text:p>
          </table:table-cell>
          <table:table-cell office:value-type="float" office:value="-73.0043944736622" calcext:value-type="float">
            <text:p>-73.0043944736622</text:p>
          </table:table-cell>
          <table:table-cell office:value-type="float" office:value="6.31170194915738" calcext:value-type="float">
            <text:p>6.31170194915738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5.0157459671493" calcext:value-type="float">
            <text:p>-75.0157459671493</text:p>
          </table:table-cell>
          <table:table-cell office:value-type="float" office:value="7.36531850622348" calcext:value-type="float">
            <text:p>7.36531850622348</text:p>
          </table:table-cell>
          <table:table-cell office:value-type="float" office:value="5.88242993964039" calcext:value-type="float">
            <text:p>5.88242993964039</text:p>
          </table:table-cell>
          <table:table-cell office:value-type="float" office:value="-6.87376057716938" calcext:value-type="float">
            <text:p>-6.87376057716938</text:p>
          </table:table-cell>
          <table:table-cell office:value-type="float" office:value="-5.86317513831133" calcext:value-type="float">
            <text:p>-5.86317513831133</text:p>
          </table:table-cell>
          <table:table-cell table:number-columns-repeated="4"/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17.5887574343868" calcext:value-type="float">
            <text:p>17.5887574343868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5.0464279671011" calcext:value-type="float">
            <text:p>-75.0464279671011</text:p>
          </table:table-cell>
          <table:table-cell office:value-type="float" office:value="7.38268375854705" calcext:value-type="float">
            <text:p>7.38268375854705</text:p>
          </table:table-cell>
          <table:table-cell office:value-type="float" office:value="-75" calcext:value-type="float">
            <text:p>-75</text:p>
          </table:table-cell>
          <table:table-cell office:value-type="float" office:value="-73" calcext:value-type="float">
            <text:p>-73</text:p>
          </table:table-cell>
          <table:table-cell office:value-type="float" office:value="-73.0021972368311" calcext:value-type="float">
            <text:p>-73.0021972368311</text:p>
          </table:table-cell>
          <table:table-cell office:value-type="float" office:value="6.3106376072397" calcext:value-type="float">
            <text:p>6.3106376072397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75.5078729835746" calcext:value-type="float">
            <text:p>-75.5078729835746</text:p>
          </table:table-cell>
          <table:table-cell office:value-type="float" office:value="7.64884334212081" calcext:value-type="float">
            <text:p>7.64884334212081</text:p>
          </table:table-cell>
          <table:table-cell office:value-type="float" office:value="9.94496460886762" calcext:value-type="float">
            <text:p>9.94496460886762</text:p>
          </table:table-cell>
          <table:table-cell office:value-type="float" office:value="-6.7026693040029" calcext:value-type="float">
            <text:p>-6.7026693040029</text:p>
          </table:table-cell>
          <table:table-cell office:value-type="float" office:value="-9.82676210498153" calcext:value-type="float">
            <text:p>-9.8267621049815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.5885330296852" calcext:value-type="float">
            <text:p>17.5885330296852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5.0232139835505" calcext:value-type="float">
            <text:p>-75.0232139835505</text:p>
          </table:table-cell>
          <table:table-cell office:value-type="float" office:value="7.36954145391701" calcext:value-type="float">
            <text:p>7.36954145391701</text:p>
          </table:table-cell>
          <table:table-cell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office:value-type="float" office:value="-73.0010986184156" calcext:value-type="float">
            <text:p>-73.0010986184156</text:p>
          </table:table-cell>
          <table:table-cell office:value-type="float" office:value="6.31010550358772" calcext:value-type="float">
            <text:p>6.31010550358772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-75.7539364917873" calcext:value-type="float">
            <text:p>-75.7539364917873</text:p>
          </table:table-cell>
          <table:table-cell office:value-type="float" office:value="7.79467268692496" calcext:value-type="float">
            <text:p>7.79467268692496</text:p>
          </table:table-cell>
          <table:table-cell office:value-type="float" office:value="12.0881638376946" calcext:value-type="float">
            <text:p>12.0881638376946</text:p>
          </table:table-cell>
          <table:table-cell office:value-type="float" office:value="-6.61759535208782" calcext:value-type="float">
            <text:p>-6.61759535208782</text:p>
          </table:table-cell>
          <table:table-cell office:value-type="float" office:value="-11.948172711176" calcext:value-type="float">
            <text:p>-11.948172711176</text:p>
          </table:table-cell>
          <table:table-cell table:number-columns-repeated="4"/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17.5882405359215" calcext:value-type="float">
            <text:p>17.5882405359215</text:p>
          </table:table-cell>
          <table:table-cell office:value-type="float" office:value="-78" calcext:value-type="float">
            <text:p>-78</text:p>
          </table:table-cell>
          <table:table-cell office:value-type="float" office:value="-75" calcext:value-type="float">
            <text:p>-75</text:p>
          </table:table-cell>
          <table:table-cell office:value-type="float" office:value="-75.0116069917753" calcext:value-type="float">
            <text:p>-75.0116069917753</text:p>
          </table:table-cell>
          <table:table-cell office:value-type="float" office:value="7.36297907744772" calcext:value-type="float">
            <text:p>7.36297907744772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3.0005493092078" calcext:value-type="float">
            <text:p>-73.0005493092078</text:p>
          </table:table-cell>
          <table:table-cell office:value-type="float" office:value="6.30983946858679" calcext:value-type="float">
            <text:p>6.30983946858679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75.8769682458937" calcext:value-type="float">
            <text:p>-75.8769682458937</text:p>
          </table:table-cell>
          <table:table-cell office:value-type="float" office:value="7.8686266880941" calcext:value-type="float">
            <text:p>7.8686266880941</text:p>
          </table:table-cell>
          <table:table-cell office:value-type="float" office:value="13.1890071827519" calcext:value-type="float">
            <text:p>13.1890071827519</text:p>
          </table:table-cell>
          <table:table-cell office:value-type="float" office:value="-6.57517580708968" calcext:value-type="float">
            <text:p>-6.57517580708968</text:p>
          </table:table-cell>
          <table:table-cell office:value-type="float" office:value="-13.0413944540168" calcext:value-type="float">
            <text:p>-13.0413944540168</text:p>
          </table:table-cell>
          <table:table-cell table:number-columns-repeated="4"/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17.587938124986" calcext:value-type="float">
            <text:p>17.587938124986</text:p>
          </table:table-cell>
          <table:table-cell office:value-type="float" office:value="-78" calcext:value-type="float">
            <text:p>-78</text:p>
          </table:table-cell>
          <table:table-cell office:value-type="float" office:value="-74" calcext:value-type="float">
            <text:p>-74</text:p>
          </table:table-cell>
          <table:table-cell office:value-type="float" office:value="-74.5058034958876" calcext:value-type="float">
            <text:p>-74.5058034958876</text:p>
          </table:table-cell>
          <table:table-cell office:value-type="float" office:value="7.08261198295152" calcext:value-type="float">
            <text:p>7.08261198295152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3.5002746546039" calcext:value-type="float">
            <text:p>-73.5002746546039</text:p>
          </table:table-cell>
          <table:table-cell office:value-type="float" office:value="6.55655670834706" calcext:value-type="float">
            <text:p>6.55655670834706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float" office:value="-75.9384841229468" calcext:value-type="float">
            <text:p>-75.9384841229468</text:p>
          </table:table-cell>
          <table:table-cell office:value-type="float" office:value="7.90586639582162" calcext:value-type="float">
            <text:p>7.90586639582162</text:p>
          </table:table-cell>
          <table:table-cell office:value-type="float" office:value="14.3002078616123" calcext:value-type="float">
            <text:p>14.3002078616123</text:p>
          </table:table-cell>
          <table:table-cell office:value-type="float" office:value="-3.29134392330799" calcext:value-type="float">
            <text:p>-3.29134392330799</text:p>
          </table:table-cell>
          <table:table-cell office:value-type="float" office:value="-12.9945717469259" calcext:value-type="float">
            <text:p>-12.9945717469259</text:p>
          </table:table-cell>
          <table:table-cell table:number-columns-repeated="4"/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17.5876065049733" calcext:value-type="float">
            <text:p>17.5876065049733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4.2529017479438" calcext:value-type="float">
            <text:p>-74.2529017479438</text:p>
          </table:table-cell>
          <table:table-cell office:value-type="float" office:value="6.94645763839365" calcext:value-type="float">
            <text:p>6.94645763839365</text:p>
          </table:table-cell>
          <table:table-cell office:value-type="float" office:value="-69" calcext:value-type="float">
            <text:p>-69</text:p>
          </table:table-cell>
          <table:table-cell office:value-type="float" office:value="-76" calcext:value-type="float">
            <text:p>-76</text:p>
          </table:table-cell>
          <table:table-cell office:value-type="float" office:value="-74.7501373273019" calcext:value-type="float">
            <text:p>-74.7501373273019</text:p>
          </table:table-cell>
          <table:table-cell office:value-type="float" office:value="7.21668768619715" calcext:value-type="float">
            <text:p>7.21668768619715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5.9692420614734" calcext:value-type="float">
            <text:p>-75.9692420614734</text:p>
          </table:table-cell>
          <table:table-cell office:value-type="float" office:value="7.92455228903123" calcext:value-type="float">
            <text:p>7.92455228903123</text:p>
          </table:table-cell>
          <table:table-cell office:value-type="float" office:value="11.5773478658954" calcext:value-type="float">
            <text:p>11.5773478658954</text:p>
          </table:table-cell>
          <table:table-cell office:value-type="float" office:value="1.70968519914192" calcext:value-type="float">
            <text:p>1.70968519914192</text:p>
          </table:table-cell>
          <table:table-cell office:value-type="float" office:value="-9.33793664355322" calcext:value-type="float">
            <text:p>-9.33793664355322</text:p>
          </table:table-cell>
          <table:table-cell table:number-columns-repeated="4"/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17.5872260930521" calcext:value-type="float">
            <text:p>17.5872260930521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3.6264508739719" calcext:value-type="float">
            <text:p>-73.6264508739719</text:p>
          </table:table-cell>
          <table:table-cell office:value-type="float" office:value="6.62036136858481" calcext:value-type="float">
            <text:p>6.62036136858481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5.375068663651" calcext:value-type="float">
            <text:p>-75.375068663651</text:p>
          </table:table-cell>
          <table:table-cell office:value-type="float" office:value="7.57127386265578" calcext:value-type="float">
            <text:p>7.57127386265578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5.9846210307367" calcext:value-type="float">
            <text:p>-75.9846210307367</text:p>
          </table:table-cell>
          <table:table-cell office:value-type="float" office:value="7.93391179099342" calcext:value-type="float">
            <text:p>7.93391179099342</text:p>
          </table:table-cell>
          <table:table-cell office:value-type="float" office:value="11.5794687032064" calcext:value-type="float">
            <text:p>11.5794687032064</text:p>
          </table:table-cell>
          <table:table-cell office:value-type="float" office:value="6.10409238758384" calcext:value-type="float">
            <text:p>6.10409238758384</text:p>
          </table:table-cell>
          <table:table-cell office:value-type="float" office:value="-11.0198456700155" calcext:value-type="float">
            <text:p>-11.019845670015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7.5868164811557" calcext:value-type="float">
            <text:p>17.5868164811557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3.313225436986" calcext:value-type="float">
            <text:p>-73.313225436986</text:p>
          </table:table-cell>
          <table:table-cell office:value-type="float" office:value="6.46309958813999" calcext:value-type="float">
            <text:p>6.46309958813999</text:p>
          </table:table-cell>
          <table:table-cell office:value-type="float" office:value="-72" calcext:value-type="float">
            <text:p>-72</text:p>
          </table:table-cell>
          <table:table-cell office:value-type="float" office:value="-75" calcext:value-type="float">
            <text:p>-75</text:p>
          </table:table-cell>
          <table:table-cell office:value-type="float" office:value="-75.1875343318255" calcext:value-type="float">
            <text:p>-75.1875343318255</text:p>
          </table:table-cell>
          <table:table-cell office:value-type="float" office:value="7.46307508568382" calcext:value-type="float">
            <text:p>7.46307508568382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9923105153684" calcext:value-type="float">
            <text:p>-74.9923105153684</text:p>
          </table:table-cell>
          <table:table-cell office:value-type="float" office:value="7.35208214032546" calcext:value-type="float">
            <text:p>7.35208214032546</text:p>
          </table:table-cell>
          <table:table-cell office:value-type="float" office:value="5.179485677627" calcext:value-type="float">
            <text:p>5.179485677627</text:p>
          </table:table-cell>
          <table:table-cell office:value-type="float" office:value="6.29992429469965" calcext:value-type="float">
            <text:p>6.29992429469965</text:p>
          </table:table-cell>
          <table:table-cell office:value-type="float" office:value="-4.29685238878266" calcext:value-type="float">
            <text:p>-4.29685238878266</text:p>
          </table:table-cell>
          <table:table-cell table:number-columns-repeated="4"/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17.586377680299" calcext:value-type="float">
            <text:p>17.586377680299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office:value-type="float" office:value="-72.656612718493" calcext:value-type="float">
            <text:p>-72.656612718493</text:p>
          </table:table-cell>
          <table:table-cell office:value-type="float" office:value="6.14545095831666" calcext:value-type="float">
            <text:p>6.14545095831666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5.0937671659127" calcext:value-type="float">
            <text:p>-75.0937671659127</text:p>
          </table:table-cell>
          <table:table-cell office:value-type="float" office:value="7.40955692415816" calcext:value-type="float">
            <text:p>7.40955692415816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5.9961552576842" calcext:value-type="float">
            <text:p>-75.9961552576842</text:p>
          </table:table-cell>
          <table:table-cell office:value-type="float" office:value="7.94093867112731" calcext:value-type="float">
            <text:p>7.94093867112731</text:p>
          </table:table-cell>
          <table:table-cell office:value-type="float" office:value="15.6280669049794" calcext:value-type="float">
            <text:p>15.6280669049794</text:p>
          </table:table-cell>
          <table:table-cell office:value-type="float" office:value="7.7586210596659" calcext:value-type="float">
            <text:p>7.7586210596659</text:p>
          </table:table-cell>
          <table:table-cell office:value-type="float" office:value="-16.0893611604338" calcext:value-type="float">
            <text:p>-16.0893611604338</text:p>
          </table:table-cell>
          <table:table-cell table:number-columns-repeated="4"/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17.5859292392232" calcext:value-type="float">
            <text:p>17.5859292392232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2.3283063592465" calcext:value-type="float">
            <text:p>-72.3283063592465</text:p>
          </table:table-cell>
          <table:table-cell office:value-type="float" office:value="5.99252993217422" calcext:value-type="float">
            <text:p>5.99252993217422</text:p>
          </table:table-cell>
          <table:table-cell office:value-type="float" office:value="-76" calcext:value-type="float">
            <text:p>-76</text:p>
          </table:table-cell>
          <table:table-cell office:value-type="float" office:value="-74" calcext:value-type="float">
            <text:p>-74</text:p>
          </table:table-cell>
          <table:table-cell office:value-type="float" office:value="-74.5468835829564" calcext:value-type="float">
            <text:p>-74.5468835829564</text:p>
          </table:table-cell>
          <table:table-cell office:value-type="float" office:value="7.10497879494546" calcext:value-type="float">
            <text:p>7.10497879494546</text:p>
          </table:table-cell>
          <table:table-cell office:value-type="float" office:value="-74" calcext:value-type="float">
            <text:p>-74</text:p>
          </table:table-cell>
          <table:table-cell office:value-type="float" office:value="-76" calcext:value-type="float">
            <text:p>-76</text:p>
          </table:table-cell>
          <table:table-cell office:value-type="float" office:value="-75.9980776288421" calcext:value-type="float">
            <text:p>-75.9980776288421</text:p>
          </table:table-cell>
          <table:table-cell office:value-type="float" office:value="7.9421104227342" calcext:value-type="float">
            <text:p>7.9421104227342</text:p>
          </table:table-cell>
          <table:table-cell office:value-type="float" office:value="18.4345642633938" calcext:value-type="float">
            <text:p>18.4345642633938</text:p>
          </table:table-cell>
          <table:table-cell office:value-type="float" office:value="6.59286758573666" calcext:value-type="float">
            <text:p>6.59286758573666</text:p>
          </table:table-cell>
          <table:table-cell office:value-type="float" office:value="-18.4608359861379" calcext:value-type="float">
            <text:p>-18.4608359861379</text:p>
          </table:table-cell>
          <table:table-cell table:number-columns-repeated="4"/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17.58540252131" calcext:value-type="float">
            <text:p>17.58540252131</text:p>
          </table:table-cell>
          <table:table-cell office:value-type="float" office:value="-71" calcext:value-type="float">
            <text:p>-71</text:p>
          </table:table-cell>
          <table:table-cell office:value-type="float" office:value="-73" calcext:value-type="float">
            <text:p>-73</text:p>
          </table:table-cell>
          <table:table-cell office:value-type="float" office:value="-72.6641531796232" calcext:value-type="float">
            <text:p>-72.6641531796232</text:p>
          </table:table-cell>
          <table:table-cell office:value-type="float" office:value="6.14900867841534" calcext:value-type="float">
            <text:p>6.14900867841534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2734417914782" calcext:value-type="float">
            <text:p>-74.2734417914782</text:p>
          </table:table-cell>
          <table:table-cell office:value-type="float" office:value="6.95741741152658" calcext:value-type="float">
            <text:p>6.95741741152658</text:p>
          </table:table-cell>
          <table:table-cell office:value-type="float" office:value="-82" calcext:value-type="float">
            <text:p>-82</text:p>
          </table:table-cell>
          <table:table-cell office:value-type="float" office:value="-76" calcext:value-type="float">
            <text:p>-76</text:p>
          </table:table-cell>
          <table:table-cell office:value-type="float" office:value="-75.999038814421" calcext:value-type="float">
            <text:p>-75.999038814421</text:p>
          </table:table-cell>
          <table:table-cell office:value-type="float" office:value="7.9426963633742" calcext:value-type="float">
            <text:p>7.9426963633742</text:p>
          </table:table-cell>
          <table:table-cell office:value-type="float" office:value="18.4240974637776" calcext:value-type="float">
            <text:p>18.4240974637776</text:p>
          </table:table-cell>
          <table:table-cell office:value-type="float" office:value="4.78606786863005" calcext:value-type="float">
            <text:p>4.78606786863005</text:p>
          </table:table-cell>
          <table:table-cell office:value-type="float" office:value="-17.8839703278468" calcext:value-type="float">
            <text:p>-17.8839703278468</text:p>
          </table:table-cell>
          <table:table-cell table:number-columns-repeated="4"/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17.5848857791295" calcext:value-type="float">
            <text:p>17.5848857791295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3.3320765898116" calcext:value-type="float">
            <text:p>-73.3320765898116</text:p>
          </table:table-cell>
          <table:table-cell office:value-type="float" office:value="6.47245768249816" calcext:value-type="float">
            <text:p>6.47245768249816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4.1367208957391" calcext:value-type="float">
            <text:p>-74.1367208957391</text:p>
          </table:table-cell>
          <table:table-cell office:value-type="float" office:value="6.88478997762374" calcext:value-type="float">
            <text:p>6.88478997762374</text:p>
          </table:table-cell>
          <table:table-cell office:value-type="float" office:value="-74" calcext:value-type="float">
            <text:p>-74</text:p>
          </table:table-cell>
          <table:table-cell office:value-type="float" office:value="-76" calcext:value-type="float">
            <text:p>-76</text:p>
          </table:table-cell>
          <table:table-cell office:value-type="float" office:value="-75.9995194072105" calcext:value-type="float">
            <text:p>-75.9995194072105</text:p>
          </table:table-cell>
          <table:table-cell office:value-type="float" office:value="7.94298934990474" calcext:value-type="float">
            <text:p>7.94298934990474</text:p>
          </table:table-cell>
          <table:table-cell office:value-type="float" office:value="16.9035154654984" calcext:value-type="float">
            <text:p>16.9035154654984</text:p>
          </table:table-cell>
          <table:table-cell office:value-type="float" office:value="2.47346572011767" calcext:value-type="float">
            <text:p>2.47346572011767</text:p>
          </table:table-cell>
          <table:table-cell office:value-type="float" office:value="-15.7369677816372" calcext:value-type="float">
            <text:p>-15.7369677816372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.5847201057439" calcext:value-type="float">
            <text:p>17.5847201057439</text:p>
          </table:table-cell>
          <table:table-cell office:value-type="float" office:value="-71" calcext:value-type="float">
            <text:p>-71</text:p>
          </table:table-cell>
          <table:table-cell office:value-type="float" office:value="-74" calcext:value-type="float">
            <text:p>-74</text:p>
          </table:table-cell>
          <table:table-cell office:value-type="float" office:value="-73.6660382949058" calcext:value-type="float">
            <text:p>-73.6660382949058</text:p>
          </table:table-cell>
          <table:table-cell office:value-type="float" office:value="6.64050757578008" calcext:value-type="float">
            <text:p>6.64050757578008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0683604478695" calcext:value-type="float">
            <text:p>-74.0683604478695</text:p>
          </table:table-cell>
          <table:table-cell office:value-type="float" office:value="6.84876106232711" calcext:value-type="float">
            <text:p>6.84876106232711</text:p>
          </table:table-cell>
          <table:table-cell office:value-type="float" office:value="-81" calcext:value-type="float">
            <text:p>-81</text:p>
          </table:table-cell>
          <table:table-cell office:value-type="float" office:value="-76" calcext:value-type="float">
            <text:p>-76</text:p>
          </table:table-cell>
          <table:table-cell office:value-type="float" office:value="-75.9997597036053" calcext:value-type="float">
            <text:p>-75.9997597036053</text:p>
          </table:table-cell>
          <table:table-cell office:value-type="float" office:value="7.94313584722281" calcext:value-type="float">
            <text:p>7.94313584722281</text:p>
          </table:table-cell>
          <table:table-cell office:value-type="float" office:value="16.0619880073247" calcext:value-type="float">
            <text:p>16.0619880073247</text:p>
          </table:table-cell>
          <table:table-cell office:value-type="float" office:value="1.24690328402512" calcext:value-type="float">
            <text:p>1.24690328402512</text:p>
          </table:table-cell>
          <table:table-cell office:value-type="float" office:value="-14.6430702473141" calcext:value-type="float">
            <text:p>-14.6430702473141</text:p>
          </table:table-cell>
          <table:table-cell table:number-columns-repeated="4"/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17.5847492942606" calcext:value-type="float">
            <text:p>17.5847492942606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3.8330191474529" calcext:value-type="float">
            <text:p>-73.8330191474529</text:p>
          </table:table-cell>
          <table:table-cell office:value-type="float" office:value="6.72616171817053" calcext:value-type="float">
            <text:p>6.72616171817053</text:p>
          </table:table-cell>
          <table:table-cell office:value-type="float" office:value="-72" calcext:value-type="float">
            <text:p>-72</text:p>
          </table:table-cell>
          <table:table-cell office:value-type="float" office:value="-74" calcext:value-type="float">
            <text:p>-74</text:p>
          </table:table-cell>
          <table:table-cell office:value-type="float" office:value="-74.0341802239348" calcext:value-type="float">
            <text:p>-74.0341802239348</text:p>
          </table:table-cell>
          <table:table-cell office:value-type="float" office:value="6.83081737029796" calcext:value-type="float">
            <text:p>6.83081737029796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5.9998798518026" calcext:value-type="float">
            <text:p>-75.9998798518026</text:p>
          </table:table-cell>
          <table:table-cell office:value-type="float" office:value="7.94320909689507" calcext:value-type="float">
            <text:p>7.94320909689507</text:p>
          </table:table-cell>
          <table:table-cell office:value-type="float" office:value="15.6197336317163" calcext:value-type="float">
            <text:p>15.6197336317163</text:p>
          </table:table-cell>
          <table:table-cell office:value-type="float" office:value="0.614915676082541" calcext:value-type="float">
            <text:p>0.614915676082541</text:p>
          </table:table-cell>
          <table:table-cell office:value-type="float" office:value="-14.0976535725755" calcext:value-type="float">
            <text:p>-14.0976535725755</text:p>
          </table:table-cell>
          <table:table-cell table:number-columns-repeated="4"/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17.5845444731065" calcext:value-type="float">
            <text:p>17.5845444731065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3.9165095737264" calcext:value-type="float">
            <text:p>-73.9165095737264</text:p>
          </table:table-cell>
          <table:table-cell office:value-type="float" office:value="6.76940221422162" calcext:value-type="float">
            <text:p>6.76940221422162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0170901119674" calcext:value-type="float">
            <text:p>-74.0170901119674</text:p>
          </table:table-cell>
          <table:table-cell office:value-type="float" office:value="6.82186316160575" calcext:value-type="float">
            <text:p>6.82186316160575</text:p>
          </table:table-cell>
          <table:table-cell office:value-type="float" office:value="-75" calcext:value-type="float">
            <text:p>-75</text:p>
          </table:table-cell>
          <table:table-cell office:value-type="float" office:value="-78" calcext:value-type="float">
            <text:p>-78</text:p>
          </table:table-cell>
          <table:table-cell office:value-type="float" office:value="-76.9999399259013" calcext:value-type="float">
            <text:p>-76.9999399259013</text:p>
          </table:table-cell>
          <table:table-cell office:value-type="float" office:value="8.5769194388647" calcext:value-type="float">
            <text:p>8.5769194388647</text:p>
          </table:table-cell>
          <table:table-cell office:value-type="float" office:value="24.9098010356326" calcext:value-type="float">
            <text:p>24.9098010356326</text:p>
          </table:table-cell>
          <table:table-cell office:value-type="float" office:value="0.294095753529576" calcext:value-type="float">
            <text:p>0.294095753529576</text:p>
          </table:table-cell>
          <table:table-cell office:value-type="float" office:value="-23.973410563069" calcext:value-type="float">
            <text:p>-23.973410563069</text:p>
          </table:table-cell>
          <table:table-cell table:number-columns-repeated="4"/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17.5845736623925" calcext:value-type="float">
            <text:p>17.5845736623925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3.9582547868632" calcext:value-type="float">
            <text:p>-73.9582547868632</text:p>
          </table:table-cell>
          <table:table-cell office:value-type="float" office:value="6.79112659343985" calcext:value-type="float">
            <text:p>6.79112659343985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5.0085450559837" calcext:value-type="float">
            <text:p>-75.0085450559837</text:p>
          </table:table-cell>
          <table:table-cell office:value-type="float" office:value="7.36124889043218" calcext:value-type="float">
            <text:p>7.36124889043218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.4999699629507" calcext:value-type="float">
            <text:p>-77.4999699629507</text:p>
          </table:table-cell>
          <table:table-cell office:value-type="float" office:value="8.91248883420591" calcext:value-type="float">
            <text:p>8.91248883420591</text:p>
          </table:table-cell>
          <table:table-cell office:value-type="float" office:value="26.8162879232514" calcext:value-type="float">
            <text:p>26.8162879232514</text:p>
          </table:table-cell>
          <table:table-cell office:value-type="float" office:value="3.63753855398323" calcext:value-type="float">
            <text:p>3.63753855398323</text:p>
          </table:table-cell>
          <table:table-cell office:value-type="float" office:value="-26.1287761713052" calcext:value-type="float">
            <text:p>-26.1287761713052</text:p>
          </table:table-cell>
          <table:table-cell table:number-columns-repeated="4"/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17.5845540397724" calcext:value-type="float">
            <text:p>17.5845540397724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3.9791273934316" calcext:value-type="float">
            <text:p>-73.9791273934316</text:p>
          </table:table-cell>
          <table:table-cell office:value-type="float" office:value="6.80201491330266" calcext:value-type="float">
            <text:p>6.80201491330266</text:p>
          </table:table-cell>
          <table:table-cell office:value-type="float" office:value="-79" calcext:value-type="float">
            <text:p>-79</text:p>
          </table:table-cell>
          <table:table-cell office:value-type="float" office:value="-74" calcext:value-type="float">
            <text:p>-74</text:p>
          </table:table-cell>
          <table:table-cell office:value-type="float" office:value="-74.5042725279918" calcext:value-type="float">
            <text:p>-74.5042725279918</text:p>
          </table:table-cell>
          <table:table-cell office:value-type="float" office:value="7.08177978153314" calcext:value-type="float">
            <text:p>7.08177978153314</text:p>
          </table:table-cell>
          <table:table-cell office:value-type="float" office:value="-76" calcext:value-type="float">
            <text:p>-76</text:p>
          </table:table-cell>
          <table:table-cell office:value-type="float" office:value="-78" calcext:value-type="float">
            <text:p>-78</text:p>
          </table:table-cell>
          <table:table-cell office:value-type="float" office:value="-77.7499849814753" calcext:value-type="float">
            <text:p>-77.7499849814753</text:p>
          </table:table-cell>
          <table:table-cell office:value-type="float" office:value="9.08516528391028" calcext:value-type="float">
            <text:p>9.08516528391028</text:p>
          </table:table-cell>
          <table:table-cell office:value-type="float" office:value="31.3052318464114" calcext:value-type="float">
            <text:p>31.3052318464114</text:p>
          </table:table-cell>
          <table:table-cell office:value-type="float" office:value="1.73554454242722" calcext:value-type="float">
            <text:p>1.73554454242722</text:p>
          </table:table-cell>
          <table:table-cell office:value-type="float" office:value="-30.5814924850211" calcext:value-type="float">
            <text:p>-30.5814924850211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.5845735694586" calcext:value-type="float">
            <text:p>17.5845735694586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3.9895636967158" calcext:value-type="float">
            <text:p>-73.9895636967158</text:p>
          </table:table-cell>
          <table:table-cell office:value-type="float" office:value="6.80746561801606" calcext:value-type="float">
            <text:p>6.80746561801606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2521362639959" calcext:value-type="float">
            <text:p>-74.2521362639959</text:p>
          </table:table-cell>
          <table:table-cell office:value-type="float" office:value="6.94604952471083" calcext:value-type="float">
            <text:p>6.94604952471083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.8749924907377" calcext:value-type="float">
            <text:p>-77.8749924907377</text:p>
          </table:table-cell>
          <table:table-cell office:value-type="float" office:value="9.17275406711357" calcext:value-type="float">
            <text:p>9.17275406711357</text:p>
          </table:table-cell>
          <table:table-cell office:value-type="float" office:value="33.541730323957" calcext:value-type="float">
            <text:p>33.541730323957</text:p>
          </table:table-cell>
          <table:table-cell office:value-type="float" office:value="0.836370845120368" calcext:value-type="float">
            <text:p>0.836370845120368</text:p>
          </table:table-cell>
          <table:table-cell office:value-type="float" office:value="-32.8451849666922" calcext:value-type="float">
            <text:p>-32.8451849666922</text:p>
          </table:table-cell>
          <table:table-cell table:number-columns-repeated="4"/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17.5844955648767" calcext:value-type="float">
            <text:p>17.5844955648767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3.9947818483579" calcext:value-type="float">
            <text:p>-73.9947818483579</text:p>
          </table:table-cell>
          <table:table-cell office:value-type="float" office:value="6.81019260809788" calcext:value-type="float">
            <text:p>6.81019260809788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3.626068131998" calcext:value-type="float">
            <text:p>-73.626068131998</text:p>
          </table:table-cell>
          <table:table-cell office:value-type="float" office:value="6.62016688818299" calcext:value-type="float">
            <text:p>6.62016688818299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7.9374962453688" calcext:value-type="float">
            <text:p>-77.9374962453688</text:p>
          </table:table-cell>
          <table:table-cell office:value-type="float" office:value="9.21686461334517" calcext:value-type="float">
            <text:p>9.21686461334517</text:p>
          </table:table-cell>
          <table:table-cell office:value-type="float" office:value="36.1612942777817" calcext:value-type="float">
            <text:p>36.1612942777817</text:p>
          </table:table-cell>
          <table:table-cell office:value-type="float" office:value="-1.19005169636202" calcext:value-type="float">
            <text:p>-1.19005169636202</text:p>
          </table:table-cell>
          <table:table-cell office:value-type="float" office:value="-35.555375926703" calcext:value-type="float">
            <text:p>-35.555375926703</text:p>
          </table:table-cell>
          <table:table-cell table:number-columns-repeated="4"/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17.5844955648767" calcext:value-type="float">
            <text:p>17.5844955648767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3.9973909241789" calcext:value-type="float">
            <text:p>-73.9973909241789</text:p>
          </table:table-cell>
          <table:table-cell office:value-type="float" office:value="6.8115565127614" calcext:value-type="float">
            <text:p>6.8115565127614</text:p>
          </table:table-cell>
          <table:table-cell office:value-type="float" office:value="-76" calcext:value-type="float">
            <text:p>-76</text:p>
          </table:table-cell>
          <table:table-cell office:value-type="float" office:value="-73" calcext:value-type="float">
            <text:p>-73</text:p>
          </table:table-cell>
          <table:table-cell office:value-type="float" office:value="-73.313034065999" calcext:value-type="float">
            <text:p>-73.313034065999</text:p>
          </table:table-cell>
          <table:table-cell office:value-type="float" office:value="6.46300465711084" calcext:value-type="float">
            <text:p>6.46300465711084</text:p>
          </table:table-cell>
          <table:table-cell office:value-type="float" office:value="-78" calcext:value-type="float">
            <text:p>-78</text:p>
          </table:table-cell>
          <table:table-cell office:value-type="float" office:value="-75" calcext:value-type="float">
            <text:p>-75</text:p>
          </table:table-cell>
          <table:table-cell office:value-type="float" office:value="-76.4687481226844" calcext:value-type="float">
            <text:p>-76.4687481226844</text:p>
          </table:table-cell>
          <table:table-cell office:value-type="float" office:value="8.23426685455999" calcext:value-type="float">
            <text:p>8.23426685455999</text:p>
          </table:table-cell>
          <table:table-cell office:value-type="float" office:value="21.4474522967325" calcext:value-type="float">
            <text:p>21.4474522967325</text:p>
          </table:table-cell>
          <table:table-cell office:value-type="float" office:value="-2.13312405850264" calcext:value-type="float">
            <text:p>-2.13312405850264</text:p>
          </table:table-cell>
          <table:table-cell office:value-type="float" office:value="-20.5093874887545" calcext:value-type="float">
            <text:p>-20.5093874887545</text:p>
          </table:table-cell>
          <table:table-cell table:number-columns-repeated="4"/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17.5844567106039" calcext:value-type="float">
            <text:p>17.5844567106039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4.4986954620895" calcext:value-type="float">
            <text:p>-74.4986954620895</text:p>
          </table:table-cell>
          <table:table-cell office:value-type="float" office:value="7.07874903455904" calcext:value-type="float">
            <text:p>7.07874903455904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3.1565170329995" calcext:value-type="float">
            <text:p>-73.1565170329995</text:p>
          </table:table-cell>
          <table:table-cell office:value-type="float" office:value="6.3858282593676" calcext:value-type="float">
            <text:p>6.3858282593676</text:p>
          </table:table-cell>
          <table:table-cell office:value-type="float" office:value="-81" calcext:value-type="float">
            <text:p>-81</text:p>
          </table:table-cell>
          <table:table-cell office:value-type="float" office:value="-75" calcext:value-type="float">
            <text:p>-75</text:p>
          </table:table-cell>
          <table:table-cell office:value-type="float" office:value="-75.7343740613422" calcext:value-type="float">
            <text:p>-75.7343740613422</text:p>
          </table:table-cell>
          <table:table-cell office:value-type="float" office:value="7.7829779857782" calcext:value-type="float">
            <text:p>7.7829779857782</text:p>
          </table:table-cell>
          <table:table-cell office:value-type="float" office:value="13.5233178933143" calcext:value-type="float">
            <text:p>13.5233178933143</text:p>
          </table:table-cell>
          <table:table-cell office:value-type="float" office:value="-4.27085697096941" calcext:value-type="float">
            <text:p>-4.27085697096941</text:p>
          </table:table-cell>
          <table:table-cell office:value-type="float" office:value="-12.4789322245796" calcext:value-type="float">
            <text:p>-12.4789322245796</text:p>
          </table:table-cell>
          <table:table-cell table:number-columns-repeated="4"/>
        </table:table-row>
        <table:table-row table:style-name="ro1">
          <table:table-cell office:value-type="float" office:value="26.8" calcext:value-type="float">
            <text:p>26.8</text:p>
          </table:table-cell>
          <table:table-cell office:value-type="float" office:value="17.584378706641" calcext:value-type="float">
            <text:p>17.584378706641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4.7493477310447" calcext:value-type="float">
            <text:p>-74.7493477310447</text:p>
          </table:table-cell>
          <table:table-cell office:value-type="float" office:value="7.21625034109614" calcext:value-type="float">
            <text:p>7.21625034109614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office:value-type="float" office:value="-72.5782585164997" calcext:value-type="float">
            <text:p>-72.5782585164997</text:p>
          </table:table-cell>
          <table:table-cell office:value-type="float" office:value="6.1086036953132" calcext:value-type="float">
            <text:p>6.1086036953132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5.3671870306711" calcext:value-type="float">
            <text:p>-75.3671870306711</text:p>
          </table:table-cell>
          <table:table-cell office:value-type="float" office:value="7.56669509883122" calcext:value-type="float">
            <text:p>7.56669509883122</text:p>
          </table:table-cell>
          <table:table-cell office:value-type="float" office:value="11.0516329286812" calcext:value-type="float">
            <text:p>11.0516329286812</text:p>
          </table:table-cell>
          <table:table-cell office:value-type="float" office:value="-6.73874085408002" calcext:value-type="float">
            <text:p>-6.73874085408002</text:p>
          </table:table-cell>
          <table:table-cell office:value-type="float" office:value="-11.0794241814108" calcext:value-type="float">
            <text:p>-11.0794241814108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.5843007028099" calcext:value-type="float">
            <text:p>17.5843007028099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3.8746738655224" calcext:value-type="float">
            <text:p>-73.8746738655224</text:p>
          </table:table-cell>
          <table:table-cell office:value-type="float" office:value="6.7477004618776" calcext:value-type="float">
            <text:p>6.7477004618776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2.2891292582499" calcext:value-type="float">
            <text:p>-72.2891292582499</text:p>
          </table:table-cell>
          <table:table-cell office:value-type="float" office:value="5.97453773697849" calcext:value-type="float">
            <text:p>5.97453773697849</text:p>
          </table:table-cell>
          <table:table-cell office:value-type="float" office:value="-73" calcext:value-type="float">
            <text:p>-73</text:p>
          </table:table-cell>
          <table:table-cell office:value-type="float" office:value="-75" calcext:value-type="float">
            <text:p>-75</text:p>
          </table:table-cell>
          <table:table-cell office:value-type="float" office:value="-75.1835935153356" calcext:value-type="float">
            <text:p>-75.1835935153356</text:p>
          </table:table-cell>
          <table:table-cell office:value-type="float" office:value="7.46081807934822" calcext:value-type="float">
            <text:p>7.46081807934822</text:p>
          </table:table-cell>
          <table:table-cell office:value-type="float" office:value="13.4376006299761" calcext:value-type="float">
            <text:p>13.4376006299761</text:p>
          </table:table-cell>
          <table:table-cell office:value-type="float" office:value="-4.50107288756499" calcext:value-type="float">
            <text:p>-4.50107288756499</text:p>
          </table:table-cell>
          <table:table-cell office:value-type="float" office:value="-12.658942377219" calcext:value-type="float">
            <text:p>-12.658942377219</text:p>
          </table:table-cell>
          <table:table-cell table:number-columns-repeated="4"/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17.5842226992923" calcext:value-type="float">
            <text:p>17.5842226992923</text:p>
          </table:table-cell>
          <table:table-cell office:value-type="float" office:value="-79" calcext:value-type="float">
            <text:p>-79</text:p>
          </table:table-cell>
          <table:table-cell office:value-type="float" office:value="-73" calcext:value-type="float">
            <text:p>-73</text:p>
          </table:table-cell>
          <table:table-cell office:value-type="float" office:value="-73.4373369327612" calcext:value-type="float">
            <text:p>-73.4373369327612</text:p>
          </table:table-cell>
          <table:table-cell office:value-type="float" office:value="6.52496066254354" calcext:value-type="float">
            <text:p>6.52496066254354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2.1445646291249" calcext:value-type="float">
            <text:p>-72.1445646291249</text:p>
          </table:table-cell>
          <table:table-cell office:value-type="float" office:value="5.90861221056132" calcext:value-type="float">
            <text:p>5.90861221056132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5.0917967576678" calcext:value-type="float">
            <text:p>-75.0917967576678</text:p>
          </table:table-cell>
          <table:table-cell office:value-type="float" office:value="7.40843642883232" calcext:value-type="float">
            <text:p>7.40843642883232</text:p>
          </table:table-cell>
          <table:table-cell office:value-type="float" office:value="14.4832938048529" calcext:value-type="float">
            <text:p>14.4832938048529</text:p>
          </table:table-cell>
          <table:table-cell office:value-type="float" office:value="-3.51336972406647" calcext:value-type="float">
            <text:p>-3.51336972406647</text:p>
          </table:table-cell>
          <table:table-cell office:value-type="float" office:value="-13.5446948699839" calcext:value-type="float">
            <text:p>-13.5446948699839</text:p>
          </table:table-cell>
          <table:table-cell table:number-columns-repeated="4"/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17.5843199372987" calcext:value-type="float">
            <text:p>17.5843199372987</text:p>
          </table:table-cell>
          <table:table-cell office:value-type="float" office:value="-77" calcext:value-type="float">
            <text:p>-77</text:p>
          </table:table-cell>
          <table:table-cell office:value-type="float" office:value="-73" calcext:value-type="float">
            <text:p>-73</text:p>
          </table:table-cell>
          <table:table-cell office:value-type="float" office:value="-73.2186684663806" calcext:value-type="float">
            <text:p>-73.2186684663806</text:p>
          </table:table-cell>
          <table:table-cell office:value-type="float" office:value="6.41636334108052" calcext:value-type="float">
            <text:p>6.41636334108052</text:p>
          </table:table-cell>
          <table:table-cell office:value-type="float" office:value="-75" calcext:value-type="float">
            <text:p>-75</text:p>
          </table:table-cell>
          <table:table-cell office:value-type="float" office:value="-71" calcext:value-type="float">
            <text:p>-71</text:p>
          </table:table-cell>
          <table:table-cell office:value-type="float" office:value="-71.5722823145625" calcext:value-type="float">
            <text:p>-71.5722823145625</text:p>
          </table:table-cell>
          <table:table-cell office:value-type="float" office:value="5.65469793405105" calcext:value-type="float">
            <text:p>5.65469793405105</text:p>
          </table:table-cell>
          <table:table-cell office:value-type="float" office:value="-76" calcext:value-type="float">
            <text:p>-76</text:p>
          </table:table-cell>
          <table:table-cell office:value-type="float" office:value="-74" calcext:value-type="float">
            <text:p>-74</text:p>
          </table:table-cell>
          <table:table-cell office:value-type="float" office:value="-74.5458983788339" calcext:value-type="float">
            <text:p>-74.5458983788339</text:p>
          </table:table-cell>
          <table:table-cell office:value-type="float" office:value="7.10444155657821" calcext:value-type="float">
            <text:p>7.10444155657821</text:p>
          </table:table-cell>
          <table:table-cell office:value-type="float" office:value="12.4079797788175" calcext:value-type="float">
            <text:p>12.4079797788175</text:p>
          </table:table-cell>
          <table:table-cell office:value-type="float" office:value="-4.20914081790939" calcext:value-type="float">
            <text:p>-4.20914081790939</text:p>
          </table:table-cell>
          <table:table-cell office:value-type="float" office:value="-11.6255329573486" calcext:value-type="float">
            <text:p>-11.6255329573486</text:p>
          </table:table-cell>
          <table:table-cell table:number-columns-repeated="4"/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17.5843491315978" calcext:value-type="float">
            <text:p>17.5843491315978</text:p>
          </table:table-cell>
          <table:table-cell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office:value-type="float" office:value="-73.1093342331903" calcext:value-type="float">
            <text:p>-73.1093342331903</text:p>
          </table:table-cell>
          <table:table-cell office:value-type="float" office:value="6.36274435672865" calcext:value-type="float">
            <text:p>6.36274435672865</text:p>
          </table:table-cell>
          <table:table-cell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office:value-type="float" office:value="-71.2861411572812" calcext:value-type="float">
            <text:p>-71.2861411572812</text:p>
          </table:table-cell>
          <table:table-cell office:value-type="float" office:value="5.53186243839602" calcext:value-type="float">
            <text:p>5.53186243839602</text:p>
          </table:table-cell>
          <table:table-cell office:value-type="float" office:value="-76" calcext:value-type="float">
            <text:p>-76</text:p>
          </table:table-cell>
          <table:table-cell office:value-type="float" office:value="-74" calcext:value-type="float">
            <text:p>-74</text:p>
          </table:table-cell>
          <table:table-cell office:value-type="float" office:value="-74.272949189417" calcext:value-type="float">
            <text:p>-74.272949189417</text:p>
          </table:table-cell>
          <table:table-cell office:value-type="float" office:value="6.95715436624956" calcext:value-type="float">
            <text:p>6.95715436624956</text:p>
          </table:table-cell>
          <table:table-cell office:value-type="float" office:value="11.4441374954753" calcext:value-type="float">
            <text:p>11.4441374954753</text:p>
          </table:table-cell>
          <table:table-cell office:value-type="float" office:value="-4.5222789598843" calcext:value-type="float">
            <text:p>-4.5222789598843</text:p>
          </table:table-cell>
          <table:table-cell office:value-type="float" office:value="-10.7660737678855" calcext:value-type="float">
            <text:p>-10.7660737678855</text:p>
          </table:table-cell>
          <table:table-cell table:number-columns-repeated="4"/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17.5844951888867" calcext:value-type="float">
            <text:p>17.5844951888867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3.0546671165951" calcext:value-type="float">
            <text:p>-73.0546671165951</text:p>
          </table:table-cell>
          <table:table-cell office:value-type="float" office:value="6.33610312647122" calcext:value-type="float">
            <text:p>6.33610312647122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1.1430705786406" calcext:value-type="float">
            <text:p>-71.1430705786406</text:p>
          </table:table-cell>
          <table:table-cell office:value-type="float" office:value="5.4714489641291" calcext:value-type="float">
            <text:p>5.4714489641291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1364745947085" calcext:value-type="float">
            <text:p>-74.1364745947085</text:p>
          </table:table-cell>
          <table:table-cell office:value-type="float" office:value="6.88465982670008" calcext:value-type="float">
            <text:p>6.88465982670008</text:p>
          </table:table-cell>
          <table:table-cell office:value-type="float" office:value="10.9797482830233" calcext:value-type="float">
            <text:p>10.9797482830233</text:p>
          </table:table-cell>
          <table:table-cell office:value-type="float" office:value="-4.67065866464043" calcext:value-type="float">
            <text:p>-4.67065866464043</text:p>
          </table:table-cell>
          <table:table-cell office:value-type="float" office:value="-10.3610620547356" calcext:value-type="float">
            <text:p>-10.3610620547356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.5844171828197" calcext:value-type="float">
            <text:p>17.5844171828197</text:p>
          </table:table-cell>
          <table:table-cell office:value-type="float" office:value="-71" calcext:value-type="float">
            <text:p>-71</text:p>
          </table:table-cell>
          <table:table-cell office:value-type="float" office:value="-73" calcext:value-type="float">
            <text:p>-73</text:p>
          </table:table-cell>
          <table:table-cell office:value-type="float" office:value="-73.0273335582976" calcext:value-type="float">
            <text:p>-73.0273335582976</text:p>
          </table:table-cell>
          <table:table-cell office:value-type="float" office:value="6.32282437130032" calcext:value-type="float">
            <text:p>6.32282437130032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1.0715352893203" calcext:value-type="float">
            <text:p>-71.0715352893203</text:p>
          </table:table-cell>
          <table:table-cell office:value-type="float" office:value="5.44149009503912" calcext:value-type="float">
            <text:p>5.44149009503912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0682372973542" calcext:value-type="float">
            <text:p>-74.0682372973542</text:p>
          </table:table-cell>
          <table:table-cell office:value-type="float" office:value="6.84869632710688" calcext:value-type="float">
            <text:p>6.84869632710688</text:p>
          </table:table-cell>
          <table:table-cell office:value-type="float" office:value="10.751825905081" calcext:value-type="float">
            <text:p>10.751825905081</text:p>
          </table:table-cell>
          <table:table-cell office:value-type="float" office:value="-4.74286071631839" calcext:value-type="float">
            <text:p>-4.74286071631839</text:p>
          </table:table-cell>
          <table:table-cell office:value-type="float" office:value="-10.1647112690045" calcext:value-type="float">
            <text:p>-10.1647112690045</text:p>
          </table:table-cell>
          <table:table-cell table:number-columns-repeated="4"/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17.5843391768846" calcext:value-type="float">
            <text:p>17.5843391768846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3.5136667791488" calcext:value-type="float">
            <text:p>-73.5136667791488</text:p>
          </table:table-cell>
          <table:table-cell office:value-type="float" office:value="6.56329954993165" calcext:value-type="float">
            <text:p>6.56329954993165</text:p>
          </table:table-cell>
          <table:table-cell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office:value-type="float" office:value="-71.0357676446602" calcext:value-type="float">
            <text:p>-71.0357676446602</text:p>
          </table:table-cell>
          <table:table-cell office:value-type="float" office:value="5.42657223156533" calcext:value-type="float">
            <text:p>5.42657223156533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0341186486771" calcext:value-type="float">
            <text:p>-74.0341186486771</text:p>
          </table:table-cell>
          <table:table-cell office:value-type="float" office:value="6.83078508741441" calcext:value-type="float">
            <text:p>6.83078508741441</text:p>
          </table:table-cell>
          <table:table-cell office:value-type="float" office:value="9.11338679005313" calcext:value-type="float">
            <text:p>9.11338679005313</text:p>
          </table:table-cell>
          <table:table-cell office:value-type="float" office:value="-6.22509763533505" calcext:value-type="float">
            <text:p>-6.22509763533505</text:p>
          </table:table-cell>
          <table:table-cell office:value-type="float" office:value="-9.24517495308684" calcext:value-type="float">
            <text:p>-9.24517495308684</text:p>
          </table:table-cell>
          <table:table-cell table:number-columns-repeated="4"/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float" office:value="17.5843683734265" calcext:value-type="float">
            <text:p>17.5843683734265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3.7568333895744" calcext:value-type="float">
            <text:p>-73.7568333895744</text:p>
          </table:table-cell>
          <table:table-cell office:value-type="float" office:value="6.68694543885332" calcext:value-type="float">
            <text:p>6.68694543885332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1.0178838223301" calcext:value-type="float">
            <text:p>-71.0178838223301</text:p>
          </table:table-cell>
          <table:table-cell office:value-type="float" office:value="5.41912864335808" calcext:value-type="float">
            <text:p>5.41912864335808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4.5170593243386" calcext:value-type="float">
            <text:p>-74.5170593243386</text:p>
          </table:table-cell>
          <table:table-cell office:value-type="float" office:value="7.08873341397096" calcext:value-type="float">
            <text:p>7.08873341397096</text:p>
          </table:table-cell>
          <table:table-cell office:value-type="float" office:value="11.6268677924043" calcext:value-type="float">
            <text:p>11.6268677924043</text:p>
          </table:table-cell>
          <table:table-cell office:value-type="float" office:value="-7.00649274951692" calcext:value-type="float">
            <text:p>-7.00649274951692</text:p>
          </table:table-cell>
          <table:table-cell office:value-type="float" office:value="-12.1291759187662" calcext:value-type="float">
            <text:p>-12.1291759187662</text:p>
          </table:table-cell>
          <table:table-cell table:number-columns-repeated="4"/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17.5843487624288" calcext:value-type="float">
            <text:p>17.5843487624288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3.8784166947872" calcext:value-type="float">
            <text:p>-73.8784166947872</text:p>
          </table:table-cell>
          <table:table-cell office:value-type="float" office:value="6.74963917088468" calcext:value-type="float">
            <text:p>6.74963917088468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1.008941911165" calcext:value-type="float">
            <text:p>-71.008941911165</text:p>
          </table:table-cell>
          <table:table-cell office:value-type="float" office:value="5.41541067899792" calcext:value-type="float">
            <text:p>5.41541067899792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4.7585296621693" calcext:value-type="float">
            <text:p>-74.7585296621693</text:p>
          </table:table-cell>
          <table:table-cell office:value-type="float" office:value="7.22133770842839" calcext:value-type="float">
            <text:p>7.22133770842839</text:p>
          </table:table-cell>
          <table:table-cell office:value-type="float" office:value="12.9654590727262" calcext:value-type="float">
            <text:p>12.9654590727262</text:p>
          </table:table-cell>
          <table:table-cell office:value-type="float" office:value="-7.40770732497095" calcext:value-type="float">
            <text:p>-7.40770732497095</text:p>
          </table:table-cell>
          <table:table-cell office:value-type="float" office:value="-13.6159481293002" calcext:value-type="float">
            <text:p>-13.6159481293002</text:p>
          </table:table-cell>
          <table:table-cell table:number-columns-repeated="4"/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17.5844951186996" calcext:value-type="float">
            <text:p>17.5844951186996</text:p>
          </table:table-cell>
          <table:table-cell office:value-type="float" office:value="-72" calcext:value-type="float">
            <text:p>-72</text:p>
          </table:table-cell>
          <table:table-cell office:value-type="float" office:value="-75" calcext:value-type="float">
            <text:p>-75</text:p>
          </table:table-cell>
          <table:table-cell office:value-type="float" office:value="-74.4392083473936" calcext:value-type="float">
            <text:p>-74.4392083473936</text:p>
          </table:table-cell>
          <table:table-cell office:value-type="float" office:value="7.04650252001566" calcext:value-type="float">
            <text:p>7.04650252001566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1.5044709555825" calcext:value-type="float">
            <text:p>-71.5044709555825</text:p>
          </table:table-cell>
          <table:table-cell office:value-type="float" office:value="5.62534330522474" calcext:value-type="float">
            <text:p>5.62534330522474</text:p>
          </table:table-cell>
          <table:table-cell office:value-type="float" office:value="-70" calcext:value-type="float">
            <text:p>-70</text:p>
          </table:table-cell>
          <table:table-cell office:value-type="float" office:value="-75" calcext:value-type="float">
            <text:p>-75</text:p>
          </table:table-cell>
          <table:table-cell office:value-type="float" office:value="-74.8792648310846" calcext:value-type="float">
            <text:p>-74.8792648310846</text:p>
          </table:table-cell>
          <table:table-cell office:value-type="float" office:value="7.28856717883747" calcext:value-type="float">
            <text:p>7.28856717883747</text:p>
          </table:table-cell>
          <table:table-cell office:value-type="float" office:value="10.8930203075684" calcext:value-type="float">
            <text:p>10.8930203075684</text:p>
          </table:table-cell>
          <table:table-cell office:value-type="float" office:value="-8.21577748315919" calcext:value-type="float">
            <text:p>-8.21577748315919</text:p>
          </table:table-cell>
          <table:table-cell office:value-type="float" office:value="-12.0548123955449" calcext:value-type="float">
            <text:p>-12.0548123955449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7.5845535211352" calcext:value-type="float">
            <text:p>17.5845535211352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4.7196041736968" calcext:value-type="float">
            <text:p>-74.7196041736968</text:p>
          </table:table-cell>
          <table:table-cell office:value-type="float" office:value="7.19979513589093" calcext:value-type="float">
            <text:p>7.19979513589093</text:p>
          </table:table-cell>
          <table:table-cell office:value-type="float" office:value="-70" calcext:value-type="float">
            <text:p>-70</text:p>
          </table:table-cell>
          <table:table-cell office:value-type="float" office:value="-72" calcext:value-type="float">
            <text:p>-72</text:p>
          </table:table-cell>
          <table:table-cell office:value-type="float" office:value="-71.7522354777913" calcext:value-type="float">
            <text:p>-71.7522354777913</text:p>
          </table:table-cell>
          <table:table-cell office:value-type="float" office:value="5.73334200766558" calcext:value-type="float">
            <text:p>5.73334200766558</text:p>
          </table:table-cell>
          <table:table-cell office:value-type="float" office:value="-74" calcext:value-type="float">
            <text:p>-74</text:p>
          </table:table-cell>
          <table:table-cell office:value-type="float" office:value="-76" calcext:value-type="float">
            <text:p>-76</text:p>
          </table:table-cell>
          <table:table-cell office:value-type="float" office:value="-75.4396324155423" calcext:value-type="float">
            <text:p>-75.4396324155423</text:p>
          </table:table-cell>
          <table:table-cell office:value-type="float" office:value="7.60888605568207" calcext:value-type="float">
            <text:p>7.60888605568207</text:p>
          </table:table-cell>
          <table:table-cell office:value-type="float" office:value="13.6571514131541" calcext:value-type="float">
            <text:p>13.6571514131541</text:p>
          </table:table-cell>
          <table:table-cell office:value-type="float" office:value="-8.65083610087994" calcext:value-type="float">
            <text:p>-8.65083610087994</text:p>
          </table:table-cell>
          <table:table-cell office:value-type="float" office:value="-14.7913815957881" calcext:value-type="float">
            <text:p>-14.7913815957881</text:p>
          </table:table-cell>
          <table:table-cell table:number-columns-repeated="4"/>
        </table:table-row>
        <table:table-row table:style-name="ro1">
          <table:table-cell office:value-type="float" office:value="29.2" calcext:value-type="float">
            <text:p>29.2</text:p>
          </table:table-cell>
          <table:table-cell office:value-type="float" office:value="17.5845339188743" calcext:value-type="float">
            <text:p>17.5845339188743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4.8598020868484" calcext:value-type="float">
            <text:p>-74.8598020868484</text:p>
          </table:table-cell>
          <table:table-cell office:value-type="float" office:value="7.27768749357539" calcext:value-type="float">
            <text:p>7.27768749357539</text:p>
          </table:table-cell>
          <table:table-cell office:value-type="float" office:value="-70" calcext:value-type="float">
            <text:p>-70</text:p>
          </table:table-cell>
          <table:table-cell office:value-type="float" office:value="-72" calcext:value-type="float">
            <text:p>-72</text:p>
          </table:table-cell>
          <table:table-cell office:value-type="float" office:value="-71.8761177388956" calcext:value-type="float">
            <text:p>-71.8761177388956</text:p>
          </table:table-cell>
          <table:table-cell office:value-type="float" office:value="5.78811642256189" calcext:value-type="float">
            <text:p>5.78811642256189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75.7198162077712" calcext:value-type="float">
            <text:p>-75.7198162077712</text:p>
          </table:table-cell>
          <table:table-cell office:value-type="float" office:value="7.77428648097569" calcext:value-type="float">
            <text:p>7.77428648097569</text:p>
          </table:table-cell>
          <table:table-cell office:value-type="float" office:value="15.1584753510068" calcext:value-type="float">
            <text:p>15.1584753510068</text:p>
          </table:table-cell>
          <table:table-cell office:value-type="float" office:value="-8.87656524227861" calcext:value-type="float">
            <text:p>-8.87656524227861</text:p>
          </table:table-cell>
          <table:table-cell office:value-type="float" office:value="-16.2822012659633" calcext:value-type="float">
            <text:p>-16.2822012659633</text:p>
          </table:table-cell>
          <table:table-cell table:number-columns-repeated="4"/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17.5846411330234" calcext:value-type="float">
            <text:p>17.5846411330234</text:p>
          </table:table-cell>
          <table:table-cell office:value-type="float" office:value="-78" calcext:value-type="float">
            <text:p>-78</text:p>
          </table:table-cell>
          <table:table-cell office:value-type="float" office:value="-75" calcext:value-type="float">
            <text:p>-75</text:p>
          </table:table-cell>
          <table:table-cell office:value-type="float" office:value="-74.9299010434242" calcext:value-type="float">
            <text:p>-74.9299010434242</text:p>
          </table:table-cell>
          <table:table-cell office:value-type="float" office:value="7.31694911491568" calcext:value-type="float">
            <text:p>7.31694911491568</text:p>
          </table:table-cell>
          <table:table-cell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office:value-type="float" office:value="-72.4380588694478" calcext:value-type="float">
            <text:p>-72.4380588694478</text:p>
          </table:table-cell>
          <table:table-cell office:value-type="float" office:value="6.04322311976138" calcext:value-type="float">
            <text:p>6.04322311976138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5.8599081038856" calcext:value-type="float">
            <text:p>-75.8599081038856</text:p>
          </table:table-cell>
          <table:table-cell office:value-type="float" office:value="7.85833013856905" calcext:value-type="float">
            <text:p>7.85833013856905</text:p>
          </table:table-cell>
          <table:table-cell office:value-type="float" office:value="14.7810928505366" calcext:value-type="float">
            <text:p>14.7810928505366</text:p>
          </table:table-cell>
          <table:table-cell office:value-type="float" office:value="-7.76509030683945" calcext:value-type="float">
            <text:p>-7.76509030683945</text:p>
          </table:table-cell>
          <table:table-cell office:value-type="float" office:value="-15.2835101628652" calcext:value-type="float">
            <text:p>-15.2835101628652</text:p>
          </table:table-cell>
          <table:table-cell table:number-columns-repeated="4"/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17.5846215360691" calcext:value-type="float">
            <text:p>17.5846215360691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4.4649505217121" calcext:value-type="float">
            <text:p>-74.4649505217121</text:p>
          </table:table-cell>
          <table:table-cell office:value-type="float" office:value="7.06043865612663" calcext:value-type="float">
            <text:p>7.06043865612663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3.2190294347239" calcext:value-type="float">
            <text:p>-73.2190294347239</text:p>
          </table:table-cell>
          <table:table-cell office:value-type="float" office:value="6.41654111109805" calcext:value-type="float">
            <text:p>6.41654111109805</text:p>
          </table:table-cell>
          <table:table-cell office:value-type="float" office:value="-86" calcext:value-type="float">
            <text:p>-86</text:p>
          </table:table-cell>
          <table:table-cell office:value-type="float" office:value="-77" calcext:value-type="float">
            <text:p>-77</text:p>
          </table:table-cell>
          <table:table-cell office:value-type="float" office:value="-76.4299540519428" calcext:value-type="float">
            <text:p>-76.4299540519428</text:p>
          </table:table-cell>
          <table:table-cell office:value-type="float" office:value="8.20978533801213" calcext:value-type="float">
            <text:p>8.20978533801213</text:p>
          </table:table-cell>
          <table:table-cell office:value-type="float" office:value="19.6837375076289" calcext:value-type="float">
            <text:p>19.6837375076289</text:p>
          </table:table-cell>
          <table:table-cell office:value-type="float" office:value="-3.9744519029617" calcext:value-type="float">
            <text:p>-3.9744519029617</text:p>
          </table:table-cell>
          <table:table-cell office:value-type="float" office:value="-18.9155974307011" calcext:value-type="float">
            <text:p>-18.9155974307011</text:p>
          </table:table-cell>
          <table:table-cell table:number-columns-repeated="4"/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17.5845627925603" calcext:value-type="float">
            <text:p>17.5845627925603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3.732475260856" calcext:value-type="float">
            <text:p>-73.732475260856</text:p>
          </table:table-cell>
          <table:table-cell office:value-type="float" office:value="6.67445550238741" calcext:value-type="float">
            <text:p>6.67445550238741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3.1095147173619" calcext:value-type="float">
            <text:p>-73.1095147173619</text:p>
          </table:table-cell>
          <table:table-cell office:value-type="float" office:value="6.36283249835041" calcext:value-type="float">
            <text:p>6.36283249835041</text:p>
          </table:table-cell>
          <table:table-cell office:value-type="float" office:value="-77" calcext:value-type="float">
            <text:p>-77</text:p>
          </table:table-cell>
          <table:table-cell office:value-type="float" office:value="-74" calcext:value-type="float">
            <text:p>-74</text:p>
          </table:table-cell>
          <table:table-cell office:value-type="float" office:value="-75.2149770259714" calcext:value-type="float">
            <text:p>-75.2149770259714</text:p>
          </table:table-cell>
          <table:table-cell office:value-type="float" office:value="7.47881116184651" calcext:value-type="float">
            <text:p>7.47881116184651</text:p>
          </table:table-cell>
          <table:table-cell office:value-type="float" office:value="12.0944710396693" calcext:value-type="float">
            <text:p>12.0944710396693</text:p>
          </table:table-cell>
          <table:table-cell office:value-type="float" office:value="-1.87669038694795" calcext:value-type="float">
            <text:p>-1.87669038694795</text:p>
          </table:table-cell>
          <table:table-cell office:value-type="float" office:value="-10.3668702262032" calcext:value-type="float">
            <text:p>-10.3668702262032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7.5845528536405" calcext:value-type="float">
            <text:p>17.5845528536405</text:p>
          </table:table-cell>
          <table:table-cell office:value-type="float" office:value="-76" calcext:value-type="float">
            <text:p>-76</text:p>
          </table:table-cell>
          <table:table-cell office:value-type="float" office:value="-73" calcext:value-type="float">
            <text:p>-73</text:p>
          </table:table-cell>
          <table:table-cell office:value-type="float" office:value="-73.366237630428" calcext:value-type="float">
            <text:p>-73.366237630428</text:p>
          </table:table-cell>
          <table:table-cell office:value-type="float" office:value="6.48945045411211" calcext:value-type="float">
            <text:p>6.48945045411211</text:p>
          </table:table-cell>
          <table:table-cell office:value-type="float" office:value="-71" calcext:value-type="float">
            <text:p>-71</text:p>
          </table:table-cell>
          <table:table-cell office:value-type="float" office:value="-74" calcext:value-type="float">
            <text:p>-74</text:p>
          </table:table-cell>
          <table:table-cell office:value-type="float" office:value="-73.554757358681" calcext:value-type="float">
            <text:p>-73.554757358681</text:p>
          </table:table-cell>
          <table:table-cell office:value-type="float" office:value="6.58403168117407" calcext:value-type="float">
            <text:p>6.58403168117407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4.6074885129857" calcext:value-type="float">
            <text:p>-74.6074885129857</text:p>
          </table:table-cell>
          <table:table-cell office:value-type="float" office:value="7.13810530221304" calcext:value-type="float">
            <text:p>7.13810530221304</text:p>
          </table:table-cell>
          <table:table-cell office:value-type="float" office:value="7.503772734881" calcext:value-type="float">
            <text:p>7.503772734881</text:p>
          </table:table-cell>
          <table:table-cell office:value-type="float" office:value="0.532048173785489" calcext:value-type="float">
            <text:p>0.532048173785489</text:p>
          </table:table-cell>
          <table:table-cell office:value-type="float" office:value="-3.76746376477058" calcext:value-type="float">
            <text:p>-3.76746376477058</text:p>
          </table:table-cell>
          <table:table-cell table:number-columns-repeated="4"/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17.5844161028973" calcext:value-type="float">
            <text:p>17.5844161028973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3.183118815214" calcext:value-type="float">
            <text:p>-73.183118815214</text:p>
          </table:table-cell>
          <table:table-cell office:value-type="float" office:value="6.39887992203507" calcext:value-type="float">
            <text:p>6.39887992203507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3.7773786793405" calcext:value-type="float">
            <text:p>-73.7773786793405</text:p>
          </table:table-cell>
          <table:table-cell office:value-type="float" office:value="6.69749846346399" calcext:value-type="float">
            <text:p>6.69749846346399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3037442564929" calcext:value-type="float">
            <text:p>-74.3037442564929</text:p>
          </table:table-cell>
          <table:table-cell office:value-type="float" office:value="6.97361780605901" calcext:value-type="float">
            <text:p>6.97361780605901</text:p>
          </table:table-cell>
          <table:table-cell office:value-type="float" office:value="5.30548100762523" calcext:value-type="float">
            <text:p>5.30548100762523</text:p>
          </table:table-cell>
          <table:table-cell office:value-type="float" office:value="1.7476460961268" calcext:value-type="float">
            <text:p>1.747646096126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17.5843670197695" calcext:value-type="float">
            <text:p>17.5843670197695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3.091559407607" calcext:value-type="float">
            <text:p>-73.091559407607</text:p>
          </table:table-cell>
          <table:table-cell office:value-type="float" office:value="6.35406978499204" calcext:value-type="float">
            <text:p>6.35406978499204</text:p>
          </table:table-cell>
          <table:table-cell office:value-type="float" office:value="-76" calcext:value-type="float">
            <text:p>-76</text:p>
          </table:table-cell>
          <table:table-cell office:value-type="float" office:value="-73" calcext:value-type="float">
            <text:p>-73</text:p>
          </table:table-cell>
          <table:table-cell office:value-type="float" office:value="-73.3886893396702" calcext:value-type="float">
            <text:p>-73.3886893396702</text:p>
          </table:table-cell>
          <table:table-cell office:value-type="float" office:value="6.50064292602463" calcext:value-type="float">
            <text:p>6.50064292602463</text:p>
          </table:table-cell>
          <table:table-cell office:value-type="float" office:value="-88" calcext:value-type="float">
            <text:p>-88</text:p>
          </table:table-cell>
          <table:table-cell office:value-type="float" office:value="-80" calcext:value-type="float">
            <text:p>-80</text:p>
          </table:table-cell>
          <table:table-cell office:value-type="float" office:value="-77.1518721282464" calcext:value-type="float">
            <text:p>-77.1518721282464</text:p>
          </table:table-cell>
          <table:table-cell office:value-type="float" office:value="8.67752228377938" calcext:value-type="float">
            <text:p>8.67752228377938</text:p>
          </table:table-cell>
          <table:table-cell office:value-type="float" office:value="30.9396349142873" calcext:value-type="float">
            <text:p>30.9396349142873</text:p>
          </table:table-cell>
          <table:table-cell office:value-type="float" office:value="0.826434372329715" calcext:value-type="float">
            <text:p>0.826434372329715</text:p>
          </table:table-cell>
          <table:table-cell office:value-type="float" office:value="-30.2816893158453" calcext:value-type="float">
            <text:p>-30.2816893158453</text:p>
          </table:table-cell>
          <table:table-cell table:number-columns-repeated="4"/>
        </table:table-row>
        <table:table-row table:style-name="ro1">
          <table:table-cell office:value-type="float" office:value="30.6" calcext:value-type="float">
            <text:p>30.6</text:p>
          </table:table-cell>
          <table:table-cell office:value-type="float" office:value="17.5843082868751" calcext:value-type="float">
            <text:p>17.5843082868751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2.0457797038035" calcext:value-type="float">
            <text:p>-72.0457797038035</text:p>
          </table:table-cell>
          <table:table-cell office:value-type="float" office:value="5.86398238161348" calcext:value-type="float">
            <text:p>5.86398238161348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3.1943446698351" calcext:value-type="float">
            <text:p>-73.1943446698351</text:p>
          </table:table-cell>
          <table:table-cell office:value-type="float" office:value="6.40439567642292" calcext:value-type="float">
            <text:p>6.40439567642292</text:p>
          </table:table-cell>
          <table:table-cell office:value-type="float" office:value="-73" calcext:value-type="float">
            <text:p>-73</text:p>
          </table:table-cell>
          <table:table-cell office:value-type="float" office:value="-78" calcext:value-type="float">
            <text:p>-78</text:p>
          </table:table-cell>
          <table:table-cell office:value-type="float" office:value="-77.5759360641232" calcext:value-type="float">
            <text:p>-77.5759360641232</text:p>
          </table:table-cell>
          <table:table-cell office:value-type="float" office:value="8.96460590364296" calcext:value-type="float">
            <text:p>8.96460590364296</text:p>
          </table:table-cell>
          <table:table-cell office:value-type="float" office:value="38.9479912421576" calcext:value-type="float">
            <text:p>38.9479912421576</text:p>
          </table:table-cell>
          <table:table-cell office:value-type="float" office:value="2.98363391286876" calcext:value-type="float">
            <text:p>2.98363391286876</text:p>
          </table:table-cell>
          <table:table-cell office:value-type="float" office:value="-38.582758124374" calcext:value-type="float">
            <text:p>-38.582758124374</text:p>
          </table:table-cell>
          <table:table-cell table:number-columns-repeated="4"/>
        </table:table-row>
        <table:table-row table:style-name="ro1">
          <table:table-cell office:value-type="float" office:value="30.8" calcext:value-type="float">
            <text:p>30.8</text:p>
          </table:table-cell>
          <table:table-cell office:value-type="float" office:value="17.5842983556823" calcext:value-type="float">
            <text:p>17.5842983556823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2.5228898519018" calcext:value-type="float">
            <text:p>-72.5228898519018</text:p>
          </table:table-cell>
          <table:table-cell office:value-type="float" office:value="6.08269903215791" calcext:value-type="float">
            <text:p>6.08269903215791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3.0971723349176" calcext:value-type="float">
            <text:p>-73.0971723349176</text:p>
          </table:table-cell>
          <table:table-cell office:value-type="float" office:value="6.35680775939955" calcext:value-type="float">
            <text:p>6.35680775939955</text:p>
          </table:table-cell>
          <table:table-cell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office:value-type="float" office:value="-77.7879680320616" calcext:value-type="float">
            <text:p>-77.7879680320616</text:p>
          </table:table-cell>
          <table:table-cell office:value-type="float" office:value="9.11168997368638" calcext:value-type="float">
            <text:p>9.11168997368638</text:p>
          </table:table-cell>
          <table:table-cell office:value-type="float" office:value="40.3735199109764" calcext:value-type="float">
            <text:p>40.3735199109764</text:p>
          </table:table-cell>
          <table:table-cell office:value-type="float" office:value="1.51989880643071" calcext:value-type="float">
            <text:p>1.51989880643071</text:p>
          </table:table-cell>
          <table:table-cell office:value-type="float" office:value="-39.9252010653584" calcext:value-type="float">
            <text:p>-39.9252010653584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.5842004823385" calcext:value-type="float">
            <text:p>17.5842004823385</text:p>
          </table:table-cell>
          <table:table-cell office:value-type="float" office:value="-70" calcext:value-type="float">
            <text:p>-70</text:p>
          </table:table-cell>
          <table:table-cell office:value-type="float" office:value="-72" calcext:value-type="float">
            <text:p>-72</text:p>
          </table:table-cell>
          <table:table-cell office:value-type="float" office:value="-72.2614449259509" calcext:value-type="float">
            <text:p>-72.2614449259509</text:p>
          </table:table-cell>
          <table:table-cell office:value-type="float" office:value="5.96185621226887" calcext:value-type="float">
            <text:p>5.96185621226887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2.5485861674588" calcext:value-type="float">
            <text:p>-72.5485861674588</text:p>
          </table:table-cell>
          <table:table-cell office:value-type="float" office:value="6.0947075653154" calcext:value-type="float">
            <text:p>6.0947075653154</text:p>
          </table:table-cell>
          <table:table-cell office:value-type="float" office:value="-73" calcext:value-type="float">
            <text:p>-73</text:p>
          </table:table-cell>
          <table:table-cell office:value-type="float" office:value="-77" calcext:value-type="float">
            <text:p>-77</text:p>
          </table:table-cell>
          <table:table-cell office:value-type="float" office:value="-77.3939840160308" calcext:value-type="float">
            <text:p>-77.3939840160308</text:p>
          </table:table-cell>
          <table:table-cell office:value-type="float" office:value="8.84028230299382" calcext:value-type="float">
            <text:p>8.84028230299382</text:p>
          </table:table-cell>
          <table:table-cell office:value-type="float" office:value="38.0443453299601" calcext:value-type="float">
            <text:p>38.0443453299601</text:p>
          </table:table-cell>
          <table:table-cell office:value-type="float" office:value="0.698059459519972" calcext:value-type="float">
            <text:p>0.698059459519972</text:p>
          </table:table-cell>
          <table:table-cell office:value-type="float" office:value="-37.5747280397425" calcext:value-type="float">
            <text:p>-37.5747280397425</text:p>
          </table:table-cell>
          <table:table-cell table:number-columns-repeated="4"/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17.5841417584648" calcext:value-type="float">
            <text:p>17.5841417584648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3.1307224629754" calcext:value-type="float">
            <text:p>-73.1307224629754</text:p>
          </table:table-cell>
          <table:table-cell office:value-type="float" office:value="6.37319806241946" calcext:value-type="float">
            <text:p>6.37319806241946</text:p>
          </table:table-cell>
          <table:table-cell office:value-type="float" office:value="-71" calcext:value-type="float">
            <text:p>-71</text:p>
          </table:table-cell>
          <table:table-cell office:value-type="float" office:value="-72" calcext:value-type="float">
            <text:p>-72</text:p>
          </table:table-cell>
          <table:table-cell office:value-type="float" office:value="-72.2742930837294" calcext:value-type="float">
            <text:p>-72.2742930837294</text:p>
          </table:table-cell>
          <table:table-cell office:value-type="float" office:value="5.9677382925315" calcext:value-type="float">
            <text:p>5.9677382925315</text:p>
          </table:table-cell>
          <table:table-cell office:value-type="float" office:value="-82" calcext:value-type="float">
            <text:p>-82</text:p>
          </table:table-cell>
          <table:table-cell office:value-type="float" office:value="-77" calcext:value-type="float">
            <text:p>-77</text:p>
          </table:table-cell>
          <table:table-cell office:value-type="float" office:value="-77.1969920080154" calcext:value-type="float">
            <text:p>-77.1969920080154</text:p>
          </table:table-cell>
          <table:table-cell office:value-type="float" office:value="8.70762532132812" calcext:value-type="float">
            <text:p>8.70762532132812</text:p>
          </table:table-cell>
          <table:table-cell office:value-type="float" office:value="34.1541780039852" calcext:value-type="float">
            <text:p>34.1541780039852</text:p>
          </table:table-cell>
          <table:table-cell office:value-type="float" office:value="-2.30443327940018" calcext:value-type="float">
            <text:p>-2.30443327940018</text:p>
          </table:table-cell>
          <table:table-cell office:value-type="float" office:value="-33.6729512358935" calcext:value-type="float">
            <text:p>-33.6729512358935</text:p>
          </table:table-cell>
          <table:table-cell table:number-columns-repeated="4"/>
        </table:table-row>
        <table:table-row table:style-name="ro1">
          <table:table-cell office:value-type="float" office:value="31.4" calcext:value-type="float">
            <text:p>31.4</text:p>
          </table:table-cell>
          <table:table-cell office:value-type="float" office:value="17.5841318340023" calcext:value-type="float">
            <text:p>17.5841318340023</text:p>
          </table:table-cell>
          <table:table-cell office:value-type="float" office:value="-71" calcext:value-type="float">
            <text:p>-71</text:p>
          </table:table-cell>
          <table:table-cell office:value-type="float" office:value="-73" calcext:value-type="float">
            <text:p>-73</text:p>
          </table:table-cell>
          <table:table-cell office:value-type="float" office:value="-73.0653612314877" calcext:value-type="float">
            <text:p>-73.0653612314877</text:p>
          </table:table-cell>
          <table:table-cell office:value-type="float" office:value="6.34130595801093" calcext:value-type="float">
            <text:p>6.34130595801093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office:value-type="float" office:value="-72.1371465418647" calcext:value-type="float">
            <text:p>-72.1371465418647</text:p>
          </table:table-cell>
          <table:table-cell office:value-type="float" office:value="5.9052490451302" calcext:value-type="float">
            <text:p>5.9052490451302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7.0984960040077" calcext:value-type="float">
            <text:p>-77.0984960040077</text:p>
          </table:table-cell>
          <table:table-cell office:value-type="float" office:value="8.64204520039634" calcext:value-type="float">
            <text:p>8.64204520039634</text:p>
          </table:table-cell>
          <table:table-cell office:value-type="float" office:value="33.6330361778976" calcext:value-type="float">
            <text:p>33.6330361778976</text:p>
          </table:table-cell>
          <table:table-cell office:value-type="float" office:value="-2.45736134913351" calcext:value-type="float">
            <text:p>-2.45736134913351</text:p>
          </table:table-cell>
          <table:table-cell office:value-type="float" office:value="-33.1637398659135" calcext:value-type="float">
            <text:p>-33.1637398659135</text:p>
          </table:table-cell>
          <table:table-cell table:number-columns-repeated="4"/>
        </table:table-row>
        <table:table-row table:style-name="ro1">
          <table:table-cell office:value-type="float" office:value="31.6" calcext:value-type="float">
            <text:p>31.6</text:p>
          </table:table-cell>
          <table:table-cell office:value-type="float" office:value="17.5840339720388" calcext:value-type="float">
            <text:p>17.5840339720388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3.5326806157439" calcext:value-type="float">
            <text:p>-73.5326806157439</text:p>
          </table:table-cell>
          <table:table-cell office:value-type="float" office:value="6.57288479791244" calcext:value-type="float">
            <text:p>6.57288479791244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office:value-type="float" office:value="-72.0685732709323" calcext:value-type="float">
            <text:p>-72.0685732709323</text:p>
          </table:table-cell>
          <table:table-cell office:value-type="float" office:value="5.87425022735157" calcext:value-type="float">
            <text:p>5.87425022735157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5.0492480020039" calcext:value-type="float">
            <text:p>-75.0492480020039</text:p>
          </table:table-cell>
          <table:table-cell office:value-type="float" office:value="7.38428188148304" calcext:value-type="float">
            <text:p>7.38428188148304</text:p>
          </table:table-cell>
          <table:table-cell office:value-type="float" office:value="14.0315819550688" calcext:value-type="float">
            <text:p>14.0315819550688</text:p>
          </table:table-cell>
          <table:table-cell office:value-type="float" office:value="-3.98272674231292" calcext:value-type="float">
            <text:p>-3.98272674231292</text:p>
          </table:table-cell>
          <table:table-cell office:value-type="float" office:value="-13.1892769214664" calcext:value-type="float">
            <text:p>-13.1892769214664</text:p>
          </table:table-cell>
          <table:table-cell table:number-columns-repeated="4"/>
        </table:table-row>
        <table:table-row table:style-name="ro1">
          <table:table-cell office:value-type="float" office:value="31.8" calcext:value-type="float">
            <text:p>31.8</text:p>
          </table:table-cell>
          <table:table-cell office:value-type="float" office:value="17.5841704383357" calcext:value-type="float">
            <text:p>17.5841704383357</text:p>
          </table:table-cell>
          <table:table-cell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office:value-type="float" office:value="-73.2663403078719" calcext:value-type="float">
            <text:p>-73.2663403078719</text:p>
          </table:table-cell>
          <table:table-cell office:value-type="float" office:value="6.43988349092207" calcext:value-type="float">
            <text:p>6.43988349092207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2.0342866354662" calcext:value-type="float">
            <text:p>-72.0342866354662</text:p>
          </table:table-cell>
          <table:table-cell office:value-type="float" office:value="5.85881189351589" calcext:value-type="float">
            <text:p>5.85881189351589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6.0246240010019" calcext:value-type="float">
            <text:p>-76.0246240010019</text:p>
          </table:table-cell>
          <table:table-cell office:value-type="float" office:value="7.95830904387801" calcext:value-type="float">
            <text:p>7.95830904387801</text:p>
          </table:table-cell>
          <table:table-cell office:value-type="float" office:value="22.9454475581211" calcext:value-type="float">
            <text:p>22.9454475581211</text:p>
          </table:table-cell>
          <table:table-cell office:value-type="float" office:value="-3.27837389683971" calcext:value-type="float">
            <text:p>-3.27837389683971</text:p>
          </table:table-cell>
          <table:table-cell office:value-type="float" office:value="-22.3483580722618" calcext:value-type="float">
            <text:p>-22.3483580722618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.5841897476698" calcext:value-type="float">
            <text:p>17.5841897476698</text:p>
          </table:table-cell>
          <table:table-cell office:value-type="float" office:value="-75" calcext:value-type="float">
            <text:p>-75</text:p>
          </table:table-cell>
          <table:table-cell office:value-type="float" office:value="-73" calcext:value-type="float">
            <text:p>-73</text:p>
          </table:table-cell>
          <table:table-cell office:value-type="float" office:value="-73.133170153936" calcext:value-type="float">
            <text:p>-73.133170153936</text:p>
          </table:table-cell>
          <table:table-cell office:value-type="float" office:value="6.37439548992218" calcext:value-type="float">
            <text:p>6.37439548992218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2.0171433177331" calcext:value-type="float">
            <text:p>-72.0171433177331</text:p>
          </table:table-cell>
          <table:table-cell office:value-type="float" office:value="5.85110794853987" calcext:value-type="float">
            <text:p>5.85110794853987</text:p>
          </table:table-cell>
          <table:table-cell office:value-type="float" office:value="-72" calcext:value-type="float">
            <text:p>-72</text:p>
          </table:table-cell>
          <table:table-cell office:value-type="float" office:value="-74" calcext:value-type="float">
            <text:p>-74</text:p>
          </table:table-cell>
          <table:table-cell office:value-type="float" office:value="-75.012312000501" calcext:value-type="float">
            <text:p>-75.012312000501</text:p>
          </table:table-cell>
          <table:table-cell office:value-type="float" office:value="7.36337750947644" calcext:value-type="float">
            <text:p>7.36337750947644</text:p>
          </table:table-cell>
          <table:table-cell office:value-type="float" office:value="15.0997829955387" calcext:value-type="float">
            <text:p>15.0997829955387</text:p>
          </table:table-cell>
          <table:table-cell office:value-type="float" office:value="-2.93793347112443" calcext:value-type="float">
            <text:p>-2.93793347112443</text:p>
          </table:table-cell>
          <table:table-cell office:value-type="float" office:value="-14.1183509143647" calcext:value-type="float">
            <text:p>-14.1183509143647</text:p>
          </table:table-cell>
          <table:table-cell table:number-columns-repeated="4"/>
        </table:table-row>
        <table:table-row table:style-name="ro1">
          <table:table-cell office:value-type="float" office:value="32.2" calcext:value-type="float">
            <text:p>32.2</text:p>
          </table:table-cell>
          <table:table-cell office:value-type="float" office:value="17.5842870837638" calcext:value-type="float">
            <text:p>17.5842870837638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3.066585076968" calcext:value-type="float">
            <text:p>-73.066585076968</text:p>
          </table:table-cell>
          <table:table-cell office:value-type="float" office:value="6.34190164776136" calcext:value-type="float">
            <text:p>6.34190164776136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2.0085716588666" calcext:value-type="float">
            <text:p>-72.0085716588666</text:p>
          </table:table-cell>
          <table:table-cell office:value-type="float" office:value="5.84725977569905" calcext:value-type="float">
            <text:p>5.84725977569905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6.5061560002505" calcext:value-type="float">
            <text:p>-76.5061560002505</text:p>
          </table:table-cell>
          <table:table-cell office:value-type="float" office:value="8.25794273037085" calcext:value-type="float">
            <text:p>8.25794273037085</text:p>
          </table:table-cell>
          <table:table-cell office:value-type="float" office:value="28.0210925588592" calcext:value-type="float">
            <text:p>28.0210925588592</text:p>
          </table:table-cell>
          <table:table-cell office:value-type="float" office:value="-2.77057710244092" calcext:value-type="float">
            <text:p>-2.77057710244092</text:p>
          </table:table-cell>
          <table:table-cell office:value-type="float" office:value="-27.491631623994" calcext:value-type="float">
            <text:p>-27.491631623994</text:p>
          </table:table-cell>
          <table:table-cell table:number-columns-repeated="4"/>
        </table:table-row>
        <table:table-row table:style-name="ro1">
          <table:table-cell office:value-type="float" office:value="32.4" calcext:value-type="float">
            <text:p>32.4</text:p>
          </table:table-cell>
          <table:table-cell office:value-type="float" office:value="17.5843064046174" calcext:value-type="float">
            <text:p>17.5843064046174</text:p>
          </table:table-cell>
          <table:table-cell office:value-type="float" office:value="-75" calcext:value-type="float">
            <text:p>-75</text:p>
          </table:table-cell>
          <table:table-cell office:value-type="float" office:value="-73" calcext:value-type="float">
            <text:p>-73</text:p>
          </table:table-cell>
          <table:table-cell office:value-type="float" office:value="-73.033292538484" calcext:value-type="float">
            <text:p>-73.033292538484</text:p>
          </table:table-cell>
          <table:table-cell office:value-type="float" office:value="6.32571689425481" calcext:value-type="float">
            <text:p>6.32571689425481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2.0042858294333" calcext:value-type="float">
            <text:p>-72.0042858294333</text:p>
          </table:table-cell>
          <table:table-cell office:value-type="float" office:value="5.84533663846155" calcext:value-type="float">
            <text:p>5.84533663846155</text:p>
          </table:table-cell>
          <table:table-cell office:value-type="float" office:value="-73" calcext:value-type="float">
            <text:p>-73</text:p>
          </table:table-cell>
          <table:table-cell office:value-type="float" office:value="-76" calcext:value-type="float">
            <text:p>-76</text:p>
          </table:table-cell>
          <table:table-cell office:value-type="float" office:value="-76.2530780001252" calcext:value-type="float">
            <text:p>-76.2530780001252</text:p>
          </table:table-cell>
          <table:table-cell office:value-type="float" office:value="8.09908456028809" calcext:value-type="float">
            <text:p>8.09908456028809</text:p>
          </table:table-cell>
          <table:table-cell office:value-type="float" office:value="25.7668063786166" calcext:value-type="float">
            <text:p>25.7668063786166</text:p>
          </table:table-cell>
          <table:table-cell office:value-type="float" office:value="-2.68760627696347" calcext:value-type="float">
            <text:p>-2.68760627696347</text:p>
          </table:table-cell>
          <table:table-cell office:value-type="float" office:value="-25.1833745704357" calcext:value-type="float">
            <text:p>-25.1833745704357</text:p>
          </table:table-cell>
          <table:table-cell table:number-columns-repeated="4"/>
        </table:table-row>
        <table:table-row table:style-name="ro1">
          <table:table-cell office:value-type="float" office:value="32.6" calcext:value-type="float">
            <text:p>32.6</text:p>
          </table:table-cell>
          <table:table-cell office:value-type="float" office:value="17.5843257308859" calcext:value-type="float">
            <text:p>17.5843257308859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3.016646269242" calcext:value-type="float">
            <text:p>-73.016646269242</text:p>
          </table:table-cell>
          <table:table-cell office:value-type="float" office:value="6.31764001311606" calcext:value-type="float">
            <text:p>6.31764001311606</text:p>
          </table:table-cell>
          <table:table-cell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office:value-type="float" office:value="-72.5021429147166" calcext:value-type="float">
            <text:p>-72.5021429147166</text:p>
          </table:table-cell>
          <table:table-cell office:value-type="float" office:value="6.07302073353655" calcext:value-type="float">
            <text:p>6.07302073353655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-76.1265390000626" calcext:value-type="float">
            <text:p>-76.1265390000626</text:p>
          </table:table-cell>
          <table:table-cell office:value-type="float" office:value="8.02080516011723" calcext:value-type="float">
            <text:p>8.02080516011723</text:p>
          </table:table-cell>
          <table:table-cell office:value-type="float" office:value="23.5024307703713" calcext:value-type="float">
            <text:p>23.5024307703713</text:p>
          </table:table-cell>
          <table:table-cell office:value-type="float" office:value="-1.40772477516371" calcext:value-type="float">
            <text:p>-1.40772477516371</text:p>
          </table:table-cell>
          <table:table-cell office:value-type="float" office:value="-22.7193265654938" calcext:value-type="float">
            <text:p>-22.7193265654938</text:p>
          </table:table-cell>
          <table:table-cell table:number-columns-repeated="4"/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17.5844230866998" calcext:value-type="float">
            <text:p>17.5844230866998</text:p>
          </table:table-cell>
          <table:table-cell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office:value-type="float" office:value="-73.008323134621" calcext:value-type="float">
            <text:p>-73.008323134621</text:p>
          </table:table-cell>
          <table:table-cell office:value-type="float" office:value="6.3136054406793" calcext:value-type="float">
            <text:p>6.3136054406793</text:p>
          </table:table-cell>
          <table:table-cell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office:value-type="float" office:value="-72.7510714573583" calcext:value-type="float">
            <text:p>-72.7510714573583</text:p>
          </table:table-cell>
          <table:table-cell office:value-type="float" office:value="6.19016723118639" calcext:value-type="float">
            <text:p>6.19016723118639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5.0632695000313" calcext:value-type="float">
            <text:p>-75.0632695000313</text:p>
          </table:table-cell>
          <table:table-cell office:value-type="float" office:value="7.39223304762982" calcext:value-type="float">
            <text:p>7.39223304762982</text:p>
          </table:table-cell>
          <table:table-cell office:value-type="float" office:value="14.1020213788065" calcext:value-type="float">
            <text:p>14.1020213788065</text:p>
          </table:table-cell>
          <table:table-cell office:value-type="float" office:value="-0.73156514114608" calcext:value-type="float">
            <text:p>-0.73156514114608</text:p>
          </table:table-cell>
          <table:table-cell office:value-type="float" office:value="-12.6716932021838" calcext:value-type="float">
            <text:p>-12.6716932021838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7.5844912102897" calcext:value-type="float">
            <text:p>17.5844912102897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3.0041615673105" calcext:value-type="float">
            <text:p>-73.0041615673105</text:p>
          </table:table-cell>
          <table:table-cell office:value-type="float" office:value="6.31158912077355" calcext:value-type="float">
            <text:p>6.31158912077355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2.8755357286792" calcext:value-type="float">
            <text:p>-72.8755357286792</text:p>
          </table:table-cell>
          <table:table-cell office:value-type="float" office:value="6.24958516869534" calcext:value-type="float">
            <text:p>6.24958516869534</text:p>
          </table:table-cell>
          <table:table-cell office:value-type="float" office:value="-80" calcext:value-type="float">
            <text:p>-80</text:p>
          </table:table-cell>
          <table:table-cell office:value-type="float" office:value="-76" calcext:value-type="float">
            <text:p>-76</text:p>
          </table:table-cell>
          <table:table-cell office:value-type="float" office:value="-75.5316347500157" calcext:value-type="float">
            <text:p>-75.5316347500157</text:p>
          </table:table-cell>
          <table:table-cell office:value-type="float" office:value="7.66280590083964" calcext:value-type="float">
            <text:p>7.66280590083964</text:p>
          </table:table-cell>
          <table:table-cell office:value-type="float" office:value="17.4997428282995" calcext:value-type="float">
            <text:p>17.4997428282995</text:p>
          </table:table-cell>
          <table:table-cell office:value-type="float" office:value="-0.384019294859224" calcext:value-type="float">
            <text:p>-0.384019294859224</text:p>
          </table:table-cell>
          <table:table-cell office:value-type="float" office:value="-16.3469291523708" calcext:value-type="float">
            <text:p>-16.3469291523708</text:p>
          </table:table-cell>
          <table:table-cell table:number-columns-repeated="4"/>
        </table:table-row>
        <table:table-row table:style-name="ro1">
          <table:table-cell office:value-type="float" office:value="33.2" calcext:value-type="float">
            <text:p>33.2</text:p>
          </table:table-cell>
          <table:table-cell office:value-type="float" office:value="17.5844813108193" calcext:value-type="float">
            <text:p>17.5844813108193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3.0020807836552" calcext:value-type="float">
            <text:p>-73.0020807836552</text:p>
          </table:table-cell>
          <table:table-cell office:value-type="float" office:value="6.31058120230883" calcext:value-type="float">
            <text:p>6.31058120230883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2.9377678643396" calcext:value-type="float">
            <text:p>-72.9377678643396</text:p>
          </table:table-cell>
          <table:table-cell office:value-type="float" office:value="6.27950767349066" calcext:value-type="float">
            <text:p>6.27950767349066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5.7658173750078" calcext:value-type="float">
            <text:p>-75.7658173750078</text:p>
          </table:table-cell>
          <table:table-cell office:value-type="float" office:value="7.80178382438834" calcext:value-type="float">
            <text:p>7.80178382438834</text:p>
          </table:table-cell>
          <table:table-cell office:value-type="float" office:value="19.2985776192167" calcext:value-type="float">
            <text:p>19.2985776192167</text:p>
          </table:table-cell>
          <table:table-cell office:value-type="float" office:value="-0.207826586138838" calcext:value-type="float">
            <text:p>-0.207826586138838</text:p>
          </table:table-cell>
          <table:table-cell office:value-type="float" office:value="-18.2521613666297" calcext:value-type="float">
            <text:p>-18.2521613666297</text:p>
          </table:table-cell>
          <table:table-cell table:number-columns-repeated="4"/>
        </table:table-row>
        <table:table-row table:style-name="ro1">
          <table:table-cell office:value-type="float" office:value="33.4" calcext:value-type="float">
            <text:p>33.4</text:p>
          </table:table-cell>
          <table:table-cell office:value-type="float" office:value="17.5844421726392" calcext:value-type="float">
            <text:p>17.5844421726392</text:p>
          </table:table-cell>
          <table:table-cell office:value-type="float" office:value="-76" calcext:value-type="float">
            <text:p>-76</text:p>
          </table:table-cell>
          <table:table-cell office:value-type="float" office:value="-73" calcext:value-type="float">
            <text:p>-73</text:p>
          </table:table-cell>
          <table:table-cell office:value-type="float" office:value="-73.0010403918276" calcext:value-type="float">
            <text:p>-73.0010403918276</text:p>
          </table:table-cell>
          <table:table-cell office:value-type="float" office:value="6.31007730343726" calcext:value-type="float">
            <text:p>6.31007730343726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2.9688839321698" calcext:value-type="float">
            <text:p>-72.9688839321698</text:p>
          </table:table-cell>
          <table:table-cell office:value-type="float" office:value="6.29452260803682" calcext:value-type="float">
            <text:p>6.29452260803682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5.3829086875039" calcext:value-type="float">
            <text:p>-75.3829086875039</text:p>
          </table:table-cell>
          <table:table-cell office:value-type="float" office:value="7.57583120283168" calcext:value-type="float">
            <text:p>7.57583120283168</text:p>
          </table:table-cell>
          <table:table-cell office:value-type="float" office:value="16.0617509856756" calcext:value-type="float">
            <text:p>16.0617509856756</text:p>
          </table:table-cell>
          <table:table-cell office:value-type="float" office:value="-0.11911850557606" calcext:value-type="float">
            <text:p>-0.11911850557606</text:p>
          </table:table-cell>
          <table:table-cell office:value-type="float" office:value="-14.7841550862627" calcext:value-type="float">
            <text:p>-14.7841550862627</text:p>
          </table:table-cell>
          <table:table-cell table:number-columns-repeated="4"/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17.5845590884585" calcext:value-type="float">
            <text:p>17.5845590884585</text:p>
          </table:table-cell>
          <table:table-cell office:value-type="float" office:value="-71" calcext:value-type="float">
            <text:p>-71</text:p>
          </table:table-cell>
          <table:table-cell office:value-type="float" office:value="-73" calcext:value-type="float">
            <text:p>-73</text:p>
          </table:table-cell>
          <table:table-cell office:value-type="float" office:value="-73.0005201959138" calcext:value-type="float">
            <text:p>-73.0005201959138</text:p>
          </table:table-cell>
          <table:table-cell office:value-type="float" office:value="6.30982536909027" calcext:value-type="float">
            <text:p>6.30982536909027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2.9844419660849" calcext:value-type="float">
            <text:p>-72.9844419660849</text:p>
          </table:table-cell>
          <table:table-cell office:value-type="float" office:value="6.30204353328144" calcext:value-type="float">
            <text:p>6.30204353328144</text:p>
          </table:table-cell>
          <table:table-cell office:value-type="float" office:value="-74" calcext:value-type="float">
            <text:p>-74</text:p>
          </table:table-cell>
          <table:table-cell office:value-type="float" office:value="-76" calcext:value-type="float">
            <text:p>-76</text:p>
          </table:table-cell>
          <table:table-cell office:value-type="float" office:value="-75.691454343752" calcext:value-type="float">
            <text:p>-75.691454343752</text:p>
          </table:table-cell>
          <table:table-cell office:value-type="float" office:value="7.75738140477469" calcext:value-type="float">
            <text:p>7.75738140477469</text:p>
          </table:table-cell>
          <table:table-cell office:value-type="float" office:value="18.5532410695728" calcext:value-type="float">
            <text:p>18.5532410695728</text:p>
          </table:table-cell>
          <table:table-cell office:value-type="float" office:value="-0.0746106786548196" calcext:value-type="float">
            <text:p>-0.07461067865482</text:p>
          </table:table-cell>
          <table:table-cell office:value-type="float" office:value="-17.4574459717462" calcext:value-type="float">
            <text:p>-17.4574459717462</text:p>
          </table:table-cell>
          <table:table-cell table:number-columns-repeated="4"/>
        </table:table-row>
        <table:table-row table:style-name="ro1">
          <table:table-cell office:value-type="float" office:value="33.8" calcext:value-type="float">
            <text:p>33.8</text:p>
          </table:table-cell>
          <table:table-cell office:value-type="float" office:value="17.5845296017619" calcext:value-type="float">
            <text:p>17.5845296017619</text:p>
          </table:table-cell>
          <table:table-cell office:value-type="float" office:value="-71" calcext:value-type="float">
            <text:p>-71</text:p>
          </table:table-cell>
          <table:table-cell office:value-type="float" office:value="-73" calcext:value-type="float">
            <text:p>-73</text:p>
          </table:table-cell>
          <table:table-cell office:value-type="float" office:value="-73.0002600979569" calcext:value-type="float">
            <text:p>-73.0002600979569</text:p>
          </table:table-cell>
          <table:table-cell office:value-type="float" office:value="6.30969940568879" calcext:value-type="float">
            <text:p>6.30969940568879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2.9922209830424" calcext:value-type="float">
            <text:p>-72.9922209830424</text:p>
          </table:table-cell>
          <table:table-cell office:value-type="float" office:value="6.30580736508644" calcext:value-type="float">
            <text:p>6.30580736508644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6.345727171876" calcext:value-type="float">
            <text:p>-76.345727171876</text:p>
          </table:table-cell>
          <table:table-cell office:value-type="float" office:value="8.15688311469554" calcext:value-type="float">
            <text:p>8.15688311469554</text:p>
          </table:table-cell>
          <table:table-cell office:value-type="float" office:value="24.3134059057011" calcext:value-type="float">
            <text:p>24.3134059057011</text:p>
          </table:table-cell>
          <table:table-cell office:value-type="float" office:value="-0.0523182111686738" calcext:value-type="float">
            <text:p>-0.052318211168674</text:p>
          </table:table-cell>
          <table:table-cell office:value-type="float" office:value="-23.4873784888835" calcext:value-type="float">
            <text:p>-23.4873784888835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.5845392524753" calcext:value-type="float">
            <text:p>17.5845392524753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3.0001300489784" calcext:value-type="float">
            <text:p>-73.0001300489784</text:p>
          </table:table-cell>
          <table:table-cell office:value-type="float" office:value="6.30963642493104" calcext:value-type="float">
            <text:p>6.30963642493104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  <table:table-cell office:value-type="float" office:value="-72.4961104915212" calcext:value-type="float">
            <text:p>-72.4961104915212</text:p>
          </table:table-cell>
          <table:table-cell office:value-type="float" office:value="6.07020954183276" calcext:value-type="float">
            <text:p>6.07020954183276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-76.172863585938" calcext:value-type="float">
            <text:p>-76.172863585938</text:p>
          </table:table-cell>
          <table:table-cell office:value-type="float" office:value="8.04937423987008" calcext:value-type="float">
            <text:p>8.04937423987008</text:p>
          </table:table-cell>
          <table:table-cell office:value-type="float" office:value="23.9829178080371" calcext:value-type="float">
            <text:p>23.9829178080371</text:p>
          </table:table-cell>
          <table:table-cell office:value-type="float" office:value="-1.37730360593592" calcext:value-type="float">
            <text:p>-1.37730360593592</text:p>
          </table:table-cell>
          <table:table-cell office:value-type="float" office:value="-23.2156971841327" calcext:value-type="float">
            <text:p>-23.2156971841327</text:p>
          </table:table-cell>
          <table:table-cell table:number-columns-repeated="4"/>
        </table:table-row>
        <table:table-row table:style-name="ro1">
          <table:table-cell office:value-type="float" office:value="34.2" calcext:value-type="float">
            <text:p>34.2</text:p>
          </table:table-cell>
          <table:table-cell office:value-type="float" office:value="17.5846269318686" calcext:value-type="float">
            <text:p>17.5846269318686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3.0000650244892" calcext:value-type="float">
            <text:p>-73.0000650244892</text:p>
          </table:table-cell>
          <table:table-cell office:value-type="float" office:value="6.30960493478791" calcext:value-type="float">
            <text:p>6.30960493478791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2.2480552457606" calcext:value-type="float">
            <text:p>-72.2480552457606</text:p>
          </table:table-cell>
          <table:table-cell office:value-type="float" office:value="5.9557323841388" calcext:value-type="float">
            <text:p>5.9557323841388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76.086431792969" calcext:value-type="float">
            <text:p>-76.086431792969</text:p>
          </table:table-cell>
          <table:table-cell office:value-type="float" office:value="7.99615234384082" calcext:value-type="float">
            <text:p>7.99615234384082</text:p>
          </table:table-cell>
          <table:table-cell office:value-type="float" office:value="23.7984066817643" calcext:value-type="float">
            <text:p>23.7984066817643</text:p>
          </table:table-cell>
          <table:table-cell office:value-type="float" office:value="-2.00289372800919" calcext:value-type="float">
            <text:p>-2.00289372800919</text:p>
          </table:table-cell>
          <table:table-cell office:value-type="float" office:value="-23.0850176287646" calcext:value-type="float">
            <text:p>-23.0850176287646</text:p>
          </table:table-cell>
          <table:table-cell table:number-columns-repeated="4"/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17.5846754789868" calcext:value-type="float">
            <text:p>17.5846754789868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3.0000325122446" calcext:value-type="float">
            <text:p>-73.0000325122446</text:p>
          </table:table-cell>
          <table:table-cell office:value-type="float" office:value="6.30958918977527" calcext:value-type="float">
            <text:p>6.30958918977527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1.6240276228803" calcext:value-type="float">
            <text:p>-71.6240276228803</text:p>
          </table:table-cell>
          <table:table-cell office:value-type="float" office:value="5.67720078433187" calcext:value-type="float">
            <text:p>5.67720078433187</text:p>
          </table:table-cell>
          <table:table-cell office:value-type="float" office:value="-76" calcext:value-type="float">
            <text:p>-76</text:p>
          </table:table-cell>
          <table:table-cell office:value-type="float" office:value="-78" calcext:value-type="float">
            <text:p>-78</text:p>
          </table:table-cell>
          <table:table-cell office:value-type="float" office:value="-77.0432158964845" calcext:value-type="float">
            <text:p>-77.0432158964845</text:p>
          </table:table-cell>
          <table:table-cell office:value-type="float" office:value="8.60545550136768" calcext:value-type="float">
            <text:p>8.60545550136768</text:p>
          </table:table-cell>
          <table:table-cell office:value-type="float" office:value="34.3867877235841" calcext:value-type="float">
            <text:p>34.3867877235841</text:p>
          </table:table-cell>
          <table:table-cell office:value-type="float" office:value="-3.47559409005027" calcext:value-type="float">
            <text:p>-3.47559409005027</text:p>
          </table:table-cell>
          <table:table-cell office:value-type="float" office:value="-34.0382876528117" calcext:value-type="float">
            <text:p>-34.0382876528117</text:p>
          </table:table-cell>
          <table:table-cell table:number-columns-repeated="4"/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17.584772817294" calcext:value-type="float">
            <text:p>17.584772817294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3.0000162561223" calcext:value-type="float">
            <text:p>-73.0000162561223</text:p>
          </table:table-cell>
          <table:table-cell office:value-type="float" office:value="6.30958131728369" calcext:value-type="float">
            <text:p>6.30958131728369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2.3120138114402" calcext:value-type="float">
            <text:p>-72.3120138114402</text:p>
          </table:table-cell>
          <table:table-cell office:value-type="float" office:value="5.98504096139943" calcext:value-type="float">
            <text:p>5.98504096139943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7.5216079482423" calcext:value-type="float">
            <text:p>-77.5216079482423</text:p>
          </table:table-cell>
          <table:table-cell office:value-type="float" office:value="8.92730278633786" calcext:value-type="float">
            <text:p>8.92730278633786</text:p>
          </table:table-cell>
          <table:table-cell office:value-type="float" office:value="37.9738620414737" calcext:value-type="float">
            <text:p>37.9738620414737</text:p>
          </table:table-cell>
          <table:table-cell office:value-type="float" office:value="-1.84368231353924" calcext:value-type="float">
            <text:p>-1.84368231353924</text:p>
          </table:table-cell>
          <table:table-cell office:value-type="float" office:value="-37.5205327257596" calcext:value-type="float">
            <text:p>-37.5205327257596</text:p>
          </table:table-cell>
          <table:table-cell table:number-columns-repeated="4"/>
        </table:table-row>
        <table:table-row table:style-name="ro1">
          <table:table-cell office:value-type="float" office:value="34.8" calcext:value-type="float">
            <text:p>34.8</text:p>
          </table:table-cell>
          <table:table-cell office:value-type="float" office:value="17.5848701608629" calcext:value-type="float">
            <text:p>17.5848701608629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3.0000081280612" calcext:value-type="float">
            <text:p>-73.0000081280612</text:p>
          </table:table-cell>
          <table:table-cell office:value-type="float" office:value="6.30957738104159" calcext:value-type="float">
            <text:p>6.30957738104159</text:p>
          </table:table-cell>
          <table:table-cell office:value-type="float" office:value="-69" calcext:value-type="float">
            <text:p>-69</text:p>
          </table:table-cell>
          <table:table-cell office:value-type="float" office:value="-73" calcext:value-type="float">
            <text:p>-73</text:p>
          </table:table-cell>
          <table:table-cell office:value-type="float" office:value="-72.6560069057201" calcext:value-type="float">
            <text:p>-72.6560069057201</text:p>
          </table:table-cell>
          <table:table-cell office:value-type="float" office:value="6.14516521471129" calcext:value-type="float">
            <text:p>6.14516521471129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5.7608039741211" calcext:value-type="float">
            <text:p>-75.7608039741211</text:p>
          </table:table-cell>
          <table:table-cell office:value-type="float" office:value="7.79878233214072" calcext:value-type="float">
            <text:p>7.79878233214072</text:p>
          </table:table-cell>
          <table:table-cell office:value-type="float" office:value="19.9794073390798" calcext:value-type="float">
            <text:p>19.9794073390798</text:p>
          </table:table-cell>
          <table:table-cell office:value-type="float" office:value="-0.960777823297219" calcext:value-type="float">
            <text:p>-0.960777823297219</text:p>
          </table:table-cell>
          <table:table-cell office:value-type="float" office:value="-19.0146957339709" calcext:value-type="float">
            <text:p>-19.0146957339709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.5848894810642" calcext:value-type="float">
            <text:p>17.5848894810642</text:p>
          </table:table-cell>
          <table:table-cell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office:value-type="float" office:value="-73.0000040640306" calcext:value-type="float">
            <text:p>-73.0000040640306</text:p>
          </table:table-cell>
          <table:table-cell office:value-type="float" office:value="6.30957541292145" calcext:value-type="float">
            <text:p>6.30957541292145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2.82800345286" calcext:value-type="float">
            <text:p>-72.82800345286</text:p>
          </table:table-cell>
          <table:table-cell office:value-type="float" office:value="6.22682674021551" calcext:value-type="float">
            <text:p>6.22682674021551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6.3804019870606" calcext:value-type="float">
            <text:p>-76.3804019870606</text:p>
          </table:table-cell>
          <table:table-cell office:value-type="float" office:value="8.17862067850088" calcext:value-type="float">
            <text:p>8.17862067850088</text:p>
          </table:table-cell>
          <table:table-cell office:value-type="float" office:value="25.0623524584453" calcext:value-type="float">
            <text:p>25.0623524584453</text:p>
          </table:table-cell>
          <table:table-cell office:value-type="float" office:value="-0.501532108490898" calcext:value-type="float">
            <text:p>-0.501532108490898</text:p>
          </table:table-cell>
          <table:table-cell office:value-type="float" office:value="-24.2766203724628" calcext:value-type="float">
            <text:p>-24.2766203724628</text:p>
          </table:table-cell>
          <table:table-cell table:number-columns-repeated="4"/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17.5846942824978" calcext:value-type="float">
            <text:p>17.5846942824978</text:p>
          </table:table-cell>
          <table:table-cell office:value-type="float" office:value="-72" calcext:value-type="float">
            <text:p>-72</text:p>
          </table:table-cell>
          <table:table-cell office:value-type="float" office:value="-74" calcext:value-type="float">
            <text:p>-74</text:p>
          </table:table-cell>
          <table:table-cell office:value-type="float" office:value="-73.5000020320153" calcext:value-type="float">
            <text:p>-73.5000020320153</text:p>
          </table:table-cell>
          <table:table-cell office:value-type="float" office:value="6.55641951673815" calcext:value-type="float">
            <text:p>6.55641951673815</text:p>
          </table:table-cell>
          <table:table-cell office:value-type="float" office:value="-71" calcext:value-type="float">
            <text:p>-71</text:p>
          </table:table-cell>
          <table:table-cell office:value-type="float" office:value="-73" calcext:value-type="float">
            <text:p>-73</text:p>
          </table:table-cell>
          <table:table-cell office:value-type="float" office:value="-72.91400172643" calcext:value-type="float">
            <text:p>-72.91400172643</text:p>
          </table:table-cell>
          <table:table-cell office:value-type="float" office:value="6.26806354829355" calcext:value-type="float">
            <text:p>6.26806354829355</text:p>
          </table:table-cell>
          <table:table-cell office:value-type="float" office:value="-81" calcext:value-type="float">
            <text:p>-81</text:p>
          </table:table-cell>
          <table:table-cell office:value-type="float" office:value="-74" calcext:value-type="float">
            <text:p>-74</text:p>
          </table:table-cell>
          <table:table-cell office:value-type="float" office:value="-75.1902009935303" calcext:value-type="float">
            <text:p>-75.1902009935303</text:p>
          </table:table-cell>
          <table:table-cell office:value-type="float" office:value="7.46460273832178" calcext:value-type="float">
            <text:p>7.46460273832178</text:p>
          </table:table-cell>
          <table:table-cell office:value-type="float" office:value="13.164463900277" calcext:value-type="float">
            <text:p>13.164463900277</text:p>
          </table:table-cell>
          <table:table-cell office:value-type="float" office:value="-1.71091647000844" calcext:value-type="float">
            <text:p>-1.71091647000844</text:p>
          </table:table-cell>
          <table:table-cell office:value-type="float" office:value="-11.6315717423909" calcext:value-type="float">
            <text:p>-11.6315717423909</text:p>
          </table:table-cell>
          <table:table-cell table:number-columns-repeated="4"/>
        </table:table-row>
        <table:table-row table:style-name="ro1">
          <table:table-cell office:value-type="float" office:value="35.4" calcext:value-type="float">
            <text:p>35.4</text:p>
          </table:table-cell>
          <table:table-cell office:value-type="float" office:value="17.5846452556381" calcext:value-type="float">
            <text:p>17.5846452556381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3.7500010160076" calcext:value-type="float">
            <text:p>-73.7500010160076</text:p>
          </table:table-cell>
          <table:table-cell office:value-type="float" office:value="6.68343969687057" calcext:value-type="float">
            <text:p>6.68343969687057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2.957000863215" calcext:value-type="float">
            <text:p>-72.957000863215</text:p>
          </table:table-cell>
          <table:table-cell office:value-type="float" office:value="6.28878424774168" calcext:value-type="float">
            <text:p>6.28878424774168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5951004967651" calcext:value-type="float">
            <text:p>-74.5951004967651</text:p>
          </table:table-cell>
          <table:table-cell office:value-type="float" office:value="7.13132150746758" calcext:value-type="float">
            <text:p>7.13132150746758</text:p>
          </table:table-cell>
          <table:table-cell office:value-type="float" office:value="7.82421396541541" calcext:value-type="float">
            <text:p>7.82421396541541</text:p>
          </table:table-cell>
          <table:table-cell office:value-type="float" office:value="-2.35707221230063" calcext:value-type="float">
            <text:p>-2.35707221230063</text:p>
          </table:table-cell>
          <table:table-cell office:value-type="float" office:value="-4.98272039248528" calcext:value-type="float">
            <text:p>-4.98272039248528</text:p>
          </table:table-cell>
          <table:table-cell table:number-columns-repeated="4"/>
        </table:table-row>
        <table:table-row table:style-name="ro1">
          <table:table-cell office:value-type="float" office:value="35.6" calcext:value-type="float">
            <text:p>35.6</text:p>
          </table:table-cell>
          <table:table-cell office:value-type="float" office:value="17.5844500766647" calcext:value-type="float">
            <text:p>17.5844500766647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3.8750005080038" calcext:value-type="float">
            <text:p>-73.8750005080038</text:p>
          </table:table-cell>
          <table:table-cell office:value-type="float" office:value="6.74786963382152" calcext:value-type="float">
            <text:p>6.74786963382152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2.9785004316075" calcext:value-type="float">
            <text:p>-72.9785004316075</text:p>
          </table:table-cell>
          <table:table-cell office:value-type="float" office:value="6.29917026993553" calcext:value-type="float">
            <text:p>6.29917026993553</text:p>
          </table:table-cell>
          <table:table-cell office:value-type="float" office:value="-74" calcext:value-type="float">
            <text:p>-74</text:p>
          </table:table-cell>
          <table:table-cell office:value-type="float" office:value="-77" calcext:value-type="float">
            <text:p>-77</text:p>
          </table:table-cell>
          <table:table-cell office:value-type="float" office:value="-75.7975502483826" calcext:value-type="float">
            <text:p>-75.7975502483826</text:p>
          </table:table-cell>
          <table:table-cell office:value-type="float" office:value="7.82080891499593" calcext:value-type="float">
            <text:p>7.82080891499593</text:p>
          </table:table-cell>
          <table:table-cell office:value-type="float" office:value="16.725315257542" calcext:value-type="float">
            <text:p>16.725315257542</text:p>
          </table:table-cell>
          <table:table-cell office:value-type="float" office:value="-2.69099932064134" calcext:value-type="float">
            <text:p>-2.69099932064134</text:p>
          </table:table-cell>
          <table:table-cell office:value-type="float" office:value="-15.6369096213502" calcext:value-type="float">
            <text:p>-15.6369096213502</text:p>
          </table:table-cell>
          <table:table-cell table:number-columns-repeated="4"/>
        </table:table-row>
        <table:table-row table:style-name="ro1">
          <table:table-cell office:value-type="float" office:value="35.8" calcext:value-type="float">
            <text:p>35.8</text:p>
          </table:table-cell>
          <table:table-cell office:value-type="float" office:value="17.5841085177818" calcext:value-type="float">
            <text:p>17.5841085177818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3.9375002540019" calcext:value-type="float">
            <text:p>-73.9375002540019</text:p>
          </table:table-cell>
          <table:table-cell office:value-type="float" office:value="6.78031714933723" calcext:value-type="float">
            <text:p>6.78031714933723</text:p>
          </table:table-cell>
          <table:table-cell office:value-type="float" office:value="-70" calcext:value-type="float">
            <text:p>-70</text:p>
          </table:table-cell>
          <table:table-cell office:value-type="float" office:value="-73" calcext:value-type="float">
            <text:p>-73</text:p>
          </table:table-cell>
          <table:table-cell office:value-type="float" office:value="-72.9892502158038" calcext:value-type="float">
            <text:p>-72.9892502158038</text:p>
          </table:table-cell>
          <table:table-cell office:value-type="float" office:value="6.30436971151526" calcext:value-type="float">
            <text:p>6.30436971151526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6.3987751241913" calcext:value-type="float">
            <text:p>-76.3987751241913</text:p>
          </table:table-cell>
          <table:table-cell office:value-type="float" office:value="8.19016222675419" calcext:value-type="float">
            <text:p>8.19016222675419</text:p>
          </table:table-cell>
          <table:table-cell office:value-type="float" office:value="21.8628399811861" calcext:value-type="float">
            <text:p>21.8628399811861</text:p>
          </table:table-cell>
          <table:table-cell office:value-type="float" office:value="-2.86073781187525" calcext:value-type="float">
            <text:p>-2.86073781187525</text:p>
          </table:table-cell>
          <table:table-cell office:value-type="float" office:value="-21.0580260126631" calcext:value-type="float">
            <text:p>-21.0580260126631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7.5839913661756" calcext:value-type="float">
            <text:p>17.5839913661756</text:p>
          </table:table-cell>
          <table:table-cell office:value-type="float" office:value="-75" calcext:value-type="float">
            <text:p>-75</text:p>
          </table:table-cell>
          <table:table-cell office:value-type="float" office:value="-73" calcext:value-type="float">
            <text:p>-73</text:p>
          </table:table-cell>
          <table:table-cell office:value-type="float" office:value="-73.468750127001" calcext:value-type="float">
            <text:p>-73.468750127001</text:p>
          </table:table-cell>
          <table:table-cell office:value-type="float" office:value="6.54071166103455" calcext:value-type="float">
            <text:p>6.54071166103455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3.4946251079019" calcext:value-type="float">
            <text:p>-73.4946251079019</text:p>
          </table:table-cell>
          <table:table-cell office:value-type="float" office:value="6.55371427883805" calcext:value-type="float">
            <text:p>6.55371427883805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5.6993875620956" calcext:value-type="float">
            <text:p>-75.6993875620956</text:p>
          </table:table-cell>
          <table:table-cell office:value-type="float" office:value="7.76210628945497" calcext:value-type="float">
            <text:p>7.76210628945497</text:p>
          </table:table-cell>
          <table:table-cell office:value-type="float" office:value="15.8072705564959" calcext:value-type="float">
            <text:p>15.8072705564959</text:p>
          </table:table-cell>
          <table:table-cell office:value-type="float" office:value="0.0473917344783616" calcext:value-type="float">
            <text:p>0.047391734478362</text:p>
          </table:table-cell>
          <table:table-cell office:value-type="float" office:value="-14.3983419873994" calcext:value-type="float">
            <text:p>-14.3983419873994</text:p>
          </table:table-cell>
          <table:table-cell table:number-columns-repeated="4"/>
        </table:table-row>
        <table:table-row table:style-name="ro1">
          <table:table-cell office:value-type="float" office:value="36.2" calcext:value-type="float">
            <text:p>36.2</text:p>
          </table:table-cell>
          <table:table-cell office:value-type="float" office:value="17.5838350891346" calcext:value-type="float">
            <text:p>17.5838350891346</text:p>
          </table:table-cell>
          <table:table-cell office:value-type="float" office:value="-70" calcext:value-type="float">
            <text:p>-70</text:p>
          </table:table-cell>
          <table:table-cell office:value-type="float" office:value="-73" calcext:value-type="float">
            <text:p>-73</text:p>
          </table:table-cell>
          <table:table-cell office:value-type="float" office:value="-73.2343750635005" calcext:value-type="float">
            <text:p>-73.2343750635005</text:p>
          </table:table-cell>
          <table:table-cell office:value-type="float" office:value="6.42410309744247" calcext:value-type="float">
            <text:p>6.42410309744247</text:p>
          </table:table-cell>
          <table:table-cell office:value-type="float" office:value="-69" calcext:value-type="float">
            <text:p>-69</text:p>
          </table:table-cell>
          <table:table-cell office:value-type="float" office:value="-73" calcext:value-type="float">
            <text:p>-73</text:p>
          </table:table-cell>
          <table:table-cell office:value-type="float" office:value="-73.2473125539509" calcext:value-type="float">
            <text:p>-73.2473125539509</text:p>
          </table:table-cell>
          <table:table-cell office:value-type="float" office:value="6.43048532994018" calcext:value-type="float">
            <text:p>6.43048532994018</text:p>
          </table:table-cell>
          <table:table-cell office:value-type="float" office:value="-79" calcext:value-type="float">
            <text:p>-79</text:p>
          </table:table-cell>
          <table:table-cell office:value-type="float" office:value="-75" calcext:value-type="float">
            <text:p>-75</text:p>
          </table:table-cell>
          <table:table-cell office:value-type="float" office:value="-75.3496937810478" calcext:value-type="float">
            <text:p>-75.3496937810478</text:p>
          </table:table-cell>
          <table:table-cell office:value-type="float" office:value="7.55654244355844" calcext:value-type="float">
            <text:p>7.55654244355844</text:p>
          </table:table-cell>
          <table:table-cell office:value-type="float" office:value="14.3568637179836" calcext:value-type="float">
            <text:p>14.3568637179836</text:p>
          </table:table-cell>
          <table:table-cell office:value-type="float" office:value="0.00729135091176916" calcext:value-type="float">
            <text:p>0.007291350911769</text:p>
          </table:table-cell>
          <table:table-cell office:value-type="float" office:value="-12.8496422272775" calcext:value-type="float">
            <text:p>-12.8496422272775</text:p>
          </table:table-cell>
          <table:table-cell table:number-columns-repeated="4"/>
        </table:table-row>
        <table:table-row table:style-name="ro1">
          <table:table-cell office:value-type="float" office:value="36.4" calcext:value-type="float">
            <text:p>36.4</text:p>
          </table:table-cell>
          <table:table-cell office:value-type="float" office:value="17.5835616632643" calcext:value-type="float">
            <text:p>17.5835616632643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3.6171875317502" calcext:value-type="float">
            <text:p>-73.6171875317502</text:p>
          </table:table-cell>
          <table:table-cell office:value-type="float" office:value="6.61565604539583" calcext:value-type="float">
            <text:p>6.61565604539583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3.1236562769755" calcext:value-type="float">
            <text:p>-73.1236562769755</text:p>
          </table:table-cell>
          <table:table-cell office:value-type="float" office:value="6.36974249675597" calcext:value-type="float">
            <text:p>6.36974249675597</text:p>
          </table:table-cell>
          <table:table-cell office:value-type="float" office:value="-77" calcext:value-type="float">
            <text:p>-77</text:p>
          </table:table-cell>
          <table:table-cell office:value-type="float" office:value="-75" calcext:value-type="float">
            <text:p>-75</text:p>
          </table:table-cell>
          <table:table-cell office:value-type="float" office:value="-75.1748468905239" calcext:value-type="float">
            <text:p>-75.1748468905239</text:p>
          </table:table-cell>
          <table:table-cell office:value-type="float" office:value="7.45581110215334" calcext:value-type="float">
            <text:p>7.45581110215334</text:p>
          </table:table-cell>
          <table:table-cell office:value-type="float" office:value="12.1189703592839" calcext:value-type="float">
            <text:p>12.1189703592839</text:p>
          </table:table-cell>
          <table:table-cell office:value-type="float" office:value="-1.48149338000153" calcext:value-type="float">
            <text:p>-1.48149338000153</text:p>
          </table:table-cell>
          <table:table-cell office:value-type="float" office:value="-10.34932429719" calcext:value-type="float">
            <text:p>-10.34932429719</text:p>
          </table:table-cell>
          <table:table-cell table:number-columns-repeated="4"/>
        </table:table-row>
        <table:table-row table:style-name="ro1">
          <table:table-cell office:value-type="float" office:value="36.6" calcext:value-type="float">
            <text:p>36.6</text:p>
          </table:table-cell>
          <table:table-cell office:value-type="float" office:value="17.5833273645869" calcext:value-type="float">
            <text:p>17.5833273645869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3.8085937658751" calcext:value-type="float">
            <text:p>-73.8085937658751</text:p>
          </table:table-cell>
          <table:table-cell office:value-type="float" office:value="6.71356387870372" calcext:value-type="float">
            <text:p>6.71356387870372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3.5618281384877" calcext:value-type="float">
            <text:p>-73.5618281384877</text:p>
          </table:table-cell>
          <table:table-cell office:value-type="float" office:value="6.58760582076773" calcext:value-type="float">
            <text:p>6.58760582076773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5.087423445262" calcext:value-type="float">
            <text:p>-75.087423445262</text:p>
          </table:table-cell>
          <table:table-cell office:value-type="float" office:value="7.40595009975985" calcext:value-type="float">
            <text:p>7.40595009975985</text:p>
          </table:table-cell>
          <table:table-cell office:value-type="float" office:value="9.60659930681906" calcext:value-type="float">
            <text:p>9.60659930681906</text:p>
          </table:table-cell>
          <table:table-cell office:value-type="float" office:value="-0.791540683464716" calcext:value-type="float">
            <text:p>-0.791540683464716</text:p>
          </table:table-cell>
          <table:table-cell office:value-type="float" office:value="-6.99535197489907" calcext:value-type="float">
            <text:p>-6.99535197489907</text:p>
          </table:table-cell>
          <table:table-cell table:number-columns-repeated="4"/>
        </table:table-row>
        <table:table-row table:style-name="ro1">
          <table:table-cell office:value-type="float" office:value="36.8" calcext:value-type="float">
            <text:p>36.8</text:p>
          </table:table-cell>
          <table:table-cell office:value-type="float" office:value="17.583102744432" calcext:value-type="float">
            <text:p>17.583102744432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3.4042968829376" calcext:value-type="float">
            <text:p>-73.4042968829376</text:p>
          </table:table-cell>
          <table:table-cell office:value-type="float" office:value="6.50843486324097" calcext:value-type="float">
            <text:p>6.50843486324097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  <table:table-cell office:value-type="float" office:value="-72.7809140692439" calcext:value-type="float">
            <text:p>-72.7809140692439</text:p>
          </table:table-cell>
          <table:table-cell office:value-type="float" office:value="6.20436209134753" calcext:value-type="float">
            <text:p>6.20436209134753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75.543711722631" calcext:value-type="float">
            <text:p>-75.543711722631</text:p>
          </table:table-cell>
          <table:table-cell office:value-type="float" office:value="7.66991216976985" calcext:value-type="float">
            <text:p>7.66991216976985</text:p>
          </table:table-cell>
          <table:table-cell office:value-type="float" office:value="16.6311910476418" calcext:value-type="float">
            <text:p>16.6311910476418</text:p>
          </table:table-cell>
          <table:table-cell office:value-type="float" office:value="-1.7870979129546" calcext:value-type="float">
            <text:p>-1.7870979129546</text:p>
          </table:table-cell>
          <table:table-cell office:value-type="float" office:value="-15.4777095228612" calcext:value-type="float">
            <text:p>-15.4777095228612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.5825759346796" calcext:value-type="float">
            <text:p>17.5825759346796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3.7021484414688" calcext:value-type="float">
            <text:p>-73.7021484414688</text:p>
          </table:table-cell>
          <table:table-cell office:value-type="float" office:value="6.65893764372847" calcext:value-type="float">
            <text:p>6.65893764372847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2.3904570346219" calcext:value-type="float">
            <text:p>-72.3904570346219</text:p>
          </table:table-cell>
          <table:table-cell office:value-type="float" office:value="6.02118403101839" calcext:value-type="float">
            <text:p>6.02118403101839</text:p>
          </table:table-cell>
          <table:table-cell office:value-type="float" office:value="-75" calcext:value-type="float">
            <text:p>-75</text:p>
          </table:table-cell>
          <table:table-cell office:value-type="float" office:value="-80" calcext:value-type="float">
            <text:p>-80</text:p>
          </table:table-cell>
          <table:table-cell office:value-type="float" office:value="-77.7718558613155" calcext:value-type="float">
            <text:p>-77.7718558613155</text:p>
          </table:table-cell>
          <table:table-cell office:value-type="float" office:value="9.10042892294232" calcext:value-type="float">
            <text:p>9.10042892294232</text:p>
          </table:table-cell>
          <table:table-cell office:value-type="float" office:value="38.4530034828902" calcext:value-type="float">
            <text:p>38.4530034828902</text:p>
          </table:table-cell>
          <table:table-cell office:value-type="float" office:value="-3.70581518530597" calcext:value-type="float">
            <text:p>-3.70581518530597</text:p>
          </table:table-cell>
          <table:table-cell office:value-type="float" office:value="-38.1070799234534" calcext:value-type="float">
            <text:p>-38.1070799234534</text:p>
          </table:table-cell>
          <table:table-cell table:number-columns-repeated="4"/>
        </table:table-row>
        <table:table-row table:style-name="ro1">
          <table:table-cell office:value-type="float" office:value="37.2" calcext:value-type="float">
            <text:p>37.2</text:p>
          </table:table-cell>
          <table:table-cell office:value-type="float" office:value="17.5822633996607" calcext:value-type="float">
            <text:p>17.5822633996607</text:p>
          </table:table-cell>
          <table:table-cell office:value-type="float" office:value="-79" calcext:value-type="float">
            <text:p>-79</text:p>
          </table:table-cell>
          <table:table-cell office:value-type="float" office:value="-74" calcext:value-type="float">
            <text:p>-74</text:p>
          </table:table-cell>
          <table:table-cell office:value-type="float" office:value="-73.8510742207344" calcext:value-type="float">
            <text:p>-73.8510742207344</text:p>
          </table:table-cell>
          <table:table-cell office:value-type="float" office:value="6.7354891470655" calcext:value-type="float">
            <text:p>6.7354891470655</text:p>
          </table:table-cell>
          <table:table-cell office:value-type="float" office:value="-72" calcext:value-type="float">
            <text:p>-72</text:p>
          </table:table-cell>
          <table:table-cell office:value-type="float" office:value="-74" calcext:value-type="float">
            <text:p>-74</text:p>
          </table:table-cell>
          <table:table-cell office:value-type="float" office:value="-73.195228517311" calcext:value-type="float">
            <text:p>-73.195228517311</text:p>
          </table:table-cell>
          <table:table-cell office:value-type="float" office:value="6.40483015127745" calcext:value-type="float">
            <text:p>6.40483015127745</text:p>
          </table:table-cell>
          <table:table-cell office:value-type="float" office:value="-83" calcext:value-type="float">
            <text:p>-83</text:p>
          </table:table-cell>
          <table:table-cell office:value-type="float" office:value="-80" calcext:value-type="float">
            <text:p>-80</text:p>
          </table:table-cell>
          <table:table-cell office:value-type="float" office:value="-78.8859279306577" calcext:value-type="float">
            <text:p>-78.8859279306577</text:p>
          </table:table-cell>
          <table:table-cell office:value-type="float" office:value="9.9128286162537" calcext:value-type="float">
            <text:p>9.9128286162537</text:p>
          </table:table-cell>
          <table:table-cell office:value-type="float" office:value="49.9549458883569" calcext:value-type="float">
            <text:p>49.9549458883569</text:p>
          </table:table-cell>
          <table:table-cell office:value-type="float" office:value="-2.00498399251107" calcext:value-type="float">
            <text:p>-2.00498399251107</text:p>
          </table:table-cell>
          <table:table-cell office:value-type="float" office:value="-49.563145065874" calcext:value-type="float">
            <text:p>-49.563145065874</text:p>
          </table:table-cell>
          <table:table-cell table:number-columns-repeated="4"/>
        </table:table-row>
        <table:table-row table:style-name="ro1">
          <table:table-cell office:value-type="float" office:value="37.4" calcext:value-type="float">
            <text:p>37.4</text:p>
          </table:table-cell>
          <table:table-cell office:value-type="float" office:value="17.5819508704615" calcext:value-type="float">
            <text:p>17.5819508704615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3.9255371103672" calcext:value-type="float">
            <text:p>-73.9255371103672</text:p>
          </table:table-cell>
          <table:table-cell office:value-type="float" office:value="6.77409428419896" calcext:value-type="float">
            <text:p>6.77409428419896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3.5976142586555" calcext:value-type="float">
            <text:p>-73.5976142586555</text:p>
          </table:table-cell>
          <table:table-cell office:value-type="float" office:value="6.60572477910534" calcext:value-type="float">
            <text:p>6.60572477910534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8.9429639653289" calcext:value-type="float">
            <text:p>-78.9429639653289</text:p>
          </table:table-cell>
          <table:table-cell office:value-type="float" office:value="9.9563189062292" calcext:value-type="float">
            <text:p>9.9563189062292</text:p>
          </table:table-cell>
          <table:table-cell office:value-type="float" office:value="49.3672461964429" calcext:value-type="float">
            <text:p>49.3672461964429</text:p>
          </table:table-cell>
          <table:table-cell office:value-type="float" office:value="-1.0539788699685" calcext:value-type="float">
            <text:p>-1.0539788699685</text:p>
          </table:table-cell>
          <table:table-cell office:value-type="float" office:value="-48.925597115744" calcext:value-type="float">
            <text:p>-48.925597115744</text:p>
          </table:table-cell>
          <table:table-cell table:number-columns-repeated="4"/>
        </table:table-row>
        <table:table-row table:style-name="ro1">
          <table:table-cell office:value-type="float" office:value="37.6" calcext:value-type="float">
            <text:p>37.6</text:p>
          </table:table-cell>
          <table:table-cell office:value-type="float" office:value="17.5816774657048" calcext:value-type="float">
            <text:p>17.5816774657048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3.9627685551836" calcext:value-type="float">
            <text:p>-73.9627685551836</text:p>
          </table:table-cell>
          <table:table-cell office:value-type="float" office:value="6.79347974963908" calcext:value-type="float">
            <text:p>6.79347974963908</text:p>
          </table:table-cell>
          <table:table-cell office:value-type="float" office:value="-72" calcext:value-type="float">
            <text:p>-72</text:p>
          </table:table-cell>
          <table:table-cell office:value-type="float" office:value="-74" calcext:value-type="float">
            <text:p>-74</text:p>
          </table:table-cell>
          <table:table-cell office:value-type="float" office:value="-73.7988071293277" calcext:value-type="float">
            <text:p>-73.7988071293277</text:p>
          </table:table-cell>
          <table:table-cell office:value-type="float" office:value="6.70852286452399" calcext:value-type="float">
            <text:p>6.70852286452399</text:p>
          </table:table-cell>
          <table:table-cell office:value-type="float" office:value="-76" calcext:value-type="float">
            <text:p>-76</text:p>
          </table:table-cell>
          <table:table-cell office:value-type="float" office:value="-79" calcext:value-type="float">
            <text:p>-79</text:p>
          </table:table-cell>
          <table:table-cell office:value-type="float" office:value="-78.9714819826644" calcext:value-type="float">
            <text:p>-78.9714819826644</text:p>
          </table:table-cell>
          <table:table-cell office:value-type="float" office:value="9.9781355504068" calcext:value-type="float">
            <text:p>9.9781355504068</text:p>
          </table:table-cell>
          <table:table-cell office:value-type="float" office:value="49.0483470686324" calcext:value-type="float">
            <text:p>49.0483470686324</text:p>
          </table:table-cell>
          <table:table-cell office:value-type="float" office:value="-0.551403674961339" calcext:value-type="float">
            <text:p>-0.551403674961339</text:p>
          </table:table-cell>
          <table:table-cell office:value-type="float" office:value="-48.5874149229097" calcext:value-type="float">
            <text:p>-48.5874149229097</text:p>
          </table:table-cell>
          <table:table-cell table:number-columns-repeated="4"/>
        </table:table-row>
        <table:table-row table:style-name="ro1">
          <table:table-cell office:value-type="float" office:value="37.8" calcext:value-type="float">
            <text:p>37.8</text:p>
          </table:table-cell>
          <table:table-cell office:value-type="float" office:value="17.5814429708166" calcext:value-type="float">
            <text:p>17.5814429708166</text:p>
          </table:table-cell>
          <table:table-cell office:value-type="float" office:value="-80" calcext:value-type="float">
            <text:p>-80</text:p>
          </table:table-cell>
          <table:table-cell office:value-type="float" office:value="-74" calcext:value-type="float">
            <text:p>-74</text:p>
          </table:table-cell>
          <table:table-cell office:value-type="float" office:value="-73.9813842775918" calcext:value-type="float">
            <text:p>-73.9813842775918</text:p>
          </table:table-cell>
          <table:table-cell office:value-type="float" office:value="6.80319327576026" calcext:value-type="float">
            <text:p>6.80319327576026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3.8994035646639" calcext:value-type="float">
            <text:p>-73.8994035646639</text:p>
          </table:table-cell>
          <table:table-cell office:value-type="float" office:value="6.7605202630376" calcext:value-type="float">
            <text:p>6.7605202630376</text:p>
          </table:table-cell>
          <table:table-cell office:value-type="float" office:value="-81" calcext:value-type="float">
            <text:p>-81</text:p>
          </table:table-cell>
          <table:table-cell office:value-type="float" office:value="-79" calcext:value-type="float">
            <text:p>-79</text:p>
          </table:table-cell>
          <table:table-cell office:value-type="float" office:value="-78.9857409913322" calcext:value-type="float">
            <text:p>-78.9857409913322</text:p>
          </table:table-cell>
          <table:table-cell office:value-type="float" office:value="9.98906179298477" calcext:value-type="float">
            <text:p>9.98906179298477</text:p>
          </table:table-cell>
          <table:table-cell office:value-type="float" office:value="48.882394035539" calcext:value-type="float">
            <text:p>48.882394035539</text:p>
          </table:table-cell>
          <table:table-cell office:value-type="float" office:value="-0.293092963821678" calcext:value-type="float">
            <text:p>-0.293092963821678</text:p>
          </table:table-cell>
          <table:table-cell office:value-type="float" office:value="-48.4134911782466" calcext:value-type="float">
            <text:p>-48.4134911782466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.5817354849562" calcext:value-type="float">
            <text:p>17.5817354849562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3.9906921387959" calcext:value-type="float">
            <text:p>-73.9906921387959</text:p>
          </table:table-cell>
          <table:table-cell office:value-type="float" office:value="6.80805524584218" calcext:value-type="float">
            <text:p>6.80805524584218</text:p>
          </table:table-cell>
          <table:table-cell office:value-type="float" office:value="-75" calcext:value-type="float">
            <text:p>-75</text:p>
          </table:table-cell>
          <table:table-cell office:value-type="float" office:value="-72" calcext:value-type="float">
            <text:p>-72</text:p>
          </table:table-cell>
          <table:table-cell office:value-type="float" office:value="-72.9497017823319" calcext:value-type="float">
            <text:p>-72.9497017823319</text:p>
          </table:table-cell>
          <table:table-cell office:value-type="float" office:value="6.2852620992634" calcext:value-type="float">
            <text:p>6.2852620992634</text:p>
          </table:table-cell>
          <table:table-cell office:value-type="float" office:value="-79" calcext:value-type="float">
            <text:p>-79</text:p>
          </table:table-cell>
          <table:table-cell office:value-type="float" office:value="-77" calcext:value-type="float">
            <text:p>-77</text:p>
          </table:table-cell>
          <table:table-cell office:value-type="float" office:value="-77.9928704956661" calcext:value-type="float">
            <text:p>-77.9928704956661</text:p>
          </table:table-cell>
          <table:table-cell office:value-type="float" office:value="9.25612085628426" calcext:value-type="float">
            <text:p>9.25612085628426</text:p>
          </table:table-cell>
          <table:table-cell office:value-type="float" office:value="38.6919281006218" calcext:value-type="float">
            <text:p>38.6919281006218</text:p>
          </table:table-cell>
          <table:table-cell office:value-type="float" office:value="-3.14140753363737" calcext:value-type="float">
            <text:p>-3.14140753363737</text:p>
          </table:table-cell>
          <table:table-cell office:value-type="float" office:value="-38.2638417966704" calcext:value-type="float">
            <text:p>-38.2638417966704</text:p>
          </table:table-cell>
          <table:table-cell table:number-columns-repeated="4"/>
        </table:table-row>
        <table:table-row table:style-name="ro1">
          <table:table-cell office:value-type="float" office:value="38.2" calcext:value-type="float">
            <text:p>38.2</text:p>
          </table:table-cell>
          <table:table-cell office:value-type="float" office:value="17.5817647068664" calcext:value-type="float">
            <text:p>17.5817647068664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3.495346069398" calcext:value-type="float">
            <text:p>-73.495346069398</text:p>
          </table:table-cell>
          <table:table-cell office:value-type="float" office:value="6.55407694415547" calcext:value-type="float">
            <text:p>6.55407694415547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71.474850891166" calcext:value-type="float">
            <text:p>-71.474850891166</text:p>
          </table:table-cell>
          <table:table-cell office:value-type="float" office:value="5.6125690411363" calcext:value-type="float">
            <text:p>5.6125690411363</text:p>
          </table:table-cell>
          <table:table-cell office:value-type="float" office:value="-73" calcext:value-type="float">
            <text:p>-73</text:p>
          </table:table-cell>
          <table:table-cell office:value-type="float" office:value="-77" calcext:value-type="float">
            <text:p>-77</text:p>
          </table:table-cell>
          <table:table-cell office:value-type="float" office:value="-77.4964352478331" calcext:value-type="float">
            <text:p>-77.4964352478331</text:p>
          </table:table-cell>
          <table:table-cell office:value-type="float" office:value="8.91007120919729" calcext:value-type="float">
            <text:p>8.91007120919729</text:p>
          </table:table-cell>
          <table:table-cell office:value-type="float" office:value="38.0433019343172" calcext:value-type="float">
            <text:p>38.0433019343172</text:p>
          </table:table-cell>
          <table:table-cell office:value-type="float" office:value="-5.23681515835847" calcext:value-type="float">
            <text:p>-5.23681515835847</text:p>
          </table:table-cell>
          <table:table-cell office:value-type="float" office:value="-37.9140846947835" calcext:value-type="float">
            <text:p>-37.9140846947835</text:p>
          </table:table-cell>
          <table:table-cell table:number-columns-repeated="4"/>
        </table:table-row>
        <table:table-row table:style-name="ro1">
          <table:table-cell office:value-type="float" office:value="38.4" calcext:value-type="float">
            <text:p>38.4</text:p>
          </table:table-cell>
          <table:table-cell office:value-type="float" office:value="17.5814915126095" calcext:value-type="float">
            <text:p>17.5814915126095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3.247673034699" calcext:value-type="float">
            <text:p>-73.247673034699</text:p>
          </table:table-cell>
          <table:table-cell office:value-type="float" office:value="6.43066325055448" calcext:value-type="float">
            <text:p>6.43066325055448</text:p>
          </table:table-cell>
          <table:table-cell office:value-type="float" office:value="-77" calcext:value-type="float">
            <text:p>-77</text:p>
          </table:table-cell>
          <table:table-cell office:value-type="float" office:value="-72" calcext:value-type="float">
            <text:p>-72</text:p>
          </table:table-cell>
          <table:table-cell office:value-type="float" office:value="-71.737425445583" calcext:value-type="float">
            <text:p>-71.737425445583</text:p>
          </table:table-cell>
          <table:table-cell office:value-type="float" office:value="5.72682855178504" calcext:value-type="float">
            <text:p>5.72682855178504</text:p>
          </table:table-cell>
          <table:table-cell office:value-type="float" office:value="-80" calcext:value-type="float">
            <text:p>-80</text:p>
          </table:table-cell>
          <table:table-cell office:value-type="float" office:value="-77" calcext:value-type="float">
            <text:p>-77</text:p>
          </table:table-cell>
          <table:table-cell office:value-type="float" office:value="-77.2482176239165" calcext:value-type="float">
            <text:p>-77.2482176239165</text:p>
          </table:table-cell>
          <table:table-cell office:value-type="float" office:value="8.74192858142946" calcext:value-type="float">
            <text:p>8.74192858142946</text:p>
          </table:table-cell>
          <table:table-cell office:value-type="float" office:value="35.5564079427397" calcext:value-type="float">
            <text:p>35.5564079427397</text:p>
          </table:table-cell>
          <table:table-cell office:value-type="float" office:value="-3.91948390022344" calcext:value-type="float">
            <text:p>-3.91948390022344</text:p>
          </table:table-cell>
          <table:table-cell office:value-type="float" office:value="-35.2507267052586" calcext:value-type="float">
            <text:p>-35.2507267052586</text:p>
          </table:table-cell>
          <table:table-cell table:number-columns-repeated="4"/>
        </table:table-row>
        <table:table-row table:style-name="ro1">
          <table:table-cell office:value-type="float" office:value="38.6" calcext:value-type="float">
            <text:p>38.6</text:p>
          </table:table-cell>
          <table:table-cell office:value-type="float" office:value="17.5814915126095" calcext:value-type="float">
            <text:p>17.5814915126095</text:p>
          </table:table-cell>
          <table:table-cell office:value-type="float" office:value="-78" calcext:value-type="float">
            <text:p>-78</text:p>
          </table:table-cell>
          <table:table-cell office:value-type="float" office:value="-74" calcext:value-type="float">
            <text:p>-74</text:p>
          </table:table-cell>
          <table:table-cell office:value-type="float" office:value="-73.6238365173495" calcext:value-type="float">
            <text:p>-73.6238365173495</text:p>
          </table:table-cell>
          <table:table-cell office:value-type="float" office:value="6.61903306487077" calcext:value-type="float">
            <text:p>6.61903306487077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1.8687127227915" calcext:value-type="float">
            <text:p>-71.8687127227915</text:p>
          </table:table-cell>
          <table:table-cell office:value-type="float" office:value="5.7848276466096" calcext:value-type="float">
            <text:p>5.7848276466096</text:p>
          </table:table-cell>
          <table:table-cell office:value-type="float" office:value="-71" calcext:value-type="float">
            <text:p>-71</text:p>
          </table:table-cell>
          <table:table-cell office:value-type="float" office:value="-72" calcext:value-type="float">
            <text:p>-72</text:p>
          </table:table-cell>
          <table:table-cell office:value-type="float" office:value="-74.6241088119583" calcext:value-type="float">
            <text:p>-74.6241088119583</text:p>
          </table:table-cell>
          <table:table-cell office:value-type="float" office:value="7.14721687293931" calcext:value-type="float">
            <text:p>7.14721687293931</text:p>
          </table:table-cell>
          <table:table-cell office:value-type="float" office:value="11.0560848009651" calcext:value-type="float">
            <text:p>11.0560848009651</text:p>
          </table:table-cell>
          <table:table-cell office:value-type="float" office:value="-4.73334900585171" calcext:value-type="float">
            <text:p>-4.73334900585171</text:p>
          </table:table-cell>
          <table:table-cell office:value-type="float" office:value="-10.2967513415427" calcext:value-type="float">
            <text:p>-10.2967513415427</text:p>
          </table:table-cell>
          <table:table-cell table:number-columns-repeated="4"/>
        </table:table-row>
        <table:table-row table:style-name="ro1">
          <table:table-cell office:value-type="float" office:value="38.8" calcext:value-type="float">
            <text:p>38.8</text:p>
          </table:table-cell>
          <table:table-cell office:value-type="float" office:value="17.5813743709576" calcext:value-type="float">
            <text:p>17.5813743709576</text:p>
          </table:table-cell>
          <table:table-cell office:value-type="float" office:value="-72" calcext:value-type="float">
            <text:p>-72</text:p>
          </table:table-cell>
          <table:table-cell office:value-type="float" office:value="-74" calcext:value-type="float">
            <text:p>-74</text:p>
          </table:table-cell>
          <table:table-cell office:value-type="float" office:value="-73.8119182586748" calcext:value-type="float">
            <text:p>-73.8119182586748</text:p>
          </table:table-cell>
          <table:table-cell office:value-type="float" office:value="6.71527715878419" calcext:value-type="float">
            <text:p>6.71527715878419</text:p>
          </table:table-cell>
          <table:table-cell office:value-type="float" office:value="-70" calcext:value-type="float">
            <text:p>-70</text:p>
          </table:table-cell>
          <table:table-cell office:value-type="float" office:value="-73" calcext:value-type="float">
            <text:p>-73</text:p>
          </table:table-cell>
          <table:table-cell office:value-type="float" office:value="-72.4343563613957" calcext:value-type="float">
            <text:p>-72.4343563613957</text:p>
          </table:table-cell>
          <table:table-cell office:value-type="float" office:value="6.04150601272597" calcext:value-type="float">
            <text:p>6.04150601272597</text:p>
          </table:table-cell>
          <table:table-cell office:value-type="float" office:value="-77" calcext:value-type="float">
            <text:p>-77</text:p>
          </table:table-cell>
          <table:table-cell office:value-type="float" office:value="-73" calcext:value-type="float">
            <text:p>-73</text:p>
          </table:table-cell>
          <table:table-cell office:value-type="float" office:value="-73.8120544059791" calcext:value-type="float">
            <text:p>-73.8120544059791</text:p>
          </table:table-cell>
          <table:table-cell office:value-type="float" office:value="6.71534733172739" calcext:value-type="float">
            <text:p>6.71534733172739</text:p>
          </table:table-cell>
          <table:table-cell office:value-type="float" office:value="3.69382311585652" calcext:value-type="float">
            <text:p>3.69382311585652</text:p>
          </table:table-cell>
          <table:table-cell office:value-type="float" office:value="-3.93688746249303" calcext:value-type="float">
            <text:p>-3.936887462493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7.5812864503433" calcext:value-type="float">
            <text:p>17.5812864503433</text:p>
          </table:table-cell>
          <table:table-cell office:value-type="float" office:value="-71" calcext:value-type="float">
            <text:p>-71</text:p>
          </table:table-cell>
          <table:table-cell office:value-type="float" office:value="-78" calcext:value-type="float">
            <text:p>-78</text:p>
          </table:table-cell>
          <table:table-cell office:value-type="float" office:value="-75.9059591293374" calcext:value-type="float">
            <text:p>-75.9059591293374</text:p>
          </table:table-cell>
          <table:table-cell office:value-type="float" office:value="7.88615491943035" calcext:value-type="float">
            <text:p>7.88615491943035</text:p>
          </table:table-cell>
          <table:table-cell office:value-type="float" office:value="-70" calcext:value-type="float">
            <text:p>-70</text:p>
          </table:table-cell>
          <table:table-cell office:value-type="float" office:value="-73" calcext:value-type="float">
            <text:p>-73</text:p>
          </table:table-cell>
          <table:table-cell office:value-type="float" office:value="-72.7171781806979" calcext:value-type="float">
            <text:p>-72.7171781806979</text:p>
          </table:table-cell>
          <table:table-cell office:value-type="float" office:value="6.17408502569466" calcext:value-type="float">
            <text:p>6.17408502569466</text:p>
          </table:table-cell>
          <table:table-cell office:value-type="float" office:value="-78" calcext:value-type="float">
            <text:p>-78</text:p>
          </table:table-cell>
          <table:table-cell office:value-type="float" office:value="-73" calcext:value-type="float">
            <text:p>-73</text:p>
          </table:table-cell>
          <table:table-cell office:value-type="float" office:value="-73.4060272029896" calcext:value-type="float">
            <text:p>-73.4060272029896</text:p>
          </table:table-cell>
          <table:table-cell office:value-type="float" office:value="6.50929928616657" calcext:value-type="float">
            <text:p>6.50929928616657</text:p>
          </table:table-cell>
          <table:table-cell office:value-type="float" office:value="-7.67437968054081" calcext:value-type="float">
            <text:p>-7.67437968054081</text:p>
          </table:table-cell>
          <table:table-cell office:value-type="float" office:value="-10.9718697767039" calcext:value-type="float">
            <text:p>-10.9718697767039</text:p>
          </table:table-cell>
          <table:table-cell office:value-type="float" office:value="-11.3475871899079" calcext:value-type="float">
            <text:p>-11.3475871899079</text:p>
          </table:table-cell>
          <table:table-cell table:number-columns-repeated="4"/>
        </table:table-row>
        <table:table-row table:style-name="ro1">
          <table:table-cell office:value-type="float" office:value="39.2" calcext:value-type="float">
            <text:p>39.2</text:p>
          </table:table-cell>
          <table:table-cell office:value-type="float" office:value="17.5812473348324" calcext:value-type="float">
            <text:p>17.5812473348324</text:p>
          </table:table-cell>
          <table:table-cell office:value-type="float" office:value="-74" calcext:value-type="float">
            <text:p>-74</text:p>
          </table:table-cell>
          <table:table-cell office:value-type="float" office:value="-78" calcext:value-type="float">
            <text:p>-78</text:p>
          </table:table-cell>
          <table:table-cell office:value-type="float" office:value="-76.9529795646687" calcext:value-type="float">
            <text:p>-76.9529795646687</text:p>
          </table:table-cell>
          <table:table-cell office:value-type="float" office:value="8.54606094280251" calcext:value-type="float">
            <text:p>8.54606094280251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3.3585890903489" calcext:value-type="float">
            <text:p>-73.3585890903489</text:p>
          </table:table-cell>
          <table:table-cell office:value-type="float" office:value="6.48564195873878" calcext:value-type="float">
            <text:p>6.48564195873878</text:p>
          </table:table-cell>
          <table:table-cell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office:value-type="float" office:value="-73.2030136014948" calcext:value-type="float">
            <text:p>-73.2030136014948</text:p>
          </table:table-cell>
          <table:table-cell office:value-type="float" office:value="6.40865835571414" calcext:value-type="float">
            <text:p>6.40865835571414</text:p>
          </table:table-cell>
          <table:table-cell office:value-type="float" office:value="-15.7491207922473" calcext:value-type="float">
            <text:p>-15.7491207922473</text:p>
          </table:table-cell>
          <table:table-cell office:value-type="float" office:value="-14.1080027368826" calcext:value-type="float">
            <text:p>-14.1080027368826</text:p>
          </table:table-cell>
          <table:table-cell office:value-type="float" office:value="-19.7225280367641" calcext:value-type="float">
            <text:p>-19.7225280367641</text:p>
          </table:table-cell>
          <table:table-cell table:number-columns-repeated="4"/>
        </table:table-row>
        <table:table-row table:style-name="ro1">
          <table:table-cell office:value-type="float" office:value="39.4" calcext:value-type="float">
            <text:p>39.4</text:p>
          </table:table-cell>
          <table:table-cell office:value-type="float" office:value="17.5812082201676" calcext:value-type="float">
            <text:p>17.5812082201676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.4764897823343" calcext:value-type="float">
            <text:p>-77.4764897823343</text:p>
          </table:table-cell>
          <table:table-cell office:value-type="float" office:value="8.89644147446574" calcext:value-type="float">
            <text:p>8.89644147446574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3.6792945451745" calcext:value-type="float">
            <text:p>-73.6792945451745</text:p>
          </table:table-cell>
          <table:table-cell office:value-type="float" office:value="6.6472674304847" calcext:value-type="float">
            <text:p>6.6472674304847</text:p>
          </table:table-cell>
          <table:table-cell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office:value-type="float" office:value="-73.1015068007474" calcext:value-type="float">
            <text:p>-73.1015068007474</text:p>
          </table:table-cell>
          <table:table-cell office:value-type="float" office:value="6.35892291021223" calcext:value-type="float">
            <text:p>6.35892291021223</text:p>
          </table:table-cell>
          <table:table-cell office:value-type="float" office:value="-20.1680776224789" calcext:value-type="float">
            <text:p>-20.1680776224789</text:p>
          </table:table-cell>
          <table:table-cell office:value-type="float" office:value="-15.9211393710052" calcext:value-type="float">
            <text:p>-15.9211393710052</text:p>
          </table:table-cell>
          <table:table-cell office:value-type="float" office:value="-24.452315798193" calcext:value-type="float">
            <text:p>-24.452315798193</text:p>
          </table:table-cell>
          <table:table-cell table:number-columns-repeated="4"/>
        </table:table-row>
        <table:table-row table:style-name="ro1">
          <table:table-cell office:value-type="float" office:value="39.6" calcext:value-type="float">
            <text:p>39.6</text:p>
          </table:table-cell>
          <table:table-cell office:value-type="float" office:value="17.5811983281764" calcext:value-type="float">
            <text:p>17.5811983281764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7.2382448911672" calcext:value-type="float">
            <text:p>-77.2382448911672</text:p>
          </table:table-cell>
          <table:table-cell office:value-type="float" office:value="8.73523975898956" calcext:value-type="float">
            <text:p>8.73523975898956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3.8396472725872" calcext:value-type="float">
            <text:p>-73.8396472725872</text:p>
          </table:table-cell>
          <table:table-cell office:value-type="float" office:value="6.72958437148723" calcext:value-type="float">
            <text:p>6.72958437148723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3.0507534003737" calcext:value-type="float">
            <text:p>-73.0507534003737</text:p>
          </table:table-cell>
          <table:table-cell office:value-type="float" office:value="6.33420011775897" calcext:value-type="float">
            <text:p>6.33420011775897</text:p>
          </table:table-cell>
          <table:table-cell office:value-type="float" office:value="-19.564172473571" calcext:value-type="float">
            <text:p>-19.564172473571</text:p>
          </table:table-cell>
          <table:table-cell office:value-type="float" office:value="-14.1286853791212" calcext:value-type="float">
            <text:p>-14.1286853791212</text:p>
          </table:table-cell>
          <table:table-cell office:value-type="float" office:value="-22.8262220760485" calcext:value-type="float">
            <text:p>-22.8262220760485</text:p>
          </table:table-cell>
          <table:table-cell table:number-columns-repeated="4"/>
        </table:table-row>
        <table:table-row table:style-name="ro1">
          <table:table-cell office:value-type="float" office:value="39.8" calcext:value-type="float">
            <text:p>39.8</text:p>
          </table:table-cell>
          <table:table-cell office:value-type="float" office:value="17.5811592145401" calcext:value-type="float">
            <text:p>17.5811592145401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7.1191224455836" calcext:value-type="float">
            <text:p>-77.1191224455836</text:p>
          </table:table-cell>
          <table:table-cell office:value-type="float" office:value="8.655737585263" calcext:value-type="float">
            <text:p>8.655737585263</text:p>
          </table:table-cell>
          <table:table-cell office:value-type="float" office:value="-76" calcext:value-type="float">
            <text:p>-76</text:p>
          </table:table-cell>
          <table:table-cell office:value-type="float" office:value="-74" calcext:value-type="float">
            <text:p>-74</text:p>
          </table:table-cell>
          <table:table-cell office:value-type="float" office:value="-73.9198236362936" calcext:value-type="float">
            <text:p>-73.9198236362936</text:p>
          </table:table-cell>
          <table:table-cell office:value-type="float" office:value="6.7711243234419" calcext:value-type="float">
            <text:p>6.7711243234419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3.0253767001869" calcext:value-type="float">
            <text:p>-73.0253767001869</text:p>
          </table:table-cell>
          <table:table-cell office:value-type="float" office:value="6.32187478973392" calcext:value-type="float">
            <text:p>6.32187478973392</text:p>
          </table:table-cell>
          <table:table-cell office:value-type="float" office:value="-19.2842511364503" calcext:value-type="float">
            <text:p>-19.2842511364503</text:p>
          </table:table-cell>
          <table:table-cell office:value-type="float" office:value="-13.2453038824673" calcext:value-type="float">
            <text:p>-13.2453038824673</text:p>
          </table:table-cell>
          <table:table-cell office:value-type="float" office:value="-22.05547867822" calcext:value-type="float">
            <text:p>-22.05547867822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.5811981289977" calcext:value-type="float">
            <text:p>17.5811981289977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7.0595612227918" calcext:value-type="float">
            <text:p>-77.0595612227918</text:p>
          </table:table-cell>
          <table:table-cell office:value-type="float" office:value="8.61625825179301" calcext:value-type="float">
            <text:p>8.61625825179301</text:p>
          </table:table-cell>
          <table:table-cell office:value-type="float" office:value="-80" calcext:value-type="float">
            <text:p>-80</text:p>
          </table:table-cell>
          <table:table-cell office:value-type="float" office:value="-74" calcext:value-type="float">
            <text:p>-74</text:p>
          </table:table-cell>
          <table:table-cell office:value-type="float" office:value="-73.9599118181468" calcext:value-type="float">
            <text:p>-73.9599118181468</text:p>
          </table:table-cell>
          <table:table-cell office:value-type="float" office:value="6.7919903564172" calcext:value-type="float">
            <text:p>6.7919903564172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3.5126883500934" calcext:value-type="float">
            <text:p>-73.5126883500934</text:p>
          </table:table-cell>
          <table:table-cell office:value-type="float" office:value="6.56280668298495" calcext:value-type="float">
            <text:p>6.56280668298495</text:p>
          </table:table-cell>
          <table:table-cell office:value-type="float" office:value="-16.2569008913498" calcext:value-type="float">
            <text:p>-16.2569008913498</text:p>
          </table:table-cell>
          <table:table-cell office:value-type="float" office:value="-12.8067151181486" calcext:value-type="float">
            <text:p>-12.8067151181486</text:p>
          </table:table-cell>
          <table:table-cell office:value-type="float" office:value="-19.1741559441314" calcext:value-type="float">
            <text:p>-19.1741559441314</text:p>
          </table:table-cell>
          <table:table-cell table:number-columns-repeated="4"/>
        </table:table-row>
        <table:table-row table:style-name="ro1">
          <table:table-cell office:value-type="float" office:value="40.2" calcext:value-type="float">
            <text:p>40.2</text:p>
          </table:table-cell>
          <table:table-cell office:value-type="float" office:value="17.5810710997894" calcext:value-type="float">
            <text:p>17.5810710997894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7.0297806113959" calcext:value-type="float">
            <text:p>-77.0297806113959</text:p>
          </table:table-cell>
          <table:table-cell office:value-type="float" office:value="8.59658616182192" calcext:value-type="float">
            <text:p>8.59658616182192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3.9799559090734" calcext:value-type="float">
            <text:p>-73.9799559090734</text:p>
          </table:table-cell>
          <table:table-cell office:value-type="float" office:value="6.80244747347981" calcext:value-type="float">
            <text:p>6.80244747347981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3.7563441750467" calcext:value-type="float">
            <text:p>-73.7563441750467</text:p>
          </table:table-cell>
          <table:table-cell office:value-type="float" office:value="6.68669435811016" calcext:value-type="float">
            <text:p>6.68669435811016</text:p>
          </table:table-cell>
          <table:table-cell office:value-type="float" office:value="-14.6634565078338" calcext:value-type="float">
            <text:p>-14.6634565078338</text:p>
          </table:table-cell>
          <table:table-cell office:value-type="float" office:value="-12.5881827309892" calcext:value-type="float">
            <text:p>-12.5881827309892</text:p>
          </table:table-cell>
          <table:table-cell office:value-type="float" office:value="-17.6901135561225" calcext:value-type="float">
            <text:p>-17.6901135561225</text:p>
          </table:table-cell>
          <table:table-cell table:number-columns-repeated="4"/>
        </table:table-row>
        <table:table-row table:style-name="ro1">
          <table:table-cell office:value-type="float" office:value="40.4" calcext:value-type="float">
            <text:p>40.4</text:p>
          </table:table-cell>
          <table:table-cell office:value-type="float" office:value="17.5809539597958" calcext:value-type="float">
            <text:p>17.5809539597958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7.0148903056979" calcext:value-type="float">
            <text:p>-77.0148903056979</text:p>
          </table:table-cell>
          <table:table-cell office:value-type="float" office:value="8.58676696602272" calcext:value-type="float">
            <text:p>8.58676696602272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4.4899779545367" calcext:value-type="float">
            <text:p>-74.4899779545367</text:p>
          </table:table-cell>
          <table:table-cell office:value-type="float" office:value="7.07401427425333" calcext:value-type="float">
            <text:p>7.07401427425333</text:p>
          </table:table-cell>
          <table:table-cell office:value-type="float" office:value="-73" calcext:value-type="float">
            <text:p>-73</text:p>
          </table:table-cell>
          <table:table-cell office:value-type="float" office:value="-75" calcext:value-type="float">
            <text:p>-75</text:p>
          </table:table-cell>
          <table:table-cell office:value-type="float" office:value="-74.3781720875234" calcext:value-type="float">
            <text:p>-74.3781720875234</text:p>
          </table:table-cell>
          <table:table-cell office:value-type="float" office:value="7.01356892921337" calcext:value-type="float">
            <text:p>7.01356892921337</text:p>
          </table:table-cell>
          <table:table-cell office:value-type="float" office:value="-12.1308986087592" calcext:value-type="float">
            <text:p>-12.1308986087592</text:p>
          </table:table-cell>
          <table:table-cell office:value-type="float" office:value="-10.7985858983814" calcext:value-type="float">
            <text:p>-10.7985858983814</text:p>
          </table:table-cell>
          <table:table-cell office:value-type="float" office:value="-14.1963559009436" calcext:value-type="float">
            <text:p>-14.1963559009436</text:p>
          </table:table-cell>
          <table:table-cell table:number-columns-repeated="4"/>
        </table:table-row>
        <table:table-row table:style-name="ro1">
          <table:table-cell office:value-type="float" office:value="40.6" calcext:value-type="float">
            <text:p>40.6</text:p>
          </table:table-cell>
          <table:table-cell office:value-type="float" office:value="17.5808368202501" calcext:value-type="float">
            <text:p>17.5808368202501</text:p>
          </table:table-cell>
          <table:table-cell office:value-type="float" office:value="-76" calcext:value-type="float">
            <text:p>-76</text:p>
          </table:table-cell>
          <table:table-cell office:value-type="float" office:value="-82" calcext:value-type="float">
            <text:p>-82</text:p>
          </table:table-cell>
          <table:table-cell office:value-type="float" office:value="-79.507445152849" calcext:value-type="float">
            <text:p>-79.507445152849</text:p>
          </table:table-cell>
          <table:table-cell office:value-type="float" office:value="10.3971626603996" calcext:value-type="float">
            <text:p>10.3971626603996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4.7449889772684" calcext:value-type="float">
            <text:p>-74.7449889772684</text:p>
          </table:table-cell>
          <table:table-cell office:value-type="float" office:value="7.21383657202698" calcext:value-type="float">
            <text:p>7.21383657202698</text:p>
          </table:table-cell>
          <table:table-cell office:value-type="float" office:value="-74" calcext:value-type="float">
            <text:p>-74</text:p>
          </table:table-cell>
          <table:table-cell office:value-type="float" office:value="-76" calcext:value-type="float">
            <text:p>-76</text:p>
          </table:table-cell>
          <table:table-cell office:value-type="float" office:value="-75.1890860437617" calcext:value-type="float">
            <text:p>-75.1890860437617</text:p>
          </table:table-cell>
          <table:table-cell office:value-type="float" office:value="7.46396397811453" calcext:value-type="float">
            <text:p>7.46396397811453</text:p>
          </table:table-cell>
          <table:table-cell office:value-type="float" office:value="-23.5357344767049" calcext:value-type="float">
            <text:p>-23.5357344767049</text:p>
          </table:table-cell>
          <table:table-cell office:value-type="float" office:value="-25.5125242267695" calcext:value-type="float">
            <text:p>-25.5125242267695</text:p>
          </table:table-cell>
          <table:table-cell office:value-type="float" office:value="-33.5189815416354" calcext:value-type="float">
            <text:p>-33.5189815416354</text:p>
          </table:table-cell>
          <table:table-cell table:number-columns-repeated="4"/>
        </table:table-row>
        <table:table-row table:style-name="ro1">
          <table:table-cell office:value-type="float" office:value="40.8" calcext:value-type="float">
            <text:p>40.8</text:p>
          </table:table-cell>
          <table:table-cell office:value-type="float" office:value="17.5805928477188" calcext:value-type="float">
            <text:p>17.5805928477188</text:p>
          </table:table-cell>
          <table:table-cell office:value-type="float" office:value="-76" calcext:value-type="float">
            <text:p>-76</text:p>
          </table:table-cell>
          <table:table-cell office:value-type="float" office:value="-82" calcext:value-type="float">
            <text:p>-82</text:p>
          </table:table-cell>
          <table:table-cell office:value-type="float" office:value="-80.7537225764245" calcext:value-type="float">
            <text:p>-80.7537225764245</text:p>
          </table:table-cell>
          <table:table-cell office:value-type="float" office:value="11.4408270171935" calcext:value-type="float">
            <text:p>11.4408270171935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4.8724944886342" calcext:value-type="float">
            <text:p>-74.8724944886342</text:p>
          </table:table-cell>
          <table:table-cell office:value-type="float" office:value="7.28478070991114" calcext:value-type="float">
            <text:p>7.28478070991114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float" office:value="-75.5945430218808" calcext:value-type="float">
            <text:p>-75.5945430218808</text:p>
          </table:table-cell>
          <table:table-cell office:value-type="float" office:value="7.69989436991271" calcext:value-type="float">
            <text:p>7.69989436991271</text:p>
          </table:table-cell>
          <table:table-cell office:value-type="float" office:value="-31.6502629773898" calcext:value-type="float">
            <text:p>-31.6502629773898</text:p>
          </table:table-cell>
          <table:table-cell office:value-type="float" office:value="-35.4047694753868" calcext:value-type="float">
            <text:p>-35.4047694753868</text:p>
          </table:table-cell>
          <table:table-cell office:value-type="float" office:value="-46.4912431062052" calcext:value-type="float">
            <text:p>-46.4912431062052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7.5803293476606" calcext:value-type="float">
            <text:p>17.5803293476606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1.3768612882122" calcext:value-type="float">
            <text:p>-81.3768612882122</text:p>
          </table:table-cell>
          <table:table-cell office:value-type="float" office:value="12.0013115382804" calcext:value-type="float">
            <text:p>12.0013115382804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5.4362472443171" calcext:value-type="float">
            <text:p>-75.4362472443171</text:p>
          </table:table-cell>
          <table:table-cell office:value-type="float" office:value="7.60690936034945" calcext:value-type="float">
            <text:p>7.60690936034945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5.7972715109404" calcext:value-type="float">
            <text:p>-75.7972715109404</text:p>
          </table:table-cell>
          <table:table-cell office:value-type="float" office:value="7.82064159926549" calcext:value-type="float">
            <text:p>7.82064159926549</text:p>
          </table:table-cell>
          <table:table-cell office:value-type="float" office:value="-38.3061202418009" calcext:value-type="float">
            <text:p>-38.3061202418009</text:p>
          </table:table-cell>
          <table:table-cell office:value-type="float" office:value="-39.1965493737679" calcext:value-type="float">
            <text:p>-39.1965493737679</text:p>
          </table:table-cell>
          <table:table-cell office:value-type="float" office:value="-53.8584409679615" calcext:value-type="float">
            <text:p>-53.8584409679615</text:p>
          </table:table-cell>
          <table:table-cell table:number-columns-repeated="4"/>
        </table:table-row>
        <table:table-row table:style-name="ro1">
          <table:table-cell office:value-type="float" office:value="41.2" calcext:value-type="float">
            <text:p>41.2</text:p>
          </table:table-cell>
          <table:table-cell office:value-type="float" office:value="17.5802122096412" calcext:value-type="float">
            <text:p>17.5802122096412</text:p>
          </table:table-cell>
          <table:table-cell office:value-type="float" office:value="-86" calcext:value-type="float">
            <text:p>-86</text:p>
          </table:table-cell>
          <table:table-cell office:value-type="float" office:value="-81" calcext:value-type="float">
            <text:p>-81</text:p>
          </table:table-cell>
          <table:table-cell office:value-type="float" office:value="-81.1884306441061" calcext:value-type="float">
            <text:p>-81.1884306441061</text:p>
          </table:table-cell>
          <table:table-cell office:value-type="float" office:value="11.8289906397489" calcext:value-type="float">
            <text:p>11.8289906397489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75.7181236221585" calcext:value-type="float">
            <text:p>-75.7181236221585</text:p>
          </table:table-cell>
          <table:table-cell office:value-type="float" office:value="7.7732765832138" calcext:value-type="float">
            <text:p>7.7732765832138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75.8986357554702" calcext:value-type="float">
            <text:p>-75.8986357554702</text:p>
          </table:table-cell>
          <table:table-cell office:value-type="float" office:value="7.88172343840853" calcext:value-type="float">
            <text:p>7.88172343840853</text:p>
          </table:table-cell>
          <table:table-cell office:value-type="float" office:value="-36.5654310271849" calcext:value-type="float">
            <text:p>-36.5654310271849</text:p>
          </table:table-cell>
          <table:table-cell office:value-type="float" office:value="-36.1669048709671" calcext:value-type="float">
            <text:p>-36.1669048709671</text:p>
          </table:table-cell>
          <table:table-cell office:value-type="float" office:value="-50.4285109403395" calcext:value-type="float">
            <text:p>-50.4285109403395</text:p>
          </table:table-cell>
          <table:table-cell table:number-columns-repeated="4"/>
        </table:table-row>
        <table:table-row table:style-name="ro1">
          <table:table-cell office:value-type="float" office:value="41.4" calcext:value-type="float">
            <text:p>41.4</text:p>
          </table:table-cell>
          <table:table-cell office:value-type="float" office:value="17.580085183116" calcext:value-type="float">
            <text:p>17.580085183116</text:p>
          </table:table-cell>
          <table:table-cell office:value-type="float" office:value="-88" calcext:value-type="float">
            <text:p>-88</text:p>
          </table:table-cell>
          <table:table-cell office:value-type="float" office:value="-80" calcext:value-type="float">
            <text:p>-80</text:p>
          </table:table-cell>
          <table:table-cell office:value-type="float" office:value="-80.5942153220531" calcext:value-type="float">
            <text:p>-80.5942153220531</text:p>
          </table:table-cell>
          <table:table-cell office:value-type="float" office:value="11.3016150563571" calcext:value-type="float">
            <text:p>11.3016150563571</text:p>
          </table:table-cell>
          <table:table-cell office:value-type="float" office:value="-74" calcext:value-type="float">
            <text:p>-74</text:p>
          </table:table-cell>
          <table:table-cell office:value-type="float" office:value="-76" calcext:value-type="float">
            <text:p>-76</text:p>
          </table:table-cell>
          <table:table-cell office:value-type="float" office:value="-75.8590618110793" calcext:value-type="float">
            <text:p>-75.8590618110793</text:p>
          </table:table-cell>
          <table:table-cell office:value-type="float" office:value="7.85781971437867" calcext:value-type="float">
            <text:p>7.85781971437867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5.9493178777351" calcext:value-type="float">
            <text:p>-75.9493178777351</text:p>
          </table:table-cell>
          <table:table-cell office:value-type="float" office:value="7.91244302691402" calcext:value-type="float">
            <text:p>7.91244302691402</text:p>
          </table:table-cell>
          <table:table-cell office:value-type="float" office:value="-30.8450442125138" calcext:value-type="float">
            <text:p>-30.8450442125138</text:p>
          </table:table-cell>
          <table:table-cell office:value-type="float" office:value="-30.0214419174547" calcext:value-type="float">
            <text:p>-30.0214419174547</text:p>
          </table:table-cell>
          <table:table-cell office:value-type="float" office:value="-41.9102603664916" calcext:value-type="float">
            <text:p>-41.9102603664916</text:p>
          </table:table-cell>
          <table:table-cell table:number-columns-repeated="4"/>
        </table:table-row>
        <table:table-row table:style-name="ro1">
          <table:table-cell office:value-type="float" office:value="41.6" calcext:value-type="float">
            <text:p>41.6</text:p>
          </table:table-cell>
          <table:table-cell office:value-type="float" office:value="17.5798900177928" calcext:value-type="float">
            <text:p>17.5798900177928</text:p>
          </table:table-cell>
          <table:table-cell office:value-type="float" office:value="-80" calcext:value-type="float">
            <text:p>-80</text:p>
          </table:table-cell>
          <table:table-cell office:value-type="float" office:value="-76" calcext:value-type="float">
            <text:p>-76</text:p>
          </table:table-cell>
          <table:table-cell office:value-type="float" office:value="-78.2971076610265" calcext:value-type="float">
            <text:p>-78.2971076610265</text:p>
          </table:table-cell>
          <table:table-cell office:value-type="float" office:value="9.4748044503565" calcext:value-type="float">
            <text:p>9.4748044503565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-75.9295309055396" calcext:value-type="float">
            <text:p>-75.9295309055396</text:p>
          </table:table-cell>
          <table:table-cell office:value-type="float" office:value="7.90043547059532" calcext:value-type="float">
            <text:p>7.90043547059532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5.9746589388675" calcext:value-type="float">
            <text:p>-75.9746589388675</text:p>
          </table:table-cell>
          <table:table-cell office:value-type="float" office:value="7.92784769147659" calcext:value-type="float">
            <text:p>7.92784769147659</text:p>
          </table:table-cell>
          <table:table-cell office:value-type="float" office:value="-12.7187068098287" calcext:value-type="float">
            <text:p>-12.7187068098287</text:p>
          </table:table-cell>
          <table:table-cell office:value-type="float" office:value="-12.4641085215703" calcext:value-type="float">
            <text:p>-12.4641085215703</text:p>
          </table:table-cell>
          <table:table-cell office:value-type="float" office:value="-15.5106627080148" calcext:value-type="float">
            <text:p>-15.5106627080148</text:p>
          </table:table-cell>
          <table:table-cell table:number-columns-repeated="4"/>
        </table:table-row>
        <table:table-row table:style-name="ro1">
          <table:table-cell office:value-type="float" office:value="41.8" calcext:value-type="float">
            <text:p>41.8</text:p>
          </table:table-cell>
          <table:table-cell office:value-type="float" office:value="17.5796557437651" calcext:value-type="float">
            <text:p>17.5796557437651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6.1485538305133" calcext:value-type="float">
            <text:p>-76.1485538305133</text:p>
          </table:table-cell>
          <table:table-cell office:value-type="float" office:value="8.03436937656152" calcext:value-type="float">
            <text:p>8.03436937656152</text:p>
          </table:table-cell>
          <table:table-cell office:value-type="float" office:value="-77" calcext:value-type="float">
            <text:p>-77</text:p>
          </table:table-cell>
          <table:table-cell office:value-type="float" office:value="-73" calcext:value-type="float">
            <text:p>-73</text:p>
          </table:table-cell>
          <table:table-cell office:value-type="float" office:value="-74.4647654527698" calcext:value-type="float">
            <text:p>-74.4647654527698</text:p>
          </table:table-cell>
          <table:table-cell office:value-type="float" office:value="7.06033836637024" calcext:value-type="float">
            <text:p>7.06033836637024</text:p>
          </table:table-cell>
          <table:table-cell office:value-type="float" office:value="-76" calcext:value-type="float">
            <text:p>-76</text:p>
          </table:table-cell>
          <table:table-cell office:value-type="float" office:value="-77" calcext:value-type="float">
            <text:p>-77</text:p>
          </table:table-cell>
          <table:table-cell office:value-type="float" office:value="-76.4873294694338" calcext:value-type="float">
            <text:p>-76.4873294694338</text:p>
          </table:table-cell>
          <table:table-cell office:value-type="float" office:value="8.2460187057954" calcext:value-type="float">
            <text:p>8.2460187057954</text:p>
          </table:table-cell>
          <table:table-cell office:value-type="float" office:value="9.45018803582695" calcext:value-type="float">
            <text:p>9.45018803582695</text:p>
          </table:table-cell>
          <table:table-cell office:value-type="float" office:value="-6.71305155972272" calcext:value-type="float">
            <text:p>-6.71305155972272</text:p>
          </table:table-cell>
          <table:table-cell office:value-type="float" office:value="-8.7790658671105" calcext:value-type="float">
            <text:p>-8.7790658671105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7.579499499287" calcext:value-type="float">
            <text:p>17.579499499287</text:p>
          </table:table-cell>
          <table:table-cell office:value-type="float" office:value="-81" calcext:value-type="float">
            <text:p>-81</text:p>
          </table:table-cell>
          <table:table-cell office:value-type="float" office:value="-75" calcext:value-type="float">
            <text:p>-75</text:p>
          </table:table-cell>
          <table:table-cell office:value-type="float" office:value="-75.5742769152566" calcext:value-type="float">
            <text:p>-75.5742769152566</text:p>
          </table:table-cell>
          <table:table-cell office:value-type="float" office:value="7.68792663943616" calcext:value-type="float">
            <text:p>7.68792663943616</text:p>
          </table:table-cell>
          <table:table-cell office:value-type="float" office:value="-76" calcext:value-type="float">
            <text:p>-76</text:p>
          </table:table-cell>
          <table:table-cell office:value-type="float" office:value="-72" calcext:value-type="float">
            <text:p>-72</text:p>
          </table:table-cell>
          <table:table-cell office:value-type="float" office:value="-73.2323827263849" calcext:value-type="float">
            <text:p>-73.2323827263849</text:p>
          </table:table-cell>
          <table:table-cell office:value-type="float" office:value="6.42312081460411" calcext:value-type="float">
            <text:p>6.42312081460411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6.7436647347169" calcext:value-type="float">
            <text:p>-76.7436647347169</text:p>
          </table:table-cell>
          <table:table-cell office:value-type="float" office:value="8.40986113063974" calcext:value-type="float">
            <text:p>8.40986113063974</text:p>
          </table:table-cell>
          <table:table-cell office:value-type="float" office:value="18.2343266554421" calcext:value-type="float">
            <text:p>18.2343266554421</text:p>
          </table:table-cell>
          <table:table-cell office:value-type="float" office:value="-8.14260682470527" calcext:value-type="float">
            <text:p>-8.14260682470527</text:p>
          </table:table-cell>
          <table:table-cell office:value-type="float" office:value="-18.6662050123597" calcext:value-type="float">
            <text:p>-18.6662050123597</text:p>
          </table:table-cell>
          <table:table-cell table:number-columns-repeated="4"/>
        </table:table-row>
        <table:table-row table:style-name="ro1">
          <table:table-cell office:value-type="float" office:value="42.2" calcext:value-type="float">
            <text:p>42.2</text:p>
          </table:table-cell>
          <table:table-cell office:value-type="float" office:value="17.5794311722853" calcext:value-type="float">
            <text:p>17.5794311722853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5.2871384576283" calcext:value-type="float">
            <text:p>-75.2871384576283</text:p>
          </table:table-cell>
          <table:table-cell office:value-type="float" office:value="7.52034818685621" calcext:value-type="float">
            <text:p>7.52034818685621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office:value-type="float" office:value="-72.6161913631925" calcext:value-type="float">
            <text:p>-72.6161913631925</text:p>
          </table:table-cell>
          <table:table-cell office:value-type="float" office:value="6.12641452651926" calcext:value-type="float">
            <text:p>6.12641452651926</text:p>
          </table:table-cell>
          <table:table-cell office:value-type="float" office:value="-74" calcext:value-type="float">
            <text:p>-74</text:p>
          </table:table-cell>
          <table:table-cell office:value-type="float" office:value="-82" calcext:value-type="float">
            <text:p>-82</text:p>
          </table:table-cell>
          <table:table-cell office:value-type="float" office:value="-79.3718323673585" calcext:value-type="float">
            <text:p>-79.3718323673585</text:p>
          </table:table-cell>
          <table:table-cell office:value-type="float" office:value="10.2895033344775" calcext:value-type="float">
            <text:p>10.2895033344775</text:p>
          </table:table-cell>
          <table:table-cell office:value-type="float" office:value="53.0089841396351" calcext:value-type="float">
            <text:p>53.0089841396351</text:p>
          </table:table-cell>
          <table:table-cell office:value-type="float" office:value="-8.67667359127511" calcext:value-type="float">
            <text:p>-8.67667359127511</text:p>
          </table:table-cell>
          <table:table-cell office:value-type="float" office:value="-53.2726530952701" calcext:value-type="float">
            <text:p>-53.2726530952701</text:p>
          </table:table-cell>
          <table:table-cell table:number-columns-repeated="4"/>
        </table:table-row>
        <table:table-row table:style-name="ro1">
          <table:table-cell office:value-type="float" office:value="42.4" calcext:value-type="float">
            <text:p>42.4</text:p>
          </table:table-cell>
          <table:table-cell office:value-type="float" office:value="17.5793041488538" calcext:value-type="float">
            <text:p>17.5793041488538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6435692288142" calcext:value-type="float">
            <text:p>-74.6435692288142</text:p>
          </table:table-cell>
          <table:table-cell office:value-type="float" office:value="7.15790023418849" calcext:value-type="float">
            <text:p>7.15790023418849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2.3080956815962" calcext:value-type="float">
            <text:p>-72.3080956815962</text:p>
          </table:table-cell>
          <table:table-cell office:value-type="float" office:value="5.98324136512837" calcext:value-type="float">
            <text:p>5.98324136512837</text:p>
          </table:table-cell>
          <table:table-cell office:value-type="float" office:value="-77" calcext:value-type="float">
            <text:p>-77</text:p>
          </table:table-cell>
          <table:table-cell office:value-type="float" office:value="-87" calcext:value-type="float">
            <text:p>-87</text:p>
          </table:table-cell>
          <table:table-cell office:value-type="float" office:value="-83.1859161836792" calcext:value-type="float">
            <text:p>-83.1859161836792</text:p>
          </table:table-cell>
          <table:table-cell office:value-type="float" office:value="13.7889291289028" calcext:value-type="float">
            <text:p>13.7889291289028</text:p>
          </table:table-cell>
          <table:table-cell office:value-type="float" office:value="132.904834934238" calcext:value-type="float">
            <text:p>132.904834934238</text:p>
          </table:table-cell>
          <table:table-cell office:value-type="float" office:value="-7.04652660418746" calcext:value-type="float">
            <text:p>-7.04652660418746</text:p>
          </table:table-cell>
          <table:table-cell office:value-type="float" office:value="-132.927468711273" calcext:value-type="float">
            <text:p>-132.927468711273</text:p>
          </table:table-cell>
          <table:table-cell table:number-columns-repeated="4"/>
        </table:table-row>
        <table:table-row table:style-name="ro1">
          <table:table-cell office:value-type="float" office:value="42.6" calcext:value-type="float">
            <text:p>42.6</text:p>
          </table:table-cell>
          <table:table-cell office:value-type="float" office:value="17.5788164710565" calcext:value-type="float">
            <text:p>17.5788164710565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3217846144071" calcext:value-type="float">
            <text:p>-74.3217846144071</text:p>
          </table:table-cell>
          <table:table-cell office:value-type="float" office:value="6.98328050464876" calcext:value-type="float">
            <text:p>6.98328050464876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2.1540478407981" calcext:value-type="float">
            <text:p>-72.1540478407981</text:p>
          </table:table-cell>
          <table:table-cell office:value-type="float" office:value="5.91291443862839" calcext:value-type="float">
            <text:p>5.91291443862839</text:p>
          </table:table-cell>
          <table:table-cell office:value-type="float" office:value="-82" calcext:value-type="float">
            <text:p>-82</text:p>
          </table:table-cell>
          <table:table-cell office:value-type="float" office:value="-89" calcext:value-type="float">
            <text:p>-89</text:p>
          </table:table-cell>
          <table:table-cell office:value-type="float" office:value="-86.0929580918396" calcext:value-type="float">
            <text:p>-86.0929580918396</text:p>
          </table:table-cell>
          <table:table-cell office:value-type="float" office:value="17.2358194622998" calcext:value-type="float">
            <text:p>17.2358194622998</text:p>
          </table:table-cell>
          <table:table-cell office:value-type="float" office:value="231.665206806957" calcext:value-type="float">
            <text:p>231.665206806957</text:p>
          </table:table-cell>
          <table:table-cell office:value-type="float" office:value="-6.30438611275787" calcext:value-type="float">
            <text:p>-6.30438611275787</text:p>
          </table:table-cell>
          <table:table-cell office:value-type="float" office:value="-231.66047156155" calcext:value-type="float">
            <text:p>-231.66047156155</text:p>
          </table:table-cell>
          <table:table-cell table:number-columns-repeated="4"/>
        </table:table-row>
        <table:table-row table:style-name="ro1">
          <table:table-cell office:value-type="float" office:value="42.8" calcext:value-type="float">
            <text:p>42.8</text:p>
          </table:table-cell>
          <table:table-cell office:value-type="float" office:value="17.5785628848625" calcext:value-type="float">
            <text:p>17.5785628848625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4.1608923072035" calcext:value-type="float">
            <text:p>-74.1608923072035</text:p>
          </table:table-cell>
          <table:table-cell office:value-type="float" office:value="6.89757466347721" calcext:value-type="float">
            <text:p>6.89757466347721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2.0770239203991" calcext:value-type="float">
            <text:p>-72.0770239203991</text:p>
          </table:table-cell>
          <table:table-cell office:value-type="float" office:value="5.8780615684295" calcext:value-type="float">
            <text:p>5.8780615684295</text:p>
          </table:table-cell>
          <table:table-cell office:value-type="float" office:value="-87" calcext:value-type="float">
            <text:p>-87</text:p>
          </table:table-cell>
          <table:table-cell office:value-type="float" office:value="-90" calcext:value-type="float">
            <text:p>-90</text:p>
          </table:table-cell>
          <table:table-cell office:value-type="float" office:value="-88.0464790459198" calcext:value-type="float">
            <text:p>-88.0464790459198</text:p>
          </table:table-cell>
          <table:table-cell office:value-type="float" office:value="20.0239292227308" calcext:value-type="float">
            <text:p>20.0239292227308</text:p>
          </table:table-cell>
          <table:table-cell office:value-type="float" office:value="326.852312887003" calcext:value-type="float">
            <text:p>326.852312887003</text:p>
          </table:table-cell>
          <table:table-cell office:value-type="float" office:value="-5.95042201636129" calcext:value-type="float">
            <text:p>-5.95042201636129</text:p>
          </table:table-cell>
          <table:table-cell office:value-type="float" office:value="-326.843577670443" calcext:value-type="float">
            <text:p>-326.843577670443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7.5783093069567" calcext:value-type="float">
            <text:p>17.5783093069567</text:p>
          </table:table-cell>
          <table:table-cell office:value-type="float" office:value="-76" calcext:value-type="float">
            <text:p>-76</text:p>
          </table:table-cell>
          <table:table-cell office:value-type="float" office:value="-74" calcext:value-type="float">
            <text:p>-74</text:p>
          </table:table-cell>
          <table:table-cell office:value-type="float" office:value="-74.0804461536018" calcext:value-type="float">
            <text:p>-74.0804461536018</text:p>
          </table:table-cell>
          <table:table-cell office:value-type="float" office:value="6.85511700407962" calcext:value-type="float">
            <text:p>6.85511700407962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2.0385119601995" calcext:value-type="float">
            <text:p>-72.0385119601995</text:p>
          </table:table-cell>
          <table:table-cell office:value-type="float" office:value="5.86071224749403" calcext:value-type="float">
            <text:p>5.86071224749403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89.0232395229599" calcext:value-type="float">
            <text:p>-89.0232395229599</text:p>
          </table:table-cell>
          <table:table-cell office:value-type="float" office:value="21.582809829854" calcext:value-type="float">
            <text:p>21.582809829854</text:p>
          </table:table-cell>
          <table:table-cell office:value-type="float" office:value="386.183306017274" calcext:value-type="float">
            <text:p>386.183306017274</text:p>
          </table:table-cell>
          <table:table-cell office:value-type="float" office:value="-5.77758231440685" calcext:value-type="float">
            <text:p>-5.77758231440685</text:p>
          </table:table-cell>
          <table:table-cell office:value-type="float" office:value="-386.173811593043" calcext:value-type="float">
            <text:p>-386.173811593043</text:p>
          </table:table-cell>
          <table:table-cell table:number-columns-repeated="4"/>
        </table:table-row>
        <table:table-row table:style-name="ro1">
          <table:table-cell office:value-type="float" office:value="43.2" calcext:value-type="float">
            <text:p>43.2</text:p>
          </table:table-cell>
          <table:table-cell office:value-type="float" office:value="17.5779680056902" calcext:value-type="float">
            <text:p>17.5779680056902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0402230768009" calcext:value-type="float">
            <text:p>-74.0402230768009</text:p>
          </table:table-cell>
          <table:table-cell office:value-type="float" office:value="6.83398627986903" calcext:value-type="float">
            <text:p>6.83398627986903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1.5192559800998" calcext:value-type="float">
            <text:p>-71.5192559800998</text:p>
          </table:table-cell>
          <table:table-cell office:value-type="float" office:value="5.63173052640252" calcext:value-type="float">
            <text:p>5.63173052640252</text:p>
          </table:table-cell>
          <table:table-cell table:number-columns-repeated="2" office:value-type="float" office:value="-89" calcext:value-type="float">
            <text:p>-89</text:p>
          </table:table-cell>
          <table:table-cell office:value-type="float" office:value="-89.0116197614799" calcext:value-type="float">
            <text:p>-89.0116197614799</text:p>
          </table:table-cell>
          <table:table-cell office:value-type="float" office:value="21.5635697892994" calcext:value-type="float">
            <text:p>21.5635697892994</text:p>
          </table:table-cell>
          <table:table-cell office:value-type="float" office:value="386.698206953506" calcext:value-type="float">
            <text:p>386.698206953506</text:p>
          </table:table-cell>
          <table:table-cell office:value-type="float" office:value="-6.84226352337463" calcext:value-type="float">
            <text:p>-6.84226352337463</text:p>
          </table:table-cell>
          <table:table-cell office:value-type="float" office:value="-386.707903742308" calcext:value-type="float">
            <text:p>-386.707903742308</text:p>
          </table:table-cell>
          <table:table-cell table:number-columns-repeated="4"/>
        </table:table-row>
        <table:table-row table:style-name="ro1">
          <table:table-cell office:value-type="float" office:value="43.4" calcext:value-type="float">
            <text:p>43.4</text:p>
          </table:table-cell>
          <table:table-cell office:value-type="float" office:value="17.5777144436654" calcext:value-type="float">
            <text:p>17.5777144436654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3.5201115384004" calcext:value-type="float">
            <text:p>-73.5201115384004</text:p>
          </table:table-cell>
          <table:table-cell office:value-type="float" office:value="6.56654691246491" calcext:value-type="float">
            <text:p>6.56654691246491</text:p>
          </table:table-cell>
          <table:table-cell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office:value-type="float" office:value="-71.2596279900499" calcext:value-type="float">
            <text:p>-71.2596279900499</text:p>
          </table:table-cell>
          <table:table-cell office:value-type="float" office:value="5.52061676138683" calcext:value-type="float">
            <text:p>5.52061676138683</text:p>
          </table:table-cell>
          <table:table-cell office:value-type="float" office:value="-91" calcext:value-type="float">
            <text:p>-91</text:p>
          </table:table-cell>
          <table:table-cell office:value-type="float" office:value="-89" calcext:value-type="float">
            <text:p>-89</text:p>
          </table:table-cell>
          <table:table-cell office:value-type="float" office:value="-89.00580988074" calcext:value-type="float">
            <text:p>-89.00580988074</text:p>
          </table:table-cell>
          <table:table-cell office:value-type="float" office:value="21.5539562018183" calcext:value-type="float">
            <text:p>21.5539562018183</text:p>
          </table:table-cell>
          <table:table-cell office:value-type="float" office:value="388.571784791923" calcext:value-type="float">
            <text:p>388.571784791923</text:p>
          </table:table-cell>
          <table:table-cell office:value-type="float" office:value="-5.77651314886237" calcext:value-type="float">
            <text:p>-5.77651314886237</text:p>
          </table:table-cell>
          <table:table-cell office:value-type="float" office:value="-388.567315243911" calcext:value-type="float">
            <text:p>-388.567315243911</text:p>
          </table:table-cell>
          <table:table-cell table:number-columns-repeated="4"/>
        </table:table-row>
        <table:table-row table:style-name="ro1">
          <table:table-cell office:value-type="float" office:value="43.6" calcext:value-type="float">
            <text:p>43.6</text:p>
          </table:table-cell>
          <table:table-cell office:value-type="float" office:value="17.5773828694859" calcext:value-type="float">
            <text:p>17.5773828694859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3.2600557692002" calcext:value-type="float">
            <text:p>-73.2600557692002</text:p>
          </table:table-cell>
          <table:table-cell office:value-type="float" office:value="6.43677792244961" calcext:value-type="float">
            <text:p>6.43677792244961</text:p>
          </table:table-cell>
          <table:table-cell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office:value-type="float" office:value="-71.1298139950249" calcext:value-type="float">
            <text:p>-71.1298139950249</text:p>
          </table:table-cell>
          <table:table-cell office:value-type="float" office:value="5.46588470332496" calcext:value-type="float">
            <text:p>5.46588470332496</text:p>
          </table:table-cell>
          <table:table-cell office:value-type="float" office:value="-90" calcext:value-type="float">
            <text:p>-90</text:p>
          </table:table-cell>
          <table:table-cell office:value-type="float" office:value="-85" calcext:value-type="float">
            <text:p>-85</text:p>
          </table:table-cell>
          <table:table-cell office:value-type="float" office:value="-87.00290494037" calcext:value-type="float">
            <text:p>-87.00290494037</text:p>
          </table:table-cell>
          <table:table-cell office:value-type="float" office:value="18.482618444059" calcext:value-type="float">
            <text:p>18.482618444059</text:p>
          </table:table-cell>
          <table:table-cell office:value-type="float" office:value="277.851920234224" calcext:value-type="float">
            <text:p>277.851920234224</text:p>
          </table:table-cell>
          <table:table-cell office:value-type="float" office:value="-5.28282474222406" calcext:value-type="float">
            <text:p>-5.28282474222406</text:p>
          </table:table-cell>
          <table:table-cell office:value-type="float" office:value="-277.837956807222" calcext:value-type="float">
            <text:p>-277.837956807222</text:p>
          </table:table-cell>
          <table:table-cell table:number-columns-repeated="4"/>
        </table:table-row>
        <table:table-row table:style-name="ro1">
          <table:table-cell office:value-type="float" office:value="43.8" calcext:value-type="float">
            <text:p>43.8</text:p>
          </table:table-cell>
          <table:table-cell office:value-type="float" office:value="17.5770904149009" calcext:value-type="float">
            <text:p>17.5770904149009</text:p>
          </table:table-cell>
          <table:table-cell office:value-type="float" office:value="-75" calcext:value-type="float">
            <text:p>-75</text:p>
          </table:table-cell>
          <table:table-cell office:value-type="float" office:value="-73" calcext:value-type="float">
            <text:p>-73</text:p>
          </table:table-cell>
          <table:table-cell office:value-type="float" office:value="-73.1300278846001" calcext:value-type="float">
            <text:p>-73.1300278846001</text:p>
          </table:table-cell>
          <table:table-cell office:value-type="float" office:value="6.37285831080336" calcext:value-type="float">
            <text:p>6.37285831080336</text:p>
          </table:table-cell>
          <table:table-cell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office:value-type="float" office:value="-71.0649069975125" calcext:value-type="float">
            <text:p>-71.0649069975125</text:p>
          </table:table-cell>
          <table:table-cell office:value-type="float" office:value="5.43872249435097" calcext:value-type="float">
            <text:p>5.43872249435097</text:p>
          </table:table-cell>
          <table:table-cell office:value-type="float" office:value="-89" calcext:value-type="float">
            <text:p>-89</text:p>
          </table:table-cell>
          <table:table-cell office:value-type="float" office:value="-84" calcext:value-type="float">
            <text:p>-84</text:p>
          </table:table-cell>
          <table:table-cell office:value-type="float" office:value="-85.501452470185" calcext:value-type="float">
            <text:p>-85.501452470185</text:p>
          </table:table-cell>
          <table:table-cell office:value-type="float" office:value="16.470814738782" calcext:value-type="float">
            <text:p>16.470814738782</text:p>
          </table:table-cell>
          <table:table-cell office:value-type="float" office:value="214.44491683782" calcext:value-type="float">
            <text:p>214.44491683782</text:p>
          </table:table-cell>
          <table:table-cell office:value-type="float" office:value="-5.04528212682551" calcext:value-type="float">
            <text:p>-5.04528212682551</text:p>
          </table:table-cell>
          <table:table-cell office:value-type="float" office:value="-214.422436791678" calcext:value-type="float">
            <text:p>-214.422436791678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7.5767588622887" calcext:value-type="float">
            <text:p>17.5767588622887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3.0650139423001" calcext:value-type="float">
            <text:p>-73.0650139423001</text:p>
          </table:table-cell>
          <table:table-cell office:value-type="float" office:value="6.34113693002526" calcext:value-type="float">
            <text:p>6.34113693002526</text:p>
          </table:table-cell>
          <table:table-cell office:value-type="float" office:value="-69" calcext:value-type="float">
            <text:p>-69</text:p>
          </table:table-cell>
          <table:table-cell office:value-type="float" office:value="-71" calcext:value-type="float">
            <text:p>-71</text:p>
          </table:table-cell>
          <table:table-cell office:value-type="float" office:value="-71.0324534987562" calcext:value-type="float">
            <text:p>-71.0324534987562</text:p>
          </table:table-cell>
          <table:table-cell office:value-type="float" office:value="5.42519204939836" calcext:value-type="float">
            <text:p>5.42519204939836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office:value-type="float" office:value="-84.7507262350925" calcext:value-type="float">
            <text:p>-84.7507262350925</text:p>
          </table:table-cell>
          <table:table-cell office:value-type="float" office:value="15.5485850837699" calcext:value-type="float">
            <text:p>15.5485850837699</text:p>
          </table:table-cell>
          <table:table-cell office:value-type="float" office:value="187.856643940642" calcext:value-type="float">
            <text:p>187.856643940642</text:p>
          </table:table-cell>
          <table:table-cell office:value-type="float" office:value="-4.92877672385224" calcext:value-type="float">
            <text:p>-4.92877672385224</text:p>
          </table:table-cell>
          <table:table-cell office:value-type="float" office:value="-187.828639517147" calcext:value-type="float">
            <text:p>-187.828639517147</text:p>
          </table:table-cell>
          <table:table-cell table:number-columns-repeated="4"/>
        </table:table-row>
        <table:table-row table:style-name="ro1">
          <table:table-cell office:value-type="float" office:value="44.2" calcext:value-type="float">
            <text:p>44.2</text:p>
          </table:table-cell>
          <table:table-cell office:value-type="float" office:value="17.5765932720698" calcext:value-type="float">
            <text:p>17.5765932720698</text:p>
          </table:table-cell>
          <table:table-cell office:value-type="float" office:value="-71" calcext:value-type="float">
            <text:p>-71</text:p>
          </table:table-cell>
          <table:table-cell office:value-type="float" office:value="-74" calcext:value-type="float">
            <text:p>-74</text:p>
          </table:table-cell>
          <table:table-cell office:value-type="float" office:value="-73.53250697115" calcext:value-type="float">
            <text:p>-73.53250697115</text:p>
          </table:table-cell>
          <table:table-cell office:value-type="float" office:value="6.57279719696018" calcext:value-type="float">
            <text:p>6.57279719696018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1.0162267493781" calcext:value-type="float">
            <text:p>-71.0162267493781</text:p>
          </table:table-cell>
          <table:table-cell office:value-type="float" office:value="5.41843945504289" calcext:value-type="float">
            <text:p>5.41843945504289</text:p>
          </table:table-cell>
          <table:table-cell office:value-type="float" office:value="-82" calcext:value-type="float">
            <text:p>-82</text:p>
          </table:table-cell>
          <table:table-cell office:value-type="float" office:value="-84" calcext:value-type="float">
            <text:p>-84</text:p>
          </table:table-cell>
          <table:table-cell office:value-type="float" office:value="-84.3753631175462" calcext:value-type="float">
            <text:p>-84.3753631175462</text:p>
          </table:table-cell>
          <table:table-cell office:value-type="float" office:value="15.1070188318268" calcext:value-type="float">
            <text:p>15.1070188318268</text:p>
          </table:table-cell>
          <table:table-cell office:value-type="float" office:value="174.148208645925" calcext:value-type="float">
            <text:p>174.148208645925</text:p>
          </table:table-cell>
          <table:table-cell office:value-type="float" office:value="-6.3218985747282" calcext:value-type="float">
            <text:p>-6.3218985747282</text:p>
          </table:table-cell>
          <table:table-cell office:value-type="float" office:value="-174.158572822871" calcext:value-type="float">
            <text:p>-174.158572822871</text:p>
          </table:table-cell>
          <table:table-cell table:number-columns-repeated="4"/>
        </table:table-row>
        <table:table-row table:style-name="ro1">
          <table:table-cell office:value-type="float" office:value="44.4" calcext:value-type="float">
            <text:p>44.4</text:p>
          </table:table-cell>
          <table:table-cell office:value-type="float" office:value="17.5763008521383" calcext:value-type="float">
            <text:p>17.5763008521383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3.766253485575" calcext:value-type="float">
            <text:p>-73.766253485575</text:p>
          </table:table-cell>
          <table:table-cell office:value-type="float" office:value="6.69178197628657" calcext:value-type="float">
            <text:p>6.69178197628657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1.0081133746891" calcext:value-type="float">
            <text:p>-71.0081133746891</text:p>
          </table:table-cell>
          <table:table-cell office:value-type="float" office:value="5.41506631031074" calcext:value-type="float">
            <text:p>5.41506631031074</text:p>
          </table:table-cell>
          <table:table-cell office:value-type="float" office:value="-83" calcext:value-type="float">
            <text:p>-83</text:p>
          </table:table-cell>
          <table:table-cell office:value-type="float" office:value="-84" calcext:value-type="float">
            <text:p>-84</text:p>
          </table:table-cell>
          <table:table-cell office:value-type="float" office:value="-84.1876815587731" calcext:value-type="float">
            <text:p>-84.1876815587731</text:p>
          </table:table-cell>
          <table:table-cell office:value-type="float" office:value="14.8909607404318" calcext:value-type="float">
            <text:p>14.8909607404318</text:p>
          </table:table-cell>
          <table:table-cell office:value-type="float" office:value="167.515284152419" calcext:value-type="float">
            <text:p>167.515284152419</text:p>
          </table:table-cell>
          <table:table-cell office:value-type="float" office:value="-7.05591039685968" calcext:value-type="float">
            <text:p>-7.05591039685968</text:p>
          </table:table-cell>
          <table:table-cell office:value-type="float" office:value="-167.552931627557" calcext:value-type="float">
            <text:p>-167.552931627557</text:p>
          </table:table-cell>
          <table:table-cell table:number-columns-repeated="4"/>
        </table:table-row>
        <table:table-row table:style-name="ro1">
          <table:table-cell office:value-type="float" office:value="44.6" calcext:value-type="float">
            <text:p>44.6</text:p>
          </table:table-cell>
          <table:table-cell office:value-type="float" office:value="17.575969333221" calcext:value-type="float">
            <text:p>17.575969333221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3.8831267427875" calcext:value-type="float">
            <text:p>-73.8831267427875</text:p>
          </table:table-cell>
          <table:table-cell office:value-type="float" office:value="6.75207967096734" calcext:value-type="float">
            <text:p>6.75207967096734</text:p>
          </table:table-cell>
          <table:table-cell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float" office:value="-70.5040566873445" calcext:value-type="float">
            <text:p>-70.5040566873445</text:p>
          </table:table-cell>
          <table:table-cell office:value-type="float" office:value="5.20957013963041" calcext:value-type="float">
            <text:p>5.20957013963041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4.0938407793866" calcext:value-type="float">
            <text:p>-84.0938407793866</text:p>
          </table:table-cell>
          <table:table-cell office:value-type="float" office:value="14.7840932319148" calcext:value-type="float">
            <text:p>14.7840932319148</text:p>
          </table:table-cell>
          <table:table-cell office:value-type="float" office:value="165.182003872803" calcext:value-type="float">
            <text:p>165.182003872803</text:p>
          </table:table-cell>
          <table:table-cell office:value-type="float" office:value="-8.41679947425528" calcext:value-type="float">
            <text:p>-8.41679947425528</text:p>
          </table:table-cell>
          <table:table-cell office:value-type="float" office:value="-165.285722941803" calcext:value-type="float">
            <text:p>-165.285722941803</text:p>
          </table:table-cell>
          <table:table-cell table:number-columns-repeated="4"/>
        </table:table-row>
        <table:table-row table:style-name="ro1">
          <table:table-cell office:value-type="float" office:value="44.8" calcext:value-type="float">
            <text:p>44.8</text:p>
          </table:table-cell>
          <table:table-cell office:value-type="float" office:value="17.5756769359087" calcext:value-type="float">
            <text:p>17.5756769359087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3.9415633713938" calcext:value-type="float">
            <text:p>-73.9415633713938</text:p>
          </table:table-cell>
          <table:table-cell office:value-type="float" office:value="6.78243196020243" calcext:value-type="float">
            <text:p>6.78243196020243</text:p>
          </table:table-cell>
          <table:table-cell office:value-type="float" office:value="-71" calcext:value-type="float">
            <text:p>-71</text:p>
          </table:table-cell>
          <table:table-cell office:value-type="float" office:value="-69" calcext:value-type="float">
            <text:p>-69</text:p>
          </table:table-cell>
          <table:table-cell office:value-type="float" office:value="-69.7520283436723" calcext:value-type="float">
            <text:p>-69.7520283436723</text:p>
          </table:table-cell>
          <table:table-cell office:value-type="float" office:value="4.91738574732866" calcext:value-type="float">
            <text:p>4.91738574732866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4.0469203896933" calcext:value-type="float">
            <text:p>-84.0469203896933</text:p>
          </table:table-cell>
          <table:table-cell office:value-type="float" office:value="14.7309474299045" calcext:value-type="float">
            <text:p>14.7309474299045</text:p>
          </table:table-cell>
          <table:table-cell office:value-type="float" office:value="164.830699292664" calcext:value-type="float">
            <text:p>164.830699292664</text:p>
          </table:table-cell>
          <table:table-cell office:value-type="float" office:value="-9.94850032124742" calcext:value-type="float">
            <text:p>-9.94850032124742</text:p>
          </table:table-cell>
          <table:table-cell office:value-type="float" office:value="-165.023475739029" calcext:value-type="float">
            <text:p>-165.023475739029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7.5754625599747" calcext:value-type="float">
            <text:p>17.5754625599747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4.4707816856969" calcext:value-type="float">
            <text:p>-74.4707816856969</text:p>
          </table:table-cell>
          <table:table-cell office:value-type="float" office:value="7.0635993218206" calcext:value-type="float">
            <text:p>7.0635993218206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9.3760141718361" calcext:value-type="float">
            <text:p>-69.3760141718361</text:p>
          </table:table-cell>
          <table:table-cell office:value-type="float" office:value="4.77749754320893" calcext:value-type="float">
            <text:p>4.77749754320893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office:value-type="float" office:value="-83.5234601948467" calcext:value-type="float">
            <text:p>-83.5234601948467</text:p>
          </table:table-cell>
          <table:table-cell office:value-type="float" office:value="14.1508330258456" calcext:value-type="float">
            <text:p>14.1508330258456</text:p>
          </table:table-cell>
          <table:table-cell office:value-type="float" office:value="148.315858921287" calcext:value-type="float">
            <text:p>148.315858921287</text:p>
          </table:table-cell>
          <table:table-cell office:value-type="float" office:value="-12.3345239108441" calcext:value-type="float">
            <text:p>-12.3345239108441</text:p>
          </table:table-cell>
          <table:table-cell office:value-type="float" office:value="-148.704197510206" calcext:value-type="float">
            <text:p>-148.704197510206</text:p>
          </table:table-cell>
          <table:table-cell table:number-columns-repeated="4"/>
        </table:table-row>
        <table:table-row table:style-name="ro1">
          <table:table-cell office:value-type="float" office:value="45.2" calcext:value-type="float">
            <text:p>45.2</text:p>
          </table:table-cell>
          <table:table-cell office:value-type="float" office:value="17.5751701842965" calcext:value-type="float">
            <text:p>17.5751701842965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4.7353908428484" calcext:value-type="float">
            <text:p>-74.7353908428484</text:p>
          </table:table-cell>
          <table:table-cell office:value-type="float" office:value="7.20852421075472" calcext:value-type="float">
            <text:p>7.20852421075472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9.1880070859181" calcext:value-type="float">
            <text:p>-69.1880070859181</text:p>
          </table:table-cell>
          <table:table-cell office:value-type="float" office:value="4.7090529036284" calcext:value-type="float">
            <text:p>4.7090529036284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office:value-type="float" office:value="-83.2617300974233" calcext:value-type="float">
            <text:p>-83.2617300974233</text:p>
          </table:table-cell>
          <table:table-cell office:value-type="float" office:value="13.8693998824528" calcext:value-type="float">
            <text:p>13.8693998824528</text:p>
          </table:table-cell>
          <table:table-cell office:value-type="float" office:value="140.434511444189" calcext:value-type="float">
            <text:p>140.434511444189</text:p>
          </table:table-cell>
          <table:table-cell office:value-type="float" office:value="-13.5698372944845" calcext:value-type="float">
            <text:p>-13.5698372944845</text:p>
          </table:table-cell>
          <table:table-cell office:value-type="float" office:value="-140.955357110881" calcext:value-type="float">
            <text:p>-140.955357110881</text:p>
          </table:table-cell>
          <table:table-cell table:number-columns-repeated="4"/>
        </table:table-row>
        <table:table-row table:style-name="ro1">
          <table:table-cell office:value-type="float" office:value="45.4" calcext:value-type="float">
            <text:p>45.4</text:p>
          </table:table-cell>
          <table:table-cell office:value-type="float" office:value="17.575033834174" calcext:value-type="float">
            <text:p>17.575033834174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4.8676954214242" calcext:value-type="float">
            <text:p>-74.8676954214242</text:p>
          </table:table-cell>
          <table:table-cell office:value-type="float" office:value="7.28209791318855" calcext:value-type="float">
            <text:p>7.28209791318855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69.594003542959" calcext:value-type="float">
            <text:p>-69.594003542959</text:p>
          </table:table-cell>
          <table:table-cell office:value-type="float" office:value="4.8581037429989" calcext:value-type="float">
            <text:p>4.8581037429989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3.1308650487117" calcext:value-type="float">
            <text:p>-83.1308650487117</text:p>
          </table:table-cell>
          <table:table-cell office:value-type="float" office:value="13.7307892591293" calcext:value-type="float">
            <text:p>13.7307892591293</text:p>
          </table:table-cell>
          <table:table-cell office:value-type="float" office:value="135.832760833094" calcext:value-type="float">
            <text:p>135.832760833094</text:p>
          </table:table-cell>
          <table:table-cell office:value-type="float" office:value="-13.4062627452387" calcext:value-type="float">
            <text:p>-13.4062627452387</text:p>
          </table:table-cell>
          <table:table-cell office:value-type="float" office:value="-136.350470331322" calcext:value-type="float">
            <text:p>-136.350470331322</text:p>
          </table:table-cell>
          <table:table-cell table:number-columns-repeated="4"/>
        </table:table-row>
        <table:table-row table:style-name="ro1">
          <table:table-cell office:value-type="float" office:value="45.6" calcext:value-type="float">
            <text:p>45.6</text:p>
          </table:table-cell>
          <table:table-cell office:value-type="float" office:value="17.5747414787662" calcext:value-type="float">
            <text:p>17.5747414787662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4.4338477107121" calcext:value-type="float">
            <text:p>-74.4338477107121</text:p>
          </table:table-cell>
          <table:table-cell office:value-type="float" office:value="7.04360387469291" calcext:value-type="float">
            <text:p>7.04360387469291</text:p>
          </table:table-cell>
          <table:table-cell office:value-type="float" office:value="-69" calcext:value-type="float">
            <text:p>-69</text:p>
          </table:table-cell>
          <table:table-cell office:value-type="float" office:value="-71" calcext:value-type="float">
            <text:p>-71</text:p>
          </table:table-cell>
          <table:table-cell office:value-type="float" office:value="-70.2970017714795" calcext:value-type="float">
            <text:p>-70.2970017714795</text:p>
          </table:table-cell>
          <table:table-cell office:value-type="float" office:value="5.12743376603961" calcext:value-type="float">
            <text:p>5.12743376603961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  <table:table-cell office:value-type="float" office:value="-82.5654325243558" calcext:value-type="float">
            <text:p>-82.5654325243558</text:p>
          </table:table-cell>
          <table:table-cell office:value-type="float" office:value="13.1476383895771" calcext:value-type="float">
            <text:p>13.1476383895771</text:p>
          </table:table-cell>
          <table:table-cell office:value-type="float" office:value="122.065436757889" calcext:value-type="float">
            <text:p>122.065436757889</text:p>
          </table:table-cell>
          <table:table-cell office:value-type="float" office:value="-10.6308084174844" calcext:value-type="float">
            <text:p>-10.6308084174844</text:p>
          </table:table-cell>
          <table:table-cell office:value-type="float" office:value="-122.371152743259" calcext:value-type="float">
            <text:p>-122.3711527432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 (s)</text:p>
          </table:table-cell>
          <table:table-cell office:value-type="string" calcext:value-type="string">
            <text:p>dist (true)</text:p>
          </table:table-cell>
          <table:table-cell office:value-type="string" calcext:value-type="string">
            <text:p>RSSI 1</text:p>
          </table:table-cell>
          <table:table-cell office:value-type="string" calcext:value-type="string">
            <text:p>median 1</text:p>
          </table:table-cell>
          <table:table-cell office:value-type="string" calcext:value-type="string">
            <text:p>low pass 1</text:p>
          </table:table-cell>
          <table:table-cell office:value-type="string" calcext:value-type="string">
            <text:p>dist est 1</text:p>
          </table:table-cell>
          <table:table-cell office:value-type="string" calcext:value-type="string">
            <text:p>RSSI 2</text:p>
          </table:table-cell>
          <table:table-cell office:value-type="string" calcext:value-type="string">
            <text:p>median 2</text:p>
          </table:table-cell>
          <table:table-cell office:value-type="string" calcext:value-type="string">
            <text:p>low pass 2</text:p>
          </table:table-cell>
          <table:table-cell office:value-type="string" calcext:value-type="string">
            <text:p>dist est 2</text:p>
          </table:table-cell>
          <table:table-cell office:value-type="string" calcext:value-type="string">
            <text:p>RSSI 3</text:p>
          </table:table-cell>
          <table:table-cell office:value-type="string" calcext:value-type="string">
            <text:p>median 3</text:p>
          </table:table-cell>
          <table:table-cell office:value-type="string" calcext:value-type="string">
            <text:p>low pass 3</text:p>
          </table:table-cell>
          <table:table-cell office:value-type="string" calcext:value-type="string">
            <text:p>dist est 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: -49</text:p>
          </table:table-cell>
          <table:table-cell office:value-type="string" calcext:value-type="string">
            <text:p>n: 3</text:p>
          </table:table-cell>
          <table:table-cell office:value-type="string" calcext:value-type="string">
            <text:p>window len: 5</text:p>
          </table:table-cell>
          <table:table-cell office:value-type="string" calcext:value-type="string">
            <text:p>alpha: 0.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7.5834839881205" calcext:value-type="float">
            <text:p>17.5834839881205</text:p>
          </table:table-cell>
          <table:table-cell office:value-type="float" office:value="-86" calcext:value-type="float">
            <text:p>-86</text:p>
          </table:table-cell>
          <table:table-cell table:number-columns-repeated="2" office:value-type="float" office:value="-88" calcext:value-type="float">
            <text:p>-88</text:p>
          </table:table-cell>
          <table:table-cell office:value-type="float" office:value="19.9526231496888" calcext:value-type="float">
            <text:p>19.9526231496888</text:p>
          </table:table-cell>
          <table:table-cell table:number-columns-repeated="3" office:value-type="float" office:value="-87" calcext:value-type="float">
            <text:p>-87</text:p>
          </table:table-cell>
          <table:table-cell office:value-type="float" office:value="18.4784979742229" calcext:value-type="float">
            <text:p>18.4784979742229</text:p>
          </table:table-cell>
          <table:table-cell office:value-type="float" office:value="-91" calcext:value-type="float">
            <text:p>-91</text:p>
          </table:table-cell>
          <table:table-cell table:number-columns-repeated="2" office:value-type="float" office:value="-92" calcext:value-type="float">
            <text:p>-92</text:p>
          </table:table-cell>
          <table:table-cell office:value-type="float" office:value="27.1227257933203" calcext:value-type="float">
            <text:p>27.1227257933203</text:p>
          </table:table-cell>
          <table:table-cell office:value-type="float" office:value="331.195693839032" calcext:value-type="float">
            <text:p>331.195693839032</text:p>
          </table:table-cell>
          <table:table-cell office:value-type="float" office:value="-25.7810378046078" calcext:value-type="float">
            <text:p>-25.7810378046078</text:p>
          </table:table-cell>
          <table:table-cell office:value-type="float" office:value="-331.638696530673" calcext:value-type="float">
            <text:p>-331.638696530673</text:p>
          </table:table-cell>
          <table:table-cell table:number-columns-repeated="4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7.5841279936075" calcext:value-type="float">
            <text:p>17.5841279936075</text:p>
          </table:table-cell>
          <table:table-cell table:number-columns-repeated="3" office:value-type="float" office:value="-88" calcext:value-type="float">
            <text:p>-88</text:p>
          </table:table-cell>
          <table:table-cell office:value-type="float" office:value="19.9526231496888" calcext:value-type="float">
            <text:p>19.9526231496888</text:p>
          </table:table-cell>
          <table:table-cell table:number-columns-repeated="3" office:value-type="float" office:value="-87" calcext:value-type="float">
            <text:p>-87</text:p>
          </table:table-cell>
          <table:table-cell office:value-type="float" office:value="18.4784979742229" calcext:value-type="float">
            <text:p>18.4784979742229</text:p>
          </table:table-cell>
          <table:table-cell office:value-type="float" office:value="-92" calcext:value-type="float">
            <text:p>-92</text:p>
          </table:table-cell>
          <table:table-cell office:value-type="float" office:value="-93" calcext:value-type="float">
            <text:p>-93</text:p>
          </table:table-cell>
          <table:table-cell office:value-type="float" office:value="-92.5" calcext:value-type="float">
            <text:p>-92.5</text:p>
          </table:table-cell>
          <table:table-cell office:value-type="float" office:value="28.1838293126445" calcext:value-type="float">
            <text:p>28.1838293126445</text:p>
          </table:table-cell>
          <table:table-cell office:value-type="float" office:value="384.546584988705" calcext:value-type="float">
            <text:p>384.546584988705</text:p>
          </table:table-cell>
          <table:table-cell office:value-type="float" office:value="-25.7810378046078" calcext:value-type="float">
            <text:p>-25.7810378046078</text:p>
          </table:table-cell>
          <table:table-cell office:value-type="float" office:value="-384.928192583398" calcext:value-type="float">
            <text:p>-384.928192583398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7.5846159284298" calcext:value-type="float">
            <text:p>17.5846159284298</text:p>
          </table:table-cell>
          <table:table-cell office:value-type="float" office:value="-87" calcext:value-type="float">
            <text:p>-87</text:p>
          </table:table-cell>
          <table:table-cell table:number-columns-repeated="2" office:value-type="float" office:value="-88" calcext:value-type="float">
            <text:p>-88</text:p>
          </table:table-cell>
          <table:table-cell office:value-type="float" office:value="19.9526231496888" calcext:value-type="float">
            <text:p>19.9526231496888</text:p>
          </table:table-cell>
          <table:table-cell table:number-columns-repeated="3" office:value-type="float" office:value="-87" calcext:value-type="float">
            <text:p>-87</text:p>
          </table:table-cell>
          <table:table-cell office:value-type="float" office:value="18.4784979742229" calcext:value-type="float">
            <text:p>18.4784979742229</text:p>
          </table:table-cell>
          <table:table-cell office:value-type="float" office:value="-92" calcext:value-type="float">
            <text:p>-92</text:p>
          </table:table-cell>
          <table:table-cell office:value-type="float" office:value="-93" calcext:value-type="float">
            <text:p>-93</text:p>
          </table:table-cell>
          <table:table-cell office:value-type="float" office:value="-92.75" calcext:value-type="float">
            <text:p>-92.75</text:p>
          </table:table-cell>
          <table:table-cell office:value-type="float" office:value="28.7298483335366" calcext:value-type="float">
            <text:p>28.7298483335366</text:p>
          </table:table-cell>
          <table:table-cell office:value-type="float" office:value="412.797449119375" calcext:value-type="float">
            <text:p>412.797449119375</text:p>
          </table:table-cell>
          <table:table-cell office:value-type="float" office:value="-25.7810378046078" calcext:value-type="float">
            <text:p>-25.7810378046078</text:p>
          </table:table-cell>
          <table:table-cell office:value-type="float" office:value="-413.152963705343" calcext:value-type="float">
            <text:p>-413.152963705343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7.5851038806483" calcext:value-type="float">
            <text:p>17.5851038806483</text:p>
          </table:table-cell>
          <table:table-cell office:value-type="float" office:value="-88" calcext:value-type="float">
            <text:p>-88</text:p>
          </table:table-cell>
          <table:table-cell office:value-type="float" office:value="-89" calcext:value-type="float">
            <text:p>-89</text:p>
          </table:table-cell>
          <table:table-cell office:value-type="float" office:value="-88.5" calcext:value-type="float">
            <text:p>-88.5</text:p>
          </table:table-cell>
          <table:table-cell office:value-type="float" office:value="20.7332157348596" calcext:value-type="float">
            <text:p>20.7332157348596</text:p>
          </table:table-cell>
          <table:table-cell office:value-type="float" office:value="-87" calcext:value-type="float">
            <text:p>-87</text:p>
          </table:table-cell>
          <table:table-cell office:value-type="float" office:value="-88" calcext:value-type="float">
            <text:p>-88</text:p>
          </table:table-cell>
          <table:table-cell office:value-type="float" office:value="-87.5" calcext:value-type="float">
            <text:p>-87.5</text:p>
          </table:table-cell>
          <table:table-cell office:value-type="float" office:value="19.201419386388" calcext:value-type="float">
            <text:p>19.201419386388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875" calcext:value-type="float">
            <text:p>-92.875</text:p>
          </table:table-cell>
          <table:table-cell office:value-type="float" office:value="29.0068119869315" calcext:value-type="float">
            <text:p>29.0068119869315</text:p>
          </table:table-cell>
          <table:table-cell office:value-type="float" office:value="400.405046548697" calcext:value-type="float">
            <text:p>400.405046548697</text:p>
          </table:table-cell>
          <table:table-cell office:value-type="float" office:value="-27.8353310255772" calcext:value-type="float">
            <text:p>-27.8353310255772</text:p>
          </table:table-cell>
          <table:table-cell office:value-type="float" office:value="-400.87199935207" calcext:value-type="float">
            <text:p>-400.8719993520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.5853966200163" calcext:value-type="float">
            <text:p>17.5853966200163</text:p>
          </table:table-cell>
          <table:table-cell office:value-type="float" office:value="-88" calcext:value-type="float">
            <text:p>-88</text:p>
          </table:table-cell>
          <table:table-cell office:value-type="float" office:value="-89" calcext:value-type="float">
            <text:p>-89</text:p>
          </table:table-cell>
          <table:table-cell office:value-type="float" office:value="-88.75" calcext:value-type="float">
            <text:p>-88.75</text:p>
          </table:table-cell>
          <table:table-cell office:value-type="float" office:value="21.1348903983665" calcext:value-type="float">
            <text:p>21.1348903983665</text:p>
          </table:table-cell>
          <table:table-cell office:value-type="float" office:value="-87" calcext:value-type="float">
            <text:p>-87</text:p>
          </table:table-cell>
          <table:table-cell office:value-type="float" office:value="-89" calcext:value-type="float">
            <text:p>-89</text:p>
          </table:table-cell>
          <table:table-cell office:value-type="float" office:value="-88.25" calcext:value-type="float">
            <text:p>-88.25</text:p>
          </table:table-cell>
          <table:table-cell office:value-type="float" office:value="20.3391750137229" calcext:value-type="float">
            <text:p>20.3391750137229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9375" calcext:value-type="float">
            <text:p>-92.9375</text:p>
          </table:table-cell>
          <table:table-cell office:value-type="float" office:value="29.1462934629145" calcext:value-type="float">
            <text:p>29.1462934629145</text:p>
          </table:table-cell>
          <table:table-cell office:value-type="float" office:value="380.384240096863" calcext:value-type="float">
            <text:p>380.384240096863</text:p>
          </table:table-cell>
          <table:table-cell office:value-type="float" office:value="-15.0307054145964" calcext:value-type="float">
            <text:p>-15.0307054145964</text:p>
          </table:table-cell>
          <table:table-cell office:value-type="float" office:value="-380.114865482538" calcext:value-type="float">
            <text:p>-380.114865482538</text:p>
          </table:table-cell>
          <table:table-cell table:number-columns-repeated="4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7.5857772516806" calcext:value-type="float">
            <text:p>17.5857772516806</text:p>
          </table:table-cell>
          <table:table-cell table:number-columns-repeated="2" office:value-type="float" office:value="-89" calcext:value-type="float">
            <text:p>-89</text:p>
          </table:table-cell>
          <table:table-cell office:value-type="float" office:value="-88.875" calcext:value-type="float">
            <text:p>-88.875</text:p>
          </table:table-cell>
          <table:table-cell office:value-type="float" office:value="21.3386365647533" calcext:value-type="float">
            <text:p>21.3386365647533</text:p>
          </table:table-cell>
          <table:table-cell office:value-type="float" office:value="-88" calcext:value-type="float">
            <text:p>-88</text:p>
          </table:table-cell>
          <table:table-cell office:value-type="float" office:value="-89" calcext:value-type="float">
            <text:p>-89</text:p>
          </table:table-cell>
          <table:table-cell office:value-type="float" office:value="-88.625" calcext:value-type="float">
            <text:p>-88.625</text:p>
          </table:table-cell>
          <table:table-cell office:value-type="float" office:value="20.9330896468234" calcext:value-type="float">
            <text:p>20.9330896468234</text:p>
          </table:table-cell>
          <table:table-cell office:value-type="float" office:value="-95" calcext:value-type="float">
            <text:p>-95</text:p>
          </table:table-cell>
          <table:table-cell office:value-type="float" office:value="-92" calcext:value-type="float">
            <text:p>-92</text:p>
          </table:table-cell>
          <table:table-cell office:value-type="float" office:value="-92.46875" calcext:value-type="float">
            <text:p>-92.46875</text:p>
          </table:table-cell>
          <table:table-cell office:value-type="float" office:value="28.1163106663423" calcext:value-type="float">
            <text:p>28.1163106663423</text:p>
          </table:table-cell>
          <table:table-cell office:value-type="float" office:value="312.084234755344" calcext:value-type="float">
            <text:p>312.084234755344</text:p>
          </table:table-cell>
          <table:table-cell office:value-type="float" office:value="-7.82234921849135" calcext:value-type="float">
            <text:p>-7.82234921849135</text:p>
          </table:table-cell>
          <table:table-cell office:value-type="float" office:value="-311.465611204302" calcext:value-type="float">
            <text:p>-311.465611204302</text:p>
          </table:table-cell>
          <table:table-cell table:number-columns-repeated="4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7.6118935034371" calcext:value-type="float">
            <text:p>17.6118935034371</text:p>
          </table:table-cell>
          <table:table-cell table:number-columns-repeated="2" office:value-type="float" office:value="-89" calcext:value-type="float">
            <text:p>-89</text:p>
          </table:table-cell>
          <table:table-cell office:value-type="float" office:value="-88.9375" calcext:value-type="float">
            <text:p>-88.9375</text:p>
          </table:table-cell>
          <table:table-cell office:value-type="float" office:value="21.4412450322007" calcext:value-type="float">
            <text:p>21.4412450322007</text:p>
          </table:table-cell>
          <table:table-cell table:number-columns-repeated="2" office:value-type="float" office:value="-89" calcext:value-type="float">
            <text:p>-89</text:p>
          </table:table-cell>
          <table:table-cell office:value-type="float" office:value="-88.8125" calcext:value-type="float">
            <text:p>-88.8125</text:p>
          </table:table-cell>
          <table:table-cell office:value-type="float" office:value="21.2365191367756" calcext:value-type="float">
            <text:p>21.2365191367756</text:p>
          </table:table-cell>
          <table:table-cell office:value-type="float" office:value="-95" calcext:value-type="float">
            <text:p>-95</text:p>
          </table:table-cell>
          <table:table-cell office:value-type="float" office:value="-92" calcext:value-type="float">
            <text:p>-92</text:p>
          </table:table-cell>
          <table:table-cell office:value-type="float" office:value="-92.234375" calcext:value-type="float">
            <text:p>-92.234375</text:p>
          </table:table-cell>
          <table:table-cell office:value-type="float" office:value="27.6150499641592" calcext:value-type="float">
            <text:p>27.6150499641592</text:p>
          </table:table-cell>
          <table:table-cell office:value-type="float" office:value="279.084935705084" calcext:value-type="float">
            <text:p>279.084935705084</text:p>
          </table:table-cell>
          <table:table-cell office:value-type="float" office:value="-4.00147431101663" calcext:value-type="float">
            <text:p>-4.00147431101663</text:p>
          </table:table-cell>
          <table:table-cell office:value-type="float" office:value="-278.296816508787" calcext:value-type="float">
            <text:p>-278.296816508787</text:p>
          </table:table-cell>
          <table:table-cell table:number-columns-repeated="4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7.6102654739071" calcext:value-type="float">
            <text:p>17.6102654739071</text:p>
          </table:table-cell>
          <table:table-cell table:number-columns-repeated="2" office:value-type="float" office:value="-89" calcext:value-type="float">
            <text:p>-89</text:p>
          </table:table-cell>
          <table:table-cell office:value-type="float" office:value="-88.96875" calcext:value-type="float">
            <text:p>-88.96875</text:p>
          </table:table-cell>
          <table:table-cell office:value-type="float" office:value="21.492734143158" calcext:value-type="float">
            <text:p>21.492734143158</text:p>
          </table:table-cell>
          <table:table-cell table:number-columns-repeated="2" office:value-type="float" office:value="-89" calcext:value-type="float">
            <text:p>-89</text:p>
          </table:table-cell>
          <table:table-cell office:value-type="float" office:value="-88.90625" calcext:value-type="float">
            <text:p>-88.90625</text:p>
          </table:table-cell>
          <table:table-cell office:value-type="float" office:value="21.3898792712337" calcext:value-type="float">
            <text:p>21.3898792712337</text:p>
          </table:table-cell>
          <table:table-cell table:number-columns-repeated="2" office:value-type="float" office:value="-92" calcext:value-type="float">
            <text:p>-92</text:p>
          </table:table-cell>
          <table:table-cell office:value-type="float" office:value="-92.1171875" calcext:value-type="float">
            <text:p>-92.1171875</text:p>
          </table:table-cell>
          <table:table-cell office:value-type="float" office:value="27.3677808370852" calcext:value-type="float">
            <text:p>27.3677808370852</text:p>
          </table:table-cell>
          <table:table-cell office:value-type="float" office:value="262.856325840953" calcext:value-type="float">
            <text:p>262.856325840953</text:p>
          </table:table-cell>
          <table:table-cell office:value-type="float" office:value="-2.03485714114416" calcext:value-type="float">
            <text:p>-2.03485714114416</text:p>
          </table:table-cell>
          <table:table-cell office:value-type="float" office:value="-261.98862133434" calcext:value-type="float">
            <text:p>-261.98862133434</text:p>
          </table:table-cell>
          <table:table-cell table:number-columns-repeated="4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7.6087175630335" calcext:value-type="float">
            <text:p>17.6087175630335</text:p>
          </table:table-cell>
          <table:table-cell table:number-columns-repeated="2" office:value-type="float" office:value="-89" calcext:value-type="float">
            <text:p>-89</text:p>
          </table:table-cell>
          <table:table-cell office:value-type="float" office:value="-88.984375" calcext:value-type="float">
            <text:p>-88.984375</text:p>
          </table:table-cell>
          <table:table-cell office:value-type="float" office:value="21.5185250474219" calcext:value-type="float">
            <text:p>21.5185250474219</text:p>
          </table:table-cell>
          <table:table-cell table:number-columns-repeated="2" office:value-type="float" office:value="-89" calcext:value-type="float">
            <text:p>-89</text:p>
          </table:table-cell>
          <table:table-cell office:value-type="float" office:value="-88.953125" calcext:value-type="float">
            <text:p>-88.953125</text:p>
          </table:table-cell>
          <table:table-cell office:value-type="float" office:value="21.4669741504339" calcext:value-type="float">
            <text:p>21.4669741504339</text:p>
          </table:table-cell>
          <table:table-cell office:value-type="float" office:value="-92" calcext:value-type="float">
            <text:p>-92</text:p>
          </table:table-cell>
          <table:table-cell office:value-type="float" office:value="-91" calcext:value-type="float">
            <text:p>-91</text:p>
          </table:table-cell>
          <table:table-cell office:value-type="float" office:value="-91.55859375" calcext:value-type="float">
            <text:p>-91.55859375</text:p>
          </table:table-cell>
          <table:table-cell office:value-type="float" office:value="26.2192214501503" calcext:value-type="float">
            <text:p>26.2192214501503</text:p>
          </table:table-cell>
          <table:table-cell office:value-type="float" office:value="204.95208090945" calcext:value-type="float">
            <text:p>204.95208090945</text:p>
          </table:table-cell>
          <table:table-cell office:value-type="float" office:value="-1.03724592778422" calcext:value-type="float">
            <text:p>-1.03724592778422</text:p>
          </table:table-cell>
          <table:table-cell office:value-type="float" office:value="-203.825252517387" calcext:value-type="float">
            <text:p>-203.82525251738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.6073861481437" calcext:value-type="float">
            <text:p>17.6073861481437</text:p>
          </table:table-cell>
          <table:table-cell table:number-columns-repeated="2" office:value-type="float" office:value="-89" calcext:value-type="float">
            <text:p>-89</text:p>
          </table:table-cell>
          <table:table-cell office:value-type="float" office:value="-88.9921875" calcext:value-type="float">
            <text:p>-88.9921875</text:p>
          </table:table-cell>
          <table:table-cell office:value-type="float" office:value="21.5314321029712" calcext:value-type="float">
            <text:p>21.5314321029712</text:p>
          </table:table-cell>
          <table:table-cell table:number-columns-repeated="2" office:value-type="float" office:value="-89" calcext:value-type="float">
            <text:p>-89</text:p>
          </table:table-cell>
          <table:table-cell office:value-type="float" office:value="-88.9765625" calcext:value-type="float">
            <text:p>-88.9765625</text:p>
          </table:table-cell>
          <table:table-cell office:value-type="float" office:value="21.5056257290302" calcext:value-type="float">
            <text:p>21.5056257290302</text:p>
          </table:table-cell>
          <table:table-cell office:value-type="float" office:value="-92" calcext:value-type="float">
            <text:p>-92</text:p>
          </table:table-cell>
          <table:table-cell office:value-type="float" office:value="-91" calcext:value-type="float">
            <text:p>-91</text:p>
          </table:table-cell>
          <table:table-cell office:value-type="float" office:value="-91.279296875" calcext:value-type="float">
            <text:p>-91.279296875</text:p>
          </table:table-cell>
          <table:table-cell office:value-type="float" office:value="25.6631460669532" calcext:value-type="float">
            <text:p>25.6631460669532</text:p>
          </table:table-cell>
          <table:table-cell office:value-type="float" office:value="177.744202665976" calcext:value-type="float">
            <text:p>177.744202665976</text:p>
          </table:table-cell>
          <table:table-cell office:value-type="float" office:value="-0.534832003514276" calcext:value-type="float">
            <text:p>-0.534832003514276</text:p>
          </table:table-cell>
          <table:table-cell office:value-type="float" office:value="-176.438407620093" calcext:value-type="float">
            <text:p>-176.438407620093</text:p>
          </table:table-cell>
          <table:table-cell table:number-columns-repeated="4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7.588675967382" calcext:value-type="float">
            <text:p>17.588675967382</text:p>
          </table:table-cell>
          <table:table-cell table:number-columns-repeated="2" office:value-type="float" office:value="-89" calcext:value-type="float">
            <text:p>-89</text:p>
          </table:table-cell>
          <table:table-cell office:value-type="float" office:value="-88.99609375" calcext:value-type="float">
            <text:p>-88.99609375</text:p>
          </table:table-cell>
          <table:table-cell office:value-type="float" office:value="21.53788853363" calcext:value-type="float">
            <text:p>21.53788853363</text:p>
          </table:table-cell>
          <table:table-cell table:number-columns-repeated="2" office:value-type="float" office:value="-89" calcext:value-type="float">
            <text:p>-89</text:p>
          </table:table-cell>
          <table:table-cell office:value-type="float" office:value="-88.98828125" calcext:value-type="float">
            <text:p>-88.98828125</text:p>
          </table:table-cell>
          <table:table-cell office:value-type="float" office:value="21.5249776077618" calcext:value-type="float">
            <text:p>21.5249776077618</text:p>
          </table:table-cell>
          <table:table-cell office:value-type="float" office:value="-91" calcext:value-type="float">
            <text:p>-91</text:p>
          </table:table-cell>
          <table:table-cell office:value-type="float" office:value="-90" calcext:value-type="float">
            <text:p>-90</text:p>
          </table:table-cell>
          <table:table-cell office:value-type="float" office:value="-90.6396484375" calcext:value-type="float">
            <text:p>-90.6396484375</text:p>
          </table:table-cell>
          <table:table-cell office:value-type="float" office:value="24.4336462147296" calcext:value-type="float">
            <text:p>24.4336462147296</text:p>
          </table:table-cell>
          <table:table-cell office:value-type="float" office:value="121.258502240583" calcext:value-type="float">
            <text:p>121.258502240583</text:p>
          </table:table-cell>
          <table:table-cell office:value-type="float" office:value="-0.282718851101456" calcext:value-type="float">
            <text:p>-0.282718851101456</text:p>
          </table:table-cell>
          <table:table-cell office:value-type="float" office:value="-119.333097172144" calcext:value-type="float">
            <text:p>-119.333097172144</text:p>
          </table:table-cell>
          <table:table-cell table:number-columns-repeated="4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7.5890859981936" calcext:value-type="float">
            <text:p>17.5890859981936</text:p>
          </table:table-cell>
          <table:table-cell table:number-columns-repeated="2" office:value-type="float" office:value="-89" calcext:value-type="float">
            <text:p>-89</text:p>
          </table:table-cell>
          <table:table-cell office:value-type="float" office:value="-88.998046875" calcext:value-type="float">
            <text:p>-88.998046875</text:p>
          </table:table-cell>
          <table:table-cell office:value-type="float" office:value="21.5411174749344" calcext:value-type="float">
            <text:p>21.5411174749344</text:p>
          </table:table-cell>
          <table:table-cell table:number-columns-repeated="2" office:value-type="float" office:value="-89" calcext:value-type="float">
            <text:p>-89</text:p>
          </table:table-cell>
          <table:table-cell office:value-type="float" office:value="-88.994140625" calcext:value-type="float">
            <text:p>-88.994140625</text:p>
          </table:table-cell>
          <table:table-cell office:value-type="float" office:value="21.5346600763331" calcext:value-type="float">
            <text:p>21.5346600763331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90.31982421875" calcext:value-type="float">
            <text:p>-90.31982421875</text:p>
          </table:table-cell>
          <table:table-cell office:value-type="float" office:value="23.8411650299151" calcext:value-type="float">
            <text:p>23.8411650299151</text:p>
          </table:table-cell>
          <table:table-cell office:value-type="float" office:value="95.0109095771567" calcext:value-type="float">
            <text:p>95.0109095771567</text:p>
          </table:table-cell>
          <table:table-cell office:value-type="float" office:value="-0.156435211685553" calcext:value-type="float">
            <text:p>-0.156435211685553</text:p>
          </table:table-cell>
          <table:table-cell office:value-type="float" office:value="-92.5392390351538" calcext:value-type="float">
            <text:p>-92.5392390351538</text:p>
          </table:table-cell>
          <table:table-cell table:number-columns-repeated="4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7.5894275897146" calcext:value-type="float">
            <text:p>17.5894275897146</text:p>
          </table:table-cell>
          <table:table-cell table:number-columns-repeated="2" office:value-type="float" office:value="-89" calcext:value-type="float">
            <text:p>-89</text:p>
          </table:table-cell>
          <table:table-cell office:value-type="float" office:value="-88.9990234375" calcext:value-type="float">
            <text:p>-88.9990234375</text:p>
          </table:table-cell>
          <table:table-cell office:value-type="float" office:value="21.5427321271121" calcext:value-type="float">
            <text:p>21.5427321271121</text:p>
          </table:table-cell>
          <table:table-cell office:value-type="float" office:value="-89" calcext:value-type="float">
            <text:p>-89</text:p>
          </table:table-cell>
          <table:table-cell office:value-type="float" office:value="-90" calcext:value-type="float">
            <text:p>-90</text:p>
          </table:table-cell>
          <table:table-cell office:value-type="float" office:value="-89.4970703125" calcext:value-type="float">
            <text:p>-89.4970703125</text:p>
          </table:table-cell>
          <table:table-cell office:value-type="float" office:value="22.3821779224017" calcext:value-type="float">
            <text:p>22.3821779224017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90.159912109375" calcext:value-type="float">
            <text:p>-90.159912109375</text:p>
          </table:table-cell>
          <table:table-cell office:value-type="float" office:value="23.5503339712916" calcext:value-type="float">
            <text:p>23.5503339712916</text:p>
          </table:table-cell>
          <table:table-cell office:value-type="float" office:value="66.4521345280912" calcext:value-type="float">
            <text:p>66.4521345280912</text:p>
          </table:table-cell>
          <table:table-cell office:value-type="float" office:value="16.7302641134271" calcext:value-type="float">
            <text:p>16.7302641134271</text:p>
          </table:table-cell>
          <table:table-cell office:value-type="float" office:value="-64.9197160997034" calcext:value-type="float">
            <text:p>-64.9197160997034</text:p>
          </table:table-cell>
          <table:table-cell table:number-columns-repeated="4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7.6035926999754" calcext:value-type="float">
            <text:p>17.6035926999754</text:p>
          </table:table-cell>
          <table:table-cell table:number-columns-repeated="2" office:value-type="float" office:value="-88" calcext:value-type="float">
            <text:p>-88</text:p>
          </table:table-cell>
          <table:table-cell office:value-type="float" office:value="-88.49951171875" calcext:value-type="float">
            <text:p>-88.49951171875</text:p>
          </table:table-cell>
          <table:table-cell office:value-type="float" office:value="20.7324387312965" calcext:value-type="float">
            <text:p>20.7324387312965</text:p>
          </table:table-cell>
          <table:table-cell office:value-type="float" office:value="-89" calcext:value-type="float">
            <text:p>-89</text:p>
          </table:table-cell>
          <table:table-cell office:value-type="float" office:value="-90" calcext:value-type="float">
            <text:p>-90</text:p>
          </table:table-cell>
          <table:table-cell office:value-type="float" office:value="-89.74853515625" calcext:value-type="float">
            <text:p>-89.74853515625</text:p>
          </table:table-cell>
          <table:table-cell office:value-type="float" office:value="22.8183640769484" calcext:value-type="float">
            <text:p>22.8183640769484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0.5799560546875" calcext:value-type="float">
            <text:p>-90.5799560546875</text:p>
          </table:table-cell>
          <table:table-cell office:value-type="float" office:value="24.3219580544015" calcext:value-type="float">
            <text:p>24.3219580544015</text:p>
          </table:table-cell>
          <table:table-cell office:value-type="float" office:value="107.980383859327" calcext:value-type="float">
            <text:p>107.980383859327</text:p>
          </table:table-cell>
          <table:table-cell office:value-type="float" office:value="41.2626015460048" calcext:value-type="float">
            <text:p>41.2626015460048</text:p>
          </table:table-cell>
          <table:table-cell office:value-type="float" office:value="-113.533646393468" calcext:value-type="float">
            <text:p>-113.53364639346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03319671322" calcext:value-type="float">
            <text:p>17.603319671322</text:p>
          </table:table-cell>
          <table:table-cell office:value-type="float" office:value="-90" calcext:value-type="float">
            <text:p>-90</text:p>
          </table:table-cell>
          <table:table-cell office:value-type="float" office:value="-87" calcext:value-type="float">
            <text:p>-87</text:p>
          </table:table-cell>
          <table:table-cell office:value-type="float" office:value="-87.749755859375" calcext:value-type="float">
            <text:p>-87.749755859375</text:p>
          </table:table-cell>
          <table:table-cell office:value-type="float" office:value="19.5730510421079" calcext:value-type="float">
            <text:p>19.5730510421079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89.874267578125" calcext:value-type="float">
            <text:p>-89.874267578125</text:p>
          </table:table-cell>
          <table:table-cell office:value-type="float" office:value="23.0396345405828" calcext:value-type="float">
            <text:p>23.0396345405828</text:p>
          </table:table-cell>
          <table:table-cell office:value-type="float" office:value="-89" calcext:value-type="float">
            <text:p>-89</text:p>
          </table:table-cell>
          <table:table-cell office:value-type="float" office:value="-92" calcext:value-type="float">
            <text:p>-92</text:p>
          </table:table-cell>
          <table:table-cell office:value-type="float" office:value="-91.2899780273438" calcext:value-type="float">
            <text:p>-91.2899780273438</text:p>
          </table:table-cell>
          <table:table-cell office:value-type="float" office:value="25.6841935646453" calcext:value-type="float">
            <text:p>25.6841935646453</text:p>
          </table:table-cell>
          <table:table-cell office:value-type="float" office:value="187.946449735098" calcext:value-type="float">
            <text:p>187.946449735098</text:p>
          </table:table-cell>
          <table:table-cell office:value-type="float" office:value="67.1156512121148" calcext:value-type="float">
            <text:p>67.1156512121148</text:p>
          </table:table-cell>
          <table:table-cell office:value-type="float" office:value="-198.433224035937" calcext:value-type="float">
            <text:p>-198.433224035937</text:p>
          </table:table-cell>
          <table:table-cell table:number-columns-repeated="4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17.6026454468302" calcext:value-type="float">
            <text:p>17.6026454468302</text:p>
          </table:table-cell>
          <table:table-cell office:value-type="float" office:value="-90" calcext:value-type="float">
            <text:p>-90</text:p>
          </table:table-cell>
          <table:table-cell office:value-type="float" office:value="-87" calcext:value-type="float">
            <text:p>-87</text:p>
          </table:table-cell>
          <table:table-cell office:value-type="float" office:value="-87.3748779296875" calcext:value-type="float">
            <text:p>-87.3748779296875</text:p>
          </table:table-cell>
          <table:table-cell office:value-type="float" office:value="19.0179016726597" calcext:value-type="float">
            <text:p>19.0179016726597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89.9371337890625" calcext:value-type="float">
            <text:p>-89.9371337890625</text:p>
          </table:table-cell>
          <table:table-cell office:value-type="float" office:value="23.1510731019375" calcext:value-type="float">
            <text:p>23.1510731019375</text:p>
          </table:table-cell>
          <table:table-cell office:value-type="float" office:value="-90" calcext:value-type="float">
            <text:p>-90</text:p>
          </table:table-cell>
          <table:table-cell office:value-type="float" office:value="-92" calcext:value-type="float">
            <text:p>-92</text:p>
          </table:table-cell>
          <table:table-cell office:value-type="float" office:value="-91.6449890136719" calcext:value-type="float">
            <text:p>-91.6449890136719</text:p>
          </table:table-cell>
          <table:table-cell office:value-type="float" office:value="26.3936609676725" calcext:value-type="float">
            <text:p>26.3936609676725</text:p>
          </table:table-cell>
          <table:table-cell office:value-type="float" office:value="229.592237905021" calcext:value-type="float">
            <text:p>229.592237905021</text:p>
          </table:table-cell>
          <table:table-cell office:value-type="float" office:value="79.1934553365007" calcext:value-type="float">
            <text:p>79.1934553365007</text:p>
          </table:table-cell>
          <table:table-cell office:value-type="float" office:value="-241.951291992395" calcext:value-type="float">
            <text:p>-241.951291992395</text:p>
          </table:table-cell>
          <table:table-cell table:number-columns-repeated="4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17.6025965486338" calcext:value-type="float">
            <text:p>17.6025965486338</text:p>
          </table:table-cell>
          <table:table-cell table:number-columns-repeated="2" office:value-type="float" office:value="-87" calcext:value-type="float">
            <text:p>-87</text:p>
          </table:table-cell>
          <table:table-cell office:value-type="float" office:value="-87.1874389648437" calcext:value-type="float">
            <text:p>-87.1874389648437</text:p>
          </table:table-cell>
          <table:table-cell office:value-type="float" office:value="18.746259827822" calcext:value-type="float">
            <text:p>18.746259827822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89.9685668945313" calcext:value-type="float">
            <text:p>-89.9685668945313</text:p>
          </table:table-cell>
          <table:table-cell office:value-type="float" office:value="23.2069943480583" calcext:value-type="float">
            <text:p>23.2069943480583</text:p>
          </table:table-cell>
          <table:table-cell table:number-columns-repeated="2" office:value-type="float" office:value="-92" calcext:value-type="float">
            <text:p>-92</text:p>
          </table:table-cell>
          <table:table-cell office:value-type="float" office:value="-91.8224945068359" calcext:value-type="float">
            <text:p>-91.8224945068359</text:p>
          </table:table-cell>
          <table:table-cell office:value-type="float" office:value="26.755710214981" calcext:value-type="float">
            <text:p>26.755710214981</text:p>
          </table:table-cell>
          <table:table-cell office:value-type="float" office:value="250.888717009371" calcext:value-type="float">
            <text:p>250.888717009371</text:p>
          </table:table-cell>
          <table:table-cell office:value-type="float" office:value="85.0346950629997" calcext:value-type="float">
            <text:p>85.0346950629997</text:p>
          </table:table-cell>
          <table:table-cell office:value-type="float" office:value="-264.076617190291" calcext:value-type="float">
            <text:p>-264.076617190291</text:p>
          </table:table-cell>
          <table:table-cell table:number-columns-repeated="4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17.6025672684376" calcext:value-type="float">
            <text:p>17.6025672684376</text:p>
          </table:table-cell>
          <table:table-cell table:number-columns-repeated="2" office:value-type="float" office:value="-87" calcext:value-type="float">
            <text:p>-87</text:p>
          </table:table-cell>
          <table:table-cell office:value-type="float" office:value="-87.0937194824219" calcext:value-type="float">
            <text:p>-87.0937194824219</text:p>
          </table:table-cell>
          <table:table-cell office:value-type="float" office:value="18.6118973845405" calcext:value-type="float">
            <text:p>18.6118973845405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89.9842834472656" calcext:value-type="float">
            <text:p>-89.9842834472656</text:p>
          </table:table-cell>
          <table:table-cell office:value-type="float" office:value="23.2350056047537" calcext:value-type="float">
            <text:p>23.2350056047537</text:p>
          </table:table-cell>
          <table:table-cell table:number-columns-repeated="2" office:value-type="float" office:value="-92" calcext:value-type="float">
            <text:p>-92</text:p>
          </table:table-cell>
          <table:table-cell office:value-type="float" office:value="-91.911247253418" calcext:value-type="float">
            <text:p>-91.911247253418</text:p>
          </table:table-cell>
          <table:table-cell office:value-type="float" office:value="26.9385929767401" calcext:value-type="float">
            <text:p>26.9385929767401</text:p>
          </table:table-cell>
          <table:table-cell office:value-type="float" office:value="261.662767124829" calcext:value-type="float">
            <text:p>261.662767124829</text:p>
          </table:table-cell>
          <table:table-cell office:value-type="float" office:value="87.9076187273965" calcext:value-type="float">
            <text:p>87.9076187273965</text:p>
          </table:table-cell>
          <table:table-cell office:value-type="float" office:value="-275.240979656036" calcext:value-type="float">
            <text:p>-275.240979656036</text:p>
          </table:table-cell>
          <table:table-cell table:number-columns-repeated="4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17.6024927169064" calcext:value-type="float">
            <text:p>17.6024927169064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  <table:table-cell office:value-type="float" office:value="-86.5468597412109" calcext:value-type="float">
            <text:p>-86.5468597412109</text:p>
          </table:table-cell>
          <table:table-cell office:value-type="float" office:value="17.8468671727894" calcext:value-type="float">
            <text:p>17.8468671727894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89.9921417236328" calcext:value-type="float">
            <text:p>-89.9921417236328</text:p>
          </table:table-cell>
          <table:table-cell office:value-type="float" office:value="23.2490239093347" calcext:value-type="float">
            <text:p>23.2490239093347</text:p>
          </table:table-cell>
          <table:table-cell office:value-type="float" office:value="-93" calcext:value-type="float">
            <text:p>-93</text:p>
          </table:table-cell>
          <table:table-cell office:value-type="float" office:value="-92" calcext:value-type="float">
            <text:p>-92</text:p>
          </table:table-cell>
          <table:table-cell office:value-type="float" office:value="-91.955623626709" calcext:value-type="float">
            <text:p>-91.955623626709</text:p>
          </table:table-cell>
          <table:table-cell office:value-type="float" office:value="27.0305025955121" calcext:value-type="float">
            <text:p>27.0305025955121</text:p>
          </table:table-cell>
          <table:table-cell office:value-type="float" office:value="279.261819526603" calcext:value-type="float">
            <text:p>279.261819526603</text:p>
          </table:table-cell>
          <table:table-cell office:value-type="float" office:value="100.882020388012" calcext:value-type="float">
            <text:p>100.882020388012</text:p>
          </table:table-cell>
          <table:table-cell office:value-type="float" office:value="-296.211391262709" calcext:value-type="float">
            <text:p>-296.21139126270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.5921415599341" calcext:value-type="float">
            <text:p>17.5921415599341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  <table:table-cell office:value-type="float" office:value="-86.2734298706055" calcext:value-type="float">
            <text:p>-86.2734298706055</text:p>
          </table:table-cell>
          <table:table-cell office:value-type="float" office:value="17.4762264042928" calcext:value-type="float">
            <text:p>17.4762264042928</text:p>
          </table:table-cell>
          <table:table-cell table:number-columns-repeated="2" office:value-type="float" office:value="-89" calcext:value-type="float">
            <text:p>-89</text:p>
          </table:table-cell>
          <table:table-cell office:value-type="float" office:value="-89.4960708618164" calcext:value-type="float">
            <text:p>-89.4960708618164</text:p>
          </table:table-cell>
          <table:table-cell office:value-type="float" office:value="22.3804610362815" calcext:value-type="float">
            <text:p>22.3804610362815</text:p>
          </table:table-cell>
          <table:table-cell office:value-type="float" office:value="-93" calcext:value-type="float">
            <text:p>-93</text:p>
          </table:table-cell>
          <table:table-cell office:value-type="float" office:value="-92" calcext:value-type="float">
            <text:p>-92</text:p>
          </table:table-cell>
          <table:table-cell office:value-type="float" office:value="-91.9778118133545" calcext:value-type="float">
            <text:p>-91.9778118133545</text:p>
          </table:table-cell>
          <table:table-cell office:value-type="float" office:value="27.0765749302549" calcext:value-type="float">
            <text:p>27.0765749302549</text:p>
          </table:table-cell>
          <table:table-cell office:value-type="float" office:value="304.835593647198" calcext:value-type="float">
            <text:p>304.835593647198</text:p>
          </table:table-cell>
          <table:table-cell office:value-type="float" office:value="88.8184303920048" calcext:value-type="float">
            <text:p>88.8184303920048</text:p>
          </table:table-cell>
          <table:table-cell office:value-type="float" office:value="-316.884732157605" calcext:value-type="float">
            <text:p>-316.884732157605</text:p>
          </table:table-cell>
          <table:table-cell table:number-columns-repeated="4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17.5924736202536" calcext:value-type="float">
            <text:p>17.5924736202536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6.1367149353027" calcext:value-type="float">
            <text:p>-86.1367149353027</text:p>
          </table:table-cell>
          <table:table-cell office:value-type="float" office:value="17.2938026170087" calcext:value-type="float">
            <text:p>17.2938026170087</text:p>
          </table:table-cell>
          <table:table-cell office:value-type="float" office:value="-90" calcext:value-type="float">
            <text:p>-90</text:p>
          </table:table-cell>
          <table:table-cell office:value-type="float" office:value="-87" calcext:value-type="float">
            <text:p>-87</text:p>
          </table:table-cell>
          <table:table-cell office:value-type="float" office:value="-88.2480354309082" calcext:value-type="float">
            <text:p>-88.2480354309082</text:p>
          </table:table-cell>
          <table:table-cell office:value-type="float" office:value="20.3361083770003" calcext:value-type="float">
            <text:p>20.3361083770003</text:p>
          </table:table-cell>
          <table:table-cell table:number-columns-repeated="2" office:value-type="float" office:value="-92" calcext:value-type="float">
            <text:p>-92</text:p>
          </table:table-cell>
          <table:table-cell office:value-type="float" office:value="-91.9889059066773" calcext:value-type="float">
            <text:p>-91.9889059066773</text:p>
          </table:table-cell>
          <table:table-cell office:value-type="float" office:value="27.0996405373871" calcext:value-type="float">
            <text:p>27.0996405373871</text:p>
          </table:table-cell>
          <table:table-cell office:value-type="float" office:value="346.541262601376" calcext:value-type="float">
            <text:p>346.541262601376</text:p>
          </table:table-cell>
          <table:table-cell office:value-type="float" office:value="52.0071340750199" calcext:value-type="float">
            <text:p>52.0071340750199</text:p>
          </table:table-cell>
          <table:table-cell office:value-type="float" office:value="-349.918127640823" calcext:value-type="float">
            <text:p>-349.918127640823</text:p>
          </table:table-cell>
          <table:table-cell table:number-columns-repeated="4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17.5928933718423" calcext:value-type="float">
            <text:p>17.5928933718423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6.0683574676514" calcext:value-type="float">
            <text:p>-86.0683574676514</text:p>
          </table:table-cell>
          <table:table-cell office:value-type="float" office:value="17.2033060500225" calcext:value-type="float">
            <text:p>17.2033060500225</text:p>
          </table:table-cell>
          <table:table-cell office:value-type="float" office:value="-90" calcext:value-type="float">
            <text:p>-90</text:p>
          </table:table-cell>
          <table:table-cell office:value-type="float" office:value="-87" calcext:value-type="float">
            <text:p>-87</text:p>
          </table:table-cell>
          <table:table-cell office:value-type="float" office:value="-87.6240177154541" calcext:value-type="float">
            <text:p>-87.6240177154541</text:p>
          </table:table-cell>
          <table:table-cell office:value-type="float" office:value="19.3850648038117" calcext:value-type="float">
            <text:p>19.3850648038117</text:p>
          </table:table-cell>
          <table:table-cell office:value-type="float" office:value="-92" calcext:value-type="float">
            <text:p>-92</text:p>
          </table:table-cell>
          <table:table-cell office:value-type="float" office:value="-91" calcext:value-type="float">
            <text:p>-91</text:p>
          </table:table-cell>
          <table:table-cell office:value-type="float" office:value="-91.4944529533386" calcext:value-type="float">
            <text:p>-91.4944529533386</text:p>
          </table:table-cell>
          <table:table-cell office:value-type="float" office:value="26.0904617369355" calcext:value-type="float">
            <text:p>26.0904617369355</text:p>
          </table:table-cell>
          <table:table-cell office:value-type="float" office:value="315.473777594022" calcext:value-type="float">
            <text:p>315.473777594022</text:p>
          </table:table-cell>
          <table:table-cell office:value-type="float" office:value="36.2549992714712" calcext:value-type="float">
            <text:p>36.2549992714712</text:p>
          </table:table-cell>
          <table:table-cell office:value-type="float" office:value="-317.02482676176" calcext:value-type="float">
            <text:p>-317.02482676176</text:p>
          </table:table-cell>
          <table:table-cell table:number-columns-repeated="4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17.59327417019" calcext:value-type="float">
            <text:p>17.59327417019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office:value-type="float" office:value="-86.0341787338257" calcext:value-type="float">
            <text:p>-86.0341787338257</text:p>
          </table:table-cell>
          <table:table-cell office:value-type="float" office:value="17.1582355061822" calcext:value-type="float">
            <text:p>17.1582355061822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  <table:table-cell office:value-type="float" office:value="-86.8120088577271" calcext:value-type="float">
            <text:p>-86.8120088577271</text:p>
          </table:table-cell>
          <table:table-cell office:value-type="float" office:value="18.2137887537912" calcext:value-type="float">
            <text:p>18.2137887537912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1.2472264766693" calcext:value-type="float">
            <text:p>-91.2472264766693</text:p>
          </table:table-cell>
          <table:table-cell office:value-type="float" office:value="25.6000540680734" calcext:value-type="float">
            <text:p>25.6000540680734</text:p>
          </table:table-cell>
          <table:table-cell office:value-type="float" office:value="312.09688943821" calcext:value-type="float">
            <text:p>312.09688943821</text:p>
          </table:table-cell>
          <table:table-cell office:value-type="float" office:value="16.9413886736914" calcext:value-type="float">
            <text:p>16.9413886736914</text:p>
          </table:table-cell>
          <table:table-cell office:value-type="float" office:value="-312.057246923209" calcext:value-type="float">
            <text:p>-312.057246923209</text:p>
          </table:table-cell>
          <table:table-cell table:number-columns-repeated="4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17.5936843424493" calcext:value-type="float">
            <text:p>17.5936843424493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office:value-type="float" office:value="-86.0170893669129" calcext:value-type="float">
            <text:p>-86.0170893669129</text:p>
          </table:table-cell>
          <table:table-cell office:value-type="float" office:value="17.1357445333441" calcext:value-type="float">
            <text:p>17.1357445333441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5.9060044288635" calcext:value-type="float">
            <text:p>-85.9060044288635</text:p>
          </table:table-cell>
          <table:table-cell office:value-type="float" office:value="16.9902648021767" calcext:value-type="float">
            <text:p>16.9902648021767</text:p>
          </table:table-cell>
          <table:table-cell office:value-type="float" office:value="-91" calcext:value-type="float">
            <text:p>-91</text:p>
          </table:table-cell>
          <table:table-cell office:value-type="float" office:value="-90" calcext:value-type="float">
            <text:p>-90</text:p>
          </table:table-cell>
          <table:table-cell office:value-type="float" office:value="-90.6236132383347" calcext:value-type="float">
            <text:p>-90.6236132383347</text:p>
          </table:table-cell>
          <table:table-cell office:value-type="float" office:value="24.4035930751941" calcext:value-type="float">
            <text:p>24.4035930751941</text:p>
          </table:table-cell>
          <table:table-cell office:value-type="float" office:value="276.588760231109" calcext:value-type="float">
            <text:p>276.588760231109</text:p>
          </table:table-cell>
          <table:table-cell office:value-type="float" office:value="-2.28665575633942" calcext:value-type="float">
            <text:p>-2.28665575633942</text:p>
          </table:table-cell>
          <table:table-cell office:value-type="float" office:value="-276.071704203826" calcext:value-type="float">
            <text:p>-276.07170420382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.5940260417827" calcext:value-type="float">
            <text:p>17.5940260417827</text:p>
          </table:table-cell>
          <table:table-cell office:value-type="float" office:value="-89" calcext:value-type="float">
            <text:p>-89</text:p>
          </table:table-cell>
          <table:table-cell office:value-type="float" office:value="-86" calcext:value-type="float">
            <text:p>-86</text:p>
          </table:table-cell>
          <table:table-cell office:value-type="float" office:value="-86.0085446834564" calcext:value-type="float">
            <text:p>-86.0085446834564</text:p>
          </table:table-cell>
          <table:table-cell office:value-type="float" office:value="17.1245101047584" calcext:value-type="float">
            <text:p>17.1245101047584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5.4530022144318" calcext:value-type="float">
            <text:p>-85.4530022144318</text:p>
          </table:table-cell>
          <table:table-cell office:value-type="float" office:value="16.4096785535493" calcext:value-type="float">
            <text:p>16.4096785535493</text:p>
          </table:table-cell>
          <table:table-cell office:value-type="float" office:value="-92" calcext:value-type="float">
            <text:p>-92</text:p>
          </table:table-cell>
          <table:table-cell office:value-type="float" office:value="-90" calcext:value-type="float">
            <text:p>-90</text:p>
          </table:table-cell>
          <table:table-cell office:value-type="float" office:value="-90.3118066191673" calcext:value-type="float">
            <text:p>-90.3118066191673</text:p>
          </table:table-cell>
          <table:table-cell office:value-type="float" office:value="23.8264983217381" calcext:value-type="float">
            <text:p>23.8264983217381</text:p>
          </table:table-cell>
          <table:table-cell office:value-type="float" office:value="259.803783068695" calcext:value-type="float">
            <text:p>259.803783068695</text:p>
          </table:table-cell>
          <table:table-cell office:value-type="float" office:value="-10.9260436805259" calcext:value-type="float">
            <text:p>-10.9260436805259</text:p>
          </table:table-cell>
          <table:table-cell office:value-type="float" office:value="-259.491365494912" calcext:value-type="float">
            <text:p>-259.491365494912</text:p>
          </table:table-cell>
          <table:table-cell table:number-columns-repeated="4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17.5942115805349" calcext:value-type="float">
            <text:p>17.5942115805349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5.5042723417282" calcext:value-type="float">
            <text:p>-85.5042723417282</text:p>
          </table:table-cell>
          <table:table-cell office:value-type="float" office:value="16.4743799547246" calcext:value-type="float">
            <text:p>16.4743799547246</text:p>
          </table:table-cell>
          <table:table-cell office:value-type="float" office:value="-87" calcext:value-type="float">
            <text:p>-87</text:p>
          </table:table-cell>
          <table:table-cell office:value-type="float" office:value="-84" calcext:value-type="float">
            <text:p>-84</text:p>
          </table:table-cell>
          <table:table-cell office:value-type="float" office:value="-84.7265011072159" calcext:value-type="float">
            <text:p>-84.7265011072159</text:p>
          </table:table-cell>
          <table:table-cell office:value-type="float" office:value="15.5197017248442" calcext:value-type="float">
            <text:p>15.5197017248442</text:p>
          </table:table-cell>
          <table:table-cell office:value-type="float" office:value="-90" calcext:value-type="float">
            <text:p>-90</text:p>
          </table:table-cell>
          <table:table-cell office:value-type="float" office:value="-88" calcext:value-type="float">
            <text:p>-88</text:p>
          </table:table-cell>
          <table:table-cell office:value-type="float" office:value="-89.1559033095837" calcext:value-type="float">
            <text:p>-89.1559033095837</text:p>
          </table:table-cell>
          <table:table-cell office:value-type="float" office:value="21.8036956039643" calcext:value-type="float">
            <text:p>21.8036956039643</text:p>
          </table:table-cell>
          <table:table-cell office:value-type="float" office:value="198.57641281406" calcext:value-type="float">
            <text:p>198.57641281406</text:p>
          </table:table-cell>
          <table:table-cell office:value-type="float" office:value="-13.9136605747722" calcext:value-type="float">
            <text:p>-13.9136605747722</text:p>
          </table:table-cell>
          <table:table-cell office:value-type="float" office:value="-198.417532211231" calcext:value-type="float">
            <text:p>-198.417532211231</text:p>
          </table:table-cell>
          <table:table-cell table:number-columns-repeated="4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17.5990308397282" calcext:value-type="float">
            <text:p>17.5990308397282</text:p>
          </table:table-cell>
          <table:table-cell office:value-type="float" office:value="-86" calcext:value-type="float">
            <text:p>-86</text:p>
          </table:table-cell>
          <table:table-cell office:value-type="float" office:value="-84" calcext:value-type="float">
            <text:p>-84</text:p>
          </table:table-cell>
          <table:table-cell office:value-type="float" office:value="-84.7521361708641" calcext:value-type="float">
            <text:p>-84.7521361708641</text:p>
          </table:table-cell>
          <table:table-cell office:value-type="float" office:value="15.5502677893573" calcext:value-type="float">
            <text:p>15.5502677893573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4.3632505536079" calcext:value-type="float">
            <text:p>-84.3632505536079</text:p>
          </table:table-cell>
          <table:table-cell office:value-type="float" office:value="15.0929807610821" calcext:value-type="float">
            <text:p>15.0929807610821</text:p>
          </table:table-cell>
          <table:table-cell office:value-type="float" office:value="-90" calcext:value-type="float">
            <text:p>-90</text:p>
          </table:table-cell>
          <table:table-cell office:value-type="float" office:value="-86" calcext:value-type="float">
            <text:p>-86</text:p>
          </table:table-cell>
          <table:table-cell office:value-type="float" office:value="-87.5779516547918" calcext:value-type="float">
            <text:p>-87.5779516547918</text:p>
          </table:table-cell>
          <table:table-cell office:value-type="float" office:value="19.3166460397223" calcext:value-type="float">
            <text:p>19.3166460397223</text:p>
          </table:table-cell>
          <table:table-cell office:value-type="float" office:value="125.40481795703" calcext:value-type="float">
            <text:p>125.40481795703</text:p>
          </table:table-cell>
          <table:table-cell office:value-type="float" office:value="-6.39943639378694" calcext:value-type="float">
            <text:p>-6.39943639378694</text:p>
          </table:table-cell>
          <table:table-cell office:value-type="float" office:value="-124.629194567416" calcext:value-type="float">
            <text:p>-124.629194567416</text:p>
          </table:table-cell>
          <table:table-cell table:number-columns-repeated="4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17.5974820828422" calcext:value-type="float">
            <text:p>17.5974820828422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office:value-type="float" office:value="-84.376068085432" calcext:value-type="float">
            <text:p>-84.376068085432</text:p>
          </table:table-cell>
          <table:table-cell office:value-type="float" office:value="15.1078362688195" calcext:value-type="float">
            <text:p>15.1078362688195</text:p>
          </table:table-cell>
          <table:table-cell office:value-type="float" office:value="-83" calcext:value-type="float">
            <text:p>-83</text:p>
          </table:table-cell>
          <table:table-cell office:value-type="float" office:value="-84" calcext:value-type="float">
            <text:p>-84</text:p>
          </table:table-cell>
          <table:table-cell office:value-type="float" office:value="-84.181625276804" calcext:value-type="float">
            <text:p>-84.181625276804</text:p>
          </table:table-cell>
          <table:table-cell office:value-type="float" office:value="14.8840404821239" calcext:value-type="float">
            <text:p>14.8840404821239</text:p>
          </table:table-cell>
          <table:table-cell office:value-type="float" office:value="-88" calcext:value-type="float">
            <text:p>-88</text:p>
          </table:table-cell>
          <table:table-cell office:value-type="float" office:value="-86" calcext:value-type="float">
            <text:p>-86</text:p>
          </table:table-cell>
          <table:table-cell office:value-type="float" office:value="-86.7889758273959" calcext:value-type="float">
            <text:p>-86.7889758273959</text:p>
          </table:table-cell>
          <table:table-cell office:value-type="float" office:value="18.1816179448506" calcext:value-type="float">
            <text:p>18.1816179448506</text:p>
          </table:table-cell>
          <table:table-cell office:value-type="float" office:value="95.9059873907257" calcext:value-type="float">
            <text:p>95.9059873907257</text:p>
          </table:table-cell>
          <table:table-cell office:value-type="float" office:value="-3.08093438725242" calcext:value-type="float">
            <text:p>-3.08093438725242</text:p>
          </table:table-cell>
          <table:table-cell office:value-type="float" office:value="-94.7769931424599" calcext:value-type="float">
            <text:p>-94.7769931424599</text:p>
          </table:table-cell>
          <table:table-cell table:number-columns-repeated="4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17.5949731016648" calcext:value-type="float">
            <text:p>17.5949731016648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office:value-type="float" office:value="-83.688034042716" calcext:value-type="float">
            <text:p>-83.688034042716</text:p>
          </table:table-cell>
          <table:table-cell office:value-type="float" office:value="14.3307130961324" calcext:value-type="float">
            <text:p>14.3307130961324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5.090812638402" calcext:value-type="float">
            <text:p>-85.090812638402</text:p>
          </table:table-cell>
          <table:table-cell office:value-type="float" office:value="15.9597868899771" calcext:value-type="float">
            <text:p>15.9597868899771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5.894487913698" calcext:value-type="float">
            <text:p>-85.894487913698</text:p>
          </table:table-cell>
          <table:table-cell office:value-type="float" office:value="16.9752533143758" calcext:value-type="float">
            <text:p>16.9752533143758</text:p>
          </table:table-cell>
          <table:table-cell office:value-type="float" office:value="54.0564024036469" calcext:value-type="float">
            <text:p>54.0564024036469</text:p>
          </table:table-cell>
          <table:table-cell office:value-type="float" office:value="22.3997544226463" calcext:value-type="float">
            <text:p>22.3997544226463</text:p>
          </table:table-cell>
          <table:table-cell office:value-type="float" office:value="-56.5283022615809" calcext:value-type="float">
            <text:p>-56.5283022615809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.5953148323715" calcext:value-type="float">
            <text:p>17.5953148323715</text:p>
          </table:table-cell>
          <table:table-cell office:value-type="float" office:value="-84" calcext:value-type="float">
            <text:p>-84</text:p>
          </table:table-cell>
          <table:table-cell office:value-type="float" office:value="-82" calcext:value-type="float">
            <text:p>-82</text:p>
          </table:table-cell>
          <table:table-cell office:value-type="float" office:value="-82.844017021358" calcext:value-type="float">
            <text:p>-82.844017021358</text:p>
          </table:table-cell>
          <table:table-cell office:value-type="float" office:value="13.4317902328218" calcext:value-type="float">
            <text:p>13.4317902328218</text:p>
          </table:table-cell>
          <table:table-cell office:value-type="float" office:value="-82" calcext:value-type="float">
            <text:p>-82</text:p>
          </table:table-cell>
          <table:table-cell office:value-type="float" office:value="-88" calcext:value-type="float">
            <text:p>-88</text:p>
          </table:table-cell>
          <table:table-cell office:value-type="float" office:value="-86.545406319201" calcext:value-type="float">
            <text:p>-86.545406319201</text:p>
          </table:table-cell>
          <table:table-cell office:value-type="float" office:value="17.8448763897388" calcext:value-type="float">
            <text:p>17.8448763897388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5.447243956849" calcext:value-type="float">
            <text:p>-85.447243956849</text:p>
          </table:table-cell>
          <table:table-cell office:value-type="float" office:value="16.4024276917343" calcext:value-type="float">
            <text:p>16.4024276917343</text:p>
          </table:table-cell>
          <table:table-cell office:value-type="float" office:value="21.251632324838" calcext:value-type="float">
            <text:p>21.251632324838</text:p>
          </table:table-cell>
          <table:table-cell office:value-type="float" office:value="62.7093747756955" calcext:value-type="float">
            <text:p>62.7093747756955</text:p>
          </table:table-cell>
          <table:table-cell office:value-type="float" office:value="-64.3330181369061" calcext:value-type="float">
            <text:p>-64.3330181369061</text:p>
          </table:table-cell>
          <table:table-cell table:number-columns-repeated="4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7.5705994811986" calcext:value-type="float">
            <text:p>17.5705994811986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422008510679" calcext:value-type="float">
            <text:p>-82.422008510679</text:p>
          </table:table-cell>
          <table:table-cell office:value-type="float" office:value="13.0037002618439" calcext:value-type="float">
            <text:p>13.0037002618439</text:p>
          </table:table-cell>
          <table:table-cell office:value-type="float" office:value="-92" calcext:value-type="float">
            <text:p>-92</text:p>
          </table:table-cell>
          <table:table-cell office:value-type="float" office:value="-88" calcext:value-type="float">
            <text:p>-88</text:p>
          </table:table-cell>
          <table:table-cell office:value-type="float" office:value="-87.2727031596005" calcext:value-type="float">
            <text:p>-87.2727031596005</text:p>
          </table:table-cell>
          <table:table-cell office:value-type="float" office:value="18.869342695421" calcext:value-type="float">
            <text:p>18.869342695421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5.2236219784245" calcext:value-type="float">
            <text:p>-85.2236219784245</text:p>
          </table:table-cell>
          <table:table-cell office:value-type="float" office:value="16.1233048685638" calcext:value-type="float">
            <text:p>16.1233048685638</text:p>
          </table:table-cell>
          <table:table-cell office:value-type="float" office:value="2.25881754497919" calcext:value-type="float">
            <text:p>2.25881754497919</text:p>
          </table:table-cell>
          <table:table-cell office:value-type="float" office:value="84.9499423897076" calcext:value-type="float">
            <text:p>84.9499423897076</text:p>
          </table:table-cell>
          <table:table-cell office:value-type="float" office:value="-83.453107839858" calcext:value-type="float">
            <text:p>-83.453107839858</text:p>
          </table:table-cell>
          <table:table-cell table:number-columns-repeated="4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7.5623330800854" calcext:value-type="float">
            <text:p>17.5623330800854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  <table:table-cell office:value-type="float" office:value="-82.2110042553395" calcext:value-type="float">
            <text:p>-82.2110042553395</text:p>
          </table:table-cell>
          <table:table-cell office:value-type="float" office:value="12.7947992196008" calcext:value-type="float">
            <text:p>12.7947992196008</text:p>
          </table:table-cell>
          <table:table-cell office:value-type="float" office:value="-84" calcext:value-type="float">
            <text:p>-84</text:p>
          </table:table-cell>
          <table:table-cell office:value-type="float" office:value="-88" calcext:value-type="float">
            <text:p>-88</text:p>
          </table:table-cell>
          <table:table-cell office:value-type="float" office:value="-87.6363515798002" calcext:value-type="float">
            <text:p>-87.6363515798002</text:p>
          </table:table-cell>
          <table:table-cell office:value-type="float" office:value="19.4034245401184" calcext:value-type="float">
            <text:p>19.4034245401184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5.1118109892122" calcext:value-type="float">
            <text:p>-85.1118109892122</text:p>
          </table:table-cell>
          <table:table-cell office:value-type="float" office:value="15.9855297460428" calcext:value-type="float">
            <text:p>15.9855297460428</text:p>
          </table:table-cell>
          <table:table-cell office:value-type="float" office:value="-7.9639725061779" calcext:value-type="float">
            <text:p>-7.9639725061779</text:p>
          </table:table-cell>
          <table:table-cell office:value-type="float" office:value="96.6909076428045" calcext:value-type="float">
            <text:p>96.6909076428045</text:p>
          </table:table-cell>
          <table:table-cell office:value-type="float" office:value="-95.6481126204281" calcext:value-type="float">
            <text:p>-95.6481126204281</text:p>
          </table:table-cell>
          <table:table-cell table:number-columns-repeated="4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17.549218271799" calcext:value-type="float">
            <text:p>17.549218271799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1055021276698" calcext:value-type="float">
            <text:p>-82.1055021276698</text:p>
          </table:table-cell>
          <table:table-cell office:value-type="float" office:value="12.691610566181" calcext:value-type="float">
            <text:p>12.691610566181</text:p>
          </table:table-cell>
          <table:table-cell office:value-type="float" office:value="-91" calcext:value-type="float">
            <text:p>-91</text:p>
          </table:table-cell>
          <table:table-cell office:value-type="float" office:value="-88" calcext:value-type="float">
            <text:p>-88</text:p>
          </table:table-cell>
          <table:table-cell office:value-type="float" office:value="-87.8181757899001" calcext:value-type="float">
            <text:p>-87.8181757899001</text:p>
          </table:table-cell>
          <table:table-cell office:value-type="float" office:value="19.676107787426" calcext:value-type="float">
            <text:p>19.676107787426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office:value-type="float" office:value="-84.5559054946061" calcext:value-type="float">
            <text:p>-84.5559054946061</text:p>
          </table:table-cell>
          <table:table-cell office:value-type="float" office:value="15.3178160498788" calcext:value-type="float">
            <text:p>15.3178160498788</text:p>
          </table:table-cell>
          <table:table-cell office:value-type="float" office:value="-30.2844574178681" calcext:value-type="float">
            <text:p>-30.2844574178681</text:p>
          </table:table-cell>
          <table:table-cell office:value-type="float" office:value="102.730108590368" calcext:value-type="float">
            <text:p>102.730108590368</text:p>
          </table:table-cell>
          <table:table-cell office:value-type="float" office:value="-105.844119725121" calcext:value-type="float">
            <text:p>-105.844119725121</text:p>
          </table:table-cell>
          <table:table-cell table:number-columns-repeated="4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17.5964967506391" calcext:value-type="float">
            <text:p>17.5964967506391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0527510638349" calcext:value-type="float">
            <text:p>-82.0527510638349</text:p>
          </table:table-cell>
          <table:table-cell office:value-type="float" office:value="12.6403287371653" calcext:value-type="float">
            <text:p>12.6403287371653</text:p>
          </table:table-cell>
          <table:table-cell table:number-columns-repeated="2" office:value-type="float" office:value="-88" calcext:value-type="float">
            <text:p>-88</text:p>
          </table:table-cell>
          <table:table-cell office:value-type="float" office:value="-87.9090878949501" calcext:value-type="float">
            <text:p>-87.9090878949501</text:p>
          </table:table-cell>
          <table:table-cell office:value-type="float" office:value="19.8138831059227" calcext:value-type="float">
            <text:p>19.8138831059227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4.2779527473031" calcext:value-type="float">
            <text:p>-84.2779527473031</text:p>
          </table:table-cell>
          <table:table-cell office:value-type="float" office:value="14.9944920486096" calcext:value-type="float">
            <text:p>14.9944920486096</text:p>
          </table:table-cell>
          <table:table-cell office:value-type="float" office:value="-40.9096597565126" calcext:value-type="float">
            <text:p>-40.9096597565126</text:p>
          </table:table-cell>
          <table:table-cell office:value-type="float" office:value="105.793660523437" calcext:value-type="float">
            <text:p>105.793660523437</text:p>
          </table:table-cell>
          <table:table-cell office:value-type="float" office:value="-112.233533094231" calcext:value-type="float">
            <text:p>-112.23353309423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.5967898262759" calcext:value-type="float">
            <text:p>17.5967898262759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0263755319174" calcext:value-type="float">
            <text:p>-82.0263755319174</text:p>
          </table:table-cell>
          <table:table-cell office:value-type="float" office:value="12.6147655787373" calcext:value-type="float">
            <text:p>12.6147655787373</text:p>
          </table:table-cell>
          <table:table-cell office:value-type="float" office:value="-84" calcext:value-type="float">
            <text:p>-84</text:p>
          </table:table-cell>
          <table:table-cell office:value-type="float" office:value="-86" calcext:value-type="float">
            <text:p>-86</text:p>
          </table:table-cell>
          <table:table-cell office:value-type="float" office:value="-86.954543947475" calcext:value-type="float">
            <text:p>-86.954543947475</text:p>
          </table:table-cell>
          <table:table-cell office:value-type="float" office:value="18.4141410265368" calcext:value-type="float">
            <text:p>18.4141410265368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4.6389763736515" calcext:value-type="float">
            <text:p>-84.6389763736515</text:p>
          </table:table-cell>
          <table:table-cell office:value-type="float" office:value="15.4157933212189" calcext:value-type="float">
            <text:p>15.4157933212189</text:p>
          </table:table-cell>
          <table:table-cell office:value-type="float" office:value="-5.95726010286964" calcext:value-type="float">
            <text:p>-5.95726010286964</text:p>
          </table:table-cell>
          <table:table-cell office:value-type="float" office:value="81.7646723357682" calcext:value-type="float">
            <text:p>81.7646723357682</text:p>
          </table:table-cell>
          <table:table-cell office:value-type="float" office:value="-80.4801430184681" calcext:value-type="float">
            <text:p>-80.4801430184681</text:p>
          </table:table-cell>
          <table:table-cell table:number-columns-repeated="4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17.5971707190381" calcext:value-type="float">
            <text:p>17.5971707190381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82.0131877659587" calcext:value-type="float">
            <text:p>-82.0131877659587</text:p>
          </table:table-cell>
          <table:table-cell office:value-type="float" office:value="12.6020033926748" calcext:value-type="float">
            <text:p>12.6020033926748</text:p>
          </table:table-cell>
          <table:table-cell office:value-type="float" office:value="-90" calcext:value-type="float">
            <text:p>-90</text:p>
          </table:table-cell>
          <table:table-cell office:value-type="float" office:value="-86" calcext:value-type="float">
            <text:p>-86</text:p>
          </table:table-cell>
          <table:table-cell office:value-type="float" office:value="-86.4772719737375" calcext:value-type="float">
            <text:p>-86.4772719737375</text:p>
          </table:table-cell>
          <table:table-cell office:value-type="float" office:value="17.7518001159147" calcext:value-type="float">
            <text:p>17.7518001159147</text:p>
          </table:table-cell>
          <table:table-cell office:value-type="float" office:value="-84" calcext:value-type="float">
            <text:p>-84</text:p>
          </table:table-cell>
          <table:table-cell office:value-type="float" office:value="-85" calcext:value-type="float">
            <text:p>-85</text:p>
          </table:table-cell>
          <table:table-cell office:value-type="float" office:value="-84.8194881868258" calcext:value-type="float">
            <text:p>-84.8194881868258</text:p>
          </table:table-cell>
          <table:table-cell office:value-type="float" office:value="15.6308623854179" calcext:value-type="float">
            <text:p>15.6308623854179</text:p>
          </table:table-cell>
          <table:table-cell office:value-type="float" office:value="10.561519886814" calcext:value-type="float">
            <text:p>10.561519886814</text:p>
          </table:table-cell>
          <table:table-cell office:value-type="float" office:value="71.0226899301834" calcext:value-type="float">
            <text:p>71.0226899301834</text:p>
          </table:table-cell>
          <table:table-cell office:value-type="float" office:value="-70.166690816955" calcext:value-type="float">
            <text:p>-70.166690816955</text:p>
          </table:table-cell>
          <table:table-cell table:number-columns-repeated="4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17.5974638152732" calcext:value-type="float">
            <text:p>17.5974638152732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0065938829794" calcext:value-type="float">
            <text:p>-82.0065938829794</text:p>
          </table:table-cell>
          <table:table-cell office:value-type="float" office:value="12.5956271422088" calcext:value-type="float">
            <text:p>12.5956271422088</text:p>
          </table:table-cell>
          <table:table-cell office:value-type="float" office:value="-84" calcext:value-type="float">
            <text:p>-84</text:p>
          </table:table-cell>
          <table:table-cell office:value-type="float" office:value="-86" calcext:value-type="float">
            <text:p>-86</text:p>
          </table:table-cell>
          <table:table-cell office:value-type="float" office:value="-86.2386359868688" calcext:value-type="float">
            <text:p>-86.2386359868688</text:p>
          </table:table-cell>
          <table:table-cell office:value-type="float" office:value="17.4296178925951" calcext:value-type="float">
            <text:p>17.4296178925951</text:p>
          </table:table-cell>
          <table:table-cell office:value-type="float" office:value="-84" calcext:value-type="float">
            <text:p>-84</text:p>
          </table:table-cell>
          <table:table-cell office:value-type="float" office:value="-85" calcext:value-type="float">
            <text:p>-85</text:p>
          </table:table-cell>
          <table:table-cell office:value-type="float" office:value="-84.9097440934129" calcext:value-type="float">
            <text:p>-84.9097440934129</text:p>
          </table:table-cell>
          <table:table-cell office:value-type="float" office:value="15.7395194929659" calcext:value-type="float">
            <text:p>15.7395194929659</text:p>
          </table:table-cell>
          <table:table-cell office:value-type="float" office:value="18.6084399310812" calcext:value-type="float">
            <text:p>18.6084399310812</text:p>
          </table:table-cell>
          <table:table-cell office:value-type="float" office:value="65.9435258074212" calcext:value-type="float">
            <text:p>65.9435258074212</text:p>
          </table:table-cell>
          <table:table-cell office:value-type="float" office:value="-66.8420671631078" calcext:value-type="float">
            <text:p>-66.8420671631078</text:p>
          </table:table-cell>
          <table:table-cell table:number-columns-repeated="4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17.5977569228792" calcext:value-type="float">
            <text:p>17.5977569228792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82.0032969414897" calcext:value-type="float">
            <text:p>-82.0032969414897</text:p>
          </table:table-cell>
          <table:table-cell office:value-type="float" office:value="12.5924402269024" calcext:value-type="float">
            <text:p>12.5924402269024</text:p>
          </table:table-cell>
          <table:table-cell office:value-type="float" office:value="-93" calcext:value-type="float">
            <text:p>-93</text:p>
          </table:table-cell>
          <table:table-cell office:value-type="float" office:value="-86" calcext:value-type="float">
            <text:p>-86</text:p>
          </table:table-cell>
          <table:table-cell office:value-type="float" office:value="-86.1193179934344" calcext:value-type="float">
            <text:p>-86.1193179934344</text:p>
          </table:table-cell>
          <table:table-cell office:value-type="float" office:value="17.2707262239672" calcext:value-type="float">
            <text:p>17.2707262239672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4.9548720467064" calcext:value-type="float">
            <text:p>-84.9548720467064</text:p>
          </table:table-cell>
          <table:table-cell office:value-type="float" office:value="15.7941309659666" calcext:value-type="float">
            <text:p>15.7941309659666</text:p>
          </table:table-cell>
          <table:table-cell office:value-type="float" office:value="22.5819412611039" calcext:value-type="float">
            <text:p>22.5819412611039</text:p>
          </table:table-cell>
          <table:table-cell office:value-type="float" office:value="63.4738333795987" calcext:value-type="float">
            <text:p>63.4738333795987</text:p>
          </table:table-cell>
          <table:table-cell office:value-type="float" office:value="-65.6853077745558" calcext:value-type="float">
            <text:p>-65.6853077745558</text:p>
          </table:table-cell>
          <table:table-cell table:number-columns-repeated="4"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17.5982159416834" calcext:value-type="float">
            <text:p>17.5982159416834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0016484707448" calcext:value-type="float">
            <text:p>-82.0016484707448</text:p>
          </table:table-cell>
          <table:table-cell office:value-type="float" office:value="12.5908470716416" calcext:value-type="float">
            <text:p>12.5908470716416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6.0596589967172" calcext:value-type="float">
            <text:p>-86.0596589967172</text:p>
          </table:table-cell>
          <table:table-cell office:value-type="float" office:value="17.191824400134" calcext:value-type="float">
            <text:p>17.191824400134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4.9774360233532" calcext:value-type="float">
            <text:p>-84.9774360233532</text:p>
          </table:table-cell>
          <table:table-cell office:value-type="float" office:value="15.8215077185456" calcext:value-type="float">
            <text:p>15.8215077185456</text:p>
          </table:table-cell>
          <table:table-cell office:value-type="float" office:value="24.5565852239062" calcext:value-type="float">
            <text:p>24.5565852239062</text:p>
          </table:table-cell>
          <table:table-cell office:value-type="float" office:value="62.2560891925345" calcext:value-type="float">
            <text:p>62.2560891925345</text:p>
          </table:table-cell>
          <table:table-cell office:value-type="float" office:value="-65.2368082961304" calcext:value-type="float">
            <text:p>-65.236808296130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.5986652773799" calcext:value-type="float">
            <text:p>17.5986652773799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0008242353724" calcext:value-type="float">
            <text:p>-82.0008242353724</text:p>
          </table:table-cell>
          <table:table-cell office:value-type="float" office:value="12.5900505695981" calcext:value-type="float">
            <text:p>12.5900505695981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6.0298294983586" calcext:value-type="float">
            <text:p>-86.0298294983586</text:p>
          </table:table-cell>
          <table:table-cell office:value-type="float" office:value="17.1525087658128" calcext:value-type="float">
            <text:p>17.1525087658128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5.4887180116766" calcext:value-type="float">
            <text:p>-85.4887180116766</text:p>
          </table:table-cell>
          <table:table-cell office:value-type="float" office:value="16.4547239336493" calcext:value-type="float">
            <text:p>16.4547239336493</text:p>
          </table:table-cell>
          <table:table-cell office:value-type="float" office:value="43.7263285503171" calcext:value-type="float">
            <text:p>43.7263285503171</text:p>
          </table:table-cell>
          <table:table-cell office:value-type="float" office:value="61.6514470982937" calcext:value-type="float">
            <text:p>61.6514470982937</text:p>
          </table:table-cell>
          <table:table-cell office:value-type="float" office:value="-74.0981528749315" calcext:value-type="float">
            <text:p>-74.0981528749315</text:p>
          </table:table-cell>
          <table:table-cell table:number-columns-repeated="4"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17.5990852129016" calcext:value-type="float">
            <text:p>17.5990852129016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1.5004121176862" calcext:value-type="float">
            <text:p>-81.5004121176862</text:p>
          </table:table-cell>
          <table:table-cell office:value-type="float" office:value="12.1156598131001" calcext:value-type="float">
            <text:p>12.1156598131001</text:p>
          </table:table-cell>
          <table:table-cell table:number-columns-repeated="2" office:value-type="float" office:value="-88" calcext:value-type="float">
            <text:p>-88</text:p>
          </table:table-cell>
          <table:table-cell office:value-type="float" office:value="-87.0149147491793" calcext:value-type="float">
            <text:p>-87.0149147491793</text:p>
          </table:table-cell>
          <table:table-cell office:value-type="float" office:value="18.4996633341257" calcext:value-type="float">
            <text:p>18.4996633341257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office:value-type="float" office:value="-85.7443590058383" calcext:value-type="float">
            <text:p>-85.7443590058383</text:p>
          </table:table-cell>
          <table:table-cell office:value-type="float" office:value="16.7807731659844" calcext:value-type="float">
            <text:p>16.7807731659844</text:p>
          </table:table-cell>
          <table:table-cell office:value-type="float" office:value="38.5549808889279" calcext:value-type="float">
            <text:p>38.5549808889279</text:p>
          </table:table-cell>
          <table:table-cell office:value-type="float" office:value="88.8101503496492" calcext:value-type="float">
            <text:p>88.8101503496492</text:p>
          </table:table-cell>
          <table:table-cell office:value-type="float" office:value="-95.5763986944606" calcext:value-type="float">
            <text:p>-95.5763986944606</text:p>
          </table:table-cell>
          <table:table-cell table:number-columns-repeated="4"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7.5996223709731" calcext:value-type="float">
            <text:p>17.5996223709731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1.7502060588431" calcext:value-type="float">
            <text:p>-81.7502060588431</text:p>
          </table:table-cell>
          <table:table-cell office:value-type="float" office:value="12.350187050958" calcext:value-type="float">
            <text:p>12.350187050958</text:p>
          </table:table-cell>
          <table:table-cell office:value-type="float" office:value="-82" calcext:value-type="float">
            <text:p>-82</text:p>
          </table:table-cell>
          <table:table-cell office:value-type="float" office:value="-87" calcext:value-type="float">
            <text:p>-87</text:p>
          </table:table-cell>
          <table:table-cell office:value-type="float" office:value="-87.0074573745896" calcext:value-type="float">
            <text:p>-87.0074573745896</text:p>
          </table:table-cell>
          <table:table-cell office:value-type="float" office:value="18.4890776255455" calcext:value-type="float">
            <text:p>18.4890776255455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office:value-type="float" office:value="-85.8721795029192" calcext:value-type="float">
            <text:p>-85.8721795029192</text:p>
          </table:table-cell>
          <table:table-cell office:value-type="float" office:value="16.9462125811839" calcext:value-type="float">
            <text:p>16.9462125811839</text:p>
          </table:table-cell>
          <table:table-cell office:value-type="float" office:value="41.0453699739126" calcext:value-type="float">
            <text:p>41.0453699739126</text:p>
          </table:table-cell>
          <table:table-cell office:value-type="float" office:value="86.0240323862716" calcext:value-type="float">
            <text:p>86.0240323862716</text:p>
          </table:table-cell>
          <table:table-cell office:value-type="float" office:value="-94.0379435675531" calcext:value-type="float">
            <text:p>-94.0379435675531</text:p>
          </table:table-cell>
          <table:table-cell table:number-columns-repeated="4"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17.6001889677419" calcext:value-type="float">
            <text:p>17.6001889677419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1.3751030294216" calcext:value-type="float">
            <text:p>-81.3751030294216</text:p>
          </table:table-cell>
          <table:table-cell office:value-type="float" office:value="11.9996920543723" calcext:value-type="float">
            <text:p>11.9996920543723</text:p>
          </table:table-cell>
          <table:table-cell office:value-type="float" office:value="-92" calcext:value-type="float">
            <text:p>-92</text:p>
          </table:table-cell>
          <table:table-cell office:value-type="float" office:value="-87" calcext:value-type="float">
            <text:p>-87</text:p>
          </table:table-cell>
          <table:table-cell office:value-type="float" office:value="-87.0037286872948" calcext:value-type="float">
            <text:p>-87.0037286872948</text:p>
          </table:table-cell>
          <table:table-cell office:value-type="float" office:value="18.4837870429437" calcext:value-type="float">
            <text:p>18.4837870429437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5.9360897514596" calcext:value-type="float">
            <text:p>-85.9360897514596</text:p>
          </table:table-cell>
          <table:table-cell office:value-type="float" office:value="17.0295429294278" calcext:value-type="float">
            <text:p>17.0295429294278</text:p>
          </table:table-cell>
          <table:table-cell office:value-type="float" office:value="47.7941841144291" calcext:value-type="float">
            <text:p>47.7941841144291</text:p>
          </table:table-cell>
          <table:table-cell office:value-type="float" office:value="89.8144427496032" calcext:value-type="float">
            <text:p>89.8144427496032</text:p>
          </table:table-cell>
          <table:table-cell office:value-type="float" office:value="-100.567335311851" calcext:value-type="float">
            <text:p>-100.567335311851</text:p>
          </table:table-cell>
          <table:table-cell table:number-columns-repeated="4"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17.6006383710188" calcext:value-type="float">
            <text:p>17.6006383710188</text:p>
          </table:table-cell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office:value-type="float" office:value="-81.1875515147108" calcext:value-type="float">
            <text:p>-81.1875515147108</text:p>
          </table:table-cell>
          <table:table-cell office:value-type="float" office:value="11.8281924975526" calcext:value-type="float">
            <text:p>11.8281924975526</text:p>
          </table:table-cell>
          <table:table-cell office:value-type="float" office:value="-85" calcext:value-type="float">
            <text:p>-85</text:p>
          </table:table-cell>
          <table:table-cell office:value-type="float" office:value="-87" calcext:value-type="float">
            <text:p>-87</text:p>
          </table:table-cell>
          <table:table-cell office:value-type="float" office:value="-87.0018643436474" calcext:value-type="float">
            <text:p>-87.0018643436474</text:p>
          </table:table-cell>
          <table:table-cell office:value-type="float" office:value="18.4811423193752" calcext:value-type="float">
            <text:p>18.4811423193752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5.9680448757298" calcext:value-type="float">
            <text:p>-85.9680448757298</text:p>
          </table:table-cell>
          <table:table-cell office:value-type="float" office:value="17.0713616393268" calcext:value-type="float">
            <text:p>17.0713616393268</text:p>
          </table:table-cell>
          <table:table-cell office:value-type="float" office:value="51.091416528392" calcext:value-type="float">
            <text:p>51.091416528392</text:p>
          </table:table-cell>
          <table:table-cell office:value-type="float" office:value="91.6274925772018" calcext:value-type="float">
            <text:p>91.6274925772018</text:p>
          </table:table-cell>
          <table:table-cell office:value-type="float" office:value="-103.783437545802" calcext:value-type="float">
            <text:p>-103.78343754580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.6009021354252" calcext:value-type="float">
            <text:p>17.6009021354252</text:p>
          </table:table-cell>
          <table:table-cell office:value-type="float" office:value="-77" calcext:value-type="float">
            <text:p>-77</text:p>
          </table:table-cell>
          <table:table-cell office:value-type="float" office:value="-81" calcext:value-type="float">
            <text:p>-81</text:p>
          </table:table-cell>
          <table:table-cell office:value-type="float" office:value="-81.0937757573554" calcext:value-type="float">
            <text:p>-81.0937757573554</text:p>
          </table:table-cell>
          <table:table-cell office:value-type="float" office:value="11.7433640720297" calcext:value-type="float">
            <text:p>11.7433640720297</text:p>
          </table:table-cell>
          <table:table-cell office:value-type="float" office:value="-89" calcext:value-type="float">
            <text:p>-89</text:p>
          </table:table-cell>
          <table:table-cell office:value-type="float" office:value="-87" calcext:value-type="float">
            <text:p>-87</text:p>
          </table:table-cell>
          <table:table-cell office:value-type="float" office:value="-87.0009321718237" calcext:value-type="float">
            <text:p>-87.0009321718237</text:p>
          </table:table-cell>
          <table:table-cell office:value-type="float" office:value="18.4798200995005" calcext:value-type="float">
            <text:p>18.4798200995005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5.4840224378649" calcext:value-type="float">
            <text:p>-85.4840224378649</text:p>
          </table:table-cell>
          <table:table-cell office:value-type="float" office:value="16.4487947425369" calcext:value-type="float">
            <text:p>16.4487947425369</text:p>
          </table:table-cell>
          <table:table-cell office:value-type="float" office:value="33.0994752188373" calcext:value-type="float">
            <text:p>33.0994752188373</text:p>
          </table:table-cell>
          <table:table-cell office:value-type="float" office:value="92.5141596280288" calcext:value-type="float">
            <text:p>92.5141596280288</text:p>
          </table:table-cell>
          <table:table-cell office:value-type="float" office:value="-97.059744826068" calcext:value-type="float">
            <text:p>-97.059744826068</text:p>
          </table:table-cell>
          <table:table-cell table:number-columns-repeated="4"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17.6012440180454" calcext:value-type="float">
            <text:p>17.6012440180454</text:p>
          </table:table-cell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office:value-type="float" office:value="-81.0468878786777" calcext:value-type="float">
            <text:p>-81.0468878786777</text:p>
          </table:table-cell>
          <table:table-cell office:value-type="float" office:value="11.7011782696775" calcext:value-type="float">
            <text:p>11.7011782696775</text:p>
          </table:table-cell>
          <table:table-cell table:number-columns-repeated="2" office:value-type="float" office:value="-87" calcext:value-type="float">
            <text:p>-87</text:p>
          </table:table-cell>
          <table:table-cell office:value-type="float" office:value="-87.0004660859119" calcext:value-type="float">
            <text:p>-87.0004660859119</text:p>
          </table:table-cell>
          <table:table-cell office:value-type="float" office:value="18.4791590250374" calcext:value-type="float">
            <text:p>18.4791590250374</text:p>
          </table:table-cell>
          <table:table-cell office:value-type="float" office:value="-87" calcext:value-type="float">
            <text:p>-87</text:p>
          </table:table-cell>
          <table:table-cell office:value-type="float" office:value="-84" calcext:value-type="float">
            <text:p>-84</text:p>
          </table:table-cell>
          <table:table-cell office:value-type="float" office:value="-84.7420112189325" calcext:value-type="float">
            <text:p>-84.7420112189325</text:p>
          </table:table-cell>
          <table:table-cell office:value-type="float" office:value="15.5381880785249" calcext:value-type="float">
            <text:p>15.5381880785249</text:p>
          </table:table-cell>
          <table:table-cell office:value-type="float" office:value="7.10445442720945" calcext:value-type="float">
            <text:p>7.10445442720945</text:p>
          </table:table-cell>
          <table:table-cell office:value-type="float" office:value="92.9526115335683" calcext:value-type="float">
            <text:p>92.9526115335683</text:p>
          </table:table-cell>
          <table:table-cell office:value-type="float" office:value="-91.9638155728929" calcext:value-type="float">
            <text:p>-91.9638155728929</text:p>
          </table:table-cell>
          <table:table-cell table:number-columns-repeated="4"/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17.6015077947383" calcext:value-type="float">
            <text:p>17.6015077947383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1.0234439393389" calcext:value-type="float">
            <text:p>-81.0234439393389</text:p>
          </table:table-cell>
          <table:table-cell office:value-type="float" office:value="11.6801422317494" calcext:value-type="float">
            <text:p>11.6801422317494</text:p>
          </table:table-cell>
          <table:table-cell office:value-type="float" office:value="-83" calcext:value-type="float">
            <text:p>-83</text:p>
          </table:table-cell>
          <table:table-cell office:value-type="float" office:value="-86" calcext:value-type="float">
            <text:p>-86</text:p>
          </table:table-cell>
          <table:table-cell office:value-type="float" office:value="-86.5002330429559" calcext:value-type="float">
            <text:p>-86.5002330429559</text:p>
          </table:table-cell>
          <table:table-cell office:value-type="float" office:value="17.7831121788772" calcext:value-type="float">
            <text:p>17.7831121788772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office:value-type="float" office:value="-84.3710056094662" calcext:value-type="float">
            <text:p>-84.3710056094662</text:p>
          </table:table-cell>
          <table:table-cell office:value-type="float" office:value="15.1019671175092" calcext:value-type="float">
            <text:p>15.1019671175092</text:p>
          </table:table-cell>
          <table:table-cell office:value-type="float" office:value="6.03646434736007" calcext:value-type="float">
            <text:p>6.03646434736007</text:p>
          </table:table-cell>
          <table:table-cell office:value-type="float" office:value="81.7033437330169" calcext:value-type="float">
            <text:p>81.7033437330169</text:p>
          </table:table-cell>
          <table:table-cell office:value-type="float" office:value="-80.5651815546656" calcext:value-type="float">
            <text:p>-80.5651815546656</text:p>
          </table:table-cell>
          <table:table-cell table:number-columns-repeated="4"/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17.6017811504482" calcext:value-type="float">
            <text:p>17.6017811504482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1.0117219696694" calcext:value-type="float">
            <text:p>-81.0117219696694</text:p>
          </table:table-cell>
          <table:table-cell office:value-type="float" office:value="11.6696383987788" calcext:value-type="float">
            <text:p>11.6696383987788</text:p>
          </table:table-cell>
          <table:table-cell office:value-type="float" office:value="-92" calcext:value-type="float">
            <text:p>-92</text:p>
          </table:table-cell>
          <table:table-cell office:value-type="float" office:value="-86" calcext:value-type="float">
            <text:p>-86</text:p>
          </table:table-cell>
          <table:table-cell office:value-type="float" office:value="-86.250116521478" calcext:value-type="float">
            <text:p>-86.250116521478</text:p>
          </table:table-cell>
          <table:table-cell office:value-type="float" office:value="17.4449830059524" calcext:value-type="float">
            <text:p>17.4449830059524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4.1855028047331" calcext:value-type="float">
            <text:p>-84.1855028047331</text:p>
          </table:table-cell>
          <table:table-cell office:value-type="float" office:value="14.888470799492" calcext:value-type="float">
            <text:p>14.888470799492</text:p>
          </table:table-cell>
          <table:table-cell office:value-type="float" office:value="5.45231184605666" calcext:value-type="float">
            <text:p>5.45231184605666</text:p>
          </table:table-cell>
          <table:table-cell office:value-type="float" office:value="76.400441690779" calcext:value-type="float">
            <text:p>76.400441690779</text:p>
          </table:table-cell>
          <table:table-cell office:value-type="float" office:value="-75.1757186550026" calcext:value-type="float">
            <text:p>-75.1757186550026</text:p>
          </table:table-cell>
          <table:table-cell table:number-columns-repeated="4"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17.6020936115223" calcext:value-type="float">
            <text:p>17.6020936115223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1.0058609848347" calcext:value-type="float">
            <text:p>-81.0058609848347</text:p>
          </table:table-cell>
          <table:table-cell office:value-type="float" office:value="11.6643900250709" calcext:value-type="float">
            <text:p>11.6643900250709</text:p>
          </table:table-cell>
          <table:table-cell office:value-type="float" office:value="-83" calcext:value-type="float">
            <text:p>-83</text:p>
          </table:table-cell>
          <table:table-cell office:value-type="float" office:value="-86" calcext:value-type="float">
            <text:p>-86</text:p>
          </table:table-cell>
          <table:table-cell office:value-type="float" office:value="-86.125058260739" calcext:value-type="float">
            <text:p>-86.125058260739</text:p>
          </table:table-cell>
          <table:table-cell office:value-type="float" office:value="17.2783370680478" calcext:value-type="float">
            <text:p>17.2783370680478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4.0927514023666" calcext:value-type="float">
            <text:p>-84.0927514023666</text:p>
          </table:table-cell>
          <table:table-cell office:value-type="float" office:value="14.7828571445127" calcext:value-type="float">
            <text:p>14.7828571445127</text:p>
          </table:table-cell>
          <table:table-cell office:value-type="float" office:value="5.14895903657182" calcext:value-type="float">
            <text:p>5.14895903657182</text:p>
          </table:table-cell>
          <table:table-cell office:value-type="float" office:value="73.8258805364099" calcext:value-type="float">
            <text:p>73.8258805364099</text:p>
          </table:table-cell>
          <table:table-cell office:value-type="float" office:value="-72.5548475687305" calcext:value-type="float">
            <text:p>-72.554847568730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.6023669771555" calcext:value-type="float">
            <text:p>17.6023669771555</text:p>
          </table:table-cell>
          <table:table-cell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81.0029304924174" calcext:value-type="float">
            <text:p>-81.0029304924174</text:p>
          </table:table-cell>
          <table:table-cell office:value-type="float" office:value="11.6617667234466" calcext:value-type="float">
            <text:p>11.6617667234466</text:p>
          </table:table-cell>
          <table:table-cell office:value-type="float" office:value="-91" calcext:value-type="float">
            <text:p>-91</text:p>
          </table:table-cell>
          <table:table-cell office:value-type="float" office:value="-86" calcext:value-type="float">
            <text:p>-86</text:p>
          </table:table-cell>
          <table:table-cell office:value-type="float" office:value="-86.0625291303695" calcext:value-type="float">
            <text:p>-86.0625291303695</text:p>
          </table:table-cell>
          <table:table-cell office:value-type="float" office:value="17.1956120197561" calcext:value-type="float">
            <text:p>17.1956120197561</text:p>
          </table:table-cell>
          <table:table-cell office:value-type="float" office:value="-84" calcext:value-type="float">
            <text:p>-84</text:p>
          </table:table-cell>
          <table:table-cell office:value-type="float" office:value="-85" calcext:value-type="float">
            <text:p>-85</text:p>
          </table:table-cell>
          <table:table-cell office:value-type="float" office:value="-84.5463757011833" calcext:value-type="float">
            <text:p>-84.5463757011833</text:p>
          </table:table-cell>
          <table:table-cell office:value-type="float" office:value="15.3066161033271" calcext:value-type="float">
            <text:p>15.3066161033271</text:p>
          </table:table-cell>
          <table:table-cell office:value-type="float" office:value="20.7308202986918" calcext:value-type="float">
            <text:p>20.7308202986918</text:p>
          </table:table-cell>
          <table:table-cell office:value-type="float" office:value="72.5573952826787" calcext:value-type="float">
            <text:p>72.5573952826787</text:p>
          </table:table-cell>
          <table:table-cell office:value-type="float" office:value="-74.0483384435968" calcext:value-type="float">
            <text:p>-74.0483384435968</text:p>
          </table:table-cell>
          <table:table-cell table:number-columns-repeated="4"/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7.6027280417114" calcext:value-type="float">
            <text:p>17.6027280417114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1.0014652462087" calcext:value-type="float">
            <text:p>-81.0014652462087</text:p>
          </table:table-cell>
          <table:table-cell office:value-type="float" office:value="11.6604552938837" calcext:value-type="float">
            <text:p>11.6604552938837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6.0312645651847" calcext:value-type="float">
            <text:p>-86.0312645651847</text:p>
          </table:table-cell>
          <table:table-cell office:value-type="float" office:value="17.1543981406498" calcext:value-type="float">
            <text:p>17.1543981406498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4.7731878505917" calcext:value-type="float">
            <text:p>-84.7731878505917</text:p>
          </table:table-cell>
          <table:table-cell office:value-type="float" office:value="15.5754138506104" calcext:value-type="float">
            <text:p>15.5754138506104</text:p>
          </table:table-cell>
          <table:table-cell office:value-type="float" office:value="28.9002617694703" calcext:value-type="float">
            <text:p>28.9002617694703</text:p>
          </table:table-cell>
          <table:table-cell office:value-type="float" office:value="71.927799048759" calcext:value-type="float">
            <text:p>71.927799048759</text:p>
          </table:table-cell>
          <table:table-cell office:value-type="float" office:value="-76.1467837644585" calcext:value-type="float">
            <text:p>-76.1467837644585</text:p>
          </table:table-cell>
          <table:table-cell table:number-columns-repeated="4"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17.6030987640669" calcext:value-type="float">
            <text:p>17.6030987640669</text:p>
          </table:table-cell>
          <table:table-cell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81.0007326231044" calcext:value-type="float">
            <text:p>-81.0007326231044</text:p>
          </table:table-cell>
          <table:table-cell office:value-type="float" office:value="11.6597996344074" calcext:value-type="float">
            <text:p>11.6597996344074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5.0156322825924" calcext:value-type="float">
            <text:p>-85.0156322825924</text:p>
          </table:table-cell>
          <table:table-cell office:value-type="float" office:value="15.8679592346789" calcext:value-type="float">
            <text:p>15.8679592346789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4.8865939252958" calcext:value-type="float">
            <text:p>-84.8865939252958</text:p>
          </table:table-cell>
          <table:table-cell office:value-type="float" office:value="15.7115776997719" calcext:value-type="float">
            <text:p>15.7115776997719</text:p>
          </table:table-cell>
          <table:table-cell office:value-type="float" office:value="51.0368640470717" calcext:value-type="float">
            <text:p>51.0368640470717</text:p>
          </table:table-cell>
          <table:table-cell office:value-type="float" office:value="52.6250921631392" calcext:value-type="float">
            <text:p>52.6250921631392</text:p>
          </table:table-cell>
          <table:table-cell office:value-type="float" office:value="-71.9982721568649" calcext:value-type="float">
            <text:p>-71.9982721568649</text:p>
          </table:table-cell>
          <table:table-cell table:number-columns-repeated="4"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17.6033522773447" calcext:value-type="float">
            <text:p>17.6033522773447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81.5003663115522" calcext:value-type="float">
            <text:p>-81.5003663115522</text:p>
          </table:table-cell>
          <table:table-cell office:value-type="float" office:value="12.1156172175353" calcext:value-type="float">
            <text:p>12.1156172175353</text:p>
          </table:table-cell>
          <table:table-cell office:value-type="float" office:value="-88" calcext:value-type="float">
            <text:p>-88</text:p>
          </table:table-cell>
          <table:table-cell office:value-type="float" office:value="-86" calcext:value-type="float">
            <text:p>-86</text:p>
          </table:table-cell>
          <table:table-cell office:value-type="float" office:value="-85.5078161412962" calcext:value-type="float">
            <text:p>-85.5078161412962</text:p>
          </table:table-cell>
          <table:table-cell office:value-type="float" office:value="16.47886154065" calcext:value-type="float">
            <text:p>16.47886154065</text:p>
          </table:table-cell>
          <table:table-cell office:value-type="float" office:value="-84" calcext:value-type="float">
            <text:p>-84</text:p>
          </table:table-cell>
          <table:table-cell office:value-type="float" office:value="-85" calcext:value-type="float">
            <text:p>-85</text:p>
          </table:table-cell>
          <table:table-cell office:value-type="float" office:value="-84.9432969626479" calcext:value-type="float">
            <text:p>-84.9432969626479</text:p>
          </table:table-cell>
          <table:table-cell office:value-type="float" office:value="15.7801053669462" calcext:value-type="float">
            <text:p>15.7801053669462</text:p>
          </table:table-cell>
          <table:table-cell office:value-type="float" office:value="39.3117907551856" calcext:value-type="float">
            <text:p>39.3117907551856</text:p>
          </table:table-cell>
          <table:table-cell office:value-type="float" office:value="56.6812259609436" calcext:value-type="float">
            <text:p>56.6812259609436</text:p>
          </table:table-cell>
          <table:table-cell office:value-type="float" office:value="-67.4737876012146" calcext:value-type="float">
            <text:p>-67.4737876012146</text:p>
          </table:table-cell>
          <table:table-cell table:number-columns-repeated="4"/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17.6037230089353" calcext:value-type="float">
            <text:p>17.6037230089353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1.7501831557761" calcext:value-type="float">
            <text:p>-81.7501831557761</text:p>
          </table:table-cell>
          <table:table-cell office:value-type="float" office:value="12.3501653408876" calcext:value-type="float">
            <text:p>12.3501653408876</text:p>
          </table:table-cell>
          <table:table-cell office:value-type="float" office:value="-81" calcext:value-type="float">
            <text:p>-81</text:p>
          </table:table-cell>
          <table:table-cell office:value-type="float" office:value="-86" calcext:value-type="float">
            <text:p>-86</text:p>
          </table:table-cell>
          <table:table-cell office:value-type="float" office:value="-85.7539080706481" calcext:value-type="float">
            <text:p>-85.7539080706481</text:p>
          </table:table-cell>
          <table:table-cell office:value-type="float" office:value="16.7930766016467" calcext:value-type="float">
            <text:p>16.7930766016467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4.971648481324" calcext:value-type="float">
            <text:p>-84.971648481324</text:p>
          </table:table-cell>
          <table:table-cell office:value-type="float" office:value="15.8144812031227" calcext:value-type="float">
            <text:p>15.8144812031227</text:p>
          </table:table-cell>
          <table:table-cell office:value-type="float" office:value="33.055644047553" calcext:value-type="float">
            <text:p>33.055644047553</text:p>
          </table:table-cell>
          <table:table-cell office:value-type="float" office:value="58.8249262734146" calcext:value-type="float">
            <text:p>58.8249262734146</text:p>
          </table:table-cell>
          <table:table-cell office:value-type="float" office:value="-65.875742479304" calcext:value-type="float">
            <text:p>-65.875742479304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.604054654047" calcext:value-type="float">
            <text:p>17.604054654047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80.8750915778881" calcext:value-type="float">
            <text:p>-80.8750915778881</text:p>
          </table:table-cell>
          <table:table-cell office:value-type="float" office:value="11.5479010152196" calcext:value-type="float">
            <text:p>11.5479010152196</text:p>
          </table:table-cell>
          <table:table-cell office:value-type="float" office:value="-93" calcext:value-type="float">
            <text:p>-93</text:p>
          </table:table-cell>
          <table:table-cell office:value-type="float" office:value="-86" calcext:value-type="float">
            <text:p>-86</text:p>
          </table:table-cell>
          <table:table-cell office:value-type="float" office:value="-85.876954035324" calcext:value-type="float">
            <text:p>-85.876954035324</text:p>
          </table:table-cell>
          <table:table-cell office:value-type="float" office:value="16.952423809696" calcext:value-type="float">
            <text:p>16.952423809696</text:p>
          </table:table-cell>
          <table:table-cell office:value-type="float" office:value="-83" calcext:value-type="float">
            <text:p>-83</text:p>
          </table:table-cell>
          <table:table-cell office:value-type="float" office:value="-85" calcext:value-type="float">
            <text:p>-85</text:p>
          </table:table-cell>
          <table:table-cell office:value-type="float" office:value="-84.985824240662" calcext:value-type="float">
            <text:p>-84.985824240662</text:p>
          </table:table-cell>
          <table:table-cell office:value-type="float" office:value="15.8316971930155" calcext:value-type="float">
            <text:p>15.8316971930155</text:p>
          </table:table-cell>
          <table:table-cell office:value-type="float" office:value="40.4302060189932" calcext:value-type="float">
            <text:p>40.4302060189932</text:p>
          </table:table-cell>
          <table:table-cell office:value-type="float" office:value="69.9839341664726" calcext:value-type="float">
            <text:p>69.9839341664726</text:p>
          </table:table-cell>
          <table:table-cell office:value-type="float" office:value="-79.5392085123114" calcext:value-type="float">
            <text:p>-79.5392085123114</text:p>
          </table:table-cell>
          <table:table-cell table:number-columns-repeated="4"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17.604269096155" calcext:value-type="float">
            <text:p>17.604269096155</text:p>
          </table:table-cell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office:value-type="float" office:value="-80.437545788944" calcext:value-type="float">
            <text:p>-80.437545788944</text:p>
          </table:table-cell>
          <table:table-cell office:value-type="float" office:value="11.1665288667755" calcext:value-type="float">
            <text:p>11.1665288667755</text:p>
          </table:table-cell>
          <table:table-cell office:value-type="float" office:value="-84" calcext:value-type="float">
            <text:p>-84</text:p>
          </table:table-cell>
          <table:table-cell office:value-type="float" office:value="-86" calcext:value-type="float">
            <text:p>-86</text:p>
          </table:table-cell>
          <table:table-cell office:value-type="float" office:value="-85.938477017662" calcext:value-type="float">
            <text:p>-85.938477017662</text:p>
          </table:table-cell>
          <table:table-cell office:value-type="float" office:value="17.0326635291369" calcext:value-type="float">
            <text:p>17.0326635291369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4.992912120331" calcext:value-type="float">
            <text:p>-84.992912120331</text:p>
          </table:table-cell>
          <table:table-cell office:value-type="float" office:value="15.8403122148258" calcext:value-type="float">
            <text:p>15.8403122148258</text:p>
          </table:table-cell>
          <table:table-cell office:value-type="float" office:value="43.6586870762619" calcext:value-type="float">
            <text:p>43.6586870762619</text:p>
          </table:table-cell>
          <table:table-cell office:value-type="float" office:value="75.1610272564813" calcext:value-type="float">
            <text:p>75.1610272564813</text:p>
          </table:table-cell>
          <table:table-cell office:value-type="float" office:value="-85.7477261517365" calcext:value-type="float">
            <text:p>-85.7477261517365</text:p>
          </table:table-cell>
          <table:table-cell table:number-columns-repeated="4"/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17.5766775294166" calcext:value-type="float">
            <text:p>17.5766775294166</text:p>
          </table:table-cell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office:value-type="float" office:value="-80.218772894472" calcext:value-type="float">
            <text:p>-80.218772894472</text:p>
          </table:table-cell>
          <table:table-cell office:value-type="float" office:value="10.9805922061424" calcext:value-type="float">
            <text:p>10.9805922061424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5.969238508831" calcext:value-type="float">
            <text:p>-85.969238508831</text:p>
          </table:table-cell>
          <table:table-cell office:value-type="float" office:value="17.0729256990933" calcext:value-type="float">
            <text:p>17.0729256990933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4.9964560601655" calcext:value-type="float">
            <text:p>-84.9964560601655</text:p>
          </table:table-cell>
          <table:table-cell office:value-type="float" office:value="15.8446214835622" calcext:value-type="float">
            <text:p>15.8446214835622</text:p>
          </table:table-cell>
          <table:table-cell office:value-type="float" office:value="45.1665918484092" calcext:value-type="float">
            <text:p>45.1665918484092</text:p>
          </table:table-cell>
          <table:table-cell office:value-type="float" office:value="77.656993967802" calcext:value-type="float">
            <text:p>77.656993967802</text:p>
          </table:table-cell>
          <table:table-cell office:value-type="float" office:value="-88.7105599824052" calcext:value-type="float">
            <text:p>-88.7105599824052</text:p>
          </table:table-cell>
          <table:table-cell table:number-columns-repeated="4"/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17.6049139416498" calcext:value-type="float">
            <text:p>17.6049139416498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80.109386447236" calcext:value-type="float">
            <text:p>-80.109386447236</text:p>
          </table:table-cell>
          <table:table-cell office:value-type="float" office:value="10.8887881473752" calcext:value-type="float">
            <text:p>10.8887881473752</text:p>
          </table:table-cell>
          <table:table-cell table:number-columns-repeated="2" office:value-type="float" office:value="-87" calcext:value-type="float">
            <text:p>-87</text:p>
          </table:table-cell>
          <table:table-cell office:value-type="float" office:value="-86.4846192544155" calcext:value-type="float">
            <text:p>-86.4846192544155</text:p>
          </table:table-cell>
          <table:table-cell office:value-type="float" office:value="17.7618136164287" calcext:value-type="float">
            <text:p>17.7618136164287</text:p>
          </table:table-cell>
          <table:table-cell office:value-type="float" office:value="-83" calcext:value-type="float">
            <text:p>-83</text:p>
          </table:table-cell>
          <table:table-cell office:value-type="float" office:value="-86" calcext:value-type="float">
            <text:p>-86</text:p>
          </table:table-cell>
          <table:table-cell office:value-type="float" office:value="-85.4982280300827" calcext:value-type="float">
            <text:p>-85.4982280300827</text:p>
          </table:table-cell>
          <table:table-cell office:value-type="float" office:value="16.4667389648193" calcext:value-type="float">
            <text:p>16.4667389648193</text:p>
          </table:table-cell>
          <table:table-cell office:value-type="float" office:value="54.090156341399" calcext:value-type="float">
            <text:p>54.090156341399</text:p>
          </table:table-cell>
          <table:table-cell office:value-type="float" office:value="89.4774161937889" calcext:value-type="float">
            <text:p>89.4774161937889</text:p>
          </table:table-cell>
          <table:table-cell office:value-type="float" office:value="-103.540336109139" calcext:value-type="float">
            <text:p>-103.540336109139</text:p>
          </table:table-cell>
          <table:table-cell table:number-columns-repeated="4"/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17.6051681858408" calcext:value-type="float">
            <text:p>17.6051681858408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80.054693223618" calcext:value-type="float">
            <text:p>-80.054693223618</text:p>
          </table:table-cell>
          <table:table-cell office:value-type="float" office:value="10.8431743458196" calcext:value-type="float">
            <text:p>10.8431743458196</text:p>
          </table:table-cell>
          <table:table-cell office:value-type="float" office:value="-82" calcext:value-type="float">
            <text:p>-82</text:p>
          </table:table-cell>
          <table:table-cell office:value-type="float" office:value="-86" calcext:value-type="float">
            <text:p>-86</text:p>
          </table:table-cell>
          <table:table-cell office:value-type="float" office:value="-86.2423096272078" calcext:value-type="float">
            <text:p>-86.2423096272078</text:p>
          </table:table-cell>
          <table:table-cell office:value-type="float" office:value="17.4345330809404" calcext:value-type="float">
            <text:p>17.4345330809404</text:p>
          </table:table-cell>
          <table:table-cell office:value-type="float" office:value="-86" calcext:value-type="float">
            <text:p>-86</text:p>
          </table:table-cell>
          <table:table-cell office:value-type="float" office:value="-87" calcext:value-type="float">
            <text:p>-87</text:p>
          </table:table-cell>
          <table:table-cell office:value-type="float" office:value="-86.2491140150414" calcext:value-type="float">
            <text:p>-86.2491140150414</text:p>
          </table:table-cell>
          <table:table-cell office:value-type="float" office:value="17.4436407496678" calcext:value-type="float">
            <text:p>17.4436407496678</text:p>
          </table:table-cell>
          <table:table-cell office:value-type="float" office:value="89.6312171695689" calcext:value-type="float">
            <text:p>89.6312171695689</text:p>
          </table:table-cell>
          <table:table-cell office:value-type="float" office:value="84.6920517529846" calcext:value-type="float">
            <text:p>84.6920517529846</text:p>
          </table:table-cell>
          <table:table-cell office:value-type="float" office:value="-122.479038850375" calcext:value-type="float">
            <text:p>-122.479038850375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.6055101446594" calcext:value-type="float">
            <text:p>17.6055101446594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80.027346611809" calcext:value-type="float">
            <text:p>-80.027346611809</text:p>
          </table:table-cell>
          <table:table-cell office:value-type="float" office:value="10.8204391497781" calcext:value-type="float">
            <text:p>10.8204391497781</text:p>
          </table:table-cell>
          <table:table-cell office:value-type="float" office:value="-91" calcext:value-type="float">
            <text:p>-91</text:p>
          </table:table-cell>
          <table:table-cell office:value-type="float" office:value="-86" calcext:value-type="float">
            <text:p>-86</text:p>
          </table:table-cell>
          <table:table-cell office:value-type="float" office:value="-86.1211548136039" calcext:value-type="float">
            <text:p>-86.1211548136039</text:p>
          </table:table-cell>
          <table:table-cell office:value-type="float" office:value="17.273161242592" calcext:value-type="float">
            <text:p>17.273161242592</text:p>
          </table:table-cell>
          <table:table-cell office:value-type="float" office:value="-85" calcext:value-type="float">
            <text:p>-85</text:p>
          </table:table-cell>
          <table:table-cell office:value-type="float" office:value="-87" calcext:value-type="float">
            <text:p>-87</text:p>
          </table:table-cell>
          <table:table-cell office:value-type="float" office:value="-86.6245570075207" calcext:value-type="float">
            <text:p>-86.6245570075207</text:p>
          </table:table-cell>
          <table:table-cell office:value-type="float" office:value="17.9536146849543" calcext:value-type="float">
            <text:p>17.9536146849543</text:p>
          </table:table-cell>
          <table:table-cell office:value-type="float" office:value="108.68489476884" calcext:value-type="float">
            <text:p>108.68489476884</text:p>
          </table:table-cell>
          <table:table-cell office:value-type="float" office:value="82.3700890538783" calcext:value-type="float">
            <text:p>82.3700890538783</text:p>
          </table:table-cell>
          <table:table-cell office:value-type="float" office:value="-135.627289015329" calcext:value-type="float">
            <text:p>-135.627289015329</text:p>
          </table:table-cell>
          <table:table-cell table:number-columns-repeated="4"/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17.657987433523" calcext:value-type="float">
            <text:p>17.657987433523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80.0136733059045" calcext:value-type="float">
            <text:p>-80.0136733059045</text:p>
          </table:table-cell>
          <table:table-cell office:value-type="float" office:value="10.8090894340868" calcext:value-type="float">
            <text:p>10.8090894340868</text:p>
          </table:table-cell>
          <table:table-cell office:value-type="float" office:value="-83" calcext:value-type="float">
            <text:p>-83</text:p>
          </table:table-cell>
          <table:table-cell office:value-type="float" office:value="-86" calcext:value-type="float">
            <text:p>-86</text:p>
          </table:table-cell>
          <table:table-cell office:value-type="float" office:value="-86.0605774068019" calcext:value-type="float">
            <text:p>-86.0605774068019</text:p>
          </table:table-cell>
          <table:table-cell office:value-type="float" office:value="17.1930363045036" calcext:value-type="float">
            <text:p>17.1930363045036</text:p>
          </table:table-cell>
          <table:table-cell office:value-type="float" office:value="-89" calcext:value-type="float">
            <text:p>-89</text:p>
          </table:table-cell>
          <table:table-cell office:value-type="float" office:value="-87" calcext:value-type="float">
            <text:p>-87</text:p>
          </table:table-cell>
          <table:table-cell office:value-type="float" office:value="-86.8122785037603" calcext:value-type="float">
            <text:p>-86.8122785037603</text:p>
          </table:table-cell>
          <table:table-cell office:value-type="float" office:value="18.214165712047" calcext:value-type="float">
            <text:p>18.214165712047</text:p>
          </table:table-cell>
          <table:table-cell office:value-type="float" office:value="118.556237078163" calcext:value-type="float">
            <text:p>118.556237078163</text:p>
          </table:table-cell>
          <table:table-cell office:value-type="float" office:value="81.2264013517693" calcext:value-type="float">
            <text:p>81.2264013517693</text:p>
          </table:table-cell>
          <table:table-cell office:value-type="float" office:value="-143.011426658475" calcext:value-type="float">
            <text:p>-143.011426658475</text:p>
          </table:table-cell>
          <table:table-cell table:number-columns-repeated="4"/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17.6047525892971" calcext:value-type="float">
            <text:p>17.6047525892971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80.0068366529522" calcext:value-type="float">
            <text:p>-80.0068366529522</text:p>
          </table:table-cell>
          <table:table-cell office:value-type="float" office:value="10.8034190413525" calcext:value-type="float">
            <text:p>10.8034190413525</text:p>
          </table:table-cell>
          <table:table-cell office:value-type="float" office:value="-90" calcext:value-type="float">
            <text:p>-90</text:p>
          </table:table-cell>
          <table:table-cell office:value-type="float" office:value="-86" calcext:value-type="float">
            <text:p>-86</text:p>
          </table:table-cell>
          <table:table-cell office:value-type="float" office:value="-86.030288703401" calcext:value-type="float">
            <text:p>-86.030288703401</text:p>
          </table:table-cell>
          <table:table-cell office:value-type="float" office:value="17.1531133216038" calcext:value-type="float">
            <text:p>17.1531133216038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  <table:table-cell office:value-type="float" office:value="-86.4061392518802" calcext:value-type="float">
            <text:p>-86.4061392518802</text:p>
          </table:table-cell>
          <table:table-cell office:value-type="float" office:value="17.655145799375" calcext:value-type="float">
            <text:p>17.655145799375</text:p>
          </table:table-cell>
          <table:table-cell office:value-type="float" office:value="100.97547582014" calcext:value-type="float">
            <text:p>100.97547582014</text:p>
          </table:table-cell>
          <table:table-cell office:value-type="float" office:value="80.6588334730559" calcext:value-type="float">
            <text:p>80.6588334730559</text:p>
          </table:table-cell>
          <table:table-cell office:value-type="float" office:value="-128.458419282438" calcext:value-type="float">
            <text:p>-128.458419282438</text:p>
          </table:table-cell>
          <table:table-cell table:number-columns-repeated="4"/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17.6062921019339" calcext:value-type="float">
            <text:p>17.6062921019339</text:p>
          </table:table-cell>
          <table:table-cell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80.5034183264761" calcext:value-type="float">
            <text:p>-80.5034183264761</text:p>
          </table:table-cell>
          <table:table-cell office:value-type="float" office:value="11.2231287270054" calcext:value-type="float">
            <text:p>11.2231287270054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6.0151443517005" calcext:value-type="float">
            <text:p>-86.0151443517005</text:p>
          </table:table-cell>
          <table:table-cell office:value-type="float" office:value="17.1331866072121" calcext:value-type="float">
            <text:p>17.1331866072121</text:p>
          </table:table-cell>
          <table:table-cell office:value-type="float" office:value="-87" calcext:value-type="float">
            <text:p>-87</text:p>
          </table:table-cell>
          <table:table-cell office:value-type="float" office:value="-84" calcext:value-type="float">
            <text:p>-84</text:p>
          </table:table-cell>
          <table:table-cell office:value-type="float" office:value="-85.2030696259401" calcext:value-type="float">
            <text:p>-85.2030696259401</text:p>
          </table:table-cell>
          <table:table-cell office:value-type="float" office:value="16.097891189247" calcext:value-type="float">
            <text:p>16.097891189247</text:p>
          </table:table-cell>
          <table:table-cell office:value-type="float" office:value="49.054015540902" calcext:value-type="float">
            <text:p>49.054015540902</text:p>
          </table:table-cell>
          <table:table-cell office:value-type="float" office:value="76.1461204066443" calcext:value-type="float">
            <text:p>76.1461204066443</text:p>
          </table:table-cell>
          <table:table-cell office:value-type="float" office:value="-89.4407508355358" calcext:value-type="float">
            <text:p>-89.4407508355358</text:p>
          </table:table-cell>
          <table:table-cell table:number-columns-repeated="4"/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17.6065559594162" calcext:value-type="float">
            <text:p>17.6065559594162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7517091632381" calcext:value-type="float">
            <text:p>-80.7517091632381</text:p>
          </table:table-cell>
          <table:table-cell office:value-type="float" office:value="11.4390591436143" calcext:value-type="float">
            <text:p>11.4390591436143</text:p>
          </table:table-cell>
          <table:table-cell office:value-type="float" office:value="-81" calcext:value-type="float">
            <text:p>-81</text:p>
          </table:table-cell>
          <table:table-cell office:value-type="float" office:value="-84" calcext:value-type="float">
            <text:p>-84</text:p>
          </table:table-cell>
          <table:table-cell office:value-type="float" office:value="-85.0075721758502" calcext:value-type="float">
            <text:p>-85.0075721758502</text:p>
          </table:table-cell>
          <table:table-cell office:value-type="float" office:value="15.8581457787782" calcext:value-type="float">
            <text:p>15.8581457787782</text:p>
          </table:table-cell>
          <table:table-cell office:value-type="float" office:value="-86" calcext:value-type="float">
            <text:p>-86</text:p>
          </table:table-cell>
          <table:table-cell office:value-type="float" office:value="-84" calcext:value-type="float">
            <text:p>-84</text:p>
          </table:table-cell>
          <table:table-cell office:value-type="float" office:value="-84.60153481297" calcext:value-type="float">
            <text:p>-84.60153481297</text:p>
          </table:table-cell>
          <table:table-cell office:value-type="float" office:value="15.3715558411751" calcext:value-type="float">
            <text:p>15.3715558411751</text:p>
          </table:table-cell>
          <table:table-cell office:value-type="float" office:value="44.006611059545" calcext:value-type="float">
            <text:p>44.006611059545</text:p>
          </table:table-cell>
          <table:table-cell office:value-type="float" office:value="54.8012333863068" calcext:value-type="float">
            <text:p>54.8012333863068</text:p>
          </table:table-cell>
          <table:table-cell office:value-type="float" office:value="-68.9360721305882" calcext:value-type="float">
            <text:p>-68.936072130588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.606819822282" calcext:value-type="float">
            <text:p>17.606819822282</text:p>
          </table:table-cell>
          <table:table-cell office:value-type="float" office:value="-80" calcext:value-type="float">
            <text:p>-80</text:p>
          </table:table-cell>
          <table:table-cell office:value-type="float" office:value="-82" calcext:value-type="float">
            <text:p>-82</text:p>
          </table:table-cell>
          <table:table-cell office:value-type="float" office:value="-81.375854581619" calcext:value-type="float">
            <text:p>-81.375854581619</text:p>
          </table:table-cell>
          <table:table-cell office:value-type="float" office:value="12.0003842617278" calcext:value-type="float">
            <text:p>12.0003842617278</text:p>
          </table:table-cell>
          <table:table-cell office:value-type="float" office:value="-88" calcext:value-type="float">
            <text:p>-88</text:p>
          </table:table-cell>
          <table:table-cell office:value-type="float" office:value="-85" calcext:value-type="float">
            <text:p>-85</text:p>
          </table:table-cell>
          <table:table-cell office:value-type="float" office:value="-85.0037860879251" calcext:value-type="float">
            <text:p>-85.0037860879251</text:p>
          </table:table-cell>
          <table:table-cell office:value-type="float" office:value="15.8535381823243" calcext:value-type="float">
            <text:p>15.8535381823243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4.300767406485" calcext:value-type="float">
            <text:p>-84.300767406485</text:p>
          </table:table-cell>
          <table:table-cell office:value-type="float" office:value="15.0207717531053" calcext:value-type="float">
            <text:p>15.0207717531053</text:p>
          </table:table-cell>
          <table:table-cell office:value-type="float" office:value="28.0707219410794" calcext:value-type="float">
            <text:p>28.0707219410794</text:p>
          </table:table-cell>
          <table:table-cell office:value-type="float" office:value="48.7542956678593" calcext:value-type="float">
            <text:p>48.7542956678593</text:p>
          </table:table-cell>
          <table:table-cell office:value-type="float" office:value="-54.5023255140434" calcext:value-type="float">
            <text:p>-54.5023255140434</text:p>
          </table:table-cell>
          <table:table-cell table:number-columns-repeated="4"/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17.6070836911664" calcext:value-type="float">
            <text:p>17.6070836911664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81.6879272908095" calcext:value-type="float">
            <text:p>-81.6879272908095</text:p>
          </table:table-cell>
          <table:table-cell office:value-type="float" office:value="12.2912931371699" calcext:value-type="float">
            <text:p>12.2912931371699</text:p>
          </table:table-cell>
          <table:table-cell office:value-type="float" office:value="-82" calcext:value-type="float">
            <text:p>-82</text:p>
          </table:table-cell>
          <table:table-cell office:value-type="float" office:value="-85" calcext:value-type="float">
            <text:p>-85</text:p>
          </table:table-cell>
          <table:table-cell office:value-type="float" office:value="-85.0018930439625" calcext:value-type="float">
            <text:p>-85.0018930439625</text:p>
          </table:table-cell>
          <table:table-cell office:value-type="float" office:value="15.8512348861494" calcext:value-type="float">
            <text:p>15.8512348861494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office:value-type="float" office:value="-83.6503837032425" calcext:value-type="float">
            <text:p>-83.6503837032425</text:p>
          </table:table-cell>
          <table:table-cell office:value-type="float" office:value="14.2893604050396" calcext:value-type="float">
            <text:p>14.2893604050396</text:p>
          </table:table-cell>
          <table:table-cell office:value-type="float" office:value="5.22590227829699" calcext:value-type="float">
            <text:p>5.22590227829699</text:p>
          </table:table-cell>
          <table:table-cell office:value-type="float" office:value="45.5089820145645" calcext:value-type="float">
            <text:p>45.5089820145645</text:p>
          </table:table-cell>
          <table:table-cell office:value-type="float" office:value="-43.5917729662981" calcext:value-type="float">
            <text:p>-43.5917729662981</text:p>
          </table:table-cell>
          <table:table-cell table:number-columns-repeated="4"/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17.607396223981" calcext:value-type="float">
            <text:p>17.607396223981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1.8439636454048" calcext:value-type="float">
            <text:p>-81.8439636454048</text:p>
          </table:table-cell>
          <table:table-cell office:value-type="float" office:value="12.4393815257007" calcext:value-type="float">
            <text:p>12.4393815257007</text:p>
          </table:table-cell>
          <table:table-cell office:value-type="float" office:value="-91" calcext:value-type="float">
            <text:p>-91</text:p>
          </table:table-cell>
          <table:table-cell office:value-type="float" office:value="-85" calcext:value-type="float">
            <text:p>-85</text:p>
          </table:table-cell>
          <table:table-cell office:value-type="float" office:value="-85.0009465219813" calcext:value-type="float">
            <text:p>-85.0009465219813</text:p>
          </table:table-cell>
          <table:table-cell office:value-type="float" office:value="15.8500833635538" calcext:value-type="float">
            <text:p>15.8500833635538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office:value-type="float" office:value="-83.3251918516213" calcext:value-type="float">
            <text:p>-83.3251918516213</text:p>
          </table:table-cell>
          <table:table-cell office:value-type="float" office:value="13.9371207170481" calcext:value-type="float">
            <text:p>13.9371207170481</text:p>
          </table:table-cell>
          <table:table-cell office:value-type="float" office:value="-5.55252916449047" calcext:value-type="float">
            <text:p>-5.55252916449047</text:p>
          </table:table-cell>
          <table:table-cell office:value-type="float" office:value="43.8276954043908" calcext:value-type="float">
            <text:p>43.8276954043908</text:p>
          </table:table-cell>
          <table:table-cell office:value-type="float" office:value="-41.8527041972208" calcext:value-type="float">
            <text:p>-41.8527041972208</text:p>
          </table:table-cell>
          <table:table-cell table:number-columns-repeated="4"/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17.6075819683784" calcext:value-type="float">
            <text:p>17.6075819683784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  <table:table-cell office:value-type="float" office:value="-81.9219818227024" calcext:value-type="float">
            <text:p>-81.9219818227024</text:p>
          </table:table-cell>
          <table:table-cell office:value-type="float" office:value="12.5140934588597" calcext:value-type="float">
            <text:p>12.5140934588597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4.5004732609906" calcext:value-type="float">
            <text:p>-84.5004732609906</text:p>
          </table:table-cell>
          <table:table-cell office:value-type="float" office:value="15.2527835993215" calcext:value-type="float">
            <text:p>15.2527835993215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3.1625959258106" calcext:value-type="float">
            <text:p>-83.1625959258106</text:p>
          </table:table-cell>
          <table:table-cell office:value-type="float" office:value="13.7642704554818" calcext:value-type="float">
            <text:p>13.7642704554818</text:p>
          </table:table-cell>
          <table:table-cell office:value-type="float" office:value="-2.81525370405816" calcext:value-type="float">
            <text:p>-2.81525370405816</text:p>
          </table:table-cell>
          <table:table-cell office:value-type="float" office:value="34.535851104843" calcext:value-type="float">
            <text:p>34.535851104843</text:p>
          </table:table-cell>
          <table:table-cell office:value-type="float" office:value="-31.7553341142553" calcext:value-type="float">
            <text:p>-31.7553341142553</text:p>
          </table:table-cell>
          <table:table-cell table:number-columns-repeated="4"/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17.6077677161782" calcext:value-type="float">
            <text:p>17.6077677161782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1.9609909113512" calcext:value-type="float">
            <text:p>-81.9609909113512</text:p>
          </table:table-cell>
          <table:table-cell office:value-type="float" office:value="12.5516175295958" calcext:value-type="float">
            <text:p>12.5516175295958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4.7502366304953" calcext:value-type="float">
            <text:p>-84.7502366304953</text:p>
          </table:table-cell>
          <table:table-cell office:value-type="float" office:value="15.5480008015973" calcext:value-type="float">
            <text:p>15.5480008015973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3.0812979629053" calcext:value-type="float">
            <text:p>-83.0812979629053</text:p>
          </table:table-cell>
          <table:table-cell office:value-type="float" office:value="13.6786508872182" calcext:value-type="float">
            <text:p>13.6786508872182</text:p>
          </table:table-cell>
          <table:table-cell office:value-type="float" office:value="-9.3098524390893" calcext:value-type="float">
            <text:p>-9.3098524390893</text:p>
          </table:table-cell>
          <table:table-cell office:value-type="float" office:value="38.2414665078249" calcext:value-type="float">
            <text:p>38.2414665078249</text:p>
          </table:table-cell>
          <table:table-cell office:value-type="float" office:value="-36.770086827873" calcext:value-type="float">
            <text:p>-36.77008682787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.6080411783863" calcext:value-type="float">
            <text:p>17.6080411783863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1.9804954556756" calcext:value-type="float">
            <text:p>-81.9804954556756</text:p>
          </table:table-cell>
          <table:table-cell office:value-type="float" office:value="12.5704217380044" calcext:value-type="float">
            <text:p>12.5704217380044</text:p>
          </table:table-cell>
          <table:table-cell table:number-columns-repeated="2" office:value-type="float" office:value="-87" calcext:value-type="float">
            <text:p>-87</text:p>
          </table:table-cell>
          <table:table-cell office:value-type="float" office:value="-85.8751183152477" calcext:value-type="float">
            <text:p>-85.8751183152477</text:p>
          </table:table-cell>
          <table:table-cell office:value-type="float" office:value="16.9500354369993" calcext:value-type="float">
            <text:p>16.9500354369993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  <table:table-cell office:value-type="float" office:value="-82.5406489814526" calcext:value-type="float">
            <text:p>-82.5406489814526</text:p>
          </table:table-cell>
          <table:table-cell office:value-type="float" office:value="13.1226526285579" calcext:value-type="float">
            <text:p>13.1226526285579</text:p>
          </table:table-cell>
          <table:table-cell office:value-type="float" office:value="-42.6640438203705" calcext:value-type="float">
            <text:p>-42.6640438203705</text:p>
          </table:table-cell>
          <table:table-cell office:value-type="float" office:value="58.737363020109" calcext:value-type="float">
            <text:p>58.737363020109</text:p>
          </table:table-cell>
          <table:table-cell office:value-type="float" office:value="-71.0736694525501" calcext:value-type="float">
            <text:p>-71.0736694525501</text:p>
          </table:table-cell>
          <table:table-cell table:number-columns-repeated="4"/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17.6081878534098" calcext:value-type="float">
            <text:p>17.6081878534098</text:p>
          </table:table-cell>
          <table:table-cell office:value-type="float" office:value="-82" calcext:value-type="float">
            <text:p>-82</text:p>
          </table:table-cell>
          <table:table-cell office:value-type="float" office:value="-83" calcext:value-type="float">
            <text:p>-83</text:p>
          </table:table-cell>
          <table:table-cell office:value-type="float" office:value="-82.4902477278378" calcext:value-type="float">
            <text:p>-82.4902477278378</text:p>
          </table:table-cell>
          <table:table-cell office:value-type="float" office:value="13.0719865076409" calcext:value-type="float">
            <text:p>13.0719865076409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83.9375591576238" calcext:value-type="float">
            <text:p>-83.9375591576238</text:p>
          </table:table-cell>
          <table:table-cell office:value-type="float" office:value="14.6078165180324" calcext:value-type="float">
            <text:p>14.6078165180324</text:p>
          </table:table-cell>
          <table:table-cell office:value-type="float" office:value="-84" calcext:value-type="float">
            <text:p>-84</text:p>
          </table:table-cell>
          <table:table-cell office:value-type="float" office:value="-82" calcext:value-type="float">
            <text:p>-82</text:p>
          </table:table-cell>
          <table:table-cell office:value-type="float" office:value="-82.2703244907263" calcext:value-type="float">
            <text:p>-82.2703244907263</text:p>
          </table:table-cell>
          <table:table-cell office:value-type="float" office:value="12.8531867115666" calcext:value-type="float">
            <text:p>12.8531867115666</text:p>
          </table:table-cell>
          <table:table-cell office:value-type="float" office:value="-23.4269590103795" calcext:value-type="float">
            <text:p>-23.4269590103795</text:p>
          </table:table-cell>
          <table:table-cell office:value-type="float" office:value="19.2933964402524" calcext:value-type="float">
            <text:p>19.2933964402524</text:p>
          </table:table-cell>
          <table:table-cell office:value-type="float" office:value="-27.0256543143906" calcext:value-type="float">
            <text:p>-27.0256543143906</text:p>
          </table:table-cell>
          <table:table-cell table:number-columns-repeated="4"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17.6084222669085" calcext:value-type="float">
            <text:p>17.6084222669085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2.7451238639189" calcext:value-type="float">
            <text:p>-82.7451238639189</text:p>
          </table:table-cell>
          <table:table-cell office:value-type="float" office:value="13.3302244544642" calcext:value-type="float">
            <text:p>13.3302244544642</text:p>
          </table:table-cell>
          <table:table-cell office:value-type="float" office:value="-81" calcext:value-type="float">
            <text:p>-81</text:p>
          </table:table-cell>
          <table:table-cell office:value-type="float" office:value="-89" calcext:value-type="float">
            <text:p>-89</text:p>
          </table:table-cell>
          <table:table-cell office:value-type="float" office:value="-86.4687795788119" calcext:value-type="float">
            <text:p>-86.4687795788119</text:p>
          </table:table-cell>
          <table:table-cell office:value-type="float" office:value="17.7402329894705" calcext:value-type="float">
            <text:p>17.7402329894705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1351622453632" calcext:value-type="float">
            <text:p>-82.1351622453632</text:p>
          </table:table-cell>
          <table:table-cell office:value-type="float" office:value="12.7205359060561" calcext:value-type="float">
            <text:p>12.7205359060561</text:p>
          </table:table-cell>
          <table:table-cell office:value-type="float" office:value="-73.3248233086645" calcext:value-type="float">
            <text:p>-73.3248233086645</text:p>
          </table:table-cell>
          <table:table-cell office:value-type="float" office:value="62.2522647792287" calcext:value-type="float">
            <text:p>62.2522647792287</text:p>
          </table:table-cell>
          <table:table-cell office:value-type="float" office:value="-94.9194782118679" calcext:value-type="float">
            <text:p>-94.9194782118679</text:p>
          </table:table-cell>
          <table:table-cell table:number-columns-repeated="4"/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17.6085881185701" calcext:value-type="float">
            <text:p>17.6085881185701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  <table:table-cell office:value-type="float" office:value="-82.3725619319595" calcext:value-type="float">
            <text:p>-82.3725619319595</text:p>
          </table:table-cell>
          <table:table-cell office:value-type="float" office:value="12.9544426011485" calcext:value-type="float">
            <text:p>12.9544426011485</text:p>
          </table:table-cell>
          <table:table-cell table:number-columns-repeated="2" office:value-type="float" office:value="-89" calcext:value-type="float">
            <text:p>-89</text:p>
          </table:table-cell>
          <table:table-cell office:value-type="float" office:value="-87.734389789406" calcext:value-type="float">
            <text:p>-87.734389789406</text:p>
          </table:table-cell>
          <table:table-cell office:value-type="float" office:value="19.5499803994181" calcext:value-type="float">
            <text:p>19.5499803994181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0675811226816" calcext:value-type="float">
            <text:p>-82.0675811226816</text:p>
          </table:table-cell>
          <table:table-cell office:value-type="float" office:value="12.6547247713153" calcext:value-type="float">
            <text:p>12.6547247713153</text:p>
          </table:table-cell>
          <table:table-cell office:value-type="float" office:value="-99.1105989598298" calcext:value-type="float">
            <text:p>-99.1105989598298</text:p>
          </table:table-cell>
          <table:table-cell office:value-type="float" office:value="97.4173411414466" calcext:value-type="float">
            <text:p>97.4173411414466</text:p>
          </table:table-cell>
          <table:table-cell office:value-type="float" office:value="-138.000681024956" calcext:value-type="float">
            <text:p>-138.000681024956</text:p>
          </table:table-cell>
          <table:table-cell table:number-columns-repeated="4"/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17.6086662406437" calcext:value-type="float">
            <text:p>17.6086662406437</text:p>
          </table:table-cell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office:value-type="float" office:value="-81.6862809659797" calcext:value-type="float">
            <text:p>-81.6862809659797</text:p>
          </table:table-cell>
          <table:table-cell office:value-type="float" office:value="12.289740106258" calcext:value-type="float">
            <text:p>12.289740106258</text:p>
          </table:table-cell>
          <table:table-cell office:value-type="float" office:value="-89" calcext:value-type="float">
            <text:p>-89</text:p>
          </table:table-cell>
          <table:table-cell office:value-type="float" office:value="-86" calcext:value-type="float">
            <text:p>-86</text:p>
          </table:table-cell>
          <table:table-cell office:value-type="float" office:value="-86.867194894703" calcext:value-type="float">
            <text:p>-86.867194894703</text:p>
          </table:table-cell>
          <table:table-cell office:value-type="float" office:value="18.2911002411917" calcext:value-type="float">
            <text:p>18.2911002411917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0337905613408" calcext:value-type="float">
            <text:p>-82.0337905613408</text:p>
          </table:table-cell>
          <table:table-cell office:value-type="float" office:value="12.6219469947667" calcext:value-type="float">
            <text:p>12.6219469947667</text:p>
          </table:table-cell>
          <table:table-cell office:value-type="float" office:value="-71.34828374776" calcext:value-type="float">
            <text:p>-71.34828374776</text:p>
          </table:table-cell>
          <table:table-cell office:value-type="float" office:value="83.3911982517989" calcext:value-type="float">
            <text:p>83.3911982517989</text:p>
          </table:table-cell>
          <table:table-cell office:value-type="float" office:value="-108.660827263372" calcext:value-type="float">
            <text:p>-108.660827263372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.6088320970487" calcext:value-type="float">
            <text:p>17.6088320970487</text:p>
          </table:table-cell>
          <table:table-cell office:value-type="float" office:value="-83" calcext:value-type="float">
            <text:p>-83</text:p>
          </table:table-cell>
          <table:table-cell office:value-type="float" office:value="-81" calcext:value-type="float">
            <text:p>-81</text:p>
          </table:table-cell>
          <table:table-cell office:value-type="float" office:value="-81.3431404829899" calcext:value-type="float">
            <text:p>-81.3431404829899</text:p>
          </table:table-cell>
          <table:table-cell office:value-type="float" office:value="11.9702902958297" calcext:value-type="float">
            <text:p>11.9702902958297</text:p>
          </table:table-cell>
          <table:table-cell office:value-type="float" office:value="-82" calcext:value-type="float">
            <text:p>-82</text:p>
          </table:table-cell>
          <table:table-cell office:value-type="float" office:value="-86" calcext:value-type="float">
            <text:p>-86</text:p>
          </table:table-cell>
          <table:table-cell office:value-type="float" office:value="-86.4335974473515" calcext:value-type="float">
            <text:p>-86.4335974473515</text:p>
          </table:table-cell>
          <table:table-cell office:value-type="float" office:value="17.6923931555377" calcext:value-type="float">
            <text:p>17.6923931555377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0168952806704" calcext:value-type="float">
            <text:p>-82.0168952806704</text:p>
          </table:table-cell>
          <table:table-cell office:value-type="float" office:value="12.6055899576461" calcext:value-type="float">
            <text:p>12.6055899576461</text:p>
          </table:table-cell>
          <table:table-cell office:value-type="float" office:value="-58.7502133575655" calcext:value-type="float">
            <text:p>-58.7502133575655</text:p>
          </table:table-cell>
          <table:table-cell office:value-type="float" office:value="77.1213299107646" calcext:value-type="float">
            <text:p>77.1213299107646</text:p>
          </table:table-cell>
          <table:table-cell office:value-type="float" office:value="-95.7917713788133" calcext:value-type="float">
            <text:p>-95.7917713788133</text:p>
          </table:table-cell>
          <table:table-cell table:number-columns-repeated="4"/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17.6089102256265" calcext:value-type="float">
            <text:p>17.6089102256265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1.1715702414949" calcext:value-type="float">
            <text:p>-81.1715702414949</text:p>
          </table:table-cell>
          <table:table-cell office:value-type="float" office:value="11.8136928359472" calcext:value-type="float">
            <text:p>11.8136928359472</text:p>
          </table:table-cell>
          <table:table-cell office:value-type="float" office:value="-89" calcext:value-type="float">
            <text:p>-89</text:p>
          </table:table-cell>
          <table:table-cell office:value-type="float" office:value="-86" calcext:value-type="float">
            <text:p>-86</text:p>
          </table:table-cell>
          <table:table-cell office:value-type="float" office:value="-86.2167987236757" calcext:value-type="float">
            <text:p>-86.2167987236757</text:p>
          </table:table-cell>
          <table:table-cell office:value-type="float" office:value="17.4004290681092" calcext:value-type="float">
            <text:p>17.4004290681092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0084476403352" calcext:value-type="float">
            <text:p>-82.0084476403352</text:p>
          </table:table-cell>
          <table:table-cell office:value-type="float" office:value="12.5974193898346" calcext:value-type="float">
            <text:p>12.5974193898346</text:p>
          </table:table-cell>
          <table:table-cell office:value-type="float" office:value="-52.7489404837527" calcext:value-type="float">
            <text:p>-52.7489404837527</text:p>
          </table:table-cell>
          <table:table-cell office:value-type="float" office:value="74.157087878267" calcext:value-type="float">
            <text:p>74.157087878267</text:p>
          </table:table-cell>
          <table:table-cell office:value-type="float" office:value="-89.8070603846268" calcext:value-type="float">
            <text:p>-89.8070603846268</text:p>
          </table:table-cell>
          <table:table-cell table:number-columns-repeated="4"/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17.6093009311336" calcext:value-type="float">
            <text:p>17.6093009311336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1.0857851207475" calcext:value-type="float">
            <text:p>-81.0857851207475</text:p>
          </table:table-cell>
          <table:table-cell office:value-type="float" office:value="11.7361640277161" calcext:value-type="float">
            <text:p>11.7361640277161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6.1083993618379" calcext:value-type="float">
            <text:p>-86.1083993618379</text:p>
          </table:table-cell>
          <table:table-cell office:value-type="float" office:value="17.2562587975536" calcext:value-type="float">
            <text:p>17.2562587975536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0042238201676" calcext:value-type="float">
            <text:p>-82.0042238201676</text:p>
          </table:table-cell>
          <table:table-cell office:value-type="float" office:value="12.5933360921129" calcext:value-type="float">
            <text:p>12.5933360921129</text:p>
          </table:table-cell>
          <table:table-cell office:value-type="float" office:value="-49.8200368641301" calcext:value-type="float">
            <text:p>-49.8200368641301</text:p>
          </table:table-cell>
          <table:table-cell office:value-type="float" office:value="72.7158734557671" calcext:value-type="float">
            <text:p>72.7158734557671</text:p>
          </table:table-cell>
          <table:table-cell office:value-type="float" office:value="-86.9283766735521" calcext:value-type="float">
            <text:p>-86.9283766735521</text:p>
          </table:table-cell>
          <table:table-cell table:number-columns-repeated="4"/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7.6096429907143" calcext:value-type="float">
            <text:p>17.6096429907143</text:p>
          </table:table-cell>
          <table:table-cell office:value-type="float" office:value="-81" calcext:value-type="float">
            <text:p>-81</text:p>
          </table:table-cell>
          <table:table-cell office:value-type="float" office:value="-80" calcext:value-type="float">
            <text:p>-80</text:p>
          </table:table-cell>
          <table:table-cell office:value-type="float" office:value="-80.5428925603737" calcext:value-type="float">
            <text:p>-80.5428925603737</text:p>
          </table:table-cell>
          <table:table-cell office:value-type="float" office:value="11.2571836700535" calcext:value-type="float">
            <text:p>11.2571836700535</text:p>
          </table:table-cell>
          <table:table-cell office:value-type="float" office:value="-82" calcext:value-type="float">
            <text:p>-82</text:p>
          </table:table-cell>
          <table:table-cell office:value-type="float" office:value="-84" calcext:value-type="float">
            <text:p>-84</text:p>
          </table:table-cell>
          <table:table-cell office:value-type="float" office:value="-85.0541996809189" calcext:value-type="float">
            <text:p>-85.0541996809189</text:p>
          </table:table-cell>
          <table:table-cell office:value-type="float" office:value="15.9150004790908" calcext:value-type="float">
            <text:p>15.9150004790908</text:p>
          </table:table-cell>
          <table:table-cell office:value-type="float" office:value="-81" calcext:value-type="float">
            <text:p>-81</text:p>
          </table:table-cell>
          <table:table-cell office:value-type="float" office:value="-83" calcext:value-type="float">
            <text:p>-83</text:p>
          </table:table-cell>
          <table:table-cell office:value-type="float" office:value="-82.5021119100838" calcext:value-type="float">
            <text:p>-82.5021119100838</text:p>
          </table:table-cell>
          <table:table-cell office:value-type="float" office:value="13.083895405916" calcext:value-type="float">
            <text:p>13.083895405916</text:p>
          </table:table-cell>
          <table:table-cell office:value-type="float" office:value="-13.9696122831742" calcext:value-type="float">
            <text:p>-13.9696122831742</text:p>
          </table:table-cell>
          <table:table-cell office:value-type="float" office:value="57.4986618491558" calcext:value-type="float">
            <text:p>57.4986618491558</text:p>
          </table:table-cell>
          <table:table-cell office:value-type="float" office:value="-57.5759827469869" calcext:value-type="float">
            <text:p>-57.5759827469869</text:p>
          </table:table-cell>
          <table:table-cell table:number-columns-repeated="4"/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17.6100632030128" calcext:value-type="float">
            <text:p>17.6100632030128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80.2714462801869" calcext:value-type="float">
            <text:p>-80.2714462801869</text:p>
          </table:table-cell>
          <table:table-cell office:value-type="float" office:value="11.0250747501705" calcext:value-type="float">
            <text:p>11.0250747501705</text:p>
          </table:table-cell>
          <table:table-cell office:value-type="float" office:value="-88" calcext:value-type="float">
            <text:p>-88</text:p>
          </table:table-cell>
          <table:table-cell office:value-type="float" office:value="-84" calcext:value-type="float">
            <text:p>-84</text:p>
          </table:table-cell>
          <table:table-cell office:value-type="float" office:value="-84.5270998404595" calcext:value-type="float">
            <text:p>-84.5270998404595</text:p>
          </table:table-cell>
          <table:table-cell office:value-type="float" office:value="15.2839870607817" calcext:value-type="float">
            <text:p>15.2839870607817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2.7510559550419" calcext:value-type="float">
            <text:p>-82.7510559550419</text:p>
          </table:table-cell>
          <table:table-cell office:value-type="float" office:value="13.3362951518096" calcext:value-type="float">
            <text:p>13.3362951518096</text:p>
          </table:table-cell>
          <table:table-cell office:value-type="float" office:value="3.03223246617463" calcext:value-type="float">
            <text:p>3.03223246617463</text:p>
          </table:table-cell>
          <table:table-cell office:value-type="float" office:value="50.9009032851344" calcext:value-type="float">
            <text:p>50.9009032851344</text:p>
          </table:table-cell>
          <table:table-cell office:value-type="float" office:value="-49.2531986403741" calcext:value-type="float">
            <text:p>-49.253198640374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.6104443548973" calcext:value-type="float">
            <text:p>17.6104443548973</text:p>
          </table:table-cell>
          <table:table-cell office:value-type="float" office:value="-81" calcext:value-type="float">
            <text:p>-81</text:p>
          </table:table-cell>
          <table:table-cell office:value-type="float" office:value="-80" calcext:value-type="float">
            <text:p>-80</text:p>
          </table:table-cell>
          <table:table-cell office:value-type="float" office:value="-80.1357231400934" calcext:value-type="float">
            <text:p>-80.1357231400934</text:p>
          </table:table-cell>
          <table:table-cell office:value-type="float" office:value="10.9108211780968" calcext:value-type="float">
            <text:p>10.9108211780968</text:p>
          </table:table-cell>
          <table:table-cell office:value-type="float" office:value="-81" calcext:value-type="float">
            <text:p>-81</text:p>
          </table:table-cell>
          <table:table-cell office:value-type="float" office:value="-84" calcext:value-type="float">
            <text:p>-84</text:p>
          </table:table-cell>
          <table:table-cell office:value-type="float" office:value="-84.2635499202297" calcext:value-type="float">
            <text:p>-84.2635499202297</text:p>
          </table:table-cell>
          <table:table-cell office:value-type="float" office:value="14.9779254284966" calcext:value-type="float">
            <text:p>14.9779254284966</text:p>
          </table:table-cell>
          <table:table-cell office:value-type="float" office:value="-82" calcext:value-type="float">
            <text:p>-82</text:p>
          </table:table-cell>
          <table:table-cell office:value-type="float" office:value="-83" calcext:value-type="float">
            <text:p>-83</text:p>
          </table:table-cell>
          <table:table-cell office:value-type="float" office:value="-82.875527977521" calcext:value-type="float">
            <text:p>-82.875527977521</text:p>
          </table:table-cell>
          <table:table-cell office:value-type="float" office:value="13.4643150755078" calcext:value-type="float">
            <text:p>13.4643150755078</text:p>
          </table:table-cell>
          <table:table-cell office:value-type="float" office:value="11.3330475467197" calcext:value-type="float">
            <text:p>11.3330475467197</text:p>
          </table:table-cell>
          <table:table-cell office:value-type="float" office:value="47.8301051641822" calcext:value-type="float">
            <text:p>47.8301051641822</text:p>
          </table:table-cell>
          <table:table-cell office:value-type="float" office:value="-47.4092606835604" calcext:value-type="float">
            <text:p>-47.4092606835604</text:p>
          </table:table-cell>
          <table:table-cell table:number-columns-repeated="4"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17.6107960189632" calcext:value-type="float">
            <text:p>17.6107960189632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80.0678615700467" calcext:value-type="float">
            <text:p>-80.0678615700467</text:p>
          </table:table-cell>
          <table:table-cell office:value-type="float" office:value="10.8541391684039" calcext:value-type="float">
            <text:p>10.8541391684039</text:p>
          </table:table-cell>
          <table:table-cell office:value-type="float" office:value="-89" calcext:value-type="float">
            <text:p>-89</text:p>
          </table:table-cell>
          <table:table-cell office:value-type="float" office:value="-84" calcext:value-type="float">
            <text:p>-84</text:p>
          </table:table-cell>
          <table:table-cell office:value-type="float" office:value="-84.1317749601149" calcext:value-type="float">
            <text:p>-84.1317749601149</text:p>
          </table:table-cell>
          <table:table-cell office:value-type="float" office:value="14.8272006712142" calcext:value-type="float">
            <text:p>14.8272006712142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2.9377639887605" calcext:value-type="float">
            <text:p>-82.9377639887605</text:p>
          </table:table-cell>
          <table:table-cell office:value-type="float" office:value="13.5287851437938" calcext:value-type="float">
            <text:p>13.5287851437938</text:p>
          </table:table-cell>
          <table:table-cell office:value-type="float" office:value="15.4370473024853" calcext:value-type="float">
            <text:p>15.4370473024853</text:p>
          </table:table-cell>
          <table:table-cell office:value-type="float" office:value="46.3488830260786" calcext:value-type="float">
            <text:p>46.3488830260786</text:p>
          </table:table-cell>
          <table:table-cell office:value-type="float" office:value="-47.1251165701485" calcext:value-type="float">
            <text:p>-47.1251165701485</text:p>
          </table:table-cell>
          <table:table-cell table:number-columns-repeated="4"/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17.6112162624857" calcext:value-type="float">
            <text:p>17.6112162624857</text:p>
          </table:table-cell>
          <table:table-cell office:value-type="float" office:value="-79" calcext:value-type="float">
            <text:p>-79</text:p>
          </table:table-cell>
          <table:table-cell office:value-type="float" office:value="-81" calcext:value-type="float">
            <text:p>-81</text:p>
          </table:table-cell>
          <table:table-cell office:value-type="float" office:value="-80.5339307850234" calcext:value-type="float">
            <text:p>-80.5339307850234</text:p>
          </table:table-cell>
          <table:table-cell office:value-type="float" office:value="11.2494431723762" calcext:value-type="float">
            <text:p>11.2494431723762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4.0658874800574" calcext:value-type="float">
            <text:p>-84.0658874800574</text:p>
          </table:table-cell>
          <table:table-cell office:value-type="float" office:value="14.7524080360101" calcext:value-type="float">
            <text:p>14.7524080360101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2.9688819943802" calcext:value-type="float">
            <text:p>-82.9688819943802</text:p>
          </table:table-cell>
          <table:table-cell office:value-type="float" office:value="13.5611358469852" calcext:value-type="float">
            <text:p>13.5611358469852</text:p>
          </table:table-cell>
          <table:table-cell office:value-type="float" office:value="12.9962232556981" calcext:value-type="float">
            <text:p>12.9962232556981</text:p>
          </table:table-cell>
          <table:table-cell office:value-type="float" office:value="41.3716232601878" calcext:value-type="float">
            <text:p>41.3716232601878</text:p>
          </table:table-cell>
          <table:table-cell office:value-type="float" office:value="-41.3667374857595" calcext:value-type="float">
            <text:p>-41.3667374857595</text:p>
          </table:table-cell>
          <table:table-cell table:number-columns-repeated="4"/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17.611646093343" calcext:value-type="float">
            <text:p>17.611646093343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7669653925117" calcext:value-type="float">
            <text:p>-80.7669653925117</text:p>
          </table:table-cell>
          <table:table-cell office:value-type="float" office:value="11.4524616567477" calcext:value-type="float">
            <text:p>11.4524616567477</text:p>
          </table:table-cell>
          <table:table-cell office:value-type="float" office:value="-82" calcext:value-type="float">
            <text:p>-82</text:p>
          </table:table-cell>
          <table:table-cell office:value-type="float" office:value="-84" calcext:value-type="float">
            <text:p>-84</text:p>
          </table:table-cell>
          <table:table-cell office:value-type="float" office:value="-84.0329437400287" calcext:value-type="float">
            <text:p>-84.0329437400287</text:p>
          </table:table-cell>
          <table:table-cell office:value-type="float" office:value="14.7151533158569" calcext:value-type="float">
            <text:p>14.7151533158569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2.9844409971901" calcext:value-type="float">
            <text:p>-82.9844409971901</text:p>
          </table:table-cell>
          <table:table-cell office:value-type="float" office:value="13.577340196508" calcext:value-type="float">
            <text:p>13.577340196508</text:p>
          </table:table-cell>
          <table:table-cell office:value-type="float" office:value="11.6585627739926" calcext:value-type="float">
            <text:p>11.6585627739926</text:p>
          </table:table-cell>
          <table:table-cell office:value-type="float" office:value="38.7776632317727" calcext:value-type="float">
            <text:p>38.7776632317727</text:p>
          </table:table-cell>
          <table:table-cell office:value-type="float" office:value="-38.3198643514246" calcext:value-type="float">
            <text:p>-38.3198643514246</text:p>
          </table:table-cell>
          <table:table-cell table:number-columns-repeated="4"/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17.6120368688521" calcext:value-type="float">
            <text:p>17.6120368688521</text:p>
          </table:table-cell>
          <table:table-cell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80.8834826962558" calcext:value-type="float">
            <text:p>-80.8834826962558</text:p>
          </table:table-cell>
          <table:table-cell office:value-type="float" office:value="11.5553407455436" calcext:value-type="float">
            <text:p>11.5553407455436</text:p>
          </table:table-cell>
          <table:table-cell office:value-type="float" office:value="-86" calcext:value-type="float">
            <text:p>-86</text:p>
          </table:table-cell>
          <table:table-cell office:value-type="float" office:value="-84" calcext:value-type="float">
            <text:p>-84</text:p>
          </table:table-cell>
          <table:table-cell office:value-type="float" office:value="-84.0164718700144" calcext:value-type="float">
            <text:p>-84.0164718700144</text:p>
          </table:table-cell>
          <table:table-cell office:value-type="float" office:value="14.6965612508373" calcext:value-type="float">
            <text:p>14.6965612508373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office:value-type="float" office:value="-82.9922204985951" calcext:value-type="float">
            <text:p>-82.9922204985951</text:p>
          </table:table-cell>
          <table:table-cell office:value-type="float" office:value="13.5854496308569" calcext:value-type="float">
            <text:p>13.5854496308569</text:p>
          </table:table-cell>
          <table:table-cell office:value-type="float" office:value="10.9592061450803" calcext:value-type="float">
            <text:p>10.9592061450803</text:p>
          </table:table-cell>
          <table:table-cell office:value-type="float" office:value="37.4531876609061" calcext:value-type="float">
            <text:p>37.4531876609061</text:p>
          </table:table-cell>
          <table:table-cell office:value-type="float" office:value="-36.7510360449941" calcext:value-type="float">
            <text:p>-36.7510360449941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.6125448760665" calcext:value-type="float">
            <text:p>17.6125448760665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9417413481279" calcext:value-type="float">
            <text:p>-80.9417413481279</text:p>
          </table:table-cell>
          <table:table-cell office:value-type="float" office:value="11.6071263393526" calcext:value-type="float">
            <text:p>11.6071263393526</text:p>
          </table:table-cell>
          <table:table-cell office:value-type="float" office:value="-79" calcext:value-type="float">
            <text:p>-79</text:p>
          </table:table-cell>
          <table:table-cell office:value-type="float" office:value="-84" calcext:value-type="float">
            <text:p>-84</text:p>
          </table:table-cell>
          <table:table-cell office:value-type="float" office:value="-84.0082359350072" calcext:value-type="float">
            <text:p>-84.0082359350072</text:p>
          </table:table-cell>
          <table:table-cell office:value-type="float" office:value="14.6872740290845" calcext:value-type="float">
            <text:p>14.6872740290845</text:p>
          </table:table-cell>
          <table:table-cell office:value-type="float" office:value="-82" calcext:value-type="float">
            <text:p>-82</text:p>
          </table:table-cell>
          <table:table-cell office:value-type="float" office:value="-83" calcext:value-type="float">
            <text:p>-83</text:p>
          </table:table-cell>
          <table:table-cell office:value-type="float" office:value="-82.9961102492975" calcext:value-type="float">
            <text:p>-82.9961102492975</text:p>
          </table:table-cell>
          <table:table-cell office:value-type="float" office:value="13.5895061641929" calcext:value-type="float">
            <text:p>13.5895061641929</text:p>
          </table:table-cell>
          <table:table-cell office:value-type="float" office:value="10.6017392702644" calcext:value-type="float">
            <text:p>10.6017392702644</text:p>
          </table:table-cell>
          <table:table-cell office:value-type="float" office:value="36.7839257035117" calcext:value-type="float">
            <text:p>36.7839257035117</text:p>
          </table:table-cell>
          <table:table-cell office:value-type="float" office:value="-35.954746572974" calcext:value-type="float">
            <text:p>-35.954746572974</text:p>
          </table:table-cell>
          <table:table-cell table:number-columns-repeated="4"/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17.6130528970167" calcext:value-type="float">
            <text:p>17.6130528970167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970870674064" calcext:value-type="float">
            <text:p>-80.970870674064</text:p>
          </table:table-cell>
          <table:table-cell office:value-type="float" office:value="11.6331061008507" calcext:value-type="float">
            <text:p>11.6331061008507</text:p>
          </table:table-cell>
          <table:table-cell office:value-type="float" office:value="-87" calcext:value-type="float">
            <text:p>-87</text:p>
          </table:table-cell>
          <table:table-cell office:value-type="float" office:value="-84" calcext:value-type="float">
            <text:p>-84</text:p>
          </table:table-cell>
          <table:table-cell office:value-type="float" office:value="-84.0041179675036" calcext:value-type="float">
            <text:p>-84.0041179675036</text:p>
          </table:table-cell>
          <table:table-cell office:value-type="float" office:value="14.6826326192733" calcext:value-type="float">
            <text:p>14.6826326192733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2.9980551246488" calcext:value-type="float">
            <text:p>-82.9980551246488</text:p>
          </table:table-cell>
          <table:table-cell office:value-type="float" office:value="13.5915348850594" calcext:value-type="float">
            <text:p>13.5915348850594</text:p>
          </table:table-cell>
          <table:table-cell office:value-type="float" office:value="10.4210387396067" calcext:value-type="float">
            <text:p>10.4210387396067</text:p>
          </table:table-cell>
          <table:table-cell office:value-type="float" office:value="36.4475195813175" calcext:value-type="float">
            <text:p>36.4475195813175</text:p>
          </table:table-cell>
          <table:table-cell office:value-type="float" office:value="-35.553558951597" calcext:value-type="float">
            <text:p>-35.553558951597</text:p>
          </table:table-cell>
          <table:table-cell table:number-columns-repeated="4"/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17.6134437143497" calcext:value-type="float">
            <text:p>17.6134437143497</text:p>
          </table:table-cell>
          <table:table-cell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office:value-type="float" office:value="-80.485435337032" calcext:value-type="float">
            <text:p>-80.485435337032</text:p>
          </table:table-cell>
          <table:table-cell office:value-type="float" office:value="11.2076487402227" calcext:value-type="float">
            <text:p>11.2076487402227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4.0020589837518" calcext:value-type="float">
            <text:p>-84.0020589837518</text:p>
          </table:table-cell>
          <table:table-cell office:value-type="float" office:value="14.6803124644311" calcext:value-type="float">
            <text:p>14.6803124644311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2.9990275623244" calcext:value-type="float">
            <text:p>-82.9990275623244</text:p>
          </table:table-cell>
          <table:table-cell office:value-type="float" office:value="13.5925493590621" calcext:value-type="float">
            <text:p>13.5925493590621</text:p>
          </table:table-cell>
          <table:table-cell office:value-type="float" office:value="15.1334900940626" calcext:value-type="float">
            <text:p>15.1334900940626</text:p>
          </table:table-cell>
          <table:table-cell office:value-type="float" office:value="40.8337198950532" calcext:value-type="float">
            <text:p>40.8337198950532</text:p>
          </table:table-cell>
          <table:table-cell office:value-type="float" office:value="-41.5765215466576" calcext:value-type="float">
            <text:p>-41.5765215466576</text:p>
          </table:table-cell>
          <table:table-cell table:number-columns-repeated="4"/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17.6138831836219" calcext:value-type="float">
            <text:p>17.6138831836219</text:p>
          </table:table-cell>
          <table:table-cell office:value-type="float" office:value="-81" calcext:value-type="float">
            <text:p>-81</text:p>
          </table:table-cell>
          <table:table-cell office:value-type="float" office:value="-80" calcext:value-type="float">
            <text:p>-80</text:p>
          </table:table-cell>
          <table:table-cell office:value-type="float" office:value="-80.242717668516" calcext:value-type="float">
            <text:p>-80.242717668516</text:p>
          </table:table-cell>
          <table:table-cell office:value-type="float" office:value="11.0007912159926" calcext:value-type="float">
            <text:p>11.0007912159926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4.0010294918759" calcext:value-type="float">
            <text:p>-84.0010294918759</text:p>
          </table:table-cell>
          <table:table-cell office:value-type="float" office:value="14.6791525245006" calcext:value-type="float">
            <text:p>14.6791525245006</text:p>
          </table:table-cell>
          <table:table-cell office:value-type="float" office:value="-83" calcext:value-type="float">
            <text:p>-83</text:p>
          </table:table-cell>
          <table:table-cell office:value-type="float" office:value="-81" calcext:value-type="float">
            <text:p>-81</text:p>
          </table:table-cell>
          <table:table-cell office:value-type="float" office:value="-81.9995137811622" calcext:value-type="float">
            <text:p>-81.9995137811622</text:p>
          </table:table-cell>
          <table:table-cell office:value-type="float" office:value="12.588784312426" calcext:value-type="float">
            <text:p>12.588784312426</text:p>
          </table:table-cell>
          <table:table-cell office:value-type="float" office:value="-6.54062525902904" calcext:value-type="float">
            <text:p>-6.54062525902904</text:p>
          </table:table-cell>
          <table:table-cell office:value-type="float" office:value="42.9064142998603" calcext:value-type="float">
            <text:p>42.9064142998603</text:p>
          </table:table-cell>
          <table:table-cell office:value-type="float" office:value="-41.4532325470595" calcext:value-type="float">
            <text:p>-41.4532325470595</text:p>
          </table:table-cell>
          <table:table-cell table:number-columns-repeated="4"/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17.6141080813216" calcext:value-type="float">
            <text:p>17.6141080813216</text:p>
          </table:table-cell>
          <table:table-cell office:value-type="float" office:value="-81" calcext:value-type="float">
            <text:p>-81</text:p>
          </table:table-cell>
          <table:table-cell office:value-type="float" office:value="-80" calcext:value-type="float">
            <text:p>-80</text:p>
          </table:table-cell>
          <table:table-cell office:value-type="float" office:value="-80.121358834258" calcext:value-type="float">
            <text:p>-80.121358834258</text:p>
          </table:table-cell>
          <table:table-cell office:value-type="float" office:value="10.8987986131415" calcext:value-type="float">
            <text:p>10.8987986131415</text:p>
          </table:table-cell>
          <table:table-cell office:value-type="float" office:value="-85" calcext:value-type="float">
            <text:p>-85</text:p>
          </table:table-cell>
          <table:table-cell office:value-type="float" office:value="-81" calcext:value-type="float">
            <text:p>-81</text:p>
          </table:table-cell>
          <table:table-cell office:value-type="float" office:value="-82.5005147459379" calcext:value-type="float">
            <text:p>-82.5005147459379</text:p>
          </table:table-cell>
          <table:table-cell office:value-type="float" office:value="13.0822915903256" calcext:value-type="float">
            <text:p>13.0822915903256</text:p>
          </table:table-cell>
          <table:table-cell office:value-type="float" office:value="-83" calcext:value-type="float">
            <text:p>-83</text:p>
          </table:table-cell>
          <table:table-cell office:value-type="float" office:value="-81" calcext:value-type="float">
            <text:p>-81</text:p>
          </table:table-cell>
          <table:table-cell office:value-type="float" office:value="-81.4997568905811" calcext:value-type="float">
            <text:p>-81.4997568905811</text:p>
          </table:table-cell>
          <table:table-cell office:value-type="float" office:value="12.1150505253607" calcext:value-type="float">
            <text:p>12.1150505253607</text:p>
          </table:table-cell>
          <table:table-cell office:value-type="float" office:value="2.942305753152" calcext:value-type="float">
            <text:p>2.942305753152</text:p>
          </table:table-cell>
          <table:table-cell office:value-type="float" office:value="23.7711554747678" calcext:value-type="float">
            <text:p>23.7711554747678</text:p>
          </table:table-cell>
          <table:table-cell office:value-type="float" office:value="-20.7482428857732" calcext:value-type="float">
            <text:p>-20.7482428857732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.624940860412" calcext:value-type="float">
            <text:p>17.624940860412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80.060679417129" calcext:value-type="float">
            <text:p>-80.060679417129</text:p>
          </table:table-cell>
          <table:table-cell office:value-type="float" office:value="10.8481574664465" calcext:value-type="float">
            <text:p>10.8481574664465</text:p>
          </table:table-cell>
          <table:table-cell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81.750257372969" calcext:value-type="float">
            <text:p>-81.750257372969</text:p>
          </table:table-cell>
          <table:table-cell office:value-type="float" office:value="12.3502356923236" calcext:value-type="float">
            <text:p>12.3502356923236</text:p>
          </table:table-cell>
          <table:table-cell office:value-type="float" office:value="-81" calcext:value-type="float">
            <text:p>-81</text:p>
          </table:table-cell>
          <table:table-cell office:value-type="float" office:value="-80" calcext:value-type="float">
            <text:p>-80</text:p>
          </table:table-cell>
          <table:table-cell office:value-type="float" office:value="-80.7498784452906" calcext:value-type="float">
            <text:p>-80.7498784452906</text:p>
          </table:table-cell>
          <table:table-cell office:value-type="float" office:value="11.43745192236" calcext:value-type="float">
            <text:p>11.43745192236</text:p>
          </table:table-cell>
          <table:table-cell office:value-type="float" office:value="-3.03697684208231" calcext:value-type="float">
            <text:p>-3.03697684208231</text:p>
          </table:table-cell>
          <table:table-cell office:value-type="float" office:value="15.8090005632389" calcext:value-type="float">
            <text:p>15.8090005632389</text:p>
          </table:table-cell>
          <table:table-cell office:value-type="float" office:value="-11.1934912402362" calcext:value-type="float">
            <text:p>-11.1934912402362</text:p>
          </table:table-cell>
          <table:table-cell table:number-columns-repeated="4"/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17.614518828704" calcext:value-type="float">
            <text:p>17.614518828704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80.0303397085645" calcext:value-type="float">
            <text:p>-80.0303397085645</text:p>
          </table:table-cell>
          <table:table-cell office:value-type="float" office:value="10.8229252003739" calcext:value-type="float">
            <text:p>10.8229252003739</text:p>
          </table:table-cell>
          <table:table-cell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81.3751286864845" calcext:value-type="float">
            <text:p>-81.3751286864845</text:p>
          </table:table-cell>
          <table:table-cell office:value-type="float" office:value="11.9997156848174" calcext:value-type="float">
            <text:p>11.9997156848174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80.3749392226453" calcext:value-type="float">
            <text:p>-80.3749392226453</text:p>
          </table:table-cell>
          <table:table-cell office:value-type="float" office:value="11.1129998227669" calcext:value-type="float">
            <text:p>11.1129998227669</text:p>
          </table:table-cell>
          <table:table-cell office:value-type="float" office:value="-5.75827434672091" calcext:value-type="float">
            <text:p>-5.75827434672091</text:p>
          </table:table-cell>
          <table:table-cell office:value-type="float" office:value="12.1779393743475" calcext:value-type="float">
            <text:p>12.1779393743475</text:p>
          </table:table-cell>
          <table:table-cell office:value-type="float" office:value="-7.2062170391391" calcext:value-type="float">
            <text:p>-7.2062170391391</text:p>
          </table:table-cell>
          <table:table-cell table:number-columns-repeated="4"/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17.6147342078475" calcext:value-type="float">
            <text:p>17.6147342078475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80.0151698542823" calcext:value-type="float">
            <text:p>-80.0151698542823</text:p>
          </table:table-cell>
          <table:table-cell office:value-type="float" office:value="10.8103310842427" calcext:value-type="float">
            <text:p>10.8103310842427</text:p>
          </table:table-cell>
          <table:table-cell office:value-type="float" office:value="-86" calcext:value-type="float">
            <text:p>-86</text:p>
          </table:table-cell>
          <table:table-cell office:value-type="float" office:value="-81" calcext:value-type="float">
            <text:p>-81</text:p>
          </table:table-cell>
          <table:table-cell office:value-type="float" office:value="-81.1875643432422" calcext:value-type="float">
            <text:p>-81.1875643432422</text:p>
          </table:table-cell>
          <table:table-cell office:value-type="float" office:value="11.8282041439063" calcext:value-type="float">
            <text:p>11.8282041439063</text:p>
          </table:table-cell>
          <table:table-cell office:value-type="float" office:value="-81" calcext:value-type="float">
            <text:p>-81</text:p>
          </table:table-cell>
          <table:table-cell office:value-type="float" office:value="-80" calcext:value-type="float">
            <text:p>-80</text:p>
          </table:table-cell>
          <table:table-cell office:value-type="float" office:value="-80.1874696113226" calcext:value-type="float">
            <text:p>-80.1874696113226</text:p>
          </table:table-cell>
          <table:table-cell office:value-type="float" office:value="10.9542417298396" calcext:value-type="float">
            <text:p>10.9542417298396</text:p>
          </table:table-cell>
          <table:table-cell office:value-type="float" office:value="-7.05624922691848" calcext:value-type="float">
            <text:p>-7.05624922691848</text:p>
          </table:table-cell>
          <table:table-cell office:value-type="float" office:value="10.444161417717" calcext:value-type="float">
            <text:p>10.444161417717</text:p>
          </table:table-cell>
          <table:table-cell office:value-type="float" office:value="-5.60503120832949" calcext:value-type="float">
            <text:p>-5.60503120832949</text:p>
          </table:table-cell>
          <table:table-cell table:number-columns-repeated="4"/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17.6148123703218" calcext:value-type="float">
            <text:p>17.6148123703218</text:p>
          </table:table-cell>
          <table:table-cell office:value-type="float" office:value="-81" calcext:value-type="float">
            <text:p>-81</text:p>
          </table:table-cell>
          <table:table-cell office:value-type="float" office:value="-80" calcext:value-type="float">
            <text:p>-80</text:p>
          </table:table-cell>
          <table:table-cell office:value-type="float" office:value="-80.0075849271411" calcext:value-type="float">
            <text:p>-80.0075849271411</text:p>
          </table:table-cell>
          <table:table-cell office:value-type="float" office:value="10.8040395229305" calcext:value-type="float">
            <text:p>10.8040395229305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1.0937821716211" calcext:value-type="float">
            <text:p>-81.0937821716211</text:p>
          </table:table-cell>
          <table:table-cell office:value-type="float" office:value="11.7433698534429" calcext:value-type="float">
            <text:p>11.7433698534429</text:p>
          </table:table-cell>
          <table:table-cell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office:value-type="float" office:value="-80.0937348056613" calcext:value-type="float">
            <text:p>-80.0937348056613</text:p>
          </table:table-cell>
          <table:table-cell office:value-type="float" office:value="10.8757152141891" calcext:value-type="float">
            <text:p>10.8757152141891</text:p>
          </table:table-cell>
          <table:table-cell office:value-type="float" office:value="-7.69009050667569" calcext:value-type="float">
            <text:p>-7.69009050667569</text:p>
          </table:table-cell>
          <table:table-cell office:value-type="float" office:value="9.59702977350375" calcext:value-type="float">
            <text:p>9.59702977350375</text:p>
          </table:table-cell>
          <table:table-cell office:value-type="float" office:value="-4.98023006465491" calcext:value-type="float">
            <text:p>-4.98023006465491</text:p>
          </table:table-cell>
          <table:table-cell table:number-columns-repeated="4"/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17.6149686960239" calcext:value-type="float">
            <text:p>17.6149686960239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80.0037924635706" calcext:value-type="float">
            <text:p>-80.0037924635706</text:p>
          </table:table-cell>
          <table:table-cell office:value-type="float" office:value="10.8008951155297" calcext:value-type="float">
            <text:p>10.8008951155297</text:p>
          </table:table-cell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office:value-type="float" office:value="-81.0468910858106" calcext:value-type="float">
            <text:p>-81.0468910858106</text:p>
          </table:table-cell>
          <table:table-cell office:value-type="float" office:value="11.7011811499994" calcext:value-type="float">
            <text:p>11.7011811499994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80.0468674028307" calcext:value-type="float">
            <text:p>-80.0468674028307</text:p>
          </table:table-cell>
          <table:table-cell office:value-type="float" office:value="10.8366633060324" calcext:value-type="float">
            <text:p>10.8366633060324</text:p>
          </table:table-cell>
          <table:table-cell office:value-type="float" office:value="-8.00328815006802" calcext:value-type="float">
            <text:p>-8.00328815006802</text:p>
          </table:table-cell>
          <table:table-cell office:value-type="float" office:value="9.17832045837709" calcext:value-type="float">
            <text:p>9.17832045837709</text:p>
          </table:table-cell>
          <table:table-cell office:value-type="float" office:value="-4.7286149215492" calcext:value-type="float">
            <text:p>-4.7286149215492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.615076390612" calcext:value-type="float">
            <text:p>17.615076390612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9.5018962317853" calcext:value-type="float">
            <text:p>-79.5018962317853</text:p>
          </table:table-cell>
          <table:table-cell office:value-type="float" office:value="10.3927354991502" calcext:value-type="float">
            <text:p>10.3927354991502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1.0234455429053" calcext:value-type="float">
            <text:p>-81.0234455429053</text:p>
          </table:table-cell>
          <table:table-cell office:value-type="float" office:value="11.6801436693212" calcext:value-type="float">
            <text:p>11.6801436693212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80.0234337014153" calcext:value-type="float">
            <text:p>-80.0234337014153</text:p>
          </table:table-cell>
          <table:table-cell office:value-type="float" office:value="10.8171899679917" calcext:value-type="float">
            <text:p>10.8171899679917</text:p>
          </table:table-cell>
          <table:table-cell office:value-type="float" office:value="-4.02877369983666" calcext:value-type="float">
            <text:p>-4.02877369983666</text:p>
          </table:table-cell>
          <table:table-cell office:value-type="float" office:value="12.8867295366757" calcext:value-type="float">
            <text:p>12.8867295366757</text:p>
          </table:table-cell>
          <table:table-cell office:value-type="float" office:value="-7.82036225519553" calcext:value-type="float">
            <text:p>-7.82036225519553</text:p>
          </table:table-cell>
          <table:table-cell table:number-columns-repeated="4"/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17.6151545544974" calcext:value-type="float">
            <text:p>17.6151545544974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9.2509481158926" calcext:value-type="float">
            <text:p>-79.2509481158926</text:p>
          </table:table-cell>
          <table:table-cell office:value-type="float" office:value="10.1944766904193" calcext:value-type="float">
            <text:p>10.1944766904193</text:p>
          </table:table-cell>
          <table:table-cell office:value-type="float" office:value="-79" calcext:value-type="float">
            <text:p>-79</text:p>
          </table:table-cell>
          <table:table-cell office:value-type="float" office:value="-81" calcext:value-type="float">
            <text:p>-81</text:p>
          </table:table-cell>
          <table:table-cell office:value-type="float" office:value="-81.0117227714526" calcext:value-type="float">
            <text:p>-81.0117227714526</text:p>
          </table:table-cell>
          <table:table-cell office:value-type="float" office:value="11.6696391169183" calcext:value-type="float">
            <text:p>11.6696391169183</text:p>
          </table:table-cell>
          <table:table-cell office:value-type="float" office:value="-79" calcext:value-type="float">
            <text:p>-79</text:p>
          </table:table-cell>
          <table:table-cell office:value-type="float" office:value="-81" calcext:value-type="float">
            <text:p>-81</text:p>
          </table:table-cell>
          <table:table-cell office:value-type="float" office:value="-80.5117168507077" calcext:value-type="float">
            <text:p>-80.5117168507077</text:p>
          </table:table-cell>
          <table:table-cell office:value-type="float" office:value="11.2302794105844" calcext:value-type="float">
            <text:p>11.2302794105844</text:p>
          </table:table-cell>
          <table:table-cell office:value-type="float" office:value="6.31271835269918" calcext:value-type="float">
            <text:p>6.31271835269918</text:p>
          </table:table-cell>
          <table:table-cell office:value-type="float" office:value="14.6305100580036" calcext:value-type="float">
            <text:p>14.6305100580036</text:p>
          </table:table-cell>
          <table:table-cell office:value-type="float" office:value="-11.6202216891944" calcext:value-type="float">
            <text:p>-11.6202216891944</text:p>
          </table:table-cell>
          <table:table-cell table:number-columns-repeated="4"/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17.6152327185126" calcext:value-type="float">
            <text:p>17.6152327185126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1254740579463" calcext:value-type="float">
            <text:p>-79.1254740579463</text:p>
          </table:table-cell>
          <table:table-cell office:value-type="float" office:value="10.0967701223804" calcext:value-type="float">
            <text:p>10.0967701223804</text:p>
          </table:table-cell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office:value-type="float" office:value="-81.0058613857263" calcext:value-type="float">
            <text:p>-81.0058613857263</text:p>
          </table:table-cell>
          <table:table-cell office:value-type="float" office:value="11.6643903839792" calcext:value-type="float">
            <text:p>11.6643903839792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7558584253538" calcext:value-type="float">
            <text:p>-80.7558584253538</text:p>
          </table:table-cell>
          <table:table-cell office:value-type="float" office:value="11.4427026938891" calcext:value-type="float">
            <text:p>11.4427026938891</text:p>
          </table:table-cell>
          <table:table-cell office:value-type="float" office:value="11.6941099626844" calcext:value-type="float">
            <text:p>11.6941099626844</text:p>
          </table:table-cell>
          <table:table-cell office:value-type="float" office:value="15.4760164207604" calcext:value-type="float">
            <text:p>15.4760164207604</text:p>
          </table:table-cell>
          <table:table-cell office:value-type="float" office:value="-16.0776201004134" calcext:value-type="float">
            <text:p>-16.0776201004134</text:p>
          </table:table-cell>
          <table:table-cell table:number-columns-repeated="4"/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17.6153108827487" calcext:value-type="float">
            <text:p>17.6153108827487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0627370289732" calcext:value-type="float">
            <text:p>-79.0627370289732</text:p>
          </table:table-cell>
          <table:table-cell office:value-type="float" office:value="10.0482685684551" calcext:value-type="float">
            <text:p>10.0482685684551</text:p>
          </table:table-cell>
          <table:table-cell office:value-type="float" office:value="-81" calcext:value-type="float">
            <text:p>-81</text:p>
          </table:table-cell>
          <table:table-cell office:value-type="float" office:value="-80" calcext:value-type="float">
            <text:p>-80</text:p>
          </table:table-cell>
          <table:table-cell office:value-type="float" office:value="-80.5029306928632" calcext:value-type="float">
            <text:p>-80.5029306928632</text:p>
          </table:table-cell>
          <table:table-cell office:value-type="float" office:value="11.2227086838761" calcext:value-type="float">
            <text:p>11.2227086838761</text:p>
          </table:table-cell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office:value-type="float" office:value="-80.8779292126769" calcext:value-type="float">
            <text:p>-80.8779292126769</text:p>
          </table:table-cell>
          <table:table-cell office:value-type="float" office:value="11.5504163817693" calcext:value-type="float">
            <text:p>11.5504163817693</text:p>
          </table:table-cell>
          <table:table-cell office:value-type="float" office:value="18.7582601950632" calcext:value-type="float">
            <text:p>18.7582601950632</text:p>
          </table:table-cell>
          <table:table-cell office:value-type="float" office:value="11.3252222633387" calcext:value-type="float">
            <text:p>11.3252222633387</text:p>
          </table:table-cell>
          <table:table-cell office:value-type="float" office:value="-19.1743957527229" calcext:value-type="float">
            <text:p>-19.1743957527229</text:p>
          </table:table-cell>
          <table:table-cell table:number-columns-repeated="4"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17.6153204587169" calcext:value-type="float">
            <text:p>17.6153204587169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0313685144866" calcext:value-type="float">
            <text:p>-79.0313685144866</text:p>
          </table:table-cell>
          <table:table-cell office:value-type="float" office:value="10.0241052311192" calcext:value-type="float">
            <text:p>10.0241052311192</text:p>
          </table:table-cell>
          <table:table-cell office:value-type="float" office:value="-84" calcext:value-type="float">
            <text:p>-84</text:p>
          </table:table-cell>
          <table:table-cell office:value-type="float" office:value="-80" calcext:value-type="float">
            <text:p>-80</text:p>
          </table:table-cell>
          <table:table-cell office:value-type="float" office:value="-80.2514653464316" calcext:value-type="float">
            <text:p>-80.2514653464316</text:p>
          </table:table-cell>
          <table:table-cell office:value-type="float" office:value="11.0081797273159" calcext:value-type="float">
            <text:p>11.0081797273159</text:p>
          </table:table-cell>
          <table:table-cell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80.9389646063385" calcext:value-type="float">
            <text:p>-80.9389646063385</text:p>
          </table:table-cell>
          <table:table-cell office:value-type="float" office:value="11.6046528595768" calcext:value-type="float">
            <text:p>11.6046528595768</text:p>
          </table:table-cell>
          <table:table-cell office:value-type="float" office:value="22.1819886121891" calcext:value-type="float">
            <text:p>22.1819886121891</text:p>
          </table:table-cell>
          <table:table-cell office:value-type="float" office:value="9.37787964742636" calcext:value-type="float">
            <text:p>9.37787964742636</text:p>
          </table:table-cell>
          <table:table-cell office:value-type="float" office:value="-21.679943841141" calcext:value-type="float">
            <text:p>-21.679943841141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.6154672671417" calcext:value-type="float">
            <text:p>17.6154672671417</text:p>
          </table:table-cell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office:value-type="float" office:value="-79.0156842572433" calcext:value-type="float">
            <text:p>-79.0156842572433</text:p>
          </table:table-cell>
          <table:table-cell office:value-type="float" office:value="10.0120453610235" calcext:value-type="float">
            <text:p>10.0120453610235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80.1257326732158" calcext:value-type="float">
            <text:p>-80.1257326732158</text:p>
          </table:table-cell>
          <table:table-cell office:value-type="float" office:value="10.9024580035858" calcext:value-type="float">
            <text:p>10.9024580035858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9694823031692" calcext:value-type="float">
            <text:p>-80.9694823031692</text:p>
          </table:table-cell>
          <table:table-cell office:value-type="float" office:value="11.631866526776" calcext:value-type="float">
            <text:p>11.631866526776</text:p>
          </table:table-cell>
          <table:table-cell office:value-type="float" office:value="23.8681680789583" calcext:value-type="float">
            <text:p>23.8681680789583</text:p>
          </table:table-cell>
          <table:table-cell office:value-type="float" office:value="8.43479009489075" calcext:value-type="float">
            <text:p>8.43479009489075</text:p>
          </table:table-cell>
          <table:table-cell office:value-type="float" office:value="-23.0671259020363" calcext:value-type="float">
            <text:p>-23.0671259020363</text:p>
          </table:table-cell>
          <table:table-cell table:number-columns-repeated="4"/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17.6155158980601" calcext:value-type="float">
            <text:p>17.6155158980601</text:p>
          </table:table-cell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office:value-type="float" office:value="-79.0078421286217" calcext:value-type="float">
            <text:p>-79.0078421286217</text:p>
          </table:table-cell>
          <table:table-cell office:value-type="float" office:value="10.0060208679692" calcext:value-type="float">
            <text:p>10.0060208679692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5628663366079" calcext:value-type="float">
            <text:p>-79.5628663366079</text:p>
          </table:table-cell>
          <table:table-cell office:value-type="float" office:value="10.4414836127754" calcext:value-type="float">
            <text:p>10.4414836127754</text:p>
          </table:table-cell>
          <table:table-cell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80.9847411515846" calcext:value-type="float">
            <text:p>-80.9847411515846</text:p>
          </table:table-cell>
          <table:table-cell office:value-type="float" office:value="11.6454972827139" calcext:value-type="float">
            <text:p>11.6454972827139</text:p>
          </table:table-cell>
          <table:table-cell office:value-type="float" office:value="28.4427545002358" calcext:value-type="float">
            <text:p>28.4427545002358</text:p>
          </table:table-cell>
          <table:table-cell office:value-type="float" office:value="4.01733019346495" calcext:value-type="float">
            <text:p>4.01733019346495</text:p>
          </table:table-cell>
          <table:table-cell office:value-type="float" office:value="-26.8533265803805" calcext:value-type="float">
            <text:p>-26.8533265803805</text:p>
          </table:table-cell>
          <table:table-cell table:number-columns-repeated="4"/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17.6155550095838" calcext:value-type="float">
            <text:p>17.6155550095838</text:p>
          </table:table-cell>
          <table:table-cell office:value-type="float" office:value="-82" calcext:value-type="float">
            <text:p>-82</text:p>
          </table:table-cell>
          <table:table-cell office:value-type="float" office:value="-79" calcext:value-type="float">
            <text:p>-79</text:p>
          </table:table-cell>
          <table:table-cell office:value-type="float" office:value="-79.0039210643108" calcext:value-type="float">
            <text:p>-79.0039210643108</text:p>
          </table:table-cell>
          <table:table-cell office:value-type="float" office:value="10.0030099809853" calcext:value-type="float">
            <text:p>10.0030099809853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9.281433168304" calcext:value-type="float">
            <text:p>-79.281433168304</text:p>
          </table:table-cell>
          <table:table-cell office:value-type="float" office:value="10.2183577999478" calcext:value-type="float">
            <text:p>10.2183577999478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9923705757923" calcext:value-type="float">
            <text:p>-80.9923705757923</text:p>
          </table:table-cell>
          <table:table-cell office:value-type="float" office:value="11.6523186494435" calcext:value-type="float">
            <text:p>11.6523186494435</text:p>
          </table:table-cell>
          <table:table-cell office:value-type="float" office:value="30.597154610191" calcext:value-type="float">
            <text:p>30.597154610191</text:p>
          </table:table-cell>
          <table:table-cell office:value-type="float" office:value="1.9493761127557" calcext:value-type="float">
            <text:p>1.9493761127557</text:p>
          </table:table-cell>
          <table:table-cell office:value-type="float" office:value="-28.9511446687684" calcext:value-type="float">
            <text:p>-28.9511446687684</text:p>
          </table:table-cell>
          <table:table-cell table:number-columns-repeated="4"/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17.6156722882856" calcext:value-type="float">
            <text:p>17.6156722882856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9.0019605321554" calcext:value-type="float">
            <text:p>-79.0019605321554</text:p>
          </table:table-cell>
          <table:table-cell office:value-type="float" office:value="10.0015048772599" calcext:value-type="float">
            <text:p>10.0015048772599</text:p>
          </table:table-cell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office:value-type="float" office:value="-79.140716584152" calcext:value-type="float">
            <text:p>-79.140716584152</text:p>
          </table:table-cell>
          <table:table-cell office:value-type="float" office:value="10.108589317975" calcext:value-type="float">
            <text:p>10.108589317975</text:p>
          </table:table-cell>
          <table:table-cell office:value-type="float" office:value="-81" calcext:value-type="float">
            <text:p>-81</text:p>
          </table:table-cell>
          <table:table-cell office:value-type="float" office:value="-80" calcext:value-type="float">
            <text:p>-80</text:p>
          </table:table-cell>
          <table:table-cell office:value-type="float" office:value="-80.4961852878962" calcext:value-type="float">
            <text:p>-80.4961852878962</text:p>
          </table:table-cell>
          <table:table-cell office:value-type="float" office:value="11.216899866361" calcext:value-type="float">
            <text:p>11.216899866361</text:p>
          </table:table-cell>
          <table:table-cell office:value-type="float" office:value="22.5180317551435" calcext:value-type="float">
            <text:p>22.5180317551435</text:p>
          </table:table-cell>
          <table:table-cell office:value-type="float" office:value="0.948853722556836" calcext:value-type="float">
            <text:p>0.948853722556836</text:p>
          </table:table-cell>
          <table:table-cell office:value-type="float" office:value="-20.1795829944811" calcext:value-type="float">
            <text:p>-20.1795829944811</text:p>
          </table:table-cell>
          <table:table-cell table:number-columns-repeated="4"/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17.6158677360102" calcext:value-type="float">
            <text:p>17.6158677360102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8.5009802660777" calcext:value-type="float">
            <text:p>-78.5009802660777</text:p>
          </table:table-cell>
          <table:table-cell office:value-type="float" office:value="9.62423034652738" calcext:value-type="float">
            <text:p>9.62423034652738</text:p>
          </table:table-cell>
          <table:table-cell office:value-type="float" office:value="-81" calcext:value-type="float">
            <text:p>-81</text:p>
          </table:table-cell>
          <table:table-cell office:value-type="float" office:value="-79" calcext:value-type="float">
            <text:p>-79</text:p>
          </table:table-cell>
          <table:table-cell office:value-type="float" office:value="-79.070358292076" calcext:value-type="float">
            <text:p>-79.070358292076</text:p>
          </table:table-cell>
          <table:table-cell office:value-type="float" office:value="10.0541480583762" calcext:value-type="float">
            <text:p>10.0541480583762</text:p>
          </table:table-cell>
          <table:table-cell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office:value-type="float" office:value="-80.2480926439481" calcext:value-type="float">
            <text:p>-80.2480926439481</text:p>
          </table:table-cell>
          <table:table-cell office:value-type="float" office:value="11.0053304693742" calcext:value-type="float">
            <text:p>11.0053304693742</text:p>
          </table:table-cell>
          <table:table-cell office:value-type="float" office:value="22.2647971058919" calcext:value-type="float">
            <text:p>22.2647971058919</text:p>
          </table:table-cell>
          <table:table-cell office:value-type="float" office:value="3.81549246215065" calcext:value-type="float">
            <text:p>3.81549246215065</text:p>
          </table:table-cell>
          <table:table-cell office:value-type="float" office:value="-20.3459001022714" calcext:value-type="float">
            <text:p>-20.3459001022714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.615985019351" calcext:value-type="float">
            <text:p>17.615985019351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8.2504901330389" calcext:value-type="float">
            <text:p>-78.2504901330389</text:p>
          </table:table-cell>
          <table:table-cell office:value-type="float" office:value="9.44096391675367" calcext:value-type="float">
            <text:p>9.44096391675367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035179146038" calcext:value-type="float">
            <text:p>-79.035179146038</text:p>
          </table:table-cell>
          <table:table-cell office:value-type="float" office:value="10.0270374779275" calcext:value-type="float">
            <text:p>10.0270374779275</text:p>
          </table:table-cell>
          <table:table-cell office:value-type="float" office:value="-81" calcext:value-type="float">
            <text:p>-81</text:p>
          </table:table-cell>
          <table:table-cell office:value-type="float" office:value="-80" calcext:value-type="float">
            <text:p>-80</text:p>
          </table:table-cell>
          <table:table-cell office:value-type="float" office:value="-80.124046321974" calcext:value-type="float">
            <text:p>-80.124046321974</text:p>
          </table:table-cell>
          <table:table-cell office:value-type="float" office:value="10.9010469653326" calcext:value-type="float">
            <text:p>10.9010469653326</text:p>
          </table:table-cell>
          <table:table-cell office:value-type="float" office:value="22.0967799321906" calcext:value-type="float">
            <text:p>22.0967799321906</text:p>
          </table:table-cell>
          <table:table-cell office:value-type="float" office:value="5.15621859378057" calcext:value-type="float">
            <text:p>5.15621859378057</text:p>
          </table:table-cell>
          <table:table-cell office:value-type="float" office:value="-20.5092761096908" calcext:value-type="float">
            <text:p>-20.5092761096908</text:p>
          </table:table-cell>
          <table:table-cell table:number-columns-repeated="4"/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17.680073770409" calcext:value-type="float">
            <text:p>17.680073770409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1252450665194" calcext:value-type="float">
            <text:p>-78.1252450665194</text:p>
          </table:table-cell>
          <table:table-cell office:value-type="float" office:value="9.35064355800912" calcext:value-type="float">
            <text:p>9.35064355800912</text:p>
          </table:table-cell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office:value-type="float" office:value="-79.017589573019" calcext:value-type="float">
            <text:p>-79.017589573019</text:p>
          </table:table-cell>
          <table:table-cell office:value-type="float" office:value="10.0135096134809" calcext:value-type="float">
            <text:p>10.0135096134809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80.062023160987" calcext:value-type="float">
            <text:p>-80.062023160987</text:p>
          </table:table-cell>
          <table:table-cell office:value-type="float" office:value="10.8492763613681" calcext:value-type="float">
            <text:p>10.8492763613681</text:p>
          </table:table-cell>
          <table:table-cell office:value-type="float" office:value="22.003191872948" calcext:value-type="float">
            <text:p>22.003191872948</text:p>
          </table:table-cell>
          <table:table-cell office:value-type="float" office:value="5.80447265015333" calcext:value-type="float">
            <text:p>5.80447265015333</text:p>
          </table:table-cell>
          <table:table-cell office:value-type="float" office:value="-20.6065904224606" calcext:value-type="float">
            <text:p>-20.6065904224606</text:p>
          </table:table-cell>
          <table:table-cell table:number-columns-repeated="4"/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17.6166008599626" calcext:value-type="float">
            <text:p>17.6166008599626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0626225332597" calcext:value-type="float">
            <text:p>-78.0626225332597</text:p>
          </table:table-cell>
          <table:table-cell office:value-type="float" office:value="9.30580792791744" calcext:value-type="float">
            <text:p>9.30580792791744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0087947865095" calcext:value-type="float">
            <text:p>-79.0087947865095</text:p>
          </table:table-cell>
          <table:table-cell office:value-type="float" office:value="10.0067525269095" calcext:value-type="float">
            <text:p>10.0067525269095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80.0310115804935" calcext:value-type="float">
            <text:p>-80.0310115804935</text:p>
          </table:table-cell>
          <table:table-cell office:value-type="float" office:value="10.8234833321969" calcext:value-type="float">
            <text:p>10.8234833321969</text:p>
          </table:table-cell>
          <table:table-cell office:value-type="float" office:value="21.954095128536" calcext:value-type="float">
            <text:p>21.954095128536</text:p>
          </table:table-cell>
          <table:table-cell office:value-type="float" office:value="6.12319770159918" calcext:value-type="float">
            <text:p>6.12319770159918</text:p>
          </table:table-cell>
          <table:table-cell office:value-type="float" office:value="-20.6586557211432" calcext:value-type="float">
            <text:p>-20.6586557211432</text:p>
          </table:table-cell>
          <table:table-cell table:number-columns-repeated="4"/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17.6169430867332" calcext:value-type="float">
            <text:p>17.6169430867332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0313112666299" calcext:value-type="float">
            <text:p>-78.0313112666299</text:p>
          </table:table-cell>
          <table:table-cell office:value-type="float" office:value="9.28347079621288" calcext:value-type="float">
            <text:p>9.28347079621288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8.5043973932548" calcext:value-type="float">
            <text:p>-78.5043973932548</text:p>
          </table:table-cell>
          <table:table-cell office:value-type="float" office:value="9.62675486491735" calcext:value-type="float">
            <text:p>9.62675486491735</text:p>
          </table:table-cell>
          <table:table-cell office:value-type="float" office:value="-81" calcext:value-type="float">
            <text:p>-81</text:p>
          </table:table-cell>
          <table:table-cell office:value-type="float" office:value="-79" calcext:value-type="float">
            <text:p>-79</text:p>
          </table:table-cell>
          <table:table-cell office:value-type="float" office:value="-79.5155057902467" calcext:value-type="float">
            <text:p>-79.5155057902467</text:p>
          </table:table-cell>
          <table:table-cell office:value-type="float" office:value="10.4035971337787" calcext:value-type="float">
            <text:p>10.4035971337787</text:p>
          </table:table-cell>
          <table:table-cell office:value-type="float" office:value="17.2566879677493" calcext:value-type="float">
            <text:p>17.2566879677493</text:p>
          </table:table-cell>
          <table:table-cell office:value-type="float" office:value="2.92071782048752" calcext:value-type="float">
            <text:p>2.92071782048752</text:p>
          </table:table-cell>
          <table:table-cell office:value-type="float" office:value="-14.7436052458594" calcext:value-type="float">
            <text:p>-14.7436052458594</text:p>
          </table:table-cell>
          <table:table-cell table:number-columns-repeated="4"/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17.6172462744747" calcext:value-type="float">
            <text:p>17.6172462744747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8.0156556333149" calcext:value-type="float">
            <text:p>-78.0156556333149</text:p>
          </table:table-cell>
          <table:table-cell office:value-type="float" office:value="9.27232234470388" calcext:value-type="float">
            <text:p>9.27232234470388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2521986966274" calcext:value-type="float">
            <text:p>-78.2521986966274</text:p>
          </table:table-cell>
          <table:table-cell office:value-type="float" office:value="9.44220205857984" calcext:value-type="float">
            <text:p>9.44220205857984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2577528951234" calcext:value-type="float">
            <text:p>-79.2577528951234</text:p>
          </table:table-cell>
          <table:table-cell office:value-type="float" office:value="10.1998025146464" calcext:value-type="float">
            <text:p>10.1998025146464</text:p>
          </table:table-cell>
          <table:table-cell office:value-type="float" office:value="15.0510969045994" calcext:value-type="float">
            <text:p>15.0510969045994</text:p>
          </table:table-cell>
          <table:table-cell office:value-type="float" office:value="1.41509911407028" calcext:value-type="float">
            <text:p>1.41509911407028</text:p>
          </table:table-cell>
          <table:table-cell office:value-type="float" office:value="-11.8895230682966" calcext:value-type="float">
            <text:p>-11.8895230682966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.6175980955658" calcext:value-type="float">
            <text:p>17.6175980955658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8.0078278166575" calcext:value-type="float">
            <text:p>-78.0078278166575</text:p>
          </table:table-cell>
          <table:table-cell office:value-type="float" office:value="9.26675314048958" calcext:value-type="float">
            <text:p>9.26675314048958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8.1260993483137" calcext:value-type="float">
            <text:p>-78.1260993483137</text:p>
          </table:table-cell>
          <table:table-cell office:value-type="float" office:value="9.35125668625722" calcext:value-type="float">
            <text:p>9.35125668625722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1288764475617" calcext:value-type="float">
            <text:p>-79.1288764475617</text:p>
          </table:table-cell>
          <table:table-cell office:value-type="float" office:value="10.09940716807" calcext:value-type="float">
            <text:p>10.09940716807</text:p>
          </table:table-cell>
          <table:table-cell office:value-type="float" office:value="13.9824320975216" calcext:value-type="float">
            <text:p>13.9824320975216</text:p>
          </table:table-cell>
          <table:table-cell office:value-type="float" office:value="0.685130838862253" calcext:value-type="float">
            <text:p>0.685130838862253</text:p>
          </table:table-cell>
          <table:table-cell office:value-type="float" office:value="-10.4720084887748" calcext:value-type="float">
            <text:p>-10.4720084887748</text:p>
          </table:table-cell>
          <table:table-cell table:number-columns-repeated="4"/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17.6177935741459" calcext:value-type="float">
            <text:p>17.6177935741459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office:value-type="float" office:value="-78.0039139083287" calcext:value-type="float">
            <text:p>-78.0039139083287</text:p>
          </table:table-cell>
          <table:table-cell office:value-type="float" office:value="9.26396979288778" calcext:value-type="float">
            <text:p>9.26396979288778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0630496741568" calcext:value-type="float">
            <text:p>-78.0630496741568</text:p>
          </table:table-cell>
          <table:table-cell office:value-type="float" office:value="9.30611301708851" calcext:value-type="float">
            <text:p>9.30611301708851</text:p>
          </table:table-cell>
          <table:table-cell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office:value-type="float" office:value="-78.5644382237808" calcext:value-type="float">
            <text:p>-78.5644382237808</text:p>
          </table:table-cell>
          <table:table-cell office:value-type="float" office:value="9.67122025462549" calcext:value-type="float">
            <text:p>9.67122025462549</text:p>
          </table:table-cell>
          <table:table-cell office:value-type="float" office:value="6.67318820993873" calcext:value-type="float">
            <text:p>6.67318820993873</text:p>
          </table:table-cell>
          <table:table-cell office:value-type="float" office:value="0.325728710584994" calcext:value-type="float">
            <text:p>0.32572871058499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17.617989056142" calcext:value-type="float">
            <text:p>17.617989056142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0019569541644" calcext:value-type="float">
            <text:p>-78.0019569541644</text:p>
          </table:table-cell>
          <table:table-cell office:value-type="float" office:value="9.26257843260331" calcext:value-type="float">
            <text:p>9.26257843260331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0315248370784" calcext:value-type="float">
            <text:p>-78.0315248370784</text:p>
          </table:table-cell>
          <table:table-cell office:value-type="float" office:value="9.28362297339181" calcext:value-type="float">
            <text:p>9.28362297339181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2822191118904" calcext:value-type="float">
            <text:p>-78.2822191118904</text:p>
          </table:table-cell>
          <table:table-cell office:value-type="float" office:value="9.46398341168621" calcext:value-type="float">
            <text:p>9.46398341168621</text:p>
          </table:table-cell>
          <table:table-cell office:value-type="float" office:value="3.26019917717258" calcext:value-type="float">
            <text:p>3.26019917717258</text:p>
          </table:table-cell>
          <table:table-cell office:value-type="float" office:value="0.147407405436493" calcext:value-type="float">
            <text:p>0.14740740543649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17.6182331637927" calcext:value-type="float">
            <text:p>17.6182331637927</text:p>
          </table:table-cell>
          <table:table-cell office:value-type="float" office:value="-78" calcext:value-type="float">
            <text:p>-78</text:p>
          </table:table-cell>
          <table:table-cell office:value-type="float" office:value="-80" calcext:value-type="float">
            <text:p>-80</text:p>
          </table:table-cell>
          <table:table-cell office:value-type="float" office:value="-79.0009784770822" calcext:value-type="float">
            <text:p>-79.0009784770822</text:p>
          </table:table-cell>
          <table:table-cell office:value-type="float" office:value="10.0007510371159" calcext:value-type="float">
            <text:p>10.0007510371159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8.0157624185392" calcext:value-type="float">
            <text:p>-78.0157624185392</text:p>
          </table:table-cell>
          <table:table-cell office:value-type="float" office:value="9.27239834160767" calcext:value-type="float">
            <text:p>9.27239834160767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1411095559452" calcext:value-type="float">
            <text:p>-78.1411095559452</text:p>
          </table:table-cell>
          <table:table-cell office:value-type="float" office:value="9.36203625300758" calcext:value-type="float">
            <text:p>9.36203625300758</text:p>
          </table:table-cell>
          <table:table-cell office:value-type="float" office:value="-5.21110760135456" calcext:value-type="float">
            <text:p>-5.21110760135456</text:p>
          </table:table-cell>
          <table:table-cell office:value-type="float" office:value="-6.4107501367841" calcext:value-type="float">
            <text:p>-6.410750136784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17.6184772738499" calcext:value-type="float">
            <text:p>17.6184772738499</text:p>
          </table:table-cell>
          <table:table-cell office:value-type="float" office:value="-78" calcext:value-type="float">
            <text:p>-78</text:p>
          </table:table-cell>
          <table:table-cell office:value-type="float" office:value="-80" calcext:value-type="float">
            <text:p>-80</text:p>
          </table:table-cell>
          <table:table-cell office:value-type="float" office:value="-79.5004892385411" calcext:value-type="float">
            <text:p>-79.5004892385411</text:p>
          </table:table-cell>
          <table:table-cell office:value-type="float" office:value="10.3916132407345" calcext:value-type="float">
            <text:p>10.3916132407345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7.5078812092696" calcext:value-type="float">
            <text:p>-77.5078812092696</text:p>
          </table:table-cell>
          <table:table-cell office:value-type="float" office:value="8.91790223522209" calcext:value-type="float">
            <text:p>8.91790223522209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8.0705547779726" calcext:value-type="float">
            <text:p>-78.0705547779726</text:p>
          </table:table-cell>
          <table:table-cell office:value-type="float" office:value="9.31147523614333" calcext:value-type="float">
            <text:p>9.31147523614333</text:p>
          </table:table-cell>
          <table:table-cell office:value-type="float" office:value="-7.11883842602667" calcext:value-type="float">
            <text:p>-7.11883842602667</text:p>
          </table:table-cell>
          <table:table-cell office:value-type="float" office:value="-12.9648388491039" calcext:value-type="float">
            <text:p>-12.9648388491039</text:p>
          </table:table-cell>
          <table:table-cell office:value-type="float" office:value="-11.1594405584316" calcext:value-type="float">
            <text:p>-11.1594405584316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.6187900816966" calcext:value-type="float">
            <text:p>17.6187900816966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79.7502446192705" calcext:value-type="float">
            <text:p>-79.7502446192705</text:p>
          </table:table-cell>
          <table:table-cell office:value-type="float" office:value="10.5927361308874" calcext:value-type="float">
            <text:p>10.5927361308874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7.2539406046348" calcext:value-type="float">
            <text:p>-77.2539406046348</text:p>
          </table:table-cell>
          <table:table-cell office:value-type="float" office:value="8.74576936077356" calcext:value-type="float">
            <text:p>8.74576936077356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office:value-type="float" office:value="-78.0352773889863" calcext:value-type="float">
            <text:p>-78.0352773889863</text:p>
          </table:table-cell>
          <table:table-cell office:value-type="float" office:value="9.2862972183211" calcext:value-type="float">
            <text:p>9.2862972183211</text:p>
          </table:table-cell>
          <table:table-cell office:value-type="float" office:value="-8.26088175938395" calcext:value-type="float">
            <text:p>-8.26088175938395</text:p>
          </table:table-cell>
          <table:table-cell office:value-type="float" office:value="-16.2652622848921" calcext:value-type="float">
            <text:p>-16.2652622848921</text:p>
          </table:table-cell>
          <table:table-cell office:value-type="float" office:value="-15.4201536528186" calcext:value-type="float">
            <text:p>-15.4201536528186</text:p>
          </table:table-cell>
          <table:table-cell table:number-columns-repeated="4"/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17.6191714983686" calcext:value-type="float">
            <text:p>17.6191714983686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79.8751223096353" calcext:value-type="float">
            <text:p>-79.8751223096353</text:p>
          </table:table-cell>
          <table:table-cell office:value-type="float" office:value="10.6947526269772" calcext:value-type="float">
            <text:p>10.6947526269772</text:p>
          </table:table-cell>
          <table:table-cell office:value-type="float" office:value="-76" calcext:value-type="float">
            <text:p>-76</text:p>
          </table:table-cell>
          <table:table-cell office:value-type="float" office:value="-77" calcext:value-type="float">
            <text:p>-77</text:p>
          </table:table-cell>
          <table:table-cell office:value-type="float" office:value="-77.1269703023174" calcext:value-type="float">
            <text:p>-77.1269703023174</text:p>
          </table:table-cell>
          <table:table-cell office:value-type="float" office:value="8.66095289835789" calcext:value-type="float">
            <text:p>8.66095289835789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0176386944931" calcext:value-type="float">
            <text:p>-78.0176386944931</text:p>
          </table:table-cell>
          <table:table-cell office:value-type="float" office:value="9.27373375122312" calcext:value-type="float">
            <text:p>9.27373375122312</text:p>
          </table:table-cell>
          <table:table-cell office:value-type="float" office:value="-8.87935435934128" calcext:value-type="float">
            <text:p>-8.87935435934128</text:p>
          </table:table-cell>
          <table:table-cell office:value-type="float" office:value="-17.9234675657554" calcext:value-type="float">
            <text:p>-17.9234675657554</text:p>
          </table:table-cell>
          <table:table-cell office:value-type="float" office:value="-17.4535582600107" calcext:value-type="float">
            <text:p>-17.4535582600107</text:p>
          </table:table-cell>
          <table:table-cell table:number-columns-repeated="4"/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17.6196406918557" calcext:value-type="float">
            <text:p>17.6196406918557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79.9375611548176" calcext:value-type="float">
            <text:p>-79.9375611548176</text:p>
          </table:table-cell>
          <table:table-cell office:value-type="float" office:value="10.7461287233352" calcext:value-type="float">
            <text:p>10.7461287233352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7.0634851511587" calcext:value-type="float">
            <text:p>-77.0634851511587</text:p>
          </table:table-cell>
          <table:table-cell office:value-type="float" office:value="8.61885362377763" calcext:value-type="float">
            <text:p>8.61885362377763</text:p>
          </table:table-cell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office:value-type="float" office:value="-78.5088193472466" calcext:value-type="float">
            <text:p>-78.5088193472466</text:p>
          </table:table-cell>
          <table:table-cell office:value-type="float" office:value="9.63002271608074" calcext:value-type="float">
            <text:p>9.63002271608074</text:p>
          </table:table-cell>
          <table:table-cell office:value-type="float" office:value="-2.97182996585505" calcext:value-type="float">
            <text:p>-2.97182996585505</text:p>
          </table:table-cell>
          <table:table-cell office:value-type="float" office:value="-18.7548385229025" calcext:value-type="float">
            <text:p>-18.7548385229025</text:p>
          </table:table-cell>
          <table:table-cell office:value-type="float" office:value="-16.2748852804383" calcext:value-type="float">
            <text:p>-16.2748852804383</text:p>
          </table:table-cell>
          <table:table-cell table:number-columns-repeated="4"/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17.6200317194821" calcext:value-type="float">
            <text:p>17.6200317194821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79.9687805774088" calcext:value-type="float">
            <text:p>-79.9687805774088</text:p>
          </table:table-cell>
          <table:table-cell office:value-type="float" office:value="10.7719092488907" calcext:value-type="float">
            <text:p>10.7719092488907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7.0317425755794" calcext:value-type="float">
            <text:p>-77.0317425755794</text:p>
          </table:table-cell>
          <table:table-cell office:value-type="float" office:value="8.59788078753674" calcext:value-type="float">
            <text:p>8.59788078753674</text:p>
          </table:table-cell>
          <table:table-cell office:value-type="float" office:value="-77" calcext:value-type="float">
            <text:p>-77</text:p>
          </table:table-cell>
          <table:table-cell office:value-type="float" office:value="-79" calcext:value-type="float">
            <text:p>-79</text:p>
          </table:table-cell>
          <table:table-cell office:value-type="float" office:value="-78.7544096736233" calcext:value-type="float">
            <text:p>-78.7544096736233</text:p>
          </table:table-cell>
          <table:table-cell office:value-type="float" office:value="9.81326791445171" calcext:value-type="float">
            <text:p>9.81326791445171</text:p>
          </table:table-cell>
          <table:table-cell office:value-type="float" office:value="0.156425649034517" calcext:value-type="float">
            <text:p>0.156425649034517</text:p>
          </table:table-cell>
          <table:table-cell office:value-type="float" office:value="-19.1711249225655" calcext:value-type="float">
            <text:p>-19.1711249225655</text:p>
          </table:table-cell>
          <table:table-cell office:value-type="float" office:value="-16.4842603969185" calcext:value-type="float">
            <text:p>-16.4842603969185</text:p>
          </table:table-cell>
          <table:table-cell table:number-columns-repeated="4"/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17.6204713775797" calcext:value-type="float">
            <text:p>17.6204713775797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79.9843902887044" calcext:value-type="float">
            <text:p>-79.9843902887044</text:p>
          </table:table-cell>
          <table:table-cell office:value-type="float" office:value="10.7848226957147" calcext:value-type="float">
            <text:p>10.7848226957147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7.0158712877897" calcext:value-type="float">
            <text:p>-77.0158712877897</text:p>
          </table:table-cell>
          <table:table-cell office:value-type="float" office:value="8.58741351516492" calcext:value-type="float">
            <text:p>8.58741351516492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8.8772048368116" calcext:value-type="float">
            <text:p>-78.8772048368116</text:p>
          </table:table-cell>
          <table:table-cell office:value-type="float" office:value="9.90619397874467" calcext:value-type="float">
            <text:p>9.90619397874467</text:p>
          </table:table-cell>
          <table:table-cell office:value-type="float" office:value="1.76616187264415" calcext:value-type="float">
            <text:p>1.76616187264415</text:p>
          </table:table-cell>
          <table:table-cell office:value-type="float" office:value="-19.3794225898029" calcext:value-type="float">
            <text:p>-19.3794225898029</text:p>
          </table:table-cell>
          <table:table-cell office:value-type="float" office:value="-16.816478424151" calcext:value-type="float">
            <text:p>-16.816478424151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7.6204905494179" calcext:value-type="float">
            <text:p>17.6204905494179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79.9921951443522" calcext:value-type="float">
            <text:p>-79.9921951443522</text:p>
          </table:table-cell>
          <table:table-cell office:value-type="float" office:value="10.7912852232442" calcext:value-type="float">
            <text:p>10.7912852232442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7.0079356438948" calcext:value-type="float">
            <text:p>-77.0079356438948</text:p>
          </table:table-cell>
          <table:table-cell office:value-type="float" office:value="8.5821846586175" calcext:value-type="float">
            <text:p>8.5821846586175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8.9386024184058" calcext:value-type="float">
            <text:p>-78.9386024184058</text:p>
          </table:table-cell>
          <table:table-cell office:value-type="float" office:value="9.95298647579945" calcext:value-type="float">
            <text:p>9.95298647579945</text:p>
          </table:table-cell>
          <table:table-cell office:value-type="float" office:value="2.58268910110486" calcext:value-type="float">
            <text:p>2.58268910110486</text:p>
          </table:table-cell>
          <table:table-cell office:value-type="float" office:value="-19.4836105703635" calcext:value-type="float">
            <text:p>-19.4836105703635</text:p>
          </table:table-cell>
          <table:table-cell office:value-type="float" office:value="-17.0400376195099" calcext:value-type="float">
            <text:p>-17.0400376195099</text:p>
          </table:table-cell>
          <table:table-cell table:number-columns-repeated="4"/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17.6205591484503" calcext:value-type="float">
            <text:p>17.6205591484503</text:p>
          </table:table-cell>
          <table:table-cell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office:value-type="float" office:value="-79.9960975721761" calcext:value-type="float">
            <text:p>-79.9960975721761</text:p>
          </table:table-cell>
          <table:table-cell office:value-type="float" office:value="10.7945179390527" calcext:value-type="float">
            <text:p>10.7945179390527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7.0039678219474" calcext:value-type="float">
            <text:p>-77.0039678219474</text:p>
          </table:table-cell>
          <table:table-cell office:value-type="float" office:value="8.57957142440455" calcext:value-type="float">
            <text:p>8.57957142440455</text:p>
          </table:table-cell>
          <table:table-cell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office:value-type="float" office:value="-79.4693012092029" calcext:value-type="float">
            <text:p>-79.4693012092029</text:p>
          </table:table-cell>
          <table:table-cell office:value-type="float" office:value="10.3667678605976" calcext:value-type="float">
            <text:p>10.3667678605976</text:p>
          </table:table-cell>
          <table:table-cell office:value-type="float" office:value="10.2120921174572" calcext:value-type="float">
            <text:p>10.2120921174572</text:p>
          </table:table-cell>
          <table:table-cell office:value-type="float" office:value="-19.5357144136692" calcext:value-type="float">
            <text:p>-19.5357144136692</text:p>
          </table:table-cell>
          <table:table-cell office:value-type="float" office:value="-19.7483388800566" calcext:value-type="float">
            <text:p>-19.7483388800566</text:p>
          </table:table-cell>
          <table:table-cell table:number-columns-repeated="4"/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17.6205591484503" calcext:value-type="float">
            <text:p>17.6205591484503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79.998048786088" calcext:value-type="float">
            <text:p>-79.998048786088</text:p>
          </table:table-cell>
          <table:table-cell office:value-type="float" office:value="10.7961346600948" calcext:value-type="float">
            <text:p>10.7961346600948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7.0019839109737" calcext:value-type="float">
            <text:p>-77.0019839109737</text:p>
          </table:table-cell>
          <table:table-cell office:value-type="float" office:value="8.57826510570723" calcext:value-type="float">
            <text:p>8.57826510570723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79.7346506046015" calcext:value-type="float">
            <text:p>-79.7346506046015</text:p>
          </table:table-cell>
          <table:table-cell office:value-type="float" office:value="10.5800654296136" calcext:value-type="float">
            <text:p>10.5800654296136</text:p>
          </table:table-cell>
          <table:table-cell office:value-type="float" office:value="14.2667276864952" calcext:value-type="float">
            <text:p>14.2667276864952</text:p>
          </table:table-cell>
          <table:table-cell office:value-type="float" office:value="-19.5617688068664" calcext:value-type="float">
            <text:p>-19.5617688068664</text:p>
          </table:table-cell>
          <table:table-cell office:value-type="float" office:value="-22.1418254372611" calcext:value-type="float">
            <text:p>-22.1418254372611</text:p>
          </table:table-cell>
          <table:table-cell table:number-columns-repeated="4"/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17.6204809632288" calcext:value-type="float">
            <text:p>17.6204809632288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9.499024393044" calcext:value-type="float">
            <text:p>-79.499024393044</text:p>
          </table:table-cell>
          <table:table-cell office:value-type="float" office:value="10.3904449664559" calcext:value-type="float">
            <text:p>10.3904449664559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7.0009919554869" calcext:value-type="float">
            <text:p>-77.0009919554869</text:p>
          </table:table-cell>
          <table:table-cell office:value-type="float" office:value="8.5776120209476" calcext:value-type="float">
            <text:p>8.5776120209476</text:p>
          </table:table-cell>
          <table:table-cell office:value-type="float" office:value="-78" calcext:value-type="float">
            <text:p>-78</text:p>
          </table:table-cell>
          <table:table-cell office:value-type="float" office:value="-80" calcext:value-type="float">
            <text:p>-80</text:p>
          </table:table-cell>
          <table:table-cell office:value-type="float" office:value="-79.8673253023007" calcext:value-type="float">
            <text:p>-79.8673253023007</text:p>
          </table:table-cell>
          <table:table-cell office:value-type="float" office:value="10.6883543479334" calcext:value-type="float">
            <text:p>10.6883543479334</text:p>
          </table:table-cell>
          <table:table-cell office:value-type="float" office:value="20.48530326822" calcext:value-type="float">
            <text:p>20.48530326822</text:p>
          </table:table-cell>
          <table:table-cell office:value-type="float" office:value="-15.659963008656" calcext:value-type="float">
            <text:p>-15.659963008656</text:p>
          </table:table-cell>
          <table:table-cell office:value-type="float" office:value="-23.9473903870855" calcext:value-type="float">
            <text:p>-23.9473903870855</text:p>
          </table:table-cell>
          <table:table-cell table:number-columns-repeated="4"/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17.6204809632288" calcext:value-type="float">
            <text:p>17.6204809632288</text:p>
          </table:table-cell>
          <table:table-cell office:value-type="float" office:value="-79" calcext:value-type="float">
            <text:p>-79</text:p>
          </table:table-cell>
          <table:table-cell office:value-type="float" office:value="-77" calcext:value-type="float">
            <text:p>-77</text:p>
          </table:table-cell>
          <table:table-cell office:value-type="float" office:value="-78.249512196522" calcext:value-type="float">
            <text:p>-78.249512196522</text:p>
          </table:table-cell>
          <table:table-cell office:value-type="float" office:value="9.44025531024643" calcext:value-type="float">
            <text:p>9.44025531024643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7.0004959777434" calcext:value-type="float">
            <text:p>-77.0004959777434</text:p>
          </table:table-cell>
          <table:table-cell office:value-type="float" office:value="8.57728549721338" calcext:value-type="float">
            <text:p>8.57728549721338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79.9336626511504" calcext:value-type="float">
            <text:p>-79.9336626511504</text:p>
          </table:table-cell>
          <table:table-cell office:value-type="float" office:value="10.7429137346699" calcext:value-type="float">
            <text:p>10.7429137346699</text:p>
          </table:table-cell>
          <table:table-cell office:value-type="float" office:value="30.5828359455526" calcext:value-type="float">
            <text:p>30.5828359455526</text:p>
          </table:table-cell>
          <table:table-cell office:value-type="float" office:value="-7.09754264633127" calcext:value-type="float">
            <text:p>-7.09754264633127</text:p>
          </table:table-cell>
          <table:table-cell office:value-type="float" office:value="-30.0702243110793" calcext:value-type="float">
            <text:p>-30.0702243110793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.6205199946872" calcext:value-type="float">
            <text:p>17.6205199946872</text:p>
          </table:table-cell>
          <table:table-cell office:value-type="float" office:value="-80" calcext:value-type="float">
            <text:p>-80</text:p>
          </table:table-cell>
          <table:table-cell office:value-type="float" office:value="-77" calcext:value-type="float">
            <text:p>-77</text:p>
          </table:table-cell>
          <table:table-cell office:value-type="float" office:value="-77.624756098261" calcext:value-type="float">
            <text:p>-77.624756098261</text:p>
          </table:table-cell>
          <table:table-cell office:value-type="float" office:value="8.99825997693402" calcext:value-type="float">
            <text:p>8.99825997693402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float" office:value="-76.5002479888717" calcext:value-type="float">
            <text:p>-76.5002479888717</text:p>
          </table:table-cell>
          <table:table-cell office:value-type="float" office:value="8.25419896036416" calcext:value-type="float">
            <text:p>8.25419896036416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9.4668313255752" calcext:value-type="float">
            <text:p>-79.4668313255752</text:p>
          </table:table-cell>
          <table:table-cell office:value-type="float" office:value="10.3648028127263" calcext:value-type="float">
            <text:p>10.3648028127263</text:p>
          </table:table-cell>
          <table:table-cell office:value-type="float" office:value="29.5708172875531" calcext:value-type="float">
            <text:p>29.5708172875531</text:p>
          </table:table-cell>
          <table:table-cell office:value-type="float" office:value="-5.86494642509812" calcext:value-type="float">
            <text:p>-5.86494642509812</text:p>
          </table:table-cell>
          <table:table-cell office:value-type="float" office:value="-28.8830762435847" calcext:value-type="float">
            <text:p>-28.8830762435847</text:p>
          </table:table-cell>
          <table:table-cell table:number-columns-repeated="4"/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17.6205199946872" calcext:value-type="float">
            <text:p>17.6205199946872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7.3123780491305" calcext:value-type="float">
            <text:p>-77.3123780491305</text:p>
          </table:table-cell>
          <table:table-cell office:value-type="float" office:value="8.7850843346384" calcext:value-type="float">
            <text:p>8.7850843346384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float" office:value="-76.2501239944359" calcext:value-type="float">
            <text:p>-76.2501239944359</text:p>
          </table:table-cell>
          <table:table-cell office:value-type="float" office:value="8.09724847664258" calcext:value-type="float">
            <text:p>8.09724847664258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8.7334156627876" calcext:value-type="float">
            <text:p>-78.7334156627876</text:p>
          </table:table-cell>
          <table:table-cell office:value-type="float" office:value="9.79746803935988" calcext:value-type="float">
            <text:p>9.79746803935988</text:p>
          </table:table-cell>
          <table:table-cell office:value-type="float" office:value="22.0920107039005" calcext:value-type="float">
            <text:p>22.0920107039005</text:p>
          </table:table-cell>
          <table:table-cell office:value-type="float" office:value="-5.30830630646289" calcext:value-type="float">
            <text:p>-5.30830630646289</text:p>
          </table:table-cell>
          <table:table-cell office:value-type="float" office:value="-21.0914291733989" calcext:value-type="float">
            <text:p>-21.0914291733989</text:p>
          </table:table-cell>
          <table:table-cell table:number-columns-repeated="4"/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17.6204418097685" calcext:value-type="float">
            <text:p>17.6204418097685</text:p>
          </table:table-cell>
          <table:table-cell office:value-type="float" office:value="-76" calcext:value-type="float">
            <text:p>-76</text:p>
          </table:table-cell>
          <table:table-cell office:value-type="float" office:value="-77" calcext:value-type="float">
            <text:p>-77</text:p>
          </table:table-cell>
          <table:table-cell office:value-type="float" office:value="-77.1561890245653" calcext:value-type="float">
            <text:p>-77.1561890245653</text:p>
          </table:table-cell>
          <table:table-cell office:value-type="float" office:value="8.68039791864087" calcext:value-type="float">
            <text:p>8.68039791864087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6.1250619972179" calcext:value-type="float">
            <text:p>-76.1250619972179</text:p>
          </table:table-cell>
          <table:table-cell office:value-type="float" office:value="8.01989593983325" calcext:value-type="float">
            <text:p>8.01989593983325</text:p>
          </table:table-cell>
          <table:table-cell office:value-type="float" office:value="-80" calcext:value-type="float">
            <text:p>-80</text:p>
          </table:table-cell>
          <table:table-cell office:value-type="float" office:value="-77" calcext:value-type="float">
            <text:p>-77</text:p>
          </table:table-cell>
          <table:table-cell office:value-type="float" office:value="-77.8667078313938" calcext:value-type="float">
            <text:p>-77.8667078313938</text:p>
          </table:table-cell>
          <table:table-cell office:value-type="float" office:value="9.16692323188884" calcext:value-type="float">
            <text:p>9.16692323188884</text:p>
          </table:table-cell>
          <table:table-cell office:value-type="float" office:value="12.6333892377171" calcext:value-type="float">
            <text:p>12.6333892377171</text:p>
          </table:table-cell>
          <table:table-cell office:value-type="float" office:value="-5.04389870008675" calcext:value-type="float">
            <text:p>-5.04389870008675</text:p>
          </table:table-cell>
          <table:table-cell office:value-type="float" office:value="-10.7336007169332" calcext:value-type="float">
            <text:p>-10.7336007169332</text:p>
          </table:table-cell>
          <table:table-cell table:number-columns-repeated="4"/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17.6203245933566" calcext:value-type="float">
            <text:p>17.6203245933566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office:value-type="float" office:value="-77.5780945122826" calcext:value-type="float">
            <text:p>-77.5780945122826</text:p>
          </table:table-cell>
          <table:table-cell office:value-type="float" office:value="8.96609116620142" calcext:value-type="float">
            <text:p>8.96609116620142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6.062530998609" calcext:value-type="float">
            <text:p>-76.062530998609</text:p>
          </table:table-cell>
          <table:table-cell office:value-type="float" office:value="7.98149721829193" calcext:value-type="float">
            <text:p>7.98149721829193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7.4333539156969" calcext:value-type="float">
            <text:p>-77.4333539156969</text:p>
          </table:table-cell>
          <table:table-cell office:value-type="float" office:value="8.86703583994598" calcext:value-type="float">
            <text:p>8.86703583994598</text:p>
          </table:table-cell>
          <table:table-cell office:value-type="float" office:value="5.56435826569729" calcext:value-type="float">
            <text:p>5.56435826569729</text:p>
          </table:table-cell>
          <table:table-cell office:value-type="float" office:value="-7.61476952501516" calcext:value-type="float">
            <text:p>-7.61476952501516</text:p>
          </table:table-cell>
          <table:table-cell office:value-type="float" office:value="-4.09215925075185" calcext:value-type="float">
            <text:p>-4.09215925075185</text:p>
          </table:table-cell>
          <table:table-cell table:number-columns-repeated="4"/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17.6202950267753" calcext:value-type="float">
            <text:p>17.6202950267753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office:value-type="float" office:value="-77.7890472561413" calcext:value-type="float">
            <text:p>-77.7890472561413</text:p>
          </table:table-cell>
          <table:table-cell office:value-type="float" office:value="9.11244475820253" calcext:value-type="float">
            <text:p>9.11244475820253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5.5312654993045" calcext:value-type="float">
            <text:p>-75.5312654993045</text:p>
          </table:table-cell>
          <table:table-cell office:value-type="float" office:value="7.66258873203282" calcext:value-type="float">
            <text:p>7.66258873203282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7.2166769578485" calcext:value-type="float">
            <text:p>-77.2166769578485</text:p>
          </table:table-cell>
          <table:table-cell office:value-type="float" office:value="8.72079140478668" calcext:value-type="float">
            <text:p>8.72079140478668</text:p>
          </table:table-cell>
          <table:table-cell office:value-type="float" office:value="4.10184954162637" calcext:value-type="float">
            <text:p>4.10184954162637</text:p>
          </table:table-cell>
          <table:table-cell office:value-type="float" office:value="-11.085174270462" calcext:value-type="float">
            <text:p>-11.085174270462</text:p>
          </table:table-cell>
          <table:table-cell office:value-type="float" office:value="-8.27457491588786" calcext:value-type="float">
            <text:p>-8.27457491588786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.6202168426519" calcext:value-type="float">
            <text:p>17.6202168426519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.8945236280707" calcext:value-type="float">
            <text:p>-77.8945236280707</text:p>
          </table:table-cell>
          <table:table-cell office:value-type="float" office:value="9.18651498099819" calcext:value-type="float">
            <text:p>9.18651498099819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5.2656327496522" calcext:value-type="float">
            <text:p>-75.2656327496522</text:p>
          </table:table-cell>
          <table:table-cell office:value-type="float" office:value="7.50794515818387" calcext:value-type="float">
            <text:p>7.50794515818387</text:p>
          </table:table-cell>
          <table:table-cell office:value-type="float" office:value="-76" calcext:value-type="float">
            <text:p>-76</text:p>
          </table:table-cell>
          <table:table-cell office:value-type="float" office:value="-78" calcext:value-type="float">
            <text:p>-78</text:p>
          </table:table-cell>
          <table:table-cell office:value-type="float" office:value="-77.6083384789242" calcext:value-type="float">
            <text:p>-77.6083384789242</text:p>
          </table:table-cell>
          <table:table-cell office:value-type="float" office:value="8.98692842081073" calcext:value-type="float">
            <text:p>8.98692842081073</text:p>
          </table:table-cell>
          <table:table-cell office:value-type="float" office:value="8.74461345289123" calcext:value-type="float">
            <text:p>8.74461345289123</text:p>
          </table:table-cell>
          <table:table-cell office:value-type="float" office:value="-12.7676440899125" calcext:value-type="float">
            <text:p>-12.7676440899125</text:p>
          </table:table-cell>
          <table:table-cell office:value-type="float" office:value="-12.9860576159421" calcext:value-type="float">
            <text:p>-12.9860576159421</text:p>
          </table:table-cell>
          <table:table-cell table:number-columns-repeated="4"/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17.6200700619614" calcext:value-type="float">
            <text:p>17.6200700619614</text:p>
          </table:table-cell>
          <table:table-cell office:value-type="float" office:value="-80" calcext:value-type="float">
            <text:p>-80</text:p>
          </table:table-cell>
          <table:table-cell office:value-type="float" office:value="-77" calcext:value-type="float">
            <text:p>-77</text:p>
          </table:table-cell>
          <table:table-cell office:value-type="float" office:value="-77.4472618140353" calcext:value-type="float">
            <text:p>-77.4472618140353</text:p>
          </table:table-cell>
          <table:table-cell office:value-type="float" office:value="8.87650619418809" calcext:value-type="float">
            <text:p>8.87650619418809</text:p>
          </table:table-cell>
          <table:table-cell office:value-type="float" office:value="-79" calcext:value-type="float">
            <text:p>-79</text:p>
          </table:table-cell>
          <table:table-cell office:value-type="float" office:value="-75" calcext:value-type="float">
            <text:p>-75</text:p>
          </table:table-cell>
          <table:table-cell office:value-type="float" office:value="-75.1328163748261" calcext:value-type="float">
            <text:p>-75.1328163748261</text:p>
          </table:table-cell>
          <table:table-cell office:value-type="float" office:value="7.43179769808472" calcext:value-type="float">
            <text:p>7.43179769808472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office:value-type="float" office:value="-77.8041692394621" calcext:value-type="float">
            <text:p>-77.8041692394621</text:p>
          </table:table-cell>
          <table:table-cell office:value-type="float" office:value="9.1230273039522" calcext:value-type="float">
            <text:p>9.1230273039522</text:p>
          </table:table-cell>
          <table:table-cell office:value-type="float" office:value="14.1583379912584" calcext:value-type="float">
            <text:p>14.1583379912584</text:p>
          </table:table-cell>
          <table:table-cell office:value-type="float" office:value="-10.7394296319101" calcext:value-type="float">
            <text:p>-10.7394296319101</text:p>
          </table:table-cell>
          <table:table-cell office:value-type="float" office:value="-15.7620090120259" calcext:value-type="float">
            <text:p>-15.7620090120259</text:p>
          </table:table-cell>
          <table:table-cell table:number-columns-repeated="4"/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17.6200404986756" calcext:value-type="float">
            <text:p>17.6200404986756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7.2236309070177" calcext:value-type="float">
            <text:p>-77.2236309070177</text:p>
          </table:table-cell>
          <table:table-cell office:value-type="float" office:value="8.72544724158698" calcext:value-type="float">
            <text:p>8.72544724158698</text:p>
          </table:table-cell>
          <table:table-cell office:value-type="float" office:value="-78" calcext:value-type="float">
            <text:p>-78</text:p>
          </table:table-cell>
          <table:table-cell office:value-type="float" office:value="-75" calcext:value-type="float">
            <text:p>-75</text:p>
          </table:table-cell>
          <table:table-cell office:value-type="float" office:value="-75.0664081874131" calcext:value-type="float">
            <text:p>-75.0664081874131</text:p>
          </table:table-cell>
          <table:table-cell office:value-type="float" office:value="7.39401407444361" calcext:value-type="float">
            <text:p>7.39401407444361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7.9020846197311" calcext:value-type="float">
            <text:p>-77.9020846197311</text:p>
          </table:table-cell>
          <table:table-cell office:value-type="float" office:value="9.19184771600382" calcext:value-type="float">
            <text:p>9.19184771600382</text:p>
          </table:table-cell>
          <table:table-cell office:value-type="float" office:value="16.8194551903407" calcext:value-type="float">
            <text:p>16.8194551903407</text:p>
          </table:table-cell>
          <table:table-cell office:value-type="float" office:value="-9.78544792393078" calcext:value-type="float">
            <text:p>-9.78544792393078</text:p>
          </table:table-cell>
          <table:table-cell office:value-type="float" office:value="-17.6907574808715" calcext:value-type="float">
            <text:p>-17.6907574808715</text:p>
          </table:table-cell>
          <table:table-cell table:number-columns-repeated="4"/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17.6198937219875" calcext:value-type="float">
            <text:p>17.6198937219875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7.1118154535088" calcext:value-type="float">
            <text:p>-77.1118154535088</text:p>
          </table:table-cell>
          <table:table-cell office:value-type="float" office:value="8.65088452846319" calcext:value-type="float">
            <text:p>8.65088452846319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5.0332040937065" calcext:value-type="float">
            <text:p>-75.0332040937065</text:p>
          </table:table-cell>
          <table:table-cell office:value-type="float" office:value="7.37519435895083" calcext:value-type="float">
            <text:p>7.37519435895083</text:p>
          </table:table-cell>
          <table:table-cell office:value-type="float" office:value="-81" calcext:value-type="float">
            <text:p>-81</text:p>
          </table:table-cell>
          <table:table-cell office:value-type="float" office:value="-77" calcext:value-type="float">
            <text:p>-77</text:p>
          </table:table-cell>
          <table:table-cell office:value-type="float" office:value="-77.4510423098655" calcext:value-type="float">
            <text:p>-77.4510423098655</text:p>
          </table:table-cell>
          <table:table-cell office:value-type="float" office:value="8.87908220847659" calcext:value-type="float">
            <text:p>8.87908220847659</text:p>
          </table:table-cell>
          <table:table-cell office:value-type="float" office:value="12.4218011456131" calcext:value-type="float">
            <text:p>12.4218011456131</text:p>
          </table:table-cell>
          <table:table-cell office:value-type="float" office:value="-9.32286876931984" calcext:value-type="float">
            <text:p>-9.32286876931984</text:p>
          </table:table-cell>
          <table:table-cell office:value-type="float" office:value="-13.2795107660788" calcext:value-type="float">
            <text:p>-13.2795107660788</text:p>
          </table:table-cell>
          <table:table-cell table:number-columns-repeated="4"/>
        </table:table-row>
        <table:table-row table:style-name="ro1">
          <table:table-cell office:value-type="float" office:value="26.8" calcext:value-type="float">
            <text:p>26.8</text:p>
          </table:table-cell>
          <table:table-cell office:value-type="float" office:value="17.6198251299439" calcext:value-type="float">
            <text:p>17.6198251299439</text:p>
          </table:table-cell>
          <table:table-cell office:value-type="float" office:value="-75" calcext:value-type="float">
            <text:p>-75</text:p>
          </table:table-cell>
          <table:table-cell office:value-type="float" office:value="-78" calcext:value-type="float">
            <text:p>-78</text:p>
          </table:table-cell>
          <table:table-cell office:value-type="float" office:value="-77.5559077267544" calcext:value-type="float">
            <text:p>-77.5559077267544</text:p>
          </table:table-cell>
          <table:table-cell office:value-type="float" office:value="8.95083581387201" calcext:value-type="float">
            <text:p>8.95083581387201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5166020468533" calcext:value-type="float">
            <text:p>-74.5166020468533</text:p>
          </table:table-cell>
          <table:table-cell office:value-type="float" office:value="7.08848462262155" calcext:value-type="float">
            <text:p>7.08848462262155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7.2255211549328" calcext:value-type="float">
            <text:p>-77.2255211549328</text:p>
          </table:table-cell>
          <table:table-cell office:value-type="float" office:value="8.7267132377899" calcext:value-type="float">
            <text:p>8.7267132377899</text:p>
          </table:table-cell>
          <table:table-cell office:value-type="float" office:value="9.23447859157591" calcext:value-type="float">
            <text:p>9.23447859157591</text:p>
          </table:table-cell>
          <table:table-cell office:value-type="float" office:value="-13.6076579644326" calcext:value-type="float">
            <text:p>-13.6076579644326</text:p>
          </table:table-cell>
          <table:table-cell office:value-type="float" office:value="-14.3090479295925" calcext:value-type="float">
            <text:p>-14.3090479295925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.6197079168076" calcext:value-type="float">
            <text:p>17.6197079168076</text:p>
          </table:table-cell>
          <table:table-cell office:value-type="float" office:value="-76" calcext:value-type="float">
            <text:p>-76</text:p>
          </table:table-cell>
          <table:table-cell office:value-type="float" office:value="-78" calcext:value-type="float">
            <text:p>-78</text:p>
          </table:table-cell>
          <table:table-cell office:value-type="float" office:value="-77.7779538633772" calcext:value-type="float">
            <text:p>-77.7779538633772</text:p>
          </table:table-cell>
          <table:table-cell office:value-type="float" office:value="9.10468927511137" calcext:value-type="float">
            <text:p>9.10468927511137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2583010234266" calcext:value-type="float">
            <text:p>-74.2583010234266</text:p>
          </table:table-cell>
          <table:table-cell office:value-type="float" office:value="6.94933691443391" calcext:value-type="float">
            <text:p>6.94933691443391</text:p>
          </table:table-cell>
          <table:table-cell office:value-type="float" office:value="-75" calcext:value-type="float">
            <text:p>-75</text:p>
          </table:table-cell>
          <table:table-cell office:value-type="float" office:value="-77" calcext:value-type="float">
            <text:p>-77</text:p>
          </table:table-cell>
          <table:table-cell office:value-type="float" office:value="-77.1127605774664" calcext:value-type="float">
            <text:p>-77.1127605774664</text:p>
          </table:table-cell>
          <table:table-cell office:value-type="float" office:value="8.6515120945597" calcext:value-type="float">
            <text:p>8.6515120945597</text:p>
          </table:table-cell>
          <table:table-cell office:value-type="float" office:value="7.55431197232272" calcext:value-type="float">
            <text:p>7.55431197232272</text:p>
          </table:table-cell>
          <table:table-cell office:value-type="float" office:value="-15.7582196572792" calcext:value-type="float">
            <text:p>-15.7582196572792</text:p>
          </table:table-cell>
          <table:table-cell office:value-type="float" office:value="-15.4645626446234" calcext:value-type="float">
            <text:p>-15.4645626446234</text:p>
          </table:table-cell>
          <table:table-cell table:number-columns-repeated="4"/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17.6197956912549" calcext:value-type="float">
            <text:p>17.6197956912549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.8889769316886" calcext:value-type="float">
            <text:p>-77.8889769316886</text:p>
          </table:table-cell>
          <table:table-cell office:value-type="float" office:value="9.18260488721692" calcext:value-type="float">
            <text:p>9.18260488721692</text:p>
          </table:table-cell>
          <table:table-cell office:value-type="float" office:value="-76" calcext:value-type="float">
            <text:p>-76</text:p>
          </table:table-cell>
          <table:table-cell office:value-type="float" office:value="-74" calcext:value-type="float">
            <text:p>-74</text:p>
          </table:table-cell>
          <table:table-cell office:value-type="float" office:value="-74.1291505117133" calcext:value-type="float">
            <text:p>-74.1291505117133</text:p>
          </table:table-cell>
          <table:table-cell office:value-type="float" office:value="6.88079074308727" calcext:value-type="float">
            <text:p>6.88079074308727</text:p>
          </table:table-cell>
          <table:table-cell office:value-type="float" office:value="-75" calcext:value-type="float">
            <text:p>-75</text:p>
          </table:table-cell>
          <table:table-cell office:value-type="float" office:value="-77" calcext:value-type="float">
            <text:p>-77</text:p>
          </table:table-cell>
          <table:table-cell office:value-type="float" office:value="-77.0563802887332" calcext:value-type="float">
            <text:p>-77.0563802887332</text:p>
          </table:table-cell>
          <table:table-cell office:value-type="float" office:value="8.61415488606594" calcext:value-type="float">
            <text:p>8.61415488606594</text:p>
          </table:table-cell>
          <table:table-cell office:value-type="float" office:value="6.69236341538586" calcext:value-type="float">
            <text:p>6.69236341538586</text:p>
          </table:table-cell>
          <table:table-cell office:value-type="float" office:value="-16.8367960293566" calcext:value-type="float">
            <text:p>-16.8367960293566</text:p>
          </table:table-cell>
          <table:table-cell office:value-type="float" office:value="-16.1779437498573" calcext:value-type="float">
            <text:p>-16.1779437498573</text:p>
          </table:table-cell>
          <table:table-cell table:number-columns-repeated="4"/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17.6198348440849" calcext:value-type="float">
            <text:p>17.6198348440849</text:p>
          </table:table-cell>
          <table:table-cell office:value-type="float" office:value="-83" calcext:value-type="float">
            <text:p>-83</text:p>
          </table:table-cell>
          <table:table-cell office:value-type="float" office:value="-75" calcext:value-type="float">
            <text:p>-75</text:p>
          </table:table-cell>
          <table:table-cell office:value-type="float" office:value="-76.4444884658443" calcext:value-type="float">
            <text:p>-76.4444884658443</text:p>
          </table:table-cell>
          <table:table-cell office:value-type="float" office:value="8.21894893587031" calcext:value-type="float">
            <text:p>8.21894893587031</text:p>
          </table:table-cell>
          <table:table-cell office:value-type="float" office:value="-76" calcext:value-type="float">
            <text:p>-76</text:p>
          </table:table-cell>
          <table:table-cell office:value-type="float" office:value="-74" calcext:value-type="float">
            <text:p>-74</text:p>
          </table:table-cell>
          <table:table-cell office:value-type="float" office:value="-74.0645752558567" calcext:value-type="float">
            <text:p>-74.0645752558567</text:p>
          </table:table-cell>
          <table:table-cell office:value-type="float" office:value="6.84677162034253" calcext:value-type="float">
            <text:p>6.84677162034253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7.0281901443666" calcext:value-type="float">
            <text:p>-77.0281901443666</text:p>
          </table:table-cell>
          <table:table-cell office:value-type="float" office:value="8.59553681604905" calcext:value-type="float">
            <text:p>8.59553681604905</text:p>
          </table:table-cell>
          <table:table-cell office:value-type="float" office:value="14.6398607393522" calcext:value-type="float">
            <text:p>14.6398607393522</text:p>
          </table:table-cell>
          <table:table-cell office:value-type="float" office:value="-9.42674544968901" calcext:value-type="float">
            <text:p>-9.42674544968901</text:p>
          </table:table-cell>
          <table:table-cell office:value-type="float" office:value="-15.6752080017488" calcext:value-type="float">
            <text:p>-15.6752080017488</text:p>
          </table:table-cell>
          <table:table-cell table:number-columns-repeated="4"/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17.6198348440849" calcext:value-type="float">
            <text:p>17.6198348440849</text:p>
          </table:table-cell>
          <table:table-cell office:value-type="float" office:value="-79" calcext:value-type="float">
            <text:p>-79</text:p>
          </table:table-cell>
          <table:table-cell office:value-type="float" office:value="-74" calcext:value-type="float">
            <text:p>-74</text:p>
          </table:table-cell>
          <table:table-cell office:value-type="float" office:value="-75.2222442329222" calcext:value-type="float">
            <text:p>-75.2222442329222</text:p>
          </table:table-cell>
          <table:table-cell office:value-type="float" office:value="7.48298384737052" calcext:value-type="float">
            <text:p>7.48298384737052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4.0322876279283" calcext:value-type="float">
            <text:p>-74.0322876279283</text:p>
          </table:table-cell>
          <table:table-cell office:value-type="float" office:value="6.82982518340733" calcext:value-type="float">
            <text:p>6.82982518340733</text:p>
          </table:table-cell>
          <table:table-cell office:value-type="float" office:value="-81" calcext:value-type="float">
            <text:p>-81</text:p>
          </table:table-cell>
          <table:table-cell office:value-type="float" office:value="-76" calcext:value-type="float">
            <text:p>-76</text:p>
          </table:table-cell>
          <table:table-cell office:value-type="float" office:value="-76.5140950721833" calcext:value-type="float">
            <text:p>-76.5140950721833</text:p>
          </table:table-cell>
          <table:table-cell office:value-type="float" office:value="8.26297621054291" calcext:value-type="float">
            <text:p>8.26297621054291</text:p>
          </table:table-cell>
          <table:table-cell office:value-type="float" office:value="15.1819419604319" calcext:value-type="float">
            <text:p>15.1819419604319</text:p>
          </table:table-cell>
          <table:table-cell office:value-type="float" office:value="-4.27933419277418" calcext:value-type="float">
            <text:p>-4.27933419277418</text:p>
          </table:table-cell>
          <table:table-cell office:value-type="float" office:value="-14.054533899203" calcext:value-type="float">
            <text:p>-14.054533899203</text:p>
          </table:table-cell>
          <table:table-cell table:number-columns-repeated="4"/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17.620030365296" calcext:value-type="float">
            <text:p>17.620030365296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4.6111221164611" calcext:value-type="float">
            <text:p>-74.6111221164611</text:p>
          </table:table-cell>
          <table:table-cell office:value-type="float" office:value="7.14009632155083" calcext:value-type="float">
            <text:p>7.14009632155083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0161438139642" calcext:value-type="float">
            <text:p>-74.0161438139642</text:p>
          </table:table-cell>
          <table:table-cell office:value-type="float" office:value="6.82136770047455" calcext:value-type="float">
            <text:p>6.82136770047455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-76.2570475360917" calcext:value-type="float">
            <text:p>-76.2570475360917</text:p>
          </table:table-cell>
          <table:table-cell office:value-type="float" office:value="8.10155250979051" calcext:value-type="float">
            <text:p>8.10155250979051</text:p>
          </table:table-cell>
          <table:table-cell office:value-type="float" office:value="15.2335229736761" calcext:value-type="float">
            <text:p>15.2335229736761</text:p>
          </table:table-cell>
          <table:table-cell office:value-type="float" office:value="-2.05269007997553" calcext:value-type="float">
            <text:p>-2.05269007997553</text:p>
          </table:table-cell>
          <table:table-cell office:value-type="float" office:value="-13.7002912726737" calcext:value-type="float">
            <text:p>-13.700291272673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.6201085491117" calcext:value-type="float">
            <text:p>17.6201085491117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4.3055610582305" calcext:value-type="float">
            <text:p>-74.3055610582305</text:p>
          </table:table-cell>
          <table:table-cell office:value-type="float" office:value="6.974590307812" calcext:value-type="float">
            <text:p>6.974590307812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0080719069821" calcext:value-type="float">
            <text:p>-74.0080719069821</text:p>
          </table:table-cell>
          <table:table-cell office:value-type="float" office:value="6.81714288720829" calcext:value-type="float">
            <text:p>6.81714288720829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6.1285237680458" calcext:value-type="float">
            <text:p>-76.1285237680458</text:p>
          </table:table-cell>
          <table:table-cell office:value-type="float" office:value="8.02202711515485" calcext:value-type="float">
            <text:p>8.02202711515485</text:p>
          </table:table-cell>
          <table:table-cell office:value-type="float" office:value="15.2123849973963" calcext:value-type="float">
            <text:p>15.2123849973963</text:p>
          </table:table-cell>
          <table:table-cell office:value-type="float" office:value="-1.01703309873202" calcext:value-type="float">
            <text:p>-1.01703309873202</text:p>
          </table:table-cell>
          <table:table-cell office:value-type="float" office:value="-13.6064035694147" calcext:value-type="float">
            <text:p>-13.6064035694147</text:p>
          </table:table-cell>
          <table:table-cell table:number-columns-repeated="4"/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17.6201963273296" calcext:value-type="float">
            <text:p>17.6201963273296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4.1527805291153" calcext:value-type="float">
            <text:p>-74.1527805291153</text:p>
          </table:table-cell>
          <table:table-cell office:value-type="float" office:value="6.89328155644381" calcext:value-type="float">
            <text:p>6.89328155644381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004035953491" calcext:value-type="float">
            <text:p>-74.004035953491</text:p>
          </table:table-cell>
          <table:table-cell office:value-type="float" office:value="6.81503146191556" calcext:value-type="float">
            <text:p>6.81503146191556</text:p>
          </table:table-cell>
          <table:table-cell office:value-type="float" office:value="-73" calcext:value-type="float">
            <text:p>-73</text:p>
          </table:table-cell>
          <table:table-cell office:value-type="float" office:value="-76" calcext:value-type="float">
            <text:p>-76</text:p>
          </table:table-cell>
          <table:table-cell office:value-type="float" office:value="-76.0642618840229" calcext:value-type="float">
            <text:p>-76.0642618840229</text:p>
          </table:table-cell>
          <table:table-cell office:value-type="float" office:value="7.98255763354783" calcext:value-type="float">
            <text:p>7.98255763354783</text:p>
          </table:table-cell>
          <table:table-cell office:value-type="float" office:value="15.1909812088427" calcext:value-type="float">
            <text:p>15.1909812088427</text:p>
          </table:table-cell>
          <table:table-cell office:value-type="float" office:value="-0.517580358867866" calcext:value-type="float">
            <text:p>-0.517580358867866</text:p>
          </table:table-cell>
          <table:table-cell office:value-type="float" office:value="-13.5766399551624" calcext:value-type="float">
            <text:p>-13.5766399551624</text:p>
          </table:table-cell>
          <table:table-cell table:number-columns-repeated="4"/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float" office:value="17.6201181432448" calcext:value-type="float">
            <text:p>17.6201181432448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0763902645576" calcext:value-type="float">
            <text:p>-74.0763902645576</text:p>
          </table:table-cell>
          <table:table-cell office:value-type="float" office:value="6.85298333150511" calcext:value-type="float">
            <text:p>6.85298333150511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4.5020179767455" calcext:value-type="float">
            <text:p>-74.5020179767455</text:p>
          </table:table-cell>
          <table:table-cell office:value-type="float" office:value="7.08055443369864" calcext:value-type="float">
            <text:p>7.08055443369864</text:p>
          </table:table-cell>
          <table:table-cell office:value-type="float" office:value="-74" calcext:value-type="float">
            <text:p>-74</text:p>
          </table:table-cell>
          <table:table-cell office:value-type="float" office:value="-76" calcext:value-type="float">
            <text:p>-76</text:p>
          </table:table-cell>
          <table:table-cell office:value-type="float" office:value="-76.0321309420115" calcext:value-type="float">
            <text:p>-76.0321309420115</text:p>
          </table:table-cell>
          <table:table-cell office:value-type="float" office:value="7.96289577580976" calcext:value-type="float">
            <text:p>7.96289577580976</text:p>
          </table:table-cell>
          <table:table-cell office:value-type="float" office:value="13.5858832807432" calcext:value-type="float">
            <text:p>13.5858832807432</text:p>
          </table:table-cell>
          <table:table-cell office:value-type="float" office:value="1.4113047939467" calcext:value-type="float">
            <text:p>1.4113047939467</text:p>
          </table:table-cell>
          <table:table-cell office:value-type="float" office:value="-11.7646618400957" calcext:value-type="float">
            <text:p>-11.7646618400957</text:p>
          </table:table-cell>
          <table:table-cell table:number-columns-repeated="4"/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17.6199617759192" calcext:value-type="float">
            <text:p>17.6199617759192</text:p>
          </table:table-cell>
          <table:table-cell office:value-type="float" office:value="-78" calcext:value-type="float">
            <text:p>-78</text:p>
          </table:table-cell>
          <table:table-cell office:value-type="float" office:value="-74" calcext:value-type="float">
            <text:p>-74</text:p>
          </table:table-cell>
          <table:table-cell office:value-type="float" office:value="-74.0381951322788" calcext:value-type="float">
            <text:p>-74.0381951322788</text:p>
          </table:table-cell>
          <table:table-cell office:value-type="float" office:value="6.83292264930669" calcext:value-type="float">
            <text:p>6.83292264930669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4.7510089883728" calcext:value-type="float">
            <text:p>-74.7510089883728</text:p>
          </table:table-cell>
          <table:table-cell office:value-type="float" office:value="7.21717051650457" calcext:value-type="float">
            <text:p>7.21717051650457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6.0160654710057" calcext:value-type="float">
            <text:p>-76.0160654710057</text:p>
          </table:table-cell>
          <table:table-cell office:value-type="float" office:value="7.95308301534217" calcext:value-type="float">
            <text:p>7.95308301534217</text:p>
          </table:table-cell>
          <table:table-cell office:value-type="float" office:value="12.7360692034398" calcext:value-type="float">
            <text:p>12.7360692034398</text:p>
          </table:table-cell>
          <table:table-cell office:value-type="float" office:value="2.4239628785884" calcext:value-type="float">
            <text:p>2.4239628785884</text:p>
          </table:table-cell>
          <table:table-cell office:value-type="float" office:value="-10.9152966733132" calcext:value-type="float">
            <text:p>-10.9152966733132</text:p>
          </table:table-cell>
          <table:table-cell table:number-columns-repeated="4"/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17.6200008039874" calcext:value-type="float">
            <text:p>17.6200008039874</text:p>
          </table:table-cell>
          <table:table-cell office:value-type="float" office:value="-76" calcext:value-type="float">
            <text:p>-76</text:p>
          </table:table-cell>
          <table:table-cell office:value-type="float" office:value="-74" calcext:value-type="float">
            <text:p>-74</text:p>
          </table:table-cell>
          <table:table-cell office:value-type="float" office:value="-74.0190975661394" calcext:value-type="float">
            <text:p>-74.0190975661394</text:p>
          </table:table-cell>
          <table:table-cell office:value-type="float" office:value="6.82291434026484" calcext:value-type="float">
            <text:p>6.82291434026484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3755044941864" calcext:value-type="float">
            <text:p>-74.3755044941864</text:p>
          </table:table-cell>
          <table:table-cell office:value-type="float" office:value="7.01213308054939" calcext:value-type="float">
            <text:p>7.01213308054939</text:p>
          </table:table-cell>
          <table:table-cell office:value-type="float" office:value="-82" calcext:value-type="float">
            <text:p>-82</text:p>
          </table:table-cell>
          <table:table-cell office:value-type="float" office:value="-75" calcext:value-type="float">
            <text:p>-75</text:p>
          </table:table-cell>
          <table:table-cell office:value-type="float" office:value="-75.5080327355029" calcext:value-type="float">
            <text:p>-75.5080327355029</text:p>
          </table:table-cell>
          <table:table-cell office:value-type="float" office:value="7.6489371283277" calcext:value-type="float">
            <text:p>7.6489371283277</text:p>
          </table:table-cell>
          <table:table-cell office:value-type="float" office:value="9.74149990173847" calcext:value-type="float">
            <text:p>9.74149990173847</text:p>
          </table:table-cell>
          <table:table-cell office:value-type="float" office:value="1.15993192942886" calcext:value-type="float">
            <text:p>1.15993192942886</text:p>
          </table:table-cell>
          <table:table-cell office:value-type="float" office:value="-6.98241885848175" calcext:value-type="float">
            <text:p>-6.98241885848175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7.6199226207376" calcext:value-type="float">
            <text:p>17.6199226207376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4.0095487830697" calcext:value-type="float">
            <text:p>-74.0095487830697</text:p>
          </table:table-cell>
          <table:table-cell office:value-type="float" office:value="6.81791568434538" calcext:value-type="float">
            <text:p>6.81791568434538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1877522470932" calcext:value-type="float">
            <text:p>-74.1877522470932</text:p>
          </table:table-cell>
          <table:table-cell office:value-type="float" office:value="6.9118092095755" calcext:value-type="float">
            <text:p>6.9118092095755</text:p>
          </table:table-cell>
          <table:table-cell office:value-type="float" office:value="-77" calcext:value-type="float">
            <text:p>-77</text:p>
          </table:table-cell>
          <table:table-cell office:value-type="float" office:value="-75" calcext:value-type="float">
            <text:p>-75</text:p>
          </table:table-cell>
          <table:table-cell office:value-type="float" office:value="-75.2540163677514" calcext:value-type="float">
            <text:p>-75.2540163677514</text:p>
          </table:table-cell>
          <table:table-cell office:value-type="float" office:value="7.50125413067911" calcext:value-type="float">
            <text:p>7.50125413067911</text:p>
          </table:table-cell>
          <table:table-cell office:value-type="float" office:value="8.34048297423708" calcext:value-type="float">
            <text:p>8.34048297423708</text:p>
          </table:table-cell>
          <table:table-cell office:value-type="float" office:value="0.555969213968202" calcext:value-type="float">
            <text:p>0.555969213968202</text:p>
          </table:table-cell>
          <table:table-cell office:value-type="float" office:value="-4.8042664111235" calcext:value-type="float">
            <text:p>-4.8042664111235</text:p>
          </table:table-cell>
          <table:table-cell table:number-columns-repeated="4"/>
        </table:table-row>
        <table:table-row table:style-name="ro1">
          <table:table-cell office:value-type="float" office:value="29.2" calcext:value-type="float">
            <text:p>29.2</text:p>
          </table:table-cell>
          <table:table-cell office:value-type="float" office:value="17.6198930611772" calcext:value-type="float">
            <text:p>17.6198930611772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0047743915349" calcext:value-type="float">
            <text:p>-74.0047743915349</text:p>
          </table:table-cell>
          <table:table-cell office:value-type="float" office:value="6.81541772986101" calcext:value-type="float">
            <text:p>6.81541772986101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4.0938761235466" calcext:value-type="float">
            <text:p>-74.0938761235466</text:p>
          </table:table-cell>
          <table:table-cell office:value-type="float" office:value="6.86218682150637" calcext:value-type="float">
            <text:p>6.86218682150637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5.1270081838757" calcext:value-type="float">
            <text:p>-75.1270081838757</text:p>
          </table:table-cell>
          <table:table-cell office:value-type="float" office:value="7.42848537722696" calcext:value-type="float">
            <text:p>7.42848537722696</text:p>
          </table:table-cell>
          <table:table-cell office:value-type="float" office:value="7.66288878570005" calcext:value-type="float">
            <text:p>7.66288878570005</text:p>
          </table:table-cell>
          <table:table-cell office:value-type="float" office:value="0.260767791250822" calcext:value-type="float">
            <text:p>0.260767791250822</text:p>
          </table:table-cell>
          <table:table-cell office:value-type="float" office:value="-3.51242751491852" calcext:value-type="float">
            <text:p>-3.51242751491852</text:p>
          </table:table-cell>
          <table:table-cell table:number-columns-repeated="4"/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17.6198148785845" calcext:value-type="float">
            <text:p>17.6198148785845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4.0023871957674" calcext:value-type="float">
            <text:p>-74.0023871957674</text:p>
          </table:table-cell>
          <table:table-cell office:value-type="float" office:value="6.8141690958409" calcext:value-type="float">
            <text:p>6.8141690958409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4.0469380617733" calcext:value-type="float">
            <text:p>-74.0469380617733</text:p>
          </table:table-cell>
          <table:table-cell office:value-type="float" office:value="6.83750938418833" calcext:value-type="float">
            <text:p>6.83750938418833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5.0635040919379" calcext:value-type="float">
            <text:p>-75.0635040919379</text:p>
          </table:table-cell>
          <table:table-cell office:value-type="float" office:value="7.39236615037683" calcext:value-type="float">
            <text:p>7.39236615037683</text:p>
          </table:table-cell>
          <table:table-cell office:value-type="float" office:value="7.32968163608118" calcext:value-type="float">
            <text:p>7.32968163608118</text:p>
          </table:table-cell>
          <table:table-cell office:value-type="float" office:value="0.114833687341003" calcext:value-type="float">
            <text:p>0.114833687341003</text:p>
          </table:table-cell>
          <table:table-cell office:value-type="float" office:value="-2.73047471339806" calcext:value-type="float">
            <text:p>-2.73047471339806</text:p>
          </table:table-cell>
          <table:table-cell table:number-columns-repeated="4"/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17.6197366963034" calcext:value-type="float">
            <text:p>17.6197366963034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0011935978837" calcext:value-type="float">
            <text:p>-74.0011935978837</text:p>
          </table:table-cell>
          <table:table-cell office:value-type="float" office:value="6.81354486461803" calcext:value-type="float">
            <text:p>6.81354486461803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0234690308867" calcext:value-type="float">
            <text:p>-74.0234690308867</text:p>
          </table:table-cell>
          <table:table-cell office:value-type="float" office:value="6.82520396439322" calcext:value-type="float">
            <text:p>6.82520396439322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5.0317520459689" calcext:value-type="float">
            <text:p>-75.0317520459689</text:p>
          </table:table-cell>
          <table:table-cell office:value-type="float" office:value="7.37437244832017" calcext:value-type="float">
            <text:p>7.37437244832017</text:p>
          </table:table-cell>
          <table:table-cell office:value-type="float" office:value="7.16445854995677" calcext:value-type="float">
            <text:p>7.16445854995677</text:p>
          </table:table-cell>
          <table:table-cell office:value-type="float" office:value="0.0422797879119424" calcext:value-type="float">
            <text:p>0.042279787911943</text:p>
          </table:table-cell>
          <table:table-cell office:value-type="float" office:value="-2.26567634337376" calcext:value-type="float">
            <text:p>-2.26567634337376</text:p>
          </table:table-cell>
          <table:table-cell table:number-columns-repeated="4"/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17.6196975434594" calcext:value-type="float">
            <text:p>17.6196975434594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5.0005967989419" calcext:value-type="float">
            <text:p>-75.0005967989419</text:p>
          </table:table-cell>
          <table:table-cell office:value-type="float" office:value="7.3567595206903" calcext:value-type="float">
            <text:p>7.3567595206903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4.0117345154433" calcext:value-type="float">
            <text:p>-74.0117345154433</text:p>
          </table:table-cell>
          <table:table-cell office:value-type="float" office:value="6.81905956173141" calcext:value-type="float">
            <text:p>6.81905956173141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5.5158760229845" calcext:value-type="float">
            <text:p>-75.5158760229845</text:p>
          </table:table-cell>
          <table:table-cell office:value-type="float" office:value="7.65354313313352" calcext:value-type="float">
            <text:p>7.65354313313352</text:p>
          </table:table-cell>
          <table:table-cell office:value-type="float" office:value="7.32472598859887" calcext:value-type="float">
            <text:p>7.32472598859887</text:p>
          </table:table-cell>
          <table:table-cell office:value-type="float" office:value="-3.49469879037577" calcext:value-type="float">
            <text:p>-3.49469879037577</text:p>
          </table:table-cell>
          <table:table-cell office:value-type="float" office:value="-3.95569292794993" calcext:value-type="float">
            <text:p>-3.95569292794993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7.6196193617928" calcext:value-type="float">
            <text:p>17.6196193617928</text:p>
          </table:table-cell>
          <table:table-cell office:value-type="float" office:value="-77" calcext:value-type="float">
            <text:p>-77</text:p>
          </table:table-cell>
          <table:table-cell office:value-type="float" office:value="-74" calcext:value-type="float">
            <text:p>-74</text:p>
          </table:table-cell>
          <table:table-cell office:value-type="float" office:value="-74.5002983994709" calcext:value-type="float">
            <text:p>-74.5002983994709</text:p>
          </table:table-cell>
          <table:table-cell office:value-type="float" office:value="7.07961998656209" calcext:value-type="float">
            <text:p>7.07961998656209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4.0058672577217" calcext:value-type="float">
            <text:p>-74.0058672577217</text:p>
          </table:table-cell>
          <table:table-cell office:value-type="float" office:value="6.8159894350281" calcext:value-type="float">
            <text:p>6.8159894350281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5.2579380114922" calcext:value-type="float">
            <text:p>-75.2579380114922</text:p>
          </table:table-cell>
          <table:table-cell office:value-type="float" office:value="7.50351232761195" calcext:value-type="float">
            <text:p>7.50351232761195</text:p>
          </table:table-cell>
          <table:table-cell office:value-type="float" office:value="7.19320300621175" calcext:value-type="float">
            <text:p>7.19320300621175</text:p>
          </table:table-cell>
          <table:table-cell office:value-type="float" office:value="-1.69513962532487" calcext:value-type="float">
            <text:p>-1.69513962532487</text:p>
          </table:table-cell>
          <table:table-cell office:value-type="float" office:value="-2.55499391273812" calcext:value-type="float">
            <text:p>-2.55499391273812</text:p>
          </table:table-cell>
          <table:table-cell table:number-columns-repeated="4"/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17.6195411802557" calcext:value-type="float">
            <text:p>17.6195411802557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3.7501491997355" calcext:value-type="float">
            <text:p>-73.7501491997355</text:p>
          </table:table-cell>
          <table:table-cell office:value-type="float" office:value="6.68351571154742" calcext:value-type="float">
            <text:p>6.68351571154742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4.0029336288608" calcext:value-type="float">
            <text:p>-74.0029336288608</text:p>
          </table:table-cell>
          <table:table-cell office:value-type="float" office:value="6.8144548900609" calcext:value-type="float">
            <text:p>6.8144548900609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5.1289690057461" calcext:value-type="float">
            <text:p>-75.1289690057461</text:p>
          </table:table-cell>
          <table:table-cell office:value-type="float" office:value="7.4296034383069" calcext:value-type="float">
            <text:p>7.4296034383069</text:p>
          </table:table-cell>
          <table:table-cell office:value-type="float" office:value="8.81201870055381" calcext:value-type="float">
            <text:p>8.81201870055381</text:p>
          </table:table-cell>
          <table:table-cell office:value-type="float" office:value="0.773369628260825" calcext:value-type="float">
            <text:p>0.773369628260825</text:p>
          </table:table-cell>
          <table:table-cell office:value-type="float" office:value="-5.74860743840923" calcext:value-type="float">
            <text:p>-5.74860743840923</text:p>
          </table:table-cell>
          <table:table-cell table:number-columns-repeated="4"/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17.6195116238019" calcext:value-type="float">
            <text:p>17.6195116238019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3.8750745998677" calcext:value-type="float">
            <text:p>-73.8750745998677</text:p>
          </table:table-cell>
          <table:table-cell office:value-type="float" office:value="6.74790800745056" calcext:value-type="float">
            <text:p>6.74790800745056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4.0014668144304" calcext:value-type="float">
            <text:p>-74.0014668144304</text:p>
          </table:table-cell>
          <table:table-cell office:value-type="float" office:value="6.81368774713938" calcext:value-type="float">
            <text:p>6.81368774713938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5.0644845028731" calcext:value-type="float">
            <text:p>-75.0644845028731</text:p>
          </table:table-cell>
          <table:table-cell office:value-type="float" office:value="7.39292244183394" calcext:value-type="float">
            <text:p>7.39292244183394</text:p>
          </table:table-cell>
          <table:table-cell office:value-type="float" office:value="7.90766367382737" calcext:value-type="float">
            <text:p>7.90766367382737</text:p>
          </table:table-cell>
          <table:table-cell office:value-type="float" office:value="0.375490108410036" calcext:value-type="float">
            <text:p>0.375490108410036</text:p>
          </table:table-cell>
          <table:table-cell office:value-type="float" office:value="-4.12525943549264" calcext:value-type="float">
            <text:p>-4.12525943549264</text:p>
          </table:table-cell>
          <table:table-cell table:number-columns-repeated="4"/>
        </table:table-row>
        <table:table-row table:style-name="ro1">
          <table:table-cell office:value-type="float" office:value="30.6" calcext:value-type="float">
            <text:p>30.6</text:p>
          </table:table-cell>
          <table:table-cell office:value-type="float" office:value="17.6194334429219" calcext:value-type="float">
            <text:p>17.6194334429219</text:p>
          </table:table-cell>
          <table:table-cell office:value-type="float" office:value="-77" calcext:value-type="float">
            <text:p>-77</text:p>
          </table:table-cell>
          <table:table-cell office:value-type="float" office:value="-75" calcext:value-type="float">
            <text:p>-75</text:p>
          </table:table-cell>
          <table:table-cell office:value-type="float" office:value="-74.4375372999339" calcext:value-type="float">
            <text:p>-74.4375372999339</text:p>
          </table:table-cell>
          <table:table-cell office:value-type="float" office:value="7.04559881024118" calcext:value-type="float">
            <text:p>7.04559881024118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0007334072152" calcext:value-type="float">
            <text:p>-74.0007334072152</text:p>
          </table:table-cell>
          <table:table-cell office:value-type="float" office:value="6.81330420806489" calcext:value-type="float">
            <text:p>6.81330420806489</text:p>
          </table:table-cell>
          <table:table-cell office:value-type="float" office:value="-78" calcext:value-type="float">
            <text:p>-78</text:p>
          </table:table-cell>
          <table:table-cell office:value-type="float" office:value="-75" calcext:value-type="float">
            <text:p>-75</text:p>
          </table:table-cell>
          <table:table-cell office:value-type="float" office:value="-75.0322422514365" calcext:value-type="float">
            <text:p>-75.0322422514365</text:p>
          </table:table-cell>
          <table:table-cell office:value-type="float" office:value="7.37464991179649" calcext:value-type="float">
            <text:p>7.37464991179649</text:p>
          </table:table-cell>
          <table:table-cell office:value-type="float" office:value="5.69633863490922" calcext:value-type="float">
            <text:p>5.69633863490922</text:p>
          </table:table-cell>
          <table:table-cell office:value-type="float" office:value="-1.49334016510782" calcext:value-type="float">
            <text:p>-1.4933401651078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0.8" calcext:value-type="float">
            <text:p>30.8</text:p>
          </table:table-cell>
          <table:table-cell office:value-type="float" office:value="17.61940388799" calcext:value-type="float">
            <text:p>17.61940388799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2187686499669" calcext:value-type="float">
            <text:p>-74.2187686499669</text:p>
          </table:table-cell>
          <table:table-cell office:value-type="float" office:value="6.92828304212633" calcext:value-type="float">
            <text:p>6.92828304212633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3.0003667036076" calcext:value-type="float">
            <text:p>-73.0003667036076</text:p>
          </table:table-cell>
          <table:table-cell office:value-type="float" office:value="6.30975103366557" calcext:value-type="float">
            <text:p>6.30975103366557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5.0161211257183" calcext:value-type="float">
            <text:p>-75.0161211257183</text:p>
          </table:table-cell>
          <table:table-cell office:value-type="float" office:value="7.36553058982485" calcext:value-type="float">
            <text:p>7.36553058982485</text:p>
          </table:table-cell>
          <table:table-cell office:value-type="float" office:value="9.19981430760211" calcext:value-type="float">
            <text:p>9.19981430760211</text:p>
          </table:table-cell>
          <table:table-cell office:value-type="float" office:value="-3.75188536589616" calcext:value-type="float">
            <text:p>-3.75188536589616</text:p>
          </table:table-cell>
          <table:table-cell office:value-type="float" office:value="-7.40840616879927" calcext:value-type="float">
            <text:p>-7.40840616879927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.619286677727" calcext:value-type="float">
            <text:p>17.619286677727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3.6093843249835" calcext:value-type="float">
            <text:p>-73.6093843249835</text:p>
          </table:table-cell>
          <table:table-cell office:value-type="float" office:value="6.61169499452839" calcext:value-type="float">
            <text:p>6.61169499452839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3.5001833518038" calcext:value-type="float">
            <text:p>-73.5001833518038</text:p>
          </table:table-cell>
          <table:table-cell office:value-type="float" office:value="6.55651076180511" calcext:value-type="float">
            <text:p>6.55651076180511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4.5080605628591" calcext:value-type="float">
            <text:p>-74.5080605628591</text:p>
          </table:table-cell>
          <table:table-cell office:value-type="float" office:value="7.0838390546733" calcext:value-type="float">
            <text:p>7.0838390546733</text:p>
          </table:table-cell>
          <table:table-cell office:value-type="float" office:value="6.18989567698358" calcext:value-type="float">
            <text:p>6.18989567698358</text:p>
          </table:table-cell>
          <table:table-cell office:value-type="float" office:value="-0.360307877729793" calcext:value-type="float">
            <text:p>-0.36030787772979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17.619178944739" calcext:value-type="float">
            <text:p>17.619178944739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4.3046921624917" calcext:value-type="float">
            <text:p>-74.3046921624917</text:p>
          </table:table-cell>
          <table:table-cell office:value-type="float" office:value="6.97412518641184" calcext:value-type="float">
            <text:p>6.97412518641184</text:p>
          </table:table-cell>
          <table:table-cell office:value-type="float" office:value="-77" calcext:value-type="float">
            <text:p>-77</text:p>
          </table:table-cell>
          <table:table-cell office:value-type="float" office:value="-72" calcext:value-type="float">
            <text:p>-72</text:p>
          </table:table-cell>
          <table:table-cell office:value-type="float" office:value="-72.7500916759019" calcext:value-type="float">
            <text:p>-72.7500916759019</text:p>
          </table:table-cell>
          <table:table-cell office:value-type="float" office:value="6.18970174188698" calcext:value-type="float">
            <text:p>6.18970174188698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2540302814296" calcext:value-type="float">
            <text:p>-74.2540302814296</text:p>
          </table:table-cell>
          <table:table-cell office:value-type="float" office:value="6.9470593537352" calcext:value-type="float">
            <text:p>6.9470593537352</text:p>
          </table:table-cell>
          <table:table-cell office:value-type="float" office:value="4.09427291222344" calcext:value-type="float">
            <text:p>4.09427291222344</text:p>
          </table:table-cell>
          <table:table-cell office:value-type="float" office:value="-4.72364293737506" calcext:value-type="float">
            <text:p>-4.723642937375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1.4" calcext:value-type="float">
            <text:p>31.4</text:p>
          </table:table-cell>
          <table:table-cell office:value-type="float" office:value="17.6191493926945" calcext:value-type="float">
            <text:p>17.6191493926945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4.6523460812459" calcext:value-type="float">
            <text:p>-74.6523460812459</text:p>
          </table:table-cell>
          <table:table-cell office:value-type="float" office:value="7.16272376614914" calcext:value-type="float">
            <text:p>7.16272376614914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2.375045837951" calcext:value-type="float">
            <text:p>-72.375045837951</text:p>
          </table:table-cell>
          <table:table-cell office:value-type="float" office:value="6.01406606566204" calcext:value-type="float">
            <text:p>6.01406606566204</text:p>
          </table:table-cell>
          <table:table-cell office:value-type="float" office:value="-77" calcext:value-type="float">
            <text:p>-77</text:p>
          </table:table-cell>
          <table:table-cell office:value-type="float" office:value="-74" calcext:value-type="float">
            <text:p>-74</text:p>
          </table:table-cell>
          <table:table-cell office:value-type="float" office:value="-74.1270151407148" calcext:value-type="float">
            <text:p>-74.1270151407148</text:p>
          </table:table-cell>
          <table:table-cell office:value-type="float" office:value="6.87966310292496" calcext:value-type="float">
            <text:p>6.87966310292496</text:p>
          </table:table-cell>
          <table:table-cell office:value-type="float" office:value="2.8902486791021" calcext:value-type="float">
            <text:p>2.8902486791021</text:p>
          </table:table-cell>
          <table:table-cell office:value-type="float" office:value="-6.9098277763682" calcext:value-type="float">
            <text:p>-6.9098277763682</text:p>
          </table:table-cell>
          <table:table-cell office:value-type="float" office:value="-3.50018091866494" calcext:value-type="float">
            <text:p>-3.50018091866494</text:p>
          </table:table-cell>
          <table:table-cell table:number-columns-repeated="4"/>
        </table:table-row>
        <table:table-row table:style-name="ro1">
          <table:table-cell office:value-type="float" office:value="31.6" calcext:value-type="float">
            <text:p>31.6</text:p>
          </table:table-cell>
          <table:table-cell office:value-type="float" office:value="17.6190026329884" calcext:value-type="float">
            <text:p>17.6190026329884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3.8261730406229" calcext:value-type="float">
            <text:p>-73.8261730406229</text:p>
          </table:table-cell>
          <table:table-cell office:value-type="float" office:value="6.72262833029956" calcext:value-type="float">
            <text:p>6.72262833029956</text:p>
          </table:table-cell>
          <table:table-cell office:value-type="float" office:value="-72" calcext:value-type="float">
            <text:p>-72</text:p>
          </table:table-cell>
          <table:table-cell office:value-type="float" office:value="-75" calcext:value-type="float">
            <text:p>-75</text:p>
          </table:table-cell>
          <table:table-cell office:value-type="float" office:value="-73.6875229189755" calcext:value-type="float">
            <text:p>-73.6875229189755</text:p>
          </table:table-cell>
          <table:table-cell office:value-type="float" office:value="6.65146684499956" calcext:value-type="float">
            <text:p>6.65146684499956</text:p>
          </table:table-cell>
          <table:table-cell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office:value-type="float" office:value="-73.5635075703574" calcext:value-type="float">
            <text:p>-73.5635075703574</text:p>
          </table:table-cell>
          <table:table-cell office:value-type="float" office:value="6.58845502552753" calcext:value-type="float">
            <text:p>6.58845502552753</text:p>
          </table:table-cell>
          <table:table-cell office:value-type="float" office:value="-1.21544347123041" calcext:value-type="float">
            <text:p>-1.21544347123041</text:p>
          </table:table-cell>
          <table:table-cell office:value-type="float" office:value="-0.462600216917186" calcext:value-type="float">
            <text:p>-0.46260021691718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1.8" calcext:value-type="float">
            <text:p>31.8</text:p>
          </table:table-cell>
          <table:table-cell office:value-type="float" office:value="17.6188263277369" calcext:value-type="float">
            <text:p>17.6188263277369</text:p>
          </table:table-cell>
          <table:table-cell office:value-type="float" office:value="-73" calcext:value-type="float">
            <text:p>-73</text:p>
          </table:table-cell>
          <table:table-cell office:value-type="float" office:value="-75" calcext:value-type="float">
            <text:p>-75</text:p>
          </table:table-cell>
          <table:table-cell office:value-type="float" office:value="-74.4130865203115" calcext:value-type="float">
            <text:p>-74.4130865203115</text:p>
          </table:table-cell>
          <table:table-cell office:value-type="float" office:value="7.03238896876149" calcext:value-type="float">
            <text:p>7.03238896876149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4.3437614594877" calcext:value-type="float">
            <text:p>-74.3437614594877</text:p>
          </table:table-cell>
          <table:table-cell office:value-type="float" office:value="6.99506973897976" calcext:value-type="float">
            <text:p>6.99506973897976</text:p>
          </table:table-cell>
          <table:table-cell office:value-type="float" office:value="-72" calcext:value-type="float">
            <text:p>-72</text:p>
          </table:table-cell>
          <table:table-cell office:value-type="float" office:value="-74" calcext:value-type="float">
            <text:p>-74</text:p>
          </table:table-cell>
          <table:table-cell office:value-type="float" office:value="-73.7817537851787" calcext:value-type="float">
            <text:p>-73.7817537851787</text:p>
          </table:table-cell>
          <table:table-cell office:value-type="float" office:value="6.69974787304491" calcext:value-type="float">
            <text:p>6.69974787304491</text:p>
          </table:table-cell>
          <table:table-cell office:value-type="float" office:value="-3.92845743278353" calcext:value-type="float">
            <text:p>-3.92845743278353</text:p>
          </table:table-cell>
          <table:table-cell office:value-type="float" office:value="-0.26795179762175" calcext:value-type="float">
            <text:p>-0.267951797621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.6187282055541" calcext:value-type="float">
            <text:p>17.6187282055541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4.7065432601557" calcext:value-type="float">
            <text:p>-74.7065432601557</text:p>
          </table:table-cell>
          <table:table-cell office:value-type="float" office:value="7.19258123014041" calcext:value-type="float">
            <text:p>7.19258123014041</text:p>
          </table:table-cell>
          <table:table-cell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office:value-type="float" office:value="-73.6718807297439" calcext:value-type="float">
            <text:p>-73.6718807297439</text:p>
          </table:table-cell>
          <table:table-cell office:value-type="float" office:value="6.64348600281541" calcext:value-type="float">
            <text:p>6.64348600281541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3.8908768925893" calcext:value-type="float">
            <text:p>-73.8908768925893</text:p>
          </table:table-cell>
          <table:table-cell office:value-type="float" office:value="6.75609731323746" calcext:value-type="float">
            <text:p>6.75609731323746</text:p>
          </table:table-cell>
          <table:table-cell office:value-type="float" office:value="-2.27074018175531" calcext:value-type="float">
            <text:p>-2.27074018175531</text:p>
          </table:table-cell>
          <table:table-cell office:value-type="float" office:value="-3.48332658298359" calcext:value-type="float">
            <text:p>-3.4833265829835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2.2" calcext:value-type="float">
            <text:p>32.2</text:p>
          </table:table-cell>
          <table:table-cell office:value-type="float" office:value="17.6185623674209" calcext:value-type="float">
            <text:p>17.6185623674209</text:p>
          </table:table-cell>
          <table:table-cell office:value-type="float" office:value="-75" calcext:value-type="float">
            <text:p>-75</text:p>
          </table:table-cell>
          <table:table-cell office:value-type="float" office:value="-73" calcext:value-type="float">
            <text:p>-73</text:p>
          </table:table-cell>
          <table:table-cell office:value-type="float" office:value="-73.8532716300779" calcext:value-type="float">
            <text:p>-73.8532716300779</text:p>
          </table:table-cell>
          <table:table-cell office:value-type="float" office:value="6.73662523295417" calcext:value-type="float">
            <text:p>6.73662523295417</text:p>
          </table:table-cell>
          <table:table-cell office:value-type="float" office:value="-75" calcext:value-type="float">
            <text:p>-75</text:p>
          </table:table-cell>
          <table:table-cell office:value-type="float" office:value="-73" calcext:value-type="float">
            <text:p>-73</text:p>
          </table:table-cell>
          <table:table-cell office:value-type="float" office:value="-73.3359403648719" calcext:value-type="float">
            <text:p>-73.3359403648719</text:p>
          </table:table-cell>
          <table:table-cell office:value-type="float" office:value="6.47437741132516" calcext:value-type="float">
            <text:p>6.47437741132516</text:p>
          </table:table-cell>
          <table:table-cell office:value-type="float" office:value="-76" calcext:value-type="float">
            <text:p>-76</text:p>
          </table:table-cell>
          <table:table-cell office:value-type="float" office:value="-74" calcext:value-type="float">
            <text:p>-74</text:p>
          </table:table-cell>
          <table:table-cell office:value-type="float" office:value="-73.9454384462947" calcext:value-type="float">
            <text:p>-73.9454384462947</text:p>
          </table:table-cell>
          <table:table-cell office:value-type="float" office:value="6.78444951141394" calcext:value-type="float">
            <text:p>6.78444951141394</text:p>
          </table:table-cell>
          <table:table-cell office:value-type="float" office:value="2.07593278827572" calcext:value-type="float">
            <text:p>2.07593278827572</text:p>
          </table:table-cell>
          <table:table-cell office:value-type="float" office:value="-1.60479848408968" calcext:value-type="float">
            <text:p>-1.6047984840896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2.4" calcext:value-type="float">
            <text:p>32.4</text:p>
          </table:table-cell>
          <table:table-cell office:value-type="float" office:value="17.6185424255209" calcext:value-type="float">
            <text:p>17.6185424255209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3.4266358150389" calcext:value-type="float">
            <text:p>-73.4266358150389</text:p>
          </table:table-cell>
          <table:table-cell office:value-type="float" office:value="6.51960364419726" calcext:value-type="float">
            <text:p>6.51960364419726</text:p>
          </table:table-cell>
          <table:table-cell office:value-type="float" office:value="-78" calcext:value-type="float">
            <text:p>-78</text:p>
          </table:table-cell>
          <table:table-cell office:value-type="float" office:value="-73" calcext:value-type="float">
            <text:p>-73</text:p>
          </table:table-cell>
          <table:table-cell office:value-type="float" office:value="-73.167970182436" calcext:value-type="float">
            <text:p>-73.167970182436</text:p>
          </table:table-cell>
          <table:table-cell office:value-type="float" office:value="6.39144426449317" calcext:value-type="float">
            <text:p>6.39144426449317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3.9727192231473" calcext:value-type="float">
            <text:p>-73.9727192231473</text:p>
          </table:table-cell>
          <table:table-cell office:value-type="float" office:value="6.79867019721539" calcext:value-type="float">
            <text:p>6.79867019721539</text:p>
          </table:table-cell>
          <table:table-cell office:value-type="float" office:value="4.08908482137344" calcext:value-type="float">
            <text:p>4.08908482137344</text:p>
          </table:table-cell>
          <table:table-cell office:value-type="float" office:value="-0.782123586957967" calcext:value-type="float">
            <text:p>-0.78212358695796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2.6" calcext:value-type="float">
            <text:p>32.6</text:p>
          </table:table-cell>
          <table:table-cell office:value-type="float" office:value="17.6185910587353" calcext:value-type="float">
            <text:p>17.6185910587353</text:p>
          </table:table-cell>
          <table:table-cell office:value-type="float" office:value="-75" calcext:value-type="float">
            <text:p>-75</text:p>
          </table:table-cell>
          <table:table-cell office:value-type="float" office:value="-72" calcext:value-type="float">
            <text:p>-72</text:p>
          </table:table-cell>
          <table:table-cell office:value-type="float" office:value="-72.7133179075195" calcext:value-type="float">
            <text:p>-72.7133179075195</text:p>
          </table:table-cell>
          <table:table-cell office:value-type="float" office:value="6.17225599605636" calcext:value-type="float">
            <text:p>6.17225599605636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3.083985091218" calcext:value-type="float">
            <text:p>-73.083985091218</text:p>
          </table:table-cell>
          <table:table-cell office:value-type="float" office:value="6.35037691835514" calcext:value-type="float">
            <text:p>6.35037691835514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3.9863596115737" calcext:value-type="float">
            <text:p>-73.9863596115737</text:p>
          </table:table-cell>
          <table:table-cell office:value-type="float" office:value="6.8057917140503" calcext:value-type="float">
            <text:p>6.8057917140503</text:p>
          </table:table-cell>
          <table:table-cell office:value-type="float" office:value="6.51519845533203" calcext:value-type="float">
            <text:p>6.51519845533203</text:p>
          </table:table-cell>
          <table:table-cell office:value-type="float" office:value="0.983883147420057" calcext:value-type="float">
            <text:p>0.983883147420057</text:p>
          </table:table-cell>
          <table:table-cell office:value-type="float" office:value="-2.13687959557099" calcext:value-type="float">
            <text:p>-2.13687959557099</text:p>
          </table:table-cell>
          <table:table-cell table:number-columns-repeated="4"/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17.6434046865393" calcext:value-type="float">
            <text:p>17.6434046865393</text:p>
          </table:table-cell>
          <table:table-cell office:value-type="float" office:value="-73" calcext:value-type="float">
            <text:p>-73</text:p>
          </table:table-cell>
          <table:table-cell office:value-type="float" office:value="-71" calcext:value-type="float">
            <text:p>-71</text:p>
          </table:table-cell>
          <table:table-cell office:value-type="float" office:value="-71.8566589537597" calcext:value-type="float">
            <text:p>-71.8566589537597</text:p>
          </table:table-cell>
          <table:table-cell office:value-type="float" office:value="5.77947822481354" calcext:value-type="float">
            <text:p>5.77947822481354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3.041992545609" calcext:value-type="float">
            <text:p>-73.041992545609</text:p>
          </table:table-cell>
          <table:table-cell office:value-type="float" office:value="6.3299423037289" calcext:value-type="float">
            <text:p>6.3299423037289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3.9931798057868" calcext:value-type="float">
            <text:p>-73.9931798057868</text:p>
          </table:table-cell>
          <table:table-cell office:value-type="float" office:value="6.80935526936498" calcext:value-type="float">
            <text:p>6.80935526936498</text:p>
          </table:table-cell>
          <table:table-cell office:value-type="float" office:value="8.92085881619657" calcext:value-type="float">
            <text:p>8.92085881619657</text:p>
          </table:table-cell>
          <table:table-cell office:value-type="float" office:value="2.99990955338311" calcext:value-type="float">
            <text:p>2.99990955338311</text:p>
          </table:table-cell>
          <table:table-cell office:value-type="float" office:value="-7.2338996993585" calcext:value-type="float">
            <text:p>-7.2338996993585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7.6183956774453" calcext:value-type="float">
            <text:p>17.6183956774453</text:p>
          </table:table-cell>
          <table:table-cell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office:value-type="float" office:value="-71.4283294768799" calcext:value-type="float">
            <text:p>-71.4283294768799</text:p>
          </table:table-cell>
          <table:table-cell office:value-type="float" office:value="5.59256425497995" calcext:value-type="float">
            <text:p>5.59256425497995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3.0209962728045" calcext:value-type="float">
            <text:p>-73.0209962728045</text:p>
          </table:table-cell>
          <table:table-cell office:value-type="float" office:value="6.31974966804353" calcext:value-type="float">
            <text:p>6.31974966804353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3.9965899028934" calcext:value-type="float">
            <text:p>-73.9965899028934</text:p>
          </table:table-cell>
          <table:table-cell office:value-type="float" office:value="6.81113774667375" calcext:value-type="float">
            <text:p>6.81113774667375</text:p>
          </table:table-cell>
          <table:table-cell office:value-type="float" office:value="10.0172190290508" calcext:value-type="float">
            <text:p>10.0172190290508</text:p>
          </table:table-cell>
          <table:table-cell office:value-type="float" office:value="3.9074822366622" calcext:value-type="float">
            <text:p>3.9074822366622</text:p>
          </table:table-cell>
          <table:table-cell office:value-type="float" office:value="-8.97457174652915" calcext:value-type="float">
            <text:p>-8.97457174652915</text:p>
          </table:table-cell>
          <table:table-cell table:number-columns-repeated="4"/>
        </table:table-row>
        <table:table-row table:style-name="ro1">
          <table:table-cell office:value-type="float" office:value="33.2" calcext:value-type="float">
            <text:p>33.2</text:p>
          </table:table-cell>
          <table:table-cell office:value-type="float" office:value="17.6182783544371" calcext:value-type="float">
            <text:p>17.6182783544371</text:p>
          </table:table-cell>
          <table:table-cell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office:value-type="float" office:value="-71.2141647384399" calcext:value-type="float">
            <text:p>-71.2141647384399</text:p>
          </table:table-cell>
          <table:table-cell office:value-type="float" office:value="5.50138650709817" calcext:value-type="float">
            <text:p>5.50138650709817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  <table:table-cell office:value-type="float" office:value="-72.5104981364022" calcext:value-type="float">
            <text:p>-72.5104981364022</text:p>
          </table:table-cell>
          <table:table-cell office:value-type="float" office:value="6.07691653159016" calcext:value-type="float">
            <text:p>6.07691653159016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3.9982949514467" calcext:value-type="float">
            <text:p>-73.9982949514467</text:p>
          </table:table-cell>
          <table:table-cell office:value-type="float" office:value="6.81202916029441" calcext:value-type="float">
            <text:p>6.81202916029441</text:p>
          </table:table-cell>
          <table:table-cell office:value-type="float" office:value="11.8068122495016" calcext:value-type="float">
            <text:p>11.8068122495016</text:p>
          </table:table-cell>
          <table:table-cell office:value-type="float" office:value="2.99893683246909" calcext:value-type="float">
            <text:p>2.99893683246909</text:p>
          </table:table-cell>
          <table:table-cell office:value-type="float" office:value="-10.7368845487819" calcext:value-type="float">
            <text:p>-10.7368845487819</text:p>
          </table:table-cell>
          <table:table-cell table:number-columns-repeated="4"/>
        </table:table-row>
        <table:table-row table:style-name="ro1">
          <table:table-cell office:value-type="float" office:value="33.4" calcext:value-type="float">
            <text:p>33.4</text:p>
          </table:table-cell>
          <table:table-cell office:value-type="float" office:value="17.6181220036122" calcext:value-type="float">
            <text:p>17.6181220036122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1.10708236922" calcext:value-type="float">
            <text:p>-71.10708236922</text:p>
          </table:table-cell>
          <table:table-cell office:value-type="float" office:value="5.45635659703013" calcext:value-type="float">
            <text:p>5.45635659703013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  <table:table-cell office:value-type="float" office:value="-72.2552490682011" calcext:value-type="float">
            <text:p>-72.2552490682011</text:p>
          </table:table-cell>
          <table:table-cell office:value-type="float" office:value="5.95902172761795" calcext:value-type="float">
            <text:p>5.95902172761795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3.4991474757234" calcext:value-type="float">
            <text:p>-73.4991474757234</text:p>
          </table:table-cell>
          <table:table-cell office:value-type="float" office:value="6.55598949778064" calcext:value-type="float">
            <text:p>6.55598949778064</text:p>
          </table:table-cell>
          <table:table-cell office:value-type="float" office:value="9.54155331264607" calcext:value-type="float">
            <text:p>9.54155331264607</text:p>
          </table:table-cell>
          <table:table-cell office:value-type="float" office:value="2.57823301648577" calcext:value-type="float">
            <text:p>2.57823301648577</text:p>
          </table:table-cell>
          <table:table-cell office:value-type="float" office:value="-8.0935613579107" calcext:value-type="float">
            <text:p>-8.0935613579107</text:p>
          </table:table-cell>
          <table:table-cell table:number-columns-repeated="4"/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17.6178874790758" calcext:value-type="float">
            <text:p>17.6178874790758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1.05354118461" calcext:value-type="float">
            <text:p>-71.05354118461</text:p>
          </table:table-cell>
          <table:table-cell office:value-type="float" office:value="5.43398004807109" calcext:value-type="float">
            <text:p>5.43398004807109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2.1276245341006" calcext:value-type="float">
            <text:p>-72.1276245341006</text:p>
          </table:table-cell>
          <table:table-cell office:value-type="float" office:value="5.90093482309352" calcext:value-type="float">
            <text:p>5.90093482309352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3.2495737378617" calcext:value-type="float">
            <text:p>-73.2495737378617</text:p>
          </table:table-cell>
          <table:table-cell office:value-type="float" office:value="6.43160145217325" calcext:value-type="float">
            <text:p>6.43160145217325</text:p>
          </table:table-cell>
          <table:table-cell office:value-type="float" office:value="8.48578489271556" calcext:value-type="float">
            <text:p>8.48578489271556</text:p>
          </table:table-cell>
          <table:table-cell office:value-type="float" office:value="2.37586028343777" calcext:value-type="float">
            <text:p>2.37586028343777</text:p>
          </table:table-cell>
          <table:table-cell office:value-type="float" office:value="-6.77677087367183" calcext:value-type="float">
            <text:p>-6.77677087367183</text:p>
          </table:table-cell>
          <table:table-cell table:number-columns-repeated="4"/>
        </table:table-row>
        <table:table-row table:style-name="ro1">
          <table:table-cell office:value-type="float" office:value="33.8" calcext:value-type="float">
            <text:p>33.8</text:p>
          </table:table-cell>
          <table:table-cell office:value-type="float" office:value="17.6178187972483" calcext:value-type="float">
            <text:p>17.6178187972483</text:p>
          </table:table-cell>
          <table:table-cell office:value-type="float" office:value="-74" calcext:value-type="float">
            <text:p>-74</text:p>
          </table:table-cell>
          <table:table-cell office:value-type="float" office:value="-69" calcext:value-type="float">
            <text:p>-69</text:p>
          </table:table-cell>
          <table:table-cell office:value-type="float" office:value="-70.026770592305" calcext:value-type="float">
            <text:p>-70.026770592305</text:p>
          </table:table-cell>
          <table:table-cell office:value-type="float" office:value="5.02218091203427" calcext:value-type="float">
            <text:p>5.02218091203427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2.0638122670503" calcext:value-type="float">
            <text:p>-72.0638122670503</text:p>
          </table:table-cell>
          <table:table-cell office:value-type="float" office:value="5.87210404774258" calcext:value-type="float">
            <text:p>5.87210404774258</text:p>
          </table:table-cell>
          <table:table-cell office:value-type="float" office:value="-76" calcext:value-type="float">
            <text:p>-76</text:p>
          </table:table-cell>
          <table:table-cell office:value-type="float" office:value="-73" calcext:value-type="float">
            <text:p>-73</text:p>
          </table:table-cell>
          <table:table-cell office:value-type="float" office:value="-73.1247868689308" calcext:value-type="float">
            <text:p>-73.1247868689308</text:p>
          </table:table-cell>
          <table:table-cell office:value-type="float" office:value="6.37029526240204" calcext:value-type="float">
            <text:p>6.37029526240204</text:p>
          </table:table-cell>
          <table:table-cell office:value-type="float" office:value="9.98212245027736" calcext:value-type="float">
            <text:p>9.98212245027736</text:p>
          </table:table-cell>
          <table:table-cell office:value-type="float" office:value="4.17877492468791" calcext:value-type="float">
            <text:p>4.17877492468791</text:p>
          </table:table-cell>
          <table:table-cell office:value-type="float" office:value="-9.37054435177887" calcext:value-type="float">
            <text:p>-9.37054435177887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.6176624502915" calcext:value-type="float">
            <text:p>17.6176624502915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9.5133852961525" calcext:value-type="float">
            <text:p>-69.5133852961525</text:p>
          </table:table-cell>
          <table:table-cell office:value-type="float" office:value="4.82813616643954" calcext:value-type="float">
            <text:p>4.82813616643954</text:p>
          </table:table-cell>
          <table:table-cell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office:value-type="float" office:value="-71.5319061335251" calcext:value-type="float">
            <text:p>-71.5319061335251</text:p>
          </table:table-cell>
          <table:table-cell office:value-type="float" office:value="5.63720122698172" calcext:value-type="float">
            <text:p>5.63720122698172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3.0623934344654" calcext:value-type="float">
            <text:p>-73.0623934344654</text:p>
          </table:table-cell>
          <table:table-cell office:value-type="float" office:value="6.33986165647165" calcext:value-type="float">
            <text:p>6.33986165647165</text:p>
          </table:table-cell>
          <table:table-cell office:value-type="float" office:value="11.7085450306879" calcext:value-type="float">
            <text:p>11.7085450306879</text:p>
          </table:table-cell>
          <table:table-cell office:value-type="float" office:value="3.81869946900124" calcext:value-type="float">
            <text:p>3.81869946900124</text:p>
          </table:table-cell>
          <table:table-cell office:value-type="float" office:value="-11.1651487263159" calcext:value-type="float">
            <text:p>-11.1651487263159</text:p>
          </table:table-cell>
          <table:table-cell table:number-columns-repeated="4"/>
        </table:table-row>
        <table:table-row table:style-name="ro1">
          <table:table-cell office:value-type="float" office:value="34.2" calcext:value-type="float">
            <text:p>34.2</text:p>
          </table:table-cell>
          <table:table-cell office:value-type="float" office:value="17.6175061042178" calcext:value-type="float">
            <text:p>17.6175061042178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9.2566926480762" calcext:value-type="float">
            <text:p>-69.2566926480762</text:p>
          </table:table-cell>
          <table:table-cell office:value-type="float" office:value="4.73394369604326" calcext:value-type="float">
            <text:p>4.73394369604326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70.7659530667626" calcext:value-type="float">
            <text:p>-70.7659530667626</text:p>
          </table:table-cell>
          <table:table-cell office:value-type="float" office:value="5.31534880167918" calcext:value-type="float">
            <text:p>5.31534880167918</text:p>
          </table:table-cell>
          <table:table-cell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office:value-type="float" office:value="-73.0311967172327" calcext:value-type="float">
            <text:p>-73.0311967172327</text:p>
          </table:table-cell>
          <table:table-cell office:value-type="float" office:value="6.32469941984531" calcext:value-type="float">
            <text:p>6.32469941984531</text:p>
          </table:table-cell>
          <table:table-cell office:value-type="float" office:value="13.4806286240213" calcext:value-type="float">
            <text:p>13.4806286240213</text:p>
          </table:table-cell>
          <table:table-cell office:value-type="float" office:value="2.62577725736571" calcext:value-type="float">
            <text:p>2.62577725736571</text:p>
          </table:table-cell>
          <table:table-cell office:value-type="float" office:value="-12.7965394946882" calcext:value-type="float">
            <text:p>-12.7965394946882</text:p>
          </table:table-cell>
          <table:table-cell table:number-columns-repeated="4"/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17.6173202244397" calcext:value-type="float">
            <text:p>17.6173202244397</text:p>
          </table:table-cell>
          <table:table-cell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float" office:value="-69.6283463240381" calcext:value-type="float">
            <text:p>-69.6283463240381</text:p>
          </table:table-cell>
          <table:table-cell office:value-type="float" office:value="4.87092613900805" calcext:value-type="float">
            <text:p>4.87092613900805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9.8829765333813" calcext:value-type="float">
            <text:p>-69.8829765333813</text:p>
          </table:table-cell>
          <table:table-cell office:value-type="float" office:value="4.96705784591152" calcext:value-type="float">
            <text:p>4.96705784591152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3.0155983586164" calcext:value-type="float">
            <text:p>-73.0155983586164</text:p>
          </table:table-cell>
          <table:table-cell office:value-type="float" office:value="6.31713190505075" calcext:value-type="float">
            <text:p>6.31713190505075</text:p>
          </table:table-cell>
          <table:table-cell office:value-type="float" office:value="14.302050842325" calcext:value-type="float">
            <text:p>14.302050842325</text:p>
          </table:table-cell>
          <table:table-cell office:value-type="float" office:value="0.399882814981485" calcext:value-type="float">
            <text:p>0.399882814981485</text:p>
          </table:table-cell>
          <table:table-cell office:value-type="float" office:value="-13.447570969618" calcext:value-type="float">
            <text:p>-13.447570969618</text:p>
          </table:table-cell>
          <table:table-cell table:number-columns-repeated="4"/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17.6171734873897" calcext:value-type="float">
            <text:p>17.6171734873897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9.3141731620191" calcext:value-type="float">
            <text:p>-69.3141731620191</text:p>
          </table:table-cell>
          <table:table-cell office:value-type="float" office:value="4.75487501162464" calcext:value-type="float">
            <text:p>4.75487501162464</text:p>
          </table:table-cell>
          <table:table-cell office:value-type="float" office:value="-72" calcext:value-type="float">
            <text:p>-72</text:p>
          </table:table-cell>
          <table:table-cell office:value-type="float" office:value="-69" calcext:value-type="float">
            <text:p>-69</text:p>
          </table:table-cell>
          <table:table-cell office:value-type="float" office:value="-69.4414882666906" calcext:value-type="float">
            <text:p>-69.4414882666906</text:p>
          </table:table-cell>
          <table:table-cell office:value-type="float" office:value="4.8015664353929" calcext:value-type="float">
            <text:p>4.8015664353929</text:p>
          </table:table-cell>
          <table:table-cell office:value-type="float" office:value="-71" calcext:value-type="float">
            <text:p>-71</text:p>
          </table:table-cell>
          <table:table-cell office:value-type="float" office:value="-74" calcext:value-type="float">
            <text:p>-74</text:p>
          </table:table-cell>
          <table:table-cell office:value-type="float" office:value="-73.5077991793082" calcext:value-type="float">
            <text:p>-73.5077991793082</text:p>
          </table:table-cell>
          <table:table-cell office:value-type="float" office:value="6.56034440109975" calcext:value-type="float">
            <text:p>6.56034440109975</text:p>
          </table:table-cell>
          <table:table-cell office:value-type="float" office:value="18.379499593016" calcext:value-type="float">
            <text:p>18.379499593016</text:p>
          </table:table-cell>
          <table:table-cell office:value-type="float" office:value="0.172819935145121" calcext:value-type="float">
            <text:p>0.172819935145121</text:p>
          </table:table-cell>
          <table:table-cell office:value-type="float" office:value="-17.7571873592338" calcext:value-type="float">
            <text:p>-17.7571873592338</text:p>
          </table:table-cell>
          <table:table-cell table:number-columns-repeated="4"/>
        </table:table-row>
        <table:table-row table:style-name="ro1">
          <table:table-cell office:value-type="float" office:value="34.8" calcext:value-type="float">
            <text:p>34.8</text:p>
          </table:table-cell>
          <table:table-cell office:value-type="float" office:value="17.6169876136608" calcext:value-type="float">
            <text:p>17.6169876136608</text:p>
          </table:table-cell>
          <table:table-cell office:value-type="float" office:value="-68" calcext:value-type="float">
            <text:p>-68</text:p>
          </table:table-cell>
          <table:table-cell office:value-type="float" office:value="-70" calcext:value-type="float">
            <text:p>-70</text:p>
          </table:table-cell>
          <table:table-cell office:value-type="float" office:value="-69.6570865810095" calcext:value-type="float">
            <text:p>-69.6570865810095</text:p>
          </table:table-cell>
          <table:table-cell office:value-type="float" office:value="4.88168275630402" calcext:value-type="float">
            <text:p>4.88168275630402</text:p>
          </table:table-cell>
          <table:table-cell office:value-type="float" office:value="-71" calcext:value-type="float">
            <text:p>-71</text:p>
          </table:table-cell>
          <table:table-cell office:value-type="float" office:value="-69" calcext:value-type="float">
            <text:p>-69</text:p>
          </table:table-cell>
          <table:table-cell office:value-type="float" office:value="-69.2207441333453" calcext:value-type="float">
            <text:p>-69.2207441333453</text:p>
          </table:table-cell>
          <table:table-cell office:value-type="float" office:value="4.72090003604923" calcext:value-type="float">
            <text:p>4.72090003604923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3.7538995896541" calcext:value-type="float">
            <text:p>-73.7538995896541</text:p>
          </table:table-cell>
          <table:table-cell office:value-type="float" office:value="6.68543985894575" calcext:value-type="float">
            <text:p>6.68543985894575</text:p>
          </table:table-cell>
          <table:table-cell office:value-type="float" office:value="19.6302155461924" calcext:value-type="float">
            <text:p>19.6302155461924</text:p>
          </table:table-cell>
          <table:table-cell office:value-type="float" office:value="-0.731786083102905" calcext:value-type="float">
            <text:p>-0.731786083102905</text:p>
          </table:table-cell>
          <table:table-cell office:value-type="float" office:value="-19.0546976951781" calcext:value-type="float">
            <text:p>-19.0546976951781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.6170562843339" calcext:value-type="float">
            <text:p>17.6170562843339</text:p>
          </table:table-cell>
          <table:table-cell office:value-type="float" office:value="-72" calcext:value-type="float">
            <text:p>-72</text:p>
          </table:table-cell>
          <table:table-cell office:value-type="float" office:value="-70" calcext:value-type="float">
            <text:p>-70</text:p>
          </table:table-cell>
          <table:table-cell office:value-type="float" office:value="-69.8285432905048" calcext:value-type="float">
            <text:p>-69.8285432905048</text:p>
          </table:table-cell>
          <table:table-cell office:value-type="float" office:value="4.94634923562618" calcext:value-type="float">
            <text:p>4.94634923562618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9.1103720666727" calcext:value-type="float">
            <text:p>-69.1103720666727</text:p>
          </table:table-cell>
          <table:table-cell office:value-type="float" office:value="4.68107646721651" calcext:value-type="float">
            <text:p>4.68107646721651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float" office:value="-74.876949794827" calcext:value-type="float">
            <text:p>-74.876949794827</text:p>
          </table:table-cell>
          <table:table-cell office:value-type="float" office:value="7.28727222046201" calcext:value-type="float">
            <text:p>7.28727222046201</text:p>
          </table:table-cell>
          <table:table-cell office:value-type="float" office:value="27.1312372161769" calcext:value-type="float">
            <text:p>27.1312372161769</text:p>
          </table:table-cell>
          <table:table-cell office:value-type="float" office:value="-1.19086084947793" calcext:value-type="float">
            <text:p>-1.19086084947793</text:p>
          </table:table-cell>
          <table:table-cell office:value-type="float" office:value="-26.7313431567881" calcext:value-type="float">
            <text:p>-26.7313431567881</text:p>
          </table:table-cell>
          <table:table-cell table:number-columns-repeated="4"/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17.6172517689258" calcext:value-type="float">
            <text:p>17.6172517689258</text:p>
          </table:table-cell>
          <table:table-cell office:value-type="float" office:value="-70" calcext:value-type="float">
            <text:p>-70</text:p>
          </table:table-cell>
          <table:table-cell office:value-type="float" office:value="-68" calcext:value-type="float">
            <text:p>-68</text:p>
          </table:table-cell>
          <table:table-cell office:value-type="float" office:value="-68.9142716452524" calcext:value-type="float">
            <text:p>-68.9142716452524</text:p>
          </table:table-cell>
          <table:table-cell office:value-type="float" office:value="4.61114792808748" calcext:value-type="float">
            <text:p>4.61114792808748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9.0551860333363" calcext:value-type="float">
            <text:p>-69.0551860333363</text:p>
          </table:table-cell>
          <table:table-cell office:value-type="float" office:value="4.66129083618687" calcext:value-type="float">
            <text:p>4.66129083618687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4.9384748974135" calcext:value-type="float">
            <text:p>-74.9384748974135</text:p>
          </table:table-cell>
          <table:table-cell office:value-type="float" office:value="7.32176574681394" calcext:value-type="float">
            <text:p>7.32176574681394</text:p>
          </table:table-cell>
          <table:table-cell office:value-type="float" office:value="29.2044320800498" calcext:value-type="float">
            <text:p>29.2044320800498</text:p>
          </table:table-cell>
          <table:table-cell office:value-type="float" office:value="0.18133956582467" calcext:value-type="float">
            <text:p>0.18133956582467</text:p>
          </table:table-cell>
          <table:table-cell office:value-type="float" office:value="-28.8400911717216" calcext:value-type="float">
            <text:p>-28.8400911717216</text:p>
          </table:table-cell>
          <table:table-cell table:number-columns-repeated="4"/>
        </table:table-row>
        <table:table-row table:style-name="ro1">
          <table:table-cell office:value-type="float" office:value="35.4" calcext:value-type="float">
            <text:p>35.4</text:p>
          </table:table-cell>
          <table:table-cell office:value-type="float" office:value="17.6093063320802" calcext:value-type="float">
            <text:p>17.6093063320802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8.4571358226262" calcext:value-type="float">
            <text:p>-68.4571358226262</text:p>
          </table:table-cell>
          <table:table-cell office:value-type="float" office:value="4.45216441467474" calcext:value-type="float">
            <text:p>4.45216441467474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8.5275930166682" calcext:value-type="float">
            <text:p>-68.5275930166682</text:p>
          </table:table-cell>
          <table:table-cell office:value-type="float" office:value="4.47630600007598" calcext:value-type="float">
            <text:p>4.47630600007598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4.9692374487068" calcext:value-type="float">
            <text:p>-74.9692374487068</text:p>
          </table:table-cell>
          <table:table-cell office:value-type="float" office:value="7.33907368856015" calcext:value-type="float">
            <text:p>7.33907368856015</text:p>
          </table:table-cell>
          <table:table-cell office:value-type="float" office:value="30.8522177105548" calcext:value-type="float">
            <text:p>30.8522177105548</text:p>
          </table:table-cell>
          <table:table-cell office:value-type="float" office:value="0.0679761050091371" calcext:value-type="float">
            <text:p>0.067976105009137</text:p>
          </table:table-cell>
          <table:table-cell office:value-type="float" office:value="-30.5326365596851" calcext:value-type="float">
            <text:p>-30.5326365596851</text:p>
          </table:table-cell>
          <table:table-cell table:number-columns-repeated="4"/>
        </table:table-row>
        <table:table-row table:style-name="ro1">
          <table:table-cell office:value-type="float" office:value="35.6" calcext:value-type="float">
            <text:p>35.6</text:p>
          </table:table-cell>
          <table:table-cell office:value-type="float" office:value="17.6168313795649" calcext:value-type="float">
            <text:p>17.6168313795649</text:p>
          </table:table-cell>
          <table:table-cell office:value-type="float" office:value="-70" calcext:value-type="float">
            <text:p>-70</text:p>
          </table:table-cell>
          <table:table-cell office:value-type="float" office:value="-68" calcext:value-type="float">
            <text:p>-68</text:p>
          </table:table-cell>
          <table:table-cell office:value-type="float" office:value="-68.2285679113131" calcext:value-type="float">
            <text:p>-68.2285679113131</text:p>
          </table:table-cell>
          <table:table-cell office:value-type="float" office:value="4.37474016741359" calcext:value-type="float">
            <text:p>4.37474016741359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8.2637965083341" calcext:value-type="float">
            <text:p>-68.2637965083341</text:p>
          </table:table-cell>
          <table:table-cell office:value-type="float" office:value="4.38658501075097" calcext:value-type="float">
            <text:p>4.38658501075097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4.9846187243534" calcext:value-type="float">
            <text:p>-74.9846187243534</text:p>
          </table:table-cell>
          <table:table-cell office:value-type="float" office:value="7.34774299625254" calcext:value-type="float">
            <text:p>7.34774299625254</text:p>
          </table:table-cell>
          <table:table-cell office:value-type="float" office:value="31.6372887394141" calcext:value-type="float">
            <text:p>31.6372887394141</text:p>
          </table:table-cell>
          <table:table-cell office:value-type="float" office:value="0.0171711473468931" calcext:value-type="float">
            <text:p>0.017171147346893</text:p>
          </table:table-cell>
          <table:table-cell office:value-type="float" office:value="-31.3373981706162" calcext:value-type="float">
            <text:p>-31.3373981706162</text:p>
          </table:table-cell>
          <table:table-cell table:number-columns-repeated="4"/>
        </table:table-row>
        <table:table-row table:style-name="ro1">
          <table:table-cell office:value-type="float" office:value="35.8" calcext:value-type="float">
            <text:p>35.8</text:p>
          </table:table-cell>
          <table:table-cell office:value-type="float" office:value="17.6167532090194" calcext:value-type="float">
            <text:p>17.6167532090194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8.1142839556565" calcext:value-type="float">
            <text:p>-68.1142839556565</text:p>
          </table:table-cell>
          <table:table-cell office:value-type="float" office:value="4.33653442692771" calcext:value-type="float">
            <text:p>4.33653442692771</text:p>
          </table:table-cell>
          <table:table-cell office:value-type="float" office:value="-70" calcext:value-type="float">
            <text:p>-70</text:p>
          </table:table-cell>
          <table:table-cell office:value-type="float" office:value="-68" calcext:value-type="float">
            <text:p>-68</text:p>
          </table:table-cell>
          <table:table-cell office:value-type="float" office:value="-68.131898254167" calcext:value-type="float">
            <text:p>-68.131898254167</text:p>
          </table:table-cell>
          <table:table-cell office:value-type="float" office:value="4.3424011581141" calcext:value-type="float">
            <text:p>4.3424011581141</text:p>
          </table:table-cell>
          <table:table-cell office:value-type="float" office:value="-76" calcext:value-type="float">
            <text:p>-76</text:p>
          </table:table-cell>
          <table:table-cell office:value-type="float" office:value="-74" calcext:value-type="float">
            <text:p>-74</text:p>
          </table:table-cell>
          <table:table-cell office:value-type="float" office:value="-74.4923093621767" calcext:value-type="float">
            <text:p>-74.4923093621767</text:p>
          </table:table-cell>
          <table:table-cell office:value-type="float" office:value="7.07528022683415" calcext:value-type="float">
            <text:p>7.07528022683415</text:p>
          </table:table-cell>
          <table:table-cell office:value-type="float" office:value="28.3900814602142" calcext:value-type="float">
            <text:p>28.3900814602142</text:p>
          </table:table-cell>
          <table:table-cell office:value-type="float" office:value="-0.00685591724478125" calcext:value-type="float">
            <text:p>-0.006855917244781</text:p>
          </table:table-cell>
          <table:table-cell office:value-type="float" office:value="-28.0618739865891" calcext:value-type="float">
            <text:p>-28.0618739865891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7.6164891707185" calcext:value-type="float">
            <text:p>17.6164891707185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8.0571419778283" calcext:value-type="float">
            <text:p>-68.0571419778283</text:p>
          </table:table-cell>
          <table:table-cell office:value-type="float" office:value="4.31755686214556" calcext:value-type="float">
            <text:p>4.31755686214556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8.0659491270835" calcext:value-type="float">
            <text:p>-68.0659491270835</text:p>
          </table:table-cell>
          <table:table-cell office:value-type="float" office:value="4.3204764036286" calcext:value-type="float">
            <text:p>4.3204764036286</text:p>
          </table:table-cell>
          <table:table-cell office:value-type="float" office:value="-75" calcext:value-type="float">
            <text:p>-75</text:p>
          </table:table-cell>
          <table:table-cell office:value-type="float" office:value="-73" calcext:value-type="float">
            <text:p>-73</text:p>
          </table:table-cell>
          <table:table-cell office:value-type="float" office:value="-73.7461546810883" calcext:value-type="float">
            <text:p>-73.7461546810883</text:p>
          </table:table-cell>
          <table:table-cell office:value-type="float" office:value="6.6814669222982" calcext:value-type="float">
            <text:p>6.6814669222982</text:p>
          </table:table-cell>
          <table:table-cell office:value-type="float" office:value="23.6253465647442" calcext:value-type="float">
            <text:p>23.6253465647442</text:p>
          </table:table-cell>
          <table:table-cell office:value-type="float" office:value="-0.0185367743402904" calcext:value-type="float">
            <text:p>-0.018536774340291</text:p>
          </table:table-cell>
          <table:table-cell office:value-type="float" office:value="-23.2337195666929" calcext:value-type="float">
            <text:p>-23.2337195666929</text:p>
          </table:table-cell>
          <table:table-cell table:number-columns-repeated="4"/>
        </table:table-row>
        <table:table-row table:style-name="ro1">
          <table:table-cell office:value-type="float" office:value="36.2" calcext:value-type="float">
            <text:p>36.2</text:p>
          </table:table-cell>
          <table:table-cell office:value-type="float" office:value="17.6163328323968" calcext:value-type="float">
            <text:p>17.6163328323968</text:p>
          </table:table-cell>
          <table:table-cell office:value-type="float" office:value="-71" calcext:value-type="float">
            <text:p>-71</text:p>
          </table:table-cell>
          <table:table-cell office:value-type="float" office:value="-68" calcext:value-type="float">
            <text:p>-68</text:p>
          </table:table-cell>
          <table:table-cell office:value-type="float" office:value="-68.0285709889141" calcext:value-type="float">
            <text:p>-68.0285709889141</text:p>
          </table:table-cell>
          <table:table-cell office:value-type="float" office:value="4.30809924615158" calcext:value-type="float">
            <text:p>4.30809924615158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8.0329745635418" calcext:value-type="float">
            <text:p>-68.0329745635418</text:p>
          </table:table-cell>
          <table:table-cell office:value-type="float" office:value="4.30955557311142" calcext:value-type="float">
            <text:p>4.30955557311142</text:p>
          </table:table-cell>
          <table:table-cell office:value-type="float" office:value="-74" calcext:value-type="float">
            <text:p>-74</text:p>
          </table:table-cell>
          <table:table-cell office:value-type="float" office:value="-69" calcext:value-type="float">
            <text:p>-69</text:p>
          </table:table-cell>
          <table:table-cell office:value-type="float" office:value="-71.3730773405442" calcext:value-type="float">
            <text:p>-71.3730773405442</text:p>
          </table:table-cell>
          <table:table-cell office:value-type="float" office:value="5.56889775976292" calcext:value-type="float">
            <text:p>5.56889775976292</text:p>
          </table:table-cell>
          <table:table-cell office:value-type="float" office:value="11.3146094168743" calcext:value-type="float">
            <text:p>11.3146094168743</text:p>
          </table:table-cell>
          <table:table-cell office:value-type="float" office:value="-0.0242953986163982" calcext:value-type="float">
            <text:p>-0.024295398616398</text:p>
          </table:table-cell>
          <table:table-cell office:value-type="float" office:value="-10.4764939088744" calcext:value-type="float">
            <text:p>-10.4764939088744</text:p>
          </table:table-cell>
          <table:table-cell table:number-columns-repeated="4"/>
        </table:table-row>
        <table:table-row table:style-name="ro1">
          <table:table-cell office:value-type="float" office:value="36.4" calcext:value-type="float">
            <text:p>36.4</text:p>
          </table:table-cell>
          <table:table-cell office:value-type="float" office:value="17.6161861054243" calcext:value-type="float">
            <text:p>17.6161861054243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8.0142854944571" calcext:value-type="float">
            <text:p>-68.0142854944571</text:p>
          </table:table-cell>
          <table:table-cell office:value-type="float" office:value="4.30337820983996" calcext:value-type="float">
            <text:p>4.30337820983996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8.0164872817709" calcext:value-type="float">
            <text:p>-68.0164872817709</text:p>
          </table:table-cell>
          <table:table-cell office:value-type="float" office:value="4.30410551390096" calcext:value-type="float">
            <text:p>4.30410551390096</text:p>
          </table:table-cell>
          <table:table-cell office:value-type="float" office:value="-73" calcext:value-type="float">
            <text:p>-73</text:p>
          </table:table-cell>
          <table:table-cell office:value-type="float" office:value="-68" calcext:value-type="float">
            <text:p>-68</text:p>
          </table:table-cell>
          <table:table-cell office:value-type="float" office:value="-69.6865386702721" calcext:value-type="float">
            <text:p>-69.6865386702721</text:p>
          </table:table-cell>
          <table:table-cell office:value-type="float" office:value="4.89273043551795" calcext:value-type="float">
            <text:p>4.89273043551795</text:p>
          </table:table-cell>
          <table:table-cell office:value-type="float" office:value="4.92353427553651" calcext:value-type="float">
            <text:p>4.92353427553651</text:p>
          </table:table-cell>
          <table:table-cell office:value-type="float" office:value="-0.0271544282421229" calcext:value-type="float">
            <text:p>-0.027154428242123</text:p>
          </table:table-cell>
          <table:table-cell office:value-type="float" office:value="-2.45387524413987" calcext:value-type="float">
            <text:p>-2.45387524413987</text:p>
          </table:table-cell>
          <table:table-cell table:number-columns-repeated="4"/>
        </table:table-row>
        <table:table-row table:style-name="ro1">
          <table:table-cell office:value-type="float" office:value="36.6" calcext:value-type="float">
            <text:p>36.6</text:p>
          </table:table-cell>
          <table:table-cell office:value-type="float" office:value="17.6159220776975" calcext:value-type="float">
            <text:p>17.6159220776975</text:p>
          </table:table-cell>
          <table:table-cell office:value-type="float" office:value="-67" calcext:value-type="float">
            <text:p>-67</text:p>
          </table:table-cell>
          <table:table-cell office:value-type="float" office:value="-68" calcext:value-type="float">
            <text:p>-68</text:p>
          </table:table-cell>
          <table:table-cell office:value-type="float" office:value="-68.0071427472285" calcext:value-type="float">
            <text:p>-68.0071427472285</text:p>
          </table:table-cell>
          <table:table-cell office:value-type="float" office:value="4.30101963212136" calcext:value-type="float">
            <text:p>4.30101963212136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7.5082436408854" calcext:value-type="float">
            <text:p>-67.5082436408854</text:p>
          </table:table-cell>
          <table:table-cell office:value-type="float" office:value="4.1394386912996" calcext:value-type="float">
            <text:p>4.1394386912996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8.843269335136" calcext:value-type="float">
            <text:p>-68.843269335136</text:p>
          </table:table-cell>
          <table:table-cell office:value-type="float" office:value="4.5860872317897" calcext:value-type="float">
            <text:p>4.5860872317897</text:p>
          </table:table-cell>
          <table:table-cell office:value-type="float" office:value="2.8883998233307" calcext:value-type="float">
            <text:p>2.8883998233307</text:p>
          </table:table-cell>
          <table:table-cell office:value-type="float" office:value="-0.649916907665973" calcext:value-type="float">
            <text:p>-0.64991690766597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6.8" calcext:value-type="float">
            <text:p>36.8</text:p>
          </table:table-cell>
          <table:table-cell office:value-type="float" office:value="17.6157362223039" calcext:value-type="float">
            <text:p>17.6157362223039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8.0035713736143" calcext:value-type="float">
            <text:p>-68.0035713736143</text:p>
          </table:table-cell>
          <table:table-cell office:value-type="float" office:value="4.29984082806117" calcext:value-type="float">
            <text:p>4.29984082806117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7.2541218204427" calcext:value-type="float">
            <text:p>-67.2541218204427</text:p>
          </table:table-cell>
          <table:table-cell office:value-type="float" office:value="4.05948300288714" calcext:value-type="float">
            <text:p>4.05948300288714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8.421634667568" calcext:value-type="float">
            <text:p>-68.421634667568</text:p>
          </table:table-cell>
          <table:table-cell office:value-type="float" office:value="4.44004960599869" calcext:value-type="float">
            <text:p>4.44004960599869</text:p>
          </table:table-cell>
          <table:table-cell office:value-type="float" office:value="1.97666059393294" calcext:value-type="float">
            <text:p>1.97666059393294</text:p>
          </table:table-cell>
          <table:table-cell office:value-type="float" office:value="-0.943285861787347" calcext:value-type="float">
            <text:p>-0.94328586178734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.6153254883217" calcext:value-type="float">
            <text:p>17.6153254883217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8.0017856868071" calcext:value-type="float">
            <text:p>-68.0017856868071</text:p>
          </table:table-cell>
          <table:table-cell office:value-type="float" office:value="4.29925154719209" calcext:value-type="float">
            <text:p>4.29925154719209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66.6270609102214" calcext:value-type="float">
            <text:p>-66.6270609102214</text:p>
          </table:table-cell>
          <table:table-cell office:value-type="float" office:value="3.86873245676098" calcext:value-type="float">
            <text:p>3.86873245676098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8.210817333784" calcext:value-type="float">
            <text:p>-68.210817333784</text:p>
          </table:table-cell>
          <table:table-cell office:value-type="float" office:value="4.36878404827752" calcext:value-type="float">
            <text:p>4.36878404827752</text:p>
          </table:table-cell>
          <table:table-cell office:value-type="float" office:value="2.05831173288855" calcext:value-type="float">
            <text:p>2.05831173288855</text:p>
          </table:table-cell>
          <table:table-cell office:value-type="float" office:value="-1.62839683819898" calcext:value-type="float">
            <text:p>-1.6283968381989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7.2" calcext:value-type="float">
            <text:p>37.2</text:p>
          </table:table-cell>
          <table:table-cell office:value-type="float" office:value="17.6151005140966" calcext:value-type="float">
            <text:p>17.6151005140966</text:p>
          </table:table-cell>
          <table:table-cell office:value-type="float" office:value="-67" calcext:value-type="float">
            <text:p>-67</text:p>
          </table:table-cell>
          <table:table-cell office:value-type="float" office:value="-68" calcext:value-type="float">
            <text:p>-68</text:p>
          </table:table-cell>
          <table:table-cell office:value-type="float" office:value="-68.0008928434036" calcext:value-type="float">
            <text:p>-68.0008928434036</text:p>
          </table:table-cell>
          <table:table-cell office:value-type="float" office:value="4.29895693704297" calcext:value-type="float">
            <text:p>4.29895693704297</text:p>
          </table:table-cell>
          <table:table-cell office:value-type="float" office:value="-70" calcext:value-type="float">
            <text:p>-70</text:p>
          </table:table-cell>
          <table:table-cell office:value-type="float" office:value="-66" calcext:value-type="float">
            <text:p>-66</text:p>
          </table:table-cell>
          <table:table-cell office:value-type="float" office:value="-66.3135304551107" calcext:value-type="float">
            <text:p>-66.3135304551107</text:p>
          </table:table-cell>
          <table:table-cell office:value-type="float" office:value="3.77674516447716" calcext:value-type="float">
            <text:p>3.77674516447716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8.105408666892" calcext:value-type="float">
            <text:p>-68.105408666892</text:p>
          </table:table-cell>
          <table:table-cell office:value-type="float" office:value="4.33358137005228" calcext:value-type="float">
            <text:p>4.33358137005228</text:p>
          </table:table-cell>
          <table:table-cell office:value-type="float" office:value="2.08326802272967" calcext:value-type="float">
            <text:p>2.08326802272967</text:p>
          </table:table-cell>
          <table:table-cell office:value-type="float" office:value="-1.94692123143103" calcext:value-type="float">
            <text:p>-1.946921231431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7.4" calcext:value-type="float">
            <text:p>37.4</text:p>
          </table:table-cell>
          <table:table-cell office:value-type="float" office:value="17.6148365115403" calcext:value-type="float">
            <text:p>17.6148365115403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8.0004464217018" calcext:value-type="float">
            <text:p>-68.0004464217018</text:p>
          </table:table-cell>
          <table:table-cell office:value-type="float" office:value="4.29880963953916" calcext:value-type="float">
            <text:p>4.29880963953916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6.1567652275553" calcext:value-type="float">
            <text:p>-66.1567652275553</text:p>
          </table:table-cell>
          <table:table-cell office:value-type="float" office:value="3.73157499510826" calcext:value-type="float">
            <text:p>3.73157499510826</text:p>
          </table:table-cell>
          <table:table-cell office:value-type="float" office:value="-69" calcext:value-type="float">
            <text:p>-69</text:p>
          </table:table-cell>
          <table:table-cell office:value-type="float" office:value="-67" calcext:value-type="float">
            <text:p>-67</text:p>
          </table:table-cell>
          <table:table-cell office:value-type="float" office:value="-67.552704333446" calcext:value-type="float">
            <text:p>-67.552704333446</text:p>
          </table:table-cell>
          <table:table-cell office:value-type="float" office:value="4.15358859011682" calcext:value-type="float">
            <text:p>4.15358859011682</text:p>
          </table:table-cell>
          <table:table-cell office:value-type="float" office:value="0.840872461773193" calcext:value-type="float">
            <text:p>0.840872461773193</text:p>
          </table:table-cell>
          <table:table-cell office:value-type="float" office:value="-2.10050562403524" calcext:value-type="float">
            <text:p>-2.1005056240352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7.6" calcext:value-type="float">
            <text:p>37.6</text:p>
          </table:table-cell>
          <table:table-cell office:value-type="float" office:value="17.6145725146782" calcext:value-type="float">
            <text:p>17.6145725146782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8.0002232108509" calcext:value-type="float">
            <text:p>-68.0002232108509</text:p>
          </table:table-cell>
          <table:table-cell office:value-type="float" office:value="4.29873599267986" calcext:value-type="float">
            <text:p>4.29873599267986</text:p>
          </table:table-cell>
          <table:table-cell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office:value-type="float" office:value="-66.5783826137777" calcext:value-type="float">
            <text:p>-66.5783826137777</text:p>
          </table:table-cell>
          <table:table-cell office:value-type="float" office:value="3.85430507745655" calcext:value-type="float">
            <text:p>3.85430507745655</text:p>
          </table:table-cell>
          <table:table-cell office:value-type="float" office:value="-69" calcext:value-type="float">
            <text:p>-69</text:p>
          </table:table-cell>
          <table:table-cell office:value-type="float" office:value="-67" calcext:value-type="float">
            <text:p>-67</text:p>
          </table:table-cell>
          <table:table-cell office:value-type="float" office:value="-67.276352166723" calcext:value-type="float">
            <text:p>-67.276352166723</text:p>
          </table:table-cell>
          <table:table-cell office:value-type="float" office:value="4.06641537629236" calcext:value-type="float">
            <text:p>4.06641537629236</text:p>
          </table:table-cell>
          <table:table-cell office:value-type="float" office:value="-0.210351910756779" calcext:value-type="float">
            <text:p>-0.210351910756779</text:p>
          </table:table-cell>
          <table:table-cell office:value-type="float" office:value="-1.67702886575181" calcext:value-type="float">
            <text:p>-1.6770288657518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7.8" calcext:value-type="float">
            <text:p>37.8</text:p>
          </table:table-cell>
          <table:table-cell office:value-type="float" office:value="17.6143085238283" calcext:value-type="float">
            <text:p>17.6143085238283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8.0001116054254" calcext:value-type="float">
            <text:p>-68.0001116054254</text:p>
          </table:table-cell>
          <table:table-cell office:value-type="float" office:value="4.29869916972336" calcext:value-type="float">
            <text:p>4.29869916972336</text:p>
          </table:table-cell>
          <table:table-cell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office:value-type="float" office:value="-66.7891913068888" calcext:value-type="float">
            <text:p>-66.7891913068888</text:p>
          </table:table-cell>
          <table:table-cell office:value-type="float" office:value="3.91717562643827" calcext:value-type="float">
            <text:p>3.91717562643827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7.1381760833615" calcext:value-type="float">
            <text:p>-67.1381760833615</text:p>
          </table:table-cell>
          <table:table-cell office:value-type="float" office:value="4.02351726695809" calcext:value-type="float">
            <text:p>4.02351726695809</text:p>
          </table:table-cell>
          <table:table-cell office:value-type="float" office:value="-0.735669309685916" calcext:value-type="float">
            <text:p>-0.735669309685916</text:p>
          </table:table-cell>
          <table:table-cell office:value-type="float" office:value="-1.45479530155373" calcext:value-type="float">
            <text:p>-1.4547953015537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.6140445383556" calcext:value-type="float">
            <text:p>17.6140445383556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8.0000558027127" calcext:value-type="float">
            <text:p>-68.0000558027127</text:p>
          </table:table-cell>
          <table:table-cell office:value-type="float" office:value="4.29868075836339" calcext:value-type="float">
            <text:p>4.29868075836339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6.8945956534444" calcext:value-type="float">
            <text:p>-66.8945956534444</text:p>
          </table:table-cell>
          <table:table-cell office:value-type="float" office:value="3.9489944355525" calcext:value-type="float">
            <text:p>3.9489944355525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7.0690880416807" calcext:value-type="float">
            <text:p>-67.0690880416807</text:p>
          </table:table-cell>
          <table:table-cell office:value-type="float" office:value="4.00223821732518" calcext:value-type="float">
            <text:p>4.00223821732518</text:p>
          </table:table-cell>
          <table:table-cell office:value-type="float" office:value="-0.998411963768973" calcext:value-type="float">
            <text:p>-0.998411963768973</text:p>
          </table:table-cell>
          <table:table-cell office:value-type="float" office:value="-1.34095418649955" calcext:value-type="float">
            <text:p>-1.3409541864995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8.2" calcext:value-type="float">
            <text:p>38.2</text:p>
          </table:table-cell>
          <table:table-cell office:value-type="float" office:value="17.6137901773907" calcext:value-type="float">
            <text:p>17.6137901773907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8.5000279013564" calcext:value-type="float">
            <text:p>-68.5000279013564</text:p>
          </table:table-cell>
          <table:table-cell office:value-type="float" office:value="4.46684548728581" calcext:value-type="float">
            <text:p>4.46684548728581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7.4472978267222" calcext:value-type="float">
            <text:p>-67.4472978267222</text:p>
          </table:table-cell>
          <table:table-cell office:value-type="float" office:value="4.12012059155396" calcext:value-type="float">
            <text:p>4.12012059155396</text:p>
          </table:table-cell>
          <table:table-cell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office:value-type="float" office:value="-67.0345440208404" calcext:value-type="float">
            <text:p>-67.0345440208404</text:p>
          </table:table-cell>
          <table:table-cell office:value-type="float" office:value="3.99164093147217" calcext:value-type="float">
            <text:p>3.99164093147217</text:p>
          </table:table-cell>
          <table:table-cell office:value-type="float" office:value="-2.37541210916834" calcext:value-type="float">
            <text:p>-2.37541210916834</text:p>
          </table:table-cell>
          <table:table-cell office:value-type="float" office:value="-1.3833249628812" calcext:value-type="float">
            <text:p>-1.38332496288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8.4" calcext:value-type="float">
            <text:p>38.4</text:p>
          </table:table-cell>
          <table:table-cell office:value-type="float" office:value="17.6134870851529" calcext:value-type="float">
            <text:p>17.6134870851529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9.2500139506782" calcext:value-type="float">
            <text:p>-69.2500139506782</text:p>
          </table:table-cell>
          <table:table-cell office:value-type="float" office:value="4.73151765590412" calcext:value-type="float">
            <text:p>4.73151765590412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office:value-type="float" office:value="-67.2236489133611" calcext:value-type="float">
            <text:p>-67.2236489133611</text:p>
          </table:table-cell>
          <table:table-cell office:value-type="float" office:value="4.04999944573175" calcext:value-type="float">
            <text:p>4.04999944573175</text:p>
          </table:table-cell>
          <table:table-cell office:value-type="float" office:value="-67" calcext:value-type="float">
            <text:p>-67</text:p>
          </table:table-cell>
          <table:table-cell office:value-type="float" office:value="-68" calcext:value-type="float">
            <text:p>-68</text:p>
          </table:table-cell>
          <table:table-cell office:value-type="float" office:value="-67.5172720104202" calcext:value-type="float">
            <text:p>-67.5172720104202</text:p>
          </table:table-cell>
          <table:table-cell office:value-type="float" office:value="4.14230812171087" calcext:value-type="float">
            <text:p>4.14230812171087</text:p>
          </table:table-cell>
          <table:table-cell office:value-type="float" office:value="-2.18207425043642" calcext:value-type="float">
            <text:p>-2.18207425043642</text:p>
          </table:table-cell>
          <table:table-cell office:value-type="float" office:value="-2.75034718986587" calcext:value-type="float">
            <text:p>-2.7503471898658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8.6" calcext:value-type="float">
            <text:p>38.6</text:p>
          </table:table-cell>
          <table:table-cell office:value-type="float" office:value="17.6131449639654" calcext:value-type="float">
            <text:p>17.6131449639654</text:p>
          </table:table-cell>
          <table:table-cell office:value-type="float" office:value="-68" calcext:value-type="float">
            <text:p>-68</text:p>
          </table:table-cell>
          <table:table-cell office:value-type="float" office:value="-70" calcext:value-type="float">
            <text:p>-70</text:p>
          </table:table-cell>
          <table:table-cell office:value-type="float" office:value="-69.6250069753391" calcext:value-type="float">
            <text:p>-69.6250069753391</text:p>
          </table:table-cell>
          <table:table-cell office:value-type="float" office:value="4.86967785877175" calcext:value-type="float">
            <text:p>4.86967785877175</text:p>
          </table:table-cell>
          <table:table-cell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office:value-type="float" office:value="-67.1118244566806" calcext:value-type="float">
            <text:p>-67.1118244566806</text:p>
          </table:table-cell>
          <table:table-cell office:value-type="float" office:value="4.01538767752692" calcext:value-type="float">
            <text:p>4.01538767752692</text:p>
          </table:table-cell>
          <table:table-cell office:value-type="float" office:value="-67" calcext:value-type="float">
            <text:p>-67</text:p>
          </table:table-cell>
          <table:table-cell office:value-type="float" office:value="-73" calcext:value-type="float">
            <text:p>-73</text:p>
          </table:table-cell>
          <table:table-cell office:value-type="float" office:value="-70.2586360052101" calcext:value-type="float">
            <text:p>-70.2586360052101</text:p>
          </table:table-cell>
          <table:table-cell office:value-type="float" office:value="5.11235731585091" calcext:value-type="float">
            <text:p>5.11235731585091</text:p>
          </table:table-cell>
          <table:table-cell office:value-type="float" office:value="5.46339584547988" calcext:value-type="float">
            <text:p>5.46339584547988</text:p>
          </table:table-cell>
          <table:table-cell office:value-type="float" office:value="-3.48019283971672" calcext:value-type="float">
            <text:p>-3.48019283971672</text:p>
          </table:table-cell>
          <table:table-cell office:value-type="float" office:value="-4.7049414949727" calcext:value-type="float">
            <text:p>-4.7049414949727</text:p>
          </table:table-cell>
          <table:table-cell table:number-columns-repeated="4"/>
        </table:table-row>
        <table:table-row table:style-name="ro1">
          <table:table-cell office:value-type="float" office:value="38.8" calcext:value-type="float">
            <text:p>38.8</text:p>
          </table:table-cell>
          <table:table-cell office:value-type="float" office:value="17.6128028507588" calcext:value-type="float">
            <text:p>17.6128028507588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69.8125034876695" calcext:value-type="float">
            <text:p>-69.8125034876695</text:p>
          </table:table-cell>
          <table:table-cell office:value-type="float" office:value="4.9402635301103" calcext:value-type="float">
            <text:p>4.9402635301103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7.0559122283403" calcext:value-type="float">
            <text:p>-67.0559122283403</text:p>
          </table:table-cell>
          <table:table-cell office:value-type="float" office:value="3.99819287550716" calcext:value-type="float">
            <text:p>3.99819287550716</text:p>
          </table:table-cell>
          <table:table-cell office:value-type="float" office:value="-68" calcext:value-type="float">
            <text:p>-68</text:p>
          </table:table-cell>
          <table:table-cell office:value-type="float" office:value="-73" calcext:value-type="float">
            <text:p>-73</text:p>
          </table:table-cell>
          <table:table-cell office:value-type="float" office:value="-71.629318002605" calcext:value-type="float">
            <text:p>-71.629318002605</text:p>
          </table:table-cell>
          <table:table-cell office:value-type="float" office:value="5.67950648916187" calcext:value-type="float">
            <text:p>5.67950648916187</text:p>
          </table:table-cell>
          <table:table-cell office:value-type="float" office:value="10.7548769611386" calcext:value-type="float">
            <text:p>10.7548769611386</text:p>
          </table:table-cell>
          <table:table-cell office:value-type="float" office:value="-3.85757158053715" calcext:value-type="float">
            <text:p>-3.85757158053715</text:p>
          </table:table-cell>
          <table:table-cell office:value-type="float" office:value="-10.5082970858755" calcext:value-type="float">
            <text:p>-10.5082970858755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7.612509408168" calcext:value-type="float">
            <text:p>17.612509408168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9.9062517438348" calcext:value-type="float">
            <text:p>-69.9062517438348</text:p>
          </table:table-cell>
          <table:table-cell office:value-type="float" office:value="4.97593911944839" calcext:value-type="float">
            <text:p>4.97593911944839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6.0279561141701" calcext:value-type="float">
            <text:p>-66.0279561141701</text:p>
          </table:table-cell>
          <table:table-cell office:value-type="float" office:value="3.69486467687688" calcext:value-type="float">
            <text:p>3.69486467687688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2.3146590013025" calcext:value-type="float">
            <text:p>-72.3146590013025</text:p>
          </table:table-cell>
          <table:table-cell office:value-type="float" office:value="5.98625620263583" calcext:value-type="float">
            <text:p>5.98625620263583</text:p>
          </table:table-cell>
          <table:table-cell office:value-type="float" office:value="14.8412925588972" calcext:value-type="float">
            <text:p>14.8412925588972</text:p>
          </table:table-cell>
          <table:table-cell office:value-type="float" office:value="-5.07906597273834" calcext:value-type="float">
            <text:p>-5.07906597273834</text:p>
          </table:table-cell>
          <table:table-cell office:value-type="float" office:value="-15.0616577595362" calcext:value-type="float">
            <text:p>-15.0616577595362</text:p>
          </table:table-cell>
          <table:table-cell table:number-columns-repeated="4"/>
        </table:table-row>
        <table:table-row table:style-name="ro1">
          <table:table-cell office:value-type="float" office:value="39.2" calcext:value-type="float">
            <text:p>39.2</text:p>
          </table:table-cell>
          <table:table-cell office:value-type="float" office:value="17.6121282032233" calcext:value-type="float">
            <text:p>17.6121282032233</text:p>
          </table:table-cell>
          <table:table-cell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office:value-type="float" office:value="-70.4531258719174" calcext:value-type="float">
            <text:p>-70.4531258719174</text:p>
          </table:table-cell>
          <table:table-cell office:value-type="float" office:value="5.18924524126189" calcext:value-type="float">
            <text:p>5.18924524126189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65.5139780570851" calcext:value-type="float">
            <text:p>-65.5139780570851</text:p>
          </table:table-cell>
          <table:table-cell office:value-type="float" office:value="3.55194257011533" calcext:value-type="float">
            <text:p>3.55194257011533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3.1573295006513" calcext:value-type="float">
            <text:p>-73.1573295006513</text:p>
          </table:table-cell>
          <table:table-cell office:value-type="float" office:value="6.38622648690509" calcext:value-type="float">
            <text:p>6.38622648690509</text:p>
          </table:table-cell>
          <table:table-cell office:value-type="float" office:value="18.745801077876" calcext:value-type="float">
            <text:p>18.745801077876</text:p>
          </table:table-cell>
          <table:table-cell office:value-type="float" office:value="-6.53544097843712" calcext:value-type="float">
            <text:p>-6.53544097843712</text:p>
          </table:table-cell>
          <table:table-cell office:value-type="float" office:value="-19.3456982111669" calcext:value-type="float">
            <text:p>-19.3456982111669</text:p>
          </table:table-cell>
          <table:table-cell table:number-columns-repeated="4"/>
        </table:table-row>
        <table:table-row table:style-name="ro1">
          <table:table-cell office:value-type="float" office:value="39.4" calcext:value-type="float">
            <text:p>39.4</text:p>
          </table:table-cell>
          <table:table-cell office:value-type="float" office:value="17.6117861179612" calcext:value-type="float">
            <text:p>17.6117861179612</text:p>
          </table:table-cell>
          <table:table-cell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office:value-type="float" office:value="-70.7265629359587" calcext:value-type="float">
            <text:p>-70.7265629359587</text:p>
          </table:table-cell>
          <table:table-cell office:value-type="float" office:value="5.29930315262978" calcext:value-type="float">
            <text:p>5.29930315262978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office:value-type="float" office:value="-65.2569890285425" calcext:value-type="float">
            <text:p>-65.2569890285425</text:p>
          </table:table-cell>
          <table:table-cell office:value-type="float" office:value="3.48256823374775" calcext:value-type="float">
            <text:p>3.48256823374775</text:p>
          </table:table-cell>
          <table:table-cell office:value-type="float" office:value="-73" calcext:value-type="float">
            <text:p>-73</text:p>
          </table:table-cell>
          <table:table-cell office:value-type="float" office:value="-77" calcext:value-type="float">
            <text:p>-77</text:p>
          </table:table-cell>
          <table:table-cell office:value-type="float" office:value="-75.0786647503256" calcext:value-type="float">
            <text:p>-75.0786647503256</text:p>
          </table:table-cell>
          <table:table-cell office:value-type="float" office:value="7.40097308824389" calcext:value-type="float">
            <text:p>7.40097308824389</text:p>
          </table:table-cell>
          <table:table-cell office:value-type="float" office:value="31.1208516303958" calcext:value-type="float">
            <text:p>31.1208516303958</text:p>
          </table:table-cell>
          <table:table-cell office:value-type="float" office:value="-7.28196927307406" calcext:value-type="float">
            <text:p>-7.28196927307406</text:p>
          </table:table-cell>
          <table:table-cell office:value-type="float" office:value="-31.6432538914005" calcext:value-type="float">
            <text:p>-31.6432538914005</text:p>
          </table:table-cell>
          <table:table-cell table:number-columns-repeated="4"/>
        </table:table-row>
        <table:table-row table:style-name="ro1">
          <table:table-cell office:value-type="float" office:value="39.6" calcext:value-type="float">
            <text:p>39.6</text:p>
          </table:table-cell>
          <table:table-cell office:value-type="float" office:value="17.6114927083059" calcext:value-type="float">
            <text:p>17.6114927083059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0.8632814679793" calcext:value-type="float">
            <text:p>-70.8632814679793</text:p>
          </table:table-cell>
          <table:table-cell office:value-type="float" office:value="5.35520436410679" calcext:value-type="float">
            <text:p>5.35520436410679</text:p>
          </table:table-cell>
          <table:table-cell office:value-type="float" office:value="-64" calcext:value-type="float">
            <text:p>-64</text:p>
          </table:table-cell>
          <table:table-cell office:value-type="float" office:value="-65" calcext:value-type="float">
            <text:p>-65</text:p>
          </table:table-cell>
          <table:table-cell office:value-type="float" office:value="-65.1284945142713" calcext:value-type="float">
            <text:p>-65.1284945142713</text:p>
          </table:table-cell>
          <table:table-cell office:value-type="float" office:value="3.44839084800318" calcext:value-type="float">
            <text:p>3.44839084800318</text:p>
          </table:table-cell>
          <table:table-cell office:value-type="float" office:value="-73" calcext:value-type="float">
            <text:p>-73</text:p>
          </table:table-cell>
          <table:table-cell office:value-type="float" office:value="-78" calcext:value-type="float">
            <text:p>-78</text:p>
          </table:table-cell>
          <table:table-cell office:value-type="float" office:value="-76.5393323751628" calcext:value-type="float">
            <text:p>-76.5393323751628</text:p>
          </table:table-cell>
          <table:table-cell office:value-type="float" office:value="8.27899739304214" calcext:value-type="float">
            <text:p>8.27899739304214</text:p>
          </table:table-cell>
          <table:table-cell office:value-type="float" office:value="43.4529718306682" calcext:value-type="float">
            <text:p>43.4529718306682</text:p>
          </table:table-cell>
          <table:table-cell office:value-type="float" office:value="-7.66037015488922" calcext:value-type="float">
            <text:p>-7.66037015488922</text:p>
          </table:table-cell>
          <table:table-cell office:value-type="float" office:value="-43.8907849440688" calcext:value-type="float">
            <text:p>-43.8907849440688</text:p>
          </table:table-cell>
          <table:table-cell table:number-columns-repeated="4"/>
        </table:table-row>
        <table:table-row table:style-name="ro1">
          <table:table-cell office:value-type="float" office:value="39.8" calcext:value-type="float">
            <text:p>39.8</text:p>
          </table:table-cell>
          <table:table-cell office:value-type="float" office:value="17.6110724946609" calcext:value-type="float">
            <text:p>17.6110724946609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1.9316407339897" calcext:value-type="float">
            <text:p>-71.9316407339897</text:p>
          </table:table-cell>
          <table:table-cell office:value-type="float" office:value="5.81283538793725" calcext:value-type="float">
            <text:p>5.81283538793725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office:value-type="float" office:value="-66.0642472571356" calcext:value-type="float">
            <text:p>-66.0642472571356</text:p>
          </table:table-cell>
          <table:table-cell office:value-type="float" office:value="3.70517087792334" calcext:value-type="float">
            <text:p>3.70517087792334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office:value-type="float" office:value="-77.2696661875814" calcext:value-type="float">
            <text:p>-77.2696661875814</text:p>
          </table:table-cell>
          <table:table-cell office:value-type="float" office:value="8.75633172956906" calcext:value-type="float">
            <text:p>8.75633172956906</text:p>
          </table:table-cell>
          <table:table-cell office:value-type="float" office:value="47.6060548832046" calcext:value-type="float">
            <text:p>47.6060548832046</text:p>
          </table:table-cell>
          <table:table-cell office:value-type="float" office:value="-9.14852909665652" calcext:value-type="float">
            <text:p>-9.14852909665652</text:p>
          </table:table-cell>
          <table:table-cell office:value-type="float" office:value="-48.228911051239" calcext:value-type="float">
            <text:p>-48.228911051239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.6107009629257" calcext:value-type="float">
            <text:p>17.6107009629257</text:p>
          </table:table-cell>
          <table:table-cell office:value-type="float" office:value="-71" calcext:value-type="float">
            <text:p>-71</text:p>
          </table:table-cell>
          <table:table-cell office:value-type="float" office:value="-76" calcext:value-type="float">
            <text:p>-76</text:p>
          </table:table-cell>
          <table:table-cell office:value-type="float" office:value="-73.9658203669948" calcext:value-type="float">
            <text:p>-73.9658203669948</text:p>
          </table:table-cell>
          <table:table-cell office:value-type="float" office:value="6.79507120819424" calcext:value-type="float">
            <text:p>6.79507120819424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6.5321236285678" calcext:value-type="float">
            <text:p>-66.5321236285678</text:p>
          </table:table-cell>
          <table:table-cell office:value-type="float" office:value="3.84064460035978" calcext:value-type="float">
            <text:p>3.84064460035978</text:p>
          </table:table-cell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office:value-type="float" office:value="-78.1348330937907" calcext:value-type="float">
            <text:p>-78.1348330937907</text:p>
          </table:table-cell>
          <table:table-cell office:value-type="float" office:value="9.35752730670291" calcext:value-type="float">
            <text:p>9.35752730670291</text:p>
          </table:table-cell>
          <table:table-cell office:value-type="float" office:value="51.1306088868002" calcext:value-type="float">
            <text:p>51.1306088868002</text:p>
          </table:table-cell>
          <table:table-cell office:value-type="float" office:value="-14.3129280809807" calcext:value-type="float">
            <text:p>-14.3129280809807</text:p>
          </table:table-cell>
          <table:table-cell office:value-type="float" office:value="-52.8032378539995" calcext:value-type="float">
            <text:p>-52.8032378539995</text:p>
          </table:table-cell>
          <table:table-cell table:number-columns-repeated="4"/>
        </table:table-row>
        <table:table-row table:style-name="ro1">
          <table:table-cell office:value-type="float" office:value="40.2" calcext:value-type="float">
            <text:p>40.2</text:p>
          </table:table-cell>
          <table:table-cell office:value-type="float" office:value="17.6102904007658" calcext:value-type="float">
            <text:p>17.6102904007658</text:p>
          </table:table-cell>
          <table:table-cell office:value-type="float" office:value="-70" calcext:value-type="float">
            <text:p>-70</text:p>
          </table:table-cell>
          <table:table-cell office:value-type="float" office:value="-76" calcext:value-type="float">
            <text:p>-76</text:p>
          </table:table-cell>
          <table:table-cell office:value-type="float" office:value="-74.9829101834974" calcext:value-type="float">
            <text:p>-74.9829101834974</text:p>
          </table:table-cell>
          <table:table-cell office:value-type="float" office:value="7.34677951052753" calcext:value-type="float">
            <text:p>7.34677951052753</text:p>
          </table:table-cell>
          <table:table-cell office:value-type="float" office:value="-65" calcext:value-type="float">
            <text:p>-65</text:p>
          </table:table-cell>
          <table:table-cell office:value-type="float" office:value="-68" calcext:value-type="float">
            <text:p>-68</text:p>
          </table:table-cell>
          <table:table-cell office:value-type="float" office:value="-67.2660618142839" calcext:value-type="float">
            <text:p>-67.2660618142839</text:p>
          </table:table-cell>
          <table:table-cell office:value-type="float" office:value="4.06320493355817" calcext:value-type="float">
            <text:p>4.06320493355817</text:p>
          </table:table-cell>
          <table:table-cell office:value-type="float" office:value="-78" calcext:value-type="float">
            <text:p>-78</text:p>
          </table:table-cell>
          <table:table-cell office:value-type="float" office:value="-80" calcext:value-type="float">
            <text:p>-80</text:p>
          </table:table-cell>
          <table:table-cell office:value-type="float" office:value="-79.0674165468954" calcext:value-type="float">
            <text:p>-79.0674165468954</text:p>
          </table:table-cell>
          <table:table-cell office:value-type="float" office:value="10.0518782158267" calcext:value-type="float">
            <text:p>10.0518782158267</text:p>
          </table:table-cell>
          <table:table-cell office:value-type="float" office:value="58.8865150887986" calcext:value-type="float">
            <text:p>58.8865150887986</text:p>
          </table:table-cell>
          <table:table-cell office:value-type="float" office:value="-17.0597885655526" calcext:value-type="float">
            <text:p>-17.0597885655526</text:p>
          </table:table-cell>
          <table:table-cell office:value-type="float" office:value="-61.0138955987612" calcext:value-type="float">
            <text:p>-61.0138955987612</text:p>
          </table:table-cell>
          <table:table-cell table:number-columns-repeated="4"/>
        </table:table-row>
        <table:table-row table:style-name="ro1">
          <table:table-cell office:value-type="float" office:value="40.4" calcext:value-type="float">
            <text:p>40.4</text:p>
          </table:table-cell>
          <table:table-cell office:value-type="float" office:value="17.6101533228042" calcext:value-type="float">
            <text:p>17.6101533228042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float" office:value="-75.4914550917487" calcext:value-type="float">
            <text:p>-75.4914550917487</text:p>
          </table:table-cell>
          <table:table-cell office:value-type="float" office:value="7.63921095369532" calcext:value-type="float">
            <text:p>7.63921095369532</text:p>
          </table:table-cell>
          <table:table-cell office:value-type="float" office:value="-67" calcext:value-type="float">
            <text:p>-67</text:p>
          </table:table-cell>
          <table:table-cell office:value-type="float" office:value="-68" calcext:value-type="float">
            <text:p>-68</text:p>
          </table:table-cell>
          <table:table-cell office:value-type="float" office:value="-67.633030907142" calcext:value-type="float">
            <text:p>-67.633030907142</text:p>
          </table:table-cell>
          <table:table-cell office:value-type="float" office:value="4.1792757813245" calcext:value-type="float">
            <text:p>4.1792757813245</text:p>
          </table:table-cell>
          <table:table-cell office:value-type="float" office:value="-81" calcext:value-type="float">
            <text:p>-81</text:p>
          </table:table-cell>
          <table:table-cell office:value-type="float" office:value="-80" calcext:value-type="float">
            <text:p>-80</text:p>
          </table:table-cell>
          <table:table-cell office:value-type="float" office:value="-79.5337082734477" calcext:value-type="float">
            <text:p>-79.5337082734477</text:p>
          </table:table-cell>
          <table:table-cell office:value-type="float" office:value="10.4181420762978" calcext:value-type="float">
            <text:p>10.4181420762978</text:p>
          </table:table-cell>
          <table:table-cell office:value-type="float" office:value="63.1905680063428" calcext:value-type="float">
            <text:p>63.1905680063428</text:p>
          </table:table-cell>
          <table:table-cell office:value-type="float" office:value="-18.6169081539514" calcext:value-type="float">
            <text:p>-18.6169081539514</text:p>
          </table:table-cell>
          <table:table-cell office:value-type="float" office:value="-65.5813357187999" calcext:value-type="float">
            <text:p>-65.5813357187999</text:p>
          </table:table-cell>
          <table:table-cell table:number-columns-repeated="4"/>
        </table:table-row>
        <table:table-row table:style-name="ro1">
          <table:table-cell office:value-type="float" office:value="40.6" calcext:value-type="float">
            <text:p>40.6</text:p>
          </table:table-cell>
          <table:table-cell office:value-type="float" office:value="17.6098113417237" calcext:value-type="float">
            <text:p>17.6098113417237</text:p>
          </table:table-cell>
          <table:table-cell office:value-type="float" office:value="-79" calcext:value-type="float">
            <text:p>-79</text:p>
          </table:table-cell>
          <table:table-cell office:value-type="float" office:value="-74" calcext:value-type="float">
            <text:p>-74</text:p>
          </table:table-cell>
          <table:table-cell office:value-type="float" office:value="-74.7457275458744" calcext:value-type="float">
            <text:p>-74.7457275458744</text:p>
          </table:table-cell>
          <table:table-cell office:value-type="float" office:value="7.21424551606981" calcext:value-type="float">
            <text:p>7.21424551606981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7.816515453571" calcext:value-type="float">
            <text:p>-67.816515453571</text:p>
          </table:table-cell>
          <table:table-cell office:value-type="float" office:value="4.23854874211121" calcext:value-type="float">
            <text:p>4.23854874211121</text:p>
          </table:table-cell>
          <table:table-cell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office:value-type="float" office:value="-79.7668541367238" calcext:value-type="float">
            <text:p>-79.7668541367238</text:p>
          </table:table-cell>
          <table:table-cell office:value-type="float" office:value="10.6062486542545" calcext:value-type="float">
            <text:p>10.6062486542545</text:p>
          </table:table-cell>
          <table:table-cell office:value-type="float" office:value="69.5971253609047" calcext:value-type="float">
            <text:p>69.5971253609047</text:p>
          </table:table-cell>
          <table:table-cell office:value-type="float" office:value="-15.5209286031276" calcext:value-type="float">
            <text:p>-15.5209286031276</text:p>
          </table:table-cell>
          <table:table-cell office:value-type="float" office:value="-71.0564980180278" calcext:value-type="float">
            <text:p>-71.0564980180278</text:p>
          </table:table-cell>
          <table:table-cell table:number-columns-repeated="4"/>
        </table:table-row>
        <table:table-row table:style-name="ro1">
          <table:table-cell office:value-type="float" office:value="40.8" calcext:value-type="float">
            <text:p>40.8</text:p>
          </table:table-cell>
          <table:table-cell office:value-type="float" office:value="17.6094789501718" calcext:value-type="float">
            <text:p>17.6094789501718</text:p>
          </table:table-cell>
          <table:table-cell office:value-type="float" office:value="-76" calcext:value-type="float">
            <text:p>-76</text:p>
          </table:table-cell>
          <table:table-cell office:value-type="float" office:value="-73" calcext:value-type="float">
            <text:p>-73</text:p>
          </table:table-cell>
          <table:table-cell office:value-type="float" office:value="-73.8728637729372" calcext:value-type="float">
            <text:p>-73.8728637729372</text:p>
          </table:table-cell>
          <table:table-cell office:value-type="float" office:value="6.74676307072328" calcext:value-type="float">
            <text:p>6.74676307072328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office:value-type="float" office:value="-67.4082577267855" calcext:value-type="float">
            <text:p>-67.4082577267855</text:p>
          </table:table-cell>
          <table:table-cell office:value-type="float" office:value="4.10779338206655" calcext:value-type="float">
            <text:p>4.10779338206655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79.8834270683619" calcext:value-type="float">
            <text:p>-79.8834270683619</text:p>
          </table:table-cell>
          <table:table-cell office:value-type="float" office:value="10.7015717828437" calcext:value-type="float">
            <text:p>10.7015717828437</text:p>
          </table:table-cell>
          <table:table-cell office:value-type="float" office:value="75.0410239674275" calcext:value-type="float">
            <text:p>75.0410239674275</text:p>
          </table:table-cell>
          <table:table-cell office:value-type="float" office:value="-13.0503843012389" calcext:value-type="float">
            <text:p>-13.0503843012389</text:p>
          </table:table-cell>
          <table:table-cell office:value-type="float" office:value="-75.9591455733335" calcext:value-type="float">
            <text:p>-75.9591455733335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7.6092247078205" calcext:value-type="float">
            <text:p>17.6092247078205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3.4364318864686" calcext:value-type="float">
            <text:p>-73.4364318864686</text:p>
          </table:table-cell>
          <table:table-cell office:value-type="float" office:value="6.52450742274128" calcext:value-type="float">
            <text:p>6.52450742274128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office:value-type="float" office:value="-67.2041288633928" calcext:value-type="float">
            <text:p>-67.2041288633928</text:p>
          </table:table-cell>
          <table:table-cell office:value-type="float" office:value="4.04393620196078" calcext:value-type="float">
            <text:p>4.04393620196078</text:p>
          </table:table-cell>
          <table:table-cell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80.441713534181" calcext:value-type="float">
            <text:p>-80.441713534181</text:p>
          </table:table-cell>
          <table:table-cell office:value-type="float" office:value="11.1701014574073" calcext:value-type="float">
            <text:p>11.1701014574073</text:p>
          </table:table-cell>
          <table:table-cell office:value-type="float" office:value="85.9945293382802" calcext:value-type="float">
            <text:p>85.9945293382802</text:p>
          </table:table-cell>
          <table:table-cell office:value-type="float" office:value="-11.9462623199441" calcext:value-type="float">
            <text:p>-11.9462623199441</text:p>
          </table:table-cell>
          <table:table-cell office:value-type="float" office:value="-86.6481250531861" calcext:value-type="float">
            <text:p>-86.6481250531861</text:p>
          </table:table-cell>
          <table:table-cell table:number-columns-repeated="4"/>
        </table:table-row>
        <table:table-row table:style-name="ro1">
          <table:table-cell office:value-type="float" office:value="41.2" calcext:value-type="float">
            <text:p>41.2</text:p>
          </table:table-cell>
          <table:table-cell office:value-type="float" office:value="17.6090486110134" calcext:value-type="float">
            <text:p>17.6090486110134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3.2182159432343" calcext:value-type="float">
            <text:p>-73.2182159432343</text:p>
          </table:table-cell>
          <table:table-cell office:value-type="float" office:value="6.41614048902777" calcext:value-type="float">
            <text:p>6.41614048902777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7.1020644316964" calcext:value-type="float">
            <text:p>-67.1020644316964</text:p>
          </table:table-cell>
          <table:table-cell office:value-type="float" office:value="4.01238083843179" calcext:value-type="float">
            <text:p>4.01238083843179</text:p>
          </table:table-cell>
          <table:table-cell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80.7208567670905" calcext:value-type="float">
            <text:p>-80.7208567670905</text:p>
          </table:table-cell>
          <table:table-cell office:value-type="float" office:value="11.4120033963503" calcext:value-type="float">
            <text:p>11.4120033963503</text:p>
          </table:table-cell>
          <table:table-cell office:value-type="float" office:value="91.742026102905" calcext:value-type="float">
            <text:p>91.742026102905</text:p>
          </table:table-cell>
          <table:table-cell office:value-type="float" office:value="-11.4243903556031" calcext:value-type="float">
            <text:p>-11.4243903556031</text:p>
          </table:table-cell>
          <table:table-cell office:value-type="float" office:value="-92.2935585816161" calcext:value-type="float">
            <text:p>-92.2935585816161</text:p>
          </table:table-cell>
          <table:table-cell table:number-columns-repeated="4"/>
        </table:table-row>
        <table:table-row table:style-name="ro1">
          <table:table-cell office:value-type="float" office:value="41.4" calcext:value-type="float">
            <text:p>41.4</text:p>
          </table:table-cell>
          <table:table-cell office:value-type="float" office:value="17.608520885905" calcext:value-type="float">
            <text:p>17.608520885905</text:p>
          </table:table-cell>
          <table:table-cell office:value-type="float" office:value="-69" calcext:value-type="float">
            <text:p>-69</text:p>
          </table:table-cell>
          <table:table-cell office:value-type="float" office:value="-73" calcext:value-type="float">
            <text:p>-73</text:p>
          </table:table-cell>
          <table:table-cell office:value-type="float" office:value="-73.1091079716172" calcext:value-type="float">
            <text:p>-73.1091079716172</text:p>
          </table:table-cell>
          <table:table-cell office:value-type="float" office:value="6.36263386088561" calcext:value-type="float">
            <text:p>6.36263386088561</text:p>
          </table:table-cell>
          <table:table-cell office:value-type="float" office:value="-67" calcext:value-type="float">
            <text:p>-67</text:p>
          </table:table-cell>
          <table:table-cell office:value-type="float" office:value="-68" calcext:value-type="float">
            <text:p>-68</text:p>
          </table:table-cell>
          <table:table-cell office:value-type="float" office:value="-67.5510322158482" calcext:value-type="float">
            <text:p>-67.5510322158482</text:p>
          </table:table-cell>
          <table:table-cell office:value-type="float" office:value="4.15305555372441" calcext:value-type="float">
            <text:p>4.15305555372441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8604283835452" calcext:value-type="float">
            <text:p>-80.8604283835452</text:p>
          </table:table-cell>
          <table:table-cell office:value-type="float" office:value="11.534911835865" calcext:value-type="float">
            <text:p>11.534911835865</text:p>
          </table:table-cell>
          <table:table-cell office:value-type="float" office:value="94.1401024353974" calcext:value-type="float">
            <text:p>94.1401024353974</text:p>
          </table:table-cell>
          <table:table-cell office:value-type="float" office:value="-10.5914723706213" calcext:value-type="float">
            <text:p>-10.5914723706213</text:p>
          </table:table-cell>
          <table:table-cell office:value-type="float" office:value="-94.5798107163601" calcext:value-type="float">
            <text:p>-94.5798107163601</text:p>
          </table:table-cell>
          <table:table-cell table:number-columns-repeated="4"/>
        </table:table-row>
        <table:table-row table:style-name="ro1">
          <table:table-cell office:value-type="float" office:value="41.6" calcext:value-type="float">
            <text:p>41.6</text:p>
          </table:table-cell>
          <table:table-cell office:value-type="float" office:value="17.5623599604304" calcext:value-type="float">
            <text:p>17.5623599604304</text:p>
          </table:table-cell>
          <table:table-cell office:value-type="float" office:value="-73" calcext:value-type="float">
            <text:p>-73</text:p>
          </table:table-cell>
          <table:table-cell office:value-type="float" office:value="-75" calcext:value-type="float">
            <text:p>-75</text:p>
          </table:table-cell>
          <table:table-cell office:value-type="float" office:value="-74.0545539858086" calcext:value-type="float">
            <text:p>-74.0545539858086</text:p>
          </table:table-cell>
          <table:table-cell office:value-type="float" office:value="6.84150737610005" calcext:value-type="float">
            <text:p>6.84150737610005</text:p>
          </table:table-cell>
          <table:table-cell office:value-type="float" office:value="-64" calcext:value-type="float">
            <text:p>-64</text:p>
          </table:table-cell>
          <table:table-cell office:value-type="float" office:value="-69" calcext:value-type="float">
            <text:p>-69</text:p>
          </table:table-cell>
          <table:table-cell office:value-type="float" office:value="-68.2755161079241" calcext:value-type="float">
            <text:p>-68.2755161079241</text:p>
          </table:table-cell>
          <table:table-cell office:value-type="float" office:value="4.39053257402115" calcext:value-type="float">
            <text:p>4.39053257402115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9302141917726" calcext:value-type="float">
            <text:p>-80.9302141917726</text:p>
          </table:table-cell>
          <table:table-cell office:value-type="float" office:value="11.5968615693103" calcext:value-type="float">
            <text:p>11.5968615693103</text:p>
          </table:table-cell>
          <table:table-cell office:value-type="float" office:value="91.5399958456913" calcext:value-type="float">
            <text:p>91.5399958456913</text:p>
          </table:table-cell>
          <table:table-cell office:value-type="float" office:value="-12.5433849516776" calcext:value-type="float">
            <text:p>-12.5433849516776</text:p>
          </table:table-cell>
          <table:table-cell office:value-type="float" office:value="-92.2139720576424" calcext:value-type="float">
            <text:p>-92.2139720576424</text:p>
          </table:table-cell>
          <table:table-cell table:number-columns-repeated="4"/>
        </table:table-row>
        <table:table-row table:style-name="ro1">
          <table:table-cell office:value-type="float" office:value="41.8" calcext:value-type="float">
            <text:p>41.8</text:p>
          </table:table-cell>
          <table:table-cell office:value-type="float" office:value="17.5804790566305" calcext:value-type="float">
            <text:p>17.5804790566305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4.5272769929043" calcext:value-type="float">
            <text:p>-74.5272769929043</text:p>
          </table:table-cell>
          <table:table-cell office:value-type="float" office:value="7.09429482757554" calcext:value-type="float">
            <text:p>7.09429482757554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8.637758053962" calcext:value-type="float">
            <text:p>-68.637758053962</text:p>
          </table:table-cell>
          <table:table-cell office:value-type="float" office:value="4.51431578084539" calcext:value-type="float">
            <text:p>4.51431578084539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9651070958863" calcext:value-type="float">
            <text:p>-80.9651070958863</text:p>
          </table:table-cell>
          <table:table-cell office:value-type="float" office:value="11.6279610904698" calcext:value-type="float">
            <text:p>11.6279610904698</text:p>
          </table:table-cell>
          <table:table-cell office:value-type="float" office:value="90.034298786215" calcext:value-type="float">
            <text:p>90.034298786215</text:p>
          </table:table-cell>
          <table:table-cell office:value-type="float" office:value="-13.6436236960797" calcext:value-type="float">
            <text:p>-13.6436236960797</text:p>
          </table:table-cell>
          <table:table-cell office:value-type="float" office:value="-90.8650327410331" calcext:value-type="float">
            <text:p>-90.8650327410331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7.6075730768544" calcext:value-type="float">
            <text:p>17.6075730768544</text:p>
          </table:table-cell>
          <table:table-cell office:value-type="float" office:value="-73" calcext:value-type="float">
            <text:p>-73</text:p>
          </table:table-cell>
          <table:table-cell office:value-type="float" office:value="-75" calcext:value-type="float">
            <text:p>-75</text:p>
          </table:table-cell>
          <table:table-cell office:value-type="float" office:value="-74.7636384964522" calcext:value-type="float">
            <text:p>-74.7636384964522</text:p>
          </table:table-cell>
          <table:table-cell office:value-type="float" office:value="7.22416987671182" calcext:value-type="float">
            <text:p>7.22416987671182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8.818879026981" calcext:value-type="float">
            <text:p>-68.818879026981</text:p>
          </table:table-cell>
          <table:table-cell office:value-type="float" office:value="4.57750999122601" calcext:value-type="float">
            <text:p>4.57750999122601</text:p>
          </table:table-cell>
          <table:table-cell office:value-type="float" office:value="-81" calcext:value-type="float">
            <text:p>-81</text:p>
          </table:table-cell>
          <table:table-cell office:value-type="float" office:value="-80" calcext:value-type="float">
            <text:p>-80</text:p>
          </table:table-cell>
          <table:table-cell office:value-type="float" office:value="-80.4825535479432" calcext:value-type="float">
            <text:p>-80.4825535479432</text:p>
          </table:table-cell>
          <table:table-cell office:value-type="float" office:value="11.2051700451186" calcext:value-type="float">
            <text:p>11.2051700451186</text:p>
          </table:table-cell>
          <table:table-cell office:value-type="float" office:value="80.1199610440827" calcext:value-type="float">
            <text:p>80.1199610440827</text:p>
          </table:table-cell>
          <table:table-cell office:value-type="float" office:value="-14.2277421308257" calcext:value-type="float">
            <text:p>-14.2277421308257</text:p>
          </table:table-cell>
          <table:table-cell office:value-type="float" office:value="-81.1450271135272" calcext:value-type="float">
            <text:p>-81.1450271135272</text:p>
          </table:table-cell>
          <table:table-cell table:number-columns-repeated="4"/>
        </table:table-row>
        <table:table-row table:style-name="ro1">
          <table:table-cell office:value-type="float" office:value="42.2" calcext:value-type="float">
            <text:p>42.2</text:p>
          </table:table-cell>
          <table:table-cell office:value-type="float" office:value="17.6071235427486" calcext:value-type="float">
            <text:p>17.6071235427486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4.8818192482261" calcext:value-type="float">
            <text:p>-74.8818192482261</text:p>
          </table:table-cell>
          <table:table-cell office:value-type="float" office:value="7.28999630638021" calcext:value-type="float">
            <text:p>7.28999630638021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8.9094395134905" calcext:value-type="float">
            <text:p>-68.9094395134905</text:p>
          </table:table-cell>
          <table:table-cell office:value-type="float" office:value="4.60943806347645" calcext:value-type="float">
            <text:p>4.60943806347645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80.2412767739716" calcext:value-type="float">
            <text:p>-80.2412767739716</text:p>
          </table:table-cell>
          <table:table-cell office:value-type="float" office:value="10.9995746755852" calcext:value-type="float">
            <text:p>10.9995746755852</text:p>
          </table:table-cell>
          <table:table-cell office:value-type="float" office:value="75.3857624521799" calcext:value-type="float">
            <text:p>75.3857624521799</text:p>
          </table:table-cell>
          <table:table-cell office:value-type="float" office:value="-14.5286940390961" calcext:value-type="float">
            <text:p>-14.5286940390961</text:p>
          </table:table-cell>
          <table:table-cell office:value-type="float" office:value="-76.5266772219452" calcext:value-type="float">
            <text:p>-76.5266772219452</text:p>
          </table:table-cell>
          <table:table-cell table:number-columns-repeated="4"/>
        </table:table-row>
        <table:table-row table:style-name="ro1">
          <table:table-cell office:value-type="float" office:value="42.4" calcext:value-type="float">
            <text:p>42.4</text:p>
          </table:table-cell>
          <table:table-cell office:value-type="float" office:value="17.6066253333053" calcext:value-type="float">
            <text:p>17.6066253333053</text:p>
          </table:table-cell>
          <table:table-cell office:value-type="float" office:value="-75" calcext:value-type="float">
            <text:p>-75</text:p>
          </table:table-cell>
          <table:table-cell office:value-type="float" office:value="-73" calcext:value-type="float">
            <text:p>-73</text:p>
          </table:table-cell>
          <table:table-cell office:value-type="float" office:value="-73.940909624113" calcext:value-type="float">
            <text:p>-73.940909624113</text:p>
          </table:table-cell>
          <table:table-cell office:value-type="float" office:value="6.78209164693612" calcext:value-type="float">
            <text:p>6.78209164693612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8.9547197567453" calcext:value-type="float">
            <text:p>-68.9547197567453</text:p>
          </table:table-cell>
          <table:table-cell office:value-type="float" office:value="4.62548551447975" calcext:value-type="float">
            <text:p>4.62548551447975</text:p>
          </table:table-cell>
          <table:table-cell office:value-type="float" office:value="-81" calcext:value-type="float">
            <text:p>-81</text:p>
          </table:table-cell>
          <table:table-cell office:value-type="float" office:value="-80" calcext:value-type="float">
            <text:p>-80</text:p>
          </table:table-cell>
          <table:table-cell office:value-type="float" office:value="-80.1206383869858" calcext:value-type="float">
            <text:p>-80.1206383869858</text:p>
          </table:table-cell>
          <table:table-cell office:value-type="float" office:value="10.8981959657852" calcext:value-type="float">
            <text:p>10.8981959657852</text:p>
          </table:table-cell>
          <table:table-cell office:value-type="float" office:value="76.7298904710607" calcext:value-type="float">
            <text:p>76.7298904710607</text:p>
          </table:table-cell>
          <table:table-cell office:value-type="float" office:value="-11.2125685739903" calcext:value-type="float">
            <text:p>-11.2125685739903</text:p>
          </table:table-cell>
          <table:table-cell office:value-type="float" office:value="-77.3248504035858" calcext:value-type="float">
            <text:p>-77.3248504035858</text:p>
          </table:table-cell>
          <table:table-cell table:number-columns-repeated="4"/>
        </table:table-row>
        <table:table-row table:style-name="ro1">
          <table:table-cell office:value-type="float" office:value="42.6" calcext:value-type="float">
            <text:p>42.6</text:p>
          </table:table-cell>
          <table:table-cell office:value-type="float" office:value="17.6062052646695" calcext:value-type="float">
            <text:p>17.6062052646695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office:value-type="float" office:value="-72.9704548120565" calcext:value-type="float">
            <text:p>-72.9704548120565</text:p>
          </table:table-cell>
          <table:table-cell office:value-type="float" office:value="6.29528158115217" calcext:value-type="float">
            <text:p>6.29528158115217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8.9773598783726" calcext:value-type="float">
            <text:p>-68.9773598783726</text:p>
          </table:table-cell>
          <table:table-cell office:value-type="float" office:value="4.63353017838957" calcext:value-type="float">
            <text:p>4.63353017838957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80.0603191934929" calcext:value-type="float">
            <text:p>-80.0603191934929</text:p>
          </table:table-cell>
          <table:table-cell office:value-type="float" office:value="10.8478575387193" calcext:value-type="float">
            <text:p>10.8478575387193</text:p>
          </table:table-cell>
          <table:table-cell office:value-type="float" office:value="78.754298177854" calcext:value-type="float">
            <text:p>78.754298177854</text:p>
          </table:table-cell>
          <table:table-cell office:value-type="float" office:value="-8.2849855781577" calcext:value-type="float">
            <text:p>-8.2849855781577</text:p>
          </table:table-cell>
          <table:table-cell office:value-type="float" office:value="-78.9945357751529" calcext:value-type="float">
            <text:p>-78.9945357751529</text:p>
          </table:table-cell>
          <table:table-cell table:number-columns-repeated="4"/>
        </table:table-row>
        <table:table-row table:style-name="ro1">
          <table:table-cell office:value-type="float" office:value="42.8" calcext:value-type="float">
            <text:p>42.8</text:p>
          </table:table-cell>
          <table:table-cell office:value-type="float" office:value="17.6057557794755" calcext:value-type="float">
            <text:p>17.6057557794755</text:p>
          </table:table-cell>
          <table:table-cell office:value-type="float" office:value="-75" calcext:value-type="float">
            <text:p>-75</text:p>
          </table:table-cell>
          <table:table-cell office:value-type="float" office:value="-72" calcext:value-type="float">
            <text:p>-72</text:p>
          </table:table-cell>
          <table:table-cell office:value-type="float" office:value="-72.4852274060283" calcext:value-type="float">
            <text:p>-72.4852274060283</text:p>
          </table:table-cell>
          <table:table-cell office:value-type="float" office:value="6.06514116630004" calcext:value-type="float">
            <text:p>6.06514116630004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8.9886799391863" calcext:value-type="float">
            <text:p>-68.9886799391863</text:p>
          </table:table-cell>
          <table:table-cell office:value-type="float" office:value="4.63755775556713" calcext:value-type="float">
            <text:p>4.63755775556713</text:p>
          </table:table-cell>
          <table:table-cell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80.5301595967464" calcext:value-type="float">
            <text:p>-80.5301595967464</text:p>
          </table:table-cell>
          <table:table-cell office:value-type="float" office:value="11.2461874990328" calcext:value-type="float">
            <text:p>11.2461874990328</text:p>
          </table:table-cell>
          <table:table-cell office:value-type="float" office:value="88.1024488512067" calcext:value-type="float">
            <text:p>88.1024488512067</text:p>
          </table:table-cell>
          <table:table-cell office:value-type="float" office:value="-6.9749979231484" calcext:value-type="float">
            <text:p>-6.9749979231484</text:p>
          </table:table-cell>
          <table:table-cell office:value-type="float" office:value="-88.2124172102791" calcext:value-type="float">
            <text:p>-88.21241721027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 (s)</text:p>
          </table:table-cell>
          <table:table-cell office:value-type="string" calcext:value-type="string">
            <text:p>dist (true)</text:p>
          </table:table-cell>
          <table:table-cell office:value-type="string" calcext:value-type="string">
            <text:p>RSSI 1</text:p>
          </table:table-cell>
          <table:table-cell office:value-type="string" calcext:value-type="string">
            <text:p>median 1</text:p>
          </table:table-cell>
          <table:table-cell office:value-type="string" calcext:value-type="string">
            <text:p>low pass 1</text:p>
          </table:table-cell>
          <table:table-cell office:value-type="string" calcext:value-type="string">
            <text:p>dist est 1</text:p>
          </table:table-cell>
          <table:table-cell office:value-type="string" calcext:value-type="string">
            <text:p>RSSI 2</text:p>
          </table:table-cell>
          <table:table-cell office:value-type="string" calcext:value-type="string">
            <text:p>median 2</text:p>
          </table:table-cell>
          <table:table-cell office:value-type="string" calcext:value-type="string">
            <text:p>low pass 2</text:p>
          </table:table-cell>
          <table:table-cell office:value-type="string" calcext:value-type="string">
            <text:p>dist est 2</text:p>
          </table:table-cell>
          <table:table-cell office:value-type="string" calcext:value-type="string">
            <text:p>RSSI 3</text:p>
          </table:table-cell>
          <table:table-cell office:value-type="string" calcext:value-type="string">
            <text:p>median 3</text:p>
          </table:table-cell>
          <table:table-cell office:value-type="string" calcext:value-type="string">
            <text:p>low pass 3</text:p>
          </table:table-cell>
          <table:table-cell office:value-type="string" calcext:value-type="string">
            <text:p>dist est 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: -49</text:p>
          </table:table-cell>
          <table:table-cell office:value-type="string" calcext:value-type="string">
            <text:p>n: 3</text:p>
          </table:table-cell>
          <table:table-cell office:value-type="string" calcext:value-type="string">
            <text:p>window len: 5</text:p>
          </table:table-cell>
          <table:table-cell office:value-type="string" calcext:value-type="string">
            <text:p>alpha: 0.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7.6268710332654" calcext:value-type="float">
            <text:p>17.6268710332654</text:p>
          </table:table-cell>
          <table:table-cell office:value-type="float" office:value="-70" calcext:value-type="float">
            <text:p>-70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4.64158883361278" calcext:value-type="float">
            <text:p>4.64158883361278</text:p>
          </table:table-cell>
          <table:table-cell office:value-type="float" office:value="-69" calcext:value-type="float">
            <text:p>-69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4.29866234708228" calcext:value-type="float">
            <text:p>4.29866234708228</text:p>
          </table:table-cell>
          <table:table-cell office:value-type="float" office:value="-69" calcext:value-type="float">
            <text:p>-69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4.29866234708228" calcext:value-type="float">
            <text:p>4.29866234708228</text:p>
          </table:table-cell>
          <table:table-cell office:value-type="float" office:value="-1.47039865878979" calcext:value-type="float">
            <text:p>-1.47039865878979</text:p>
          </table:table-cell>
          <table:table-cell office:value-type="float" office:value="-1.42356769367996" calcext:value-type="float">
            <text:p>-1.4235676936799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7.6271578207652" calcext:value-type="float">
            <text:p>17.6271578207652</text:p>
          </table:table-cell>
          <table:table-cell office:value-type="float" office:value="-70" calcext:value-type="float">
            <text:p>-70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4.64158883361278" calcext:value-type="float">
            <text:p>4.64158883361278</text:p>
          </table:table-cell>
          <table:table-cell office:value-type="float" office:value="-69" calcext:value-type="float">
            <text:p>-69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4.29866234708228" calcext:value-type="float">
            <text:p>4.29866234708228</text:p>
          </table:table-cell>
          <table:table-cell office:value-type="float" office:value="-69" calcext:value-type="float">
            <text:p>-69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4.29866234708228" calcext:value-type="float">
            <text:p>4.29866234708228</text:p>
          </table:table-cell>
          <table:table-cell office:value-type="float" office:value="-1.47039865878979" calcext:value-type="float">
            <text:p>-1.47039865878979</text:p>
          </table:table-cell>
          <table:table-cell office:value-type="float" office:value="-1.42356769367996" calcext:value-type="float">
            <text:p>-1.4235676936799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7.627436595512" calcext:value-type="float">
            <text:p>17.627436595512</text:p>
          </table:table-cell>
          <table:table-cell office:value-type="float" office:value="-68" calcext:value-type="float">
            <text:p>-68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4.64158883361278" calcext:value-type="float">
            <text:p>4.64158883361278</text:p>
          </table:table-cell>
          <table:table-cell office:value-type="float" office:value="-67" calcext:value-type="float">
            <text:p>-67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4.29866234708228" calcext:value-type="float">
            <text:p>4.29866234708228</text:p>
          </table:table-cell>
          <table:table-cell office:value-type="float" office:value="-67" calcext:value-type="float">
            <text:p>-67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4.29866234708228" calcext:value-type="float">
            <text:p>4.29866234708228</text:p>
          </table:table-cell>
          <table:table-cell office:value-type="float" office:value="-1.47039865878979" calcext:value-type="float">
            <text:p>-1.47039865878979</text:p>
          </table:table-cell>
          <table:table-cell office:value-type="float" office:value="-1.42356769367996" calcext:value-type="float">
            <text:p>-1.4235676936799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7.6277235392619" calcext:value-type="float">
            <text:p>17.6277235392619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69.5" calcext:value-type="float">
            <text:p>-69.5</text:p>
          </table:table-cell>
          <table:table-cell office:value-type="float" office:value="4.82317848223931" calcext:value-type="float">
            <text:p>4.82317848223931</text:p>
          </table:table-cell>
          <table:table-cell table:number-columns-repeated="3" office:value-type="float" office:value="-68" calcext:value-type="float">
            <text:p>-68</text:p>
          </table:table-cell>
          <table:table-cell office:value-type="float" office:value="4.29866234708228" calcext:value-type="float">
            <text:p>4.29866234708228</text:p>
          </table:table-cell>
          <table:table-cell table:number-columns-repeated="3" office:value-type="float" office:value="-68" calcext:value-type="float">
            <text:p>-68</text:p>
          </table:table-cell>
          <table:table-cell office:value-type="float" office:value="4.29866234708228" calcext:value-type="float">
            <text:p>4.29866234708228</text:p>
          </table:table-cell>
          <table:table-cell office:value-type="float" office:value="-2.29424013590227" calcext:value-type="float">
            <text:p>-2.29424013590227</text:p>
          </table:table-cell>
          <table:table-cell office:value-type="float" office:value="-2.20479668059697" calcext:value-type="float">
            <text:p>-2.2047966805969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.6280503408363" calcext:value-type="float">
            <text:p>17.6280503408363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69.75" calcext:value-type="float">
            <text:p>-69.75</text:p>
          </table:table-cell>
          <table:table-cell office:value-type="float" office:value="4.91662026274564" calcext:value-type="float">
            <text:p>4.91662026274564</text:p>
          </table:table-cell>
          <table:table-cell table:number-columns-repeated="3" office:value-type="float" office:value="-68" calcext:value-type="float">
            <text:p>-68</text:p>
          </table:table-cell>
          <table:table-cell office:value-type="float" office:value="4.29866234708228" calcext:value-type="float">
            <text:p>4.29866234708228</text:p>
          </table:table-cell>
          <table:table-cell office:value-type="float" office:value="-67" calcext:value-type="float">
            <text:p>-67</text:p>
          </table:table-cell>
          <table:table-cell office:value-type="float" office:value="-69" calcext:value-type="float">
            <text:p>-69</text:p>
          </table:table-cell>
          <table:table-cell office:value-type="float" office:value="-68.5" calcext:value-type="float">
            <text:p>-68.5</text:p>
          </table:table-cell>
          <table:table-cell office:value-type="float" office:value="4.46683592150963" calcext:value-type="float">
            <text:p>4.46683592150963</text:p>
          </table:table-cell>
          <table:table-cell office:value-type="float" office:value="-1.39037460380334" calcext:value-type="float">
            <text:p>-1.39037460380334</text:p>
          </table:table-cell>
          <table:table-cell office:value-type="float" office:value="-2.61848037900823" calcext:value-type="float">
            <text:p>-2.6184803790082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7.6283293766202" calcext:value-type="float">
            <text:p>17.6283293766202</text:p>
          </table:table-cell>
          <table:table-cell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office:value-type="float" office:value="-70.375" calcext:value-type="float">
            <text:p>-70.375</text:p>
          </table:table-cell>
          <table:table-cell office:value-type="float" office:value="5.15822165072306" calcext:value-type="float">
            <text:p>5.15822165072306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8.5" calcext:value-type="float">
            <text:p>-68.5</text:p>
          </table:table-cell>
          <table:table-cell office:value-type="float" office:value="4.46683592150963" calcext:value-type="float">
            <text:p>4.46683592150963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8.75" calcext:value-type="float">
            <text:p>-68.75</text:p>
          </table:table-cell>
          <table:table-cell office:value-type="float" office:value="4.55337410442625" calcext:value-type="float">
            <text:p>4.55337410442625</text:p>
          </table:table-cell>
          <table:table-cell office:value-type="float" office:value="-2.48100998043452" calcext:value-type="float">
            <text:p>-2.48100998043452</text:p>
          </table:table-cell>
          <table:table-cell office:value-type="float" office:value="-3.05483065831786" calcext:value-type="float">
            <text:p>-3.0548306583178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7.6286165527928" calcext:value-type="float">
            <text:p>17.6286165527928</text:p>
          </table:table-cell>
          <table:table-cell office:value-type="float" office:value="-70" calcext:value-type="float">
            <text:p>-70</text:p>
          </table:table-cell>
          <table:table-cell office:value-type="float" office:value="-72" calcext:value-type="float">
            <text:p>-72</text:p>
          </table:table-cell>
          <table:table-cell office:value-type="float" office:value="-71.1875" calcext:value-type="float">
            <text:p>-71.1875</text:p>
          </table:table-cell>
          <table:table-cell office:value-type="float" office:value="5.49013891434214" calcext:value-type="float">
            <text:p>5.49013891434214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8.75" calcext:value-type="float">
            <text:p>-68.75</text:p>
          </table:table-cell>
          <table:table-cell office:value-type="float" office:value="4.55337410442625" calcext:value-type="float">
            <text:p>4.55337410442625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8.875" calcext:value-type="float">
            <text:p>-68.875</text:p>
          </table:table-cell>
          <table:table-cell office:value-type="float" office:value="4.59726988530872" calcext:value-type="float">
            <text:p>4.59726988530872</text:p>
          </table:table-cell>
          <table:table-cell office:value-type="float" office:value="-4.14547555141548" calcext:value-type="float">
            <text:p>-4.14547555141548</text:p>
          </table:table-cell>
          <table:table-cell office:value-type="float" office:value="-4.30654980177925" calcext:value-type="float">
            <text:p>-4.30654980177925</text:p>
          </table:table-cell>
          <table:table-cell office:value-type="float" office:value="-3.21541991622632" calcext:value-type="float">
            <text:p>-3.21541991622632</text:p>
          </table:table-cell>
          <table:table-cell table:number-columns-repeated="4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7.6288957623748" calcext:value-type="float">
            <text:p>17.6288957623748</text:p>
          </table:table-cell>
          <table:table-cell office:value-type="float" office:value="-71" calcext:value-type="float">
            <text:p>-71</text:p>
          </table:table-cell>
          <table:table-cell office:value-type="float" office:value="-72" calcext:value-type="float">
            <text:p>-72</text:p>
          </table:table-cell>
          <table:table-cell office:value-type="float" office:value="-71.59375" calcext:value-type="float">
            <text:p>-71.59375</text:p>
          </table:table-cell>
          <table:table-cell office:value-type="float" office:value="5.66402289262997" calcext:value-type="float">
            <text:p>5.66402289262997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8.375" calcext:value-type="float">
            <text:p>-68.375</text:p>
          </table:table-cell>
          <table:table-cell office:value-type="float" office:value="4.42418555384792" calcext:value-type="float">
            <text:p>4.42418555384792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8.9375" calcext:value-type="float">
            <text:p>-68.9375</text:p>
          </table:table-cell>
          <table:table-cell office:value-type="float" office:value="4.6193762094847" calcext:value-type="float">
            <text:p>4.6193762094847</text:p>
          </table:table-cell>
          <table:table-cell office:value-type="float" office:value="-4.39151829163996" calcext:value-type="float">
            <text:p>-4.39151829163996</text:p>
          </table:table-cell>
          <table:table-cell office:value-type="float" office:value="-5.71533523334534" calcext:value-type="float">
            <text:p>-5.71533523334534</text:p>
          </table:table-cell>
          <table:table-cell office:value-type="float" office:value="-5.10721871959384" calcext:value-type="float">
            <text:p>-5.10721871959384</text:p>
          </table:table-cell>
          <table:table-cell table:number-columns-repeated="4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7.6289151650091" calcext:value-type="float">
            <text:p>17.6289151650091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2.296875" calcext:value-type="float">
            <text:p>-72.296875</text:p>
          </table:table-cell>
          <table:table-cell office:value-type="float" office:value="5.97809070139357" calcext:value-type="float">
            <text:p>5.97809070139357</text:p>
          </table:table-cell>
          <table:table-cell office:value-type="float" office:value="-70" calcext:value-type="float">
            <text:p>-70</text:p>
          </table:table-cell>
          <table:table-cell office:value-type="float" office:value="-68" calcext:value-type="float">
            <text:p>-68</text:p>
          </table:table-cell>
          <table:table-cell office:value-type="float" office:value="-68.1875" calcext:value-type="float">
            <text:p>-68.1875</text:p>
          </table:table-cell>
          <table:table-cell office:value-type="float" office:value="4.36097235222048" calcext:value-type="float">
            <text:p>4.36097235222048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8.96875" calcext:value-type="float">
            <text:p>-68.96875</text:p>
          </table:table-cell>
          <table:table-cell office:value-type="float" office:value="4.63046920216523" calcext:value-type="float">
            <text:p>4.63046920216523</text:p>
          </table:table-cell>
          <table:table-cell office:value-type="float" office:value="-5.81224105942374" calcext:value-type="float">
            <text:p>-5.81224105942374</text:p>
          </table:table-cell>
          <table:table-cell office:value-type="float" office:value="-7.62976753511676" calcext:value-type="float">
            <text:p>-7.62976753511676</text:p>
          </table:table-cell>
          <table:table-cell office:value-type="float" office:value="-8.0289033233192" calcext:value-type="float">
            <text:p>-8.028903323319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.6289744052725" calcext:value-type="float">
            <text:p>17.6289744052725</text:p>
          </table:table-cell>
          <table:table-cell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office:value-type="float" office:value="-72.6484375" calcext:value-type="float">
            <text:p>-72.6484375</text:p>
          </table:table-cell>
          <table:table-cell office:value-type="float" office:value="6.14159607432223" calcext:value-type="float">
            <text:p>6.14159607432223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8.09375" calcext:value-type="float">
            <text:p>-68.09375</text:p>
          </table:table-cell>
          <table:table-cell office:value-type="float" office:value="4.32970526100299" calcext:value-type="float">
            <text:p>4.32970526100299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8.984375" calcext:value-type="float">
            <text:p>-68.984375</text:p>
          </table:table-cell>
          <table:table-cell office:value-type="float" office:value="4.63602568404857" calcext:value-type="float">
            <text:p>4.63602568404857</text:p>
          </table:table-cell>
          <table:table-cell office:value-type="float" office:value="-6.59852940192014" calcext:value-type="float">
            <text:p>-6.59852940192014</text:p>
          </table:table-cell>
          <table:table-cell office:value-type="float" office:value="-8.65402486044238" calcext:value-type="float">
            <text:p>-8.65402486044238</text:p>
          </table:table-cell>
          <table:table-cell office:value-type="float" office:value="-9.4859959976741" calcext:value-type="float">
            <text:p>-9.4859959976741</text:p>
          </table:table-cell>
          <table:table-cell table:number-columns-repeated="4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7.6290417089209" calcext:value-type="float">
            <text:p>17.6290417089209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2.82421875" calcext:value-type="float">
            <text:p>-72.82421875</text:p>
          </table:table-cell>
          <table:table-cell office:value-type="float" office:value="6.22501819268373" calcext:value-type="float">
            <text:p>6.22501819268373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8.046875" calcext:value-type="float">
            <text:p>-68.046875</text:p>
          </table:table-cell>
          <table:table-cell office:value-type="float" office:value="4.31415588260758" calcext:value-type="float">
            <text:p>4.31415588260758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8.9921875" calcext:value-type="float">
            <text:p>-68.9921875</text:p>
          </table:table-cell>
          <table:table-cell office:value-type="float" office:value="4.63880642487072" calcext:value-type="float">
            <text:p>4.63880642487072</text:p>
          </table:table-cell>
          <table:table-cell office:value-type="float" office:value="-7.01183109645011" calcext:value-type="float">
            <text:p>-7.01183109645011</text:p>
          </table:table-cell>
          <table:table-cell office:value-type="float" office:value="-9.18405023627533" calcext:value-type="float">
            <text:p>-9.18405023627533</text:p>
          </table:table-cell>
          <table:table-cell office:value-type="float" office:value="-10.2266081773996" calcext:value-type="float">
            <text:p>-10.2266081773996</text:p>
          </table:table-cell>
          <table:table-cell table:number-columns-repeated="4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7.62910102634" calcext:value-type="float">
            <text:p>17.62910102634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2.412109375" calcext:value-type="float">
            <text:p>-72.412109375</text:p>
          </table:table-cell>
          <table:table-cell office:value-type="float" office:value="6.03119882692377" calcext:value-type="float">
            <text:p>6.03119882692377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8.0234375" calcext:value-type="float">
            <text:p>-68.0234375</text:p>
          </table:table-cell>
          <table:table-cell office:value-type="float" office:value="4.30640214703745" calcext:value-type="float">
            <text:p>4.30640214703745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8.99609375" calcext:value-type="float">
            <text:p>-68.99609375</text:p>
          </table:table-cell>
          <table:table-cell office:value-type="float" office:value="4.64019742068925" calcext:value-type="float">
            <text:p>4.64019742068925</text:p>
          </table:table-cell>
          <table:table-cell office:value-type="float" office:value="-5.83270643794259" calcext:value-type="float">
            <text:p>-5.83270643794259</text:p>
          </table:table-cell>
          <table:table-cell office:value-type="float" office:value="-8.13466356267179" calcext:value-type="float">
            <text:p>-8.13466356267179</text:p>
          </table:table-cell>
          <table:table-cell office:value-type="float" office:value="-8.51752936504296" calcext:value-type="float">
            <text:p>-8.51752936504296</text:p>
          </table:table-cell>
          <table:table-cell table:number-columns-repeated="4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7.6291603856669" calcext:value-type="float">
            <text:p>17.6291603856669</text:p>
          </table:table-cell>
          <table:table-cell office:value-type="float" office:value="-73" calcext:value-type="float">
            <text:p>-73</text:p>
          </table:table-cell>
          <table:table-cell office:value-type="float" office:value="-70" calcext:value-type="float">
            <text:p>-70</text:p>
          </table:table-cell>
          <table:table-cell office:value-type="float" office:value="-71.2060546875" calcext:value-type="float">
            <text:p>-71.2060546875</text:p>
          </table:table-cell>
          <table:table-cell office:value-type="float" office:value="5.49796312785196" calcext:value-type="float">
            <text:p>5.49796312785196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8.51171875" calcext:value-type="float">
            <text:p>-68.51171875</text:p>
          </table:table-cell>
          <table:table-cell office:value-type="float" office:value="4.47085541241663" calcext:value-type="float">
            <text:p>4.47085541241663</text:p>
          </table:table-cell>
          <table:table-cell office:value-type="float" office:value="-68" calcext:value-type="float">
            <text:p>-68</text:p>
          </table:table-cell>
          <table:table-cell office:value-type="float" office:value="-70" calcext:value-type="float">
            <text:p>-70</text:p>
          </table:table-cell>
          <table:table-cell office:value-type="float" office:value="-69.498046875" calcext:value-type="float">
            <text:p>-69.498046875</text:p>
          </table:table-cell>
          <table:table-cell office:value-type="float" office:value="4.82245550395195" calcext:value-type="float">
            <text:p>4.82245550395195</text:p>
          </table:table-cell>
          <table:table-cell office:value-type="float" office:value="-1.93831189042445" calcext:value-type="float">
            <text:p>-1.93831189042445</text:p>
          </table:table-cell>
          <table:table-cell office:value-type="float" office:value="-4.68411383476574" calcext:value-type="float">
            <text:p>-4.68411383476574</text:p>
          </table:table-cell>
          <table:table-cell office:value-type="float" office:value="-0.782467401583776" calcext:value-type="float">
            <text:p>-0.782467401583776</text:p>
          </table:table-cell>
          <table:table-cell table:number-columns-repeated="4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7.6292609220213" calcext:value-type="float">
            <text:p>17.6292609220213</text:p>
          </table:table-cell>
          <table:table-cell office:value-type="float" office:value="-73" calcext:value-type="float">
            <text:p>-73</text:p>
          </table:table-cell>
          <table:table-cell office:value-type="float" office:value="-70" calcext:value-type="float">
            <text:p>-70</text:p>
          </table:table-cell>
          <table:table-cell office:value-type="float" office:value="-70.60302734375" calcext:value-type="float">
            <text:p>-70.60302734375</text:p>
          </table:table-cell>
          <table:table-cell office:value-type="float" office:value="5.24929417220341" calcext:value-type="float">
            <text:p>5.24929417220341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8.755859375" calcext:value-type="float">
            <text:p>-68.755859375</text:p>
          </table:table-cell>
          <table:table-cell office:value-type="float" office:value="4.55542232498484" calcext:value-type="float">
            <text:p>4.55542232498484</text:p>
          </table:table-cell>
          <table:table-cell office:value-type="float" office:value="-69" calcext:value-type="float">
            <text:p>-69</text:p>
          </table:table-cell>
          <table:table-cell office:value-type="float" office:value="-71" calcext:value-type="float">
            <text:p>-71</text:p>
          </table:table-cell>
          <table:table-cell office:value-type="float" office:value="-70.2490234375" calcext:value-type="float">
            <text:p>-70.2490234375</text:p>
          </table:table-cell>
          <table:table-cell office:value-type="float" office:value="5.10858685143462" calcext:value-type="float">
            <text:p>5.10858685143462</text:p>
          </table:table-cell>
          <table:table-cell office:value-type="float" office:value="1.59794219188472" calcext:value-type="float">
            <text:p>1.59794219188472</text:p>
          </table:table-cell>
          <table:table-cell office:value-type="float" office:value="-3.12237124879927" calcext:value-type="float">
            <text:p>-3.1223712487992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295963880766" calcext:value-type="float">
            <text:p>17.6295963880766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70.301513671875" calcext:value-type="float">
            <text:p>-70.301513671875</text:p>
          </table:table-cell>
          <table:table-cell office:value-type="float" office:value="5.12920970975295" calcext:value-type="float">
            <text:p>5.12920970975295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8.8779296875" calcext:value-type="float">
            <text:p>-68.8779296875</text:p>
          </table:table-cell>
          <table:table-cell office:value-type="float" office:value="4.59830375204162" calcext:value-type="float">
            <text:p>4.59830375204162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0.62451171875" calcext:value-type="float">
            <text:p>-70.62451171875</text:p>
          </table:table-cell>
          <table:table-cell office:value-type="float" office:value="5.25795732933652" calcext:value-type="float">
            <text:p>5.25795732933652</text:p>
          </table:table-cell>
          <table:table-cell office:value-type="float" office:value="3.43433938500273" calcext:value-type="float">
            <text:p>3.43433938500273</text:p>
          </table:table-cell>
          <table:table-cell office:value-type="float" office:value="-2.37745220481086" calcext:value-type="float">
            <text:p>-2.3774522048108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17.6297753333511" calcext:value-type="float">
            <text:p>17.6297753333511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70.1507568359375" calcext:value-type="float">
            <text:p>-70.1507568359375</text:p>
          </table:table-cell>
          <table:table-cell office:value-type="float" office:value="5.07020159867951" calcext:value-type="float">
            <text:p>5.07020159867951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8.93896484375" calcext:value-type="float">
            <text:p>-68.93896484375</text:p>
          </table:table-cell>
          <table:table-cell office:value-type="float" office:value="4.61989559936544" calcext:value-type="float">
            <text:p>4.61989559936544</text:p>
          </table:table-cell>
          <table:table-cell office:value-type="float" office:value="-72" calcext:value-type="float">
            <text:p>-72</text:p>
          </table:table-cell>
          <table:table-cell office:value-type="float" office:value="-70" calcext:value-type="float">
            <text:p>-70</text:p>
          </table:table-cell>
          <table:table-cell office:value-type="float" office:value="-70.312255859375" calcext:value-type="float">
            <text:p>-70.312255859375</text:p>
          </table:table-cell>
          <table:table-cell office:value-type="float" office:value="5.13344045297149" calcext:value-type="float">
            <text:p>5.13344045297149</text:p>
          </table:table-cell>
          <table:table-cell office:value-type="float" office:value="2.46101481437969" calcext:value-type="float">
            <text:p>2.46101481437969</text:p>
          </table:table-cell>
          <table:table-cell office:value-type="float" office:value="-2.01341313737096" calcext:value-type="float">
            <text:p>-2.0134131373709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17.6298362247061" calcext:value-type="float">
            <text:p>17.6298362247061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70.0753784179688" calcext:value-type="float">
            <text:p>-70.0753784179688</text:p>
          </table:table-cell>
          <table:table-cell office:value-type="float" office:value="5.04095260161684" calcext:value-type="float">
            <text:p>5.04095260161684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8.969482421875" calcext:value-type="float">
            <text:p>-68.969482421875</text:p>
          </table:table-cell>
          <table:table-cell office:value-type="float" office:value="4.63072951342134" calcext:value-type="float">
            <text:p>4.63072951342134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70.1561279296875" calcext:value-type="float">
            <text:p>-70.1561279296875</text:p>
          </table:table-cell>
          <table:table-cell office:value-type="float" office:value="5.07229220334861" calcext:value-type="float">
            <text:p>5.07229220334861</text:p>
          </table:table-cell>
          <table:table-cell office:value-type="float" office:value="1.99237534676652" calcext:value-type="float">
            <text:p>1.99237534676652</text:p>
          </table:table-cell>
          <table:table-cell office:value-type="float" office:value="-1.83343059330733" calcext:value-type="float">
            <text:p>-1.8334305933073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17.6298586959513" calcext:value-type="float">
            <text:p>17.6298586959513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70.0376892089844" calcext:value-type="float">
            <text:p>-70.0376892089844</text:p>
          </table:table-cell>
          <table:table-cell office:value-type="float" office:value="5.02639143844821" calcext:value-type="float">
            <text:p>5.02639143844821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8.9847412109375" calcext:value-type="float">
            <text:p>-68.9847412109375</text:p>
          </table:table-cell>
          <table:table-cell office:value-type="float" office:value="4.63615599402971" calcext:value-type="float">
            <text:p>4.63615599402971</text:p>
          </table:table-cell>
          <table:table-cell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float" office:value="-70.0780639648437" calcext:value-type="float">
            <text:p>-70.0780639648437</text:p>
          </table:table-cell>
          <table:table-cell office:value-type="float" office:value="5.04199176669843" calcext:value-type="float">
            <text:p>5.04199176669843</text:p>
          </table:table-cell>
          <table:table-cell office:value-type="float" office:value="1.76242537755261" calcext:value-type="float">
            <text:p>1.76242537755261</text:p>
          </table:table-cell>
          <table:table-cell office:value-type="float" office:value="-1.74394022342173" calcext:value-type="float">
            <text:p>-1.7439402234217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17.6300378111016" calcext:value-type="float">
            <text:p>17.6300378111016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70.0188446044922" calcext:value-type="float">
            <text:p>-70.0188446044922</text:p>
          </table:table-cell>
          <table:table-cell office:value-type="float" office:value="5.01912663733808" calcext:value-type="float">
            <text:p>5.01912663733808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8.9923706054688" calcext:value-type="float">
            <text:p>-68.9923706054688</text:p>
          </table:table-cell>
          <table:table-cell office:value-type="float" office:value="4.63887161848388" calcext:value-type="float">
            <text:p>4.63887161848388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9.5390319824219" calcext:value-type="float">
            <text:p>-69.5390319824219</text:p>
          </table:table-cell>
          <table:table-cell office:value-type="float" office:value="4.83764949985786" calcext:value-type="float">
            <text:p>4.83764949985786</text:p>
          </table:table-cell>
          <table:table-cell office:value-type="float" office:value="-0.0487159250991027" calcext:value-type="float">
            <text:p>-0.048715925099103</text:p>
          </table:table-cell>
          <table:table-cell office:value-type="float" office:value="-1.69931923130061" calcext:value-type="float">
            <text:p>-1.6993192313006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.6302873268654" calcext:value-type="float">
            <text:p>17.6302873268654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70.0094223022461" calcext:value-type="float">
            <text:p>-70.0094223022461</text:p>
          </table:table-cell>
          <table:table-cell office:value-type="float" office:value="5.01549817524882" calcext:value-type="float">
            <text:p>5.01549817524882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8.9961853027344" calcext:value-type="float">
            <text:p>-68.9961853027344</text:p>
          </table:table-cell>
          <table:table-cell office:value-type="float" office:value="4.64023002715577" calcext:value-type="float">
            <text:p>4.64023002715577</text:p>
          </table:table-cell>
          <table:table-cell office:value-type="float" office:value="-70" calcext:value-type="float">
            <text:p>-70</text:p>
          </table:table-cell>
          <table:table-cell office:value-type="float" office:value="-68" calcext:value-type="float">
            <text:p>-68</text:p>
          </table:table-cell>
          <table:table-cell office:value-type="float" office:value="-68.7695159912109" calcext:value-type="float">
            <text:p>-68.7695159912109</text:p>
          </table:table-cell>
          <table:table-cell office:value-type="float" office:value="4.56019974928954" calcext:value-type="float">
            <text:p>4.56019974928954</text:p>
          </table:table-cell>
          <table:table-cell office:value-type="float" office:value="-2.40707177390993" calcext:value-type="float">
            <text:p>-2.40707177390993</text:p>
          </table:table-cell>
          <table:table-cell office:value-type="float" office:value="-1.67703965500282" calcext:value-type="float">
            <text:p>-1.6770396550028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17.6305289768114" calcext:value-type="float">
            <text:p>17.6305289768114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9.5047111511231" calcext:value-type="float">
            <text:p>-69.5047111511231</text:p>
          </table:table-cell>
          <table:table-cell office:value-type="float" office:value="4.824922831014" calcext:value-type="float">
            <text:p>4.824922831014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8.9980926513672" calcext:value-type="float">
            <text:p>-68.9980926513672</text:p>
          </table:table-cell>
          <table:table-cell office:value-type="float" office:value="4.64090938065385" calcext:value-type="float">
            <text:p>4.64090938065385</text:p>
          </table:table-cell>
          <table:table-cell office:value-type="float" office:value="-67" calcext:value-type="float">
            <text:p>-67</text:p>
          </table:table-cell>
          <table:table-cell office:value-type="float" office:value="-68" calcext:value-type="float">
            <text:p>-68</text:p>
          </table:table-cell>
          <table:table-cell office:value-type="float" office:value="-68.3847579956055" calcext:value-type="float">
            <text:p>-68.3847579956055</text:p>
          </table:table-cell>
          <table:table-cell office:value-type="float" office:value="4.42750030575323" calcext:value-type="float">
            <text:p>4.42750030575323</text:p>
          </table:table-cell>
          <table:table-cell office:value-type="float" office:value="-2.59509625847861" calcext:value-type="float">
            <text:p>-2.59509625847861</text:p>
          </table:table-cell>
          <table:table-cell office:value-type="float" office:value="-0.821745657181471" calcext:value-type="float">
            <text:p>-0.82174565718147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17.63080918309" calcext:value-type="float">
            <text:p>17.63080918309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69.7523555755615" calcext:value-type="float">
            <text:p>-69.7523555755615</text:p>
          </table:table-cell>
          <table:table-cell office:value-type="float" office:value="4.91750925382045" calcext:value-type="float">
            <text:p>4.91750925382045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8.9990463256836" calcext:value-type="float">
            <text:p>-68.9990463256836</text:p>
          </table:table-cell>
          <table:table-cell office:value-type="float" office:value="4.6412490946998" calcext:value-type="float">
            <text:p>4.6412490946998</text:p>
          </table:table-cell>
          <table:table-cell office:value-type="float" office:value="-67" calcext:value-type="float">
            <text:p>-67</text:p>
          </table:table-cell>
          <table:table-cell office:value-type="float" office:value="-69" calcext:value-type="float">
            <text:p>-69</text:p>
          </table:table-cell>
          <table:table-cell office:value-type="float" office:value="-68.6923789978027" calcext:value-type="float">
            <text:p>-68.6923789978027</text:p>
          </table:table-cell>
          <table:table-cell office:value-type="float" office:value="4.53328092886393" calcext:value-type="float">
            <text:p>4.53328092886393</text:p>
          </table:table-cell>
          <table:table-cell office:value-type="float" office:value="-2.16711675729178" calcext:value-type="float">
            <text:p>-2.16711675729178</text:p>
          </table:table-cell>
          <table:table-cell office:value-type="float" office:value="-1.23032004652637" calcext:value-type="float">
            <text:p>-1.2303200465263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17.6312474682265" calcext:value-type="float">
            <text:p>17.6312474682265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9.8761777877808" calcext:value-type="float">
            <text:p>-69.8761777877808</text:p>
          </table:table-cell>
          <table:table-cell office:value-type="float" office:value="4.96446659698581" calcext:value-type="float">
            <text:p>4.96446659698581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8.9995231628418" calcext:value-type="float">
            <text:p>-68.9995231628418</text:p>
          </table:table-cell>
          <table:table-cell office:value-type="float" office:value="4.6414189610478" calcext:value-type="float">
            <text:p>4.6414189610478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8.8461894989014" calcext:value-type="float">
            <text:p>-68.8461894989014</text:p>
          </table:table-cell>
          <table:table-cell office:value-type="float" office:value="4.58711523062639" calcext:value-type="float">
            <text:p>4.58711523062639</text:p>
          </table:table-cell>
          <table:table-cell office:value-type="float" office:value="-1.94386794725489" calcext:value-type="float">
            <text:p>-1.94386794725489</text:p>
          </table:table-cell>
          <table:table-cell office:value-type="float" office:value="-1.44052664573355" calcext:value-type="float">
            <text:p>-1.4405266457335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17.6316686474783" calcext:value-type="float">
            <text:p>17.6316686474783</text:p>
          </table:table-cell>
          <table:table-cell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float" office:value="-69.9380888938904" calcext:value-type="float">
            <text:p>-69.9380888938904</text:p>
          </table:table-cell>
          <table:table-cell office:value-type="float" office:value="4.98811315045911" calcext:value-type="float">
            <text:p>4.98811315045911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8.9997615814209" calcext:value-type="float">
            <text:p>-68.9997615814209</text:p>
          </table:table-cell>
          <table:table-cell office:value-type="float" office:value="4.64150389655315" calcext:value-type="float">
            <text:p>4.64150389655315</text:p>
          </table:table-cell>
          <table:table-cell office:value-type="float" office:value="-68" calcext:value-type="float">
            <text:p>-68</text:p>
          </table:table-cell>
          <table:table-cell office:value-type="float" office:value="-70" calcext:value-type="float">
            <text:p>-70</text:p>
          </table:table-cell>
          <table:table-cell office:value-type="float" office:value="-69.4230947494507" calcext:value-type="float">
            <text:p>-69.4230947494507</text:p>
          </table:table-cell>
          <table:table-cell office:value-type="float" office:value="4.79479258442653" calcext:value-type="float">
            <text:p>4.79479258442653</text:p>
          </table:table-cell>
          <table:table-cell office:value-type="float" office:value="-0.285734780073405" calcext:value-type="float">
            <text:p>-0.285734780073405</text:p>
          </table:table-cell>
          <table:table-cell office:value-type="float" office:value="-1.54714290002957" calcext:value-type="float">
            <text:p>-1.5471429000295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.6323647355639" calcext:value-type="float">
            <text:p>17.6323647355639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69.9690444469452" calcext:value-type="float">
            <text:p>-69.9690444469452</text:p>
          </table:table-cell>
          <table:table-cell office:value-type="float" office:value="4.99997863085276" calcext:value-type="float">
            <text:p>4.99997863085276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8.9998807907105" calcext:value-type="float">
            <text:p>-68.9998807907105</text:p>
          </table:table-cell>
          <table:table-cell office:value-type="float" office:value="4.64154636488868" calcext:value-type="float">
            <text:p>4.64154636488868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69.7115473747253" calcext:value-type="float">
            <text:p>-69.7115473747253</text:p>
          </table:table-cell>
          <table:table-cell office:value-type="float" office:value="4.90213099703108" calcext:value-type="float">
            <text:p>4.90213099703108</text:p>
          </table:table-cell>
          <table:table-cell office:value-type="float" office:value="0.603517109250824" calcext:value-type="float">
            <text:p>0.603517109250824</text:p>
          </table:table-cell>
          <table:table-cell office:value-type="float" office:value="-1.60083347798768" calcext:value-type="float">
            <text:p>-1.6008334779876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17.6331314136591" calcext:value-type="float">
            <text:p>17.6331314136591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9.9845222234726" calcext:value-type="float">
            <text:p>-69.9845222234726</text:p>
          </table:table-cell>
          <table:table-cell office:value-type="float" office:value="5.00592195124192" calcext:value-type="float">
            <text:p>5.00592195124192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8.4999403953552" calcext:value-type="float">
            <text:p>-68.4999403953552</text:p>
          </table:table-cell>
          <table:table-cell office:value-type="float" office:value="4.46681548656127" calcext:value-type="float">
            <text:p>4.46681548656127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9.8557736873627" calcext:value-type="float">
            <text:p>-69.8557736873627</text:p>
          </table:table-cell>
          <table:table-cell office:value-type="float" office:value="4.95669796667147" calcext:value-type="float">
            <text:p>4.95669796667147</text:p>
          </table:table-cell>
          <table:table-cell office:value-type="float" office:value="1.74802763740266" calcext:value-type="float">
            <text:p>1.74802763740266</text:p>
          </table:table-cell>
          <table:table-cell office:value-type="float" office:value="-2.35127908679187" calcext:value-type="float">
            <text:p>-2.3512790867918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17.6339766000247" calcext:value-type="float">
            <text:p>17.6339766000247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9.9922611117363" calcext:value-type="float">
            <text:p>-69.9922611117363</text:p>
          </table:table-cell>
          <table:table-cell office:value-type="float" office:value="5.00889626015251" calcext:value-type="float">
            <text:p>5.00889626015251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8.2499701976776" calcext:value-type="float">
            <text:p>-68.2499701976776</text:p>
          </table:table-cell>
          <table:table-cell office:value-type="float" office:value="4.38193239831982" calcext:value-type="float">
            <text:p>4.38193239831982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9.9278868436813" calcext:value-type="float">
            <text:p>-69.9278868436813</text:p>
          </table:table-cell>
          <table:table-cell office:value-type="float" office:value="4.98420880566013" calcext:value-type="float">
            <text:p>4.98420880566013</text:p>
          </table:table-cell>
          <table:table-cell office:value-type="float" office:value="2.30516078147782" calcext:value-type="float">
            <text:p>2.30516078147782</text:p>
          </table:table-cell>
          <table:table-cell office:value-type="float" office:value="-2.70623190978401" calcext:value-type="float">
            <text:p>-2.706231909784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17.6347038094862" calcext:value-type="float">
            <text:p>17.6347038094862</text:p>
          </table:table-cell>
          <table:table-cell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float" office:value="-69.9961305558682" calcext:value-type="float">
            <text:p>-69.9961305558682</text:p>
          </table:table-cell>
          <table:table-cell office:value-type="float" office:value="5.0103840772458" calcext:value-type="float">
            <text:p>5.0103840772458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8.1249850988388" calcext:value-type="float">
            <text:p>-68.1249850988388</text:p>
          </table:table-cell>
          <table:table-cell office:value-type="float" office:value="4.34009767264717" calcext:value-type="float">
            <text:p>4.34009767264717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9.9639434218407" calcext:value-type="float">
            <text:p>-69.9639434218407</text:p>
          </table:table-cell>
          <table:table-cell office:value-type="float" office:value="4.99802143165622" calcext:value-type="float">
            <text:p>4.99802143165622</text:p>
          </table:table-cell>
          <table:table-cell office:value-type="float" office:value="2.58017107877917" calcext:value-type="float">
            <text:p>2.58017107877917</text:p>
          </table:table-cell>
          <table:table-cell office:value-type="float" office:value="-2.87886399700039" calcext:value-type="float">
            <text:p>-2.8788639970003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17.6356277131175" calcext:value-type="float">
            <text:p>17.6356277131175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9.9980652779341" calcext:value-type="float">
            <text:p>-69.9980652779341</text:p>
          </table:table-cell>
          <table:table-cell office:value-type="float" office:value="5.01112815150935" calcext:value-type="float">
            <text:p>5.01112815150935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8.0624925494194" calcext:value-type="float">
            <text:p>-68.0624925494194</text:p>
          </table:table-cell>
          <table:table-cell office:value-type="float" office:value="4.319330324028" calcext:value-type="float">
            <text:p>4.319330324028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9.9819717109203" calcext:value-type="float">
            <text:p>-69.9819717109203</text:p>
          </table:table-cell>
          <table:table-cell office:value-type="float" office:value="5.00494209251376" calcext:value-type="float">
            <text:p>5.00494209251376</text:p>
          </table:table-cell>
          <table:table-cell office:value-type="float" office:value="2.71681427096662" calcext:value-type="float">
            <text:p>2.71681427096662</text:p>
          </table:table-cell>
          <table:table-cell office:value-type="float" office:value="-2.96399586490079" calcext:value-type="float">
            <text:p>-2.9639958649007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.6364258023773" calcext:value-type="float">
            <text:p>17.6364258023773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9.999032638967" calcext:value-type="float">
            <text:p>-69.999032638967</text:p>
          </table:table-cell>
          <table:table-cell office:value-type="float" office:value="5.01150023007754" calcext:value-type="float">
            <text:p>5.01150023007754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8.0312462747097" calcext:value-type="float">
            <text:p>-68.0312462747097</text:p>
          </table:table-cell>
          <table:table-cell office:value-type="float" office:value="4.30898394386772" calcext:value-type="float">
            <text:p>4.30898394386772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9.9909858554602" calcext:value-type="float">
            <text:p>-69.9909858554602</text:p>
          </table:table-cell>
          <table:table-cell office:value-type="float" office:value="5.00840601570167" calcext:value-type="float">
            <text:p>5.00840601570167</text:p>
          </table:table-cell>
          <table:table-cell office:value-type="float" office:value="2.7849237112266" calcext:value-type="float">
            <text:p>2.7849237112266</text:p>
          </table:table-cell>
          <table:table-cell office:value-type="float" office:value="-3.00626905798061" calcext:value-type="float">
            <text:p>-3.0062690579806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7.6373651377106" calcext:value-type="float">
            <text:p>17.6373651377106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9.4995163194835" calcext:value-type="float">
            <text:p>-69.4995163194835</text:p>
          </table:table-cell>
          <table:table-cell office:value-type="float" office:value="4.82299943060081" calcext:value-type="float">
            <text:p>4.82299943060081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8.0156231373549" calcext:value-type="float">
            <text:p>-68.0156231373549</text:p>
          </table:table-cell>
          <table:table-cell office:value-type="float" office:value="4.30382005126681" calcext:value-type="float">
            <text:p>4.30382005126681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69.9954929277301" calcext:value-type="float">
            <text:p>-69.9954929277301</text:p>
          </table:table-cell>
          <table:table-cell office:value-type="float" office:value="5.01013887621062" calcext:value-type="float">
            <text:p>5.01013887621062</text:p>
          </table:table-cell>
          <table:table-cell office:value-type="float" office:value="3.70842332470905" calcext:value-type="float">
            <text:p>3.70842332470905</text:p>
          </table:table-cell>
          <table:table-cell office:value-type="float" office:value="-2.18384385176794" calcext:value-type="float">
            <text:p>-2.1838438517679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7.6383125669306" calcext:value-type="float">
            <text:p>17.6383125669306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9.2497581597418" calcext:value-type="float">
            <text:p>-69.2497581597418</text:p>
          </table:table-cell>
          <table:table-cell office:value-type="float" office:value="4.73142476444438" calcext:value-type="float">
            <text:p>4.73142476444438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8.5078115686774" calcext:value-type="float">
            <text:p>-68.5078115686774</text:p>
          </table:table-cell>
          <table:table-cell office:value-type="float" office:value="4.46951486090368" calcext:value-type="float">
            <text:p>4.46951486090368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0.497746463865" calcext:value-type="float">
            <text:p>-70.497746463865</text:p>
          </table:table-cell>
          <table:table-cell office:value-type="float" office:value="5.2070476121992" calcext:value-type="float">
            <text:p>5.2070476121992</text:p>
          </table:table-cell>
          <table:table-cell office:value-type="float" office:value="5.332046228593" calcext:value-type="float">
            <text:p>5.332046228593</text:p>
          </table:table-cell>
          <table:table-cell office:value-type="float" office:value="-1.12537145898123" calcext:value-type="float">
            <text:p>-1.12537145898123</text:p>
          </table:table-cell>
          <table:table-cell office:value-type="float" office:value="-2.95830761082841" calcext:value-type="float">
            <text:p>-2.95830761082841</text:p>
          </table:table-cell>
          <table:table-cell table:number-columns-repeated="4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17.6390252713847" calcext:value-type="float">
            <text:p>17.6390252713847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9.1248790798709" calcext:value-type="float">
            <text:p>-69.1248790798709</text:p>
          </table:table-cell>
          <table:table-cell office:value-type="float" office:value="4.68629153528928" calcext:value-type="float">
            <text:p>4.68629153528928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8.7539057843387" calcext:value-type="float">
            <text:p>-68.7539057843387</text:p>
          </table:table-cell>
          <table:table-cell office:value-type="float" office:value="4.55473931965781" calcext:value-type="float">
            <text:p>4.55473931965781</text:p>
          </table:table-cell>
          <table:table-cell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office:value-type="float" office:value="-70.7488732319325" calcext:value-type="float">
            <text:p>-70.7488732319325</text:p>
          </table:table-cell>
          <table:table-cell office:value-type="float" office:value="5.30838533925217" calcext:value-type="float">
            <text:p>5.30838533925217</text:p>
          </table:table-cell>
          <table:table-cell office:value-type="float" office:value="6.17400976479913" calcext:value-type="float">
            <text:p>6.17400976479913</text:p>
          </table:table-cell>
          <table:table-cell office:value-type="float" office:value="-0.582580947130496" calcext:value-type="float">
            <text:p>-0.582580947130496</text:p>
          </table:table-cell>
          <table:table-cell office:value-type="float" office:value="-4.16806345526148" calcext:value-type="float">
            <text:p>-4.16806345526148</text:p>
          </table:table-cell>
          <table:table-cell table:number-columns-repeated="4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17.6394326556291" calcext:value-type="float">
            <text:p>17.6394326556291</text:p>
          </table:table-cell>
          <table:table-cell office:value-type="float" office:value="-68" calcext:value-type="float">
            <text:p>-68</text:p>
          </table:table-cell>
          <table:table-cell office:value-type="float" office:value="-70" calcext:value-type="float">
            <text:p>-70</text:p>
          </table:table-cell>
          <table:table-cell office:value-type="float" office:value="-69.5624395399354" calcext:value-type="float">
            <text:p>-69.5624395399354</text:p>
          </table:table-cell>
          <table:table-cell office:value-type="float" office:value="4.84634861575448" calcext:value-type="float">
            <text:p>4.84634861575448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8.8769528921694" calcext:value-type="float">
            <text:p>-68.8769528921694</text:p>
          </table:table-cell>
          <table:table-cell office:value-type="float" office:value="4.59795902179878" calcext:value-type="float">
            <text:p>4.59795902179878</text:p>
          </table:table-cell>
          <table:table-cell office:value-type="float" office:value="-69" calcext:value-type="float">
            <text:p>-69</text:p>
          </table:table-cell>
          <table:table-cell office:value-type="float" office:value="-74" calcext:value-type="float">
            <text:p>-74</text:p>
          </table:table-cell>
          <table:table-cell office:value-type="float" office:value="-72.3744366159663" calcext:value-type="float">
            <text:p>-72.3744366159663</text:p>
          </table:table-cell>
          <table:table-cell office:value-type="float" office:value="6.0137848574222" calcext:value-type="float">
            <text:p>6.0137848574222</text:p>
          </table:table-cell>
          <table:table-cell office:value-type="float" office:value="12.5332446040964" calcext:value-type="float">
            <text:p>12.5332446040964</text:p>
          </table:table-cell>
          <table:table-cell office:value-type="float" office:value="-1.09630351785665" calcext:value-type="float">
            <text:p>-1.09630351785665</text:p>
          </table:table-cell>
          <table:table-cell office:value-type="float" office:value="-11.6707995639769" calcext:value-type="float">
            <text:p>-11.670799563976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.6391983967145" calcext:value-type="float">
            <text:p>17.6391983967145</text:p>
          </table:table-cell>
          <table:table-cell office:value-type="float" office:value="-68" calcext:value-type="float">
            <text:p>-68</text:p>
          </table:table-cell>
          <table:table-cell office:value-type="float" office:value="-70" calcext:value-type="float">
            <text:p>-70</text:p>
          </table:table-cell>
          <table:table-cell office:value-type="float" office:value="-69.7812197699677" calcext:value-type="float">
            <text:p>-69.7812197699677</text:p>
          </table:table-cell>
          <table:table-cell office:value-type="float" office:value="4.92841562362931" calcext:value-type="float">
            <text:p>4.92841562362931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9.4384764460847" calcext:value-type="float">
            <text:p>-69.4384764460847</text:p>
          </table:table-cell>
          <table:table-cell office:value-type="float" office:value="4.80045660585208" calcext:value-type="float">
            <text:p>4.80045660585208</text:p>
          </table:table-cell>
          <table:table-cell office:value-type="float" office:value="-71" calcext:value-type="float">
            <text:p>-71</text:p>
          </table:table-cell>
          <table:table-cell office:value-type="float" office:value="-74" calcext:value-type="float">
            <text:p>-74</text:p>
          </table:table-cell>
          <table:table-cell office:value-type="float" office:value="-73.1872183079831" calcext:value-type="float">
            <text:p>-73.1872183079831</text:p>
          </table:table-cell>
          <table:table-cell office:value-type="float" office:value="6.40089363166004" calcext:value-type="float">
            <text:p>6.40089363166004</text:p>
          </table:table-cell>
          <table:table-cell office:value-type="float" office:value="15.6997776884508" calcext:value-type="float">
            <text:p>15.6997776884508</text:p>
          </table:table-cell>
          <table:table-cell office:value-type="float" office:value="-0.59586224298391" calcext:value-type="float">
            <text:p>-0.59586224298391</text:p>
          </table:table-cell>
          <table:table-cell office:value-type="float" office:value="-14.9478723386594" calcext:value-type="float">
            <text:p>-14.9478723386594</text:p>
          </table:table-cell>
          <table:table-cell table:number-columns-repeated="4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17.6385097490483" calcext:value-type="float">
            <text:p>17.6385097490483</text:p>
          </table:table-cell>
          <table:table-cell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float" office:value="-69.8906098849839" calcext:value-type="float">
            <text:p>-69.8906098849839</text:p>
          </table:table-cell>
          <table:table-cell office:value-type="float" office:value="4.96996880530673" calcext:value-type="float">
            <text:p>4.96996880530673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69.7192382230423" calcext:value-type="float">
            <text:p>-69.7192382230423</text:p>
          </table:table-cell>
          <table:table-cell office:value-type="float" office:value="4.90502555185472" calcext:value-type="float">
            <text:p>4.90502555185472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3.5936091539916" calcext:value-type="float">
            <text:p>-73.5936091539916</text:p>
          </table:table-cell>
          <table:table-cell office:value-type="float" office:value="6.60369447062294" calcext:value-type="float">
            <text:p>6.60369447062294</text:p>
          </table:table-cell>
          <table:table-cell office:value-type="float" office:value="17.4640522521405" calcext:value-type="float">
            <text:p>17.4640522521405</text:p>
          </table:table-cell>
          <table:table-cell office:value-type="float" office:value="-0.321506482442876" calcext:value-type="float">
            <text:p>-0.321506482442876</text:p>
          </table:table-cell>
          <table:table-cell office:value-type="float" office:value="-16.7630744286293" calcext:value-type="float">
            <text:p>-16.7630744286293</text:p>
          </table:table-cell>
          <table:table-cell table:number-columns-repeated="4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17.6370533753558" calcext:value-type="float">
            <text:p>17.6370533753558</text:p>
          </table:table-cell>
          <table:table-cell office:value-type="float" office:value="-71" calcext:value-type="float">
            <text:p>-71</text:p>
          </table:table-cell>
          <table:table-cell office:value-type="float" office:value="-69" calcext:value-type="float">
            <text:p>-69</text:p>
          </table:table-cell>
          <table:table-cell office:value-type="float" office:value="-69.4453049424919" calcext:value-type="float">
            <text:p>-69.4453049424919</text:p>
          </table:table-cell>
          <table:table-cell office:value-type="float" office:value="4.80297321563587" calcext:value-type="float">
            <text:p>4.80297321563587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2.3596191115212" calcext:value-type="float">
            <text:p>-72.3596191115212</text:p>
          </table:table-cell>
          <table:table-cell office:value-type="float" office:value="6.00694935482941" calcext:value-type="float">
            <text:p>6.00694935482941</text:p>
          </table:table-cell>
          <table:table-cell office:value-type="float" office:value="-75" calcext:value-type="float">
            <text:p>-75</text:p>
          </table:table-cell>
          <table:table-cell office:value-type="float" office:value="-70" calcext:value-type="float">
            <text:p>-70</text:p>
          </table:table-cell>
          <table:table-cell office:value-type="float" office:value="-71.7968045769958" calcext:value-type="float">
            <text:p>-71.7968045769958</text:p>
          </table:table-cell>
          <table:table-cell office:value-type="float" office:value="5.75298823521413" calcext:value-type="float">
            <text:p>5.75298823521413</text:p>
          </table:table-cell>
          <table:table-cell office:value-type="float" office:value="3.52266274324293" calcext:value-type="float">
            <text:p>3.52266274324293</text:p>
          </table:table-cell>
          <table:table-cell office:value-type="float" office:value="5.88585856425907" calcext:value-type="float">
            <text:p>5.88585856425907</text:p>
          </table:table-cell>
          <table:table-cell office:value-type="float" office:value="-4.2582906458048" calcext:value-type="float">
            <text:p>-4.2582906458048</text:p>
          </table:table-cell>
          <table:table-cell table:number-columns-repeated="4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17.6352376872348" calcext:value-type="float">
            <text:p>17.6352376872348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9.222652471246" calcext:value-type="float">
            <text:p>-69.222652471246</text:p>
          </table:table-cell>
          <table:table-cell office:value-type="float" office:value="4.721591558557" calcext:value-type="float">
            <text:p>4.721591558557</text:p>
          </table:table-cell>
          <table:table-cell office:value-type="float" office:value="-65" calcext:value-type="float">
            <text:p>-65</text:p>
          </table:table-cell>
          <table:table-cell office:value-type="float" office:value="-75" calcext:value-type="float">
            <text:p>-75</text:p>
          </table:table-cell>
          <table:table-cell office:value-type="float" office:value="-73.6798095557606" calcext:value-type="float">
            <text:p>-73.6798095557606</text:p>
          </table:table-cell>
          <table:table-cell office:value-type="float" office:value="6.64753019234332" calcext:value-type="float">
            <text:p>6.64753019234332</text:p>
          </table:table-cell>
          <table:table-cell office:value-type="float" office:value="-76" calcext:value-type="float">
            <text:p>-76</text:p>
          </table:table-cell>
          <table:table-cell office:value-type="float" office:value="-70" calcext:value-type="float">
            <text:p>-70</text:p>
          </table:table-cell>
          <table:table-cell office:value-type="float" office:value="-70.8984022884979" calcext:value-type="float">
            <text:p>-70.8984022884979</text:p>
          </table:table-cell>
          <table:table-cell office:value-type="float" office:value="5.36965944795125" calcext:value-type="float">
            <text:p>5.36965944795125</text:p>
          </table:table-cell>
          <table:table-cell office:value-type="float" office:value="-3.46548157614566" calcext:value-type="float">
            <text:p>-3.46548157614566</text:p>
          </table:table-cell>
          <table:table-cell office:value-type="float" office:value="9.92283218739967" calcext:value-type="float">
            <text:p>9.92283218739967</text:p>
          </table:table-cell>
          <table:table-cell office:value-type="float" office:value="-8.83908303237205" calcext:value-type="float">
            <text:p>-8.83908303237205</text:p>
          </table:table-cell>
          <table:table-cell table:number-columns-repeated="4"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17.6337259492299" calcext:value-type="float">
            <text:p>17.6337259492299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9.111326235623" calcext:value-type="float">
            <text:p>-69.111326235623</text:p>
          </table:table-cell>
          <table:table-cell office:value-type="float" office:value="4.68141929921669" calcext:value-type="float">
            <text:p>4.68141929921669</text:p>
          </table:table-cell>
          <table:table-cell office:value-type="float" office:value="-70" calcext:value-type="float">
            <text:p>-70</text:p>
          </table:table-cell>
          <table:table-cell office:value-type="float" office:value="-75" calcext:value-type="float">
            <text:p>-75</text:p>
          </table:table-cell>
          <table:table-cell office:value-type="float" office:value="-74.3399047778803" calcext:value-type="float">
            <text:p>-74.3399047778803</text:p>
          </table:table-cell>
          <table:table-cell office:value-type="float" office:value="6.99299942605744" calcext:value-type="float">
            <text:p>6.99299942605744</text:p>
          </table:table-cell>
          <table:table-cell office:value-type="float" office:value="-70" calcext:value-type="float">
            <text:p>-70</text:p>
          </table:table-cell>
          <table:table-cell office:value-type="float" office:value="-68" calcext:value-type="float">
            <text:p>-68</text:p>
          </table:table-cell>
          <table:table-cell office:value-type="float" office:value="-69.4492011442489" calcext:value-type="float">
            <text:p>-69.4492011442489</text:p>
          </table:table-cell>
          <table:table-cell office:value-type="float" office:value="4.80440973331404" calcext:value-type="float">
            <text:p>4.80440973331404</text:p>
          </table:table-cell>
          <table:table-cell office:value-type="float" office:value="-10.53765404273" calcext:value-type="float">
            <text:p>-10.53765404273</text:p>
          </table:table-cell>
          <table:table-cell office:value-type="float" office:value="12.2365246898915" calcext:value-type="float">
            <text:p>12.2365246898915</text:p>
          </table:table-cell>
          <table:table-cell office:value-type="float" office:value="-15.046707841851" calcext:value-type="float">
            <text:p>-15.04670784185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.6322389506735" calcext:value-type="float">
            <text:p>17.6322389506735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9.0556631178115" calcext:value-type="float">
            <text:p>-69.0556631178115</text:p>
          </table:table-cell>
          <table:table-cell office:value-type="float" office:value="4.66146152453322" calcext:value-type="float">
            <text:p>4.66146152453322</text:p>
          </table:table-cell>
          <table:table-cell office:value-type="float" office:value="-77" calcext:value-type="float">
            <text:p>-77</text:p>
          </table:table-cell>
          <table:table-cell office:value-type="float" office:value="-75" calcext:value-type="float">
            <text:p>-75</text:p>
          </table:table-cell>
          <table:table-cell office:value-type="float" office:value="-74.6699523889401" calcext:value-type="float">
            <text:p>-74.6699523889401</text:p>
          </table:table-cell>
          <table:table-cell office:value-type="float" office:value="7.17240954158355" calcext:value-type="float">
            <text:p>7.17240954158355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8.7246005721245" calcext:value-type="float">
            <text:p>-68.7246005721245</text:p>
          </table:table-cell>
          <table:table-cell office:value-type="float" office:value="4.54450604802686" calcext:value-type="float">
            <text:p>4.54450604802686</text:p>
          </table:table-cell>
          <table:table-cell office:value-type="float" office:value="-13.7493796711268" calcext:value-type="float">
            <text:p>-13.7493796711268</text:p>
          </table:table-cell>
          <table:table-cell office:value-type="float" office:value="13.476470494316" calcext:value-type="float">
            <text:p>13.476470494316</text:p>
          </table:table-cell>
          <table:table-cell office:value-type="float" office:value="-18.3080950802145" calcext:value-type="float">
            <text:p>-18.3080950802145</text:p>
          </table:table-cell>
          <table:table-cell table:number-columns-repeated="4"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17.6307845044632" calcext:value-type="float">
            <text:p>17.6307845044632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9.0278315589057" calcext:value-type="float">
            <text:p>-69.0278315589057</text:p>
          </table:table-cell>
          <table:table-cell office:value-type="float" office:value="4.65151456630945" calcext:value-type="float">
            <text:p>4.65151456630945</text:p>
          </table:table-cell>
          <table:table-cell office:value-type="float" office:value="-77" calcext:value-type="float">
            <text:p>-77</text:p>
          </table:table-cell>
          <table:table-cell office:value-type="float" office:value="-74" calcext:value-type="float">
            <text:p>-74</text:p>
          </table:table-cell>
          <table:table-cell office:value-type="float" office:value="-74.3349761944701" calcext:value-type="float">
            <text:p>-74.3349761944701</text:p>
          </table:table-cell>
          <table:table-cell office:value-type="float" office:value="6.99035459523801" calcext:value-type="float">
            <text:p>6.99035459523801</text:p>
          </table:table-cell>
          <table:table-cell office:value-type="float" office:value="-63" calcext:value-type="float">
            <text:p>-63</text:p>
          </table:table-cell>
          <table:table-cell office:value-type="float" office:value="-70" calcext:value-type="float">
            <text:p>-70</text:p>
          </table:table-cell>
          <table:table-cell office:value-type="float" office:value="-69.3623002860622" calcext:value-type="float">
            <text:p>-69.3623002860622</text:p>
          </table:table-cell>
          <table:table-cell office:value-type="float" office:value="4.7724714922281" calcext:value-type="float">
            <text:p>4.7724714922281</text:p>
          </table:table-cell>
          <table:table-cell office:value-type="float" office:value="-10.6660398128303" calcext:value-type="float">
            <text:p>-10.6660398128303</text:p>
          </table:table-cell>
          <table:table-cell office:value-type="float" office:value="12.3465770938983" calcext:value-type="float">
            <text:p>12.3465770938983</text:p>
          </table:table-cell>
          <table:table-cell office:value-type="float" office:value="-15.231406477611" calcext:value-type="float">
            <text:p>-15.231406477611</text:p>
          </table:table-cell>
          <table:table-cell table:number-columns-repeated="4"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7.629410341104" calcext:value-type="float">
            <text:p>17.629410341104</text:p>
          </table:table-cell>
          <table:table-cell office:value-type="float" office:value="-67" calcext:value-type="float">
            <text:p>-67</text:p>
          </table:table-cell>
          <table:table-cell office:value-type="float" office:value="-69" calcext:value-type="float">
            <text:p>-69</text:p>
          </table:table-cell>
          <table:table-cell office:value-type="float" office:value="-69.0139157794529" calcext:value-type="float">
            <text:p>-69.0139157794529</text:p>
          </table:table-cell>
          <table:table-cell office:value-type="float" office:value="4.64654904960328" calcext:value-type="float">
            <text:p>4.64654904960328</text:p>
          </table:table-cell>
          <table:table-cell office:value-type="float" office:value="-75" calcext:value-type="float">
            <text:p>-75</text:p>
          </table:table-cell>
          <table:table-cell office:value-type="float" office:value="-71" calcext:value-type="float">
            <text:p>-71</text:p>
          </table:table-cell>
          <table:table-cell office:value-type="float" office:value="-72.667488097235" calcext:value-type="float">
            <text:p>-72.667488097235</text:p>
          </table:table-cell>
          <table:table-cell office:value-type="float" office:value="6.15058280709792" calcext:value-type="float">
            <text:p>6.15058280709792</text:p>
          </table:table-cell>
          <table:table-cell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office:value-type="float" office:value="-70.1811501430311" calcext:value-type="float">
            <text:p>-70.1811501430311</text:p>
          </table:table-cell>
          <table:table-cell office:value-type="float" office:value="5.08204303199567" calcext:value-type="float">
            <text:p>5.08204303199567</text:p>
          </table:table-cell>
          <table:table-cell office:value-type="float" office:value="-3.12808493774913" calcext:value-type="float">
            <text:p>-3.12808493774913</text:p>
          </table:table-cell>
          <table:table-cell office:value-type="float" office:value="7.35147763481791" calcext:value-type="float">
            <text:p>7.35147763481791</text:p>
          </table:table-cell>
          <table:table-cell office:value-type="float" office:value="-5.9045392692759" calcext:value-type="float">
            <text:p>-5.9045392692759</text:p>
          </table:table-cell>
          <table:table-cell table:number-columns-repeated="4"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17.6271088187846" calcext:value-type="float">
            <text:p>17.6271088187846</text:p>
          </table:table-cell>
          <table:table-cell office:value-type="float" office:value="-67" calcext:value-type="float">
            <text:p>-67</text:p>
          </table:table-cell>
          <table:table-cell office:value-type="float" office:value="-69" calcext:value-type="float">
            <text:p>-69</text:p>
          </table:table-cell>
          <table:table-cell office:value-type="float" office:value="-69.0069578897264" calcext:value-type="float">
            <text:p>-69.0069578897264</text:p>
          </table:table-cell>
          <table:table-cell office:value-type="float" office:value="4.64406827937237" calcext:value-type="float">
            <text:p>4.64406827937237</text:p>
          </table:table-cell>
          <table:table-cell office:value-type="float" office:value="-74" calcext:value-type="float">
            <text:p>-74</text:p>
          </table:table-cell>
          <table:table-cell office:value-type="float" office:value="-71" calcext:value-type="float">
            <text:p>-71</text:p>
          </table:table-cell>
          <table:table-cell office:value-type="float" office:value="-71.8337440486175" calcext:value-type="float">
            <text:p>-71.8337440486175</text:p>
          </table:table-cell>
          <table:table-cell office:value-type="float" office:value="5.76932230483096" calcext:value-type="float">
            <text:p>5.76932230483096</text:p>
          </table:table-cell>
          <table:table-cell office:value-type="float" office:value="-68" calcext:value-type="float">
            <text:p>-68</text:p>
          </table:table-cell>
          <table:table-cell office:value-type="float" office:value="-72" calcext:value-type="float">
            <text:p>-72</text:p>
          </table:table-cell>
          <table:table-cell office:value-type="float" office:value="-71.0905750715156" calcext:value-type="float">
            <text:p>-71.0905750715156</text:p>
          </table:table-cell>
          <table:table-cell office:value-type="float" office:value="5.4494478694097" calcext:value-type="float">
            <text:p>5.4494478694097</text:p>
          </table:table-cell>
          <table:table-cell office:value-type="float" office:value="2.35357360123198" calcext:value-type="float">
            <text:p>2.35357360123198</text:p>
          </table:table-cell>
          <table:table-cell office:value-type="float" office:value="5.29623166979426" calcext:value-type="float">
            <text:p>5.29623166979426</text:p>
          </table:table-cell>
          <table:table-cell office:value-type="float" office:value="-2.60467415936986" calcext:value-type="float">
            <text:p>-2.60467415936986</text:p>
          </table:table-cell>
          <table:table-cell table:number-columns-repeated="4"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17.6258535932246" calcext:value-type="float">
            <text:p>17.6258535932246</text:p>
          </table:table-cell>
          <table:table-cell office:value-type="float" office:value="-69" calcext:value-type="float">
            <text:p>-69</text:p>
          </table:table-cell>
          <table:table-cell office:value-type="float" office:value="-72" calcext:value-type="float">
            <text:p>-72</text:p>
          </table:table-cell>
          <table:table-cell office:value-type="float" office:value="-70.5034789448632" calcext:value-type="float">
            <text:p>-70.5034789448632</text:p>
          </table:table-cell>
          <table:table-cell office:value-type="float" office:value="5.20933913483426" calcext:value-type="float">
            <text:p>5.20933913483426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1.4168720243088" calcext:value-type="float">
            <text:p>-71.4168720243088</text:p>
          </table:table-cell>
          <table:table-cell office:value-type="float" office:value="5.58764836062482" calcext:value-type="float">
            <text:p>5.58764836062482</text:p>
          </table:table-cell>
          <table:table-cell office:value-type="float" office:value="-71" calcext:value-type="float">
            <text:p>-71</text:p>
          </table:table-cell>
          <table:table-cell office:value-type="float" office:value="-72" calcext:value-type="float">
            <text:p>-72</text:p>
          </table:table-cell>
          <table:table-cell office:value-type="float" office:value="-71.5452875357578" calcext:value-type="float">
            <text:p>-71.5452875357578</text:p>
          </table:table-cell>
          <table:table-cell office:value-type="float" office:value="5.64299394835416" calcext:value-type="float">
            <text:p>5.64299394835416</text:p>
          </table:table-cell>
          <table:table-cell office:value-type="float" office:value="2.52214970053405" calcext:value-type="float">
            <text:p>2.52214970053405</text:p>
          </table:table-cell>
          <table:table-cell office:value-type="float" office:value="1.8266363546716" calcext:value-type="float">
            <text:p>1.82663635467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.6236478315575" calcext:value-type="float">
            <text:p>17.6236478315575</text:p>
          </table:table-cell>
          <table:table-cell office:value-type="float" office:value="-69" calcext:value-type="float">
            <text:p>-69</text:p>
          </table:table-cell>
          <table:table-cell office:value-type="float" office:value="-73" calcext:value-type="float">
            <text:p>-73</text:p>
          </table:table-cell>
          <table:table-cell office:value-type="float" office:value="-71.7517394724316" calcext:value-type="float">
            <text:p>-71.7517394724316</text:p>
          </table:table-cell>
          <table:table-cell office:value-type="float" office:value="5.73312374453209" calcext:value-type="float">
            <text:p>5.73312374453209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70.7084360121544" calcext:value-type="float">
            <text:p>-70.7084360121544</text:p>
          </table:table-cell>
          <table:table-cell office:value-type="float" office:value="5.29193539675563" calcext:value-type="float">
            <text:p>5.29193539675563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office:value-type="float" office:value="-71.7726437678789" calcext:value-type="float">
            <text:p>-71.7726437678789</text:p>
          </table:table-cell>
          <table:table-cell office:value-type="float" office:value="5.74232971836299" calcext:value-type="float">
            <text:p>5.74232971836299</text:p>
          </table:table-cell>
          <table:table-cell office:value-type="float" office:value="2.18558955585096" calcext:value-type="float">
            <text:p>2.18558955585096</text:p>
          </table:table-cell>
          <table:table-cell office:value-type="float" office:value="-2.24096710303751" calcext:value-type="float">
            <text:p>-2.2409671030375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17.6219194260287" calcext:value-type="float">
            <text:p>17.6219194260287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2.3758697362158" calcext:value-type="float">
            <text:p>-72.3758697362158</text:p>
          </table:table-cell>
          <table:table-cell office:value-type="float" office:value="6.01444638634871" calcext:value-type="float">
            <text:p>6.01444638634871</text:p>
          </table:table-cell>
          <table:table-cell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float" office:value="-70.3542180060772" calcext:value-type="float">
            <text:p>-70.3542180060772</text:p>
          </table:table-cell>
          <table:table-cell office:value-type="float" office:value="5.15000044857687" calcext:value-type="float">
            <text:p>5.15000044857687</text:p>
          </table:table-cell>
          <table:table-cell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office:value-type="float" office:value="-71.3863218839394" calcext:value-type="float">
            <text:p>-71.3863218839394</text:p>
          </table:table-cell>
          <table:table-cell office:value-type="float" office:value="5.57456173610104" calcext:value-type="float">
            <text:p>5.57456173610104</text:p>
          </table:table-cell>
          <table:table-cell office:value-type="float" office:value="-0.487642885858161" calcext:value-type="float">
            <text:p>-0.487642885858161</text:p>
          </table:table-cell>
          <table:table-cell office:value-type="float" office:value="-4.41684577905506" calcext:value-type="float">
            <text:p>-4.416845779055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17.620222323254" calcext:value-type="float">
            <text:p>17.620222323254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2.6879348681079" calcext:value-type="float">
            <text:p>-72.6879348681079</text:p>
          </table:table-cell>
          <table:table-cell office:value-type="float" office:value="6.16024278778774" calcext:value-type="float">
            <text:p>6.16024278778774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70.1771090030386" calcext:value-type="float">
            <text:p>-70.1771090030386</text:p>
          </table:table-cell>
          <table:table-cell office:value-type="float" office:value="5.08046698444292" calcext:value-type="float">
            <text:p>5.08046698444292</text:p>
          </table:table-cell>
          <table:table-cell office:value-type="float" office:value="-72" calcext:value-type="float">
            <text:p>-72</text:p>
          </table:table-cell>
          <table:table-cell office:value-type="float" office:value="-70" calcext:value-type="float">
            <text:p>-70</text:p>
          </table:table-cell>
          <table:table-cell office:value-type="float" office:value="-70.6931609419697" calcext:value-type="float">
            <text:p>-70.6931609419697</text:p>
          </table:table-cell>
          <table:table-cell office:value-type="float" office:value="5.2857347409806" calcext:value-type="float">
            <text:p>5.2857347409806</text:p>
          </table:table-cell>
          <table:table-cell office:value-type="float" office:value="-3.88436136942317" calcext:value-type="float">
            <text:p>-3.88436136942317</text:p>
          </table:table-cell>
          <table:table-cell office:value-type="float" office:value="-5.54702110203466" calcext:value-type="float">
            <text:p>-5.54702110203466</text:p>
          </table:table-cell>
          <table:table-cell office:value-type="float" office:value="-3.73475797024521" calcext:value-type="float">
            <text:p>-3.73475797024521</text:p>
          </table:table-cell>
          <table:table-cell table:number-columns-repeated="4"/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17.6187224834823" calcext:value-type="float">
            <text:p>17.6187224834823</text:p>
          </table:table-cell>
          <table:table-cell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office:value-type="float" office:value="-72.843967434054" calcext:value-type="float">
            <text:p>-72.843967434054</text:p>
          </table:table-cell>
          <table:table-cell office:value-type="float" office:value="6.23446102781613" calcext:value-type="float">
            <text:p>6.23446102781613</text:p>
          </table:table-cell>
          <table:table-cell office:value-type="float" office:value="-72" calcext:value-type="float">
            <text:p>-72</text:p>
          </table:table-cell>
          <table:table-cell office:value-type="float" office:value="-69" calcext:value-type="float">
            <text:p>-69</text:p>
          </table:table-cell>
          <table:table-cell office:value-type="float" office:value="-69.5885545015193" calcext:value-type="float">
            <text:p>-69.5885545015193</text:p>
          </table:table-cell>
          <table:table-cell office:value-type="float" office:value="4.85607236607206" calcext:value-type="float">
            <text:p>4.85607236607206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9.8465804709849" calcext:value-type="float">
            <text:p>-69.8465804709849</text:p>
          </table:table-cell>
          <table:table-cell office:value-type="float" office:value="4.95320172728455" calcext:value-type="float">
            <text:p>4.95320172728455</text:p>
          </table:table-cell>
          <table:table-cell office:value-type="float" office:value="-6.46234925680202" calcext:value-type="float">
            <text:p>-6.46234925680202</text:p>
          </table:table-cell>
          <table:table-cell office:value-type="float" office:value="-6.97866612855884" calcext:value-type="float">
            <text:p>-6.97866612855884</text:p>
          </table:table-cell>
          <table:table-cell office:value-type="float" office:value="-7.68917728480279" calcext:value-type="float">
            <text:p>-7.68917728480279</text:p>
          </table:table-cell>
          <table:table-cell table:number-columns-repeated="4"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17.6171756898567" calcext:value-type="float">
            <text:p>17.6171756898567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2.921983717027" calcext:value-type="float">
            <text:p>-72.921983717027</text:p>
          </table:table-cell>
          <table:table-cell office:value-type="float" office:value="6.27190479390123" calcext:value-type="float">
            <text:p>6.27190479390123</text:p>
          </table:table-cell>
          <table:table-cell office:value-type="float" office:value="-63" calcext:value-type="float">
            <text:p>-63</text:p>
          </table:table-cell>
          <table:table-cell office:value-type="float" office:value="-69" calcext:value-type="float">
            <text:p>-69</text:p>
          </table:table-cell>
          <table:table-cell office:value-type="float" office:value="-69.2942772507597" calcext:value-type="float">
            <text:p>-69.2942772507597</text:p>
          </table:table-cell>
          <table:table-cell office:value-type="float" office:value="4.74761953715498" calcext:value-type="float">
            <text:p>4.74761953715498</text:p>
          </table:table-cell>
          <table:table-cell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float" office:value="-69.9232902354924" calcext:value-type="float">
            <text:p>-69.9232902354924</text:p>
          </table:table-cell>
          <table:table-cell office:value-type="float" office:value="4.98245067340919" calcext:value-type="float">
            <text:p>4.98245067340919</text:p>
          </table:table-cell>
          <table:table-cell office:value-type="float" office:value="-5.97502093166077" calcext:value-type="float">
            <text:p>-5.97502093166077</text:p>
          </table:table-cell>
          <table:table-cell office:value-type="float" office:value="-7.66495385190252" calcext:value-type="float">
            <text:p>-7.66495385190252</text:p>
          </table:table-cell>
          <table:table-cell office:value-type="float" office:value="-7.95974590975095" calcext:value-type="float">
            <text:p>-7.9597459097509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.6156621541306" calcext:value-type="float">
            <text:p>17.6156621541306</text:p>
          </table:table-cell>
          <table:table-cell office:value-type="float" office:value="-70" calcext:value-type="float">
            <text:p>-70</text:p>
          </table:table-cell>
          <table:table-cell office:value-type="float" office:value="-74" calcext:value-type="float">
            <text:p>-74</text:p>
          </table:table-cell>
          <table:table-cell office:value-type="float" office:value="-73.4609918585135" calcext:value-type="float">
            <text:p>-73.4609918585135</text:p>
          </table:table-cell>
          <table:table-cell office:value-type="float" office:value="6.53681802865241" calcext:value-type="float">
            <text:p>6.53681802865241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9.6471386253798" calcext:value-type="float">
            <text:p>-69.6471386253798</text:p>
          </table:table-cell>
          <table:table-cell office:value-type="float" office:value="4.87795684907267" calcext:value-type="float">
            <text:p>4.87795684907267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9.9616451177462" calcext:value-type="float">
            <text:p>-69.9616451177462</text:p>
          </table:table-cell>
          <table:table-cell office:value-type="float" office:value="4.99713985164543" calcext:value-type="float">
            <text:p>4.99713985164543</text:p>
          </table:table-cell>
          <table:table-cell office:value-type="float" office:value="-8.00740295006392" calcext:value-type="float">
            <text:p>-8.00740295006392</text:p>
          </table:table-cell>
          <table:table-cell office:value-type="float" office:value="-8.63705769013647" calcext:value-type="float">
            <text:p>-8.63705769013647</text:p>
          </table:table-cell>
          <table:table-cell office:value-type="float" office:value="-10.2586654885255" calcext:value-type="float">
            <text:p>-10.2586654885255</text:p>
          </table:table-cell>
          <table:table-cell table:number-columns-repeated="4"/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7.6142677583577" calcext:value-type="float">
            <text:p>17.6142677583577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3.7304959292568" calcext:value-type="float">
            <text:p>-73.7304959292568</text:p>
          </table:table-cell>
          <table:table-cell office:value-type="float" office:value="6.67344160070048" calcext:value-type="float">
            <text:p>6.67344160070048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9.3235693126899" calcext:value-type="float">
            <text:p>-69.3235693126899</text:p>
          </table:table-cell>
          <table:table-cell office:value-type="float" office:value="4.75830537497339" calcext:value-type="float">
            <text:p>4.75830537497339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69.9808225588731" calcext:value-type="float">
            <text:p>-69.9808225588731</text:p>
          </table:table-cell>
          <table:table-cell office:value-type="float" office:value="5.00450067268931" calcext:value-type="float">
            <text:p>5.00450067268931</text:p>
          </table:table-cell>
          <table:table-cell office:value-type="float" office:value="-8.31010079599547" calcext:value-type="float">
            <text:p>-8.31010079599547</text:p>
          </table:table-cell>
          <table:table-cell office:value-type="float" office:value="-9.98152398020871" calcext:value-type="float">
            <text:p>-9.98152398020871</text:p>
          </table:table-cell>
          <table:table-cell office:value-type="float" office:value="-11.6105537485748" calcext:value-type="float">
            <text:p>-11.6105537485748</text:p>
          </table:table-cell>
          <table:table-cell table:number-columns-repeated="4"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17.6128666939045" calcext:value-type="float">
            <text:p>17.6128666939045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3.3652479646284" calcext:value-type="float">
            <text:p>-73.3652479646284</text:p>
          </table:table-cell>
          <table:table-cell office:value-type="float" office:value="6.48895753640107" calcext:value-type="float">
            <text:p>6.48895753640107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69.661784656345" calcext:value-type="float">
            <text:p>-69.661784656345</text:p>
          </table:table-cell>
          <table:table-cell office:value-type="float" office:value="4.88344336266604" calcext:value-type="float">
            <text:p>4.88344336266604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69.9904112794366" calcext:value-type="float">
            <text:p>-69.9904112794366</text:p>
          </table:table-cell>
          <table:table-cell office:value-type="float" office:value="5.00818514816593" calcext:value-type="float">
            <text:p>5.00818514816593</text:p>
          </table:table-cell>
          <table:table-cell office:value-type="float" office:value="-7.63112408340123" calcext:value-type="float">
            <text:p>-7.63112408340123</text:p>
          </table:table-cell>
          <table:table-cell office:value-type="float" office:value="-8.32934128765874" calcext:value-type="float">
            <text:p>-8.32934128765874</text:p>
          </table:table-cell>
          <table:table-cell office:value-type="float" office:value="-9.71793836636721" calcext:value-type="float">
            <text:p>-9.71793836636721</text:p>
          </table:table-cell>
          <table:table-cell table:number-columns-repeated="4"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17.6096641185819" calcext:value-type="float">
            <text:p>17.6096641185819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3.1826239823142" calcext:value-type="float">
            <text:p>-73.1826239823142</text:p>
          </table:table-cell>
          <table:table-cell office:value-type="float" office:value="6.39863689828729" calcext:value-type="float">
            <text:p>6.39863689828729</text:p>
          </table:table-cell>
          <table:table-cell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float" office:value="-69.8308923281725" calcext:value-type="float">
            <text:p>-69.8308923281725</text:p>
          </table:table-cell>
          <table:table-cell office:value-type="float" office:value="4.94724111956356" calcext:value-type="float">
            <text:p>4.94724111956356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9.9952056397183" calcext:value-type="float">
            <text:p>-69.9952056397183</text:p>
          </table:table-cell>
          <table:table-cell office:value-type="float" office:value="5.01002840301577" calcext:value-type="float">
            <text:p>5.01002840301577</text:p>
          </table:table-cell>
          <table:table-cell office:value-type="float" office:value="-7.32590875460888" calcext:value-type="float">
            <text:p>-7.32590875460888</text:p>
          </table:table-cell>
          <table:table-cell office:value-type="float" office:value="-7.51516339137408" calcext:value-type="float">
            <text:p>-7.51516339137408</text:p>
          </table:table-cell>
          <table:table-cell office:value-type="float" office:value="-8.79148654385649" calcext:value-type="float">
            <text:p>-8.79148654385649</text:p>
          </table:table-cell>
          <table:table-cell table:number-columns-repeated="4"/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17.6102610078663" calcext:value-type="float">
            <text:p>17.6102610078663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3.5913119911571" calcext:value-type="float">
            <text:p>-73.5913119911571</text:p>
          </table:table-cell>
          <table:table-cell office:value-type="float" office:value="6.60253025103616" calcext:value-type="float">
            <text:p>6.60253025103616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9.9154461640862" calcext:value-type="float">
            <text:p>-69.9154461640862</text:p>
          </table:table-cell>
          <table:table-cell office:value-type="float" office:value="4.97945186822922" calcext:value-type="float">
            <text:p>4.97945186822922</text:p>
          </table:table-cell>
          <table:table-cell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float" office:value="-69.9976028198591" calcext:value-type="float">
            <text:p>-69.9976028198591</text:p>
          </table:table-cell>
          <table:table-cell office:value-type="float" office:value="5.01095028482775" calcext:value-type="float">
            <text:p>5.01095028482775</text:p>
          </table:table-cell>
          <table:table-cell office:value-type="float" office:value="-8.72557814433116" calcext:value-type="float">
            <text:p>-8.72557814433116</text:p>
          </table:table-cell>
          <table:table-cell office:value-type="float" office:value="-8.57475673083457" calcext:value-type="float">
            <text:p>-8.57475673083457</text:p>
          </table:table-cell>
          <table:table-cell office:value-type="float" office:value="-10.7357770203206" calcext:value-type="float">
            <text:p>-10.7357770203206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.6090791942221" calcext:value-type="float">
            <text:p>17.6090791942221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3.2956559955785" calcext:value-type="float">
            <text:p>-73.2956559955785</text:p>
          </table:table-cell>
          <table:table-cell office:value-type="float" office:value="6.45438994332068" calcext:value-type="float">
            <text:p>6.45438994332068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69.9577230820431" calcext:value-type="float">
            <text:p>-69.9577230820431</text:p>
          </table:table-cell>
          <table:table-cell office:value-type="float" office:value="4.99563580219571" calcext:value-type="float">
            <text:p>4.99563580219571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9.9988014099296" calcext:value-type="float">
            <text:p>-69.9988014099296</text:p>
          </table:table-cell>
          <table:table-cell office:value-type="float" office:value="5.01141128934416" calcext:value-type="float">
            <text:p>5.01141128934416</text:p>
          </table:table-cell>
          <table:table-cell office:value-type="float" office:value="-7.86359122879782" calcext:value-type="float">
            <text:p>-7.86359122879782</text:p>
          </table:table-cell>
          <table:table-cell office:value-type="float" office:value="-7.62216930557254" calcext:value-type="float">
            <text:p>-7.62216930557254</text:p>
          </table:table-cell>
          <table:table-cell office:value-type="float" office:value="-9.29902352259604" calcext:value-type="float">
            <text:p>-9.29902352259604</text:p>
          </table:table-cell>
          <table:table-cell table:number-columns-repeated="4"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17.6087071260088" calcext:value-type="float">
            <text:p>17.6087071260088</text:p>
          </table:table-cell>
          <table:table-cell office:value-type="float" office:value="-72" calcext:value-type="float">
            <text:p>-72</text:p>
          </table:table-cell>
          <table:table-cell office:value-type="float" office:value="-74" calcext:value-type="float">
            <text:p>-74</text:p>
          </table:table-cell>
          <table:table-cell office:value-type="float" office:value="-73.6478279977893" calcext:value-type="float">
            <text:p>-73.6478279977893</text:p>
          </table:table-cell>
          <table:table-cell office:value-type="float" office:value="6.63123267499479" calcext:value-type="float">
            <text:p>6.63123267499479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0.4788615410216" calcext:value-type="float">
            <text:p>-70.4788615410216</text:p>
          </table:table-cell>
          <table:table-cell office:value-type="float" office:value="5.19950561291438" calcext:value-type="float">
            <text:p>5.19950561291438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69.9994007049648" calcext:value-type="float">
            <text:p>-69.9994007049648</text:p>
          </table:table-cell>
          <table:table-cell office:value-type="float" office:value="5.01164180750668" calcext:value-type="float">
            <text:p>5.01164180750668</text:p>
          </table:table-cell>
          <table:table-cell office:value-type="float" office:value="-9.86395921691543" calcext:value-type="float">
            <text:p>-9.86395921691543</text:p>
          </table:table-cell>
          <table:table-cell office:value-type="float" office:value="-7.72926735054105" calcext:value-type="float">
            <text:p>-7.72926735054105</text:p>
          </table:table-cell>
          <table:table-cell office:value-type="float" office:value="-11.0170257539753" calcext:value-type="float">
            <text:p>-11.0170257539753</text:p>
          </table:table-cell>
          <table:table-cell table:number-columns-repeated="4"/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17.6083234164999" calcext:value-type="float">
            <text:p>17.6083234164999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3.8239139988946" calcext:value-type="float">
            <text:p>-73.8239139988946</text:p>
          </table:table-cell>
          <table:table-cell office:value-type="float" office:value="6.72146280920452" calcext:value-type="float">
            <text:p>6.72146280920452</text:p>
          </table:table-cell>
          <table:table-cell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office:value-type="float" office:value="-70.7394307705108" calcext:value-type="float">
            <text:p>-70.7394307705108</text:p>
          </table:table-cell>
          <table:table-cell office:value-type="float" office:value="5.30453955665952" calcext:value-type="float">
            <text:p>5.30453955665952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69.9997003524824" calcext:value-type="float">
            <text:p>-69.9997003524824</text:p>
          </table:table-cell>
          <table:table-cell office:value-type="float" office:value="5.01175707056423" calcext:value-type="float">
            <text:p>5.01175707056423</text:p>
          </table:table-cell>
          <table:table-cell office:value-type="float" office:value="-10.9145612031916" calcext:value-type="float">
            <text:p>-10.9145612031916</text:p>
          </table:table-cell>
          <table:table-cell office:value-type="float" office:value="-7.77541926697909" calcext:value-type="float">
            <text:p>-7.77541926697909</text:p>
          </table:table-cell>
          <table:table-cell office:value-type="float" office:value="-11.9483708001411" calcext:value-type="float">
            <text:p>-11.9483708001411</text:p>
          </table:table-cell>
          <table:table-cell table:number-columns-repeated="4"/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17.6063235958014" calcext:value-type="float">
            <text:p>17.6063235958014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3.9119569994473" calcext:value-type="float">
            <text:p>-73.9119569994473</text:p>
          </table:table-cell>
          <table:table-cell office:value-type="float" office:value="6.76703724267798" calcext:value-type="float">
            <text:p>6.76703724267798</text:p>
          </table:table-cell>
          <table:table-cell office:value-type="float" office:value="-69" calcext:value-type="float">
            <text:p>-69</text:p>
          </table:table-cell>
          <table:table-cell office:value-type="float" office:value="-71" calcext:value-type="float">
            <text:p>-71</text:p>
          </table:table-cell>
          <table:table-cell office:value-type="float" office:value="-70.8697153852554" calcext:value-type="float">
            <text:p>-70.8697153852554</text:p>
          </table:table-cell>
          <table:table-cell office:value-type="float" office:value="5.35784953169126" calcext:value-type="float">
            <text:p>5.35784953169126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9.9998501762412" calcext:value-type="float">
            <text:p>-69.9998501762412</text:p>
          </table:table-cell>
          <table:table-cell office:value-type="float" office:value="5.01181470308711" calcext:value-type="float">
            <text:p>5.01181470308711</text:p>
          </table:table-cell>
          <table:table-cell office:value-type="float" office:value="-11.4529764625765" calcext:value-type="float">
            <text:p>-11.4529764625765</text:p>
          </table:table-cell>
          <table:table-cell office:value-type="float" office:value="-7.79647338161208" calcext:value-type="float">
            <text:p>-7.79647338161208</text:p>
          </table:table-cell>
          <table:table-cell office:value-type="float" office:value="-12.4314764334572" calcext:value-type="float">
            <text:p>-12.4314764334572</text:p>
          </table:table-cell>
          <table:table-cell table:number-columns-repeated="4"/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17.6042393191924" calcext:value-type="float">
            <text:p>17.6042393191924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3.4559784997237" calcext:value-type="float">
            <text:p>-73.4559784997237</text:p>
          </table:table-cell>
          <table:table-cell office:value-type="float" office:value="6.53430321353292" calcext:value-type="float">
            <text:p>6.53430321353292</text:p>
          </table:table-cell>
          <table:table-cell office:value-type="float" office:value="-71" calcext:value-type="float">
            <text:p>-71</text:p>
          </table:table-cell>
          <table:table-cell office:value-type="float" office:value="-73" calcext:value-type="float">
            <text:p>-73</text:p>
          </table:table-cell>
          <table:table-cell office:value-type="float" office:value="-71.9348576926277" calcext:value-type="float">
            <text:p>-71.9348576926277</text:p>
          </table:table-cell>
          <table:table-cell office:value-type="float" office:value="5.81427081639681" calcext:value-type="float">
            <text:p>5.81427081639681</text:p>
          </table:table-cell>
          <table:table-cell office:value-type="float" office:value="-70" calcext:value-type="float">
            <text:p>-70</text:p>
          </table:table-cell>
          <table:table-cell office:value-type="float" office:value="-72" calcext:value-type="float">
            <text:p>-72</text:p>
          </table:table-cell>
          <table:table-cell office:value-type="float" office:value="-70.9999250881206" calcext:value-type="float">
            <text:p>-70.9999250881206</text:p>
          </table:table-cell>
          <table:table-cell office:value-type="float" office:value="5.411664149934" calcext:value-type="float">
            <text:p>5.411664149934</text:p>
          </table:table-cell>
          <table:table-cell office:value-type="float" office:value="-8.37155903221914" calcext:value-type="float">
            <text:p>-8.37155903221914</text:p>
          </table:table-cell>
          <table:table-cell office:value-type="float" office:value="-4.07153334544682" calcext:value-type="float">
            <text:p>-4.07153334544682</text:p>
          </table:table-cell>
          <table:table-cell office:value-type="float" office:value="-6.9619006460803" calcext:value-type="float">
            <text:p>-6.961900646080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.6021942319777" calcext:value-type="float">
            <text:p>17.6021942319777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3.2279892498618" calcext:value-type="float">
            <text:p>-73.2279892498618</text:p>
          </table:table-cell>
          <table:table-cell office:value-type="float" office:value="6.4209552277205" calcext:value-type="float">
            <text:p>6.4209552277205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2.4674288463139" calcext:value-type="float">
            <text:p>-72.4674288463139</text:p>
          </table:table-cell>
          <table:table-cell office:value-type="float" office:value="6.05686129476515" calcext:value-type="float">
            <text:p>6.05686129476515</text:p>
          </table:table-cell>
          <table:table-cell office:value-type="float" office:value="-70" calcext:value-type="float">
            <text:p>-70</text:p>
          </table:table-cell>
          <table:table-cell office:value-type="float" office:value="-72" calcext:value-type="float">
            <text:p>-72</text:p>
          </table:table-cell>
          <table:table-cell office:value-type="float" office:value="-71.4999625440603" calcext:value-type="float">
            <text:p>-71.4999625440603</text:p>
          </table:table-cell>
          <table:table-cell office:value-type="float" office:value="5.62339708545932" calcext:value-type="float">
            <text:p>5.62339708545932</text:p>
          </table:table-cell>
          <table:table-cell office:value-type="float" office:value="-6.78120478443961" calcext:value-type="float">
            <text:p>-6.78120478443961</text:p>
          </table:table-cell>
          <table:table-cell office:value-type="float" office:value="-2.09504422380318" calcext:value-type="float">
            <text:p>-2.09504422380318</text:p>
          </table:table-cell>
          <table:table-cell office:value-type="float" office:value="-3.40507394700349" calcext:value-type="float">
            <text:p>-3.40507394700349</text:p>
          </table:table-cell>
          <table:table-cell table:number-columns-repeated="4"/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17.6017921913333" calcext:value-type="float">
            <text:p>17.6017921913333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3.1139946249309" calcext:value-type="float">
            <text:p>-73.1139946249309</text:p>
          </table:table-cell>
          <table:table-cell office:value-type="float" office:value="6.36502070657177" calcext:value-type="float">
            <text:p>6.36502070657177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2.7337144231569" calcext:value-type="float">
            <text:p>-72.7337144231569</text:p>
          </table:table-cell>
          <table:table-cell office:value-type="float" office:value="6.18192617104886" calcext:value-type="float">
            <text:p>6.18192617104886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1.7499812720301" calcext:value-type="float">
            <text:p>-71.7499812720301</text:p>
          </table:table-cell>
          <table:table-cell office:value-type="float" office:value="5.73235012963951" calcext:value-type="float">
            <text:p>5.73235012963951</text:p>
          </table:table-cell>
          <table:table-cell office:value-type="float" office:value="-5.97142263746295" calcext:value-type="float">
            <text:p>-5.97142263746295</text:p>
          </table:table-cell>
          <table:table-cell office:value-type="float" office:value="-1.07421700490388" calcext:value-type="float">
            <text:p>-1.0742170049038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17.6012218988495" calcext:value-type="float">
            <text:p>17.6012218988495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3.0569973124655" calcext:value-type="float">
            <text:p>-73.0569973124655</text:p>
          </table:table-cell>
          <table:table-cell office:value-type="float" office:value="6.33723643442468" calcext:value-type="float">
            <text:p>6.33723643442468</text:p>
          </table:table-cell>
          <table:table-cell office:value-type="float" office:value="-71" calcext:value-type="float">
            <text:p>-71</text:p>
          </table:table-cell>
          <table:table-cell office:value-type="float" office:value="-73" calcext:value-type="float">
            <text:p>-73</text:p>
          </table:table-cell>
          <table:table-cell office:value-type="float" office:value="-72.8668572115785" calcext:value-type="float">
            <text:p>-72.8668572115785</text:p>
          </table:table-cell>
          <table:table-cell office:value-type="float" office:value="6.24542370112517" calcext:value-type="float">
            <text:p>6.24542370112517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1.8749906360151" calcext:value-type="float">
            <text:p>-71.8749906360151</text:p>
          </table:table-cell>
          <table:table-cell office:value-type="float" office:value="5.7876157238585" calcext:value-type="float">
            <text:p>5.7876157238585</text:p>
          </table:table-cell>
          <table:table-cell office:value-type="float" office:value="-5.56259311291218" calcext:value-type="float">
            <text:p>-5.56259311291218</text:p>
          </table:table-cell>
          <table:table-cell office:value-type="float" office:value="-0.555112917828944" calcext:value-type="float">
            <text:p>-0.55511291782894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17.6010067712274" calcext:value-type="float">
            <text:p>17.6010067712274</text:p>
          </table:table-cell>
          <table:table-cell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office:value-type="float" office:value="-73.0284986562327" calcext:value-type="float">
            <text:p>-73.0284986562327</text:p>
          </table:table-cell>
          <table:table-cell office:value-type="float" office:value="6.32338981244058" calcext:value-type="float">
            <text:p>6.32338981244058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2.9334286057892" calcext:value-type="float">
            <text:p>-72.9334286057892</text:p>
          </table:table-cell>
          <table:table-cell office:value-type="float" office:value="6.27741662916808" calcext:value-type="float">
            <text:p>6.27741662916808</text:p>
          </table:table-cell>
          <table:table-cell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office:value-type="float" office:value="-71.4374953180075" calcext:value-type="float">
            <text:p>-71.4374953180075</text:p>
          </table:table-cell>
          <table:table-cell office:value-type="float" office:value="5.59650003226425" calcext:value-type="float">
            <text:p>5.59650003226425</text:p>
          </table:table-cell>
          <table:table-cell office:value-type="float" office:value="-7.62863235057752" calcext:value-type="float">
            <text:p>-7.62863235057752</text:p>
          </table:table-cell>
          <table:table-cell office:value-type="float" office:value="-0.293317810873306" calcext:value-type="float">
            <text:p>-0.293317810873306</text:p>
          </table:table-cell>
          <table:table-cell office:value-type="float" office:value="-4.34422129750366" calcext:value-type="float">
            <text:p>-4.34422129750366</text:p>
          </table:table-cell>
          <table:table-cell table:number-columns-repeated="4"/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17.6009591043682" calcext:value-type="float">
            <text:p>17.6009591043682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3.0142493281164" calcext:value-type="float">
            <text:p>-73.0142493281164</text:p>
          </table:table-cell>
          <table:table-cell office:value-type="float" office:value="6.316477850963" calcext:value-type="float">
            <text:p>6.316477850963</text:p>
          </table:table-cell>
          <table:table-cell office:value-type="float" office:value="-76" calcext:value-type="float">
            <text:p>-76</text:p>
          </table:table-cell>
          <table:table-cell office:value-type="float" office:value="-72" calcext:value-type="float">
            <text:p>-72</text:p>
          </table:table-cell>
          <table:table-cell office:value-type="float" office:value="-72.4667143028946" calcext:value-type="float">
            <text:p>-72.4667143028946</text:p>
          </table:table-cell>
          <table:table-cell office:value-type="float" office:value="6.05652912601145" calcext:value-type="float">
            <text:p>6.05652912601145</text:p>
          </table:table-cell>
          <table:table-cell office:value-type="float" office:value="-73" calcext:value-type="float">
            <text:p>-73</text:p>
          </table:table-cell>
          <table:table-cell office:value-type="float" office:value="-71" calcext:value-type="float">
            <text:p>-71</text:p>
          </table:table-cell>
          <table:table-cell office:value-type="float" office:value="-71.2187476590038" calcext:value-type="float">
            <text:p>-71.2187476590038</text:p>
          </table:table-cell>
          <table:table-cell office:value-type="float" office:value="5.50332197202536" calcext:value-type="float">
            <text:p>5.50332197202536</text:p>
          </table:table-cell>
          <table:table-cell office:value-type="float" office:value="-7.35616780481961" calcext:value-type="float">
            <text:p>-7.35616780481961</text:p>
          </table:table-cell>
          <table:table-cell office:value-type="float" office:value="-1.49197608521868" calcext:value-type="float">
            <text:p>-1.49197608521868</text:p>
          </table:table-cell>
          <table:table-cell office:value-type="float" office:value="-4.27356526783554" calcext:value-type="float">
            <text:p>-4.27356526783554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.6008809302804" calcext:value-type="float">
            <text:p>17.6008809302804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3.0071246640582" calcext:value-type="float">
            <text:p>-73.0071246640582</text:p>
          </table:table-cell>
          <table:table-cell office:value-type="float" office:value="6.31302470398427" calcext:value-type="float">
            <text:p>6.31302470398427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office:value-type="float" office:value="-72.2333571514473" calcext:value-type="float">
            <text:p>-72.2333571514473</text:p>
          </table:table-cell>
          <table:table-cell office:value-type="float" office:value="5.94901738914201" calcext:value-type="float">
            <text:p>5.94901738914201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1.1093738295019" calcext:value-type="float">
            <text:p>-71.1093738295019</text:p>
          </table:table-cell>
          <table:table-cell office:value-type="float" office:value="5.45731632401286" calcext:value-type="float">
            <text:p>5.45731632401286</text:p>
          </table:table-cell>
          <table:table-cell office:value-type="float" office:value="-7.23897638786736" calcext:value-type="float">
            <text:p>-7.23897638786736</text:p>
          </table:table-cell>
          <table:table-cell office:value-type="float" office:value="-2.05885137127346" calcext:value-type="float">
            <text:p>-2.05885137127346</text:p>
          </table:table-cell>
          <table:table-cell office:value-type="float" office:value="-4.38166322600272" calcext:value-type="float">
            <text:p>-4.38166322600272</text:p>
          </table:table-cell>
          <table:table-cell table:number-columns-repeated="4"/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17.6007060293313" calcext:value-type="float">
            <text:p>17.6007060293313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3.0035623320291" calcext:value-type="float">
            <text:p>-73.0035623320291</text:p>
          </table:table-cell>
          <table:table-cell office:value-type="float" office:value="6.31129883848307" calcext:value-type="float">
            <text:p>6.31129883848307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2.1166785757237" calcext:value-type="float">
            <text:p>-72.1166785757237</text:p>
          </table:table-cell>
          <table:table-cell office:value-type="float" office:value="5.8959793328631" calcext:value-type="float">
            <text:p>5.8959793328631</text:p>
          </table:table-cell>
          <table:table-cell office:value-type="float" office:value="-71" calcext:value-type="float">
            <text:p>-71</text:p>
          </table:table-cell>
          <table:table-cell office:value-type="float" office:value="-72" calcext:value-type="float">
            <text:p>-72</text:p>
          </table:table-cell>
          <table:table-cell office:value-type="float" office:value="-71.554686914751" calcext:value-type="float">
            <text:p>-71.554686914751</text:p>
          </table:table-cell>
          <table:table-cell office:value-type="float" office:value="5.64706643665544" calcext:value-type="float">
            <text:p>5.64706643665544</text:p>
          </table:table-cell>
          <table:table-cell office:value-type="float" office:value="-5.04303989690481" calcext:value-type="float">
            <text:p>-5.04303989690481</text:p>
          </table:table-cell>
          <table:table-cell office:value-type="float" office:value="-2.33450942504044" calcext:value-type="float">
            <text:p>-2.3345094250404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17.6004909355216" calcext:value-type="float">
            <text:p>17.6004909355216</text:p>
          </table:table-cell>
          <table:table-cell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office:value-type="float" office:value="-73.0017811660146" calcext:value-type="float">
            <text:p>-73.0017811660146</text:p>
          </table:table-cell>
          <table:table-cell office:value-type="float" office:value="6.31043608267306" calcext:value-type="float">
            <text:p>6.31043608267306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1.5583392878618" calcext:value-type="float">
            <text:p>-71.5583392878618</text:p>
          </table:table-cell>
          <table:table-cell office:value-type="float" office:value="5.64864970067472" calcext:value-type="float">
            <text:p>5.64864970067472</text:p>
          </table:table-cell>
          <table:table-cell office:value-type="float" office:value="-71" calcext:value-type="float">
            <text:p>-71</text:p>
          </table:table-cell>
          <table:table-cell office:value-type="float" office:value="-73" calcext:value-type="float">
            <text:p>-73</text:p>
          </table:table-cell>
          <table:table-cell office:value-type="float" office:value="-72.2773434573755" calcext:value-type="float">
            <text:p>-72.2773434573755</text:p>
          </table:table-cell>
          <table:table-cell office:value-type="float" office:value="5.96913565181371" calcext:value-type="float">
            <text:p>5.96913565181371</text:p>
          </table:table-cell>
          <table:table-cell office:value-type="float" office:value="-0.409626593047364" calcext:value-type="float">
            <text:p>-0.409626593047364</text:p>
          </table:table-cell>
          <table:table-cell office:value-type="float" office:value="-3.62743641480432" calcext:value-type="float">
            <text:p>-3.6274364148043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17.6005214358199" calcext:value-type="float">
            <text:p>17.6005214358199</text:p>
          </table:table-cell>
          <table:table-cell office:value-type="float" office:value="-72" calcext:value-type="float">
            <text:p>-72</text:p>
          </table:table-cell>
          <table:table-cell office:value-type="float" office:value="-74" calcext:value-type="float">
            <text:p>-74</text:p>
          </table:table-cell>
          <table:table-cell office:value-type="float" office:value="-73.5008905830073" calcext:value-type="float">
            <text:p>-73.5008905830073</text:p>
          </table:table-cell>
          <table:table-cell office:value-type="float" office:value="6.55686667198773" calcext:value-type="float">
            <text:p>6.55686667198773</text:p>
          </table:table-cell>
          <table:table-cell office:value-type="float" office:value="-71" calcext:value-type="float">
            <text:p>-71</text:p>
          </table:table-cell>
          <table:table-cell office:value-type="float" office:value="-72" calcext:value-type="float">
            <text:p>-72</text:p>
          </table:table-cell>
          <table:table-cell office:value-type="float" office:value="-71.7791696439309" calcext:value-type="float">
            <text:p>-71.7791696439309</text:p>
          </table:table-cell>
          <table:table-cell office:value-type="float" office:value="5.745206654024" calcext:value-type="float">
            <text:p>5.745206654024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2.6386717286877" calcext:value-type="float">
            <text:p>-72.6386717286877</text:p>
          </table:table-cell>
          <table:table-cell office:value-type="float" office:value="6.13699436182764" calcext:value-type="float">
            <text:p>6.13699436182764</text:p>
          </table:table-cell>
          <table:table-cell office:value-type="float" office:value="-0.554973787854991" calcext:value-type="float">
            <text:p>-0.554973787854991</text:p>
          </table:table-cell>
          <table:table-cell office:value-type="float" office:value="-4.56868229853719" calcext:value-type="float">
            <text:p>-4.5686822985371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17.6004247372135" calcext:value-type="float">
            <text:p>17.6004247372135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3.7504452915036" calcext:value-type="float">
            <text:p>-73.7504452915036</text:p>
          </table:table-cell>
          <table:table-cell office:value-type="float" office:value="6.68366760206977" calcext:value-type="float">
            <text:p>6.68366760206977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  <table:table-cell office:value-type="float" office:value="-71.8895848219655" calcext:value-type="float">
            <text:p>-71.8895848219655</text:p>
          </table:table-cell>
          <table:table-cell office:value-type="float" office:value="5.7941023259305" calcext:value-type="float">
            <text:p>5.7941023259305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2.8193358643439" calcext:value-type="float">
            <text:p>-72.8193358643439</text:p>
          </table:table-cell>
          <table:table-cell office:value-type="float" office:value="6.22268564659078" calcext:value-type="float">
            <text:p>6.22268564659078</text:p>
          </table:table-cell>
          <table:table-cell office:value-type="float" office:value="-0.639383728680357" calcext:value-type="float">
            <text:p>-0.639383728680357</text:p>
          </table:table-cell>
          <table:table-cell office:value-type="float" office:value="-5.07535947800175" calcext:value-type="float">
            <text:p>-5.075359478001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.6007123969275" calcext:value-type="float">
            <text:p>17.6007123969275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3.8752226457518" calcext:value-type="float">
            <text:p>-73.8752226457518</text:p>
          </table:table-cell>
          <table:table-cell office:value-type="float" office:value="6.7479846839703" calcext:value-type="float">
            <text:p>6.7479846839703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office:value-type="float" office:value="-71.9447924109827" calcext:value-type="float">
            <text:p>-71.9447924109827</text:p>
          </table:table-cell>
          <table:table-cell office:value-type="float" office:value="5.81870599219879" calcext:value-type="float">
            <text:p>5.81870599219879</text:p>
          </table:table-cell>
          <table:table-cell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office:value-type="float" office:value="-72.9096679321719" calcext:value-type="float">
            <text:p>-72.9096679321719</text:p>
          </table:table-cell>
          <table:table-cell office:value-type="float" office:value="6.26597894275742" calcext:value-type="float">
            <text:p>6.26597894275742</text:p>
          </table:table-cell>
          <table:table-cell office:value-type="float" office:value="-0.684741825840916" calcext:value-type="float">
            <text:p>-0.684741825840916</text:p>
          </table:table-cell>
          <table:table-cell office:value-type="float" office:value="-5.33816266883983" calcext:value-type="float">
            <text:p>-5.3381626688398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17.6002817261842" calcext:value-type="float">
            <text:p>17.6002817261842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3.9376113228759" calcext:value-type="float">
            <text:p>-73.9376113228759</text:p>
          </table:table-cell>
          <table:table-cell office:value-type="float" office:value="6.78037495077784" calcext:value-type="float">
            <text:p>6.78037495077784</text:p>
          </table:table-cell>
          <table:table-cell office:value-type="float" office:value="-71" calcext:value-type="float">
            <text:p>-71</text:p>
          </table:table-cell>
          <table:table-cell office:value-type="float" office:value="-72" calcext:value-type="float">
            <text:p>-72</text:p>
          </table:table-cell>
          <table:table-cell office:value-type="float" office:value="-71.9723962054914" calcext:value-type="float">
            <text:p>-71.9723962054914</text:p>
          </table:table-cell>
          <table:table-cell office:value-type="float" office:value="5.83104697587526" calcext:value-type="float">
            <text:p>5.83104697587526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2.954833966086" calcext:value-type="float">
            <text:p>-72.954833966086</text:p>
          </table:table-cell>
          <table:table-cell office:value-type="float" office:value="6.28773841241112" calcext:value-type="float">
            <text:p>6.28773841241112</text:p>
          </table:table-cell>
          <table:table-cell office:value-type="float" office:value="-0.708237860617039" calcext:value-type="float">
            <text:p>-0.708237860617039</text:p>
          </table:table-cell>
          <table:table-cell office:value-type="float" office:value="-5.47198892648708" calcext:value-type="float">
            <text:p>-5.471988926487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17.6003903958507" calcext:value-type="float">
            <text:p>17.6003903958507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4.468805661438" calcext:value-type="float">
            <text:p>-74.468805661438</text:p>
          </table:table-cell>
          <table:table-cell office:value-type="float" office:value="7.06252809896845" calcext:value-type="float">
            <text:p>7.06252809896845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1.9861981027457" calcext:value-type="float">
            <text:p>-71.9861981027457</text:p>
          </table:table-cell>
          <table:table-cell office:value-type="float" office:value="5.83722727956546" calcext:value-type="float">
            <text:p>5.83722727956546</text:p>
          </table:table-cell>
          <table:table-cell office:value-type="float" office:value="-72" calcext:value-type="float">
            <text:p>-72</text:p>
          </table:table-cell>
          <table:table-cell office:value-type="float" office:value="-74" calcext:value-type="float">
            <text:p>-74</text:p>
          </table:table-cell>
          <table:table-cell office:value-type="float" office:value="-73.477416983043" calcext:value-type="float">
            <text:p>-73.477416983043</text:p>
          </table:table-cell>
          <table:table-cell office:value-type="float" office:value="6.5450640277134" calcext:value-type="float">
            <text:p>6.5450640277134</text:p>
          </table:table-cell>
          <table:table-cell office:value-type="float" office:value="0.39056860361989" calcext:value-type="float">
            <text:p>0.39056860361989</text:p>
          </table:table-cell>
          <table:table-cell office:value-type="float" office:value="-7.21458219791621" calcext:value-type="float">
            <text:p>-7.21458219791621</text:p>
          </table:table-cell>
          <table:table-cell office:value-type="float" office:value="-3.17757808113933" calcext:value-type="float">
            <text:p>-3.17757808113933</text:p>
          </table:table-cell>
          <table:table-cell table:number-columns-repeated="4"/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17.6003732294509" calcext:value-type="float">
            <text:p>17.6003732294509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4.734402830719" calcext:value-type="float">
            <text:p>-74.734402830719</text:p>
          </table:table-cell>
          <table:table-cell office:value-type="float" office:value="7.20797758938644" calcext:value-type="float">
            <text:p>7.20797758938644</text:p>
          </table:table-cell>
          <table:table-cell office:value-type="float" office:value="-71" calcext:value-type="float">
            <text:p>-71</text:p>
          </table:table-cell>
          <table:table-cell office:value-type="float" office:value="-72" calcext:value-type="float">
            <text:p>-72</text:p>
          </table:table-cell>
          <table:table-cell office:value-type="float" office:value="-71.9930990513728" calcext:value-type="float">
            <text:p>-71.9930990513728</text:p>
          </table:table-cell>
          <table:table-cell office:value-type="float" office:value="5.84031988740663" calcext:value-type="float">
            <text:p>5.84031988740663</text:p>
          </table:table-cell>
          <table:table-cell office:value-type="float" office:value="-77" calcext:value-type="float">
            <text:p>-77</text:p>
          </table:table-cell>
          <table:table-cell office:value-type="float" office:value="-74" calcext:value-type="float">
            <text:p>-74</text:p>
          </table:table-cell>
          <table:table-cell office:value-type="float" office:value="-73.7387084915215" calcext:value-type="float">
            <text:p>-73.7387084915215</text:p>
          </table:table-cell>
          <table:table-cell office:value-type="float" office:value="6.67764944689199" calcext:value-type="float">
            <text:p>6.67764944689199</text:p>
          </table:table-cell>
          <table:table-cell office:value-type="float" office:value="0.973877428838712" calcext:value-type="float">
            <text:p>0.973877428838712</text:p>
          </table:table-cell>
          <table:table-cell office:value-type="float" office:value="-8.14163842811808" calcext:value-type="float">
            <text:p>-8.14163842811808</text:p>
          </table:table-cell>
          <table:table-cell office:value-type="float" office:value="-4.90076285661286" calcext:value-type="float">
            <text:p>-4.90076285661286</text:p>
          </table:table-cell>
          <table:table-cell table:number-columns-repeated="4"/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17.6003865709527" calcext:value-type="float">
            <text:p>17.6003865709527</text:p>
          </table:table-cell>
          <table:table-cell office:value-type="float" office:value="-74" calcext:value-type="float">
            <text:p>-74</text:p>
          </table:table-cell>
          <table:table-cell office:value-type="float" office:value="-76" calcext:value-type="float">
            <text:p>-76</text:p>
          </table:table-cell>
          <table:table-cell office:value-type="float" office:value="-75.3672014153595" calcext:value-type="float">
            <text:p>-75.3672014153595</text:p>
          </table:table-cell>
          <table:table-cell office:value-type="float" office:value="7.56670345296385" calcext:value-type="float">
            <text:p>7.56670345296385</text:p>
          </table:table-cell>
          <table:table-cell office:value-type="float" office:value="-72" calcext:value-type="float">
            <text:p>-72</text:p>
          </table:table-cell>
          <table:table-cell office:value-type="float" office:value="-74" calcext:value-type="float">
            <text:p>-74</text:p>
          </table:table-cell>
          <table:table-cell office:value-type="float" office:value="-72.9965495256864" calcext:value-type="float">
            <text:p>-72.9965495256864</text:p>
          </table:table-cell>
          <table:table-cell office:value-type="float" office:value="6.30790267842777" calcext:value-type="float">
            <text:p>6.30790267842777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3.8693542457608" calcext:value-type="float">
            <text:p>-73.8693542457608</text:p>
          </table:table-cell>
          <table:table-cell office:value-type="float" office:value="6.74494596577081" calcext:value-type="float">
            <text:p>6.74494596577081</text:p>
          </table:table-cell>
          <table:table-cell office:value-type="float" office:value="-3.18659156953623" calcext:value-type="float">
            <text:p>-3.18659156953623</text:p>
          </table:table-cell>
          <table:table-cell office:value-type="float" office:value="-7.96880224753585" calcext:value-type="float">
            <text:p>-7.96880224753585</text:p>
          </table:table-cell>
          <table:table-cell office:value-type="float" office:value="-4.99591115650728" calcext:value-type="float">
            <text:p>-4.99591115650728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.6001825621088" calcext:value-type="float">
            <text:p>17.6001825621088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5.6836007076798" calcext:value-type="float">
            <text:p>-75.6836007076798</text:p>
          </table:table-cell>
          <table:table-cell office:value-type="float" office:value="7.75270675085477" calcext:value-type="float">
            <text:p>7.75270675085477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3.4982747628432" calcext:value-type="float">
            <text:p>-73.4982747628432</text:p>
          </table:table-cell>
          <table:table-cell office:value-type="float" office:value="6.55555037140461" calcext:value-type="float">
            <text:p>6.55555037140461</text:p>
          </table:table-cell>
          <table:table-cell office:value-type="float" office:value="-70" calcext:value-type="float">
            <text:p>-70</text:p>
          </table:table-cell>
          <table:table-cell office:value-type="float" office:value="-73" calcext:value-type="float">
            <text:p>-73</text:p>
          </table:table-cell>
          <table:table-cell office:value-type="float" office:value="-73.4346771228804" calcext:value-type="float">
            <text:p>-73.4346771228804</text:p>
          </table:table-cell>
          <table:table-cell office:value-type="float" office:value="6.52362874114181" calcext:value-type="float">
            <text:p>6.52362874114181</text:p>
          </table:table-cell>
          <table:table-cell office:value-type="float" office:value="-8.59107267895033" calcext:value-type="float">
            <text:p>-8.59107267895033</text:p>
          </table:table-cell>
          <table:table-cell office:value-type="float" office:value="-7.81600967851177" calcext:value-type="float">
            <text:p>-7.81600967851177</text:p>
          </table:table-cell>
          <table:table-cell office:value-type="float" office:value="-9.12091690404533" calcext:value-type="float">
            <text:p>-9.12091690404533</text:p>
          </table:table-cell>
          <table:table-cell table:number-columns-repeated="4"/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17.6001043908219" calcext:value-type="float">
            <text:p>17.6001043908219</text:p>
          </table:table-cell>
          <table:table-cell office:value-type="float" office:value="-76" calcext:value-type="float">
            <text:p>-76</text:p>
          </table:table-cell>
          <table:table-cell office:value-type="float" office:value="-77" calcext:value-type="float">
            <text:p>-77</text:p>
          </table:table-cell>
          <table:table-cell office:value-type="float" office:value="-76.3418003538399" calcext:value-type="float">
            <text:p>-76.3418003538399</text:p>
          </table:table-cell>
          <table:table-cell office:value-type="float" office:value="8.15442504606307" calcext:value-type="float">
            <text:p>8.15442504606307</text:p>
          </table:table-cell>
          <table:table-cell office:value-type="float" office:value="-72" calcext:value-type="float">
            <text:p>-72</text:p>
          </table:table-cell>
          <table:table-cell office:value-type="float" office:value="-74" calcext:value-type="float">
            <text:p>-74</text:p>
          </table:table-cell>
          <table:table-cell office:value-type="float" office:value="-73.7491373814216" calcext:value-type="float">
            <text:p>-73.7491373814216</text:p>
          </table:table-cell>
          <table:table-cell office:value-type="float" office:value="6.68299669036872" calcext:value-type="float">
            <text:p>6.68299669036872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3.2173385614402" calcext:value-type="float">
            <text:p>-73.2173385614402</text:p>
          </table:table-cell>
          <table:table-cell office:value-type="float" office:value="6.41570843078572" calcext:value-type="float">
            <text:p>6.41570843078572</text:p>
          </table:table-cell>
          <table:table-cell office:value-type="float" office:value="-13.6486866807834" calcext:value-type="float">
            <text:p>-13.6486866807834</text:p>
          </table:table-cell>
          <table:table-cell office:value-type="float" office:value="-9.95372866744606" calcext:value-type="float">
            <text:p>-9.95372866744606</text:p>
          </table:table-cell>
          <table:table-cell office:value-type="float" office:value="-15.1489601120874" calcext:value-type="float">
            <text:p>-15.1489601120874</text:p>
          </table:table-cell>
          <table:table-cell table:number-columns-repeated="4"/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17.5999480490019" calcext:value-type="float">
            <text:p>17.5999480490019</text:p>
          </table:table-cell>
          <table:table-cell office:value-type="float" office:value="-75" calcext:value-type="float">
            <text:p>-75</text:p>
          </table:table-cell>
          <table:table-cell office:value-type="float" office:value="-77" calcext:value-type="float">
            <text:p>-77</text:p>
          </table:table-cell>
          <table:table-cell office:value-type="float" office:value="-76.6709001769199" calcext:value-type="float">
            <text:p>-76.6709001769199</text:p>
          </table:table-cell>
          <table:table-cell office:value-type="float" office:value="8.36302392521697" calcext:value-type="float">
            <text:p>8.36302392521697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3.8745686907108" calcext:value-type="float">
            <text:p>-73.8745686907108</text:p>
          </table:table-cell>
          <table:table-cell office:value-type="float" office:value="6.74764599152091" calcext:value-type="float">
            <text:p>6.74764599152091</text:p>
          </table:table-cell>
          <table:table-cell office:value-type="float" office:value="-76" calcext:value-type="float">
            <text:p>-76</text:p>
          </table:table-cell>
          <table:table-cell office:value-type="float" office:value="-73" calcext:value-type="float">
            <text:p>-73</text:p>
          </table:table-cell>
          <table:table-cell office:value-type="float" office:value="-73.1086692807201" calcext:value-type="float">
            <text:p>-73.1086692807201</text:p>
          </table:table-cell>
          <table:table-cell office:value-type="float" office:value="6.36241962970673" calcext:value-type="float">
            <text:p>6.36241962970673</text:p>
          </table:table-cell>
          <table:table-cell office:value-type="float" office:value="-16.2924330279607" calcext:value-type="float">
            <text:p>-16.2924330279607</text:p>
          </table:table-cell>
          <table:table-cell office:value-type="float" office:value="-11.1252012485742" calcext:value-type="float">
            <text:p>-11.1252012485742</text:p>
          </table:table-cell>
          <table:table-cell office:value-type="float" office:value="-18.1965358493486" calcext:value-type="float">
            <text:p>-18.1965358493486</text:p>
          </table:table-cell>
          <table:table-cell table:number-columns-repeated="4"/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7.5999175454371" calcext:value-type="float">
            <text:p>17.5999175454371</text:p>
          </table:table-cell>
          <table:table-cell office:value-type="float" office:value="-81" calcext:value-type="float">
            <text:p>-81</text:p>
          </table:table-cell>
          <table:table-cell office:value-type="float" office:value="-77" calcext:value-type="float">
            <text:p>-77</text:p>
          </table:table-cell>
          <table:table-cell office:value-type="float" office:value="-76.83545008846" calcext:value-type="float">
            <text:p>-76.83545008846</text:p>
          </table:table-cell>
          <table:table-cell office:value-type="float" office:value="8.4693159821063" calcext:value-type="float">
            <text:p>8.4693159821063</text:p>
          </table:table-cell>
          <table:table-cell office:value-type="float" office:value="-76" calcext:value-type="float">
            <text:p>-76</text:p>
          </table:table-cell>
          <table:table-cell office:value-type="float" office:value="-74" calcext:value-type="float">
            <text:p>-74</text:p>
          </table:table-cell>
          <table:table-cell office:value-type="float" office:value="-73.9372843453554" calcext:value-type="float">
            <text:p>-73.9372843453554</text:p>
          </table:table-cell>
          <table:table-cell office:value-type="float" office:value="6.78020478955757" calcext:value-type="float">
            <text:p>6.78020478955757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3.0543346403601" calcext:value-type="float">
            <text:p>-73.0543346403601</text:p>
          </table:table-cell>
          <table:table-cell office:value-type="float" office:value="6.33594144072403" calcext:value-type="float">
            <text:p>6.33594144072403</text:p>
          </table:table-cell>
          <table:table-cell office:value-type="float" office:value="-17.6449870730458" calcext:value-type="float">
            <text:p>-17.6449870730458</text:p>
          </table:table-cell>
          <table:table-cell office:value-type="float" office:value="-11.7382437347371" calcext:value-type="float">
            <text:p>-11.7382437347371</text:p>
          </table:table-cell>
          <table:table-cell office:value-type="float" office:value="-19.745399339173" calcext:value-type="float">
            <text:p>-19.745399339173</text:p>
          </table:table-cell>
          <table:table-cell table:number-columns-repeated="4"/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17.5997917080659" calcext:value-type="float">
            <text:p>17.5997917080659</text:p>
          </table:table-cell>
          <table:table-cell office:value-type="float" office:value="-80" calcext:value-type="float">
            <text:p>-80</text:p>
          </table:table-cell>
          <table:table-cell office:value-type="float" office:value="-77" calcext:value-type="float">
            <text:p>-77</text:p>
          </table:table-cell>
          <table:table-cell office:value-type="float" office:value="-76.91772504423" calcext:value-type="float">
            <text:p>-76.91772504423</text:p>
          </table:table-cell>
          <table:table-cell office:value-type="float" office:value="8.52296754758745" calcext:value-type="float">
            <text:p>8.52296754758745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3.9686421726777" calcext:value-type="float">
            <text:p>-73.9686421726777</text:p>
          </table:table-cell>
          <table:table-cell office:value-type="float" office:value="6.79654305490253" calcext:value-type="float">
            <text:p>6.79654305490253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3.02716732018" calcext:value-type="float">
            <text:p>-73.02716732018</text:p>
          </table:table-cell>
          <table:table-cell office:value-type="float" office:value="6.32274369733682" calcext:value-type="float">
            <text:p>6.32274369733682</text:p>
          </table:table-cell>
          <table:table-cell office:value-type="float" office:value="-18.3291884496477" calcext:value-type="float">
            <text:p>-18.3291884496477</text:p>
          </table:table-cell>
          <table:table-cell office:value-type="float" office:value="-12.0518083273114" calcext:value-type="float">
            <text:p>-12.0518083273114</text:p>
          </table:table-cell>
          <table:table-cell office:value-type="float" office:value="-20.5272632862768" calcext:value-type="float">
            <text:p>-20.5272632862768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.5997917080659" calcext:value-type="float">
            <text:p>17.5997917080659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float" office:value="-76.458862522115" calcext:value-type="float">
            <text:p>-76.458862522115</text:p>
          </table:table-cell>
          <table:table-cell office:value-type="float" office:value="8.2280214916391" calcext:value-type="float">
            <text:p>8.2280214916391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3.9843210863389" calcext:value-type="float">
            <text:p>-73.9843210863389</text:p>
          </table:table-cell>
          <table:table-cell office:value-type="float" office:value="6.80472694552549" calcext:value-type="float">
            <text:p>6.80472694552549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3.51358366009" calcext:value-type="float">
            <text:p>-73.51358366009</text:p>
          </table:table-cell>
          <table:table-cell office:value-type="float" office:value="6.56325767868502" calcext:value-type="float">
            <text:p>6.56325767868502</text:p>
          </table:table-cell>
          <table:table-cell office:value-type="float" office:value="-13.1912726710176" calcext:value-type="float">
            <text:p>-13.1912726710176</text:p>
          </table:table-cell>
          <table:table-cell office:value-type="float" office:value="-9.75546766532464" calcext:value-type="float">
            <text:p>-9.75546766532464</text:p>
          </table:table-cell>
          <table:table-cell office:value-type="float" office:value="-14.5565989419024" calcext:value-type="float">
            <text:p>-14.5565989419024</text:p>
          </table:table-cell>
          <table:table-cell table:number-columns-repeated="4"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17.5997135379749" calcext:value-type="float">
            <text:p>17.5997135379749</text:p>
          </table:table-cell>
          <table:table-cell office:value-type="float" office:value="-74" calcext:value-type="float">
            <text:p>-74</text:p>
          </table:table-cell>
          <table:table-cell office:value-type="float" office:value="-76" calcext:value-type="float">
            <text:p>-76</text:p>
          </table:table-cell>
          <table:table-cell office:value-type="float" office:value="-76.2294312610575" calcext:value-type="float">
            <text:p>-76.2294312610575</text:p>
          </table:table-cell>
          <table:table-cell office:value-type="float" office:value="8.08439842333809" calcext:value-type="float">
            <text:p>8.08439842333809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3.9921605431694" calcext:value-type="float">
            <text:p>-73.9921605431694</text:p>
          </table:table-cell>
          <table:table-cell office:value-type="float" office:value="6.80882258550737" calcext:value-type="float">
            <text:p>6.80882258550737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3.756791830045" calcext:value-type="float">
            <text:p>-73.756791830045</text:p>
          </table:table-cell>
          <table:table-cell office:value-type="float" office:value="6.68692410879013" calcext:value-type="float">
            <text:p>6.68692410879013</text:p>
          </table:table-cell>
          <table:table-cell office:value-type="float" office:value="-10.6025810934734" calcext:value-type="float">
            <text:p>-10.6025810934734</text:p>
          </table:table-cell>
          <table:table-cell office:value-type="float" office:value="-8.66519675743457" calcext:value-type="float">
            <text:p>-8.66519675743457</text:p>
          </table:table-cell>
          <table:table-cell office:value-type="float" office:value="-11.4640772611316" calcext:value-type="float">
            <text:p>-11.4640772611316</text:p>
          </table:table-cell>
          <table:table-cell table:number-columns-repeated="4"/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17.5318307515725" calcext:value-type="float">
            <text:p>17.5318307515725</text:p>
          </table:table-cell>
          <table:table-cell office:value-type="float" office:value="-76" calcext:value-type="float">
            <text:p>-76</text:p>
          </table:table-cell>
          <table:table-cell office:value-type="float" office:value="-77" calcext:value-type="float">
            <text:p>-77</text:p>
          </table:table-cell>
          <table:table-cell office:value-type="float" office:value="-76.6147156305288" calcext:value-type="float">
            <text:p>-76.6147156305288</text:p>
          </table:table-cell>
          <table:table-cell office:value-type="float" office:value="8.32703751058668" calcext:value-type="float">
            <text:p>8.32703751058668</text:p>
          </table:table-cell>
          <table:table-cell office:value-type="float" office:value="-76" calcext:value-type="float">
            <text:p>-76</text:p>
          </table:table-cell>
          <table:table-cell office:value-type="float" office:value="-74" calcext:value-type="float">
            <text:p>-74</text:p>
          </table:table-cell>
          <table:table-cell office:value-type="float" office:value="-73.9960802715847" calcext:value-type="float">
            <text:p>-73.9960802715847</text:p>
          </table:table-cell>
          <table:table-cell office:value-type="float" office:value="6.81087132981449" calcext:value-type="float">
            <text:p>6.81087132981449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3.8783959150225" calcext:value-type="float">
            <text:p>-73.8783959150225</text:p>
          </table:table-cell>
          <table:table-cell office:value-type="float" office:value="6.74962840585406" calcext:value-type="float">
            <text:p>6.74962840585406</text:p>
          </table:table-cell>
          <table:table-cell office:value-type="float" office:value="-11.7573906362177" calcext:value-type="float">
            <text:p>-11.7573906362177</text:p>
          </table:table-cell>
          <table:table-cell office:value-type="float" office:value="-10.4625388324676" calcext:value-type="float">
            <text:p>-10.4625388324676</text:p>
          </table:table-cell>
          <table:table-cell office:value-type="float" office:value="-13.7663662626185" calcext:value-type="float">
            <text:p>-13.7663662626185</text:p>
          </table:table-cell>
          <table:table-cell table:number-columns-repeated="4"/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17.5763482698632" calcext:value-type="float">
            <text:p>17.5763482698632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6.8073578152644" calcext:value-type="float">
            <text:p>-76.8073578152644</text:p>
          </table:table-cell>
          <table:table-cell office:value-type="float" office:value="8.45107444071032" calcext:value-type="float">
            <text:p>8.45107444071032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3.9980401357924" calcext:value-type="float">
            <text:p>-73.9980401357924</text:p>
          </table:table-cell>
          <table:table-cell office:value-type="float" office:value="6.81189593312821" calcext:value-type="float">
            <text:p>6.81189593312821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3.9391979575113" calcext:value-type="float">
            <text:p>-73.9391979575113</text:p>
          </table:table-cell>
          <table:table-cell office:value-type="float" office:value="6.78120070636218" calcext:value-type="float">
            <text:p>6.78120070636218</text:p>
          </table:table-cell>
          <table:table-cell office:value-type="float" office:value="-12.372580695375" calcext:value-type="float">
            <text:p>-12.372580695375</text:p>
          </table:table-cell>
          <table:table-cell office:value-type="float" office:value="-11.4021513630266" calcext:value-type="float">
            <text:p>-11.4021513630266</text:p>
          </table:table-cell>
          <table:table-cell office:value-type="float" office:value="-14.9598725590848" calcext:value-type="float">
            <text:p>-14.9598725590848</text:p>
          </table:table-cell>
          <table:table-cell table:number-columns-repeated="4"/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17.5994008596387" calcext:value-type="float">
            <text:p>17.5994008596387</text:p>
          </table:table-cell>
          <table:table-cell office:value-type="float" office:value="-76" calcext:value-type="float">
            <text:p>-76</text:p>
          </table:table-cell>
          <table:table-cell office:value-type="float" office:value="-77" calcext:value-type="float">
            <text:p>-77</text:p>
          </table:table-cell>
          <table:table-cell office:value-type="float" office:value="-76.9036789076322" calcext:value-type="float">
            <text:p>-76.9036789076322</text:p>
          </table:table-cell>
          <table:table-cell office:value-type="float" office:value="8.51378405086926" calcext:value-type="float">
            <text:p>8.51378405086926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3.9990200678962" calcext:value-type="float">
            <text:p>-73.9990200678962</text:p>
          </table:table-cell>
          <table:table-cell office:value-type="float" office:value="6.81240829258525" calcext:value-type="float">
            <text:p>6.81240829258525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3.9695989787556" calcext:value-type="float">
            <text:p>-73.9695989787556</text:p>
          </table:table-cell>
          <table:table-cell office:value-type="float" office:value="6.79704219490714" calcext:value-type="float">
            <text:p>6.79704219490714</text:p>
          </table:table-cell>
          <table:table-cell office:value-type="float" office:value="-12.6899847848444" calcext:value-type="float">
            <text:p>-12.6899847848444</text:p>
          </table:table-cell>
          <table:table-cell office:value-type="float" office:value="-11.8825509636143" calcext:value-type="float">
            <text:p>-11.8825509636143</text:p>
          </table:table-cell>
          <table:table-cell office:value-type="float" office:value="-15.5683803068848" calcext:value-type="float">
            <text:p>-15.5683803068848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.5994008596387" calcext:value-type="float">
            <text:p>17.5994008596387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6.9518394538161" calcext:value-type="float">
            <text:p>-76.9518394538161</text:p>
          </table:table-cell>
          <table:table-cell office:value-type="float" office:value="8.54531313757379" calcext:value-type="float">
            <text:p>8.54531313757379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4.4995100339481" calcext:value-type="float">
            <text:p>-74.4995100339481</text:p>
          </table:table-cell>
          <table:table-cell office:value-type="float" office:value="7.07919161674338" calcext:value-type="float">
            <text:p>7.07919161674338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3.9847994893778" calcext:value-type="float">
            <text:p>-73.9847994893778</text:p>
          </table:table-cell>
          <table:table-cell office:value-type="float" office:value="6.80497681145392" calcext:value-type="float">
            <text:p>6.80497681145392</text:p>
          </table:table-cell>
          <table:table-cell office:value-type="float" office:value="-14.4423670632059" calcext:value-type="float">
            <text:p>-14.4423670632059</text:p>
          </table:table-cell>
          <table:table-cell office:value-type="float" office:value="-10.4424648511916" calcext:value-type="float">
            <text:p>-10.4424648511916</text:p>
          </table:table-cell>
          <table:table-cell office:value-type="float" office:value="-15.9917236526522" calcext:value-type="float">
            <text:p>-15.9917236526522</text:p>
          </table:table-cell>
          <table:table-cell table:number-columns-repeated="4"/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17.5993226906527" calcext:value-type="float">
            <text:p>17.5993226906527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6.975919726908" calcext:value-type="float">
            <text:p>-76.975919726908</text:p>
          </table:table-cell>
          <table:table-cell office:value-type="float" office:value="8.5611214395498" calcext:value-type="float">
            <text:p>8.5611214395498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4.7497550169741" calcext:value-type="float">
            <text:p>-74.7497550169741</text:p>
          </table:table-cell>
          <table:table-cell office:value-type="float" office:value="7.21647592713569" calcext:value-type="float">
            <text:p>7.21647592713569</text:p>
          </table:table-cell>
          <table:table-cell office:value-type="float" office:value="-72" calcext:value-type="float">
            <text:p>-72</text:p>
          </table:table-cell>
          <table:table-cell office:value-type="float" office:value="-74" calcext:value-type="float">
            <text:p>-74</text:p>
          </table:table-cell>
          <table:table-cell office:value-type="float" office:value="-73.9923997446889" calcext:value-type="float">
            <text:p>-73.9923997446889</text:p>
          </table:table-cell>
          <table:table-cell office:value-type="float" office:value="6.8089475925189" calcext:value-type="float">
            <text:p>6.8089475925189</text:p>
          </table:table-cell>
          <table:table-cell office:value-type="float" office:value="-15.3662669634252" calcext:value-type="float">
            <text:p>-15.3662669634252</text:p>
          </table:table-cell>
          <table:table-cell office:value-type="float" office:value="-9.67330704354105" calcext:value-type="float">
            <text:p>-9.67330704354105</text:p>
          </table:table-cell>
          <table:table-cell office:value-type="float" office:value="-16.3319585038794" calcext:value-type="float">
            <text:p>-16.3319585038794</text:p>
          </table:table-cell>
          <table:table-cell table:number-columns-repeated="4"/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17.5993629071429" calcext:value-type="float">
            <text:p>17.5993629071429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.487959863454" calcext:value-type="float">
            <text:p>-77.487959863454</text:p>
          </table:table-cell>
          <table:table-cell office:value-type="float" office:value="8.90427700543509" calcext:value-type="float">
            <text:p>8.90427700543509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6.374877508487" calcext:value-type="float">
            <text:p>-76.374877508487</text:p>
          </table:table-cell>
          <table:table-cell office:value-type="float" office:value="8.17515351978846" calcext:value-type="float">
            <text:p>8.17515351978846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3.9961998723445" calcext:value-type="float">
            <text:p>-73.9961998723445</text:p>
          </table:table-cell>
          <table:table-cell office:value-type="float" office:value="6.8109338518403" calcext:value-type="float">
            <text:p>6.8109338518403</text:p>
          </table:table-cell>
          <table:table-cell office:value-type="float" office:value="-24.555772499058" calcext:value-type="float">
            <text:p>-24.555772499058</text:p>
          </table:table-cell>
          <table:table-cell office:value-type="float" office:value="-5.69046087155014" calcext:value-type="float">
            <text:p>-5.69046087155014</text:p>
          </table:table-cell>
          <table:table-cell office:value-type="float" office:value="-23.7122255023232" calcext:value-type="float">
            <text:p>-23.7122255023232</text:p>
          </table:table-cell>
          <table:table-cell table:number-columns-repeated="4"/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17.5993152392407" calcext:value-type="float">
            <text:p>17.5993152392407</text:p>
          </table:table-cell>
          <table:table-cell office:value-type="float" office:value="-79" calcext:value-type="float">
            <text:p>-79</text:p>
          </table:table-cell>
          <table:table-cell office:value-type="float" office:value="-76" calcext:value-type="float">
            <text:p>-76</text:p>
          </table:table-cell>
          <table:table-cell office:value-type="float" office:value="-76.743979931727" calcext:value-type="float">
            <text:p>-76.743979931727</text:p>
          </table:table-cell>
          <table:table-cell office:value-type="float" office:value="8.41006458668616" calcext:value-type="float">
            <text:p>8.41006458668616</text:p>
          </table:table-cell>
          <table:table-cell office:value-type="float" office:value="-74" calcext:value-type="float">
            <text:p>-74</text:p>
          </table:table-cell>
          <table:table-cell office:value-type="float" office:value="-79" calcext:value-type="float">
            <text:p>-79</text:p>
          </table:table-cell>
          <table:table-cell office:value-type="float" office:value="-77.6874387542435" calcext:value-type="float">
            <text:p>-77.6874387542435</text:p>
          </table:table-cell>
          <table:table-cell office:value-type="float" office:value="9.041655556251" calcext:value-type="float">
            <text:p>9.041655556251</text:p>
          </table:table-cell>
          <table:table-cell office:value-type="float" office:value="-78" calcext:value-type="float">
            <text:p>-78</text:p>
          </table:table-cell>
          <table:table-cell office:value-type="float" office:value="-74" calcext:value-type="float">
            <text:p>-74</text:p>
          </table:table-cell>
          <table:table-cell office:value-type="float" office:value="-73.9980999361722" calcext:value-type="float">
            <text:p>-73.9980999361722</text:p>
          </table:table-cell>
          <table:table-cell office:value-type="float" office:value="6.81192719877216" calcext:value-type="float">
            <text:p>6.81192719877216</text:p>
          </table:table-cell>
          <table:table-cell office:value-type="float" office:value="-26.8529991815586" calcext:value-type="float">
            <text:p>-26.8529991815586</text:p>
          </table:table-cell>
          <table:table-cell office:value-type="float" office:value="4.98015856620544" calcext:value-type="float">
            <text:p>4.98015856620544</text:p>
          </table:table-cell>
          <table:table-cell office:value-type="float" office:value="-25.8891365852214" calcext:value-type="float">
            <text:p>-25.8891365852214</text:p>
          </table:table-cell>
          <table:table-cell table:number-columns-repeated="4"/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17.5993152392407" calcext:value-type="float">
            <text:p>17.5993152392407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6.3719899658635" calcext:value-type="float">
            <text:p>-76.3719899658635</text:p>
          </table:table-cell>
          <table:table-cell office:value-type="float" office:value="8.17334188509181" calcext:value-type="float">
            <text:p>8.17334188509181</text:p>
          </table:table-cell>
          <table:table-cell office:value-type="float" office:value="-75" calcext:value-type="float">
            <text:p>-75</text:p>
          </table:table-cell>
          <table:table-cell office:value-type="float" office:value="-79" calcext:value-type="float">
            <text:p>-79</text:p>
          </table:table-cell>
          <table:table-cell office:value-type="float" office:value="-78.3437193771218" calcext:value-type="float">
            <text:p>-78.3437193771218</text:p>
          </table:table-cell>
          <table:table-cell office:value-type="float" office:value="9.50876204153359" calcext:value-type="float">
            <text:p>9.50876204153359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3.9990499680861" calcext:value-type="float">
            <text:p>-73.9990499680861</text:p>
          </table:table-cell>
          <table:table-cell office:value-type="float" office:value="6.81242392656512" calcext:value-type="float">
            <text:p>6.81242392656512</text:p>
          </table:table-cell>
          <table:table-cell office:value-type="float" office:value="-28.6889316964383" calcext:value-type="float">
            <text:p>-28.6889316964383</text:p>
          </table:table-cell>
          <table:table-cell office:value-type="float" office:value="10.7031990872336" calcext:value-type="float">
            <text:p>10.7031990872336</text:p>
          </table:table-cell>
          <table:table-cell office:value-type="float" office:value="-29.3248841082543" calcext:value-type="float">
            <text:p>-29.3248841082543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.5993457407864" calcext:value-type="float">
            <text:p>17.5993457407864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6.1859949829318" calcext:value-type="float">
            <text:p>-76.1859949829318</text:p>
          </table:table-cell>
          <table:table-cell office:value-type="float" office:value="8.05749106818184" calcext:value-type="float">
            <text:p>8.05749106818184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8.6718596885609" calcext:value-type="float">
            <text:p>-78.6718596885609</text:p>
          </table:table-cell>
          <table:table-cell office:value-type="float" office:value="9.75128814133476" calcext:value-type="float">
            <text:p>9.75128814133476</text:p>
          </table:table-cell>
          <table:table-cell office:value-type="float" office:value="-74" calcext:value-type="float">
            <text:p>-74</text:p>
          </table:table-cell>
          <table:table-cell office:value-type="float" office:value="-76" calcext:value-type="float">
            <text:p>-76</text:p>
          </table:table-cell>
          <table:table-cell office:value-type="float" office:value="-74.9995249840431" calcext:value-type="float">
            <text:p>-74.9995249840431</text:p>
          </table:table-cell>
          <table:table-cell office:value-type="float" office:value="7.35615434298515" calcext:value-type="float">
            <text:p>7.35615434298515</text:p>
          </table:table-cell>
          <table:table-cell office:value-type="float" office:value="-22.7914705523925" calcext:value-type="float">
            <text:p>-22.7914705523925</text:p>
          </table:table-cell>
          <table:table-cell office:value-type="float" office:value="13.6811173188663" calcext:value-type="float">
            <text:p>13.6811173188663</text:p>
          </table:table-cell>
          <table:table-cell office:value-type="float" office:value="-25.0547994745061" calcext:value-type="float">
            <text:p>-25.0547994745061</text:p>
          </table:table-cell>
          <table:table-cell table:number-columns-repeated="4"/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17.5993457407864" calcext:value-type="float">
            <text:p>17.5993457407864</text:p>
          </table:table-cell>
          <table:table-cell office:value-type="float" office:value="-78" calcext:value-type="float">
            <text:p>-78</text:p>
          </table:table-cell>
          <table:table-cell office:value-type="float" office:value="-74" calcext:value-type="float">
            <text:p>-74</text:p>
          </table:table-cell>
          <table:table-cell office:value-type="float" office:value="-75.0929974914659" calcext:value-type="float">
            <text:p>-75.0929974914659</text:p>
          </table:table-cell>
          <table:table-cell office:value-type="float" office:value="7.40911921975726" calcext:value-type="float">
            <text:p>7.40911921975726</text:p>
          </table:table-cell>
          <table:table-cell office:value-type="float" office:value="-81" calcext:value-type="float">
            <text:p>-81</text:p>
          </table:table-cell>
          <table:table-cell office:value-type="float" office:value="-77" calcext:value-type="float">
            <text:p>-77</text:p>
          </table:table-cell>
          <table:table-cell office:value-type="float" office:value="-77.8359298442804" calcext:value-type="float">
            <text:p>-77.8359298442804</text:p>
          </table:table-cell>
          <table:table-cell office:value-type="float" office:value="9.14529378686155" calcext:value-type="float">
            <text:p>9.14529378686155</text:p>
          </table:table-cell>
          <table:table-cell office:value-type="float" office:value="-73" calcext:value-type="float">
            <text:p>-73</text:p>
          </table:table-cell>
          <table:table-cell office:value-type="float" office:value="-76" calcext:value-type="float">
            <text:p>-76</text:p>
          </table:table-cell>
          <table:table-cell office:value-type="float" office:value="-75.4997624920215" calcext:value-type="float">
            <text:p>-75.4997624920215</text:p>
          </table:table-cell>
          <table:table-cell office:value-type="float" office:value="7.6440833941178" calcext:value-type="float">
            <text:p>7.6440833941178</text:p>
          </table:table-cell>
          <table:table-cell office:value-type="float" office:value="-9.13705188298226" calcext:value-type="float">
            <text:p>-9.13705188298226</text:p>
          </table:table-cell>
          <table:table-cell office:value-type="float" office:value="13.0342503797419" calcext:value-type="float">
            <text:p>13.0342503797419</text:p>
          </table:table-cell>
          <table:table-cell office:value-type="float" office:value="-13.6087152981684" calcext:value-type="float">
            <text:p>-13.6087152981684</text:p>
          </table:table-cell>
          <table:table-cell table:number-columns-repeated="4"/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17.599328577567" calcext:value-type="float">
            <text:p>17.599328577567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5464987457329" calcext:value-type="float">
            <text:p>-74.5464987457329</text:p>
          </table:table-cell>
          <table:table-cell office:value-type="float" office:value="7.10476893581033" calcext:value-type="float">
            <text:p>7.10476893581033</text:p>
          </table:table-cell>
          <table:table-cell office:value-type="float" office:value="-79" calcext:value-type="float">
            <text:p>-79</text:p>
          </table:table-cell>
          <table:table-cell office:value-type="float" office:value="-77" calcext:value-type="float">
            <text:p>-77</text:p>
          </table:table-cell>
          <table:table-cell office:value-type="float" office:value="-77.4179649221402" calcext:value-type="float">
            <text:p>-77.4179649221402</text:p>
          </table:table-cell>
          <table:table-cell office:value-type="float" office:value="8.85656873309293" calcext:value-type="float">
            <text:p>8.85656873309293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5.7498812460108" calcext:value-type="float">
            <text:p>-75.7498812460108</text:p>
          </table:table-cell>
          <table:table-cell office:value-type="float" office:value="7.79224695998195" calcext:value-type="float">
            <text:p>7.79224695998195</text:p>
          </table:table-cell>
          <table:table-cell office:value-type="float" office:value="-2.70680764357443" calcext:value-type="float">
            <text:p>-2.70680764357443</text:p>
          </table:table-cell>
          <table:table-cell office:value-type="float" office:value="12.6795764057927" calcext:value-type="float">
            <text:p>12.6795764057927</text:p>
          </table:table-cell>
          <table:table-cell office:value-type="float" office:value="-10.232515055272" calcext:value-type="float">
            <text:p>-10.232515055272</text:p>
          </table:table-cell>
          <table:table-cell table:number-columns-repeated="4"/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17.5993918515037" calcext:value-type="float">
            <text:p>17.5993918515037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5.2732493728665" calcext:value-type="float">
            <text:p>-75.2732493728665</text:p>
          </table:table-cell>
          <table:table-cell office:value-type="float" office:value="7.51233556685677" calcext:value-type="float">
            <text:p>7.51233556685677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7.2089824610701" calcext:value-type="float">
            <text:p>-77.2089824610701</text:p>
          </table:table-cell>
          <table:table-cell office:value-type="float" office:value="8.71564264868756" calcext:value-type="float">
            <text:p>8.71564264868756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-75.8749406230054" calcext:value-type="float">
            <text:p>-75.8749406230054</text:p>
          </table:table-cell>
          <table:table-cell office:value-type="float" office:value="7.8674022219905" calcext:value-type="float">
            <text:p>7.8674022219905</text:p>
          </table:table-cell>
          <table:table-cell office:value-type="float" office:value="-3.42829761869386" calcext:value-type="float">
            <text:p>-3.42829761869386</text:p>
          </table:table-cell>
          <table:table-cell office:value-type="float" office:value="8.84601868661832" calcext:value-type="float">
            <text:p>8.84601868661832</text:p>
          </table:table-cell>
          <table:table-cell office:value-type="float" office:value="-4.96393252000854" calcext:value-type="float">
            <text:p>-4.96393252000854</text:p>
          </table:table-cell>
          <table:table-cell table:number-columns-repeated="4"/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17.5995333014628" calcext:value-type="float">
            <text:p>17.5995333014628</text:p>
          </table:table-cell>
          <table:table-cell office:value-type="float" office:value="-74" calcext:value-type="float">
            <text:p>-74</text:p>
          </table:table-cell>
          <table:table-cell office:value-type="float" office:value="-76" calcext:value-type="float">
            <text:p>-76</text:p>
          </table:table-cell>
          <table:table-cell office:value-type="float" office:value="-75.6366246864332" calcext:value-type="float">
            <text:p>-75.6366246864332</text:p>
          </table:table-cell>
          <table:table-cell office:value-type="float" office:value="7.72480436611684" calcext:value-type="float">
            <text:p>7.72480436611684</text:p>
          </table:table-cell>
          <table:table-cell office:value-type="float" office:value="-74" calcext:value-type="float">
            <text:p>-74</text:p>
          </table:table-cell>
          <table:table-cell office:value-type="float" office:value="-79" calcext:value-type="float">
            <text:p>-79</text:p>
          </table:table-cell>
          <table:table-cell office:value-type="float" office:value="-78.104491230535" calcext:value-type="float">
            <text:p>-78.104491230535</text:p>
          </table:table-cell>
          <table:table-cell office:value-type="float" office:value="9.33576062711955" calcext:value-type="float">
            <text:p>9.33576062711955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5.9374703115027" calcext:value-type="float">
            <text:p>-75.9374703115027</text:p>
          </table:table-cell>
          <table:table-cell office:value-type="float" office:value="7.90525124133295" calcext:value-type="float">
            <text:p>7.90525124133295</text:p>
          </table:table-cell>
          <table:table-cell office:value-type="float" office:value="-9.24805315098408" calcext:value-type="float">
            <text:p>-9.24805315098408</text:p>
          </table:table-cell>
          <table:table-cell office:value-type="float" office:value="12.4626472691354" calcext:value-type="float">
            <text:p>12.4626472691354</text:p>
          </table:table-cell>
          <table:table-cell office:value-type="float" office:value="-12.9800118791793" calcext:value-type="float">
            <text:p>-12.9800118791793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.5994476868229" calcext:value-type="float">
            <text:p>17.5994476868229</text:p>
          </table:table-cell>
          <table:table-cell office:value-type="float" office:value="-74" calcext:value-type="float">
            <text:p>-74</text:p>
          </table:table-cell>
          <table:table-cell office:value-type="float" office:value="-76" calcext:value-type="float">
            <text:p>-76</text:p>
          </table:table-cell>
          <table:table-cell office:value-type="float" office:value="-75.8183123432166" calcext:value-type="float">
            <text:p>-75.8183123432166</text:p>
          </table:table-cell>
          <table:table-cell office:value-type="float" office:value="7.83328169781223" calcext:value-type="float">
            <text:p>7.83328169781223</text:p>
          </table:table-cell>
          <table:table-cell office:value-type="float" office:value="-75" calcext:value-type="float">
            <text:p>-75</text:p>
          </table:table-cell>
          <table:table-cell office:value-type="float" office:value="-79" calcext:value-type="float">
            <text:p>-79</text:p>
          </table:table-cell>
          <table:table-cell office:value-type="float" office:value="-78.5522456152675" calcext:value-type="float">
            <text:p>-78.5522456152675</text:p>
          </table:table-cell>
          <table:table-cell office:value-type="float" office:value="9.66217399300983" calcext:value-type="float">
            <text:p>9.66217399300983</text:p>
          </table:table-cell>
          <table:table-cell office:value-type="float" office:value="-74" calcext:value-type="float">
            <text:p>-74</text:p>
          </table:table-cell>
          <table:table-cell office:value-type="float" office:value="-76" calcext:value-type="float">
            <text:p>-76</text:p>
          </table:table-cell>
          <table:table-cell office:value-type="float" office:value="-75.9687351557514" calcext:value-type="float">
            <text:p>-75.9687351557514</text:p>
          </table:table-cell>
          <table:table-cell office:value-type="float" office:value="7.92424397881585" calcext:value-type="float">
            <text:p>7.92424397881585</text:p>
          </table:table-cell>
          <table:table-cell office:value-type="float" office:value="-12.448688936252" calcext:value-type="float">
            <text:p>-12.448688936252</text:p>
          </table:table-cell>
          <table:table-cell office:value-type="float" office:value="14.5142291426888" calcext:value-type="float">
            <text:p>14.5142291426888</text:p>
          </table:table-cell>
          <table:table-cell office:value-type="float" office:value="-17.0131714672005" calcext:value-type="float">
            <text:p>-17.0131714672005</text:p>
          </table:table-cell>
          <table:table-cell table:number-columns-repeated="4"/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17.5994673924554" calcext:value-type="float">
            <text:p>17.5994673924554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-75.9091561716083" calcext:value-type="float">
            <text:p>-75.9091561716083</text:p>
          </table:table-cell>
          <table:table-cell office:value-type="float" office:value="7.88809027783102" calcext:value-type="float">
            <text:p>7.88809027783102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8.7761228076338" calcext:value-type="float">
            <text:p>-78.7761228076338</text:p>
          </table:table-cell>
          <table:table-cell office:value-type="float" office:value="9.82963579844636" calcext:value-type="float">
            <text:p>9.82963579844636</text:p>
          </table:table-cell>
          <table:table-cell office:value-type="float" office:value="-74" calcext:value-type="float">
            <text:p>-74</text:p>
          </table:table-cell>
          <table:table-cell office:value-type="float" office:value="-76" calcext:value-type="float">
            <text:p>-76</text:p>
          </table:table-cell>
          <table:table-cell office:value-type="float" office:value="-75.9843675778757" calcext:value-type="float">
            <text:p>-75.9843675778757</text:p>
          </table:table-cell>
          <table:table-cell office:value-type="float" office:value="7.93375745231559" calcext:value-type="float">
            <text:p>7.93375745231559</text:p>
          </table:table-cell>
          <table:table-cell office:value-type="float" office:value="-14.1273374333584" calcext:value-type="float">
            <text:p>-14.1273374333584</text:p>
          </table:table-cell>
          <table:table-cell office:value-type="float" office:value="15.60625986313" calcext:value-type="float">
            <text:p>15.60625986313</text:p>
          </table:table-cell>
          <table:table-cell office:value-type="float" office:value="-19.1037936385066" calcext:value-type="float">
            <text:p>-19.1037936385066</text:p>
          </table:table-cell>
          <table:table-cell table:number-columns-repeated="4"/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17.5994879064366" calcext:value-type="float">
            <text:p>17.5994879064366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float" office:value="-75.9545780858042" calcext:value-type="float">
            <text:p>-75.9545780858042</text:p>
          </table:table-cell>
          <table:table-cell office:value-type="float" office:value="7.9156382090993" calcext:value-type="float">
            <text:p>7.9156382090993</text:p>
          </table:table-cell>
          <table:table-cell office:value-type="float" office:value="-81" calcext:value-type="float">
            <text:p>-81</text:p>
          </table:table-cell>
          <table:table-cell office:value-type="float" office:value="-79" calcext:value-type="float">
            <text:p>-79</text:p>
          </table:table-cell>
          <table:table-cell office:value-type="float" office:value="-78.8880614038169" calcext:value-type="float">
            <text:p>-78.8880614038169</text:p>
          </table:table-cell>
          <table:table-cell office:value-type="float" office:value="9.91445197600269" calcext:value-type="float">
            <text:p>9.91445197600269</text:p>
          </table:table-cell>
          <table:table-cell office:value-type="float" office:value="-76" calcext:value-type="float">
            <text:p>-76</text:p>
          </table:table-cell>
          <table:table-cell office:value-type="float" office:value="-77" calcext:value-type="float">
            <text:p>-77</text:p>
          </table:table-cell>
          <table:table-cell office:value-type="float" office:value="-76.4921837889378" calcext:value-type="float">
            <text:p>-76.4921837889378</text:p>
          </table:table-cell>
          <table:table-cell office:value-type="float" office:value="8.24909160287726" calcext:value-type="float">
            <text:p>8.24909160287726</text:p>
          </table:table-cell>
          <table:table-cell office:value-type="float" office:value="-10.4165975547599" calcext:value-type="float">
            <text:p>-10.4165975547599</text:p>
          </table:table-cell>
          <table:table-cell office:value-type="float" office:value="16.1695589668686" calcext:value-type="float">
            <text:p>16.1695589668686</text:p>
          </table:table-cell>
          <table:table-cell office:value-type="float" office:value="-17.0515944186452" calcext:value-type="float">
            <text:p>-17.0515944186452</text:p>
          </table:table-cell>
          <table:table-cell table:number-columns-repeated="4"/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17.5994097360416" calcext:value-type="float">
            <text:p>17.5994097360416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5.9772890429021" calcext:value-type="float">
            <text:p>-75.9772890429021</text:p>
          </table:table-cell>
          <table:table-cell office:value-type="float" office:value="7.92944823133988" calcext:value-type="float">
            <text:p>7.92944823133988</text:p>
          </table:table-cell>
          <table:table-cell office:value-type="float" office:value="-81" calcext:value-type="float">
            <text:p>-81</text:p>
          </table:table-cell>
          <table:table-cell office:value-type="float" office:value="-78" calcext:value-type="float">
            <text:p>-78</text:p>
          </table:table-cell>
          <table:table-cell office:value-type="float" office:value="-78.4440307019085" calcext:value-type="float">
            <text:p>-78.4440307019085</text:p>
          </table:table-cell>
          <table:table-cell office:value-type="float" office:value="9.58225425153686" calcext:value-type="float">
            <text:p>9.58225425153686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6.7460918944689" calcext:value-type="float">
            <text:p>-76.7460918944689</text:p>
          </table:table-cell>
          <table:table-cell office:value-type="float" office:value="8.41142796134427" calcext:value-type="float">
            <text:p>8.41142796134427</text:p>
          </table:table-cell>
          <table:table-cell office:value-type="float" office:value="-5.27935073109668" calcext:value-type="float">
            <text:p>-5.27935073109668</text:p>
          </table:table-cell>
          <table:table-cell office:value-type="float" office:value="13.1261124034532" calcext:value-type="float">
            <text:p>13.1261124034532</text:p>
          </table:table-cell>
          <table:table-cell office:value-type="float" office:value="-11.1314628336499" calcext:value-type="float">
            <text:p>-11.1314628336499</text:p>
          </table:table-cell>
          <table:table-cell table:number-columns-repeated="4"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17.5994097360416" calcext:value-type="float">
            <text:p>17.5994097360416</text:p>
          </table:table-cell>
          <table:table-cell office:value-type="float" office:value="-74" calcext:value-type="float">
            <text:p>-74</text:p>
          </table:table-cell>
          <table:table-cell office:value-type="float" office:value="-76" calcext:value-type="float">
            <text:p>-76</text:p>
          </table:table-cell>
          <table:table-cell office:value-type="float" office:value="-75.988644521451" calcext:value-type="float">
            <text:p>-75.988644521451</text:p>
          </table:table-cell>
          <table:table-cell office:value-type="float" office:value="7.93636227495808" calcext:value-type="float">
            <text:p>7.93636227495808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8.2220153509542" calcext:value-type="float">
            <text:p>-78.2220153509542</text:p>
          </table:table-cell>
          <table:table-cell office:value-type="float" office:value="9.4203530294995" calcext:value-type="float">
            <text:p>9.4203530294995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6.8730459472345" calcext:value-type="float">
            <text:p>-76.8730459472345</text:p>
          </table:table-cell>
          <table:table-cell office:value-type="float" office:value="8.49379023977973" calcext:value-type="float">
            <text:p>8.49379023977973</text:p>
          </table:table-cell>
          <table:table-cell office:value-type="float" office:value="-2.74400619465472" calcext:value-type="float">
            <text:p>-2.74400619465472</text:p>
          </table:table-cell>
          <table:table-cell office:value-type="float" office:value="11.6778204731921" calcext:value-type="float">
            <text:p>11.6778204731921</text:p>
          </table:table-cell>
          <table:table-cell office:value-type="float" office:value="-8.30907224357274" calcext:value-type="float">
            <text:p>-8.30907224357274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.5993620731581" calcext:value-type="float">
            <text:p>17.5993620731581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75.9943222607255" calcext:value-type="float">
            <text:p>-75.9943222607255</text:p>
          </table:table-cell>
          <table:table-cell office:value-type="float" office:value="7.93982155718869" calcext:value-type="float">
            <text:p>7.93982155718869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office:value-type="float" office:value="-78.1110076754771" calcext:value-type="float">
            <text:p>-78.1110076754771</text:p>
          </table:table-cell>
          <table:table-cell office:value-type="float" office:value="9.3404311282747" calcext:value-type="float">
            <text:p>9.3404311282747</text:p>
          </table:table-cell>
          <table:table-cell office:value-type="float" office:value="-76" calcext:value-type="float">
            <text:p>-76</text:p>
          </table:table-cell>
          <table:table-cell office:value-type="float" office:value="-77" calcext:value-type="float">
            <text:p>-77</text:p>
          </table:table-cell>
          <table:table-cell office:value-type="float" office:value="-76.9365229736172" calcext:value-type="float">
            <text:p>-76.9365229736172</text:p>
          </table:table-cell>
          <table:table-cell office:value-type="float" office:value="8.53527331264233" calcext:value-type="float">
            <text:p>8.53527331264233</text:p>
          </table:table-cell>
          <table:table-cell office:value-type="float" office:value="-1.48376431355912" calcext:value-type="float">
            <text:p>-1.48376431355912</text:p>
          </table:table-cell>
          <table:table-cell office:value-type="float" office:value="10.9713124100204" calcext:value-type="float">
            <text:p>10.9713124100204</text:p>
          </table:table-cell>
          <table:table-cell office:value-type="float" office:value="-6.9563439585776" calcext:value-type="float">
            <text:p>-6.9563439585776</text:p>
          </table:table-cell>
          <table:table-cell table:number-columns-repeated="4"/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17.5993620731581" calcext:value-type="float">
            <text:p>17.5993620731581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float" office:value="-75.9971611303628" calcext:value-type="float">
            <text:p>-75.9971611303628</text:p>
          </table:table-cell>
          <table:table-cell office:value-type="float" office:value="7.94155176369675" calcext:value-type="float">
            <text:p>7.94155176369675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0555038377386" calcext:value-type="float">
            <text:p>-78.0555038377386</text:p>
          </table:table-cell>
          <table:table-cell office:value-type="float" office:value="9.30072480868688" calcext:value-type="float">
            <text:p>9.30072480868688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office:value-type="float" office:value="-77.4682614868086" calcext:value-type="float">
            <text:p>-77.4682614868086</text:p>
          </table:table-cell>
          <table:table-cell office:value-type="float" office:value="8.89082474494687" calcext:value-type="float">
            <text:p>8.89082474494687</text:p>
          </table:table-cell>
          <table:table-cell office:value-type="float" office:value="4.45376754224772" calcext:value-type="float">
            <text:p>4.45376754224772</text:p>
          </table:table-cell>
          <table:table-cell office:value-type="float" office:value="10.6223807052039" calcext:value-type="float">
            <text:p>10.6223807052039</text:p>
          </table:table-cell>
          <table:table-cell office:value-type="float" office:value="-7.66980422291087" calcext:value-type="float">
            <text:p>-7.66980422291087</text:p>
          </table:table-cell>
          <table:table-cell table:number-columns-repeated="4"/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17.5993241234196" calcext:value-type="float">
            <text:p>17.5993241234196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float" office:value="-75.9985805651814" calcext:value-type="float">
            <text:p>-75.9985805651814</text:p>
          </table:table-cell>
          <table:table-cell office:value-type="float" office:value="7.9424170083349" calcext:value-type="float">
            <text:p>7.9424170083349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0277519188693" calcext:value-type="float">
            <text:p>-78.0277519188693</text:p>
          </table:table-cell>
          <table:table-cell office:value-type="float" office:value="9.28093499088159" calcext:value-type="float">
            <text:p>9.28093499088159</text:p>
          </table:table-cell>
          <table:table-cell office:value-type="float" office:value="-76" calcext:value-type="float">
            <text:p>-76</text:p>
          </table:table-cell>
          <table:table-cell office:value-type="float" office:value="-78" calcext:value-type="float">
            <text:p>-78</text:p>
          </table:table-cell>
          <table:table-cell office:value-type="float" office:value="-77.7341307434043" calcext:value-type="float">
            <text:p>-77.7341307434043</text:p>
          </table:table-cell>
          <table:table-cell office:value-type="float" office:value="9.07411665387116" calcext:value-type="float">
            <text:p>9.07411665387116</text:p>
          </table:table-cell>
          <table:table-cell office:value-type="float" office:value="7.59869182842716" calcext:value-type="float">
            <text:p>7.59869182842716</text:p>
          </table:table-cell>
          <table:table-cell office:value-type="float" office:value="10.4489847139467" calcext:value-type="float">
            <text:p>10.4489847139467</text:p>
          </table:table-cell>
          <table:table-cell office:value-type="float" office:value="-9.65623461908968" calcext:value-type="float">
            <text:p>-9.65623461908968</text:p>
          </table:table-cell>
          <table:table-cell table:number-columns-repeated="4"/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17.5993241234196" calcext:value-type="float">
            <text:p>17.5993241234196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5.9992902825907" calcext:value-type="float">
            <text:p>-75.9992902825907</text:p>
          </table:table-cell>
          <table:table-cell office:value-type="float" office:value="7.94284966600449" calcext:value-type="float">
            <text:p>7.94284966600449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0138759594346" calcext:value-type="float">
            <text:p>-78.0138759594346</text:p>
          </table:table-cell>
          <table:table-cell office:value-type="float" office:value="9.27105587816257" calcext:value-type="float">
            <text:p>9.27105587816257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.8670653717022" calcext:value-type="float">
            <text:p>-77.8670653717022</text:p>
          </table:table-cell>
          <table:table-cell office:value-type="float" office:value="9.16717479618201" calcext:value-type="float">
            <text:p>9.16717479618201</text:p>
          </table:table-cell>
          <table:table-cell office:value-type="float" office:value="9.21734359875187" calcext:value-type="float">
            <text:p>9.21734359875187</text:p>
          </table:table-cell>
          <table:table-cell office:value-type="float" office:value="10.3625528542114" calcext:value-type="float">
            <text:p>10.3625528542114</text:p>
          </table:table-cell>
          <table:table-cell office:value-type="float" office:value="-10.8970825861168" calcext:value-type="float">
            <text:p>-10.8970825861168</text:p>
          </table:table-cell>
          <table:table-cell table:number-columns-repeated="4"/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17.5993546314221" calcext:value-type="float">
            <text:p>17.5993546314221</text:p>
          </table:table-cell>
          <table:table-cell office:value-type="float" office:value="-76" calcext:value-type="float">
            <text:p>-76</text:p>
          </table:table-cell>
          <table:table-cell office:value-type="float" office:value="-77" calcext:value-type="float">
            <text:p>-77</text:p>
          </table:table-cell>
          <table:table-cell office:value-type="float" office:value="-76.4996451412953" calcext:value-type="float">
            <text:p>-76.4996451412953</text:p>
          </table:table-cell>
          <table:table-cell office:value-type="float" office:value="8.25381704525616" calcext:value-type="float">
            <text:p>8.25381704525616</text:p>
          </table:table-cell>
          <table:table-cell office:value-type="float" office:value="-78" calcext:value-type="float">
            <text:p>-78</text:p>
          </table:table-cell>
          <table:table-cell office:value-type="float" office:value="-80" calcext:value-type="float">
            <text:p>-80</text:p>
          </table:table-cell>
          <table:table-cell office:value-type="float" office:value="-79.0069379797173" calcext:value-type="float">
            <text:p>-79.0069379797173</text:p>
          </table:table-cell>
          <table:table-cell office:value-type="float" office:value="10.0053265143084" calcext:value-type="float">
            <text:p>10.0053265143084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.9335326858511" calcext:value-type="float">
            <text:p>-77.9335326858511</text:p>
          </table:table-cell>
          <table:table-cell office:value-type="float" office:value="9.21406113653172" calcext:value-type="float">
            <text:p>9.21406113653172</text:p>
          </table:table-cell>
          <table:table-cell office:value-type="float" office:value="1.5038238138788" calcext:value-type="float">
            <text:p>1.5038238138788</text:p>
          </table:table-cell>
          <table:table-cell office:value-type="float" office:value="14.5068467460734" calcext:value-type="float">
            <text:p>14.5068467460734</text:p>
          </table:table-cell>
          <table:table-cell office:value-type="float" office:value="-11.3915702229663" calcext:value-type="float">
            <text:p>-11.3915702229663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.599347191194" calcext:value-type="float">
            <text:p>17.599347191194</text:p>
          </table:table-cell>
          <table:table-cell office:value-type="float" office:value="-76" calcext:value-type="float">
            <text:p>-76</text:p>
          </table:table-cell>
          <table:table-cell office:value-type="float" office:value="-77" calcext:value-type="float">
            <text:p>-77</text:p>
          </table:table-cell>
          <table:table-cell office:value-type="float" office:value="-76.7498225706477" calcext:value-type="float">
            <text:p>-76.7498225706477</text:p>
          </table:table-cell>
          <table:table-cell office:value-type="float" office:value="8.413836834308" calcext:value-type="float">
            <text:p>8.413836834308</text:p>
          </table:table-cell>
          <table:table-cell office:value-type="float" office:value="-78" calcext:value-type="float">
            <text:p>-78</text:p>
          </table:table-cell>
          <table:table-cell office:value-type="float" office:value="-80" calcext:value-type="float">
            <text:p>-80</text:p>
          </table:table-cell>
          <table:table-cell office:value-type="float" office:value="-79.5034689898587" calcext:value-type="float">
            <text:p>-79.5034689898587</text:p>
          </table:table-cell>
          <table:table-cell office:value-type="float" office:value="10.393990119838" calcext:value-type="float">
            <text:p>10.393990119838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7.4667663429255" calcext:value-type="float">
            <text:p>-77.4667663429255</text:p>
          </table:table-cell>
          <table:table-cell office:value-type="float" office:value="8.88980452325528" calcext:value-type="float">
            <text:p>8.88980452325528</text:p>
          </table:table-cell>
          <table:table-cell office:value-type="float" office:value="-8.518558817471" calcext:value-type="float">
            <text:p>-8.518558817471</text:p>
          </table:table-cell>
          <table:table-cell office:value-type="float" office:value="16.8983546986058" calcext:value-type="float">
            <text:p>16.8983546986058</text:p>
          </table:table-cell>
          <table:table-cell office:value-type="float" office:value="-16.4323977765175" calcext:value-type="float">
            <text:p>-16.4323977765175</text:p>
          </table:table-cell>
          <table:table-cell table:number-columns-repeated="4"/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17.599347191194" calcext:value-type="float">
            <text:p>17.599347191194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6.8749112853238" calcext:value-type="float">
            <text:p>-76.8749112853238</text:p>
          </table:table-cell>
          <table:table-cell office:value-type="float" office:value="8.4950063826927" calcext:value-type="float">
            <text:p>8.4950063826927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79.7517344949293" calcext:value-type="float">
            <text:p>-79.7517344949293</text:p>
          </table:table-cell>
          <table:table-cell office:value-type="float" office:value="10.5939475026454" calcext:value-type="float">
            <text:p>10.5939475026454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7.2333831714628" calcext:value-type="float">
            <text:p>-77.2333831714628</text:p>
          </table:table-cell>
          <table:table-cell office:value-type="float" office:value="8.7319808055623" calcext:value-type="float">
            <text:p>8.7319808055623</text:p>
          </table:table-cell>
          <table:table-cell office:value-type="float" office:value="-13.5082859892187" calcext:value-type="float">
            <text:p>-13.5082859892187</text:p>
          </table:table-cell>
          <table:table-cell office:value-type="float" office:value="18.1820864758263" calcext:value-type="float">
            <text:p>18.1820864758263</text:p>
          </table:table-cell>
          <table:table-cell office:value-type="float" office:value="-20.5489161661655" calcext:value-type="float">
            <text:p>-20.5489161661655</text:p>
          </table:table-cell>
          <table:table-cell table:number-columns-repeated="4"/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17.5994581441631" calcext:value-type="float">
            <text:p>17.5994581441631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6.9374556426619" calcext:value-type="float">
            <text:p>-76.9374556426619</text:p>
          </table:table-cell>
          <table:table-cell office:value-type="float" office:value="8.53588433200626" calcext:value-type="float">
            <text:p>8.53588433200626</text:p>
          </table:table-cell>
          <table:table-cell office:value-type="float" office:value="-81" calcext:value-type="float">
            <text:p>-81</text:p>
          </table:table-cell>
          <table:table-cell office:value-type="float" office:value="-80" calcext:value-type="float">
            <text:p>-80</text:p>
          </table:table-cell>
          <table:table-cell office:value-type="float" office:value="-79.8758672474647" calcext:value-type="float">
            <text:p>-79.8758672474647</text:p>
          </table:table-cell>
          <table:table-cell office:value-type="float" office:value="10.6953641286121" calcext:value-type="float">
            <text:p>10.6953641286121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7.1166915857314" calcext:value-type="float">
            <text:p>-77.1166915857314</text:p>
          </table:table-cell>
          <table:table-cell office:value-type="float" office:value="8.65412278830454" calcext:value-type="float">
            <text:p>8.65412278830454</text:p>
          </table:table-cell>
          <table:table-cell office:value-type="float" office:value="-16.0004580257538" calcext:value-type="float">
            <text:p>-16.0004580257538</text:p>
          </table:table-cell>
          <table:table-cell office:value-type="float" office:value="18.8470420519146" calcext:value-type="float">
            <text:p>18.8470420519146</text:p>
          </table:table-cell>
          <table:table-cell office:value-type="float" office:value="-22.7823134487515" calcext:value-type="float">
            <text:p>-22.7823134487515</text:p>
          </table:table-cell>
          <table:table-cell table:number-columns-repeated="4"/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17.5994812174155" calcext:value-type="float">
            <text:p>17.5994812174155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float" office:value="-76.468727821331" calcext:value-type="float">
            <text:p>-76.468727821331</text:p>
          </table:table-cell>
          <table:table-cell office:value-type="float" office:value="8.23425402404686" calcext:value-type="float">
            <text:p>8.23425402404686</text:p>
          </table:table-cell>
          <table:table-cell office:value-type="float" office:value="-81" calcext:value-type="float">
            <text:p>-81</text:p>
          </table:table-cell>
          <table:table-cell office:value-type="float" office:value="-80" calcext:value-type="float">
            <text:p>-80</text:p>
          </table:table-cell>
          <table:table-cell office:value-type="float" office:value="-79.9379336237323" calcext:value-type="float">
            <text:p>-79.9379336237323</text:p>
          </table:table-cell>
          <table:table-cell office:value-type="float" office:value="10.7464359385454" calcext:value-type="float">
            <text:p>10.7464359385454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7.0583457928657" calcext:value-type="float">
            <text:p>-77.0583457928657</text:p>
          </table:table-cell>
          <table:table-cell office:value-type="float" office:value="8.61545449841783" calcext:value-type="float">
            <text:p>8.61545449841783</text:p>
          </table:table-cell>
          <table:table-cell office:value-type="float" office:value="-14.653465599492" calcext:value-type="float">
            <text:p>-14.653465599492</text:p>
          </table:table-cell>
          <table:table-cell office:value-type="float" office:value="21.6440663857859" calcext:value-type="float">
            <text:p>21.6440663857859</text:p>
          </table:table-cell>
          <table:table-cell office:value-type="float" office:value="-24.3546154848327" calcext:value-type="float">
            <text:p>-24.3546154848327</text:p>
          </table:table-cell>
          <table:table-cell table:number-columns-repeated="4"/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17.5995519525679" calcext:value-type="float">
            <text:p>17.5995519525679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float" office:value="-76.2343639106655" calcext:value-type="float">
            <text:p>-76.2343639106655</text:p>
          </table:table-cell>
          <table:table-cell office:value-type="float" office:value="8.08745971439268" calcext:value-type="float">
            <text:p>8.08745971439268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79.9689668118662" calcext:value-type="float">
            <text:p>-79.9689668118662</text:p>
          </table:table-cell>
          <table:table-cell office:value-type="float" office:value="10.772063223908" calcext:value-type="float">
            <text:p>10.772063223908</text:p>
          </table:table-cell>
          <table:table-cell office:value-type="float" office:value="-76" calcext:value-type="float">
            <text:p>-76</text:p>
          </table:table-cell>
          <table:table-cell office:value-type="float" office:value="-77" calcext:value-type="float">
            <text:p>-77</text:p>
          </table:table-cell>
          <table:table-cell office:value-type="float" office:value="-77.0291728964328" calcext:value-type="float">
            <text:p>-77.0291728964328</text:p>
          </table:table-cell>
          <table:table-cell office:value-type="float" office:value="8.59618519332235" calcext:value-type="float">
            <text:p>8.59618519332235</text:p>
          </table:table-cell>
          <table:table-cell office:value-type="float" office:value="-14.0434981758397" calcext:value-type="float">
            <text:p>-14.0434981758397</text:p>
          </table:table-cell>
          <table:table-cell office:value-type="float" office:value="22.9837915763399" calcext:value-type="float">
            <text:p>22.9837915763399</text:p>
          </table:table-cell>
          <table:table-cell office:value-type="float" office:value="-25.2276587968072" calcext:value-type="float">
            <text:p>-25.227658796807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.5996629133655" calcext:value-type="float">
            <text:p>17.5996629133655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6.1171819553327" calcext:value-type="float">
            <text:p>-76.1171819553327</text:p>
          </table:table-cell>
          <table:table-cell office:value-type="float" office:value="8.01504684848272" calcext:value-type="float">
            <text:p>8.01504684848272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9.4844834059331" calcext:value-type="float">
            <text:p>-79.4844834059331</text:p>
          </table:table-cell>
          <table:table-cell office:value-type="float" office:value="10.3788550543439" calcext:value-type="float">
            <text:p>10.3788550543439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7.0145864482164" calcext:value-type="float">
            <text:p>-77.0145864482164</text:p>
          </table:table-cell>
          <table:table-cell office:value-type="float" office:value="8.58656670843495" calcext:value-type="float">
            <text:p>8.58656670843495</text:p>
          </table:table-cell>
          <table:table-cell office:value-type="float" office:value="-10.0606976962266" calcext:value-type="float">
            <text:p>-10.0606976962266</text:p>
          </table:table-cell>
          <table:table-cell office:value-type="float" office:value="19.7334801162307" calcext:value-type="float">
            <text:p>19.7334801162307</text:p>
          </table:table-cell>
          <table:table-cell office:value-type="float" office:value="-20.1527784766339" calcext:value-type="float">
            <text:p>-20.1527784766339</text:p>
          </table:table-cell>
          <table:table-cell table:number-columns-repeated="4"/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17.5996859948723" calcext:value-type="float">
            <text:p>17.5996859948723</text:p>
          </table:table-cell>
          <table:table-cell office:value-type="float" office:value="-76" calcext:value-type="float">
            <text:p>-76</text:p>
          </table:table-cell>
          <table:table-cell office:value-type="float" office:value="-77" calcext:value-type="float">
            <text:p>-77</text:p>
          </table:table-cell>
          <table:table-cell office:value-type="float" office:value="-76.5585909776664" calcext:value-type="float">
            <text:p>-76.5585909776664</text:p>
          </table:table-cell>
          <table:table-cell office:value-type="float" office:value="8.29124406163363" calcext:value-type="float">
            <text:p>8.29124406163363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9.2422417029665" calcext:value-type="float">
            <text:p>-79.2422417029665</text:p>
          </table:table-cell>
          <table:table-cell office:value-type="float" office:value="10.187666589727" calcext:value-type="float">
            <text:p>10.187666589727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7.0072932241082" calcext:value-type="float">
            <text:p>-77.0072932241082</text:p>
          </table:table-cell>
          <table:table-cell office:value-type="float" office:value="8.58176150262973" calcext:value-type="float">
            <text:p>8.58176150262973</text:p>
          </table:table-cell>
          <table:table-cell office:value-type="float" office:value="-10.604698378283" calcext:value-type="float">
            <text:p>-10.604698378283</text:p>
          </table:table-cell>
          <table:table-cell office:value-type="float" office:value="15.899010206302" calcext:value-type="float">
            <text:p>15.899010206302</text:p>
          </table:table-cell>
          <table:table-cell office:value-type="float" office:value="-16.7400374709952" calcext:value-type="float">
            <text:p>-16.7400374709952</text:p>
          </table:table-cell>
          <table:table-cell table:number-columns-repeated="4"/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17.6418996623922" calcext:value-type="float">
            <text:p>17.6418996623922</text:p>
          </table:table-cell>
          <table:table-cell office:value-type="float" office:value="-75" calcext:value-type="float">
            <text:p>-75</text:p>
          </table:table-cell>
          <table:table-cell office:value-type="float" office:value="-77" calcext:value-type="float">
            <text:p>-77</text:p>
          </table:table-cell>
          <table:table-cell office:value-type="float" office:value="-76.7792954888332" calcext:value-type="float">
            <text:p>-76.7792954888332</text:p>
          </table:table-cell>
          <table:table-cell office:value-type="float" office:value="8.43289157162552" calcext:value-type="float">
            <text:p>8.43289157162552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1211208514833" calcext:value-type="float">
            <text:p>-79.1211208514833</text:p>
          </table:table-cell>
          <table:table-cell office:value-type="float" office:value="10.0933971435424" calcext:value-type="float">
            <text:p>10.0933971435424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office:value-type="float" office:value="-77.5036466120541" calcext:value-type="float">
            <text:p>-77.5036466120541</text:p>
          </table:table-cell>
          <table:table-cell office:value-type="float" office:value="8.91500423326881" calcext:value-type="float">
            <text:p>8.91500423326881</text:p>
          </table:table-cell>
          <table:table-cell office:value-type="float" office:value="-5.61797412360261" calcext:value-type="float">
            <text:p>-5.61797412360261</text:p>
          </table:table-cell>
          <table:table-cell office:value-type="float" office:value="13.9531843811259" calcext:value-type="float">
            <text:p>13.9531843811259</text:p>
          </table:table-cell>
          <table:table-cell office:value-type="float" office:value="-11.8700638419514" calcext:value-type="float">
            <text:p>-11.8700638419514</text:p>
          </table:table-cell>
          <table:table-cell table:number-columns-repeated="4"/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17.5994135347852" calcext:value-type="float">
            <text:p>17.5994135347852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6.8896477444166" calcext:value-type="float">
            <text:p>-76.8896477444166</text:p>
          </table:table-cell>
          <table:table-cell office:value-type="float" office:value="8.5046202232933" calcext:value-type="float">
            <text:p>8.5046202232933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0605604257416" calcext:value-type="float">
            <text:p>-79.0605604257416</text:p>
          </table:table-cell>
          <table:table-cell office:value-type="float" office:value="10.046590040179" calcext:value-type="float">
            <text:p>10.046590040179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.7518233060271" calcext:value-type="float">
            <text:p>-77.7518233060271</text:p>
          </table:table-cell>
          <table:table-cell office:value-type="float" office:value="9.08644726049611" calcext:value-type="float">
            <text:p>9.08644726049611</text:p>
          </table:table-cell>
          <table:table-cell office:value-type="float" office:value="-2.98954275164148" calcext:value-type="float">
            <text:p>-2.98954275164148</text:p>
          </table:table-cell>
          <table:table-cell office:value-type="float" office:value="12.9724574058976" calcext:value-type="float">
            <text:p>12.9724574058976</text:p>
          </table:table-cell>
          <table:table-cell office:value-type="float" office:value="-9.57457550845662" calcext:value-type="float">
            <text:p>-9.57457550845662</text:p>
          </table:table-cell>
          <table:table-cell table:number-columns-repeated="4"/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17.5992571936465" calcext:value-type="float">
            <text:p>17.5992571936465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6.9448238722083" calcext:value-type="float">
            <text:p>-76.9448238722083</text:p>
          </table:table-cell>
          <table:table-cell office:value-type="float" office:value="8.54071301741947" calcext:value-type="float">
            <text:p>8.54071301741947</text:p>
          </table:table-cell>
          <table:table-cell office:value-type="float" office:value="-78" calcext:value-type="float">
            <text:p>-78</text:p>
          </table:table-cell>
          <table:table-cell office:value-type="float" office:value="-80" calcext:value-type="float">
            <text:p>-80</text:p>
          </table:table-cell>
          <table:table-cell office:value-type="float" office:value="-79.5302802128708" calcext:value-type="float">
            <text:p>-79.5302802128708</text:p>
          </table:table-cell>
          <table:table-cell office:value-type="float" office:value="10.4154012843837" calcext:value-type="float">
            <text:p>10.4154012843837</text:p>
          </table:table-cell>
          <table:table-cell office:value-type="float" office:value="-76" calcext:value-type="float">
            <text:p>-76</text:p>
          </table:table-cell>
          <table:table-cell office:value-type="float" office:value="-78" calcext:value-type="float">
            <text:p>-78</text:p>
          </table:table-cell>
          <table:table-cell office:value-type="float" office:value="-77.8759116530135" calcext:value-type="float">
            <text:p>-77.8759116530135</text:p>
          </table:table-cell>
          <table:table-cell office:value-type="float" office:value="9.17340121225493" calcext:value-type="float">
            <text:p>9.17340121225493</text:p>
          </table:table-cell>
          <table:table-cell office:value-type="float" office:value="-5.08418726049463" calcext:value-type="float">
            <text:p>-5.08418726049463</text:p>
          </table:table-cell>
          <table:table-cell office:value-type="float" office:value="16.1230932131018" calcext:value-type="float">
            <text:p>16.1230932131018</text:p>
          </table:table-cell>
          <table:table-cell office:value-type="float" office:value="-14.0129118697936" calcext:value-type="float">
            <text:p>-14.0129118697936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.5993755901805" calcext:value-type="float">
            <text:p>17.5993755901805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6.9724119361042" calcext:value-type="float">
            <text:p>-76.9724119361042</text:p>
          </table:table-cell>
          <table:table-cell office:value-type="float" office:value="8.55881681430473" calcext:value-type="float">
            <text:p>8.55881681430473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79.7651401064354" calcext:value-type="float">
            <text:p>-79.7651401064354</text:p>
          </table:table-cell>
          <table:table-cell office:value-type="float" office:value="10.6048534231048" calcext:value-type="float">
            <text:p>10.6048534231048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.9379558265068" calcext:value-type="float">
            <text:p>-77.9379558265068</text:p>
          </table:table-cell>
          <table:table-cell office:value-type="float" office:value="9.2171897361987" calcext:value-type="float">
            <text:p>9.2171897361987</text:p>
          </table:table-cell>
          <table:table-cell office:value-type="float" office:value="-6.21190193401863" calcext:value-type="float">
            <text:p>-6.21190193401863</text:p>
          </table:table-cell>
          <table:table-cell office:value-type="float" office:value="17.7925322112325" calcext:value-type="float">
            <text:p>17.7925322112325</text:p>
          </table:table-cell>
          <table:table-cell office:value-type="float" office:value="-16.2380648282085" calcext:value-type="float">
            <text:p>-16.2380648282085</text:p>
          </table:table-cell>
          <table:table-cell table:number-columns-repeated="4"/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17.5993279331085" calcext:value-type="float">
            <text:p>17.5993279331085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6.9862059680521" calcext:value-type="float">
            <text:p>-76.9862059680521</text:p>
          </table:table-cell>
          <table:table-cell office:value-type="float" office:value="8.56788309818706" calcext:value-type="float">
            <text:p>8.56788309818706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79.8825700532177" calcext:value-type="float">
            <text:p>-79.8825700532177</text:p>
          </table:table-cell>
          <table:table-cell office:value-type="float" office:value="10.7008678743336" calcext:value-type="float">
            <text:p>10.7008678743336</text:p>
          </table:table-cell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office:value-type="float" office:value="-78.4689779132534" calcext:value-type="float">
            <text:p>-78.4689779132534</text:p>
          </table:table-cell>
          <table:table-cell office:value-type="float" office:value="9.60061963427294" calcext:value-type="float">
            <text:p>9.60061963427294</text:p>
          </table:table-cell>
          <table:table-cell office:value-type="float" office:value="-0.60608351562108" calcext:value-type="float">
            <text:p>-0.60608351562108</text:p>
          </table:table-cell>
          <table:table-cell office:value-type="float" office:value="18.6517965817026" calcext:value-type="float">
            <text:p>18.6517965817026</text:p>
          </table:table-cell>
          <table:table-cell office:value-type="float" office:value="-15.9912714855308" calcext:value-type="float">
            <text:p>-15.9912714855308</text:p>
          </table:table-cell>
          <table:table-cell table:number-columns-repeated="4"/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17.5993279331085" calcext:value-type="float">
            <text:p>17.5993279331085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office:value-type="float" office:value="-77.493102984026" calcext:value-type="float">
            <text:p>-77.493102984026</text:p>
          </table:table-cell>
          <table:table-cell office:value-type="float" office:value="8.90779265455207" calcext:value-type="float">
            <text:p>8.90779265455207</text:p>
          </table:table-cell>
          <table:table-cell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office:value-type="float" office:value="-79.9412850266089" calcext:value-type="float">
            <text:p>-79.9412850266089</text:p>
          </table:table-cell>
          <table:table-cell office:value-type="float" office:value="10.7492005963495" calcext:value-type="float">
            <text:p>10.7492005963495</text:p>
          </table:table-cell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office:value-type="float" office:value="-78.7344889566267" calcext:value-type="float">
            <text:p>-78.7344889566267</text:p>
          </table:table-cell>
          <table:table-cell office:value-type="float" office:value="9.79827517182128" calcext:value-type="float">
            <text:p>9.79827517182128</text:p>
          </table:table-cell>
          <table:table-cell office:value-type="float" office:value="-0.41324265194541" calcext:value-type="float">
            <text:p>-0.41324265194541</text:p>
          </table:table-cell>
          <table:table-cell office:value-type="float" office:value="16.4229743109399" calcext:value-type="float">
            <text:p>16.4229743109399</text:p>
          </table:table-cell>
          <table:table-cell office:value-type="float" office:value="-13.1805383595401" calcext:value-type="float">
            <text:p>-13.1805383595401</text:p>
          </table:table-cell>
          <table:table-cell table:number-columns-repeated="4"/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17.5993584472237" calcext:value-type="float">
            <text:p>17.5993584472237</text:p>
          </table:table-cell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office:value-type="float" office:value="-78.246551492013" calcext:value-type="float">
            <text:p>-78.246551492013</text:p>
          </table:table-cell>
          <table:table-cell office:value-type="float" office:value="9.43811032704751" calcext:value-type="float">
            <text:p>9.43811032704751</text:p>
          </table:table-cell>
          <table:table-cell office:value-type="float" office:value="-81" calcext:value-type="float">
            <text:p>-81</text:p>
          </table:table-cell>
          <table:table-cell office:value-type="float" office:value="-80" calcext:value-type="float">
            <text:p>-80</text:p>
          </table:table-cell>
          <table:table-cell office:value-type="float" office:value="-79.9706425133044" calcext:value-type="float">
            <text:p>-79.9706425133044</text:p>
          </table:table-cell>
          <table:table-cell office:value-type="float" office:value="10.7734487601772" calcext:value-type="float">
            <text:p>10.7734487601772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8.8672444783134" calcext:value-type="float">
            <text:p>-78.8672444783134</text:p>
          </table:table-cell>
          <table:table-cell office:value-type="float" office:value="9.89862372848938" calcext:value-type="float">
            <text:p>9.89862372848938</text:p>
          </table:table-cell>
          <table:table-cell office:value-type="float" office:value="-3.50421782166357" calcext:value-type="float">
            <text:p>-3.50421782166357</text:p>
          </table:table-cell>
          <table:table-cell office:value-type="float" office:value="12.2378507466558" calcext:value-type="float">
            <text:p>12.2378507466558</text:p>
          </table:table-cell>
          <table:table-cell office:value-type="float" office:value="-7.77879438711713" calcext:value-type="float">
            <text:p>-7.77879438711713</text:p>
          </table:table-cell>
          <table:table-cell table:number-columns-repeated="4"/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17.5994366183237" calcext:value-type="float">
            <text:p>17.5994366183237</text:p>
          </table:table-cell>
          <table:table-cell office:value-type="float" office:value="-77" calcext:value-type="float">
            <text:p>-77</text:p>
          </table:table-cell>
          <table:table-cell office:value-type="float" office:value="-79" calcext:value-type="float">
            <text:p>-79</text:p>
          </table:table-cell>
          <table:table-cell office:value-type="float" office:value="-78.6232757460065" calcext:value-type="float">
            <text:p>-78.6232757460065</text:p>
          </table:table-cell>
          <table:table-cell office:value-type="float" office:value="9.71499373496839" calcext:value-type="float">
            <text:p>9.71499373496839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79.9853212566522" calcext:value-type="float">
            <text:p>-79.9853212566522</text:p>
          </table:table-cell>
          <table:table-cell office:value-type="float" office:value="10.7855933466127" calcext:value-type="float">
            <text:p>10.7855933466127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8.4336222391567" calcext:value-type="float">
            <text:p>-78.4336222391567</text:p>
          </table:table-cell>
          <table:table-cell office:value-type="float" office:value="9.57460224638814" calcext:value-type="float">
            <text:p>9.57460224638814</text:p>
          </table:table-cell>
          <table:table-cell office:value-type="float" office:value="-11.8948870237178" calcext:value-type="float">
            <text:p>-11.8948870237178</text:p>
          </table:table-cell>
          <table:table-cell office:value-type="float" office:value="9.94632753091856" calcext:value-type="float">
            <text:p>9.94632753091856</text:p>
          </table:table-cell>
          <table:table-cell office:value-type="float" office:value="-11.6603123781779" calcext:value-type="float">
            <text:p>-11.6603123781779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7.5995073604736" calcext:value-type="float">
            <text:p>17.5995073604736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8.8116378730033" calcext:value-type="float">
            <text:p>-78.8116378730033</text:p>
          </table:table-cell>
          <table:table-cell office:value-type="float" office:value="9.85646677819613" calcext:value-type="float">
            <text:p>9.85646677819613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79.9926606283261" calcext:value-type="float">
            <text:p>-79.9926606283261</text:p>
          </table:table-cell>
          <table:table-cell office:value-type="float" office:value="10.7916707727022" calcext:value-type="float">
            <text:p>10.7916707727022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8.2168111195783" calcext:value-type="float">
            <text:p>-78.2168111195783</text:p>
          </table:table-cell>
          <table:table-cell office:value-type="float" office:value="9.41659091962907" calcext:value-type="float">
            <text:p>9.41659091962907</text:p>
          </table:table-cell>
          <table:table-cell office:value-type="float" office:value="-16.006473433832" calcext:value-type="float">
            <text:p>-16.006473433832</text:p>
          </table:table-cell>
          <table:table-cell office:value-type="float" office:value="8.74737305304994" calcext:value-type="float">
            <text:p>8.74737305304994</text:p>
          </table:table-cell>
          <table:table-cell office:value-type="float" office:value="-15.0581181358209" calcext:value-type="float">
            <text:p>-15.0581181358209</text:p>
          </table:table-cell>
          <table:table-cell table:number-columns-repeated="4"/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17.5995378773406" calcext:value-type="float">
            <text:p>17.5995378773406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8.9058189365016" calcext:value-type="float">
            <text:p>-78.9058189365016</text:p>
          </table:table-cell>
          <table:table-cell office:value-type="float" office:value="9.92797400187779" calcext:value-type="float">
            <text:p>9.92797400187779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79.9963303141631" calcext:value-type="float">
            <text:p>-79.9963303141631</text:p>
          </table:table-cell>
          <table:table-cell office:value-type="float" office:value="10.7947107698084" calcext:value-type="float">
            <text:p>10.7947107698084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1084055597892" calcext:value-type="float">
            <text:p>-78.1084055597892</text:p>
          </table:table-cell>
          <table:table-cell office:value-type="float" office:value="9.33856584588662" calcext:value-type="float">
            <text:p>9.33856584588662</text:p>
          </table:table-cell>
          <table:table-cell office:value-type="float" office:value="-18.0431487303852" calcext:value-type="float">
            <text:p>-18.0431487303852</text:p>
          </table:table-cell>
          <table:table-cell office:value-type="float" office:value="8.13414219175249" calcext:value-type="float">
            <text:p>8.13414219175249</text:p>
          </table:table-cell>
          <table:table-cell office:value-type="float" office:value="-16.8809273928024" calcext:value-type="float">
            <text:p>-16.8809273928024</text:p>
          </table:table-cell>
          <table:table-cell table:number-columns-repeated="4"/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17.5996160493482" calcext:value-type="float">
            <text:p>17.5996160493482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8.4529094682508" calcext:value-type="float">
            <text:p>-78.4529094682508</text:p>
          </table:table-cell>
          <table:table-cell office:value-type="float" office:value="9.58878650065523" calcext:value-type="float">
            <text:p>9.58878650065523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4981651570815" calcext:value-type="float">
            <text:p>-80.4981651570815</text:p>
          </table:table-cell>
          <table:table-cell office:value-type="float" office:value="11.2186045224398" calcext:value-type="float">
            <text:p>11.2186045224398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0542027798946" calcext:value-type="float">
            <text:p>-78.0542027798946</text:p>
          </table:table-cell>
          <table:table-cell office:value-type="float" office:value="9.29979608579646" calcext:value-type="float">
            <text:p>9.29979608579646</text:p>
          </table:table-cell>
          <table:table-cell office:value-type="float" office:value="-19.5370635577871" calcext:value-type="float">
            <text:p>-19.5370635577871</text:p>
          </table:table-cell>
          <table:table-cell office:value-type="float" office:value="15.3846640344355" calcext:value-type="float">
            <text:p>15.3846640344355</text:p>
          </table:table-cell>
          <table:table-cell office:value-type="float" office:value="-22.5988995918497" calcext:value-type="float">
            <text:p>-22.5988995918497</text:p>
          </table:table-cell>
          <table:table-cell table:number-columns-repeated="4"/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17.5996086220773" calcext:value-type="float">
            <text:p>17.5996086220773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8.2264547341254" calcext:value-type="float">
            <text:p>-78.2264547341254</text:p>
          </table:table-cell>
          <table:table-cell office:value-type="float" office:value="9.4235634227639" calcext:value-type="float">
            <text:p>9.4235634227639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7490825785408" calcext:value-type="float">
            <text:p>-80.7490825785408</text:p>
          </table:table-cell>
          <table:table-cell office:value-type="float" office:value="11.4367532865992" calcext:value-type="float">
            <text:p>11.4367532865992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0271013899473" calcext:value-type="float">
            <text:p>-78.0271013899473</text:p>
          </table:table-cell>
          <table:table-cell office:value-type="float" office:value="9.28047160592335" calcext:value-type="float">
            <text:p>9.28047160592335</text:p>
          </table:table-cell>
          <table:table-cell office:value-type="float" office:value="-20.4816763891818" calcext:value-type="float">
            <text:p>-20.4816763891818</text:p>
          </table:table-cell>
          <table:table-cell office:value-type="float" office:value="19.0589900707653" calcext:value-type="float">
            <text:p>19.0589900707653</text:p>
          </table:table-cell>
          <table:table-cell office:value-type="float" office:value="-25.9690137081147" calcext:value-type="float">
            <text:p>-25.9690137081147</text:p>
          </table:table-cell>
          <table:table-cell table:number-columns-repeated="4"/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17.5996867944299" calcext:value-type="float">
            <text:p>17.5996867944299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1132273670627" calcext:value-type="float">
            <text:p>-78.1132273670627</text:p>
          </table:table-cell>
          <table:table-cell office:value-type="float" office:value="9.34202257090568" calcext:value-type="float">
            <text:p>9.34202257090568</text:p>
          </table:table-cell>
          <table:table-cell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80.8745412892704" calcext:value-type="float">
            <text:p>-80.8745412892704</text:p>
          </table:table-cell>
          <table:table-cell office:value-type="float" office:value="11.5474132859211" calcext:value-type="float">
            <text:p>11.5474132859211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0135506949736" calcext:value-type="float">
            <text:p>-78.0135506949736</text:p>
          </table:table-cell>
          <table:table-cell office:value-type="float" office:value="9.27082442942002" calcext:value-type="float">
            <text:p>9.27082442942002</text:p>
          </table:table-cell>
          <table:table-cell office:value-type="float" office:value="-21.003951589659" calcext:value-type="float">
            <text:p>-21.003951589659</text:p>
          </table:table-cell>
          <table:table-cell office:value-type="float" office:value="20.9106217638892" calcext:value-type="float">
            <text:p>20.9106217638892</text:p>
          </table:table-cell>
          <table:table-cell office:value-type="float" office:value="-27.7429279742319" calcext:value-type="float">
            <text:p>-27.7429279742319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.5996391410414" calcext:value-type="float">
            <text:p>17.5996391410414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0566136835314" calcext:value-type="float">
            <text:p>-78.0566136835314</text:p>
          </table:table-cell>
          <table:table-cell office:value-type="float" office:value="9.30151711363133" calcext:value-type="float">
            <text:p>9.30151711363133</text:p>
          </table:table-cell>
          <table:table-cell office:value-type="float" office:value="-80" calcext:value-type="float">
            <text:p>-80</text:p>
          </table:table-cell>
          <table:table-cell office:value-type="float" office:value="-82" calcext:value-type="float">
            <text:p>-82</text:p>
          </table:table-cell>
          <table:table-cell office:value-type="float" office:value="-81.4372706446352" calcext:value-type="float">
            <text:p>-81.4372706446352</text:p>
          </table:table-cell>
          <table:table-cell office:value-type="float" office:value="12.0570858942514" calcext:value-type="float">
            <text:p>12.0570858942514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0067753474868" calcext:value-type="float">
            <text:p>-78.0067753474868</text:p>
          </table:table-cell>
          <table:table-cell office:value-type="float" office:value="9.26600460245937" calcext:value-type="float">
            <text:p>9.26600460245937</text:p>
          </table:table-cell>
          <table:table-cell office:value-type="float" office:value="-25.8933546038264" calcext:value-type="float">
            <text:p>-25.8933546038264</text:p>
          </table:table-cell>
          <table:table-cell office:value-type="float" office:value="26.7223180209911" calcext:value-type="float">
            <text:p>26.7223180209911</text:p>
          </table:table-cell>
          <table:table-cell office:value-type="float" office:value="-35.6442009546781" calcext:value-type="float">
            <text:p>-35.6442009546781</text:p>
          </table:table-cell>
          <table:table-cell table:number-columns-repeated="4"/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17.5997098878374" calcext:value-type="float">
            <text:p>17.5997098878374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0283068417657" calcext:value-type="float">
            <text:p>-78.0283068417657</text:p>
          </table:table-cell>
          <table:table-cell office:value-type="float" office:value="9.28133029201334" calcext:value-type="float">
            <text:p>9.28133029201334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81.7186353223176" calcext:value-type="float">
            <text:p>-81.7186353223176</text:p>
          </table:table-cell>
          <table:table-cell office:value-type="float" office:value="12.3202970030994" calcext:value-type="float">
            <text:p>12.3202970030994</text:p>
          </table:table-cell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office:value-type="float" office:value="-78.5033876737434" calcext:value-type="float">
            <text:p>-78.5033876737434</text:p>
          </table:table-cell>
          <table:table-cell office:value-type="float" office:value="9.62600883152482" calcext:value-type="float">
            <text:p>9.62600883152482</text:p>
          </table:table-cell>
          <table:table-cell office:value-type="float" office:value="-22.288087780171" calcext:value-type="float">
            <text:p>-22.288087780171</text:p>
          </table:table-cell>
          <table:table-cell office:value-type="float" office:value="29.8093755705167" calcext:value-type="float">
            <text:p>29.8093755705167</text:p>
          </table:table-cell>
          <table:table-cell office:value-type="float" office:value="-35.6157729976193" calcext:value-type="float">
            <text:p>-35.6157729976193</text:p>
          </table:table-cell>
          <table:table-cell table:number-columns-repeated="4"/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17.5997404088987" calcext:value-type="float">
            <text:p>17.5997404088987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office:value-type="float" office:value="-78.0141534208828" calcext:value-type="float">
            <text:p>-78.0141534208828</text:p>
          </table:table-cell>
          <table:table-cell office:value-type="float" office:value="9.2712533162365" calcext:value-type="float">
            <text:p>9.2712533162365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1.8593176611588" calcext:value-type="float">
            <text:p>-81.8593176611588</text:p>
          </table:table-cell>
          <table:table-cell office:value-type="float" office:value="12.4540495334062" calcext:value-type="float">
            <text:p>12.4540495334062</text:p>
          </table:table-cell>
          <table:table-cell office:value-type="float" office:value="-81" calcext:value-type="float">
            <text:p>-81</text:p>
          </table:table-cell>
          <table:table-cell office:value-type="float" office:value="-79" calcext:value-type="float">
            <text:p>-79</text:p>
          </table:table-cell>
          <table:table-cell office:value-type="float" office:value="-78.7516938368717" calcext:value-type="float">
            <text:p>-78.7516938368717</text:p>
          </table:table-cell>
          <table:table-cell office:value-type="float" office:value="9.81122256985582" calcext:value-type="float">
            <text:p>9.81122256985582</text:p>
          </table:table-cell>
          <table:table-cell office:value-type="float" office:value="-20.3497477771274" calcext:value-type="float">
            <text:p>-20.3497477771274</text:p>
          </table:table-cell>
          <table:table-cell office:value-type="float" office:value="31.4005507848672" calcext:value-type="float">
            <text:p>31.4005507848672</text:p>
          </table:table-cell>
          <table:table-cell office:value-type="float" office:value="-35.8017389705533" calcext:value-type="float">
            <text:p>-35.8017389705533</text:p>
          </table:table-cell>
          <table:table-cell table:number-columns-repeated="4"/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17.5998111583504" calcext:value-type="float">
            <text:p>17.5998111583504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0070767104414" calcext:value-type="float">
            <text:p>-78.0070767104414</text:p>
          </table:table-cell>
          <table:table-cell office:value-type="float" office:value="9.26621893190142" calcext:value-type="float">
            <text:p>9.26621893190142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1.9296588305794" calcext:value-type="float">
            <text:p>-81.9296588305794</text:p>
          </table:table-cell>
          <table:table-cell office:value-type="float" office:value="12.521469337641" calcext:value-type="float">
            <text:p>12.521469337641</text:p>
          </table:table-cell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office:value-type="float" office:value="-78.8758469184359" calcext:value-type="float">
            <text:p>-78.8758469184359</text:p>
          </table:table-cell>
          <table:table-cell office:value-type="float" office:value="9.90516156852367" calcext:value-type="float">
            <text:p>9.90516156852367</text:p>
          </table:table-cell>
          <table:table-cell office:value-type="float" office:value="-19.3448880299798" calcext:value-type="float">
            <text:p>-19.3448880299798</text:p>
          </table:table-cell>
          <table:table-cell office:value-type="float" office:value="32.2083550361613" calcext:value-type="float">
            <text:p>32.2083550361613</text:p>
          </table:table-cell>
          <table:table-cell office:value-type="float" office:value="-35.9515468999087" calcext:value-type="float">
            <text:p>-35.9515468999087</text:p>
          </table:table-cell>
          <table:table-cell table:number-columns-repeated="4"/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17.5998819090913" calcext:value-type="float">
            <text:p>17.5998819090913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0035383552207" calcext:value-type="float">
            <text:p>-78.0035383552207</text:p>
          </table:table-cell>
          <table:table-cell office:value-type="float" office:value="9.26370276497227" calcext:value-type="float">
            <text:p>9.26370276497227</text:p>
          </table:table-cell>
          <table:table-cell office:value-type="float" office:value="-84" calcext:value-type="float">
            <text:p>-84</text:p>
          </table:table-cell>
          <table:table-cell office:value-type="float" office:value="-81" calcext:value-type="float">
            <text:p>-81</text:p>
          </table:table-cell>
          <table:table-cell office:value-type="float" office:value="-81.4648294152897" calcext:value-type="float">
            <text:p>-81.4648294152897</text:p>
          </table:table-cell>
          <table:table-cell office:value-type="float" office:value="12.0826162004292" calcext:value-type="float">
            <text:p>12.0826162004292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8.9379234592179" calcext:value-type="float">
            <text:p>-78.9379234592179</text:p>
          </table:table-cell>
          <table:table-cell office:value-type="float" office:value="9.95246781884959" calcext:value-type="float">
            <text:p>9.95246781884959</text:p>
          </table:table-cell>
          <table:table-cell office:value-type="float" office:value="-13.8282658900095" calcext:value-type="float">
            <text:p>-13.8282658900095</text:p>
          </table:table-cell>
          <table:table-cell office:value-type="float" office:value="27.321556967781" calcext:value-type="float">
            <text:p>27.321556967781</text:p>
          </table:table-cell>
          <table:table-cell office:value-type="float" office:value="-28.7006655759802" calcext:value-type="float">
            <text:p>-28.7006655759802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.5999526613833" calcext:value-type="float">
            <text:p>17.5999526613833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0017691776104" calcext:value-type="float">
            <text:p>-78.0017691776104</text:p>
          </table:table-cell>
          <table:table-cell office:value-type="float" office:value="9.2624449377361" calcext:value-type="float">
            <text:p>9.2624449377361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1.2324147076449" calcext:value-type="float">
            <text:p>-81.2324147076449</text:p>
          </table:table-cell>
          <table:table-cell office:value-type="float" office:value="11.8689916302983" calcext:value-type="float">
            <text:p>11.8689916302983</text:p>
          </table:table-cell>
          <table:table-cell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office:value-type="float" office:value="-79.468961729609" calcext:value-type="float">
            <text:p>-79.468961729609</text:p>
          </table:table-cell>
          <table:table-cell office:value-type="float" office:value="10.3664977473878" calcext:value-type="float">
            <text:p>10.3664977473878</text:p>
          </table:table-cell>
          <table:table-cell office:value-type="float" office:value="-3.97033166566563" calcext:value-type="float">
            <text:p>-3.97033166566563</text:p>
          </table:table-cell>
          <table:table-cell office:value-type="float" office:value="25.0063982252263" calcext:value-type="float">
            <text:p>25.0063982252263</text:p>
          </table:table-cell>
          <table:table-cell office:value-type="float" office:value="-23.0120478305422" calcext:value-type="float">
            <text:p>-23.0120478305422</text:p>
          </table:table-cell>
          <table:table-cell table:number-columns-repeated="4"/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17.600053941073" calcext:value-type="float">
            <text:p>17.600053941073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0008845888052" calcext:value-type="float">
            <text:p>-78.0008845888052</text:p>
          </table:table-cell>
          <table:table-cell office:value-type="float" office:value="9.26181608816497" calcext:value-type="float">
            <text:p>9.26181608816497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81.6162073538224" calcext:value-type="float">
            <text:p>-81.6162073538224</text:p>
          </table:table-cell>
          <table:table-cell office:value-type="float" office:value="12.223819033246" calcext:value-type="float">
            <text:p>12.223819033246</text:p>
          </table:table-cell>
          <table:table-cell office:value-type="float" office:value="-78" calcext:value-type="float">
            <text:p>-78</text:p>
          </table:table-cell>
          <table:table-cell office:value-type="float" office:value="-80" calcext:value-type="float">
            <text:p>-80</text:p>
          </table:table-cell>
          <table:table-cell office:value-type="float" office:value="-79.7344808648045" calcext:value-type="float">
            <text:p>-79.7344808648045</text:p>
          </table:table-cell>
          <table:table-cell office:value-type="float" office:value="10.579927593304" calcext:value-type="float">
            <text:p>10.579927593304</text:p>
          </table:table-cell>
          <table:table-cell office:value-type="float" office:value="-3.57443293552865" calcext:value-type="float">
            <text:p>-3.57443293552865</text:p>
          </table:table-cell>
          <table:table-cell office:value-type="float" office:value="28.8975065938895" calcext:value-type="float">
            <text:p>28.8975065938895</text:p>
          </table:table-cell>
          <table:table-cell office:value-type="float" office:value="-27.0606395720027" calcext:value-type="float">
            <text:p>-27.0606395720027</text:p>
          </table:table-cell>
          <table:table-cell table:number-columns-repeated="4"/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17.6001552258899" calcext:value-type="float">
            <text:p>17.6001552258899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8.0004422944026" calcext:value-type="float">
            <text:p>-78.0004422944026</text:p>
          </table:table-cell>
          <table:table-cell office:value-type="float" office:value="9.26150167938987" calcext:value-type="float">
            <text:p>9.26150167938987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1.8081036769112" calcext:value-type="float">
            <text:p>-81.8081036769112</text:p>
          </table:table-cell>
          <table:table-cell office:value-type="float" office:value="12.4051910142999" calcext:value-type="float">
            <text:p>12.4051910142999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79.8672404324022" calcext:value-type="float">
            <text:p>-79.8672404324022</text:p>
          </table:table-cell>
          <table:table-cell office:value-type="float" office:value="10.6882847241619" calcext:value-type="float">
            <text:p>10.6882847241619</text:p>
          </table:table-cell>
          <table:table-cell office:value-type="float" office:value="-3.39629231461922" calcext:value-type="float">
            <text:p>-3.39629231461922</text:p>
          </table:table-cell>
          <table:table-cell office:value-type="float" office:value="30.9306139745114" calcext:value-type="float">
            <text:p>30.9306139745114</text:p>
          </table:table-cell>
          <table:table-cell office:value-type="float" office:value="-29.1644446275898" calcext:value-type="float">
            <text:p>-29.1644446275898</text:p>
          </table:table-cell>
          <table:table-cell table:number-columns-repeated="4"/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17.6002259842475" calcext:value-type="float">
            <text:p>17.6002259842475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0002211472013" calcext:value-type="float">
            <text:p>-78.0002211472013</text:p>
          </table:table-cell>
          <table:table-cell office:value-type="float" office:value="9.26134447900478" calcext:value-type="float">
            <text:p>9.26134447900478</text:p>
          </table:table-cell>
          <table:table-cell office:value-type="float" office:value="-80" calcext:value-type="float">
            <text:p>-80</text:p>
          </table:table-cell>
          <table:table-cell office:value-type="float" office:value="-83" calcext:value-type="float">
            <text:p>-83</text:p>
          </table:table-cell>
          <table:table-cell office:value-type="float" office:value="-82.4040518384556" calcext:value-type="float">
            <text:p>-82.4040518384556</text:p>
          </table:table-cell>
          <table:table-cell office:value-type="float" office:value="12.9857905748389" calcext:value-type="float">
            <text:p>12.9857905748389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79.9336202162011" calcext:value-type="float">
            <text:p>-79.9336202162011</text:p>
          </table:table-cell>
          <table:table-cell office:value-type="float" office:value="10.7428787450276" calcext:value-type="float">
            <text:p>10.7428787450276</text:p>
          </table:table-cell>
          <table:table-cell office:value-type="float" office:value="-8.6666498880618" calcext:value-type="float">
            <text:p>-8.6666498880618</text:p>
          </table:table-cell>
          <table:table-cell office:value-type="float" office:value="37.6328433158099" calcext:value-type="float">
            <text:p>37.6328433158099</text:p>
          </table:table-cell>
          <table:table-cell office:value-type="float" office:value="-36.9689255687436" calcext:value-type="float">
            <text:p>-36.9689255687436</text:p>
          </table:table-cell>
          <table:table-cell table:number-columns-repeated="4"/>
        </table:table-row>
        <table:table-row table:style-name="ro1">
          <table:table-cell office:value-type="float" office:value="26.8" calcext:value-type="float">
            <text:p>26.8</text:p>
          </table:table-cell>
          <table:table-cell office:value-type="float" office:value="17.6002587987967" calcext:value-type="float">
            <text:p>17.6002587987967</text:p>
          </table:table-cell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office:value-type="float" office:value="-78.5001105736007" calcext:value-type="float">
            <text:p>-78.5001105736007</text:p>
          </table:table-cell>
          <table:table-cell office:value-type="float" office:value="9.62358793746115" calcext:value-type="float">
            <text:p>9.62358793746115</text:p>
          </table:table-cell>
          <table:table-cell office:value-type="float" office:value="-87" calcext:value-type="float">
            <text:p>-87</text:p>
          </table:table-cell>
          <table:table-cell office:value-type="float" office:value="-83" calcext:value-type="float">
            <text:p>-83</text:p>
          </table:table-cell>
          <table:table-cell office:value-type="float" office:value="-82.7020259192278" calcext:value-type="float">
            <text:p>-82.7020259192278</text:p>
          </table:table-cell>
          <table:table-cell office:value-type="float" office:value="13.2862023951607" calcext:value-type="float">
            <text:p>13.2862023951607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79.9668101081006" calcext:value-type="float">
            <text:p>-79.9668101081006</text:p>
          </table:table-cell>
          <table:table-cell office:value-type="float" office:value="10.7702802381271" calcext:value-type="float">
            <text:p>10.7702802381271</text:p>
          </table:table-cell>
          <table:table-cell office:value-type="float" office:value="-14.8016598792955" calcext:value-type="float">
            <text:p>-14.8016598792955</text:p>
          </table:table-cell>
          <table:table-cell office:value-type="float" office:value="38.110786043239" calcext:value-type="float">
            <text:p>38.110786043239</text:p>
          </table:table-cell>
          <table:table-cell office:value-type="float" office:value="-39.237009133481" calcext:value-type="float">
            <text:p>-39.237009133481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.6001329779388" calcext:value-type="float">
            <text:p>17.6001329779388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8.7500552868003" calcext:value-type="float">
            <text:p>-78.7500552868003</text:p>
          </table:table-cell>
          <table:table-cell office:value-type="float" office:value="9.80998875507059" calcext:value-type="float">
            <text:p>9.80998875507059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2.8510129596139" calcext:value-type="float">
            <text:p>-82.8510129596139</text:p>
          </table:table-cell>
          <table:table-cell office:value-type="float" office:value="13.4390044781477" calcext:value-type="float">
            <text:p>13.4390044781477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79.9834050540503" calcext:value-type="float">
            <text:p>-79.9834050540503</text:p>
          </table:table-cell>
          <table:table-cell office:value-type="float" office:value="10.7840071830645" calcext:value-type="float">
            <text:p>10.7840071830645</text:p>
          </table:table-cell>
          <table:table-cell office:value-type="float" office:value="-18.0240210988097" calcext:value-type="float">
            <text:p>-18.0240210988097</text:p>
          </table:table-cell>
          <table:table-cell office:value-type="float" office:value="38.3204372677551" calcext:value-type="float">
            <text:p>38.3204372677551</text:p>
          </table:table-cell>
          <table:table-cell office:value-type="float" office:value="-40.7124368569264" calcext:value-type="float">
            <text:p>-40.7124368569264</text:p>
          </table:table-cell>
          <table:table-cell table:number-columns-repeated="4"/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17.6000473888522" calcext:value-type="float">
            <text:p>17.6000473888522</text:p>
          </table:table-cell>
          <table:table-cell office:value-type="float" office:value="-78" calcext:value-type="float">
            <text:p>-78</text:p>
          </table:table-cell>
          <table:table-cell office:value-type="float" office:value="-80" calcext:value-type="float">
            <text:p>-80</text:p>
          </table:table-cell>
          <table:table-cell office:value-type="float" office:value="-79.3750276434002" calcext:value-type="float">
            <text:p>-79.3750276434002</text:p>
          </table:table-cell>
          <table:table-cell office:value-type="float" office:value="10.2920271086115" calcext:value-type="float">
            <text:p>10.2920271086115</text:p>
          </table:table-cell>
          <table:table-cell office:value-type="float" office:value="-82" calcext:value-type="float">
            <text:p>-82</text:p>
          </table:table-cell>
          <table:table-cell office:value-type="float" office:value="-83" calcext:value-type="float">
            <text:p>-83</text:p>
          </table:table-cell>
          <table:table-cell office:value-type="float" office:value="-82.925506479807" calcext:value-type="float">
            <text:p>-82.925506479807</text:p>
          </table:table-cell>
          <table:table-cell office:value-type="float" office:value="13.5160632672443" calcext:value-type="float">
            <text:p>13.5160632672443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79.9917025270251" calcext:value-type="float">
            <text:p>-79.9917025270251</text:p>
          </table:table-cell>
          <table:table-cell office:value-type="float" office:value="10.7908772148684" calcext:value-type="float">
            <text:p>10.7908772148684</text:p>
          </table:table-cell>
          <table:table-cell office:value-type="float" office:value="-23.4266901128133" calcext:value-type="float">
            <text:p>-23.4266901128133</text:p>
          </table:table-cell>
          <table:table-cell office:value-type="float" office:value="34.8600655635263" calcext:value-type="float">
            <text:p>34.8600655635263</text:p>
          </table:table-cell>
          <table:table-cell office:value-type="float" office:value="-40.2756016782453" calcext:value-type="float">
            <text:p>-40.2756016782453</text:p>
          </table:table-cell>
          <table:table-cell table:number-columns-repeated="4"/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17.6000020341629" calcext:value-type="float">
            <text:p>17.6000020341629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79.6875138217001" calcext:value-type="float">
            <text:p>-79.6875138217001</text:p>
          </table:table-cell>
          <table:table-cell office:value-type="float" office:value="10.5418571617539" calcext:value-type="float">
            <text:p>10.5418571617539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3.4627532399035" calcext:value-type="float">
            <text:p>-83.4627532399035</text:p>
          </table:table-cell>
          <table:table-cell office:value-type="float" office:value="14.0850515671029" calcext:value-type="float">
            <text:p>14.0850515671029</text:p>
          </table:table-cell>
          <table:table-cell office:value-type="float" office:value="-81" calcext:value-type="float">
            <text:p>-81</text:p>
          </table:table-cell>
          <table:table-cell office:value-type="float" office:value="-80" calcext:value-type="float">
            <text:p>-80</text:p>
          </table:table-cell>
          <table:table-cell office:value-type="float" office:value="-79.9958512635126" calcext:value-type="float">
            <text:p>-79.9958512635126</text:p>
          </table:table-cell>
          <table:table-cell office:value-type="float" office:value="10.794313871823" calcext:value-type="float">
            <text:p>10.794313871823</text:p>
          </table:table-cell>
          <table:table-cell office:value-type="float" office:value="-32.6033104298157" calcext:value-type="float">
            <text:p>-32.6033104298157</text:p>
          </table:table-cell>
          <table:table-cell office:value-type="float" office:value="39.6326932859666" calcext:value-type="float">
            <text:p>39.6326932859666</text:p>
          </table:table-cell>
          <table:table-cell office:value-type="float" office:value="-49.816140704055" calcext:value-type="float">
            <text:p>-49.816140704055</text:p>
          </table:table-cell>
          <table:table-cell table:number-columns-repeated="4"/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17.6001889164966" calcext:value-type="float">
            <text:p>17.6001889164966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79.84375691085" calcext:value-type="float">
            <text:p>-79.84375691085</text:p>
          </table:table-cell>
          <table:table-cell office:value-type="float" office:value="10.6690372236994" calcext:value-type="float">
            <text:p>10.6690372236994</text:p>
          </table:table-cell>
          <table:table-cell office:value-type="float" office:value="-82" calcext:value-type="float">
            <text:p>-82</text:p>
          </table:table-cell>
          <table:table-cell office:value-type="float" office:value="-85" calcext:value-type="float">
            <text:p>-85</text:p>
          </table:table-cell>
          <table:table-cell office:value-type="float" office:value="-84.2313766199517" calcext:value-type="float">
            <text:p>-84.2313766199517</text:p>
          </table:table-cell>
          <table:table-cell office:value-type="float" office:value="14.9409846878193" calcext:value-type="float">
            <text:p>14.9409846878193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79.9979256317563" calcext:value-type="float">
            <text:p>-79.9979256317563</text:p>
          </table:table-cell>
          <table:table-cell office:value-type="float" office:value="10.7960326107158" calcext:value-type="float">
            <text:p>10.7960326107158</text:p>
          </table:table-cell>
          <table:table-cell office:value-type="float" office:value="-44.5395505021917" calcext:value-type="float">
            <text:p>-44.5395505021917</text:p>
          </table:table-cell>
          <table:table-cell office:value-type="float" office:value="49.6993946186218" calcext:value-type="float">
            <text:p>49.6993946186218</text:p>
          </table:table-cell>
          <table:table-cell office:value-type="float" office:value="-65.4870678738232" calcext:value-type="float">
            <text:p>-65.4870678738232</text:p>
          </table:table-cell>
          <table:table-cell table:number-columns-repeated="4"/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17.6002976261619" calcext:value-type="float">
            <text:p>17.6002976261619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421878455425" calcext:value-type="float">
            <text:p>-79.421878455425</text:p>
          </table:table-cell>
          <table:table-cell office:value-type="float" office:value="10.3291031671193" calcext:value-type="float">
            <text:p>10.3291031671193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4.6156883099759" calcext:value-type="float">
            <text:p>-84.6156883099759</text:p>
          </table:table-cell>
          <table:table-cell office:value-type="float" office:value="15.3882633589338" calcext:value-type="float">
            <text:p>15.3882633589338</text:p>
          </table:table-cell>
          <table:table-cell office:value-type="float" office:value="-79" calcext:value-type="float">
            <text:p>-79</text:p>
          </table:table-cell>
          <table:table-cell office:value-type="float" office:value="-81" calcext:value-type="float">
            <text:p>-81</text:p>
          </table:table-cell>
          <table:table-cell office:value-type="float" office:value="-80.4989628158782" calcext:value-type="float">
            <text:p>-80.4989628158782</text:p>
          </table:table-cell>
          <table:table-cell office:value-type="float" office:value="11.2192913753234" calcext:value-type="float">
            <text:p>11.2192913753234</text:p>
          </table:table-cell>
          <table:table-cell office:value-type="float" office:value="-38.476822002182" calcext:value-type="float">
            <text:p>-38.476822002182</text:p>
          </table:table-cell>
          <table:table-cell office:value-type="float" office:value="59.1101258940508" calcext:value-type="float">
            <text:p>59.1101258940508</text:p>
          </table:table-cell>
          <table:table-cell office:value-type="float" office:value="-69.3294909214782" calcext:value-type="float">
            <text:p>-69.3294909214782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.6004063379966" calcext:value-type="float">
            <text:p>17.6004063379966</text:p>
          </table:table-cell>
          <table:table-cell office:value-type="float" office:value="-81" calcext:value-type="float">
            <text:p>-81</text:p>
          </table:table-cell>
          <table:table-cell office:value-type="float" office:value="-79" calcext:value-type="float">
            <text:p>-79</text:p>
          </table:table-cell>
          <table:table-cell office:value-type="float" office:value="-79.2109392277125" calcext:value-type="float">
            <text:p>-79.2109392277125</text:p>
          </table:table-cell>
          <table:table-cell office:value-type="float" office:value="10.1632195524446" calcext:value-type="float">
            <text:p>10.1632195524446</text:p>
          </table:table-cell>
          <table:table-cell office:value-type="float" office:value="-83" calcext:value-type="float">
            <text:p>-83</text:p>
          </table:table-cell>
          <table:table-cell office:value-type="float" office:value="-84" calcext:value-type="float">
            <text:p>-84</text:p>
          </table:table-cell>
          <table:table-cell office:value-type="float" office:value="-84.3078441549879" calcext:value-type="float">
            <text:p>-84.3078441549879</text:p>
          </table:table-cell>
          <table:table-cell office:value-type="float" office:value="15.0289326594468" calcext:value-type="float">
            <text:p>15.0289326594468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7494814079391" calcext:value-type="float">
            <text:p>-80.7494814079391</text:p>
          </table:table-cell>
          <table:table-cell office:value-type="float" office:value="11.4371033857014" calcext:value-type="float">
            <text:p>11.4371033857014</text:p>
          </table:table-cell>
          <table:table-cell office:value-type="float" office:value="-27.6640544688297" calcext:value-type="float">
            <text:p>-27.6640544688297</text:p>
          </table:table-cell>
          <table:table-cell office:value-type="float" office:value="55.6871750959059" calcext:value-type="float">
            <text:p>55.6871750959059</text:p>
          </table:table-cell>
          <table:table-cell office:value-type="float" office:value="-60.8722111151347" calcext:value-type="float">
            <text:p>-60.8722111151347</text:p>
          </table:table-cell>
          <table:table-cell table:number-columns-repeated="4"/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17.6005932297642" calcext:value-type="float">
            <text:p>17.6005932297642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1054696138563" calcext:value-type="float">
            <text:p>-79.1054696138563</text:p>
          </table:table-cell>
          <table:table-cell office:value-type="float" office:value="10.081279458702" calcext:value-type="float">
            <text:p>10.081279458702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office:value-type="float" office:value="-84.153922077494" calcext:value-type="float">
            <text:p>-84.153922077494</text:p>
          </table:table-cell>
          <table:table-cell office:value-type="float" office:value="14.8524261825055" calcext:value-type="float">
            <text:p>14.8524261825055</text:p>
          </table:table-cell>
          <table:table-cell office:value-type="float" office:value="-79" calcext:value-type="float">
            <text:p>-79</text:p>
          </table:table-cell>
          <table:table-cell office:value-type="float" office:value="-81" calcext:value-type="float">
            <text:p>-81</text:p>
          </table:table-cell>
          <table:table-cell office:value-type="float" office:value="-80.8747407039695" calcext:value-type="float">
            <text:p>-80.8747407039695</text:p>
          </table:table-cell>
          <table:table-cell office:value-type="float" office:value="11.5475900278681" calcext:value-type="float">
            <text:p>11.5475900278681</text:p>
          </table:table-cell>
          <table:table-cell office:value-type="float" office:value="-22.2936507692652" calcext:value-type="float">
            <text:p>-22.2936507692652</text:p>
          </table:table-cell>
          <table:table-cell office:value-type="float" office:value="54.0438036283308" calcext:value-type="float">
            <text:p>54.0438036283308</text:p>
          </table:table-cell>
          <table:table-cell office:value-type="float" office:value="-57.0979178599502" calcext:value-type="float">
            <text:p>-57.0979178599502</text:p>
          </table:table-cell>
          <table:table-cell table:number-columns-repeated="4"/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float" office:value="17.6007898177178" calcext:value-type="float">
            <text:p>17.6007898177178</text:p>
          </table:table-cell>
          <table:table-cell office:value-type="float" office:value="-81" calcext:value-type="float">
            <text:p>-81</text:p>
          </table:table-cell>
          <table:table-cell office:value-type="float" office:value="-79" calcext:value-type="float">
            <text:p>-79</text:p>
          </table:table-cell>
          <table:table-cell office:value-type="float" office:value="-79.0527348069281" calcext:value-type="float">
            <text:p>-79.0527348069281</text:p>
          </table:table-cell>
          <table:table-cell office:value-type="float" office:value="10.0405574838761" calcext:value-type="float">
            <text:p>10.0405574838761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office:value-type="float" office:value="-84.076961038747" calcext:value-type="float">
            <text:p>-84.076961038747</text:p>
          </table:table-cell>
          <table:table-cell office:value-type="float" office:value="14.7649518363903" calcext:value-type="float">
            <text:p>14.7649518363903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9373703519848" calcext:value-type="float">
            <text:p>-80.9373703519848</text:p>
          </table:table-cell>
          <table:table-cell office:value-type="float" office:value="11.6032329600039" calcext:value-type="float">
            <text:p>11.6032329600039</text:p>
          </table:table-cell>
          <table:table-cell office:value-type="float" office:value="-19.6164228462973" calcext:value-type="float">
            <text:p>-19.6164228462973</text:p>
          </table:table-cell>
          <table:table-cell office:value-type="float" office:value="53.238640065411" calcext:value-type="float">
            <text:p>53.238640065411</text:p>
          </table:table-cell>
          <table:table-cell office:value-type="float" office:value="-55.3466011697563" calcext:value-type="float">
            <text:p>-55.3466011697563</text:p>
          </table:table-cell>
          <table:table-cell table:number-columns-repeated="4"/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17.574043061447" calcext:value-type="float">
            <text:p>17.574043061447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0263674034641" calcext:value-type="float">
            <text:p>-79.0263674034641</text:p>
          </table:table-cell>
          <table:table-cell office:value-type="float" office:value="10.0202582221598" calcext:value-type="float">
            <text:p>10.0202582221598</text:p>
          </table:table-cell>
          <table:table-cell office:value-type="float" office:value="-79" calcext:value-type="float">
            <text:p>-79</text:p>
          </table:table-cell>
          <table:table-cell office:value-type="float" office:value="-84" calcext:value-type="float">
            <text:p>-84</text:p>
          </table:table-cell>
          <table:table-cell office:value-type="float" office:value="-84.0384805193735" calcext:value-type="float">
            <text:p>-84.0384805193735</text:p>
          </table:table-cell>
          <table:table-cell office:value-type="float" office:value="14.7214080481212" calcext:value-type="float">
            <text:p>14.7214080481212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81.4686851759924" calcext:value-type="float">
            <text:p>-81.4686851759924</text:p>
          </table:table-cell>
          <table:table-cell office:value-type="float" office:value="12.086192465916" calcext:value-type="float">
            <text:p>12.086192465916</text:p>
          </table:table-cell>
          <table:table-cell office:value-type="float" office:value="-8.46850810663531" calcext:value-type="float">
            <text:p>-8.46850810663531</text:p>
          </table:table-cell>
          <table:table-cell office:value-type="float" office:value="52.8401273093304" calcext:value-type="float">
            <text:p>52.8401273093304</text:p>
          </table:table-cell>
          <table:table-cell office:value-type="float" office:value="-52.0452281806692" calcext:value-type="float">
            <text:p>-52.0452281806692</text:p>
          </table:table-cell>
          <table:table-cell table:number-columns-repeated="4"/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17.6011256665539" calcext:value-type="float">
            <text:p>17.6011256665539</text:p>
          </table:table-cell>
          <table:table-cell office:value-type="float" office:value="-78" calcext:value-type="float">
            <text:p>-78</text:p>
          </table:table-cell>
          <table:table-cell office:value-type="float" office:value="-80" calcext:value-type="float">
            <text:p>-80</text:p>
          </table:table-cell>
          <table:table-cell office:value-type="float" office:value="-79.513183701732" calcext:value-type="float">
            <text:p>-79.513183701732</text:p>
          </table:table-cell>
          <table:table-cell office:value-type="float" office:value="10.4017430983457" calcext:value-type="float">
            <text:p>10.4017430983457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4.0192402596867" calcext:value-type="float">
            <text:p>-84.0192402596867</text:p>
          </table:table-cell>
          <table:table-cell office:value-type="float" office:value="14.6996843338209" calcext:value-type="float">
            <text:p>14.6996843338209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1.7343425879962" calcext:value-type="float">
            <text:p>-81.7343425879962</text:p>
          </table:table-cell>
          <table:table-cell office:value-type="float" office:value="12.3351590290425" calcext:value-type="float">
            <text:p>12.3351590290425</text:p>
          </table:table-cell>
          <table:table-cell office:value-type="float" office:value="-6.40085251986147" calcext:value-type="float">
            <text:p>-6.40085251986147</text:p>
          </table:table-cell>
          <table:table-cell office:value-type="float" office:value="49.0083909227262" calcext:value-type="float">
            <text:p>49.0083909227262</text:p>
          </table:table-cell>
          <table:table-cell office:value-type="float" office:value="-47.790152832693" calcext:value-type="float">
            <text:p>-47.790152832693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7.6012343889604" calcext:value-type="float">
            <text:p>17.6012343889604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79.756591850866" calcext:value-type="float">
            <text:p>-79.756591850866</text:p>
          </table:table-cell>
          <table:table-cell office:value-type="float" office:value="10.5978978304696" calcext:value-type="float">
            <text:p>10.5978978304696</text:p>
          </table:table-cell>
          <table:table-cell office:value-type="float" office:value="-81" calcext:value-type="float">
            <text:p>-81</text:p>
          </table:table-cell>
          <table:table-cell office:value-type="float" office:value="-85" calcext:value-type="float">
            <text:p>-85</text:p>
          </table:table-cell>
          <table:table-cell office:value-type="float" office:value="-84.5096201298434" calcext:value-type="float">
            <text:p>-84.5096201298434</text:p>
          </table:table-cell>
          <table:table-cell office:value-type="float" office:value="15.2634955472198" calcext:value-type="float">
            <text:p>15.2634955472198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  <table:table-cell office:value-type="float" office:value="-81.8671712939981" calcext:value-type="float">
            <text:p>-81.8671712939981</text:p>
          </table:table-cell>
          <table:table-cell office:value-type="float" office:value="12.4615589555175" calcext:value-type="float">
            <text:p>12.4615589555175</text:p>
          </table:table-cell>
          <table:table-cell office:value-type="float" office:value="-12.7860178602642" calcext:value-type="float">
            <text:p>-12.7860178602642</text:p>
          </table:table-cell>
          <table:table-cell office:value-type="float" office:value="54.814935406785" calcext:value-type="float">
            <text:p>54.814935406785</text:p>
          </table:table-cell>
          <table:table-cell office:value-type="float" office:value="-54.7641016097669" calcext:value-type="float">
            <text:p>-54.7641016097669</text:p>
          </table:table-cell>
          <table:table-cell table:number-columns-repeated="4"/>
        </table:table-row>
        <table:table-row table:style-name="ro1">
          <table:table-cell office:value-type="float" office:value="29.2" calcext:value-type="float">
            <text:p>29.2</text:p>
          </table:table-cell>
          <table:table-cell office:value-type="float" office:value="17.6015397069713" calcext:value-type="float">
            <text:p>17.6015397069713</text:p>
          </table:table-cell>
          <table:table-cell office:value-type="float" office:value="-78" calcext:value-type="float">
            <text:p>-78</text:p>
          </table:table-cell>
          <table:table-cell office:value-type="float" office:value="-80" calcext:value-type="float">
            <text:p>-80</text:p>
          </table:table-cell>
          <table:table-cell office:value-type="float" office:value="-79.878295925433" calcext:value-type="float">
            <text:p>-79.878295925433</text:p>
          </table:table-cell>
          <table:table-cell office:value-type="float" office:value="10.6973580150558" calcext:value-type="float">
            <text:p>10.6973580150558</text:p>
          </table:table-cell>
          <table:table-cell office:value-type="float" office:value="-87" calcext:value-type="float">
            <text:p>-87</text:p>
          </table:table-cell>
          <table:table-cell office:value-type="float" office:value="-85" calcext:value-type="float">
            <text:p>-85</text:p>
          </table:table-cell>
          <table:table-cell office:value-type="float" office:value="-84.7548100649217" calcext:value-type="float">
            <text:p>-84.7548100649217</text:p>
          </table:table-cell>
          <table:table-cell office:value-type="float" office:value="15.553459482041" calcext:value-type="float">
            <text:p>15.553459482041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81.933585646999" calcext:value-type="float">
            <text:p>-81.933585646999</text:p>
          </table:table-cell>
          <table:table-cell office:value-type="float" office:value="12.5252438058795" calcext:value-type="float">
            <text:p>12.5252438058795</text:p>
          </table:table-cell>
          <table:table-cell office:value-type="float" office:value="-16.1948339354245" calcext:value-type="float">
            <text:p>-16.1948339354245</text:p>
          </table:table-cell>
          <table:table-cell office:value-type="float" office:value="57.9139242532792" calcext:value-type="float">
            <text:p>57.9139242532792</text:p>
          </table:table-cell>
          <table:table-cell office:value-type="float" office:value="-58.6677229734106" calcext:value-type="float">
            <text:p>-58.6677229734106</text:p>
          </table:table-cell>
          <table:table-cell table:number-columns-repeated="4"/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17.6016484347742" calcext:value-type="float">
            <text:p>17.6016484347742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79.9391479627165" calcext:value-type="float">
            <text:p>-79.9391479627165</text:p>
          </table:table-cell>
          <table:table-cell office:value-type="float" office:value="10.7474375956246" calcext:value-type="float">
            <text:p>10.7474375956246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4.8774050324608" calcext:value-type="float">
            <text:p>-84.8774050324608</text:p>
          </table:table-cell>
          <table:table-cell office:value-type="float" office:value="15.7005006456185" calcext:value-type="float">
            <text:p>15.7005006456185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1.9667928234995" calcext:value-type="float">
            <text:p>-81.9667928234995</text:p>
          </table:table-cell>
          <table:table-cell office:value-type="float" office:value="12.5572081754422" calcext:value-type="float">
            <text:p>12.5572081754422</text:p>
          </table:table-cell>
          <table:table-cell office:value-type="float" office:value="-17.955735884408" calcext:value-type="float">
            <text:p>-17.955735884408</text:p>
          </table:table-cell>
          <table:table-cell office:value-type="float" office:value="59.5146843869187" calcext:value-type="float">
            <text:p>59.5146843869187</text:p>
          </table:table-cell>
          <table:table-cell office:value-type="float" office:value="-60.7229266602898" calcext:value-type="float">
            <text:p>-60.7229266602898</text:p>
          </table:table-cell>
          <table:table-cell table:number-columns-repeated="4"/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17.6017973956892" calcext:value-type="float">
            <text:p>17.6017973956892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79.9695739813583" calcext:value-type="float">
            <text:p>-79.9695739813583</text:p>
          </table:table-cell>
          <table:table-cell office:value-type="float" office:value="10.7725652350879" calcext:value-type="float">
            <text:p>10.7725652350879</text:p>
          </table:table-cell>
          <table:table-cell office:value-type="float" office:value="-81" calcext:value-type="float">
            <text:p>-81</text:p>
          </table:table-cell>
          <table:table-cell office:value-type="float" office:value="-85" calcext:value-type="float">
            <text:p>-85</text:p>
          </table:table-cell>
          <table:table-cell office:value-type="float" office:value="-84.9387025162304" calcext:value-type="float">
            <text:p>-84.9387025162304</text:p>
          </table:table-cell>
          <table:table-cell office:value-type="float" office:value="15.7745417022087" calcext:value-type="float">
            <text:p>15.7745417022087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1.9833964117498" calcext:value-type="float">
            <text:p>-81.9833964117498</text:p>
          </table:table-cell>
          <table:table-cell office:value-type="float" office:value="12.5732209370764" calcext:value-type="float">
            <text:p>12.5732209370764</text:p>
          </table:table-cell>
          <table:table-cell office:value-type="float" office:value="-18.8506255219134" calcext:value-type="float">
            <text:p>-18.8506255219134</text:p>
          </table:table-cell>
          <table:table-cell office:value-type="float" office:value="60.3281837138617" calcext:value-type="float">
            <text:p>60.3281837138617</text:p>
          </table:table-cell>
          <table:table-cell office:value-type="float" office:value="-61.7763446634245" calcext:value-type="float">
            <text:p>-61.7763446634245</text:p>
          </table:table-cell>
          <table:table-cell table:number-columns-repeated="4"/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17.6018987264961" calcext:value-type="float">
            <text:p>17.6018987264961</text:p>
          </table:table-cell>
          <table:table-cell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office:value-type="float" office:value="-79.9847869906791" calcext:value-type="float">
            <text:p>-79.9847869906791</text:p>
          </table:table-cell>
          <table:table-cell office:value-type="float" office:value="10.7851510770146" calcext:value-type="float">
            <text:p>10.7851510770146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4.9693512581152" calcext:value-type="float">
            <text:p>-84.9693512581152</text:p>
          </table:table-cell>
          <table:table-cell office:value-type="float" office:value="15.8116930649518" calcext:value-type="float">
            <text:p>15.8116930649518</text:p>
          </table:table-cell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office:value-type="float" office:value="-81.4916982058749" calcext:value-type="float">
            <text:p>-81.4916982058749</text:p>
          </table:table-cell>
          <table:table-cell office:value-type="float" office:value="12.1075593575886" calcext:value-type="float">
            <text:p>12.1075593575886</text:p>
          </table:table-cell>
          <table:table-cell office:value-type="float" office:value="-29.9330654229582" calcext:value-type="float">
            <text:p>-29.9330654229582</text:p>
          </table:table-cell>
          <table:table-cell office:value-type="float" office:value="60.738251739189" calcext:value-type="float">
            <text:p>60.738251739189</text:p>
          </table:table-cell>
          <table:table-cell office:value-type="float" office:value="-66.3770047861863" calcext:value-type="float">
            <text:p>-66.3770047861863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7.6019769096985" calcext:value-type="float">
            <text:p>17.6019769096985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79.9923934953396" calcext:value-type="float">
            <text:p>-79.9923934953396</text:p>
          </table:table-cell>
          <table:table-cell office:value-type="float" office:value="10.7914495110306" calcext:value-type="float">
            <text:p>10.7914495110306</text:p>
          </table:table-cell>
          <table:table-cell office:value-type="float" office:value="-81" calcext:value-type="float">
            <text:p>-81</text:p>
          </table:table-cell>
          <table:table-cell office:value-type="float" office:value="-85" calcext:value-type="float">
            <text:p>-85</text:p>
          </table:table-cell>
          <table:table-cell office:value-type="float" office:value="-84.9846756290576" calcext:value-type="float">
            <text:p>-84.9846756290576</text:p>
          </table:table-cell>
          <table:table-cell office:value-type="float" office:value="15.830301544799" calcext:value-type="float">
            <text:p>15.830301544799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1.2458491029375" calcext:value-type="float">
            <text:p>-81.2458491029375</text:p>
          </table:table-cell>
          <table:table-cell office:value-type="float" office:value="11.8812363911136" calcext:value-type="float">
            <text:p>11.8812363911136</text:p>
          </table:table-cell>
          <table:table-cell office:value-type="float" office:value="-35.1868994367242" calcext:value-type="float">
            <text:p>-35.1868994367242</text:p>
          </table:table-cell>
          <table:table-cell office:value-type="float" office:value="60.9441202046109" calcext:value-type="float">
            <text:p>60.9441202046109</text:p>
          </table:table-cell>
          <table:table-cell office:value-type="float" office:value="-69.0849970103661" calcext:value-type="float">
            <text:p>-69.0849970103661</text:p>
          </table:table-cell>
          <table:table-cell table:number-columns-repeated="4"/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17.6019695094043" calcext:value-type="float">
            <text:p>17.6019695094043</text:p>
          </table:table-cell>
          <table:table-cell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office:value-type="float" office:value="-79.9961967476698" calcext:value-type="float">
            <text:p>-79.9961967476698</text:p>
          </table:table-cell>
          <table:table-cell office:value-type="float" office:value="10.7946001072408" calcext:value-type="float">
            <text:p>10.7946001072408</text:p>
          </table:table-cell>
          <table:table-cell office:value-type="float" office:value="-89" calcext:value-type="float">
            <text:p>-89</text:p>
          </table:table-cell>
          <table:table-cell office:value-type="float" office:value="-85" calcext:value-type="float">
            <text:p>-85</text:p>
          </table:table-cell>
          <table:table-cell office:value-type="float" office:value="-84.9923378145288" calcext:value-type="float">
            <text:p>-84.9923378145288</text:p>
          </table:table-cell>
          <table:table-cell office:value-type="float" office:value="15.8396139955994" calcext:value-type="float">
            <text:p>15.8396139955994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1.1229245514687" calcext:value-type="float">
            <text:p>-81.1229245514687</text:p>
          </table:table-cell>
          <table:table-cell office:value-type="float" office:value="11.769666355603" calcext:value-type="float">
            <text:p>11.769666355603</text:p>
          </table:table-cell>
          <table:table-cell office:value-type="float" office:value="-37.7450905095811" calcext:value-type="float">
            <text:p>-37.7450905095811</text:p>
          </table:table-cell>
          <table:table-cell office:value-type="float" office:value="61.047263661065" calcext:value-type="float">
            <text:p>61.047263661065</text:p>
          </table:table-cell>
          <table:table-cell office:value-type="float" office:value="-70.5104113758905" calcext:value-type="float">
            <text:p>-70.5104113758905</text:p>
          </table:table-cell>
          <table:table-cell table:number-columns-repeated="4"/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17.6020708467994" calcext:value-type="float">
            <text:p>17.6020708467994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79.9980983738349" calcext:value-type="float">
            <text:p>-79.9980983738349</text:p>
          </table:table-cell>
          <table:table-cell office:value-type="float" office:value="10.7961757502639" calcext:value-type="float">
            <text:p>10.7961757502639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4.9961689072644" calcext:value-type="float">
            <text:p>-84.9961689072644</text:p>
          </table:table-cell>
          <table:table-cell office:value-type="float" office:value="15.8442722751274" calcext:value-type="float">
            <text:p>15.8442722751274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1.5614622757344" calcext:value-type="float">
            <text:p>-81.5614622757344</text:p>
          </table:table-cell>
          <table:table-cell office:value-type="float" office:value="12.1725642587778" calcext:value-type="float">
            <text:p>12.1725642587778</text:p>
          </table:table-cell>
          <table:table-cell office:value-type="float" office:value="-29.055484981002" calcext:value-type="float">
            <text:p>-29.055484981002</text:p>
          </table:table-cell>
          <table:table-cell office:value-type="float" office:value="61.0988877717206" calcext:value-type="float">
            <text:p>61.0988877717206</text:p>
          </table:table-cell>
          <table:table-cell office:value-type="float" office:value="-66.3133880925214" calcext:value-type="float">
            <text:p>-66.3133880925214</text:p>
          </table:table-cell>
          <table:table-cell table:number-columns-repeated="4"/>
        </table:table-row>
        <table:table-row table:style-name="ro1">
          <table:table-cell office:value-type="float" office:value="30.6" calcext:value-type="float">
            <text:p>30.6</text:p>
          </table:table-cell>
          <table:table-cell office:value-type="float" office:value="17.6022577704504" calcext:value-type="float">
            <text:p>17.6022577704504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79.9990491869175" calcext:value-type="float">
            <text:p>-79.9990491869175</text:p>
          </table:table-cell>
          <table:table-cell office:value-type="float" office:value="10.7969636580197" calcext:value-type="float">
            <text:p>10.7969636580197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4.4980844536322" calcext:value-type="float">
            <text:p>-84.4980844536322</text:p>
          </table:table-cell>
          <table:table-cell office:value-type="float" office:value="15.249987292269" calcext:value-type="float">
            <text:p>15.249987292269</text:p>
          </table:table-cell>
          <table:table-cell office:value-type="float" office:value="-81" calcext:value-type="float">
            <text:p>-81</text:p>
          </table:table-cell>
          <table:table-cell office:value-type="float" office:value="-83" calcext:value-type="float">
            <text:p>-83</text:p>
          </table:table-cell>
          <table:table-cell office:value-type="float" office:value="-82.2807311378672" calcext:value-type="float">
            <text:p>-82.2807311378672</text:p>
          </table:table-cell>
          <table:table-cell office:value-type="float" office:value="12.8634571630449" calcext:value-type="float">
            <text:p>12.8634571630449</text:p>
          </table:table-cell>
          <table:table-cell office:value-type="float" office:value="-5.39757959201427" calcext:value-type="float">
            <text:p>-5.39757959201427</text:p>
          </table:table-cell>
          <table:table-cell office:value-type="float" office:value="52.6916764462591" calcext:value-type="float">
            <text:p>52.6916764462591</text:p>
          </table:table-cell>
          <table:table-cell office:value-type="float" office:value="-51.3268279210071" calcext:value-type="float">
            <text:p>-51.3268279210071</text:p>
          </table:table-cell>
          <table:table-cell table:number-columns-repeated="4"/>
        </table:table-row>
        <table:table-row table:style-name="ro1">
          <table:table-cell office:value-type="float" office:value="30.8" calcext:value-type="float">
            <text:p>30.8</text:p>
          </table:table-cell>
          <table:table-cell office:value-type="float" office:value="17.6023591158437" calcext:value-type="float">
            <text:p>17.6023591158437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79.9995245934587" calcext:value-type="float">
            <text:p>-79.9995245934587</text:p>
          </table:table-cell>
          <table:table-cell office:value-type="float" office:value="10.7973576334604" calcext:value-type="float">
            <text:p>10.7973576334604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5.2490422268161" calcext:value-type="float">
            <text:p>-85.2490422268161</text:p>
          </table:table-cell>
          <table:table-cell office:value-type="float" office:value="16.1547933726704" calcext:value-type="float">
            <text:p>16.1547933726704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2.6403655689336" calcext:value-type="float">
            <text:p>-82.6403655689336</text:p>
          </table:table-cell>
          <table:table-cell office:value-type="float" office:value="13.2234725784785" calcext:value-type="float">
            <text:p>13.2234725784785</text:p>
          </table:table-cell>
          <table:table-cell office:value-type="float" office:value="-9.07525799964617" calcext:value-type="float">
            <text:p>-9.07525799964617</text:p>
          </table:table-cell>
          <table:table-cell office:value-type="float" office:value="65.6038259312861" calcext:value-type="float">
            <text:p>65.6038259312861</text:p>
          </table:table-cell>
          <table:table-cell office:value-type="float" office:value="-64.8203808516214" calcext:value-type="float">
            <text:p>-64.8203808516214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.6024299064674" calcext:value-type="float">
            <text:p>17.6024299064674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79.9997622967294" calcext:value-type="float">
            <text:p>-79.9997622967294</text:p>
          </table:table-cell>
          <table:table-cell office:value-type="float" office:value="10.7975546265717" calcext:value-type="float">
            <text:p>10.7975546265717</text:p>
          </table:table-cell>
          <table:table-cell office:value-type="float" office:value="-82" calcext:value-type="float">
            <text:p>-82</text:p>
          </table:table-cell>
          <table:table-cell office:value-type="float" office:value="-84" calcext:value-type="float">
            <text:p>-84</text:p>
          </table:table-cell>
          <table:table-cell office:value-type="float" office:value="-84.6245211134081" calcext:value-type="float">
            <text:p>-84.6245211134081</text:p>
          </table:table-cell>
          <table:table-cell office:value-type="float" office:value="15.3986992570773" calcext:value-type="float">
            <text:p>15.3986992570773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82.3201827844668" calcext:value-type="float">
            <text:p>-82.3201827844668</text:p>
          </table:table-cell>
          <table:table-cell office:value-type="float" office:value="12.9024670746373" calcext:value-type="float">
            <text:p>12.9024670746373</text:p>
          </table:table-cell>
          <table:table-cell office:value-type="float" office:value="-6.44868077508338" calcext:value-type="float">
            <text:p>-6.44868077508338</text:p>
          </table:table-cell>
          <table:table-cell office:value-type="float" office:value="54.7576149527792" calcext:value-type="float">
            <text:p>54.7576149527792</text:p>
          </table:table-cell>
          <table:table-cell office:value-type="float" office:value="-53.5417330088509" calcext:value-type="float">
            <text:p>-53.5417330088509</text:p>
          </table:table-cell>
          <table:table-cell table:number-columns-repeated="4"/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17.6026094458397" calcext:value-type="float">
            <text:p>17.6026094458397</text:p>
          </table:table-cell>
          <table:table-cell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office:value-type="float" office:value="-79.9998811483647" calcext:value-type="float">
            <text:p>-79.9998811483647</text:p>
          </table:table-cell>
          <table:table-cell office:value-type="float" office:value="10.7976531244751" calcext:value-type="float">
            <text:p>10.7976531244751</text:p>
          </table:table-cell>
          <table:table-cell office:value-type="float" office:value="-90" calcext:value-type="float">
            <text:p>-90</text:p>
          </table:table-cell>
          <table:table-cell office:value-type="float" office:value="-84" calcext:value-type="float">
            <text:p>-84</text:p>
          </table:table-cell>
          <table:table-cell office:value-type="float" office:value="-84.312260556704" calcext:value-type="float">
            <text:p>-84.312260556704</text:p>
          </table:table-cell>
          <table:table-cell office:value-type="float" office:value="15.0340279006894" calcext:value-type="float">
            <text:p>15.0340279006894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  <table:table-cell office:value-type="float" office:value="-82.1600913922334" calcext:value-type="float">
            <text:p>-82.1600913922334</text:p>
          </table:table-cell>
          <table:table-cell office:value-type="float" office:value="12.7448984598146" calcext:value-type="float">
            <text:p>12.7448984598146</text:p>
          </table:table-cell>
          <table:table-cell office:value-type="float" office:value="-5.35417228893192" calcext:value-type="float">
            <text:p>-5.35417228893192</text:p>
          </table:table-cell>
          <table:table-cell office:value-type="float" office:value="49.7121281464629" calcext:value-type="float">
            <text:p>49.7121281464629</text:p>
          </table:table-cell>
          <table:table-cell office:value-type="float" office:value="-48.2901990002227" calcext:value-type="float">
            <text:p>-48.2901990002227</text:p>
          </table:table-cell>
          <table:table-cell table:number-columns-repeated="4"/>
        </table:table-row>
        <table:table-row table:style-name="ro1">
          <table:table-cell office:value-type="float" office:value="31.4" calcext:value-type="float">
            <text:p>31.4</text:p>
          </table:table-cell>
          <table:table-cell office:value-type="float" office:value="17.6027889908684" calcext:value-type="float">
            <text:p>17.6027889908684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79.9999405741823" calcext:value-type="float">
            <text:p>-79.9999405741823</text:p>
          </table:table-cell>
          <table:table-cell office:value-type="float" office:value="10.7977023737638" calcext:value-type="float">
            <text:p>10.7977023737638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4.156130278352" calcext:value-type="float">
            <text:p>-84.156130278352</text:p>
          </table:table-cell>
          <table:table-cell office:value-type="float" office:value="14.8549436693788" calcext:value-type="float">
            <text:p>14.8549436693788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  <table:table-cell office:value-type="float" office:value="-82.0800456961167" calcext:value-type="float">
            <text:p>-82.0800456961167</text:p>
          </table:table-cell>
          <table:table-cell office:value-type="float" office:value="12.6668372302627" calcext:value-type="float">
            <text:p>12.6668372302627</text:p>
          </table:table-cell>
          <table:table-cell office:value-type="float" office:value="-4.85771006548217" calcext:value-type="float">
            <text:p>-4.85771006548217</text:p>
          </table:table-cell>
          <table:table-cell office:value-type="float" office:value="47.2786249400143" calcext:value-type="float">
            <text:p>47.2786249400143</text:p>
          </table:table-cell>
          <table:table-cell office:value-type="float" office:value="-45.7534258477858" calcext:value-type="float">
            <text:p>-45.7534258477858</text:p>
          </table:table-cell>
          <table:table-cell table:number-columns-repeated="4"/>
        </table:table-row>
        <table:table-row table:style-name="ro1">
          <table:table-cell office:value-type="float" office:value="31.6" calcext:value-type="float">
            <text:p>31.6</text:p>
          </table:table-cell>
          <table:table-cell office:value-type="float" office:value="17.6029305872115" calcext:value-type="float">
            <text:p>17.6029305872115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79.9999702870912" calcext:value-type="float">
            <text:p>-79.9999702870912</text:p>
          </table:table-cell>
          <table:table-cell office:value-type="float" office:value="10.7977269984924" calcext:value-type="float">
            <text:p>10.7977269984924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4.578065139176" calcext:value-type="float">
            <text:p>-84.578065139176</text:p>
          </table:table-cell>
          <table:table-cell office:value-type="float" office:value="15.343890998046" calcext:value-type="float">
            <text:p>15.343890998046</text:p>
          </table:table-cell>
          <table:table-cell office:value-type="float" office:value="-80" calcext:value-type="float">
            <text:p>-80</text:p>
          </table:table-cell>
          <table:table-cell office:value-type="float" office:value="-82" calcext:value-type="float">
            <text:p>-82</text:p>
          </table:table-cell>
          <table:table-cell office:value-type="float" office:value="-82.0400228480584" calcext:value-type="float">
            <text:p>-82.0400228480584</text:p>
          </table:table-cell>
          <table:table-cell office:value-type="float" office:value="12.6279860928963" calcext:value-type="float">
            <text:p>12.6279860928963</text:p>
          </table:table-cell>
          <table:table-cell office:value-type="float" office:value="-12.0969223919342" calcext:value-type="float">
            <text:p>-12.0969223919342</text:p>
          </table:table-cell>
          <table:table-cell office:value-type="float" office:value="53.9900375572482" calcext:value-type="float">
            <text:p>53.9900375572482</text:p>
          </table:table-cell>
          <table:table-cell office:value-type="float" office:value="-53.7474607716126" calcext:value-type="float">
            <text:p>-53.7474607716126</text:p>
          </table:table-cell>
          <table:table-cell table:number-columns-repeated="4"/>
        </table:table-row>
        <table:table-row table:style-name="ro1">
          <table:table-cell office:value-type="float" office:value="31.8" calcext:value-type="float">
            <text:p>31.8</text:p>
          </table:table-cell>
          <table:table-cell office:value-type="float" office:value="17.6029537662121" calcext:value-type="float">
            <text:p>17.6029537662121</text:p>
          </table:table-cell>
          <table:table-cell office:value-type="float" office:value="-81" calcext:value-type="float">
            <text:p>-81</text:p>
          </table:table-cell>
          <table:table-cell office:value-type="float" office:value="-79" calcext:value-type="float">
            <text:p>-79</text:p>
          </table:table-cell>
          <table:table-cell office:value-type="float" office:value="-79.4999851435456" calcext:value-type="float">
            <text:p>-79.4999851435456</text:p>
          </table:table-cell>
          <table:table-cell office:value-type="float" office:value="10.3912111895064" calcext:value-type="float">
            <text:p>10.3912111895064</text:p>
          </table:table-cell>
          <table:table-cell office:value-type="float" office:value="-82" calcext:value-type="float">
            <text:p>-82</text:p>
          </table:table-cell>
          <table:table-cell office:value-type="float" office:value="-85" calcext:value-type="float">
            <text:p>-85</text:p>
          </table:table-cell>
          <table:table-cell office:value-type="float" office:value="-84.789032569588" calcext:value-type="float">
            <text:p>-84.789032569588</text:p>
          </table:table-cell>
          <table:table-cell office:value-type="float" office:value="15.5943670563022" calcext:value-type="float">
            <text:p>15.5943670563022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0200114240292" calcext:value-type="float">
            <text:p>-82.0200114240292</text:p>
          </table:table-cell>
          <table:table-cell office:value-type="float" office:value="12.6086052329869" calcext:value-type="float">
            <text:p>12.6086052329869</text:p>
          </table:table-cell>
          <table:table-cell office:value-type="float" office:value="-11.7429881809065" calcext:value-type="float">
            <text:p>-11.7429881809065</text:p>
          </table:table-cell>
          <table:table-cell office:value-type="float" office:value="61.4277335917095" calcext:value-type="float">
            <text:p>61.4277335917095</text:p>
          </table:table-cell>
          <table:table-cell office:value-type="float" office:value="-61.1528618521705" calcext:value-type="float">
            <text:p>-61.152861852170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.6029463799627" calcext:value-type="float">
            <text:p>17.6029463799627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2499925717728" calcext:value-type="float">
            <text:p>-79.2499925717728</text:p>
          </table:table-cell>
          <table:table-cell office:value-type="float" office:value="10.1937290475598" calcext:value-type="float">
            <text:p>10.1937290475598</text:p>
          </table:table-cell>
          <table:table-cell office:value-type="float" office:value="-82" calcext:value-type="float">
            <text:p>-82</text:p>
          </table:table-cell>
          <table:table-cell office:value-type="float" office:value="-86" calcext:value-type="float">
            <text:p>-86</text:p>
          </table:table-cell>
          <table:table-cell office:value-type="float" office:value="-85.394516284794" calcext:value-type="float">
            <text:p>-85.394516284794</text:p>
          </table:table-cell>
          <table:table-cell office:value-type="float" office:value="16.336181233366" calcext:value-type="float">
            <text:p>16.336181233366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82.0100057120146" calcext:value-type="float">
            <text:p>-82.0100057120146</text:p>
          </table:table-cell>
          <table:table-cell office:value-type="float" office:value="12.5989259602111" calcext:value-type="float">
            <text:p>12.5989259602111</text:p>
          </table:table-cell>
          <table:table-cell office:value-type="float" office:value="-20.1955462840049" calcext:value-type="float">
            <text:p>-20.1955462840049</text:p>
          </table:table-cell>
          <table:table-cell office:value-type="float" office:value="74.0421388155984" calcext:value-type="float">
            <text:p>74.0421388155984</text:p>
          </table:table-cell>
          <table:table-cell office:value-type="float" office:value="-75.560921605248" calcext:value-type="float">
            <text:p>-75.560921605248</text:p>
          </table:table-cell>
          <table:table-cell table:number-columns-repeated="4"/>
        </table:table-row>
        <table:table-row table:style-name="ro1">
          <table:table-cell office:value-type="float" office:value="32.2" calcext:value-type="float">
            <text:p>32.2</text:p>
          </table:table-cell>
          <table:table-cell office:value-type="float" office:value="17.6029316110161" calcext:value-type="float">
            <text:p>17.6029316110161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1249962858864" calcext:value-type="float">
            <text:p>-79.1249962858864</text:p>
          </table:table-cell>
          <table:table-cell office:value-type="float" office:value="10.0963998769659" calcext:value-type="float">
            <text:p>10.0963998769659</text:p>
          </table:table-cell>
          <table:table-cell office:value-type="float" office:value="-90" calcext:value-type="float">
            <text:p>-90</text:p>
          </table:table-cell>
          <table:table-cell office:value-type="float" office:value="-86" calcext:value-type="float">
            <text:p>-86</text:p>
          </table:table-cell>
          <table:table-cell office:value-type="float" office:value="-85.697258142397" calcext:value-type="float">
            <text:p>-85.697258142397</text:p>
          </table:table-cell>
          <table:table-cell office:value-type="float" office:value="16.7202180986301" calcext:value-type="float">
            <text:p>16.7202180986301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0050028560073" calcext:value-type="float">
            <text:p>-82.0050028560073</text:p>
          </table:table-cell>
          <table:table-cell office:value-type="float" office:value="12.5940891106197" calcext:value-type="float">
            <text:p>12.5940891106197</text:p>
          </table:table-cell>
          <table:table-cell office:value-type="float" office:value="-24.8153639629656" calcext:value-type="float">
            <text:p>-24.8153639629656</text:p>
          </table:table-cell>
          <table:table-cell office:value-type="float" office:value="80.7101830864366" calcext:value-type="float">
            <text:p>80.7101830864366</text:p>
          </table:table-cell>
          <table:table-cell office:value-type="float" office:value="-83.3326494333108" calcext:value-type="float">
            <text:p>-83.3326494333108</text:p>
          </table:table-cell>
          <table:table-cell table:number-columns-repeated="4"/>
        </table:table-row>
        <table:table-row table:style-name="ro1">
          <table:table-cell office:value-type="float" office:value="32.4" calcext:value-type="float">
            <text:p>32.4</text:p>
          </table:table-cell>
          <table:table-cell office:value-type="float" office:value="17.6030024167264" calcext:value-type="float">
            <text:p>17.6030024167264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79.5624981429432" calcext:value-type="float">
            <text:p>-79.5624981429432</text:p>
          </table:table-cell>
          <table:table-cell office:value-type="float" office:value="10.4411885415772" calcext:value-type="float">
            <text:p>10.4411885415772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office:value-type="float" office:value="-85.8486290711985" calcext:value-type="float">
            <text:p>-85.8486290711985</text:p>
          </table:table-cell>
          <table:table-cell office:value-type="float" office:value="16.9156089112819" calcext:value-type="float">
            <text:p>16.9156089112819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0025014280037" calcext:value-type="float">
            <text:p>-82.0025014280037</text:p>
          </table:table-cell>
          <table:table-cell office:value-type="float" office:value="12.5916713822111" calcext:value-type="float">
            <text:p>12.5916713822111</text:p>
          </table:table-cell>
          <table:table-cell office:value-type="float" office:value="-31.0893672995023" calcext:value-type="float">
            <text:p>-31.0893672995023</text:p>
          </table:table-cell>
          <table:table-cell office:value-type="float" office:value="80.4788212175793" calcext:value-type="float">
            <text:p>80.4788212175793</text:p>
          </table:table-cell>
          <table:table-cell office:value-type="float" office:value="-85.1524716695141" calcext:value-type="float">
            <text:p>-85.1524716695141</text:p>
          </table:table-cell>
          <table:table-cell table:number-columns-repeated="4"/>
        </table:table-row>
        <table:table-row table:style-name="ro1">
          <table:table-cell office:value-type="float" office:value="32.6" calcext:value-type="float">
            <text:p>32.6</text:p>
          </table:table-cell>
          <table:table-cell office:value-type="float" office:value="17.603174605678" calcext:value-type="float">
            <text:p>17.603174605678</text:p>
          </table:table-cell>
          <table:table-cell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office:value-type="float" office:value="-79.7812490714716" calcext:value-type="float">
            <text:p>-79.7812490714716</text:p>
          </table:table-cell>
          <table:table-cell office:value-type="float" office:value="10.6179734659566" calcext:value-type="float">
            <text:p>10.6179734659566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  <table:table-cell office:value-type="float" office:value="-85.9243145355993" calcext:value-type="float">
            <text:p>-85.9243145355993</text:p>
          </table:table-cell>
          <table:table-cell office:value-type="float" office:value="17.0141589013409" calcext:value-type="float">
            <text:p>17.0141589013409</text:p>
          </table:table-cell>
          <table:table-cell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81.5012507140018" calcext:value-type="float">
            <text:p>-81.5012507140018</text:p>
          </table:table-cell>
          <table:table-cell office:value-type="float" office:value="12.1164396583501" calcext:value-type="float">
            <text:p>12.1164396583501</text:p>
          </table:table-cell>
          <table:table-cell office:value-type="float" office:value="-44.985530357304" calcext:value-type="float">
            <text:p>-44.985530357304</text:p>
          </table:table-cell>
          <table:table-cell office:value-type="float" office:value="80.3064739074187" calcext:value-type="float">
            <text:p>80.3064739074187</text:p>
          </table:table-cell>
          <table:table-cell office:value-type="float" office:value="-90.9771289917601" calcext:value-type="float">
            <text:p>-90.9771289917601</text:p>
          </table:table-cell>
          <table:table-cell table:number-columns-repeated="4"/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17.6034896505881" calcext:value-type="float">
            <text:p>17.6034896505881</text:p>
          </table:table-cell>
          <table:table-cell office:value-type="float" office:value="-81" calcext:value-type="float">
            <text:p>-81</text:p>
          </table:table-cell>
          <table:table-cell office:value-type="float" office:value="-80" calcext:value-type="float">
            <text:p>-80</text:p>
          </table:table-cell>
          <table:table-cell office:value-type="float" office:value="-79.8906245357358" calcext:value-type="float">
            <text:p>-79.8906245357358</text:p>
          </table:table-cell>
          <table:table-cell office:value-type="float" office:value="10.7074852429478" calcext:value-type="float">
            <text:p>10.7074852429478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5.9621572677996" calcext:value-type="float">
            <text:p>-85.9621572677996</text:p>
          </table:table-cell>
          <table:table-cell office:value-type="float" office:value="17.0636489940959" calcext:value-type="float">
            <text:p>17.0636489940959</text:p>
          </table:table-cell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office:value-type="float" office:value="-81.2506253570009" calcext:value-type="float">
            <text:p>-81.2506253570009</text:p>
          </table:table-cell>
          <table:table-cell office:value-type="float" office:value="11.8855927444519" calcext:value-type="float">
            <text:p>11.8855927444519</text:p>
          </table:table-cell>
          <table:table-cell office:value-type="float" office:value="-51.6623998291504" calcext:value-type="float">
            <text:p>-51.6623998291504</text:p>
          </table:table-cell>
          <table:table-cell office:value-type="float" office:value="80.2053985298921" calcext:value-type="float">
            <text:p>80.2053985298921</text:p>
          </table:table-cell>
          <table:table-cell office:value-type="float" office:value="-94.3616238454319" calcext:value-type="float">
            <text:p>-94.3616238454319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7.6036080783027" calcext:value-type="float">
            <text:p>17.6036080783027</text:p>
          </table:table-cell>
          <table:table-cell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office:value-type="float" office:value="-79.9453122678679" calcext:value-type="float">
            <text:p>-79.9453122678679</text:p>
          </table:table-cell>
          <table:table-cell office:value-type="float" office:value="10.7525237113552" calcext:value-type="float">
            <text:p>10.7525237113552</text:p>
          </table:table-cell>
          <table:table-cell office:value-type="float" office:value="-84" calcext:value-type="float">
            <text:p>-84</text:p>
          </table:table-cell>
          <table:table-cell office:value-type="float" office:value="-87" calcext:value-type="float">
            <text:p>-87</text:p>
          </table:table-cell>
          <table:table-cell office:value-type="float" office:value="-86.4810786338998" calcext:value-type="float">
            <text:p>-86.4810786338998</text:p>
          </table:table-cell>
          <table:table-cell office:value-type="float" office:value="17.7569874519934" calcext:value-type="float">
            <text:p>17.7569874519934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1.1253126785005" calcext:value-type="float">
            <text:p>-81.1253126785005</text:p>
          </table:table-cell>
          <table:table-cell office:value-type="float" office:value="11.7718238804847" calcext:value-type="float">
            <text:p>11.7718238804847</text:p>
          </table:table-cell>
          <table:table-cell office:value-type="float" office:value="-64.9477743031024" calcext:value-type="float">
            <text:p>-64.9477743031024</text:p>
          </table:table-cell>
          <table:table-cell office:value-type="float" office:value="90.7399260031798" calcext:value-type="float">
            <text:p>90.7399260031798</text:p>
          </table:table-cell>
          <table:table-cell office:value-type="float" office:value="-110.644618797223" calcext:value-type="float">
            <text:p>-110.644618797223</text:p>
          </table:table-cell>
          <table:table-cell table:number-columns-repeated="4"/>
        </table:table-row>
        <table:table-row table:style-name="ro1">
          <table:table-cell office:value-type="float" office:value="33.2" calcext:value-type="float">
            <text:p>33.2</text:p>
          </table:table-cell>
          <table:table-cell office:value-type="float" office:value="17.6039231253055" calcext:value-type="float">
            <text:p>17.6039231253055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79.972656133934" calcext:value-type="float">
            <text:p>-79.972656133934</text:p>
          </table:table-cell>
          <table:table-cell office:value-type="float" office:value="10.7751139371522" calcext:value-type="float">
            <text:p>10.7751139371522</text:p>
          </table:table-cell>
          <table:table-cell office:value-type="float" office:value="-90" calcext:value-type="float">
            <text:p>-90</text:p>
          </table:table-cell>
          <table:table-cell office:value-type="float" office:value="-87" calcext:value-type="float">
            <text:p>-87</text:p>
          </table:table-cell>
          <table:table-cell office:value-type="float" office:value="-86.7405393169499" calcext:value-type="float">
            <text:p>-86.7405393169499</text:p>
          </table:table-cell>
          <table:table-cell office:value-type="float" office:value="18.1141507297461" calcext:value-type="float">
            <text:p>18.1141507297461</text:p>
          </table:table-cell>
          <table:table-cell office:value-type="float" office:value="-83" calcext:value-type="float">
            <text:p>-83</text:p>
          </table:table-cell>
          <table:table-cell office:value-type="float" office:value="-81" calcext:value-type="float">
            <text:p>-81</text:p>
          </table:table-cell>
          <table:table-cell office:value-type="float" office:value="-81.0626563392502" calcext:value-type="float">
            <text:p>-81.0626563392502</text:p>
          </table:table-cell>
          <table:table-cell office:value-type="float" office:value="11.7153484755724" calcext:value-type="float">
            <text:p>11.7153484755724</text:p>
          </table:table-cell>
          <table:table-cell office:value-type="float" office:value="-71.892665435262" calcext:value-type="float">
            <text:p>-71.892665435262</text:p>
          </table:table-cell>
          <table:table-cell office:value-type="float" office:value="96.3424437733412" calcext:value-type="float">
            <text:p>96.3424437733412</text:p>
          </table:table-cell>
          <table:table-cell office:value-type="float" office:value="-119.307975398642" calcext:value-type="float">
            <text:p>-119.307975398642</text:p>
          </table:table-cell>
          <table:table-cell table:number-columns-repeated="4"/>
        </table:table-row>
        <table:table-row table:style-name="ro1">
          <table:table-cell office:value-type="float" office:value="33.4" calcext:value-type="float">
            <text:p>33.4</text:p>
          </table:table-cell>
          <table:table-cell office:value-type="float" office:value="17.6042285137018" calcext:value-type="float">
            <text:p>17.6042285137018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79.986328066967" calcext:value-type="float">
            <text:p>-79.986328066967</text:p>
          </table:table-cell>
          <table:table-cell office:value-type="float" office:value="10.7864268414466" calcext:value-type="float">
            <text:p>10.7864268414466</text:p>
          </table:table-cell>
          <table:table-cell office:value-type="float" office:value="-86" calcext:value-type="float">
            <text:p>-86</text:p>
          </table:table-cell>
          <table:table-cell office:value-type="float" office:value="-87" calcext:value-type="float">
            <text:p>-87</text:p>
          </table:table-cell>
          <table:table-cell office:value-type="float" office:value="-86.870269658475" calcext:value-type="float">
            <text:p>-86.870269658475</text:p>
          </table:table-cell>
          <table:table-cell office:value-type="float" office:value="18.2954173924615" calcext:value-type="float">
            <text:p>18.2954173924615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1.0313281696251" calcext:value-type="float">
            <text:p>-81.0313281696251</text:p>
          </table:table-cell>
          <table:table-cell office:value-type="float" office:value="11.6872124574297" calcext:value-type="float">
            <text:p>11.6872124574297</text:p>
          </table:table-cell>
          <table:table-cell office:value-type="float" office:value="-75.4444781233705" calcext:value-type="float">
            <text:p>-75.4444781233705</text:p>
          </table:table-cell>
          <table:table-cell office:value-type="float" office:value="99.2314970720461" calcext:value-type="float">
            <text:p>99.2314970720461</text:p>
          </table:table-cell>
          <table:table-cell office:value-type="float" office:value="-123.771894747986" calcext:value-type="float">
            <text:p>-123.771894747986</text:p>
          </table:table-cell>
          <table:table-cell table:number-columns-repeated="4"/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17.6044936693106" calcext:value-type="float">
            <text:p>17.6044936693106</text:p>
          </table:table-cell>
          <table:table-cell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80.4931640334835" calcext:value-type="float">
            <text:p>-80.4931640334835</text:p>
          </table:table-cell>
          <table:table-cell office:value-type="float" office:value="11.2142990827404" calcext:value-type="float">
            <text:p>11.2142990827404</text:p>
          </table:table-cell>
          <table:table-cell office:value-type="float" office:value="-91" calcext:value-type="float">
            <text:p>-91</text:p>
          </table:table-cell>
          <table:table-cell office:value-type="float" office:value="-87" calcext:value-type="float">
            <text:p>-87</text:p>
          </table:table-cell>
          <table:table-cell office:value-type="float" office:value="-86.9351348292375" calcext:value-type="float">
            <text:p>-86.9351348292375</text:p>
          </table:table-cell>
          <table:table-cell office:value-type="float" office:value="18.3867298132148" calcext:value-type="float">
            <text:p>18.3867298132148</text:p>
          </table:table-cell>
          <table:table-cell office:value-type="float" office:value="-79" calcext:value-type="float">
            <text:p>-79</text:p>
          </table:table-cell>
          <table:table-cell office:value-type="float" office:value="-81" calcext:value-type="float">
            <text:p>-81</text:p>
          </table:table-cell>
          <table:table-cell office:value-type="float" office:value="-81.0156640848126" calcext:value-type="float">
            <text:p>-81.0156640848126</text:p>
          </table:table-cell>
          <table:table-cell office:value-type="float" office:value="11.6731697982021" calcext:value-type="float">
            <text:p>11.6731697982021</text:p>
          </table:table-cell>
          <table:table-cell office:value-type="float" office:value="-81.6944240471825" calcext:value-type="float">
            <text:p>-81.6944240471825</text:p>
          </table:table-cell>
          <table:table-cell office:value-type="float" office:value="96.4751496850044" calcext:value-type="float">
            <text:p>96.4751496850044</text:p>
          </table:table-cell>
          <table:table-cell office:value-type="float" office:value="-125.521349449228" calcext:value-type="float">
            <text:p>-125.521349449228</text:p>
          </table:table-cell>
          <table:table-cell table:number-columns-repeated="4"/>
        </table:table-row>
        <table:table-row table:style-name="ro1">
          <table:table-cell office:value-type="float" office:value="33.8" calcext:value-type="float">
            <text:p>33.8</text:p>
          </table:table-cell>
          <table:table-cell office:value-type="float" office:value="17.6046806369736" calcext:value-type="float">
            <text:p>17.6046806369736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7465820167417" calcext:value-type="float">
            <text:p>-80.7465820167417</text:p>
          </table:table-cell>
          <table:table-cell office:value-type="float" office:value="11.4345584959389" calcext:value-type="float">
            <text:p>11.4345584959389</text:p>
          </table:table-cell>
          <table:table-cell table:number-columns-repeated="2" office:value-type="float" office:value="-87" calcext:value-type="float">
            <text:p>-87</text:p>
          </table:table-cell>
          <table:table-cell office:value-type="float" office:value="-86.9675674146187" calcext:value-type="float">
            <text:p>-86.9675674146187</text:p>
          </table:table-cell>
          <table:table-cell office:value-type="float" office:value="18.43255678429" calcext:value-type="float">
            <text:p>18.43255678429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1.0078320424063" calcext:value-type="float">
            <text:p>-81.0078320424063</text:p>
          </table:table-cell>
          <table:table-cell office:value-type="float" office:value="11.6661547971649" calcext:value-type="float">
            <text:p>11.6661547971649</text:p>
          </table:table-cell>
          <table:table-cell office:value-type="float" office:value="-84.9596343032172" calcext:value-type="float">
            <text:p>-84.9596343032172</text:p>
          </table:table-cell>
          <table:table-cell office:value-type="float" office:value="94.9745552768296" calcext:value-type="float">
            <text:p>94.9745552768296</text:p>
          </table:table-cell>
          <table:table-cell office:value-type="float" office:value="-126.526887836076" calcext:value-type="float">
            <text:p>-126.526887836076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.6051424288771" calcext:value-type="float">
            <text:p>17.6051424288771</text:p>
          </table:table-cell>
          <table:table-cell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80.8732910083709" calcext:value-type="float">
            <text:p>-80.8732910083709</text:p>
          </table:table-cell>
          <table:table-cell office:value-type="float" office:value="11.5463052192242" calcext:value-type="float">
            <text:p>11.5463052192242</text:p>
          </table:table-cell>
          <table:table-cell office:value-type="float" office:value="-83" calcext:value-type="float">
            <text:p>-83</text:p>
          </table:table-cell>
          <table:table-cell office:value-type="float" office:value="-86" calcext:value-type="float">
            <text:p>-86</text:p>
          </table:table-cell>
          <table:table-cell office:value-type="float" office:value="-86.4837837073094" calcext:value-type="float">
            <text:p>-86.4837837073094</text:p>
          </table:table-cell>
          <table:table-cell office:value-type="float" office:value="17.7606745770043" calcext:value-type="float">
            <text:p>17.7606745770043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1.0039160212031" calcext:value-type="float">
            <text:p>-81.0039160212031</text:p>
          </table:table-cell>
          <table:table-cell office:value-type="float" office:value="11.6626488776811" calcext:value-type="float">
            <text:p>11.6626488776811</text:p>
          </table:table-cell>
          <table:table-cell office:value-type="float" office:value="-75.8144136034912" calcext:value-type="float">
            <text:p>-75.8144136034912</text:p>
          </table:table-cell>
          <table:table-cell office:value-type="float" office:value="82.7538169158015" calcext:value-type="float">
            <text:p>82.7538169158015</text:p>
          </table:table-cell>
          <table:table-cell office:value-type="float" office:value="-111.251556350315" calcext:value-type="float">
            <text:p>-111.251556350315</text:p>
          </table:table-cell>
          <table:table-cell table:number-columns-repeated="4"/>
        </table:table-row>
        <table:table-row table:style-name="ro1">
          <table:table-cell office:value-type="float" office:value="34.2" calcext:value-type="float">
            <text:p>34.2</text:p>
          </table:table-cell>
          <table:table-cell office:value-type="float" office:value="17.6054381908316" calcext:value-type="float">
            <text:p>17.6054381908316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81.4366455041854" calcext:value-type="float">
            <text:p>-81.4366455041854</text:p>
          </table:table-cell>
          <table:table-cell office:value-type="float" office:value="12.0565073934423" calcext:value-type="float">
            <text:p>12.0565073934423</text:p>
          </table:table-cell>
          <table:table-cell office:value-type="float" office:value="-88" calcext:value-type="float">
            <text:p>-88</text:p>
          </table:table-cell>
          <table:table-cell office:value-type="float" office:value="-86" calcext:value-type="float">
            <text:p>-86</text:p>
          </table:table-cell>
          <table:table-cell office:value-type="float" office:value="-86.2418918536547" calcext:value-type="float">
            <text:p>-86.2418918536547</text:p>
          </table:table-cell>
          <table:table-cell office:value-type="float" office:value="17.4339740462793" calcext:value-type="float">
            <text:p>17.4339740462793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1.0019580106016" calcext:value-type="float">
            <text:p>-81.0019580106016</text:p>
          </table:table-cell>
          <table:table-cell office:value-type="float" office:value="11.6608963130594" calcext:value-type="float">
            <text:p>11.6608963130594</text:p>
          </table:table-cell>
          <table:table-cell office:value-type="float" office:value="-76.6825341686757" calcext:value-type="float">
            <text:p>-76.6825341686757</text:p>
          </table:table-cell>
          <table:table-cell office:value-type="float" office:value="72.0536729628231" calcext:value-type="float">
            <text:p>72.0536729628231</text:p>
          </table:table-cell>
          <table:table-cell office:value-type="float" office:value="-104.172539776825" calcext:value-type="float">
            <text:p>-104.172539776825</text:p>
          </table:table-cell>
          <table:table-cell table:number-columns-repeated="4"/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17.6057436074753" calcext:value-type="float">
            <text:p>17.6057436074753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81.7183227520927" calcext:value-type="float">
            <text:p>-81.7183227520927</text:p>
          </table:table-cell>
          <table:table-cell office:value-type="float" office:value="12.3200014346951" calcext:value-type="float">
            <text:p>12.3200014346951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6.1209459268273" calcext:value-type="float">
            <text:p>-86.1209459268273</text:p>
          </table:table-cell>
          <table:table-cell office:value-type="float" office:value="17.2728843102186" calcext:value-type="float">
            <text:p>17.2728843102186</text:p>
          </table:table-cell>
          <table:table-cell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81.0009790053008" calcext:value-type="float">
            <text:p>-81.0009790053008</text:p>
          </table:table-cell>
          <table:table-cell office:value-type="float" office:value="11.6600201295113" calcext:value-type="float">
            <text:p>11.6600201295113</text:p>
          </table:table-cell>
          <table:table-cell office:value-type="float" office:value="-77.377225608123" calcext:value-type="float">
            <text:p>-77.377225608123</text:p>
          </table:table-cell>
          <table:table-cell office:value-type="float" office:value="66.5927713833222" calcext:value-type="float">
            <text:p>66.5927713833222</text:p>
          </table:table-cell>
          <table:table-cell office:value-type="float" office:value="-101.000315473429" calcext:value-type="float">
            <text:p>-101.000315473429</text:p>
          </table:table-cell>
          <table:table-cell table:number-columns-repeated="4"/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17.606039388207" calcext:value-type="float">
            <text:p>17.606039388207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1.8591613760464" calcext:value-type="float">
            <text:p>-81.8591613760464</text:p>
          </table:table-cell>
          <table:table-cell office:value-type="float" office:value="12.4539001439221" calcext:value-type="float">
            <text:p>12.4539001439221</text:p>
          </table:table-cell>
          <table:table-cell office:value-type="float" office:value="-90" calcext:value-type="float">
            <text:p>-90</text:p>
          </table:table-cell>
          <table:table-cell office:value-type="float" office:value="-85" calcext:value-type="float">
            <text:p>-85</text:p>
          </table:table-cell>
          <table:table-cell office:value-type="float" office:value="-85.5604729634137" calcext:value-type="float">
            <text:p>-85.5604729634137</text:p>
          </table:table-cell>
          <table:table-cell office:value-type="float" office:value="16.5455966218912" calcext:value-type="float">
            <text:p>16.5455966218912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1.0004895026504" calcext:value-type="float">
            <text:p>-81.0004895026504</text:p>
          </table:table-cell>
          <table:table-cell office:value-type="float" office:value="11.6595820624257" calcext:value-type="float">
            <text:p>11.6595820624257</text:p>
          </table:table-cell>
          <table:table-cell office:value-type="float" office:value="-68.4064913902039" calcext:value-type="float">
            <text:p>-68.4064913902039</text:p>
          </table:table-cell>
          <table:table-cell office:value-type="float" office:value="53.9050630816167" calcext:value-type="float">
            <text:p>53.9050630816167</text:p>
          </table:table-cell>
          <table:table-cell office:value-type="float" office:value="-85.8738225290539" calcext:value-type="float">
            <text:p>-85.8738225290539</text:p>
          </table:table-cell>
          <table:table-cell table:number-columns-repeated="4"/>
        </table:table-row>
        <table:table-row table:style-name="ro1">
          <table:table-cell office:value-type="float" office:value="34.8" calcext:value-type="float">
            <text:p>34.8</text:p>
          </table:table-cell>
          <table:table-cell office:value-type="float" office:value="17.6064536152334" calcext:value-type="float">
            <text:p>17.6064536152334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1.9295806880232" calcext:value-type="float">
            <text:p>-81.9295806880232</text:p>
          </table:table-cell>
          <table:table-cell office:value-type="float" office:value="12.5213942383149" calcext:value-type="float">
            <text:p>12.5213942383149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5.2802364817068" calcext:value-type="float">
            <text:p>-85.2802364817068</text:p>
          </table:table-cell>
          <table:table-cell office:value-type="float" office:value="16.1935182870317" calcext:value-type="float">
            <text:p>16.1935182870317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81.5002447513252" calcext:value-type="float">
            <text:p>-81.5002447513252</text:p>
          </table:table-cell>
          <table:table-cell office:value-type="float" office:value="12.1155041782367" calcext:value-type="float">
            <text:p>12.1155041782367</text:p>
          </table:table-cell>
          <table:table-cell office:value-type="float" office:value="-54.4066977137703" calcext:value-type="float">
            <text:p>-54.4066977137703</text:p>
          </table:table-cell>
          <table:table-cell office:value-type="float" office:value="47.8994185641478" calcext:value-type="float">
            <text:p>47.8994185641478</text:p>
          </table:table-cell>
          <table:table-cell office:value-type="float" office:value="-71.0500721035734" calcext:value-type="float">
            <text:p>-71.050072103573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.6069058241467" calcext:value-type="float">
            <text:p>17.6069058241467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1.9647903440116" calcext:value-type="float">
            <text:p>-81.9647903440116</text:p>
          </table:table-cell>
          <table:table-cell office:value-type="float" office:value="12.5552783313265" calcext:value-type="float">
            <text:p>12.5552783313265</text:p>
          </table:table-cell>
          <table:table-cell office:value-type="float" office:value="-83" calcext:value-type="float">
            <text:p>-83</text:p>
          </table:table-cell>
          <table:table-cell office:value-type="float" office:value="-85" calcext:value-type="float">
            <text:p>-85</text:p>
          </table:table-cell>
          <table:table-cell office:value-type="float" office:value="-85.1401182408534" calcext:value-type="float">
            <text:p>-85.1401182408534</text:p>
          </table:table-cell>
          <table:table-cell office:value-type="float" office:value="16.0202986536179" calcext:value-type="float">
            <text:p>16.0202986536179</text:p>
          </table:table-cell>
          <table:table-cell office:value-type="float" office:value="-81" calcext:value-type="float">
            <text:p>-81</text:p>
          </table:table-cell>
          <table:table-cell office:value-type="float" office:value="-83" calcext:value-type="float">
            <text:p>-83</text:p>
          </table:table-cell>
          <table:table-cell office:value-type="float" office:value="-82.2501223756626" calcext:value-type="float">
            <text:p>-82.2501223756626</text:p>
          </table:table-cell>
          <table:table-cell office:value-type="float" office:value="12.8332723938213" calcext:value-type="float">
            <text:p>12.8332723938213</text:p>
          </table:table-cell>
          <table:table-cell office:value-type="float" office:value="-36.1364575155908" calcext:value-type="float">
            <text:p>-36.1364575155908</text:p>
          </table:table-cell>
          <table:table-cell office:value-type="float" office:value="44.97679771547" calcext:value-type="float">
            <text:p>44.97679771547</text:p>
          </table:table-cell>
          <table:table-cell office:value-type="float" office:value="-55.8982594622877" calcext:value-type="float">
            <text:p>-55.8982594622877</text:p>
          </table:table-cell>
          <table:table-cell table:number-columns-repeated="4"/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17.6073982841068" calcext:value-type="float">
            <text:p>17.6073982841068</text:p>
          </table:table-cell>
          <table:table-cell office:value-type="float" office:value="-81" calcext:value-type="float">
            <text:p>-81</text:p>
          </table:table-cell>
          <table:table-cell office:value-type="float" office:value="-84" calcext:value-type="float">
            <text:p>-84</text:p>
          </table:table-cell>
          <table:table-cell office:value-type="float" office:value="-82.9823951720058" calcext:value-type="float">
            <text:p>-82.9823951720058</text:p>
          </table:table-cell>
          <table:table-cell office:value-type="float" office:value="13.5752084107436" calcext:value-type="float">
            <text:p>13.5752084107436</text:p>
          </table:table-cell>
          <table:table-cell office:value-type="float" office:value="-87" calcext:value-type="float">
            <text:p>-87</text:p>
          </table:table-cell>
          <table:table-cell office:value-type="float" office:value="-85" calcext:value-type="float">
            <text:p>-85</text:p>
          </table:table-cell>
          <table:table-cell office:value-type="float" office:value="-85.0700591204267" calcext:value-type="float">
            <text:p>-85.0700591204267</text:p>
          </table:table-cell>
          <table:table-cell office:value-type="float" office:value="15.9343849198245" calcext:value-type="float">
            <text:p>15.9343849198245</text:p>
          </table:table-cell>
          <table:table-cell office:value-type="float" office:value="-82" calcext:value-type="float">
            <text:p>-82</text:p>
          </table:table-cell>
          <table:table-cell office:value-type="float" office:value="-83" calcext:value-type="float">
            <text:p>-83</text:p>
          </table:table-cell>
          <table:table-cell office:value-type="float" office:value="-82.6250611878313" calcext:value-type="float">
            <text:p>-82.6250611878313</text:p>
          </table:table-cell>
          <table:table-cell office:value-type="float" office:value="13.2079486841924" calcext:value-type="float">
            <text:p>13.2079486841924</text:p>
          </table:table-cell>
          <table:table-cell office:value-type="float" office:value="-38.8616024152999" calcext:value-type="float">
            <text:p>-38.8616024152999</text:p>
          </table:table-cell>
          <table:table-cell office:value-type="float" office:value="31.6146997172757" calcext:value-type="float">
            <text:p>31.6146997172757</text:p>
          </table:table-cell>
          <table:table-cell office:value-type="float" office:value="-47.8833813488277" calcext:value-type="float">
            <text:p>-47.8833813488277</text:p>
          </table:table-cell>
          <table:table-cell table:number-columns-repeated="4"/>
        </table:table-row>
        <table:table-row table:style-name="ro1">
          <table:table-cell office:value-type="float" office:value="35.4" calcext:value-type="float">
            <text:p>35.4</text:p>
          </table:table-cell>
          <table:table-cell office:value-type="float" office:value="17.6077269891186" calcext:value-type="float">
            <text:p>17.6077269891186</text:p>
          </table:table-cell>
          <table:table-cell office:value-type="float" office:value="-81" calcext:value-type="float">
            <text:p>-81</text:p>
          </table:table-cell>
          <table:table-cell office:value-type="float" office:value="-85" calcext:value-type="float">
            <text:p>-85</text:p>
          </table:table-cell>
          <table:table-cell office:value-type="float" office:value="-83.9911975860029" calcext:value-type="float">
            <text:p>-83.9911975860029</text:p>
          </table:table-cell>
          <table:table-cell office:value-type="float" office:value="14.6680794231652" calcext:value-type="float">
            <text:p>14.6680794231652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5.0350295602134" calcext:value-type="float">
            <text:p>-85.0350295602134</text:p>
          </table:table-cell>
          <table:table-cell office:value-type="float" office:value="15.8916009846349" calcext:value-type="float">
            <text:p>15.8916009846349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2.8125305939157" calcext:value-type="float">
            <text:p>-82.8125305939157</text:p>
          </table:table-cell>
          <table:table-cell office:value-type="float" office:value="13.3993691844999" calcext:value-type="float">
            <text:p>13.3993691844999</text:p>
          </table:table-cell>
          <table:table-cell office:value-type="float" office:value="-48.4416676587005" calcext:value-type="float">
            <text:p>-48.4416676587005</text:p>
          </table:table-cell>
          <table:table-cell office:value-type="float" office:value="16.965649041166" calcext:value-type="float">
            <text:p>16.965649041166</text:p>
          </table:table-cell>
          <table:table-cell office:value-type="float" office:value="-49.0092030538848" calcext:value-type="float">
            <text:p>-49.0092030538848</text:p>
          </table:table-cell>
          <table:table-cell table:number-columns-repeated="4"/>
        </table:table-row>
        <table:table-row table:style-name="ro1">
          <table:table-cell office:value-type="float" office:value="35.6" calcext:value-type="float">
            <text:p>35.6</text:p>
          </table:table-cell>
          <table:table-cell office:value-type="float" office:value="17.608328305505" calcext:value-type="float">
            <text:p>17.608328305505</text:p>
          </table:table-cell>
          <table:table-cell office:value-type="float" office:value="-84" calcext:value-type="float">
            <text:p>-84</text:p>
          </table:table-cell>
          <table:table-cell office:value-type="float" office:value="-85" calcext:value-type="float">
            <text:p>-85</text:p>
          </table:table-cell>
          <table:table-cell office:value-type="float" office:value="-84.4955987930014" calcext:value-type="float">
            <text:p>-84.4955987930014</text:p>
          </table:table-cell>
          <table:table-cell office:value-type="float" office:value="15.2470781542739" calcext:value-type="float">
            <text:p>15.2470781542739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office:value-type="float" office:value="-85.5175147801067" calcext:value-type="float">
            <text:p>-85.5175147801067</text:p>
          </table:table-cell>
          <table:table-cell office:value-type="float" office:value="16.4911329396894" calcext:value-type="float">
            <text:p>16.4911329396894</text:p>
          </table:table-cell>
          <table:table-cell office:value-type="float" office:value="-83" calcext:value-type="float">
            <text:p>-83</text:p>
          </table:table-cell>
          <table:table-cell office:value-type="float" office:value="-86" calcext:value-type="float">
            <text:p>-86</text:p>
          </table:table-cell>
          <table:table-cell office:value-type="float" office:value="-84.4062652969578" calcext:value-type="float">
            <text:p>-84.4062652969578</text:p>
          </table:table-cell>
          <table:table-cell office:value-type="float" office:value="15.1428926375867" calcext:value-type="float">
            <text:p>15.1428926375867</text:p>
          </table:table-cell>
          <table:table-cell office:value-type="float" office:value="-19.8475392180074" calcext:value-type="float">
            <text:p>-19.8475392180074</text:p>
          </table:table-cell>
          <table:table-cell office:value-type="float" office:value="17.9173060872608" calcext:value-type="float">
            <text:p>17.9173060872608</text:p>
          </table:table-cell>
          <table:table-cell office:value-type="float" office:value="-21.5433906305774" calcext:value-type="float">
            <text:p>-21.5433906305774</text:p>
          </table:table-cell>
          <table:table-cell table:number-columns-repeated="4"/>
        </table:table-row>
        <table:table-row table:style-name="ro1">
          <table:table-cell office:value-type="float" office:value="35.8" calcext:value-type="float">
            <text:p>35.8</text:p>
          </table:table-cell>
          <table:table-cell office:value-type="float" office:value="17.6085861924587" calcext:value-type="float">
            <text:p>17.6085861924587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4.7477993965007" calcext:value-type="float">
            <text:p>-84.7477993965007</text:p>
          </table:table-cell>
          <table:table-cell office:value-type="float" office:value="15.5450925927224" calcext:value-type="float">
            <text:p>15.5450925927224</text:p>
          </table:table-cell>
          <table:table-cell table:number-columns-repeated="2" office:value-type="float" office:value="-87" calcext:value-type="float">
            <text:p>-87</text:p>
          </table:table-cell>
          <table:table-cell office:value-type="float" office:value="-86.2587573900533" calcext:value-type="float">
            <text:p>-86.2587573900533</text:p>
          </table:table-cell>
          <table:table-cell office:value-type="float" office:value="17.4565565510123" calcext:value-type="float">
            <text:p>17.4565565510123</text:p>
          </table:table-cell>
          <table:table-cell office:value-type="float" office:value="-83" calcext:value-type="float">
            <text:p>-83</text:p>
          </table:table-cell>
          <table:table-cell office:value-type="float" office:value="-87" calcext:value-type="float">
            <text:p>-87</text:p>
          </table:table-cell>
          <table:table-cell office:value-type="float" office:value="-85.7031326484789" calcext:value-type="float">
            <text:p>-85.7031326484789</text:p>
          </table:table-cell>
          <table:table-cell office:value-type="float" office:value="16.7277586940846" calcext:value-type="float">
            <text:p>16.7277586940846</text:p>
          </table:table-cell>
          <table:table-cell office:value-type="float" office:value="7.58798117610988" calcext:value-type="float">
            <text:p>7.58798117610988</text:p>
          </table:table-cell>
          <table:table-cell office:value-type="float" office:value="28.6433922283546" calcext:value-type="float">
            <text:p>28.6433922283546</text:p>
          </table:table-cell>
          <table:table-cell office:value-type="float" office:value="-24.6343813610685" calcext:value-type="float">
            <text:p>-24.634381361068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7.608803855335" calcext:value-type="float">
            <text:p>17.608803855335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office:value-type="float" office:value="-85.3738996982504" calcext:value-type="float">
            <text:p>-85.3738996982504</text:p>
          </table:table-cell>
          <table:table-cell office:value-type="float" office:value="16.3103516040401" calcext:value-type="float">
            <text:p>16.3103516040401</text:p>
          </table:table-cell>
          <table:table-cell office:value-type="float" office:value="-84" calcext:value-type="float">
            <text:p>-84</text:p>
          </table:table-cell>
          <table:table-cell office:value-type="float" office:value="-88" calcext:value-type="float">
            <text:p>-88</text:p>
          </table:table-cell>
          <table:table-cell office:value-type="float" office:value="-87.1293786950267" calcext:value-type="float">
            <text:p>-87.1293786950267</text:p>
          </table:table-cell>
          <table:table-cell office:value-type="float" office:value="18.6629069105962" calcext:value-type="float">
            <text:p>18.6629069105962</text:p>
          </table:table-cell>
          <table:table-cell office:value-type="float" office:value="-86" calcext:value-type="float">
            <text:p>-86</text:p>
          </table:table-cell>
          <table:table-cell office:value-type="float" office:value="-87" calcext:value-type="float">
            <text:p>-87</text:p>
          </table:table-cell>
          <table:table-cell office:value-type="float" office:value="-86.3515663242395" calcext:value-type="float">
            <text:p>-86.3515663242395</text:p>
          </table:table-cell>
          <table:table-cell office:value-type="float" office:value="17.5813496393744" calcext:value-type="float">
            <text:p>17.5813496393744</text:p>
          </table:table-cell>
          <table:table-cell office:value-type="float" office:value="3.80093496922439" calcext:value-type="float">
            <text:p>3.80093496922439</text:p>
          </table:table-cell>
          <table:table-cell office:value-type="float" office:value="37.3684204118936" calcext:value-type="float">
            <text:p>37.3684204118936</text:p>
          </table:table-cell>
          <table:table-cell office:value-type="float" office:value="-33.2599702953041" calcext:value-type="float">
            <text:p>-33.2599702953041</text:p>
          </table:table-cell>
          <table:table-cell table:number-columns-repeated="4"/>
        </table:table-row>
        <table:table-row table:style-name="ro1">
          <table:table-cell office:value-type="float" office:value="36.2" calcext:value-type="float">
            <text:p>36.2</text:p>
          </table:table-cell>
          <table:table-cell office:value-type="float" office:value="17.6091399702028" calcext:value-type="float">
            <text:p>17.6091399702028</text:p>
          </table:table-cell>
          <table:table-cell office:value-type="float" office:value="-85" calcext:value-type="float">
            <text:p>-85</text:p>
          </table:table-cell>
          <table:table-cell office:value-type="float" office:value="-87" calcext:value-type="float">
            <text:p>-87</text:p>
          </table:table-cell>
          <table:table-cell office:value-type="float" office:value="-86.1869498491252" calcext:value-type="float">
            <text:p>-86.1869498491252</text:p>
          </table:table-cell>
          <table:table-cell office:value-type="float" office:value="17.3606105616744" calcext:value-type="float">
            <text:p>17.3606105616744</text:p>
          </table:table-cell>
          <table:table-cell office:value-type="float" office:value="-86" calcext:value-type="float">
            <text:p>-86</text:p>
          </table:table-cell>
          <table:table-cell office:value-type="float" office:value="-88" calcext:value-type="float">
            <text:p>-88</text:p>
          </table:table-cell>
          <table:table-cell office:value-type="float" office:value="-87.5646893475133" calcext:value-type="float">
            <text:p>-87.5646893475133</text:p>
          </table:table-cell>
          <table:table-cell office:value-type="float" office:value="19.2969932493342" calcext:value-type="float">
            <text:p>19.2969932493342</text:p>
          </table:table-cell>
          <table:table-cell table:number-columns-repeated="2" office:value-type="float" office:value="-88" calcext:value-type="float">
            <text:p>-88</text:p>
          </table:table-cell>
          <table:table-cell office:value-type="float" office:value="-87.1757831621197" calcext:value-type="float">
            <text:p>-87.1757831621197</text:p>
          </table:table-cell>
          <table:table-cell office:value-type="float" office:value="18.7294966247722" calcext:value-type="float">
            <text:p>18.7294966247722</text:p>
          </table:table-cell>
          <table:table-cell office:value-type="float" office:value="14.4060673837848" calcext:value-type="float">
            <text:p>14.4060673837848</text:p>
          </table:table-cell>
          <table:table-cell office:value-type="float" office:value="32.2350679048774" calcext:value-type="float">
            <text:p>32.2350679048774</text:p>
          </table:table-cell>
          <table:table-cell office:value-type="float" office:value="-30.1991640712622" calcext:value-type="float">
            <text:p>-30.1991640712622</text:p>
          </table:table-cell>
          <table:table-cell table:number-columns-repeated="4"/>
        </table:table-row>
        <table:table-row table:style-name="ro1">
          <table:table-cell office:value-type="float" office:value="36.4" calcext:value-type="float">
            <text:p>36.4</text:p>
          </table:table-cell>
          <table:table-cell office:value-type="float" office:value="17.6094760960041" calcext:value-type="float">
            <text:p>17.6094760960041</text:p>
          </table:table-cell>
          <table:table-cell office:value-type="float" office:value="-86" calcext:value-type="float">
            <text:p>-86</text:p>
          </table:table-cell>
          <table:table-cell office:value-type="float" office:value="-90" calcext:value-type="float">
            <text:p>-90</text:p>
          </table:table-cell>
          <table:table-cell office:value-type="float" office:value="-88.0934749245626" calcext:value-type="float">
            <text:p>-88.0934749245626</text:p>
          </table:table-cell>
          <table:table-cell office:value-type="float" office:value="20.0962872985295" calcext:value-type="float">
            <text:p>20.0962872985295</text:p>
          </table:table-cell>
          <table:table-cell table:number-columns-repeated="2" office:value-type="float" office:value="-88" calcext:value-type="float">
            <text:p>-88</text:p>
          </table:table-cell>
          <table:table-cell office:value-type="float" office:value="-87.7823446737567" calcext:value-type="float">
            <text:p>-87.7823446737567</text:p>
          </table:table-cell>
          <table:table-cell office:value-type="float" office:value="19.6220700800413" calcext:value-type="float">
            <text:p>19.6220700800413</text:p>
          </table:table-cell>
          <table:table-cell office:value-type="float" office:value="-87" calcext:value-type="float">
            <text:p>-87</text:p>
          </table:table-cell>
          <table:table-cell office:value-type="float" office:value="-89" calcext:value-type="float">
            <text:p>-89</text:p>
          </table:table-cell>
          <table:table-cell office:value-type="float" office:value="-88.0878915810599" calcext:value-type="float">
            <text:p>-88.0878915810599</text:p>
          </table:table-cell>
          <table:table-cell office:value-type="float" office:value="20.087677131825" calcext:value-type="float">
            <text:p>20.087677131825</text:p>
          </table:table-cell>
          <table:table-cell office:value-type="float" office:value="7.77908046513892" calcext:value-type="float">
            <text:p>7.77908046513892</text:p>
          </table:table-cell>
          <table:table-cell office:value-type="float" office:value="-8.59142225408392" calcext:value-type="float">
            <text:p>-8.5914222540839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6.6" calcext:value-type="float">
            <text:p>36.6</text:p>
          </table:table-cell>
          <table:table-cell office:value-type="float" office:value="17.6097646515539" calcext:value-type="float">
            <text:p>17.6097646515539</text:p>
          </table:table-cell>
          <table:table-cell office:value-type="float" office:value="-87" calcext:value-type="float">
            <text:p>-87</text:p>
          </table:table-cell>
          <table:table-cell office:value-type="float" office:value="-92" calcext:value-type="float">
            <text:p>-92</text:p>
          </table:table-cell>
          <table:table-cell office:value-type="float" office:value="-90.0467374622813" calcext:value-type="float">
            <text:p>-90.0467374622813</text:p>
          </table:table-cell>
          <table:table-cell office:value-type="float" office:value="23.3466505062675" calcext:value-type="float">
            <text:p>23.3466505062675</text:p>
          </table:table-cell>
          <table:table-cell table:number-columns-repeated="2" office:value-type="float" office:value="-88" calcext:value-type="float">
            <text:p>-88</text:p>
          </table:table-cell>
          <table:table-cell office:value-type="float" office:value="-87.8911723368783" calcext:value-type="float">
            <text:p>-87.8911723368783</text:p>
          </table:table-cell>
          <table:table-cell office:value-type="float" office:value="19.7866563553282" calcext:value-type="float">
            <text:p>19.7866563553282</text:p>
          </table:table-cell>
          <table:table-cell office:value-type="float" office:value="-87" calcext:value-type="float">
            <text:p>-87</text:p>
          </table:table-cell>
          <table:table-cell office:value-type="float" office:value="-89" calcext:value-type="float">
            <text:p>-89</text:p>
          </table:table-cell>
          <table:table-cell office:value-type="float" office:value="-88.5439457905299" calcext:value-type="float">
            <text:p>-88.5439457905299</text:p>
          </table:table-cell>
          <table:table-cell office:value-type="float" office:value="20.8032661990765" calcext:value-type="float">
            <text:p>20.8032661990765</text:p>
          </table:table-cell>
          <table:table-cell office:value-type="float" office:value="-36.0925366707793" calcext:value-type="float">
            <text:p>-36.0925366707793</text:p>
          </table:table-cell>
          <table:table-cell office:value-type="float" office:value="-69.8274182445237" calcext:value-type="float">
            <text:p>-69.8274182445237</text:p>
          </table:table-cell>
          <table:table-cell office:value-type="float" office:value="-75.540481644875" calcext:value-type="float">
            <text:p>-75.540481644875</text:p>
          </table:table-cell>
          <table:table-cell table:number-columns-repeated="4"/>
        </table:table-row>
        <table:table-row table:style-name="ro1">
          <table:table-cell office:value-type="float" office:value="36.8" calcext:value-type="float">
            <text:p>36.8</text:p>
          </table:table-cell>
          <table:table-cell office:value-type="float" office:value="17.6100225849464" calcext:value-type="float">
            <text:p>17.6100225849464</text:p>
          </table:table-cell>
          <table:table-cell office:value-type="float" office:value="-90" calcext:value-type="float">
            <text:p>-90</text:p>
          </table:table-cell>
          <table:table-cell office:value-type="float" office:value="-93" calcext:value-type="float">
            <text:p>-93</text:p>
          </table:table-cell>
          <table:table-cell office:value-type="float" office:value="-91.5233687311406" calcext:value-type="float">
            <text:p>-91.5233687311406</text:p>
          </table:table-cell>
          <table:table-cell office:value-type="float" office:value="26.1484303749547" calcext:value-type="float">
            <text:p>26.1484303749547</text:p>
          </table:table-cell>
          <table:table-cell table:number-columns-repeated="2" office:value-type="float" office:value="-88" calcext:value-type="float">
            <text:p>-88</text:p>
          </table:table-cell>
          <table:table-cell office:value-type="float" office:value="-87.9455861684392" calcext:value-type="float">
            <text:p>-87.9455861684392</text:p>
          </table:table-cell>
          <table:table-cell office:value-type="float" office:value="19.8694664661701" calcext:value-type="float">
            <text:p>19.8694664661701</text:p>
          </table:table-cell>
          <table:table-cell table:number-columns-repeated="2" office:value-type="float" office:value="-89" calcext:value-type="float">
            <text:p>-89</text:p>
          </table:table-cell>
          <table:table-cell office:value-type="float" office:value="-88.771972895265" calcext:value-type="float">
            <text:p>-88.771972895265</text:p>
          </table:table-cell>
          <table:table-cell office:value-type="float" office:value="21.1705640844211" calcext:value-type="float">
            <text:p>21.1705640844211</text:p>
          </table:table-cell>
          <table:table-cell office:value-type="float" office:value="-89.9604373414293" calcext:value-type="float">
            <text:p>-89.9604373414293</text:p>
          </table:table-cell>
          <table:table-cell office:value-type="float" office:value="-131.368506101634" calcext:value-type="float">
            <text:p>-131.368506101634</text:p>
          </table:table-cell>
          <table:table-cell office:value-type="float" office:value="-157.49196143711" calcext:value-type="float">
            <text:p>-157.49196143711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.6102023093601" calcext:value-type="float">
            <text:p>17.6102023093601</text:p>
          </table:table-cell>
          <table:table-cell office:value-type="float" office:value="-92" calcext:value-type="float">
            <text:p>-92</text:p>
          </table:table-cell>
          <table:table-cell office:value-type="float" office:value="-93" calcext:value-type="float">
            <text:p>-93</text:p>
          </table:table-cell>
          <table:table-cell office:value-type="float" office:value="-92.2616843655703" calcext:value-type="float">
            <text:p>-92.2616843655703</text:p>
          </table:table-cell>
          <table:table-cell office:value-type="float" office:value="27.6729937829452" calcext:value-type="float">
            <text:p>27.6729937829452</text:p>
          </table:table-cell>
          <table:table-cell office:value-type="float" office:value="-88" calcext:value-type="float">
            <text:p>-88</text:p>
          </table:table-cell>
          <table:table-cell office:value-type="float" office:value="-89" calcext:value-type="float">
            <text:p>-89</text:p>
          </table:table-cell>
          <table:table-cell office:value-type="float" office:value="-88.4727930842196" calcext:value-type="float">
            <text:p>-88.4727930842196</text:p>
          </table:table-cell>
          <table:table-cell office:value-type="float" office:value="20.6899656421034" calcext:value-type="float">
            <text:p>20.6899656421034</text:p>
          </table:table-cell>
          <table:table-cell office:value-type="float" office:value="-89" calcext:value-type="float">
            <text:p>-89</text:p>
          </table:table-cell>
          <table:table-cell office:value-type="float" office:value="-90" calcext:value-type="float">
            <text:p>-90</text:p>
          </table:table-cell>
          <table:table-cell office:value-type="float" office:value="-89.3859864476325" calcext:value-type="float">
            <text:p>-89.3859864476325</text:p>
          </table:table-cell>
          <table:table-cell office:value-type="float" office:value="22.1921586386024" calcext:value-type="float">
            <text:p>22.1921586386024</text:p>
          </table:table-cell>
          <table:table-cell office:value-type="float" office:value="-103.321972235117" calcext:value-type="float">
            <text:p>-103.321972235117</text:p>
          </table:table-cell>
          <table:table-cell office:value-type="float" office:value="-153.539048472502" calcext:value-type="float">
            <text:p>-153.539048472502</text:p>
          </table:table-cell>
          <table:table-cell office:value-type="float" office:value="-183.422533451853" calcext:value-type="float">
            <text:p>-183.422533451853</text:p>
          </table:table-cell>
          <table:table-cell table:number-columns-repeated="4"/>
        </table:table-row>
        <table:table-row table:style-name="ro1">
          <table:table-cell office:value-type="float" office:value="37.2" calcext:value-type="float">
            <text:p>37.2</text:p>
          </table:table-cell>
          <table:table-cell office:value-type="float" office:value="17.610531132671" calcext:value-type="float">
            <text:p>17.610531132671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6308421827852" calcext:value-type="float">
            <text:p>-92.6308421827852</text:p>
          </table:table-cell>
          <table:table-cell office:value-type="float" office:value="28.4682916293427" calcext:value-type="float">
            <text:p>28.4682916293427</text:p>
          </table:table-cell>
          <table:table-cell office:value-type="float" office:value="-89" calcext:value-type="float">
            <text:p>-89</text:p>
          </table:table-cell>
          <table:table-cell office:value-type="float" office:value="-90" calcext:value-type="float">
            <text:p>-90</text:p>
          </table:table-cell>
          <table:table-cell office:value-type="float" office:value="-89.2363965421098" calcext:value-type="float">
            <text:p>-89.2363965421098</text:p>
          </table:table-cell>
          <table:table-cell office:value-type="float" office:value="21.938817632785" calcext:value-type="float">
            <text:p>21.938817632785</text:p>
          </table:table-cell>
          <table:table-cell office:value-type="float" office:value="-89" calcext:value-type="float">
            <text:p>-89</text:p>
          </table:table-cell>
          <table:table-cell office:value-type="float" office:value="-90" calcext:value-type="float">
            <text:p>-90</text:p>
          </table:table-cell>
          <table:table-cell office:value-type="float" office:value="-89.6929932238163" calcext:value-type="float">
            <text:p>-89.6929932238163</text:p>
          </table:table-cell>
          <table:table-cell office:value-type="float" office:value="22.7212964181311" calcext:value-type="float">
            <text:p>22.7212964181311</text:p>
          </table:table-cell>
          <table:table-cell office:value-type="float" office:value="-125.997806894438" calcext:value-type="float">
            <text:p>-125.997806894438</text:p>
          </table:table-cell>
          <table:table-cell office:value-type="float" office:value="-149.635413258504" calcext:value-type="float">
            <text:p>-149.635413258504</text:p>
          </table:table-cell>
          <table:table-cell office:value-type="float" office:value="-193.937236869939" calcext:value-type="float">
            <text:p>-193.937236869939</text:p>
          </table:table-cell>
          <table:table-cell table:number-columns-repeated="4"/>
        </table:table-row>
        <table:table-row table:style-name="ro1">
          <table:table-cell office:value-type="float" office:value="37.4" calcext:value-type="float">
            <text:p>37.4</text:p>
          </table:table-cell>
          <table:table-cell office:value-type="float" office:value="17.6107108729048" calcext:value-type="float">
            <text:p>17.6107108729048</text:p>
          </table:table-cell>
          <table:table-cell office:value-type="float" office:value="-93" calcext:value-type="float">
            <text:p>-93</text:p>
          </table:table-cell>
          <table:table-cell office:value-type="float" office:value="-92" calcext:value-type="float">
            <text:p>-92</text:p>
          </table:table-cell>
          <table:table-cell office:value-type="float" office:value="-92.3154210913926" calcext:value-type="float">
            <text:p>-92.3154210913926</text:p>
          </table:table-cell>
          <table:table-cell office:value-type="float" office:value="27.7873652523397" calcext:value-type="float">
            <text:p>27.7873652523397</text:p>
          </table:table-cell>
          <table:table-cell office:value-type="float" office:value="-87" calcext:value-type="float">
            <text:p>-87</text:p>
          </table:table-cell>
          <table:table-cell office:value-type="float" office:value="-90" calcext:value-type="float">
            <text:p>-90</text:p>
          </table:table-cell>
          <table:table-cell office:value-type="float" office:value="-89.6181982710549" calcext:value-type="float">
            <text:p>-89.6181982710549</text:p>
          </table:table-cell>
          <table:table-cell office:value-type="float" office:value="22.5912333940639" calcext:value-type="float">
            <text:p>22.5912333940639</text:p>
          </table:table-cell>
          <table:table-cell office:value-type="float" office:value="-90" calcext:value-type="float">
            <text:p>-90</text:p>
          </table:table-cell>
          <table:table-cell office:value-type="float" office:value="-91" calcext:value-type="float">
            <text:p>-91</text:p>
          </table:table-cell>
          <table:table-cell office:value-type="float" office:value="-90.3464966119081" calcext:value-type="float">
            <text:p>-90.3464966119081</text:p>
          </table:table-cell>
          <table:table-cell office:value-type="float" office:value="23.89002222247" calcext:value-type="float">
            <text:p>23.89002222247</text:p>
          </table:table-cell>
          <table:table-cell office:value-type="float" office:value="-70.5979743268933" calcext:value-type="float">
            <text:p>-70.5979743268933</text:p>
          </table:table-cell>
          <table:table-cell office:value-type="float" office:value="-119.018109728122" calcext:value-type="float">
            <text:p>-119.018109728122</text:p>
          </table:table-cell>
          <table:table-cell office:value-type="float" office:value="-136.019469153376" calcext:value-type="float">
            <text:p>-136.019469153376</text:p>
          </table:table-cell>
          <table:table-cell table:number-columns-repeated="4"/>
        </table:table-row>
        <table:table-row table:style-name="ro1">
          <table:table-cell office:value-type="float" office:value="37.6" calcext:value-type="float">
            <text:p>37.6</text:p>
          </table:table-cell>
          <table:table-cell office:value-type="float" office:value="17.6108124002214" calcext:value-type="float">
            <text:p>17.6108124002214</text:p>
          </table:table-cell>
          <table:table-cell office:value-type="float" office:value="-93" calcext:value-type="float">
            <text:p>-93</text:p>
          </table:table-cell>
          <table:table-cell office:value-type="float" office:value="-91" calcext:value-type="float">
            <text:p>-91</text:p>
          </table:table-cell>
          <table:table-cell office:value-type="float" office:value="-91.6577105456963" calcext:value-type="float">
            <text:p>-91.6577105456963</text:p>
          </table:table-cell>
          <table:table-cell office:value-type="float" office:value="26.4194446846926" calcext:value-type="float">
            <text:p>26.4194446846926</text:p>
          </table:table-cell>
          <table:table-cell office:value-type="float" office:value="-91" calcext:value-type="float">
            <text:p>-91</text:p>
          </table:table-cell>
          <table:table-cell office:value-type="float" office:value="-90" calcext:value-type="float">
            <text:p>-90</text:p>
          </table:table-cell>
          <table:table-cell office:value-type="float" office:value="-89.8090991355275" calcext:value-type="float">
            <text:p>-89.8090991355275</text:p>
          </table:table-cell>
          <table:table-cell office:value-type="float" office:value="22.9246811794322" calcext:value-type="float">
            <text:p>22.9246811794322</text:p>
          </table:table-cell>
          <table:table-cell office:value-type="float" office:value="-91" calcext:value-type="float">
            <text:p>-91</text:p>
          </table:table-cell>
          <table:table-cell office:value-type="float" office:value="-92" calcext:value-type="float">
            <text:p>-92</text:p>
          </table:table-cell>
          <table:table-cell office:value-type="float" office:value="-91.1732483059541" calcext:value-type="float">
            <text:p>-91.1732483059541</text:p>
          </table:table-cell>
          <table:table-cell office:value-type="float" office:value="25.4551079733789" calcext:value-type="float">
            <text:p>25.4551079733789</text:p>
          </table:table-cell>
          <table:table-cell office:value-type="float" office:value="28.6313777500603" calcext:value-type="float">
            <text:p>28.6313777500603</text:p>
          </table:table-cell>
          <table:table-cell office:value-type="float" office:value="-78.4145683040535" calcext:value-type="float">
            <text:p>-78.4145683040535</text:p>
          </table:table-cell>
          <table:table-cell office:value-type="float" office:value="-79.7021631310368" calcext:value-type="float">
            <text:p>-79.7021631310368</text:p>
          </table:table-cell>
          <table:table-cell table:number-columns-repeated="4"/>
        </table:table-row>
        <table:table-row table:style-name="ro1">
          <table:table-cell office:value-type="float" office:value="37.8" calcext:value-type="float">
            <text:p>37.8</text:p>
          </table:table-cell>
          <table:table-cell office:value-type="float" office:value="17.6108663618341" calcext:value-type="float">
            <text:p>17.6108663618341</text:p>
          </table:table-cell>
          <table:table-cell office:value-type="float" office:value="-92" calcext:value-type="float">
            <text:p>-92</text:p>
          </table:table-cell>
          <table:table-cell office:value-type="float" office:value="-91" calcext:value-type="float">
            <text:p>-91</text:p>
          </table:table-cell>
          <table:table-cell office:value-type="float" office:value="-91.3288552728482" calcext:value-type="float">
            <text:p>-91.3288552728482</text:p>
          </table:table-cell>
          <table:table-cell office:value-type="float" office:value="25.7609480864927" calcext:value-type="float">
            <text:p>25.7609480864927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89.9045495677637" calcext:value-type="float">
            <text:p>-89.9045495677637</text:p>
          </table:table-cell>
          <table:table-cell office:value-type="float" office:value="23.0932461967984" calcext:value-type="float">
            <text:p>23.0932461967984</text:p>
          </table:table-cell>
          <table:table-cell office:value-type="float" office:value="-90" calcext:value-type="float">
            <text:p>-90</text:p>
          </table:table-cell>
          <table:table-cell office:value-type="float" office:value="-92" calcext:value-type="float">
            <text:p>-92</text:p>
          </table:table-cell>
          <table:table-cell office:value-type="float" office:value="-91.586624152977" calcext:value-type="float">
            <text:p>-91.586624152977</text:p>
          </table:table-cell>
          <table:table-cell office:value-type="float" office:value="26.2756905447092" calcext:value-type="float">
            <text:p>26.2756905447092</text:p>
          </table:table-cell>
          <table:table-cell office:value-type="float" office:value="80.3585171468394" calcext:value-type="float">
            <text:p>80.3585171468394</text:p>
          </table:table-cell>
          <table:table-cell office:value-type="float" office:value="-59.2701938222849" calcext:value-type="float">
            <text:p>-59.2701938222849</text:p>
          </table:table-cell>
          <table:table-cell office:value-type="float" office:value="-96.7922109936037" calcext:value-type="float">
            <text:p>-96.7922109936037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.611086353665" calcext:value-type="float">
            <text:p>17.611086353665</text:p>
          </table:table-cell>
          <table:table-cell office:value-type="float" office:value="-90" calcext:value-type="float">
            <text:p>-90</text:p>
          </table:table-cell>
          <table:table-cell office:value-type="float" office:value="-91" calcext:value-type="float">
            <text:p>-91</text:p>
          </table:table-cell>
          <table:table-cell office:value-type="float" office:value="-91.1644276364241" calcext:value-type="float">
            <text:p>-91.1644276364241</text:p>
          </table:table-cell>
          <table:table-cell office:value-type="float" office:value="25.4378804072359" calcext:value-type="float">
            <text:p>25.4378804072359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89.9522747838819" calcext:value-type="float">
            <text:p>-89.9522747838819</text:p>
          </table:table-cell>
          <table:table-cell office:value-type="float" office:value="23.1779929339532" calcext:value-type="float">
            <text:p>23.1779929339532</text:p>
          </table:table-cell>
          <table:table-cell table:number-columns-repeated="2" office:value-type="float" office:value="-92" calcext:value-type="float">
            <text:p>-92</text:p>
          </table:table-cell>
          <table:table-cell office:value-type="float" office:value="-91.7933120764885" calcext:value-type="float">
            <text:p>-91.7933120764885</text:p>
          </table:table-cell>
          <table:table-cell office:value-type="float" office:value="26.6958489221505" calcext:value-type="float">
            <text:p>26.6958489221505</text:p>
          </table:table-cell>
          <table:table-cell office:value-type="float" office:value="106.835031995164" calcext:value-type="float">
            <text:p>106.835031995164</text:p>
          </table:table-cell>
          <table:table-cell office:value-type="float" office:value="-49.9692741665696" calcext:value-type="float">
            <text:p>-49.9692741665696</text:p>
          </table:table-cell>
          <table:table-cell office:value-type="float" office:value="-115.394129433269" calcext:value-type="float">
            <text:p>-115.394129433269</text:p>
          </table:table-cell>
          <table:table-cell table:number-columns-repeated="4"/>
        </table:table-row>
        <table:table-row table:style-name="ro1">
          <table:table-cell office:value-type="float" office:value="38.2" calcext:value-type="float">
            <text:p>38.2</text:p>
          </table:table-cell>
          <table:table-cell office:value-type="float" office:value="17.61137499753" calcext:value-type="float">
            <text:p>17.61137499753</text:p>
          </table:table-cell>
          <table:table-cell office:value-type="float" office:value="-90" calcext:value-type="float">
            <text:p>-90</text:p>
          </table:table-cell>
          <table:table-cell office:value-type="float" office:value="-92" calcext:value-type="float">
            <text:p>-92</text:p>
          </table:table-cell>
          <table:table-cell office:value-type="float" office:value="-91.582213818212" calcext:value-type="float">
            <text:p>-91.582213818212</text:p>
          </table:table-cell>
          <table:table-cell office:value-type="float" office:value="26.2667975788586" calcext:value-type="float">
            <text:p>26.2667975788586</text:p>
          </table:table-cell>
          <table:table-cell office:value-type="float" office:value="-87" calcext:value-type="float">
            <text:p>-87</text:p>
          </table:table-cell>
          <table:table-cell office:value-type="float" office:value="-90" calcext:value-type="float">
            <text:p>-90</text:p>
          </table:table-cell>
          <table:table-cell office:value-type="float" office:value="-89.9761373919409" calcext:value-type="float">
            <text:p>-89.9761373919409</text:p>
          </table:table-cell>
          <table:table-cell office:value-type="float" office:value="23.2204828564581" calcext:value-type="float">
            <text:p>23.2204828564581</text:p>
          </table:table-cell>
          <table:table-cell table:number-columns-repeated="2" office:value-type="float" office:value="-92" calcext:value-type="float">
            <text:p>-92</text:p>
          </table:table-cell>
          <table:table-cell office:value-type="float" office:value="-91.8966560382443" calcext:value-type="float">
            <text:p>-91.8966560382443</text:p>
          </table:table-cell>
          <table:table-cell office:value-type="float" office:value="26.9084408715071" calcext:value-type="float">
            <text:p>26.9084408715071</text:p>
          </table:table-cell>
          <table:table-cell office:value-type="float" office:value="95.8037113185071" calcext:value-type="float">
            <text:p>95.8037113185071</text:p>
          </table:table-cell>
          <table:table-cell office:value-type="float" office:value="-68.5544686189414" calcext:value-type="float">
            <text:p>-68.5544686189414</text:p>
          </table:table-cell>
          <table:table-cell office:value-type="float" office:value="-115.150721501605" calcext:value-type="float">
            <text:p>-115.150721501605</text:p>
          </table:table-cell>
          <table:table-cell table:number-columns-repeated="4"/>
        </table:table-row>
        <table:table-row table:style-name="ro1">
          <table:table-cell office:value-type="float" office:value="38.4" calcext:value-type="float">
            <text:p>38.4</text:p>
          </table:table-cell>
          <table:table-cell office:value-type="float" office:value="17.6115547718282" calcext:value-type="float">
            <text:p>17.6115547718282</text:p>
          </table:table-cell>
          <table:table-cell office:value-type="float" office:value="-91" calcext:value-type="float">
            <text:p>-91</text:p>
          </table:table-cell>
          <table:table-cell office:value-type="float" office:value="-92" calcext:value-type="float">
            <text:p>-92</text:p>
          </table:table-cell>
          <table:table-cell office:value-type="float" office:value="-91.791106909106" calcext:value-type="float">
            <text:p>-91.791106909106</text:p>
          </table:table-cell>
          <table:table-cell office:value-type="float" office:value="26.6913309559496" calcext:value-type="float">
            <text:p>26.6913309559496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0.4880686959705" calcext:value-type="float">
            <text:p>-90.4880686959705</text:p>
          </table:table-cell>
          <table:table-cell office:value-type="float" office:value="24.1510280982483" calcext:value-type="float">
            <text:p>24.1510280982483</text:p>
          </table:table-cell>
          <table:table-cell table:number-columns-repeated="2" office:value-type="float" office:value="-92" calcext:value-type="float">
            <text:p>-92</text:p>
          </table:table-cell>
          <table:table-cell office:value-type="float" office:value="-91.9483280191221" calcext:value-type="float">
            <text:p>-91.9483280191221</text:p>
          </table:table-cell>
          <table:table-cell office:value-type="float" office:value="27.0153708707406" calcext:value-type="float">
            <text:p>27.0153708707406</text:p>
          </table:table-cell>
          <table:table-cell office:value-type="float" office:value="71.3248193312145" calcext:value-type="float">
            <text:p>71.3248193312145</text:p>
          </table:table-cell>
          <table:table-cell office:value-type="float" office:value="-58.7368136352971" calcext:value-type="float">
            <text:p>-58.7368136352971</text:p>
          </table:table-cell>
          <table:table-cell office:value-type="float" office:value="-88.8041252793962" calcext:value-type="float">
            <text:p>-88.8041252793962</text:p>
          </table:table-cell>
          <table:table-cell table:number-columns-repeated="4"/>
        </table:table-row>
        <table:table-row table:style-name="ro1">
          <table:table-cell office:value-type="float" office:value="38.6" calcext:value-type="float">
            <text:p>38.6</text:p>
          </table:table-cell>
          <table:table-cell office:value-type="float" office:value="17.6117747866638" calcext:value-type="float">
            <text:p>17.6117747866638</text:p>
          </table:table-cell>
          <table:table-cell table:number-columns-repeated="2" office:value-type="float" office:value="-92" calcext:value-type="float">
            <text:p>-92</text:p>
          </table:table-cell>
          <table:table-cell office:value-type="float" office:value="-91.895553454553" calcext:value-type="float">
            <text:p>-91.895553454553</text:p>
          </table:table-cell>
          <table:table-cell office:value-type="float" office:value="26.9061638026862" calcext:value-type="float">
            <text:p>26.9061638026862</text:p>
          </table:table-cell>
          <table:table-cell office:value-type="float" office:value="-90" calcext:value-type="float">
            <text:p>-90</text:p>
          </table:table-cell>
          <table:table-cell office:value-type="float" office:value="-91" calcext:value-type="float">
            <text:p>-91</text:p>
          </table:table-cell>
          <table:table-cell office:value-type="float" office:value="-90.7440343479852" calcext:value-type="float">
            <text:p>-90.7440343479852</text:p>
          </table:table-cell>
          <table:table-cell office:value-type="float" office:value="24.6301928102474" calcext:value-type="float">
            <text:p>24.6301928102474</text:p>
          </table:table-cell>
          <table:table-cell office:value-type="float" office:value="-89" calcext:value-type="float">
            <text:p>-89</text:p>
          </table:table-cell>
          <table:table-cell office:value-type="float" office:value="-92" calcext:value-type="float">
            <text:p>-92</text:p>
          </table:table-cell>
          <table:table-cell office:value-type="float" office:value="-91.9741640095611" calcext:value-type="float">
            <text:p>-91.9741640095611</text:p>
          </table:table-cell>
          <table:table-cell office:value-type="float" office:value="27.0689951112329" calcext:value-type="float">
            <text:p>27.0689951112329</text:p>
          </table:table-cell>
          <table:table-cell office:value-type="float" office:value="58.3969187918281" calcext:value-type="float">
            <text:p>58.3969187918281</text:p>
          </table:table-cell>
          <table:table-cell office:value-type="float" office:value="-53.3460239577348" calcext:value-type="float">
            <text:p>-53.3460239577348</text:p>
          </table:table-cell>
          <table:table-cell office:value-type="float" office:value="-74.7516355059717" calcext:value-type="float">
            <text:p>-74.7516355059717</text:p>
          </table:table-cell>
          <table:table-cell table:number-columns-repeated="4"/>
        </table:table-row>
        <table:table-row table:style-name="ro1">
          <table:table-cell office:value-type="float" office:value="38.8" calcext:value-type="float">
            <text:p>38.8</text:p>
          </table:table-cell>
          <table:table-cell office:value-type="float" office:value="17.6118763483541" calcext:value-type="float">
            <text:p>17.6118763483541</text:p>
          </table:table-cell>
          <table:table-cell table:number-columns-repeated="2" office:value-type="float" office:value="-92" calcext:value-type="float">
            <text:p>-92</text:p>
          </table:table-cell>
          <table:table-cell office:value-type="float" office:value="-91.9477767272765" calcext:value-type="float">
            <text:p>-91.9477767272765</text:p>
          </table:table-cell>
          <table:table-cell office:value-type="float" office:value="27.0142277877865" calcext:value-type="float">
            <text:p>27.0142277877865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0.8720171739926" calcext:value-type="float">
            <text:p>-90.8720171739926</text:p>
          </table:table-cell>
          <table:table-cell office:value-type="float" office:value="24.8733285117866" calcext:value-type="float">
            <text:p>24.8733285117866</text:p>
          </table:table-cell>
          <table:table-cell office:value-type="float" office:value="-93" calcext:value-type="float">
            <text:p>-93</text:p>
          </table:table-cell>
          <table:table-cell office:value-type="float" office:value="-92" calcext:value-type="float">
            <text:p>-92</text:p>
          </table:table-cell>
          <table:table-cell office:value-type="float" office:value="-91.9870820047805" calcext:value-type="float">
            <text:p>-91.9870820047805</text:p>
          </table:table-cell>
          <table:table-cell office:value-type="float" office:value="27.0958471338819" calcext:value-type="float">
            <text:p>27.0958471338819</text:p>
          </table:table-cell>
          <table:table-cell office:value-type="float" office:value="51.7535688573487" calcext:value-type="float">
            <text:p>51.7535688573487</text:p>
          </table:table-cell>
          <table:table-cell office:value-type="float" office:value="-50.5236507796197" calcext:value-type="float">
            <text:p>-50.5236507796197</text:p>
          </table:table-cell>
          <table:table-cell office:value-type="float" office:value="-67.4842031249809" calcext:value-type="float">
            <text:p>-67.4842031249809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7.6122432608974" calcext:value-type="float">
            <text:p>17.6122432608974</text:p>
          </table:table-cell>
          <table:table-cell office:value-type="float" office:value="-92" calcext:value-type="float">
            <text:p>-92</text:p>
          </table:table-cell>
          <table:table-cell office:value-type="float" office:value="-91" calcext:value-type="float">
            <text:p>-91</text:p>
          </table:table-cell>
          <table:table-cell office:value-type="float" office:value="-91.4738883636383" calcext:value-type="float">
            <text:p>-91.4738883636383</text:p>
          </table:table-cell>
          <table:table-cell office:value-type="float" office:value="26.0493132803631" calcext:value-type="float">
            <text:p>26.0493132803631</text:p>
          </table:table-cell>
          <table:table-cell office:value-type="float" office:value="-90" calcext:value-type="float">
            <text:p>-90</text:p>
          </table:table-cell>
          <table:table-cell office:value-type="float" office:value="-91" calcext:value-type="float">
            <text:p>-91</text:p>
          </table:table-cell>
          <table:table-cell office:value-type="float" office:value="-90.9360085869963" calcext:value-type="float">
            <text:p>-90.9360085869963</text:p>
          </table:table-cell>
          <table:table-cell office:value-type="float" office:value="24.9957949253944" calcext:value-type="float">
            <text:p>24.9957949253944</text:p>
          </table:table-cell>
          <table:table-cell office:value-type="float" office:value="-93" calcext:value-type="float">
            <text:p>-93</text:p>
          </table:table-cell>
          <table:table-cell office:value-type="float" office:value="-92" calcext:value-type="float">
            <text:p>-92</text:p>
          </table:table-cell>
          <table:table-cell office:value-type="float" office:value="-91.9935410023903" calcext:value-type="float">
            <text:p>-91.9935410023903</text:p>
          </table:table-cell>
          <table:table-cell office:value-type="float" office:value="27.1092831323516" calcext:value-type="float">
            <text:p>27.1092831323516</text:p>
          </table:table-cell>
          <table:table-cell office:value-type="float" office:value="74.3340404216848" calcext:value-type="float">
            <text:p>74.3340404216848</text:p>
          </table:table-cell>
          <table:table-cell office:value-type="float" office:value="-24.4740720118769" calcext:value-type="float">
            <text:p>-24.4740720118769</text:p>
          </table:table-cell>
          <table:table-cell office:value-type="float" office:value="-73.970848844454" calcext:value-type="float">
            <text:p>-73.970848844454</text:p>
          </table:table-cell>
          <table:table-cell table:number-columns-repeated="4"/>
        </table:table-row>
        <table:table-row table:style-name="ro1">
          <table:table-cell office:value-type="float" office:value="39.2" calcext:value-type="float">
            <text:p>39.2</text:p>
          </table:table-cell>
          <table:table-cell office:value-type="float" office:value="17.6123755072433" calcext:value-type="float">
            <text:p>17.6123755072433</text:p>
          </table:table-cell>
          <table:table-cell office:value-type="float" office:value="-92" calcext:value-type="float">
            <text:p>-92</text:p>
          </table:table-cell>
          <table:table-cell office:value-type="float" office:value="-91" calcext:value-type="float">
            <text:p>-91</text:p>
          </table:table-cell>
          <table:table-cell office:value-type="float" office:value="-91.2369441818191" calcext:value-type="float">
            <text:p>-91.2369441818191</text:p>
          </table:table-cell>
          <table:table-cell office:value-type="float" office:value="25.5798585959904" calcext:value-type="float">
            <text:p>25.5798585959904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0.9680042934982" calcext:value-type="float">
            <text:p>-90.9680042934982</text:p>
          </table:table-cell>
          <table:table-cell office:value-type="float" office:value="25.0572540630242" calcext:value-type="float">
            <text:p>25.0572540630242</text:p>
          </table:table-cell>
          <table:table-cell table:number-columns-repeated="2" office:value-type="float" office:value="-92" calcext:value-type="float">
            <text:p>-92</text:p>
          </table:table-cell>
          <table:table-cell office:value-type="float" office:value="-91.9967705011951" calcext:value-type="float">
            <text:p>-91.9967705011951</text:p>
          </table:table-cell>
          <table:table-cell office:value-type="float" office:value="27.1160036298171" calcext:value-type="float">
            <text:p>27.1160036298171</text:p>
          </table:table-cell>
          <table:table-cell office:value-type="float" office:value="84.9613237733299" calcext:value-type="float">
            <text:p>84.9613237733299</text:p>
          </table:table-cell>
          <table:table-cell office:value-type="float" office:value="-12.0587202781466" calcext:value-type="float">
            <text:p>-12.0587202781466</text:p>
          </table:table-cell>
          <table:table-cell office:value-type="float" office:value="-81.989765064681" calcext:value-type="float">
            <text:p>-81.989765064681</text:p>
          </table:table-cell>
          <table:table-cell table:number-columns-repeated="4"/>
        </table:table-row>
        <table:table-row table:style-name="ro1">
          <table:table-cell office:value-type="float" office:value="39.4" calcext:value-type="float">
            <text:p>39.4</text:p>
          </table:table-cell>
          <table:table-cell office:value-type="float" office:value="17.6124084227392" calcext:value-type="float">
            <text:p>17.6124084227392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1.1184720909096" calcext:value-type="float">
            <text:p>-91.1184720909096</text:p>
          </table:table-cell>
          <table:table-cell office:value-type="float" office:value="25.3483134995609" calcext:value-type="float">
            <text:p>25.3483134995609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0.9840021467491" calcext:value-type="float">
            <text:p>-90.9840021467491</text:p>
          </table:table-cell>
          <table:table-cell office:value-type="float" office:value="25.0880402765538" calcext:value-type="float">
            <text:p>25.0880402765538</text:p>
          </table:table-cell>
          <table:table-cell table:number-columns-repeated="2" office:value-type="float" office:value="-92" calcext:value-type="float">
            <text:p>-92</text:p>
          </table:table-cell>
          <table:table-cell office:value-type="float" office:value="-91.9983852505976" calcext:value-type="float">
            <text:p>-91.9983852505976</text:p>
          </table:table-cell>
          <table:table-cell office:value-type="float" office:value="27.1193645032882" calcext:value-type="float">
            <text:p>27.1193645032882</text:p>
          </table:table-cell>
          <table:table-cell office:value-type="float" office:value="90.1160313994235" calcext:value-type="float">
            <text:p>90.1160313994235</text:p>
          </table:table-cell>
          <table:table-cell office:value-type="float" office:value="-5.99692379728734" calcext:value-type="float">
            <text:p>-5.99692379728734</text:p>
          </table:table-cell>
          <table:table-cell office:value-type="float" office:value="-86.7227329694441" calcext:value-type="float">
            <text:p>-86.7227329694441</text:p>
          </table:table-cell>
          <table:table-cell table:number-columns-repeated="4"/>
        </table:table-row>
        <table:table-row table:style-name="ro1">
          <table:table-cell office:value-type="float" office:value="39.6" calcext:value-type="float">
            <text:p>39.6</text:p>
          </table:table-cell>
          <table:table-cell office:value-type="float" office:value="17.6124011040463" calcext:value-type="float">
            <text:p>17.6124011040463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1.0592360454548" calcext:value-type="float">
            <text:p>-91.0592360454548</text:p>
          </table:table-cell>
          <table:table-cell office:value-type="float" office:value="25.2333281081188" calcext:value-type="float">
            <text:p>25.2333281081188</text:p>
          </table:table-cell>
          <table:table-cell office:value-type="float" office:value="-90" calcext:value-type="float">
            <text:p>-90</text:p>
          </table:table-cell>
          <table:table-cell office:value-type="float" office:value="-91" calcext:value-type="float">
            <text:p>-91</text:p>
          </table:table-cell>
          <table:table-cell office:value-type="float" office:value="-90.9920010733745" calcext:value-type="float">
            <text:p>-90.9920010733745</text:p>
          </table:table-cell>
          <table:table-cell office:value-type="float" office:value="25.103447564795" calcext:value-type="float">
            <text:p>25.103447564795</text:p>
          </table:table-cell>
          <table:table-cell table:number-columns-repeated="2" office:value-type="float" office:value="-92" calcext:value-type="float">
            <text:p>-92</text:p>
          </table:table-cell>
          <table:table-cell office:value-type="float" office:value="-91.9991926252988" calcext:value-type="float">
            <text:p>-91.9991926252988</text:p>
          </table:table-cell>
          <table:table-cell office:value-type="float" office:value="27.1210450962309" calcext:value-type="float">
            <text:p>27.1210450962309</text:p>
          </table:table-cell>
          <table:table-cell office:value-type="float" office:value="92.6544734810264" calcext:value-type="float">
            <text:p>92.6544734810264</text:p>
          </table:table-cell>
          <table:table-cell office:value-type="float" office:value="-3.00171262434801" calcext:value-type="float">
            <text:p>-3.00171262434801</text:p>
          </table:table-cell>
          <table:table-cell office:value-type="float" office:value="-89.2218194638662" calcext:value-type="float">
            <text:p>-89.2218194638662</text:p>
          </table:table-cell>
          <table:table-cell table:number-columns-repeated="4"/>
        </table:table-row>
        <table:table-row table:style-name="ro1">
          <table:table-cell office:value-type="float" office:value="39.8" calcext:value-type="float">
            <text:p>39.8</text:p>
          </table:table-cell>
          <table:table-cell office:value-type="float" office:value="17.6125026891569" calcext:value-type="float">
            <text:p>17.6125026891569</text:p>
          </table:table-cell>
          <table:table-cell office:value-type="float" office:value="-90" calcext:value-type="float">
            <text:p>-90</text:p>
          </table:table-cell>
          <table:table-cell office:value-type="float" office:value="-91" calcext:value-type="float">
            <text:p>-91</text:p>
          </table:table-cell>
          <table:table-cell office:value-type="float" office:value="-91.0296180227274" calcext:value-type="float">
            <text:p>-91.0296180227274</text:p>
          </table:table-cell>
          <table:table-cell office:value-type="float" office:value="25.1760311599372" calcext:value-type="float">
            <text:p>25.1760311599372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0.9960005366873" calcext:value-type="float">
            <text:p>-90.9960005366873</text:p>
          </table:table-cell>
          <table:table-cell office:value-type="float" office:value="25.1111547568249" calcext:value-type="float">
            <text:p>25.1111547568249</text:p>
          </table:table-cell>
          <table:table-cell table:number-columns-repeated="2" office:value-type="float" office:value="-92" calcext:value-type="float">
            <text:p>-92</text:p>
          </table:table-cell>
          <table:table-cell office:value-type="float" office:value="-91.9995963126494" calcext:value-type="float">
            <text:p>-91.9995963126494</text:p>
          </table:table-cell>
          <table:table-cell office:value-type="float" office:value="27.1218854317568" calcext:value-type="float">
            <text:p>27.1218854317568</text:p>
          </table:table-cell>
          <table:table-cell office:value-type="float" office:value="93.9140675663584" calcext:value-type="float">
            <text:p>93.9140675663584</text:p>
          </table:table-cell>
          <table:table-cell office:value-type="float" office:value="-1.51293261132818" calcext:value-type="float">
            <text:p>-1.51293261132818</text:p>
          </table:table-cell>
          <table:table-cell office:value-type="float" office:value="-90.4994605337215" calcext:value-type="float">
            <text:p>-90.499460533721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.6127300600444" calcext:value-type="float">
            <text:p>17.6127300600444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1.0148090113637" calcext:value-type="float">
            <text:p>-91.0148090113637</text:p>
          </table:table-cell>
          <table:table-cell office:value-type="float" office:value="25.1474314930787" calcext:value-type="float">
            <text:p>25.1474314930787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90.4980002683436" calcext:value-type="float">
            <text:p>-90.4980002683436</text:p>
          </table:table-cell>
          <table:table-cell office:value-type="float" office:value="24.1694448742375" calcext:value-type="float">
            <text:p>24.1694448742375</text:p>
          </table:table-cell>
          <table:table-cell table:number-columns-repeated="2" office:value-type="float" office:value="-92" calcext:value-type="float">
            <text:p>-92</text:p>
          </table:table-cell>
          <table:table-cell office:value-type="float" office:value="-91.9997981563247" calcext:value-type="float">
            <text:p>-91.9997981563247</text:p>
          </table:table-cell>
          <table:table-cell office:value-type="float" office:value="27.1223056092838" calcext:value-type="float">
            <text:p>27.1223056092838</text:p>
          </table:table-cell>
          <table:table-cell office:value-type="float" office:value="114.568614412625" calcext:value-type="float">
            <text:p>114.568614412625</text:p>
          </table:table-cell>
          <table:table-cell office:value-type="float" office:value="-21.9532932592187" calcext:value-type="float">
            <text:p>-21.9532932592187</text:p>
          </table:table-cell>
          <table:table-cell office:value-type="float" office:value="-114.011503839062" calcext:value-type="float">
            <text:p>-114.0115038390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 (s)</text:p>
          </table:table-cell>
          <table:table-cell office:value-type="string" calcext:value-type="string">
            <text:p>dist (true)</text:p>
          </table:table-cell>
          <table:table-cell office:value-type="string" calcext:value-type="string">
            <text:p>RSSI 1</text:p>
          </table:table-cell>
          <table:table-cell office:value-type="string" calcext:value-type="string">
            <text:p>median 1</text:p>
          </table:table-cell>
          <table:table-cell office:value-type="string" calcext:value-type="string">
            <text:p>low pass 1</text:p>
          </table:table-cell>
          <table:table-cell office:value-type="string" calcext:value-type="string">
            <text:p>dist est 1</text:p>
          </table:table-cell>
          <table:table-cell office:value-type="string" calcext:value-type="string">
            <text:p>RSSI 2</text:p>
          </table:table-cell>
          <table:table-cell office:value-type="string" calcext:value-type="string">
            <text:p>median 2</text:p>
          </table:table-cell>
          <table:table-cell office:value-type="string" calcext:value-type="string">
            <text:p>low pass 2</text:p>
          </table:table-cell>
          <table:table-cell office:value-type="string" calcext:value-type="string">
            <text:p>dist est 2</text:p>
          </table:table-cell>
          <table:table-cell office:value-type="string" calcext:value-type="string">
            <text:p>RSSI 3</text:p>
          </table:table-cell>
          <table:table-cell office:value-type="string" calcext:value-type="string">
            <text:p>median 3</text:p>
          </table:table-cell>
          <table:table-cell office:value-type="string" calcext:value-type="string">
            <text:p>low pass 3</text:p>
          </table:table-cell>
          <table:table-cell office:value-type="string" calcext:value-type="string">
            <text:p>dist est 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: -49</text:p>
          </table:table-cell>
          <table:table-cell office:value-type="string" calcext:value-type="string">
            <text:p>n: 3</text:p>
          </table:table-cell>
          <table:table-cell office:value-type="string" calcext:value-type="string">
            <text:p>window len: 5</text:p>
          </table:table-cell>
          <table:table-cell office:value-type="string" calcext:value-type="string">
            <text:p>alpha: 0.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7.6453425856328" calcext:value-type="float">
            <text:p>17.6453425856328</text:p>
          </table:table-cell>
          <table:table-cell table:number-columns-repeated="3" office:value-type="float" office:value="-90" calcext:value-type="float">
            <text:p>-90</text:p>
          </table:table-cell>
          <table:table-cell office:value-type="float" office:value="23.2630506715363" calcext:value-type="float">
            <text:p>23.2630506715363</text:p>
          </table:table-cell>
          <table:table-cell table:number-columns-repeated="3" office:value-type="float" office:value="-90" calcext:value-type="float">
            <text:p>-90</text:p>
          </table:table-cell>
          <table:table-cell office:value-type="float" office:value="23.2630506715363" calcext:value-type="float">
            <text:p>23.2630506715363</text:p>
          </table:table-cell>
          <table:table-cell table:number-columns-repeated="3" office:value-type="float" office:value="-90" calcext:value-type="float">
            <text:p>-90</text:p>
          </table:table-cell>
          <table:table-cell office:value-type="float" office:value="23.2630506715363" calcext:value-type="float">
            <text:p>23.2630506715363</text:p>
          </table:table-cell>
          <table:table-cell office:value-type="float" office:value="-0.000818181818431185" calcext:value-type="float">
            <text:p>-0.000818181818431</text:p>
          </table:table-cell>
          <table:table-cell office:value-type="float" office:value="-0.0299999999998778" calcext:value-type="float">
            <text:p>-0.02999999999987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7.6456960934517" calcext:value-type="float">
            <text:p>17.6456960934517</text:p>
          </table:table-cell>
          <table:table-cell office:value-type="float" office:value="-90" calcext:value-type="float">
            <text:p>-90</text:p>
          </table:table-cell>
          <table:table-cell office:value-type="float" office:value="-91" calcext:value-type="float">
            <text:p>-91</text:p>
          </table:table-cell>
          <table:table-cell office:value-type="float" office:value="-90.5" calcext:value-type="float">
            <text:p>-90.5</text:p>
          </table:table-cell>
          <table:table-cell office:value-type="float" office:value="24.173154808041" calcext:value-type="float">
            <text:p>24.173154808041</text:p>
          </table:table-cell>
          <table:table-cell table:number-columns-repeated="3" office:value-type="float" office:value="-90" calcext:value-type="float">
            <text:p>-90</text:p>
          </table:table-cell>
          <table:table-cell office:value-type="float" office:value="23.2630506715363" calcext:value-type="float">
            <text:p>23.2630506715363</text:p>
          </table:table-cell>
          <table:table-cell table:number-columns-repeated="3" office:value-type="float" office:value="-90" calcext:value-type="float">
            <text:p>-90</text:p>
          </table:table-cell>
          <table:table-cell office:value-type="float" office:value="23.2630506715363" calcext:value-type="float">
            <text:p>23.2630506715363</text:p>
          </table:table-cell>
          <table:table-cell office:value-type="float" office:value="-20.6947804625549" calcext:value-type="float">
            <text:p>-20.6947804625549</text:p>
          </table:table-cell>
          <table:table-cell office:value-type="float" office:value="-19.6535849213879" calcext:value-type="float">
            <text:p>-19.6535849213879</text:p>
          </table:table-cell>
          <table:table-cell office:value-type="float" office:value="-15.8400143181841" calcext:value-type="float">
            <text:p>-15.8400143181841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7.6459238549556" calcext:value-type="float">
            <text:p>17.6459238549556</text:p>
          </table:table-cell>
          <table:table-cell office:value-type="float" office:value="-90" calcext:value-type="float">
            <text:p>-90</text:p>
          </table:table-cell>
          <table:table-cell office:value-type="float" office:value="-91" calcext:value-type="float">
            <text:p>-91</text:p>
          </table:table-cell>
          <table:table-cell office:value-type="float" office:value="-90.75" calcext:value-type="float">
            <text:p>-90.75</text:p>
          </table:table-cell>
          <table:table-cell office:value-type="float" office:value="24.6414730828128" calcext:value-type="float">
            <text:p>24.6414730828128</text:p>
          </table:table-cell>
          <table:table-cell table:number-columns-repeated="3" office:value-type="float" office:value="-90" calcext:value-type="float">
            <text:p>-90</text:p>
          </table:table-cell>
          <table:table-cell office:value-type="float" office:value="23.2630506715363" calcext:value-type="float">
            <text:p>23.2630506715363</text:p>
          </table:table-cell>
          <table:table-cell table:number-columns-repeated="3" office:value-type="float" office:value="-90" calcext:value-type="float">
            <text:p>-90</text:p>
          </table:table-cell>
          <table:table-cell office:value-type="float" office:value="23.2630506715363" calcext:value-type="float">
            <text:p>23.2630506715363</text:p>
          </table:table-cell>
          <table:table-cell office:value-type="float" office:value="-31.6528414081195" calcext:value-type="float">
            <text:p>-31.6528414081195</text:p>
          </table:table-cell>
          <table:table-cell office:value-type="float" office:value="-30.0448496111474" calcext:value-type="float">
            <text:p>-30.0448496111474</text:p>
          </table:table-cell>
          <table:table-cell office:value-type="float" office:value="-36.4542206783883" calcext:value-type="float">
            <text:p>-36.4542206783883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7.6462371687399" calcext:value-type="float">
            <text:p>17.6462371687399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0.875" calcext:value-type="float">
            <text:p>-90.875</text:p>
          </table:table-cell>
          <table:table-cell office:value-type="float" office:value="24.8790236723884" calcext:value-type="float">
            <text:p>24.8790236723884</text:p>
          </table:table-cell>
          <table:table-cell table:number-columns-repeated="3" office:value-type="float" office:value="-90" calcext:value-type="float">
            <text:p>-90</text:p>
          </table:table-cell>
          <table:table-cell office:value-type="float" office:value="23.2630506715363" calcext:value-type="float">
            <text:p>23.2630506715363</text:p>
          </table:table-cell>
          <table:table-cell table:number-columns-repeated="3" office:value-type="float" office:value="-90" calcext:value-type="float">
            <text:p>-90</text:p>
          </table:table-cell>
          <table:table-cell office:value-type="float" office:value="23.2630506715363" calcext:value-type="float">
            <text:p>23.2630506715363</text:p>
          </table:table-cell>
          <table:table-cell office:value-type="float" office:value="-37.2916029421342" calcext:value-type="float">
            <text:p>-37.2916029421342</text:p>
          </table:table-cell>
          <table:table-cell office:value-type="float" office:value="-35.3919510658165" calcext:value-type="float">
            <text:p>-35.3919510658165</text:p>
          </table:table-cell>
          <table:table-cell office:value-type="float" office:value="-45.4022693315668" calcext:value-type="float">
            <text:p>-45.402269331566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.6466215955662" calcext:value-type="float">
            <text:p>17.6466215955662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0.9375" calcext:value-type="float">
            <text:p>-90.9375</text:p>
          </table:table-cell>
          <table:table-cell office:value-type="float" office:value="24.9986563622683" calcext:value-type="float">
            <text:p>24.9986563622683</text:p>
          </table:table-cell>
          <table:table-cell table:number-columns-repeated="3" office:value-type="float" office:value="-90" calcext:value-type="float">
            <text:p>-90</text:p>
          </table:table-cell>
          <table:table-cell office:value-type="float" office:value="23.2630506715363" calcext:value-type="float">
            <text:p>23.2630506715363</text:p>
          </table:table-cell>
          <table:table-cell table:number-columns-repeated="3" office:value-type="float" office:value="-90" calcext:value-type="float">
            <text:p>-90</text:p>
          </table:table-cell>
          <table:table-cell office:value-type="float" office:value="23.2630506715363" calcext:value-type="float">
            <text:p>23.2630506715363</text:p>
          </table:table-cell>
          <table:table-cell office:value-type="float" office:value="-40.1518183106972" calcext:value-type="float">
            <text:p>-40.1518183106972</text:p>
          </table:table-cell>
          <table:table-cell office:value-type="float" office:value="-38.1042242601435" calcext:value-type="float">
            <text:p>-38.1042242601435</text:p>
          </table:table-cell>
          <table:table-cell office:value-type="float" office:value="-49.7902238741133" calcext:value-type="float">
            <text:p>-49.7902238741133</text:p>
          </table:table-cell>
          <table:table-cell table:number-columns-repeated="4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7.6468875003631" calcext:value-type="float">
            <text:p>17.6468875003631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0.96875" calcext:value-type="float">
            <text:p>-90.96875</text:p>
          </table:table-cell>
          <table:table-cell office:value-type="float" office:value="25.0586882582374" calcext:value-type="float">
            <text:p>25.0586882582374</text:p>
          </table:table-cell>
          <table:table-cell office:value-type="float" office:value="-91" calcext:value-type="float">
            <text:p>-91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23.2630506715363" calcext:value-type="float">
            <text:p>23.2630506715363</text:p>
          </table:table-cell>
          <table:table-cell table:number-columns-repeated="3" office:value-type="float" office:value="-90" calcext:value-type="float">
            <text:p>-90</text:p>
          </table:table-cell>
          <table:table-cell office:value-type="float" office:value="23.2630506715363" calcext:value-type="float">
            <text:p>23.2630506715363</text:p>
          </table:table-cell>
          <table:table-cell office:value-type="float" office:value="-41.5922494154511" calcext:value-type="float">
            <text:p>-41.5922494154511</text:p>
          </table:table-cell>
          <table:table-cell office:value-type="float" office:value="-39.4701503077549" calcext:value-type="float">
            <text:p>-39.4701503077549</text:p>
          </table:table-cell>
          <table:table-cell office:value-type="float" office:value="-51.9729687034558" calcext:value-type="float">
            <text:p>-51.9729687034558</text:p>
          </table:table-cell>
          <table:table-cell table:number-columns-repeated="4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7.647193608153" calcext:value-type="float">
            <text:p>17.647193608153</text:p>
          </table:table-cell>
          <table:table-cell office:value-type="float" office:value="-90" calcext:value-type="float">
            <text:p>-90</text:p>
          </table:table-cell>
          <table:table-cell office:value-type="float" office:value="-91" calcext:value-type="float">
            <text:p>-91</text:p>
          </table:table-cell>
          <table:table-cell office:value-type="float" office:value="-90.984375" calcext:value-type="float">
            <text:p>-90.984375</text:p>
          </table:table-cell>
          <table:table-cell office:value-type="float" office:value="25.0887582449381" calcext:value-type="float">
            <text:p>25.0887582449381</text:p>
          </table:table-cell>
          <table:table-cell table:number-columns-repeated="3" office:value-type="float" office:value="-90" calcext:value-type="float">
            <text:p>-90</text:p>
          </table:table-cell>
          <table:table-cell office:value-type="float" office:value="23.2630506715363" calcext:value-type="float">
            <text:p>23.2630506715363</text:p>
          </table:table-cell>
          <table:table-cell table:number-columns-repeated="2" office:value-type="float" office:value="-89" calcext:value-type="float">
            <text:p>-89</text:p>
          </table:table-cell>
          <table:table-cell office:value-type="float" office:value="-89.5" calcext:value-type="float">
            <text:p>-89.5</text:p>
          </table:table-cell>
          <table:table-cell office:value-type="float" office:value="22.3872113856834" calcext:value-type="float">
            <text:p>22.3872113856834</text:p>
          </table:table-cell>
          <table:table-cell office:value-type="float" office:value="-78.6625993160928" calcext:value-type="float">
            <text:p>-78.6625993160928</text:p>
          </table:table-cell>
          <table:table-cell office:value-type="float" office:value="-40.1555744211297" calcext:value-type="float">
            <text:p>-40.1555744211297</text:p>
          </table:table-cell>
          <table:table-cell office:value-type="float" office:value="-84.9285646610143" calcext:value-type="float">
            <text:p>-84.9285646610143</text:p>
          </table:table-cell>
          <table:table-cell table:number-columns-repeated="4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7.6474595235973" calcext:value-type="float">
            <text:p>17.6474595235973</text:p>
          </table:table-cell>
          <table:table-cell office:value-type="float" office:value="-90" calcext:value-type="float">
            <text:p>-90</text:p>
          </table:table-cell>
          <table:table-cell office:value-type="float" office:value="-91" calcext:value-type="float">
            <text:p>-91</text:p>
          </table:table-cell>
          <table:table-cell office:value-type="float" office:value="-90.9921875" calcext:value-type="float">
            <text:p>-90.9921875</text:p>
          </table:table-cell>
          <table:table-cell office:value-type="float" office:value="25.1038067668798" calcext:value-type="float">
            <text:p>25.1038067668798</text:p>
          </table:table-cell>
          <table:table-cell table:number-columns-repeated="3" office:value-type="float" office:value="-90" calcext:value-type="float">
            <text:p>-90</text:p>
          </table:table-cell>
          <table:table-cell office:value-type="float" office:value="23.2630506715363" calcext:value-type="float">
            <text:p>23.2630506715363</text:p>
          </table:table-cell>
          <table:table-cell office:value-type="float" office:value="-88" calcext:value-type="float">
            <text:p>-88</text:p>
          </table:table-cell>
          <table:table-cell office:value-type="float" office:value="-90" calcext:value-type="float">
            <text:p>-90</text:p>
          </table:table-cell>
          <table:table-cell office:value-type="float" office:value="-89.75" calcext:value-type="float">
            <text:p>-89.75</text:p>
          </table:table-cell>
          <table:table-cell office:value-type="float" office:value="22.8209297106745" calcext:value-type="float">
            <text:p>22.8209297106745</text:p>
          </table:table-cell>
          <table:table-cell office:value-type="float" office:value="-61.1995651968496" calcext:value-type="float">
            <text:p>-61.1995651968496</text:p>
          </table:table-cell>
          <table:table-cell office:value-type="float" office:value="-40.4989034738077" calcext:value-type="float">
            <text:p>-40.4989034738077</text:p>
          </table:table-cell>
          <table:table-cell office:value-type="float" office:value="-69.2656921447274" calcext:value-type="float">
            <text:p>-69.2656921447274</text:p>
          </table:table-cell>
          <table:table-cell table:number-columns-repeated="4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7.6478130543675" calcext:value-type="float">
            <text:p>17.6478130543675</text:p>
          </table:table-cell>
          <table:table-cell office:value-type="float" office:value="-92" calcext:value-type="float">
            <text:p>-92</text:p>
          </table:table-cell>
          <table:table-cell office:value-type="float" office:value="-91" calcext:value-type="float">
            <text:p>-91</text:p>
          </table:table-cell>
          <table:table-cell office:value-type="float" office:value="-90.99609375" calcext:value-type="float">
            <text:p>-90.99609375</text:p>
          </table:table-cell>
          <table:table-cell office:value-type="float" office:value="25.1113344123652" calcext:value-type="float">
            <text:p>25.1113344123652</text:p>
          </table:table-cell>
          <table:table-cell office:value-type="float" office:value="-91" calcext:value-type="float">
            <text:p>-91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23.2630506715363" calcext:value-type="float">
            <text:p>23.2630506715363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89.875" calcext:value-type="float">
            <text:p>-89.875</text:p>
          </table:table-cell>
          <table:table-cell office:value-type="float" office:value="23.0409297605585" calcext:value-type="float">
            <text:p>23.0409297605585</text:p>
          </table:table-cell>
          <table:table-cell office:value-type="float" office:value="-52.2083821590614" calcext:value-type="float">
            <text:p>-52.2083821590614</text:p>
          </table:table-cell>
          <table:table-cell office:value-type="float" office:value="-40.6707224650791" calcext:value-type="float">
            <text:p>-40.6707224650791</text:p>
          </table:table-cell>
          <table:table-cell office:value-type="float" office:value="-61.5776880768687" calcext:value-type="float">
            <text:p>-61.577688076868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.648078979177" calcext:value-type="float">
            <text:p>17.648078979177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0.998046875" calcext:value-type="float">
            <text:p>-90.998046875</text:p>
          </table:table-cell>
          <table:table-cell office:value-type="float" office:value="25.1150990815326" calcext:value-type="float">
            <text:p>25.1150990815326</text:p>
          </table:table-cell>
          <table:table-cell office:value-type="float" office:value="-90" calcext:value-type="float">
            <text:p>-90</text:p>
          </table:table-cell>
          <table:table-cell office:value-type="float" office:value="-89" calcext:value-type="float">
            <text:p>-89</text:p>
          </table:table-cell>
          <table:table-cell office:value-type="float" office:value="-89.5" calcext:value-type="float">
            <text:p>-89.5</text:p>
          </table:table-cell>
          <table:table-cell office:value-type="float" office:value="22.3872113856834" calcext:value-type="float">
            <text:p>22.3872113856834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89.9375" calcext:value-type="float">
            <text:p>-89.9375</text:p>
          </table:table-cell>
          <table:table-cell office:value-type="float" office:value="23.1517238351527" calcext:value-type="float">
            <text:p>23.1517238351527</text:p>
          </table:table-cell>
          <table:table-cell office:value-type="float" office:value="-30.4639341989255" calcext:value-type="float">
            <text:p>-30.4639341989255</text:p>
          </table:table-cell>
          <table:table-cell office:value-type="float" office:value="-58.9304401126932" calcext:value-type="float">
            <text:p>-58.9304401126932</text:p>
          </table:table-cell>
          <table:table-cell office:value-type="float" office:value="-61.900225480964" calcext:value-type="float">
            <text:p>-61.900225480964</text:p>
          </table:table-cell>
          <table:table-cell table:number-columns-repeated="4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7.648352125006" calcext:value-type="float">
            <text:p>17.648352125006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0.9990234375" calcext:value-type="float">
            <text:p>-90.9990234375</text:p>
          </table:table-cell>
          <table:table-cell office:value-type="float" office:value="25.1169816277594" calcext:value-type="float">
            <text:p>25.1169816277594</text:p>
          </table:table-cell>
          <table:table-cell office:value-type="float" office:value="-90" calcext:value-type="float">
            <text:p>-90</text:p>
          </table:table-cell>
          <table:table-cell office:value-type="float" office:value="-89" calcext:value-type="float">
            <text:p>-89</text:p>
          </table:table-cell>
          <table:table-cell office:value-type="float" office:value="-89.25" calcext:value-type="float">
            <text:p>-89.25</text:p>
          </table:table-cell>
          <table:table-cell office:value-type="float" office:value="21.9617360020544" calcext:value-type="float">
            <text:p>21.9617360020544</text:p>
          </table:table-cell>
          <table:table-cell office:value-type="float" office:value="-89" calcext:value-type="float">
            <text:p>-89</text:p>
          </table:table-cell>
          <table:table-cell office:value-type="float" office:value="-90" calcext:value-type="float">
            <text:p>-90</text:p>
          </table:table-cell>
          <table:table-cell office:value-type="float" office:value="-89.96875" calcext:value-type="float">
            <text:p>-89.96875</text:p>
          </table:table-cell>
          <table:table-cell office:value-type="float" office:value="23.2073204982948" calcext:value-type="float">
            <text:p>23.2073204982948</text:p>
          </table:table-cell>
          <table:table-cell office:value-type="float" office:value="-20.057006798804" calcext:value-type="float">
            <text:p>-20.057006798804</text:p>
          </table:table-cell>
          <table:table-cell office:value-type="float" office:value="-67.5504172114876" calcext:value-type="float">
            <text:p>-67.5504172114876</text:p>
          </table:table-cell>
          <table:table-cell office:value-type="float" office:value="-66.3701925188112" calcext:value-type="float">
            <text:p>-66.3701925188112</text:p>
          </table:table-cell>
          <table:table-cell table:number-columns-repeated="4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7.6487128809975" calcext:value-type="float">
            <text:p>17.6487128809975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0.99951171875" calcext:value-type="float">
            <text:p>-90.99951171875</text:p>
          </table:table-cell>
          <table:table-cell office:value-type="float" office:value="25.1179229537882" calcext:value-type="float">
            <text:p>25.1179229537882</text:p>
          </table:table-cell>
          <table:table-cell office:value-type="float" office:value="-89" calcext:value-type="float">
            <text:p>-89</text:p>
          </table:table-cell>
          <table:table-cell office:value-type="float" office:value="-88" calcext:value-type="float">
            <text:p>-88</text:p>
          </table:table-cell>
          <table:table-cell office:value-type="float" office:value="-88.625" calcext:value-type="float">
            <text:p>-88.625</text:p>
          </table:table-cell>
          <table:table-cell office:value-type="float" office:value="20.9330896468234" calcext:value-type="float">
            <text:p>20.9330896468234</text:p>
          </table:table-cell>
          <table:table-cell office:value-type="float" office:value="-90" calcext:value-type="float">
            <text:p>-90</text:p>
          </table:table-cell>
          <table:table-cell office:value-type="float" office:value="-91" calcext:value-type="float">
            <text:p>-91</text:p>
          </table:table-cell>
          <table:table-cell office:value-type="float" office:value="-90.484375" calcext:value-type="float">
            <text:p>-90.484375</text:p>
          </table:table-cell>
          <table:table-cell office:value-type="float" office:value="24.1441822125664" calcext:value-type="float">
            <text:p>24.1441822125664</text:p>
          </table:table-cell>
          <table:table-cell office:value-type="float" office:value="39.2114555566449" calcext:value-type="float">
            <text:p>39.2114555566449</text:p>
          </table:table-cell>
          <table:table-cell office:value-type="float" office:value="-87.6280960684084" calcext:value-type="float">
            <text:p>-87.6280960684084</text:p>
          </table:table-cell>
          <table:table-cell office:value-type="float" office:value="-93.148886380051" calcext:value-type="float">
            <text:p>-93.148886380051</text:p>
          </table:table-cell>
          <table:table-cell table:number-columns-repeated="4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7.6918199098825" calcext:value-type="float">
            <text:p>17.6918199098825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0.999755859375" calcext:value-type="float">
            <text:p>-90.999755859375</text:p>
          </table:table-cell>
          <table:table-cell office:value-type="float" office:value="25.1183936300321" calcext:value-type="float">
            <text:p>25.1183936300321</text:p>
          </table:table-cell>
          <table:table-cell table:number-columns-repeated="2" office:value-type="float" office:value="-88" calcext:value-type="float">
            <text:p>-88</text:p>
          </table:table-cell>
          <table:table-cell office:value-type="float" office:value="-88.3125" calcext:value-type="float">
            <text:p>-88.3125</text:p>
          </table:table-cell>
          <table:table-cell office:value-type="float" office:value="20.436977493791" calcext:value-type="float">
            <text:p>20.436977493791</text:p>
          </table:table-cell>
          <table:table-cell office:value-type="float" office:value="-90" calcext:value-type="float">
            <text:p>-90</text:p>
          </table:table-cell>
          <table:table-cell office:value-type="float" office:value="-91" calcext:value-type="float">
            <text:p>-91</text:p>
          </table:table-cell>
          <table:table-cell office:value-type="float" office:value="-90.7421875" calcext:value-type="float">
            <text:p>-90.7421875</text:p>
          </table:table-cell>
          <table:table-cell office:value-type="float" office:value="24.6267017076263" calcext:value-type="float">
            <text:p>24.6267017076263</text:p>
          </table:table-cell>
          <table:table-cell office:value-type="float" office:value="69.4139834815482" calcext:value-type="float">
            <text:p>69.4139834815482</text:p>
          </table:table-cell>
          <table:table-cell office:value-type="float" office:value="-96.9680224870539" calcext:value-type="float">
            <text:p>-96.9680224870539</text:p>
          </table:table-cell>
          <table:table-cell office:value-type="float" office:value="-117.009751442603" calcext:value-type="float">
            <text:p>-117.009751442603</text:p>
          </table:table-cell>
          <table:table-cell table:number-columns-repeated="4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7.6494034890286" calcext:value-type="float">
            <text:p>17.6494034890286</text:p>
          </table:table-cell>
          <table:table-cell office:value-type="float" office:value="-92" calcext:value-type="float">
            <text:p>-92</text:p>
          </table:table-cell>
          <table:table-cell office:value-type="float" office:value="-91" calcext:value-type="float">
            <text:p>-91</text:p>
          </table:table-cell>
          <table:table-cell office:value-type="float" office:value="-90.9998779296875" calcext:value-type="float">
            <text:p>-90.9998779296875</text:p>
          </table:table-cell>
          <table:table-cell office:value-type="float" office:value="25.1186289714615" calcext:value-type="float">
            <text:p>25.1186289714615</text:p>
          </table:table-cell>
          <table:table-cell table:number-columns-repeated="2" office:value-type="float" office:value="-89" calcext:value-type="float">
            <text:p>-89</text:p>
          </table:table-cell>
          <table:table-cell office:value-type="float" office:value="-88.65625" calcext:value-type="float">
            <text:p>-88.65625</text:p>
          </table:table-cell>
          <table:table-cell office:value-type="float" office:value="20.9833584709465" calcext:value-type="float">
            <text:p>20.9833584709465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0.87109375" calcext:value-type="float">
            <text:p>-90.87109375</text:p>
          </table:table-cell>
          <table:table-cell office:value-type="float" office:value="24.8715656668856" calcext:value-type="float">
            <text:p>24.8715656668856</text:p>
          </table:table-cell>
          <table:table-cell office:value-type="float" office:value="70.700967904505" calcext:value-type="float">
            <text:p>70.700967904505</text:p>
          </table:table-cell>
          <table:table-cell office:value-type="float" office:value="-86.6864494025916" calcext:value-type="float">
            <text:p>-86.6864494025916</text:p>
          </table:table-cell>
          <table:table-cell office:value-type="float" office:value="-109.419587636925" calcext:value-type="float">
            <text:p>-109.41958763692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497570391171" calcext:value-type="float">
            <text:p>17.6497570391171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0.9999389648437" calcext:value-type="float">
            <text:p>-90.9999389648437</text:p>
          </table:table-cell>
          <table:table-cell office:value-type="float" office:value="25.118746643003" calcext:value-type="float">
            <text:p>25.118746643003</text:p>
          </table:table-cell>
          <table:table-cell office:value-type="float" office:value="-88" calcext:value-type="float">
            <text:p>-88</text:p>
          </table:table-cell>
          <table:table-cell office:value-type="float" office:value="-89" calcext:value-type="float">
            <text:p>-89</text:p>
          </table:table-cell>
          <table:table-cell office:value-type="float" office:value="-88.828125" calcext:value-type="float">
            <text:p>-88.828125</text:p>
          </table:table-cell>
          <table:table-cell office:value-type="float" office:value="21.2620025875225" calcext:value-type="float">
            <text:p>21.2620025875225</text:p>
          </table:table-cell>
          <table:table-cell office:value-type="float" office:value="-92" calcext:value-type="float">
            <text:p>-92</text:p>
          </table:table-cell>
          <table:table-cell office:value-type="float" office:value="-91" calcext:value-type="float">
            <text:p>-91</text:p>
          </table:table-cell>
          <table:table-cell office:value-type="float" office:value="-90.935546875" calcext:value-type="float">
            <text:p>-90.935546875</text:p>
          </table:table-cell>
          <table:table-cell office:value-type="float" office:value="24.9949091474743" calcext:value-type="float">
            <text:p>24.9949091474743</text:p>
          </table:table-cell>
          <table:table-cell office:value-type="float" office:value="71.2308912661846" calcext:value-type="float">
            <text:p>71.2308912661846</text:p>
          </table:table-cell>
          <table:table-cell office:value-type="float" office:value="-81.3384904016179" calcext:value-type="float">
            <text:p>-81.3384904016179</text:p>
          </table:table-cell>
          <table:table-cell office:value-type="float" office:value="-105.563729038394" calcext:value-type="float">
            <text:p>-105.563729038394</text:p>
          </table:table-cell>
          <table:table-cell table:number-columns-repeated="4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17.6499539117731" calcext:value-type="float">
            <text:p>17.6499539117731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0.9999694824219" calcext:value-type="float">
            <text:p>-90.9999694824219</text:p>
          </table:table-cell>
          <table:table-cell office:value-type="float" office:value="25.1188054789805" calcext:value-type="float">
            <text:p>25.1188054789805</text:p>
          </table:table-cell>
          <table:table-cell office:value-type="float" office:value="-88" calcext:value-type="float">
            <text:p>-88</text:p>
          </table:table-cell>
          <table:table-cell office:value-type="float" office:value="-90" calcext:value-type="float">
            <text:p>-90</text:p>
          </table:table-cell>
          <table:table-cell office:value-type="float" office:value="-89.4140625" calcext:value-type="float">
            <text:p>-89.4140625</text:p>
          </table:table-cell>
          <table:table-cell office:value-type="float" office:value="22.2400324543799" calcext:value-type="float">
            <text:p>22.2400324543799</text:p>
          </table:table-cell>
          <table:table-cell office:value-type="float" office:value="-92" calcext:value-type="float">
            <text:p>-92</text:p>
          </table:table-cell>
          <table:table-cell office:value-type="float" office:value="-91" calcext:value-type="float">
            <text:p>-91</text:p>
          </table:table-cell>
          <table:table-cell office:value-type="float" office:value="-90.9677734375" calcext:value-type="float">
            <text:p>-90.9677734375</text:p>
          </table:table-cell>
          <table:table-cell office:value-type="float" office:value="25.0568100811646" calcext:value-type="float">
            <text:p>25.0568100811646</text:p>
          </table:table-cell>
          <table:table-cell office:value-type="float" office:value="55.7617078428405" calcext:value-type="float">
            <text:p>55.7617078428405</text:p>
          </table:table-cell>
          <table:table-cell office:value-type="float" office:value="-62.0006114177219" calcext:value-type="float">
            <text:p>-62.0006114177219</text:p>
          </table:table-cell>
          <table:table-cell office:value-type="float" office:value="-79.9202134938666" calcext:value-type="float">
            <text:p>-79.9202134938666</text:p>
          </table:table-cell>
          <table:table-cell table:number-columns-repeated="4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17.6500724452855" calcext:value-type="float">
            <text:p>17.6500724452855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0.9999847412109" calcext:value-type="float">
            <text:p>-90.9999847412109</text:p>
          </table:table-cell>
          <table:table-cell office:value-type="float" office:value="25.1188348970209" calcext:value-type="float">
            <text:p>25.1188348970209</text:p>
          </table:table-cell>
          <table:table-cell office:value-type="float" office:value="-89" calcext:value-type="float">
            <text:p>-89</text:p>
          </table:table-cell>
          <table:table-cell office:value-type="float" office:value="-90" calcext:value-type="float">
            <text:p>-90</text:p>
          </table:table-cell>
          <table:table-cell office:value-type="float" office:value="-89.70703125" calcext:value-type="float">
            <text:p>-89.70703125</text:p>
          </table:table-cell>
          <table:table-cell office:value-type="float" office:value="22.7457908616705" calcext:value-type="float">
            <text:p>22.7457908616705</text:p>
          </table:table-cell>
          <table:table-cell office:value-type="float" office:value="-90" calcext:value-type="float">
            <text:p>-90</text:p>
          </table:table-cell>
          <table:table-cell office:value-type="float" office:value="-91" calcext:value-type="float">
            <text:p>-91</text:p>
          </table:table-cell>
          <table:table-cell office:value-type="float" office:value="-90.98388671875" calcext:value-type="float">
            <text:p>-90.98388671875</text:p>
          </table:table-cell>
          <table:table-cell office:value-type="float" office:value="25.0878180118937" calcext:value-type="float">
            <text:p>25.0878180118937</text:p>
          </table:table-cell>
          <table:table-cell office:value-type="float" office:value="47.3968266439706" calcext:value-type="float">
            <text:p>47.3968266439706</text:p>
          </table:table-cell>
          <table:table-cell office:value-type="float" office:value="-51.6594839367931" calcext:value-type="float">
            <text:p>-51.6594839367931</text:p>
          </table:table-cell>
          <table:table-cell office:value-type="float" office:value="-65.8650275430358" calcext:value-type="float">
            <text:p>-65.8650275430358</text:p>
          </table:table-cell>
          <table:table-cell table:number-columns-repeated="4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17.650269318956" calcext:value-type="float">
            <text:p>17.650269318956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0.9999923706055" calcext:value-type="float">
            <text:p>-90.9999923706055</text:p>
          </table:table-cell>
          <table:table-cell office:value-type="float" office:value="25.1188496060541" calcext:value-type="float">
            <text:p>25.1188496060541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89.853515625" calcext:value-type="float">
            <text:p>-89.853515625</text:p>
          </table:table-cell>
          <table:table-cell office:value-type="float" office:value="23.0029668821047" calcext:value-type="float">
            <text:p>23.0029668821047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0.991943359375" calcext:value-type="float">
            <text:p>-90.991943359375</text:p>
          </table:table-cell>
          <table:table-cell office:value-type="float" office:value="25.1033363639691" calcext:value-type="float">
            <text:p>25.1033363639691</text:p>
          </table:table-cell>
          <table:table-cell office:value-type="float" office:value="43.048307981272" calcext:value-type="float">
            <text:p>43.048307981272</text:p>
          </table:table-cell>
          <table:table-cell office:value-type="float" office:value="-46.3118727965251" calcext:value-type="float">
            <text:p>-46.3118727965251</text:p>
          </table:table-cell>
          <table:table-cell office:value-type="float" office:value="-58.441633482893" calcext:value-type="float">
            <text:p>-58.441633482893</text:p>
          </table:table-cell>
          <table:table-cell table:number-columns-repeated="4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17.6505847283334" calcext:value-type="float">
            <text:p>17.6505847283334</text:p>
          </table:table-cell>
          <table:table-cell office:value-type="float" office:value="-91" calcext:value-type="float">
            <text:p>-91</text:p>
          </table:table-cell>
          <table:table-cell office:value-type="float" office:value="-90" calcext:value-type="float">
            <text:p>-90</text:p>
          </table:table-cell>
          <table:table-cell office:value-type="float" office:value="-90.4999961853027" calcext:value-type="float">
            <text:p>-90.4999961853027</text:p>
          </table:table-cell>
          <table:table-cell office:value-type="float" office:value="24.1731477304122" calcext:value-type="float">
            <text:p>24.1731477304122</text:p>
          </table:table-cell>
          <table:table-cell office:value-type="float" office:value="-90" calcext:value-type="float">
            <text:p>-90</text:p>
          </table:table-cell>
          <table:table-cell office:value-type="float" office:value="-89" calcext:value-type="float">
            <text:p>-89</text:p>
          </table:table-cell>
          <table:table-cell office:value-type="float" office:value="-89.4267578125" calcext:value-type="float">
            <text:p>-89.4267578125</text:p>
          </table:table-cell>
          <table:table-cell office:value-type="float" office:value="22.2617137310812" calcext:value-type="float">
            <text:p>22.2617137310812</text:p>
          </table:table-cell>
          <table:table-cell office:value-type="float" office:value="-90" calcext:value-type="float">
            <text:p>-90</text:p>
          </table:table-cell>
          <table:table-cell office:value-type="float" office:value="-91" calcext:value-type="float">
            <text:p>-91</text:p>
          </table:table-cell>
          <table:table-cell office:value-type="float" office:value="-90.9959716796875" calcext:value-type="float">
            <text:p>-90.9959716796875</text:p>
          </table:table-cell>
          <table:table-cell office:value-type="float" office:value="25.11109913928" calcext:value-type="float">
            <text:p>25.11109913928</text:p>
          </table:table-cell>
          <table:table-cell office:value-type="float" office:value="80.1666046280623" calcext:value-type="float">
            <text:p>80.1666046280623</text:p>
          </table:table-cell>
          <table:table-cell office:value-type="float" office:value="-40.3741695235109" calcext:value-type="float">
            <text:p>-40.3741695235109</text:p>
          </table:table-cell>
          <table:table-cell office:value-type="float" office:value="-86.6872339356457" calcext:value-type="float">
            <text:p>-86.687233935645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.6507816035639" calcext:value-type="float">
            <text:p>17.6507816035639</text:p>
          </table:table-cell>
          <table:table-cell office:value-type="float" office:value="-91" calcext:value-type="float">
            <text:p>-91</text:p>
          </table:table-cell>
          <table:table-cell office:value-type="float" office:value="-90" calcext:value-type="float">
            <text:p>-90</text:p>
          </table:table-cell>
          <table:table-cell office:value-type="float" office:value="-90.2499980926514" calcext:value-type="float">
            <text:p>-90.2499980926514</text:p>
          </table:table-cell>
          <table:table-cell office:value-type="float" office:value="23.7137335850581" calcext:value-type="float">
            <text:p>23.7137335850581</text:p>
          </table:table-cell>
          <table:table-cell office:value-type="float" office:value="-90" calcext:value-type="float">
            <text:p>-90</text:p>
          </table:table-cell>
          <table:table-cell office:value-type="float" office:value="-89" calcext:value-type="float">
            <text:p>-89</text:p>
          </table:table-cell>
          <table:table-cell office:value-type="float" office:value="-89.21337890625" calcext:value-type="float">
            <text:p>-89.21337890625</text:p>
          </table:table-cell>
          <table:table-cell office:value-type="float" office:value="21.9000932239569" calcext:value-type="float">
            <text:p>21.9000932239569</text:p>
          </table:table-cell>
          <table:table-cell office:value-type="float" office:value="-92" calcext:value-type="float">
            <text:p>-92</text:p>
          </table:table-cell>
          <table:table-cell office:value-type="float" office:value="-91" calcext:value-type="float">
            <text:p>-91</text:p>
          </table:table-cell>
          <table:table-cell office:value-type="float" office:value="-90.9979858398438" calcext:value-type="float">
            <text:p>-90.9979858398438</text:p>
          </table:table-cell>
          <table:table-cell office:value-type="float" office:value="25.1149814270784" calcext:value-type="float">
            <text:p>25.1149814270784</text:p>
          </table:table-cell>
          <table:table-cell office:value-type="float" office:value="97.7523428945261" calcext:value-type="float">
            <text:p>97.7523428945261</text:p>
          </table:table-cell>
          <table:table-cell office:value-type="float" office:value="-37.6332169659576" calcext:value-type="float">
            <text:p>-37.6332169659576</text:p>
          </table:table-cell>
          <table:table-cell office:value-type="float" office:value="-102.219603529251" calcext:value-type="float">
            <text:p>-102.219603529251</text:p>
          </table:table-cell>
          <table:table-cell table:number-columns-repeated="4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17.6509784795224" calcext:value-type="float">
            <text:p>17.6509784795224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90.1249990463257" calcext:value-type="float">
            <text:p>-90.1249990463257</text:p>
          </table:table-cell>
          <table:table-cell office:value-type="float" office:value="23.4873111700875" calcext:value-type="float">
            <text:p>23.4873111700875</text:p>
          </table:table-cell>
          <table:table-cell table:number-columns-repeated="2" office:value-type="float" office:value="-89" calcext:value-type="float">
            <text:p>-89</text:p>
          </table:table-cell>
          <table:table-cell office:value-type="float" office:value="-89.106689453125" calcext:value-type="float">
            <text:p>-89.106689453125</text:p>
          </table:table-cell>
          <table:table-cell office:value-type="float" office:value="21.7214917896136" calcext:value-type="float">
            <text:p>21.7214917896136</text:p>
          </table:table-cell>
          <table:table-cell office:value-type="float" office:value="-92" calcext:value-type="float">
            <text:p>-92</text:p>
          </table:table-cell>
          <table:table-cell office:value-type="float" office:value="-91" calcext:value-type="float">
            <text:p>-91</text:p>
          </table:table-cell>
          <table:table-cell office:value-type="float" office:value="-90.9989929199219" calcext:value-type="float">
            <text:p>-90.9989929199219</text:p>
          </table:table-cell>
          <table:table-cell office:value-type="float" office:value="25.1169227960539" calcext:value-type="float">
            <text:p>25.1169227960539</text:p>
          </table:table-cell>
          <table:table-cell office:value-type="float" office:value="106.312015737584" calcext:value-type="float">
            <text:p>106.312015737584</text:p>
          </table:table-cell>
          <table:table-cell office:value-type="float" office:value="-36.3166274701213" calcext:value-type="float">
            <text:p>-36.3166274701213</text:p>
          </table:table-cell>
          <table:table-cell office:value-type="float" office:value="-110.034212986509" calcext:value-type="float">
            <text:p>-110.034212986509</text:p>
          </table:table-cell>
          <table:table-cell table:number-columns-repeated="4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17.6510970153102" calcext:value-type="float">
            <text:p>17.6510970153102</text:p>
          </table:table-cell>
          <table:table-cell office:value-type="float" office:value="-90" calcext:value-type="float">
            <text:p>-90</text:p>
          </table:table-cell>
          <table:table-cell office:value-type="float" office:value="-89" calcext:value-type="float">
            <text:p>-89</text:p>
          </table:table-cell>
          <table:table-cell office:value-type="float" office:value="-89.5624995231628" calcext:value-type="float">
            <text:p>-89.5624995231628</text:p>
          </table:table-cell>
          <table:table-cell office:value-type="float" office:value="22.4948611821478" calcext:value-type="float">
            <text:p>22.4948611821478</text:p>
          </table:table-cell>
          <table:table-cell table:number-columns-repeated="2" office:value-type="float" office:value="-89" calcext:value-type="float">
            <text:p>-89</text:p>
          </table:table-cell>
          <table:table-cell office:value-type="float" office:value="-89.0533447265625" calcext:value-type="float">
            <text:p>-89.0533447265625</text:p>
          </table:table-cell>
          <table:table-cell office:value-type="float" office:value="21.6327380215234" calcext:value-type="float">
            <text:p>21.6327380215234</text:p>
          </table:table-cell>
          <table:table-cell office:value-type="float" office:value="-91" calcext:value-type="float">
            <text:p>-91</text:p>
          </table:table-cell>
          <table:table-cell office:value-type="float" office:value="-90" calcext:value-type="float">
            <text:p>-90</text:p>
          </table:table-cell>
          <table:table-cell office:value-type="float" office:value="-90.4994964599609" calcext:value-type="float">
            <text:p>-90.4994964599609</text:p>
          </table:table-cell>
          <table:table-cell office:value-type="float" office:value="24.1722205789552" calcext:value-type="float">
            <text:p>24.1722205789552</text:p>
          </table:table-cell>
          <table:table-cell office:value-type="float" office:value="87.5097570900562" calcext:value-type="float">
            <text:p>87.5097570900562</text:p>
          </table:table-cell>
          <table:table-cell office:value-type="float" office:value="-17.3224660437436" calcext:value-type="float">
            <text:p>-17.3224660437436</text:p>
          </table:table-cell>
          <table:table-cell office:value-type="float" office:value="-86.4308532925522" calcext:value-type="float">
            <text:p>-86.4308532925522</text:p>
          </table:table-cell>
          <table:table-cell table:number-columns-repeated="4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17.6512866854566" calcext:value-type="float">
            <text:p>17.6512866854566</text:p>
          </table:table-cell>
          <table:table-cell office:value-type="float" office:value="-90" calcext:value-type="float">
            <text:p>-90</text:p>
          </table:table-cell>
          <table:table-cell office:value-type="float" office:value="-88" calcext:value-type="float">
            <text:p>-88</text:p>
          </table:table-cell>
          <table:table-cell office:value-type="float" office:value="-88.7812497615814" calcext:value-type="float">
            <text:p>-88.7812497615814</text:p>
          </table:table-cell>
          <table:table-cell office:value-type="float" office:value="21.1856434401214" calcext:value-type="float">
            <text:p>21.1856434401214</text:p>
          </table:table-cell>
          <table:table-cell office:value-type="float" office:value="-88" calcext:value-type="float">
            <text:p>-88</text:p>
          </table:table-cell>
          <table:table-cell office:value-type="float" office:value="-89" calcext:value-type="float">
            <text:p>-89</text:p>
          </table:table-cell>
          <table:table-cell office:value-type="float" office:value="-89.0266723632812" calcext:value-type="float">
            <text:p>-89.0266723632812</text:p>
          </table:table-cell>
          <table:table-cell office:value-type="float" office:value="21.5884972228133" calcext:value-type="float">
            <text:p>21.5884972228133</text:p>
          </table:table-cell>
          <table:table-cell office:value-type="float" office:value="-91" calcext:value-type="float">
            <text:p>-91</text:p>
          </table:table-cell>
          <table:table-cell office:value-type="float" office:value="-86" calcext:value-type="float">
            <text:p>-86</text:p>
          </table:table-cell>
          <table:table-cell office:value-type="float" office:value="-88.2497482299805" calcext:value-type="float">
            <text:p>-88.2497482299805</text:p>
          </table:table-cell>
          <table:table-cell office:value-type="float" office:value="20.3387819820185" calcext:value-type="float">
            <text:p>20.3387819820185</text:p>
          </table:table-cell>
          <table:table-cell office:value-type="float" office:value="-39.3747650222681" calcext:value-type="float">
            <text:p>-39.3747650222681</text:p>
          </table:table-cell>
          <table:table-cell office:value-type="float" office:value="7.80260198520882" calcext:value-type="float">
            <text:p>7.80260198520882</text:p>
          </table:table-cell>
          <table:table-cell office:value-type="float" office:value="-33.9790659710039" calcext:value-type="float">
            <text:p>-33.9790659710039</text:p>
          </table:table-cell>
          <table:table-cell table:number-columns-repeated="4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17.6515237603113" calcext:value-type="float">
            <text:p>17.6515237603113</text:p>
          </table:table-cell>
          <table:table-cell office:value-type="float" office:value="-89" calcext:value-type="float">
            <text:p>-89</text:p>
          </table:table-cell>
          <table:table-cell office:value-type="float" office:value="-86" calcext:value-type="float">
            <text:p>-86</text:p>
          </table:table-cell>
          <table:table-cell office:value-type="float" office:value="-87.3906248807907" calcext:value-type="float">
            <text:p>-87.3906248807907</text:p>
          </table:table-cell>
          <table:table-cell office:value-type="float" office:value="19.0409010451079" calcext:value-type="float">
            <text:p>19.0409010451079</text:p>
          </table:table-cell>
          <table:table-cell table:number-columns-repeated="2" office:value-type="float" office:value="-89" calcext:value-type="float">
            <text:p>-89</text:p>
          </table:table-cell>
          <table:table-cell office:value-type="float" office:value="-89.0133361816406" calcext:value-type="float">
            <text:p>-89.0133361816406</text:p>
          </table:table-cell>
          <table:table-cell office:value-type="float" office:value="21.5664107636124" calcext:value-type="float">
            <text:p>21.5664107636124</text:p>
          </table:table-cell>
          <table:table-cell office:value-type="float" office:value="-90" calcext:value-type="float">
            <text:p>-90</text:p>
          </table:table-cell>
          <table:table-cell office:value-type="float" office:value="-86" calcext:value-type="float">
            <text:p>-86</text:p>
          </table:table-cell>
          <table:table-cell office:value-type="float" office:value="-87.1248741149902" calcext:value-type="float">
            <text:p>-87.1248741149902</text:p>
          </table:table-cell>
          <table:table-cell office:value-type="float" office:value="18.6564555256361" calcext:value-type="float">
            <text:p>18.6564555256361</text:p>
          </table:table-cell>
          <table:table-cell office:value-type="float" office:value="-57.2487531673112" calcext:value-type="float">
            <text:p>-57.2487531673112</text:p>
          </table:table-cell>
          <table:table-cell office:value-type="float" office:value="46.5855275523947" calcext:value-type="float">
            <text:p>46.5855275523947</text:p>
          </table:table-cell>
          <table:table-cell office:value-type="float" office:value="-70.9710973233651" calcext:value-type="float">
            <text:p>-70.971097323365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.651713435503" calcext:value-type="float">
            <text:p>17.651713435503</text:p>
          </table:table-cell>
          <table:table-cell office:value-type="float" office:value="-88" calcext:value-type="float">
            <text:p>-88</text:p>
          </table:table-cell>
          <table:table-cell office:value-type="float" office:value="-84" calcext:value-type="float">
            <text:p>-84</text:p>
          </table:table-cell>
          <table:table-cell office:value-type="float" office:value="-85.6953124403954" calcext:value-type="float">
            <text:p>-85.6953124403954</text:p>
          </table:table-cell>
          <table:table-cell office:value-type="float" office:value="16.7177213186707" calcext:value-type="float">
            <text:p>16.7177213186707</text:p>
          </table:table-cell>
          <table:table-cell office:value-type="float" office:value="-89" calcext:value-type="float">
            <text:p>-89</text:p>
          </table:table-cell>
          <table:table-cell office:value-type="float" office:value="-88" calcext:value-type="float">
            <text:p>-88</text:p>
          </table:table-cell>
          <table:table-cell office:value-type="float" office:value="-88.5066680908203" calcext:value-type="float">
            <text:p>-88.5066680908203</text:p>
          </table:table-cell>
          <table:table-cell office:value-type="float" office:value="20.743829604433" calcext:value-type="float">
            <text:p>20.743829604433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6.0624370574951" calcext:value-type="float">
            <text:p>-86.0624370574951</text:p>
          </table:table-cell>
          <table:table-cell office:value-type="float" office:value="17.1954905013013" calcext:value-type="float">
            <text:p>17.1954905013013</text:p>
          </table:table-cell>
          <table:table-cell office:value-type="float" office:value="-50.0881398802658" calcext:value-type="float">
            <text:p>-50.0881398802658</text:p>
          </table:table-cell>
          <table:table-cell office:value-type="float" office:value="68.526482076825" calcext:value-type="float">
            <text:p>68.526482076825</text:p>
          </table:table-cell>
          <table:table-cell office:value-type="float" office:value="-82.7902237890553" calcext:value-type="float">
            <text:p>-82.7902237890553</text:p>
          </table:table-cell>
          <table:table-cell table:number-columns-repeated="4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17.6517773729426" calcext:value-type="float">
            <text:p>17.6517773729426</text:p>
          </table:table-cell>
          <table:table-cell office:value-type="float" office:value="-86" calcext:value-type="float">
            <text:p>-86</text:p>
          </table:table-cell>
          <table:table-cell office:value-type="float" office:value="-82" calcext:value-type="float">
            <text:p>-82</text:p>
          </table:table-cell>
          <table:table-cell office:value-type="float" office:value="-83.8476562201977" calcext:value-type="float">
            <text:p>-83.8476562201977</text:p>
          </table:table-cell>
          <table:table-cell office:value-type="float" office:value="14.5073650934164" calcext:value-type="float">
            <text:p>14.5073650934164</text:p>
          </table:table-cell>
          <table:table-cell office:value-type="float" office:value="-89" calcext:value-type="float">
            <text:p>-89</text:p>
          </table:table-cell>
          <table:table-cell office:value-type="float" office:value="-88" calcext:value-type="float">
            <text:p>-88</text:p>
          </table:table-cell>
          <table:table-cell office:value-type="float" office:value="-88.2533340454102" calcext:value-type="float">
            <text:p>-88.2533340454102</text:p>
          </table:table-cell>
          <table:table-cell office:value-type="float" office:value="20.3443804225788" calcext:value-type="float">
            <text:p>20.3443804225788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5.5312185287476" calcext:value-type="float">
            <text:p>-85.5312185287476</text:p>
          </table:table-cell>
          <table:table-cell office:value-type="float" office:value="16.508487464496" calcext:value-type="float">
            <text:p>16.508487464496</text:p>
          </table:table-cell>
          <table:table-cell office:value-type="float" office:value="-31.0012494347488" calcext:value-type="float">
            <text:p>-31.0012494347488</text:p>
          </table:table-cell>
          <table:table-cell office:value-type="float" office:value="92.4382603749697" calcext:value-type="float">
            <text:p>92.4382603749697</text:p>
          </table:table-cell>
          <table:table-cell office:value-type="float" office:value="-95.9144432029012" calcext:value-type="float">
            <text:p>-95.9144432029012</text:p>
          </table:table-cell>
          <table:table-cell table:number-columns-repeated="4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17.6518413148748" calcext:value-type="float">
            <text:p>17.6518413148748</text:p>
          </table:table-cell>
          <table:table-cell office:value-type="float" office:value="-84" calcext:value-type="float">
            <text:p>-84</text:p>
          </table:table-cell>
          <table:table-cell office:value-type="float" office:value="-82" calcext:value-type="float">
            <text:p>-82</text:p>
          </table:table-cell>
          <table:table-cell office:value-type="float" office:value="-82.9238281100988" calcext:value-type="float">
            <text:p>-82.9238281100988</text:p>
          </table:table-cell>
          <table:table-cell office:value-type="float" office:value="13.5143222450397" calcext:value-type="float">
            <text:p>13.5143222450397</text:p>
          </table:table-cell>
          <table:table-cell table:number-columns-repeated="2" office:value-type="float" office:value="-88" calcext:value-type="float">
            <text:p>-88</text:p>
          </table:table-cell>
          <table:table-cell office:value-type="float" office:value="-88.1266670227051" calcext:value-type="float">
            <text:p>-88.1266670227051</text:p>
          </table:table-cell>
          <table:table-cell office:value-type="float" office:value="20.1475496223641" calcext:value-type="float">
            <text:p>20.1475496223641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office:value-type="float" office:value="-84.7656092643738" calcext:value-type="float">
            <text:p>-84.7656092643738</text:p>
          </table:table-cell>
          <table:table-cell office:value-type="float" office:value="15.566356609668" calcext:value-type="float">
            <text:p>15.566356609668</text:p>
          </table:table-cell>
          <table:table-cell office:value-type="float" office:value="-41.7092102727644" calcext:value-type="float">
            <text:p>-41.7092102727644</text:p>
          </table:table-cell>
          <table:table-cell office:value-type="float" office:value="101.464022746749" calcext:value-type="float">
            <text:p>101.464022746749</text:p>
          </table:table-cell>
          <table:table-cell office:value-type="float" office:value="-108.382272739277" calcext:value-type="float">
            <text:p>-108.382272739277</text:p>
          </table:table-cell>
          <table:table-cell table:number-columns-repeated="4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17.6517011809886" calcext:value-type="float">
            <text:p>17.6517011809886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4619140550494" calcext:value-type="float">
            <text:p>-82.4619140550494</text:p>
          </table:table-cell>
          <table:table-cell office:value-type="float" office:value="13.0435898806485" calcext:value-type="float">
            <text:p>13.0435898806485</text:p>
          </table:table-cell>
          <table:table-cell office:value-type="float" office:value="-88" calcext:value-type="float">
            <text:p>-88</text:p>
          </table:table-cell>
          <table:table-cell office:value-type="float" office:value="-85" calcext:value-type="float">
            <text:p>-85</text:p>
          </table:table-cell>
          <table:table-cell office:value-type="float" office:value="-86.5633335113525" calcext:value-type="float">
            <text:p>-86.5633335113525</text:p>
          </table:table-cell>
          <table:table-cell office:value-type="float" office:value="17.8694471770274" calcext:value-type="float">
            <text:p>17.8694471770274</text:p>
          </table:table-cell>
          <table:table-cell office:value-type="float" office:value="-85" calcext:value-type="float">
            <text:p>-85</text:p>
          </table:table-cell>
          <table:table-cell office:value-type="float" office:value="-82" calcext:value-type="float">
            <text:p>-82</text:p>
          </table:table-cell>
          <table:table-cell office:value-type="float" office:value="-83.3828046321869" calcext:value-type="float">
            <text:p>-83.3828046321869</text:p>
          </table:table-cell>
          <table:table-cell office:value-type="float" office:value="13.9988863503355" calcext:value-type="float">
            <text:p>13.9988863503355</text:p>
          </table:table-cell>
          <table:table-cell office:value-type="float" office:value="-40.6269756571977" calcext:value-type="float">
            <text:p>-40.6269756571977</text:p>
          </table:table-cell>
          <table:table-cell office:value-type="float" office:value="67.77995701728" calcext:value-type="float">
            <text:p>67.77995701728</text:p>
          </table:table-cell>
          <table:table-cell office:value-type="float" office:value="-77.487532752323" calcext:value-type="float">
            <text:p>-77.487532752323</text:p>
          </table:table-cell>
          <table:table-cell table:number-columns-repeated="4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17.6514755196899" calcext:value-type="float">
            <text:p>17.6514755196899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2309570275247" calcext:value-type="float">
            <text:p>-82.2309570275247</text:p>
          </table:table-cell>
          <table:table-cell office:value-type="float" office:value="12.814408594145" calcext:value-type="float">
            <text:p>12.814408594145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5.7816667556763" calcext:value-type="float">
            <text:p>-85.7816667556763</text:p>
          </table:table-cell>
          <table:table-cell office:value-type="float" office:value="16.8288933634729" calcext:value-type="float">
            <text:p>16.8288933634729</text:p>
          </table:table-cell>
          <table:table-cell office:value-type="float" office:value="-84" calcext:value-type="float">
            <text:p>-84</text:p>
          </table:table-cell>
          <table:table-cell office:value-type="float" office:value="-82" calcext:value-type="float">
            <text:p>-82</text:p>
          </table:table-cell>
          <table:table-cell office:value-type="float" office:value="-82.6914023160935" calcext:value-type="float">
            <text:p>-82.6914023160935</text:p>
          </table:table-cell>
          <table:table-cell office:value-type="float" office:value="13.2753733519084" calcext:value-type="float">
            <text:p>13.2753733519084</text:p>
          </table:table-cell>
          <table:table-cell office:value-type="float" office:value="-40.2092700651265" calcext:value-type="float">
            <text:p>-40.2092700651265</text:p>
          </table:table-cell>
          <table:table-cell office:value-type="float" office:value="54.0620837370205" calcext:value-type="float">
            <text:p>54.0620837370205</text:p>
          </table:table-cell>
          <table:table-cell office:value-type="float" office:value="-65.7216179232883" calcext:value-type="float">
            <text:p>-65.721617923288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.6511313247733" calcext:value-type="float">
            <text:p>17.6511313247733</text:p>
          </table:table-cell>
          <table:table-cell office:value-type="float" office:value="-82" calcext:value-type="float">
            <text:p>-82</text:p>
          </table:table-cell>
          <table:table-cell office:value-type="float" office:value="-83" calcext:value-type="float">
            <text:p>-83</text:p>
          </table:table-cell>
          <table:table-cell office:value-type="float" office:value="-82.6154785137624" calcext:value-type="float">
            <text:p>-82.6154785137624</text:p>
          </table:table-cell>
          <table:table-cell office:value-type="float" office:value="13.1982378436592" calcext:value-type="float">
            <text:p>13.1982378436592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5.3908333778381" calcext:value-type="float">
            <text:p>-85.3908333778381</text:p>
          </table:table-cell>
          <table:table-cell office:value-type="float" office:value="16.3315640795431" calcext:value-type="float">
            <text:p>16.3315640795431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3457011580467" calcext:value-type="float">
            <text:p>-82.3457011580467</text:p>
          </table:table-cell>
          <table:table-cell office:value-type="float" office:value="12.9277627081303" calcext:value-type="float">
            <text:p>12.9277627081303</text:p>
          </table:table-cell>
          <table:table-cell office:value-type="float" office:value="-46.1883045532392" calcext:value-type="float">
            <text:p>-46.1883045532392</text:p>
          </table:table-cell>
          <table:table-cell office:value-type="float" office:value="42.0275014120114" calcext:value-type="float">
            <text:p>42.0275014120114</text:p>
          </table:table-cell>
          <table:table-cell office:value-type="float" office:value="-60.6798044557916" calcext:value-type="float">
            <text:p>-60.6798044557916</text:p>
          </table:table-cell>
          <table:table-cell table:number-columns-repeated="4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7.6511912993926" calcext:value-type="float">
            <text:p>17.6511912993926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2.8077392568812" calcext:value-type="float">
            <text:p>-82.8077392568812</text:p>
          </table:table-cell>
          <table:table-cell office:value-type="float" office:value="13.3944424897466" calcext:value-type="float">
            <text:p>13.3944424897466</text:p>
          </table:table-cell>
          <table:table-cell office:value-type="float" office:value="-89" calcext:value-type="float">
            <text:p>-89</text:p>
          </table:table-cell>
          <table:table-cell office:value-type="float" office:value="-84" calcext:value-type="float">
            <text:p>-84</text:p>
          </table:table-cell>
          <table:table-cell office:value-type="float" office:value="-84.6954166889191" calcext:value-type="float">
            <text:p>-84.6954166889191</text:p>
          </table:table-cell>
          <table:table-cell office:value-type="float" office:value="15.4827186873224" calcext:value-type="float">
            <text:p>15.4827186873224</text:p>
          </table:table-cell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office:value-type="float" office:value="-81.6728505790234" calcext:value-type="float">
            <text:p>-81.6728505790234</text:p>
          </table:table-cell>
          <table:table-cell office:value-type="float" office:value="12.2770781199945" calcext:value-type="float">
            <text:p>12.2770781199945</text:p>
          </table:table-cell>
          <table:table-cell office:value-type="float" office:value="-51.9931327503794" calcext:value-type="float">
            <text:p>-51.9931327503794</text:p>
          </table:table-cell>
          <table:table-cell office:value-type="float" office:value="27.3806765180152" calcext:value-type="float">
            <text:p>27.3806765180152</text:p>
          </table:table-cell>
          <table:table-cell office:value-type="float" office:value="-56.9681551973811" calcext:value-type="float">
            <text:p>-56.9681551973811</text:p>
          </table:table-cell>
          <table:table-cell table:number-columns-repeated="4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7.6512987009591" calcext:value-type="float">
            <text:p>17.6512987009591</text:p>
          </table:table-cell>
          <table:table-cell office:value-type="float" office:value="-82" calcext:value-type="float">
            <text:p>-82</text:p>
          </table:table-cell>
          <table:table-cell office:value-type="float" office:value="-83" calcext:value-type="float">
            <text:p>-83</text:p>
          </table:table-cell>
          <table:table-cell office:value-type="float" office:value="-82.9038696284406" calcext:value-type="float">
            <text:p>-82.9038696284406</text:p>
          </table:table-cell>
          <table:table-cell office:value-type="float" office:value="13.4936359076017" calcext:value-type="float">
            <text:p>13.4936359076017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4.3477083444595" calcext:value-type="float">
            <text:p>-84.3477083444595</text:p>
          </table:table-cell>
          <table:table-cell office:value-type="float" office:value="15.0749869486014" calcext:value-type="float">
            <text:p>15.0749869486014</text:p>
          </table:table-cell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office:value-type="float" office:value="-80.8364252895117" calcext:value-type="float">
            <text:p>-80.8364252895117</text:p>
          </table:table-cell>
          <table:table-cell office:value-type="float" office:value="11.5136805670155" calcext:value-type="float">
            <text:p>11.5136805670155</text:p>
          </table:table-cell>
          <table:table-cell office:value-type="float" office:value="-64.4278908802295" calcext:value-type="float">
            <text:p>-64.4278908802295</text:p>
          </table:table-cell>
          <table:table-cell office:value-type="float" office:value="20.5050097698112" calcext:value-type="float">
            <text:p>20.5050097698112</text:p>
          </table:table-cell>
          <table:table-cell office:value-type="float" office:value="-66.0929310045128" calcext:value-type="float">
            <text:p>-66.0929310045128</text:p>
          </table:table-cell>
          <table:table-cell table:number-columns-repeated="4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17.6509473545785" calcext:value-type="float">
            <text:p>17.6509473545785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2.9519348142203" calcext:value-type="float">
            <text:p>-82.9519348142203</text:p>
          </table:table-cell>
          <table:table-cell office:value-type="float" office:value="13.5435077462179" calcext:value-type="float">
            <text:p>13.5435077462179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office:value-type="float" office:value="-84.1738541722298" calcext:value-type="float">
            <text:p>-84.1738541722298</text:p>
          </table:table-cell>
          <table:table-cell office:value-type="float" office:value="14.8751654789348" calcext:value-type="float">
            <text:p>14.8751654789348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80.4182126447558" calcext:value-type="float">
            <text:p>-80.4182126447558</text:p>
          </table:table-cell>
          <table:table-cell office:value-type="float" office:value="11.1499714363933" calcext:value-type="float">
            <text:p>11.1499714363933</text:p>
          </table:table-cell>
          <table:table-cell office:value-type="float" office:value="-69.9959130904281" calcext:value-type="float">
            <text:p>-69.9959130904281</text:p>
          </table:table-cell>
          <table:table-cell office:value-type="float" office:value="17.1717936153775" calcext:value-type="float">
            <text:p>17.1717936153775</text:p>
          </table:table-cell>
          <table:table-cell office:value-type="float" office:value="-70.6631691753209" calcext:value-type="float">
            <text:p>-70.6631691753209</text:p>
          </table:table-cell>
          <table:table-cell table:number-columns-repeated="4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17.6504300871802" calcext:value-type="float">
            <text:p>17.6504300871802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2.9759674071102" calcext:value-type="float">
            <text:p>-82.9759674071102</text:p>
          </table:table-cell>
          <table:table-cell office:value-type="float" office:value="13.5685127444883" calcext:value-type="float">
            <text:p>13.5685127444883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4.0869270861149" calcext:value-type="float">
            <text:p>-84.0869270861149</text:p>
          </table:table-cell>
          <table:table-cell office:value-type="float" office:value="14.7762501994713" calcext:value-type="float">
            <text:p>14.7762501994713</text:p>
          </table:table-cell>
          <table:table-cell office:value-type="float" office:value="-81" calcext:value-type="float">
            <text:p>-81</text:p>
          </table:table-cell>
          <table:table-cell office:value-type="float" office:value="-80" calcext:value-type="float">
            <text:p>-80</text:p>
          </table:table-cell>
          <table:table-cell office:value-type="float" office:value="-80.2091063223779" calcext:value-type="float">
            <text:p>-80.2091063223779</text:p>
          </table:table-cell>
          <table:table-cell office:value-type="float" office:value="10.9724483219019" calcext:value-type="float">
            <text:p>10.9724483219019</text:p>
          </table:table-cell>
          <table:table-cell office:value-type="float" office:value="-72.6306397353752" calcext:value-type="float">
            <text:p>-72.6306397353752</text:p>
          </table:table-cell>
          <table:table-cell office:value-type="float" office:value="15.5304690272888" calcext:value-type="float">
            <text:p>15.5304690272888</text:p>
          </table:table-cell>
          <table:table-cell office:value-type="float" office:value="-72.9137810752653" calcext:value-type="float">
            <text:p>-72.913781075265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.6500385632793" calcext:value-type="float">
            <text:p>17.6500385632793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4879837035551" calcext:value-type="float">
            <text:p>-82.4879837035551</text:p>
          </table:table-cell>
          <table:table-cell office:value-type="float" office:value="13.0697151821642" calcext:value-type="float">
            <text:p>13.0697151821642</text:p>
          </table:table-cell>
          <table:table-cell office:value-type="float" office:value="-83" calcext:value-type="float">
            <text:p>-83</text:p>
          </table:table-cell>
          <table:table-cell office:value-type="float" office:value="-84" calcext:value-type="float">
            <text:p>-84</text:p>
          </table:table-cell>
          <table:table-cell office:value-type="float" office:value="-84.0434635430574" calcext:value-type="float">
            <text:p>-84.0434635430574</text:p>
          </table:table-cell>
          <table:table-cell office:value-type="float" office:value="14.7270394923706" calcext:value-type="float">
            <text:p>14.7270394923706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80.104553161189" calcext:value-type="float">
            <text:p>-80.104553161189</text:p>
          </table:table-cell>
          <table:table-cell office:value-type="float" office:value="10.8847495000639" calcext:value-type="float">
            <text:p>10.8847495000639</text:p>
          </table:table-cell>
          <table:table-cell office:value-type="float" office:value="-67.3802685693741" calcext:value-type="float">
            <text:p>-67.3802685693741</text:p>
          </table:table-cell>
          <table:table-cell office:value-type="float" office:value="20.9101078486144" calcext:value-type="float">
            <text:p>20.9101078486144</text:p>
          </table:table-cell>
          <table:table-cell office:value-type="float" office:value="-69.1739809149091" calcext:value-type="float">
            <text:p>-69.1739809149091</text:p>
          </table:table-cell>
          <table:table-cell table:number-columns-repeated="4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17.6495615411372" calcext:value-type="float">
            <text:p>17.6495615411372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  <table:table-cell office:value-type="float" office:value="-82.2439918517775" calcext:value-type="float">
            <text:p>-82.2439918517775</text:p>
          </table:table-cell>
          <table:table-cell office:value-type="float" office:value="12.8272353091921" calcext:value-type="float">
            <text:p>12.8272353091921</text:p>
          </table:table-cell>
          <table:table-cell office:value-type="float" office:value="-88" calcext:value-type="float">
            <text:p>-88</text:p>
          </table:table-cell>
          <table:table-cell office:value-type="float" office:value="-85" calcext:value-type="float">
            <text:p>-85</text:p>
          </table:table-cell>
          <table:table-cell office:value-type="float" office:value="-84.5217317715287" calcext:value-type="float">
            <text:p>-84.5217317715287</text:p>
          </table:table-cell>
          <table:table-cell office:value-type="float" office:value="15.2776911333369" calcext:value-type="float">
            <text:p>15.2776911333369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80.0522765805945" calcext:value-type="float">
            <text:p>-80.0522765805945</text:p>
          </table:table-cell>
          <table:table-cell office:value-type="float" office:value="10.8411632947428" calcext:value-type="float">
            <text:p>10.8411632947428</text:p>
          </table:table-cell>
          <table:table-cell office:value-type="float" office:value="-72.3315590590169" calcext:value-type="float">
            <text:p>-72.3315590590169</text:p>
          </table:table-cell>
          <table:table-cell office:value-type="float" office:value="31.274491221935" calcext:value-type="float">
            <text:p>31.274491221935</text:p>
          </table:table-cell>
          <table:table-cell office:value-type="float" office:value="-77.5445368839787" calcext:value-type="float">
            <text:p>-77.5445368839787</text:p>
          </table:table-cell>
          <table:table-cell table:number-columns-repeated="4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17.6493866026262" calcext:value-type="float">
            <text:p>17.6493866026262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82.1219959258888" calcext:value-type="float">
            <text:p>-82.1219959258888</text:p>
          </table:table-cell>
          <table:table-cell office:value-type="float" office:value="12.7076876314322" calcext:value-type="float">
            <text:p>12.7076876314322</text:p>
          </table:table-cell>
          <table:table-cell office:value-type="float" office:value="-82" calcext:value-type="float">
            <text:p>-82</text:p>
          </table:table-cell>
          <table:table-cell office:value-type="float" office:value="-85" calcext:value-type="float">
            <text:p>-85</text:p>
          </table:table-cell>
          <table:table-cell office:value-type="float" office:value="-84.7608658857644" calcext:value-type="float">
            <text:p>-84.7608658857644</text:p>
          </table:table-cell>
          <table:table-cell office:value-type="float" office:value="15.5606904325448" calcext:value-type="float">
            <text:p>15.5606904325448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80.0261382902972" calcext:value-type="float">
            <text:p>-80.0261382902972</text:p>
          </table:table-cell>
          <table:table-cell office:value-type="float" office:value="10.8194356860245" calcext:value-type="float">
            <text:p>10.8194356860245</text:p>
          </table:table-cell>
          <table:table-cell office:value-type="float" office:value="-75.0467075596228" calcext:value-type="float">
            <text:p>-75.0467075596228</text:p>
          </table:table-cell>
          <table:table-cell office:value-type="float" office:value="36.6289826361084" calcext:value-type="float">
            <text:p>36.6289826361084</text:p>
          </table:table-cell>
          <table:table-cell office:value-type="float" office:value="-82.3066316745879" calcext:value-type="float">
            <text:p>-82.3066316745879</text:p>
          </table:table-cell>
          <table:table-cell table:number-columns-repeated="4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17.6491807135333" calcext:value-type="float">
            <text:p>17.6491807135333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  <table:table-cell office:value-type="float" office:value="-82.0609979629444" calcext:value-type="float">
            <text:p>-82.0609979629444</text:p>
          </table:table-cell>
          <table:table-cell office:value-type="float" office:value="12.648332255421" calcext:value-type="float">
            <text:p>12.648332255421</text:p>
          </table:table-cell>
          <table:table-cell office:value-type="float" office:value="-89" calcext:value-type="float">
            <text:p>-89</text:p>
          </table:table-cell>
          <table:table-cell office:value-type="float" office:value="-87" calcext:value-type="float">
            <text:p>-87</text:p>
          </table:table-cell>
          <table:table-cell office:value-type="float" office:value="-85.8804329428822" calcext:value-type="float">
            <text:p>-85.8804329428822</text:p>
          </table:table-cell>
          <table:table-cell office:value-type="float" office:value="16.9569509828651" calcext:value-type="float">
            <text:p>16.9569509828651</text:p>
          </table:table-cell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office:value-type="float" office:value="-80.5130691451486" calcext:value-type="float">
            <text:p>-80.5130691451486</text:p>
          </table:table-cell>
          <table:table-cell office:value-type="float" office:value="11.2314450891125" calcext:value-type="float">
            <text:p>11.2314450891125</text:p>
          </table:table-cell>
          <table:table-cell office:value-type="float" office:value="-85.5781252155943" calcext:value-type="float">
            <text:p>-85.5781252155943</text:p>
          </table:table-cell>
          <table:table-cell office:value-type="float" office:value="57.9508535417117" calcext:value-type="float">
            <text:p>57.9508535417117</text:p>
          </table:table-cell>
          <table:table-cell office:value-type="float" office:value="-102.283616210525" calcext:value-type="float">
            <text:p>-102.283616210525</text:p>
          </table:table-cell>
          <table:table-cell table:number-columns-repeated="4"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17.6490150584096" calcext:value-type="float">
            <text:p>17.6490150584096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0304989814722" calcext:value-type="float">
            <text:p>-82.0304989814722</text:p>
          </table:table-cell>
          <table:table-cell office:value-type="float" office:value="12.6187586129402" calcext:value-type="float">
            <text:p>12.6187586129402</text:p>
          </table:table-cell>
          <table:table-cell office:value-type="float" office:value="-84" calcext:value-type="float">
            <text:p>-84</text:p>
          </table:table-cell>
          <table:table-cell office:value-type="float" office:value="-87" calcext:value-type="float">
            <text:p>-87</text:p>
          </table:table-cell>
          <table:table-cell office:value-type="float" office:value="-86.4402164714411" calcext:value-type="float">
            <text:p>-86.4402164714411</text:p>
          </table:table-cell>
          <table:table-cell office:value-type="float" office:value="17.7013836856295" calcext:value-type="float">
            <text:p>17.7013836856295</text:p>
          </table:table-cell>
          <table:table-cell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80.7565345725743" calcext:value-type="float">
            <text:p>-80.7565345725743</text:p>
          </table:table-cell>
          <table:table-cell office:value-type="float" office:value="11.4432965422805" calcext:value-type="float">
            <text:p>11.4432965422805</text:p>
          </table:table-cell>
          <table:table-cell office:value-type="float" office:value="-91.9409111826335" calcext:value-type="float">
            <text:p>-91.9409111826335</text:p>
          </table:table-cell>
          <table:table-cell office:value-type="float" office:value="70.0181433882802" calcext:value-type="float">
            <text:p>70.0181433882802</text:p>
          </table:table-cell>
          <table:table-cell office:value-type="float" office:value="-114.559547897935" calcext:value-type="float">
            <text:p>-114.55954789793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.6487329366755" calcext:value-type="float">
            <text:p>17.6487329366755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0152494907361" calcext:value-type="float">
            <text:p>-82.0152494907361</text:p>
          </table:table-cell>
          <table:table-cell office:value-type="float" office:value="12.6039977321194" calcext:value-type="float">
            <text:p>12.6039977321194</text:p>
          </table:table-cell>
          <table:table-cell office:value-type="float" office:value="-85" calcext:value-type="float">
            <text:p>-85</text:p>
          </table:table-cell>
          <table:table-cell office:value-type="float" office:value="-88" calcext:value-type="float">
            <text:p>-88</text:p>
          </table:table-cell>
          <table:table-cell office:value-type="float" office:value="-87.2201082357205" calcext:value-type="float">
            <text:p>-87.2201082357205</text:p>
          </table:table-cell>
          <table:table-cell office:value-type="float" office:value="18.7933242910193" calcext:value-type="float">
            <text:p>18.7933242910193</text:p>
          </table:table-cell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office:value-type="float" office:value="-80.8782672862872" calcext:value-type="float">
            <text:p>-80.8782672862872</text:p>
          </table:table-cell>
          <table:table-cell office:value-type="float" office:value="11.5507160971154" calcext:value-type="float">
            <text:p>11.5507160971154</text:p>
          </table:table-cell>
          <table:table-cell office:value-type="float" office:value="-106.642630778689" calcext:value-type="float">
            <text:p>-106.642630778689</text:p>
          </table:table-cell>
          <table:table-cell office:value-type="float" office:value="88.3010359437021" calcext:value-type="float">
            <text:p>88.3010359437021</text:p>
          </table:table-cell>
          <table:table-cell office:value-type="float" office:value="-137.547447129775" calcext:value-type="float">
            <text:p>-137.547447129775</text:p>
          </table:table-cell>
          <table:table-cell table:number-columns-repeated="4"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17.648607538797" calcext:value-type="float">
            <text:p>17.648607538797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  <table:table-cell office:value-type="float" office:value="-82.0076247453681" calcext:value-type="float">
            <text:p>-82.0076247453681</text:p>
          </table:table-cell>
          <table:table-cell office:value-type="float" office:value="12.596623767963" calcext:value-type="float">
            <text:p>12.596623767963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88.6100541178603" calcext:value-type="float">
            <text:p>-88.6100541178603</text:p>
          </table:table-cell>
          <table:table-cell office:value-type="float" office:value="20.9090902544466" calcext:value-type="float">
            <text:p>20.9090902544466</text:p>
          </table:table-cell>
          <table:table-cell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80.9391336431436" calcext:value-type="float">
            <text:p>-80.9391336431436</text:p>
          </table:table-cell>
          <table:table-cell office:value-type="float" office:value="11.6048034199493" calcext:value-type="float">
            <text:p>11.6048034199493</text:p>
          </table:table-cell>
          <table:table-cell office:value-type="float" office:value="-141.514603046588" calcext:value-type="float">
            <text:p>-141.514603046588</text:p>
          </table:table-cell>
          <table:table-cell office:value-type="float" office:value="126.567784053174" calcext:value-type="float">
            <text:p>126.567784053174</text:p>
          </table:table-cell>
          <table:table-cell office:value-type="float" office:value="-189.091913655231" calcext:value-type="float">
            <text:p>-189.091913655231</text:p>
          </table:table-cell>
          <table:table-cell table:number-columns-repeated="4"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7.648325455504" calcext:value-type="float">
            <text:p>17.648325455504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82.003812372684" calcext:value-type="float">
            <text:p>-82.003812372684</text:p>
          </table:table-cell>
          <table:table-cell office:value-type="float" office:value="12.5929384038433" calcext:value-type="float">
            <text:p>12.5929384038433</text:p>
          </table:table-cell>
          <table:table-cell office:value-type="float" office:value="-87" calcext:value-type="float">
            <text:p>-87</text:p>
          </table:table-cell>
          <table:table-cell office:value-type="float" office:value="-90" calcext:value-type="float">
            <text:p>-90</text:p>
          </table:table-cell>
          <table:table-cell office:value-type="float" office:value="-89.3050270589301" calcext:value-type="float">
            <text:p>-89.3050270589301</text:p>
          </table:table-cell>
          <table:table-cell office:value-type="float" office:value="22.054687168149" calcext:value-type="float">
            <text:p>22.054687168149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9695668215718" calcext:value-type="float">
            <text:p>-80.9695668215718</text:p>
          </table:table-cell>
          <table:table-cell office:value-type="float" office:value="11.6319419832545" calcext:value-type="float">
            <text:p>11.6319419832545</text:p>
          </table:table-cell>
          <table:table-cell office:value-type="float" office:value="-162.048861541416" calcext:value-type="float">
            <text:p>-162.048861541416</text:p>
          </table:table-cell>
          <table:table-cell office:value-type="float" office:value="148.982331109966" calcext:value-type="float">
            <text:p>148.982331109966</text:p>
          </table:table-cell>
          <table:table-cell office:value-type="float" office:value="-219.413571111341" calcext:value-type="float">
            <text:p>-219.413571111341</text:p>
          </table:table-cell>
          <table:table-cell table:number-columns-repeated="4"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17.6478628237598" calcext:value-type="float">
            <text:p>17.6478628237598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  <table:table-cell office:value-type="float" office:value="-82.001906186342" calcext:value-type="float">
            <text:p>-82.001906186342</text:p>
          </table:table-cell>
          <table:table-cell office:value-type="float" office:value="12.5910961261349" calcext:value-type="float">
            <text:p>12.5910961261349</text:p>
          </table:table-cell>
          <table:table-cell office:value-type="float" office:value="-93" calcext:value-type="float">
            <text:p>-93</text:p>
          </table:table-cell>
          <table:table-cell office:value-type="float" office:value="-90" calcext:value-type="float">
            <text:p>-90</text:p>
          </table:table-cell>
          <table:table-cell office:value-type="float" office:value="-89.6525135294651" calcext:value-type="float">
            <text:p>-89.6525135294651</text:p>
          </table:table-cell>
          <table:table-cell office:value-type="float" office:value="22.6508124608706" calcext:value-type="float">
            <text:p>22.6508124608706</text:p>
          </table:table-cell>
          <table:table-cell office:value-type="float" office:value="-83" calcext:value-type="float">
            <text:p>-83</text:p>
          </table:table-cell>
          <table:table-cell office:value-type="float" office:value="-81" calcext:value-type="float">
            <text:p>-81</text:p>
          </table:table-cell>
          <table:table-cell office:value-type="float" office:value="-80.9847834107859" calcext:value-type="float">
            <text:p>-80.9847834107859</text:p>
          </table:table-cell>
          <table:table-cell office:value-type="float" office:value="11.6455350551036" calcext:value-type="float">
            <text:p>11.6455350551036</text:p>
          </table:table-cell>
          <table:table-cell office:value-type="float" office:value="-173.191901025864" calcext:value-type="float">
            <text:p>-173.191901025864</text:p>
          </table:table-cell>
          <table:table-cell office:value-type="float" office:value="161.117092490892" calcext:value-type="float">
            <text:p>161.117092490892</text:p>
          </table:table-cell>
          <table:table-cell office:value-type="float" office:value="-235.856577173127" calcext:value-type="float">
            <text:p>-235.856577173127</text:p>
          </table:table-cell>
          <table:table-cell table:number-columns-repeated="4"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17.6474785525254" calcext:value-type="float">
            <text:p>17.6474785525254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000953093171" calcext:value-type="float">
            <text:p>-82.000953093171</text:p>
          </table:table-cell>
          <table:table-cell office:value-type="float" office:value="12.5901750883514" calcext:value-type="float">
            <text:p>12.5901750883514</text:p>
          </table:table-cell>
          <table:table-cell office:value-type="float" office:value="-88" calcext:value-type="float">
            <text:p>-88</text:p>
          </table:table-cell>
          <table:table-cell office:value-type="float" office:value="-89" calcext:value-type="float">
            <text:p>-89</text:p>
          </table:table-cell>
          <table:table-cell office:value-type="float" office:value="-89.3262567647325" calcext:value-type="float">
            <text:p>-89.3262567647325</text:p>
          </table:table-cell>
          <table:table-cell office:value-type="float" office:value="22.0906532549642" calcext:value-type="float">
            <text:p>22.0906532549642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992391705393" calcext:value-type="float">
            <text:p>-80.992391705393</text:p>
          </table:table-cell>
          <table:table-cell office:value-type="float" office:value="11.6523375466856" calcext:value-type="float">
            <text:p>11.6523375466856</text:p>
          </table:table-cell>
          <table:table-cell office:value-type="float" office:value="-162.266113707572" calcext:value-type="float">
            <text:p>-162.266113707572</text:p>
          </table:table-cell>
          <table:table-cell office:value-type="float" office:value="149.735660216235" calcext:value-type="float">
            <text:p>149.735660216235</text:p>
          </table:table-cell>
          <table:table-cell office:value-type="float" office:value="-220.084284770109" calcext:value-type="float">
            <text:p>-220.08428477010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.6472036382408" calcext:value-type="float">
            <text:p>17.6472036382408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82.0004765465855" calcext:value-type="float">
            <text:p>-82.0004765465855</text:p>
          </table:table-cell>
          <table:table-cell office:value-type="float" office:value="12.5897145947251" calcext:value-type="float">
            <text:p>12.5897145947251</text:p>
          </table:table-cell>
          <table:table-cell office:value-type="float" office:value="-91" calcext:value-type="float">
            <text:p>-91</text:p>
          </table:table-cell>
          <table:table-cell office:value-type="float" office:value="-89" calcext:value-type="float">
            <text:p>-89</text:p>
          </table:table-cell>
          <table:table-cell office:value-type="float" office:value="-89.1631283823663" calcext:value-type="float">
            <text:p>-89.1631283823663</text:p>
          </table:table-cell>
          <table:table-cell office:value-type="float" office:value="21.8157900837812" calcext:value-type="float">
            <text:p>21.8157900837812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  <table:table-cell office:value-type="float" office:value="-81.4961958526965" calcext:value-type="float">
            <text:p>-81.4961958526965</text:p>
          </table:table-cell>
          <table:table-cell office:value-type="float" office:value="12.1117396951577" calcext:value-type="float">
            <text:p>12.1117396951577</text:p>
          </table:table-cell>
          <table:table-cell office:value-type="float" office:value="-147.149404972115" calcext:value-type="float">
            <text:p>-147.149404972115</text:p>
          </table:table-cell>
          <table:table-cell office:value-type="float" office:value="144.25535609226" calcext:value-type="float">
            <text:p>144.25535609226</text:p>
          </table:table-cell>
          <table:table-cell office:value-type="float" office:value="-205.315121364793" calcext:value-type="float">
            <text:p>-205.315121364793</text:p>
          </table:table-cell>
          <table:table-cell table:number-columns-repeated="4"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17.6470473160058" calcext:value-type="float">
            <text:p>17.6470473160058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0002382732928" calcext:value-type="float">
            <text:p>-82.0002382732928</text:p>
          </table:table-cell>
          <table:table-cell office:value-type="float" office:value="12.5894843542281" calcext:value-type="float">
            <text:p>12.5894843542281</text:p>
          </table:table-cell>
          <table:table-cell office:value-type="float" office:value="-90" calcext:value-type="float">
            <text:p>-90</text:p>
          </table:table-cell>
          <table:table-cell office:value-type="float" office:value="-89" calcext:value-type="float">
            <text:p>-89</text:p>
          </table:table-cell>
          <table:table-cell office:value-type="float" office:value="-89.0815641911831" calcext:value-type="float">
            <text:p>-89.0815641911831</text:p>
          </table:table-cell>
          <table:table-cell office:value-type="float" office:value="21.6796436656491" calcext:value-type="float">
            <text:p>21.6796436656491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81.7480979263482" calcext:value-type="float">
            <text:p>-81.7480979263482</text:p>
          </table:table-cell>
          <table:table-cell office:value-type="float" office:value="12.3481888887683" calcext:value-type="float">
            <text:p>12.3481888887683</text:p>
          </table:table-cell>
          <table:table-cell office:value-type="float" office:value="-139.343987987837" calcext:value-type="float">
            <text:p>-139.343987987837</text:p>
          </table:table-cell>
          <table:table-cell office:value-type="float" office:value="141.566287801893" calcext:value-type="float">
            <text:p>141.566287801893</text:p>
          </table:table-cell>
          <table:table-cell office:value-type="float" office:value="-197.869419503732" calcext:value-type="float">
            <text:p>-197.869419503732</text:p>
          </table:table-cell>
          <table:table-cell table:number-columns-repeated="4"/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17.6472170021797" calcext:value-type="float">
            <text:p>17.6472170021797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82.0001191366464" calcext:value-type="float">
            <text:p>-82.0001191366464</text:p>
          </table:table-cell>
          <table:table-cell office:value-type="float" office:value="12.5893692355585" calcext:value-type="float">
            <text:p>12.5893692355585</text:p>
          </table:table-cell>
          <table:table-cell office:value-type="float" office:value="-84" calcext:value-type="float">
            <text:p>-84</text:p>
          </table:table-cell>
          <table:table-cell office:value-type="float" office:value="-85" calcext:value-type="float">
            <text:p>-85</text:p>
          </table:table-cell>
          <table:table-cell office:value-type="float" office:value="-87.0407820955916" calcext:value-type="float">
            <text:p>-87.0407820955916</text:p>
          </table:table-cell>
          <table:table-cell office:value-type="float" office:value="18.5364289065262" calcext:value-type="float">
            <text:p>18.5364289065262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81.8740489631741" calcext:value-type="float">
            <text:p>-81.8740489631741</text:p>
          </table:table-cell>
          <table:table-cell office:value-type="float" office:value="12.4681389075133" calcext:value-type="float">
            <text:p>12.4681389075133</text:p>
          </table:table-cell>
          <table:table-cell office:value-type="float" office:value="-82.3124974638703" calcext:value-type="float">
            <text:p>-82.3124974638703</text:p>
          </table:table-cell>
          <table:table-cell office:value-type="float" office:value="84.1095358443052" calcext:value-type="float">
            <text:p>84.1095358443052</text:p>
          </table:table-cell>
          <table:table-cell office:value-type="float" office:value="-116.636467383305" calcext:value-type="float">
            <text:p>-116.636467383305</text:p>
          </table:table-cell>
          <table:table-cell table:number-columns-repeated="4"/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17.6469329188811" calcext:value-type="float">
            <text:p>17.6469329188811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  <table:table-cell office:value-type="float" office:value="-82.0000595683232" calcext:value-type="float">
            <text:p>-82.0000595683232</text:p>
          </table:table-cell>
          <table:table-cell office:value-type="float" office:value="12.5893116766185" calcext:value-type="float">
            <text:p>12.5893116766185</text:p>
          </table:table-cell>
          <table:table-cell office:value-type="float" office:value="-89" calcext:value-type="float">
            <text:p>-89</text:p>
          </table:table-cell>
          <table:table-cell office:value-type="float" office:value="-85" calcext:value-type="float">
            <text:p>-85</text:p>
          </table:table-cell>
          <table:table-cell office:value-type="float" office:value="-86.0203910477958" calcext:value-type="float">
            <text:p>-86.0203910477958</text:p>
          </table:table-cell>
          <table:table-cell office:value-type="float" office:value="17.1400875104221" calcext:value-type="float">
            <text:p>17.1400875104221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1.9370244815871" calcext:value-type="float">
            <text:p>-81.9370244815871</text:p>
          </table:table-cell>
          <table:table-cell office:value-type="float" office:value="12.5285501589163" calcext:value-type="float">
            <text:p>12.5285501589163</text:p>
          </table:table-cell>
          <table:table-cell office:value-type="float" office:value="-59.5302162492879" calcext:value-type="float">
            <text:p>-59.5302162492879</text:p>
          </table:table-cell>
          <table:table-cell office:value-type="float" office:value="61.4662869881289" calcext:value-type="float">
            <text:p>61.4662869881289</text:p>
          </table:table-cell>
          <table:table-cell office:value-type="float" office:value="-84.2603452155005" calcext:value-type="float">
            <text:p>-84.2603452155005</text:p>
          </table:table-cell>
          <table:table-cell table:number-columns-repeated="4"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17.6469333710077" calcext:value-type="float">
            <text:p>17.6469333710077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0000297841616" calcext:value-type="float">
            <text:p>-82.0000297841616</text:p>
          </table:table-cell>
          <table:table-cell office:value-type="float" office:value="12.5892828972472" calcext:value-type="float">
            <text:p>12.5892828972472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5.5101955238979" calcext:value-type="float">
            <text:p>-85.5101955238979</text:p>
          </table:table-cell>
          <table:table-cell office:value-type="float" office:value="16.4818712570678" calcext:value-type="float">
            <text:p>16.4818712570678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1.9685122407935" calcext:value-type="float">
            <text:p>-81.9685122407935</text:p>
          </table:table-cell>
          <table:table-cell office:value-type="float" office:value="12.5588654614967" calcext:value-type="float">
            <text:p>12.5588654614967</text:p>
          </table:table-cell>
          <table:table-cell office:value-type="float" office:value="-49.3278390618273" calcext:value-type="float">
            <text:p>-49.3278390618273</text:p>
          </table:table-cell>
          <table:table-cell office:value-type="float" office:value="51.407289212562" calcext:value-type="float">
            <text:p>51.407289212562</text:p>
          </table:table-cell>
          <table:table-cell office:value-type="float" office:value="-69.7442604523522" calcext:value-type="float">
            <text:p>-69.744260452352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.6465872803807" calcext:value-type="float">
            <text:p>17.6465872803807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0000148920808" calcext:value-type="float">
            <text:p>-82.0000148920808</text:p>
          </table:table-cell>
          <table:table-cell office:value-type="float" office:value="12.5892685075862" calcext:value-type="float">
            <text:p>12.5892685075862</text:p>
          </table:table-cell>
          <table:table-cell office:value-type="float" office:value="-90" calcext:value-type="float">
            <text:p>-90</text:p>
          </table:table-cell>
          <table:table-cell office:value-type="float" office:value="-85" calcext:value-type="float">
            <text:p>-85</text:p>
          </table:table-cell>
          <table:table-cell office:value-type="float" office:value="-85.2550977619489" calcext:value-type="float">
            <text:p>-85.2550977619489</text:p>
          </table:table-cell>
          <table:table-cell office:value-type="float" office:value="16.1623035345669" calcext:value-type="float">
            <text:p>16.1623035345669</text:p>
          </table:table-cell>
          <table:table-cell office:value-type="float" office:value="-82" calcext:value-type="float">
            <text:p>-82</text:p>
          </table:table-cell>
          <table:table-cell office:value-type="float" office:value="-83" calcext:value-type="float">
            <text:p>-83</text:p>
          </table:table-cell>
          <table:table-cell office:value-type="float" office:value="-82.4842561203968" calcext:value-type="float">
            <text:p>-82.4842561203968</text:p>
          </table:table-cell>
          <table:table-cell office:value-type="float" office:value="13.0659764377827" calcext:value-type="float">
            <text:p>13.0659764377827</text:p>
          </table:table-cell>
          <table:table-cell office:value-type="float" office:value="-33.0311734588297" calcext:value-type="float">
            <text:p>-33.0311734588297</text:p>
          </table:table-cell>
          <table:table-cell office:value-type="float" office:value="46.6656245397138" calcext:value-type="float">
            <text:p>46.6656245397138</text:p>
          </table:table-cell>
          <table:table-cell office:value-type="float" office:value="-55.335227501759" calcext:value-type="float">
            <text:p>-55.335227501759</text:p>
          </table:table-cell>
          <table:table-cell table:number-columns-repeated="4"/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7.6461247022384" calcext:value-type="float">
            <text:p>17.6461247022384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0000074460404" calcext:value-type="float">
            <text:p>-82.0000074460404</text:p>
          </table:table-cell>
          <table:table-cell office:value-type="float" office:value="12.5892613127619" calcext:value-type="float">
            <text:p>12.5892613127619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5.1275488809745" calcext:value-type="float">
            <text:p>-85.1275488809745</text:p>
          </table:table-cell>
          <table:table-cell office:value-type="float" office:value="16.0048507791935" calcext:value-type="float">
            <text:p>16.0048507791935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2.7421280601984" calcext:value-type="float">
            <text:p>-82.7421280601984</text:p>
          </table:table-cell>
          <table:table-cell office:value-type="float" office:value="13.3271597025653" calcext:value-type="float">
            <text:p>13.3271597025653</text:p>
          </table:table-cell>
          <table:table-cell office:value-type="float" office:value="-24.5877067128464" calcext:value-type="float">
            <text:p>-24.5877067128464</text:p>
          </table:table-cell>
          <table:table-cell office:value-type="float" office:value="44.3635218469314" calcext:value-type="float">
            <text:p>44.3635218469314</text:p>
          </table:table-cell>
          <table:table-cell office:value-type="float" office:value="-48.6653904632265" calcext:value-type="float">
            <text:p>-48.6653904632265</text:p>
          </table:table-cell>
          <table:table-cell table:number-columns-repeated="4"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17.645778620686" calcext:value-type="float">
            <text:p>17.645778620686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0000037230202" calcext:value-type="float">
            <text:p>-82.0000037230202</text:p>
          </table:table-cell>
          <table:table-cell office:value-type="float" office:value="12.5892577153513" calcext:value-type="float">
            <text:p>12.5892577153513</text:p>
          </table:table-cell>
          <table:table-cell office:value-type="float" office:value="-82" calcext:value-type="float">
            <text:p>-82</text:p>
          </table:table-cell>
          <table:table-cell office:value-type="float" office:value="-85" calcext:value-type="float">
            <text:p>-85</text:p>
          </table:table-cell>
          <table:table-cell office:value-type="float" office:value="-85.0637744404872" calcext:value-type="float">
            <text:p>-85.0637744404872</text:p>
          </table:table-cell>
          <table:table-cell office:value-type="float" office:value="15.9267005516836" calcext:value-type="float">
            <text:p>15.9267005516836</text:p>
          </table:table-cell>
          <table:table-cell office:value-type="float" office:value="-82" calcext:value-type="float">
            <text:p>-82</text:p>
          </table:table-cell>
          <table:table-cell office:value-type="float" office:value="-83" calcext:value-type="float">
            <text:p>-83</text:p>
          </table:table-cell>
          <table:table-cell office:value-type="float" office:value="-82.8710640300992" calcext:value-type="float">
            <text:p>-82.8710640300992</text:p>
          </table:table-cell>
          <table:table-cell office:value-type="float" office:value="13.4597027136341" calcext:value-type="float">
            <text:p>13.4597027136341</text:p>
          </table:table-cell>
          <table:table-cell office:value-type="float" office:value="-20.287588334758" calcext:value-type="float">
            <text:p>-20.287588334758</text:p>
          </table:table-cell>
          <table:table-cell office:value-type="float" office:value="43.2292639270303" calcext:value-type="float">
            <text:p>43.2292639270303</text:p>
          </table:table-cell>
          <table:table-cell office:value-type="float" office:value="-45.5760688937276" calcext:value-type="float">
            <text:p>-45.5760688937276</text:p>
          </table:table-cell>
          <table:table-cell table:number-columns-repeated="4"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17.6454015208555" calcext:value-type="float">
            <text:p>17.6454015208555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  <table:table-cell office:value-type="float" office:value="-82.0000018615101" calcext:value-type="float">
            <text:p>-82.0000018615101</text:p>
          </table:table-cell>
          <table:table-cell office:value-type="float" office:value="12.5892559166463" calcext:value-type="float">
            <text:p>12.5892559166463</text:p>
          </table:table-cell>
          <table:table-cell office:value-type="float" office:value="-88" calcext:value-type="float">
            <text:p>-88</text:p>
          </table:table-cell>
          <table:table-cell office:value-type="float" office:value="-85" calcext:value-type="float">
            <text:p>-85</text:p>
          </table:table-cell>
          <table:table-cell office:value-type="float" office:value="-85.0318872202436" calcext:value-type="float">
            <text:p>-85.0318872202436</text:p>
          </table:table-cell>
          <table:table-cell office:value-type="float" office:value="15.8877686547639" calcext:value-type="float">
            <text:p>15.8877686547639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2.9355320150496" calcext:value-type="float">
            <text:p>-82.9355320150496</text:p>
          </table:table-cell>
          <table:table-cell office:value-type="float" office:value="13.526467721879" calcext:value-type="float">
            <text:p>13.526467721879</text:p>
          </table:table-cell>
          <table:table-cell office:value-type="float" office:value="-18.1173386497929" calcext:value-type="float">
            <text:p>-18.1173386497929</text:p>
          </table:table-cell>
          <table:table-cell office:value-type="float" office:value="42.6662855874931" calcext:value-type="float">
            <text:p>42.6662855874931</text:p>
          </table:table-cell>
          <table:table-cell office:value-type="float" office:value="-44.114147209699" calcext:value-type="float">
            <text:p>-44.114147209699</text:p>
          </table:table-cell>
          <table:table-cell table:number-columns-repeated="4"/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17.6452050656383" calcext:value-type="float">
            <text:p>17.6452050656383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0000009307551" calcext:value-type="float">
            <text:p>-82.0000009307551</text:p>
          </table:table-cell>
          <table:table-cell office:value-type="float" office:value="12.589255017294" calcext:value-type="float">
            <text:p>12.589255017294</text:p>
          </table:table-cell>
          <table:table-cell office:value-type="float" office:value="-83" calcext:value-type="float">
            <text:p>-83</text:p>
          </table:table-cell>
          <table:table-cell office:value-type="float" office:value="-85" calcext:value-type="float">
            <text:p>-85</text:p>
          </table:table-cell>
          <table:table-cell office:value-type="float" office:value="-85.0159436101218" calcext:value-type="float">
            <text:p>-85.0159436101218</text:p>
          </table:table-cell>
          <table:table-cell office:value-type="float" office:value="15.8683384083944" calcext:value-type="float">
            <text:p>15.8683384083944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2.9677660075248" calcext:value-type="float">
            <text:p>-82.9677660075248</text:p>
          </table:table-cell>
          <table:table-cell office:value-type="float" office:value="13.5599743155171" calcext:value-type="float">
            <text:p>13.5599743155171</text:p>
          </table:table-cell>
          <table:table-cell office:value-type="float" office:value="-17.0270906725326" calcext:value-type="float">
            <text:p>-17.0270906725326</text:p>
          </table:table-cell>
          <table:table-cell office:value-type="float" office:value="42.3858281603923" calcext:value-type="float">
            <text:p>42.3858281603923</text:p>
          </table:table-cell>
          <table:table-cell office:value-type="float" office:value="-43.4071427582567" calcext:value-type="float">
            <text:p>-43.4071427582567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.64511801541" calcext:value-type="float">
            <text:p>17.64511801541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0000004653775" calcext:value-type="float">
            <text:p>-82.0000004653775</text:p>
          </table:table-cell>
          <table:table-cell office:value-type="float" office:value="12.5892545676178" calcext:value-type="float">
            <text:p>12.5892545676178</text:p>
          </table:table-cell>
          <table:table-cell office:value-type="float" office:value="-91" calcext:value-type="float">
            <text:p>-91</text:p>
          </table:table-cell>
          <table:table-cell office:value-type="float" office:value="-85" calcext:value-type="float">
            <text:p>-85</text:p>
          </table:table-cell>
          <table:table-cell office:value-type="float" office:value="-85.0079718050609" calcext:value-type="float">
            <text:p>-85.0079718050609</text:p>
          </table:table-cell>
          <table:table-cell office:value-type="float" office:value="15.8586321979966" calcext:value-type="float">
            <text:p>15.8586321979966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4838830037624" calcext:value-type="float">
            <text:p>-82.4838830037624</text:p>
          </table:table-cell>
          <table:table-cell office:value-type="float" office:value="13.065602262843" calcext:value-type="float">
            <text:p>13.065602262843</text:p>
          </table:table-cell>
          <table:table-cell office:value-type="float" office:value="-28.8610536274482" calcext:value-type="float">
            <text:p>-28.8610536274482</text:p>
          </table:table-cell>
          <table:table-cell office:value-type="float" office:value="42.2458566468404" calcext:value-type="float">
            <text:p>42.2458566468404</text:p>
          </table:table-cell>
          <table:table-cell office:value-type="float" office:value="-49.1479216125243" calcext:value-type="float">
            <text:p>-49.1479216125243</text:p>
          </table:table-cell>
          <table:table-cell table:number-columns-repeated="4"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17.6449286859863" calcext:value-type="float">
            <text:p>17.6449286859863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82.0000002326888" calcext:value-type="float">
            <text:p>-82.0000002326888</text:p>
          </table:table-cell>
          <table:table-cell office:value-type="float" office:value="12.5892543427797" calcext:value-type="float">
            <text:p>12.5892543427797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5.0039859025305" calcext:value-type="float">
            <text:p>-85.0039859025305</text:p>
          </table:table-cell>
          <table:table-cell office:value-type="float" office:value="15.8537813194043" calcext:value-type="float">
            <text:p>15.8537813194043</text:p>
          </table:table-cell>
          <table:table-cell office:value-type="float" office:value="-84" calcext:value-type="float">
            <text:p>-84</text:p>
          </table:table-cell>
          <table:table-cell office:value-type="float" office:value="-82" calcext:value-type="float">
            <text:p>-82</text:p>
          </table:table-cell>
          <table:table-cell office:value-type="float" office:value="-82.2419415018812" calcext:value-type="float">
            <text:p>-82.2419415018812</text:p>
          </table:table-cell>
          <table:table-cell office:value-type="float" office:value="12.8252168438153" calcext:value-type="float">
            <text:p>12.8252168438153</text:p>
          </table:table-cell>
          <table:table-cell office:value-type="float" office:value="-34.4529184714216" calcext:value-type="float">
            <text:p>-34.4529184714216</text:p>
          </table:table-cell>
          <table:table-cell office:value-type="float" office:value="42.1759350983163" calcext:value-type="float">
            <text:p>42.1759350983163</text:p>
          </table:table-cell>
          <table:table-cell office:value-type="float" office:value="-52.5712011961526" calcext:value-type="float">
            <text:p>-52.5712011961526</text:p>
          </table:table-cell>
          <table:table-cell table:number-columns-repeated="4"/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17.6447633056134" calcext:value-type="float">
            <text:p>17.6447633056134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0000001163444" calcext:value-type="float">
            <text:p>-82.0000001163444</text:p>
          </table:table-cell>
          <table:table-cell office:value-type="float" office:value="12.5892542303607" calcext:value-type="float">
            <text:p>12.5892542303607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5.0019929512652" calcext:value-type="float">
            <text:p>-85.0019929512652</text:p>
          </table:table-cell>
          <table:table-cell office:value-type="float" office:value="15.8513564365612" calcext:value-type="float">
            <text:p>15.8513564365612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1209707509406" calcext:value-type="float">
            <text:p>-82.1209707509406</text:p>
          </table:table-cell>
          <table:table-cell office:value-type="float" office:value="12.7066877652871" calcext:value-type="float">
            <text:p>12.7066877652871</text:p>
          </table:table-cell>
          <table:table-cell office:value-type="float" office:value="-37.1710346285515" calcext:value-type="float">
            <text:p>-37.1710346285515</text:p>
          </table:table-cell>
          <table:table-cell office:value-type="float" office:value="42.140990364662" calcext:value-type="float">
            <text:p>42.140990364662</text:p>
          </table:table-cell>
          <table:table-cell office:value-type="float" office:value="-54.3645411294495" calcext:value-type="float">
            <text:p>-54.3645411294495</text:p>
          </table:table-cell>
          <table:table-cell table:number-columns-repeated="4"/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17.6445266686231" calcext:value-type="float">
            <text:p>17.6445266686231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  <table:table-cell office:value-type="float" office:value="-82.0000000581722" calcext:value-type="float">
            <text:p>-82.0000000581722</text:p>
          </table:table-cell>
          <table:table-cell office:value-type="float" office:value="12.5892541741512" calcext:value-type="float">
            <text:p>12.5892541741512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5.0009964756326" calcext:value-type="float">
            <text:p>-85.0009964756326</text:p>
          </table:table-cell>
          <table:table-cell office:value-type="float" office:value="15.8501441342281" calcext:value-type="float">
            <text:p>15.8501441342281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  <table:table-cell office:value-type="float" office:value="-82.0604853754703" calcext:value-type="float">
            <text:p>-82.0604853754703</text:p>
          </table:table-cell>
          <table:table-cell office:value-type="float" office:value="12.6478346476596" calcext:value-type="float">
            <text:p>12.6478346476596</text:p>
          </table:table-cell>
          <table:table-cell office:value-type="float" office:value="-38.5110566124193" calcext:value-type="float">
            <text:p>-38.5110566124193</text:p>
          </table:table-cell>
          <table:table-cell office:value-type="float" office:value="42.1235220065556" calcext:value-type="float">
            <text:p>42.1235220065556</text:p>
          </table:table-cell>
          <table:table-cell office:value-type="float" office:value="-55.2762625734912" calcext:value-type="float">
            <text:p>-55.2762625734912</text:p>
          </table:table-cell>
          <table:table-cell table:number-columns-repeated="4"/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17.6442279578967" calcext:value-type="float">
            <text:p>17.6442279578967</text:p>
          </table:table-cell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office:value-type="float" office:value="-81.5000000290861" calcext:value-type="float">
            <text:p>-81.5000000290861</text:p>
          </table:table-cell>
          <table:table-cell office:value-type="float" office:value="12.1152766133325" calcext:value-type="float">
            <text:p>12.1152766133325</text:p>
          </table:table-cell>
          <table:table-cell table:number-columns-repeated="2" office:value-type="float" office:value="-87" calcext:value-type="float">
            <text:p>-87</text:p>
          </table:table-cell>
          <table:table-cell office:value-type="float" office:value="-86.0004982378163" calcext:value-type="float">
            <text:p>-86.0004982378163</text:p>
          </table:table-cell>
          <table:table-cell office:value-type="float" office:value="17.1139374860222" calcext:value-type="float">
            <text:p>17.1139374860222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0302426877351" calcext:value-type="float">
            <text:p>-82.0302426877351</text:p>
          </table:table-cell>
          <table:table-cell office:value-type="float" office:value="12.6185103883578" calcext:value-type="float">
            <text:p>12.6185103883578</text:p>
          </table:table-cell>
          <table:table-cell office:value-type="float" office:value="-51.475230001842" calcext:value-type="float">
            <text:p>-51.475230001842</text:p>
          </table:table-cell>
          <table:table-cell office:value-type="float" office:value="66.3822403899605" calcext:value-type="float">
            <text:p>66.3822403899605</text:p>
          </table:table-cell>
          <table:table-cell office:value-type="float" office:value="-82.7088513129636" calcext:value-type="float">
            <text:p>-82.7088513129636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.6438819252888" calcext:value-type="float">
            <text:p>17.6438819252888</text:p>
          </table:table-cell>
          <table:table-cell office:value-type="float" office:value="-83" calcext:value-type="float">
            <text:p>-83</text:p>
          </table:table-cell>
          <table:table-cell office:value-type="float" office:value="-81" calcext:value-type="float">
            <text:p>-81</text:p>
          </table:table-cell>
          <table:table-cell office:value-type="float" office:value="-81.2500000145431" calcext:value-type="float">
            <text:p>-81.2500000145431</text:p>
          </table:table-cell>
          <table:table-cell office:value-type="float" office:value="11.8850222876365" calcext:value-type="float">
            <text:p>11.8850222876365</text:p>
          </table:table-cell>
          <table:table-cell office:value-type="float" office:value="-82" calcext:value-type="float">
            <text:p>-82</text:p>
          </table:table-cell>
          <table:table-cell office:value-type="float" office:value="-87" calcext:value-type="float">
            <text:p>-87</text:p>
          </table:table-cell>
          <table:table-cell office:value-type="float" office:value="-86.5002491189082" calcext:value-type="float">
            <text:p>-86.5002491189082</text:p>
          </table:table-cell>
          <table:table-cell office:value-type="float" office:value="17.7831341210271" calcext:value-type="float">
            <text:p>17.7831341210271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0151213438676" calcext:value-type="float">
            <text:p>-82.0151213438676</text:p>
          </table:table-cell>
          <table:table-cell office:value-type="float" office:value="12.6038737643997" calcext:value-type="float">
            <text:p>12.6038737643997</text:p>
          </table:table-cell>
          <table:table-cell office:value-type="float" office:value="-59.1979316378094" calcext:value-type="float">
            <text:p>-59.1979316378094</text:p>
          </table:table-cell>
          <table:table-cell office:value-type="float" office:value="79.5091383585557" calcext:value-type="float">
            <text:p>79.5091383585557</text:p>
          </table:table-cell>
          <table:table-cell office:value-type="float" office:value="-97.9919656606815" calcext:value-type="float">
            <text:p>-97.9919656606815</text:p>
          </table:table-cell>
          <table:table-cell table:number-columns-repeated="4"/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17.6441078360888" calcext:value-type="float">
            <text:p>17.6441078360888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1.1250000072715" calcext:value-type="float">
            <text:p>-81.1250000072715</text:p>
          </table:table-cell>
          <table:table-cell office:value-type="float" office:value="11.7715413788928" calcext:value-type="float">
            <text:p>11.7715413788928</text:p>
          </table:table-cell>
          <table:table-cell office:value-type="float" office:value="-91" calcext:value-type="float">
            <text:p>-91</text:p>
          </table:table-cell>
          <table:table-cell office:value-type="float" office:value="-87" calcext:value-type="float">
            <text:p>-87</text:p>
          </table:table-cell>
          <table:table-cell office:value-type="float" office:value="-86.7501245594541" calcext:value-type="float">
            <text:p>-86.7501245594541</text:p>
          </table:table-cell>
          <table:table-cell office:value-type="float" office:value="18.12748211503" calcext:value-type="float">
            <text:p>18.12748211503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2.5075606719338" calcext:value-type="float">
            <text:p>-82.5075606719338</text:p>
          </table:table-cell>
          <table:table-cell office:value-type="float" office:value="13.0893683390234" calcext:value-type="float">
            <text:p>13.0893683390234</text:p>
          </table:table-cell>
          <table:table-cell office:value-type="float" office:value="-51.885383750563" calcext:value-type="float">
            <text:p>-51.885383750563</text:p>
          </table:table-cell>
          <table:table-cell office:value-type="float" office:value="86.3501915435215" calcext:value-type="float">
            <text:p>86.3501915435215</text:p>
          </table:table-cell>
          <table:table-cell office:value-type="float" office:value="-99.6009319278981" calcext:value-type="float">
            <text:p>-99.6009319278981</text:p>
          </table:table-cell>
          <table:table-cell table:number-columns-repeated="4"/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17.644255384843" calcext:value-type="float">
            <text:p>17.644255384843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1.0625000036358" calcext:value-type="float">
            <text:p>-81.0625000036358</text:p>
          </table:table-cell>
          <table:table-cell office:value-type="float" office:value="11.7152079015848" calcext:value-type="float">
            <text:p>11.7152079015848</text:p>
          </table:table-cell>
          <table:table-cell office:value-type="float" office:value="-84" calcext:value-type="float">
            <text:p>-84</text:p>
          </table:table-cell>
          <table:table-cell office:value-type="float" office:value="-87" calcext:value-type="float">
            <text:p>-87</text:p>
          </table:table-cell>
          <table:table-cell office:value-type="float" office:value="-86.875062279727" calcext:value-type="float">
            <text:p>-86.875062279727</text:p>
          </table:table-cell>
          <table:table-cell office:value-type="float" office:value="18.3021485498382" calcext:value-type="float">
            <text:p>18.3021485498382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2537803359669" calcext:value-type="float">
            <text:p>-82.2537803359669</text:p>
          </table:table-cell>
          <table:table-cell office:value-type="float" office:value="12.8368759541917" calcext:value-type="float">
            <text:p>12.8368759541917</text:p>
          </table:table-cell>
          <table:table-cell office:value-type="float" office:value="-59.9367741274448" calcext:value-type="float">
            <text:p>-59.9367741274448</text:p>
          </table:table-cell>
          <table:table-cell office:value-type="float" office:value="89.8438842559048" calcext:value-type="float">
            <text:p>89.8438842559048</text:p>
          </table:table-cell>
          <table:table-cell office:value-type="float" office:value="-106.929542668008" calcext:value-type="float">
            <text:p>-106.929542668008</text:p>
          </table:table-cell>
          <table:table-cell table:number-columns-repeated="4"/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17.644284334126" calcext:value-type="float">
            <text:p>17.644284334126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1.0312500018179" calcext:value-type="float">
            <text:p>-81.0312500018179</text:p>
          </table:table-cell>
          <table:table-cell office:value-type="float" office:value="11.6871423390294" calcext:value-type="float">
            <text:p>11.6871423390294</text:p>
          </table:table-cell>
          <table:table-cell table:number-columns-repeated="2" office:value-type="float" office:value="-87" calcext:value-type="float">
            <text:p>-87</text:p>
          </table:table-cell>
          <table:table-cell office:value-type="float" office:value="-86.9375311398635" calcext:value-type="float">
            <text:p>-86.9375311398635</text:p>
          </table:table-cell>
          <table:table-cell office:value-type="float" office:value="18.3901118784556" calcext:value-type="float">
            <text:p>18.3901118784556</text:p>
          </table:table-cell>
          <table:table-cell office:value-type="float" office:value="-84" calcext:value-type="float">
            <text:p>-84</text:p>
          </table:table-cell>
          <table:table-cell office:value-type="float" office:value="-82" calcext:value-type="float">
            <text:p>-82</text:p>
          </table:table-cell>
          <table:table-cell office:value-type="float" office:value="-82.1268901679835" calcext:value-type="float">
            <text:p>-82.1268901679835</text:p>
          </table:table-cell>
          <table:table-cell office:value-type="float" office:value="12.7124621324044" calcext:value-type="float">
            <text:p>12.7124621324044</text:p>
          </table:table-cell>
          <table:table-cell office:value-type="float" office:value="-63.8987195413951" calcext:value-type="float">
            <text:p>-63.8987195413951</text:p>
          </table:table-cell>
          <table:table-cell office:value-type="float" office:value="91.6095085678989" calcext:value-type="float">
            <text:p>91.6095085678989</text:p>
          </table:table-cell>
          <table:table-cell office:value-type="float" office:value="-110.651505340499" calcext:value-type="float">
            <text:p>-110.651505340499</text:p>
          </table:table-cell>
          <table:table-cell table:number-columns-repeated="4"/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17.6444318922355" calcext:value-type="float">
            <text:p>17.6444318922355</text:p>
          </table:table-cell>
          <table:table-cell office:value-type="float" office:value="-75" calcext:value-type="float">
            <text:p>-75</text:p>
          </table:table-cell>
          <table:table-cell office:value-type="float" office:value="-82" calcext:value-type="float">
            <text:p>-82</text:p>
          </table:table-cell>
          <table:table-cell office:value-type="float" office:value="-81.5156250009089" calcext:value-type="float">
            <text:p>-81.5156250009089</text:p>
          </table:table-cell>
          <table:table-cell office:value-type="float" office:value="12.1298147066885" calcext:value-type="float">
            <text:p>12.1298147066885</text:p>
          </table:table-cell>
          <table:table-cell table:number-columns-repeated="2" office:value-type="float" office:value="-87" calcext:value-type="float">
            <text:p>-87</text:p>
          </table:table-cell>
          <table:table-cell office:value-type="float" office:value="-86.9687655699318" calcext:value-type="float">
            <text:p>-86.9687655699318</text:p>
          </table:table-cell>
          <table:table-cell office:value-type="float" office:value="18.4342519536805" calcext:value-type="float">
            <text:p>18.4342519536805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0634450839917" calcext:value-type="float">
            <text:p>-82.0634450839917</text:p>
          </table:table-cell>
          <table:table-cell office:value-type="float" office:value="12.6507081323359" calcext:value-type="float">
            <text:p>12.6507081323359</text:p>
          </table:table-cell>
          <table:table-cell office:value-type="float" office:value="-71.0748614611607" calcext:value-type="float">
            <text:p>-71.0748614611607</text:p>
          </table:table-cell>
          <table:table-cell office:value-type="float" office:value="87.5560183059895" calcext:value-type="float">
            <text:p>87.5560183059895</text:p>
          </table:table-cell>
          <table:table-cell office:value-type="float" office:value="-111.712899924159" calcext:value-type="float">
            <text:p>-111.712899924159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.6445392239691" calcext:value-type="float">
            <text:p>17.6445392239691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1.7578125004545" calcext:value-type="float">
            <text:p>-81.7578125004545</text:p>
          </table:table-cell>
          <table:table-cell office:value-type="float" office:value="12.3573993925117" calcext:value-type="float">
            <text:p>12.3573993925117</text:p>
          </table:table-cell>
          <table:table-cell office:value-type="float" office:value="-83" calcext:value-type="float">
            <text:p>-83</text:p>
          </table:table-cell>
          <table:table-cell office:value-type="float" office:value="-87" calcext:value-type="float">
            <text:p>-87</text:p>
          </table:table-cell>
          <table:table-cell office:value-type="float" office:value="-86.9843827849659" calcext:value-type="float">
            <text:p>-86.9843827849659</text:p>
          </table:table-cell>
          <table:table-cell office:value-type="float" office:value="18.4563617049081" calcext:value-type="float">
            <text:p>18.4563617049081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  <table:table-cell office:value-type="float" office:value="-82.0317225419959" calcext:value-type="float">
            <text:p>-82.0317225419959</text:p>
          </table:table-cell>
          <table:table-cell office:value-type="float" office:value="12.6199437181743" calcext:value-type="float">
            <text:p>12.6199437181743</text:p>
          </table:table-cell>
          <table:table-cell office:value-type="float" office:value="-74.803460741057" calcext:value-type="float">
            <text:p>-74.803460741057</text:p>
          </table:table-cell>
          <table:table-cell office:value-type="float" office:value="85.3936216528872" calcext:value-type="float">
            <text:p>85.3936216528872</text:p>
          </table:table-cell>
          <table:table-cell office:value-type="float" office:value="-112.456142880548" calcext:value-type="float">
            <text:p>-112.456142880548</text:p>
          </table:table-cell>
          <table:table-cell table:number-columns-repeated="4"/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17.6447341121191" calcext:value-type="float">
            <text:p>17.6447341121191</text:p>
          </table:table-cell>
          <table:table-cell office:value-type="float" office:value="-80" calcext:value-type="float">
            <text:p>-80</text:p>
          </table:table-cell>
          <table:table-cell office:value-type="float" office:value="-82" calcext:value-type="float">
            <text:p>-82</text:p>
          </table:table-cell>
          <table:table-cell office:value-type="float" office:value="-81.8789062502272" calcext:value-type="float">
            <text:p>-81.8789062502272</text:p>
          </table:table-cell>
          <table:table-cell office:value-type="float" office:value="12.4727880279121" calcext:value-type="float">
            <text:p>12.4727880279121</text:p>
          </table:table-cell>
          <table:table-cell office:value-type="float" office:value="-91" calcext:value-type="float">
            <text:p>-91</text:p>
          </table:table-cell>
          <table:table-cell office:value-type="float" office:value="-87" calcext:value-type="float">
            <text:p>-87</text:p>
          </table:table-cell>
          <table:table-cell office:value-type="float" office:value="-86.9921913924829" calcext:value-type="float">
            <text:p>-86.9921913924829</text:p>
          </table:table-cell>
          <table:table-cell office:value-type="float" office:value="18.4674265228177" calcext:value-type="float">
            <text:p>18.4674265228177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0158612709979" calcext:value-type="float">
            <text:p>-82.0158612709979</text:p>
          </table:table-cell>
          <table:table-cell office:value-type="float" office:value="12.6045895776982" calcext:value-type="float">
            <text:p>12.6045895776982</text:p>
          </table:table-cell>
          <table:table-cell office:value-type="float" office:value="-76.70449393443" calcext:value-type="float">
            <text:p>-76.70449393443</text:p>
          </table:table-cell>
          <table:table-cell office:value-type="float" office:value="84.2770005392923" calcext:value-type="float">
            <text:p>84.2770005392923</text:p>
          </table:table-cell>
          <table:table-cell office:value-type="float" office:value="-112.885978260751" calcext:value-type="float">
            <text:p>-112.885978260751</text:p>
          </table:table-cell>
          <table:table-cell table:number-columns-repeated="4"/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17.6448414558993" calcext:value-type="float">
            <text:p>17.6448414558993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1.9394531251136" calcext:value-type="float">
            <text:p>-81.9394531251136</text:p>
          </table:table-cell>
          <table:table-cell office:value-type="float" office:value="12.5308857644863" calcext:value-type="float">
            <text:p>12.5308857644863</text:p>
          </table:table-cell>
          <table:table-cell office:value-type="float" office:value="-86" calcext:value-type="float">
            <text:p>-86</text:p>
          </table:table-cell>
          <table:table-cell office:value-type="float" office:value="-87" calcext:value-type="float">
            <text:p>-87</text:p>
          </table:table-cell>
          <table:table-cell office:value-type="float" office:value="-86.9960956962415" calcext:value-type="float">
            <text:p>-86.9960956962415</text:p>
          </table:table-cell>
          <table:table-cell office:value-type="float" office:value="18.4729614190848" calcext:value-type="float">
            <text:p>18.4729614190848</text:p>
          </table:table-cell>
          <table:table-cell office:value-type="float" office:value="-81" calcext:value-type="float">
            <text:p>-81</text:p>
          </table:table-cell>
          <table:table-cell office:value-type="float" office:value="-83" calcext:value-type="float">
            <text:p>-83</text:p>
          </table:table-cell>
          <table:table-cell office:value-type="float" office:value="-82.507930635499" calcext:value-type="float">
            <text:p>-82.507930635499</text:p>
          </table:table-cell>
          <table:table-cell office:value-type="float" office:value="13.0897400267709" calcext:value-type="float">
            <text:p>13.0897400267709</text:p>
          </table:table-cell>
          <table:table-cell office:value-type="float" office:value="-66.1562986501951" calcext:value-type="float">
            <text:p>-66.1562986501951</text:p>
          </table:table-cell>
          <table:table-cell office:value-type="float" office:value="83.7096388856324" calcext:value-type="float">
            <text:p>83.7096388856324</text:p>
          </table:table-cell>
          <table:table-cell office:value-type="float" office:value="-105.546903180402" calcext:value-type="float">
            <text:p>-105.546903180402</text:p>
          </table:table-cell>
          <table:table-cell table:number-columns-repeated="4"/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17.5680231209714" calcext:value-type="float">
            <text:p>17.5680231209714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1.9697265625568" calcext:value-type="float">
            <text:p>-81.9697265625568</text:p>
          </table:table-cell>
          <table:table-cell office:value-type="float" office:value="12.5600360354585" calcext:value-type="float">
            <text:p>12.5600360354585</text:p>
          </table:table-cell>
          <table:table-cell office:value-type="float" office:value="-91" calcext:value-type="float">
            <text:p>-91</text:p>
          </table:table-cell>
          <table:table-cell office:value-type="float" office:value="-87" calcext:value-type="float">
            <text:p>-87</text:p>
          </table:table-cell>
          <table:table-cell office:value-type="float" office:value="-86.9980478481207" calcext:value-type="float">
            <text:p>-86.9980478481207</text:p>
          </table:table-cell>
          <table:table-cell office:value-type="float" office:value="18.4757294892639" calcext:value-type="float">
            <text:p>18.4757294892639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2.7539653177495" calcext:value-type="float">
            <text:p>-82.7539653177495</text:p>
          </table:table-cell>
          <table:table-cell office:value-type="float" office:value="13.3392735035794" calcext:value-type="float">
            <text:p>13.3392735035794</text:p>
          </table:table-cell>
          <table:table-cell office:value-type="float" office:value="-60.5554589609776" calcext:value-type="float">
            <text:p>-60.5554589609776</text:p>
          </table:table-cell>
          <table:table-cell office:value-type="float" office:value="83.4236704311097" calcext:value-type="float">
            <text:p>83.4236704311097</text:p>
          </table:table-cell>
          <table:table-cell office:value-type="float" office:value="-101.893217025044" calcext:value-type="float">
            <text:p>-101.893217025044</text:p>
          </table:table-cell>
          <table:table-cell table:number-columns-repeated="4"/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17.5693704296611" calcext:value-type="float">
            <text:p>17.5693704296611</text:p>
          </table:table-cell>
          <table:table-cell office:value-type="float" office:value="-81" calcext:value-type="float">
            <text:p>-81</text:p>
          </table:table-cell>
          <table:table-cell office:value-type="float" office:value="-83" calcext:value-type="float">
            <text:p>-83</text:p>
          </table:table-cell>
          <table:table-cell office:value-type="float" office:value="-82.4848632812784" calcext:value-type="float">
            <text:p>-82.4848632812784</text:p>
          </table:table-cell>
          <table:table-cell office:value-type="float" office:value="13.0665853437174" calcext:value-type="float">
            <text:p>13.0665853437174</text:p>
          </table:table-cell>
          <table:table-cell table:number-columns-repeated="2" office:value-type="float" office:value="-87" calcext:value-type="float">
            <text:p>-87</text:p>
          </table:table-cell>
          <table:table-cell office:value-type="float" office:value="-86.9990239240604" calcext:value-type="float">
            <text:p>-86.9990239240604</text:p>
          </table:table-cell>
          <table:table-cell office:value-type="float" office:value="18.4771136798921" calcext:value-type="float">
            <text:p>18.4771136798921</text:p>
          </table:table-cell>
          <table:table-cell office:value-type="float" office:value="-82" calcext:value-type="float">
            <text:p>-82</text:p>
          </table:table-cell>
          <table:table-cell office:value-type="float" office:value="-83" calcext:value-type="float">
            <text:p>-83</text:p>
          </table:table-cell>
          <table:table-cell office:value-type="float" office:value="-82.8769826588747" calcext:value-type="float">
            <text:p>-82.8769826588747</text:p>
          </table:table-cell>
          <table:table-cell office:value-type="float" office:value="13.465818462599" calcext:value-type="float">
            <text:p>13.465818462599</text:p>
          </table:table-cell>
          <table:table-cell office:value-type="float" office:value="-63.7161276777508" calcext:value-type="float">
            <text:p>-63.7161276777508</text:p>
          </table:table-cell>
          <table:table-cell office:value-type="float" office:value="77.5463988159105" calcext:value-type="float">
            <text:p>77.5463988159105</text:p>
          </table:table-cell>
          <table:table-cell office:value-type="float" office:value="-99.1063841952197" calcext:value-type="float">
            <text:p>-99.1063841952197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.5707044847855" calcext:value-type="float">
            <text:p>17.5707044847855</text:p>
          </table:table-cell>
          <table:table-cell office:value-type="float" office:value="-83" calcext:value-type="float">
            <text:p>-83</text:p>
          </table:table-cell>
          <table:table-cell office:value-type="float" office:value="-84" calcext:value-type="float">
            <text:p>-84</text:p>
          </table:table-cell>
          <table:table-cell office:value-type="float" office:value="-83.2424316406392" calcext:value-type="float">
            <text:p>-83.2424316406392</text:p>
          </table:table-cell>
          <table:table-cell office:value-type="float" office:value="13.8488715777964" calcext:value-type="float">
            <text:p>13.8488715777964</text:p>
          </table:table-cell>
          <table:table-cell office:value-type="float" office:value="-82" calcext:value-type="float">
            <text:p>-82</text:p>
          </table:table-cell>
          <table:table-cell office:value-type="float" office:value="-87" calcext:value-type="float">
            <text:p>-87</text:p>
          </table:table-cell>
          <table:table-cell office:value-type="float" office:value="-86.9995119620302" calcext:value-type="float">
            <text:p>-86.9995119620302</text:p>
          </table:table-cell>
          <table:table-cell office:value-type="float" office:value="18.4778058140942" calcext:value-type="float">
            <text:p>18.4778058140942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2.9384913294374" calcext:value-type="float">
            <text:p>-82.9384913294374</text:p>
          </table:table-cell>
          <table:table-cell office:value-type="float" office:value="13.5295404155293" calcext:value-type="float">
            <text:p>13.5295404155293</text:p>
          </table:table-cell>
          <table:table-cell office:value-type="float" office:value="-72.2560671670924" calcext:value-type="float">
            <text:p>-72.2560671670924</text:p>
          </table:table-cell>
          <table:table-cell office:value-type="float" office:value="67.9873016932157" calcext:value-type="float">
            <text:p>67.9873016932157</text:p>
          </table:table-cell>
          <table:table-cell office:value-type="float" office:value="-97.8825050570349" calcext:value-type="float">
            <text:p>-97.8825050570349</text:p>
          </table:table-cell>
          <table:table-cell table:number-columns-repeated="4"/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17.5719771783052" calcext:value-type="float">
            <text:p>17.5719771783052</text:p>
          </table:table-cell>
          <table:table-cell office:value-type="float" office:value="-82" calcext:value-type="float">
            <text:p>-82</text:p>
          </table:table-cell>
          <table:table-cell office:value-type="float" office:value="-86" calcext:value-type="float">
            <text:p>-86</text:p>
          </table:table-cell>
          <table:table-cell office:value-type="float" office:value="-84.6212158203196" calcext:value-type="float">
            <text:p>-84.6212158203196</text:p>
          </table:table-cell>
          <table:table-cell office:value-type="float" office:value="15.394793246999" calcext:value-type="float">
            <text:p>15.394793246999</text:p>
          </table:table-cell>
          <table:table-cell office:value-type="float" office:value="-89" calcext:value-type="float">
            <text:p>-89</text:p>
          </table:table-cell>
          <table:table-cell office:value-type="float" office:value="-87" calcext:value-type="float">
            <text:p>-87</text:p>
          </table:table-cell>
          <table:table-cell office:value-type="float" office:value="-86.9997559810151" calcext:value-type="float">
            <text:p>-86.9997559810151</text:p>
          </table:table-cell>
          <table:table-cell office:value-type="float" office:value="18.4781518909176" calcext:value-type="float">
            <text:p>18.4781518909176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2.9692456647187" calcext:value-type="float">
            <text:p>-82.9692456647187</text:p>
          </table:table-cell>
          <table:table-cell office:value-type="float" office:value="13.5615143805915" calcext:value-type="float">
            <text:p>13.5615143805915</text:p>
          </table:table-cell>
          <table:table-cell office:value-type="float" office:value="-93.1442507122723" calcext:value-type="float">
            <text:p>-93.1442507122723</text:p>
          </table:table-cell>
          <table:table-cell office:value-type="float" office:value="47.4438355390804" calcext:value-type="float">
            <text:p>47.4438355390804</text:p>
          </table:table-cell>
          <table:table-cell office:value-type="float" office:value="-103.153759618016" calcext:value-type="float">
            <text:p>-103.153759618016</text:p>
          </table:table-cell>
          <table:table-cell table:number-columns-repeated="4"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17.5729943462551" calcext:value-type="float">
            <text:p>17.5729943462551</text:p>
          </table:table-cell>
          <table:table-cell office:value-type="float" office:value="-84" calcext:value-type="float">
            <text:p>-84</text:p>
          </table:table-cell>
          <table:table-cell office:value-type="float" office:value="-87" calcext:value-type="float">
            <text:p>-87</text:p>
          </table:table-cell>
          <table:table-cell office:value-type="float" office:value="-85.8106079101598" calcext:value-type="float">
            <text:p>-85.8106079101598</text:p>
          </table:table-cell>
          <table:table-cell office:value-type="float" office:value="16.8663171981394" calcext:value-type="float">
            <text:p>16.8663171981394</text:p>
          </table:table-cell>
          <table:table-cell office:value-type="float" office:value="-82" calcext:value-type="float">
            <text:p>-82</text:p>
          </table:table-cell>
          <table:table-cell office:value-type="float" office:value="-87" calcext:value-type="float">
            <text:p>-87</text:p>
          </table:table-cell>
          <table:table-cell office:value-type="float" office:value="-86.9998779905075" calcext:value-type="float">
            <text:p>-86.9998779905075</text:p>
          </table:table-cell>
          <table:table-cell office:value-type="float" office:value="18.47832493176" calcext:value-type="float">
            <text:p>18.47832493176</text:p>
          </table:table-cell>
          <table:table-cell office:value-type="float" office:value="-82" calcext:value-type="float">
            <text:p>-82</text:p>
          </table:table-cell>
          <table:table-cell office:value-type="float" office:value="-83" calcext:value-type="float">
            <text:p>-83</text:p>
          </table:table-cell>
          <table:table-cell office:value-type="float" office:value="-82.9846228323594" calcext:value-type="float">
            <text:p>-82.9846228323594</text:p>
          </table:table-cell>
          <table:table-cell office:value-type="float" office:value="13.5775296881458" calcext:value-type="float">
            <text:p>13.5775296881458</text:p>
          </table:table-cell>
          <table:table-cell office:value-type="float" office:value="-115.507522886102" calcext:value-type="float">
            <text:p>-115.507522886102</text:p>
          </table:table-cell>
          <table:table-cell office:value-type="float" office:value="25.8681074797515" calcext:value-type="float">
            <text:p>25.8681074797515</text:p>
          </table:table-cell>
          <table:table-cell office:value-type="float" office:value="-117.047177412615" calcext:value-type="float">
            <text:p>-117.047177412615</text:p>
          </table:table-cell>
          <table:table-cell table:number-columns-repeated="4"/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17.5738838308019" calcext:value-type="float">
            <text:p>17.5738838308019</text:p>
          </table:table-cell>
          <table:table-cell office:value-type="float" office:value="-86" calcext:value-type="float">
            <text:p>-86</text:p>
          </table:table-cell>
          <table:table-cell office:value-type="float" office:value="-90" calcext:value-type="float">
            <text:p>-90</text:p>
          </table:table-cell>
          <table:table-cell office:value-type="float" office:value="-87.9053039550799" calcext:value-type="float">
            <text:p>-87.9053039550799</text:p>
          </table:table-cell>
          <table:table-cell office:value-type="float" office:value="19.8081294326981" calcext:value-type="float">
            <text:p>19.8081294326981</text:p>
          </table:table-cell>
          <table:table-cell office:value-type="float" office:value="-91" calcext:value-type="float">
            <text:p>-91</text:p>
          </table:table-cell>
          <table:table-cell office:value-type="float" office:value="-87" calcext:value-type="float">
            <text:p>-87</text:p>
          </table:table-cell>
          <table:table-cell office:value-type="float" office:value="-86.9999389952538" calcext:value-type="float">
            <text:p>-86.9999389952538</text:p>
          </table:table-cell>
          <table:table-cell office:value-type="float" office:value="18.4784114527889" calcext:value-type="float">
            <text:p>18.4784114527889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office:value-type="float" office:value="-82.9923114161797" calcext:value-type="float">
            <text:p>-82.9923114161797</text:p>
          </table:table-cell>
          <table:table-cell office:value-type="float" office:value="13.5855444329346" calcext:value-type="float">
            <text:p>13.5855444329346</text:p>
          </table:table-cell>
          <table:table-cell office:value-type="float" office:value="-167.026532688884" calcext:value-type="float">
            <text:p>-167.026532688884</text:p>
          </table:table-cell>
          <table:table-cell office:value-type="float" office:value="-23.1710462745268" calcext:value-type="float">
            <text:p>-23.1710462745268</text:p>
          </table:table-cell>
          <table:table-cell office:value-type="float" office:value="-167.531389011224" calcext:value-type="float">
            <text:p>-167.531389011224</text:p>
          </table:table-cell>
          <table:table-cell table:number-columns-repeated="4"/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17.5746482879769" calcext:value-type="float">
            <text:p>17.5746482879769</text:p>
          </table:table-cell>
          <table:table-cell office:value-type="float" office:value="-87" calcext:value-type="float">
            <text:p>-87</text:p>
          </table:table-cell>
          <table:table-cell office:value-type="float" office:value="-90" calcext:value-type="float">
            <text:p>-90</text:p>
          </table:table-cell>
          <table:table-cell office:value-type="float" office:value="-88.95265197754" calcext:value-type="float">
            <text:p>-88.95265197754</text:p>
          </table:table-cell>
          <table:table-cell office:value-type="float" office:value="21.4661947885787" calcext:value-type="float">
            <text:p>21.4661947885787</text:p>
          </table:table-cell>
          <table:table-cell table:number-columns-repeated="2" office:value-type="float" office:value="-87" calcext:value-type="float">
            <text:p>-87</text:p>
          </table:table-cell>
          <table:table-cell office:value-type="float" office:value="-86.9999694976269" calcext:value-type="float">
            <text:p>-86.9999694976269</text:p>
          </table:table-cell>
          <table:table-cell office:value-type="float" office:value="18.4784547134553" calcext:value-type="float">
            <text:p>18.4784547134553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2.9961557080899" calcext:value-type="float">
            <text:p>-82.9961557080899</text:p>
          </table:table-cell>
          <table:table-cell office:value-type="float" office:value="13.5895535793027" calcext:value-type="float">
            <text:p>13.5895535793027</text:p>
          </table:table-cell>
          <table:table-cell office:value-type="float" office:value="-199.731981639702" calcext:value-type="float">
            <text:p>-199.731981639702</text:p>
          </table:table-cell>
          <table:table-cell office:value-type="float" office:value="-54.2773773199935" calcext:value-type="float">
            <text:p>-54.2773773199935</text:p>
          </table:table-cell>
          <table:table-cell office:value-type="float" office:value="-205.997134766896" calcext:value-type="float">
            <text:p>-205.997134766896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.5752720036268" calcext:value-type="float">
            <text:p>17.5752720036268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89.47632598877" calcext:value-type="float">
            <text:p>-89.47632598877</text:p>
          </table:table-cell>
          <table:table-cell office:value-type="float" office:value="22.3465696940666" calcext:value-type="float">
            <text:p>22.3465696940666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6.4999847488135" calcext:value-type="float">
            <text:p>-86.4999847488135</text:p>
          </table:table-cell>
          <table:table-cell office:value-type="float" office:value="17.7827732843636" calcext:value-type="float">
            <text:p>17.7827732843636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  <table:table-cell office:value-type="float" office:value="-82.4980778540449" calcext:value-type="float">
            <text:p>-82.4980778540449</text:p>
          </table:table-cell>
          <table:table-cell office:value-type="float" office:value="13.0798449287148" calcext:value-type="float">
            <text:p>13.0798449287148</text:p>
          </table:table-cell>
          <table:table-cell office:value-type="float" office:value="-219.737676341555" calcext:value-type="float">
            <text:p>-219.737676341555</text:p>
          </table:table-cell>
          <table:table-cell office:value-type="float" office:value="-83.2764324584985" calcext:value-type="float">
            <text:p>-83.2764324584985</text:p>
          </table:table-cell>
          <table:table-cell office:value-type="float" office:value="-234.109203833736" calcext:value-type="float">
            <text:p>-234.109203833736</text:p>
          </table:table-cell>
          <table:table-cell table:number-columns-repeated="4"/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17.5758883389772" calcext:value-type="float">
            <text:p>17.5758883389772</text:p>
          </table:table-cell>
          <table:table-cell office:value-type="float" office:value="-91" calcext:value-type="float">
            <text:p>-91</text:p>
          </table:table-cell>
          <table:table-cell office:value-type="float" office:value="-87" calcext:value-type="float">
            <text:p>-87</text:p>
          </table:table-cell>
          <table:table-cell office:value-type="float" office:value="-88.238162994385" calcext:value-type="float">
            <text:p>-88.238162994385</text:p>
          </table:table-cell>
          <table:table-cell office:value-type="float" office:value="20.3207047816418" calcext:value-type="float">
            <text:p>20.3207047816418</text:p>
          </table:table-cell>
          <table:table-cell office:value-type="float" office:value="-91" calcext:value-type="float">
            <text:p>-91</text:p>
          </table:table-cell>
          <table:table-cell office:value-type="float" office:value="-85" calcext:value-type="float">
            <text:p>-85</text:p>
          </table:table-cell>
          <table:table-cell office:value-type="float" office:value="-85.7499923744067" calcext:value-type="float">
            <text:p>-85.7499923744067</text:p>
          </table:table-cell>
          <table:table-cell office:value-type="float" office:value="16.7880303554251" calcext:value-type="float">
            <text:p>16.7880303554251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  <table:table-cell office:value-type="float" office:value="-82.2490389270225" calcext:value-type="float">
            <text:p>-82.2490389270225</text:p>
          </table:table-cell>
          <table:table-cell office:value-type="float" office:value="12.8322052520547" calcext:value-type="float">
            <text:p>12.8322052520547</text:p>
          </table:table-cell>
          <table:table-cell office:value-type="float" office:value="-169.359251995714" calcext:value-type="float">
            <text:p>-169.359251995714</text:p>
          </table:table-cell>
          <table:table-cell office:value-type="float" office:value="-59.6177634581667" calcext:value-type="float">
            <text:p>-59.6177634581667</text:p>
          </table:table-cell>
          <table:table-cell office:value-type="float" office:value="-178.567006435891" calcext:value-type="float">
            <text:p>-178.567006435891</text:p>
          </table:table-cell>
          <table:table-cell table:number-columns-repeated="4"/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17.5762614196045" calcext:value-type="float">
            <text:p>17.5762614196045</text:p>
          </table:table-cell>
          <table:table-cell office:value-type="float" office:value="-90" calcext:value-type="float">
            <text:p>-90</text:p>
          </table:table-cell>
          <table:table-cell office:value-type="float" office:value="-83" calcext:value-type="float">
            <text:p>-83</text:p>
          </table:table-cell>
          <table:table-cell office:value-type="float" office:value="-85.6190814971925" calcext:value-type="float">
            <text:p>-85.6190814971925</text:p>
          </table:table-cell>
          <table:table-cell office:value-type="float" office:value="16.6201925115447" calcext:value-type="float">
            <text:p>16.6201925115447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5.3749961872034" calcext:value-type="float">
            <text:p>-85.3749961872034</text:p>
          </table:table-cell>
          <table:table-cell office:value-type="float" office:value="16.3117243187665" calcext:value-type="float">
            <text:p>16.3117243187665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82.1245194635112" calcext:value-type="float">
            <text:p>-82.1245194635112</text:p>
          </table:table-cell>
          <table:table-cell office:value-type="float" office:value="12.7101492049347" calcext:value-type="float">
            <text:p>12.7101492049347</text:p>
          </table:table-cell>
          <table:table-cell office:value-type="float" office:value="-99.8923913454065" calcext:value-type="float">
            <text:p>-99.8923913454065</text:p>
          </table:table-cell>
          <table:table-cell office:value-type="float" office:value="-4.64747675880412" calcext:value-type="float">
            <text:p>-4.64747675880412</text:p>
          </table:table-cell>
          <table:table-cell office:value-type="float" office:value="-98.6355000273016" calcext:value-type="float">
            <text:p>-98.6355000273016</text:p>
          </table:table-cell>
          <table:table-cell table:number-columns-repeated="4"/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7.6475774009672" calcext:value-type="float">
            <text:p>17.6475774009672</text:p>
          </table:table-cell>
          <table:table-cell office:value-type="float" office:value="-87" calcext:value-type="float">
            <text:p>-87</text:p>
          </table:table-cell>
          <table:table-cell office:value-type="float" office:value="-83" calcext:value-type="float">
            <text:p>-83</text:p>
          </table:table-cell>
          <table:table-cell office:value-type="float" office:value="-84.3095407485962" calcext:value-type="float">
            <text:p>-84.3095407485962</text:p>
          </table:table-cell>
          <table:table-cell office:value-type="float" office:value="15.0308898300133" calcext:value-type="float">
            <text:p>15.0308898300133</text:p>
          </table:table-cell>
          <table:table-cell office:value-type="float" office:value="-92" calcext:value-type="float">
            <text:p>-92</text:p>
          </table:table-cell>
          <table:table-cell office:value-type="float" office:value="-84" calcext:value-type="float">
            <text:p>-84</text:p>
          </table:table-cell>
          <table:table-cell office:value-type="float" office:value="-84.6874980936017" calcext:value-type="float">
            <text:p>-84.6874980936017</text:p>
          </table:table-cell>
          <table:table-cell office:value-type="float" office:value="15.4733115423747" calcext:value-type="float">
            <text:p>15.4733115423747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0622597317556" calcext:value-type="float">
            <text:p>-82.0622597317556</text:p>
          </table:table-cell>
          <table:table-cell office:value-type="float" office:value="12.6495572340647" calcext:value-type="float">
            <text:p>12.6495572340647</text:p>
          </table:table-cell>
          <table:table-cell office:value-type="float" office:value="-65.7245874986224" calcext:value-type="float">
            <text:p>-65.7245874986224</text:p>
          </table:table-cell>
          <table:table-cell office:value-type="float" office:value="6.10441863881278" calcext:value-type="float">
            <text:p>6.10441863881278</text:p>
          </table:table-cell>
          <table:table-cell office:value-type="float" office:value="-64.2260031787405" calcext:value-type="float">
            <text:p>-64.2260031787405</text:p>
          </table:table-cell>
          <table:table-cell table:number-columns-repeated="4"/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17.6480717534342" calcext:value-type="float">
            <text:p>17.6480717534342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3.6547703742981" calcext:value-type="float">
            <text:p>-83.6547703742981</text:p>
          </table:table-cell>
          <table:table-cell office:value-type="float" office:value="14.2941722918886" calcext:value-type="float">
            <text:p>14.2941722918886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4.3437490468008" calcext:value-type="float">
            <text:p>-84.3437490468008</text:p>
          </table:table-cell>
          <table:table-cell office:value-type="float" office:value="15.0704065471326" calcext:value-type="float">
            <text:p>15.0704065471326</text:p>
          </table:table-cell>
          <table:table-cell office:value-type="float" office:value="-81" calcext:value-type="float">
            <text:p>-81</text:p>
          </table:table-cell>
          <table:table-cell office:value-type="float" office:value="-83" calcext:value-type="float">
            <text:p>-83</text:p>
          </table:table-cell>
          <table:table-cell office:value-type="float" office:value="-82.5311298658778" calcext:value-type="float">
            <text:p>-82.5311298658778</text:p>
          </table:table-cell>
          <table:table-cell office:value-type="float" office:value="13.1130684692445" calcext:value-type="float">
            <text:p>13.1130684692445</text:p>
          </table:table-cell>
          <table:table-cell office:value-type="float" office:value="-39.2244945014504" calcext:value-type="float">
            <text:p>-39.2244945014504</text:p>
          </table:table-cell>
          <table:table-cell office:value-type="float" office:value="10.3308145389366" calcext:value-type="float">
            <text:p>10.3308145389366</text:p>
          </table:table-cell>
          <table:table-cell office:value-type="float" office:value="-37.8218149921646" calcext:value-type="float">
            <text:p>-37.821814992164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.6487137928856" calcext:value-type="float">
            <text:p>17.6487137928856</text:p>
          </table:table-cell>
          <table:table-cell office:value-type="float" office:value="-82" calcext:value-type="float">
            <text:p>-82</text:p>
          </table:table-cell>
          <table:table-cell office:value-type="float" office:value="-83" calcext:value-type="float">
            <text:p>-83</text:p>
          </table:table-cell>
          <table:table-cell office:value-type="float" office:value="-83.3273851871491" calcext:value-type="float">
            <text:p>-83.3273851871491</text:p>
          </table:table-cell>
          <table:table-cell office:value-type="float" office:value="13.9394671552744" calcext:value-type="float">
            <text:p>13.9394671552744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4.1718745234004" calcext:value-type="float">
            <text:p>-84.1718745234004</text:p>
          </table:table-cell>
          <table:table-cell office:value-type="float" office:value="14.8729054635092" calcext:value-type="float">
            <text:p>14.8729054635092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2.7655649329389" calcext:value-type="float">
            <text:p>-82.7655649329389</text:p>
          </table:table-cell>
          <table:table-cell office:value-type="float" office:value="13.3511547918879" calcext:value-type="float">
            <text:p>13.3511547918879</text:p>
          </table:table-cell>
          <table:table-cell office:value-type="float" office:value="-26.1546437598745" calcext:value-type="float">
            <text:p>-26.1546437598745</text:p>
          </table:table-cell>
          <table:table-cell office:value-type="float" office:value="12.1948056152297" calcext:value-type="float">
            <text:p>12.1948056152297</text:p>
          </table:table-cell>
          <table:table-cell office:value-type="float" office:value="-25.0211456929207" calcext:value-type="float">
            <text:p>-25.0211456929207</text:p>
          </table:table-cell>
          <table:table-cell table:number-columns-repeated="4"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17.649348791043" calcext:value-type="float">
            <text:p>17.649348791043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3.1636925935745" calcext:value-type="float">
            <text:p>-83.1636925935745</text:p>
          </table:table-cell>
          <table:table-cell office:value-type="float" office:value="13.7654290753916" calcext:value-type="float">
            <text:p>13.7654290753916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4.5859372617002" calcext:value-type="float">
            <text:p>-84.5859372617002</text:p>
          </table:table-cell>
          <table:table-cell office:value-type="float" office:value="15.3531646969716" calcext:value-type="float">
            <text:p>15.3531646969716</text:p>
          </table:table-cell>
          <table:table-cell office:value-type="float" office:value="-82" calcext:value-type="float">
            <text:p>-82</text:p>
          </table:table-cell>
          <table:table-cell office:value-type="float" office:value="-83" calcext:value-type="float">
            <text:p>-83</text:p>
          </table:table-cell>
          <table:table-cell office:value-type="float" office:value="-82.8827824664695" calcext:value-type="float">
            <text:p>-82.8827824664695</text:p>
          </table:table-cell>
          <table:table-cell office:value-type="float" office:value="13.4718141287509" calcext:value-type="float">
            <text:p>13.4718141287509</text:p>
          </table:table-cell>
          <table:table-cell office:value-type="float" office:value="-27.1396237553951" calcext:value-type="float">
            <text:p>-27.1396237553951</text:p>
          </table:table-cell>
          <table:table-cell office:value-type="float" office:value="20.9848311739534" calcext:value-type="float">
            <text:p>20.9848311739534</text:p>
          </table:table-cell>
          <table:table-cell office:value-type="float" office:value="-31.0786334148267" calcext:value-type="float">
            <text:p>-31.0786334148267</text:p>
          </table:table-cell>
          <table:table-cell table:number-columns-repeated="4"/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17.6500000116352" calcext:value-type="float">
            <text:p>17.6500000116352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3.0818462967873" calcext:value-type="float">
            <text:p>-83.0818462967873</text:p>
          </table:table-cell>
          <table:table-cell office:value-type="float" office:value="13.6792265815062" calcext:value-type="float">
            <text:p>13.6792265815062</text:p>
          </table:table-cell>
          <table:table-cell office:value-type="float" office:value="-81" calcext:value-type="float">
            <text:p>-81</text:p>
          </table:table-cell>
          <table:table-cell office:value-type="float" office:value="-86" calcext:value-type="float">
            <text:p>-86</text:p>
          </table:table-cell>
          <table:table-cell office:value-type="float" office:value="-85.2929686308501" calcext:value-type="float">
            <text:p>-85.2929686308501</text:p>
          </table:table-cell>
          <table:table-cell office:value-type="float" office:value="16.2093507903262" calcext:value-type="float">
            <text:p>16.2093507903262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2.9413912332347" calcext:value-type="float">
            <text:p>-82.9413912332347</text:p>
          </table:table-cell>
          <table:table-cell office:value-type="float" office:value="13.5325520995285" calcext:value-type="float">
            <text:p>13.5325520995285</text:p>
          </table:table-cell>
          <table:table-cell office:value-type="float" office:value="-36.1278791299605" calcext:value-type="float">
            <text:p>-36.1278791299605</text:p>
          </table:table-cell>
          <table:table-cell office:value-type="float" office:value="34.343551443483" calcext:value-type="float">
            <text:p>34.343551443483</text:p>
          </table:table-cell>
          <table:table-cell office:value-type="float" office:value="-47.5619074765803" calcext:value-type="float">
            <text:p>-47.5619074765803</text:p>
          </table:table-cell>
          <table:table-cell table:number-columns-repeated="4"/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17.6506421603231" calcext:value-type="float">
            <text:p>17.6506421603231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3.0409231483936" calcext:value-type="float">
            <text:p>-83.0409231483936</text:p>
          </table:table-cell>
          <table:table-cell office:value-type="float" office:value="13.6363279792787" calcext:value-type="float">
            <text:p>13.6363279792787</text:p>
          </table:table-cell>
          <table:table-cell office:value-type="float" office:value="-89" calcext:value-type="float">
            <text:p>-89</text:p>
          </table:table-cell>
          <table:table-cell office:value-type="float" office:value="-86" calcext:value-type="float">
            <text:p>-86</text:p>
          </table:table-cell>
          <table:table-cell office:value-type="float" office:value="-85.6464843154251" calcext:value-type="float">
            <text:p>-85.6464843154251</text:p>
          </table:table-cell>
          <table:table-cell office:value-type="float" office:value="16.6551856187712" calcext:value-type="float">
            <text:p>16.6551856187712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2.9706956166174" calcext:value-type="float">
            <text:p>-82.9706956166174</text:p>
          </table:table-cell>
          <table:table-cell office:value-type="float" office:value="13.5630236973142" calcext:value-type="float">
            <text:p>13.5630236973142</text:p>
          </table:table-cell>
          <table:table-cell office:value-type="float" office:value="-41.1123973573436" calcext:value-type="float">
            <text:p>-41.1123973573436</text:p>
          </table:table-cell>
          <table:table-cell office:value-type="float" office:value="41.5362578351205" calcext:value-type="float">
            <text:p>41.5362578351205</text:p>
          </table:table-cell>
          <table:table-cell office:value-type="float" office:value="-56.4500946191124" calcext:value-type="float">
            <text:p>-56.4500946191124</text:p>
          </table:table-cell>
          <table:table-cell table:number-columns-repeated="4"/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17.6513245579875" calcext:value-type="float">
            <text:p>17.6513245579875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3.0204615741968" calcext:value-type="float">
            <text:p>-83.0204615741968</text:p>
          </table:table-cell>
          <table:table-cell office:value-type="float" office:value="13.6149291539648" calcext:value-type="float">
            <text:p>13.6149291539648</text:p>
          </table:table-cell>
          <table:table-cell office:value-type="float" office:value="-83" calcext:value-type="float">
            <text:p>-83</text:p>
          </table:table-cell>
          <table:table-cell office:value-type="float" office:value="-86" calcext:value-type="float">
            <text:p>-86</text:p>
          </table:table-cell>
          <table:table-cell office:value-type="float" office:value="-85.8232421577125" calcext:value-type="float">
            <text:p>-85.8232421577125</text:p>
          </table:table-cell>
          <table:table-cell office:value-type="float" office:value="16.8826806403697" calcext:value-type="float">
            <text:p>16.8826806403697</text:p>
          </table:table-cell>
          <table:table-cell office:value-type="float" office:value="-82" calcext:value-type="float">
            <text:p>-82</text:p>
          </table:table-cell>
          <table:table-cell office:value-type="float" office:value="-83" calcext:value-type="float">
            <text:p>-83</text:p>
          </table:table-cell>
          <table:table-cell office:value-type="float" office:value="-82.9853478083087" calcext:value-type="float">
            <text:p>-82.9853478083087</text:p>
          </table:table-cell>
          <table:table-cell office:value-type="float" office:value="13.578285216691" calcext:value-type="float">
            <text:p>13.578285216691</text:p>
          </table:table-cell>
          <table:table-cell office:value-type="float" office:value="-43.7351902059507" calcext:value-type="float">
            <text:p>-43.7351902059507</text:p>
          </table:table-cell>
          <table:table-cell office:value-type="float" office:value="45.2693680623787" calcext:value-type="float">
            <text:p>45.2693680623787</text:p>
          </table:table-cell>
          <table:table-cell office:value-type="float" office:value="-61.0729605346379" calcext:value-type="float">
            <text:p>-61.0729605346379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.6520069915874" calcext:value-type="float">
            <text:p>17.6520069915874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3.0102307870984" calcext:value-type="float">
            <text:p>-83.0102307870984</text:p>
          </table:table-cell>
          <table:table-cell office:value-type="float" office:value="13.6042423371537" calcext:value-type="float">
            <text:p>13.6042423371537</text:p>
          </table:table-cell>
          <table:table-cell office:value-type="float" office:value="-88" calcext:value-type="float">
            <text:p>-88</text:p>
          </table:table-cell>
          <table:table-cell office:value-type="float" office:value="-86" calcext:value-type="float">
            <text:p>-86</text:p>
          </table:table-cell>
          <table:table-cell office:value-type="float" office:value="-85.9116210788563" calcext:value-type="float">
            <text:p>-85.9116210788563</text:p>
          </table:table-cell>
          <table:table-cell office:value-type="float" office:value="16.9975907792807" calcext:value-type="float">
            <text:p>16.9975907792807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office:value-type="float" office:value="-82.9926739041543" calcext:value-type="float">
            <text:p>-82.9926739041543</text:p>
          </table:table-cell>
          <table:table-cell office:value-type="float" office:value="13.5859224149413" calcext:value-type="float">
            <text:p>13.5859224149413</text:p>
          </table:table-cell>
          <table:table-cell office:value-type="float" office:value="-45.0802635488435" calcext:value-type="float">
            <text:p>-45.0802635488435</text:p>
          </table:table-cell>
          <table:table-cell office:value-type="float" office:value="47.1712194235834" calcext:value-type="float">
            <text:p>47.1712194235834</text:p>
          </table:table-cell>
          <table:table-cell office:value-type="float" office:value="-63.4309942045095" calcext:value-type="float">
            <text:p>-63.4309942045095</text:p>
          </table:table-cell>
          <table:table-cell table:number-columns-repeated="4"/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17.6525708419866" calcext:value-type="float">
            <text:p>17.6525708419866</text:p>
          </table:table-cell>
          <table:table-cell office:value-type="float" office:value="-82" calcext:value-type="float">
            <text:p>-82</text:p>
          </table:table-cell>
          <table:table-cell office:value-type="float" office:value="-83" calcext:value-type="float">
            <text:p>-83</text:p>
          </table:table-cell>
          <table:table-cell office:value-type="float" office:value="-83.0051153935492" calcext:value-type="float">
            <text:p>-83.0051153935492</text:p>
          </table:table-cell>
          <table:table-cell office:value-type="float" office:value="13.5989020748258" calcext:value-type="float">
            <text:p>13.5989020748258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5.9558105394281" calcext:value-type="float">
            <text:p>-85.9558105394281</text:p>
          </table:table-cell>
          <table:table-cell office:value-type="float" office:value="17.0553388131524" calcext:value-type="float">
            <text:p>17.0553388131524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2.9963369520772" calcext:value-type="float">
            <text:p>-82.9963369520772</text:p>
          </table:table-cell>
          <table:table-cell office:value-type="float" office:value="13.5897426247631" calcext:value-type="float">
            <text:p>13.5897426247631</text:p>
          </table:table-cell>
          <table:table-cell office:value-type="float" office:value="-45.7613532395986" calcext:value-type="float">
            <text:p>-45.7613532395986</text:p>
          </table:table-cell>
          <table:table-cell office:value-type="float" office:value="48.1311110866924" calcext:value-type="float">
            <text:p>48.1311110866924</text:p>
          </table:table-cell>
          <table:table-cell office:value-type="float" office:value="-64.6218942123177" calcext:value-type="float">
            <text:p>-64.6218942123177</text:p>
          </table:table-cell>
          <table:table-cell table:number-columns-repeated="4"/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17.6531035856895" calcext:value-type="float">
            <text:p>17.6531035856895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office:value-type="float" office:value="-83.0025576967746" calcext:value-type="float">
            <text:p>-83.0025576967746</text:p>
          </table:table-cell>
          <table:table-cell office:value-type="float" office:value="13.596232729821" calcext:value-type="float">
            <text:p>13.596232729821</text:p>
          </table:table-cell>
          <table:table-cell office:value-type="float" office:value="-81" calcext:value-type="float">
            <text:p>-81</text:p>
          </table:table-cell>
          <table:table-cell office:value-type="float" office:value="-84" calcext:value-type="float">
            <text:p>-84</text:p>
          </table:table-cell>
          <table:table-cell office:value-type="float" office:value="-84.9779052697141" calcext:value-type="float">
            <text:p>-84.9779052697141</text:p>
          </table:table-cell>
          <table:table-cell office:value-type="float" office:value="15.822077556058" calcext:value-type="float">
            <text:p>15.822077556058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2.9981684760386" calcext:value-type="float">
            <text:p>-82.9981684760386</text:p>
          </table:table-cell>
          <table:table-cell office:value-type="float" office:value="13.5916531324802" calcext:value-type="float">
            <text:p>13.5916531324802</text:p>
          </table:table-cell>
          <table:table-cell office:value-type="float" office:value="-28.2544291528381" calcext:value-type="float">
            <text:p>-28.2544291528381</text:p>
          </table:table-cell>
          <table:table-cell office:value-type="float" office:value="29.7339062483897" calcext:value-type="float">
            <text:p>29.7339062483897</text:p>
          </table:table-cell>
          <table:table-cell office:value-type="float" office:value="-38.3002289888585" calcext:value-type="float">
            <text:p>-38.3002289888585</text:p>
          </table:table-cell>
          <table:table-cell table:number-columns-repeated="4"/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17.6536674963196" calcext:value-type="float">
            <text:p>17.6536674963196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3.0012788483873" calcext:value-type="float">
            <text:p>-83.0012788483873</text:p>
          </table:table-cell>
          <table:table-cell office:value-type="float" office:value="13.5948982538134" calcext:value-type="float">
            <text:p>13.5948982538134</text:p>
          </table:table-cell>
          <table:table-cell office:value-type="float" office:value="-88" calcext:value-type="float">
            <text:p>-88</text:p>
          </table:table-cell>
          <table:table-cell office:value-type="float" office:value="-84" calcext:value-type="float">
            <text:p>-84</text:p>
          </table:table-cell>
          <table:table-cell office:value-type="float" office:value="-84.488952634857" calcext:value-type="float">
            <text:p>-84.488952634857</text:p>
          </table:table-cell>
          <table:table-cell office:value-type="float" office:value="15.2393024279465" calcext:value-type="float">
            <text:p>15.2393024279465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2.9990842380193" calcext:value-type="float">
            <text:p>-82.9990842380193</text:p>
          </table:table-cell>
          <table:table-cell office:value-type="float" office:value="13.5926084870569" calcext:value-type="float">
            <text:p>13.5926084870569</text:p>
          </table:table-cell>
          <table:table-cell office:value-type="float" office:value="-20.4341404402119" calcext:value-type="float">
            <text:p>-20.4341404402119</text:p>
          </table:table-cell>
          <table:table-cell office:value-type="float" office:value="21.5223090722159" calcext:value-type="float">
            <text:p>21.5223090722159</text:p>
          </table:table-cell>
          <table:table-cell office:value-type="float" office:value="-25.9582322850314" calcext:value-type="float">
            <text:p>-25.9582322850314</text:p>
          </table:table-cell>
          <table:table-cell table:number-columns-repeated="4"/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17.6541218724011" calcext:value-type="float">
            <text:p>17.6541218724011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office:value-type="float" office:value="-83.0006394241937" calcext:value-type="float">
            <text:p>-83.0006394241937</text:p>
          </table:table-cell>
          <table:table-cell office:value-type="float" office:value="13.5942310649277" calcext:value-type="float">
            <text:p>13.5942310649277</text:p>
          </table:table-cell>
          <table:table-cell office:value-type="float" office:value="-81" calcext:value-type="float">
            <text:p>-81</text:p>
          </table:table-cell>
          <table:table-cell office:value-type="float" office:value="-84" calcext:value-type="float">
            <text:p>-84</text:p>
          </table:table-cell>
          <table:table-cell office:value-type="float" office:value="-84.2444763174285" calcext:value-type="float">
            <text:p>-84.2444763174285</text:p>
          </table:table-cell>
          <table:table-cell office:value-type="float" office:value="14.956014490101" calcext:value-type="float">
            <text:p>14.956014490101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4995421190097" calcext:value-type="float">
            <text:p>-82.4995421190097</text:p>
          </table:table-cell>
          <table:table-cell office:value-type="float" office:value="13.0813150091743" calcext:value-type="float">
            <text:p>13.0813150091743</text:p>
          </table:table-cell>
          <table:table-cell office:value-type="float" office:value="-29.1477256855349" calcext:value-type="float">
            <text:p>-29.1477256855349</text:p>
          </table:table-cell>
          <table:table-cell office:value-type="float" office:value="17.6423869006655" calcext:value-type="float">
            <text:p>17.6423869006655</text:p>
          </table:table-cell>
          <table:table-cell office:value-type="float" office:value="-30.9509761973451" calcext:value-type="float">
            <text:p>-30.9509761973451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.6546074205617" calcext:value-type="float">
            <text:p>17.6546074205617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3.0003197120968" calcext:value-type="float">
            <text:p>-83.0003197120968</text:p>
          </table:table-cell>
          <table:table-cell office:value-type="float" office:value="13.5938974827637" calcext:value-type="float">
            <text:p>13.5938974827637</text:p>
          </table:table-cell>
          <table:table-cell office:value-type="float" office:value="-89" calcext:value-type="float">
            <text:p>-89</text:p>
          </table:table-cell>
          <table:table-cell office:value-type="float" office:value="-84" calcext:value-type="float">
            <text:p>-84</text:p>
          </table:table-cell>
          <table:table-cell office:value-type="float" office:value="-84.1222381587142" calcext:value-type="float">
            <text:p>-84.1222381587142</text:p>
          </table:table-cell>
          <table:table-cell office:value-type="float" office:value="14.8163514790637" calcext:value-type="float">
            <text:p>14.8163514790637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  <table:table-cell office:value-type="float" office:value="-82.2497710595048" calcext:value-type="float">
            <text:p>-82.2497710595048</text:p>
          </table:table-cell>
          <table:table-cell office:value-type="float" office:value="12.8329263555644" calcext:value-type="float">
            <text:p>12.8329263555644</text:p>
          </table:table-cell>
          <table:table-cell office:value-type="float" office:value="-33.2080665737361" calcext:value-type="float">
            <text:p>-33.2080665737361</text:p>
          </table:table-cell>
          <table:table-cell office:value-type="float" office:value="15.7564647178472" calcext:value-type="float">
            <text:p>15.7564647178472</text:p>
          </table:table-cell>
          <table:table-cell office:value-type="float" office:value="-33.9135886318744" calcext:value-type="float">
            <text:p>-33.9135886318744</text:p>
          </table:table-cell>
          <table:table-cell table:number-columns-repeated="4"/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17.6550216351325" calcext:value-type="float">
            <text:p>17.6550216351325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3.0001598560484" calcext:value-type="float">
            <text:p>-83.0001598560484</text:p>
          </table:table-cell>
          <table:table-cell office:value-type="float" office:value="13.5937306947513" calcext:value-type="float">
            <text:p>13.5937306947513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4.0611190793571" calcext:value-type="float">
            <text:p>-84.0611190793571</text:p>
          </table:table-cell>
          <table:table-cell office:value-type="float" office:value="14.7470098154849" calcext:value-type="float">
            <text:p>14.7470098154849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1248855297524" calcext:value-type="float">
            <text:p>-82.1248855297524</text:p>
          </table:table-cell>
          <table:table-cell office:value-type="float" office:value="12.7105063222136" calcext:value-type="float">
            <text:p>12.7105063222136</text:p>
          </table:table-cell>
          <table:table-cell office:value-type="float" office:value="-35.1676656132682" calcext:value-type="float">
            <text:p>-35.1676656132682</text:p>
          </table:table-cell>
          <table:table-cell office:value-type="float" office:value="14.8267201348115" calcext:value-type="float">
            <text:p>14.8267201348115</text:p>
          </table:table-cell>
          <table:table-cell office:value-type="float" office:value="-35.44936433141" calcext:value-type="float">
            <text:p>-35.44936433141</text:p>
          </table:table-cell>
          <table:table-cell table:number-columns-repeated="4"/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17.6554288109079" calcext:value-type="float">
            <text:p>17.6554288109079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3.0000799280242" calcext:value-type="float">
            <text:p>-83.0000799280242</text:p>
          </table:table-cell>
          <table:table-cell office:value-type="float" office:value="13.5936473015125" calcext:value-type="float">
            <text:p>13.5936473015125</text:p>
          </table:table-cell>
          <table:table-cell office:value-type="float" office:value="-81" calcext:value-type="float">
            <text:p>-81</text:p>
          </table:table-cell>
          <table:table-cell office:value-type="float" office:value="-84" calcext:value-type="float">
            <text:p>-84</text:p>
          </table:table-cell>
          <table:table-cell office:value-type="float" office:value="-84.0305595396786" calcext:value-type="float">
            <text:p>-84.0305595396786</text:p>
          </table:table-cell>
          <table:table-cell office:value-type="float" office:value="14.7124607754054" calcext:value-type="float">
            <text:p>14.7124607754054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  <table:table-cell office:value-type="float" office:value="-82.0624427648762" calcext:value-type="float">
            <text:p>-82.0624427648762</text:p>
          </table:table-cell>
          <table:table-cell office:value-type="float" office:value="12.649734940229" calcext:value-type="float">
            <text:p>12.649734940229</text:p>
          </table:table-cell>
          <table:table-cell office:value-type="float" office:value="-36.1302486338955" calcext:value-type="float">
            <text:p>-36.1302486338955</text:p>
          </table:table-cell>
          <table:table-cell office:value-type="float" office:value="14.3651159590568" calcext:value-type="float">
            <text:p>14.3651159590568</text:p>
          </table:table-cell>
          <table:table-cell office:value-type="float" office:value="-36.2256104891129" calcext:value-type="float">
            <text:p>-36.2256104891129</text:p>
          </table:table-cell>
          <table:table-cell table:number-columns-repeated="4"/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17.6558832677452" calcext:value-type="float">
            <text:p>17.6558832677452</text:p>
          </table:table-cell>
          <table:table-cell office:value-type="float" office:value="-83" calcext:value-type="float">
            <text:p>-83</text:p>
          </table:table-cell>
          <table:table-cell office:value-type="float" office:value="-84" calcext:value-type="float">
            <text:p>-84</text:p>
          </table:table-cell>
          <table:table-cell office:value-type="float" office:value="-83.5000399640121" calcext:value-type="float">
            <text:p>-83.5000399640121</text:p>
          </table:table-cell>
          <table:table-cell office:value-type="float" office:value="14.1254187737825" calcext:value-type="float">
            <text:p>14.1254187737825</text:p>
          </table:table-cell>
          <table:table-cell office:value-type="float" office:value="-89" calcext:value-type="float">
            <text:p>-89</text:p>
          </table:table-cell>
          <table:table-cell office:value-type="float" office:value="-84" calcext:value-type="float">
            <text:p>-84</text:p>
          </table:table-cell>
          <table:table-cell office:value-type="float" office:value="-84.0152797698393" calcext:value-type="float">
            <text:p>-84.0152797698393</text:p>
          </table:table-cell>
          <table:table-cell office:value-type="float" office:value="14.6952166200633" calcext:value-type="float">
            <text:p>14.6952166200633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0312213824381" calcext:value-type="float">
            <text:p>-82.0312213824381</text:p>
          </table:table-cell>
          <table:table-cell office:value-type="float" office:value="12.6194582961056" calcext:value-type="float">
            <text:p>12.6194582961056</text:p>
          </table:table-cell>
          <table:table-cell office:value-type="float" office:value="-43.6733862312247" calcext:value-type="float">
            <text:p>-43.6733862312247</text:p>
          </table:table-cell>
          <table:table-cell office:value-type="float" office:value="7.43451635266249" calcext:value-type="float">
            <text:p>7.43451635266249</text:p>
          </table:table-cell>
          <table:table-cell office:value-type="float" office:value="-41.9004504242883" calcext:value-type="float">
            <text:p>-41.9004504242883</text:p>
          </table:table-cell>
          <table:table-cell table:number-columns-repeated="4"/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17.6562904876502" calcext:value-type="float">
            <text:p>17.6562904876502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3.7500199820061" calcext:value-type="float">
            <text:p>-83.7500199820061</text:p>
          </table:table-cell>
          <table:table-cell office:value-type="float" office:value="14.3990552922798" calcext:value-type="float">
            <text:p>14.3990552922798</text:p>
          </table:table-cell>
          <table:table-cell office:value-type="float" office:value="-81" calcext:value-type="float">
            <text:p>-81</text:p>
          </table:table-cell>
          <table:table-cell office:value-type="float" office:value="-84" calcext:value-type="float">
            <text:p>-84</text:p>
          </table:table-cell>
          <table:table-cell office:value-type="float" office:value="-84.0076398849196" calcext:value-type="float">
            <text:p>-84.0076398849196</text:p>
          </table:table-cell>
          <table:table-cell office:value-type="float" office:value="14.6866021231858" calcext:value-type="float">
            <text:p>14.6866021231858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015610691219" calcext:value-type="float">
            <text:p>-82.015610691219</text:p>
          </table:table-cell>
          <table:table-cell office:value-type="float" office:value="12.6043471596287" calcext:value-type="float">
            <text:p>12.6043471596287</text:p>
          </table:table-cell>
          <table:table-cell office:value-type="float" office:value="-47.6525228663377" calcext:value-type="float">
            <text:p>-47.6525228663377</text:p>
          </table:table-cell>
          <table:table-cell office:value-type="float" office:value="3.77158573392536" calcext:value-type="float">
            <text:p>3.77158573392536</text:p>
          </table:table-cell>
          <table:table-cell office:value-type="float" office:value="-45.5412225571709" calcext:value-type="float">
            <text:p>-45.5412225571709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.656744983567" calcext:value-type="float">
            <text:p>17.656744983567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3.875009991003" calcext:value-type="float">
            <text:p>-83.875009991003</text:p>
          </table:table-cell>
          <table:table-cell office:value-type="float" office:value="14.5378550042494" calcext:value-type="float">
            <text:p>14.5378550042494</text:p>
          </table:table-cell>
          <table:table-cell office:value-type="float" office:value="-91" calcext:value-type="float">
            <text:p>-91</text:p>
          </table:table-cell>
          <table:table-cell office:value-type="float" office:value="-84" calcext:value-type="float">
            <text:p>-84</text:p>
          </table:table-cell>
          <table:table-cell office:value-type="float" office:value="-84.0038199424598" calcext:value-type="float">
            <text:p>-84.0038199424598</text:p>
          </table:table-cell>
          <table:table-cell office:value-type="float" office:value="14.6822967686493" calcext:value-type="float">
            <text:p>14.6822967686493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  <table:table-cell office:value-type="float" office:value="-82.0078053456095" calcext:value-type="float">
            <text:p>-82.0078053456095</text:p>
          </table:table-cell>
          <table:table-cell office:value-type="float" office:value="12.5967983782913" calcext:value-type="float">
            <text:p>12.5967983782913</text:p>
          </table:table-cell>
          <table:table-cell office:value-type="float" office:value="-49.69636029752" calcext:value-type="float">
            <text:p>-49.69636029752</text:p>
          </table:table-cell>
          <table:table-cell office:value-type="float" office:value="1.8884592173223" calcext:value-type="float">
            <text:p>1.8884592173223</text:p>
          </table:table-cell>
          <table:table-cell office:value-type="float" office:value="-47.5421042795311" calcext:value-type="float">
            <text:p>-47.5421042795311</text:p>
          </table:table-cell>
          <table:table-cell table:number-columns-repeated="4"/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17.6570808686655" calcext:value-type="float">
            <text:p>17.6570808686655</text:p>
          </table:table-cell>
          <table:table-cell office:value-type="float" office:value="-83" calcext:value-type="float">
            <text:p>-83</text:p>
          </table:table-cell>
          <table:table-cell office:value-type="float" office:value="-84" calcext:value-type="float">
            <text:p>-84</text:p>
          </table:table-cell>
          <table:table-cell office:value-type="float" office:value="-83.9375049955015" calcext:value-type="float">
            <text:p>-83.9375049955015</text:p>
          </table:table-cell>
          <table:table-cell office:value-type="float" office:value="14.6077557920555" calcext:value-type="float">
            <text:p>14.6077557920555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4.0019099712299" calcext:value-type="float">
            <text:p>-84.0019099712299</text:p>
          </table:table-cell>
          <table:table-cell office:value-type="float" office:value="14.6801445646946" calcext:value-type="float">
            <text:p>14.6801445646946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0039026728048" calcext:value-type="float">
            <text:p>-82.0039026728048</text:p>
          </table:table-cell>
          <table:table-cell office:value-type="float" office:value="12.5930256831623" calcext:value-type="float">
            <text:p>12.5930256831623</text:p>
          </table:table-cell>
          <table:table-cell office:value-type="float" office:value="-50.7321542554558" calcext:value-type="float">
            <text:p>-50.7321542554558</text:p>
          </table:table-cell>
          <table:table-cell office:value-type="float" office:value="0.93368870909172" calcext:value-type="float">
            <text:p>0.93368870909172</text:p>
          </table:table-cell>
          <table:table-cell office:value-type="float" office:value="-48.5853484547251" calcext:value-type="float">
            <text:p>-48.5853484547251</text:p>
          </table:table-cell>
          <table:table-cell table:number-columns-repeated="4"/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17.6575354005251" calcext:value-type="float">
            <text:p>17.6575354005251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3.9687524977508" calcext:value-type="float">
            <text:p>-83.9687524977508</text:p>
          </table:table-cell>
          <table:table-cell office:value-type="float" office:value="14.6428321212739" calcext:value-type="float">
            <text:p>14.6428321212739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4.0009549856149" calcext:value-type="float">
            <text:p>-84.0009549856149</text:p>
          </table:table-cell>
          <table:table-cell office:value-type="float" office:value="14.6790685810255" calcext:value-type="float">
            <text:p>14.6790685810255</text:p>
          </table:table-cell>
          <table:table-cell office:value-type="float" office:value="-84" calcext:value-type="float">
            <text:p>-84</text:p>
          </table:table-cell>
          <table:table-cell office:value-type="float" office:value="-82" calcext:value-type="float">
            <text:p>-82</text:p>
          </table:table-cell>
          <table:table-cell office:value-type="float" office:value="-82.0019513364024" calcext:value-type="float">
            <text:p>-82.0019513364024</text:p>
          </table:table-cell>
          <table:table-cell office:value-type="float" office:value="12.5911397593346" calcext:value-type="float">
            <text:p>12.5911397593346</text:p>
          </table:table-cell>
          <table:table-cell office:value-type="float" office:value="-51.2535592370232" calcext:value-type="float">
            <text:p>-51.2535592370232</text:p>
          </table:table-cell>
          <table:table-cell office:value-type="float" office:value="0.452964488471631" calcext:value-type="float">
            <text:p>0.452964488471631</text:p>
          </table:table-cell>
          <table:table-cell office:value-type="float" office:value="-49.1174031855415" calcext:value-type="float">
            <text:p>-49.1174031855415</text:p>
          </table:table-cell>
          <table:table-cell table:number-columns-repeated="4"/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17.6578642686225" calcext:value-type="float">
            <text:p>17.6578642686225</text:p>
          </table:table-cell>
          <table:table-cell office:value-type="float" office:value="-83" calcext:value-type="float">
            <text:p>-83</text:p>
          </table:table-cell>
          <table:table-cell office:value-type="float" office:value="-84" calcext:value-type="float">
            <text:p>-84</text:p>
          </table:table-cell>
          <table:table-cell office:value-type="float" office:value="-83.9843762488754" calcext:value-type="float">
            <text:p>-83.9843762488754</text:p>
          </table:table-cell>
          <table:table-cell office:value-type="float" office:value="14.6604018579024" calcext:value-type="float">
            <text:p>14.6604018579024</text:p>
          </table:table-cell>
          <table:table-cell table:number-columns-repeated="2" office:value-type="float" office:value="-88" calcext:value-type="float">
            <text:p>-88</text:p>
          </table:table-cell>
          <table:table-cell office:value-type="float" office:value="-86.0004774928075" calcext:value-type="float">
            <text:p>-86.0004774928075</text:p>
          </table:table-cell>
          <table:table-cell office:value-type="float" office:value="17.1139102365777" calcext:value-type="float">
            <text:p>17.1139102365777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0009756682012" calcext:value-type="float">
            <text:p>-82.0009756682012</text:p>
          </table:table-cell>
          <table:table-cell office:value-type="float" office:value="12.5901969033364" calcext:value-type="float">
            <text:p>12.5901969033364</text:p>
          </table:table-cell>
          <table:table-cell office:value-type="float" office:value="-84.7894118360994" calcext:value-type="float">
            <text:p>-84.7894118360994</text:p>
          </table:table-cell>
          <table:table-cell office:value-type="float" office:value="35.4057004320228" calcext:value-type="float">
            <text:p>35.4057004320228</text:p>
          </table:table-cell>
          <table:table-cell office:value-type="float" office:value="-90.5059615246937" calcext:value-type="float">
            <text:p>-90.5059615246937</text:p>
          </table:table-cell>
          <table:table-cell table:number-columns-repeated="4"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17.6582403995354" calcext:value-type="float">
            <text:p>17.6582403995354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office:value-type="float" office:value="-83.9921881244377" calcext:value-type="float">
            <text:p>-83.9921881244377</text:p>
          </table:table-cell>
          <table:table-cell office:value-type="float" office:value="14.66919463027" calcext:value-type="float">
            <text:p>14.66919463027</text:p>
          </table:table-cell>
          <table:table-cell office:value-type="float" office:value="-81" calcext:value-type="float">
            <text:p>-81</text:p>
          </table:table-cell>
          <table:table-cell office:value-type="float" office:value="-88" calcext:value-type="float">
            <text:p>-88</text:p>
          </table:table-cell>
          <table:table-cell office:value-type="float" office:value="-87.0002387464037" calcext:value-type="float">
            <text:p>-87.0002387464037</text:p>
          </table:table-cell>
          <table:table-cell office:value-type="float" office:value="18.4788365858902" calcext:value-type="float">
            <text:p>18.4788365858902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0004878341006" calcext:value-type="float">
            <text:p>-82.0004878341006</text:p>
          </table:table-cell>
          <table:table-cell office:value-type="float" office:value="12.589725501814" calcext:value-type="float">
            <text:p>12.589725501814</text:p>
          </table:table-cell>
          <table:table-cell office:value-type="float" office:value="-105.801809108829" calcext:value-type="float">
            <text:p>-105.801809108829</text:p>
          </table:table-cell>
          <table:table-cell office:value-type="float" office:value="57.3709683942237" calcext:value-type="float">
            <text:p>57.3709683942237</text:p>
          </table:table-cell>
          <table:table-cell office:value-type="float" office:value="-119.209354276253" calcext:value-type="float">
            <text:p>-119.209354276253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.6587261833794" calcext:value-type="float">
            <text:p>17.6587261833794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3.9960940622188" calcext:value-type="float">
            <text:p>-83.9960940622188</text:p>
          </table:table-cell>
          <table:table-cell office:value-type="float" office:value="14.6735929938499" calcext:value-type="float">
            <text:p>14.6735929938499</text:p>
          </table:table-cell>
          <table:table-cell office:value-type="float" office:value="-91" calcext:value-type="float">
            <text:p>-91</text:p>
          </table:table-cell>
          <table:table-cell office:value-type="float" office:value="-88" calcext:value-type="float">
            <text:p>-88</text:p>
          </table:table-cell>
          <table:table-cell office:value-type="float" office:value="-87.5001193732019" calcext:value-type="float">
            <text:p>-87.5001193732019</text:p>
          </table:table-cell>
          <table:table-cell office:value-type="float" office:value="19.20159531505" calcext:value-type="float">
            <text:p>19.20159531505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  <table:table-cell office:value-type="float" office:value="-82.0002439170503" calcext:value-type="float">
            <text:p>-82.0002439170503</text:p>
          </table:table-cell>
          <table:table-cell office:value-type="float" office:value="12.5894898076716" calcext:value-type="float">
            <text:p>12.5894898076716</text:p>
          </table:table-cell>
          <table:table-cell office:value-type="float" office:value="-117.572875849284" calcext:value-type="float">
            <text:p>-117.572875849284</text:p>
          </table:table-cell>
          <table:table-cell office:value-type="float" office:value="69.6913324062683" calcext:value-type="float">
            <text:p>69.6913324062683</text:p>
          </table:table-cell>
          <table:table-cell office:value-type="float" office:value="-135.619836421448" calcext:value-type="float">
            <text:p>-135.619836421448</text:p>
          </table:table-cell>
          <table:table-cell table:number-columns-repeated="4"/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17.6593376752086" calcext:value-type="float">
            <text:p>17.6593376752086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office:value-type="float" office:value="-83.4980470311094" calcext:value-type="float">
            <text:p>-83.4980470311094</text:p>
          </table:table-cell>
          <table:table-cell office:value-type="float" office:value="14.1232582690186" calcext:value-type="float">
            <text:p>14.1232582690186</text:p>
          </table:table-cell>
          <table:table-cell office:value-type="float" office:value="-84" calcext:value-type="float">
            <text:p>-84</text:p>
          </table:table-cell>
          <table:table-cell office:value-type="float" office:value="-88" calcext:value-type="float">
            <text:p>-88</text:p>
          </table:table-cell>
          <table:table-cell office:value-type="float" office:value="-87.7500596866009" calcext:value-type="float">
            <text:p>-87.7500596866009</text:p>
          </table:table-cell>
          <table:table-cell office:value-type="float" office:value="19.5735074831779" calcext:value-type="float">
            <text:p>19.5735074831779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0001219585251" calcext:value-type="float">
            <text:p>-82.0001219585251</text:p>
          </table:table-cell>
          <table:table-cell office:value-type="float" office:value="12.5893719622551" calcext:value-type="float">
            <text:p>12.5893719622551</text:p>
          </table:table-cell>
          <table:table-cell office:value-type="float" office:value="-116.176481366818" calcext:value-type="float">
            <text:p>-116.176481366818</text:p>
          </table:table-cell>
          <table:table-cell office:value-type="float" office:value="83.4498959366459" calcext:value-type="float">
            <text:p>83.4498959366459</text:p>
          </table:table-cell>
          <table:table-cell office:value-type="float" office:value="-142.038290748319" calcext:value-type="float">
            <text:p>-142.038290748319</text:p>
          </table:table-cell>
          <table:table-cell table:number-columns-repeated="4"/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17.6598637052049" calcext:value-type="float">
            <text:p>17.6598637052049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office:value-type="float" office:value="-83.2490235155547" calcext:value-type="float">
            <text:p>-83.2490235155547</text:p>
          </table:table-cell>
          <table:table-cell office:value-type="float" office:value="13.8558801192917" calcext:value-type="float">
            <text:p>13.8558801192917</text:p>
          </table:table-cell>
          <table:table-cell table:number-columns-repeated="2" office:value-type="float" office:value="-88" calcext:value-type="float">
            <text:p>-88</text:p>
          </table:table-cell>
          <table:table-cell office:value-type="float" office:value="-87.8750298433005" calcext:value-type="float">
            <text:p>-87.8750298433005</text:p>
          </table:table-cell>
          <table:table-cell office:value-type="float" office:value="19.7621562216642" calcext:value-type="float">
            <text:p>19.7621562216642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  <table:table-cell office:value-type="float" office:value="-82.0000609792626" calcext:value-type="float">
            <text:p>-82.0000609792626</text:p>
          </table:table-cell>
          <table:table-cell office:value-type="float" office:value="12.5893130399605" calcext:value-type="float">
            <text:p>12.5893130399605</text:p>
          </table:table-cell>
          <table:table-cell office:value-type="float" office:value="-115.780919492476" calcext:value-type="float">
            <text:p>-115.780919492476</text:p>
          </table:table-cell>
          <table:table-cell office:value-type="float" office:value="90.2233657496723" calcext:value-type="float">
            <text:p>90.2233657496723</text:p>
          </table:table-cell>
          <table:table-cell office:value-type="float" office:value="-145.807852091246" calcext:value-type="float">
            <text:p>-145.807852091246</text:p>
          </table:table-cell>
          <table:table-cell table:number-columns-repeated="4"/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17.6603968030773" calcext:value-type="float">
            <text:p>17.6603968030773</text:p>
          </table:table-cell>
          <table:table-cell office:value-type="float" office:value="-82" calcext:value-type="float">
            <text:p>-82</text:p>
          </table:table-cell>
          <table:table-cell office:value-type="float" office:value="-83" calcext:value-type="float">
            <text:p>-83</text:p>
          </table:table-cell>
          <table:table-cell office:value-type="float" office:value="-83.1245117577774" calcext:value-type="float">
            <text:p>-83.1245117577774</text:p>
          </table:table-cell>
          <table:table-cell office:value-type="float" office:value="13.7240953040286" calcext:value-type="float">
            <text:p>13.7240953040286</text:p>
          </table:table-cell>
          <table:table-cell table:number-columns-repeated="2" office:value-type="float" office:value="-88" calcext:value-type="float">
            <text:p>-88</text:p>
          </table:table-cell>
          <table:table-cell office:value-type="float" office:value="-87.9375149216502" calcext:value-type="float">
            <text:p>-87.9375149216502</text:p>
          </table:table-cell>
          <table:table-cell office:value-type="float" office:value="19.857161320696" calcext:value-type="float">
            <text:p>19.857161320696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0000304896313" calcext:value-type="float">
            <text:p>-82.0000304896313</text:p>
          </table:table-cell>
          <table:table-cell office:value-type="float" office:value="12.5892835789166" calcext:value-type="float">
            <text:p>12.5892835789166</text:p>
          </table:table-cell>
          <table:table-cell office:value-type="float" office:value="-115.656981114985" calcext:value-type="float">
            <text:p>-115.656981114985</text:p>
          </table:table-cell>
          <table:table-cell office:value-type="float" office:value="93.5863926373116" calcext:value-type="float">
            <text:p>93.5863926373116</text:p>
          </table:table-cell>
          <table:table-cell office:value-type="float" office:value="-147.815898763429" calcext:value-type="float">
            <text:p>-147.815898763429</text:p>
          </table:table-cell>
          <table:table-cell table:number-columns-repeated="4"/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17.6608826940764" calcext:value-type="float">
            <text:p>17.6608826940764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3.0622558788887" calcext:value-type="float">
            <text:p>-83.0622558788887</text:p>
          </table:table-cell>
          <table:table-cell office:value-type="float" office:value="13.6586736766632" calcext:value-type="float">
            <text:p>13.6586736766632</text:p>
          </table:table-cell>
          <table:table-cell office:value-type="float" office:value="-80" calcext:value-type="float">
            <text:p>-80</text:p>
          </table:table-cell>
          <table:table-cell office:value-type="float" office:value="-85" calcext:value-type="float">
            <text:p>-85</text:p>
          </table:table-cell>
          <table:table-cell office:value-type="float" office:value="-86.4687574608251" calcext:value-type="float">
            <text:p>-86.4687574608251</text:p>
          </table:table-cell>
          <table:table-cell office:value-type="float" office:value="17.7402028733533" calcext:value-type="float">
            <text:p>17.7402028733533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0000152448156" calcext:value-type="float">
            <text:p>-82.0000152448156</text:p>
          </table:table-cell>
          <table:table-cell office:value-type="float" office:value="12.5892688484205" calcext:value-type="float">
            <text:p>12.5892688484205</text:p>
          </table:table-cell>
          <table:table-cell office:value-type="float" office:value="-80.5937673002148" calcext:value-type="float">
            <text:p>-80.5937673002148</text:p>
          </table:table-cell>
          <table:table-cell office:value-type="float" office:value="58.2224688100728" calcext:value-type="float">
            <text:p>58.2224688100728</text:p>
          </table:table-cell>
          <table:table-cell office:value-type="float" office:value="-98.1752049542705" calcext:value-type="float">
            <text:p>-98.1752049542705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.6613686130411" calcext:value-type="float">
            <text:p>17.6613686130411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3.0311279394443" calcext:value-type="float">
            <text:p>-83.0311279394443</text:p>
          </table:table-cell>
          <table:table-cell office:value-type="float" office:value="13.6260799033678" calcext:value-type="float">
            <text:p>13.6260799033678</text:p>
          </table:table-cell>
          <table:table-cell office:value-type="float" office:value="-91" calcext:value-type="float">
            <text:p>-91</text:p>
          </table:table-cell>
          <table:table-cell office:value-type="float" office:value="-85" calcext:value-type="float">
            <text:p>-85</text:p>
          </table:table-cell>
          <table:table-cell office:value-type="float" office:value="-85.7343787304126" calcext:value-type="float">
            <text:p>-85.7343787304126</text:p>
          </table:table-cell>
          <table:table-cell office:value-type="float" office:value="16.7679237733408" calcext:value-type="float">
            <text:p>16.7679237733408</text:p>
          </table:table-cell>
          <table:table-cell office:value-type="float" office:value="-82" calcext:value-type="float">
            <text:p>-82</text:p>
          </table:table-cell>
          <table:table-cell office:value-type="float" office:value="-83" calcext:value-type="float">
            <text:p>-83</text:p>
          </table:table-cell>
          <table:table-cell office:value-type="float" office:value="-82.5000076224078" calcext:value-type="float">
            <text:p>-82.5000076224078</text:p>
          </table:table-cell>
          <table:table-cell office:value-type="float" office:value="13.0817823959843" calcext:value-type="float">
            <text:p>13.0817823959843</text:p>
          </table:table-cell>
          <table:table-cell office:value-type="float" office:value="-54.254699599423" calcext:value-type="float">
            <text:p>-54.254699599423</text:p>
          </table:table-cell>
          <table:table-cell office:value-type="float" office:value="43.3760064252741" calcext:value-type="float">
            <text:p>43.3760064252741</text:p>
          </table:table-cell>
          <table:table-cell office:value-type="float" office:value="-67.783033731265" calcext:value-type="float">
            <text:p>-67.783033731265</text:p>
          </table:table-cell>
          <table:table-cell table:number-columns-repeated="4"/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17.6619017832577" calcext:value-type="float">
            <text:p>17.6619017832577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3.0155639697222" calcext:value-type="float">
            <text:p>-83.0155639697222</text:p>
          </table:table-cell>
          <table:table-cell office:value-type="float" office:value="13.6098121953481" calcext:value-type="float">
            <text:p>13.6098121953481</text:p>
          </table:table-cell>
          <table:table-cell office:value-type="float" office:value="-83" calcext:value-type="float">
            <text:p>-83</text:p>
          </table:table-cell>
          <table:table-cell office:value-type="float" office:value="-85" calcext:value-type="float">
            <text:p>-85</text:p>
          </table:table-cell>
          <table:table-cell office:value-type="float" office:value="-85.3671893652063" calcext:value-type="float">
            <text:p>-85.3671893652063</text:p>
          </table:table-cell>
          <table:table-cell office:value-type="float" office:value="16.3019533308358" calcext:value-type="float">
            <text:p>16.3019533308358</text:p>
          </table:table-cell>
          <table:table-cell office:value-type="float" office:value="-81" calcext:value-type="float">
            <text:p>-81</text:p>
          </table:table-cell>
          <table:table-cell office:value-type="float" office:value="-83" calcext:value-type="float">
            <text:p>-83</text:p>
          </table:table-cell>
          <table:table-cell office:value-type="float" office:value="-82.7500038112039" calcext:value-type="float">
            <text:p>-82.7500038112039</text:p>
          </table:table-cell>
          <table:table-cell office:value-type="float" office:value="13.3352182224602" calcext:value-type="float">
            <text:p>13.3352182224602</text:p>
          </table:table-cell>
          <table:table-cell office:value-type="float" office:value="-41.3336432557231" calcext:value-type="float">
            <text:p>-41.3336432557231</text:p>
          </table:table-cell>
          <table:table-cell office:value-type="float" office:value="36.5730429127739" calcext:value-type="float">
            <text:p>36.5730429127739</text:p>
          </table:table-cell>
          <table:table-cell office:value-type="float" office:value="-53.1325228091896" calcext:value-type="float">
            <text:p>-53.1325228091896</text:p>
          </table:table-cell>
          <table:table-cell table:number-columns-repeated="4"/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17.662466211199" calcext:value-type="float">
            <text:p>17.662466211199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3.0077819848611" calcext:value-type="float">
            <text:p>-83.0077819848611</text:p>
          </table:table-cell>
          <table:table-cell office:value-type="float" office:value="13.6016856258344" calcext:value-type="float">
            <text:p>13.6016856258344</text:p>
          </table:table-cell>
          <table:table-cell office:value-type="float" office:value="-88" calcext:value-type="float">
            <text:p>-88</text:p>
          </table:table-cell>
          <table:table-cell office:value-type="float" office:value="-85" calcext:value-type="float">
            <text:p>-85</text:p>
          </table:table-cell>
          <table:table-cell office:value-type="float" office:value="-85.1835946826031" calcext:value-type="float">
            <text:p>-85.1835946826031</text:p>
          </table:table-cell>
          <table:table-cell office:value-type="float" office:value="16.0738467262384" calcext:value-type="float">
            <text:p>16.0738467262384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2.875001905602" calcext:value-type="float">
            <text:p>-82.875001905602</text:p>
          </table:table-cell>
          <table:table-cell office:value-type="float" office:value="13.4637714309405" calcext:value-type="float">
            <text:p>13.4637714309405</text:p>
          </table:table-cell>
          <table:table-cell office:value-type="float" office:value="-34.9219620520163" calcext:value-type="float">
            <text:p>-34.9219620520163</text:p>
          </table:table-cell>
          <table:table-cell office:value-type="float" office:value="33.3166803248069" calcext:value-type="float">
            <text:p>33.3166803248069</text:p>
          </table:table-cell>
          <table:table-cell office:value-type="float" office:value="-45.9364759426103" calcext:value-type="float">
            <text:p>-45.9364759426103</text:p>
          </table:table-cell>
          <table:table-cell table:number-columns-repeated="4"/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17.6629994310337" calcext:value-type="float">
            <text:p>17.6629994310337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3.0038909924305" calcext:value-type="float">
            <text:p>-83.0038909924305</text:p>
          </table:table-cell>
          <table:table-cell office:value-type="float" office:value="13.5976241609329" calcext:value-type="float">
            <text:p>13.5976241609329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5.0917973413016" calcext:value-type="float">
            <text:p>-85.0917973413016</text:p>
          </table:table-cell>
          <table:table-cell office:value-type="float" office:value="15.9609931561537" calcext:value-type="float">
            <text:p>15.9609931561537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2.937500952801" calcext:value-type="float">
            <text:p>-82.937500952801</text:p>
          </table:table-cell>
          <table:table-cell office:value-type="float" office:value="13.528512017209" calcext:value-type="float">
            <text:p>13.528512017209</text:p>
          </table:table-cell>
          <table:table-cell office:value-type="float" office:value="-31.7267175314183" calcext:value-type="float">
            <text:p>-31.7267175314183</text:p>
          </table:table-cell>
          <table:table-cell office:value-type="float" office:value="31.7235998676366" calcext:value-type="float">
            <text:p>31.7235998676366</text:p>
          </table:table-cell>
          <table:table-cell office:value-type="float" office:value="-42.3716162919942" calcext:value-type="float">
            <text:p>-42.3716162919942</text:p>
          </table:table-cell>
          <table:table-cell table:number-columns-repeated="4"/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17.6634542130262" calcext:value-type="float">
            <text:p>17.6634542130262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3.0019454962153" calcext:value-type="float">
            <text:p>-83.0019454962153</text:p>
          </table:table-cell>
          <table:table-cell office:value-type="float" office:value="13.5955938832875" calcext:value-type="float">
            <text:p>13.5955938832875</text:p>
          </table:table-cell>
          <table:table-cell office:value-type="float" office:value="-79" calcext:value-type="float">
            <text:p>-79</text:p>
          </table:table-cell>
          <table:table-cell office:value-type="float" office:value="-84" calcext:value-type="float">
            <text:p>-84</text:p>
          </table:table-cell>
          <table:table-cell office:value-type="float" office:value="-84.5458986706508" calcext:value-type="float">
            <text:p>-84.5458986706508</text:p>
          </table:table-cell>
          <table:table-cell office:value-type="float" office:value="15.3060556856178" calcext:value-type="float">
            <text:p>15.3060556856178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2.9687504764005" calcext:value-type="float">
            <text:p>-82.9687504764005</text:p>
          </table:table-cell>
          <table:table-cell office:value-type="float" office:value="13.5609989564449" calcext:value-type="float">
            <text:p>13.5609989564449</text:p>
          </table:table-cell>
          <table:table-cell office:value-type="float" office:value="-22.0997566405424" calcext:value-type="float">
            <text:p>-22.0997566405424</text:p>
          </table:table-cell>
          <table:table-cell office:value-type="float" office:value="22.4405307327043" calcext:value-type="float">
            <text:p>22.4405307327043</text:p>
          </table:table-cell>
          <table:table-cell office:value-type="float" office:value="-28.0012274397989" calcext:value-type="float">
            <text:p>-28.0012274397989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.6637903691924" calcext:value-type="float">
            <text:p>17.6637903691924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3.0009727481076" calcext:value-type="float">
            <text:p>-83.0009727481076</text:p>
          </table:table-cell>
          <table:table-cell office:value-type="float" office:value="13.5945788581463" calcext:value-type="float">
            <text:p>13.5945788581463</text:p>
          </table:table-cell>
          <table:table-cell office:value-type="float" office:value="-88" calcext:value-type="float">
            <text:p>-88</text:p>
          </table:table-cell>
          <table:table-cell office:value-type="float" office:value="-84" calcext:value-type="float">
            <text:p>-84</text:p>
          </table:table-cell>
          <table:table-cell office:value-type="float" office:value="-84.2729493353254" calcext:value-type="float">
            <text:p>-84.2729493353254</text:p>
          </table:table-cell>
          <table:table-cell office:value-type="float" office:value="14.988734878412" calcext:value-type="float">
            <text:p>14.988734878412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office:value-type="float" office:value="-82.9843752382002" calcext:value-type="float">
            <text:p>-82.9843752382002</text:p>
          </table:table-cell>
          <table:table-cell office:value-type="float" office:value="13.5772716692789" calcext:value-type="float">
            <text:p>13.5772716692789</text:p>
          </table:table-cell>
          <table:table-cell office:value-type="float" office:value="-17.553782334572" calcext:value-type="float">
            <text:p>-17.553782334572</text:p>
          </table:table-cell>
          <table:table-cell office:value-type="float" office:value="18.0834540568027" calcext:value-type="float">
            <text:p>18.0834540568027</text:p>
          </table:table-cell>
          <table:table-cell office:value-type="float" office:value="-20.7797405740446" calcext:value-type="float">
            <text:p>-20.7797405740446</text:p>
          </table:table-cell>
          <table:table-cell table:number-columns-repeated="4"/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17.6642050063509" calcext:value-type="float">
            <text:p>17.6642050063509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office:value-type="float" office:value="-83.0004863740538" calcext:value-type="float">
            <text:p>-83.0004863740538</text:p>
          </table:table-cell>
          <table:table-cell office:value-type="float" office:value="13.5940713739936" calcext:value-type="float">
            <text:p>13.5940713739936</text:p>
          </table:table-cell>
          <table:table-cell office:value-type="float" office:value="-82" calcext:value-type="float">
            <text:p>-82</text:p>
          </table:table-cell>
          <table:table-cell office:value-type="float" office:value="-84" calcext:value-type="float">
            <text:p>-84</text:p>
          </table:table-cell>
          <table:table-cell office:value-type="float" office:value="-84.1364746676627" calcext:value-type="float">
            <text:p>-84.1364746676627</text:p>
          </table:table-cell>
          <table:table-cell office:value-type="float" office:value="14.8325500427656" calcext:value-type="float">
            <text:p>14.8325500427656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  <table:table-cell office:value-type="float" office:value="-82.4921876191001" calcext:value-type="float">
            <text:p>-82.4921876191001</text:p>
          </table:table-cell>
          <table:table-cell office:value-type="float" office:value="13.0739329688079" calcext:value-type="float">
            <text:p>13.0739329688079</text:p>
          </table:table-cell>
          <table:table-cell office:value-type="float" office:value="-27.7406165149915" calcext:value-type="float">
            <text:p>-27.7406165149915</text:p>
          </table:table-cell>
          <table:table-cell office:value-type="float" office:value="15.9726201135965" calcext:value-type="float">
            <text:p>15.9726201135965</text:p>
          </table:table-cell>
          <table:table-cell office:value-type="float" office:value="-28.6971513653484" calcext:value-type="float">
            <text:p>-28.6971513653484</text:p>
          </table:table-cell>
          <table:table-cell table:number-columns-repeated="4"/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17.6645724555916" calcext:value-type="float">
            <text:p>17.6645724555916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3.0002431870269" calcext:value-type="float">
            <text:p>-83.0002431870269</text:p>
          </table:table-cell>
          <table:table-cell office:value-type="float" office:value="13.5938176390214" calcext:value-type="float">
            <text:p>13.5938176390214</text:p>
          </table:table-cell>
          <table:table-cell office:value-type="float" office:value="-89" calcext:value-type="float">
            <text:p>-89</text:p>
          </table:table-cell>
          <table:table-cell office:value-type="float" office:value="-84" calcext:value-type="float">
            <text:p>-84</text:p>
          </table:table-cell>
          <table:table-cell office:value-type="float" office:value="-84.0682373338314" calcext:value-type="float">
            <text:p>-84.0682373338314</text:p>
          </table:table-cell>
          <table:table-cell office:value-type="float" office:value="14.7550689899231" calcext:value-type="float">
            <text:p>14.7550689899231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  <table:table-cell office:value-type="float" office:value="-82.2460938095501" calcext:value-type="float">
            <text:p>-82.2460938095501</text:p>
          </table:table-cell>
          <table:table-cell office:value-type="float" office:value="12.8293049096691" calcext:value-type="float">
            <text:p>12.8293049096691</text:p>
          </table:table-cell>
          <table:table-cell office:value-type="float" office:value="-32.5127107409764" calcext:value-type="float">
            <text:p>-32.5127107409764</text:p>
          </table:table-cell>
          <table:table-cell office:value-type="float" office:value="14.9337194974636" calcext:value-type="float">
            <text:p>14.9337194974636</text:p>
          </table:table-cell>
          <table:table-cell office:value-type="float" office:value="-32.8639588527461" calcext:value-type="float">
            <text:p>-32.8639588527461</text:p>
          </table:table-cell>
          <table:table-cell table:number-columns-repeated="4"/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17.6652136316269" calcext:value-type="float">
            <text:p>17.6652136316269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5001215935135" calcext:value-type="float">
            <text:p>-82.5001215935135</text:p>
          </table:table-cell>
          <table:table-cell office:value-type="float" office:value="13.0818968307581" calcext:value-type="float">
            <text:p>13.0818968307581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4.0341186669157" calcext:value-type="float">
            <text:p>-84.0341186669157</text:p>
          </table:table-cell>
          <table:table-cell office:value-type="float" office:value="14.7164803730791" calcext:value-type="float">
            <text:p>14.7164803730791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123046904775" calcext:value-type="float">
            <text:p>-82.123046904775</text:p>
          </table:table-cell>
          <table:table-cell office:value-type="float" office:value="12.7087127461589" calcext:value-type="float">
            <text:p>12.7087127461589</text:p>
          </table:table-cell>
          <table:table-cell office:value-type="float" office:value="-28.277900716334" calcext:value-type="float">
            <text:p>-28.277900716334</text:p>
          </table:table-cell>
          <table:table-cell office:value-type="float" office:value="20.6239863093744" calcext:value-type="float">
            <text:p>20.6239863093744</text:p>
          </table:table-cell>
          <table:table-cell office:value-type="float" office:value="-32.1352440438805" calcext:value-type="float">
            <text:p>-32.1352440438805</text:p>
          </table:table-cell>
          <table:table-cell table:number-columns-repeated="4"/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17.6657380883721" calcext:value-type="float">
            <text:p>17.6657380883721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  <table:table-cell office:value-type="float" office:value="-82.2500607967567" calcext:value-type="float">
            <text:p>-82.2500607967567</text:p>
          </table:table-cell>
          <table:table-cell office:value-type="float" office:value="12.8332117393546" calcext:value-type="float">
            <text:p>12.8332117393546</text:p>
          </table:table-cell>
          <table:table-cell office:value-type="float" office:value="-82" calcext:value-type="float">
            <text:p>-82</text:p>
          </table:table-cell>
          <table:table-cell office:value-type="float" office:value="-83" calcext:value-type="float">
            <text:p>-83</text:p>
          </table:table-cell>
          <table:table-cell office:value-type="float" office:value="-83.5170593334578" calcext:value-type="float">
            <text:p>-83.5170593334578</text:p>
          </table:table-cell>
          <table:table-cell office:value-type="float" office:value="14.1438826516567" calcext:value-type="float">
            <text:p>14.1438826516567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0615234523875" calcext:value-type="float">
            <text:p>-82.0615234523875</text:p>
          </table:table-cell>
          <table:table-cell office:value-type="float" office:value="12.6488424084308" calcext:value-type="float">
            <text:p>12.6488424084308</text:p>
          </table:table-cell>
          <table:table-cell office:value-type="float" office:value="-19.4670400974112" calcext:value-type="float">
            <text:p>-19.4670400974112</text:p>
          </table:table-cell>
          <table:table-cell office:value-type="float" office:value="16.0418604166932" calcext:value-type="float">
            <text:p>16.0418604166932</text:p>
          </table:table-cell>
          <table:table-cell office:value-type="float" office:value="-21.3354746233219" calcext:value-type="float">
            <text:p>-21.3354746233219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.6662224086557" calcext:value-type="float">
            <text:p>17.6662224086557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1250303983784" calcext:value-type="float">
            <text:p>-82.1250303983784</text:p>
          </table:table-cell>
          <table:table-cell office:value-type="float" office:value="12.7106476521099" calcext:value-type="float">
            <text:p>12.7106476521099</text:p>
          </table:table-cell>
          <table:table-cell office:value-type="float" office:value="-87" calcext:value-type="float">
            <text:p>-87</text:p>
          </table:table-cell>
          <table:table-cell office:value-type="float" office:value="-84" calcext:value-type="float">
            <text:p>-84</text:p>
          </table:table-cell>
          <table:table-cell office:value-type="float" office:value="-83.7585296667289" calcext:value-type="float">
            <text:p>-83.7585296667289</text:p>
          </table:table-cell>
          <table:table-cell office:value-type="float" office:value="14.4084629983334" calcext:value-type="float">
            <text:p>14.4084629983334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82.0307617261938" calcext:value-type="float">
            <text:p>-82.0307617261938</text:p>
          </table:table-cell>
          <table:table-cell office:value-type="float" office:value="12.6190130904732" calcext:value-type="float">
            <text:p>12.6190130904732</text:p>
          </table:table-cell>
          <table:table-cell office:value-type="float" office:value="-21.8980624448778" calcext:value-type="float">
            <text:p>-21.8980624448778</text:p>
          </table:table-cell>
          <table:table-cell office:value-type="float" office:value="20.8987464719337" calcext:value-type="float">
            <text:p>20.8987464719337</text:p>
          </table:table-cell>
          <table:table-cell office:value-type="float" office:value="-27.0787348831335" calcext:value-type="float">
            <text:p>-27.0787348831335</text:p>
          </table:table-cell>
          <table:table-cell table:number-columns-repeated="4"/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17.6667469389473" calcext:value-type="float">
            <text:p>17.6667469389473</text:p>
          </table:table-cell>
          <table:table-cell office:value-type="float" office:value="-84" calcext:value-type="float">
            <text:p>-84</text:p>
          </table:table-cell>
          <table:table-cell office:value-type="float" office:value="-82" calcext:value-type="float">
            <text:p>-82</text:p>
          </table:table-cell>
          <table:table-cell office:value-type="float" office:value="-82.0625151991892" calcext:value-type="float">
            <text:p>-82.0625151991892</text:p>
          </table:table-cell>
          <table:table-cell office:value-type="float" office:value="12.649805267119" calcext:value-type="float">
            <text:p>12.649805267119</text:p>
          </table:table-cell>
          <table:table-cell office:value-type="float" office:value="-81" calcext:value-type="float">
            <text:p>-81</text:p>
          </table:table-cell>
          <table:table-cell office:value-type="float" office:value="-84" calcext:value-type="float">
            <text:p>-84</text:p>
          </table:table-cell>
          <table:table-cell office:value-type="float" office:value="-83.8792648333645" calcext:value-type="float">
            <text:p>-83.8792648333645</text:p>
          </table:table-cell>
          <table:table-cell office:value-type="float" office:value="14.5426034245982" calcext:value-type="float">
            <text:p>14.5426034245982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82.0153808630969" calcext:value-type="float">
            <text:p>-82.0153808630969</text:p>
          </table:table-cell>
          <table:table-cell office:value-type="float" office:value="12.6041248214066" calcext:value-type="float">
            <text:p>12.6041248214066</text:p>
          </table:table-cell>
          <table:table-cell office:value-type="float" office:value="-23.1687828236433" calcext:value-type="float">
            <text:p>-23.1687828236433</text:p>
          </table:table-cell>
          <table:table-cell office:value-type="float" office:value="23.3653368495925" calcext:value-type="float">
            <text:p>23.3653368495925</text:p>
          </table:table-cell>
          <table:table-cell office:value-type="float" office:value="-29.9780643138357" calcext:value-type="float">
            <text:p>-29.9780643138357</text:p>
          </table:table-cell>
          <table:table-cell table:number-columns-repeated="4"/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17.667459757366" calcext:value-type="float">
            <text:p>17.667459757366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0312575995946" calcext:value-type="float">
            <text:p>-82.0312575995946</text:p>
          </table:table-cell>
          <table:table-cell office:value-type="float" office:value="12.6194933753395" calcext:value-type="float">
            <text:p>12.6194933753395</text:p>
          </table:table-cell>
          <table:table-cell office:value-type="float" office:value="-90" calcext:value-type="float">
            <text:p>-90</text:p>
          </table:table-cell>
          <table:table-cell office:value-type="float" office:value="-84" calcext:value-type="float">
            <text:p>-84</text:p>
          </table:table-cell>
          <table:table-cell office:value-type="float" office:value="-83.9396324166822" calcext:value-type="float">
            <text:p>-83.9396324166822</text:p>
          </table:table-cell>
          <table:table-cell office:value-type="float" office:value="14.6101412231174" calcext:value-type="float">
            <text:p>14.6101412231174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0076904315484" calcext:value-type="float">
            <text:p>-82.0076904315484</text:p>
          </table:table-cell>
          <table:table-cell office:value-type="float" office:value="12.5966872752698" calcext:value-type="float">
            <text:p>12.5966872752698</text:p>
          </table:table-cell>
          <table:table-cell office:value-type="float" office:value="-23.8181653206649" calcext:value-type="float">
            <text:p>-23.8181653206649</text:p>
          </table:table-cell>
          <table:table-cell office:value-type="float" office:value="24.6084606859982" calcext:value-type="float">
            <text:p>24.6084606859982</text:p>
          </table:table-cell>
          <table:table-cell office:value-type="float" office:value="-31.4373555569353" calcext:value-type="float">
            <text:p>-31.4373555569353</text:p>
          </table:table-cell>
          <table:table-cell table:number-columns-repeated="4"/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17.6680226900188" calcext:value-type="float">
            <text:p>17.6680226900188</text:p>
          </table:table-cell>
          <table:table-cell office:value-type="float" office:value="-78" calcext:value-type="float">
            <text:p>-78</text:p>
          </table:table-cell>
          <table:table-cell office:value-type="float" office:value="-82" calcext:value-type="float">
            <text:p>-82</text:p>
          </table:table-cell>
          <table:table-cell office:value-type="float" office:value="-82.0156287997973" calcext:value-type="float">
            <text:p>-82.0156287997973</text:p>
          </table:table-cell>
          <table:table-cell office:value-type="float" office:value="12.6043646782307" calcext:value-type="float">
            <text:p>12.6043646782307</text:p>
          </table:table-cell>
          <table:table-cell office:value-type="float" office:value="-83" calcext:value-type="float">
            <text:p>-83</text:p>
          </table:table-cell>
          <table:table-cell office:value-type="float" office:value="-84" calcext:value-type="float">
            <text:p>-84</text:p>
          </table:table-cell>
          <table:table-cell office:value-type="float" office:value="-83.9698162083411" calcext:value-type="float">
            <text:p>-83.9698162083411</text:p>
          </table:table-cell>
          <table:table-cell office:value-type="float" office:value="14.6440276519633" calcext:value-type="float">
            <text:p>14.6440276519633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0038452157742" calcext:value-type="float">
            <text:p>-82.0038452157742</text:p>
          </table:table-cell>
          <table:table-cell office:value-type="float" office:value="12.5929701481666" calcext:value-type="float">
            <text:p>12.5929701481666</text:p>
          </table:table-cell>
          <table:table-cell office:value-type="float" office:value="-24.1463902244208" calcext:value-type="float">
            <text:p>-24.1463902244208</text:p>
          </table:table-cell>
          <table:table-cell office:value-type="float" office:value="25.2325167861984" calcext:value-type="float">
            <text:p>25.2325167861984</text:p>
          </table:table-cell>
          <table:table-cell office:value-type="float" office:value="-32.1696539899998" calcext:value-type="float">
            <text:p>-32.1696539899998</text:p>
          </table:table-cell>
          <table:table-cell table:number-columns-repeated="4"/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17.668547344016" calcext:value-type="float">
            <text:p>17.668547344016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  <table:table-cell office:value-type="float" office:value="-82.0078143998986" calcext:value-type="float">
            <text:p>-82.0078143998986</text:p>
          </table:table-cell>
          <table:table-cell office:value-type="float" office:value="12.5968071323433" calcext:value-type="float">
            <text:p>12.5968071323433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3.9849081041706" calcext:value-type="float">
            <text:p>-83.9849081041706</text:p>
          </table:table-cell>
          <table:table-cell office:value-type="float" office:value="14.6610003282822" calcext:value-type="float">
            <text:p>14.6610003282822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0019226078871" calcext:value-type="float">
            <text:p>-82.0019226078871</text:p>
          </table:table-cell>
          <table:table-cell office:value-type="float" office:value="12.5911119959646" calcext:value-type="float">
            <text:p>12.5911119959646</text:p>
          </table:table-cell>
          <table:table-cell office:value-type="float" office:value="-24.3113896364733" calcext:value-type="float">
            <text:p>-24.3113896364733</text:p>
          </table:table-cell>
          <table:table-cell office:value-type="float" office:value="25.5451730438348" calcext:value-type="float">
            <text:p>25.5451730438348</text:p>
          </table:table-cell>
          <table:table-cell office:value-type="float" office:value="-32.5364933882071" calcext:value-type="float">
            <text:p>-32.5364933882071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7.6690248517931" calcext:value-type="float">
            <text:p>17.6690248517931</text:p>
          </table:table-cell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office:value-type="float" office:value="-81.5039071999493" calcext:value-type="float">
            <text:p>-81.5039071999493</text:p>
          </table:table-cell>
          <table:table-cell office:value-type="float" office:value="12.1189103654099" calcext:value-type="float">
            <text:p>12.1189103654099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4.4924540520853" calcext:value-type="float">
            <text:p>-84.4924540520853</text:p>
          </table:table-cell>
          <table:table-cell office:value-type="float" office:value="15.2433984448891" calcext:value-type="float">
            <text:p>15.2433984448891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0009613039436" calcext:value-type="float">
            <text:p>-82.0009613039436</text:p>
          </table:table-cell>
          <table:table-cell office:value-type="float" office:value="12.5901830226832" calcext:value-type="float">
            <text:p>12.5901830226832</text:p>
          </table:table-cell>
          <table:table-cell office:value-type="float" office:value="-26.1555916501611" calcext:value-type="float">
            <text:p>-26.1555916501611</text:p>
          </table:table-cell>
          <table:table-cell office:value-type="float" office:value="38.8305489567308" calcext:value-type="float">
            <text:p>38.8305489567308</text:p>
          </table:table-cell>
          <table:table-cell office:value-type="float" office:value="-44.7766138457477" calcext:value-type="float">
            <text:p>-44.7766138457477</text:p>
          </table:table-cell>
          <table:table-cell table:number-columns-repeated="4"/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17.6695094200487" calcext:value-type="float">
            <text:p>17.6695094200487</text:p>
          </table:table-cell>
          <table:table-cell office:value-type="float" office:value="-83" calcext:value-type="float">
            <text:p>-83</text:p>
          </table:table-cell>
          <table:table-cell office:value-type="float" office:value="-81" calcext:value-type="float">
            <text:p>-81</text:p>
          </table:table-cell>
          <table:table-cell office:value-type="float" office:value="-81.2519535999747" calcext:value-type="float">
            <text:p>-81.2519535999747</text:p>
          </table:table-cell>
          <table:table-cell office:value-type="float" office:value="11.8868044997968" calcext:value-type="float">
            <text:p>11.8868044997968</text:p>
          </table:table-cell>
          <table:table-cell office:value-type="float" office:value="-80" calcext:value-type="float">
            <text:p>-80</text:p>
          </table:table-cell>
          <table:table-cell office:value-type="float" office:value="-84" calcext:value-type="float">
            <text:p>-84</text:p>
          </table:table-cell>
          <table:table-cell office:value-type="float" office:value="-84.2462270260426" calcext:value-type="float">
            <text:p>-84.2462270260426</text:p>
          </table:table-cell>
          <table:table-cell office:value-type="float" office:value="14.9580242924925" calcext:value-type="float">
            <text:p>14.9580242924925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0004806519718" calcext:value-type="float">
            <text:p>-82.0004806519718</text:p>
          </table:table-cell>
          <table:table-cell office:value-type="float" office:value="12.5897185617453" calcext:value-type="float">
            <text:p>12.5897185617453</text:p>
          </table:table-cell>
          <table:table-cell office:value-type="float" office:value="-19.791504691942" calcext:value-type="float">
            <text:p>-19.791504691942</text:p>
          </table:table-cell>
          <table:table-cell office:value-type="float" office:value="37.4456225083669" calcext:value-type="float">
            <text:p>37.4456225083669</text:p>
          </table:table-cell>
          <table:table-cell office:value-type="float" office:value="-40.1734879539378" calcext:value-type="float">
            <text:p>-40.1734879539378</text:p>
          </table:table-cell>
          <table:table-cell table:number-columns-repeated="4"/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17.6699556900799" calcext:value-type="float">
            <text:p>17.6699556900799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1.1259767999873" calcext:value-type="float">
            <text:p>-81.1259767999873</text:p>
          </table:table-cell>
          <table:table-cell office:value-type="float" office:value="11.7724239434036" calcext:value-type="float">
            <text:p>11.7724239434036</text:p>
          </table:table-cell>
          <table:table-cell office:value-type="float" office:value="-90" calcext:value-type="float">
            <text:p>-90</text:p>
          </table:table-cell>
          <table:table-cell office:value-type="float" office:value="-84" calcext:value-type="float">
            <text:p>-84</text:p>
          </table:table-cell>
          <table:table-cell office:value-type="float" office:value="-84.1231135130213" calcext:value-type="float">
            <text:p>-84.1231135130213</text:p>
          </table:table-cell>
          <table:table-cell office:value-type="float" office:value="14.8173469627979" calcext:value-type="float">
            <text:p>14.8173469627979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0002403259859" calcext:value-type="float">
            <text:p>-82.0002403259859</text:p>
          </table:table-cell>
          <table:table-cell office:value-type="float" office:value="12.5894863377017" calcext:value-type="float">
            <text:p>12.5894863377017</text:p>
          </table:table-cell>
          <table:table-cell office:value-type="float" office:value="-16.6995438415367" calcext:value-type="float">
            <text:p>-16.6995438415367</text:p>
          </table:table-cell>
          <table:table-cell office:value-type="float" office:value="36.7717297785061" calcext:value-type="float">
            <text:p>36.7717297785061</text:p>
          </table:table-cell>
          <table:table-cell office:value-type="float" office:value="-38.1375498812655" calcext:value-type="float">
            <text:p>-38.1375498812655</text:p>
          </table:table-cell>
          <table:table-cell table:number-columns-repeated="4"/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17.6704333169046" calcext:value-type="float">
            <text:p>17.6704333169046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1.0629883999937" calcext:value-type="float">
            <text:p>-81.0629883999937</text:p>
          </table:table-cell>
          <table:table-cell office:value-type="float" office:value="11.7156470638239" calcext:value-type="float">
            <text:p>11.7156470638239</text:p>
          </table:table-cell>
          <table:table-cell office:value-type="float" office:value="-82" calcext:value-type="float">
            <text:p>-82</text:p>
          </table:table-cell>
          <table:table-cell office:value-type="float" office:value="-84" calcext:value-type="float">
            <text:p>-84</text:p>
          </table:table-cell>
          <table:table-cell office:value-type="float" office:value="-84.0615567565107" calcext:value-type="float">
            <text:p>-84.0615567565107</text:p>
          </table:table-cell>
          <table:table-cell office:value-type="float" office:value="14.7475052195607" calcext:value-type="float">
            <text:p>14.7475052195607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82.0001201629929" calcext:value-type="float">
            <text:p>-82.0001201629929</text:p>
          </table:table-cell>
          <table:table-cell office:value-type="float" office:value="12.5893702272863" calcext:value-type="float">
            <text:p>12.5893702272863</text:p>
          </table:table-cell>
          <table:table-cell office:value-type="float" office:value="-15.1755869957215" calcext:value-type="float">
            <text:p>-15.1755869957215</text:p>
          </table:table-cell>
          <table:table-cell office:value-type="float" office:value="36.4393291258562" calcext:value-type="float">
            <text:p>36.4393291258562</text:p>
          </table:table-cell>
          <table:table-cell office:value-type="float" office:value="-37.1919380967463" calcext:value-type="float">
            <text:p>-37.1919380967463</text:p>
          </table:table-cell>
          <table:table-cell table:number-columns-repeated="4"/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17.6708796535818" calcext:value-type="float">
            <text:p>17.6708796535818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1.0314941999968" calcext:value-type="float">
            <text:p>-81.0314941999968</text:p>
          </table:table-cell>
          <table:table-cell office:value-type="float" office:value="11.6873613920562" calcext:value-type="float">
            <text:p>11.6873613920562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office:value-type="float" office:value="-84.0307783782553" calcext:value-type="float">
            <text:p>-84.0307783782553</text:p>
          </table:table-cell>
          <table:table-cell office:value-type="float" office:value="14.7127078950558" calcext:value-type="float">
            <text:p>14.7127078950558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82.0000600814965" calcext:value-type="float">
            <text:p>-82.0000600814965</text:p>
          </table:table-cell>
          <table:table-cell office:value-type="float" office:value="12.5893121724801" calcext:value-type="float">
            <text:p>12.5893121724801</text:p>
          </table:table-cell>
          <table:table-cell office:value-type="float" office:value="-14.419053437931" calcext:value-type="float">
            <text:p>-14.419053437931</text:p>
          </table:table-cell>
          <table:table-cell office:value-type="float" office:value="36.2742533166878" calcext:value-type="float">
            <text:p>36.2742533166878</text:p>
          </table:table-cell>
          <table:table-cell office:value-type="float" office:value="-36.7380091454513" calcext:value-type="float">
            <text:p>-36.7380091454513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.6713573592103" calcext:value-type="float">
            <text:p>17.6713573592103</text:p>
          </table:table-cell>
          <table:table-cell office:value-type="float" office:value="-80" calcext:value-type="float">
            <text:p>-80</text:p>
          </table:table-cell>
          <table:table-cell office:value-type="float" office:value="-82" calcext:value-type="float">
            <text:p>-82</text:p>
          </table:table-cell>
          <table:table-cell office:value-type="float" office:value="-81.5157470999984" calcext:value-type="float">
            <text:p>-81.5157470999984</text:p>
          </table:table-cell>
          <table:table-cell office:value-type="float" office:value="12.1299283811907" calcext:value-type="float">
            <text:p>12.1299283811907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4.0153891891277" calcext:value-type="float">
            <text:p>-84.0153891891277</text:p>
          </table:table-cell>
          <table:table-cell office:value-type="float" office:value="14.6953400345485" calcext:value-type="float">
            <text:p>14.6953400345485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  <table:table-cell office:value-type="float" office:value="-82.0000300407482" calcext:value-type="float">
            <text:p>-82.0000300407482</text:p>
          </table:table-cell>
          <table:table-cell office:value-type="float" office:value="12.5892831451774" calcext:value-type="float">
            <text:p>12.5892831451774</text:p>
          </table:table-cell>
          <table:table-cell office:value-type="float" office:value="-19.2528089989762" calcext:value-type="float">
            <text:p>-19.2528089989762</text:p>
          </table:table-cell>
          <table:table-cell office:value-type="float" office:value="31.2508437264492" calcext:value-type="float">
            <text:p>31.2508437264492</text:p>
          </table:table-cell>
          <table:table-cell office:value-type="float" office:value="-34.1748481775367" calcext:value-type="float">
            <text:p>-34.1748481775367</text:p>
          </table:table-cell>
          <table:table-cell table:number-columns-repeated="4"/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17.6717565989623" calcext:value-type="float">
            <text:p>17.6717565989623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  <table:table-cell office:value-type="float" office:value="-81.7578735499992" calcext:value-type="float">
            <text:p>-81.7578735499992</text:p>
          </table:table-cell>
          <table:table-cell office:value-type="float" office:value="12.3574572960315" calcext:value-type="float">
            <text:p>12.3574572960315</text:p>
          </table:table-cell>
          <table:table-cell office:value-type="float" office:value="-80" calcext:value-type="float">
            <text:p>-80</text:p>
          </table:table-cell>
          <table:table-cell office:value-type="float" office:value="-85" calcext:value-type="float">
            <text:p>-85</text:p>
          </table:table-cell>
          <table:table-cell office:value-type="float" office:value="-84.5076945945638" calcext:value-type="float">
            <text:p>-84.5076945945638</text:p>
          </table:table-cell>
          <table:table-cell office:value-type="float" office:value="15.2612399174042" calcext:value-type="float">
            <text:p>15.2612399174042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0000150203741" calcext:value-type="float">
            <text:p>-82.0000150203741</text:p>
          </table:table-cell>
          <table:table-cell office:value-type="float" office:value="12.5892686315512" calcext:value-type="float">
            <text:p>12.5892686315512</text:p>
          </table:table-cell>
          <table:table-cell office:value-type="float" office:value="-29.2091596008292" calcext:value-type="float">
            <text:p>-29.2091596008292</text:p>
          </table:table-cell>
          <table:table-cell office:value-type="float" office:value="36.4239513606042" calcext:value-type="float">
            <text:p>36.4239513606042</text:p>
          </table:table-cell>
          <table:table-cell office:value-type="float" office:value="-44.6045062417252" calcext:value-type="float">
            <text:p>-44.6045062417252</text:p>
          </table:table-cell>
          <table:table-cell table:number-columns-repeated="4"/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17.6721245255181" calcext:value-type="float">
            <text:p>17.6721245255181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81.8789367749996" calcext:value-type="float">
            <text:p>-81.8789367749996</text:p>
          </table:table-cell>
          <table:table-cell office:value-type="float" office:value="12.4728172499782" calcext:value-type="float">
            <text:p>12.4728172499782</text:p>
          </table:table-cell>
          <table:table-cell office:value-type="float" office:value="-88" calcext:value-type="float">
            <text:p>-88</text:p>
          </table:table-cell>
          <table:table-cell office:value-type="float" office:value="-85" calcext:value-type="float">
            <text:p>-85</text:p>
          </table:table-cell>
          <table:table-cell office:value-type="float" office:value="-84.7538472972819" calcext:value-type="float">
            <text:p>-84.7538472972819</text:p>
          </table:table-cell>
          <table:table-cell office:value-type="float" office:value="15.5523101993272" calcext:value-type="float">
            <text:p>15.5523101993272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0000075101871" calcext:value-type="float">
            <text:p>-82.0000075101871</text:p>
          </table:table-cell>
          <table:table-cell office:value-type="float" office:value="12.5892613747443" calcext:value-type="float">
            <text:p>12.5892613747443</text:p>
          </table:table-cell>
          <table:table-cell office:value-type="float" office:value="-34.4367602055889" calcext:value-type="float">
            <text:p>-34.4367602055889</text:p>
          </table:table-cell>
          <table:table-cell office:value-type="float" office:value="39.1987192657928" calcext:value-type="float">
            <text:p>39.1987192657928</text:p>
          </table:table-cell>
          <table:table-cell office:value-type="float" office:value="-50.2629347267735" calcext:value-type="float">
            <text:p>-50.2629347267735</text:p>
          </table:table-cell>
          <table:table-cell table:number-columns-repeated="4"/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17.6724453204116" calcext:value-type="float">
            <text:p>17.6724453204116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  <table:table-cell office:value-type="float" office:value="-81.9394683874998" calcext:value-type="float">
            <text:p>-81.9394683874998</text:p>
          </table:table-cell>
          <table:table-cell office:value-type="float" office:value="12.5309004435684" calcext:value-type="float">
            <text:p>12.5309004435684</text:p>
          </table:table-cell>
          <table:table-cell office:value-type="float" office:value="-80" calcext:value-type="float">
            <text:p>-80</text:p>
          </table:table-cell>
          <table:table-cell office:value-type="float" office:value="-85" calcext:value-type="float">
            <text:p>-85</text:p>
          </table:table-cell>
          <table:table-cell office:value-type="float" office:value="-84.876923648641" calcext:value-type="float">
            <text:p>-84.876923648641</text:p>
          </table:table-cell>
          <table:table-cell office:value-type="float" office:value="15.6999205609319" calcext:value-type="float">
            <text:p>15.6999205609319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0000037550935" calcext:value-type="float">
            <text:p>-82.0000037550935</text:p>
          </table:table-cell>
          <table:table-cell office:value-type="float" office:value="12.5892577463425" calcext:value-type="float">
            <text:p>12.5892577463425</text:p>
          </table:table-cell>
          <table:table-cell office:value-type="float" office:value="-37.1154971036278" calcext:value-type="float">
            <text:p>-37.1154971036278</text:p>
          </table:table-cell>
          <table:table-cell office:value-type="float" office:value="40.635472587705" calcext:value-type="float">
            <text:p>40.635472587705</text:p>
          </table:table-cell>
          <table:table-cell office:value-type="float" office:value="-53.1957498326482" calcext:value-type="float">
            <text:p>-53.1957498326482</text:p>
          </table:table-cell>
          <table:table-cell table:number-columns-repeated="4"/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17.6727731532943" calcext:value-type="float">
            <text:p>17.6727731532943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1.9697341937499" calcext:value-type="float">
            <text:p>-81.9697341937499</text:p>
          </table:table-cell>
          <table:table-cell office:value-type="float" office:value="12.5600433920711" calcext:value-type="float">
            <text:p>12.5600433920711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4.9384618243205" calcext:value-type="float">
            <text:p>-84.9384618243205</text:p>
          </table:table-cell>
          <table:table-cell office:value-type="float" office:value="15.7742502893802" calcext:value-type="float">
            <text:p>15.7742502893802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1.5000018775468" calcext:value-type="float">
            <text:p>-81.5000018775468</text:p>
          </table:table-cell>
          <table:table-cell office:value-type="float" office:value="12.1152783321827" calcext:value-type="float">
            <text:p>12.1152783321827</text:p>
          </table:table-cell>
          <table:table-cell office:value-type="float" office:value="-49.1163386555195" calcext:value-type="float">
            <text:p>-49.1163386555195</text:p>
          </table:table-cell>
          <table:table-cell office:value-type="float" office:value="41.3664919005921" calcext:value-type="float">
            <text:p>41.3664919005921</text:p>
          </table:table-cell>
          <table:table-cell office:value-type="float" office:value="-62.634622482283" calcext:value-type="float">
            <text:p>-62.634622482283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.6730940093436" calcext:value-type="float">
            <text:p>17.6730940093436</text:p>
          </table:table-cell>
          <table:table-cell office:value-type="float" office:value="-81" calcext:value-type="float">
            <text:p>-81</text:p>
          </table:table-cell>
          <table:table-cell office:value-type="float" office:value="-83" calcext:value-type="float">
            <text:p>-83</text:p>
          </table:table-cell>
          <table:table-cell office:value-type="float" office:value="-82.4848670968749" calcext:value-type="float">
            <text:p>-82.4848670968749</text:p>
          </table:table-cell>
          <table:table-cell office:value-type="float" office:value="13.0665891703702" calcext:value-type="float">
            <text:p>13.0665891703702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4.9692309121602" calcext:value-type="float">
            <text:p>-84.9692309121602</text:p>
          </table:table-cell>
          <table:table-cell office:value-type="float" office:value="15.8115470147031" calcext:value-type="float">
            <text:p>15.8115470147031</text:p>
          </table:table-cell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office:value-type="float" office:value="-81.2500009387734" calcext:value-type="float">
            <text:p>-81.2500009387734</text:p>
          </table:table-cell>
          <table:table-cell office:value-type="float" office:value="11.8850231307279" calcext:value-type="float">
            <text:p>11.8850231307279</text:p>
          </table:table-cell>
          <table:table-cell office:value-type="float" office:value="-60.8687471543067" calcext:value-type="float">
            <text:p>-60.8687471543067</text:p>
          </table:table-cell>
          <table:table-cell office:value-type="float" office:value="36.0014847504227" calcext:value-type="float">
            <text:p>36.0014847504227</text:p>
          </table:table-cell>
          <table:table-cell office:value-type="float" office:value="-69.2329718247177" calcext:value-type="float">
            <text:p>-69.2329718247177</text:p>
          </table:table-cell>
          <table:table-cell table:number-columns-repeated="4"/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17.6736120826635" calcext:value-type="float">
            <text:p>17.6736120826635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2.7424335484375" calcext:value-type="float">
            <text:p>-82.7424335484375</text:p>
          </table:table-cell>
          <table:table-cell office:value-type="float" office:value="13.3274721893264" calcext:value-type="float">
            <text:p>13.3274721893264</text:p>
          </table:table-cell>
          <table:table-cell office:value-type="float" office:value="-80" calcext:value-type="float">
            <text:p>-80</text:p>
          </table:table-cell>
          <table:table-cell office:value-type="float" office:value="-84" calcext:value-type="float">
            <text:p>-84</text:p>
          </table:table-cell>
          <table:table-cell office:value-type="float" office:value="-84.4846154560801" calcext:value-type="float">
            <text:p>-84.4846154560801</text:p>
          </table:table-cell>
          <table:table-cell office:value-type="float" office:value="15.2342302490651" calcext:value-type="float">
            <text:p>15.2342302490651</text:p>
          </table:table-cell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office:value-type="float" office:value="-81.1250004693867" calcext:value-type="float">
            <text:p>-81.1250004693867</text:p>
          </table:table-cell>
          <table:table-cell office:value-type="float" office:value="11.7715417964135" calcext:value-type="float">
            <text:p>11.7715417964135</text:p>
          </table:table-cell>
          <table:table-cell office:value-type="float" office:value="-58.9073337606858" calcext:value-type="float">
            <text:p>-58.9073337606858</text:p>
          </table:table-cell>
          <table:table-cell office:value-type="float" office:value="24.7246619655738" calcext:value-type="float">
            <text:p>24.7246619655738</text:p>
          </table:table-cell>
          <table:table-cell office:value-type="float" office:value="-62.2761440417056" calcext:value-type="float">
            <text:p>-62.2761440417056</text:p>
          </table:table-cell>
          <table:table-cell table:number-columns-repeated="4"/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17.6740115288598" calcext:value-type="float">
            <text:p>17.6740115288598</text:p>
          </table:table-cell>
          <table:table-cell office:value-type="float" office:value="-81" calcext:value-type="float">
            <text:p>-81</text:p>
          </table:table-cell>
          <table:table-cell office:value-type="float" office:value="-83" calcext:value-type="float">
            <text:p>-83</text:p>
          </table:table-cell>
          <table:table-cell office:value-type="float" office:value="-82.8712167742187" calcext:value-type="float">
            <text:p>-82.8712167742187</text:p>
          </table:table-cell>
          <table:table-cell office:value-type="float" office:value="13.4598605099818" calcext:value-type="float">
            <text:p>13.4598605099818</text:p>
          </table:table-cell>
          <table:table-cell office:value-type="float" office:value="-87" calcext:value-type="float">
            <text:p>-87</text:p>
          </table:table-cell>
          <table:table-cell office:value-type="float" office:value="-84" calcext:value-type="float">
            <text:p>-84</text:p>
          </table:table-cell>
          <table:table-cell office:value-type="float" office:value="-84.2423077280401" calcext:value-type="float">
            <text:p>-84.2423077280401</text:p>
          </table:table-cell>
          <table:table-cell office:value-type="float" office:value="14.9535253376466" calcext:value-type="float">
            <text:p>14.9535253376466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1.0625002346933" calcext:value-type="float">
            <text:p>-81.0625002346933</text:p>
          </table:table-cell>
          <table:table-cell office:value-type="float" office:value="11.7152081093461" calcext:value-type="float">
            <text:p>11.7152081093461</text:p>
          </table:table-cell>
          <table:table-cell office:value-type="float" office:value="-58.1683862251328" calcext:value-type="float">
            <text:p>-58.1683862251328</text:p>
          </table:table-cell>
          <table:table-cell office:value-type="float" office:value="19.2609432161233" calcext:value-type="float">
            <text:p>19.2609432161233</text:p>
          </table:table-cell>
          <table:table-cell office:value-type="float" office:value="-59.6122157256213" calcext:value-type="float">
            <text:p>-59.6122157256213</text:p>
          </table:table-cell>
          <table:table-cell table:number-columns-repeated="4"/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17.6745610658998" calcext:value-type="float">
            <text:p>17.6745610658998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2.9356083871094" calcext:value-type="float">
            <text:p>-82.9356083871094</text:p>
          </table:table-cell>
          <table:table-cell office:value-type="float" office:value="13.526547011184" calcext:value-type="float">
            <text:p>13.526547011184</text:p>
          </table:table-cell>
          <table:table-cell office:value-type="float" office:value="-82" calcext:value-type="float">
            <text:p>-82</text:p>
          </table:table-cell>
          <table:table-cell office:value-type="float" office:value="-84" calcext:value-type="float">
            <text:p>-84</text:p>
          </table:table-cell>
          <table:table-cell office:value-type="float" office:value="-84.12115386402" calcext:value-type="float">
            <text:p>-84.12115386402</text:p>
          </table:table-cell>
          <table:table-cell office:value-type="float" office:value="14.8151184736963" calcext:value-type="float">
            <text:p>14.8151184736963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1.0312501173467" calcext:value-type="float">
            <text:p>-81.0312501173467</text:p>
          </table:table-cell>
          <table:table-cell office:value-type="float" office:value="11.6871424426612" calcext:value-type="float">
            <text:p>11.6871424426612</text:p>
          </table:table-cell>
          <table:table-cell office:value-type="float" office:value="-57.8574537410003" calcext:value-type="float">
            <text:p>-57.8574537410003</text:p>
          </table:table-cell>
          <table:table-cell office:value-type="float" office:value="16.5701187926749" calcext:value-type="float">
            <text:p>16.5701187926749</text:p>
          </table:table-cell>
          <table:table-cell office:value-type="float" office:value="-58.4989212943725" calcext:value-type="float">
            <text:p>-58.4989212943725</text:p>
          </table:table-cell>
          <table:table-cell table:number-columns-repeated="4"/>
        </table:table-row>
        <table:table-row table:style-name="ro1">
          <table:table-cell office:value-type="float" office:value="26.8" calcext:value-type="float">
            <text:p>26.8</text:p>
          </table:table-cell>
          <table:table-cell office:value-type="float" office:value="17.67495359773" calcext:value-type="float">
            <text:p>17.67495359773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2.9678041935547" calcext:value-type="float">
            <text:p>-82.9678041935547</text:p>
          </table:table-cell>
          <table:table-cell office:value-type="float" office:value="13.5600140583157" calcext:value-type="float">
            <text:p>13.5600140583157</text:p>
          </table:table-cell>
          <table:table-cell office:value-type="float" office:value="-87" calcext:value-type="float">
            <text:p>-87</text:p>
          </table:table-cell>
          <table:table-cell office:value-type="float" office:value="-84" calcext:value-type="float">
            <text:p>-84</text:p>
          </table:table-cell>
          <table:table-cell office:value-type="float" office:value="-84.06057693201" calcext:value-type="float">
            <text:p>-84.06057693201</text:p>
          </table:table-cell>
          <table:table-cell office:value-type="float" office:value="14.7463961853144" calcext:value-type="float">
            <text:p>14.7463961853144</text:p>
          </table:table-cell>
          <table:table-cell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81.0156250586733" calcext:value-type="float">
            <text:p>-81.0156250586733</text:p>
          </table:table-cell>
          <table:table-cell office:value-type="float" office:value="11.6731348328282" calcext:value-type="float">
            <text:p>11.6731348328282</text:p>
          </table:table-cell>
          <table:table-cell office:value-type="float" office:value="-57.7163957521349" calcext:value-type="float">
            <text:p>-57.7163957521349</text:p>
          </table:table-cell>
          <table:table-cell office:value-type="float" office:value="15.234645087517" calcext:value-type="float">
            <text:p>15.234645087517</text:p>
          </table:table-cell>
          <table:table-cell office:value-type="float" office:value="-57.9985270279076" calcext:value-type="float">
            <text:p>-57.998527027907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.6754247034654" calcext:value-type="float">
            <text:p>17.6754247034654</text:p>
          </table:table-cell>
          <table:table-cell office:value-type="float" office:value="-81" calcext:value-type="float">
            <text:p>-81</text:p>
          </table:table-cell>
          <table:table-cell office:value-type="float" office:value="-83" calcext:value-type="float">
            <text:p>-83</text:p>
          </table:table-cell>
          <table:table-cell office:value-type="float" office:value="-82.9839020967773" calcext:value-type="float">
            <text:p>-82.9839020967773</text:p>
          </table:table-cell>
          <table:table-cell office:value-type="float" office:value="13.5767786203407" calcext:value-type="float">
            <text:p>13.5767786203407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4.030288466005" calcext:value-type="float">
            <text:p>-84.030288466005</text:p>
          </table:table-cell>
          <table:table-cell office:value-type="float" office:value="14.712154675937" calcext:value-type="float">
            <text:p>14.712154675937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81.5078125293367" calcext:value-type="float">
            <text:p>-81.5078125293367</text:p>
          </table:table-cell>
          <table:table-cell office:value-type="float" office:value="12.1225434939814" calcext:value-type="float">
            <text:p>12.1225434939814</text:p>
          </table:table-cell>
          <table:table-cell office:value-type="float" office:value="-47.779167717382" calcext:value-type="float">
            <text:p>-47.779167717382</text:p>
          </table:table-cell>
          <table:table-cell office:value-type="float" office:value="14.5693534104333" calcext:value-type="float">
            <text:p>14.5693534104333</text:p>
          </table:table-cell>
          <table:table-cell office:value-type="float" office:value="-47.9155953872143" calcext:value-type="float">
            <text:p>-47.9155953872143</text:p>
          </table:table-cell>
          <table:table-cell table:number-columns-repeated="4"/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17.6758173212537" calcext:value-type="float">
            <text:p>17.6758173212537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2.9919510483887" calcext:value-type="float">
            <text:p>-82.9919510483887</text:p>
          </table:table-cell>
          <table:table-cell office:value-type="float" office:value="13.5851686721597" calcext:value-type="float">
            <text:p>13.5851686721597</text:p>
          </table:table-cell>
          <table:table-cell office:value-type="float" office:value="-81" calcext:value-type="float">
            <text:p>-81</text:p>
          </table:table-cell>
          <table:table-cell office:value-type="float" office:value="-85" calcext:value-type="float">
            <text:p>-85</text:p>
          </table:table-cell>
          <table:table-cell office:value-type="float" office:value="-84.5151442330025" calcext:value-type="float">
            <text:p>-84.5151442330025</text:p>
          </table:table-cell>
          <table:table-cell office:value-type="float" office:value="15.2699684977826" calcext:value-type="float">
            <text:p>15.2699684977826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81.7539062646683" calcext:value-type="float">
            <text:p>-81.7539062646683</text:p>
          </table:table-cell>
          <table:table-cell office:value-type="float" office:value="12.3536950181528" calcext:value-type="float">
            <text:p>12.3536950181528</text:p>
          </table:table-cell>
          <table:table-cell office:value-type="float" office:value="-49.9323864562105" calcext:value-type="float">
            <text:p>-49.9323864562105</text:p>
          </table:table-cell>
          <table:table-cell office:value-type="float" office:value="22.0677863964744" calcext:value-type="float">
            <text:p>22.0677863964744</text:p>
          </table:table-cell>
          <table:table-cell office:value-type="float" office:value="-52.6592205406556" calcext:value-type="float">
            <text:p>-52.6592205406556</text:p>
          </table:table-cell>
          <table:table-cell table:number-columns-repeated="4"/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17.6761628567076" calcext:value-type="float">
            <text:p>17.6761628567076</text:p>
          </table:table-cell>
          <table:table-cell office:value-type="float" office:value="-82" calcext:value-type="float">
            <text:p>-82</text:p>
          </table:table-cell>
          <table:table-cell office:value-type="float" office:value="-83" calcext:value-type="float">
            <text:p>-83</text:p>
          </table:table-cell>
          <table:table-cell office:value-type="float" office:value="-82.9959755241943" calcext:value-type="float">
            <text:p>-82.9959755241943</text:p>
          </table:table-cell>
          <table:table-cell office:value-type="float" office:value="13.5893656421715" calcext:value-type="float">
            <text:p>13.5893656421715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4.7575721165013" calcext:value-type="float">
            <text:p>-84.7575721165013</text:p>
          </table:table-cell>
          <table:table-cell office:value-type="float" office:value="15.5567570917693" calcext:value-type="float">
            <text:p>15.5567570917693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1.8769531323342" calcext:value-type="float">
            <text:p>-81.8769531323342</text:p>
          </table:table-cell>
          <table:table-cell office:value-type="float" office:value="12.4709184055977" calcext:value-type="float">
            <text:p>12.4709184055977</text:p>
          </table:table-cell>
          <table:table-cell office:value-type="float" office:value="-51.1409098564185" calcext:value-type="float">
            <text:p>-51.1409098564185</text:p>
          </table:table-cell>
          <table:table-cell office:value-type="float" office:value="26.0344693889468" calcext:value-type="float">
            <text:p>26.0344693889468</text:p>
          </table:table-cell>
          <table:table-cell office:value-type="float" office:value="-55.5131511498419" calcext:value-type="float">
            <text:p>-55.5131511498419</text:p>
          </table:table-cell>
          <table:table-cell table:number-columns-repeated="4"/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17.6765956997984" calcext:value-type="float">
            <text:p>17.6765956997984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office:value-type="float" office:value="-82.9979877620972" calcext:value-type="float">
            <text:p>-82.9979877620972</text:p>
          </table:table-cell>
          <table:table-cell office:value-type="float" office:value="13.5914646133781" calcext:value-type="float">
            <text:p>13.5914646133781</text:p>
          </table:table-cell>
          <table:table-cell office:value-type="float" office:value="-82" calcext:value-type="float">
            <text:p>-82</text:p>
          </table:table-cell>
          <table:table-cell office:value-type="float" office:value="-84" calcext:value-type="float">
            <text:p>-84</text:p>
          </table:table-cell>
          <table:table-cell office:value-type="float" office:value="-84.3787860582506" calcext:value-type="float">
            <text:p>-84.3787860582506</text:p>
          </table:table-cell>
          <table:table-cell office:value-type="float" office:value="15.1109882753821" calcext:value-type="float">
            <text:p>15.1109882753821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  <table:table-cell office:value-type="float" office:value="-81.9384765661671" calcext:value-type="float">
            <text:p>-81.9384765661671</text:p>
          </table:table-cell>
          <table:table-cell office:value-type="float" office:value="12.52994656382" calcext:value-type="float">
            <text:p>12.52994656382</text:p>
          </table:table-cell>
          <table:table-cell office:value-type="float" office:value="-43.9516394020072" calcext:value-type="float">
            <text:p>-43.9516394020072</text:p>
          </table:table-cell>
          <table:table-cell office:value-type="float" office:value="19.794571055466" calcext:value-type="float">
            <text:p>19.794571055466</text:p>
          </table:table-cell>
          <table:table-cell office:value-type="float" office:value="-46.0274677248225" calcext:value-type="float">
            <text:p>-46.0274677248225</text:p>
          </table:table-cell>
          <table:table-cell table:number-columns-repeated="4"/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17.6769884454504" calcext:value-type="float">
            <text:p>17.6769884454504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  <table:table-cell office:value-type="float" office:value="-82.4989938810486" calcext:value-type="float">
            <text:p>-82.4989938810486</text:p>
          </table:table-cell>
          <table:table-cell office:value-type="float" office:value="13.0807645744746" calcext:value-type="float">
            <text:p>13.0807645744746</text:p>
          </table:table-cell>
          <table:table-cell office:value-type="float" office:value="-89" calcext:value-type="float">
            <text:p>-89</text:p>
          </table:table-cell>
          <table:table-cell office:value-type="float" office:value="-84" calcext:value-type="float">
            <text:p>-84</text:p>
          </table:table-cell>
          <table:table-cell office:value-type="float" office:value="-84.1893930291253" calcext:value-type="float">
            <text:p>-84.1893930291253</text:p>
          </table:table-cell>
          <table:table-cell office:value-type="float" office:value="14.8929169485536" calcext:value-type="float">
            <text:p>14.8929169485536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1.9692382830835" calcext:value-type="float">
            <text:p>-81.9692382830835</text:p>
          </table:table-cell>
          <table:table-cell office:value-type="float" office:value="12.5595653338864" calcext:value-type="float">
            <text:p>12.5595653338864</text:p>
          </table:table-cell>
          <table:table-cell office:value-type="float" office:value="-33.9348931271503" calcext:value-type="float">
            <text:p>-33.9348931271503</text:p>
          </table:table-cell>
          <table:table-cell office:value-type="float" office:value="23.0120788107663" calcext:value-type="float">
            <text:p>23.0120788107663</text:p>
          </table:table-cell>
          <table:table-cell office:value-type="float" office:value="-38.5533938704235" calcext:value-type="float">
            <text:p>-38.5533938704235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.677421369959" calcext:value-type="float">
            <text:p>17.677421369959</text:p>
          </table:table-cell>
          <table:table-cell office:value-type="float" office:value="-83" calcext:value-type="float">
            <text:p>-83</text:p>
          </table:table-cell>
          <table:table-cell office:value-type="float" office:value="-81" calcext:value-type="float">
            <text:p>-81</text:p>
          </table:table-cell>
          <table:table-cell office:value-type="float" office:value="-81.7494969405243" calcext:value-type="float">
            <text:p>-81.7494969405243</text:p>
          </table:table-cell>
          <table:table-cell office:value-type="float" office:value="12.3495148875666" calcext:value-type="float">
            <text:p>12.3495148875666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office:value-type="float" office:value="-83.5946965145627" calcext:value-type="float">
            <text:p>-83.5946965145627</text:p>
          </table:table-cell>
          <table:table-cell office:value-type="float" office:value="14.2284158755778" calcext:value-type="float">
            <text:p>14.2284158755778</text:p>
          </table:table-cell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office:value-type="float" office:value="-81.4846191415418" calcext:value-type="float">
            <text:p>-81.4846191415418</text:p>
          </table:table-cell>
          <table:table-cell office:value-type="float" office:value="12.1009826441232" calcext:value-type="float">
            <text:p>12.1009826441232</text:p>
          </table:table-cell>
          <table:table-cell office:value-type="float" office:value="-26.9857825601898" calcext:value-type="float">
            <text:p>-26.9857825601898</text:p>
          </table:table-cell>
          <table:table-cell office:value-type="float" office:value="22.6687728955299" calcext:value-type="float">
            <text:p>22.6687728955299</text:p>
          </table:table-cell>
          <table:table-cell office:value-type="float" office:value="-32.6540974948837" calcext:value-type="float">
            <text:p>-32.6540974948837</text:p>
          </table:table-cell>
          <table:table-cell table:number-columns-repeated="4"/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17.6777356493705" calcext:value-type="float">
            <text:p>17.6777356493705</text:p>
          </table:table-cell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office:value-type="float" office:value="-81.3747484702622" calcext:value-type="float">
            <text:p>-81.3747484702622</text:p>
          </table:table-cell>
          <table:table-cell office:value-type="float" office:value="11.9993655061418" calcext:value-type="float">
            <text:p>11.9993655061418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3.2973482572813" calcext:value-type="float">
            <text:p>-83.2973482572813</text:p>
          </table:table-cell>
          <table:table-cell office:value-type="float" office:value="13.9073678503677" calcext:value-type="float">
            <text:p>13.9073678503677</text:p>
          </table:table-cell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office:value-type="float" office:value="-81.2423095707709" calcext:value-type="float">
            <text:p>-81.2423095707709</text:p>
          </table:table-cell>
          <table:table-cell office:value-type="float" office:value="11.8780090643215" calcext:value-type="float">
            <text:p>11.8780090643215</text:p>
          </table:table-cell>
          <table:table-cell office:value-type="float" office:value="-23.8777575924848" calcext:value-type="float">
            <text:p>-23.8777575924848</text:p>
          </table:table-cell>
          <table:table-cell office:value-type="float" office:value="22.4382308979343" calcext:value-type="float">
            <text:p>22.4382308979343</text:p>
          </table:table-cell>
          <table:table-cell office:value-type="float" office:value="-30.1093238182235" calcext:value-type="float">
            <text:p>-30.1093238182235</text:p>
          </table:table-cell>
          <table:table-cell table:number-columns-repeated="4"/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float" office:value="17.6781686519363" calcext:value-type="float">
            <text:p>17.6781686519363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1.1873742351311" calcext:value-type="float">
            <text:p>-81.1873742351311</text:p>
          </table:table-cell>
          <table:table-cell office:value-type="float" office:value="11.8280315558555" calcext:value-type="float">
            <text:p>11.8280315558555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3.6486741286407" calcext:value-type="float">
            <text:p>-83.6486741286407</text:p>
          </table:table-cell>
          <table:table-cell office:value-type="float" office:value="14.2874855539106" calcext:value-type="float">
            <text:p>14.2874855539106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1.1211547853855" calcext:value-type="float">
            <text:p>-81.1211547853855</text:p>
          </table:table-cell>
          <table:table-cell office:value-type="float" office:value="11.7680677366495" calcext:value-type="float">
            <text:p>11.7680677366495</text:p>
          </table:table-cell>
          <table:table-cell office:value-type="float" office:value="-28.8900398329919" calcext:value-type="float">
            <text:p>-28.8900398329919</text:p>
          </table:table-cell>
          <table:table-cell office:value-type="float" office:value="29.1654149849509" calcext:value-type="float">
            <text:p>29.1654149849509</text:p>
          </table:table-cell>
          <table:table-cell office:value-type="float" office:value="-38.9267500663181" calcext:value-type="float">
            <text:p>-38.9267500663181</text:p>
          </table:table-cell>
          <table:table-cell table:number-columns-repeated="4"/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17.678601695025" calcext:value-type="float">
            <text:p>17.678601695025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1.0936871175655" calcext:value-type="float">
            <text:p>-81.0936871175655</text:p>
          </table:table-cell>
          <table:table-cell office:value-type="float" office:value="11.7432841780234" calcext:value-type="float">
            <text:p>11.7432841780234</text:p>
          </table:table-cell>
          <table:table-cell office:value-type="float" office:value="-81" calcext:value-type="float">
            <text:p>-81</text:p>
          </table:table-cell>
          <table:table-cell office:value-type="float" office:value="-84" calcext:value-type="float">
            <text:p>-84</text:p>
          </table:table-cell>
          <table:table-cell office:value-type="float" office:value="-83.8243370643203" calcext:value-type="float">
            <text:p>-83.8243370643203</text:p>
          </table:table-cell>
          <table:table-cell office:value-type="float" office:value="14.4814228693837" calcext:value-type="float">
            <text:p>14.4814228693837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1.0605773926927" calcext:value-type="float">
            <text:p>-81.0605773926927</text:p>
          </table:table-cell>
          <table:table-cell office:value-type="float" office:value="11.7134792645991" calcext:value-type="float">
            <text:p>11.7134792645991</text:p>
          </table:table-cell>
          <table:table-cell office:value-type="float" office:value="-31.4955452088855" calcext:value-type="float">
            <text:p>-31.4955452088855</text:p>
          </table:table-cell>
          <table:table-cell office:value-type="float" office:value="32.6094931982251" calcext:value-type="float">
            <text:p>32.6094931982251</text:p>
          </table:table-cell>
          <table:table-cell office:value-type="float" office:value="-43.4027674052942" calcext:value-type="float">
            <text:p>-43.4027674052942</text:p>
          </table:table-cell>
          <table:table-cell table:number-columns-repeated="4"/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17.6789475468103" calcext:value-type="float">
            <text:p>17.6789475468103</text:p>
          </table:table-cell>
          <table:table-cell office:value-type="float" office:value="-74" calcext:value-type="float">
            <text:p>-74</text:p>
          </table:table-cell>
          <table:table-cell office:value-type="float" office:value="-82" calcext:value-type="float">
            <text:p>-82</text:p>
          </table:table-cell>
          <table:table-cell office:value-type="float" office:value="-81.5468435587828" calcext:value-type="float">
            <text:p>-81.5468435587828</text:p>
          </table:table-cell>
          <table:table-cell office:value-type="float" office:value="12.1589139603971" calcext:value-type="float">
            <text:p>12.1589139603971</text:p>
          </table:table-cell>
          <table:table-cell office:value-type="float" office:value="-81" calcext:value-type="float">
            <text:p>-81</text:p>
          </table:table-cell>
          <table:table-cell office:value-type="float" office:value="-85" calcext:value-type="float">
            <text:p>-85</text:p>
          </table:table-cell>
          <table:table-cell office:value-type="float" office:value="-84.4121685321602" calcext:value-type="float">
            <text:p>-84.4121685321602</text:p>
          </table:table-cell>
          <table:table-cell office:value-type="float" office:value="15.1497552860886" calcext:value-type="float">
            <text:p>15.1497552860886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1.0302886963464" calcext:value-type="float">
            <text:p>-81.0302886963464</text:p>
          </table:table-cell>
          <table:table-cell office:value-type="float" office:value="11.6862800593335" calcext:value-type="float">
            <text:p>11.6862800593335</text:p>
          </table:table-cell>
          <table:table-cell office:value-type="float" office:value="-45.3467008057329" calcext:value-type="float">
            <text:p>-45.3467008057329</text:p>
          </table:table-cell>
          <table:table-cell office:value-type="float" office:value="37.0954075145587" calcext:value-type="float">
            <text:p>37.0954075145587</text:p>
          </table:table-cell>
          <table:table-cell office:value-type="float" office:value="-56.975823996888" calcext:value-type="float">
            <text:p>-56.97582399688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7.6793492082305" calcext:value-type="float">
            <text:p>17.6793492082305</text:p>
          </table:table-cell>
          <table:table-cell office:value-type="float" office:value="-80" calcext:value-type="float">
            <text:p>-80</text:p>
          </table:table-cell>
          <table:table-cell office:value-type="float" office:value="-82" calcext:value-type="float">
            <text:p>-82</text:p>
          </table:table-cell>
          <table:table-cell office:value-type="float" office:value="-81.7734217793914" calcext:value-type="float">
            <text:p>-81.7734217793914</text:p>
          </table:table-cell>
          <table:table-cell office:value-type="float" office:value="12.3722131264228" calcext:value-type="float">
            <text:p>12.3722131264228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4.7060842660801" calcext:value-type="float">
            <text:p>-84.7060842660801</text:p>
          </table:table-cell>
          <table:table-cell office:value-type="float" office:value="15.4954006144964" calcext:value-type="float">
            <text:p>15.4954006144964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1.0151443481732" calcext:value-type="float">
            <text:p>-81.0151443481732</text:p>
          </table:table-cell>
          <table:table-cell office:value-type="float" office:value="11.6727041500235" calcext:value-type="float">
            <text:p>11.6727041500235</text:p>
          </table:table-cell>
          <table:table-cell office:value-type="float" office:value="-52.6952032636641" calcext:value-type="float">
            <text:p>-52.6952032636641</text:p>
          </table:table-cell>
          <table:table-cell office:value-type="float" office:value="39.5317193445945" calcext:value-type="float">
            <text:p>39.5317193445945</text:p>
          </table:table-cell>
          <table:table-cell office:value-type="float" office:value="-64.3865439014602" calcext:value-type="float">
            <text:p>-64.3865439014602</text:p>
          </table:table-cell>
          <table:table-cell table:number-columns-repeated="4"/>
        </table:table-row>
        <table:table-row table:style-name="ro1">
          <table:table-cell office:value-type="float" office:value="29.2" calcext:value-type="float">
            <text:p>29.2</text:p>
          </table:table-cell>
          <table:table-cell office:value-type="float" office:value="17.6797823697185" calcext:value-type="float">
            <text:p>17.6797823697185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1.8867108896957" calcext:value-type="float">
            <text:p>-81.8867108896957</text:p>
          </table:table-cell>
          <table:table-cell office:value-type="float" office:value="12.4802618181619" calcext:value-type="float">
            <text:p>12.4802618181619</text:p>
          </table:table-cell>
          <table:table-cell office:value-type="float" office:value="-84" calcext:value-type="float">
            <text:p>-84</text:p>
          </table:table-cell>
          <table:table-cell office:value-type="float" office:value="-85" calcext:value-type="float">
            <text:p>-85</text:p>
          </table:table-cell>
          <table:table-cell office:value-type="float" office:value="-84.8530421330401" calcext:value-type="float">
            <text:p>-84.8530421330401</text:p>
          </table:table-cell>
          <table:table-cell office:value-type="float" office:value="15.6711693719305" calcext:value-type="float">
            <text:p>15.6711693719305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1.0075721740866" calcext:value-type="float">
            <text:p>-81.0075721740866</text:p>
          </table:table-cell>
          <table:table-cell office:value-type="float" office:value="11.6659221106709" calcext:value-type="float">
            <text:p>11.6659221106709</text:p>
          </table:table-cell>
          <table:table-cell office:value-type="float" office:value="-56.480483883472" calcext:value-type="float">
            <text:p>-56.480483883472</text:p>
          </table:table-cell>
          <table:table-cell office:value-type="float" office:value="40.8011883790281" calcext:value-type="float">
            <text:p>40.8011883790281</text:p>
          </table:table-cell>
          <table:table-cell office:value-type="float" office:value="-68.2412064803079" calcext:value-type="float">
            <text:p>-68.2412064803079</text:p>
          </table:table-cell>
          <table:table-cell table:number-columns-repeated="4"/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17.6801771418429" calcext:value-type="float">
            <text:p>17.6801771418429</text:p>
          </table:table-cell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office:value-type="float" office:value="-81.4433554448478" calcext:value-type="float">
            <text:p>-81.4433554448478</text:p>
          </table:table-cell>
          <table:table-cell office:value-type="float" office:value="12.0627181780433" calcext:value-type="float">
            <text:p>12.0627181780433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4.92652106652" calcext:value-type="float">
            <text:p>-84.92652106652</text:p>
          </table:table-cell>
          <table:table-cell office:value-type="float" office:value="15.759800016332" calcext:value-type="float">
            <text:p>15.759800016332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1.0037860870433" calcext:value-type="float">
            <text:p>-81.0037860870433</text:p>
          </table:table-cell>
          <table:table-cell office:value-type="float" office:value="11.6625325688177" calcext:value-type="float">
            <text:p>11.6625325688177</text:p>
          </table:table-cell>
          <table:table-cell office:value-type="float" office:value="-52.8373968650885" calcext:value-type="float">
            <text:p>-52.8373968650885</text:p>
          </table:table-cell>
          <table:table-cell office:value-type="float" office:value="46.7255121417635" calcext:value-type="float">
            <text:p>46.7255121417635</text:p>
          </table:table-cell>
          <table:table-cell office:value-type="float" office:value="-69.1464437980625" calcext:value-type="float">
            <text:p>-69.1464437980625</text:p>
          </table:table-cell>
          <table:table-cell table:number-columns-repeated="4"/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17.680531814844" calcext:value-type="float">
            <text:p>17.680531814844</text:p>
          </table:table-cell>
          <table:table-cell office:value-type="float" office:value="-83" calcext:value-type="float">
            <text:p>-83</text:p>
          </table:table-cell>
          <table:table-cell office:value-type="float" office:value="-81" calcext:value-type="float">
            <text:p>-81</text:p>
          </table:table-cell>
          <table:table-cell office:value-type="float" office:value="-81.2216777224239" calcext:value-type="float">
            <text:p>-81.2216777224239</text:p>
          </table:table-cell>
          <table:table-cell office:value-type="float" office:value="11.859214493867" calcext:value-type="float">
            <text:p>11.859214493867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4.96326053326" calcext:value-type="float">
            <text:p>-84.96326053326</text:p>
          </table:table-cell>
          <table:table-cell office:value-type="float" office:value="15.8043031356758" calcext:value-type="float">
            <text:p>15.8043031356758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1.0018930435217" calcext:value-type="float">
            <text:p>-81.0018930435217</text:p>
          </table:table-cell>
          <table:table-cell office:value-type="float" office:value="11.6608381672217" calcext:value-type="float">
            <text:p>11.6608381672217</text:p>
          </table:table-cell>
          <table:table-cell office:value-type="float" office:value="-51.1434785079345" calcext:value-type="float">
            <text:p>-51.1434785079345</text:p>
          </table:table-cell>
          <table:table-cell office:value-type="float" office:value="49.5768314512664" calcext:value-type="float">
            <text:p>49.5768314512664</text:p>
          </table:table-cell>
          <table:table-cell office:value-type="float" office:value="-69.8683557665269" calcext:value-type="float">
            <text:p>-69.8683557665269</text:p>
          </table:table-cell>
          <table:table-cell table:number-columns-repeated="4"/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17.6808480889587" calcext:value-type="float">
            <text:p>17.6808480889587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1.110838861212" calcext:value-type="float">
            <text:p>-81.110838861212</text:p>
          </table:table-cell>
          <table:table-cell office:value-type="float" office:value="11.7587537456484" calcext:value-type="float">
            <text:p>11.7587537456484</text:p>
          </table:table-cell>
          <table:table-cell office:value-type="float" office:value="-82" calcext:value-type="float">
            <text:p>-82</text:p>
          </table:table-cell>
          <table:table-cell office:value-type="float" office:value="-85" calcext:value-type="float">
            <text:p>-85</text:p>
          </table:table-cell>
          <table:table-cell office:value-type="float" office:value="-84.98163026663" calcext:value-type="float">
            <text:p>-84.98163026663</text:p>
          </table:table-cell>
          <table:table-cell office:value-type="float" office:value="15.8266017992885" calcext:value-type="float">
            <text:p>15.8266017992885</text:p>
          </table:table-cell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office:value-type="float" office:value="-81.0009465217608" calcext:value-type="float">
            <text:p>-81.0009465217608</text:p>
          </table:table-cell>
          <table:table-cell office:value-type="float" office:value="11.6599910587407" calcext:value-type="float">
            <text:p>11.6599910587407</text:p>
          </table:table-cell>
          <table:table-cell office:value-type="float" office:value="-50.3272364507836" calcext:value-type="float">
            <text:p>-50.3272364507836</text:p>
          </table:table-cell>
          <table:table-cell office:value-type="float" office:value="50.9759249374738" calcext:value-type="float">
            <text:p>50.9759249374738</text:p>
          </table:table-cell>
          <table:table-cell office:value-type="float" office:value="-70.2877144344463" calcext:value-type="float">
            <text:p>-70.2877144344463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7.6812045293935" calcext:value-type="float">
            <text:p>17.6812045293935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1.055419430606" calcext:value-type="float">
            <text:p>-81.055419430606</text:p>
          </table:table-cell>
          <table:table-cell office:value-type="float" office:value="11.7088429539296" calcext:value-type="float">
            <text:p>11.7088429539296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4.990815133315" calcext:value-type="float">
            <text:p>-84.990815133315</text:p>
          </table:table-cell>
          <table:table-cell office:value-type="float" office:value="15.8377629264632" calcext:value-type="float">
            <text:p>15.8377629264632</text:p>
          </table:table-cell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office:value-type="float" office:value="-81.0004732608804" calcext:value-type="float">
            <text:p>-81.0004732608804</text:p>
          </table:table-cell>
          <table:table-cell office:value-type="float" office:value="11.6595675275774" calcext:value-type="float">
            <text:p>11.6595675275774</text:p>
          </table:table-cell>
          <table:table-cell office:value-type="float" office:value="-49.9266507851642" calcext:value-type="float">
            <text:p>-49.9266507851642</text:p>
          </table:table-cell>
          <table:table-cell office:value-type="float" office:value="51.6689687250295" calcext:value-type="float">
            <text:p>51.6689687250295</text:p>
          </table:table-cell>
          <table:table-cell office:value-type="float" office:value="-70.5109243801128" calcext:value-type="float">
            <text:p>-70.5109243801128</text:p>
          </table:table-cell>
          <table:table-cell table:number-columns-repeated="4"/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17.6815208660017" calcext:value-type="float">
            <text:p>17.6815208660017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1.027709715303" calcext:value-type="float">
            <text:p>-81.027709715303</text:p>
          </table:table-cell>
          <table:table-cell office:value-type="float" office:value="11.6839670579558" calcext:value-type="float">
            <text:p>11.6839670579558</text:p>
          </table:table-cell>
          <table:table-cell office:value-type="float" office:value="-84" calcext:value-type="float">
            <text:p>-84</text:p>
          </table:table-cell>
          <table:table-cell office:value-type="float" office:value="-85" calcext:value-type="float">
            <text:p>-85</text:p>
          </table:table-cell>
          <table:table-cell office:value-type="float" office:value="-84.9954075666575" calcext:value-type="float">
            <text:p>-84.9954075666575</text:p>
          </table:table-cell>
          <table:table-cell office:value-type="float" office:value="15.8433464413187" calcext:value-type="float">
            <text:p>15.8433464413187</text:p>
          </table:table-cell>
          <table:table-cell office:value-type="float" office:value="-81" calcext:value-type="float">
            <text:p>-81</text:p>
          </table:table-cell>
          <table:table-cell office:value-type="float" office:value="-80" calcext:value-type="float">
            <text:p>-80</text:p>
          </table:table-cell>
          <table:table-cell office:value-type="float" office:value="-80.5002366304402" calcext:value-type="float">
            <text:p>-80.5002366304402</text:p>
          </table:table-cell>
          <table:table-cell office:value-type="float" office:value="11.2203883265067" calcext:value-type="float">
            <text:p>11.2203883265067</text:p>
          </table:table-cell>
          <table:table-cell office:value-type="float" office:value="-58.8586447473192" calcext:value-type="float">
            <text:p>-58.8586447473192</text:p>
          </table:table-cell>
          <table:table-cell office:value-type="float" office:value="52.0138819310226" calcext:value-type="float">
            <text:p>52.0138819310226</text:p>
          </table:table-cell>
          <table:table-cell office:value-type="float" office:value="-77.3268701785209" calcext:value-type="float">
            <text:p>-77.3268701785209</text:p>
          </table:table-cell>
          <table:table-cell table:number-columns-repeated="4"/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17.6818458635811" calcext:value-type="float">
            <text:p>17.6818458635811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1.0138548576515" calcext:value-type="float">
            <text:p>-81.0138548576515</text:p>
          </table:table-cell>
          <table:table-cell office:value-type="float" office:value="11.6715489356732" calcext:value-type="float">
            <text:p>11.6715489356732</text:p>
          </table:table-cell>
          <table:table-cell office:value-type="float" office:value="-88" calcext:value-type="float">
            <text:p>-88</text:p>
          </table:table-cell>
          <table:table-cell office:value-type="float" office:value="-85" calcext:value-type="float">
            <text:p>-85</text:p>
          </table:table-cell>
          <table:table-cell office:value-type="float" office:value="-84.9977037833287" calcext:value-type="float">
            <text:p>-84.9977037833287</text:p>
          </table:table-cell>
          <table:table-cell office:value-type="float" office:value="15.8461389368669" calcext:value-type="float">
            <text:p>15.8461389368669</text:p>
          </table:table-cell>
          <table:table-cell office:value-type="float" office:value="-81" calcext:value-type="float">
            <text:p>-81</text:p>
          </table:table-cell>
          <table:table-cell office:value-type="float" office:value="-80" calcext:value-type="float">
            <text:p>-80</text:p>
          </table:table-cell>
          <table:table-cell office:value-type="float" office:value="-80.2501183152201" calcext:value-type="float">
            <text:p>-80.2501183152201</text:p>
          </table:table-cell>
          <table:table-cell office:value-type="float" office:value="11.0070416673299" calcext:value-type="float">
            <text:p>11.0070416673299</text:p>
          </table:table-cell>
          <table:table-cell office:value-type="float" office:value="-63.0686948247404" calcext:value-type="float">
            <text:p>-63.0686948247404</text:p>
          </table:table-cell>
          <table:table-cell office:value-type="float" office:value="52.1859384766708" calcext:value-type="float">
            <text:p>52.1859384766708</text:p>
          </table:table-cell>
          <table:table-cell office:value-type="float" office:value="-80.6895557740502" calcext:value-type="float">
            <text:p>-80.6895557740502</text:p>
          </table:table-cell>
          <table:table-cell table:number-columns-repeated="4"/>
        </table:table-row>
        <table:table-row table:style-name="ro1">
          <table:table-cell office:value-type="float" office:value="30.6" calcext:value-type="float">
            <text:p>30.6</text:p>
          </table:table-cell>
          <table:table-cell office:value-type="float" office:value="17.6821708829626" calcext:value-type="float">
            <text:p>17.6821708829626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1.5069274288257" calcext:value-type="float">
            <text:p>-81.5069274288257</text:p>
          </table:table-cell>
          <table:table-cell office:value-type="float" office:value="12.1217199893902" calcext:value-type="float">
            <text:p>12.1217199893902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4.9988518916644" calcext:value-type="float">
            <text:p>-84.9988518916644</text:p>
          </table:table-cell>
          <table:table-cell office:value-type="float" office:value="15.8475353692091" calcext:value-type="float">
            <text:p>15.8475353692091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80.1250591576101" calcext:value-type="float">
            <text:p>-80.1250591576101</text:p>
          </table:table-cell>
          <table:table-cell office:value-type="float" office:value="10.9018944239472" calcext:value-type="float">
            <text:p>10.9018944239472</text:p>
          </table:table-cell>
          <table:table-cell office:value-type="float" office:value="-70.3161730094539" calcext:value-type="float">
            <text:p>-70.3161730094539</text:p>
          </table:table-cell>
          <table:table-cell office:value-type="float" office:value="47.3374008077964" calcext:value-type="float">
            <text:p>47.3374008077964</text:p>
          </table:table-cell>
          <table:table-cell office:value-type="float" office:value="-83.6020161813824" calcext:value-type="float">
            <text:p>-83.6020161813824</text:p>
          </table:table-cell>
          <table:table-cell table:number-columns-repeated="4"/>
        </table:table-row>
        <table:table-row table:style-name="ro1">
          <table:table-cell office:value-type="float" office:value="30.8" calcext:value-type="float">
            <text:p>30.8</text:p>
          </table:table-cell>
          <table:table-cell office:value-type="float" office:value="17.6824959251481" calcext:value-type="float">
            <text:p>17.6824959251481</text:p>
          </table:table-cell>
          <table:table-cell office:value-type="float" office:value="-80" calcext:value-type="float">
            <text:p>-80</text:p>
          </table:table-cell>
          <table:table-cell office:value-type="float" office:value="-82" calcext:value-type="float">
            <text:p>-82</text:p>
          </table:table-cell>
          <table:table-cell office:value-type="float" office:value="-81.7534637144129" calcext:value-type="float">
            <text:p>-81.7534637144129</text:p>
          </table:table-cell>
          <table:table-cell office:value-type="float" office:value="12.3532754074766" calcext:value-type="float">
            <text:p>12.3532754074766</text:p>
          </table:table-cell>
          <table:table-cell office:value-type="float" office:value="-83" calcext:value-type="float">
            <text:p>-83</text:p>
          </table:table-cell>
          <table:table-cell office:value-type="float" office:value="-85" calcext:value-type="float">
            <text:p>-85</text:p>
          </table:table-cell>
          <table:table-cell office:value-type="float" office:value="-84.9994259458322" calcext:value-type="float">
            <text:p>-84.9994259458322</text:p>
          </table:table-cell>
          <table:table-cell office:value-type="float" office:value="15.848233631527" calcext:value-type="float">
            <text:p>15.848233631527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80.062529578805" calcext:value-type="float">
            <text:p>-80.062529578805</text:p>
          </table:table-cell>
          <table:table-cell office:value-type="float" office:value="10.8496980701295" calcext:value-type="float">
            <text:p>10.8496980701295</text:p>
          </table:table-cell>
          <table:table-cell office:value-type="float" office:value="-74.0743896530351" calcext:value-type="float">
            <text:p>-74.0743896530351</text:p>
          </table:table-cell>
          <table:table-cell office:value-type="float" office:value="44.7714072484074" calcext:value-type="float">
            <text:p>44.7714072484074</text:p>
          </table:table-cell>
          <table:table-cell office:value-type="float" office:value="-85.3967144136185" calcext:value-type="float">
            <text:p>-85.3967144136185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.6828611291076" calcext:value-type="float">
            <text:p>17.6828611291076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1.8767318572064" calcext:value-type="float">
            <text:p>-81.8767318572064</text:p>
          </table:table-cell>
          <table:table-cell office:value-type="float" office:value="12.4707066076322" calcext:value-type="float">
            <text:p>12.4707066076322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office:value-type="float" office:value="-85.4997129729161" calcext:value-type="float">
            <text:p>-85.4997129729161</text:p>
          </table:table-cell>
          <table:table-cell office:value-type="float" office:value="16.4686158448732" calcext:value-type="float">
            <text:p>16.4686158448732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80.0312647894025" calcext:value-type="float">
            <text:p>-80.0312647894025</text:p>
          </table:table-cell>
          <table:table-cell office:value-type="float" office:value="10.8236936832491" calcext:value-type="float">
            <text:p>10.8236936832491</text:p>
          </table:table-cell>
          <table:table-cell office:value-type="float" office:value="-84.6000943359906" calcext:value-type="float">
            <text:p>-84.6000943359906</text:p>
          </table:table-cell>
          <table:table-cell office:value-type="float" office:value="52.5594475238021" calcext:value-type="float">
            <text:p>52.5594475238021</text:p>
          </table:table-cell>
          <table:table-cell office:value-type="float" office:value="-98.5381222519865" calcext:value-type="float">
            <text:p>-98.5381222519865</text:p>
          </table:table-cell>
          <table:table-cell table:number-columns-repeated="4"/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17.6828788179121" calcext:value-type="float">
            <text:p>17.6828788179121</text:p>
          </table:table-cell>
          <table:table-cell office:value-type="float" office:value="-81" calcext:value-type="float">
            <text:p>-81</text:p>
          </table:table-cell>
          <table:table-cell office:value-type="float" office:value="-84" calcext:value-type="float">
            <text:p>-84</text:p>
          </table:table-cell>
          <table:table-cell office:value-type="float" office:value="-82.9383659286032" calcext:value-type="float">
            <text:p>-82.9383659286032</text:p>
          </table:table-cell>
          <table:table-cell office:value-type="float" office:value="13.5294101960922" calcext:value-type="float">
            <text:p>13.5294101960922</text:p>
          </table:table-cell>
          <table:table-cell office:value-type="float" office:value="-82" calcext:value-type="float">
            <text:p>-82</text:p>
          </table:table-cell>
          <table:table-cell office:value-type="float" office:value="-87" calcext:value-type="float">
            <text:p>-87</text:p>
          </table:table-cell>
          <table:table-cell office:value-type="float" office:value="-86.249856486458" calcext:value-type="float">
            <text:p>-86.249856486458</text:p>
          </table:table-cell>
          <table:table-cell office:value-type="float" office:value="17.4446348350358" calcext:value-type="float">
            <text:p>17.4446348350358</text:p>
          </table:table-cell>
          <table:table-cell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80.5156323947013" calcext:value-type="float">
            <text:p>-80.5156323947013</text:p>
          </table:table-cell>
          <table:table-cell office:value-type="float" office:value="11.2336549436322" calcext:value-type="float">
            <text:p>11.2336549436322</text:p>
          </table:table-cell>
          <table:table-cell office:value-type="float" office:value="-103.798759975178" calcext:value-type="float">
            <text:p>-103.798759975178</text:p>
          </table:table-cell>
          <table:table-cell office:value-type="float" office:value="55.0928837607368" calcext:value-type="float">
            <text:p>55.0928837607368</text:p>
          </table:table-cell>
          <table:table-cell office:value-type="float" office:value="-116.487498359667" calcext:value-type="float">
            <text:p>-116.487498359667</text:p>
          </table:table-cell>
          <table:table-cell table:number-columns-repeated="4"/>
        </table:table-row>
        <table:table-row table:style-name="ro1">
          <table:table-cell office:value-type="float" office:value="31.4" calcext:value-type="float">
            <text:p>31.4</text:p>
          </table:table-cell>
          <table:table-cell office:value-type="float" office:value="17.6828649907769" calcext:value-type="float">
            <text:p>17.6828649907769</text:p>
          </table:table-cell>
          <table:table-cell office:value-type="float" office:value="-82" calcext:value-type="float">
            <text:p>-82</text:p>
          </table:table-cell>
          <table:table-cell office:value-type="float" office:value="-86" calcext:value-type="float">
            <text:p>-86</text:p>
          </table:table-cell>
          <table:table-cell office:value-type="float" office:value="-84.4691829643016" calcext:value-type="float">
            <text:p>-84.4691829643016</text:p>
          </table:table-cell>
          <table:table-cell office:value-type="float" office:value="15.2161961761761" calcext:value-type="float">
            <text:p>15.2161961761761</text:p>
          </table:table-cell>
          <table:table-cell table:number-columns-repeated="2" office:value-type="float" office:value="-87" calcext:value-type="float">
            <text:p>-87</text:p>
          </table:table-cell>
          <table:table-cell office:value-type="float" office:value="-86.624928243229" calcext:value-type="float">
            <text:p>-86.624928243229</text:p>
          </table:table-cell>
          <table:table-cell office:value-type="float" office:value="17.9541262516522" calcext:value-type="float">
            <text:p>17.9541262516522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7578161973506" calcext:value-type="float">
            <text:p>-80.7578161973506</text:p>
          </table:table-cell>
          <table:table-cell office:value-type="float" office:value="11.4444222556955" calcext:value-type="float">
            <text:p>11.4444222556955</text:p>
          </table:table-cell>
          <table:table-cell office:value-type="float" office:value="-130.446256196448" calcext:value-type="float">
            <text:p>-130.446256196448</text:p>
          </table:table-cell>
          <table:table-cell office:value-type="float" office:value="41.2509197219964" calcext:value-type="float">
            <text:p>41.2509197219964</text:p>
          </table:table-cell>
          <table:table-cell office:value-type="float" office:value="-135.807587972827" calcext:value-type="float">
            <text:p>-135.807587972827</text:p>
          </table:table-cell>
          <table:table-cell table:number-columns-repeated="4"/>
        </table:table-row>
        <table:table-row table:style-name="ro1">
          <table:table-cell office:value-type="float" office:value="31.6" calcext:value-type="float">
            <text:p>31.6</text:p>
          </table:table-cell>
          <table:table-cell office:value-type="float" office:value="17.6829297466402" calcext:value-type="float">
            <text:p>17.6829297466402</text:p>
          </table:table-cell>
          <table:table-cell table:number-columns-repeated="2" office:value-type="float" office:value="-87" calcext:value-type="float">
            <text:p>-87</text:p>
          </table:table-cell>
          <table:table-cell office:value-type="float" office:value="-85.7345914821508" calcext:value-type="float">
            <text:p>-85.7345914821508</text:p>
          </table:table-cell>
          <table:table-cell office:value-type="float" office:value="16.7681975840234" calcext:value-type="float">
            <text:p>16.7681975840234</text:p>
          </table:table-cell>
          <table:table-cell office:value-type="float" office:value="-88" calcext:value-type="float">
            <text:p>-88</text:p>
          </table:table-cell>
          <table:table-cell office:value-type="float" office:value="-87" calcext:value-type="float">
            <text:p>-87</text:p>
          </table:table-cell>
          <table:table-cell office:value-type="float" office:value="-86.8124641216145" calcext:value-type="float">
            <text:p>-86.8124641216145</text:p>
          </table:table-cell>
          <table:table-cell office:value-type="float" office:value="18.2144252055918" calcext:value-type="float">
            <text:p>18.2144252055918</text:p>
          </table:table-cell>
          <table:table-cell office:value-type="float" office:value="-80" calcext:value-type="float">
            <text:p>-80</text:p>
          </table:table-cell>
          <table:table-cell office:value-type="float" office:value="-82" calcext:value-type="float">
            <text:p>-82</text:p>
          </table:table-cell>
          <table:table-cell office:value-type="float" office:value="-81.3789080986753" calcext:value-type="float">
            <text:p>-81.3789080986753</text:p>
          </table:table-cell>
          <table:table-cell office:value-type="float" office:value="12.0031970745288" calcext:value-type="float">
            <text:p>12.0031970745288</text:p>
          </table:table-cell>
          <table:table-cell office:value-type="float" office:value="-146.375657529956" calcext:value-type="float">
            <text:p>-146.375657529956</text:p>
          </table:table-cell>
          <table:table-cell office:value-type="float" office:value="22.9667433423864" calcext:value-type="float">
            <text:p>22.9667433423864</text:p>
          </table:table-cell>
          <table:table-cell office:value-type="float" office:value="-147.13435001314" calcext:value-type="float">
            <text:p>-147.13435001314</text:p>
          </table:table-cell>
          <table:table-cell table:number-columns-repeated="4"/>
        </table:table-row>
        <table:table-row table:style-name="ro1">
          <table:table-cell office:value-type="float" office:value="31.8" calcext:value-type="float">
            <text:p>31.8</text:p>
          </table:table-cell>
          <table:table-cell office:value-type="float" office:value="17.683335153772" calcext:value-type="float">
            <text:p>17.683335153772</text:p>
          </table:table-cell>
          <table:table-cell office:value-type="float" office:value="-86" calcext:value-type="float">
            <text:p>-86</text:p>
          </table:table-cell>
          <table:table-cell office:value-type="float" office:value="-87" calcext:value-type="float">
            <text:p>-87</text:p>
          </table:table-cell>
          <table:table-cell office:value-type="float" office:value="-86.3672957410754" calcext:value-type="float">
            <text:p>-86.3672957410754</text:p>
          </table:table-cell>
          <table:table-cell office:value-type="float" office:value="17.6025880224399" calcext:value-type="float">
            <text:p>17.6025880224399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6.4062320608073" calcext:value-type="float">
            <text:p>-86.4062320608073</text:p>
          </table:table-cell>
          <table:table-cell office:value-type="float" office:value="17.6552715635775" calcext:value-type="float">
            <text:p>17.6552715635775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81.6894540493377" calcext:value-type="float">
            <text:p>-81.6894540493377</text:p>
          </table:table-cell>
          <table:table-cell office:value-type="float" office:value="12.2927335527529" calcext:value-type="float">
            <text:p>12.2927335527529</text:p>
          </table:table-cell>
          <table:table-cell office:value-type="float" office:value="-145.108001821095" calcext:value-type="float">
            <text:p>-145.108001821095</text:p>
          </table:table-cell>
          <table:table-cell office:value-type="float" office:value="0.81432222542025" calcext:value-type="float">
            <text:p>0.81432222542025</text:p>
          </table:table-cell>
          <table:table-cell office:value-type="float" office:value="-144.036688774061" calcext:value-type="float">
            <text:p>-144.03668877406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.6836620088333" calcext:value-type="float">
            <text:p>17.6836620088333</text:p>
          </table:table-cell>
          <table:table-cell office:value-type="float" office:value="-84" calcext:value-type="float">
            <text:p>-84</text:p>
          </table:table-cell>
          <table:table-cell office:value-type="float" office:value="-87" calcext:value-type="float">
            <text:p>-87</text:p>
          </table:table-cell>
          <table:table-cell office:value-type="float" office:value="-86.6836478705377" calcext:value-type="float">
            <text:p>-86.6836478705377</text:p>
          </table:table-cell>
          <table:table-cell office:value-type="float" office:value="18.0352262839626" calcext:value-type="float">
            <text:p>18.0352262839626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  <table:table-cell office:value-type="float" office:value="-86.2031160304036" calcext:value-type="float">
            <text:p>-86.2031160304036</text:p>
          </table:table-cell>
          <table:table-cell office:value-type="float" office:value="17.3821649815013" calcext:value-type="float">
            <text:p>17.3821649815013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1.8447270246688" calcext:value-type="float">
            <text:p>-81.8447270246688</text:p>
          </table:table-cell>
          <table:table-cell office:value-type="float" office:value="12.4401103893717" calcext:value-type="float">
            <text:p>12.4401103893717</text:p>
          </table:table-cell>
          <table:table-cell office:value-type="float" office:value="-145.072625030731" calcext:value-type="float">
            <text:p>-145.072625030731</text:p>
          </table:table-cell>
          <table:table-cell office:value-type="float" office:value="-10.5435125770941" calcext:value-type="float">
            <text:p>-10.5435125770941</text:p>
          </table:table-cell>
          <table:table-cell office:value-type="float" office:value="-144.371737042736" calcext:value-type="float">
            <text:p>-144.371737042736</text:p>
          </table:table-cell>
          <table:table-cell table:number-columns-repeated="4"/>
        </table:table-row>
        <table:table-row table:style-name="ro1">
          <table:table-cell office:value-type="float" office:value="32.2" calcext:value-type="float">
            <text:p>32.2</text:p>
          </table:table-cell>
          <table:table-cell office:value-type="float" office:value="17.6839957853843" calcext:value-type="float">
            <text:p>17.6839957853843</text:p>
          </table:table-cell>
          <table:table-cell office:value-type="float" office:value="-87" calcext:value-type="float">
            <text:p>-87</text:p>
          </table:table-cell>
          <table:table-cell office:value-type="float" office:value="-88" calcext:value-type="float">
            <text:p>-88</text:p>
          </table:table-cell>
          <table:table-cell office:value-type="float" office:value="-87.3418239352688" calcext:value-type="float">
            <text:p>-87.3418239352688</text:p>
          </table:table-cell>
          <table:table-cell office:value-type="float" office:value="18.9697146384248" calcext:value-type="float">
            <text:p>18.9697146384248</text:p>
          </table:table-cell>
          <table:table-cell office:value-type="float" office:value="-83" calcext:value-type="float">
            <text:p>-83</text:p>
          </table:table-cell>
          <table:table-cell office:value-type="float" office:value="-86" calcext:value-type="float">
            <text:p>-86</text:p>
          </table:table-cell>
          <table:table-cell office:value-type="float" office:value="-86.1015580152018" calcext:value-type="float">
            <text:p>-86.1015580152018</text:p>
          </table:table-cell>
          <table:table-cell office:value-type="float" office:value="17.247200039558" calcext:value-type="float">
            <text:p>17.247200039558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1.9223635123344" calcext:value-type="float">
            <text:p>-81.9223635123344</text:p>
          </table:table-cell>
          <table:table-cell office:value-type="float" office:value="12.5144600741321" calcext:value-type="float">
            <text:p>12.5144600741321</text:p>
          </table:table-cell>
          <table:table-cell office:value-type="float" office:value="-157.953242440743" calcext:value-type="float">
            <text:p>-157.953242440743</text:p>
          </table:table-cell>
          <table:table-cell office:value-type="float" office:value="-28.3864382994271" calcext:value-type="float">
            <text:p>-28.3864382994271</text:p>
          </table:table-cell>
          <table:table-cell office:value-type="float" office:value="-159.452058309824" calcext:value-type="float">
            <text:p>-159.452058309824</text:p>
          </table:table-cell>
          <table:table-cell table:number-columns-repeated="4"/>
        </table:table-row>
        <table:table-row table:style-name="ro1">
          <table:table-cell office:value-type="float" office:value="32.4" calcext:value-type="float">
            <text:p>32.4</text:p>
          </table:table-cell>
          <table:table-cell office:value-type="float" office:value="17.6838317292913" calcext:value-type="float">
            <text:p>17.6838317292913</text:p>
          </table:table-cell>
          <table:table-cell office:value-type="float" office:value="-87" calcext:value-type="float">
            <text:p>-87</text:p>
          </table:table-cell>
          <table:table-cell office:value-type="float" office:value="-88" calcext:value-type="float">
            <text:p>-88</text:p>
          </table:table-cell>
          <table:table-cell office:value-type="float" office:value="-87.6709119676344" calcext:value-type="float">
            <text:p>-87.6709119676344</text:p>
          </table:table-cell>
          <table:table-cell office:value-type="float" office:value="19.4549625401239" calcext:value-type="float">
            <text:p>19.4549625401239</text:p>
          </table:table-cell>
          <table:table-cell table:number-columns-repeated="2" office:value-type="float" office:value="-87" calcext:value-type="float">
            <text:p>-87</text:p>
          </table:table-cell>
          <table:table-cell office:value-type="float" office:value="-86.5507790076009" calcext:value-type="float">
            <text:p>-86.5507790076009</text:p>
          </table:table-cell>
          <table:table-cell office:value-type="float" office:value="17.8522365823442" calcext:value-type="float">
            <text:p>17.8522365823442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1.9611817561672" calcext:value-type="float">
            <text:p>-81.9611817561672</text:p>
          </table:table-cell>
          <table:table-cell office:value-type="float" office:value="12.5518013855416" calcext:value-type="float">
            <text:p>12.5518013855416</text:p>
          </table:table-cell>
          <table:table-cell office:value-type="float" office:value="-175.166241161458" calcext:value-type="float">
            <text:p>-175.166241161458</text:p>
          </table:table-cell>
          <table:table-cell office:value-type="float" office:value="-27.2087347480163" calcext:value-type="float">
            <text:p>-27.2087347480163</text:p>
          </table:table-cell>
          <table:table-cell office:value-type="float" office:value="-176.277052408765" calcext:value-type="float">
            <text:p>-176.277052408765</text:p>
          </table:table-cell>
          <table:table-cell table:number-columns-repeated="4"/>
        </table:table-row>
        <table:table-row table:style-name="ro1">
          <table:table-cell office:value-type="float" office:value="32.6" calcext:value-type="float">
            <text:p>32.6</text:p>
          </table:table-cell>
          <table:table-cell office:value-type="float" office:value="17.6837864062707" calcext:value-type="float">
            <text:p>17.6837864062707</text:p>
          </table:table-cell>
          <table:table-cell table:number-columns-repeated="2" office:value-type="float" office:value="-88" calcext:value-type="float">
            <text:p>-88</text:p>
          </table:table-cell>
          <table:table-cell office:value-type="float" office:value="-87.8354559838172" calcext:value-type="float">
            <text:p>-87.8354559838172</text:p>
          </table:table-cell>
          <table:table-cell office:value-type="float" office:value="19.7022215994645" calcext:value-type="float">
            <text:p>19.7022215994645</text:p>
          </table:table-cell>
          <table:table-cell office:value-type="float" office:value="-86" calcext:value-type="float">
            <text:p>-86</text:p>
          </table:table-cell>
          <table:table-cell office:value-type="float" office:value="-87" calcext:value-type="float">
            <text:p>-87</text:p>
          </table:table-cell>
          <table:table-cell office:value-type="float" office:value="-86.7753895038005" calcext:value-type="float">
            <text:p>-86.7753895038005</text:p>
          </table:table-cell>
          <table:table-cell office:value-type="float" office:value="18.1626682379599" calcext:value-type="float">
            <text:p>18.1626682379599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1.9805908780836" calcext:value-type="float">
            <text:p>-81.9805908780836</text:p>
          </table:table-cell>
          <table:table-cell office:value-type="float" office:value="12.5705138033621" calcext:value-type="float">
            <text:p>12.5705138033621</text:p>
          </table:table-cell>
          <table:table-cell office:value-type="float" office:value="-184.184521451677" calcext:value-type="float">
            <text:p>-184.184521451677</text:p>
          </table:table-cell>
          <table:table-cell office:value-type="float" office:value="-26.527735651004" calcext:value-type="float">
            <text:p>-26.527735651004</text:p>
          </table:table-cell>
          <table:table-cell office:value-type="float" office:value="-185.114398171173" calcext:value-type="float">
            <text:p>-185.114398171173</text:p>
          </table:table-cell>
          <table:table-cell table:number-columns-repeated="4"/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17.6841202065859" calcext:value-type="float">
            <text:p>17.6841202065859</text:p>
          </table:table-cell>
          <table:table-cell office:value-type="float" office:value="-90" calcext:value-type="float">
            <text:p>-90</text:p>
          </table:table-cell>
          <table:table-cell office:value-type="float" office:value="-88" calcext:value-type="float">
            <text:p>-88</text:p>
          </table:table-cell>
          <table:table-cell office:value-type="float" office:value="-87.9177279919086" calcext:value-type="float">
            <text:p>-87.9177279919086</text:p>
          </table:table-cell>
          <table:table-cell office:value-type="float" office:value="19.8270270788581" calcext:value-type="float">
            <text:p>19.8270270788581</text:p>
          </table:table-cell>
          <table:table-cell office:value-type="float" office:value="-86" calcext:value-type="float">
            <text:p>-86</text:p>
          </table:table-cell>
          <table:table-cell office:value-type="float" office:value="-88" calcext:value-type="float">
            <text:p>-88</text:p>
          </table:table-cell>
          <table:table-cell office:value-type="float" office:value="-87.3876947519002" calcext:value-type="float">
            <text:p>-87.3876947519002</text:p>
          </table:table-cell>
          <table:table-cell office:value-type="float" office:value="19.0366193097628" calcext:value-type="float">
            <text:p>19.0366193097628</text:p>
          </table:table-cell>
          <table:table-cell office:value-type="float" office:value="-82" calcext:value-type="float">
            <text:p>-82</text:p>
          </table:table-cell>
          <table:table-cell office:value-type="float" office:value="-83" calcext:value-type="float">
            <text:p>-83</text:p>
          </table:table-cell>
          <table:table-cell office:value-type="float" office:value="-82.4902954390418" calcext:value-type="float">
            <text:p>-82.4902954390418</text:p>
          </table:table-cell>
          <table:table-cell office:value-type="float" office:value="13.0720343769541" calcext:value-type="float">
            <text:p>13.0720343769541</text:p>
          </table:table-cell>
          <table:table-cell office:value-type="float" office:value="-188.829566492204" calcext:value-type="float">
            <text:p>-188.829566492204</text:p>
          </table:table-cell>
          <table:table-cell office:value-type="float" office:value="-13.9927854731538" calcext:value-type="float">
            <text:p>-13.9927854731538</text:p>
          </table:table-cell>
          <table:table-cell office:value-type="float" office:value="-188.3457329515" calcext:value-type="float">
            <text:p>-188.3457329515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7.6843754429524" calcext:value-type="float">
            <text:p>17.6843754429524</text:p>
          </table:table-cell>
          <table:table-cell table:number-columns-repeated="2" office:value-type="float" office:value="-88" calcext:value-type="float">
            <text:p>-88</text:p>
          </table:table-cell>
          <table:table-cell office:value-type="float" office:value="-87.9588639959543" calcext:value-type="float">
            <text:p>-87.9588639959543</text:p>
          </table:table-cell>
          <table:table-cell office:value-type="float" office:value="19.8897259780805" calcext:value-type="float">
            <text:p>19.8897259780805</text:p>
          </table:table-cell>
          <table:table-cell office:value-type="float" office:value="-88" calcext:value-type="float">
            <text:p>-88</text:p>
          </table:table-cell>
          <table:table-cell office:value-type="float" office:value="-89" calcext:value-type="float">
            <text:p>-89</text:p>
          </table:table-cell>
          <table:table-cell office:value-type="float" office:value="-88.1938473759501" calcext:value-type="float">
            <text:p>-88.1938473759501</text:p>
          </table:table-cell>
          <table:table-cell office:value-type="float" office:value="20.2517043781218" calcext:value-type="float">
            <text:p>20.2517043781218</text:p>
          </table:table-cell>
          <table:table-cell office:value-type="float" office:value="-82" calcext:value-type="float">
            <text:p>-82</text:p>
          </table:table-cell>
          <table:table-cell office:value-type="float" office:value="-83" calcext:value-type="float">
            <text:p>-83</text:p>
          </table:table-cell>
          <table:table-cell office:value-type="float" office:value="-82.7451477195209" calcext:value-type="float">
            <text:p>-82.7451477195209</text:p>
          </table:table-cell>
          <table:table-cell office:value-type="float" office:value="13.3302488619291" calcext:value-type="float">
            <text:p>13.3302488619291</text:p>
          </table:table-cell>
          <table:table-cell office:value-type="float" office:value="-204.341316711531" calcext:value-type="float">
            <text:p>-204.341316711531</text:p>
          </table:table-cell>
          <table:table-cell office:value-type="float" office:value="6.57469578895805" calcext:value-type="float">
            <text:p>6.57469578895805</text:p>
          </table:table-cell>
          <table:table-cell office:value-type="float" office:value="-203.4611310718" calcext:value-type="float">
            <text:p>-203.4611310718</text:p>
          </table:table-cell>
          <table:table-cell table:number-columns-repeated="4"/>
        </table:table-row>
        <table:table-row table:style-name="ro1">
          <table:table-cell office:value-type="float" office:value="33.2" calcext:value-type="float">
            <text:p>33.2</text:p>
          </table:table-cell>
          <table:table-cell office:value-type="float" office:value="17.6844872950644" calcext:value-type="float">
            <text:p>17.6844872950644</text:p>
          </table:table-cell>
          <table:table-cell office:value-type="float" office:value="-88" calcext:value-type="float">
            <text:p>-88</text:p>
          </table:table-cell>
          <table:table-cell office:value-type="float" office:value="-90" calcext:value-type="float">
            <text:p>-90</text:p>
          </table:table-cell>
          <table:table-cell office:value-type="float" office:value="-88.9794319979771" calcext:value-type="float">
            <text:p>-88.9794319979771</text:p>
          </table:table-cell>
          <table:table-cell office:value-type="float" office:value="21.5103626950142" calcext:value-type="float">
            <text:p>21.5103626950142</text:p>
          </table:table-cell>
          <table:table-cell office:value-type="float" office:value="-87" calcext:value-type="float">
            <text:p>-87</text:p>
          </table:table-cell>
          <table:table-cell office:value-type="float" office:value="-89" calcext:value-type="float">
            <text:p>-89</text:p>
          </table:table-cell>
          <table:table-cell office:value-type="float" office:value="-88.5969236879751" calcext:value-type="float">
            <text:p>-88.5969236879751</text:p>
          </table:table-cell>
          <table:table-cell office:value-type="float" office:value="20.8880287352579" calcext:value-type="float">
            <text:p>20.8880287352579</text:p>
          </table:table-cell>
          <table:table-cell office:value-type="float" office:value="-83" calcext:value-type="float">
            <text:p>-83</text:p>
          </table:table-cell>
          <table:table-cell office:value-type="float" office:value="-88" calcext:value-type="float">
            <text:p>-88</text:p>
          </table:table-cell>
          <table:table-cell office:value-type="float" office:value="-85.3725738597604" calcext:value-type="float">
            <text:p>-85.3725738597604</text:p>
          </table:table-cell>
          <table:table-cell office:value-type="float" office:value="16.308691916694" calcext:value-type="float">
            <text:p>16.308691916694</text:p>
          </table:table-cell>
          <table:table-cell office:value-type="float" office:value="-167.499826257512" calcext:value-type="float">
            <text:p>-167.499826257512</text:p>
          </table:table-cell>
          <table:table-cell office:value-type="float" office:value="-12.0236176482253" calcext:value-type="float">
            <text:p>-12.0236176482253</text:p>
          </table:table-cell>
          <table:table-cell office:value-type="float" office:value="-166.585829039359" calcext:value-type="float">
            <text:p>-166.585829039359</text:p>
          </table:table-cell>
          <table:table-cell table:number-columns-repeated="4"/>
        </table:table-row>
        <table:table-row table:style-name="ro1">
          <table:table-cell office:value-type="float" office:value="33.4" calcext:value-type="float">
            <text:p>33.4</text:p>
          </table:table-cell>
          <table:table-cell office:value-type="float" office:value="17.6846461869108" calcext:value-type="float">
            <text:p>17.6846461869108</text:p>
          </table:table-cell>
          <table:table-cell office:value-type="float" office:value="-88" calcext:value-type="float">
            <text:p>-88</text:p>
          </table:table-cell>
          <table:table-cell office:value-type="float" office:value="-91" calcext:value-type="float">
            <text:p>-91</text:p>
          </table:table-cell>
          <table:table-cell office:value-type="float" office:value="-89.9897159989886" calcext:value-type="float">
            <text:p>-89.9897159989886</text:p>
          </table:table-cell>
          <table:table-cell office:value-type="float" office:value="23.2446957799959" calcext:value-type="float">
            <text:p>23.2446957799959</text:p>
          </table:table-cell>
          <table:table-cell table:number-columns-repeated="2" office:value-type="float" office:value="-89" calcext:value-type="float">
            <text:p>-89</text:p>
          </table:table-cell>
          <table:table-cell office:value-type="float" office:value="-88.7984618439875" calcext:value-type="float">
            <text:p>-88.7984618439875</text:p>
          </table:table-cell>
          <table:table-cell office:value-type="float" office:value="21.213649783482" calcext:value-type="float">
            <text:p>21.213649783482</text:p>
          </table:table-cell>
          <table:table-cell office:value-type="float" office:value="-83" calcext:value-type="float">
            <text:p>-83</text:p>
          </table:table-cell>
          <table:table-cell office:value-type="float" office:value="-88" calcext:value-type="float">
            <text:p>-88</text:p>
          </table:table-cell>
          <table:table-cell office:value-type="float" office:value="-86.6862869298802" calcext:value-type="float">
            <text:p>-86.6862869298802</text:p>
          </table:table-cell>
          <table:table-cell office:value-type="float" office:value="18.0388797844592" calcext:value-type="float">
            <text:p>18.0388797844592</text:p>
          </table:table-cell>
          <table:table-cell office:value-type="float" office:value="-156.572517809499" calcext:value-type="float">
            <text:p>-156.572517809499</text:p>
          </table:table-cell>
          <table:table-cell office:value-type="float" office:value="-41.0740658037881" calcext:value-type="float">
            <text:p>-41.0740658037881</text:p>
          </table:table-cell>
          <table:table-cell office:value-type="float" office:value="-160.326865376303" calcext:value-type="float">
            <text:p>-160.326865376303</text:p>
          </table:table-cell>
          <table:table-cell table:number-columns-repeated="4"/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17.6848050800654" calcext:value-type="float">
            <text:p>17.6848050800654</text:p>
          </table:table-cell>
          <table:table-cell office:value-type="float" office:value="-90" calcext:value-type="float">
            <text:p>-90</text:p>
          </table:table-cell>
          <table:table-cell office:value-type="float" office:value="-92" calcext:value-type="float">
            <text:p>-92</text:p>
          </table:table-cell>
          <table:table-cell office:value-type="float" office:value="-90.9948579994943" calcext:value-type="float">
            <text:p>-90.9948579994943</text:p>
          </table:table-cell>
          <table:table-cell office:value-type="float" office:value="25.1089527816271" calcext:value-type="float">
            <text:p>25.1089527816271</text:p>
          </table:table-cell>
          <table:table-cell office:value-type="float" office:value="-89" calcext:value-type="float">
            <text:p>-89</text:p>
          </table:table-cell>
          <table:table-cell office:value-type="float" office:value="-88" calcext:value-type="float">
            <text:p>-88</text:p>
          </table:table-cell>
          <table:table-cell office:value-type="float" office:value="-88.3992309219938" calcext:value-type="float">
            <text:p>-88.3992309219938</text:p>
          </table:table-cell>
          <table:table-cell office:value-type="float" office:value="20.5734770945335" calcext:value-type="float">
            <text:p>20.5734770945335</text:p>
          </table:table-cell>
          <table:table-cell office:value-type="float" office:value="-90" calcext:value-type="float">
            <text:p>-90</text:p>
          </table:table-cell>
          <table:table-cell office:value-type="float" office:value="-88" calcext:value-type="float">
            <text:p>-88</text:p>
          </table:table-cell>
          <table:table-cell office:value-type="float" office:value="-87.3431434649401" calcext:value-type="float">
            <text:p>-87.3431434649401</text:p>
          </table:table-cell>
          <table:table-cell office:value-type="float" office:value="18.9716359437412" calcext:value-type="float">
            <text:p>18.9716359437412</text:p>
          </table:table-cell>
          <table:table-cell office:value-type="float" office:value="-156.902130027257" calcext:value-type="float">
            <text:p>-156.902130027257</text:p>
          </table:table-cell>
          <table:table-cell office:value-type="float" office:value="-94.2079772866745" calcext:value-type="float">
            <text:p>-94.2079772866745</text:p>
          </table:table-cell>
          <table:table-cell office:value-type="float" office:value="-181.552219975755" calcext:value-type="float">
            <text:p>-181.552219975755</text:p>
          </table:table-cell>
          <table:table-cell table:number-columns-repeated="4"/>
        </table:table-row>
        <table:table-row table:style-name="ro1">
          <table:table-cell office:value-type="float" office:value="33.8" calcext:value-type="float">
            <text:p>33.8</text:p>
          </table:table-cell>
          <table:table-cell office:value-type="float" office:value="17.6853029689158" calcext:value-type="float">
            <text:p>17.6853029689158</text:p>
          </table:table-cell>
          <table:table-cell table:number-columns-repeated="2" office:value-type="float" office:value="-92" calcext:value-type="float">
            <text:p>-92</text:p>
          </table:table-cell>
          <table:table-cell office:value-type="float" office:value="-91.4974289997472" calcext:value-type="float">
            <text:p>-91.4974289997472</text:p>
          </table:table-cell>
          <table:table-cell office:value-type="float" office:value="26.0964220009851" calcext:value-type="float">
            <text:p>26.0964220009851</text:p>
          </table:table-cell>
          <table:table-cell office:value-type="float" office:value="-89" calcext:value-type="float">
            <text:p>-89</text:p>
          </table:table-cell>
          <table:table-cell office:value-type="float" office:value="-88" calcext:value-type="float">
            <text:p>-88</text:p>
          </table:table-cell>
          <table:table-cell office:value-type="float" office:value="-88.1996154609969" calcext:value-type="float">
            <text:p>-88.1996154609969</text:p>
          </table:table-cell>
          <table:table-cell office:value-type="float" office:value="20.2606721346055" calcext:value-type="float">
            <text:p>20.2606721346055</text:p>
          </table:table-cell>
          <table:table-cell office:value-type="float" office:value="-92" calcext:value-type="float">
            <text:p>-92</text:p>
          </table:table-cell>
          <table:table-cell office:value-type="float" office:value="-86" calcext:value-type="float">
            <text:p>-86</text:p>
          </table:table-cell>
          <table:table-cell office:value-type="float" office:value="-86.6715717324701" calcext:value-type="float">
            <text:p>-86.6715717324701</text:p>
          </table:table-cell>
          <table:table-cell office:value-type="float" office:value="18.0185175768645" calcext:value-type="float">
            <text:p>18.0185175768645</text:p>
          </table:table-cell>
          <table:table-cell office:value-type="float" office:value="-207.700918241643" calcext:value-type="float">
            <text:p>-207.700918241643</text:p>
          </table:table-cell>
          <table:table-cell office:value-type="float" office:value="-122.997457230689" calcext:value-type="float">
            <text:p>-122.997457230689</text:p>
          </table:table-cell>
          <table:table-cell office:value-type="float" office:value="-240.239901843768" calcext:value-type="float">
            <text:p>-240.239901843768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.6856907371669" calcext:value-type="float">
            <text:p>17.6856907371669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2487144998736" calcext:value-type="float">
            <text:p>-92.2487144998736</text:p>
          </table:table-cell>
          <table:table-cell office:value-type="float" office:value="27.6454597446581" calcext:value-type="float">
            <text:p>27.6454597446581</text:p>
          </table:table-cell>
          <table:table-cell office:value-type="float" office:value="-87" calcext:value-type="float">
            <text:p>-87</text:p>
          </table:table-cell>
          <table:table-cell office:value-type="float" office:value="-88" calcext:value-type="float">
            <text:p>-88</text:p>
          </table:table-cell>
          <table:table-cell office:value-type="float" office:value="-88.0998077304984" calcext:value-type="float">
            <text:p>-88.0998077304984</text:p>
          </table:table-cell>
          <table:table-cell office:value-type="float" office:value="20.1060576906858" calcext:value-type="float">
            <text:p>20.1060576906858</text:p>
          </table:table-cell>
          <table:table-cell office:value-type="float" office:value="-88" calcext:value-type="float">
            <text:p>-88</text:p>
          </table:table-cell>
          <table:table-cell office:value-type="float" office:value="-86" calcext:value-type="float">
            <text:p>-86</text:p>
          </table:table-cell>
          <table:table-cell office:value-type="float" office:value="-86.335785866235" calcext:value-type="float">
            <text:p>-86.335785866235</text:p>
          </table:table-cell>
          <table:table-cell office:value-type="float" office:value="17.5600680887987" calcext:value-type="float">
            <text:p>17.5600680887987</text:p>
          </table:table-cell>
          <table:table-cell office:value-type="float" office:value="-259.750980530978" calcext:value-type="float">
            <text:p>-259.750980530978</text:p>
          </table:table-cell>
          <table:table-cell office:value-type="float" office:value="-163.674494832877" calcext:value-type="float">
            <text:p>-163.674494832877</text:p>
          </table:table-cell>
          <table:table-cell office:value-type="float" office:value="-306.049232274375" calcext:value-type="float">
            <text:p>-306.049232274375</text:p>
          </table:table-cell>
          <table:table-cell table:number-columns-repeated="4"/>
        </table:table-row>
        <table:table-row table:style-name="ro1">
          <table:table-cell office:value-type="float" office:value="34.2" calcext:value-type="float">
            <text:p>34.2</text:p>
          </table:table-cell>
          <table:table-cell office:value-type="float" office:value="17.6865345414885" calcext:value-type="float">
            <text:p>17.6865345414885</text:p>
          </table:table-cell>
          <table:table-cell office:value-type="float" office:value="-91" calcext:value-type="float">
            <text:p>-91</text:p>
          </table:table-cell>
          <table:table-cell office:value-type="float" office:value="-93" calcext:value-type="float">
            <text:p>-93</text:p>
          </table:table-cell>
          <table:table-cell office:value-type="float" office:value="-92.6243572499368" calcext:value-type="float">
            <text:p>-92.6243572499368</text:p>
          </table:table-cell>
          <table:table-cell office:value-type="float" office:value="28.4541254333636" calcext:value-type="float">
            <text:p>28.4541254333636</text:p>
          </table:table-cell>
          <table:table-cell table:number-columns-repeated="2" office:value-type="float" office:value="-88" calcext:value-type="float">
            <text:p>-88</text:p>
          </table:table-cell>
          <table:table-cell office:value-type="float" office:value="-88.0499038652492" calcext:value-type="float">
            <text:p>-88.0499038652492</text:p>
          </table:table-cell>
          <table:table-cell office:value-type="float" office:value="20.0291934966977" calcext:value-type="float">
            <text:p>20.0291934966977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6.1678929331175" calcext:value-type="float">
            <text:p>-86.1678929331175</text:p>
          </table:table-cell>
          <table:table-cell office:value-type="float" office:value="17.3352362381853" calcext:value-type="float">
            <text:p>17.3352362381853</text:p>
          </table:table-cell>
          <table:table-cell office:value-type="float" office:value="-287.303147398827" calcext:value-type="float">
            <text:p>-287.303147398827</text:p>
          </table:table-cell>
          <table:table-cell office:value-type="float" office:value="-185.697573658833" calcext:value-type="float">
            <text:p>-185.697573658833</text:p>
          </table:table-cell>
          <table:table-cell office:value-type="float" office:value="-341.189750711356" calcext:value-type="float">
            <text:p>-341.189750711356</text:p>
          </table:table-cell>
          <table:table-cell table:number-columns-repeated="4"/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17.6871896475666" calcext:value-type="float">
            <text:p>17.6871896475666</text:p>
          </table:table-cell>
          <table:table-cell office:value-type="float" office:value="-92" calcext:value-type="float">
            <text:p>-92</text:p>
          </table:table-cell>
          <table:table-cell office:value-type="float" office:value="-93" calcext:value-type="float">
            <text:p>-93</text:p>
          </table:table-cell>
          <table:table-cell office:value-type="float" office:value="-92.8121786249684" calcext:value-type="float">
            <text:p>-92.8121786249684</text:p>
          </table:table-cell>
          <table:table-cell office:value-type="float" office:value="28.8672859464801" calcext:value-type="float">
            <text:p>28.8672859464801</text:p>
          </table:table-cell>
          <table:table-cell office:value-type="float" office:value="-88" calcext:value-type="float">
            <text:p>-88</text:p>
          </table:table-cell>
          <table:table-cell office:value-type="float" office:value="-89" calcext:value-type="float">
            <text:p>-89</text:p>
          </table:table-cell>
          <table:table-cell office:value-type="float" office:value="-88.5249519326246" calcext:value-type="float">
            <text:p>-88.5249519326246</text:p>
          </table:table-cell>
          <table:table-cell office:value-type="float" office:value="20.7729606177469" calcext:value-type="float">
            <text:p>20.7729606177469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6.0839464665588" calcext:value-type="float">
            <text:p>-86.0839464665588</text:p>
          </table:table-cell>
          <table:table-cell office:value-type="float" office:value="17.2239021228459" calcext:value-type="float">
            <text:p>17.2239021228459</text:p>
          </table:table-cell>
          <table:table-cell office:value-type="float" office:value="-315.194945694084" calcext:value-type="float">
            <text:p>-315.194945694084</text:p>
          </table:table-cell>
          <table:table-cell office:value-type="float" office:value="-182.668320495175" calcext:value-type="float">
            <text:p>-182.668320495175</text:p>
          </table:table-cell>
          <table:table-cell office:value-type="float" office:value="-363.417795875524" calcext:value-type="float">
            <text:p>-363.417795875524</text:p>
          </table:table-cell>
          <table:table-cell table:number-columns-repeated="4"/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17.6880019507211" calcext:value-type="float">
            <text:p>17.6880019507211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9060893124842" calcext:value-type="float">
            <text:p>-92.9060893124842</text:p>
          </table:table-cell>
          <table:table-cell office:value-type="float" office:value="29.0761104831168" calcext:value-type="float">
            <text:p>29.0761104831168</text:p>
          </table:table-cell>
          <table:table-cell office:value-type="float" office:value="-88" calcext:value-type="float">
            <text:p>-88</text:p>
          </table:table-cell>
          <table:table-cell office:value-type="float" office:value="-89" calcext:value-type="float">
            <text:p>-89</text:p>
          </table:table-cell>
          <table:table-cell office:value-type="float" office:value="-88.7624759663123" calcext:value-type="float">
            <text:p>-88.7624759663123</text:p>
          </table:table-cell>
          <table:table-cell office:value-type="float" office:value="21.1551381393599" calcext:value-type="float">
            <text:p>21.1551381393599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6.0419732332794" calcext:value-type="float">
            <text:p>-86.0419732332794</text:p>
          </table:table-cell>
          <table:table-cell office:value-type="float" office:value="17.1685034906769" calcext:value-type="float">
            <text:p>17.1685034906769</text:p>
          </table:table-cell>
          <table:table-cell office:value-type="float" office:value="-329.613368099676" calcext:value-type="float">
            <text:p>-329.613368099676</text:p>
          </table:table-cell>
          <table:table-cell office:value-type="float" office:value="-180.884695968643" calcext:value-type="float">
            <text:p>-180.884695968643</text:p>
          </table:table-cell>
          <table:table-cell office:value-type="float" office:value="-375.109605247135" calcext:value-type="float">
            <text:p>-375.109605247135</text:p>
          </table:table-cell>
          <table:table-cell table:number-columns-repeated="4"/>
        </table:table-row>
        <table:table-row table:style-name="ro1">
          <table:table-cell office:value-type="float" office:value="34.8" calcext:value-type="float">
            <text:p>34.8</text:p>
          </table:table-cell>
          <table:table-cell office:value-type="float" office:value="17.6886100792711" calcext:value-type="float">
            <text:p>17.6886100792711</text:p>
          </table:table-cell>
          <table:table-cell office:value-type="float" office:value="-95" calcext:value-type="float">
            <text:p>-95</text:p>
          </table:table-cell>
          <table:table-cell office:value-type="float" office:value="-93" calcext:value-type="float">
            <text:p>-93</text:p>
          </table:table-cell>
          <table:table-cell office:value-type="float" office:value="-92.9530446562421" calcext:value-type="float">
            <text:p>-92.9530446562421</text:p>
          </table:table-cell>
          <table:table-cell office:value-type="float" office:value="29.1810885552309" calcext:value-type="float">
            <text:p>29.1810885552309</text:p>
          </table:table-cell>
          <table:table-cell office:value-type="float" office:value="-89" calcext:value-type="float">
            <text:p>-89</text:p>
          </table:table-cell>
          <table:table-cell office:value-type="float" office:value="-90" calcext:value-type="float">
            <text:p>-90</text:p>
          </table:table-cell>
          <table:table-cell office:value-type="float" office:value="-89.3812379831562" calcext:value-type="float">
            <text:p>-89.3812379831562</text:p>
          </table:table-cell>
          <table:table-cell office:value-type="float" office:value="22.1840719999571" calcext:value-type="float">
            <text:p>22.1840719999571</text:p>
          </table:table-cell>
          <table:table-cell office:value-type="float" office:value="-86" calcext:value-type="float">
            <text:p>-86</text:p>
          </table:table-cell>
          <table:table-cell office:value-type="float" office:value="-88" calcext:value-type="float">
            <text:p>-88</text:p>
          </table:table-cell>
          <table:table-cell office:value-type="float" office:value="-87.0209866166397" calcext:value-type="float">
            <text:p>-87.0209866166397</text:p>
          </table:table-cell>
          <table:table-cell office:value-type="float" office:value="18.5082867979074" calcext:value-type="float">
            <text:p>18.5082867979074</text:p>
          </table:table-cell>
          <table:table-cell office:value-type="float" office:value="-308.255096712601" calcext:value-type="float">
            <text:p>-308.255096712601</text:p>
          </table:table-cell>
          <table:table-cell office:value-type="float" office:value="-163.394944894977" calcext:value-type="float">
            <text:p>-163.394944894977</text:p>
          </table:table-cell>
          <table:table-cell office:value-type="float" office:value="-347.904840265194" calcext:value-type="float">
            <text:p>-347.90484026519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.6893352603408" calcext:value-type="float">
            <text:p>17.6893352603408</text:p>
          </table:table-cell>
          <table:table-cell office:value-type="float" office:value="-94" calcext:value-type="float">
            <text:p>-94</text:p>
          </table:table-cell>
          <table:table-cell office:value-type="float" office:value="-93" calcext:value-type="float">
            <text:p>-93</text:p>
          </table:table-cell>
          <table:table-cell office:value-type="float" office:value="-92.9765223281211" calcext:value-type="float">
            <text:p>-92.9765223281211</text:p>
          </table:table-cell>
          <table:table-cell office:value-type="float" office:value="29.2337196379668" calcext:value-type="float">
            <text:p>29.2337196379668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89.6906189915781" calcext:value-type="float">
            <text:p>-89.6906189915781</text:p>
          </table:table-cell>
          <table:table-cell office:value-type="float" office:value="22.717156314909" calcext:value-type="float">
            <text:p>22.717156314909</text:p>
          </table:table-cell>
          <table:table-cell office:value-type="float" office:value="-86" calcext:value-type="float">
            <text:p>-86</text:p>
          </table:table-cell>
          <table:table-cell office:value-type="float" office:value="-90" calcext:value-type="float">
            <text:p>-90</text:p>
          </table:table-cell>
          <table:table-cell office:value-type="float" office:value="-88.5104933083198" calcext:value-type="float">
            <text:p>-88.5104933083198</text:p>
          </table:table-cell>
          <table:table-cell office:value-type="float" office:value="20.7499208100427" calcext:value-type="float">
            <text:p>20.7499208100427</text:p>
          </table:table-cell>
          <table:table-cell office:value-type="float" office:value="-240.013095370827" calcext:value-type="float">
            <text:p>-240.013095370827</text:p>
          </table:table-cell>
          <table:table-cell office:value-type="float" office:value="-153.912351288744" calcext:value-type="float">
            <text:p>-153.912351288744</text:p>
          </table:table-cell>
          <table:table-cell office:value-type="float" office:value="-283.903199541999" calcext:value-type="float">
            <text:p>-283.903199541999</text:p>
          </table:table-cell>
          <table:table-cell table:number-columns-repeated="4"/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17.6899520195649" calcext:value-type="float">
            <text:p>17.6899520195649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9882611640605" calcext:value-type="float">
            <text:p>-92.9882611640605</text:p>
          </table:table-cell>
          <table:table-cell office:value-type="float" office:value="29.2600707657226" calcext:value-type="float">
            <text:p>29.2600707657226</text:p>
          </table:table-cell>
          <table:table-cell office:value-type="float" office:value="-91" calcext:value-type="float">
            <text:p>-91</text:p>
          </table:table-cell>
          <table:table-cell office:value-type="float" office:value="-90" calcext:value-type="float">
            <text:p>-90</text:p>
          </table:table-cell>
          <table:table-cell office:value-type="float" office:value="-89.845309495789" calcext:value-type="float">
            <text:p>-89.845309495789</text:p>
          </table:table-cell>
          <table:table-cell office:value-type="float" office:value="22.988483170208" calcext:value-type="float">
            <text:p>22.988483170208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89.2552466541599" calcext:value-type="float">
            <text:p>-89.2552466541599</text:p>
          </table:table-cell>
          <table:table-cell office:value-type="float" office:value="21.9705816771971" calcext:value-type="float">
            <text:p>21.9705816771971</text:p>
          </table:table-cell>
          <table:table-cell office:value-type="float" office:value="-198.674777809699" calcext:value-type="float">
            <text:p>-198.674777809699</text:p>
          </table:table-cell>
          <table:table-cell office:value-type="float" office:value="-148.976083067344" calcext:value-type="float">
            <text:p>-148.976083067344</text:p>
          </table:table-cell>
          <table:table-cell office:value-type="float" office:value="-246.910093858061" calcext:value-type="float">
            <text:p>-246.910093858061</text:p>
          </table:table-cell>
          <table:table-cell table:number-columns-repeated="4"/>
        </table:table-row>
        <table:table-row table:style-name="ro1">
          <table:table-cell office:value-type="float" office:value="35.4" calcext:value-type="float">
            <text:p>35.4</text:p>
          </table:table-cell>
          <table:table-cell office:value-type="float" office:value="17.6906072324551" calcext:value-type="float">
            <text:p>17.6906072324551</text:p>
          </table:table-cell>
          <table:table-cell office:value-type="float" office:value="-92" calcext:value-type="float">
            <text:p>-92</text:p>
          </table:table-cell>
          <table:table-cell office:value-type="float" office:value="-93" calcext:value-type="float">
            <text:p>-93</text:p>
          </table:table-cell>
          <table:table-cell office:value-type="float" office:value="-92.9941305820303" calcext:value-type="float">
            <text:p>-92.9941305820303</text:p>
          </table:table-cell>
          <table:table-cell office:value-type="float" office:value="29.273255235553" calcext:value-type="float">
            <text:p>29.273255235553</text:p>
          </table:table-cell>
          <table:table-cell office:value-type="float" office:value="-86" calcext:value-type="float">
            <text:p>-86</text:p>
          </table:table-cell>
          <table:table-cell office:value-type="float" office:value="-90" calcext:value-type="float">
            <text:p>-90</text:p>
          </table:table-cell>
          <table:table-cell office:value-type="float" office:value="-89.9226547478945" calcext:value-type="float">
            <text:p>-89.9226547478945</text:p>
          </table:table-cell>
          <table:table-cell office:value-type="float" office:value="23.1253594318079" calcext:value-type="float">
            <text:p>23.1253594318079</text:p>
          </table:table-cell>
          <table:table-cell office:value-type="float" office:value="-91" calcext:value-type="float">
            <text:p>-91</text:p>
          </table:table-cell>
          <table:table-cell office:value-type="float" office:value="-89" calcext:value-type="float">
            <text:p>-89</text:p>
          </table:table-cell>
          <table:table-cell office:value-type="float" office:value="-89.12762332708" calcext:value-type="float">
            <text:p>-89.12762332708</text:p>
          </table:table-cell>
          <table:table-cell office:value-type="float" office:value="21.7564205064924" calcext:value-type="float">
            <text:p>21.7564205064924</text:p>
          </table:table-cell>
          <table:table-cell office:value-type="float" office:value="-210.270542670321" calcext:value-type="float">
            <text:p>-210.270542670321</text:p>
          </table:table-cell>
          <table:table-cell office:value-type="float" office:value="-146.457828743421" calcext:value-type="float">
            <text:p>-146.457828743421</text:p>
          </table:table-cell>
          <table:table-cell office:value-type="float" office:value="-254.871065020955" calcext:value-type="float">
            <text:p>-254.871065020955</text:p>
          </table:table-cell>
          <table:table-cell table:number-columns-repeated="4"/>
        </table:table-row>
        <table:table-row table:style-name="ro1">
          <table:table-cell office:value-type="float" office:value="35.6" calcext:value-type="float">
            <text:p>35.6</text:p>
          </table:table-cell>
          <table:table-cell office:value-type="float" office:value="17.6910403728231" calcext:value-type="float">
            <text:p>17.6910403728231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9970652910151" calcext:value-type="float">
            <text:p>-92.9970652910151</text:p>
          </table:table-cell>
          <table:table-cell office:value-type="float" office:value="29.2798496981268" calcext:value-type="float">
            <text:p>29.2798496981268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89.9613273739473" calcext:value-type="float">
            <text:p>-89.9613273739473</text:p>
          </table:table-cell>
          <table:table-cell office:value-type="float" office:value="23.1941028768012" calcext:value-type="float">
            <text:p>23.1941028768012</text:p>
          </table:table-cell>
          <table:table-cell table:number-columns-repeated="2" office:value-type="float" office:value="-88" calcext:value-type="float">
            <text:p>-88</text:p>
          </table:table-cell>
          <table:table-cell office:value-type="float" office:value="-88.56381166354" calcext:value-type="float">
            <text:p>-88.56381166354</text:p>
          </table:table-cell>
          <table:table-cell office:value-type="float" office:value="20.8350104260162" calcext:value-type="float">
            <text:p>20.8350104260162</text:p>
          </table:table-cell>
          <table:table-cell office:value-type="float" office:value="-247.500548708782" calcext:value-type="float">
            <text:p>-247.500548708782</text:p>
          </table:table-cell>
          <table:table-cell office:value-type="float" office:value="-145.1859954933" calcext:value-type="float">
            <text:p>-145.1859954933</text:p>
          </table:table-cell>
          <table:table-cell office:value-type="float" office:value="-285.708678789247" calcext:value-type="float">
            <text:p>-285.708678789247</text:p>
          </table:table-cell>
          <table:table-cell table:number-columns-repeated="4"/>
        </table:table-row>
        <table:table-row table:style-name="ro1">
          <table:table-cell office:value-type="float" office:value="35.8" calcext:value-type="float">
            <text:p>35.8</text:p>
          </table:table-cell>
          <table:table-cell office:value-type="float" office:value="17.691206137213" calcext:value-type="float">
            <text:p>17.691206137213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9985326455076" calcext:value-type="float">
            <text:p>-92.9985326455076</text:p>
          </table:table-cell>
          <table:table-cell office:value-type="float" office:value="29.2831474864747" calcext:value-type="float">
            <text:p>29.2831474864747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89.9806636869736" calcext:value-type="float">
            <text:p>-89.9806636869736</text:p>
          </table:table-cell>
          <table:table-cell office:value-type="float" office:value="23.2285511925271" calcext:value-type="float">
            <text:p>23.2285511925271</text:p>
          </table:table-cell>
          <table:table-cell office:value-type="float" office:value="-90" calcext:value-type="float">
            <text:p>-90</text:p>
          </table:table-cell>
          <table:table-cell office:value-type="float" office:value="-89" calcext:value-type="float">
            <text:p>-89</text:p>
          </table:table-cell>
          <table:table-cell office:value-type="float" office:value="-88.78190583177" calcext:value-type="float">
            <text:p>-88.78190583177</text:p>
          </table:table-cell>
          <table:table-cell office:value-type="float" office:value="21.1867102753083" calcext:value-type="float">
            <text:p>21.1867102753083</text:p>
          </table:table-cell>
          <table:table-cell office:value-type="float" office:value="-234.84489011376" calcext:value-type="float">
            <text:p>-234.84489011376</text:p>
          </table:table-cell>
          <table:table-cell office:value-type="float" office:value="-144.546880095808" calcext:value-type="float">
            <text:p>-144.546880095808</text:p>
          </table:table-cell>
          <table:table-cell office:value-type="float" office:value="-274.479542746925" calcext:value-type="float">
            <text:p>-274.47954274692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7.6919571104104" calcext:value-type="float">
            <text:p>17.6919571104104</text:p>
          </table:table-cell>
          <table:table-cell table:number-columns-repeated="2" office:value-type="float" office:value="-94" calcext:value-type="float">
            <text:p>-94</text:p>
          </table:table-cell>
          <table:table-cell office:value-type="float" office:value="-93.4992663227538" calcext:value-type="float">
            <text:p>-93.4992663227538</text:p>
          </table:table-cell>
          <table:table-cell office:value-type="float" office:value="30.4304852271361" calcext:value-type="float">
            <text:p>30.4304852271361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89.9903318434868" calcext:value-type="float">
            <text:p>-89.9903318434868</text:p>
          </table:table-cell>
          <table:table-cell office:value-type="float" office:value="23.2457945318746" calcext:value-type="float">
            <text:p>23.2457945318746</text:p>
          </table:table-cell>
          <table:table-cell table:number-columns-repeated="2" office:value-type="float" office:value="-89" calcext:value-type="float">
            <text:p>-89</text:p>
          </table:table-cell>
          <table:table-cell office:value-type="float" office:value="-88.890952915885" calcext:value-type="float">
            <text:p>-88.890952915885</text:p>
          </table:table-cell>
          <table:table-cell office:value-type="float" office:value="21.36478026678" calcext:value-type="float">
            <text:p>21.36478026678</text:p>
          </table:table-cell>
          <table:table-cell office:value-type="float" office:value="-261.141290592602" calcext:value-type="float">
            <text:p>-261.141290592602</text:p>
          </table:table-cell>
          <table:table-cell office:value-type="float" office:value="-175.324303518553" calcext:value-type="float">
            <text:p>-175.324303518553</text:p>
          </table:table-cell>
          <table:table-cell office:value-type="float" office:value="-313.352801648774" calcext:value-type="float">
            <text:p>-313.352801648774</text:p>
          </table:table-cell>
          <table:table-cell table:number-columns-repeated="4"/>
        </table:table-row>
        <table:table-row table:style-name="ro1">
          <table:table-cell office:value-type="float" office:value="36.2" calcext:value-type="float">
            <text:p>36.2</text:p>
          </table:table-cell>
          <table:table-cell office:value-type="float" office:value="17.6922638990424" calcext:value-type="float">
            <text:p>17.6922638990424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4.2496331613769" calcext:value-type="float">
            <text:p>-94.2496331613769</text:p>
          </table:table-cell>
          <table:table-cell office:value-type="float" office:value="32.2345124148835" calcext:value-type="float">
            <text:p>32.2345124148835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89.9951659217434" calcext:value-type="float">
            <text:p>-89.9951659217434</text:p>
          </table:table-cell>
          <table:table-cell office:value-type="float" office:value="23.2544210010724" calcext:value-type="float">
            <text:p>23.2544210010724</text:p>
          </table:table-cell>
          <table:table-cell office:value-type="float" office:value="-88" calcext:value-type="float">
            <text:p>-88</text:p>
          </table:table-cell>
          <table:table-cell office:value-type="float" office:value="-89" calcext:value-type="float">
            <text:p>-89</text:p>
          </table:table-cell>
          <table:table-cell office:value-type="float" office:value="-88.9454764579425" calcext:value-type="float">
            <text:p>-88.9454764579425</text:p>
          </table:table-cell>
          <table:table-cell office:value-type="float" office:value="21.4543757195728" calcext:value-type="float">
            <text:p>21.4543757195728</text:p>
          </table:table-cell>
          <table:table-cell office:value-type="float" office:value="-312.014989474271" calcext:value-type="float">
            <text:p>-312.014989474271</text:p>
          </table:table-cell>
          <table:table-cell office:value-type="float" office:value="-226.528042968253" calcext:value-type="float">
            <text:p>-226.528042968253</text:p>
          </table:table-cell>
          <table:table-cell office:value-type="float" office:value="-384.532318123871" calcext:value-type="float">
            <text:p>-384.532318123871</text:p>
          </table:table-cell>
          <table:table-cell table:number-columns-repeated="4"/>
        </table:table-row>
        <table:table-row table:style-name="ro1">
          <table:table-cell office:value-type="float" office:value="36.4" calcext:value-type="float">
            <text:p>36.4</text:p>
          </table:table-cell>
          <table:table-cell office:value-type="float" office:value="17.6924220766867" calcext:value-type="float">
            <text:p>17.6924220766867</text:p>
          </table:table-cell>
          <table:table-cell office:value-type="float" office:value="-100" calcext:value-type="float">
            <text:p>-100</text:p>
          </table:table-cell>
          <table:table-cell office:value-type="float" office:value="-95" calcext:value-type="float">
            <text:p>-95</text:p>
          </table:table-cell>
          <table:table-cell office:value-type="float" office:value="-94.6248165806884" calcext:value-type="float">
            <text:p>-94.6248165806884</text:p>
          </table:table-cell>
          <table:table-cell office:value-type="float" office:value="33.1762442215534" calcext:value-type="float">
            <text:p>33.1762442215534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89.9975829608717" calcext:value-type="float">
            <text:p>-89.9975829608717</text:p>
          </table:table-cell>
          <table:table-cell office:value-type="float" office:value="23.2587354360719" calcext:value-type="float">
            <text:p>23.2587354360719</text:p>
          </table:table-cell>
          <table:table-cell office:value-type="float" office:value="-88" calcext:value-type="float">
            <text:p>-88</text:p>
          </table:table-cell>
          <table:table-cell office:value-type="float" office:value="-89" calcext:value-type="float">
            <text:p>-89</text:p>
          </table:table-cell>
          <table:table-cell office:value-type="float" office:value="-88.9727382289713" calcext:value-type="float">
            <text:p>-88.9727382289713</text:p>
          </table:table-cell>
          <table:table-cell office:value-type="float" office:value="21.4993142456278" calcext:value-type="float">
            <text:p>21.4993142456278</text:p>
          </table:table-cell>
          <table:table-cell office:value-type="float" office:value="-339.873415673345" calcext:value-type="float">
            <text:p>-339.873415673345</text:p>
          </table:table-cell>
          <table:table-cell office:value-type="float" office:value="-254.436548437713" calcext:value-type="float">
            <text:p>-254.436548437713</text:p>
          </table:table-cell>
          <table:table-cell office:value-type="float" office:value="-423.575397175155" calcext:value-type="float">
            <text:p>-423.575397175155</text:p>
          </table:table-cell>
          <table:table-cell table:number-columns-repeated="4"/>
        </table:table-row>
        <table:table-row table:style-name="ro1">
          <table:table-cell office:value-type="float" office:value="36.6" calcext:value-type="float">
            <text:p>36.6</text:p>
          </table:table-cell>
          <table:table-cell office:value-type="float" office:value="17.6931551585828" calcext:value-type="float">
            <text:p>17.6931551585828</text:p>
          </table:table-cell>
          <table:table-cell office:value-type="float" office:value="-100" calcext:value-type="float">
            <text:p>-100</text:p>
          </table:table-cell>
          <table:table-cell office:value-type="float" office:value="-95" calcext:value-type="float">
            <text:p>-95</text:p>
          </table:table-cell>
          <table:table-cell office:value-type="float" office:value="-94.8124082903442" calcext:value-type="float">
            <text:p>-94.8124082903442</text:p>
          </table:table-cell>
          <table:table-cell office:value-type="float" office:value="33.6573776971311" calcext:value-type="float">
            <text:p>33.6573776971311</text:p>
          </table:table-cell>
          <table:table-cell office:value-type="float" office:value="-89" calcext:value-type="float">
            <text:p>-89</text:p>
          </table:table-cell>
          <table:table-cell office:value-type="float" office:value="-90" calcext:value-type="float">
            <text:p>-90</text:p>
          </table:table-cell>
          <table:table-cell office:value-type="float" office:value="-89.9987914804359" calcext:value-type="float">
            <text:p>-89.9987914804359</text:p>
          </table:table-cell>
          <table:table-cell office:value-type="float" office:value="23.2608929537367" calcext:value-type="float">
            <text:p>23.2608929537367</text:p>
          </table:table-cell>
          <table:table-cell table:number-columns-repeated="2" office:value-type="float" office:value="-89" calcext:value-type="float">
            <text:p>-89</text:p>
          </table:table-cell>
          <table:table-cell office:value-type="float" office:value="-88.9863691144856" calcext:value-type="float">
            <text:p>-88.9863691144856</text:p>
          </table:table-cell>
          <table:table-cell office:value-type="float" office:value="21.5218187945808" calcext:value-type="float">
            <text:p>21.5218187945808</text:p>
          </table:table-cell>
          <table:table-cell office:value-type="float" office:value="-354.449961382404" calcext:value-type="float">
            <text:p>-354.449961382404</text:p>
          </table:table-cell>
          <table:table-cell office:value-type="float" office:value="-269.007242019155" calcext:value-type="float">
            <text:p>-269.007242019155</text:p>
          </table:table-cell>
          <table:table-cell office:value-type="float" office:value="-444.012263615536" calcext:value-type="float">
            <text:p>-444.012263615536</text:p>
          </table:table-cell>
          <table:table-cell table:number-columns-repeated="4"/>
        </table:table-row>
        <table:table-row table:style-name="ro1">
          <table:table-cell office:value-type="float" office:value="36.8" calcext:value-type="float">
            <text:p>36.8</text:p>
          </table:table-cell>
          <table:table-cell office:value-type="float" office:value="17.6936984773579" calcext:value-type="float">
            <text:p>17.6936984773579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4.9062041451721" calcext:value-type="float">
            <text:p>-94.9062041451721</text:p>
          </table:table-cell>
          <table:table-cell office:value-type="float" office:value="33.9005547317343" calcext:value-type="float">
            <text:p>33.9005547317343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89.9993957402179" calcext:value-type="float">
            <text:p>-89.9993957402179</text:p>
          </table:table-cell>
          <table:table-cell office:value-type="float" office:value="23.2619717876184" calcext:value-type="float">
            <text:p>23.2619717876184</text:p>
          </table:table-cell>
          <table:table-cell table:number-columns-repeated="2" office:value-type="float" office:value="-89" calcext:value-type="float">
            <text:p>-89</text:p>
          </table:table-cell>
          <table:table-cell office:value-type="float" office:value="-88.9931845572428" calcext:value-type="float">
            <text:p>-88.9931845572428</text:p>
          </table:table-cell>
          <table:table-cell office:value-type="float" office:value="21.5330799013112" calcext:value-type="float">
            <text:p>21.5330799013112</text:p>
          </table:table-cell>
          <table:table-cell office:value-type="float" office:value="-361.90559815063" calcext:value-type="float">
            <text:p>-361.90559815063</text:p>
          </table:table-cell>
          <table:table-cell office:value-type="float" office:value="-276.451945305161" calcext:value-type="float">
            <text:p>-276.451945305161</text:p>
          </table:table-cell>
          <table:table-cell office:value-type="float" office:value="-454.46658056206" calcext:value-type="float">
            <text:p>-454.46658056206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.6941162039377" calcext:value-type="float">
            <text:p>17.6941162039377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4.9531020725861" calcext:value-type="float">
            <text:p>-94.9531020725861</text:p>
          </table:table-cell>
          <table:table-cell office:value-type="float" office:value="34.0228013222865" calcext:value-type="float">
            <text:p>34.0228013222865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89.999697870109" calcext:value-type="float">
            <text:p>-89.999697870109</text:p>
          </table:table-cell>
          <table:table-cell office:value-type="float" office:value="23.2625112233227" calcext:value-type="float">
            <text:p>23.2625112233227</text:p>
          </table:table-cell>
          <table:table-cell table:number-columns-repeated="2" office:value-type="float" office:value="-89" calcext:value-type="float">
            <text:p>-89</text:p>
          </table:table-cell>
          <table:table-cell office:value-type="float" office:value="-88.9965922786214" calcext:value-type="float">
            <text:p>-88.9965922786214</text:p>
          </table:table-cell>
          <table:table-cell office:value-type="float" office:value="21.5387126640877" calcext:value-type="float">
            <text:p>21.5387126640877</text:p>
          </table:table-cell>
          <table:table-cell office:value-type="float" office:value="-365.675967702743" calcext:value-type="float">
            <text:p>-365.675967702743</text:p>
          </table:table-cell>
          <table:table-cell office:value-type="float" office:value="-280.214809727528" calcext:value-type="float">
            <text:p>-280.214809727528</text:p>
          </table:table-cell>
          <table:table-cell office:value-type="float" office:value="-459.753625040927" calcext:value-type="float">
            <text:p>-459.753625040927</text:p>
          </table:table-cell>
          <table:table-cell table:number-columns-repeated="4"/>
        </table:table-row>
        <table:table-row table:style-name="ro1">
          <table:table-cell office:value-type="float" office:value="37.2" calcext:value-type="float">
            <text:p>37.2</text:p>
          </table:table-cell>
          <table:table-cell office:value-type="float" office:value="17.6944937852753" calcext:value-type="float">
            <text:p>17.6944937852753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4.976551036293" calcext:value-type="float">
            <text:p>-94.976551036293</text:p>
          </table:table-cell>
          <table:table-cell office:value-type="float" office:value="34.0840898279062" calcext:value-type="float">
            <text:p>34.0840898279062</text:p>
          </table:table-cell>
          <table:table-cell office:value-type="float" office:value="-89" calcext:value-type="float">
            <text:p>-89</text:p>
          </table:table-cell>
          <table:table-cell office:value-type="float" office:value="-90" calcext:value-type="float">
            <text:p>-90</text:p>
          </table:table-cell>
          <table:table-cell office:value-type="float" office:value="-89.9998489350545" calcext:value-type="float">
            <text:p>-89.9998489350545</text:p>
          </table:table-cell>
          <table:table-cell office:value-type="float" office:value="23.2627809458658" calcext:value-type="float">
            <text:p>23.2627809458658</text:p>
          </table:table-cell>
          <table:table-cell table:number-columns-repeated="2" office:value-type="float" office:value="-89" calcext:value-type="float">
            <text:p>-89</text:p>
          </table:table-cell>
          <table:table-cell office:value-type="float" office:value="-88.9982961393107" calcext:value-type="float">
            <text:p>-88.9982961393107</text:p>
          </table:table-cell>
          <table:table-cell office:value-type="float" office:value="21.5415295979973" calcext:value-type="float">
            <text:p>21.5415295979973</text:p>
          </table:table-cell>
          <table:table-cell office:value-type="float" office:value="-367.571880248736" calcext:value-type="float">
            <text:p>-367.571880248736</text:p>
          </table:table-cell>
          <table:table-cell office:value-type="float" office:value="-282.106455482472" calcext:value-type="float">
            <text:p>-282.106455482472</text:p>
          </table:table-cell>
          <table:table-cell office:value-type="float" office:value="-462.41223524987" calcext:value-type="float">
            <text:p>-462.41223524987</text:p>
          </table:table-cell>
          <table:table-cell table:number-columns-repeated="4"/>
        </table:table-row>
        <table:table-row table:style-name="ro1">
          <table:table-cell office:value-type="float" office:value="37.4" calcext:value-type="float">
            <text:p>37.4</text:p>
          </table:table-cell>
          <table:table-cell office:value-type="float" office:value="17.6950687414233" calcext:value-type="float">
            <text:p>17.6950687414233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4.9882755181465" calcext:value-type="float">
            <text:p>-94.9882755181465</text:p>
          </table:table-cell>
          <table:table-cell office:value-type="float" office:value="34.114775470098" calcext:value-type="float">
            <text:p>34.114775470098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89.9999244675272" calcext:value-type="float">
            <text:p>-89.9999244675272</text:p>
          </table:table-cell>
          <table:table-cell office:value-type="float" office:value="23.2629158083101" calcext:value-type="float">
            <text:p>23.2629158083101</text:p>
          </table:table-cell>
          <table:table-cell table:number-columns-repeated="2" office:value-type="float" office:value="-89" calcext:value-type="float">
            <text:p>-89</text:p>
          </table:table-cell>
          <table:table-cell office:value-type="float" office:value="-88.9991480696554" calcext:value-type="float">
            <text:p>-88.9991480696554</text:p>
          </table:table-cell>
          <table:table-cell office:value-type="float" office:value="21.5429382031036" calcext:value-type="float">
            <text:p>21.5429382031036</text:p>
          </table:table-cell>
          <table:table-cell office:value-type="float" office:value="-368.522529787566" calcext:value-type="float">
            <text:p>-368.522529787566</text:p>
          </table:table-cell>
          <table:table-cell office:value-type="float" office:value="-283.054842486671" calcext:value-type="float">
            <text:p>-283.054842486671</text:p>
          </table:table-cell>
          <table:table-cell office:value-type="float" office:value="-463.745327035209" calcext:value-type="float">
            <text:p>-463.745327035209</text:p>
          </table:table-cell>
          <table:table-cell table:number-columns-repeated="4"/>
        </table:table-row>
        <table:table-row table:style-name="ro1">
          <table:table-cell office:value-type="float" office:value="37.6" calcext:value-type="float">
            <text:p>37.6</text:p>
          </table:table-cell>
          <table:table-cell office:value-type="float" office:value="17.6955967190448" calcext:value-type="float">
            <text:p>17.6955967190448</text:p>
          </table:table-cell>
          <table:table-cell table:number-columns-repeated="2" office:value-type="float" office:value="-94" calcext:value-type="float">
            <text:p>-94</text:p>
          </table:table-cell>
          <table:table-cell office:value-type="float" office:value="-94.4941377590733" calcext:value-type="float">
            <text:p>-94.4941377590733</text:p>
          </table:table-cell>
          <table:table-cell office:value-type="float" office:value="32.8451506848045" calcext:value-type="float">
            <text:p>32.8451506848045</text:p>
          </table:table-cell>
          <table:table-cell office:value-type="float" office:value="-90" calcext:value-type="float">
            <text:p>-90</text:p>
          </table:table-cell>
          <table:table-cell office:value-type="float" office:value="-89" calcext:value-type="float">
            <text:p>-89</text:p>
          </table:table-cell>
          <table:table-cell office:value-type="float" office:value="-89.4999622337636" calcext:value-type="float">
            <text:p>-89.4999622337636</text:p>
          </table:table-cell>
          <table:table-cell office:value-type="float" office:value="22.3871464927343" calcext:value-type="float">
            <text:p>22.3871464927343</text:p>
          </table:table-cell>
          <table:table-cell office:value-type="float" office:value="-89" calcext:value-type="float">
            <text:p>-89</text:p>
          </table:table-cell>
          <table:table-cell office:value-type="float" office:value="-88" calcext:value-type="float">
            <text:p>-88</text:p>
          </table:table-cell>
          <table:table-cell office:value-type="float" office:value="-88.4995740348277" calcext:value-type="float">
            <text:p>-88.4995740348277</text:p>
          </table:table-cell>
          <table:table-cell office:value-type="float" office:value="20.7325378934553" calcext:value-type="float">
            <text:p>20.7325378934553</text:p>
          </table:table-cell>
          <table:table-cell office:value-type="float" office:value="-341.736509079138" calcext:value-type="float">
            <text:p>-341.736509079138</text:p>
          </table:table-cell>
          <table:table-cell office:value-type="float" office:value="-262.584361554712" calcext:value-type="float">
            <text:p>-262.584361554712</text:p>
          </table:table-cell>
          <table:table-cell office:value-type="float" office:value="-430.033653082176" calcext:value-type="float">
            <text:p>-430.033653082176</text:p>
          </table:table-cell>
          <table:table-cell table:number-columns-repeated="4"/>
        </table:table-row>
        <table:table-row table:style-name="ro1">
          <table:table-cell office:value-type="float" office:value="37.8" calcext:value-type="float">
            <text:p>37.8</text:p>
          </table:table-cell>
          <table:table-cell office:value-type="float" office:value="17.6962033287075" calcext:value-type="float">
            <text:p>17.6962033287075</text:p>
          </table:table-cell>
          <table:table-cell office:value-type="float" office:value="-95" calcext:value-type="float">
            <text:p>-95</text:p>
          </table:table-cell>
          <table:table-cell office:value-type="float" office:value="-101" calcext:value-type="float">
            <text:p>-101</text:p>
          </table:table-cell>
          <table:table-cell office:value-type="float" office:value="-97.7470688795366" calcext:value-type="float">
            <text:p>-97.7470688795366</text:p>
          </table:table-cell>
          <table:table-cell office:value-type="float" office:value="42.1601644273868" calcext:value-type="float">
            <text:p>42.1601644273868</text:p>
          </table:table-cell>
          <table:table-cell office:value-type="float" office:value="-90" calcext:value-type="float">
            <text:p>-90</text:p>
          </table:table-cell>
          <table:table-cell office:value-type="float" office:value="-89" calcext:value-type="float">
            <text:p>-89</text:p>
          </table:table-cell>
          <table:table-cell office:value-type="float" office:value="-89.2499811168818" calcext:value-type="float">
            <text:p>-89.2499811168818</text:p>
          </table:table-cell>
          <table:table-cell office:value-type="float" office:value="21.9617041722113" calcext:value-type="float">
            <text:p>21.9617041722113</text:p>
          </table:table-cell>
          <table:table-cell office:value-type="float" office:value="-89" calcext:value-type="float">
            <text:p>-89</text:p>
          </table:table-cell>
          <table:table-cell office:value-type="float" office:value="-88" calcext:value-type="float">
            <text:p>-88</text:p>
          </table:table-cell>
          <table:table-cell office:value-type="float" office:value="-88.2497870174138" calcext:value-type="float">
            <text:p>-88.2497870174138</text:p>
          </table:table-cell>
          <table:table-cell office:value-type="float" office:value="20.3388425315886" calcext:value-type="float">
            <text:p>20.3388425315886</text:p>
          </table:table-cell>
          <table:table-cell office:value-type="float" office:value="-683.229972260556" calcext:value-type="float">
            <text:p>-683.229972260556</text:p>
          </table:table-cell>
          <table:table-cell office:value-type="float" office:value="-588.740461089348" calcext:value-type="float">
            <text:p>-588.740461089348</text:p>
          </table:table-cell>
          <table:table-cell office:value-type="float" office:value="-901.251133998646" calcext:value-type="float">
            <text:p>-901.251133998646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.6967313609132" calcext:value-type="float">
            <text:p>17.6967313609132</text:p>
          </table:table-cell>
          <table:table-cell office:value-type="float" office:value="-99" calcext:value-type="float">
            <text:p>-99</text:p>
          </table:table-cell>
          <table:table-cell office:value-type="float" office:value="-101" calcext:value-type="float">
            <text:p>-101</text:p>
          </table:table-cell>
          <table:table-cell office:value-type="float" office:value="-99.3735344397683" calcext:value-type="float">
            <text:p>-99.3735344397683</text:p>
          </table:table-cell>
          <table:table-cell office:value-type="float" office:value="47.76588345492" calcext:value-type="float">
            <text:p>47.76588345492</text:p>
          </table:table-cell>
          <table:table-cell table:number-columns-repeated="2" office:value-type="float" office:value="-89" calcext:value-type="float">
            <text:p>-89</text:p>
          </table:table-cell>
          <table:table-cell office:value-type="float" office:value="-89.1249905584409" calcext:value-type="float">
            <text:p>-89.1249905584409</text:p>
          </table:table-cell>
          <table:table-cell office:value-type="float" office:value="21.7520245772273" calcext:value-type="float">
            <text:p>21.7520245772273</text:p>
          </table:table-cell>
          <table:table-cell table:number-columns-repeated="2" office:value-type="float" office:value="-88" calcext:value-type="float">
            <text:p>-88</text:p>
          </table:table-cell>
          <table:table-cell office:value-type="float" office:value="-88.1248935087069" calcext:value-type="float">
            <text:p>-88.1248935087069</text:p>
          </table:table-cell>
          <table:table-cell office:value-type="float" office:value="20.1448072796353" calcext:value-type="float">
            <text:p>20.1448072796353</text:p>
          </table:table-cell>
          <table:table-cell office:value-type="float" office:value="-928.066845119109" calcext:value-type="float">
            <text:p>-928.066845119109</text:p>
          </table:table-cell>
          <table:table-cell office:value-type="float" office:value="-822.043204100317" calcext:value-type="float">
            <text:p>-822.043204100317</text:p>
          </table:table-cell>
          <table:table-cell office:value-type="float" office:value="-1239.2080996051" calcext:value-type="float">
            <text:p>-1239.208099605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6-29T14:16:03.828186280</dc:date>
    <meta:editing-duration>PT8M3S</meta:editing-duration>
    <meta:editing-cycles>1</meta:editing-cycles>
    <meta:document-statistic meta:table-count="1" meta:cell-count="18856" meta:object-count="0"/>
    <meta:generator>LibreOffice/6.4.7.2$Linux_X86_64 LibreOffice_project/40$Build-2</meta:generator>
  </office:meta>
</office:document-meta>
</file>